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952.19pt" svg:height="126.48pt" svg:x="452.66pt" svg:y="154.35pt">
            <loext:p draw:notify-on-update-of-ranges="Sheet1.B1:Sheet1.B1 Sheet1.B2:Sheet1.B1362 Sheet1.C1:Sheet1.C1 Sheet1.C2:Sheet1.C136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ec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esc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m/s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496" calcext:value-type="float">
            <text:p>1496</text:p>
          </table:table-cell>
          <table:table-cell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96" calcext:value-type="float">
            <text:p>1496</text:p>
          </table:table-cell>
          <table:table-cell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999999999999" calcext:value-type="float">
            <text:p>-0.01</text:p>
          </table:table-cell>
          <table:table-cell office:value-type="float" office:value="1495" calcext:value-type="float">
            <text:p>1495</text:p>
          </table:table-cell>
          <table:table-cell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99999999999" calcext:value-type="float">
            <text:p>0.01</text:p>
          </table:table-cell>
          <table:table-cell office:value-type="float" office:value="1494" calcext:value-type="float">
            <text:p>1494</text:p>
          </table:table-cell>
          <table:table-cell office:value-type="float" office:value="1461" calcext:value-type="float">
            <text:p>1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99999999999" calcext:value-type="float">
            <text:p>0.01</text:p>
          </table:table-cell>
          <table:table-cell office:value-type="float" office:value="1494" calcext:value-type="float">
            <text:p>1494</text:p>
          </table:table-cell>
          <table:table-cell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999999999999" calcext:value-type="float">
            <text:p>-0.01</text:p>
          </table:table-cell>
          <table:table-cell office:value-type="float" office:value="1495" calcext:value-type="float">
            <text:p>1495</text:p>
          </table:table-cell>
          <table:table-cell office:value-type="float" office:value="1463" calcext:value-type="float">
            <text:p>1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999999999999" calcext:value-type="float">
            <text:p>-0.01</text:p>
          </table:table-cell>
          <table:table-cell office:value-type="float" office:value="1494" calcext:value-type="float">
            <text:p>1494</text:p>
          </table:table-cell>
          <table:table-cell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999999999999" calcext:value-type="float">
            <text:p>-0.01</text:p>
          </table:table-cell>
          <table:table-cell office:value-type="float" office:value="1494" calcext:value-type="float">
            <text:p>1494</text:p>
          </table:table-cell>
          <table:table-cell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999999999999" calcext:value-type="float">
            <text:p>-0.01</text:p>
          </table:table-cell>
          <table:table-cell office:value-type="float" office:value="1494" calcext:value-type="float">
            <text:p>1494</text:p>
          </table:table-cell>
          <table:table-cell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999999999999" calcext:value-type="float">
            <text:p>-0.01</text:p>
          </table:table-cell>
          <table:table-cell office:value-type="float" office:value="1495" calcext:value-type="float">
            <text:p>1495</text:p>
          </table:table-cell>
          <table:table-cell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999999999999" calcext:value-type="float">
            <text:p>-0.01</text:p>
          </table:table-cell>
          <table:table-cell office:value-type="float" office:value="1494" calcext:value-type="float">
            <text:p>1494</text:p>
          </table:table-cell>
          <table:table-cell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1494" calcext:value-type="float">
            <text:p>1494</text:p>
          </table:table-cell>
          <table:table-cell office:value-type="float" office:value="1461" calcext:value-type="float">
            <text:p>1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1494" calcext:value-type="float">
            <text:p>1494</text:p>
          </table:table-cell>
          <table:table-cell office:value-type="float" office:value="1461" calcext:value-type="float">
            <text:p>1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1494" calcext:value-type="float">
            <text:p>1494</text:p>
          </table:table-cell>
          <table:table-cell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1494" calcext:value-type="float">
            <text:p>1494</text:p>
          </table:table-cell>
          <table:table-cell office:value-type="float" office:value="1461" calcext:value-type="float">
            <text:p>1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1495" calcext:value-type="float">
            <text:p>1495</text:p>
          </table:table-cell>
          <table:table-cell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1494" calcext:value-type="float">
            <text:p>1494</text:p>
          </table:table-cell>
          <table:table-cell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1494" calcext:value-type="float">
            <text:p>1494</text:p>
          </table:table-cell>
          <table:table-cell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1495" calcext:value-type="float">
            <text:p>1495</text:p>
          </table:table-cell>
          <table:table-cell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" calcext:value-type="float">
            <text:p>-0.03</text:p>
          </table:table-cell>
          <table:table-cell office:value-type="float" office:value="1494" calcext:value-type="float">
            <text:p>1494</text:p>
          </table:table-cell>
          <table:table-cell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" calcext:value-type="float">
            <text:p>-0.03</text:p>
          </table:table-cell>
          <table:table-cell office:value-type="float" office:value="1494" calcext:value-type="float">
            <text:p>1494</text:p>
          </table:table-cell>
          <table:table-cell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" calcext:value-type="float">
            <text:p>-0.03</text:p>
          </table:table-cell>
          <table:table-cell office:value-type="float" office:value="1495" calcext:value-type="float">
            <text:p>1495</text:p>
          </table:table-cell>
          <table:table-cell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" calcext:value-type="float">
            <text:p>-0.03</text:p>
          </table:table-cell>
          <table:table-cell office:value-type="float" office:value="1494" calcext:value-type="float">
            <text:p>1494</text:p>
          </table:table-cell>
          <table:table-cell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" calcext:value-type="float">
            <text:p>-0.03</text:p>
          </table:table-cell>
          <table:table-cell office:value-type="float" office:value="1495" calcext:value-type="float">
            <text:p>1495</text:p>
          </table:table-cell>
          <table:table-cell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" calcext:value-type="float">
            <text:p>-0.03</text:p>
          </table:table-cell>
          <table:table-cell office:value-type="float" office:value="1494" calcext:value-type="float">
            <text:p>1494</text:p>
          </table:table-cell>
          <table:table-cell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" calcext:value-type="float">
            <text:p>-0.03</text:p>
          </table:table-cell>
          <table:table-cell office:value-type="float" office:value="1494" calcext:value-type="float">
            <text:p>1494</text:p>
          </table:table-cell>
          <table:table-cell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" calcext:value-type="float">
            <text:p>-0.03</text:p>
          </table:table-cell>
          <table:table-cell office:value-type="float" office:value="1494" calcext:value-type="float">
            <text:p>1494</text:p>
          </table:table-cell>
          <table:table-cell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" calcext:value-type="float">
            <text:p>-0.03</text:p>
          </table:table-cell>
          <table:table-cell office:value-type="float" office:value="1494" calcext:value-type="float">
            <text:p>1494</text:p>
          </table:table-cell>
          <table:table-cell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" calcext:value-type="float">
            <text:p>-0.03</text:p>
          </table:table-cell>
          <table:table-cell office:value-type="float" office:value="1494" calcext:value-type="float">
            <text:p>1494</text:p>
          </table:table-cell>
          <table:table-cell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" calcext:value-type="float">
            <text:p>-0.03</text:p>
          </table:table-cell>
          <table:table-cell office:value-type="float" office:value="1497" calcext:value-type="float">
            <text:p>1497</text:p>
          </table:table-cell>
          <table:table-cell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" calcext:value-type="float">
            <text:p>-0.03</text:p>
          </table:table-cell>
          <table:table-cell office:value-type="float" office:value="1494" calcext:value-type="float">
            <text:p>1494</text:p>
          </table:table-cell>
          <table:table-cell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" calcext:value-type="float">
            <text:p>-0.03</text:p>
          </table:table-cell>
          <table:table-cell office:value-type="float" office:value="1494" calcext:value-type="float">
            <text:p>1494</text:p>
          </table:table-cell>
          <table:table-cell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" calcext:value-type="float">
            <text:p>-0.03</text:p>
          </table:table-cell>
          <table:table-cell office:value-type="float" office:value="1494" calcext:value-type="float">
            <text:p>1494</text:p>
          </table:table-cell>
          <table:table-cell office:value-type="float" office:value="1461" calcext:value-type="float">
            <text:p>1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" calcext:value-type="float">
            <text:p>-0.04</text:p>
          </table:table-cell>
          <table:table-cell office:value-type="float" office:value="1494" calcext:value-type="float">
            <text:p>1494</text:p>
          </table:table-cell>
          <table:table-cell office:value-type="float" office:value="1461" calcext:value-type="float">
            <text:p>1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" calcext:value-type="float">
            <text:p>-0.04</text:p>
          </table:table-cell>
          <table:table-cell office:value-type="float" office:value="1494" calcext:value-type="float">
            <text:p>1494</text:p>
          </table:table-cell>
          <table:table-cell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" calcext:value-type="float">
            <text:p>-0.04</text:p>
          </table:table-cell>
          <table:table-cell office:value-type="float" office:value="1495" calcext:value-type="float">
            <text:p>1495</text:p>
          </table:table-cell>
          <table:table-cell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" calcext:value-type="float">
            <text:p>-0.04</text:p>
          </table:table-cell>
          <table:table-cell office:value-type="float" office:value="1494" calcext:value-type="float">
            <text:p>1494</text:p>
          </table:table-cell>
          <table:table-cell office:value-type="float" office:value="1461" calcext:value-type="float">
            <text:p>1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" calcext:value-type="float">
            <text:p>-0.04</text:p>
          </table:table-cell>
          <table:table-cell office:value-type="float" office:value="1497" calcext:value-type="float">
            <text:p>1497</text:p>
          </table:table-cell>
          <table:table-cell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" calcext:value-type="float">
            <text:p>-0.04</text:p>
          </table:table-cell>
          <table:table-cell office:value-type="float" office:value="1496" calcext:value-type="float">
            <text:p>1496</text:p>
          </table:table-cell>
          <table:table-cell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" calcext:value-type="float">
            <text:p>-0.04</text:p>
          </table:table-cell>
          <table:table-cell office:value-type="float" office:value="1496" calcext:value-type="float">
            <text:p>1496</text:p>
          </table:table-cell>
          <table:table-cell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" calcext:value-type="float">
            <text:p>-0.04</text:p>
          </table:table-cell>
          <table:table-cell office:value-type="float" office:value="1496" calcext:value-type="float">
            <text:p>1496</text:p>
          </table:table-cell>
          <table:table-cell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" calcext:value-type="float">
            <text:p>-0.04</text:p>
          </table:table-cell>
          <table:table-cell office:value-type="float" office:value="1496" calcext:value-type="float">
            <text:p>1496</text:p>
          </table:table-cell>
          <table:table-cell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office:value-type="float" office:value="1496" calcext:value-type="float">
            <text:p>1496</text:p>
          </table:table-cell>
          <table:table-cell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office:value-type="float" office:value="1496" calcext:value-type="float">
            <text:p>1496</text:p>
          </table:table-cell>
          <table:table-cell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6" calcext:value-type="float">
            <text:p>-0.06</text:p>
          </table:table-cell>
          <table:table-cell office:value-type="float" office:value="1496" calcext:value-type="float">
            <text:p>1496</text:p>
          </table:table-cell>
          <table:table-cell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6" calcext:value-type="float">
            <text:p>-0.06</text:p>
          </table:table-cell>
          <table:table-cell office:value-type="float" office:value="1497" calcext:value-type="float">
            <text:p>1497</text:p>
          </table:table-cell>
          <table:table-cell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6" calcext:value-type="float">
            <text:p>-0.06</text:p>
          </table:table-cell>
          <table:table-cell office:value-type="float" office:value="1496" calcext:value-type="float">
            <text:p>1496</text:p>
          </table:table-cell>
          <table:table-cell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6" calcext:value-type="float">
            <text:p>-0.06</text:p>
          </table:table-cell>
          <table:table-cell office:value-type="float" office:value="1496" calcext:value-type="float">
            <text:p>1496</text:p>
          </table:table-cell>
          <table:table-cell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6" calcext:value-type="float">
            <text:p>-0.06</text:p>
          </table:table-cell>
          <table:table-cell office:value-type="float" office:value="1496" calcext:value-type="float">
            <text:p>1496</text:p>
          </table:table-cell>
          <table:table-cell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6" calcext:value-type="float">
            <text:p>-0.06</text:p>
          </table:table-cell>
          <table:table-cell office:value-type="float" office:value="1496" calcext:value-type="float">
            <text:p>1496</text:p>
          </table:table-cell>
          <table:table-cell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6" calcext:value-type="float">
            <text:p>-0.06</text:p>
          </table:table-cell>
          <table:table-cell office:value-type="float" office:value="1496" calcext:value-type="float">
            <text:p>1496</text:p>
          </table:table-cell>
          <table:table-cell office:value-type="float" office:value="1461" calcext:value-type="float">
            <text:p>1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4" calcext:value-type="float">
            <text:p>1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6" calcext:value-type="float">
            <text:p>-0.06</text:p>
          </table:table-cell>
          <table:table-cell office:value-type="float" office:value="1496" calcext:value-type="float">
            <text:p>1496</text:p>
          </table:table-cell>
          <table:table-cell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6" calcext:value-type="float">
            <text:p>1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6" calcext:value-type="float">
            <text:p>-0.06</text:p>
          </table:table-cell>
          <table:table-cell office:value-type="float" office:value="1496" calcext:value-type="float">
            <text:p>1496</text:p>
          </table:table-cell>
          <table:table-cell office:value-type="float" office:value="1461" calcext:value-type="float">
            <text:p>1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6" calcext:value-type="float">
            <text:p>-0.06</text:p>
          </table:table-cell>
          <table:table-cell office:value-type="float" office:value="1498" calcext:value-type="float">
            <text:p>1498</text:p>
          </table:table-cell>
          <table:table-cell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6" calcext:value-type="float">
            <text:p>-0.06</text:p>
          </table:table-cell>
          <table:table-cell office:value-type="float" office:value="1498" calcext:value-type="float">
            <text:p>1498</text:p>
          </table:table-cell>
          <table:table-cell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2" calcext:value-type="float">
            <text:p>1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6" calcext:value-type="float">
            <text:p>-0.06</text:p>
          </table:table-cell>
          <table:table-cell office:value-type="float" office:value="1498" calcext:value-type="float">
            <text:p>1498</text:p>
          </table:table-cell>
          <table:table-cell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4" calcext:value-type="float">
            <text:p>1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6" calcext:value-type="float">
            <text:p>-0.06</text:p>
          </table:table-cell>
          <table:table-cell office:value-type="float" office:value="1498" calcext:value-type="float">
            <text:p>1498</text:p>
          </table:table-cell>
          <table:table-cell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6" calcext:value-type="float">
            <text:p>1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6" calcext:value-type="float">
            <text:p>-0.06</text:p>
          </table:table-cell>
          <table:table-cell office:value-type="float" office:value="1499" calcext:value-type="float">
            <text:p>1499</text:p>
          </table:table-cell>
          <table:table-cell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8" calcext:value-type="float">
            <text:p>1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6" calcext:value-type="float">
            <text:p>-0.06</text:p>
          </table:table-cell>
          <table:table-cell office:value-type="float" office:value="1498" calcext:value-type="float">
            <text:p>1498</text:p>
          </table:table-cell>
          <table:table-cell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6" calcext:value-type="float">
            <text:p>-0.06</text:p>
          </table:table-cell>
          <table:table-cell office:value-type="float" office:value="1499" calcext:value-type="float">
            <text:p>1499</text:p>
          </table:table-cell>
          <table:table-cell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2" calcext:value-type="float">
            <text:p>1.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6" calcext:value-type="float">
            <text:p>-0.06</text:p>
          </table:table-cell>
          <table:table-cell office:value-type="float" office:value="1499" calcext:value-type="float">
            <text:p>1499</text:p>
          </table:table-cell>
          <table:table-cell office:value-type="float" office:value="1461" calcext:value-type="float">
            <text:p>1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4" calcext:value-type="float">
            <text:p>1.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6" calcext:value-type="float">
            <text:p>-0.06</text:p>
          </table:table-cell>
          <table:table-cell office:value-type="float" office:value="1496" calcext:value-type="float">
            <text:p>1496</text:p>
          </table:table-cell>
          <table:table-cell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6" calcext:value-type="float">
            <text:p>1.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6" calcext:value-type="float">
            <text:p>-0.06</text:p>
          </table:table-cell>
          <table:table-cell office:value-type="float" office:value="1496" calcext:value-type="float">
            <text:p>1496</text:p>
          </table:table-cell>
          <table:table-cell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8" calcext:value-type="float">
            <text:p>1.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7" calcext:value-type="float">
            <text:p>-0.07</text:p>
          </table:table-cell>
          <table:table-cell office:value-type="float" office:value="1496" calcext:value-type="float">
            <text:p>1496</text:p>
          </table:table-cell>
          <table:table-cell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7" calcext:value-type="float">
            <text:p>-0.07</text:p>
          </table:table-cell>
          <table:table-cell office:value-type="float" office:value="1496" calcext:value-type="float">
            <text:p>1496</text:p>
          </table:table-cell>
          <table:table-cell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7" calcext:value-type="float">
            <text:p>-0.07</text:p>
          </table:table-cell>
          <table:table-cell office:value-type="float" office:value="1498" calcext:value-type="float">
            <text:p>1498</text:p>
          </table:table-cell>
          <table:table-cell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4" calcext:value-type="float">
            <text:p>1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7" calcext:value-type="float">
            <text:p>-0.07</text:p>
          </table:table-cell>
          <table:table-cell office:value-type="float" office:value="1498" calcext:value-type="float">
            <text:p>1498</text:p>
          </table:table-cell>
          <table:table-cell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6" calcext:value-type="float">
            <text:p>1.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7" calcext:value-type="float">
            <text:p>-0.07</text:p>
          </table:table-cell>
          <table:table-cell office:value-type="float" office:value="1498" calcext:value-type="float">
            <text:p>1498</text:p>
          </table:table-cell>
          <table:table-cell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8" calcext:value-type="float">
            <text:p>1.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7" calcext:value-type="float">
            <text:p>-0.07</text:p>
          </table:table-cell>
          <table:table-cell office:value-type="float" office:value="1498" calcext:value-type="float">
            <text:p>1498</text:p>
          </table:table-cell>
          <table:table-cell office:value-type="float" office:value="1463" calcext:value-type="float">
            <text:p>1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table:style-name="ce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office:value-type="float" office:value="-0.07" calcext:value-type="float">
            <text:p>-0.07</text:p>
          </table:table-cell>
          <table:table-cell office:value-type="float" office:value="1498" calcext:value-type="float">
            <text:p>1498</text:p>
          </table:table-cell>
          <table:table-cell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2" calcext:value-type="float">
            <text:p>1.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7" calcext:value-type="float">
            <text:p>-0.07</text:p>
          </table:table-cell>
          <table:table-cell office:value-type="float" office:value="1499" calcext:value-type="float">
            <text:p>1499</text:p>
          </table:table-cell>
          <table:table-cell office:value-type="float" office:value="1460" calcext:value-type="float">
            <text:p>1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8" calcext:value-type="float">
            <text:p>-0.08</text:p>
          </table:table-cell>
          <table:table-cell office:value-type="float" office:value="1498" calcext:value-type="float">
            <text:p>1498</text:p>
          </table:table-cell>
          <table:table-cell office:value-type="float" office:value="1460" calcext:value-type="float">
            <text:p>1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" calcext:value-type="float">
            <text:p>1.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8" calcext:value-type="float">
            <text:p>-0.08</text:p>
          </table:table-cell>
          <table:table-cell office:value-type="float" office:value="1499" calcext:value-type="float">
            <text:p>1499</text:p>
          </table:table-cell>
          <table:table-cell office:value-type="float" office:value="1461" calcext:value-type="float">
            <text:p>1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8" calcext:value-type="float">
            <text:p>1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8" calcext:value-type="float">
            <text:p>-0.08</text:p>
          </table:table-cell>
          <table:table-cell office:value-type="float" office:value="1500" calcext:value-type="float">
            <text:p>1500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8" calcext:value-type="float">
            <text:p>-0.08</text:p>
          </table:table-cell>
          <table:table-cell office:value-type="float" office:value="1510" calcext:value-type="float">
            <text:p>1510</text:p>
          </table:table-cell>
          <table:table-cell office:value-type="float" office:value="1460" calcext:value-type="float">
            <text:p>1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" calcext:value-type="float">
            <text:p>1.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8" calcext:value-type="float">
            <text:p>-0.08</text:p>
          </table:table-cell>
          <table:table-cell office:value-type="float" office:value="1518" calcext:value-type="float">
            <text:p>1518</text:p>
          </table:table-cell>
          <table:table-cell office:value-type="float" office:value="1460" calcext:value-type="float">
            <text:p>1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4" calcext:value-type="float">
            <text:p>1.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9" calcext:value-type="float">
            <text:p>-0.09</text:p>
          </table:table-cell>
          <table:table-cell office:value-type="float" office:value="1527" calcext:value-type="float">
            <text:p>1527</text:p>
          </table:table-cell>
          <table:table-cell office:value-type="float" office:value="1460" calcext:value-type="float">
            <text:p>1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" calcext:value-type="float">
            <text:p>1.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9" calcext:value-type="float">
            <text:p>-0.09</text:p>
          </table:table-cell>
          <table:table-cell office:value-type="float" office:value="1533" calcext:value-type="float">
            <text:p>1533</text:p>
          </table:table-cell>
          <table:table-cell office:value-type="float" office:value="1460" calcext:value-type="float">
            <text:p>1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8" calcext:value-type="float">
            <text:p>1.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9" calcext:value-type="float">
            <text:p>-0.09</text:p>
          </table:table-cell>
          <table:table-cell office:value-type="float" office:value="1540" calcext:value-type="float">
            <text:p>1540</text:p>
          </table:table-cell>
          <table:table-cell office:value-type="float" office:value="1460" calcext:value-type="float">
            <text:p>1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9" calcext:value-type="float">
            <text:p>-0.09</text:p>
          </table:table-cell>
          <table:table-cell office:value-type="float" office:value="1541" calcext:value-type="float">
            <text:p>1541</text:p>
          </table:table-cell>
          <table:table-cell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2" calcext:value-type="float">
            <text:p>1.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9" calcext:value-type="float">
            <text:p>-0.09</text:p>
          </table:table-cell>
          <table:table-cell office:value-type="float" office:value="1540" calcext:value-type="float">
            <text:p>1540</text:p>
          </table:table-cell>
          <table:table-cell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4" calcext:value-type="float">
            <text:p>1.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1548" calcext:value-type="float">
            <text:p>1548</text:p>
          </table:table-cell>
          <table:table-cell office:value-type="float" office:value="1470" calcext:value-type="float">
            <text:p>14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6" calcext:value-type="float">
            <text:p>1.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1554" calcext:value-type="float">
            <text:p>1554</text:p>
          </table:table-cell>
          <table:table-cell office:value-type="float" office:value="1482" calcext:value-type="float">
            <text:p>14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8" calcext:value-type="float">
            <text:p>1.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1556" calcext:value-type="float">
            <text:p>1556</text:p>
          </table:table-cell>
          <table:table-cell office:value-type="float" office:value="1494" calcext:value-type="float">
            <text:p>14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1558" calcext:value-type="float">
            <text:p>1558</text:p>
          </table:table-cell>
          <table:table-cell office:value-type="float" office:value="1504" calcext:value-type="float">
            <text:p>1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2" calcext:value-type="float">
            <text:p>1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1" calcext:value-type="float">
            <text:p>-0.11</text:p>
          </table:table-cell>
          <table:table-cell office:value-type="float" office:value="1558" calcext:value-type="float">
            <text:p>1558</text:p>
          </table:table-cell>
          <table:table-cell office:value-type="float" office:value="1514" calcext:value-type="float">
            <text:p>1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4" calcext:value-type="float">
            <text:p>1.74</text:p>
          </table:table-cell>
          <table:table-cell office:value-type="float" office:value="0.00164571875894" calcext:value-type="float">
            <text:p>0.0016457188</text:p>
          </table:table-cell>
          <table:table-cell table:style-name="ce1" office:value-type="float" office:value="-0.0000027961257616" calcext:value-type="float">
            <text:p>-2.80E-06</text:p>
          </table:table-cell>
          <table:table-cell office:value-type="float" office:value="-0.11" calcext:value-type="float">
            <text:p>-0.11</text:p>
          </table:table-cell>
          <table:table-cell office:value-type="float" office:value="1559" calcext:value-type="float">
            <text:p>1559</text:p>
          </table:table-cell>
          <table:table-cell office:value-type="float" office:value="1528" calcext:value-type="float">
            <text:p>1528</text:p>
          </table:table-cell>
          <table:table-cell office:value-type="float" office:value="0.17055" calcext:value-type="float">
            <text:p>0.17055</text:p>
          </table:table-cell>
        </table:table-row>
        <table:table-row table:style-name="ro1">
          <table:table-cell office:value-type="float" office:value="1.76" calcext:value-type="float">
            <text:p>1.76</text:p>
          </table:table-cell>
          <table:table-cell office:value-type="float" office:value="0.0032880727471" calcext:value-type="float">
            <text:p>0.0032880727</text:p>
          </table:table-cell>
          <table:table-cell table:style-name="ce1" office:value-type="float" office:value="-0.00000585486719762" calcext:value-type="float">
            <text:p>-5.85E-06</text:p>
          </table:table-cell>
          <table:table-cell office:value-type="float" office:value="-0.12" calcext:value-type="float">
            <text:p>-0.12</text:p>
          </table:table-cell>
          <table:table-cell office:value-type="float" office:value="1558" calcext:value-type="float">
            <text:p>1558</text:p>
          </table:table-cell>
          <table:table-cell office:value-type="float" office:value="1532" calcext:value-type="float">
            <text:p>1532</text:p>
          </table:table-cell>
          <table:table-cell office:value-type="float" office:value="0.17055" calcext:value-type="float">
            <text:p>0.17055</text:p>
          </table:table-cell>
        </table:table-row>
        <table:table-row table:style-name="ro1">
          <table:table-cell office:value-type="float" office:value="1.78" calcext:value-type="float">
            <text:p>1.78</text:p>
          </table:table-cell>
          <table:table-cell office:value-type="float" office:value="0.00492274477063" calcext:value-type="float">
            <text:p>0.0049227448</text:p>
          </table:table-cell>
          <table:table-cell table:style-name="ce1" office:value-type="float" office:value="-0.00000543466041563" calcext:value-type="float">
            <text:p>-5.43E-06</text:p>
          </table:table-cell>
          <table:table-cell office:value-type="float" office:value="0" calcext:value-type="float">
            <text:p>0</text:p>
          </table:table-cell>
          <table:table-cell office:value-type="float" office:value="1558" calcext:value-type="float">
            <text:p>1558</text:p>
          </table:table-cell>
          <table:table-cell office:value-type="float" office:value="1541" calcext:value-type="float">
            <text:p>1541</text:p>
          </table:table-cell>
          <table:table-cell office:value-type="float" office:value="0.17055" calcext:value-type="float">
            <text:p>0.17055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00981363646846" calcext:value-type="float">
            <text:p>0.0098136365</text:p>
          </table:table-cell>
          <table:table-cell table:style-name="ce1" office:value-type="float" office:value="0.0000343938148112" calcext:value-type="float">
            <text:p>3.44E-05</text:p>
          </table:table-cell>
          <table:table-cell office:value-type="float" office:value="0.42" calcext:value-type="float">
            <text:p>0.42</text:p>
          </table:table-cell>
          <table:table-cell office:value-type="float" office:value="1579" calcext:value-type="float">
            <text:p>1579</text:p>
          </table:table-cell>
          <table:table-cell office:value-type="float" office:value="1546" calcext:value-type="float">
            <text:p>1546</text:p>
          </table:table-cell>
          <table:table-cell office:value-type="float" office:value="0.51165" calcext:value-type="float">
            <text:p>0.51165</text:p>
          </table:table-cell>
        </table:table-row>
        <table:table-row table:style-name="ro1">
          <table:table-cell office:value-type="float" office:value="1.82" calcext:value-type="float">
            <text:p>1.82</text:p>
          </table:table-cell>
          <table:table-cell office:value-type="float" office:value="0.0146935694553" calcext:value-type="float">
            <text:p>0.0146935695</text:p>
          </table:table-cell>
          <table:table-cell office:value-type="float" office:value="0.000115182831108" calcext:value-type="float">
            <text:p>0.0001151828</text:p>
          </table:table-cell>
          <table:table-cell office:value-type="float" office:value="0.9" calcext:value-type="float">
            <text:p>0.9</text:p>
          </table:table-cell>
          <table:table-cell office:value-type="float" office:value="1581" calcext:value-type="float">
            <text:p>1581</text:p>
          </table:table-cell>
          <table:table-cell office:value-type="float" office:value="1550" calcext:value-type="float">
            <text:p>1550</text:p>
          </table:table-cell>
          <table:table-cell office:value-type="float" office:value="0.51165" calcext:value-type="float">
            <text:p>0.51165</text:p>
          </table:table-cell>
        </table:table-row>
        <table:table-row table:style-name="ro1">
          <table:table-cell office:value-type="float" office:value="1.84" calcext:value-type="float">
            <text:p>1.84</text:p>
          </table:table-cell>
          <table:table-cell office:value-type="float" office:value="0.0195674490299" calcext:value-type="float">
            <text:p>0.019567449</text:p>
          </table:table-cell>
          <table:table-cell office:value-type="float" office:value="0.000235948125555" calcext:value-type="float">
            <text:p>0.0002359481</text:p>
          </table:table-cell>
          <table:table-cell office:value-type="float" office:value="1.37" calcext:value-type="float">
            <text:p>1.37</text:p>
          </table:table-cell>
          <table:table-cell office:value-type="float" office:value="1581" calcext:value-type="float">
            <text:p>1581</text:p>
          </table:table-cell>
          <table:table-cell office:value-type="float" office:value="1552" calcext:value-type="float">
            <text:p>1552</text:p>
          </table:table-cell>
          <table:table-cell office:value-type="float" office:value="0.51165" calcext:value-type="float">
            <text:p>0.51165</text:p>
          </table:table-cell>
        </table:table-row>
        <table:table-row table:style-name="ro1">
          <table:table-cell office:value-type="float" office:value="1.86" calcext:value-type="float">
            <text:p>1.86</text:p>
          </table:table-cell>
          <table:table-cell office:value-type="float" office:value="0.0260652591137" calcext:value-type="float">
            <text:p>0.0260652591</text:p>
          </table:table-cell>
          <table:table-cell office:value-type="float" office:value="0.00042832390909" calcext:value-type="float">
            <text:p>0.0004283239</text:p>
          </table:table-cell>
          <table:table-cell office:value-type="float" office:value="1.63" calcext:value-type="float">
            <text:p>1.63</text:p>
          </table:table-cell>
          <table:table-cell office:value-type="float" office:value="1580" calcext:value-type="float">
            <text:p>1580</text:p>
          </table:table-cell>
          <table:table-cell office:value-type="float" office:value="1552" calcext:value-type="float">
            <text:p>1552</text:p>
          </table:table-cell>
          <table:table-cell office:value-type="float" office:value="0.6822" calcext:value-type="float">
            <text:p>0.6822</text:p>
          </table:table-cell>
        </table:table-row>
        <table:table-row table:style-name="ro1">
          <table:table-cell office:value-type="float" office:value="1.88" calcext:value-type="float">
            <text:p>1.88</text:p>
          </table:table-cell>
          <table:table-cell office:value-type="float" office:value="0.0325485090688" calcext:value-type="float">
            <text:p>0.0325485091</text:p>
          </table:table-cell>
          <table:table-cell office:value-type="float" office:value="0.000633013585081" calcext:value-type="float">
            <text:p>0.0006330136</text:p>
          </table:table-cell>
          <table:table-cell office:value-type="float" office:value="1.74" calcext:value-type="float">
            <text:p>1.74</text:p>
          </table:table-cell>
          <table:table-cell office:value-type="float" office:value="1581" calcext:value-type="float">
            <text:p>1581</text:p>
          </table:table-cell>
          <table:table-cell office:value-type="float" office:value="1556" calcext:value-type="float">
            <text:p>1556</text:p>
          </table:table-cell>
          <table:table-cell office:value-type="float" office:value="0.6822" calcext:value-type="float">
            <text:p>0.6822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0.0406252899893" calcext:value-type="float">
            <text:p>0.04062529</text:p>
          </table:table-cell>
          <table:table-cell office:value-type="float" office:value="0.000905206672791" calcext:value-type="float">
            <text:p>0.0009052067</text:p>
          </table:table-cell>
          <table:table-cell office:value-type="float" office:value="1.84" calcext:value-type="float">
            <text:p>1.84</text:p>
          </table:table-cell>
          <table:table-cell office:value-type="float" office:value="1580" calcext:value-type="float">
            <text:p>1580</text:p>
          </table:table-cell>
          <table:table-cell office:value-type="float" office:value="1562" calcext:value-type="float">
            <text:p>1562</text:p>
          </table:table-cell>
          <table:table-cell office:value-type="float" office:value="0.85275" calcext:value-type="float">
            <text:p>0.85275</text:p>
          </table:table-cell>
        </table:table-row>
        <table:table-row table:style-name="ro1">
          <table:table-cell office:value-type="float" office:value="1.92" calcext:value-type="float">
            <text:p>1.92</text:p>
          </table:table-cell>
          <table:table-cell office:value-type="float" office:value="0.0486745689688" calcext:value-type="float">
            <text:p>0.048674569</text:p>
          </table:table-cell>
          <table:table-cell office:value-type="float" office:value="0.00118417349508" calcext:value-type="float">
            <text:p>0.0011841735</text:p>
          </table:table-cell>
          <table:table-cell office:value-type="float" office:value="1.89" calcext:value-type="float">
            <text:p>1.89</text:p>
          </table:table-cell>
          <table:table-cell office:value-type="float" office:value="1580" calcext:value-type="float">
            <text:p>1580</text:p>
          </table:table-cell>
          <table:table-cell office:value-type="float" office:value="1568" calcext:value-type="float">
            <text:p>1568</text:p>
          </table:table-cell>
          <table:table-cell office:value-type="float" office:value="0.85275" calcext:value-type="float">
            <text:p>0.85275</text:p>
          </table:table-cell>
        </table:table-row>
        <table:table-row table:style-name="ro1">
          <table:table-cell office:value-type="float" office:value="1.94" calcext:value-type="float">
            <text:p>1.94</text:p>
          </table:table-cell>
          <table:table-cell office:value-type="float" office:value="0.0583326975749" calcext:value-type="float">
            <text:p>0.0583326976</text:p>
          </table:table-cell>
          <table:table-cell office:value-type="float" office:value="0.00155585170446" calcext:value-type="float">
            <text:p>0.0015558517</text:p>
          </table:table-cell>
          <table:table-cell office:value-type="float" office:value="2.09" calcext:value-type="float">
            <text:p>2.09</text:p>
          </table:table-cell>
          <table:table-cell office:value-type="float" office:value="1580" calcext:value-type="float">
            <text:p>1580</text:p>
          </table:table-cell>
          <table:table-cell office:value-type="float" office:value="1568" calcext:value-type="float">
            <text:p>1568</text:p>
          </table:table-cell>
          <table:table-cell office:value-type="float" office:value="1.0233" calcext:value-type="float">
            <text:p>1.0233</text:p>
          </table:table-cell>
        </table:table-row>
        <table:table-row table:style-name="ro1">
          <table:table-cell office:value-type="float" office:value="1.96" calcext:value-type="float">
            <text:p>1.96</text:p>
          </table:table-cell>
          <table:table-cell office:value-type="float" office:value="0.0679894108588" calcext:value-type="float">
            <text:p>0.0679894109</text:p>
          </table:table-cell>
          <table:table-cell office:value-type="float" office:value="0.00196629138978" calcext:value-type="float">
            <text:p>0.0019662914</text:p>
          </table:table-cell>
          <table:table-cell office:value-type="float" office:value="2.32" calcext:value-type="float">
            <text:p>2.32</text:p>
          </table:table-cell>
          <table:table-cell office:value-type="float" office:value="1581" calcext:value-type="float">
            <text:p>1581</text:p>
          </table:table-cell>
          <table:table-cell office:value-type="float" office:value="1568" calcext:value-type="float">
            <text:p>1568</text:p>
          </table:table-cell>
          <table:table-cell office:value-type="float" office:value="1.0233" calcext:value-type="float">
            <text:p>1.0233</text:p>
          </table:table-cell>
        </table:table-row>
        <table:table-row table:style-name="ro1">
          <table:table-cell office:value-type="float" office:value="1.98" calcext:value-type="float">
            <text:p>1.98</text:p>
          </table:table-cell>
          <table:table-cell office:value-type="float" office:value="0.0792557171641" calcext:value-type="float">
            <text:p>0.0792557172</text:p>
          </table:table-cell>
          <table:table-cell office:value-type="float" office:value="0.00244887860099" calcext:value-type="float">
            <text:p>0.0024488786</text:p>
          </table:table-cell>
          <table:table-cell office:value-type="float" office:value="2.32" calcext:value-type="float">
            <text:p>2.32</text:p>
          </table:table-cell>
          <table:table-cell office:value-type="float" office:value="1580" calcext:value-type="float">
            <text:p>1580</text:p>
          </table:table-cell>
          <table:table-cell office:value-type="float" office:value="1568" calcext:value-type="float">
            <text:p>1568</text:p>
          </table:table-cell>
          <table:table-cell office:value-type="float" office:value="1.19385" calcext:value-type="float">
            <text:p>1.193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889130649273" calcext:value-type="float">
            <text:p>0.0889130649</text:p>
          </table:table-cell>
          <table:table-cell office:value-type="float" office:value="0.00284246624666" calcext:value-type="float">
            <text:p>0.0028424662</text:p>
          </table:table-cell>
          <table:table-cell office:value-type="float" office:value="2.22" calcext:value-type="float">
            <text:p>2.22</text:p>
          </table:table-cell>
          <table:table-cell office:value-type="float" office:value="1581" calcext:value-type="float">
            <text:p>1581</text:p>
          </table:table-cell>
          <table:table-cell office:value-type="float" office:value="1568" calcext:value-type="float">
            <text:p>1568</text:p>
          </table:table-cell>
          <table:table-cell office:value-type="float" office:value="1.0233" calcext:value-type="float">
            <text:p>1.0233</text:p>
          </table:table-cell>
        </table:table-row>
        <table:table-row table:style-name="ro1">
          <table:table-cell office:value-type="float" office:value="2.02" calcext:value-type="float">
            <text:p>2.02</text:p>
          </table:table-cell>
          <table:table-cell office:value-type="float" office:value="0.101789914582" calcext:value-type="float">
            <text:p>0.1017899146</text:p>
          </table:table-cell>
          <table:table-cell office:value-type="float" office:value="0.00337355401877" calcext:value-type="float">
            <text:p>0.003373554</text:p>
          </table:table-cell>
          <table:table-cell office:value-type="float" office:value="2.21" calcext:value-type="float">
            <text:p>2.21</text:p>
          </table:table-cell>
          <table:table-cell office:value-type="float" office:value="1580" calcext:value-type="float">
            <text:p>1580</text:p>
          </table:table-cell>
          <table:table-cell office:value-type="float" office:value="1568" calcext:value-type="float">
            <text:p>1568</text:p>
          </table:table-cell>
          <table:table-cell office:value-type="float" office:value="1.3644" calcext:value-type="float">
            <text:p>1.3644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0.11304419161" calcext:value-type="float">
            <text:p>0.1130441916</text:p>
          </table:table-cell>
          <table:table-cell office:value-type="float" office:value="0.00383442599174" calcext:value-type="float">
            <text:p>0.003834426</text:p>
          </table:table-cell>
          <table:table-cell office:value-type="float" office:value="2.21" calcext:value-type="float">
            <text:p>2.21</text:p>
          </table:table-cell>
          <table:table-cell office:value-type="float" office:value="1580" calcext:value-type="float">
            <text:p>1580</text:p>
          </table:table-cell>
          <table:table-cell office:value-type="float" office:value="1570" calcext:value-type="float">
            <text:p>1570</text:p>
          </table:table-cell>
          <table:table-cell office:value-type="float" office:value="1.19385" calcext:value-type="float">
            <text:p>1.19385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0.125878807636" calcext:value-type="float">
            <text:p>0.1258788076</text:p>
          </table:table-cell>
          <table:table-cell office:value-type="float" office:value="0.00430717138948" calcext:value-type="float">
            <text:p>0.0043071714</text:p>
          </table:table-cell>
          <table:table-cell office:value-type="float" office:value="1.95" calcext:value-type="float">
            <text:p>1.95</text:p>
          </table:table-cell>
          <table:table-cell office:value-type="float" office:value="1580" calcext:value-type="float">
            <text:p>1580</text:p>
          </table:table-cell>
          <table:table-cell office:value-type="float" office:value="1574" calcext:value-type="float">
            <text:p>1574</text:p>
          </table:table-cell>
          <table:table-cell office:value-type="float" office:value="1.3644" calcext:value-type="float">
            <text:p>1.3644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0.137064331643" calcext:value-type="float">
            <text:p>0.1370643316</text:p>
          </table:table-cell>
          <table:table-cell office:value-type="float" office:value="0.00467967045351" calcext:value-type="float">
            <text:p>0.0046796705</text:p>
          </table:table-cell>
          <table:table-cell office:value-type="float" office:value="1.76" calcext:value-type="float">
            <text:p>1.76</text:p>
          </table:table-cell>
          <table:table-cell office:value-type="float" office:value="1580" calcext:value-type="float">
            <text:p>1580</text:p>
          </table:table-cell>
          <table:table-cell office:value-type="float" office:value="1581" calcext:value-type="float">
            <text:p>1581</text:p>
          </table:table-cell>
          <table:table-cell office:value-type="float" office:value="1.19385" calcext:value-type="float">
            <text:p>1.19385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0.149849497736" calcext:value-type="float">
            <text:p>0.1498494977</text:p>
          </table:table-cell>
          <table:table-cell office:value-type="float" office:value="0.00504762303733" calcext:value-type="float">
            <text:p>0.005047623</text:p>
          </table:table-cell>
          <table:table-cell office:value-type="float" office:value="1.48" calcext:value-type="float">
            <text:p>1.48</text:p>
          </table:table-cell>
          <table:table-cell office:value-type="float" office:value="1580" calcext:value-type="float">
            <text:p>1580</text:p>
          </table:table-cell>
          <table:table-cell office:value-type="float" office:value="1581" calcext:value-type="float">
            <text:p>1581</text:p>
          </table:table-cell>
          <table:table-cell office:value-type="float" office:value="1.3644" calcext:value-type="float">
            <text:p>1.3644</text:p>
          </table:table-cell>
        </table:table-row>
        <table:table-row table:style-name="ro1">
          <table:table-cell office:value-type="float" office:value="2.12" calcext:value-type="float">
            <text:p>2.12</text:p>
          </table:table-cell>
          <table:table-cell office:value-type="float" office:value="0.164234551443" calcext:value-type="float">
            <text:p>0.1642345514</text:p>
          </table:table-cell>
          <table:table-cell office:value-type="float" office:value="0.00538402903064" calcext:value-type="float">
            <text:p>0.005384029</text:p>
          </table:table-cell>
          <table:table-cell office:value-type="float" office:value="1.15" calcext:value-type="float">
            <text:p>1.15</text:p>
          </table:table-cell>
          <table:table-cell table:number-columns-repeated="2" office:value-type="float" office:value="1581" calcext:value-type="float">
            <text:p>1581</text:p>
          </table:table-cell>
          <table:table-cell office:value-type="float" office:value="1.53495" calcext:value-type="float">
            <text:p>1.53495</text:p>
          </table:table-cell>
        </table:table-row>
        <table:table-row table:style-name="ro1">
          <table:table-cell office:value-type="float" office:value="2.14" calcext:value-type="float">
            <text:p>2.14</text:p>
          </table:table-cell>
          <table:table-cell office:value-type="float" office:value="0.177021877573" calcext:value-type="float">
            <text:p>0.1770218776</text:p>
          </table:table-cell>
          <table:table-cell office:value-type="float" office:value="0.00563371963684" calcext:value-type="float">
            <text:p>0.0056337196</text:p>
          </table:table-cell>
          <table:table-cell office:value-type="float" office:value="0.95" calcext:value-type="float">
            <text:p>0.95</text:p>
          </table:table-cell>
          <table:table-cell office:value-type="float" office:value="1580" calcext:value-type="float">
            <text:p>1580</text:p>
          </table:table-cell>
          <table:table-cell office:value-type="float" office:value="1581" calcext:value-type="float">
            <text:p>1581</text:p>
          </table:table-cell>
          <table:table-cell office:value-type="float" office:value="1.3644" calcext:value-type="float">
            <text:p>1.3644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0.191408446179" calcext:value-type="float">
            <text:p>0.1914084462</text:p>
          </table:table-cell>
          <table:table-cell office:value-type="float" office:value="0.0058496193205" calcext:value-type="float">
            <text:p>0.0058496193</text:p>
          </table:table-cell>
          <table:table-cell office:value-type="float" office:value="0.67" calcext:value-type="float">
            <text:p>0.67</text:p>
          </table:table-cell>
          <table:table-cell table:number-columns-repeated="2" office:value-type="float" office:value="1581" calcext:value-type="float">
            <text:p>1581</text:p>
          </table:table-cell>
          <table:table-cell office:value-type="float" office:value="1.53495" calcext:value-type="float">
            <text:p>1.53495</text:p>
          </table:table-cell>
        </table:table-row>
        <table:table-row table:style-name="ro1">
          <table:table-cell office:value-type="float" office:value="2.18" calcext:value-type="float">
            <text:p>2.18</text:p>
          </table:table-cell>
          <table:table-cell office:value-type="float" office:value="0.205837669041" calcext:value-type="float">
            <text:p>0.205837669</text:p>
          </table:table-cell>
          <table:table-cell office:value-type="float" office:value="0.00596614311572" calcext:value-type="float">
            <text:p>0.0059661431</text:p>
          </table:table-cell>
          <table:table-cell office:value-type="float" office:value="0.28" calcext:value-type="float">
            <text:p>0.28</text:p>
          </table:table-cell>
          <table:table-cell office:value-type="float" office:value="1581" calcext:value-type="float">
            <text:p>1581</text:p>
          </table:table-cell>
          <table:table-cell office:value-type="float" office:value="1576" calcext:value-type="float">
            <text:p>1576</text:p>
          </table:table-cell>
          <table:table-cell office:value-type="float" office:value="1.53495" calcext:value-type="float">
            <text:p>1.53495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.220249621744" calcext:value-type="float">
            <text:p>0.2202496217</text:p>
          </table:table-cell>
          <table:table-cell office:value-type="float" office:value="0.00594238643342" calcext:value-type="float">
            <text:p>0.0059423864</text:p>
          </table:table-cell>
          <table:table-cell office:value-type="float" office:value="-0.28" calcext:value-type="float">
            <text:p>-0.28</text:p>
          </table:table-cell>
          <table:table-cell table:number-columns-repeated="2" office:value-type="float" office:value="1578" calcext:value-type="float">
            <text:p>1578</text:p>
          </table:table-cell>
          <table:table-cell office:value-type="float" office:value="1.53495" calcext:value-type="float">
            <text:p>1.53495</text:p>
          </table:table-cell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0.234693868007" calcext:value-type="float">
            <text:p>0.234693868</text:p>
          </table:table-cell>
          <table:table-cell office:value-type="float" office:value="0.00580871910394" calcext:value-type="float">
            <text:p>0.0058087191</text:p>
          </table:table-cell>
          <table:table-cell office:value-type="float" office:value="-0.71" calcext:value-type="float">
            <text:p>-0.71</text:p>
          </table:table-cell>
          <table:table-cell office:value-type="float" office:value="1579" calcext:value-type="float">
            <text:p>1579</text:p>
          </table:table-cell>
          <table:table-cell office:value-type="float" office:value="1574" calcext:value-type="float">
            <text:p>1574</text:p>
          </table:table-cell>
          <table:table-cell office:value-type="float" office:value="1.53495" calcext:value-type="float">
            <text:p>1.53495</text:p>
          </table:table-cell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0.249203462779" calcext:value-type="float">
            <text:p>0.2492034628</text:p>
          </table:table-cell>
          <table:table-cell office:value-type="float" office:value="0.00561582077601" calcext:value-type="float">
            <text:p>0.0056158208</text:p>
          </table:table-cell>
          <table:table-cell office:value-type="float" office:value="-0.93" calcext:value-type="float">
            <text:p>-0.93</text:p>
          </table:table-cell>
          <table:table-cell office:value-type="float" office:value="1578" calcext:value-type="float">
            <text:p>1578</text:p>
          </table:table-cell>
          <table:table-cell office:value-type="float" office:value="1566" calcext:value-type="float">
            <text:p>1566</text:p>
          </table:table-cell>
          <table:table-cell office:value-type="float" office:value="1.53495" calcext:value-type="float">
            <text:p>1.53495</text:p>
          </table:table-cell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0.265386578745" calcext:value-type="float">
            <text:p>0.2653865787</text:p>
          </table:table-cell>
          <table:table-cell office:value-type="float" office:value="0.00531238622547" calcext:value-type="float">
            <text:p>0.0053123862</text:p>
          </table:table-cell>
          <table:table-cell office:value-type="float" office:value="-1.25" calcext:value-type="float">
            <text:p>-1.25</text:p>
          </table:table-cell>
          <table:table-cell office:value-type="float" office:value="1578" calcext:value-type="float">
            <text:p>1578</text:p>
          </table:table-cell>
          <table:table-cell office:value-type="float" office:value="1559" calcext:value-type="float">
            <text:p>1559</text:p>
          </table:table-cell>
          <table:table-cell office:value-type="float" office:value="1.7055" calcext:value-type="float">
            <text:p>1.7055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0.281608726081" calcext:value-type="float">
            <text:p>0.2816087261</text:p>
          </table:table-cell>
          <table:table-cell office:value-type="float" office:value="0.00481892773089" calcext:value-type="float">
            <text:p>0.0048189277</text:p>
          </table:table-cell>
          <table:table-cell office:value-type="float" office:value="-1.91" calcext:value-type="float">
            <text:p>-1.91</text:p>
          </table:table-cell>
          <table:table-cell office:value-type="float" office:value="1578" calcext:value-type="float">
            <text:p>1578</text:p>
          </table:table-cell>
          <table:table-cell office:value-type="float" office:value="1554" calcext:value-type="float">
            <text:p>1554</text:p>
          </table:table-cell>
          <table:table-cell office:value-type="float" office:value="1.7055" calcext:value-type="float">
            <text:p>1.7055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0.296220109532" calcext:value-type="float">
            <text:p>0.2962201095</text:p>
          </table:table-cell>
          <table:table-cell office:value-type="float" office:value="0.00425196153025" calcext:value-type="float">
            <text:p>0.0042519615</text:p>
          </table:table-cell>
          <table:table-cell office:value-type="float" office:value="-2.37" calcext:value-type="float">
            <text:p>-2.37</text:p>
          </table:table-cell>
          <table:table-cell office:value-type="float" office:value="1578" calcext:value-type="float">
            <text:p>1578</text:p>
          </table:table-cell>
          <table:table-cell office:value-type="float" office:value="1552" calcext:value-type="float">
            <text:p>1552</text:p>
          </table:table-cell>
          <table:table-cell office:value-type="float" office:value="1.53495" calcext:value-type="float">
            <text:p>1.53495</text:p>
          </table:table-cell>
        </table:table-row>
        <table:table-row table:style-name="ro1">
          <table:table-cell office:value-type="float" office:value="2.32" calcext:value-type="float">
            <text:p>2.32</text:p>
          </table:table-cell>
          <table:table-cell office:value-type="float" office:value="0.314032028889" calcext:value-type="float">
            <text:p>0.3140320289</text:p>
          </table:table-cell>
          <table:table-cell office:value-type="float" office:value="0.0034329904982" calcext:value-type="float">
            <text:p>0.0034329905</text:p>
          </table:table-cell>
          <table:table-cell office:value-type="float" office:value="-2.82" calcext:value-type="float">
            <text:p>-2.82</text:p>
          </table:table-cell>
          <table:table-cell office:value-type="float" office:value="1578" calcext:value-type="float">
            <text:p>1578</text:p>
          </table:table-cell>
          <table:table-cell office:value-type="float" office:value="1556" calcext:value-type="float">
            <text:p>1556</text:p>
          </table:table-cell>
          <table:table-cell office:value-type="float" office:value="1.87605" calcext:value-type="float">
            <text:p>1.87605</text:p>
          </table:table-cell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0.330236143896" calcext:value-type="float">
            <text:p>0.3302361439</text:p>
          </table:table-cell>
          <table:table-cell office:value-type="float" office:value="0.00256306237105" calcext:value-type="float">
            <text:p>0.0025630624</text:p>
          </table:table-cell>
          <table:table-cell office:value-type="float" office:value="-3.24" calcext:value-type="float">
            <text:p>-3.24</text:p>
          </table:table-cell>
          <table:table-cell office:value-type="float" office:value="1578" calcext:value-type="float">
            <text:p>1578</text:p>
          </table:table-cell>
          <table:table-cell office:value-type="float" office:value="1554" calcext:value-type="float">
            <text:p>1554</text:p>
          </table:table-cell>
          <table:table-cell office:value-type="float" office:value="1.7055" calcext:value-type="float">
            <text:p>1.7055</text:p>
          </table:table-cell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0.346450509326" calcext:value-type="float">
            <text:p>0.3464505093</text:p>
          </table:table-cell>
          <table:table-cell office:value-type="float" office:value="0.00157235442188" calcext:value-type="float">
            <text:p>0.0015723544</text:p>
          </table:table-cell>
          <table:table-cell office:value-type="float" office:value="-3.66" calcext:value-type="float">
            <text:p>-3.66</text:p>
          </table:table-cell>
          <table:table-cell office:value-type="float" office:value="1579" calcext:value-type="float">
            <text:p>1579</text:p>
          </table:table-cell>
          <table:table-cell office:value-type="float" office:value="1552" calcext:value-type="float">
            <text:p>1552</text:p>
          </table:table-cell>
          <table:table-cell office:value-type="float" office:value="1.7055" calcext:value-type="float">
            <text:p>1.7055</text:p>
          </table:table-cell>
        </table:table-row>
        <table:table-row table:style-name="ro1">
          <table:table-cell office:value-type="float" office:value="2.38" calcext:value-type="float">
            <text:p>2.38</text:p>
          </table:table-cell>
          <table:table-cell office:value-type="float" office:value="0.364280344477" calcext:value-type="float">
            <text:p>0.3642803445</text:p>
          </table:table-cell>
          <table:table-cell office:value-type="float" office:value="0.000406752678734" calcext:value-type="float">
            <text:p>0.0004067527</text:p>
          </table:table-cell>
          <table:table-cell office:value-type="float" office:value="-3.92" calcext:value-type="float">
            <text:p>-3.92</text:p>
          </table:table-cell>
          <table:table-cell office:value-type="float" office:value="1578" calcext:value-type="float">
            <text:p>1578</text:p>
          </table:table-cell>
          <table:table-cell office:value-type="float" office:value="1552" calcext:value-type="float">
            <text:p>1552</text:p>
          </table:table-cell>
          <table:table-cell office:value-type="float" office:value="1.87605" calcext:value-type="float">
            <text:p>1.87605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.38048047995" calcext:value-type="float">
            <text:p>0.38048048</text:p>
          </table:table-cell>
          <table:table-cell office:value-type="float" office:value="-0.000779216488049" calcext:value-type="float">
            <text:p>-0.0007792165</text:p>
          </table:table-cell>
          <table:table-cell office:value-type="float" office:value="-4.35" calcext:value-type="float">
            <text:p>-4.35</text:p>
          </table:table-cell>
          <table:table-cell office:value-type="float" office:value="1578" calcext:value-type="float">
            <text:p>1578</text:p>
          </table:table-cell>
          <table:table-cell office:value-type="float" office:value="1552" calcext:value-type="float">
            <text:p>1552</text:p>
          </table:table-cell>
          <table:table-cell office:value-type="float" office:value="1.7055" calcext:value-type="float">
            <text:p>1.7055</text:p>
          </table:table-cell>
        </table:table-row>
        <table:table-row table:style-name="ro1">
          <table:table-cell office:value-type="float" office:value="2.42" calcext:value-type="float">
            <text:p>2.42</text:p>
          </table:table-cell>
          <table:table-cell office:value-type="float" office:value="0.398324091948" calcext:value-type="float">
            <text:p>0.3983240919</text:p>
          </table:table-cell>
          <table:table-cell office:value-type="float" office:value="-0.0022613365062" calcext:value-type="float">
            <text:p>-0.0022613365</text:p>
          </table:table-cell>
          <table:table-cell office:value-type="float" office:value="-4.92" calcext:value-type="float">
            <text:p>-4.92</text:p>
          </table:table-cell>
          <table:table-cell office:value-type="float" office:value="1579" calcext:value-type="float">
            <text:p>1579</text:p>
          </table:table-cell>
          <table:table-cell office:value-type="float" office:value="1548" calcext:value-type="float">
            <text:p>1548</text:p>
          </table:table-cell>
          <table:table-cell office:value-type="float" office:value="1.87605" calcext:value-type="float">
            <text:p>1.87605</text:p>
          </table:table-cell>
        </table:table-row>
        <table:table-row table:style-name="ro1">
          <table:table-cell office:value-type="float" office:value="2.44" calcext:value-type="float">
            <text:p>2.44</text:p>
          </table:table-cell>
          <table:table-cell office:value-type="float" office:value="0.416214004126" calcext:value-type="float">
            <text:p>0.4162140041</text:p>
          </table:table-cell>
          <table:table-cell office:value-type="float" office:value="-0.00387337662104" calcext:value-type="float">
            <text:p>-0.0038733766</text:p>
          </table:table-cell>
          <table:table-cell office:value-type="float" office:value="-5.31" calcext:value-type="float">
            <text:p>-5.31</text:p>
          </table:table-cell>
          <table:table-cell office:value-type="float" office:value="1578" calcext:value-type="float">
            <text:p>1578</text:p>
          </table:table-cell>
          <table:table-cell office:value-type="float" office:value="1542" calcext:value-type="float">
            <text:p>1542</text:p>
          </table:table-cell>
          <table:table-cell office:value-type="float" office:value="1.87605" calcext:value-type="float">
            <text:p>1.87605</text:p>
          </table:table-cell>
        </table:table-row>
        <table:table-row table:style-name="ro1">
          <table:table-cell office:value-type="float" office:value="2.46" calcext:value-type="float">
            <text:p>2.46</text:p>
          </table:table-cell>
          <table:table-cell office:value-type="float" office:value="0.434223326025" calcext:value-type="float">
            <text:p>0.434223326</text:p>
          </table:table-cell>
          <table:table-cell office:value-type="float" office:value="-0.00562444718141" calcext:value-type="float">
            <text:p>-0.0056244472</text:p>
          </table:table-cell>
          <table:table-cell office:value-type="float" office:value="-5.69" calcext:value-type="float">
            <text:p>-5.69</text:p>
          </table:table-cell>
          <table:table-cell office:value-type="float" office:value="1578" calcext:value-type="float">
            <text:p>1578</text:p>
          </table:table-cell>
          <table:table-cell office:value-type="float" office:value="1528" calcext:value-type="float">
            <text:p>1528</text:p>
          </table:table-cell>
          <table:table-cell office:value-type="float" office:value="1.87605" calcext:value-type="float">
            <text:p>1.87605</text:p>
          </table:table-cell>
        </table:table-row>
        <table:table-row table:style-name="ro1">
          <table:table-cell office:value-type="float" office:value="2.48" calcext:value-type="float">
            <text:p>2.48</text:p>
          </table:table-cell>
          <table:table-cell office:value-type="float" office:value="0.452380218943" calcext:value-type="float">
            <text:p>0.4523802189</text:p>
          </table:table-cell>
          <table:table-cell office:value-type="float" office:value="-0.00756015746554" calcext:value-type="float">
            <text:p>-0.0075601575</text:p>
          </table:table-cell>
          <table:table-cell office:value-type="float" office:value="-6.19" calcext:value-type="float">
            <text:p>-6.19</text:p>
          </table:table-cell>
          <table:table-cell office:value-type="float" office:value="1579" calcext:value-type="float">
            <text:p>1579</text:p>
          </table:table-cell>
          <table:table-cell office:value-type="float" office:value="1510" calcext:value-type="float">
            <text:p>1510</text:p>
          </table:table-cell>
          <table:table-cell office:value-type="float" office:value="1.87605" calcext:value-type="float">
            <text:p>1.87605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472473666139" calcext:value-type="float">
            <text:p>0.4724736661</text:p>
          </table:table-cell>
          <table:table-cell office:value-type="float" office:value="-0.00991306410738" calcext:value-type="float">
            <text:p>-0.0099130641</text:p>
          </table:table-cell>
          <table:table-cell office:value-type="float" office:value="-6.73" calcext:value-type="float">
            <text:p>-6.73</text:p>
          </table:table-cell>
          <table:table-cell office:value-type="float" office:value="1578" calcext:value-type="float">
            <text:p>1578</text:p>
          </table:table-cell>
          <table:table-cell office:value-type="float" office:value="1477" calcext:value-type="float">
            <text:p>1477</text:p>
          </table:table-cell>
          <table:table-cell office:value-type="float" office:value="2.0466" calcext:value-type="float">
            <text:p>2.0466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0.490957172259" calcext:value-type="float">
            <text:p>0.4909571723</text:p>
          </table:table-cell>
          <table:table-cell table:style-name="ce1" office:value-type="float" office:value="-0.012218767143" calcext:value-type="float">
            <text:p>-1.22E-02</text:p>
          </table:table-cell>
          <table:table-cell office:value-type="float" office:value="-7.14" calcext:value-type="float">
            <text:p>-7.14</text:p>
          </table:table-cell>
          <table:table-cell office:value-type="float" office:value="1578" calcext:value-type="float">
            <text:p>1578</text:p>
          </table:table-cell>
          <table:table-cell office:value-type="float" office:value="1467" calcext:value-type="float">
            <text:p>1467</text:p>
          </table:table-cell>
          <table:table-cell office:value-type="float" office:value="1.87605" calcext:value-type="float">
            <text:p>1.87605</text:p>
          </table:table-cell>
        </table:table-row>
        <table:table-row table:style-name="ro1">
          <table:table-cell office:value-type="float" office:value="2.54" calcext:value-type="float">
            <text:p>2.54</text:p>
          </table:table-cell>
          <table:table-cell office:value-type="float" office:value="0.511145175852" calcext:value-type="float">
            <text:p>0.5111451759</text:p>
          </table:table-cell>
          <table:table-cell table:style-name="ce1" office:value-type="float" office:value="-0.0148863965665" calcext:value-type="float">
            <text:p>-1.49E-02</text:p>
          </table:table-cell>
          <table:table-cell office:value-type="float" office:value="-7.55" calcext:value-type="float">
            <text:p>-7.55</text:p>
          </table:table-cell>
          <table:table-cell office:value-type="float" office:value="1578" calcext:value-type="float">
            <text:p>1578</text:p>
          </table:table-cell>
          <table:table-cell office:value-type="float" office:value="1462" calcext:value-type="float">
            <text:p>1462</text:p>
          </table:table-cell>
          <table:table-cell office:value-type="float" office:value="2.0466" calcext:value-type="float">
            <text:p>2.0466</text:p>
          </table:table-cell>
        </table:table-row>
        <table:table-row table:style-name="ro1">
          <table:table-cell office:value-type="float" office:value="2.56" calcext:value-type="float">
            <text:p>2.56</text:p>
          </table:table-cell>
          <table:table-cell office:value-type="float" office:value="0.531336831044" calcext:value-type="float">
            <text:p>0.531336831</text:p>
          </table:table-cell>
          <table:table-cell table:style-name="ce1" office:value-type="float" office:value="-0.0176563417198" calcext:value-type="float">
            <text:p>-1.77E-02</text:p>
          </table:table-cell>
          <table:table-cell office:value-type="float" office:value="-7.83" calcext:value-type="float">
            <text:p>-7.83</text:p>
          </table:table-cell>
          <table:table-cell office:value-type="float" office:value="1578" calcext:value-type="float">
            <text:p>1578</text:p>
          </table:table-cell>
          <table:table-cell office:value-type="float" office:value="1460" calcext:value-type="float">
            <text:p>1460</text:p>
          </table:table-cell>
          <table:table-cell office:value-type="float" office:value="2.0466" calcext:value-type="float">
            <text:p>2.0466</text:p>
          </table:table-cell>
        </table:table-row>
        <table:table-row table:style-name="ro1">
          <table:table-cell office:value-type="float" office:value="2.58" calcext:value-type="float">
            <text:p>2.58</text:p>
          </table:table-cell>
          <table:table-cell office:value-type="float" office:value="0.549836902627" calcext:value-type="float">
            <text:p>0.5498369026</text:p>
          </table:table-cell>
          <table:table-cell office:value-type="float" office:value="-0.0202605817007" calcext:value-type="float">
            <text:p>-0.0202605817</text:p>
          </table:table-cell>
          <table:table-cell office:value-type="float" office:value="-8.03" calcext:value-type="float">
            <text:p>-8.03</text:p>
          </table:table-cell>
          <table:table-cell office:value-type="float" office:value="1578" calcext:value-type="float">
            <text:p>1578</text:p>
          </table:table-cell>
          <table:table-cell office:value-type="float" office:value="1460" calcext:value-type="float">
            <text:p>1460</text:p>
          </table:table-cell>
          <table:table-cell office:value-type="float" office:value="1.87605" calcext:value-type="float">
            <text:p>1.87605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570013201176" calcext:value-type="float">
            <text:p>0.5700132012</text:p>
          </table:table-cell>
          <table:table-cell office:value-type="float" office:value="-0.0231397433672" calcext:value-type="float">
            <text:p>-0.0231397434</text:p>
          </table:table-cell>
          <table:table-cell office:value-type="float" office:value="-8.14" calcext:value-type="float">
            <text:p>-8.14</text:p>
          </table:table-cell>
          <table:table-cell office:value-type="float" office:value="1578" calcext:value-type="float">
            <text:p>1578</text:p>
          </table:table-cell>
          <table:table-cell office:value-type="float" office:value="1460" calcext:value-type="float">
            <text:p>1460</text:p>
          </table:table-cell>
          <table:table-cell office:value-type="float" office:value="2.0466" calcext:value-type="float">
            <text:p>2.0466</text:p>
          </table:table-cell>
        </table:table-row>
        <table:table-row table:style-name="ro1">
          <table:table-cell office:value-type="float" office:value="2.62" calcext:value-type="float">
            <text:p>2.62</text:p>
          </table:table-cell>
          <table:table-cell office:value-type="float" office:value="0.590207915679" calcext:value-type="float">
            <text:p>0.5902079157</text:p>
          </table:table-cell>
          <table:table-cell office:value-type="float" office:value="-0.0260120886079" calcext:value-type="float">
            <text:p>-0.0260120886</text:p>
          </table:table-cell>
          <table:table-cell office:value-type="float" office:value="-8.11" calcext:value-type="float">
            <text:p>-8.11</text:p>
          </table:table-cell>
          <table:table-cell office:value-type="float" office:value="1579" calcext:value-type="float">
            <text:p>1579</text:p>
          </table:table-cell>
          <table:table-cell office:value-type="float" office:value="1458" calcext:value-type="float">
            <text:p>1458</text:p>
          </table:table-cell>
          <table:table-cell office:value-type="float" office:value="2.0466" calcext:value-type="float">
            <text:p>2.0466</text:p>
          </table:table-cell>
        </table:table-row>
        <table:table-row table:style-name="ro1">
          <table:table-cell office:value-type="float" office:value="2.64" calcext:value-type="float">
            <text:p>2.64</text:p>
          </table:table-cell>
          <table:table-cell office:value-type="float" office:value="0.608727963811" calcext:value-type="float">
            <text:p>0.6087279638</text:p>
          </table:table-cell>
          <table:table-cell office:value-type="float" office:value="-0.0286439210091" calcext:value-type="float">
            <text:p>-0.028643921</text:p>
          </table:table-cell>
          <table:table-cell office:value-type="float" office:value="-8.1" calcext:value-type="float">
            <text:p>-8.1</text:p>
          </table:table-cell>
          <table:table-cell office:value-type="float" office:value="1578" calcext:value-type="float">
            <text:p>1578</text:p>
          </table:table-cell>
          <table:table-cell office:value-type="float" office:value="1457" calcext:value-type="float">
            <text:p>1457</text:p>
          </table:table-cell>
          <table:table-cell office:value-type="float" office:value="1.87605" calcext:value-type="float">
            <text:p>1.87605</text:p>
          </table:table-cell>
        </table:table-row>
        <table:table-row table:style-name="ro1">
          <table:table-cell office:value-type="float" office:value="2.66" calcext:value-type="float">
            <text:p>2.66</text:p>
          </table:table-cell>
          <table:table-cell office:value-type="float" office:value="0.630615169515" calcext:value-type="float">
            <text:p>0.6306151695</text:p>
          </table:table-cell>
          <table:table-cell office:value-type="float" office:value="-0.0317533996833" calcext:value-type="float">
            <text:p>-0.0317533997</text:p>
          </table:table-cell>
          <table:table-cell office:value-type="float" office:value="-8.1" calcext:value-type="float">
            <text:p>-8.1</text:p>
          </table:table-cell>
          <table:table-cell office:value-type="float" office:value="1578" calcext:value-type="float">
            <text:p>1578</text:p>
          </table:table-cell>
          <table:table-cell office:value-type="float" office:value="1457" calcext:value-type="float">
            <text:p>1457</text:p>
          </table:table-cell>
          <table:table-cell office:value-type="float" office:value="2.21715" calcext:value-type="float">
            <text:p>2.21715</text:p>
          </table:table-cell>
        </table:table-row>
        <table:table-row table:style-name="ro1">
          <table:table-cell office:value-type="float" office:value="2.68" calcext:value-type="float">
            <text:p>2.68</text:p>
          </table:table-cell>
          <table:table-cell office:value-type="float" office:value="0.650814885631" calcext:value-type="float">
            <text:p>0.6508148856</text:p>
          </table:table-cell>
          <table:table-cell office:value-type="float" office:value="-0.0345904914072" calcext:value-type="float">
            <text:p>-0.0345904914</text:p>
          </table:table-cell>
          <table:table-cell office:value-type="float" office:value="-8.01" calcext:value-type="float">
            <text:p>-8.01</text:p>
          </table:table-cell>
          <table:table-cell office:value-type="float" office:value="1579" calcext:value-type="float">
            <text:p>1579</text:p>
          </table:table-cell>
          <table:table-cell office:value-type="float" office:value="1458" calcext:value-type="float">
            <text:p>1458</text:p>
          </table:table-cell>
          <table:table-cell office:value-type="float" office:value="2.0466" calcext:value-type="float">
            <text:p>2.0466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0.671074541275" calcext:value-type="float">
            <text:p>0.6710745413</text:p>
          </table:table-cell>
          <table:table-cell office:value-type="float" office:value="-0.0373679689746" calcext:value-type="float">
            <text:p>-0.037367969</text:p>
          </table:table-cell>
          <table:table-cell office:value-type="float" office:value="-7.81" calcext:value-type="float">
            <text:p>-7.81</text:p>
          </table:table-cell>
          <table:table-cell office:value-type="float" office:value="1578" calcext:value-type="float">
            <text:p>1578</text:p>
          </table:table-cell>
          <table:table-cell office:value-type="float" office:value="1452" calcext:value-type="float">
            <text:p>1452</text:p>
          </table:table-cell>
          <table:table-cell office:value-type="float" office:value="2.0466" calcext:value-type="float">
            <text:p>2.0466</text:p>
          </table:table-cell>
        </table:table-row>
        <table:table-row table:style-name="ro1">
          <table:table-cell office:value-type="float" office:value="2.72" calcext:value-type="float">
            <text:p>2.72</text:p>
          </table:table-cell>
          <table:table-cell office:value-type="float" office:value="0.691113283177" calcext:value-type="float">
            <text:p>0.6911132832</text:p>
          </table:table-cell>
          <table:table-cell office:value-type="float" office:value="-0.0401142510426" calcext:value-type="float">
            <text:p>-0.040114251</text:p>
          </table:table-cell>
          <table:table-cell office:value-type="float" office:value="-7.75" calcext:value-type="float">
            <text:p>-7.75</text:p>
          </table:table-cell>
          <table:table-cell office:value-type="float" office:value="1579" calcext:value-type="float">
            <text:p>1579</text:p>
          </table:table-cell>
          <table:table-cell office:value-type="float" office:value="1428" calcext:value-type="float">
            <text:p>1428</text:p>
          </table:table-cell>
          <table:table-cell office:value-type="float" office:value="2.0466" calcext:value-type="float">
            <text:p>2.0466</text:p>
          </table:table-cell>
        </table:table-row>
        <table:table-row table:style-name="ro1">
          <table:table-cell office:value-type="float" office:value="2.74" calcext:value-type="float">
            <text:p>2.74</text:p>
          </table:table-cell>
          <table:table-cell office:value-type="float" office:value="0.712617426467" calcext:value-type="float">
            <text:p>0.7126174265</text:p>
          </table:table-cell>
          <table:table-cell office:value-type="float" office:value="-0.0430906942608" calcext:value-type="float">
            <text:p>-0.0430906943</text:p>
          </table:table-cell>
          <table:table-cell office:value-type="float" office:value="-7.78" calcext:value-type="float">
            <text:p>-7.78</text:p>
          </table:table-cell>
          <table:table-cell office:value-type="float" office:value="1576" calcext:value-type="float">
            <text:p>1576</text:p>
          </table:table-cell>
          <table:table-cell office:value-type="float" office:value="1412" calcext:value-type="float">
            <text:p>1412</text:p>
          </table:table-cell>
          <table:table-cell office:value-type="float" office:value="2.21715" calcext:value-type="float">
            <text:p>2.21715</text:p>
          </table:table-cell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0.732447900991" calcext:value-type="float">
            <text:p>0.732447901</text:p>
          </table:table-cell>
          <table:table-cell office:value-type="float" office:value="-0.0457957221727" calcext:value-type="float">
            <text:p>-0.0457957222</text:p>
          </table:table-cell>
          <table:table-cell office:value-type="float" office:value="-7.67" calcext:value-type="float">
            <text:p>-7.67</text:p>
          </table:table-cell>
          <table:table-cell office:value-type="float" office:value="1576" calcext:value-type="float">
            <text:p>1576</text:p>
          </table:table-cell>
          <table:table-cell office:value-type="float" office:value="1410" calcext:value-type="float">
            <text:p>1410</text:p>
          </table:table-cell>
          <table:table-cell office:value-type="float" office:value="2.0466" calcext:value-type="float">
            <text:p>2.0466</text:p>
          </table:table-cell>
        </table:table-row>
        <table:table-row table:style-name="ro1">
          <table:table-cell office:value-type="float" office:value="2.78" calcext:value-type="float">
            <text:p>2.78</text:p>
          </table:table-cell>
          <table:table-cell office:value-type="float" office:value="0.75393037189" calcext:value-type="float">
            <text:p>0.7539303719</text:p>
          </table:table-cell>
          <table:table-cell office:value-type="float" office:value="-0.0486348796511" calcext:value-type="float">
            <text:p>-0.0486348797</text:p>
          </table:table-cell>
          <table:table-cell office:value-type="float" office:value="-7.42" calcext:value-type="float">
            <text:p>-7.42</text:p>
          </table:table-cell>
          <table:table-cell office:value-type="float" office:value="1579" calcext:value-type="float">
            <text:p>1579</text:p>
          </table:table-cell>
          <table:table-cell office:value-type="float" office:value="1409" calcext:value-type="float">
            <text:p>1409</text:p>
          </table:table-cell>
          <table:table-cell office:value-type="float" office:value="2.21715" calcext:value-type="float">
            <text:p>2.21715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0.773777448426" calcext:value-type="float">
            <text:p>0.7737774484</text:p>
          </table:table-cell>
          <table:table-cell office:value-type="float" office:value="-0.0512118533983" calcext:value-type="float">
            <text:p>-0.0512118534</text:p>
          </table:table-cell>
          <table:table-cell office:value-type="float" office:value="-7.3" calcext:value-type="float">
            <text:p>-7.3</text:p>
          </table:table-cell>
          <table:table-cell office:value-type="float" office:value="1578" calcext:value-type="float">
            <text:p>1578</text:p>
          </table:table-cell>
          <table:table-cell office:value-type="float" office:value="1410" calcext:value-type="float">
            <text:p>1410</text:p>
          </table:table-cell>
          <table:table-cell office:value-type="float" office:value="2.0466" calcext:value-type="float">
            <text:p>2.0466</text:p>
          </table:table-cell>
        </table:table-row>
        <table:table-row table:style-name="ro1">
          <table:table-cell office:value-type="float" office:value="2.82" calcext:value-type="float">
            <text:p>2.82</text:p>
          </table:table-cell>
          <table:table-cell office:value-type="float" office:value="0.796944260233" calcext:value-type="float">
            <text:p>0.7969442602</text:p>
          </table:table-cell>
          <table:table-cell office:value-type="float" office:value="-0.0541362548568" calcext:value-type="float">
            <text:p>-0.0541362549</text:p>
          </table:table-cell>
          <table:table-cell office:value-type="float" office:value="-7.08" calcext:value-type="float">
            <text:p>-7.08</text:p>
          </table:table-cell>
          <table:table-cell office:value-type="float" office:value="1576" calcext:value-type="float">
            <text:p>1576</text:p>
          </table:table-cell>
          <table:table-cell office:value-type="float" office:value="1410" calcext:value-type="float">
            <text:p>1410</text:p>
          </table:table-cell>
          <table:table-cell office:value-type="float" office:value="2.3877" calcext:value-type="float">
            <text:p>2.3877</text:p>
          </table:table-cell>
        </table:table-row>
        <table:table-row table:style-name="ro1">
          <table:table-cell office:value-type="float" office:value="2.84" calcext:value-type="float">
            <text:p>2.84</text:p>
          </table:table-cell>
          <table:table-cell office:value-type="float" office:value="0.816814889611" calcext:value-type="float">
            <text:p>0.8168148896</text:p>
          </table:table-cell>
          <table:table-cell office:value-type="float" office:value="-0.0565192142244" calcext:value-type="float">
            <text:p>-0.0565192142</text:p>
          </table:table-cell>
          <table:table-cell office:value-type="float" office:value="-6.74" calcext:value-type="float">
            <text:p>-6.74</text:p>
          </table:table-cell>
          <table:table-cell office:value-type="float" office:value="1578" calcext:value-type="float">
            <text:p>1578</text:p>
          </table:table-cell>
          <table:table-cell office:value-type="float" office:value="1410" calcext:value-type="float">
            <text:p>1410</text:p>
          </table:table-cell>
          <table:table-cell office:value-type="float" office:value="2.0466" calcext:value-type="float">
            <text:p>2.0466</text:p>
          </table:table-cell>
        </table:table-row>
        <table:table-row table:style-name="ro1">
          <table:table-cell office:value-type="float" office:value="2.86" calcext:value-type="float">
            <text:p>2.86</text:p>
          </table:table-cell>
          <table:table-cell office:value-type="float" office:value="0.838357481688" calcext:value-type="float">
            <text:p>0.8383574817</text:p>
          </table:table-cell>
          <table:table-cell office:value-type="float" office:value="-0.0589649188457" calcext:value-type="float">
            <text:p>-0.0589649188</text:p>
          </table:table-cell>
          <table:table-cell office:value-type="float" office:value="-6.37" calcext:value-type="float">
            <text:p>-6.37</text:p>
          </table:table-cell>
          <table:table-cell office:value-type="float" office:value="1577" calcext:value-type="float">
            <text:p>1577</text:p>
          </table:table-cell>
          <table:table-cell office:value-type="float" office:value="1410" calcext:value-type="float">
            <text:p>1410</text:p>
          </table:table-cell>
          <table:table-cell office:value-type="float" office:value="2.21715" calcext:value-type="float">
            <text:p>2.21715</text:p>
          </table:table-cell>
        </table:table-row>
        <table:table-row table:style-name="ro1">
          <table:table-cell office:value-type="float" office:value="2.88" calcext:value-type="float">
            <text:p>2.88</text:p>
          </table:table-cell>
          <table:table-cell office:value-type="float" office:value="0.859847731009" calcext:value-type="float">
            <text:p>0.859847731</text:p>
          </table:table-cell>
          <table:table-cell office:value-type="float" office:value="-0.0612732011338" calcext:value-type="float">
            <text:p>-0.0612732011</text:p>
          </table:table-cell>
          <table:table-cell office:value-type="float" office:value="-6.01" calcext:value-type="float">
            <text:p>-6.01</text:p>
          </table:table-cell>
          <table:table-cell office:value-type="float" office:value="1576" calcext:value-type="float">
            <text:p>1576</text:p>
          </table:table-cell>
          <table:table-cell office:value-type="float" office:value="1405" calcext:value-type="float">
            <text:p>1405</text:p>
          </table:table-cell>
          <table:table-cell office:value-type="float" office:value="2.21715" calcext:value-type="float">
            <text:p>2.21715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0.881138567247" calcext:value-type="float">
            <text:p>0.8811385672</text:p>
          </table:table-cell>
          <table:table-cell office:value-type="float" office:value="-0.063425548532" calcext:value-type="float">
            <text:p>-0.0634255485</text:p>
          </table:table-cell>
          <table:table-cell office:value-type="float" office:value="-5.61" calcext:value-type="float">
            <text:p>-5.61</text:p>
          </table:table-cell>
          <table:table-cell office:value-type="float" office:value="1578" calcext:value-type="float">
            <text:p>1578</text:p>
          </table:table-cell>
          <table:table-cell office:value-type="float" office:value="1389" calcext:value-type="float">
            <text:p>1389</text:p>
          </table:table-cell>
          <table:table-cell office:value-type="float" office:value="2.21715" calcext:value-type="float">
            <text:p>2.21715</text:p>
          </table:table-cell>
        </table:table-row>
        <table:table-row table:style-name="ro1">
          <table:table-cell office:value-type="float" office:value="2.92" calcext:value-type="float">
            <text:p>2.92</text:p>
          </table:table-cell>
          <table:table-cell office:value-type="float" office:value="0.902387465052" calcext:value-type="float">
            <text:p>0.9023874651</text:p>
          </table:table-cell>
          <table:table-cell office:value-type="float" office:value="-0.0654205421488" calcext:value-type="float">
            <text:p>-0.0654205421</text:p>
          </table:table-cell>
          <table:table-cell office:value-type="float" office:value="-5.19" calcext:value-type="float">
            <text:p>-5.19</text:p>
          </table:table-cell>
          <table:table-cell office:value-type="float" office:value="1577" calcext:value-type="float">
            <text:p>1577</text:p>
          </table:table-cell>
          <table:table-cell office:value-type="float" office:value="1381" calcext:value-type="float">
            <text:p>1381</text:p>
          </table:table-cell>
          <table:table-cell office:value-type="float" office:value="2.21715" calcext:value-type="float">
            <text:p>2.21715</text:p>
          </table:table-cell>
        </table:table-row>
        <table:table-row table:style-name="ro1">
          <table:table-cell office:value-type="float" office:value="2.94" calcext:value-type="float">
            <text:p>2.94</text:p>
          </table:table-cell>
          <table:table-cell office:value-type="float" office:value="0.923469883433" calcext:value-type="float">
            <text:p>0.9234698834</text:p>
          </table:table-cell>
          <table:table-cell office:value-type="float" office:value="-0.0672454261345" calcext:value-type="float">
            <text:p>-0.0672454261</text:p>
          </table:table-cell>
          <table:table-cell office:value-type="float" office:value="-4.74" calcext:value-type="float">
            <text:p>-4.74</text:p>
          </table:table-cell>
          <table:table-cell office:value-type="float" office:value="1578" calcext:value-type="float">
            <text:p>1578</text:p>
          </table:table-cell>
          <table:table-cell office:value-type="float" office:value="1356" calcext:value-type="float">
            <text:p>1356</text:p>
          </table:table-cell>
          <table:table-cell office:value-type="float" office:value="2.21715" calcext:value-type="float">
            <text:p>2.21715</text:p>
          </table:table-cell>
        </table:table-row>
        <table:table-row table:style-name="ro1">
          <table:table-cell office:value-type="float" office:value="2.96" calcext:value-type="float">
            <text:p>2.96</text:p>
          </table:table-cell>
          <table:table-cell office:value-type="float" office:value="0.946090821783" calcext:value-type="float">
            <text:p>0.9460908218</text:p>
          </table:table-cell>
          <table:table-cell office:value-type="float" office:value="-0.0690538301159" calcext:value-type="float">
            <text:p>-0.0690538301</text:p>
          </table:table-cell>
          <table:table-cell office:value-type="float" office:value="-4.33" calcext:value-type="float">
            <text:p>-4.33</text:p>
          </table:table-cell>
          <table:table-cell office:value-type="float" office:value="1576" calcext:value-type="float">
            <text:p>1576</text:p>
          </table:table-cell>
          <table:table-cell office:value-type="float" office:value="1344" calcext:value-type="float">
            <text:p>1344</text:p>
          </table:table-cell>
          <table:table-cell office:value-type="float" office:value="2.3877" calcext:value-type="float">
            <text:p>2.3877</text:p>
          </table:table-cell>
        </table:table-row>
        <table:table-row table:style-name="ro1">
          <table:table-cell office:value-type="float" office:value="2.98" calcext:value-type="float">
            <text:p>2.98</text:p>
          </table:table-cell>
          <table:table-cell office:value-type="float" office:value="0.967070704448" calcext:value-type="float">
            <text:p>0.9670707044</text:p>
          </table:table-cell>
          <table:table-cell office:value-type="float" office:value="-0.0705358883051" calcext:value-type="float">
            <text:p>-0.0705358883</text:p>
          </table:table-cell>
          <table:table-cell office:value-type="float" office:value="-3.81" calcext:value-type="float">
            <text:p>-3.81</text:p>
          </table:table-cell>
          <table:table-cell office:value-type="float" office:value="1576" calcext:value-type="float">
            <text:p>1576</text:p>
          </table:table-cell>
          <table:table-cell office:value-type="float" office:value="1339" calcext:value-type="float">
            <text:p>1339</text:p>
          </table:table-cell>
          <table:table-cell office:value-type="float" office:value="2.21715" calcext:value-type="float">
            <text:p>2.217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89677303868" calcext:value-type="float">
            <text:p>0.9896773039</text:p>
          </table:table-cell>
          <table:table-cell office:value-type="float" office:value="-0.0719221801797" calcext:value-type="float">
            <text:p>-0.0719221802</text:p>
          </table:table-cell>
          <table:table-cell office:value-type="float" office:value="-3.26" calcext:value-type="float">
            <text:p>-3.26</text:p>
          </table:table-cell>
          <table:table-cell office:value-type="float" office:value="1576" calcext:value-type="float">
            <text:p>1576</text:p>
          </table:table-cell>
          <table:table-cell office:value-type="float" office:value="1339" calcext:value-type="float">
            <text:p>1339</text:p>
          </table:table-cell>
          <table:table-cell office:value-type="float" office:value="2.3877" calcext:value-type="float">
            <text:p>2.3877</text:p>
          </table:table-cell>
        </table:table-row>
        <table:table-row table:style-name="ro1">
          <table:table-cell office:value-type="float" office:value="3.02" calcext:value-type="float">
            <text:p>3.02</text:p>
          </table:table-cell>
          <table:table-cell office:value-type="float" office:value="1.01069166738" calcext:value-type="float">
            <text:p>1.0106916674</text:p>
          </table:table-cell>
          <table:table-cell table:style-name="ce1" office:value-type="float" office:value="-0.0730452173301" calcext:value-type="float">
            <text:p>-7.30E-02</text:p>
          </table:table-cell>
          <table:table-cell office:value-type="float" office:value="-2.83" calcext:value-type="float">
            <text:p>-2.83</text:p>
          </table:table-cell>
          <table:table-cell office:value-type="float" office:value="1576" calcext:value-type="float">
            <text:p>1576</text:p>
          </table:table-cell>
          <table:table-cell office:value-type="float" office:value="1341" calcext:value-type="float">
            <text:p>1341</text:p>
          </table:table-cell>
          <table:table-cell office:value-type="float" office:value="2.21715" calcext:value-type="float">
            <text:p>2.21715</text:p>
          </table:table-cell>
        </table:table-row>
        <table:table-row table:style-name="ro1">
          <table:table-cell office:value-type="float" office:value="3.04" calcext:value-type="float">
            <text:p>3.04</text:p>
          </table:table-cell>
          <table:table-cell office:value-type="float" office:value="1.0317394663" calcext:value-type="float">
            <text:p>1.0317394663</text:p>
          </table:table-cell>
          <table:table-cell office:value-type="float" office:value="-0.0738889636945" calcext:value-type="float">
            <text:p>-0.0738889637</text:p>
          </table:table-cell>
          <table:table-cell office:value-type="float" office:value="-2.07" calcext:value-type="float">
            <text:p>-2.07</text:p>
          </table:table-cell>
          <table:table-cell office:value-type="float" office:value="1576" calcext:value-type="float">
            <text:p>1576</text:p>
          </table:table-cell>
          <table:table-cell office:value-type="float" office:value="1344" calcext:value-type="float">
            <text:p>1344</text:p>
          </table:table-cell>
          <table:table-cell office:value-type="float" office:value="2.21715" calcext:value-type="float">
            <text:p>2.21715</text:p>
          </table:table-cell>
        </table:table-row>
        <table:table-row table:style-name="ro1">
          <table:table-cell office:value-type="float" office:value="3.06" calcext:value-type="float">
            <text:p>3.06</text:p>
          </table:table-cell>
          <table:table-cell office:value-type="float" office:value="1.0545739416" calcext:value-type="float">
            <text:p>1.0545739416</text:p>
          </table:table-cell>
          <table:table-cell office:value-type="float" office:value="-0.0745046508208" calcext:value-type="float">
            <text:p>-0.0745046508</text:p>
          </table:table-cell>
          <table:table-cell office:value-type="float" office:value="-1.33" calcext:value-type="float">
            <text:p>-1.33</text:p>
          </table:table-cell>
          <table:table-cell office:value-type="float" office:value="1576" calcext:value-type="float">
            <text:p>1576</text:p>
          </table:table-cell>
          <table:table-cell office:value-type="float" office:value="1364" calcext:value-type="float">
            <text:p>1364</text:p>
          </table:table-cell>
          <table:table-cell office:value-type="float" office:value="2.3877" calcext:value-type="float">
            <text:p>2.3877</text:p>
          </table:table-cell>
        </table:table-row>
        <table:table-row table:style-name="ro1">
          <table:table-cell office:value-type="float" office:value="3.08" calcext:value-type="float">
            <text:p>3.08</text:p>
          </table:table-cell>
          <table:table-cell office:value-type="float" office:value="1.07586807311" calcext:value-type="float">
            <text:p>1.0758680731</text:p>
          </table:table-cell>
          <table:table-cell office:value-type="float" office:value="-0.0747883343894" calcext:value-type="float">
            <text:p>-0.0747883344</text:p>
          </table:table-cell>
          <table:table-cell office:value-type="float" office:value="-0.58" calcext:value-type="float">
            <text:p>-0.58</text:p>
          </table:table-cell>
          <table:table-cell office:value-type="float" office:value="1576" calcext:value-type="float">
            <text:p>1576</text:p>
          </table:table-cell>
          <table:table-cell office:value-type="float" office:value="1376" calcext:value-type="float">
            <text:p>1376</text:p>
          </table:table-cell>
          <table:table-cell office:value-type="float" office:value="2.21715" calcext:value-type="float">
            <text:p>2.21715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1.09905953209" calcext:value-type="float">
            <text:p>1.0990595321</text:p>
          </table:table-cell>
          <table:table-cell office:value-type="float" office:value="-0.0747590588723" calcext:value-type="float">
            <text:p>-0.0747590589</text:p>
          </table:table-cell>
          <table:table-cell office:value-type="float" office:value="0.22" calcext:value-type="float">
            <text:p>0.22</text:p>
          </table:table-cell>
          <table:table-cell office:value-type="float" office:value="1576" calcext:value-type="float">
            <text:p>1576</text:p>
          </table:table-cell>
          <table:table-cell office:value-type="float" office:value="1400" calcext:value-type="float">
            <text:p>1400</text:p>
          </table:table-cell>
          <table:table-cell office:value-type="float" office:value="2.3877" calcext:value-type="float">
            <text:p>2.3877</text:p>
          </table:table-cell>
        </table:table-row>
        <table:table-row table:style-name="ro1">
          <table:table-cell office:value-type="float" office:value="3.12" calcext:value-type="float">
            <text:p>3.12</text:p>
          </table:table-cell>
          <table:table-cell office:value-type="float" office:value="1.12226150742" calcext:value-type="float">
            <text:p>1.1222615074</text:p>
          </table:table-cell>
          <table:table-cell office:value-type="float" office:value="-0.0744005054077" calcext:value-type="float">
            <text:p>-0.0744005054</text:p>
          </table:table-cell>
          <table:table-cell office:value-type="float" office:value="1.03" calcext:value-type="float">
            <text:p>1.03</text:p>
          </table:table-cell>
          <table:table-cell office:value-type="float" office:value="1576" calcext:value-type="float">
            <text:p>1576</text:p>
          </table:table-cell>
          <table:table-cell office:value-type="float" office:value="1401" calcext:value-type="float">
            <text:p>1401</text:p>
          </table:table-cell>
          <table:table-cell office:value-type="float" office:value="2.3877" calcext:value-type="float">
            <text:p>2.3877</text:p>
          </table:table-cell>
        </table:table-row>
        <table:table-row table:style-name="ro1">
          <table:table-cell office:value-type="float" office:value="3.14" calcext:value-type="float">
            <text:p>3.14</text:p>
          </table:table-cell>
          <table:table-cell office:value-type="float" office:value="1.14545314726" calcext:value-type="float">
            <text:p>1.1454531473</text:p>
          </table:table-cell>
          <table:table-cell office:value-type="float" office:value="-0.0736775222854" calcext:value-type="float">
            <text:p>-0.0736775223</text:p>
          </table:table-cell>
          <table:table-cell office:value-type="float" office:value="1.93" calcext:value-type="float">
            <text:p>1.93</text:p>
          </table:table-cell>
          <table:table-cell office:value-type="float" office:value="1576" calcext:value-type="float">
            <text:p>1576</text:p>
          </table:table-cell>
          <table:table-cell office:value-type="float" office:value="1401" calcext:value-type="float">
            <text:p>1401</text:p>
          </table:table-cell>
          <table:table-cell office:value-type="float" office:value="2.3877" calcext:value-type="float">
            <text:p>2.3877</text:p>
          </table:table-cell>
        </table:table-row>
        <table:table-row table:style-name="ro1">
          <table:table-cell office:value-type="float" office:value="3.16" calcext:value-type="float">
            <text:p>3.16</text:p>
          </table:table-cell>
          <table:table-cell office:value-type="float" office:value="1.16866352903" calcext:value-type="float">
            <text:p>1.168663529</text:p>
          </table:table-cell>
          <table:table-cell office:value-type="float" office:value="-0.0726877946687" calcext:value-type="float">
            <text:p>-0.0726877947</text:p>
          </table:table-cell>
          <table:table-cell office:value-type="float" office:value="2.58" calcext:value-type="float">
            <text:p>2.58</text:p>
          </table:table-cell>
          <table:table-cell office:value-type="float" office:value="1576" calcext:value-type="float">
            <text:p>1576</text:p>
          </table:table-cell>
          <table:table-cell office:value-type="float" office:value="1403" calcext:value-type="float">
            <text:p>1403</text:p>
          </table:table-cell>
          <table:table-cell office:value-type="float" office:value="2.3877" calcext:value-type="float">
            <text:p>2.3877</text:p>
          </table:table-cell>
        </table:table-row>
        <table:table-row table:style-name="ro1">
          <table:table-cell office:value-type="float" office:value="3.18" calcext:value-type="float">
            <text:p>3.18</text:p>
          </table:table-cell>
          <table:table-cell office:value-type="float" office:value="1.19187206329" calcext:value-type="float">
            <text:p>1.1918720633</text:p>
          </table:table-cell>
          <table:table-cell office:value-type="float" office:value="-0.0713882020195" calcext:value-type="float">
            <text:p>-0.071388202</text:p>
          </table:table-cell>
          <table:table-cell office:value-type="float" office:value="3.34" calcext:value-type="float">
            <text:p>3.34</text:p>
          </table:table-cell>
          <table:table-cell office:value-type="float" office:value="1576" calcext:value-type="float">
            <text:p>1576</text:p>
          </table:table-cell>
          <table:table-cell office:value-type="float" office:value="1404" calcext:value-type="float">
            <text:p>1404</text:p>
          </table:table-cell>
          <table:table-cell office:value-type="float" office:value="2.3877" calcext:value-type="float">
            <text:p>2.3877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1.21522079467" calcext:value-type="float">
            <text:p>1.2152207947</text:p>
          </table:table-cell>
          <table:table-cell office:value-type="float" office:value="-0.0697728650785" calcext:value-type="float">
            <text:p>-0.0697728651</text:p>
          </table:table-cell>
          <table:table-cell office:value-type="float" office:value="4.06" calcext:value-type="float">
            <text:p>4.06</text:p>
          </table:table-cell>
          <table:table-cell office:value-type="float" office:value="1576" calcext:value-type="float">
            <text:p>1576</text:p>
          </table:table-cell>
          <table:table-cell office:value-type="float" office:value="1415" calcext:value-type="float">
            <text:p>1415</text:p>
          </table:table-cell>
          <table:table-cell office:value-type="float" office:value="2.3877" calcext:value-type="float">
            <text:p>2.3877</text:p>
          </table:table-cell>
        </table:table-row>
        <table:table-row table:style-name="ro1">
          <table:table-cell office:value-type="float" office:value="3.22" calcext:value-type="float">
            <text:p>3.22</text:p>
          </table:table-cell>
          <table:table-cell office:value-type="float" office:value="1.23876202402" calcext:value-type="float">
            <text:p>1.238762024</text:p>
          </table:table-cell>
          <table:table-cell office:value-type="float" office:value="-0.0679194587161" calcext:value-type="float">
            <text:p>-0.0679194587</text:p>
          </table:table-cell>
          <table:table-cell office:value-type="float" office:value="4.56" calcext:value-type="float">
            <text:p>4.56</text:p>
          </table:table-cell>
          <table:table-cell office:value-type="float" office:value="1576" calcext:value-type="float">
            <text:p>1576</text:p>
          </table:table-cell>
          <table:table-cell office:value-type="float" office:value="1430" calcext:value-type="float">
            <text:p>1430</text:p>
          </table:table-cell>
          <table:table-cell office:value-type="float" office:value="2.3877" calcext:value-type="float">
            <text:p>2.3877</text:p>
          </table:table-cell>
        </table:table-row>
        <table:table-row table:style-name="ro1">
          <table:table-cell office:value-type="float" office:value="3.24" calcext:value-type="float">
            <text:p>3.24</text:p>
          </table:table-cell>
          <table:table-cell office:value-type="float" office:value="1.26422238493" calcext:value-type="float">
            <text:p>1.2642223849</text:p>
          </table:table-cell>
          <table:table-cell office:value-type="float" office:value="-0.0657558913349" calcext:value-type="float">
            <text:p>-0.0657558913</text:p>
          </table:table-cell>
          <table:table-cell office:value-type="float" office:value="4.85" calcext:value-type="float">
            <text:p>4.85</text:p>
          </table:table-cell>
          <table:table-cell office:value-type="float" office:value="1575" calcext:value-type="float">
            <text:p>1575</text:p>
          </table:table-cell>
          <table:table-cell office:value-type="float" office:value="1453" calcext:value-type="float">
            <text:p>1453</text:p>
          </table:table-cell>
          <table:table-cell office:value-type="float" office:value="2.55825" calcext:value-type="float">
            <text:p>2.55825</text:p>
          </table:table-cell>
        </table:table-row>
        <table:table-row table:style-name="ro1">
          <table:table-cell office:value-type="float" office:value="3.26" calcext:value-type="float">
            <text:p>3.26</text:p>
          </table:table-cell>
          <table:table-cell office:value-type="float" office:value="1.28960984048" calcext:value-type="float">
            <text:p>1.2896098405</text:p>
          </table:table-cell>
          <table:table-cell office:value-type="float" office:value="-0.0633519817069" calcext:value-type="float">
            <text:p>-0.0633519817</text:p>
          </table:table-cell>
          <table:table-cell office:value-type="float" office:value="5.39" calcext:value-type="float">
            <text:p>5.39</text:p>
          </table:table-cell>
          <table:table-cell office:value-type="float" office:value="1576" calcext:value-type="float">
            <text:p>1576</text:p>
          </table:table-cell>
          <table:table-cell office:value-type="float" office:value="1458" calcext:value-type="float">
            <text:p>1458</text:p>
          </table:table-cell>
          <table:table-cell office:value-type="float" office:value="2.55825" calcext:value-type="float">
            <text:p>2.55825</text:p>
          </table:table-cell>
        </table:table-row>
        <table:table-row table:style-name="ro1">
          <table:table-cell office:value-type="float" office:value="3.28" calcext:value-type="float">
            <text:p>3.28</text:p>
          </table:table-cell>
          <table:table-cell office:value-type="float" office:value="1.31326627852" calcext:value-type="float">
            <text:p>1.3132662785</text:p>
          </table:table-cell>
          <table:table-cell office:value-type="float" office:value="-0.0609147279602" calcext:value-type="float">
            <text:p>-0.060914728</text:p>
          </table:table-cell>
          <table:table-cell office:value-type="float" office:value="5.86" calcext:value-type="float">
            <text:p>5.86</text:p>
          </table:table-cell>
          <table:table-cell office:value-type="float" office:value="1577" calcext:value-type="float">
            <text:p>1577</text:p>
          </table:table-cell>
          <table:table-cell office:value-type="float" office:value="1460" calcext:value-type="float">
            <text:p>1460</text:p>
          </table:table-cell>
          <table:table-cell office:value-type="float" office:value="2.3877" calcext:value-type="float">
            <text:p>2.3877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1.34028776786" calcext:value-type="float">
            <text:p>1.3402877679</text:p>
          </table:table-cell>
          <table:table-cell office:value-type="float" office:value="-0.0578872155037" calcext:value-type="float">
            <text:p>-0.0578872155</text:p>
          </table:table-cell>
          <table:table-cell office:value-type="float" office:value="6.37" calcext:value-type="float">
            <text:p>6.37</text:p>
          </table:table-cell>
          <table:table-cell office:value-type="float" office:value="1576" calcext:value-type="float">
            <text:p>1576</text:p>
          </table:table-cell>
          <table:table-cell office:value-type="float" office:value="1459" calcext:value-type="float">
            <text:p>1459</text:p>
          </table:table-cell>
          <table:table-cell office:value-type="float" office:value="2.7288" calcext:value-type="float">
            <text:p>2.7288</text:p>
          </table:table-cell>
        </table:table-row>
        <table:table-row table:style-name="ro1">
          <table:table-cell office:value-type="float" office:value="3.32" calcext:value-type="float">
            <text:p>3.32</text:p>
          </table:table-cell>
          <table:table-cell office:value-type="float" office:value="1.36390620814" calcext:value-type="float">
            <text:p>1.3639062081</text:p>
          </table:table-cell>
          <table:table-cell office:value-type="float" office:value="-0.0551034428612" calcext:value-type="float">
            <text:p>-0.0551034429</text:p>
          </table:table-cell>
          <table:table-cell office:value-type="float" office:value="6.7" calcext:value-type="float">
            <text:p>6.7</text:p>
          </table:table-cell>
          <table:table-cell office:value-type="float" office:value="1576" calcext:value-type="float">
            <text:p>1576</text:p>
          </table:table-cell>
          <table:table-cell office:value-type="float" office:value="1460" calcext:value-type="float">
            <text:p>1460</text:p>
          </table:table-cell>
          <table:table-cell office:value-type="float" office:value="2.3877" calcext:value-type="float">
            <text:p>2.3877</text:p>
          </table:table-cell>
        </table:table-row>
        <table:table-row table:style-name="ro1">
          <table:table-cell office:value-type="float" office:value="3.34" calcext:value-type="float">
            <text:p>3.34</text:p>
          </table:table-cell>
          <table:table-cell office:value-type="float" office:value="1.39089612364" calcext:value-type="float">
            <text:p>1.3908961236</text:p>
          </table:table-cell>
          <table:table-cell office:value-type="float" office:value="-0.0518969064085" calcext:value-type="float">
            <text:p>-0.0518969064</text:p>
          </table:table-cell>
          <table:table-cell office:value-type="float" office:value="6.75" calcext:value-type="float">
            <text:p>6.75</text:p>
          </table:table-cell>
          <table:table-cell office:value-type="float" office:value="1577" calcext:value-type="float">
            <text:p>1577</text:p>
          </table:table-cell>
          <table:table-cell office:value-type="float" office:value="1460" calcext:value-type="float">
            <text:p>1460</text:p>
          </table:table-cell>
          <table:table-cell office:value-type="float" office:value="2.7288" calcext:value-type="float">
            <text:p>2.7288</text:p>
          </table:table-cell>
        </table:table-row>
        <table:table-row table:style-name="ro1">
          <table:table-cell office:value-type="float" office:value="3.36" calcext:value-type="float">
            <text:p>3.36</text:p>
          </table:table-cell>
          <table:table-cell office:value-type="float" office:value="1.41615352641" calcext:value-type="float">
            <text:p>1.4161535264</text:p>
          </table:table-cell>
          <table:table-cell office:value-type="float" office:value="-0.0486889951574" calcext:value-type="float">
            <text:p>-0.0486889952</text:p>
          </table:table-cell>
          <table:table-cell office:value-type="float" office:value="7.21" calcext:value-type="float">
            <text:p>7.21</text:p>
          </table:table-cell>
          <table:table-cell office:value-type="float" office:value="1576" calcext:value-type="float">
            <text:p>1576</text:p>
          </table:table-cell>
          <table:table-cell office:value-type="float" office:value="1462" calcext:value-type="float">
            <text:p>1462</text:p>
          </table:table-cell>
          <table:table-cell office:value-type="float" office:value="2.55825" calcext:value-type="float">
            <text:p>2.55825</text:p>
          </table:table-cell>
        </table:table-row>
        <table:table-row table:style-name="ro1">
          <table:table-cell office:value-type="float" office:value="3.38" calcext:value-type="float">
            <text:p>3.38</text:p>
          </table:table-cell>
          <table:table-cell office:value-type="float" office:value="1.44139218255" calcext:value-type="float">
            <text:p>1.4413921826</text:p>
          </table:table-cell>
          <table:table-cell office:value-type="float" office:value="-0.0453356845007" calcext:value-type="float">
            <text:p>-0.0453356845</text:p>
          </table:table-cell>
          <table:table-cell office:value-type="float" office:value="7.54" calcext:value-type="float">
            <text:p>7.54</text:p>
          </table:table-cell>
          <table:table-cell office:value-type="float" office:value="1576" calcext:value-type="float">
            <text:p>1576</text:p>
          </table:table-cell>
          <table:table-cell office:value-type="float" office:value="1462" calcext:value-type="float">
            <text:p>1462</text:p>
          </table:table-cell>
          <table:table-cell office:value-type="float" office:value="2.55825" calcext:value-type="float">
            <text:p>2.55825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1.46831662271" calcext:value-type="float">
            <text:p>1.4683166227</text:p>
          </table:table-cell>
          <table:table-cell office:value-type="float" office:value="-0.0417813954616" calcext:value-type="float">
            <text:p>-0.0417813955</text:p>
          </table:table-cell>
          <table:table-cell office:value-type="float" office:value="7.49" calcext:value-type="float">
            <text:p>7.49</text:p>
          </table:table-cell>
          <table:table-cell office:value-type="float" office:value="1576" calcext:value-type="float">
            <text:p>1576</text:p>
          </table:table-cell>
          <table:table-cell office:value-type="float" office:value="1462" calcext:value-type="float">
            <text:p>1462</text:p>
          </table:table-cell>
          <table:table-cell office:value-type="float" office:value="2.7288" calcext:value-type="float">
            <text:p>2.7288</text:p>
          </table:table-cell>
        </table:table-row>
        <table:table-row table:style-name="ro1">
          <table:table-cell office:value-type="float" office:value="3.42" calcext:value-type="float">
            <text:p>3.42</text:p>
          </table:table-cell>
          <table:table-cell office:value-type="float" office:value="1.4935500208" calcext:value-type="float">
            <text:p>1.4935500208</text:p>
          </table:table-cell>
          <table:table-cell office:value-type="float" office:value="-0.0383884495246" calcext:value-type="float">
            <text:p>-0.0383884495</text:p>
          </table:table-cell>
          <table:table-cell office:value-type="float" office:value="7.63" calcext:value-type="float">
            <text:p>7.63</text:p>
          </table:table-cell>
          <table:table-cell office:value-type="float" office:value="1577" calcext:value-type="float">
            <text:p>1577</text:p>
          </table:table-cell>
          <table:table-cell office:value-type="float" office:value="1462" calcext:value-type="float">
            <text:p>1462</text:p>
          </table:table-cell>
          <table:table-cell office:value-type="float" office:value="2.55825" calcext:value-type="float">
            <text:p>2.55825</text:p>
          </table:table-cell>
        </table:table-row>
        <table:table-row table:style-name="ro1">
          <table:table-cell office:value-type="float" office:value="3.44" calcext:value-type="float">
            <text:p>3.44</text:p>
          </table:table-cell>
          <table:table-cell office:value-type="float" office:value="1.51876969883" calcext:value-type="float">
            <text:p>1.5187696988</text:p>
          </table:table-cell>
          <table:table-cell office:value-type="float" office:value="-0.0348942516915" calcext:value-type="float">
            <text:p>-0.0348942517</text:p>
          </table:table-cell>
          <table:table-cell office:value-type="float" office:value="7.86" calcext:value-type="float">
            <text:p>7.86</text:p>
          </table:table-cell>
          <table:table-cell office:value-type="float" office:value="1576" calcext:value-type="float">
            <text:p>1576</text:p>
          </table:table-cell>
          <table:table-cell office:value-type="float" office:value="1462" calcext:value-type="float">
            <text:p>1462</text:p>
          </table:table-cell>
          <table:table-cell office:value-type="float" office:value="2.55825" calcext:value-type="float">
            <text:p>2.55825</text:p>
          </table:table-cell>
        </table:table-row>
        <table:table-row table:style-name="ro1">
          <table:table-cell office:value-type="float" office:value="3.46" calcext:value-type="float">
            <text:p>3.46</text:p>
          </table:table-cell>
          <table:table-cell office:value-type="float" office:value="1.54386947053" calcext:value-type="float">
            <text:p>1.5438694705</text:p>
          </table:table-cell>
          <table:table-cell office:value-type="float" office:value="-0.0313783730932" calcext:value-type="float">
            <text:p>-0.0313783731</text:p>
          </table:table-cell>
          <table:table-cell office:value-type="float" office:value="7.92" calcext:value-type="float">
            <text:p>7.92</text:p>
          </table:table-cell>
          <table:table-cell office:value-type="float" office:value="1576" calcext:value-type="float">
            <text:p>1576</text:p>
          </table:table-cell>
          <table:table-cell office:value-type="float" office:value="1473" calcext:value-type="float">
            <text:p>1473</text:p>
          </table:table-cell>
          <table:table-cell office:value-type="float" office:value="2.55825" calcext:value-type="float">
            <text:p>2.55825</text:p>
          </table:table-cell>
        </table:table-row>
        <table:table-row table:style-name="ro1">
          <table:table-cell office:value-type="float" office:value="3.48" calcext:value-type="float">
            <text:p>3.48</text:p>
          </table:table-cell>
          <table:table-cell office:value-type="float" office:value="1.5706364655" calcext:value-type="float">
            <text:p>1.5706364655</text:p>
          </table:table-cell>
          <table:table-cell office:value-type="float" office:value="-0.0276641339334" calcext:value-type="float">
            <text:p>-0.0276641339</text:p>
          </table:table-cell>
          <table:table-cell office:value-type="float" office:value="7.84" calcext:value-type="float">
            <text:p>7.84</text:p>
          </table:table-cell>
          <table:table-cell office:value-type="float" office:value="1576" calcext:value-type="float">
            <text:p>1576</text:p>
          </table:table-cell>
          <table:table-cell office:value-type="float" office:value="1474" calcext:value-type="float">
            <text:p>1474</text:p>
          </table:table-cell>
          <table:table-cell office:value-type="float" office:value="2.7288" calcext:value-type="float">
            <text:p>2.7288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1.59739249516" calcext:value-type="float">
            <text:p>1.5973924952</text:p>
          </table:table-cell>
          <table:table-cell office:value-type="float" office:value="-0.0238705157681" calcext:value-type="float">
            <text:p>-0.0238705158</text:p>
          </table:table-cell>
          <table:table-cell office:value-type="float" office:value="8.01" calcext:value-type="float">
            <text:p>8.01</text:p>
          </table:table-cell>
          <table:table-cell office:value-type="float" office:value="1577" calcext:value-type="float">
            <text:p>1577</text:p>
          </table:table-cell>
          <table:table-cell office:value-type="float" office:value="1474" calcext:value-type="float">
            <text:p>1474</text:p>
          </table:table-cell>
          <table:table-cell office:value-type="float" office:value="2.7288" calcext:value-type="float">
            <text:p>2.7288</text:p>
          </table:table-cell>
        </table:table-row>
        <table:table-row table:style-name="ro1">
          <table:table-cell office:value-type="float" office:value="3.52" calcext:value-type="float">
            <text:p>3.52</text:p>
          </table:table-cell>
          <table:table-cell office:value-type="float" office:value="1.62415500353" calcext:value-type="float">
            <text:p>1.6241550035</text:p>
          </table:table-cell>
          <table:table-cell office:value-type="float" office:value="-0.0201235871357" calcext:value-type="float">
            <text:p>-0.0201235871</text:p>
          </table:table-cell>
          <table:table-cell office:value-type="float" office:value="7.91" calcext:value-type="float">
            <text:p>7.91</text:p>
          </table:table-cell>
          <table:table-cell office:value-type="float" office:value="1576" calcext:value-type="float">
            <text:p>1576</text:p>
          </table:table-cell>
          <table:table-cell office:value-type="float" office:value="1474" calcext:value-type="float">
            <text:p>1474</text:p>
          </table:table-cell>
          <table:table-cell office:value-type="float" office:value="2.7288" calcext:value-type="float">
            <text:p>2.7288</text:p>
          </table:table-cell>
        </table:table-row>
        <table:table-row table:style-name="ro1">
          <table:table-cell office:value-type="float" office:value="3.54" calcext:value-type="float">
            <text:p>3.54</text:p>
          </table:table-cell>
          <table:table-cell office:value-type="float" office:value="1.64924822981" calcext:value-type="float">
            <text:p>1.6492482298</text:p>
          </table:table-cell>
          <table:table-cell office:value-type="float" office:value="-0.0166388160053" calcext:value-type="float">
            <text:p>-0.016638816</text:p>
          </table:table-cell>
          <table:table-cell office:value-type="float" office:value="7.85" calcext:value-type="float">
            <text:p>7.85</text:p>
          </table:table-cell>
          <table:table-cell office:value-type="float" office:value="1576" calcext:value-type="float">
            <text:p>1576</text:p>
          </table:table-cell>
          <table:table-cell office:value-type="float" office:value="1474" calcext:value-type="float">
            <text:p>1474</text:p>
          </table:table-cell>
          <table:table-cell office:value-type="float" office:value="2.55825" calcext:value-type="float">
            <text:p>2.55825</text:p>
          </table:table-cell>
        </table:table-row>
        <table:table-row table:style-name="ro1">
          <table:table-cell office:value-type="float" office:value="3.56" calcext:value-type="float">
            <text:p>3.56</text:p>
          </table:table-cell>
          <table:table-cell office:value-type="float" office:value="1.676027149" calcext:value-type="float">
            <text:p>1.676027149</text:p>
          </table:table-cell>
          <table:table-cell office:value-type="float" office:value="-0.0128443320738" calcext:value-type="float">
            <text:p>-0.0128443321</text:p>
          </table:table-cell>
          <table:table-cell office:value-type="float" office:value="8.01" calcext:value-type="float">
            <text:p>8.01</text:p>
          </table:table-cell>
          <table:table-cell office:value-type="float" office:value="1576" calcext:value-type="float">
            <text:p>1576</text:p>
          </table:table-cell>
          <table:table-cell office:value-type="float" office:value="1472" calcext:value-type="float">
            <text:p>1472</text:p>
          </table:table-cell>
          <table:table-cell office:value-type="float" office:value="2.7288" calcext:value-type="float">
            <text:p>2.7288</text:p>
          </table:table-cell>
        </table:table-row>
        <table:table-row table:style-name="ro1">
          <table:table-cell office:value-type="float" office:value="3.58" calcext:value-type="float">
            <text:p>3.58</text:p>
          </table:table-cell>
          <table:table-cell office:value-type="float" office:value="1.70284535857" calcext:value-type="float">
            <text:p>1.7028453586</text:p>
          </table:table-cell>
          <table:table-cell office:value-type="float" office:value="-0.00908602592848" calcext:value-type="float">
            <text:p>-0.0090860259</text:p>
          </table:table-cell>
          <table:table-cell office:value-type="float" office:value="7.93" calcext:value-type="float">
            <text:p>7.93</text:p>
          </table:table-cell>
          <table:table-cell office:value-type="float" office:value="1576" calcext:value-type="float">
            <text:p>1576</text:p>
          </table:table-cell>
          <table:table-cell office:value-type="float" office:value="1469" calcext:value-type="float">
            <text:p>1469</text:p>
          </table:table-cell>
          <table:table-cell office:value-type="float" office:value="2.7288" calcext:value-type="float">
            <text:p>2.7288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1.72970445035" calcext:value-type="float">
            <text:p>1.7297044504</text:p>
          </table:table-cell>
          <table:table-cell office:value-type="float" office:value="-0.00537811462906" calcext:value-type="float">
            <text:p>-0.0053781146</text:p>
          </table:table-cell>
          <table:table-cell office:value-type="float" office:value="7.82" calcext:value-type="float">
            <text:p>7.82</text:p>
          </table:table-cell>
          <table:table-cell office:value-type="float" office:value="1576" calcext:value-type="float">
            <text:p>1576</text:p>
          </table:table-cell>
          <table:table-cell office:value-type="float" office:value="1466" calcext:value-type="float">
            <text:p>1466</text:p>
          </table:table-cell>
          <table:table-cell office:value-type="float" office:value="2.7288" calcext:value-type="float">
            <text:p>2.7288</text:p>
          </table:table-cell>
        </table:table-row>
        <table:table-row table:style-name="ro1">
          <table:table-cell office:value-type="float" office:value="3.62" calcext:value-type="float">
            <text:p>3.62</text:p>
          </table:table-cell>
          <table:table-cell office:value-type="float" office:value="1.75663726408" calcext:value-type="float">
            <text:p>1.7566372641</text:p>
          </table:table-cell>
          <table:table-cell office:value-type="float" office:value="-0.00171987759185" calcext:value-type="float">
            <text:p>-0.0017198776</text:p>
          </table:table-cell>
          <table:table-cell office:value-type="float" office:value="7.71" calcext:value-type="float">
            <text:p>7.71</text:p>
          </table:table-cell>
          <table:table-cell office:value-type="float" office:value="1577" calcext:value-type="float">
            <text:p>1577</text:p>
          </table:table-cell>
          <table:table-cell office:value-type="float" office:value="1460" calcext:value-type="float">
            <text:p>1460</text:p>
          </table:table-cell>
          <table:table-cell office:value-type="float" office:value="2.7288" calcext:value-type="float">
            <text:p>2.7288</text:p>
          </table:table-cell>
        </table:table-row>
        <table:table-row table:style-name="ro1">
          <table:table-cell office:value-type="float" office:value="3.64" calcext:value-type="float">
            <text:p>3.64</text:p>
          </table:table-cell>
          <table:table-cell office:value-type="float" office:value="1.78525617587" calcext:value-type="float">
            <text:p>1.7852561759</text:p>
          </table:table-cell>
          <table:table-cell office:value-type="float" office:value="0.00214783410694" calcext:value-type="float">
            <text:p>0.0021478341</text:p>
          </table:table-cell>
          <table:table-cell office:value-type="float" office:value="7.67" calcext:value-type="float">
            <text:p>7.67</text:p>
          </table:table-cell>
          <table:table-cell office:value-type="float" office:value="1576" calcext:value-type="float">
            <text:p>1576</text:p>
          </table:table-cell>
          <table:table-cell office:value-type="float" office:value="1460" calcext:value-type="float">
            <text:p>1460</text:p>
          </table:table-cell>
          <table:table-cell office:value-type="float" office:value="2.89935" calcext:value-type="float">
            <text:p>2.89935</text:p>
          </table:table-cell>
        </table:table-row>
        <table:table-row table:style-name="ro1">
          <table:table-cell office:value-type="float" office:value="3.66" calcext:value-type="float">
            <text:p>3.66</text:p>
          </table:table-cell>
          <table:table-cell office:value-type="float" office:value="1.8122058144" calcext:value-type="float">
            <text:p>1.8122058144</text:p>
          </table:table-cell>
          <table:table-cell office:value-type="float" office:value="0.00567912868646" calcext:value-type="float">
            <text:p>0.0056791287</text:p>
          </table:table-cell>
          <table:table-cell office:value-type="float" office:value="7.44" calcext:value-type="float">
            <text:p>7.44</text:p>
          </table:table-cell>
          <table:table-cell office:value-type="float" office:value="1576" calcext:value-type="float">
            <text:p>1576</text:p>
          </table:table-cell>
          <table:table-cell office:value-type="float" office:value="1460" calcext:value-type="float">
            <text:p>1460</text:p>
          </table:table-cell>
          <table:table-cell office:value-type="float" office:value="2.7288" calcext:value-type="float">
            <text:p>2.7288</text:p>
          </table:table-cell>
        </table:table-row>
        <table:table-row table:style-name="ro1">
          <table:table-cell office:value-type="float" office:value="3.68" calcext:value-type="float">
            <text:p>3.68</text:p>
          </table:table-cell>
          <table:table-cell office:value-type="float" office:value="1.83915606459" calcext:value-type="float">
            <text:p>1.8391560646</text:p>
          </table:table-cell>
          <table:table-cell table:style-name="ce1" office:value-type="float" office:value="0.00920572017012" calcext:value-type="float">
            <text:p>9.21E-03</text:p>
          </table:table-cell>
          <table:table-cell office:value-type="float" office:value="7.43" calcext:value-type="float">
            <text:p>7.43</text:p>
          </table:table-cell>
          <table:table-cell office:value-type="float" office:value="1576" calcext:value-type="float">
            <text:p>1576</text:p>
          </table:table-cell>
          <table:table-cell office:value-type="float" office:value="1460" calcext:value-type="float">
            <text:p>1460</text:p>
          </table:table-cell>
          <table:table-cell office:value-type="float" office:value="2.7288" calcext:value-type="float">
            <text:p>2.7288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1.86612880474" calcext:value-type="float">
            <text:p>1.8661288047</text:p>
          </table:table-cell>
          <table:table-cell table:style-name="ce1" office:value-type="float" office:value="0.0126431345976" calcext:value-type="float">
            <text:p>1.26E-02</text:p>
          </table:table-cell>
          <table:table-cell office:value-type="float" office:value="7.24" calcext:value-type="float">
            <text:p>7.24</text:p>
          </table:table-cell>
          <table:table-cell office:value-type="float" office:value="1577" calcext:value-type="float">
            <text:p>1577</text:p>
          </table:table-cell>
          <table:table-cell office:value-type="float" office:value="1459" calcext:value-type="float">
            <text:p>1459</text:p>
          </table:table-cell>
          <table:table-cell office:value-type="float" office:value="2.7288" calcext:value-type="float">
            <text:p>2.7288</text:p>
          </table:table-cell>
        </table:table-row>
        <table:table-row table:style-name="ro1">
          <table:table-cell office:value-type="float" office:value="3.72" calcext:value-type="float">
            <text:p>3.72</text:p>
          </table:table-cell>
          <table:table-cell office:value-type="float" office:value="1.89478326001" calcext:value-type="float">
            <text:p>1.89478326</text:p>
          </table:table-cell>
          <table:table-cell table:style-name="ce1" office:value-type="float" office:value="0.0162359861428" calcext:value-type="float">
            <text:p>1.62E-02</text:p>
          </table:table-cell>
          <table:table-cell office:value-type="float" office:value="7.12" calcext:value-type="float">
            <text:p>7.12</text:p>
          </table:table-cell>
          <table:table-cell office:value-type="float" office:value="1576" calcext:value-type="float">
            <text:p>1576</text:p>
          </table:table-cell>
          <table:table-cell office:value-type="float" office:value="1460" calcext:value-type="float">
            <text:p>1460</text:p>
          </table:table-cell>
          <table:table-cell office:value-type="float" office:value="2.89935" calcext:value-type="float">
            <text:p>2.89935</text:p>
          </table:table-cell>
        </table:table-row>
        <table:table-row table:style-name="ro1">
          <table:table-cell office:value-type="float" office:value="3.74" calcext:value-type="float">
            <text:p>3.74</text:p>
          </table:table-cell>
          <table:table-cell office:value-type="float" office:value="1.92172696736" calcext:value-type="float">
            <text:p>1.9217269674</text:p>
          </table:table-cell>
          <table:table-cell office:value-type="float" office:value="0.0196398676072" calcext:value-type="float">
            <text:p>0.0196398676</text:p>
          </table:table-cell>
          <table:table-cell office:value-type="float" office:value="7.17" calcext:value-type="float">
            <text:p>7.17</text:p>
          </table:table-cell>
          <table:table-cell office:value-type="float" office:value="1576" calcext:value-type="float">
            <text:p>1576</text:p>
          </table:table-cell>
          <table:table-cell office:value-type="float" office:value="1462" calcext:value-type="float">
            <text:p>1462</text:p>
          </table:table-cell>
          <table:table-cell office:value-type="float" office:value="2.7288" calcext:value-type="float">
            <text:p>2.7288</text:p>
          </table:table-cell>
        </table:table-row>
        <table:table-row table:style-name="ro1">
          <table:table-cell office:value-type="float" office:value="3.76" calcext:value-type="float">
            <text:p>3.76</text:p>
          </table:table-cell>
          <table:table-cell office:value-type="float" office:value="1.95036406425" calcext:value-type="float">
            <text:p>1.9503640643</text:p>
          </table:table-cell>
          <table:table-cell office:value-type="float" office:value="0.0231825164847" calcext:value-type="float">
            <text:p>0.0231825165</text:p>
          </table:table-cell>
          <table:table-cell office:value-type="float" office:value="7.02" calcext:value-type="float">
            <text:p>7.02</text:p>
          </table:table-cell>
          <table:table-cell office:value-type="float" office:value="1576" calcext:value-type="float">
            <text:p>1576</text:p>
          </table:table-cell>
          <table:table-cell office:value-type="float" office:value="1462" calcext:value-type="float">
            <text:p>1462</text:p>
          </table:table-cell>
          <table:table-cell office:value-type="float" office:value="2.89935" calcext:value-type="float">
            <text:p>2.89935</text:p>
          </table:table-cell>
        </table:table-row>
        <table:table-row table:style-name="ro1">
          <table:table-cell office:value-type="float" office:value="3.78" calcext:value-type="float">
            <text:p>3.78</text:p>
          </table:table-cell>
          <table:table-cell office:value-type="float" office:value="1.97726772029" calcext:value-type="float">
            <text:p>1.9772677203</text:p>
          </table:table-cell>
          <table:table-cell office:value-type="float" office:value="0.0265479951978" calcext:value-type="float">
            <text:p>0.0265479952</text:p>
          </table:table-cell>
          <table:table-cell office:value-type="float" office:value="7.09" calcext:value-type="float">
            <text:p>7.09</text:p>
          </table:table-cell>
          <table:table-cell office:value-type="float" office:value="1577" calcext:value-type="float">
            <text:p>1577</text:p>
          </table:table-cell>
          <table:table-cell office:value-type="float" office:value="1466" calcext:value-type="float">
            <text:p>1466</text:p>
          </table:table-cell>
          <table:table-cell office:value-type="float" office:value="2.7288" calcext:value-type="float">
            <text:p>2.7288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2.00585432505" calcext:value-type="float">
            <text:p>2.0058543251</text:p>
          </table:table-cell>
          <table:table-cell office:value-type="float" office:value="0.030210067256" calcext:value-type="float">
            <text:p>0.0302100673</text:p>
          </table:table-cell>
          <table:table-cell office:value-type="float" office:value="7.26" calcext:value-type="float">
            <text:p>7.26</text:p>
          </table:table-cell>
          <table:table-cell office:value-type="float" office:value="1577" calcext:value-type="float">
            <text:p>1577</text:p>
          </table:table-cell>
          <table:table-cell office:value-type="float" office:value="1465" calcext:value-type="float">
            <text:p>1465</text:p>
          </table:table-cell>
          <table:table-cell office:value-type="float" office:value="2.89935" calcext:value-type="float">
            <text:p>2.89935</text:p>
          </table:table-cell>
        </table:table-row>
        <table:table-row table:style-name="ro1">
          <table:table-cell office:value-type="float" office:value="3.82" calcext:value-type="float">
            <text:p>3.82</text:p>
          </table:table-cell>
          <table:table-cell office:value-type="float" office:value="2.03276202503" calcext:value-type="float">
            <text:p>2.032762025</text:p>
          </table:table-cell>
          <table:table-cell office:value-type="float" office:value="0.033542680382" calcext:value-type="float">
            <text:p>0.0335426804</text:p>
          </table:table-cell>
          <table:table-cell office:value-type="float" office:value="7.02" calcext:value-type="float">
            <text:p>7.02</text:p>
          </table:table-cell>
          <table:table-cell office:value-type="float" office:value="1576" calcext:value-type="float">
            <text:p>1576</text:p>
          </table:table-cell>
          <table:table-cell office:value-type="float" office:value="1466" calcext:value-type="float">
            <text:p>1466</text:p>
          </table:table-cell>
          <table:table-cell office:value-type="float" office:value="2.7288" calcext:value-type="float">
            <text:p>2.7288</text:p>
          </table:table-cell>
        </table:table-row>
        <table:table-row table:style-name="ro1">
          <table:table-cell office:value-type="float" office:value="3.84" calcext:value-type="float">
            <text:p>3.84</text:p>
          </table:table-cell>
          <table:table-cell office:value-type="float" office:value="2.06135707417" calcext:value-type="float">
            <text:p>2.0613570742</text:p>
          </table:table-cell>
          <table:table-cell office:value-type="float" office:value="0.0370399739691" calcext:value-type="float">
            <text:p>0.037039974</text:p>
          </table:table-cell>
          <table:table-cell office:value-type="float" office:value="6.93" calcext:value-type="float">
            <text:p>6.93</text:p>
          </table:table-cell>
          <table:table-cell office:value-type="float" office:value="1576" calcext:value-type="float">
            <text:p>1576</text:p>
          </table:table-cell>
          <table:table-cell office:value-type="float" office:value="1466" calcext:value-type="float">
            <text:p>1466</text:p>
          </table:table-cell>
          <table:table-cell office:value-type="float" office:value="2.89935" calcext:value-type="float">
            <text:p>2.89935</text:p>
          </table:table-cell>
        </table:table-row>
        <table:table-row table:style-name="ro1">
          <table:table-cell office:value-type="float" office:value="3.86" calcext:value-type="float">
            <text:p>3.86</text:p>
          </table:table-cell>
          <table:table-cell office:value-type="float" office:value="2.08995306005" calcext:value-type="float">
            <text:p>2.0899530601</text:p>
          </table:table-cell>
          <table:table-cell office:value-type="float" office:value="0.0406272077888" calcext:value-type="float">
            <text:p>0.0406272078</text:p>
          </table:table-cell>
          <table:table-cell office:value-type="float" office:value="7.11" calcext:value-type="float">
            <text:p>7.11</text:p>
          </table:table-cell>
          <table:table-cell office:value-type="float" office:value="1576" calcext:value-type="float">
            <text:p>1576</text:p>
          </table:table-cell>
          <table:table-cell office:value-type="float" office:value="1465" calcext:value-type="float">
            <text:p>1465</text:p>
          </table:table-cell>
          <table:table-cell office:value-type="float" office:value="2.89935" calcext:value-type="float">
            <text:p>2.89935</text:p>
          </table:table-cell>
        </table:table-row>
        <table:table-row table:style-name="ro1">
          <table:table-cell office:value-type="float" office:value="3.88" calcext:value-type="float">
            <text:p>3.88</text:p>
          </table:table-cell>
          <table:table-cell office:value-type="float" office:value="2.11855290289" calcext:value-type="float">
            <text:p>2.1185529029</text:p>
          </table:table-cell>
          <table:table-cell office:value-type="float" office:value="0.0440845792418" calcext:value-type="float">
            <text:p>0.0440845792</text:p>
          </table:table-cell>
          <table:table-cell office:value-type="float" office:value="6.85" calcext:value-type="float">
            <text:p>6.85</text:p>
          </table:table-cell>
          <table:table-cell office:value-type="float" office:value="1577" calcext:value-type="float">
            <text:p>1577</text:p>
          </table:table-cell>
          <table:table-cell office:value-type="float" office:value="1466" calcext:value-type="float">
            <text:p>1466</text:p>
          </table:table-cell>
          <table:table-cell office:value-type="float" office:value="2.89935" calcext:value-type="float">
            <text:p>2.89935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2.14715214957" calcext:value-type="float">
            <text:p>2.1471521496</text:p>
          </table:table-cell>
          <table:table-cell office:value-type="float" office:value="0.0475469413318" calcext:value-type="float">
            <text:p>0.0475469413</text:p>
          </table:table-cell>
          <table:table-cell office:value-type="float" office:value="6.86" calcext:value-type="float">
            <text:p>6.86</text:p>
          </table:table-cell>
          <table:table-cell office:value-type="float" office:value="1576" calcext:value-type="float">
            <text:p>1576</text:p>
          </table:table-cell>
          <table:table-cell office:value-type="float" office:value="1466" calcext:value-type="float">
            <text:p>1466</text:p>
          </table:table-cell>
          <table:table-cell office:value-type="float" office:value="2.89935" calcext:value-type="float">
            <text:p>2.89935</text:p>
          </table:table-cell>
        </table:table-row>
        <table:table-row table:style-name="ro1">
          <table:table-cell office:value-type="float" office:value="3.92" calcext:value-type="float">
            <text:p>3.92</text:p>
          </table:table-cell>
          <table:table-cell office:value-type="float" office:value="2.17405638578" calcext:value-type="float">
            <text:p>2.1740563858</text:p>
          </table:table-cell>
          <table:table-cell office:value-type="float" office:value="0.0509077252674" calcext:value-type="float">
            <text:p>0.0509077253</text:p>
          </table:table-cell>
          <table:table-cell office:value-type="float" office:value="7.08" calcext:value-type="float">
            <text:p>7.08</text:p>
          </table:table-cell>
          <table:table-cell office:value-type="float" office:value="1576" calcext:value-type="float">
            <text:p>1576</text:p>
          </table:table-cell>
          <table:table-cell office:value-type="float" office:value="1466" calcext:value-type="float">
            <text:p>1466</text:p>
          </table:table-cell>
          <table:table-cell office:value-type="float" office:value="2.7288" calcext:value-type="float">
            <text:p>2.7288</text:p>
          </table:table-cell>
        </table:table-row>
        <table:table-row table:style-name="ro1">
          <table:table-cell office:value-type="float" office:value="3.94" calcext:value-type="float">
            <text:p>3.94</text:p>
          </table:table-cell>
          <table:table-cell office:value-type="float" office:value="2.20263402222" calcext:value-type="float">
            <text:p>2.2026340222</text:p>
          </table:table-cell>
          <table:table-cell office:value-type="float" office:value="0.0543499508595" calcext:value-type="float">
            <text:p>0.0543499509</text:p>
          </table:table-cell>
          <table:table-cell office:value-type="float" office:value="6.82" calcext:value-type="float">
            <text:p>6.82</text:p>
          </table:table-cell>
          <table:table-cell office:value-type="float" office:value="1577" calcext:value-type="float">
            <text:p>1577</text:p>
          </table:table-cell>
          <table:table-cell office:value-type="float" office:value="1468" calcext:value-type="float">
            <text:p>1468</text:p>
          </table:table-cell>
          <table:table-cell office:value-type="float" office:value="2.89935" calcext:value-type="float">
            <text:p>2.89935</text:p>
          </table:table-cell>
        </table:table-row>
        <table:table-row table:style-name="ro1">
          <table:table-cell office:value-type="float" office:value="3.96" calcext:value-type="float">
            <text:p>3.96</text:p>
          </table:table-cell>
          <table:table-cell office:value-type="float" office:value="2.2327367737" calcext:value-type="float">
            <text:p>2.2327367737</text:p>
          </table:table-cell>
          <table:table-cell table:style-name="ce1" office:value-type="float" office:value="0.0580008769558" calcext:value-type="float">
            <text:p>5.80E-02</text:p>
          </table:table-cell>
          <table:table-cell office:value-type="float" office:value="6.83" calcext:value-type="float">
            <text:p>6.83</text:p>
          </table:table-cell>
          <table:table-cell office:value-type="float" office:value="1578" calcext:value-type="float">
            <text:p>1578</text:p>
          </table:table-cell>
          <table:table-cell office:value-type="float" office:value="1480" calcext:value-type="float">
            <text:p>1480</text:p>
          </table:table-cell>
          <table:table-cell office:value-type="float" office:value="3.0699" calcext:value-type="float">
            <text:p>3.0699</text:p>
          </table:table-cell>
        </table:table-row>
        <table:table-row table:style-name="ro1">
          <table:table-cell office:value-type="float" office:value="3.98" calcext:value-type="float">
            <text:p>3.98</text:p>
          </table:table-cell>
          <table:table-cell office:value-type="float" office:value="2.26108675331" calcext:value-type="float">
            <text:p>2.2610867533</text:p>
          </table:table-cell>
          <table:table-cell office:value-type="float" office:value="0.0614850610003" calcext:value-type="float">
            <text:p>0.061485061</text:p>
          </table:table-cell>
          <table:table-cell office:value-type="float" office:value="6.91" calcext:value-type="float">
            <text:p>6.91</text:p>
          </table:table-cell>
          <table:table-cell office:value-type="float" office:value="1578" calcext:value-type="float">
            <text:p>1578</text:p>
          </table:table-cell>
          <table:table-cell office:value-type="float" office:value="1486" calcext:value-type="float">
            <text:p>1486</text:p>
          </table:table-cell>
          <table:table-cell office:value-type="float" office:value="2.89935" calcext:value-type="float">
            <text:p>2.899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28936240339" calcext:value-type="float">
            <text:p>2.2893624034</text:p>
          </table:table-cell>
          <table:table-cell office:value-type="float" office:value="0.0649481360705" calcext:value-type="float">
            <text:p>0.0649481361</text:p>
          </table:table-cell>
          <table:table-cell office:value-type="float" office:value="6.87" calcext:value-type="float">
            <text:p>6.87</text:p>
          </table:table-cell>
          <table:table-cell office:value-type="float" office:value="1578" calcext:value-type="float">
            <text:p>1578</text:p>
          </table:table-cell>
          <table:table-cell office:value-type="float" office:value="1492" calcext:value-type="float">
            <text:p>1492</text:p>
          </table:table-cell>
          <table:table-cell office:value-type="float" office:value="2.89935" calcext:value-type="float">
            <text:p>2.89935</text:p>
          </table:table-cell>
        </table:table-row>
        <table:table-row table:style-name="ro1">
          <table:table-cell office:value-type="float" office:value="4.02" calcext:value-type="float">
            <text:p>4.02</text:p>
          </table:table-cell>
          <table:table-cell office:value-type="float" office:value="2.31763097799" calcext:value-type="float">
            <text:p>2.317630978</text:p>
          </table:table-cell>
          <table:table-cell office:value-type="float" office:value="0.0684703950195" calcext:value-type="float">
            <text:p>0.068470395</text:p>
          </table:table-cell>
          <table:table-cell office:value-type="float" office:value="6.99" calcext:value-type="float">
            <text:p>6.99</text:p>
          </table:table-cell>
          <table:table-cell office:value-type="float" office:value="1578" calcext:value-type="float">
            <text:p>1578</text:p>
          </table:table-cell>
          <table:table-cell office:value-type="float" office:value="1492" calcext:value-type="float">
            <text:p>1492</text:p>
          </table:table-cell>
          <table:table-cell office:value-type="float" office:value="2.89935" calcext:value-type="float">
            <text:p>2.89935</text:p>
          </table:table-cell>
        </table:table-row>
        <table:table-row table:style-name="ro1">
          <table:table-cell office:value-type="float" office:value="4.04" calcext:value-type="float">
            <text:p>4.04</text:p>
          </table:table-cell>
          <table:table-cell office:value-type="float" office:value="2.34588252712" calcext:value-type="float">
            <text:p>2.3458825271</text:p>
          </table:table-cell>
          <table:table-cell office:value-type="float" office:value="0.0719181987999" calcext:value-type="float">
            <text:p>0.0719181988</text:p>
          </table:table-cell>
          <table:table-cell office:value-type="float" office:value="6.84" calcext:value-type="float">
            <text:p>6.84</text:p>
          </table:table-cell>
          <table:table-cell office:value-type="float" office:value="1578" calcext:value-type="float">
            <text:p>1578</text:p>
          </table:table-cell>
          <table:table-cell office:value-type="float" office:value="1494" calcext:value-type="float">
            <text:p>1494</text:p>
          </table:table-cell>
          <table:table-cell office:value-type="float" office:value="2.89935" calcext:value-type="float">
            <text:p>2.89935</text:p>
          </table:table-cell>
        </table:table-row>
        <table:table-row table:style-name="ro1">
          <table:table-cell office:value-type="float" office:value="4.06" calcext:value-type="float">
            <text:p>4.06</text:p>
          </table:table-cell>
          <table:table-cell office:value-type="float" office:value="2.37409447448" calcext:value-type="float">
            <text:p>2.3740944745</text:p>
          </table:table-cell>
          <table:table-cell office:value-type="float" office:value="0.0752567456029" calcext:value-type="float">
            <text:p>0.0752567456</text:p>
          </table:table-cell>
          <table:table-cell office:value-type="float" office:value="6.62" calcext:value-type="float">
            <text:p>6.62</text:p>
          </table:table-cell>
          <table:table-cell office:value-type="float" office:value="1578" calcext:value-type="float">
            <text:p>1578</text:p>
          </table:table-cell>
          <table:table-cell office:value-type="float" office:value="1498" calcext:value-type="float">
            <text:p>1498</text:p>
          </table:table-cell>
          <table:table-cell office:value-type="float" office:value="2.89935" calcext:value-type="float">
            <text:p>2.89935</text:p>
          </table:table-cell>
        </table:table-row>
        <table:table-row table:style-name="ro1">
          <table:table-cell office:value-type="float" office:value="4.08" calcext:value-type="float">
            <text:p>4.08</text:p>
          </table:table-cell>
          <table:table-cell office:value-type="float" office:value="2.40379834965" calcext:value-type="float">
            <text:p>2.4037983497</text:p>
          </table:table-cell>
          <table:table-cell office:value-type="float" office:value="0.0787832263641" calcext:value-type="float">
            <text:p>0.0787832264</text:p>
          </table:table-cell>
          <table:table-cell office:value-type="float" office:value="6.6" calcext:value-type="float">
            <text:p>6.6</text:p>
          </table:table-cell>
          <table:table-cell office:value-type="float" office:value="1579" calcext:value-type="float">
            <text:p>1579</text:p>
          </table:table-cell>
          <table:table-cell office:value-type="float" office:value="1510" calcext:value-type="float">
            <text:p>1510</text:p>
          </table:table-cell>
          <table:table-cell office:value-type="float" office:value="3.0699" calcext:value-type="float">
            <text:p>3.0699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2.43342456999" calcext:value-type="float">
            <text:p>2.43342457</text:p>
          </table:table-cell>
          <table:table-cell office:value-type="float" office:value="0.0820911685904" calcext:value-type="float">
            <text:p>0.0820911686</text:p>
          </table:table-cell>
          <table:table-cell office:value-type="float" office:value="6.18" calcext:value-type="float">
            <text:p>6.18</text:p>
          </table:table-cell>
          <table:table-cell office:value-type="float" office:value="1581" calcext:value-type="float">
            <text:p>1581</text:p>
          </table:table-cell>
          <table:table-cell office:value-type="float" office:value="1517" calcext:value-type="float">
            <text:p>1517</text:p>
          </table:table-cell>
          <table:table-cell office:value-type="float" office:value="3.0699" calcext:value-type="float">
            <text:p>3.0699</text:p>
          </table:table-cell>
        </table:table-row>
        <table:table-row table:style-name="ro1">
          <table:table-cell office:value-type="float" office:value="4.12" calcext:value-type="float">
            <text:p>4.12</text:p>
          </table:table-cell>
          <table:table-cell office:value-type="float" office:value="2.4614000926" calcext:value-type="float">
            <text:p>2.4614000926</text:p>
          </table:table-cell>
          <table:table-cell office:value-type="float" office:value="0.0851171275492" calcext:value-type="float">
            <text:p>0.0851171275</text:p>
          </table:table-cell>
          <table:table-cell office:value-type="float" office:value="5.99" calcext:value-type="float">
            <text:p>5.99</text:p>
          </table:table-cell>
          <table:table-cell office:value-type="float" office:value="1581" calcext:value-type="float">
            <text:p>1581</text:p>
          </table:table-cell>
          <table:table-cell office:value-type="float" office:value="1518" calcext:value-type="float">
            <text:p>1518</text:p>
          </table:table-cell>
          <table:table-cell office:value-type="float" office:value="2.89935" calcext:value-type="float">
            <text:p>2.89935</text:p>
          </table:table-cell>
        </table:table-row>
        <table:table-row table:style-name="ro1">
          <table:table-cell office:value-type="float" office:value="4.14" calcext:value-type="float">
            <text:p>4.14</text:p>
          </table:table-cell>
          <table:table-cell office:value-type="float" office:value="2.49102905953" calcext:value-type="float">
            <text:p>2.4910290595</text:p>
          </table:table-cell>
          <table:table-cell office:value-type="float" office:value="0.0882544475312" calcext:value-type="float">
            <text:p>0.0882544475</text:p>
          </table:table-cell>
          <table:table-cell office:value-type="float" office:value="5.85" calcext:value-type="float">
            <text:p>5.85</text:p>
          </table:table-cell>
          <table:table-cell office:value-type="float" office:value="1581" calcext:value-type="float">
            <text:p>1581</text:p>
          </table:table-cell>
          <table:table-cell office:value-type="float" office:value="1518" calcext:value-type="float">
            <text:p>1518</text:p>
          </table:table-cell>
          <table:table-cell office:value-type="float" office:value="3.0699" calcext:value-type="float">
            <text:p>3.0699</text:p>
          </table:table-cell>
        </table:table-row>
        <table:table-row table:style-name="ro1">
          <table:table-cell office:value-type="float" office:value="4.16" calcext:value-type="float">
            <text:p>4.16</text:p>
          </table:table-cell>
          <table:table-cell office:value-type="float" office:value="2.51902157071" calcext:value-type="float">
            <text:p>2.5190215707</text:p>
          </table:table-cell>
          <table:table-cell office:value-type="float" office:value="0.0909581697509" calcext:value-type="float">
            <text:p>0.0909581698</text:p>
          </table:table-cell>
          <table:table-cell office:value-type="float" office:value="5.33" calcext:value-type="float">
            <text:p>5.33</text:p>
          </table:table-cell>
          <table:table-cell office:value-type="float" office:value="1580" calcext:value-type="float">
            <text:p>1580</text:p>
          </table:table-cell>
          <table:table-cell office:value-type="float" office:value="1519" calcext:value-type="float">
            <text:p>1519</text:p>
          </table:table-cell>
          <table:table-cell office:value-type="float" office:value="2.89935" calcext:value-type="float">
            <text:p>2.89935</text:p>
          </table:table-cell>
        </table:table-row>
        <table:table-row table:style-name="ro1">
          <table:table-cell office:value-type="float" office:value="4.18" calcext:value-type="float">
            <text:p>4.18</text:p>
          </table:table-cell>
          <table:table-cell office:value-type="float" office:value="2.54869033697" calcext:value-type="float">
            <text:p>2.548690337</text:p>
          </table:table-cell>
          <table:table-cell office:value-type="float" office:value="0.0936610932308" calcext:value-type="float">
            <text:p>0.0936610932</text:p>
          </table:table-cell>
          <table:table-cell office:value-type="float" office:value="5.01" calcext:value-type="float">
            <text:p>5.01</text:p>
          </table:table-cell>
          <table:table-cell office:value-type="float" office:value="1581" calcext:value-type="float">
            <text:p>1581</text:p>
          </table:table-cell>
          <table:table-cell office:value-type="float" office:value="1518" calcext:value-type="float">
            <text:p>1518</text:p>
          </table:table-cell>
          <table:table-cell office:value-type="float" office:value="3.0699" calcext:value-type="float">
            <text:p>3.0699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2.57835702956" calcext:value-type="float">
            <text:p>2.5783570296</text:p>
          </table:table-cell>
          <table:table-cell office:value-type="float" office:value="0.0962089623114" calcext:value-type="float">
            <text:p>0.0962089623</text:p>
          </table:table-cell>
          <table:table-cell office:value-type="float" office:value="4.71" calcext:value-type="float">
            <text:p>4.71</text:p>
          </table:table-cell>
          <table:table-cell office:value-type="float" office:value="1581" calcext:value-type="float">
            <text:p>1581</text:p>
          </table:table-cell>
          <table:table-cell office:value-type="float" office:value="1519" calcext:value-type="float">
            <text:p>1519</text:p>
          </table:table-cell>
          <table:table-cell office:value-type="float" office:value="3.0699" calcext:value-type="float">
            <text:p>3.0699</text:p>
          </table:table-cell>
        </table:table-row>
        <table:table-row table:style-name="ro1">
          <table:table-cell office:value-type="float" office:value="4.22" calcext:value-type="float">
            <text:p>4.22</text:p>
          </table:table-cell>
          <table:table-cell office:value-type="float" office:value="2.60805557409" calcext:value-type="float">
            <text:p>2.6080555741</text:p>
          </table:table-cell>
          <table:table-cell office:value-type="float" office:value="0.0985287187596" calcext:value-type="float">
            <text:p>0.0985287188</text:p>
          </table:table-cell>
          <table:table-cell office:value-type="float" office:value="4.27" calcext:value-type="float">
            <text:p>4.27</text:p>
          </table:table-cell>
          <table:table-cell office:value-type="float" office:value="1581" calcext:value-type="float">
            <text:p>1581</text:p>
          </table:table-cell>
          <table:table-cell office:value-type="float" office:value="1518" calcext:value-type="float">
            <text:p>1518</text:p>
          </table:table-cell>
          <table:table-cell office:value-type="float" office:value="3.0699" calcext:value-type="float">
            <text:p>3.0699</text:p>
          </table:table-cell>
        </table:table-row>
        <table:table-row table:style-name="ro1">
          <table:table-cell office:value-type="float" office:value="4.24" calcext:value-type="float">
            <text:p>4.24</text:p>
          </table:table-cell>
          <table:table-cell office:value-type="float" office:value="2.63779214761" calcext:value-type="float">
            <text:p>2.6377921476</text:p>
          </table:table-cell>
          <table:table-cell office:value-type="float" office:value="0.100723284141" calcext:value-type="float">
            <text:p>0.1007232841</text:p>
          </table:table-cell>
          <table:table-cell office:value-type="float" office:value="4.03" calcext:value-type="float">
            <text:p>4.03</text:p>
          </table:table-cell>
          <table:table-cell office:value-type="float" office:value="1581" calcext:value-type="float">
            <text:p>1581</text:p>
          </table:table-cell>
          <table:table-cell office:value-type="float" office:value="1516" calcext:value-type="float">
            <text:p>1516</text:p>
          </table:table-cell>
          <table:table-cell office:value-type="float" office:value="3.0699" calcext:value-type="float">
            <text:p>3.0699</text:p>
          </table:table-cell>
        </table:table-row>
        <table:table-row table:style-name="ro1">
          <table:table-cell office:value-type="float" office:value="4.26" calcext:value-type="float">
            <text:p>4.26</text:p>
          </table:table-cell>
          <table:table-cell office:value-type="float" office:value="2.66756236875" calcext:value-type="float">
            <text:p>2.6675623688</text:p>
          </table:table-cell>
          <table:table-cell office:value-type="float" office:value="0.10261109617" calcext:value-type="float">
            <text:p>0.1026110962</text:p>
          </table:table-cell>
          <table:table-cell office:value-type="float" office:value="3.44" calcext:value-type="float">
            <text:p>3.44</text:p>
          </table:table-cell>
          <table:table-cell office:value-type="float" office:value="1580" calcext:value-type="float">
            <text:p>1580</text:p>
          </table:table-cell>
          <table:table-cell office:value-type="float" office:value="1515" calcext:value-type="float">
            <text:p>1515</text:p>
          </table:table-cell>
          <table:table-cell office:value-type="float" office:value="3.0699" calcext:value-type="float">
            <text:p>3.0699</text:p>
          </table:table-cell>
        </table:table-row>
        <table:table-row table:style-name="ro1">
          <table:table-cell office:value-type="float" office:value="4.28" calcext:value-type="float">
            <text:p>4.28</text:p>
          </table:table-cell>
          <table:table-cell office:value-type="float" office:value="2.69733298223" calcext:value-type="float">
            <text:p>2.6973329822</text:p>
          </table:table-cell>
          <table:table-cell office:value-type="float" office:value="0.104208691195" calcext:value-type="float">
            <text:p>0.1042086912</text:p>
          </table:table-cell>
          <table:table-cell office:value-type="float" office:value="2.88" calcext:value-type="float">
            <text:p>2.88</text:p>
          </table:table-cell>
          <table:table-cell office:value-type="float" office:value="1580" calcext:value-type="float">
            <text:p>1580</text:p>
          </table:table-cell>
          <table:table-cell office:value-type="float" office:value="1516" calcext:value-type="float">
            <text:p>1516</text:p>
          </table:table-cell>
          <table:table-cell office:value-type="float" office:value="3.0699" calcext:value-type="float">
            <text:p>3.0699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2.72877896276" calcext:value-type="float">
            <text:p>2.7287789628</text:p>
          </table:table-cell>
          <table:table-cell office:value-type="float" office:value="0.10577388664" calcext:value-type="float">
            <text:p>0.1057738866</text:p>
          </table:table-cell>
          <table:table-cell office:value-type="float" office:value="2.65" calcext:value-type="float">
            <text:p>2.65</text:p>
          </table:table-cell>
          <table:table-cell office:value-type="float" office:value="1580" calcext:value-type="float">
            <text:p>1580</text:p>
          </table:table-cell>
          <table:table-cell office:value-type="float" office:value="1515" calcext:value-type="float">
            <text:p>1515</text:p>
          </table:table-cell>
          <table:table-cell office:value-type="float" office:value="3.24045" calcext:value-type="float">
            <text:p>3.24045</text:p>
          </table:table-cell>
        </table:table-row>
        <table:table-row table:style-name="ro1">
          <table:table-cell office:value-type="float" office:value="4.32" calcext:value-type="float">
            <text:p>4.32</text:p>
          </table:table-cell>
          <table:table-cell office:value-type="float" office:value="2.75856669335" calcext:value-type="float">
            <text:p>2.7585666934</text:p>
          </table:table-cell>
          <table:table-cell office:value-type="float" office:value="0.106940211057" calcext:value-type="float">
            <text:p>0.1069402111</text:p>
          </table:table-cell>
          <table:table-cell office:value-type="float" office:value="2.05" calcext:value-type="float">
            <text:p>2.05</text:p>
          </table:table-cell>
          <table:table-cell office:value-type="float" office:value="1580" calcext:value-type="float">
            <text:p>1580</text:p>
          </table:table-cell>
          <table:table-cell office:value-type="float" office:value="1516" calcext:value-type="float">
            <text:p>1516</text:p>
          </table:table-cell>
          <table:table-cell office:value-type="float" office:value="3.0699" calcext:value-type="float">
            <text:p>3.0699</text:p>
          </table:table-cell>
        </table:table-row>
        <table:table-row table:style-name="ro1">
          <table:table-cell office:value-type="float" office:value="4.34" calcext:value-type="float">
            <text:p>4.34</text:p>
          </table:table-cell>
          <table:table-cell office:value-type="float" office:value="2.78835907301" calcext:value-type="float">
            <text:p>2.788359073</text:p>
          </table:table-cell>
          <table:table-cell office:value-type="float" office:value="0.107950589571" calcext:value-type="float">
            <text:p>0.1079505896</text:p>
          </table:table-cell>
          <table:table-cell office:value-type="float" office:value="1.75" calcext:value-type="float">
            <text:p>1.75</text:p>
          </table:table-cell>
          <table:table-cell office:value-type="float" office:value="1580" calcext:value-type="float">
            <text:p>1580</text:p>
          </table:table-cell>
          <table:table-cell office:value-type="float" office:value="1516" calcext:value-type="float">
            <text:p>1516</text:p>
          </table:table-cell>
          <table:table-cell office:value-type="float" office:value="3.0699" calcext:value-type="float">
            <text:p>3.0699</text:p>
          </table:table-cell>
        </table:table-row>
        <table:table-row table:style-name="ro1">
          <table:table-cell office:value-type="float" office:value="4.36" calcext:value-type="float">
            <text:p>4.36</text:p>
          </table:table-cell>
          <table:table-cell office:value-type="float" office:value="2.81815539864" calcext:value-type="float">
            <text:p>2.8181553986</text:p>
          </table:table-cell>
          <table:table-cell office:value-type="float" office:value="0.108799794934" calcext:value-type="float">
            <text:p>0.1087997949</text:p>
          </table:table-cell>
          <table:table-cell office:value-type="float" office:value="1.44" calcext:value-type="float">
            <text:p>1.44</text:p>
          </table:table-cell>
          <table:table-cell office:value-type="float" office:value="1580" calcext:value-type="float">
            <text:p>1580</text:p>
          </table:table-cell>
          <table:table-cell office:value-type="float" office:value="1516" calcext:value-type="float">
            <text:p>1516</text:p>
          </table:table-cell>
          <table:table-cell office:value-type="float" office:value="3.0699" calcext:value-type="float">
            <text:p>3.0699</text:p>
          </table:table-cell>
        </table:table-row>
        <table:table-row table:style-name="ro1">
          <table:table-cell office:value-type="float" office:value="4.38" calcext:value-type="float">
            <text:p>4.38</text:p>
          </table:table-cell>
          <table:table-cell office:value-type="float" office:value="2.84795705585" calcext:value-type="float">
            <text:p>2.8479570559</text:p>
          </table:table-cell>
          <table:table-cell office:value-type="float" office:value="0.10932138327" calcext:value-type="float">
            <text:p>0.1093213833</text:p>
          </table:table-cell>
          <table:table-cell office:value-type="float" office:value="0.81" calcext:value-type="float">
            <text:p>0.81</text:p>
          </table:table-cell>
          <table:table-cell office:value-type="float" office:value="1580" calcext:value-type="float">
            <text:p>1580</text:p>
          </table:table-cell>
          <table:table-cell office:value-type="float" office:value="1516" calcext:value-type="float">
            <text:p>1516</text:p>
          </table:table-cell>
          <table:table-cell office:value-type="float" office:value="3.0699" calcext:value-type="float">
            <text:p>3.0699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2.87943144908" calcext:value-type="float">
            <text:p>2.8794314491</text:p>
          </table:table-cell>
          <table:table-cell office:value-type="float" office:value="0.109689659573" calcext:value-type="float">
            <text:p>0.1096896596</text:p>
          </table:table-cell>
          <table:table-cell office:value-type="float" office:value="0.47" calcext:value-type="float">
            <text:p>0.47</text:p>
          </table:table-cell>
          <table:table-cell office:value-type="float" office:value="1580" calcext:value-type="float">
            <text:p>1580</text:p>
          </table:table-cell>
          <table:table-cell office:value-type="float" office:value="1515" calcext:value-type="float">
            <text:p>1515</text:p>
          </table:table-cell>
          <table:table-cell office:value-type="float" office:value="3.24045" calcext:value-type="float">
            <text:p>3.24045</text:p>
          </table:table-cell>
        </table:table-row>
        <table:table-row table:style-name="ro1">
          <table:table-cell office:value-type="float" office:value="4.42" calcext:value-type="float">
            <text:p>4.42</text:p>
          </table:table-cell>
          <table:table-cell office:value-type="float" office:value="2.90923444643" calcext:value-type="float">
            <text:p>2.9092344464</text:p>
          </table:table-cell>
          <table:table-cell office:value-type="float" office:value="0.109737922344" calcext:value-type="float">
            <text:p>0.1097379223</text:p>
          </table:table-cell>
          <table:table-cell office:value-type="float" office:value="-0.1" calcext:value-type="float">
            <text:p>-0.1</text:p>
          </table:table-cell>
          <table:table-cell office:value-type="float" office:value="1580" calcext:value-type="float">
            <text:p>1580</text:p>
          </table:table-cell>
          <table:table-cell office:value-type="float" office:value="1516" calcext:value-type="float">
            <text:p>1516</text:p>
          </table:table-cell>
          <table:table-cell office:value-type="float" office:value="3.0699" calcext:value-type="float">
            <text:p>3.0699</text:p>
          </table:table-cell>
        </table:table-row>
        <table:table-row table:style-name="ro1">
          <table:table-cell office:value-type="float" office:value="4.44" calcext:value-type="float">
            <text:p>4.44</text:p>
          </table:table-cell>
          <table:table-cell office:value-type="float" office:value="2.94069113064" calcext:value-type="float">
            <text:p>2.9406911306</text:p>
          </table:table-cell>
          <table:table-cell office:value-type="float" office:value="0.109569631016" calcext:value-type="float">
            <text:p>0.109569631</text:p>
          </table:table-cell>
          <table:table-cell office:value-type="float" office:value="-0.51" calcext:value-type="float">
            <text:p>-0.51</text:p>
          </table:table-cell>
          <table:table-cell office:value-type="float" office:value="1579" calcext:value-type="float">
            <text:p>1579</text:p>
          </table:table-cell>
          <table:table-cell office:value-type="float" office:value="1516" calcext:value-type="float">
            <text:p>1516</text:p>
          </table:table-cell>
          <table:table-cell office:value-type="float" office:value="3.24045" calcext:value-type="float">
            <text:p>3.24045</text:p>
          </table:table-cell>
        </table:table-row>
        <table:table-row table:style-name="ro1">
          <table:table-cell office:value-type="float" office:value="4.46" calcext:value-type="float">
            <text:p>4.46</text:p>
          </table:table-cell>
          <table:table-cell office:value-type="float" office:value="2.97048986112" calcext:value-type="float">
            <text:p>2.9704898611</text:p>
          </table:table-cell>
          <table:table-cell office:value-type="float" office:value="0.109243379924" calcext:value-type="float">
            <text:p>0.1092433799</text:p>
          </table:table-cell>
          <table:table-cell office:value-type="float" office:value="-0.82" calcext:value-type="float">
            <text:p>-0.82</text:p>
          </table:table-cell>
          <table:table-cell office:value-type="float" office:value="1580" calcext:value-type="float">
            <text:p>1580</text:p>
          </table:table-cell>
          <table:table-cell office:value-type="float" office:value="1516" calcext:value-type="float">
            <text:p>1516</text:p>
          </table:table-cell>
          <table:table-cell office:value-type="float" office:value="3.0699" calcext:value-type="float">
            <text:p>3.0699</text:p>
          </table:table-cell>
        </table:table-row>
        <table:table-row table:style-name="ro1">
          <table:table-cell office:value-type="float" office:value="4.48" calcext:value-type="float">
            <text:p>4.48</text:p>
          </table:table-cell>
          <table:table-cell office:value-type="float" office:value="3.00192096665" calcext:value-type="float">
            <text:p>3.0019209667</text:p>
          </table:table-cell>
          <table:table-cell office:value-type="float" office:value="0.108588482935" calcext:value-type="float">
            <text:p>0.1085884829</text:p>
          </table:table-cell>
          <table:table-cell office:value-type="float" office:value="-1.4" calcext:value-type="float">
            <text:p>-1.4</text:p>
          </table:table-cell>
          <table:table-cell office:value-type="float" office:value="1579" calcext:value-type="float">
            <text:p>1579</text:p>
          </table:table-cell>
          <table:table-cell office:value-type="float" office:value="1517" calcext:value-type="float">
            <text:p>1517</text:p>
          </table:table-cell>
          <table:table-cell office:value-type="float" office:value="3.24045" calcext:value-type="float">
            <text:p>3.24045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3.03169181164" calcext:value-type="float">
            <text:p>3.0316918116</text:p>
          </table:table-cell>
          <table:table-cell office:value-type="float" office:value="0.107764896477" calcext:value-type="float">
            <text:p>0.1077648965</text:p>
          </table:table-cell>
          <table:table-cell office:value-type="float" office:value="-1.78" calcext:value-type="float">
            <text:p>-1.78</text:p>
          </table:table-cell>
          <table:table-cell office:value-type="float" office:value="1580" calcext:value-type="float">
            <text:p>1580</text:p>
          </table:table-cell>
          <table:table-cell office:value-type="float" office:value="1517" calcext:value-type="float">
            <text:p>1517</text:p>
          </table:table-cell>
          <table:table-cell office:value-type="float" office:value="3.0699" calcext:value-type="float">
            <text:p>3.0699</text:p>
          </table:table-cell>
        </table:table-row>
        <table:table-row table:style-name="ro1">
          <table:table-cell office:value-type="float" office:value="4.52" calcext:value-type="float">
            <text:p>4.52</text:p>
          </table:table-cell>
          <table:table-cell office:value-type="float" office:value="3.06310913454" calcext:value-type="float">
            <text:p>3.0631091345</text:p>
          </table:table-cell>
          <table:table-cell office:value-type="float" office:value="0.106709532216" calcext:value-type="float">
            <text:p>0.1067095322</text:p>
          </table:table-cell>
          <table:table-cell office:value-type="float" office:value="-2.13" calcext:value-type="float">
            <text:p>-2.13</text:p>
          </table:table-cell>
          <table:table-cell office:value-type="float" office:value="1580" calcext:value-type="float">
            <text:p>1580</text:p>
          </table:table-cell>
          <table:table-cell office:value-type="float" office:value="1517" calcext:value-type="float">
            <text:p>1517</text:p>
          </table:table-cell>
          <table:table-cell office:value-type="float" office:value="3.24045" calcext:value-type="float">
            <text:p>3.24045</text:p>
          </table:table-cell>
        </table:table-row>
        <table:table-row table:style-name="ro1">
          <table:table-cell office:value-type="float" office:value="4.54" calcext:value-type="float">
            <text:p>4.54</text:p>
          </table:table-cell>
          <table:table-cell office:value-type="float" office:value="3.09451434541" calcext:value-type="float">
            <text:p>3.0945143454</text:p>
          </table:table-cell>
          <table:table-cell office:value-type="float" office:value="0.105385453252" calcext:value-type="float">
            <text:p>0.1053854533</text:p>
          </table:table-cell>
          <table:table-cell office:value-type="float" office:value="-2.62" calcext:value-type="float">
            <text:p>-2.62</text:p>
          </table:table-cell>
          <table:table-cell office:value-type="float" office:value="1579" calcext:value-type="float">
            <text:p>1579</text:p>
          </table:table-cell>
          <table:table-cell office:value-type="float" office:value="1517" calcext:value-type="float">
            <text:p>1517</text:p>
          </table:table-cell>
          <table:table-cell office:value-type="float" office:value="3.24045" calcext:value-type="float">
            <text:p>3.24045</text:p>
          </table:table-cell>
        </table:table-row>
        <table:table-row table:style-name="ro1">
          <table:table-cell office:value-type="float" office:value="4.56" calcext:value-type="float">
            <text:p>4.56</text:p>
          </table:table-cell>
          <table:table-cell office:value-type="float" office:value="3.12588180253" calcext:value-type="float">
            <text:p>3.1258818025</text:p>
          </table:table-cell>
          <table:table-cell office:value-type="float" office:value="0.103945571887" calcext:value-type="float">
            <text:p>0.1039455719</text:p>
          </table:table-cell>
          <table:table-cell office:value-type="float" office:value="-2.84" calcext:value-type="float">
            <text:p>-2.84</text:p>
          </table:table-cell>
          <table:table-cell office:value-type="float" office:value="1580" calcext:value-type="float">
            <text:p>1580</text:p>
          </table:table-cell>
          <table:table-cell office:value-type="float" office:value="1519" calcext:value-type="float">
            <text:p>1519</text:p>
          </table:table-cell>
          <table:table-cell office:value-type="float" office:value="3.24045" calcext:value-type="float">
            <text:p>3.24045</text:p>
          </table:table-cell>
        </table:table-row>
        <table:table-row table:style-name="ro1">
          <table:table-cell office:value-type="float" office:value="4.58" calcext:value-type="float">
            <text:p>4.58</text:p>
          </table:table-cell>
          <table:table-cell office:value-type="float" office:value="3.15558277971" calcext:value-type="float">
            <text:p>3.1555827797</text:p>
          </table:table-cell>
          <table:table-cell office:value-type="float" office:value="0.102300742862" calcext:value-type="float">
            <text:p>0.1023007429</text:p>
          </table:table-cell>
          <table:table-cell office:value-type="float" office:value="-3.37" calcext:value-type="float">
            <text:p>-3.37</text:p>
          </table:table-cell>
          <table:table-cell office:value-type="float" office:value="1580" calcext:value-type="float">
            <text:p>1580</text:p>
          </table:table-cell>
          <table:table-cell office:value-type="float" office:value="1519" calcext:value-type="float">
            <text:p>1519</text:p>
          </table:table-cell>
          <table:table-cell office:value-type="float" office:value="3.0699" calcext:value-type="float">
            <text:p>3.0699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3.18691688317" calcext:value-type="float">
            <text:p>3.1869168832</text:p>
          </table:table-cell>
          <table:table-cell office:value-type="float" office:value="0.100562273281" calcext:value-type="float">
            <text:p>0.1005622733</text:p>
          </table:table-cell>
          <table:table-cell office:value-type="float" office:value="-3.39" calcext:value-type="float">
            <text:p>-3.39</text:p>
          </table:table-cell>
          <table:table-cell office:value-type="float" office:value="1580" calcext:value-type="float">
            <text:p>1580</text:p>
          </table:table-cell>
          <table:table-cell office:value-type="float" office:value="1520" calcext:value-type="float">
            <text:p>1520</text:p>
          </table:table-cell>
          <table:table-cell office:value-type="float" office:value="3.24045" calcext:value-type="float">
            <text:p>3.24045</text:p>
          </table:table-cell>
        </table:table-row>
        <table:table-row table:style-name="ro1">
          <table:table-cell office:value-type="float" office:value="4.62" calcext:value-type="float">
            <text:p>4.62</text:p>
          </table:table-cell>
          <table:table-cell office:value-type="float" office:value="3.21821847625" calcext:value-type="float">
            <text:p>3.2182184763</text:p>
          </table:table-cell>
          <table:table-cell office:value-type="float" office:value="0.0988179887044" calcext:value-type="float">
            <text:p>0.0988179887</text:p>
          </table:table-cell>
          <table:table-cell office:value-type="float" office:value="-3.41" calcext:value-type="float">
            <text:p>-3.41</text:p>
          </table:table-cell>
          <table:table-cell office:value-type="float" office:value="1580" calcext:value-type="float">
            <text:p>1580</text:p>
          </table:table-cell>
          <table:table-cell office:value-type="float" office:value="1522" calcext:value-type="float">
            <text:p>1522</text:p>
          </table:table-cell>
          <table:table-cell office:value-type="float" office:value="3.24045" calcext:value-type="float">
            <text:p>3.24045</text:p>
          </table:table-cell>
        </table:table-row>
        <table:table-row table:style-name="ro1">
          <table:table-cell office:value-type="float" office:value="4.64" calcext:value-type="float">
            <text:p>4.64</text:p>
          </table:table-cell>
          <table:table-cell office:value-type="float" office:value="3.24612109223" calcext:value-type="float">
            <text:p>3.2461210922</text:p>
          </table:table-cell>
          <table:table-cell office:value-type="float" office:value="0.0969858034454" calcext:value-type="float">
            <text:p>0.0969858034</text:p>
          </table:table-cell>
          <table:table-cell office:value-type="float" office:value="-3.97" calcext:value-type="float">
            <text:p>-3.97</text:p>
          </table:table-cell>
          <table:table-cell office:value-type="float" office:value="1580" calcext:value-type="float">
            <text:p>1580</text:p>
          </table:table-cell>
          <table:table-cell office:value-type="float" office:value="1528" calcext:value-type="float">
            <text:p>1528</text:p>
          </table:table-cell>
          <table:table-cell office:value-type="float" office:value="2.89935" calcext:value-type="float">
            <text:p>2.89935</text:p>
          </table:table-cell>
        </table:table-row>
        <table:table-row table:style-name="ro1">
          <table:table-cell office:value-type="float" office:value="4.66" calcext:value-type="float">
            <text:p>4.66</text:p>
          </table:table-cell>
          <table:table-cell office:value-type="float" office:value="3.27718205872" calcext:value-type="float">
            <text:p>3.2771820587</text:p>
          </table:table-cell>
          <table:table-cell office:value-type="float" office:value="0.0946314993507" calcext:value-type="float">
            <text:p>0.0946314994</text:p>
          </table:table-cell>
          <table:table-cell office:value-type="float" office:value="-4.59" calcext:value-type="float">
            <text:p>-4.59</text:p>
          </table:table-cell>
          <table:table-cell office:value-type="float" office:value="1580" calcext:value-type="float">
            <text:p>1580</text:p>
          </table:table-cell>
          <table:table-cell office:value-type="float" office:value="1534" calcext:value-type="float">
            <text:p>1534</text:p>
          </table:table-cell>
          <table:table-cell office:value-type="float" office:value="3.24045" calcext:value-type="float">
            <text:p>3.24045</text:p>
          </table:table-cell>
        </table:table-row>
        <table:table-row table:style-name="ro1">
          <table:table-cell office:value-type="float" office:value="4.68" calcext:value-type="float">
            <text:p>4.68</text:p>
          </table:table-cell>
          <table:table-cell office:value-type="float" office:value="3.30640609252" calcext:value-type="float">
            <text:p>3.3064060925</text:p>
          </table:table-cell>
          <table:table-cell office:value-type="float" office:value="0.0919147043632" calcext:value-type="float">
            <text:p>0.0919147044</text:p>
          </table:table-cell>
          <table:table-cell office:value-type="float" office:value="-5.58" calcext:value-type="float">
            <text:p>-5.58</text:p>
          </table:table-cell>
          <table:table-cell office:value-type="float" office:value="1580" calcext:value-type="float">
            <text:p>1580</text:p>
          </table:table-cell>
          <table:table-cell office:value-type="float" office:value="1544" calcext:value-type="float">
            <text:p>1544</text:p>
          </table:table-cell>
          <table:table-cell office:value-type="float" office:value="3.0699" calcext:value-type="float">
            <text:p>3.0699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3.3369942793" calcext:value-type="float">
            <text:p>3.3369942793</text:p>
          </table:table-cell>
          <table:table-cell office:value-type="float" office:value="0.0883052049625" calcext:value-type="float">
            <text:p>0.088305205</text:p>
          </table:table-cell>
          <table:table-cell office:value-type="float" office:value="-7.04" calcext:value-type="float">
            <text:p>-7.04</text:p>
          </table:table-cell>
          <table:table-cell office:value-type="float" office:value="1580" calcext:value-type="float">
            <text:p>1580</text:p>
          </table:table-cell>
          <table:table-cell office:value-type="float" office:value="1554" calcext:value-type="float">
            <text:p>1554</text:p>
          </table:table-cell>
          <table:table-cell office:value-type="float" office:value="3.24045" calcext:value-type="float">
            <text:p>3.24045</text:p>
          </table:table-cell>
        </table:table-row>
        <table:table-row table:style-name="ro1">
          <table:table-cell office:value-type="float" office:value="4.72" calcext:value-type="float">
            <text:p>4.72</text:p>
          </table:table-cell>
          <table:table-cell office:value-type="float" office:value="3.36743478827" calcext:value-type="float">
            <text:p>3.3674347883</text:p>
          </table:table-cell>
          <table:table-cell office:value-type="float" office:value="0.0843818452675" calcext:value-type="float">
            <text:p>0.0843818453</text:p>
          </table:table-cell>
          <table:table-cell office:value-type="float" office:value="-7.67" calcext:value-type="float">
            <text:p>-7.67</text:p>
          </table:table-cell>
          <table:table-cell office:value-type="float" office:value="1580" calcext:value-type="float">
            <text:p>1580</text:p>
          </table:table-cell>
          <table:table-cell office:value-type="float" office:value="1560" calcext:value-type="float">
            <text:p>1560</text:p>
          </table:table-cell>
          <table:table-cell office:value-type="float" office:value="3.24045" calcext:value-type="float">
            <text:p>3.24045</text:p>
          </table:table-cell>
        </table:table-row>
        <table:table-row table:style-name="ro1">
          <table:table-cell office:value-type="float" office:value="4.74" calcext:value-type="float">
            <text:p>4.74</text:p>
          </table:table-cell>
          <table:table-cell office:value-type="float" office:value="3.39769585977" calcext:value-type="float">
            <text:p>3.3976958598</text:p>
          </table:table-cell>
          <table:table-cell office:value-type="float" office:value="0.0802083184077" calcext:value-type="float">
            <text:p>0.0802083184</text:p>
          </table:table-cell>
          <table:table-cell office:value-type="float" office:value="-8.2" calcext:value-type="float">
            <text:p>-8.2</text:p>
          </table:table-cell>
          <table:table-cell office:value-type="float" office:value="1580" calcext:value-type="float">
            <text:p>1580</text:p>
          </table:table-cell>
          <table:table-cell office:value-type="float" office:value="1568" calcext:value-type="float">
            <text:p>1568</text:p>
          </table:table-cell>
          <table:table-cell office:value-type="float" office:value="3.24045" calcext:value-type="float">
            <text:p>3.24045</text:p>
          </table:table-cell>
        </table:table-row>
        <table:table-row table:style-name="ro1">
          <table:table-cell office:value-type="float" office:value="4.76" calcext:value-type="float">
            <text:p>4.76</text:p>
          </table:table-cell>
          <table:table-cell office:value-type="float" office:value="3.42790524958" calcext:value-type="float">
            <text:p>3.4279052496</text:p>
          </table:table-cell>
          <table:table-cell office:value-type="float" office:value="0.0758167766474" calcext:value-type="float">
            <text:p>0.0758167766</text:p>
          </table:table-cell>
          <table:table-cell office:value-type="float" office:value="-8.62" calcext:value-type="float">
            <text:p>-8.62</text:p>
          </table:table-cell>
          <table:table-cell office:value-type="float" office:value="1580" calcext:value-type="float">
            <text:p>1580</text:p>
          </table:table-cell>
          <table:table-cell office:value-type="float" office:value="1569" calcext:value-type="float">
            <text:p>1569</text:p>
          </table:table-cell>
          <table:table-cell office:value-type="float" office:value="3.24045" calcext:value-type="float">
            <text:p>3.24045</text:p>
          </table:table-cell>
        </table:table-row>
        <table:table-row table:style-name="ro1">
          <table:table-cell office:value-type="float" office:value="4.78" calcext:value-type="float">
            <text:p>4.78</text:p>
          </table:table-cell>
          <table:table-cell office:value-type="float" office:value="3.45775879067" calcext:value-type="float">
            <text:p>3.4577587907</text:p>
          </table:table-cell>
          <table:table-cell office:value-type="float" office:value="0.0711713583293" calcext:value-type="float">
            <text:p>0.0711713583</text:p>
          </table:table-cell>
          <table:table-cell office:value-type="float" office:value="-9.24" calcext:value-type="float">
            <text:p>-9.24</text:p>
          </table:table-cell>
          <table:table-cell office:value-type="float" office:value="1580" calcext:value-type="float">
            <text:p>1580</text:p>
          </table:table-cell>
          <table:table-cell office:value-type="float" office:value="1586" calcext:value-type="float">
            <text:p>1586</text:p>
          </table:table-cell>
          <table:table-cell office:value-type="float" office:value="3.24045" calcext:value-type="float">
            <text:p>3.24045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3.48731519405" calcext:value-type="float">
            <text:p>3.4873151941</text:p>
          </table:table-cell>
          <table:table-cell office:value-type="float" office:value="0.0661433013992" calcext:value-type="float">
            <text:p>0.0661433014</text:p>
          </table:table-cell>
          <table:table-cell office:value-type="float" office:value="-10.08" calcext:value-type="float">
            <text:p>-10.08</text:p>
          </table:table-cell>
          <table:table-cell office:value-type="float" office:value="1580" calcext:value-type="float">
            <text:p>1580</text:p>
          </table:table-cell>
          <table:table-cell office:value-type="float" office:value="1598" calcext:value-type="float">
            <text:p>1598</text:p>
          </table:table-cell>
          <table:table-cell office:value-type="float" office:value="3.24045" calcext:value-type="float">
            <text:p>3.24045</text:p>
          </table:table-cell>
        </table:table-row>
        <table:table-row table:style-name="ro1">
          <table:table-cell office:value-type="float" office:value="4.82" calcext:value-type="float">
            <text:p>4.82</text:p>
          </table:table-cell>
          <table:table-cell office:value-type="float" office:value="3.51629812265" calcext:value-type="float">
            <text:p>3.5162981227</text:p>
          </table:table-cell>
          <table:table-cell office:value-type="float" office:value="0.0609806550758" calcext:value-type="float">
            <text:p>0.0609806551</text:p>
          </table:table-cell>
          <table:table-cell office:value-type="float" office:value="-10.6" calcext:value-type="float">
            <text:p>-10.6</text:p>
          </table:table-cell>
          <table:table-cell office:value-type="float" office:value="1580" calcext:value-type="float">
            <text:p>1580</text:p>
          </table:table-cell>
          <table:table-cell office:value-type="float" office:value="1626" calcext:value-type="float">
            <text:p>1626</text:p>
          </table:table-cell>
          <table:table-cell office:value-type="float" office:value="3.24045" calcext:value-type="float">
            <text:p>3.24045</text:p>
          </table:table-cell>
        </table:table-row>
        <table:table-row table:style-name="ro1">
          <table:table-cell office:value-type="float" office:value="4.84" calcext:value-type="float">
            <text:p>4.84</text:p>
          </table:table-cell>
          <table:table-cell office:value-type="float" office:value="3.54503635061" calcext:value-type="float">
            <text:p>3.5450363506</text:p>
          </table:table-cell>
          <table:table-cell office:value-type="float" office:value="0.0554077723825" calcext:value-type="float">
            <text:p>0.0554077724</text:p>
          </table:table-cell>
          <table:table-cell office:value-type="float" office:value="-11.49" calcext:value-type="float">
            <text:p>-11.49</text:p>
          </table:table-cell>
          <table:table-cell office:value-type="float" office:value="1580" calcext:value-type="float">
            <text:p>1580</text:p>
          </table:table-cell>
          <table:table-cell office:value-type="float" office:value="1634" calcext:value-type="float">
            <text:p>1634</text:p>
          </table:table-cell>
          <table:table-cell office:value-type="float" office:value="3.24045" calcext:value-type="float">
            <text:p>3.24045</text:p>
          </table:table-cell>
        </table:table-row>
        <table:table-row table:style-name="ro1">
          <table:table-cell office:value-type="float" office:value="4.86" calcext:value-type="float">
            <text:p>4.86</text:p>
          </table:table-cell>
          <table:table-cell office:value-type="float" office:value="3.57360121894" calcext:value-type="float">
            <text:p>3.5736012189</text:p>
          </table:table-cell>
          <table:table-cell office:value-type="float" office:value="0.0495096645254" calcext:value-type="float">
            <text:p>0.0495096645</text:p>
          </table:table-cell>
          <table:table-cell office:value-type="float" office:value="-12.19" calcext:value-type="float">
            <text:p>-12.19</text:p>
          </table:table-cell>
          <table:table-cell office:value-type="float" office:value="1580" calcext:value-type="float">
            <text:p>1580</text:p>
          </table:table-cell>
          <table:table-cell office:value-type="float" office:value="1639" calcext:value-type="float">
            <text:p>1639</text:p>
          </table:table-cell>
          <table:table-cell office:value-type="float" office:value="3.24045" calcext:value-type="float">
            <text:p>3.24045</text:p>
          </table:table-cell>
        </table:table-row>
        <table:table-row table:style-name="ro1">
          <table:table-cell office:value-type="float" office:value="4.88" calcext:value-type="float">
            <text:p>4.88</text:p>
          </table:table-cell>
          <table:table-cell office:value-type="float" office:value="3.60355609968" calcext:value-type="float">
            <text:p>3.6035560997</text:p>
          </table:table-cell>
          <table:table-cell office:value-type="float" office:value="0.0429387247638" calcext:value-type="float">
            <text:p>0.0429387248</text:p>
          </table:table-cell>
          <table:table-cell office:value-type="float" office:value="-12.92" calcext:value-type="float">
            <text:p>-12.92</text:p>
          </table:table-cell>
          <table:table-cell office:value-type="float" office:value="1579" calcext:value-type="float">
            <text:p>1579</text:p>
          </table:table-cell>
          <table:table-cell office:value-type="float" office:value="1640" calcext:value-type="float">
            <text:p>1640</text:p>
          </table:table-cell>
          <table:table-cell office:value-type="float" office:value="3.411" calcext:value-type="float">
            <text:p>3.411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3.63327477522" calcext:value-type="float">
            <text:p>3.6332747752</text:p>
          </table:table-cell>
          <table:table-cell office:value-type="float" office:value="0.0357749368365" calcext:value-type="float">
            <text:p>0.0357749368</text:p>
          </table:table-cell>
          <table:table-cell office:value-type="float" office:value="-14.1" calcext:value-type="float">
            <text:p>-14.1</text:p>
          </table:table-cell>
          <table:table-cell office:value-type="float" office:value="1580" calcext:value-type="float">
            <text:p>1580</text:p>
          </table:table-cell>
          <table:table-cell office:value-type="float" office:value="1644" calcext:value-type="float">
            <text:p>1644</text:p>
          </table:table-cell>
          <table:table-cell office:value-type="float" office:value="3.411" calcext:value-type="float">
            <text:p>3.411</text:p>
          </table:table-cell>
        </table:table-row>
        <table:table-row table:style-name="ro1">
          <table:table-cell office:value-type="float" office:value="4.92" calcext:value-type="float">
            <text:p>4.92</text:p>
          </table:table-cell>
          <table:table-cell office:value-type="float" office:value="3.66133937873" calcext:value-type="float">
            <text:p>3.6613393787</text:p>
          </table:table-cell>
          <table:table-cell office:value-type="float" office:value="0.0284724516386" calcext:value-type="float">
            <text:p>0.0284724516</text:p>
          </table:table-cell>
          <table:table-cell office:value-type="float" office:value="-15.1" calcext:value-type="float">
            <text:p>-15.1</text:p>
          </table:table-cell>
          <table:table-cell office:value-type="float" office:value="1580" calcext:value-type="float">
            <text:p>1580</text:p>
          </table:table-cell>
          <table:table-cell office:value-type="float" office:value="1646" calcext:value-type="float">
            <text:p>1646</text:p>
          </table:table-cell>
          <table:table-cell office:value-type="float" office:value="3.24045" calcext:value-type="float">
            <text:p>3.24045</text:p>
          </table:table-cell>
        </table:table-row>
        <table:table-row table:style-name="ro1">
          <table:table-cell office:value-type="float" office:value="4.94" calcext:value-type="float">
            <text:p>4.94</text:p>
          </table:table-cell>
          <table:table-cell office:value-type="float" office:value="3.69055447153" calcext:value-type="float">
            <text:p>3.6905544715</text:p>
          </table:table-cell>
          <table:table-cell office:value-type="float" office:value="0.0201629096102" calcext:value-type="float">
            <text:p>0.0201629096</text:p>
          </table:table-cell>
          <table:table-cell office:value-type="float" office:value="-16.42" calcext:value-type="float">
            <text:p>-16.42</text:p>
          </table:table-cell>
          <table:table-cell office:value-type="float" office:value="1579" calcext:value-type="float">
            <text:p>1579</text:p>
          </table:table-cell>
          <table:table-cell office:value-type="float" office:value="1652" calcext:value-type="float">
            <text:p>1652</text:p>
          </table:table-cell>
          <table:table-cell office:value-type="float" office:value="3.411" calcext:value-type="float">
            <text:p>3.411</text:p>
          </table:table-cell>
        </table:table-row>
        <table:table-row table:style-name="ro1">
          <table:table-cell office:value-type="float" office:value="4.96" calcext:value-type="float">
            <text:p>4.96</text:p>
          </table:table-cell>
          <table:table-cell office:value-type="float" office:value="3.71949591381" calcext:value-type="float">
            <text:p>3.7194959138</text:p>
          </table:table-cell>
          <table:table-cell office:value-type="float" office:value="0.0110687286771" calcext:value-type="float">
            <text:p>0.0110687287</text:p>
          </table:table-cell>
          <table:table-cell office:value-type="float" office:value="-17.97" calcext:value-type="float">
            <text:p>-17.97</text:p>
          </table:table-cell>
          <table:table-cell office:value-type="float" office:value="1580" calcext:value-type="float">
            <text:p>1580</text:p>
          </table:table-cell>
          <table:table-cell office:value-type="float" office:value="1653" calcext:value-type="float">
            <text:p>1653</text:p>
          </table:table-cell>
          <table:table-cell office:value-type="float" office:value="3.411" calcext:value-type="float">
            <text:p>3.411</text:p>
          </table:table-cell>
        </table:table-row>
        <table:table-row table:style-name="ro1">
          <table:table-cell office:value-type="float" office:value="4.98" calcext:value-type="float">
            <text:p>4.98</text:p>
          </table:table-cell>
          <table:table-cell office:value-type="float" office:value="3.74816839754" calcext:value-type="float">
            <text:p>3.7481683975</text:p>
          </table:table-cell>
          <table:table-cell office:value-type="float" office:value="0.0012682219225" calcext:value-type="float">
            <text:p>0.0012682219</text:p>
          </table:table-cell>
          <table:table-cell office:value-type="float" office:value="-19.38" calcext:value-type="float">
            <text:p>-19.38</text:p>
          </table:table-cell>
          <table:table-cell office:value-type="float" office:value="1580" calcext:value-type="float">
            <text:p>1580</text:p>
          </table:table-cell>
          <table:table-cell office:value-type="float" office:value="1654" calcext:value-type="float">
            <text:p>1654</text:p>
          </table:table-cell>
          <table:table-cell office:value-type="float" office:value="3.411" calcext:value-type="float">
            <text:p>3.4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77507411765" calcext:value-type="float">
            <text:p>3.7750741177</text:p>
          </table:table-cell>
          <table:table-cell office:value-type="float" office:value="-0.00883712932619" calcext:value-type="float">
            <text:p>-0.0088371293</text:p>
          </table:table-cell>
          <table:table-cell office:value-type="float" office:value="-21.05" calcext:value-type="float">
            <text:p>-21.05</text:p>
          </table:table-cell>
          <table:table-cell office:value-type="float" office:value="1580" calcext:value-type="float">
            <text:p>1580</text:p>
          </table:table-cell>
          <table:table-cell office:value-type="float" office:value="1656" calcext:value-type="float">
            <text:p>1656</text:p>
          </table:table-cell>
          <table:table-cell office:value-type="float" office:value="3.24045" calcext:value-type="float">
            <text:p>3.24045</text:p>
          </table:table-cell>
        </table:table-row>
        <table:table-row table:style-name="ro1">
          <table:table-cell office:value-type="float" office:value="5.02" calcext:value-type="float">
            <text:p>5.02</text:p>
          </table:table-cell>
          <table:table-cell office:value-type="float" office:value="3.80168581875" calcext:value-type="float">
            <text:p>3.8016858188</text:p>
          </table:table-cell>
          <table:table-cell office:value-type="float" office:value="-0.0197143443424" calcext:value-type="float">
            <text:p>-0.0197143443</text:p>
          </table:table-cell>
          <table:table-cell office:value-type="float" office:value="-22.67" calcext:value-type="float">
            <text:p>-22.67</text:p>
          </table:table-cell>
          <table:table-cell office:value-type="float" office:value="1580" calcext:value-type="float">
            <text:p>1580</text:p>
          </table:table-cell>
          <table:table-cell office:value-type="float" office:value="1655" calcext:value-type="float">
            <text:p>1655</text:p>
          </table:table-cell>
          <table:table-cell office:value-type="float" office:value="3.24045" calcext:value-type="float">
            <text:p>3.24045</text:p>
          </table:table-cell>
        </table:table-row>
        <table:table-row table:style-name="ro1">
          <table:table-cell office:value-type="float" office:value="5.04" calcext:value-type="float">
            <text:p>5.04</text:p>
          </table:table-cell>
          <table:table-cell office:value-type="float" office:value="3.82922584663" calcext:value-type="float">
            <text:p>3.8292258466</text:p>
          </table:table-cell>
          <table:table-cell office:value-type="float" office:value="-0.0319219608511" calcext:value-type="float">
            <text:p>-0.0319219609</text:p>
          </table:table-cell>
          <table:table-cell office:value-type="float" office:value="-24.35" calcext:value-type="float">
            <text:p>-24.35</text:p>
          </table:table-cell>
          <table:table-cell office:value-type="float" office:value="1580" calcext:value-type="float">
            <text:p>1580</text:p>
          </table:table-cell>
          <table:table-cell office:value-type="float" office:value="1660" calcext:value-type="float">
            <text:p>1660</text:p>
          </table:table-cell>
          <table:table-cell office:value-type="float" office:value="3.411" calcext:value-type="float">
            <text:p>3.411</text:p>
          </table:table-cell>
        </table:table-row>
        <table:table-row table:style-name="ro1">
          <table:table-cell office:value-type="float" office:value="5.06" calcext:value-type="float">
            <text:p>5.06</text:p>
          </table:table-cell>
          <table:table-cell office:value-type="float" office:value="3.85777190854" calcext:value-type="float">
            <text:p>3.8577719085</text:p>
          </table:table-cell>
          <table:table-cell office:value-type="float" office:value="-0.0453758307498" calcext:value-type="float">
            <text:p>-0.0453758307</text:p>
          </table:table-cell>
          <table:table-cell office:value-type="float" office:value="-25.68" calcext:value-type="float">
            <text:p>-25.68</text:p>
          </table:table-cell>
          <table:table-cell office:value-type="float" office:value="1580" calcext:value-type="float">
            <text:p>1580</text:p>
          </table:table-cell>
          <table:table-cell office:value-type="float" office:value="1662" calcext:value-type="float">
            <text:p>1662</text:p>
          </table:table-cell>
          <table:table-cell office:value-type="float" office:value="3.58155" calcext:value-type="float">
            <text:p>3.58155</text:p>
          </table:table-cell>
        </table:table-row>
        <table:table-row table:style-name="ro1">
          <table:table-cell office:value-type="float" office:value="5.08" calcext:value-type="float">
            <text:p>5.08</text:p>
          </table:table-cell>
          <table:table-cell office:value-type="float" office:value="3.88312336635" calcext:value-type="float">
            <text:p>3.8831233664</text:p>
          </table:table-cell>
          <table:table-cell office:value-type="float" office:value="-0.0581246822848" calcext:value-type="float">
            <text:p>-0.0581246823</text:p>
          </table:table-cell>
          <table:table-cell office:value-type="float" office:value="-27.09" calcext:value-type="float">
            <text:p>-27.09</text:p>
          </table:table-cell>
          <table:table-cell office:value-type="float" office:value="1580" calcext:value-type="float">
            <text:p>1580</text:p>
          </table:table-cell>
          <table:table-cell office:value-type="float" office:value="1671" calcext:value-type="float">
            <text:p>1671</text:p>
          </table:table-cell>
          <table:table-cell office:value-type="float" office:value="3.24045" calcext:value-type="float">
            <text:p>3.24045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91067606165" calcext:value-type="float">
            <text:p>3.9106760617</text:p>
          </table:table-cell>
          <table:table-cell office:value-type="float" office:value="-0.0727649937441" calcext:value-type="float">
            <text:p>-0.0727649937</text:p>
          </table:table-cell>
          <table:table-cell office:value-type="float" office:value="-28.4" calcext:value-type="float">
            <text:p>-28.4</text:p>
          </table:table-cell>
          <table:table-cell office:value-type="float" office:value="1580" calcext:value-type="float">
            <text:p>1580</text:p>
          </table:table-cell>
          <table:table-cell office:value-type="float" office:value="1676" calcext:value-type="float">
            <text:p>1676</text:p>
          </table:table-cell>
          <table:table-cell office:value-type="float" office:value="3.58155" calcext:value-type="float">
            <text:p>3.58155</text:p>
          </table:table-cell>
        </table:table-row>
        <table:table-row table:style-name="ro1">
          <table:table-cell office:value-type="float" office:value="5.12" calcext:value-type="float">
            <text:p>5.12</text:p>
          </table:table-cell>
          <table:table-cell office:value-type="float" office:value="3.93519753442" calcext:value-type="float">
            <text:p>3.9351975344</text:p>
          </table:table-cell>
          <table:table-cell office:value-type="float" office:value="-0.0865730764639" calcext:value-type="float">
            <text:p>-0.0865730765</text:p>
          </table:table-cell>
          <table:table-cell office:value-type="float" office:value="-29.74" calcext:value-type="float">
            <text:p>-29.74</text:p>
          </table:table-cell>
          <table:table-cell office:value-type="float" office:value="1580" calcext:value-type="float">
            <text:p>1580</text:p>
          </table:table-cell>
          <table:table-cell office:value-type="float" office:value="1681" calcext:value-type="float">
            <text:p>1681</text:p>
          </table:table-cell>
          <table:table-cell office:value-type="float" office:value="3.24045" calcext:value-type="float">
            <text:p>3.24045</text:p>
          </table:table-cell>
        </table:table-row>
        <table:table-row table:style-name="ro1">
          <table:table-cell office:value-type="float" office:value="5.14" calcext:value-type="float">
            <text:p>5.14</text:p>
          </table:table-cell>
          <table:table-cell office:value-type="float" office:value="3.96051843696" calcext:value-type="float">
            <text:p>3.960518437</text:p>
          </table:table-cell>
          <table:table-cell office:value-type="float" office:value="-0.101760819833" calcext:value-type="float">
            <text:p>-0.1017608198</text:p>
          </table:table-cell>
          <table:table-cell office:value-type="float" office:value="-31.3" calcext:value-type="float">
            <text:p>-31.3</text:p>
          </table:table-cell>
          <table:table-cell office:value-type="float" office:value="1581" calcext:value-type="float">
            <text:p>1581</text:p>
          </table:table-cell>
          <table:table-cell office:value-type="float" office:value="1684" calcext:value-type="float">
            <text:p>1684</text:p>
          </table:table-cell>
          <table:table-cell office:value-type="float" office:value="3.411" calcext:value-type="float">
            <text:p>3.411</text:p>
          </table:table-cell>
        </table:table-row>
        <table:table-row table:style-name="ro1">
          <table:table-cell office:value-type="float" office:value="5.16" calcext:value-type="float">
            <text:p>5.16</text:p>
          </table:table-cell>
          <table:table-cell office:value-type="float" office:value="3.98521743492" calcext:value-type="float">
            <text:p>3.9852174349</text:p>
          </table:table-cell>
          <table:table-cell office:value-type="float" office:value="-0.117349981068" calcext:value-type="float">
            <text:p>-0.1173499811</text:p>
          </table:table-cell>
          <table:table-cell office:value-type="float" office:value="-32.59" calcext:value-type="float">
            <text:p>-32.59</text:p>
          </table:table-cell>
          <table:table-cell office:value-type="float" office:value="1580" calcext:value-type="float">
            <text:p>1580</text:p>
          </table:table-cell>
          <table:table-cell office:value-type="float" office:value="1692" calcext:value-type="float">
            <text:p>1692</text:p>
          </table:table-cell>
          <table:table-cell office:value-type="float" office:value="3.411" calcext:value-type="float">
            <text:p>3.411</text:p>
          </table:table-cell>
        </table:table-row>
        <table:table-row table:style-name="ro1">
          <table:table-cell office:value-type="float" office:value="5.18" calcext:value-type="float">
            <text:p>5.18</text:p>
          </table:table-cell>
          <table:table-cell office:value-type="float" office:value="4.00907465604" calcext:value-type="float">
            <text:p>4.009074656</text:p>
          </table:table-cell>
          <table:table-cell office:value-type="float" office:value="-0.133399175661" calcext:value-type="float">
            <text:p>-0.1333991757</text:p>
          </table:table-cell>
          <table:table-cell office:value-type="float" office:value="-34.24" calcext:value-type="float">
            <text:p>-34.24</text:p>
          </table:table-cell>
          <table:table-cell office:value-type="float" office:value="1580" calcext:value-type="float">
            <text:p>1580</text:p>
          </table:table-cell>
          <table:table-cell office:value-type="float" office:value="1700" calcext:value-type="float">
            <text:p>1700</text:p>
          </table:table-cell>
          <table:table-cell office:value-type="float" office:value="3.411" calcext:value-type="float">
            <text:p>3.411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4.03187467926" calcext:value-type="float">
            <text:p>4.0318746793</text:p>
          </table:table-cell>
          <table:table-cell office:value-type="float" office:value="-0.150139646108" calcext:value-type="float">
            <text:p>-0.1501396461</text:p>
          </table:table-cell>
          <table:table-cell office:value-type="float" office:value="-36.55" calcext:value-type="float">
            <text:p>-36.55</text:p>
          </table:table-cell>
          <table:table-cell office:value-type="float" office:value="1580" calcext:value-type="float">
            <text:p>1580</text:p>
          </table:table-cell>
          <table:table-cell office:value-type="float" office:value="1708" calcext:value-type="float">
            <text:p>1708</text:p>
          </table:table-cell>
          <table:table-cell office:value-type="float" office:value="3.411" calcext:value-type="float">
            <text:p>3.411</text:p>
          </table:table-cell>
        </table:table-row>
        <table:table-row table:style-name="ro1">
          <table:table-cell office:value-type="float" office:value="5.22" calcext:value-type="float">
            <text:p>5.22</text:p>
          </table:table-cell>
          <table:table-cell office:value-type="float" office:value="4.05388863974" calcext:value-type="float">
            <text:p>4.0538886397</text:p>
          </table:table-cell>
          <table:table-cell office:value-type="float" office:value="-0.167701948471" calcext:value-type="float">
            <text:p>-0.1677019485</text:p>
          </table:table-cell>
          <table:table-cell office:value-type="float" office:value="-38.78" calcext:value-type="float">
            <text:p>-38.78</text:p>
          </table:table-cell>
          <table:table-cell office:value-type="float" office:value="1580" calcext:value-type="float">
            <text:p>1580</text:p>
          </table:table-cell>
          <table:table-cell office:value-type="float" office:value="1710" calcext:value-type="float">
            <text:p>1710</text:p>
          </table:table-cell>
          <table:table-cell office:value-type="float" office:value="3.411" calcext:value-type="float">
            <text:p>3.411</text:p>
          </table:table-cell>
        </table:table-row>
        <table:table-row table:style-name="ro1">
          <table:table-cell office:value-type="float" office:value="5.24" calcext:value-type="float">
            <text:p>5.24</text:p>
          </table:table-cell>
          <table:table-cell office:value-type="float" office:value="4.07575880822" calcext:value-type="float">
            <text:p>4.0757588082</text:p>
          </table:table-cell>
          <table:table-cell office:value-type="float" office:value="-0.186623550432" calcext:value-type="float">
            <text:p>-0.1866235504</text:p>
          </table:table-cell>
          <table:table-cell office:value-type="float" office:value="-41.01" calcext:value-type="float">
            <text:p>-41.01</text:p>
          </table:table-cell>
          <table:table-cell office:value-type="float" office:value="1580" calcext:value-type="float">
            <text:p>1580</text:p>
          </table:table-cell>
          <table:table-cell office:value-type="float" office:value="1720" calcext:value-type="float">
            <text:p>1720</text:p>
          </table:table-cell>
          <table:table-cell office:value-type="float" office:value="3.58155" calcext:value-type="float">
            <text:p>3.58155</text:p>
          </table:table-cell>
        </table:table-row>
        <table:table-row table:style-name="ro1">
          <table:table-cell office:value-type="float" office:value="5.26" calcext:value-type="float">
            <text:p>5.26</text:p>
          </table:table-cell>
          <table:table-cell office:value-type="float" office:value="4.09563524185" calcext:value-type="float">
            <text:p>4.0956352419</text:p>
          </table:table-cell>
          <table:table-cell office:value-type="float" office:value="-0.205253455995" calcext:value-type="float">
            <text:p>-0.205253456</text:p>
          </table:table-cell>
          <table:table-cell office:value-type="float" office:value="-43.21" calcext:value-type="float">
            <text:p>-43.21</text:p>
          </table:table-cell>
          <table:table-cell office:value-type="float" office:value="1580" calcext:value-type="float">
            <text:p>1580</text:p>
          </table:table-cell>
          <table:table-cell office:value-type="float" office:value="1726" calcext:value-type="float">
            <text:p>1726</text:p>
          </table:table-cell>
          <table:table-cell office:value-type="float" office:value="3.411" calcext:value-type="float">
            <text:p>3.411</text:p>
          </table:table-cell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4.11387838318" calcext:value-type="float">
            <text:p>4.1138783832</text:p>
          </table:table-cell>
          <table:table-cell office:value-type="float" office:value="-0.223516369232" calcext:value-type="float">
            <text:p>-0.2235163692</text:p>
          </table:table-cell>
          <table:table-cell office:value-type="float" office:value="-45.03" calcext:value-type="float">
            <text:p>-45.03</text:p>
          </table:table-cell>
          <table:table-cell office:value-type="float" office:value="1581" calcext:value-type="float">
            <text:p>1581</text:p>
          </table:table-cell>
          <table:table-cell office:value-type="float" office:value="1728" calcext:value-type="float">
            <text:p>1728</text:p>
          </table:table-cell>
          <table:table-cell office:value-type="float" office:value="3.24045" calcext:value-type="float">
            <text:p>3.24045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4.13241784007" calcext:value-type="float">
            <text:p>4.1324178401</text:p>
          </table:table-cell>
          <table:table-cell office:value-type="float" office:value="-0.243218519709" calcext:value-type="float">
            <text:p>-0.2432185197</text:p>
          </table:table-cell>
          <table:table-cell office:value-type="float" office:value="-46.68" calcext:value-type="float">
            <text:p>-46.68</text:p>
          </table:table-cell>
          <table:table-cell office:value-type="float" office:value="1580" calcext:value-type="float">
            <text:p>1580</text:p>
          </table:table-cell>
          <table:table-cell office:value-type="float" office:value="1730" calcext:value-type="float">
            <text:p>1730</text:p>
          </table:table-cell>
          <table:table-cell office:value-type="float" office:value="3.411" calcext:value-type="float">
            <text:p>3.411</text:p>
          </table:table-cell>
        </table:table-row>
        <table:table-row table:style-name="ro1">
          <table:table-cell office:value-type="float" office:value="5.32" calcext:value-type="float">
            <text:p>5.32</text:p>
          </table:table-cell>
          <table:table-cell office:value-type="float" office:value="4.1501862922" calcext:value-type="float">
            <text:p>4.1501862922</text:p>
          </table:table-cell>
          <table:table-cell office:value-type="float" office:value="-0.263496890113" calcext:value-type="float">
            <text:p>-0.2634968901</text:p>
          </table:table-cell>
          <table:table-cell office:value-type="float" office:value="-48.64" calcext:value-type="float">
            <text:p>-48.64</text:p>
          </table:table-cell>
          <table:table-cell office:value-type="float" office:value="1580" calcext:value-type="float">
            <text:p>1580</text:p>
          </table:table-cell>
          <table:table-cell office:value-type="float" office:value="1732" calcext:value-type="float">
            <text:p>1732</text:p>
          </table:table-cell>
          <table:table-cell office:value-type="float" office:value="3.411" calcext:value-type="float">
            <text:p>3.411</text:p>
          </table:table-cell>
        </table:table-row>
        <table:table-row table:style-name="ro1">
          <table:table-cell office:value-type="float" office:value="5.34" calcext:value-type="float">
            <text:p>5.34</text:p>
          </table:table-cell>
          <table:table-cell office:value-type="float" office:value="4.16811426116" calcext:value-type="float">
            <text:p>4.1681142612</text:p>
          </table:table-cell>
          <table:table-cell office:value-type="float" office:value="-0.285314187699" calcext:value-type="float">
            <text:p>-0.2853141877</text:p>
          </table:table-cell>
          <table:table-cell office:value-type="float" office:value="-50.38" calcext:value-type="float">
            <text:p>-50.38</text:p>
          </table:table-cell>
          <table:table-cell office:value-type="float" office:value="1580" calcext:value-type="float">
            <text:p>1580</text:p>
          </table:table-cell>
          <table:table-cell office:value-type="float" office:value="1733" calcext:value-type="float">
            <text:p>1733</text:p>
          </table:table-cell>
          <table:table-cell office:value-type="float" office:value="3.58155" calcext:value-type="float">
            <text:p>3.58155</text:p>
          </table:table-cell>
        </table:table-row>
        <table:table-row table:style-name="ro1">
          <table:table-cell office:value-type="float" office:value="5.36" calcext:value-type="float">
            <text:p>5.36</text:p>
          </table:table-cell>
          <table:table-cell office:value-type="float" office:value="4.18434735703" calcext:value-type="float">
            <text:p>4.184347357</text:p>
          </table:table-cell>
          <table:table-cell office:value-type="float" office:value="-0.306738900403" calcext:value-type="float">
            <text:p>-0.3067389004</text:p>
          </table:table-cell>
          <table:table-cell office:value-type="float" office:value="-52.57" calcext:value-type="float">
            <text:p>-52.57</text:p>
          </table:table-cell>
          <table:table-cell office:value-type="float" office:value="1580" calcext:value-type="float">
            <text:p>1580</text:p>
          </table:table-cell>
          <table:table-cell office:value-type="float" office:value="1734" calcext:value-type="float">
            <text:p>1734</text:p>
          </table:table-cell>
          <table:table-cell office:value-type="float" office:value="3.411" calcext:value-type="float">
            <text:p>3.411</text:p>
          </table:table-cell>
        </table:table-row>
        <table:table-row table:style-name="ro1">
          <table:table-cell office:value-type="float" office:value="5.38" calcext:value-type="float">
            <text:p>5.38</text:p>
          </table:table-cell>
          <table:table-cell office:value-type="float" office:value="4.20021084176" calcext:value-type="float">
            <text:p>4.2002108418</text:p>
          </table:table-cell>
          <table:table-cell office:value-type="float" office:value="-0.329825927299" calcext:value-type="float">
            <text:p>-0.3298259273</text:p>
          </table:table-cell>
          <table:table-cell office:value-type="float" office:value="-55.11" calcext:value-type="float">
            <text:p>-55.11</text:p>
          </table:table-cell>
          <table:table-cell office:value-type="float" office:value="1578" calcext:value-type="float">
            <text:p>1578</text:p>
          </table:table-cell>
          <table:table-cell office:value-type="float" office:value="1738" calcext:value-type="float">
            <text:p>1738</text:p>
          </table:table-cell>
          <table:table-cell office:value-type="float" office:value="3.58155" calcext:value-type="float">
            <text:p>3.58155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4.21438113409" calcext:value-type="float">
            <text:p>4.2143811341</text:p>
          </table:table-cell>
          <table:table-cell office:value-type="float" office:value="-0.352477834066" calcext:value-type="float">
            <text:p>-0.3524778341</text:p>
          </table:table-cell>
          <table:table-cell office:value-type="float" office:value="-57.51" calcext:value-type="float">
            <text:p>-57.51</text:p>
          </table:table-cell>
          <table:table-cell office:value-type="float" office:value="1578" calcext:value-type="float">
            <text:p>1578</text:p>
          </table:table-cell>
          <table:table-cell office:value-type="float" office:value="1738" calcext:value-type="float">
            <text:p>1738</text:p>
          </table:table-cell>
          <table:table-cell office:value-type="float" office:value="3.411" calcext:value-type="float">
            <text:p>3.411</text:p>
          </table:table-cell>
        </table:table-row>
        <table:table-row table:style-name="ro1">
          <table:table-cell office:value-type="float" office:value="5.42" calcext:value-type="float">
            <text:p>5.42</text:p>
          </table:table-cell>
          <table:table-cell office:value-type="float" office:value="4.22749736364" calcext:value-type="float">
            <text:p>4.2274973636</text:p>
          </table:table-cell>
          <table:table-cell table:style-name="ce1" office:value-type="float" office:value="-0.375669148508" calcext:value-type="float">
            <text:p>-3.76E-01</text:p>
          </table:table-cell>
          <table:table-cell office:value-type="float" office:value="-59.96" calcext:value-type="float">
            <text:p>-59.96</text:p>
          </table:table-cell>
          <table:table-cell office:value-type="float" office:value="1579" calcext:value-type="float">
            <text:p>1579</text:p>
          </table:table-cell>
          <table:table-cell office:value-type="float" office:value="1740" calcext:value-type="float">
            <text:p>1740</text:p>
          </table:table-cell>
          <table:table-cell office:value-type="float" office:value="3.411" calcext:value-type="float">
            <text:p>3.411</text:p>
          </table:table-cell>
        </table:table-row>
        <table:table-row table:style-name="ro1">
          <table:table-cell office:value-type="float" office:value="5.44" calcext:value-type="float">
            <text:p>5.44</text:p>
          </table:table-cell>
          <table:table-cell office:value-type="float" office:value="4.23957319469" calcext:value-type="float">
            <text:p>4.2395731947</text:p>
          </table:table-cell>
          <table:table-cell office:value-type="float" office:value="-0.399500343694" calcext:value-type="float">
            <text:p>-0.3995003437</text:p>
          </table:table-cell>
          <table:table-cell office:value-type="float" office:value="-62.5" calcext:value-type="float">
            <text:p>-62.5</text:p>
          </table:table-cell>
          <table:table-cell office:value-type="float" office:value="1578" calcext:value-type="float">
            <text:p>1578</text:p>
          </table:table-cell>
          <table:table-cell office:value-type="float" office:value="1739" calcext:value-type="float">
            <text:p>1739</text:p>
          </table:table-cell>
          <table:table-cell office:value-type="float" office:value="3.411" calcext:value-type="float">
            <text:p>3.411</text:p>
          </table:table-cell>
        </table:table-row>
        <table:table-row table:style-name="ro1">
          <table:table-cell office:value-type="float" office:value="5.46" calcext:value-type="float">
            <text:p>5.46</text:p>
          </table:table-cell>
          <table:table-cell office:value-type="float" office:value="4.25100158183" calcext:value-type="float">
            <text:p>4.2510015818</text:p>
          </table:table-cell>
          <table:table-cell office:value-type="float" office:value="-0.424394810084" calcext:value-type="float">
            <text:p>-0.4243948101</text:p>
          </table:table-cell>
          <table:table-cell office:value-type="float" office:value="-64.57" calcext:value-type="float">
            <text:p>-64.57</text:p>
          </table:table-cell>
          <table:table-cell office:value-type="float" office:value="1578" calcext:value-type="float">
            <text:p>1578</text:p>
          </table:table-cell>
          <table:table-cell office:value-type="float" office:value="1752" calcext:value-type="float">
            <text:p>1752</text:p>
          </table:table-cell>
          <table:table-cell office:value-type="float" office:value="3.58155" calcext:value-type="float">
            <text:p>3.58155</text:p>
          </table:table-cell>
        </table:table-row>
        <table:table-row table:style-name="ro1">
          <table:table-cell office:value-type="float" office:value="5.48" calcext:value-type="float">
            <text:p>5.48</text:p>
          </table:table-cell>
          <table:table-cell office:value-type="float" office:value="4.26084779746" calcext:value-type="float">
            <text:p>4.2608477975</text:p>
          </table:table-cell>
          <table:table-cell office:value-type="float" office:value="-0.448286558512" calcext:value-type="float">
            <text:p>-0.4482865585</text:p>
          </table:table-cell>
          <table:table-cell office:value-type="float" office:value="-66.78" calcext:value-type="float">
            <text:p>-66.78</text:p>
          </table:table-cell>
          <table:table-cell office:value-type="float" office:value="1578" calcext:value-type="float">
            <text:p>1578</text:p>
          </table:table-cell>
          <table:table-cell office:value-type="float" office:value="1758" calcext:value-type="float">
            <text:p>1758</text:p>
          </table:table-cell>
          <table:table-cell office:value-type="float" office:value="3.411" calcext:value-type="float">
            <text:p>3.411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4.27002113479" calcext:value-type="float">
            <text:p>4.2700211348</text:p>
          </table:table-cell>
          <table:table-cell office:value-type="float" office:value="-0.473615998369" calcext:value-type="float">
            <text:p>-0.4736159984</text:p>
          </table:table-cell>
          <table:table-cell office:value-type="float" office:value="-69.14" calcext:value-type="float">
            <text:p>-69.14</text:p>
          </table:table-cell>
          <table:table-cell office:value-type="float" office:value="1578" calcext:value-type="float">
            <text:p>1578</text:p>
          </table:table-cell>
          <table:table-cell office:value-type="float" office:value="1762" calcext:value-type="float">
            <text:p>1762</text:p>
          </table:table-cell>
          <table:table-cell office:value-type="float" office:value="3.58155" calcext:value-type="float">
            <text:p>3.58155</text:p>
          </table:table-cell>
        </table:table-row>
        <table:table-row table:style-name="ro1">
          <table:table-cell office:value-type="float" office:value="5.52" calcext:value-type="float">
            <text:p>5.52</text:p>
          </table:table-cell>
          <table:table-cell office:value-type="float" office:value="4.27803621513" calcext:value-type="float">
            <text:p>4.2780362151</text:p>
          </table:table-cell>
          <table:table-cell office:value-type="float" office:value="-0.499268537858" calcext:value-type="float">
            <text:p>-0.4992685379</text:p>
          </table:table-cell>
          <table:table-cell office:value-type="float" office:value="-71.62" calcext:value-type="float">
            <text:p>-71.62</text:p>
          </table:table-cell>
          <table:table-cell office:value-type="float" office:value="1578" calcext:value-type="float">
            <text:p>1578</text:p>
          </table:table-cell>
          <table:table-cell office:value-type="float" office:value="1764" calcext:value-type="float">
            <text:p>1764</text:p>
          </table:table-cell>
          <table:table-cell office:value-type="float" office:value="3.58155" calcext:value-type="float">
            <text:p>3.58155</text:p>
          </table:table-cell>
        </table:table-row>
        <table:table-row table:style-name="ro1">
          <table:table-cell office:value-type="float" office:value="5.54" calcext:value-type="float">
            <text:p>5.54</text:p>
          </table:table-cell>
          <table:table-cell office:value-type="float" office:value="4.28456358536" calcext:value-type="float">
            <text:p>4.2845635854</text:p>
          </table:table-cell>
          <table:table-cell office:value-type="float" office:value="-0.524078218299" calcext:value-type="float">
            <text:p>-0.5240782183</text:p>
          </table:table-cell>
          <table:table-cell office:value-type="float" office:value="-74.22" calcext:value-type="float">
            <text:p>-74.22</text:p>
          </table:table-cell>
          <table:table-cell office:value-type="float" office:value="1578" calcext:value-type="float">
            <text:p>1578</text:p>
          </table:table-cell>
          <table:table-cell office:value-type="float" office:value="1764" calcext:value-type="float">
            <text:p>1764</text:p>
          </table:table-cell>
          <table:table-cell office:value-type="float" office:value="3.411" calcext:value-type="float">
            <text:p>3.411</text:p>
          </table:table-cell>
        </table:table-row>
        <table:table-row table:style-name="ro1">
          <table:table-cell office:value-type="float" office:value="5.56" calcext:value-type="float">
            <text:p>5.56</text:p>
          </table:table-cell>
          <table:table-cell office:value-type="float" office:value="4.29028257133" calcext:value-type="float">
            <text:p>4.2902825713</text:p>
          </table:table-cell>
          <table:table-cell office:value-type="float" office:value="-0.550538149551" calcext:value-type="float">
            <text:p>-0.5505381496</text:p>
          </table:table-cell>
          <table:table-cell office:value-type="float" office:value="-76.67" calcext:value-type="float">
            <text:p>-76.67</text:p>
          </table:table-cell>
          <table:table-cell office:value-type="float" office:value="1578" calcext:value-type="float">
            <text:p>1578</text:p>
          </table:table-cell>
          <table:table-cell office:value-type="float" office:value="1762" calcext:value-type="float">
            <text:p>1762</text:p>
          </table:table-cell>
          <table:table-cell office:value-type="float" office:value="3.58155" calcext:value-type="float">
            <text:p>3.58155</text:p>
          </table:table-cell>
        </table:table-row>
        <table:table-row table:style-name="ro1">
          <table:table-cell office:value-type="float" office:value="5.58" calcext:value-type="float">
            <text:p>5.58</text:p>
          </table:table-cell>
          <table:table-cell office:value-type="float" office:value="4.29496159016" calcext:value-type="float">
            <text:p>4.2949615902</text:p>
          </table:table-cell>
          <table:table-cell office:value-type="float" office:value="-0.577244942029" calcext:value-type="float">
            <text:p>-0.577244942</text:p>
          </table:table-cell>
          <table:table-cell office:value-type="float" office:value="-78.89" calcext:value-type="float">
            <text:p>-78.89</text:p>
          </table:table-cell>
          <table:table-cell office:value-type="float" office:value="1578" calcext:value-type="float">
            <text:p>1578</text:p>
          </table:table-cell>
          <table:table-cell office:value-type="float" office:value="1762" calcext:value-type="float">
            <text:p>1762</text:p>
          </table:table-cell>
          <table:table-cell office:value-type="float" office:value="3.58155" calcext:value-type="float">
            <text:p>3.58155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4.29851262876" calcext:value-type="float">
            <text:p>4.2985126288</text:p>
          </table:table-cell>
          <table:table-cell office:value-type="float" office:value="-0.604277768257" calcext:value-type="float">
            <text:p>-0.6042777683</text:p>
          </table:table-cell>
          <table:table-cell office:value-type="float" office:value="-81.32" calcext:value-type="float">
            <text:p>-81.32</text:p>
          </table:table-cell>
          <table:table-cell office:value-type="float" office:value="1579" calcext:value-type="float">
            <text:p>1579</text:p>
          </table:table-cell>
          <table:table-cell office:value-type="float" office:value="1760" calcext:value-type="float">
            <text:p>1760</text:p>
          </table:table-cell>
          <table:table-cell office:value-type="float" office:value="3.58155" calcext:value-type="float">
            <text:p>3.58155</text:p>
          </table:table-cell>
        </table:table-row>
        <table:table-row table:style-name="ro1">
          <table:table-cell office:value-type="float" office:value="5.62" calcext:value-type="float">
            <text:p>5.62</text:p>
          </table:table-cell>
          <table:table-cell office:value-type="float" office:value="4.30084690767" calcext:value-type="float">
            <text:p>4.3008469077</text:p>
          </table:table-cell>
          <table:table-cell office:value-type="float" office:value="-0.630191324392" calcext:value-type="float">
            <text:p>-0.6301913244</text:p>
          </table:table-cell>
          <table:table-cell office:value-type="float" office:value="-83.69" calcext:value-type="float">
            <text:p>-83.69</text:p>
          </table:table-cell>
          <table:table-cell office:value-type="float" office:value="1578" calcext:value-type="float">
            <text:p>1578</text:p>
          </table:table-cell>
          <table:table-cell office:value-type="float" office:value="1760" calcext:value-type="float">
            <text:p>1760</text:p>
          </table:table-cell>
          <table:table-cell office:value-type="float" office:value="3.411" calcext:value-type="float">
            <text:p>3.411</text:p>
          </table:table-cell>
        </table:table-row>
        <table:table-row table:style-name="ro1">
          <table:table-cell office:value-type="float" office:value="5.64" calcext:value-type="float">
            <text:p>5.64</text:p>
          </table:table-cell>
          <table:table-cell office:value-type="float" office:value="4.30203180865" calcext:value-type="float">
            <text:p>4.3020318087</text:p>
          </table:table-cell>
          <table:table-cell office:value-type="float" office:value="-0.657480295191" calcext:value-type="float">
            <text:p>-0.6574802952</text:p>
          </table:table-cell>
          <table:table-cell office:value-type="float" office:value="-86.27" calcext:value-type="float">
            <text:p>-86.27</text:p>
          </table:table-cell>
          <table:table-cell office:value-type="float" office:value="1578" calcext:value-type="float">
            <text:p>1578</text:p>
          </table:table-cell>
          <table:table-cell office:value-type="float" office:value="1761" calcext:value-type="float">
            <text:p>1761</text:p>
          </table:table-cell>
          <table:table-cell office:value-type="float" office:value="3.58155" calcext:value-type="float">
            <text:p>3.58155</text:p>
          </table:table-cell>
        </table:table-row>
        <table:table-row table:style-name="ro1">
          <table:table-cell office:value-type="float" office:value="5.66" calcext:value-type="float">
            <text:p>5.66</text:p>
          </table:table-cell>
          <table:table-cell office:value-type="float" office:value="4.30201963539" calcext:value-type="float">
            <text:p>4.3020196354</text:p>
          </table:table-cell>
          <table:table-cell office:value-type="float" office:value="-0.684898467727" calcext:value-type="float">
            <text:p>-0.6848984677</text:p>
          </table:table-cell>
          <table:table-cell office:value-type="float" office:value="-88.78" calcext:value-type="float">
            <text:p>-88.78</text:p>
          </table:table-cell>
          <table:table-cell office:value-type="float" office:value="1578" calcext:value-type="float">
            <text:p>1578</text:p>
          </table:table-cell>
          <table:table-cell office:value-type="float" office:value="1760" calcext:value-type="float">
            <text:p>1760</text:p>
          </table:table-cell>
          <table:table-cell office:value-type="float" office:value="3.58155" calcext:value-type="float">
            <text:p>3.58155</text:p>
          </table:table-cell>
        </table:table-row>
        <table:table-row table:style-name="ro1">
          <table:table-cell office:value-type="float" office:value="5.68" calcext:value-type="float">
            <text:p>5.68</text:p>
          </table:table-cell>
          <table:table-cell office:value-type="float" office:value="4.30087688268" calcext:value-type="float">
            <text:p>4.3008768827</text:p>
          </table:table-cell>
          <table:table-cell office:value-type="float" office:value="-0.713146534593" calcext:value-type="float">
            <text:p>-0.7131465346</text:p>
          </table:table-cell>
          <table:table-cell office:value-type="float" office:value="-91.16" calcext:value-type="float">
            <text:p>-91.16</text:p>
          </table:table-cell>
          <table:table-cell office:value-type="float" office:value="1578" calcext:value-type="float">
            <text:p>1578</text:p>
          </table:table-cell>
          <table:table-cell office:value-type="float" office:value="1744" calcext:value-type="float">
            <text:p>1744</text:p>
          </table:table-cell>
          <table:table-cell office:value-type="float" office:value="3.58155" calcext:value-type="float">
            <text:p>3.58155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4.29846286552" calcext:value-type="float">
            <text:p>4.2984628655</text:p>
          </table:table-cell>
          <table:table-cell office:value-type="float" office:value="-0.741950083052" calcext:value-type="float">
            <text:p>-0.7419500831</text:p>
          </table:table-cell>
          <table:table-cell office:value-type="float" office:value="-93.71" calcext:value-type="float">
            <text:p>-93.71</text:p>
          </table:table-cell>
          <table:table-cell office:value-type="float" office:value="1579" calcext:value-type="float">
            <text:p>1579</text:p>
          </table:table-cell>
          <table:table-cell office:value-type="float" office:value="1732" calcext:value-type="float">
            <text:p>1732</text:p>
          </table:table-cell>
          <table:table-cell office:value-type="float" office:value="3.58155" calcext:value-type="float">
            <text:p>3.58155</text:p>
          </table:table-cell>
        </table:table-row>
        <table:table-row table:style-name="ro1">
          <table:table-cell office:value-type="float" office:value="5.72" calcext:value-type="float">
            <text:p>5.72</text:p>
          </table:table-cell>
          <table:table-cell office:value-type="float" office:value="4.29476488294" calcext:value-type="float">
            <text:p>4.2947648829</text:p>
          </table:table-cell>
          <table:table-cell office:value-type="float" office:value="-0.771978719542" calcext:value-type="float">
            <text:p>-0.7719787195</text:p>
          </table:table-cell>
          <table:table-cell office:value-type="float" office:value="-96.11" calcext:value-type="float">
            <text:p>-96.11</text:p>
          </table:table-cell>
          <table:table-cell office:value-type="float" office:value="1578" calcext:value-type="float">
            <text:p>1578</text:p>
          </table:table-cell>
          <table:table-cell office:value-type="float" office:value="1708" calcext:value-type="float">
            <text:p>1708</text:p>
          </table:table-cell>
          <table:table-cell office:value-type="float" office:value="3.58155" calcext:value-type="float">
            <text:p>3.58155</text:p>
          </table:table-cell>
        </table:table-row>
        <table:table-row table:style-name="ro1">
          <table:table-cell office:value-type="float" office:value="5.74" calcext:value-type="float">
            <text:p>5.74</text:p>
          </table:table-cell>
          <table:table-cell office:value-type="float" office:value="4.28963483027" calcext:value-type="float">
            <text:p>4.2896348303</text:p>
          </table:table-cell>
          <table:table-cell office:value-type="float" office:value="-0.802574991296" calcext:value-type="float">
            <text:p>-0.8025749913</text:p>
          </table:table-cell>
          <table:table-cell office:value-type="float" office:value="-98.72" calcext:value-type="float">
            <text:p>-98.72</text:p>
          </table:table-cell>
          <table:table-cell office:value-type="float" office:value="1578" calcext:value-type="float">
            <text:p>1578</text:p>
          </table:table-cell>
          <table:table-cell office:value-type="float" office:value="1695" calcext:value-type="float">
            <text:p>1695</text:p>
          </table:table-cell>
          <table:table-cell office:value-type="float" office:value="3.58155" calcext:value-type="float">
            <text:p>3.58155</text:p>
          </table:table-cell>
        </table:table-row>
        <table:table-row table:style-name="ro1">
          <table:table-cell office:value-type="float" office:value="5.76" calcext:value-type="float">
            <text:p>5.76</text:p>
          </table:table-cell>
          <table:table-cell office:value-type="float" office:value="4.28307832816" calcext:value-type="float">
            <text:p>4.2830783282</text:p>
          </table:table-cell>
          <table:table-cell office:value-type="float" office:value="-0.833412581869" calcext:value-type="float">
            <text:p>-0.8334125819</text:p>
          </table:table-cell>
          <table:table-cell office:value-type="float" office:value="-101.29" calcext:value-type="float">
            <text:p>-101.29</text:p>
          </table:table-cell>
          <table:table-cell office:value-type="float" office:value="1578" calcext:value-type="float">
            <text:p>1578</text:p>
          </table:table-cell>
          <table:table-cell office:value-type="float" office:value="1684" calcext:value-type="float">
            <text:p>1684</text:p>
          </table:table-cell>
          <table:table-cell office:value-type="float" office:value="3.58155" calcext:value-type="float">
            <text:p>3.58155</text:p>
          </table:table-cell>
        </table:table-row>
        <table:table-row table:style-name="ro1">
          <table:table-cell office:value-type="float" office:value="5.78" calcext:value-type="float">
            <text:p>5.78</text:p>
          </table:table-cell>
          <table:table-cell office:value-type="float" office:value="4.27516549927" calcext:value-type="float">
            <text:p>4.2751654993</text:p>
          </table:table-cell>
          <table:table-cell office:value-type="float" office:value="-0.864103868981" calcext:value-type="float">
            <text:p>-0.864103869</text:p>
          </table:table-cell>
          <table:table-cell office:value-type="float" office:value="-103.79" calcext:value-type="float">
            <text:p>-103.79</text:p>
          </table:table-cell>
          <table:table-cell office:value-type="float" office:value="1579" calcext:value-type="float">
            <text:p>1579</text:p>
          </table:table-cell>
          <table:table-cell office:value-type="float" office:value="1678" calcext:value-type="float">
            <text:p>1678</text:p>
          </table:table-cell>
          <table:table-cell office:value-type="float" office:value="3.58155" calcext:value-type="float">
            <text:p>3.58155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4.26649619936" calcext:value-type="float">
            <text:p>4.2664961994</text:p>
          </table:table-cell>
          <table:table-cell office:value-type="float" office:value="-0.893254223481" calcext:value-type="float">
            <text:p>-0.8932542235</text:p>
          </table:table-cell>
          <table:table-cell office:value-type="float" office:value="-105.98" calcext:value-type="float">
            <text:p>-105.98</text:p>
          </table:table-cell>
          <table:table-cell office:value-type="float" office:value="1578" calcext:value-type="float">
            <text:p>1578</text:p>
          </table:table-cell>
          <table:table-cell office:value-type="float" office:value="1668" calcext:value-type="float">
            <text:p>1668</text:p>
          </table:table-cell>
          <table:table-cell office:value-type="float" office:value="3.411" calcext:value-type="float">
            <text:p>3.411</text:p>
          </table:table-cell>
        </table:table-row>
        <table:table-row table:style-name="ro1">
          <table:table-cell office:value-type="float" office:value="5.82" calcext:value-type="float">
            <text:p>5.82</text:p>
          </table:table-cell>
          <table:table-cell office:value-type="float" office:value="4.25599882612" calcext:value-type="float">
            <text:p>4.2559988261</text:p>
          </table:table-cell>
          <table:table-cell office:value-type="float" office:value="-0.924165358036" calcext:value-type="float">
            <text:p>-0.924165358</text:p>
          </table:table-cell>
          <table:table-cell office:value-type="float" office:value="-108.26" calcext:value-type="float">
            <text:p>-108.26</text:p>
          </table:table-cell>
          <table:table-cell office:value-type="float" office:value="1579" calcext:value-type="float">
            <text:p>1579</text:p>
          </table:table-cell>
          <table:table-cell office:value-type="float" office:value="1636" calcext:value-type="float">
            <text:p>1636</text:p>
          </table:table-cell>
          <table:table-cell office:value-type="float" office:value="3.58155" calcext:value-type="float">
            <text:p>3.58155</text:p>
          </table:table-cell>
        </table:table-row>
        <table:table-row table:style-name="ro1">
          <table:table-cell office:value-type="float" office:value="5.84" calcext:value-type="float">
            <text:p>5.84</text:p>
          </table:table-cell>
          <table:table-cell office:value-type="float" office:value="4.24425222935" calcext:value-type="float">
            <text:p>4.2442522294</text:p>
          </table:table-cell>
          <table:table-cell office:value-type="float" office:value="-0.955032006571" calcext:value-type="float">
            <text:p>-0.9550320066</text:p>
          </table:table-cell>
          <table:table-cell office:value-type="float" office:value="-110.41" calcext:value-type="float">
            <text:p>-110.41</text:p>
          </table:table-cell>
          <table:table-cell office:value-type="float" office:value="1576" calcext:value-type="float">
            <text:p>1576</text:p>
          </table:table-cell>
          <table:table-cell office:value-type="float" office:value="1618" calcext:value-type="float">
            <text:p>1618</text:p>
          </table:table-cell>
          <table:table-cell office:value-type="float" office:value="3.58155" calcext:value-type="float">
            <text:p>3.58155</text:p>
          </table:table-cell>
        </table:table-row>
        <table:table-row table:style-name="ro1">
          <table:table-cell office:value-type="float" office:value="5.86" calcext:value-type="float">
            <text:p>5.86</text:p>
          </table:table-cell>
          <table:table-cell office:value-type="float" office:value="4.23109013624" calcext:value-type="float">
            <text:p>4.2310901362</text:p>
          </table:table-cell>
          <table:table-cell office:value-type="float" office:value="-0.986636953477" calcext:value-type="float">
            <text:p>-0.9866369535</text:p>
          </table:table-cell>
          <table:table-cell office:value-type="float" office:value="-112.36" calcext:value-type="float">
            <text:p>-112.36</text:p>
          </table:table-cell>
          <table:table-cell office:value-type="float" office:value="1576" calcext:value-type="float">
            <text:p>1576</text:p>
          </table:table-cell>
          <table:table-cell office:value-type="float" office:value="1554" calcext:value-type="float">
            <text:p>1554</text:p>
          </table:table-cell>
          <table:table-cell office:value-type="float" office:value="3.58155" calcext:value-type="float">
            <text:p>3.58155</text:p>
          </table:table-cell>
        </table:table-row>
        <table:table-row table:style-name="ro1">
          <table:table-cell office:value-type="float" office:value="5.88" calcext:value-type="float">
            <text:p>5.88</text:p>
          </table:table-cell>
          <table:table-cell office:value-type="float" office:value="4.21749151613" calcext:value-type="float">
            <text:p>4.2174915161</text:p>
          </table:table-cell>
          <table:table-cell office:value-type="float" office:value="-1.01684838204" calcext:value-type="float">
            <text:p>-1.016848382</text:p>
          </table:table-cell>
          <table:table-cell office:value-type="float" office:value="-114.08" calcext:value-type="float">
            <text:p>-114.08</text:p>
          </table:table-cell>
          <table:table-cell office:value-type="float" office:value="1576" calcext:value-type="float">
            <text:p>1576</text:p>
          </table:table-cell>
          <table:table-cell office:value-type="float" office:value="1521" calcext:value-type="float">
            <text:p>1521</text:p>
          </table:table-cell>
          <table:table-cell office:value-type="float" office:value="3.411" calcext:value-type="float">
            <text:p>3.411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4.20286526943" calcext:value-type="float">
            <text:p>4.2028652694</text:p>
          </table:table-cell>
          <table:table-cell office:value-type="float" office:value="-1.04752609008" calcext:value-type="float">
            <text:p>-1.0475260901</text:p>
          </table:table-cell>
          <table:table-cell office:value-type="float" office:value="-115.47" calcext:value-type="float">
            <text:p>-115.47</text:p>
          </table:table-cell>
          <table:table-cell office:value-type="float" office:value="1577" calcext:value-type="float">
            <text:p>1577</text:p>
          </table:table-cell>
          <table:table-cell office:value-type="float" office:value="1460" calcext:value-type="float">
            <text:p>1460</text:p>
          </table:table-cell>
          <table:table-cell office:value-type="float" office:value="3.411" calcext:value-type="float">
            <text:p>3.411</text:p>
          </table:table-cell>
        </table:table-row>
        <table:table-row table:style-name="ro1">
          <table:table-cell office:value-type="float" office:value="5.92" calcext:value-type="float">
            <text:p>5.92</text:p>
          </table:table-cell>
          <table:table-cell office:value-type="float" office:value="4.18671926726" calcext:value-type="float">
            <text:p>4.1867192673</text:p>
          </table:table-cell>
          <table:table-cell office:value-type="float" office:value="-1.07935138695" calcext:value-type="float">
            <text:p>-1.079351387</text:p>
          </table:table-cell>
          <table:table-cell office:value-type="float" office:value="-116.88" calcext:value-type="float">
            <text:p>-116.88</text:p>
          </table:table-cell>
          <table:table-cell office:value-type="float" office:value="1576" calcext:value-type="float">
            <text:p>1576</text:p>
          </table:table-cell>
          <table:table-cell office:value-type="float" office:value="1460" calcext:value-type="float">
            <text:p>1460</text:p>
          </table:table-cell>
          <table:table-cell office:value-type="float" office:value="3.58155" calcext:value-type="float">
            <text:p>3.58155</text:p>
          </table:table-cell>
        </table:table-row>
        <table:table-row table:style-name="ro1">
          <table:table-cell office:value-type="float" office:value="5.94" calcext:value-type="float">
            <text:p>5.94</text:p>
          </table:table-cell>
          <table:table-cell office:value-type="float" office:value="4.16983937018" calcext:value-type="float">
            <text:p>4.1698393702</text:p>
          </table:table-cell>
          <table:table-cell office:value-type="float" office:value="-1.11079422754" calcext:value-type="float">
            <text:p>-1.1107942275</text:p>
          </table:table-cell>
          <table:table-cell office:value-type="float" office:value="-118.21" calcext:value-type="float">
            <text:p>-118.21</text:p>
          </table:table-cell>
          <table:table-cell office:value-type="float" office:value="1576" calcext:value-type="float">
            <text:p>1576</text:p>
          </table:table-cell>
          <table:table-cell office:value-type="float" office:value="1460" calcext:value-type="float">
            <text:p>1460</text:p>
          </table:table-cell>
          <table:table-cell office:value-type="float" office:value="3.58155" calcext:value-type="float">
            <text:p>3.58155</text:p>
          </table:table-cell>
        </table:table-row>
        <table:table-row table:style-name="ro1">
          <table:table-cell office:value-type="float" office:value="5.96" calcext:value-type="float">
            <text:p>5.96</text:p>
          </table:table-cell>
          <table:table-cell office:value-type="float" office:value="4.15325024578" calcext:value-type="float">
            <text:p>4.1532502458</text:p>
          </table:table-cell>
          <table:table-cell office:value-type="float" office:value="-1.14058467128" calcext:value-type="float">
            <text:p>-1.1405846713</text:p>
          </table:table-cell>
          <table:table-cell office:value-type="float" office:value="-119.11" calcext:value-type="float">
            <text:p>-119.11</text:p>
          </table:table-cell>
          <table:table-cell office:value-type="float" office:value="1578" calcext:value-type="float">
            <text:p>1578</text:p>
          </table:table-cell>
          <table:table-cell office:value-type="float" office:value="1451" calcext:value-type="float">
            <text:p>1451</text:p>
          </table:table-cell>
          <table:table-cell office:value-type="float" office:value="3.411" calcext:value-type="float">
            <text:p>3.411</text:p>
          </table:table-cell>
        </table:table-row>
        <table:table-row table:style-name="ro1">
          <table:table-cell office:value-type="float" office:value="5.98" calcext:value-type="float">
            <text:p>5.98</text:p>
          </table:table-cell>
          <table:table-cell office:value-type="float" office:value="4.13680031192" calcext:value-type="float">
            <text:p>4.1368003119</text:p>
          </table:table-cell>
          <table:table-cell office:value-type="float" office:value="-1.16938248544" calcext:value-type="float">
            <text:p>-1.1693824854</text:p>
          </table:table-cell>
          <table:table-cell office:value-type="float" office:value="-119.83" calcext:value-type="float">
            <text:p>-119.83</text:p>
          </table:table-cell>
          <table:table-cell office:value-type="float" office:value="1578" calcext:value-type="float">
            <text:p>1578</text:p>
          </table:table-cell>
          <table:table-cell office:value-type="float" office:value="1406" calcext:value-type="float">
            <text:p>1406</text:p>
          </table:table-cell>
          <table:table-cell office:value-type="float" office:value="3.411" calcext:value-type="float">
            <text:p>3.4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1203352041" calcext:value-type="float">
            <text:p>4.1203352041</text:p>
          </table:table-cell>
          <table:table-cell office:value-type="float" office:value="-1.19759768527" calcext:value-type="float">
            <text:p>-1.1975976853</text:p>
          </table:table-cell>
          <table:table-cell office:value-type="float" office:value="-120.4" calcext:value-type="float">
            <text:p>-120.4</text:p>
          </table:table-cell>
          <table:table-cell office:value-type="float" office:value="1576" calcext:value-type="float">
            <text:p>1576</text:p>
          </table:table-cell>
          <table:table-cell office:value-type="float" office:value="1380" calcext:value-type="float">
            <text:p>1380</text:p>
          </table:table-cell>
          <table:table-cell office:value-type="float" office:value="3.411" calcext:value-type="float">
            <text:p>3.411</text:p>
          </table:table-cell>
        </table:table-row>
        <table:table-row table:style-name="ro1">
          <table:table-cell office:value-type="float" office:value="6.02" calcext:value-type="float">
            <text:p>6.02</text:p>
          </table:table-cell>
          <table:table-cell office:value-type="float" office:value="4.10494767469" calcext:value-type="float">
            <text:p>4.1049476747</text:p>
          </table:table-cell>
          <table:table-cell office:value-type="float" office:value="-1.22437270478" calcext:value-type="float">
            <text:p>-1.2243727048</text:p>
          </table:table-cell>
          <table:table-cell office:value-type="float" office:value="-120.03" calcext:value-type="float">
            <text:p>-120.03</text:p>
          </table:table-cell>
          <table:table-cell office:value-type="float" office:value="1579" calcext:value-type="float">
            <text:p>1579</text:p>
          </table:table-cell>
          <table:table-cell office:value-type="float" office:value="1366" calcext:value-type="float">
            <text:p>1366</text:p>
          </table:table-cell>
          <table:table-cell office:value-type="float" office:value="3.24045" calcext:value-type="float">
            <text:p>3.24045</text:p>
          </table:table-cell>
        </table:table-row>
        <table:table-row table:style-name="ro1">
          <table:table-cell office:value-type="float" office:value="6.04" calcext:value-type="float">
            <text:p>6.04</text:p>
          </table:table-cell>
          <table:table-cell office:value-type="float" office:value="4.08907979945" calcext:value-type="float">
            <text:p>4.0890797995</text:p>
          </table:table-cell>
          <table:table-cell office:value-type="float" office:value="-1.25265287895" calcext:value-type="float">
            <text:p>-1.252652879</text:p>
          </table:table-cell>
          <table:table-cell office:value-type="float" office:value="-119.46" calcext:value-type="float">
            <text:p>-119.46</text:p>
          </table:table-cell>
          <table:table-cell office:value-type="float" office:value="1581" calcext:value-type="float">
            <text:p>1581</text:p>
          </table:table-cell>
          <table:table-cell office:value-type="float" office:value="1360" calcext:value-type="float">
            <text:p>1360</text:p>
          </table:table-cell>
          <table:table-cell office:value-type="float" office:value="3.411" calcext:value-type="float">
            <text:p>3.411</text:p>
          </table:table-cell>
        </table:table-row>
        <table:table-row table:style-name="ro1">
          <table:table-cell office:value-type="float" office:value="6.06" calcext:value-type="float">
            <text:p>6.06</text:p>
          </table:table-cell>
          <table:table-cell office:value-type="float" office:value="4.07444607606" calcext:value-type="float">
            <text:p>4.0744460761</text:p>
          </table:table-cell>
          <table:table-cell office:value-type="float" office:value="-1.27955872661" calcext:value-type="float">
            <text:p>-1.2795587266</text:p>
          </table:table-cell>
          <table:table-cell office:value-type="float" office:value="-118.72" calcext:value-type="float">
            <text:p>-118.72</text:p>
          </table:table-cell>
          <table:table-cell office:value-type="float" office:value="1582" calcext:value-type="float">
            <text:p>1582</text:p>
          </table:table-cell>
          <table:table-cell office:value-type="float" office:value="1344" calcext:value-type="float">
            <text:p>1344</text:p>
          </table:table-cell>
          <table:table-cell office:value-type="float" office:value="3.24045" calcext:value-type="float">
            <text:p>3.24045</text:p>
          </table:table-cell>
        </table:table-row>
        <table:table-row table:style-name="ro1">
          <table:table-cell office:value-type="float" office:value="6.08" calcext:value-type="float">
            <text:p>6.08</text:p>
          </table:table-cell>
          <table:table-cell office:value-type="float" office:value="4.05986068921" calcext:value-type="float">
            <text:p>4.0598606892</text:p>
          </table:table-cell>
          <table:table-cell office:value-type="float" office:value="-1.30643686994" calcext:value-type="float">
            <text:p>-1.3064368699</text:p>
          </table:table-cell>
          <table:table-cell office:value-type="float" office:value="-118.67" calcext:value-type="float">
            <text:p>-118.67</text:p>
          </table:table-cell>
          <table:table-cell office:value-type="float" office:value="1582" calcext:value-type="float">
            <text:p>1582</text:p>
          </table:table-cell>
          <table:table-cell office:value-type="float" office:value="1340" calcext:value-type="float">
            <text:p>1340</text:p>
          </table:table-cell>
          <table:table-cell office:value-type="float" office:value="3.24045" calcext:value-type="float">
            <text:p>3.24045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4.04454119111" calcext:value-type="float">
            <text:p>4.0445411911</text:p>
          </table:table-cell>
          <table:table-cell office:value-type="float" office:value="-1.33460806174" calcext:value-type="float">
            <text:p>-1.3346080617</text:p>
          </table:table-cell>
          <table:table-cell office:value-type="float" office:value="-118.74" calcext:value-type="float">
            <text:p>-118.74</text:p>
          </table:table-cell>
          <table:table-cell office:value-type="float" office:value="1582" calcext:value-type="float">
            <text:p>1582</text:p>
          </table:table-cell>
          <table:table-cell office:value-type="float" office:value="1331" calcext:value-type="float">
            <text:p>1331</text:p>
          </table:table-cell>
          <table:table-cell office:value-type="float" office:value="3.411" calcext:value-type="float">
            <text:p>3.411</text:p>
          </table:table-cell>
        </table:table-row>
        <table:table-row table:style-name="ro1">
          <table:table-cell office:value-type="float" office:value="6.12" calcext:value-type="float">
            <text:p>6.12</text:p>
          </table:table-cell>
          <table:table-cell office:value-type="float" office:value="4.03034976951" calcext:value-type="float">
            <text:p>4.0303497695</text:p>
          </table:table-cell>
          <table:table-cell office:value-type="float" office:value="-1.36328900914" calcext:value-type="float">
            <text:p>-1.3632890091</text:p>
          </table:table-cell>
          <table:table-cell office:value-type="float" office:value="-116.56" calcext:value-type="float">
            <text:p>-116.56</text:p>
          </table:table-cell>
          <table:table-cell office:value-type="float" office:value="1582" calcext:value-type="float">
            <text:p>1582</text:p>
          </table:table-cell>
          <table:table-cell office:value-type="float" office:value="1325" calcext:value-type="float">
            <text:p>1325</text:p>
          </table:table-cell>
          <table:table-cell office:value-type="float" office:value="3.411" calcext:value-type="float">
            <text:p>3.411</text:p>
          </table:table-cell>
        </table:table-row>
        <table:table-row table:style-name="ro1">
          <table:table-cell office:value-type="float" office:value="6.14" calcext:value-type="float">
            <text:p>6.14</text:p>
          </table:table-cell>
          <table:table-cell office:value-type="float" office:value="4.01787902949" calcext:value-type="float">
            <text:p>4.0178790295</text:p>
          </table:table-cell>
          <table:table-cell office:value-type="float" office:value="-1.39100582945" calcext:value-type="float">
            <text:p>-1.3910058295</text:p>
          </table:table-cell>
          <table:table-cell office:value-type="float" office:value="-114.47" calcext:value-type="float">
            <text:p>-114.47</text:p>
          </table:table-cell>
          <table:table-cell office:value-type="float" office:value="1584" calcext:value-type="float">
            <text:p>1584</text:p>
          </table:table-cell>
          <table:table-cell office:value-type="float" office:value="1323" calcext:value-type="float">
            <text:p>1323</text:p>
          </table:table-cell>
          <table:table-cell office:value-type="float" office:value="3.24045" calcext:value-type="float">
            <text:p>3.24045</text:p>
          </table:table-cell>
        </table:table-row>
        <table:table-row table:style-name="ro1">
          <table:table-cell office:value-type="float" office:value="6.16" calcext:value-type="float">
            <text:p>6.16</text:p>
          </table:table-cell>
          <table:table-cell office:value-type="float" office:value="4.00608114902" calcext:value-type="float">
            <text:p>4.006081149</text:p>
          </table:table-cell>
          <table:table-cell office:value-type="float" office:value="-1.42073564719" calcext:value-type="float">
            <text:p>-1.4207356472</text:p>
          </table:table-cell>
          <table:table-cell office:value-type="float" office:value="-111.93" calcext:value-type="float">
            <text:p>-111.93</text:p>
          </table:table-cell>
          <table:table-cell office:value-type="float" office:value="1607" calcext:value-type="float">
            <text:p>1607</text:p>
          </table:table-cell>
          <table:table-cell office:value-type="float" office:value="1322" calcext:value-type="float">
            <text:p>1322</text:p>
          </table:table-cell>
          <table:table-cell office:value-type="float" office:value="3.411" calcext:value-type="float">
            <text:p>3.411</text:p>
          </table:table-cell>
        </table:table-row>
        <table:table-row table:style-name="ro1">
          <table:table-cell office:value-type="float" office:value="6.18" calcext:value-type="float">
            <text:p>6.18</text:p>
          </table:table-cell>
          <table:table-cell office:value-type="float" office:value="3.99592127276" calcext:value-type="float">
            <text:p>3.9959212728</text:p>
          </table:table-cell>
          <table:table-cell office:value-type="float" office:value="-1.44937939973" calcext:value-type="float">
            <text:p>-1.4493793997</text:p>
          </table:table-cell>
          <table:table-cell office:value-type="float" office:value="-109.82" calcext:value-type="float">
            <text:p>-109.82</text:p>
          </table:table-cell>
          <table:table-cell office:value-type="float" office:value="1608" calcext:value-type="float">
            <text:p>1608</text:p>
          </table:table-cell>
          <table:table-cell office:value-type="float" office:value="1321" calcext:value-type="float">
            <text:p>1321</text:p>
          </table:table-cell>
          <table:table-cell office:value-type="float" office:value="3.24045" calcext:value-type="float">
            <text:p>3.24045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3.98678112715" calcext:value-type="float">
            <text:p>3.9867811272</text:p>
          </table:table-cell>
          <table:table-cell office:value-type="float" office:value="-1.48000945801" calcext:value-type="float">
            <text:p>-1.480009458</text:p>
          </table:table-cell>
          <table:table-cell office:value-type="float" office:value="-106.95" calcext:value-type="float">
            <text:p>-106.95</text:p>
          </table:table-cell>
          <table:table-cell office:value-type="float" office:value="1608" calcext:value-type="float">
            <text:p>1608</text:p>
          </table:table-cell>
          <table:table-cell office:value-type="float" office:value="1318" calcext:value-type="float">
            <text:p>1318</text:p>
          </table:table-cell>
          <table:table-cell office:value-type="float" office:value="3.411" calcext:value-type="float">
            <text:p>3.411</text:p>
          </table:table-cell>
        </table:table-row>
        <table:table-row table:style-name="ro1">
          <table:table-cell office:value-type="float" office:value="6.22" calcext:value-type="float">
            <text:p>6.22</text:p>
          </table:table-cell>
          <table:table-cell office:value-type="float" office:value="3.98142944259" calcext:value-type="float">
            <text:p>3.9814294426</text:p>
          </table:table-cell>
          <table:table-cell office:value-type="float" office:value="-1.50832093309" calcext:value-type="float">
            <text:p>-1.5083209331</text:p>
          </table:table-cell>
          <table:table-cell office:value-type="float" office:value="-101.04" calcext:value-type="float">
            <text:p>-101.04</text:p>
          </table:table-cell>
          <table:table-cell office:value-type="float" office:value="1608" calcext:value-type="float">
            <text:p>1608</text:p>
          </table:table-cell>
          <table:table-cell office:value-type="float" office:value="1318" calcext:value-type="float">
            <text:p>1318</text:p>
          </table:table-cell>
          <table:table-cell office:value-type="float" office:value="3.0699" calcext:value-type="float">
            <text:p>3.0699</text:p>
          </table:table-cell>
        </table:table-row>
        <table:table-row table:style-name="ro1">
          <table:table-cell office:value-type="float" office:value="6.24" calcext:value-type="float">
            <text:p>6.24</text:p>
          </table:table-cell>
          <table:table-cell office:value-type="float" office:value="3.97732077186" calcext:value-type="float">
            <text:p>3.9773207719</text:p>
          </table:table-cell>
          <table:table-cell office:value-type="float" office:value="-1.53683199169" calcext:value-type="float">
            <text:p>-1.5368319917</text:p>
          </table:table-cell>
          <table:table-cell office:value-type="float" office:value="-98.55" calcext:value-type="float">
            <text:p>-98.55</text:p>
          </table:table-cell>
          <table:table-cell office:value-type="float" office:value="1608" calcext:value-type="float">
            <text:p>1608</text:p>
          </table:table-cell>
          <table:table-cell office:value-type="float" office:value="1316" calcext:value-type="float">
            <text:p>1316</text:p>
          </table:table-cell>
          <table:table-cell office:value-type="float" office:value="3.0699" calcext:value-type="float">
            <text:p>3.0699</text:p>
          </table:table-cell>
        </table:table-row>
        <table:table-row table:style-name="ro1">
          <table:table-cell office:value-type="float" office:value="6.26" calcext:value-type="float">
            <text:p>6.26</text:p>
          </table:table-cell>
          <table:table-cell office:value-type="float" office:value="3.97322094631" calcext:value-type="float">
            <text:p>3.9732209463</text:p>
          </table:table-cell>
          <table:table-cell office:value-type="float" office:value="-1.56695996347" calcext:value-type="float">
            <text:p>-1.5669599635</text:p>
          </table:table-cell>
          <table:table-cell office:value-type="float" office:value="-98.12" calcext:value-type="float">
            <text:p>-98.12</text:p>
          </table:table-cell>
          <table:table-cell office:value-type="float" office:value="1606" calcext:value-type="float">
            <text:p>1606</text:p>
          </table:table-cell>
          <table:table-cell office:value-type="float" office:value="1316" calcext:value-type="float">
            <text:p>1316</text:p>
          </table:table-cell>
          <table:table-cell office:value-type="float" office:value="3.24045" calcext:value-type="float">
            <text:p>3.24045</text:p>
          </table:table-cell>
        </table:table-row>
        <table:table-row table:style-name="ro1">
          <table:table-cell office:value-type="float" office:value="6.28" calcext:value-type="float">
            <text:p>6.28</text:p>
          </table:table-cell>
          <table:table-cell office:value-type="float" office:value="3.9692039375" calcext:value-type="float">
            <text:p>3.9692039375</text:p>
          </table:table-cell>
          <table:table-cell office:value-type="float" office:value="-1.59388968498" calcext:value-type="float">
            <text:p>-1.593889685</text:p>
          </table:table-cell>
          <table:table-cell office:value-type="float" office:value="-98.81" calcext:value-type="float">
            <text:p>-98.81</text:p>
          </table:table-cell>
          <table:table-cell office:value-type="float" office:value="1604" calcext:value-type="float">
            <text:p>1604</text:p>
          </table:table-cell>
          <table:table-cell office:value-type="float" office:value="1318" calcext:value-type="float">
            <text:p>1318</text:p>
          </table:table-cell>
          <table:table-cell office:value-type="float" office:value="2.89935" calcext:value-type="float">
            <text:p>2.89935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3.96434342031" calcext:value-type="float">
            <text:p>3.9643434203</text:p>
          </table:table-cell>
          <table:table-cell office:value-type="float" office:value="-1.6222955794" calcext:value-type="float">
            <text:p>-1.6222955794</text:p>
          </table:table-cell>
          <table:table-cell office:value-type="float" office:value="-100.05" calcext:value-type="float">
            <text:p>-100.05</text:p>
          </table:table-cell>
          <table:table-cell office:value-type="float" office:value="1604" calcext:value-type="float">
            <text:p>1604</text:p>
          </table:table-cell>
          <table:table-cell office:value-type="float" office:value="1318" calcext:value-type="float">
            <text:p>1318</text:p>
          </table:table-cell>
          <table:table-cell office:value-type="float" office:value="3.0699" calcext:value-type="float">
            <text:p>3.0699</text:p>
          </table:table-cell>
        </table:table-row>
        <table:table-row table:style-name="ro1">
          <table:table-cell office:value-type="float" office:value="6.32" calcext:value-type="float">
            <text:p>6.32</text:p>
          </table:table-cell>
          <table:table-cell office:value-type="float" office:value="3.95973412033" calcext:value-type="float">
            <text:p>3.9597341203</text:p>
          </table:table-cell>
          <table:table-cell office:value-type="float" office:value="-1.64912339478" calcext:value-type="float">
            <text:p>-1.6491233948</text:p>
          </table:table-cell>
          <table:table-cell office:value-type="float" office:value="-100.07" calcext:value-type="float">
            <text:p>-100.07</text:p>
          </table:table-cell>
          <table:table-cell office:value-type="float" office:value="1602" calcext:value-type="float">
            <text:p>1602</text:p>
          </table:table-cell>
          <table:table-cell office:value-type="float" office:value="1318" calcext:value-type="float">
            <text:p>1318</text:p>
          </table:table-cell>
          <table:table-cell office:value-type="float" office:value="2.89935" calcext:value-type="float">
            <text:p>2.89935</text:p>
          </table:table-cell>
        </table:table-row>
        <table:table-row table:style-name="ro1">
          <table:table-cell office:value-type="float" office:value="6.34" calcext:value-type="float">
            <text:p>6.34</text:p>
          </table:table-cell>
          <table:table-cell office:value-type="float" office:value="3.95498295368" calcext:value-type="float">
            <text:p>3.9549829537</text:p>
          </table:table-cell>
          <table:table-cell office:value-type="float" office:value="-1.67754912054" calcext:value-type="float">
            <text:p>-1.6775491205</text:p>
          </table:table-cell>
          <table:table-cell office:value-type="float" office:value="-99.83" calcext:value-type="float">
            <text:p>-99.83</text:p>
          </table:table-cell>
          <table:table-cell office:value-type="float" office:value="1602" calcext:value-type="float">
            <text:p>1602</text:p>
          </table:table-cell>
          <table:table-cell office:value-type="float" office:value="1318" calcext:value-type="float">
            <text:p>1318</text:p>
          </table:table-cell>
          <table:table-cell office:value-type="float" office:value="3.0699" calcext:value-type="float">
            <text:p>3.0699</text:p>
          </table:table-cell>
        </table:table-row>
        <table:table-row table:style-name="ro1">
          <table:table-cell office:value-type="float" office:value="6.36" calcext:value-type="float">
            <text:p>6.36</text:p>
          </table:table-cell>
          <table:table-cell office:value-type="float" office:value="3.950052887" calcext:value-type="float">
            <text:p>3.950052887</text:p>
          </table:table-cell>
          <table:table-cell office:value-type="float" office:value="-1.70594217694" calcext:value-type="float">
            <text:p>-1.7059421769</text:p>
          </table:table-cell>
          <table:table-cell office:value-type="float" office:value="-100.19" calcext:value-type="float">
            <text:p>-100.19</text:p>
          </table:table-cell>
          <table:table-cell office:value-type="float" office:value="1601" calcext:value-type="float">
            <text:p>1601</text:p>
          </table:table-cell>
          <table:table-cell office:value-type="float" office:value="1318" calcext:value-type="float">
            <text:p>1318</text:p>
          </table:table-cell>
          <table:table-cell office:value-type="float" office:value="3.0699" calcext:value-type="float">
            <text:p>3.0699</text:p>
          </table:table-cell>
        </table:table-row>
        <table:table-row table:style-name="ro1">
          <table:table-cell office:value-type="float" office:value="6.38" calcext:value-type="float">
            <text:p>6.38</text:p>
          </table:table-cell>
          <table:table-cell office:value-type="float" office:value="3.94566427567" calcext:value-type="float">
            <text:p>3.9456642757</text:p>
          </table:table-cell>
          <table:table-cell office:value-type="float" office:value="-1.73280952481" calcext:value-type="float">
            <text:p>-1.7328095248</text:p>
          </table:table-cell>
          <table:table-cell office:value-type="float" office:value="-99.6" calcext:value-type="float">
            <text:p>-99.6</text:p>
          </table:table-cell>
          <table:table-cell office:value-type="float" office:value="1601" calcext:value-type="float">
            <text:p>1601</text:p>
          </table:table-cell>
          <table:table-cell office:value-type="float" office:value="1318" calcext:value-type="float">
            <text:p>1318</text:p>
          </table:table-cell>
          <table:table-cell office:value-type="float" office:value="2.89935" calcext:value-type="float">
            <text:p>2.89935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3.94174847301" calcext:value-type="float">
            <text:p>3.941748473</text:p>
          </table:table-cell>
          <table:table-cell office:value-type="float" office:value="-1.75974472038" calcext:value-type="float">
            <text:p>-1.7597447204</text:p>
          </table:table-cell>
          <table:table-cell office:value-type="float" office:value="-98.6" calcext:value-type="float">
            <text:p>-98.6</text:p>
          </table:table-cell>
          <table:table-cell office:value-type="float" office:value="1601" calcext:value-type="float">
            <text:p>1601</text:p>
          </table:table-cell>
          <table:table-cell office:value-type="float" office:value="1317" calcext:value-type="float">
            <text:p>1317</text:p>
          </table:table-cell>
          <table:table-cell office:value-type="float" office:value="2.89935" calcext:value-type="float">
            <text:p>2.89935</text:p>
          </table:table-cell>
        </table:table-row>
        <table:table-row table:style-name="ro1">
          <table:table-cell office:value-type="float" office:value="6.42" calcext:value-type="float">
            <text:p>6.42</text:p>
          </table:table-cell>
          <table:table-cell office:value-type="float" office:value="3.93782455067" calcext:value-type="float">
            <text:p>3.9378245507</text:p>
          </table:table-cell>
          <table:table-cell office:value-type="float" office:value="-1.78830655166" calcext:value-type="float">
            <text:p>-1.7883065517</text:p>
          </table:table-cell>
          <table:table-cell office:value-type="float" office:value="-98.17" calcext:value-type="float">
            <text:p>-98.17</text:p>
          </table:table-cell>
          <table:table-cell office:value-type="float" office:value="1601" calcext:value-type="float">
            <text:p>1601</text:p>
          </table:table-cell>
          <table:table-cell office:value-type="float" office:value="1318" calcext:value-type="float">
            <text:p>1318</text:p>
          </table:table-cell>
          <table:table-cell office:value-type="float" office:value="3.0699" calcext:value-type="float">
            <text:p>3.0699</text:p>
          </table:table-cell>
        </table:table-row>
        <table:table-row table:style-name="ro1">
          <table:table-cell office:value-type="float" office:value="6.44" calcext:value-type="float">
            <text:p>6.44</text:p>
          </table:table-cell>
          <table:table-cell office:value-type="float" office:value="3.93341458197" calcext:value-type="float">
            <text:p>3.933414582</text:p>
          </table:table-cell>
          <table:table-cell office:value-type="float" office:value="-1.82485576454" calcext:value-type="float">
            <text:p>-1.8248557645</text:p>
          </table:table-cell>
          <table:table-cell office:value-type="float" office:value="-97.33" calcext:value-type="float">
            <text:p>-97.33</text:p>
          </table:table-cell>
          <table:table-cell office:value-type="float" office:value="1601" calcext:value-type="float">
            <text:p>1601</text:p>
          </table:table-cell>
          <table:table-cell office:value-type="float" office:value="1317" calcext:value-type="float">
            <text:p>1317</text:p>
          </table:table-cell>
          <table:table-cell office:value-type="float" office:value="3.01742307692" calcext:value-type="float">
            <text:p>3.0174230769</text:p>
          </table:table-cell>
        </table:table-row>
        <table:table-row table:style-name="ro1">
          <table:table-cell office:value-type="float" office:value="6.466" calcext:value-type="float">
            <text:p>6.466</text:p>
          </table:table-cell>
          <table:table-cell office:value-type="float" office:value="3.93125777107" calcext:value-type="float">
            <text:p>3.9312577711</text:p>
          </table:table-cell>
          <table:table-cell office:value-type="float" office:value="-1.85200921897" calcext:value-type="float">
            <text:p>-1.852009219</text:p>
          </table:table-cell>
          <table:table-cell office:value-type="float" office:value="-94.88" calcext:value-type="float">
            <text:p>-94.88</text:p>
          </table:table-cell>
          <table:table-cell office:value-type="float" office:value="1601" calcext:value-type="float">
            <text:p>1601</text:p>
          </table:table-cell>
          <table:table-cell office:value-type="float" office:value="1317" calcext:value-type="float">
            <text:p>1317</text:p>
          </table:table-cell>
          <table:table-cell office:value-type="float" office:value="2.89935" calcext:value-type="float">
            <text:p>2.89935</text:p>
          </table:table-cell>
        </table:table-row>
        <table:table-row table:style-name="ro1">
          <table:table-cell office:value-type="float" office:value="6.486" calcext:value-type="float">
            <text:p>6.486</text:p>
          </table:table-cell>
          <table:table-cell office:value-type="float" office:value="3.92999508776" calcext:value-type="float">
            <text:p>3.9299950878</text:p>
          </table:table-cell>
          <table:table-cell office:value-type="float" office:value="-1.88083383506" calcext:value-type="float">
            <text:p>-1.8808338351</text:p>
          </table:table-cell>
          <table:table-cell office:value-type="float" office:value="-92.87" calcext:value-type="float">
            <text:p>-92.87</text:p>
          </table:table-cell>
          <table:table-cell office:value-type="float" office:value="1601" calcext:value-type="float">
            <text:p>1601</text:p>
          </table:table-cell>
          <table:table-cell office:value-type="float" office:value="1317" calcext:value-type="float">
            <text:p>1317</text:p>
          </table:table-cell>
          <table:table-cell office:value-type="float" office:value="3.0699" calcext:value-type="float">
            <text:p>3.0699</text:p>
          </table:table-cell>
        </table:table-row>
        <table:table-row table:style-name="ro1">
          <table:table-cell office:value-type="float" office:value="6.506" calcext:value-type="float">
            <text:p>6.506</text:p>
          </table:table-cell>
          <table:table-cell office:value-type="float" office:value="3.9296530608" calcext:value-type="float">
            <text:p>3.9296530608</text:p>
          </table:table-cell>
          <table:table-cell office:value-type="float" office:value="-1.90970661277" calcext:value-type="float">
            <text:p>-1.9097066128</text:p>
          </table:table-cell>
          <table:table-cell office:value-type="float" office:value="-91.04" calcext:value-type="float">
            <text:p>-91.04</text:p>
          </table:table-cell>
          <table:table-cell office:value-type="float" office:value="1601" calcext:value-type="float">
            <text:p>1601</text:p>
          </table:table-cell>
          <table:table-cell office:value-type="float" office:value="1318" calcext:value-type="float">
            <text:p>1318</text:p>
          </table:table-cell>
          <table:table-cell office:value-type="float" office:value="3.0699" calcext:value-type="float">
            <text:p>3.0699</text:p>
          </table:table-cell>
        </table:table-row>
        <table:table-row table:style-name="ro1">
          <table:table-cell office:value-type="float" office:value="6.526" calcext:value-type="float">
            <text:p>6.526</text:p>
          </table:table-cell>
          <table:table-cell office:value-type="float" office:value="3.9298108207" calcext:value-type="float">
            <text:p>3.9298108207</text:p>
          </table:table-cell>
          <table:table-cell office:value-type="float" office:value="-1.93698301331" calcext:value-type="float">
            <text:p>-1.9369830133</text:p>
          </table:table-cell>
          <table:table-cell office:value-type="float" office:value="-90.01" calcext:value-type="float">
            <text:p>-90.01</text:p>
          </table:table-cell>
          <table:table-cell office:value-type="float" office:value="1600" calcext:value-type="float">
            <text:p>1600</text:p>
          </table:table-cell>
          <table:table-cell office:value-type="float" office:value="1318" calcext:value-type="float">
            <text:p>1318</text:p>
          </table:table-cell>
          <table:table-cell office:value-type="float" office:value="2.89935" calcext:value-type="float">
            <text:p>2.89935</text:p>
          </table:table-cell>
        </table:table-row>
        <table:table-row table:style-name="ro1">
          <table:table-cell office:value-type="float" office:value="6.546" calcext:value-type="float">
            <text:p>6.546</text:p>
          </table:table-cell>
          <table:table-cell office:value-type="float" office:value="3.93030180533" calcext:value-type="float">
            <text:p>3.9303018053</text:p>
          </table:table-cell>
          <table:table-cell office:value-type="float" office:value="-1.96425942188" calcext:value-type="float">
            <text:p>-1.9642594219</text:p>
          </table:table-cell>
          <table:table-cell office:value-type="float" office:value="-89.31" calcext:value-type="float">
            <text:p>-89.31</text:p>
          </table:table-cell>
          <table:table-cell office:value-type="float" office:value="1600" calcext:value-type="float">
            <text:p>1600</text:p>
          </table:table-cell>
          <table:table-cell office:value-type="float" office:value="1318" calcext:value-type="float">
            <text:p>1318</text:p>
          </table:table-cell>
          <table:table-cell office:value-type="float" office:value="2.89935" calcext:value-type="float">
            <text:p>2.89935</text:p>
          </table:table-cell>
        </table:table-row>
        <table:table-row table:style-name="ro1">
          <table:table-cell office:value-type="float" office:value="6.566" calcext:value-type="float">
            <text:p>6.566</text:p>
          </table:table-cell>
          <table:table-cell office:value-type="float" office:value="3.93131497317" calcext:value-type="float">
            <text:p>3.9313149732</text:p>
          </table:table-cell>
          <table:table-cell office:value-type="float" office:value="-1.99314434027" calcext:value-type="float">
            <text:p>-1.9931443403</text:p>
          </table:table-cell>
          <table:table-cell office:value-type="float" office:value="-88.35" calcext:value-type="float">
            <text:p>-88.35</text:p>
          </table:table-cell>
          <table:table-cell office:value-type="float" office:value="1601" calcext:value-type="float">
            <text:p>1601</text:p>
          </table:table-cell>
          <table:table-cell office:value-type="float" office:value="1319" calcext:value-type="float">
            <text:p>1319</text:p>
          </table:table-cell>
          <table:table-cell office:value-type="float" office:value="3.0699" calcext:value-type="float">
            <text:p>3.0699</text:p>
          </table:table-cell>
        </table:table-row>
        <table:table-row table:style-name="ro1">
          <table:table-cell office:value-type="float" office:value="6.586" calcext:value-type="float">
            <text:p>6.586</text:p>
          </table:table-cell>
          <table:table-cell office:value-type="float" office:value="3.93268645547" calcext:value-type="float">
            <text:p>3.9326864555</text:p>
          </table:table-cell>
          <table:table-cell office:value-type="float" office:value="-2.02039097252" calcext:value-type="float">
            <text:p>-2.0203909725</text:p>
          </table:table-cell>
          <table:table-cell office:value-type="float" office:value="-87.46" calcext:value-type="float">
            <text:p>-87.46</text:p>
          </table:table-cell>
          <table:table-cell office:value-type="float" office:value="1603" calcext:value-type="float">
            <text:p>1603</text:p>
          </table:table-cell>
          <table:table-cell office:value-type="float" office:value="1317" calcext:value-type="float">
            <text:p>1317</text:p>
          </table:table-cell>
          <table:table-cell office:value-type="float" office:value="2.89935" calcext:value-type="float">
            <text:p>2.89935</text:p>
          </table:table-cell>
        </table:table-row>
        <table:table-row table:style-name="ro1">
          <table:table-cell office:value-type="float" office:value="6.606" calcext:value-type="float">
            <text:p>6.606</text:p>
          </table:table-cell>
          <table:table-cell office:value-type="float" office:value="3.93484833927" calcext:value-type="float">
            <text:p>3.9348483393</text:p>
          </table:table-cell>
          <table:table-cell office:value-type="float" office:value="-2.04915158353" calcext:value-type="float">
            <text:p>-2.0491515835</text:p>
          </table:table-cell>
          <table:table-cell office:value-type="float" office:value="-86.07" calcext:value-type="float">
            <text:p>-86.07</text:p>
          </table:table-cell>
          <table:table-cell office:value-type="float" office:value="1602" calcext:value-type="float">
            <text:p>1602</text:p>
          </table:table-cell>
          <table:table-cell office:value-type="float" office:value="1312" calcext:value-type="float">
            <text:p>1312</text:p>
          </table:table-cell>
          <table:table-cell office:value-type="float" office:value="3.0699" calcext:value-type="float">
            <text:p>3.0699</text:p>
          </table:table-cell>
        </table:table-row>
        <table:table-row table:style-name="ro1">
          <table:table-cell office:value-type="float" office:value="6.626" calcext:value-type="float">
            <text:p>6.626</text:p>
          </table:table-cell>
          <table:table-cell office:value-type="float" office:value="3.93728306647" calcext:value-type="float">
            <text:p>3.9372830665</text:p>
          </table:table-cell>
          <table:table-cell office:value-type="float" office:value="-2.07632638359" calcext:value-type="float">
            <text:p>-2.0763263836</text:p>
          </table:table-cell>
          <table:table-cell office:value-type="float" office:value="-85.22" calcext:value-type="float">
            <text:p>-85.22</text:p>
          </table:table-cell>
          <table:table-cell office:value-type="float" office:value="1602" calcext:value-type="float">
            <text:p>1602</text:p>
          </table:table-cell>
          <table:table-cell office:value-type="float" office:value="1316" calcext:value-type="float">
            <text:p>1316</text:p>
          </table:table-cell>
          <table:table-cell office:value-type="float" office:value="2.89935" calcext:value-type="float">
            <text:p>2.89935</text:p>
          </table:table-cell>
        </table:table-row>
        <table:table-row table:style-name="ro1">
          <table:table-cell office:value-type="float" office:value="6.646" calcext:value-type="float">
            <text:p>6.646</text:p>
          </table:table-cell>
          <table:table-cell office:value-type="float" office:value="3.9403435134" calcext:value-type="float">
            <text:p>3.9403435134</text:p>
          </table:table-cell>
          <table:table-cell office:value-type="float" office:value="-2.1033327092" calcext:value-type="float">
            <text:p>-2.1033327092</text:p>
          </table:table-cell>
          <table:table-cell office:value-type="float" office:value="-83.89" calcext:value-type="float">
            <text:p>-83.89</text:p>
          </table:table-cell>
          <table:table-cell office:value-type="float" office:value="1603" calcext:value-type="float">
            <text:p>1603</text:p>
          </table:table-cell>
          <table:table-cell office:value-type="float" office:value="1305" calcext:value-type="float">
            <text:p>1305</text:p>
          </table:table-cell>
          <table:table-cell office:value-type="float" office:value="2.89935" calcext:value-type="float">
            <text:p>2.89935</text:p>
          </table:table-cell>
        </table:table-row>
        <table:table-row table:style-name="ro1">
          <table:table-cell office:value-type="float" office:value="6.666" calcext:value-type="float">
            <text:p>6.666</text:p>
          </table:table-cell>
          <table:table-cell office:value-type="float" office:value="3.94413067828" calcext:value-type="float">
            <text:p>3.9441306783</text:p>
          </table:table-cell>
          <table:table-cell office:value-type="float" office:value="-2.13183699538" calcext:value-type="float">
            <text:p>-2.1318369954</text:p>
          </table:table-cell>
          <table:table-cell office:value-type="float" office:value="-82.81" calcext:value-type="float">
            <text:p>-82.81</text:p>
          </table:table-cell>
          <table:table-cell office:value-type="float" office:value="1602" calcext:value-type="float">
            <text:p>1602</text:p>
          </table:table-cell>
          <table:table-cell office:value-type="float" office:value="1302" calcext:value-type="float">
            <text:p>1302</text:p>
          </table:table-cell>
          <table:table-cell office:value-type="float" office:value="3.0699" calcext:value-type="float">
            <text:p>3.0699</text:p>
          </table:table-cell>
        </table:table-row>
        <table:table-row table:style-name="ro1">
          <table:table-cell office:value-type="float" office:value="6.686" calcext:value-type="float">
            <text:p>6.686</text:p>
          </table:table-cell>
          <table:table-cell office:value-type="float" office:value="3.94842759565" calcext:value-type="float">
            <text:p>3.9484275957</text:p>
          </table:table-cell>
          <table:table-cell office:value-type="float" office:value="-2.15865888109" calcext:value-type="float">
            <text:p>-2.1586588811</text:p>
          </table:table-cell>
          <table:table-cell office:value-type="float" office:value="-81.25" calcext:value-type="float">
            <text:p>-81.25</text:p>
          </table:table-cell>
          <table:table-cell office:value-type="float" office:value="1603" calcext:value-type="float">
            <text:p>1603</text:p>
          </table:table-cell>
          <table:table-cell office:value-type="float" office:value="1302" calcext:value-type="float">
            <text:p>1302</text:p>
          </table:table-cell>
          <table:table-cell office:value-type="float" office:value="2.89935" calcext:value-type="float">
            <text:p>2.89935</text:p>
          </table:table-cell>
        </table:table-row>
        <table:table-row table:style-name="ro1">
          <table:table-cell office:value-type="float" office:value="6.706" calcext:value-type="float">
            <text:p>6.706</text:p>
          </table:table-cell>
          <table:table-cell office:value-type="float" office:value="3.95367194244" calcext:value-type="float">
            <text:p>3.9536719424</text:p>
          </table:table-cell>
          <table:table-cell office:value-type="float" office:value="-2.18692895833" calcext:value-type="float">
            <text:p>-2.1869289583</text:p>
          </table:table-cell>
          <table:table-cell office:value-type="float" office:value="-79.86" calcext:value-type="float">
            <text:p>-79.86</text:p>
          </table:table-cell>
          <table:table-cell office:value-type="float" office:value="1603" calcext:value-type="float">
            <text:p>1603</text:p>
          </table:table-cell>
          <table:table-cell office:value-type="float" office:value="1300" calcext:value-type="float">
            <text:p>1300</text:p>
          </table:table-cell>
          <table:table-cell office:value-type="float" office:value="3.0699" calcext:value-type="float">
            <text:p>3.0699</text:p>
          </table:table-cell>
        </table:table-row>
        <table:table-row table:style-name="ro1">
          <table:table-cell office:value-type="float" office:value="6.726" calcext:value-type="float">
            <text:p>6.726</text:p>
          </table:table-cell>
          <table:table-cell office:value-type="float" office:value="3.95915348613" calcext:value-type="float">
            <text:p>3.9591534861</text:p>
          </table:table-cell>
          <table:table-cell office:value-type="float" office:value="-2.21342349016" calcext:value-type="float">
            <text:p>-2.2134234902</text:p>
          </table:table-cell>
          <table:table-cell office:value-type="float" office:value="-78.67" calcext:value-type="float">
            <text:p>-78.67</text:p>
          </table:table-cell>
          <table:table-cell office:value-type="float" office:value="1603" calcext:value-type="float">
            <text:p>1603</text:p>
          </table:table-cell>
          <table:table-cell office:value-type="float" office:value="1290" calcext:value-type="float">
            <text:p>1290</text:p>
          </table:table-cell>
          <table:table-cell office:value-type="float" office:value="2.89935" calcext:value-type="float">
            <text:p>2.89935</text:p>
          </table:table-cell>
        </table:table-row>
        <table:table-row table:style-name="ro1">
          <table:table-cell office:value-type="float" office:value="6.746" calcext:value-type="float">
            <text:p>6.746</text:p>
          </table:table-cell>
          <table:table-cell office:value-type="float" office:value="3.96537317281" calcext:value-type="float">
            <text:p>3.9653731728</text:p>
          </table:table-cell>
          <table:table-cell office:value-type="float" office:value="-2.23972178773" calcext:value-type="float">
            <text:p>-2.2397217877</text:p>
          </table:table-cell>
          <table:table-cell office:value-type="float" office:value="-77.05" calcext:value-type="float">
            <text:p>-77.05</text:p>
          </table:table-cell>
          <table:table-cell office:value-type="float" office:value="1602" calcext:value-type="float">
            <text:p>1602</text:p>
          </table:table-cell>
          <table:table-cell office:value-type="float" office:value="1286" calcext:value-type="float">
            <text:p>1286</text:p>
          </table:table-cell>
          <table:table-cell office:value-type="float" office:value="2.89935" calcext:value-type="float">
            <text:p>2.89935</text:p>
          </table:table-cell>
        </table:table-row>
        <table:table-row table:style-name="ro1">
          <table:table-cell office:value-type="float" office:value="6.766" calcext:value-type="float">
            <text:p>6.766</text:p>
          </table:table-cell>
          <table:table-cell office:value-type="float" office:value="3.97232413187" calcext:value-type="float">
            <text:p>3.9723241319</text:p>
          </table:table-cell>
          <table:table-cell office:value-type="float" office:value="-2.26578172812" calcext:value-type="float">
            <text:p>-2.2657817281</text:p>
          </table:table-cell>
          <table:table-cell office:value-type="float" office:value="-75.42" calcext:value-type="float">
            <text:p>-75.42</text:p>
          </table:table-cell>
          <table:table-cell office:value-type="float" office:value="1602" calcext:value-type="float">
            <text:p>1602</text:p>
          </table:table-cell>
          <table:table-cell office:value-type="float" office:value="1280" calcext:value-type="float">
            <text:p>1280</text:p>
          </table:table-cell>
          <table:table-cell office:value-type="float" office:value="2.89935" calcext:value-type="float">
            <text:p>2.89935</text:p>
          </table:table-cell>
        </table:table-row>
        <table:table-row table:style-name="ro1">
          <table:table-cell office:value-type="float" office:value="6.786" calcext:value-type="float">
            <text:p>6.786</text:p>
          </table:table-cell>
          <table:table-cell office:value-type="float" office:value="3.98050986749" calcext:value-type="float">
            <text:p>3.9805098675</text:p>
          </table:table-cell>
          <table:table-cell office:value-type="float" office:value="-2.29310118514" calcext:value-type="float">
            <text:p>-2.2931011851</text:p>
          </table:table-cell>
          <table:table-cell office:value-type="float" office:value="-73.69" calcext:value-type="float">
            <text:p>-73.69</text:p>
          </table:table-cell>
          <table:table-cell office:value-type="float" office:value="1603" calcext:value-type="float">
            <text:p>1603</text:p>
          </table:table-cell>
          <table:table-cell office:value-type="float" office:value="1275" calcext:value-type="float">
            <text:p>1275</text:p>
          </table:table-cell>
          <table:table-cell office:value-type="float" office:value="3.0699" calcext:value-type="float">
            <text:p>3.0699</text:p>
          </table:table-cell>
        </table:table-row>
        <table:table-row table:style-name="ro1">
          <table:table-cell office:value-type="float" office:value="6.806" calcext:value-type="float">
            <text:p>6.806</text:p>
          </table:table-cell>
          <table:table-cell office:value-type="float" office:value="3.98886224693" calcext:value-type="float">
            <text:p>3.9888622469</text:p>
          </table:table-cell>
          <table:table-cell office:value-type="float" office:value="-2.31872130659" calcext:value-type="float">
            <text:p>-2.3187213066</text:p>
          </table:table-cell>
          <table:table-cell office:value-type="float" office:value="-72.28" calcext:value-type="float">
            <text:p>-72.28</text:p>
          </table:table-cell>
          <table:table-cell office:value-type="float" office:value="1602" calcext:value-type="float">
            <text:p>1602</text:p>
          </table:table-cell>
          <table:table-cell office:value-type="float" office:value="1276" calcext:value-type="float">
            <text:p>1276</text:p>
          </table:table-cell>
          <table:table-cell office:value-type="float" office:value="2.89935" calcext:value-type="float">
            <text:p>2.89935</text:p>
          </table:table-cell>
        </table:table-row>
        <table:table-row table:style-name="ro1">
          <table:table-cell office:value-type="float" office:value="6.826" calcext:value-type="float">
            <text:p>6.826</text:p>
          </table:table-cell>
          <table:table-cell office:value-type="float" office:value="3.99833701693" calcext:value-type="float">
            <text:p>3.9983370169</text:p>
          </table:table-cell>
          <table:table-cell office:value-type="float" office:value="-2.34565042551" calcext:value-type="float">
            <text:p>-2.3456504255</text:p>
          </table:table-cell>
          <table:table-cell office:value-type="float" office:value="-70.96" calcext:value-type="float">
            <text:p>-70.96</text:p>
          </table:table-cell>
          <table:table-cell office:value-type="float" office:value="1603" calcext:value-type="float">
            <text:p>1603</text:p>
          </table:table-cell>
          <table:table-cell office:value-type="float" office:value="1276" calcext:value-type="float">
            <text:p>1276</text:p>
          </table:table-cell>
          <table:table-cell office:value-type="float" office:value="3.0699" calcext:value-type="float">
            <text:p>3.0699</text:p>
          </table:table-cell>
        </table:table-row>
        <table:table-row table:style-name="ro1">
          <table:table-cell office:value-type="float" office:value="6.846" calcext:value-type="float">
            <text:p>6.846</text:p>
          </table:table-cell>
          <table:table-cell office:value-type="float" office:value="4.0079645447" calcext:value-type="float">
            <text:p>4.0079645447</text:p>
          </table:table-cell>
          <table:table-cell office:value-type="float" office:value="-2.37083550064" calcext:value-type="float">
            <text:p>-2.3708355006</text:p>
          </table:table-cell>
          <table:table-cell office:value-type="float" office:value="-69.39" calcext:value-type="float">
            <text:p>-69.39</text:p>
          </table:table-cell>
          <table:table-cell office:value-type="float" office:value="1602" calcext:value-type="float">
            <text:p>1602</text:p>
          </table:table-cell>
          <table:table-cell office:value-type="float" office:value="1276" calcext:value-type="float">
            <text:p>1276</text:p>
          </table:table-cell>
          <table:table-cell office:value-type="float" office:value="2.89935" calcext:value-type="float">
            <text:p>2.89935</text:p>
          </table:table-cell>
        </table:table-row>
        <table:table-row table:style-name="ro1">
          <table:table-cell office:value-type="float" office:value="6.866" calcext:value-type="float">
            <text:p>6.866</text:p>
          </table:table-cell>
          <table:table-cell office:value-type="float" office:value="4.01836720937" calcext:value-type="float">
            <text:p>4.0183672094</text:p>
          </table:table-cell>
          <table:table-cell office:value-type="float" office:value="-2.39569768795" calcext:value-type="float">
            <text:p>-2.395697688</text:p>
          </table:table-cell>
          <table:table-cell office:value-type="float" office:value="-67.59" calcext:value-type="float">
            <text:p>-67.59</text:p>
          </table:table-cell>
          <table:table-cell office:value-type="float" office:value="1602" calcext:value-type="float">
            <text:p>1602</text:p>
          </table:table-cell>
          <table:table-cell office:value-type="float" office:value="1274" calcext:value-type="float">
            <text:p>1274</text:p>
          </table:table-cell>
          <table:table-cell office:value-type="float" office:value="2.89935" calcext:value-type="float">
            <text:p>2.89935</text:p>
          </table:table-cell>
        </table:table-row>
        <table:table-row table:style-name="ro1">
          <table:table-cell office:value-type="float" office:value="6.886" calcext:value-type="float">
            <text:p>6.886</text:p>
          </table:table-cell>
          <table:table-cell office:value-type="float" office:value="4.03004608286" calcext:value-type="float">
            <text:p>4.0300460829</text:p>
          </table:table-cell>
          <table:table-cell office:value-type="float" office:value="-2.42141077691" calcext:value-type="float">
            <text:p>-2.4214107769</text:p>
          </table:table-cell>
          <table:table-cell office:value-type="float" office:value="-65.9" calcext:value-type="float">
            <text:p>-65.9</text:p>
          </table:table-cell>
          <table:table-cell office:value-type="float" office:value="1602" calcext:value-type="float">
            <text:p>1602</text:p>
          </table:table-cell>
          <table:table-cell office:value-type="float" office:value="1262" calcext:value-type="float">
            <text:p>1262</text:p>
          </table:table-cell>
          <table:table-cell office:value-type="float" office:value="3.23147368421" calcext:value-type="float">
            <text:p>3.2314736842</text:p>
          </table:table-cell>
        </table:table-row>
        <table:table-row table:style-name="ro1">
          <table:table-cell office:value-type="float" office:value="6.905" calcext:value-type="float">
            <text:p>6.905</text:p>
          </table:table-cell>
          <table:table-cell office:value-type="float" office:value="4.04156507506" calcext:value-type="float">
            <text:p>4.0415650751</text:p>
          </table:table-cell>
          <table:table-cell office:value-type="float" office:value="-2.44537572169" calcext:value-type="float">
            <text:p>-2.4453757217</text:p>
          </table:table-cell>
          <table:table-cell office:value-type="float" office:value="-64.63" calcext:value-type="float">
            <text:p>-64.63</text:p>
          </table:table-cell>
          <table:table-cell office:value-type="float" office:value="1603" calcext:value-type="float">
            <text:p>1603</text:p>
          </table:table-cell>
          <table:table-cell office:value-type="float" office:value="1260" calcext:value-type="float">
            <text:p>1260</text:p>
          </table:table-cell>
          <table:table-cell office:value-type="float" office:value="2.89935" calcext:value-type="float">
            <text:p>2.89935</text:p>
          </table:table-cell>
        </table:table-row>
        <table:table-row table:style-name="ro1">
          <table:table-cell office:value-type="float" office:value="6.925" calcext:value-type="float">
            <text:p>6.925</text:p>
          </table:table-cell>
          <table:table-cell office:value-type="float" office:value="4.05380763593" calcext:value-type="float">
            <text:p>4.0538076359</text:p>
          </table:table-cell>
          <table:table-cell office:value-type="float" office:value="-2.4688988017" calcext:value-type="float">
            <text:p>-2.4688988017</text:p>
          </table:table-cell>
          <table:table-cell office:value-type="float" office:value="-62.79" calcext:value-type="float">
            <text:p>-62.79</text:p>
          </table:table-cell>
          <table:table-cell office:value-type="float" office:value="1602" calcext:value-type="float">
            <text:p>1602</text:p>
          </table:table-cell>
          <table:table-cell office:value-type="float" office:value="1258" calcext:value-type="float">
            <text:p>1258</text:p>
          </table:table-cell>
          <table:table-cell office:value-type="float" office:value="2.89935" calcext:value-type="float">
            <text:p>2.89935</text:p>
          </table:table-cell>
        </table:table-row>
        <table:table-row table:style-name="ro1">
          <table:table-cell office:value-type="float" office:value="6.945" calcext:value-type="float">
            <text:p>6.945</text:p>
          </table:table-cell>
          <table:table-cell office:value-type="float" office:value="4.06681809163" calcext:value-type="float">
            <text:p>4.0668180916</text:p>
          </table:table-cell>
          <table:table-cell office:value-type="float" office:value="-2.49196964157" calcext:value-type="float">
            <text:p>-2.4919696416</text:p>
          </table:table-cell>
          <table:table-cell office:value-type="float" office:value="-60.84" calcext:value-type="float">
            <text:p>-60.84</text:p>
          </table:table-cell>
          <table:table-cell office:value-type="float" office:value="1602" calcext:value-type="float">
            <text:p>1602</text:p>
          </table:table-cell>
          <table:table-cell office:value-type="float" office:value="1257" calcext:value-type="float">
            <text:p>1257</text:p>
          </table:table-cell>
          <table:table-cell office:value-type="float" office:value="2.89935" calcext:value-type="float">
            <text:p>2.89935</text:p>
          </table:table-cell>
        </table:table-row>
        <table:table-row table:style-name="ro1">
          <table:table-cell office:value-type="float" office:value="6.965" calcext:value-type="float">
            <text:p>6.965</text:p>
          </table:table-cell>
          <table:table-cell office:value-type="float" office:value="4.08150814394" calcext:value-type="float">
            <text:p>4.0815081439</text:p>
          </table:table-cell>
          <table:table-cell office:value-type="float" office:value="-2.51593352585" calcext:value-type="float">
            <text:p>-2.5159335259</text:p>
          </table:table-cell>
          <table:table-cell office:value-type="float" office:value="-58.73" calcext:value-type="float">
            <text:p>-58.73</text:p>
          </table:table-cell>
          <table:table-cell office:value-type="float" office:value="1602" calcext:value-type="float">
            <text:p>1602</text:p>
          </table:table-cell>
          <table:table-cell office:value-type="float" office:value="1258" calcext:value-type="float">
            <text:p>1258</text:p>
          </table:table-cell>
          <table:table-cell office:value-type="float" office:value="3.0699" calcext:value-type="float">
            <text:p>3.0699</text:p>
          </table:table-cell>
        </table:table-row>
        <table:table-row table:style-name="ro1">
          <table:table-cell office:value-type="float" office:value="6.985" calcext:value-type="float">
            <text:p>6.985</text:p>
          </table:table-cell>
          <table:table-cell office:value-type="float" office:value="4.0959965419" calcext:value-type="float">
            <text:p>4.0959965419</text:p>
          </table:table-cell>
          <table:table-cell office:value-type="float" office:value="-2.53812282294" calcext:value-type="float">
            <text:p>-2.5381228229</text:p>
          </table:table-cell>
          <table:table-cell office:value-type="float" office:value="-57.06" calcext:value-type="float">
            <text:p>-57.06</text:p>
          </table:table-cell>
          <table:table-cell office:value-type="float" office:value="1602" calcext:value-type="float">
            <text:p>1602</text:p>
          </table:table-cell>
          <table:table-cell office:value-type="float" office:value="1257" calcext:value-type="float">
            <text:p>1257</text:p>
          </table:table-cell>
          <table:table-cell office:value-type="float" office:value="2.89935" calcext:value-type="float">
            <text:p>2.89935</text:p>
          </table:table-cell>
        </table:table-row>
        <table:table-row table:style-name="ro1">
          <table:table-cell office:value-type="float" office:value="7.005" calcext:value-type="float">
            <text:p>7.005</text:p>
          </table:table-cell>
          <table:table-cell office:value-type="float" office:value="4.11117020161" calcext:value-type="float">
            <text:p>4.1111702016</text:p>
          </table:table-cell>
          <table:table-cell office:value-type="float" office:value="-2.55990442515" calcext:value-type="float">
            <text:p>-2.5599044252</text:p>
          </table:table-cell>
          <table:table-cell office:value-type="float" office:value="-55.31" calcext:value-type="float">
            <text:p>-55.31</text:p>
          </table:table-cell>
          <table:table-cell office:value-type="float" office:value="1602" calcext:value-type="float">
            <text:p>1602</text:p>
          </table:table-cell>
          <table:table-cell office:value-type="float" office:value="1258" calcext:value-type="float">
            <text:p>1258</text:p>
          </table:table-cell>
          <table:table-cell office:value-type="float" office:value="2.89935" calcext:value-type="float">
            <text:p>2.89935</text:p>
          </table:table-cell>
        </table:table-row>
        <table:table-row table:style-name="ro1">
          <table:table-cell office:value-type="float" office:value="7.025" calcext:value-type="float">
            <text:p>7.025</text:p>
          </table:table-cell>
          <table:table-cell office:value-type="float" office:value="4.12796336205" calcext:value-type="float">
            <text:p>4.1279633621</text:p>
          </table:table-cell>
          <table:table-cell office:value-type="float" office:value="-2.58246618547" calcext:value-type="float">
            <text:p>-2.5824661855</text:p>
          </table:table-cell>
          <table:table-cell office:value-type="float" office:value="-53.49" calcext:value-type="float">
            <text:p>-53.49</text:p>
          </table:table-cell>
          <table:table-cell office:value-type="float" office:value="1602" calcext:value-type="float">
            <text:p>1602</text:p>
          </table:table-cell>
          <table:table-cell office:value-type="float" office:value="1258" calcext:value-type="float">
            <text:p>1258</text:p>
          </table:table-cell>
          <table:table-cell office:value-type="float" office:value="3.0699" calcext:value-type="float">
            <text:p>3.0699</text:p>
          </table:table-cell>
        </table:table-row>
        <table:table-row table:style-name="ro1">
          <table:table-cell office:value-type="float" office:value="7.045" calcext:value-type="float">
            <text:p>7.045</text:p>
          </table:table-cell>
          <table:table-cell office:value-type="float" office:value="4.14447648178" calcext:value-type="float">
            <text:p>4.1444764818</text:p>
          </table:table-cell>
          <table:table-cell office:value-type="float" office:value="-2.60326133451" calcext:value-type="float">
            <text:p>-2.6032613345</text:p>
          </table:table-cell>
          <table:table-cell office:value-type="float" office:value="-51.66" calcext:value-type="float">
            <text:p>-51.66</text:p>
          </table:table-cell>
          <table:table-cell office:value-type="float" office:value="1602" calcext:value-type="float">
            <text:p>1602</text:p>
          </table:table-cell>
          <table:table-cell office:value-type="float" office:value="1258" calcext:value-type="float">
            <text:p>1258</text:p>
          </table:table-cell>
          <table:table-cell office:value-type="float" office:value="2.89935" calcext:value-type="float">
            <text:p>2.89935</text:p>
          </table:table-cell>
        </table:table-row>
        <table:table-row table:style-name="ro1">
          <table:table-cell office:value-type="float" office:value="7.065" calcext:value-type="float">
            <text:p>7.065</text:p>
          </table:table-cell>
          <table:table-cell office:value-type="float" office:value="4.16152857022" calcext:value-type="float">
            <text:p>4.1615285702</text:p>
          </table:table-cell>
          <table:table-cell office:value-type="float" office:value="-2.62346355206" calcext:value-type="float">
            <text:p>-2.6234635521</text:p>
          </table:table-cell>
          <table:table-cell office:value-type="float" office:value="-49.92" calcext:value-type="float">
            <text:p>-49.92</text:p>
          </table:table-cell>
          <table:table-cell office:value-type="float" office:value="1603" calcext:value-type="float">
            <text:p>1603</text:p>
          </table:table-cell>
          <table:table-cell office:value-type="float" office:value="1255" calcext:value-type="float">
            <text:p>1255</text:p>
          </table:table-cell>
          <table:table-cell office:value-type="float" office:value="2.89935" calcext:value-type="float">
            <text:p>2.89935</text:p>
          </table:table-cell>
        </table:table-row>
        <table:table-row table:style-name="ro1">
          <table:table-cell office:value-type="float" office:value="7.085" calcext:value-type="float">
            <text:p>7.085</text:p>
          </table:table-cell>
          <table:table-cell office:value-type="float" office:value="4.17921720417" calcext:value-type="float">
            <text:p>4.1792172042</text:p>
          </table:table-cell>
          <table:table-cell office:value-type="float" office:value="-2.64316760685" calcext:value-type="float">
            <text:p>-2.6431676069</text:p>
          </table:table-cell>
          <table:table-cell office:value-type="float" office:value="-48.14" calcext:value-type="float">
            <text:p>-48.14</text:p>
          </table:table-cell>
          <table:table-cell office:value-type="float" office:value="1602" calcext:value-type="float">
            <text:p>1602</text:p>
          </table:table-cell>
          <table:table-cell office:value-type="float" office:value="1256" calcext:value-type="float">
            <text:p>1256</text:p>
          </table:table-cell>
          <table:table-cell office:value-type="float" office:value="2.89935" calcext:value-type="float">
            <text:p>2.89935</text:p>
          </table:table-cell>
        </table:table-row>
        <table:table-row table:style-name="ro1">
          <table:table-cell office:value-type="float" office:value="7.105" calcext:value-type="float">
            <text:p>7.105</text:p>
          </table:table-cell>
          <table:table-cell office:value-type="float" office:value="4.19741443922" calcext:value-type="float">
            <text:p>4.1974144392</text:p>
          </table:table-cell>
          <table:table-cell office:value-type="float" office:value="-2.66218100432" calcext:value-type="float">
            <text:p>-2.6621810043</text:p>
          </table:table-cell>
          <table:table-cell office:value-type="float" office:value="-46.28" calcext:value-type="float">
            <text:p>-46.28</text:p>
          </table:table-cell>
          <table:table-cell office:value-type="float" office:value="1603" calcext:value-type="float">
            <text:p>1603</text:p>
          </table:table-cell>
          <table:table-cell office:value-type="float" office:value="1252" calcext:value-type="float">
            <text:p>1252</text:p>
          </table:table-cell>
          <table:table-cell office:value-type="float" office:value="2.89935" calcext:value-type="float">
            <text:p>2.89935</text:p>
          </table:table-cell>
        </table:table-row>
        <table:table-row table:style-name="ro1">
          <table:table-cell office:value-type="float" office:value="7.125" calcext:value-type="float">
            <text:p>7.125</text:p>
          </table:table-cell>
          <table:table-cell office:value-type="float" office:value="4.21597069852" calcext:value-type="float">
            <text:p>4.2159706985</text:p>
          </table:table-cell>
          <table:table-cell office:value-type="float" office:value="-2.68031069493" calcext:value-type="float">
            <text:p>-2.6803106949</text:p>
          </table:table-cell>
          <table:table-cell office:value-type="float" office:value="-44.32" calcext:value-type="float">
            <text:p>-44.32</text:p>
          </table:table-cell>
          <table:table-cell office:value-type="float" office:value="1603" calcext:value-type="float">
            <text:p>1603</text:p>
          </table:table-cell>
          <table:table-cell office:value-type="float" office:value="1243" calcext:value-type="float">
            <text:p>1243</text:p>
          </table:table-cell>
          <table:table-cell office:value-type="float" office:value="2.89935" calcext:value-type="float">
            <text:p>2.89935</text:p>
          </table:table-cell>
        </table:table-row>
        <table:table-row table:style-name="ro1">
          <table:table-cell office:value-type="float" office:value="7.145" calcext:value-type="float">
            <text:p>7.145</text:p>
          </table:table-cell>
          <table:table-cell office:value-type="float" office:value="4.23506648124" calcext:value-type="float">
            <text:p>4.2350664812</text:p>
          </table:table-cell>
          <table:table-cell office:value-type="float" office:value="-2.69761411328" calcext:value-type="float">
            <text:p>-2.6976141133</text:p>
          </table:table-cell>
          <table:table-cell office:value-type="float" office:value="-42.12" calcext:value-type="float">
            <text:p>-42.12</text:p>
          </table:table-cell>
          <table:table-cell office:value-type="float" office:value="1602" calcext:value-type="float">
            <text:p>1602</text:p>
          </table:table-cell>
          <table:table-cell office:value-type="float" office:value="1239" calcext:value-type="float">
            <text:p>1239</text:p>
          </table:table-cell>
          <table:table-cell office:value-type="float" office:value="2.89935" calcext:value-type="float">
            <text:p>2.89935</text:p>
          </table:table-cell>
        </table:table-row>
        <table:table-row table:style-name="ro1">
          <table:table-cell office:value-type="float" office:value="7.165" calcext:value-type="float">
            <text:p>7.165</text:p>
          </table:table-cell>
          <table:table-cell office:value-type="float" office:value="4.25468138351" calcext:value-type="float">
            <text:p>4.2546813835</text:p>
          </table:table-cell>
          <table:table-cell office:value-type="float" office:value="-2.71425586544" calcext:value-type="float">
            <text:p>-2.7142558654</text:p>
          </table:table-cell>
          <table:table-cell office:value-type="float" office:value="-40.21" calcext:value-type="float">
            <text:p>-40.21</text:p>
          </table:table-cell>
          <table:table-cell office:value-type="float" office:value="1602" calcext:value-type="float">
            <text:p>1602</text:p>
          </table:table-cell>
          <table:table-cell office:value-type="float" office:value="1238" calcext:value-type="float">
            <text:p>1238</text:p>
          </table:table-cell>
          <table:table-cell office:value-type="float" office:value="2.89935" calcext:value-type="float">
            <text:p>2.89935</text:p>
          </table:table-cell>
        </table:table-row>
        <table:table-row table:style-name="ro1">
          <table:table-cell office:value-type="float" office:value="7.185" calcext:value-type="float">
            <text:p>7.185</text:p>
          </table:table-cell>
          <table:table-cell office:value-type="float" office:value="4.27448444235" calcext:value-type="float">
            <text:p>4.2744844424</text:p>
          </table:table-cell>
          <table:table-cell office:value-type="float" office:value="-2.73046315791" calcext:value-type="float">
            <text:p>-2.7304631579</text:p>
          </table:table-cell>
          <table:table-cell office:value-type="float" office:value="-39.17" calcext:value-type="float">
            <text:p>-39.17</text:p>
          </table:table-cell>
          <table:table-cell office:value-type="float" office:value="1602" calcext:value-type="float">
            <text:p>1602</text:p>
          </table:table-cell>
          <table:table-cell office:value-type="float" office:value="1235" calcext:value-type="float">
            <text:p>1235</text:p>
          </table:table-cell>
          <table:table-cell office:value-type="float" office:value="2.89935" calcext:value-type="float">
            <text:p>2.89935</text:p>
          </table:table-cell>
        </table:table-row>
        <table:table-row table:style-name="ro1">
          <table:table-cell office:value-type="float" office:value="7.205" calcext:value-type="float">
            <text:p>7.205</text:p>
          </table:table-cell>
          <table:table-cell office:value-type="float" office:value="4.29366344229" calcext:value-type="float">
            <text:p>4.2936634423</text:p>
          </table:table-cell>
          <table:table-cell office:value-type="float" office:value="-2.74506828917" calcext:value-type="float">
            <text:p>-2.7450682892</text:p>
          </table:table-cell>
          <table:table-cell office:value-type="float" office:value="-37.13" calcext:value-type="float">
            <text:p>-37.13</text:p>
          </table:table-cell>
          <table:table-cell office:value-type="float" office:value="1602" calcext:value-type="float">
            <text:p>1602</text:p>
          </table:table-cell>
          <table:table-cell office:value-type="float" office:value="1236" calcext:value-type="float">
            <text:p>1236</text:p>
          </table:table-cell>
          <table:table-cell office:value-type="float" office:value="2.7288" calcext:value-type="float">
            <text:p>2.7288</text:p>
          </table:table-cell>
        </table:table-row>
        <table:table-row table:style-name="ro1">
          <table:table-cell office:value-type="float" office:value="7.225" calcext:value-type="float">
            <text:p>7.225</text:p>
          </table:table-cell>
          <table:table-cell office:value-type="float" office:value="4.31460992769" calcext:value-type="float">
            <text:p>4.3146099277</text:p>
          </table:table-cell>
          <table:table-cell office:value-type="float" office:value="-2.75982532449" calcext:value-type="float">
            <text:p>-2.7598253245</text:p>
          </table:table-cell>
          <table:table-cell office:value-type="float" office:value="-34.95" calcext:value-type="float">
            <text:p>-34.95</text:p>
          </table:table-cell>
          <table:table-cell office:value-type="float" office:value="1603" calcext:value-type="float">
            <text:p>1603</text:p>
          </table:table-cell>
          <table:table-cell office:value-type="float" office:value="1236" calcext:value-type="float">
            <text:p>1236</text:p>
          </table:table-cell>
          <table:table-cell office:value-type="float" office:value="2.89935" calcext:value-type="float">
            <text:p>2.89935</text:p>
          </table:table-cell>
        </table:table-row>
        <table:table-row table:style-name="ro1">
          <table:table-cell office:value-type="float" office:value="7.245" calcext:value-type="float">
            <text:p>7.245</text:p>
          </table:table-cell>
          <table:table-cell office:value-type="float" office:value="4.33605447414" calcext:value-type="float">
            <text:p>4.3360544741</text:p>
          </table:table-cell>
          <table:table-cell office:value-type="float" office:value="-2.77383509882" calcext:value-type="float">
            <text:p>-2.7738350988</text:p>
          </table:table-cell>
          <table:table-cell office:value-type="float" office:value="-32.9" calcext:value-type="float">
            <text:p>-32.9</text:p>
          </table:table-cell>
          <table:table-cell office:value-type="float" office:value="1602" calcext:value-type="float">
            <text:p>1602</text:p>
          </table:table-cell>
          <table:table-cell office:value-type="float" office:value="1236" calcext:value-type="float">
            <text:p>1236</text:p>
          </table:table-cell>
          <table:table-cell office:value-type="float" office:value="2.89935" calcext:value-type="float">
            <text:p>2.89935</text:p>
          </table:table-cell>
        </table:table-row>
        <table:table-row table:style-name="ro1">
          <table:table-cell office:value-type="float" office:value="7.265" calcext:value-type="float">
            <text:p>7.265</text:p>
          </table:table-cell>
          <table:table-cell office:value-type="float" office:value="4.35774973242" calcext:value-type="float">
            <text:p>4.3577497324</text:p>
          </table:table-cell>
          <table:table-cell office:value-type="float" office:value="-2.78698522385" calcext:value-type="float">
            <text:p>-2.7869852239</text:p>
          </table:table-cell>
          <table:table-cell office:value-type="float" office:value="-30.91" calcext:value-type="float">
            <text:p>-30.91</text:p>
          </table:table-cell>
          <table:table-cell office:value-type="float" office:value="1602" calcext:value-type="float">
            <text:p>1602</text:p>
          </table:table-cell>
          <table:table-cell office:value-type="float" office:value="1229" calcext:value-type="float">
            <text:p>1229</text:p>
          </table:table-cell>
          <table:table-cell office:value-type="float" office:value="2.89935" calcext:value-type="float">
            <text:p>2.89935</text:p>
          </table:table-cell>
        </table:table-row>
        <table:table-row table:style-name="ro1">
          <table:table-cell office:value-type="float" office:value="7.285" calcext:value-type="float">
            <text:p>7.285</text:p>
          </table:table-cell>
          <table:table-cell office:value-type="float" office:value="4.37997405683" calcext:value-type="float">
            <text:p>4.3799740568</text:p>
          </table:table-cell>
          <table:table-cell office:value-type="float" office:value="-2.79919340837" calcext:value-type="float">
            <text:p>-2.7991934084</text:p>
          </table:table-cell>
          <table:table-cell office:value-type="float" office:value="-28.42" calcext:value-type="float">
            <text:p>-28.42</text:p>
          </table:table-cell>
          <table:table-cell office:value-type="float" office:value="1602" calcext:value-type="float">
            <text:p>1602</text:p>
          </table:table-cell>
          <table:table-cell office:value-type="float" office:value="1229" calcext:value-type="float">
            <text:p>1229</text:p>
          </table:table-cell>
          <table:table-cell office:value-type="float" office:value="2.89935" calcext:value-type="float">
            <text:p>2.89935</text:p>
          </table:table-cell>
        </table:table-row>
        <table:table-row table:style-name="ro1">
          <table:table-cell office:value-type="float" office:value="7.305" calcext:value-type="float">
            <text:p>7.305</text:p>
          </table:table-cell>
          <table:table-cell office:value-type="float" office:value="4.40262006954" calcext:value-type="float">
            <text:p>4.4026200695</text:p>
          </table:table-cell>
          <table:table-cell office:value-type="float" office:value="-2.8104974979" calcext:value-type="float">
            <text:p>-2.8104974979</text:p>
          </table:table-cell>
          <table:table-cell office:value-type="float" office:value="-26.12" calcext:value-type="float">
            <text:p>-26.12</text:p>
          </table:table-cell>
          <table:table-cell office:value-type="float" office:value="1602" calcext:value-type="float">
            <text:p>1602</text:p>
          </table:table-cell>
          <table:table-cell office:value-type="float" office:value="1228" calcext:value-type="float">
            <text:p>1228</text:p>
          </table:table-cell>
          <table:table-cell office:value-type="float" office:value="2.89935" calcext:value-type="float">
            <text:p>2.89935</text:p>
          </table:table-cell>
        </table:table-row>
        <table:table-row table:style-name="ro1">
          <table:table-cell office:value-type="float" office:value="7.325" calcext:value-type="float">
            <text:p>7.325</text:p>
          </table:table-cell>
          <table:table-cell office:value-type="float" office:value="4.4242570494" calcext:value-type="float">
            <text:p>4.4242570494</text:p>
          </table:table-cell>
          <table:table-cell office:value-type="float" office:value="-2.82040625881" calcext:value-type="float">
            <text:p>-2.8204062588</text:p>
          </table:table-cell>
          <table:table-cell office:value-type="float" office:value="-24.19" calcext:value-type="float">
            <text:p>-24.19</text:p>
          </table:table-cell>
          <table:table-cell office:value-type="float" office:value="1602" calcext:value-type="float">
            <text:p>1602</text:p>
          </table:table-cell>
          <table:table-cell office:value-type="float" office:value="1228" calcext:value-type="float">
            <text:p>1228</text:p>
          </table:table-cell>
          <table:table-cell office:value-type="float" office:value="2.7288" calcext:value-type="float">
            <text:p>2.7288</text:p>
          </table:table-cell>
        </table:table-row>
        <table:table-row table:style-name="ro1">
          <table:table-cell office:value-type="float" office:value="7.345" calcext:value-type="float">
            <text:p>7.345</text:p>
          </table:table-cell>
          <table:table-cell office:value-type="float" office:value="4.44761086222" calcext:value-type="float">
            <text:p>4.4476108622</text:p>
          </table:table-cell>
          <table:table-cell office:value-type="float" office:value="-2.83009287303" calcext:value-type="float">
            <text:p>-2.830092873</text:p>
          </table:table-cell>
          <table:table-cell office:value-type="float" office:value="-22.05" calcext:value-type="float">
            <text:p>-22.05</text:p>
          </table:table-cell>
          <table:table-cell office:value-type="float" office:value="1602" calcext:value-type="float">
            <text:p>1602</text:p>
          </table:table-cell>
          <table:table-cell office:value-type="float" office:value="1228" calcext:value-type="float">
            <text:p>1228</text:p>
          </table:table-cell>
          <table:table-cell office:value-type="float" office:value="2.89935" calcext:value-type="float">
            <text:p>2.89935</text:p>
          </table:table-cell>
        </table:table-row>
        <table:table-row table:style-name="ro1">
          <table:table-cell office:value-type="float" office:value="7.365" calcext:value-type="float">
            <text:p>7.365</text:p>
          </table:table-cell>
          <table:table-cell office:value-type="float" office:value="4.47127822555" calcext:value-type="float">
            <text:p>4.4712782256</text:p>
          </table:table-cell>
          <table:table-cell office:value-type="float" office:value="-2.8389416695" calcext:value-type="float">
            <text:p>-2.8389416695</text:p>
          </table:table-cell>
          <table:table-cell office:value-type="float" office:value="-19.99" calcext:value-type="float">
            <text:p>-19.99</text:p>
          </table:table-cell>
          <table:table-cell office:value-type="float" office:value="1602" calcext:value-type="float">
            <text:p>1602</text:p>
          </table:table-cell>
          <table:table-cell office:value-type="float" office:value="1228" calcext:value-type="float">
            <text:p>1228</text:p>
          </table:table-cell>
          <table:table-cell office:value-type="float" office:value="2.89935" calcext:value-type="float">
            <text:p>2.89935</text:p>
          </table:table-cell>
        </table:table-row>
        <table:table-row table:style-name="ro1">
          <table:table-cell office:value-type="float" office:value="7.385" calcext:value-type="float">
            <text:p>7.385</text:p>
          </table:table-cell>
          <table:table-cell office:value-type="float" office:value="4.49530667124" calcext:value-type="float">
            <text:p>4.4953066712</text:p>
          </table:table-cell>
          <table:table-cell office:value-type="float" office:value="-2.84680043264" calcext:value-type="float">
            <text:p>-2.8468004326</text:p>
          </table:table-cell>
          <table:table-cell office:value-type="float" office:value="-17.57" calcext:value-type="float">
            <text:p>-17.57</text:p>
          </table:table-cell>
          <table:table-cell office:value-type="float" office:value="1602" calcext:value-type="float">
            <text:p>1602</text:p>
          </table:table-cell>
          <table:table-cell office:value-type="float" office:value="1229" calcext:value-type="float">
            <text:p>1229</text:p>
          </table:table-cell>
          <table:table-cell office:value-type="float" office:value="2.89935" calcext:value-type="float">
            <text:p>2.89935</text:p>
          </table:table-cell>
        </table:table-row>
        <table:table-row table:style-name="ro1">
          <table:table-cell office:value-type="float" office:value="7.405" calcext:value-type="float">
            <text:p>7.405</text:p>
          </table:table-cell>
          <table:table-cell office:value-type="float" office:value="4.51818564938" calcext:value-type="float">
            <text:p>4.5181856494</text:p>
          </table:table-cell>
          <table:table-cell office:value-type="float" office:value="-2.85323482413" calcext:value-type="float">
            <text:p>-2.8532348241</text:p>
          </table:table-cell>
          <table:table-cell office:value-type="float" office:value="-15.17" calcext:value-type="float">
            <text:p>-15.17</text:p>
          </table:table-cell>
          <table:table-cell office:value-type="float" office:value="1602" calcext:value-type="float">
            <text:p>1602</text:p>
          </table:table-cell>
          <table:table-cell office:value-type="float" office:value="1229" calcext:value-type="float">
            <text:p>1229</text:p>
          </table:table-cell>
          <table:table-cell office:value-type="float" office:value="2.7288" calcext:value-type="float">
            <text:p>2.7288</text:p>
          </table:table-cell>
        </table:table-row>
        <table:table-row table:style-name="ro1">
          <table:table-cell office:value-type="float" office:value="7.425" calcext:value-type="float">
            <text:p>7.425</text:p>
          </table:table-cell>
          <table:table-cell office:value-type="float" office:value="4.54272545048" calcext:value-type="float">
            <text:p>4.5427254505</text:p>
          </table:table-cell>
          <table:table-cell office:value-type="float" office:value="-2.8589832465" calcext:value-type="float">
            <text:p>-2.8589832465</text:p>
          </table:table-cell>
          <table:table-cell office:value-type="float" office:value="-12.58" calcext:value-type="float">
            <text:p>-12.58</text:p>
          </table:table-cell>
          <table:table-cell office:value-type="float" office:value="1602" calcext:value-type="float">
            <text:p>1602</text:p>
          </table:table-cell>
          <table:table-cell office:value-type="float" office:value="1228" calcext:value-type="float">
            <text:p>1228</text:p>
          </table:table-cell>
          <table:table-cell office:value-type="float" office:value="2.89935" calcext:value-type="float">
            <text:p>2.89935</text:p>
          </table:table-cell>
        </table:table-row>
        <table:table-row table:style-name="ro1">
          <table:table-cell office:value-type="float" office:value="7.445" calcext:value-type="float">
            <text:p>7.445</text:p>
          </table:table-cell>
          <table:table-cell office:value-type="float" office:value="4.56740900144" calcext:value-type="float">
            <text:p>4.5674090014</text:p>
          </table:table-cell>
          <table:table-cell office:value-type="float" office:value="-2.86380718007" calcext:value-type="float">
            <text:p>-2.8638071801</text:p>
          </table:table-cell>
          <table:table-cell office:value-type="float" office:value="-10.43" calcext:value-type="float">
            <text:p>-10.43</text:p>
          </table:table-cell>
          <table:table-cell office:value-type="float" office:value="1602" calcext:value-type="float">
            <text:p>1602</text:p>
          </table:table-cell>
          <table:table-cell office:value-type="float" office:value="1227" calcext:value-type="float">
            <text:p>1227</text:p>
          </table:table-cell>
          <table:table-cell office:value-type="float" office:value="2.89935" calcext:value-type="float">
            <text:p>2.89935</text:p>
          </table:table-cell>
        </table:table-row>
        <table:table-row table:style-name="ro1">
          <table:table-cell office:value-type="float" office:value="7.465" calcext:value-type="float">
            <text:p>7.465</text:p>
          </table:table-cell>
          <table:table-cell office:value-type="float" office:value="4.59227564213" calcext:value-type="float">
            <text:p>4.5922756421</text:p>
          </table:table-cell>
          <table:table-cell office:value-type="float" office:value="-2.86738152629" calcext:value-type="float">
            <text:p>-2.8673815263</text:p>
          </table:table-cell>
          <table:table-cell office:value-type="float" office:value="-7.53" calcext:value-type="float">
            <text:p>-7.53</text:p>
          </table:table-cell>
          <table:table-cell office:value-type="float" office:value="1602" calcext:value-type="float">
            <text:p>1602</text:p>
          </table:table-cell>
          <table:table-cell office:value-type="float" office:value="1227" calcext:value-type="float">
            <text:p>1227</text:p>
          </table:table-cell>
          <table:table-cell office:value-type="float" office:value="2.89935" calcext:value-type="float">
            <text:p>2.89935</text:p>
          </table:table-cell>
        </table:table-row>
        <table:table-row table:style-name="ro1">
          <table:table-cell office:value-type="float" office:value="7.485" calcext:value-type="float">
            <text:p>7.485</text:p>
          </table:table-cell>
          <table:table-cell office:value-type="float" office:value="4.61724734349" calcext:value-type="float">
            <text:p>4.6172473435</text:p>
          </table:table-cell>
          <table:table-cell office:value-type="float" office:value="-2.86989292267" calcext:value-type="float">
            <text:p>-2.8698929227</text:p>
          </table:table-cell>
          <table:table-cell office:value-type="float" office:value="-5.08" calcext:value-type="float">
            <text:p>-5.08</text:p>
          </table:table-cell>
          <table:table-cell office:value-type="float" office:value="1603" calcext:value-type="float">
            <text:p>1603</text:p>
          </table:table-cell>
          <table:table-cell office:value-type="float" office:value="1227" calcext:value-type="float">
            <text:p>1227</text:p>
          </table:table-cell>
          <table:table-cell office:value-type="float" office:value="2.89935" calcext:value-type="float">
            <text:p>2.89935</text:p>
          </table:table-cell>
        </table:table-row>
        <table:table-row table:style-name="ro1">
          <table:table-cell office:value-type="float" office:value="7.505" calcext:value-type="float">
            <text:p>7.505</text:p>
          </table:table-cell>
          <table:table-cell office:value-type="float" office:value="4.64080421575" calcext:value-type="float">
            <text:p>4.6408042158</text:p>
          </table:table-cell>
          <table:table-cell office:value-type="float" office:value="-2.87127250894" calcext:value-type="float">
            <text:p>-2.8712725089</text:p>
          </table:table-cell>
          <table:table-cell office:value-type="float" office:value="-2.72" calcext:value-type="float">
            <text:p>-2.72</text:p>
          </table:table-cell>
          <table:table-cell office:value-type="float" office:value="1603" calcext:value-type="float">
            <text:p>1603</text:p>
          </table:table-cell>
          <table:table-cell office:value-type="float" office:value="1227" calcext:value-type="float">
            <text:p>1227</text:p>
          </table:table-cell>
          <table:table-cell office:value-type="float" office:value="2.7288" calcext:value-type="float">
            <text:p>2.7288</text:p>
          </table:table-cell>
        </table:table-row>
        <table:table-row table:style-name="ro1">
          <table:table-cell office:value-type="float" office:value="7.525" calcext:value-type="float">
            <text:p>7.525</text:p>
          </table:table-cell>
          <table:table-cell office:value-type="float" office:value="4.66643956443" calcext:value-type="float">
            <text:p>4.6664395644</text:p>
          </table:table-cell>
          <table:table-cell office:value-type="float" office:value="-2.87183824012" calcext:value-type="float">
            <text:p>-2.8718382401</text:p>
          </table:table-cell>
          <table:table-cell office:value-type="float" office:value="-0.67" calcext:value-type="float">
            <text:p>-0.67</text:p>
          </table:table-cell>
          <table:table-cell office:value-type="float" office:value="1602" calcext:value-type="float">
            <text:p>1602</text:p>
          </table:table-cell>
          <table:table-cell office:value-type="float" office:value="1242" calcext:value-type="float">
            <text:p>1242</text:p>
          </table:table-cell>
          <table:table-cell office:value-type="float" office:value="2.89935" calcext:value-type="float">
            <text:p>2.89935</text:p>
          </table:table-cell>
        </table:table-row>
        <table:table-row table:style-name="ro1">
          <table:table-cell office:value-type="float" office:value="7.545" calcext:value-type="float">
            <text:p>7.545</text:p>
          </table:table-cell>
          <table:table-cell office:value-type="float" office:value="4.69308971044" calcext:value-type="float">
            <text:p>4.6930897104</text:p>
          </table:table-cell>
          <table:table-cell office:value-type="float" office:value="-2.87130835005" calcext:value-type="float">
            <text:p>-2.8713083501</text:p>
          </table:table-cell>
          <table:table-cell office:value-type="float" office:value="1.58" calcext:value-type="float">
            <text:p>1.58</text:p>
          </table:table-cell>
          <table:table-cell office:value-type="float" office:value="1602" calcext:value-type="float">
            <text:p>1602</text:p>
          </table:table-cell>
          <table:table-cell office:value-type="float" office:value="1266" calcext:value-type="float">
            <text:p>1266</text:p>
          </table:table-cell>
          <table:table-cell office:value-type="float" office:value="2.89935" calcext:value-type="float">
            <text:p>2.89935</text:p>
          </table:table-cell>
        </table:table-row>
        <table:table-row table:style-name="ro1">
          <table:table-cell office:value-type="float" office:value="7.565" calcext:value-type="float">
            <text:p>7.565</text:p>
          </table:table-cell>
          <table:table-cell office:value-type="float" office:value="4.72065917404" calcext:value-type="float">
            <text:p>4.720659174</text:p>
          </table:table-cell>
          <table:table-cell office:value-type="float" office:value="-2.86939114173" calcext:value-type="float">
            <text:p>-2.8693911417</text:p>
          </table:table-cell>
          <table:table-cell office:value-type="float" office:value="4.25" calcext:value-type="float">
            <text:p>4.25</text:p>
          </table:table-cell>
          <table:table-cell office:value-type="float" office:value="1602" calcext:value-type="float">
            <text:p>1602</text:p>
          </table:table-cell>
          <table:table-cell office:value-type="float" office:value="1356" calcext:value-type="float">
            <text:p>1356</text:p>
          </table:table-cell>
          <table:table-cell office:value-type="float" office:value="2.89935" calcext:value-type="float">
            <text:p>2.89935</text:p>
          </table:table-cell>
        </table:table-row>
        <table:table-row table:style-name="ro1">
          <table:table-cell office:value-type="float" office:value="7.585" calcext:value-type="float">
            <text:p>7.585</text:p>
          </table:table-cell>
          <table:table-cell office:value-type="float" office:value="4.74942291109" calcext:value-type="float">
            <text:p>4.7494229111</text:p>
          </table:table-cell>
          <table:table-cell office:value-type="float" office:value="-2.86600555387" calcext:value-type="float">
            <text:p>-2.8660055539</text:p>
          </table:table-cell>
          <table:table-cell office:value-type="float" office:value="6.72" calcext:value-type="float">
            <text:p>6.72</text:p>
          </table:table-cell>
          <table:table-cell office:value-type="float" office:value="1602" calcext:value-type="float">
            <text:p>1602</text:p>
          </table:table-cell>
          <table:table-cell office:value-type="float" office:value="1448" calcext:value-type="float">
            <text:p>1448</text:p>
          </table:table-cell>
          <table:table-cell office:value-type="float" office:value="2.89935" calcext:value-type="float">
            <text:p>2.89935</text:p>
          </table:table-cell>
        </table:table-row>
        <table:table-row table:style-name="ro1">
          <table:table-cell office:value-type="float" office:value="7.605" calcext:value-type="float">
            <text:p>7.605</text:p>
          </table:table-cell>
          <table:table-cell office:value-type="float" office:value="4.77793487062" calcext:value-type="float">
            <text:p>4.7779348706</text:p>
          </table:table-cell>
          <table:table-cell office:value-type="float" office:value="-2.86156029277" calcext:value-type="float">
            <text:p>-2.8615602928</text:p>
          </table:table-cell>
          <table:table-cell office:value-type="float" office:value="8.83" calcext:value-type="float">
            <text:p>8.83</text:p>
          </table:table-cell>
          <table:table-cell office:value-type="float" office:value="1602" calcext:value-type="float">
            <text:p>1602</text:p>
          </table:table-cell>
          <table:table-cell office:value-type="float" office:value="1462" calcext:value-type="float">
            <text:p>1462</text:p>
          </table:table-cell>
          <table:table-cell office:value-type="float" office:value="2.89935" calcext:value-type="float">
            <text:p>2.89935</text:p>
          </table:table-cell>
        </table:table-row>
        <table:table-row table:style-name="ro1">
          <table:table-cell office:value-type="float" office:value="7.625" calcext:value-type="float">
            <text:p>7.625</text:p>
          </table:table-cell>
          <table:table-cell office:value-type="float" office:value="4.80627924107" calcext:value-type="float">
            <text:p>4.8062792411</text:p>
          </table:table-cell>
          <table:table-cell office:value-type="float" office:value="-2.85614264775" calcext:value-type="float">
            <text:p>-2.8561426478</text:p>
          </table:table-cell>
          <table:table-cell office:value-type="float" office:value="10.79" calcext:value-type="float">
            <text:p>10.79</text:p>
          </table:table-cell>
          <table:table-cell office:value-type="float" office:value="1602" calcext:value-type="float">
            <text:p>1602</text:p>
          </table:table-cell>
          <table:table-cell office:value-type="float" office:value="1462" calcext:value-type="float">
            <text:p>1462</text:p>
          </table:table-cell>
          <table:table-cell office:value-type="float" office:value="2.89935" calcext:value-type="float">
            <text:p>2.89935</text:p>
          </table:table-cell>
        </table:table-row>
        <table:table-row table:style-name="ro1">
          <table:table-cell office:value-type="float" office:value="7.645" calcext:value-type="float">
            <text:p>7.645</text:p>
          </table:table-cell>
          <table:table-cell office:value-type="float" office:value="4.83620140174" calcext:value-type="float">
            <text:p>4.8362014017</text:p>
          </table:table-cell>
          <table:table-cell office:value-type="float" office:value="-2.84989186824" calcext:value-type="float">
            <text:p>-2.8498918682</text:p>
          </table:table-cell>
          <table:table-cell office:value-type="float" office:value="11.77" calcext:value-type="float">
            <text:p>11.77</text:p>
          </table:table-cell>
          <table:table-cell office:value-type="float" office:value="1604" calcext:value-type="float">
            <text:p>1604</text:p>
          </table:table-cell>
          <table:table-cell office:value-type="float" office:value="1461" calcext:value-type="float">
            <text:p>1461</text:p>
          </table:table-cell>
          <table:table-cell office:value-type="float" office:value="3.0699" calcext:value-type="float">
            <text:p>3.0699</text:p>
          </table:table-cell>
        </table:table-row>
        <table:table-row table:style-name="ro1">
          <table:table-cell office:value-type="float" office:value="7.665" calcext:value-type="float">
            <text:p>7.665</text:p>
          </table:table-cell>
          <table:table-cell office:value-type="float" office:value="4.86435935506" calcext:value-type="float">
            <text:p>4.8643593551</text:p>
          </table:table-cell>
          <table:table-cell office:value-type="float" office:value="-2.84357203401" calcext:value-type="float">
            <text:p>-2.843572034</text:p>
          </table:table-cell>
          <table:table-cell office:value-type="float" office:value="12.62" calcext:value-type="float">
            <text:p>12.62</text:p>
          </table:table-cell>
          <table:table-cell office:value-type="float" office:value="1604" calcext:value-type="float">
            <text:p>1604</text:p>
          </table:table-cell>
          <table:table-cell office:value-type="float" office:value="1462" calcext:value-type="float">
            <text:p>1462</text:p>
          </table:table-cell>
          <table:table-cell office:value-type="float" office:value="3.05194736842" calcext:value-type="float">
            <text:p>3.0519473684</text:p>
          </table:table-cell>
        </table:table-row>
        <table:table-row table:style-name="ro1">
          <table:table-cell office:value-type="float" office:value="7.684" calcext:value-type="float">
            <text:p>7.684</text:p>
          </table:table-cell>
          <table:table-cell office:value-type="float" office:value="4.89410362197" calcext:value-type="float">
            <text:p>4.894103622</text:p>
          </table:table-cell>
          <table:table-cell office:value-type="float" office:value="-2.8365195472" calcext:value-type="float">
            <text:p>-2.8365195472</text:p>
          </table:table-cell>
          <table:table-cell office:value-type="float" office:value="13.31" calcext:value-type="float">
            <text:p>13.31</text:p>
          </table:table-cell>
          <table:table-cell office:value-type="float" office:value="1608" calcext:value-type="float">
            <text:p>1608</text:p>
          </table:table-cell>
          <table:table-cell office:value-type="float" office:value="1461" calcext:value-type="float">
            <text:p>1461</text:p>
          </table:table-cell>
          <table:table-cell office:value-type="float" office:value="3.0699" calcext:value-type="float">
            <text:p>3.0699</text:p>
          </table:table-cell>
        </table:table-row>
        <table:table-row table:style-name="ro1">
          <table:table-cell office:value-type="float" office:value="7.704" calcext:value-type="float">
            <text:p>7.704</text:p>
          </table:table-cell>
          <table:table-cell office:value-type="float" office:value="4.92383092946" calcext:value-type="float">
            <text:p>4.9238309295</text:p>
          </table:table-cell>
          <table:table-cell office:value-type="float" office:value="-2.82944773771" calcext:value-type="float">
            <text:p>-2.8294477377</text:p>
          </table:table-cell>
          <table:table-cell office:value-type="float" office:value="13.35" calcext:value-type="float">
            <text:p>13.35</text:p>
          </table:table-cell>
          <table:table-cell office:value-type="float" office:value="1654" calcext:value-type="float">
            <text:p>1654</text:p>
          </table:table-cell>
          <table:table-cell office:value-type="float" office:value="1462" calcext:value-type="float">
            <text:p>1462</text:p>
          </table:table-cell>
          <table:table-cell office:value-type="float" office:value="3.0699" calcext:value-type="float">
            <text:p>3.0699</text:p>
          </table:table-cell>
        </table:table-row>
        <table:table-row table:style-name="ro1">
          <table:table-cell office:value-type="float" office:value="7.724" calcext:value-type="float">
            <text:p>7.724</text:p>
          </table:table-cell>
          <table:table-cell office:value-type="float" office:value="4.95354380211" calcext:value-type="float">
            <text:p>4.9535438021</text:p>
          </table:table-cell>
          <table:table-cell office:value-type="float" office:value="-2.82242029588" calcext:value-type="float">
            <text:p>-2.8224202959</text:p>
          </table:table-cell>
          <table:table-cell office:value-type="float" office:value="13.27" calcext:value-type="float">
            <text:p>13.27</text:p>
          </table:table-cell>
          <table:table-cell office:value-type="float" office:value="1676" calcext:value-type="float">
            <text:p>1676</text:p>
          </table:table-cell>
          <table:table-cell office:value-type="float" office:value="1464" calcext:value-type="float">
            <text:p>1464</text:p>
          </table:table-cell>
          <table:table-cell office:value-type="float" office:value="3.0699" calcext:value-type="float">
            <text:p>3.0699</text:p>
          </table:table-cell>
        </table:table-row>
        <table:table-row table:style-name="ro1">
          <table:table-cell office:value-type="float" office:value="7.744" calcext:value-type="float">
            <text:p>7.744</text:p>
          </table:table-cell>
          <table:table-cell office:value-type="float" office:value="4.98444718331" calcext:value-type="float">
            <text:p>4.9844471833</text:p>
          </table:table-cell>
          <table:table-cell office:value-type="float" office:value="-2.81517293632" calcext:value-type="float">
            <text:p>-2.8151729363</text:p>
          </table:table-cell>
          <table:table-cell office:value-type="float" office:value="13.06" calcext:value-type="float">
            <text:p>13.06</text:p>
          </table:table-cell>
          <table:table-cell office:value-type="float" office:value="1687" calcext:value-type="float">
            <text:p>1687</text:p>
          </table:table-cell>
          <table:table-cell office:value-type="float" office:value="1500" calcext:value-type="float">
            <text:p>1500</text:p>
          </table:table-cell>
          <table:table-cell office:value-type="float" office:value="3.24045" calcext:value-type="float">
            <text:p>3.24045</text:p>
          </table:table-cell>
        </table:table-row>
        <table:table-row table:style-name="ro1">
          <table:table-cell office:value-type="float" office:value="7.764" calcext:value-type="float">
            <text:p>7.764</text:p>
          </table:table-cell>
          <table:table-cell office:value-type="float" office:value="5.01476982897" calcext:value-type="float">
            <text:p>5.014769829</text:p>
          </table:table-cell>
          <table:table-cell office:value-type="float" office:value="-2.80794228048" calcext:value-type="float">
            <text:p>-2.8079422805</text:p>
          </table:table-cell>
          <table:table-cell office:value-type="float" office:value="13.17" calcext:value-type="float">
            <text:p>13.17</text:p>
          </table:table-cell>
          <table:table-cell office:value-type="float" office:value="1687" calcext:value-type="float">
            <text:p>1687</text:p>
          </table:table-cell>
          <table:table-cell office:value-type="float" office:value="1538" calcext:value-type="float">
            <text:p>1538</text:p>
          </table:table-cell>
          <table:table-cell office:value-type="float" office:value="3.24045" calcext:value-type="float">
            <text:p>3.24045</text:p>
          </table:table-cell>
        </table:table-row>
        <table:table-row table:style-name="ro1">
          <table:table-cell office:value-type="float" office:value="7.784" calcext:value-type="float">
            <text:p>7.784</text:p>
          </table:table-cell>
          <table:table-cell office:value-type="float" office:value="5.04467068773" calcext:value-type="float">
            <text:p>5.0446706877</text:p>
          </table:table-cell>
          <table:table-cell office:value-type="float" office:value="-2.80074602136" calcext:value-type="float">
            <text:p>-2.8007460214</text:p>
          </table:table-cell>
          <table:table-cell office:value-type="float" office:value="13.22" calcext:value-type="float">
            <text:p>13.22</text:p>
          </table:table-cell>
          <table:table-cell office:value-type="float" office:value="1685" calcext:value-type="float">
            <text:p>1685</text:p>
          </table:table-cell>
          <table:table-cell office:value-type="float" office:value="1564" calcext:value-type="float">
            <text:p>1564</text:p>
          </table:table-cell>
          <table:table-cell office:value-type="float" office:value="3.24045" calcext:value-type="float">
            <text:p>3.24045</text:p>
          </table:table-cell>
        </table:table-row>
        <table:table-row table:style-name="ro1">
          <table:table-cell office:value-type="float" office:value="7.804" calcext:value-type="float">
            <text:p>7.804</text:p>
          </table:table-cell>
          <table:table-cell office:value-type="float" office:value="5.07608380455" calcext:value-type="float">
            <text:p>5.0760838046</text:p>
          </table:table-cell>
          <table:table-cell office:value-type="float" office:value="-2.79304025199" calcext:value-type="float">
            <text:p>-2.793040252</text:p>
          </table:table-cell>
          <table:table-cell office:value-type="float" office:value="13.45" calcext:value-type="float">
            <text:p>13.45</text:p>
          </table:table-cell>
          <table:table-cell office:value-type="float" office:value="1683" calcext:value-type="float">
            <text:p>1683</text:p>
          </table:table-cell>
          <table:table-cell office:value-type="float" office:value="1566" calcext:value-type="float">
            <text:p>1566</text:p>
          </table:table-cell>
          <table:table-cell office:value-type="float" office:value="3.411" calcext:value-type="float">
            <text:p>3.411</text:p>
          </table:table-cell>
        </table:table-row>
        <table:table-row table:style-name="ro1">
          <table:table-cell office:value-type="float" office:value="7.824" calcext:value-type="float">
            <text:p>7.824</text:p>
          </table:table-cell>
          <table:table-cell office:value-type="float" office:value="5.10593445418" calcext:value-type="float">
            <text:p>5.1059344542</text:p>
          </table:table-cell>
          <table:table-cell office:value-type="float" office:value="-2.78570094217" calcext:value-type="float">
            <text:p>-2.7857009422</text:p>
          </table:table-cell>
          <table:table-cell office:value-type="float" office:value="13.5" calcext:value-type="float">
            <text:p>13.5</text:p>
          </table:table-cell>
          <table:table-cell office:value-type="float" office:value="1694" calcext:value-type="float">
            <text:p>1694</text:p>
          </table:table-cell>
          <table:table-cell office:value-type="float" office:value="1565" calcext:value-type="float">
            <text:p>1565</text:p>
          </table:table-cell>
          <table:table-cell office:value-type="float" office:value="3.24045" calcext:value-type="float">
            <text:p>3.24045</text:p>
          </table:table-cell>
        </table:table-row>
        <table:table-row table:style-name="ro1">
          <table:table-cell office:value-type="float" office:value="7.844" calcext:value-type="float">
            <text:p>7.844</text:p>
          </table:table-cell>
          <table:table-cell office:value-type="float" office:value="5.13904475763" calcext:value-type="float">
            <text:p>5.1390447576</text:p>
          </table:table-cell>
          <table:table-cell office:value-type="float" office:value="-2.77781307124" calcext:value-type="float">
            <text:p>-2.7778130712</text:p>
          </table:table-cell>
          <table:table-cell office:value-type="float" office:value="13.06" calcext:value-type="float">
            <text:p>13.06</text:p>
          </table:table-cell>
          <table:table-cell office:value-type="float" office:value="1712" calcext:value-type="float">
            <text:p>1712</text:p>
          </table:table-cell>
          <table:table-cell office:value-type="float" office:value="1562" calcext:value-type="float">
            <text:p>1562</text:p>
          </table:table-cell>
          <table:table-cell office:value-type="float" office:value="3.58155" calcext:value-type="float">
            <text:p>3.58155</text:p>
          </table:table-cell>
        </table:table-row>
        <table:table-row table:style-name="ro1">
          <table:table-cell office:value-type="float" office:value="7.864" calcext:value-type="float">
            <text:p>7.864</text:p>
          </table:table-cell>
          <table:table-cell office:value-type="float" office:value="5.17221255027" calcext:value-type="float">
            <text:p>5.1722125503</text:p>
          </table:table-cell>
          <table:table-cell office:value-type="float" office:value="-2.7701846906" calcext:value-type="float">
            <text:p>-2.7701846906</text:p>
          </table:table-cell>
          <table:table-cell office:value-type="float" office:value="12.61" calcext:value-type="float">
            <text:p>12.61</text:p>
          </table:table-cell>
          <table:table-cell office:value-type="float" office:value="1717" calcext:value-type="float">
            <text:p>1717</text:p>
          </table:table-cell>
          <table:table-cell office:value-type="float" office:value="1562" calcext:value-type="float">
            <text:p>1562</text:p>
          </table:table-cell>
          <table:table-cell office:value-type="float" office:value="3.58155" calcext:value-type="float">
            <text:p>3.58155</text:p>
          </table:table-cell>
        </table:table-row>
        <table:table-row table:style-name="ro1">
          <table:table-cell office:value-type="float" office:value="7.884" calcext:value-type="float">
            <text:p>7.884</text:p>
          </table:table-cell>
          <table:table-cell office:value-type="float" office:value="5.20679717838" calcext:value-type="float">
            <text:p>5.2067971784</text:p>
          </table:table-cell>
          <table:table-cell office:value-type="float" office:value="-2.76252393235" calcext:value-type="float">
            <text:p>-2.7625239324</text:p>
          </table:table-cell>
          <table:table-cell office:value-type="float" office:value="12.09" calcext:value-type="float">
            <text:p>12.09</text:p>
          </table:table-cell>
          <table:table-cell office:value-type="float" office:value="1727" calcext:value-type="float">
            <text:p>1727</text:p>
          </table:table-cell>
          <table:table-cell office:value-type="float" office:value="1574" calcext:value-type="float">
            <text:p>1574</text:p>
          </table:table-cell>
          <table:table-cell office:value-type="float" office:value="3.7521" calcext:value-type="float">
            <text:p>3.7521</text:p>
          </table:table-cell>
        </table:table-row>
        <table:table-row table:style-name="ro1">
          <table:table-cell office:value-type="float" office:value="7.904" calcext:value-type="float">
            <text:p>7.904</text:p>
          </table:table-cell>
          <table:table-cell office:value-type="float" office:value="5.24133819672" calcext:value-type="float">
            <text:p>5.2413381967</text:p>
          </table:table-cell>
          <table:table-cell office:value-type="float" office:value="-2.7553537951" calcext:value-type="float">
            <text:p>-2.7553537951</text:p>
          </table:table-cell>
          <table:table-cell office:value-type="float" office:value="11.3" calcext:value-type="float">
            <text:p>11.3</text:p>
          </table:table-cell>
          <table:table-cell office:value-type="float" office:value="1725" calcext:value-type="float">
            <text:p>1725</text:p>
          </table:table-cell>
          <table:table-cell office:value-type="float" office:value="1581" calcext:value-type="float">
            <text:p>1581</text:p>
          </table:table-cell>
          <table:table-cell office:value-type="float" office:value="3.7521" calcext:value-type="float">
            <text:p>3.7521</text:p>
          </table:table-cell>
        </table:table-row>
        <table:table-row table:style-name="ro1">
          <table:table-cell office:value-type="float" office:value="7.924" calcext:value-type="float">
            <text:p>7.924</text:p>
          </table:table-cell>
          <table:table-cell office:value-type="float" office:value="5.27901311803" calcext:value-type="float">
            <text:p>5.279013118</text:p>
          </table:table-cell>
          <table:table-cell office:value-type="float" office:value="-2.74767876506" calcext:value-type="float">
            <text:p>-2.7476787651</text:p>
          </table:table-cell>
          <table:table-cell office:value-type="float" office:value="11.04" calcext:value-type="float">
            <text:p>11.04</text:p>
          </table:table-cell>
          <table:table-cell office:value-type="float" office:value="1727" calcext:value-type="float">
            <text:p>1727</text:p>
          </table:table-cell>
          <table:table-cell office:value-type="float" office:value="1583" calcext:value-type="float">
            <text:p>1583</text:p>
          </table:table-cell>
          <table:table-cell office:value-type="float" office:value="4.0932" calcext:value-type="float">
            <text:p>4.0932</text:p>
          </table:table-cell>
        </table:table-row>
        <table:table-row table:style-name="ro1">
          <table:table-cell office:value-type="float" office:value="7.944" calcext:value-type="float">
            <text:p>7.944</text:p>
          </table:table-cell>
          <table:table-cell office:value-type="float" office:value="5.31528208819" calcext:value-type="float">
            <text:p>5.3152820882</text:p>
          </table:table-cell>
          <table:table-cell office:value-type="float" office:value="-2.74066728238" calcext:value-type="float">
            <text:p>-2.7406672824</text:p>
          </table:table-cell>
          <table:table-cell office:value-type="float" office:value="10.5" calcext:value-type="float">
            <text:p>10.5</text:p>
          </table:table-cell>
          <table:table-cell office:value-type="float" office:value="1726" calcext:value-type="float">
            <text:p>1726</text:p>
          </table:table-cell>
          <table:table-cell office:value-type="float" office:value="1578" calcext:value-type="float">
            <text:p>1578</text:p>
          </table:table-cell>
          <table:table-cell office:value-type="float" office:value="3.92265" calcext:value-type="float">
            <text:p>3.92265</text:p>
          </table:table-cell>
        </table:table-row>
        <table:table-row table:style-name="ro1">
          <table:table-cell office:value-type="float" office:value="7.964" calcext:value-type="float">
            <text:p>7.964</text:p>
          </table:table-cell>
          <table:table-cell office:value-type="float" office:value="5.35344067332" calcext:value-type="float">
            <text:p>5.3534406733</text:p>
          </table:table-cell>
          <table:table-cell office:value-type="float" office:value="-2.73388401811" calcext:value-type="float">
            <text:p>-2.7338840181</text:p>
          </table:table-cell>
          <table:table-cell office:value-type="float" office:value="9.65" calcext:value-type="float">
            <text:p>9.65</text:p>
          </table:table-cell>
          <table:table-cell office:value-type="float" office:value="1726" calcext:value-type="float">
            <text:p>1726</text:p>
          </table:table-cell>
          <table:table-cell office:value-type="float" office:value="1568" calcext:value-type="float">
            <text:p>1568</text:p>
          </table:table-cell>
          <table:table-cell office:value-type="float" office:value="4.0932" calcext:value-type="float">
            <text:p>4.0932</text:p>
          </table:table-cell>
        </table:table-row>
        <table:table-row table:style-name="ro1">
          <table:table-cell office:value-type="float" office:value="7.984" calcext:value-type="float">
            <text:p>7.984</text:p>
          </table:table-cell>
          <table:table-cell office:value-type="float" office:value="5.39356401939" calcext:value-type="float">
            <text:p>5.3935640194</text:p>
          </table:table-cell>
          <table:table-cell office:value-type="float" office:value="-2.72721402776" calcext:value-type="float">
            <text:p>-2.7272140278</text:p>
          </table:table-cell>
          <table:table-cell office:value-type="float" office:value="9.04" calcext:value-type="float">
            <text:p>9.04</text:p>
          </table:table-cell>
          <table:table-cell office:value-type="float" office:value="1729" calcext:value-type="float">
            <text:p>1729</text:p>
          </table:table-cell>
          <table:table-cell office:value-type="float" office:value="1554" calcext:value-type="float">
            <text:p>1554</text:p>
          </table:table-cell>
          <table:table-cell office:value-type="float" office:value="4.26375" calcext:value-type="float">
            <text:p>4.26375</text:p>
          </table:table-cell>
        </table:table-row>
        <table:table-row table:style-name="ro1">
          <table:table-cell office:value-type="float" office:value="8.004" calcext:value-type="float">
            <text:p>8.004</text:p>
          </table:table-cell>
          <table:table-cell office:value-type="float" office:value="5.43447222855" calcext:value-type="float">
            <text:p>5.4344722286</text:p>
          </table:table-cell>
          <table:table-cell office:value-type="float" office:value="-2.72077658124" calcext:value-type="float">
            <text:p>-2.7207765812</text:p>
          </table:table-cell>
          <table:table-cell office:value-type="float" office:value="8.68" calcext:value-type="float">
            <text:p>8.68</text:p>
          </table:table-cell>
          <table:table-cell office:value-type="float" office:value="1727" calcext:value-type="float">
            <text:p>1727</text:p>
          </table:table-cell>
          <table:table-cell office:value-type="float" office:value="1518" calcext:value-type="float">
            <text:p>1518</text:p>
          </table:table-cell>
          <table:table-cell office:value-type="float" office:value="4.26375" calcext:value-type="float">
            <text:p>4.26375</text:p>
          </table:table-cell>
        </table:table-row>
        <table:table-row table:style-name="ro1">
          <table:table-cell office:value-type="float" office:value="8.024" calcext:value-type="float">
            <text:p>8.024</text:p>
          </table:table-cell>
          <table:table-cell office:value-type="float" office:value="5.47796118352" calcext:value-type="float">
            <text:p>5.4779611835</text:p>
          </table:table-cell>
          <table:table-cell office:value-type="float" office:value="-2.71462790254" calcext:value-type="float">
            <text:p>-2.7146279025</text:p>
          </table:table-cell>
          <table:table-cell office:value-type="float" office:value="7.95" calcext:value-type="float">
            <text:p>7.95</text:p>
          </table:table-cell>
          <table:table-cell office:value-type="float" office:value="1726" calcext:value-type="float">
            <text:p>1726</text:p>
          </table:table-cell>
          <table:table-cell office:value-type="float" office:value="1474" calcext:value-type="float">
            <text:p>1474</text:p>
          </table:table-cell>
          <table:table-cell office:value-type="float" office:value="4.4343" calcext:value-type="float">
            <text:p>4.4343</text:p>
          </table:table-cell>
        </table:table-row>
        <table:table-row table:style-name="ro1">
          <table:table-cell office:value-type="float" office:value="8.044" calcext:value-type="float">
            <text:p>8.044</text:p>
          </table:table-cell>
          <table:table-cell office:value-type="float" office:value="5.52176539946" calcext:value-type="float">
            <text:p>5.5217653995</text:p>
          </table:table-cell>
          <table:table-cell office:value-type="float" office:value="-2.70909025986" calcext:value-type="float">
            <text:p>-2.7090902599</text:p>
          </table:table-cell>
          <table:table-cell office:value-type="float" office:value="7.16" calcext:value-type="float">
            <text:p>7.16</text:p>
          </table:table-cell>
          <table:table-cell office:value-type="float" office:value="1726" calcext:value-type="float">
            <text:p>1726</text:p>
          </table:table-cell>
          <table:table-cell office:value-type="float" office:value="1461" calcext:value-type="float">
            <text:p>1461</text:p>
          </table:table-cell>
          <table:table-cell office:value-type="float" office:value="4.4343" calcext:value-type="float">
            <text:p>4.4343</text:p>
          </table:table-cell>
        </table:table-row>
        <table:table-row table:style-name="ro1">
          <table:table-cell office:value-type="float" office:value="8.064" calcext:value-type="float">
            <text:p>8.064</text:p>
          </table:table-cell>
          <table:table-cell office:value-type="float" office:value="5.56728007194" calcext:value-type="float">
            <text:p>5.5672800719</text:p>
          </table:table-cell>
          <table:table-cell office:value-type="float" office:value="-2.70370229291" calcext:value-type="float">
            <text:p>-2.7037022929</text:p>
          </table:table-cell>
          <table:table-cell office:value-type="float" office:value="6.7" calcext:value-type="float">
            <text:p>6.7</text:p>
          </table:table-cell>
          <table:table-cell office:value-type="float" office:value="1726" calcext:value-type="float">
            <text:p>1726</text:p>
          </table:table-cell>
          <table:table-cell office:value-type="float" office:value="1462" calcext:value-type="float">
            <text:p>1462</text:p>
          </table:table-cell>
          <table:table-cell office:value-type="float" office:value="4.60485" calcext:value-type="float">
            <text:p>4.60485</text:p>
          </table:table-cell>
        </table:table-row>
        <table:table-row table:style-name="ro1">
          <table:table-cell office:value-type="float" office:value="8.084" calcext:value-type="float">
            <text:p>8.084</text:p>
          </table:table-cell>
          <table:table-cell office:value-type="float" office:value="5.6145408732" calcext:value-type="float">
            <text:p>5.6145408732</text:p>
          </table:table-cell>
          <table:table-cell office:value-type="float" office:value="-2.69865711531" calcext:value-type="float">
            <text:p>-2.6986571153</text:p>
          </table:table-cell>
          <table:table-cell office:value-type="float" office:value="6.04" calcext:value-type="float">
            <text:p>6.04</text:p>
          </table:table-cell>
          <table:table-cell office:value-type="float" office:value="1726" calcext:value-type="float">
            <text:p>1726</text:p>
          </table:table-cell>
          <table:table-cell office:value-type="float" office:value="1462" calcext:value-type="float">
            <text:p>1462</text:p>
          </table:table-cell>
          <table:table-cell office:value-type="float" office:value="4.7754" calcext:value-type="float">
            <text:p>4.7754</text:p>
          </table:table-cell>
        </table:table-row>
        <table:table-row table:style-name="ro1">
          <table:table-cell office:value-type="float" office:value="8.104" calcext:value-type="float">
            <text:p>8.104</text:p>
          </table:table-cell>
          <table:table-cell office:value-type="float" office:value="5.66016327658" calcext:value-type="float">
            <text:p>5.6601632766</text:p>
          </table:table-cell>
          <table:table-cell office:value-type="float" office:value="-2.69391600172" calcext:value-type="float">
            <text:p>-2.6939160017</text:p>
          </table:table-cell>
          <table:table-cell office:value-type="float" office:value="5.89" calcext:value-type="float">
            <text:p>5.89</text:p>
          </table:table-cell>
          <table:table-cell office:value-type="float" office:value="1728" calcext:value-type="float">
            <text:p>1728</text:p>
          </table:table-cell>
          <table:table-cell office:value-type="float" office:value="1460" calcext:value-type="float">
            <text:p>1460</text:p>
          </table:table-cell>
          <table:table-cell office:value-type="float" office:value="4.60485" calcext:value-type="float">
            <text:p>4.60485</text:p>
          </table:table-cell>
        </table:table-row>
        <table:table-row table:style-name="ro1">
          <table:table-cell office:value-type="float" office:value="8.124" calcext:value-type="float">
            <text:p>8.124</text:p>
          </table:table-cell>
          <table:table-cell office:value-type="float" office:value="5.70747755567" calcext:value-type="float">
            <text:p>5.7074775557</text:p>
          </table:table-cell>
          <table:table-cell office:value-type="float" office:value="-2.6888345038" calcext:value-type="float">
            <text:p>-2.6888345038</text:p>
          </table:table-cell>
          <table:table-cell office:value-type="float" office:value="6.09" calcext:value-type="float">
            <text:p>6.09</text:p>
          </table:table-cell>
          <table:table-cell office:value-type="float" office:value="1727" calcext:value-type="float">
            <text:p>1727</text:p>
          </table:table-cell>
          <table:table-cell office:value-type="float" office:value="1459" calcext:value-type="float">
            <text:p>1459</text:p>
          </table:table-cell>
          <table:table-cell office:value-type="float" office:value="4.7754" calcext:value-type="float">
            <text:p>4.7754</text:p>
          </table:table-cell>
        </table:table-row>
        <table:table-row table:style-name="ro1">
          <table:table-cell office:value-type="float" office:value="8.144" calcext:value-type="float">
            <text:p>8.144</text:p>
          </table:table-cell>
          <table:table-cell office:value-type="float" office:value="5.75476911353" calcext:value-type="float">
            <text:p>5.7547691135</text:p>
          </table:table-cell>
          <table:table-cell office:value-type="float" office:value="-2.68371834753" calcext:value-type="float">
            <text:p>-2.6837183475</text:p>
          </table:table-cell>
          <table:table-cell office:value-type="float" office:value="6.13" calcext:value-type="float">
            <text:p>6.13</text:p>
          </table:table-cell>
          <table:table-cell office:value-type="float" office:value="1726" calcext:value-type="float">
            <text:p>1726</text:p>
          </table:table-cell>
          <table:table-cell office:value-type="float" office:value="1460" calcext:value-type="float">
            <text:p>1460</text:p>
          </table:table-cell>
          <table:table-cell office:value-type="float" office:value="4.7754" calcext:value-type="float">
            <text:p>4.7754</text:p>
          </table:table-cell>
        </table:table-row>
        <table:table-row table:style-name="ro1">
          <table:table-cell office:value-type="float" office:value="8.164" calcext:value-type="float">
            <text:p>8.164</text:p>
          </table:table-cell>
          <table:table-cell office:value-type="float" office:value="5.80373410035" calcext:value-type="float">
            <text:p>5.8037341004</text:p>
          </table:table-cell>
          <table:table-cell office:value-type="float" office:value="-2.67827280376" calcext:value-type="float">
            <text:p>-2.6782728038</text:p>
          </table:table-cell>
          <table:table-cell office:value-type="float" office:value="6.3" calcext:value-type="float">
            <text:p>6.3</text:p>
          </table:table-cell>
          <table:table-cell office:value-type="float" office:value="1726" calcext:value-type="float">
            <text:p>1726</text:p>
          </table:table-cell>
          <table:table-cell office:value-type="float" office:value="1460" calcext:value-type="float">
            <text:p>1460</text:p>
          </table:table-cell>
          <table:table-cell office:value-type="float" office:value="4.94595" calcext:value-type="float">
            <text:p>4.94595</text:p>
          </table:table-cell>
        </table:table-row>
        <table:table-row table:style-name="ro1">
          <table:table-cell office:value-type="float" office:value="8.184" calcext:value-type="float">
            <text:p>8.184</text:p>
          </table:table-cell>
          <table:table-cell office:value-type="float" office:value="5.85269154843" calcext:value-type="float">
            <text:p>5.8526915484</text:p>
          </table:table-cell>
          <table:table-cell office:value-type="float" office:value="-2.67275890972" calcext:value-type="float">
            <text:p>-2.6727589097</text:p>
          </table:table-cell>
          <table:table-cell office:value-type="float" office:value="6.38" calcext:value-type="float">
            <text:p>6.38</text:p>
          </table:table-cell>
          <table:table-cell office:value-type="float" office:value="1727" calcext:value-type="float">
            <text:p>1727</text:p>
          </table:table-cell>
          <table:table-cell office:value-type="float" office:value="1460" calcext:value-type="float">
            <text:p>1460</text:p>
          </table:table-cell>
          <table:table-cell office:value-type="float" office:value="4.94595" calcext:value-type="float">
            <text:p>4.94595</text:p>
          </table:table-cell>
        </table:table-row>
        <table:table-row table:style-name="ro1">
          <table:table-cell office:value-type="float" office:value="8.204" calcext:value-type="float">
            <text:p>8.204</text:p>
          </table:table-cell>
          <table:table-cell office:value-type="float" office:value="5.90161087861" calcext:value-type="float">
            <text:p>5.9016108786</text:p>
          </table:table-cell>
          <table:table-cell office:value-type="float" office:value="-2.66691196446" calcext:value-type="float">
            <text:p>-2.6669119645</text:p>
          </table:table-cell>
          <table:table-cell office:value-type="float" office:value="6.77" calcext:value-type="float">
            <text:p>6.77</text:p>
          </table:table-cell>
          <table:table-cell office:value-type="float" office:value="1726" calcext:value-type="float">
            <text:p>1726</text:p>
          </table:table-cell>
          <table:table-cell office:value-type="float" office:value="1460" calcext:value-type="float">
            <text:p>1460</text:p>
          </table:table-cell>
          <table:table-cell office:value-type="float" office:value="4.94595" calcext:value-type="float">
            <text:p>4.94595</text:p>
          </table:table-cell>
        </table:table-row>
        <table:table-row table:style-name="ro1">
          <table:table-cell office:value-type="float" office:value="8.224" calcext:value-type="float">
            <text:p>8.224</text:p>
          </table:table-cell>
          <table:table-cell office:value-type="float" office:value="5.95221202715" calcext:value-type="float">
            <text:p>5.9522120272</text:p>
          </table:table-cell>
          <table:table-cell office:value-type="float" office:value="-2.660817815" calcext:value-type="float">
            <text:p>-2.660817815</text:p>
          </table:table-cell>
          <table:table-cell office:value-type="float" office:value="6.82" calcext:value-type="float">
            <text:p>6.82</text:p>
          </table:table-cell>
          <table:table-cell office:value-type="float" office:value="1727" calcext:value-type="float">
            <text:p>1727</text:p>
          </table:table-cell>
          <table:table-cell office:value-type="float" office:value="1460" calcext:value-type="float">
            <text:p>1460</text:p>
          </table:table-cell>
          <table:table-cell office:value-type="float" office:value="5.1165" calcext:value-type="float">
            <text:p>5.1165</text:p>
          </table:table-cell>
        </table:table-row>
        <table:table-row table:style-name="ro1">
          <table:table-cell office:value-type="float" office:value="8.244" calcext:value-type="float">
            <text:p>8.244</text:p>
          </table:table-cell>
          <table:table-cell office:value-type="float" office:value="6.002858802" calcext:value-type="float">
            <text:p>6.002858802</text:p>
          </table:table-cell>
          <table:table-cell office:value-type="float" office:value="-2.65512118907" calcext:value-type="float">
            <text:p>-2.6551211891</text:p>
          </table:table-cell>
          <table:table-cell office:value-type="float" office:value="6.37" calcext:value-type="float">
            <text:p>6.37</text:p>
          </table:table-cell>
          <table:table-cell office:value-type="float" office:value="1727" calcext:value-type="float">
            <text:p>1727</text:p>
          </table:table-cell>
          <table:table-cell office:value-type="float" office:value="1460" calcext:value-type="float">
            <text:p>1460</text:p>
          </table:table-cell>
          <table:table-cell office:value-type="float" office:value="5.1165" calcext:value-type="float">
            <text:p>5.1165</text:p>
          </table:table-cell>
        </table:table-row>
        <table:table-row table:style-name="ro1">
          <table:table-cell office:value-type="float" office:value="8.264" calcext:value-type="float">
            <text:p>8.264</text:p>
          </table:table-cell>
          <table:table-cell office:value-type="float" office:value="6.0535133612" calcext:value-type="float">
            <text:p>6.0535133612</text:p>
          </table:table-cell>
          <table:table-cell office:value-type="float" office:value="-2.64949527148" calcext:value-type="float">
            <text:p>-2.6494952715</text:p>
          </table:table-cell>
          <table:table-cell office:value-type="float" office:value="6.29" calcext:value-type="float">
            <text:p>6.29</text:p>
          </table:table-cell>
          <table:table-cell office:value-type="float" office:value="1727" calcext:value-type="float">
            <text:p>1727</text:p>
          </table:table-cell>
          <table:table-cell office:value-type="float" office:value="1460" calcext:value-type="float">
            <text:p>1460</text:p>
          </table:table-cell>
          <table:table-cell office:value-type="float" office:value="5.1165" calcext:value-type="float">
            <text:p>5.1165</text:p>
          </table:table-cell>
        </table:table-row>
        <table:table-row table:style-name="ro1">
          <table:table-cell office:value-type="float" office:value="8.284" calcext:value-type="float">
            <text:p>8.284</text:p>
          </table:table-cell>
          <table:table-cell office:value-type="float" office:value="6.10583935684" calcext:value-type="float">
            <text:p>6.1058393568</text:p>
          </table:table-cell>
          <table:table-cell office:value-type="float" office:value="-2.64352509033" calcext:value-type="float">
            <text:p>-2.6435250903</text:p>
          </table:table-cell>
          <table:table-cell office:value-type="float" office:value="6.46" calcext:value-type="float">
            <text:p>6.46</text:p>
          </table:table-cell>
          <table:table-cell office:value-type="float" office:value="1726" calcext:value-type="float">
            <text:p>1726</text:p>
          </table:table-cell>
          <table:table-cell office:value-type="float" office:value="1460" calcext:value-type="float">
            <text:p>1460</text:p>
          </table:table-cell>
          <table:table-cell office:value-type="float" office:value="5.28705" calcext:value-type="float">
            <text:p>5.28705</text:p>
          </table:table-cell>
        </table:table-row>
        <table:table-row table:style-name="ro1">
          <table:table-cell office:value-type="float" office:value="8.304" calcext:value-type="float">
            <text:p>8.304</text:p>
          </table:table-cell>
          <table:table-cell office:value-type="float" office:value="6.15986561277" calcext:value-type="float">
            <text:p>6.1598656128</text:p>
          </table:table-cell>
          <table:table-cell office:value-type="float" office:value="-2.63709200707" calcext:value-type="float">
            <text:p>-2.6370920071</text:p>
          </table:table-cell>
          <table:table-cell office:value-type="float" office:value="6.75" calcext:value-type="float">
            <text:p>6.75</text:p>
          </table:table-cell>
          <table:table-cell office:value-type="float" office:value="1726" calcext:value-type="float">
            <text:p>1726</text:p>
          </table:table-cell>
          <table:table-cell office:value-type="float" office:value="1458" calcext:value-type="float">
            <text:p>1458</text:p>
          </table:table-cell>
          <table:table-cell office:value-type="float" office:value="5.4576" calcext:value-type="float">
            <text:p>5.4576</text:p>
          </table:table-cell>
        </table:table-row>
        <table:table-row table:style-name="ro1">
          <table:table-cell office:value-type="float" office:value="8.324" calcext:value-type="float">
            <text:p>8.324</text:p>
          </table:table-cell>
          <table:table-cell office:value-type="float" office:value="6.21378915254" calcext:value-type="float">
            <text:p>6.2137891525</text:p>
          </table:table-cell>
          <table:table-cell office:value-type="float" office:value="-2.62983948349" calcext:value-type="float">
            <text:p>-2.6298394835</text:p>
          </table:table-cell>
          <table:table-cell office:value-type="float" office:value="7.62" calcext:value-type="float">
            <text:p>7.62</text:p>
          </table:table-cell>
          <table:table-cell office:value-type="float" office:value="1726" calcext:value-type="float">
            <text:p>1726</text:p>
          </table:table-cell>
          <table:table-cell office:value-type="float" office:value="1458" calcext:value-type="float">
            <text:p>1458</text:p>
          </table:table-cell>
          <table:table-cell office:value-type="float" office:value="5.4576" calcext:value-type="float">
            <text:p>5.4576</text:p>
          </table:table-cell>
        </table:table-row>
        <table:table-row table:style-name="ro1">
          <table:table-cell office:value-type="float" office:value="8.344" calcext:value-type="float">
            <text:p>8.344</text:p>
          </table:table-cell>
          <table:table-cell office:value-type="float" office:value="6.26782605514" calcext:value-type="float">
            <text:p>6.2678260551</text:p>
          </table:table-cell>
          <table:table-cell office:value-type="float" office:value="-2.62264377121" calcext:value-type="float">
            <text:p>-2.6226437712</text:p>
          </table:table-cell>
          <table:table-cell office:value-type="float" office:value="7.57" calcext:value-type="float">
            <text:p>7.57</text:p>
          </table:table-cell>
          <table:table-cell office:value-type="float" office:value="1727" calcext:value-type="float">
            <text:p>1727</text:p>
          </table:table-cell>
          <table:table-cell office:value-type="float" office:value="1453" calcext:value-type="float">
            <text:p>1453</text:p>
          </table:table-cell>
          <table:table-cell office:value-type="float" office:value="5.4576" calcext:value-type="float">
            <text:p>5.4576</text:p>
          </table:table-cell>
        </table:table-row>
        <table:table-row table:style-name="ro1">
          <table:table-cell office:value-type="float" office:value="8.364" calcext:value-type="float">
            <text:p>8.364</text:p>
          </table:table-cell>
          <table:table-cell office:value-type="float" office:value="6.32176573399" calcext:value-type="float">
            <text:p>6.321765734</text:p>
          </table:table-cell>
          <table:table-cell office:value-type="float" office:value="-2.61551359107" calcext:value-type="float">
            <text:p>-2.6155135911</text:p>
          </table:table-cell>
          <table:table-cell office:value-type="float" office:value="7.49" calcext:value-type="float">
            <text:p>7.49</text:p>
          </table:table-cell>
          <table:table-cell office:value-type="float" office:value="1726" calcext:value-type="float">
            <text:p>1726</text:p>
          </table:table-cell>
          <table:table-cell office:value-type="float" office:value="1458" calcext:value-type="float">
            <text:p>1458</text:p>
          </table:table-cell>
          <table:table-cell office:value-type="float" office:value="5.4576" calcext:value-type="float">
            <text:p>5.4576</text:p>
          </table:table-cell>
        </table:table-row>
        <table:table-row table:style-name="ro1">
          <table:table-cell office:value-type="float" office:value="8.384" calcext:value-type="float">
            <text:p>8.384</text:p>
          </table:table-cell>
          <table:table-cell office:value-type="float" office:value="6.37744179803" calcext:value-type="float">
            <text:p>6.377441798</text:p>
          </table:table-cell>
          <table:table-cell office:value-type="float" office:value="-2.60855748561" calcext:value-type="float">
            <text:p>-2.6085574856</text:p>
          </table:table-cell>
          <table:table-cell office:value-type="float" office:value="7.08" calcext:value-type="float">
            <text:p>7.08</text:p>
          </table:table-cell>
          <table:table-cell office:value-type="float" office:value="1726" calcext:value-type="float">
            <text:p>1726</text:p>
          </table:table-cell>
          <table:table-cell office:value-type="float" office:value="1458" calcext:value-type="float">
            <text:p>1458</text:p>
          </table:table-cell>
          <table:table-cell office:value-type="float" office:value="5.62815" calcext:value-type="float">
            <text:p>5.62815</text:p>
          </table:table-cell>
        </table:table-row>
        <table:table-row table:style-name="ro1">
          <table:table-cell office:value-type="float" office:value="8.404" calcext:value-type="float">
            <text:p>8.404</text:p>
          </table:table-cell>
          <table:table-cell office:value-type="float" office:value="6.43141766097" calcext:value-type="float">
            <text:p>6.431417661</text:p>
          </table:table-cell>
          <table:table-cell office:value-type="float" office:value="-2.60170977552" calcext:value-type="float">
            <text:p>-2.6017097755</text:p>
          </table:table-cell>
          <table:table-cell office:value-type="float" office:value="7.19" calcext:value-type="float">
            <text:p>7.19</text:p>
          </table:table-cell>
          <table:table-cell office:value-type="float" office:value="1726" calcext:value-type="float">
            <text:p>1726</text:p>
          </table:table-cell>
          <table:table-cell office:value-type="float" office:value="1458" calcext:value-type="float">
            <text:p>1458</text:p>
          </table:table-cell>
          <table:table-cell office:value-type="float" office:value="5.4576" calcext:value-type="float">
            <text:p>5.4576</text:p>
          </table:table-cell>
        </table:table-row>
        <table:table-row table:style-name="ro1">
          <table:table-cell office:value-type="float" office:value="8.424" calcext:value-type="float">
            <text:p>8.424</text:p>
          </table:table-cell>
          <table:table-cell office:value-type="float" office:value="6.48878269521" calcext:value-type="float">
            <text:p>6.4887826952</text:p>
          </table:table-cell>
          <table:table-cell office:value-type="float" office:value="-2.59437394805" calcext:value-type="float">
            <text:p>-2.5943739481</text:p>
          </table:table-cell>
          <table:table-cell office:value-type="float" office:value="7.25" calcext:value-type="float">
            <text:p>7.25</text:p>
          </table:table-cell>
          <table:table-cell office:value-type="float" office:value="1727" calcext:value-type="float">
            <text:p>1727</text:p>
          </table:table-cell>
          <table:table-cell office:value-type="float" office:value="1457" calcext:value-type="float">
            <text:p>1457</text:p>
          </table:table-cell>
          <table:table-cell office:value-type="float" office:value="6.10389473684" calcext:value-type="float">
            <text:p>6.1038947368</text:p>
          </table:table-cell>
        </table:table-row>
        <table:table-row table:style-name="ro1">
          <table:table-cell office:value-type="float" office:value="8.443" calcext:value-type="float">
            <text:p>8.443</text:p>
          </table:table-cell>
          <table:table-cell office:value-type="float" office:value="6.54450425062" calcext:value-type="float">
            <text:p>6.5445042506</text:p>
          </table:table-cell>
          <table:table-cell office:value-type="float" office:value="-2.58779690531" calcext:value-type="float">
            <text:p>-2.5877969053</text:p>
          </table:table-cell>
          <table:table-cell office:value-type="float" office:value="6.69" calcext:value-type="float">
            <text:p>6.69</text:p>
          </table:table-cell>
          <table:table-cell office:value-type="float" office:value="1726" calcext:value-type="float">
            <text:p>1726</text:p>
          </table:table-cell>
          <table:table-cell office:value-type="float" office:value="1458" calcext:value-type="float">
            <text:p>1458</text:p>
          </table:table-cell>
          <table:table-cell office:value-type="float" office:value="5.62815" calcext:value-type="float">
            <text:p>5.62815</text:p>
          </table:table-cell>
        </table:table-row>
        <table:table-row table:style-name="ro1">
          <table:table-cell office:value-type="float" office:value="8.463" calcext:value-type="float">
            <text:p>8.463</text:p>
          </table:table-cell>
          <table:table-cell office:value-type="float" office:value="6.6002145238" calcext:value-type="float">
            <text:p>6.6002145238</text:p>
          </table:table-cell>
          <table:table-cell office:value-type="float" office:value="-2.58094035137" calcext:value-type="float">
            <text:p>-2.5809403514</text:p>
          </table:table-cell>
          <table:table-cell office:value-type="float" office:value="6.98" calcext:value-type="float">
            <text:p>6.98</text:p>
          </table:table-cell>
          <table:table-cell office:value-type="float" office:value="1728" calcext:value-type="float">
            <text:p>1728</text:p>
          </table:table-cell>
          <table:table-cell office:value-type="float" office:value="1457" calcext:value-type="float">
            <text:p>1457</text:p>
          </table:table-cell>
          <table:table-cell office:value-type="float" office:value="5.62815" calcext:value-type="float">
            <text:p>5.62815</text:p>
          </table:table-cell>
        </table:table-row>
        <table:table-row table:style-name="ro1">
          <table:table-cell office:value-type="float" office:value="8.483" calcext:value-type="float">
            <text:p>8.483</text:p>
          </table:table-cell>
          <table:table-cell office:value-type="float" office:value="6.65921157114" calcext:value-type="float">
            <text:p>6.6592115711</text:p>
          </table:table-cell>
          <table:table-cell office:value-type="float" office:value="-2.57313770395" calcext:value-type="float">
            <text:p>-2.573137704</text:p>
          </table:table-cell>
          <table:table-cell office:value-type="float" office:value="7.49" calcext:value-type="float">
            <text:p>7.49</text:p>
          </table:table-cell>
          <table:table-cell office:value-type="float" office:value="1726" calcext:value-type="float">
            <text:p>1726</text:p>
          </table:table-cell>
          <table:table-cell office:value-type="float" office:value="1458" calcext:value-type="float">
            <text:p>1458</text:p>
          </table:table-cell>
          <table:table-cell office:value-type="float" office:value="5.96925" calcext:value-type="float">
            <text:p>5.96925</text:p>
          </table:table-cell>
        </table:table-row>
        <table:table-row table:style-name="ro1">
          <table:table-cell office:value-type="float" office:value="8.503" calcext:value-type="float">
            <text:p>8.503</text:p>
          </table:table-cell>
          <table:table-cell office:value-type="float" office:value="6.71648553158" calcext:value-type="float">
            <text:p>6.7164855316</text:p>
          </table:table-cell>
          <table:table-cell office:value-type="float" office:value="-2.56527936152" calcext:value-type="float">
            <text:p>-2.5652793615</text:p>
          </table:table-cell>
          <table:table-cell office:value-type="float" office:value="7.77" calcext:value-type="float">
            <text:p>7.77</text:p>
          </table:table-cell>
          <table:table-cell office:value-type="float" office:value="1728" calcext:value-type="float">
            <text:p>1728</text:p>
          </table:table-cell>
          <table:table-cell office:value-type="float" office:value="1458" calcext:value-type="float">
            <text:p>1458</text:p>
          </table:table-cell>
          <table:table-cell office:value-type="float" office:value="5.7987" calcext:value-type="float">
            <text:p>5.7987</text:p>
          </table:table-cell>
        </table:table-row>
        <table:table-row table:style-name="ro1">
          <table:table-cell office:value-type="float" office:value="8.523" calcext:value-type="float">
            <text:p>8.523</text:p>
          </table:table-cell>
          <table:table-cell office:value-type="float" office:value="6.77546903432" calcext:value-type="float">
            <text:p>6.7754690343</text:p>
          </table:table-cell>
          <table:table-cell office:value-type="float" office:value="-2.55737377825" calcext:value-type="float">
            <text:p>-2.5573737783</text:p>
          </table:table-cell>
          <table:table-cell office:value-type="float" office:value="7.59" calcext:value-type="float">
            <text:p>7.59</text:p>
          </table:table-cell>
          <table:table-cell office:value-type="float" office:value="1728" calcext:value-type="float">
            <text:p>1728</text:p>
          </table:table-cell>
          <table:table-cell office:value-type="float" office:value="1458" calcext:value-type="float">
            <text:p>1458</text:p>
          </table:table-cell>
          <table:table-cell office:value-type="float" office:value="5.96925" calcext:value-type="float">
            <text:p>5.96925</text:p>
          </table:table-cell>
        </table:table-row>
        <table:table-row table:style-name="ro1">
          <table:table-cell office:value-type="float" office:value="8.543" calcext:value-type="float">
            <text:p>8.543</text:p>
          </table:table-cell>
          <table:table-cell office:value-type="float" office:value="6.83445119008" calcext:value-type="float">
            <text:p>6.8344511901</text:p>
          </table:table-cell>
          <table:table-cell office:value-type="float" office:value="-2.5492854902" calcext:value-type="float">
            <text:p>-2.5492854902</text:p>
          </table:table-cell>
          <table:table-cell office:value-type="float" office:value="7.77" calcext:value-type="float">
            <text:p>7.77</text:p>
          </table:table-cell>
          <table:table-cell office:value-type="float" office:value="1729" calcext:value-type="float">
            <text:p>1729</text:p>
          </table:table-cell>
          <table:table-cell office:value-type="float" office:value="1457" calcext:value-type="float">
            <text:p>1457</text:p>
          </table:table-cell>
          <table:table-cell office:value-type="float" office:value="5.96925" calcext:value-type="float">
            <text:p>5.96925</text:p>
          </table:table-cell>
        </table:table-row>
        <table:table-row table:style-name="ro1">
          <table:table-cell office:value-type="float" office:value="8.563" calcext:value-type="float">
            <text:p>8.563</text:p>
          </table:table-cell>
          <table:table-cell office:value-type="float" office:value="6.89507722137" calcext:value-type="float">
            <text:p>6.8950772214</text:p>
          </table:table-cell>
          <table:table-cell office:value-type="float" office:value="-2.54083517789" calcext:value-type="float">
            <text:p>-2.5408351779</text:p>
          </table:table-cell>
          <table:table-cell office:value-type="float" office:value="7.89" calcext:value-type="float">
            <text:p>7.89</text:p>
          </table:table-cell>
          <table:table-cell office:value-type="float" office:value="1728" calcext:value-type="float">
            <text:p>1728</text:p>
          </table:table-cell>
          <table:table-cell office:value-type="float" office:value="1458" calcext:value-type="float">
            <text:p>1458</text:p>
          </table:table-cell>
          <table:table-cell office:value-type="float" office:value="6.1398" calcext:value-type="float">
            <text:p>6.1398</text:p>
          </table:table-cell>
        </table:table-row>
        <table:table-row table:style-name="ro1">
          <table:table-cell office:value-type="float" office:value="8.583" calcext:value-type="float">
            <text:p>8.583</text:p>
          </table:table-cell>
          <table:table-cell office:value-type="float" office:value="6.95220991029" calcext:value-type="float">
            <text:p>6.9522099103</text:p>
          </table:table-cell>
          <table:table-cell office:value-type="float" office:value="-2.53199861199" calcext:value-type="float">
            <text:p>-2.531998612</text:p>
          </table:table-cell>
          <table:table-cell office:value-type="float" office:value="8.75" calcext:value-type="float">
            <text:p>8.75</text:p>
          </table:table-cell>
          <table:table-cell office:value-type="float" office:value="1729" calcext:value-type="float">
            <text:p>1729</text:p>
          </table:table-cell>
          <table:table-cell office:value-type="float" office:value="1458" calcext:value-type="float">
            <text:p>1458</text:p>
          </table:table-cell>
          <table:table-cell office:value-type="float" office:value="5.7987" calcext:value-type="float">
            <text:p>5.7987</text:p>
          </table:table-cell>
        </table:table-row>
        <table:table-row table:style-name="ro1">
          <table:table-cell office:value-type="float" office:value="8.603" calcext:value-type="float">
            <text:p>8.603</text:p>
          </table:table-cell>
          <table:table-cell office:value-type="float" office:value="7.01274359486" calcext:value-type="float">
            <text:p>7.0127435949</text:p>
          </table:table-cell>
          <table:table-cell office:value-type="float" office:value="-2.52290348126" calcext:value-type="float">
            <text:p>-2.5229034813</text:p>
          </table:table-cell>
          <table:table-cell office:value-type="float" office:value="8.5" calcext:value-type="float">
            <text:p>8.5</text:p>
          </table:table-cell>
          <table:table-cell office:value-type="float" office:value="1731" calcext:value-type="float">
            <text:p>1731</text:p>
          </table:table-cell>
          <table:table-cell office:value-type="float" office:value="1458" calcext:value-type="float">
            <text:p>1458</text:p>
          </table:table-cell>
          <table:table-cell office:value-type="float" office:value="6.1398" calcext:value-type="float">
            <text:p>6.1398</text:p>
          </table:table-cell>
        </table:table-row>
        <table:table-row table:style-name="ro1">
          <table:table-cell office:value-type="float" office:value="8.623" calcext:value-type="float">
            <text:p>8.623</text:p>
          </table:table-cell>
          <table:table-cell office:value-type="float" office:value="7.07331290506" calcext:value-type="float">
            <text:p>7.0733129051</text:p>
          </table:table-cell>
          <table:table-cell office:value-type="float" office:value="-2.51405136166" calcext:value-type="float">
            <text:p>-2.5140513617</text:p>
          </table:table-cell>
          <table:table-cell office:value-type="float" office:value="8.27" calcext:value-type="float">
            <text:p>8.27</text:p>
          </table:table-cell>
          <table:table-cell office:value-type="float" office:value="1751" calcext:value-type="float">
            <text:p>1751</text:p>
          </table:table-cell>
          <table:table-cell office:value-type="float" office:value="1458" calcext:value-type="float">
            <text:p>1458</text:p>
          </table:table-cell>
          <table:table-cell office:value-type="float" office:value="6.1398" calcext:value-type="float">
            <text:p>6.1398</text:p>
          </table:table-cell>
        </table:table-row>
        <table:table-row table:style-name="ro1">
          <table:table-cell office:value-type="float" office:value="8.643" calcext:value-type="float">
            <text:p>8.643</text:p>
          </table:table-cell>
          <table:table-cell office:value-type="float" office:value="7.13384187088" calcext:value-type="float">
            <text:p>7.1338418709</text:p>
          </table:table-cell>
          <table:table-cell office:value-type="float" office:value="-2.50492454455" calcext:value-type="float">
            <text:p>-2.5049245446</text:p>
          </table:table-cell>
          <table:table-cell office:value-type="float" office:value="8.53" calcext:value-type="float">
            <text:p>8.53</text:p>
          </table:table-cell>
          <table:table-cell office:value-type="float" office:value="1757" calcext:value-type="float">
            <text:p>1757</text:p>
          </table:table-cell>
          <table:table-cell office:value-type="float" office:value="1458" calcext:value-type="float">
            <text:p>1458</text:p>
          </table:table-cell>
          <table:table-cell office:value-type="float" office:value="6.1398" calcext:value-type="float">
            <text:p>6.1398</text:p>
          </table:table-cell>
        </table:table-row>
        <table:table-row table:style-name="ro1">
          <table:table-cell office:value-type="float" office:value="8.663" calcext:value-type="float">
            <text:p>8.663</text:p>
          </table:table-cell>
          <table:table-cell office:value-type="float" office:value="7.19438182129" calcext:value-type="float">
            <text:p>7.1943818213</text:p>
          </table:table-cell>
          <table:table-cell office:value-type="float" office:value="-2.49587166621" calcext:value-type="float">
            <text:p>-2.4958716662</text:p>
          </table:table-cell>
          <table:table-cell office:value-type="float" office:value="8.46" calcext:value-type="float">
            <text:p>8.46</text:p>
          </table:table-cell>
          <table:table-cell office:value-type="float" office:value="1756" calcext:value-type="float">
            <text:p>1756</text:p>
          </table:table-cell>
          <table:table-cell office:value-type="float" office:value="1458" calcext:value-type="float">
            <text:p>1458</text:p>
          </table:table-cell>
          <table:table-cell office:value-type="float" office:value="6.1398" calcext:value-type="float">
            <text:p>6.1398</text:p>
          </table:table-cell>
        </table:table-row>
        <table:table-row table:style-name="ro1">
          <table:table-cell office:value-type="float" office:value="8.683" calcext:value-type="float">
            <text:p>8.683</text:p>
          </table:table-cell>
          <table:table-cell office:value-type="float" office:value="7.25824199595" calcext:value-type="float">
            <text:p>7.258241996</text:p>
          </table:table-cell>
          <table:table-cell office:value-type="float" office:value="-2.4860231405" calcext:value-type="float">
            <text:p>-2.4860231405</text:p>
          </table:table-cell>
          <table:table-cell office:value-type="float" office:value="8.72" calcext:value-type="float">
            <text:p>8.72</text:p>
          </table:table-cell>
          <table:table-cell office:value-type="float" office:value="1759" calcext:value-type="float">
            <text:p>1759</text:p>
          </table:table-cell>
          <table:table-cell office:value-type="float" office:value="1458" calcext:value-type="float">
            <text:p>1458</text:p>
          </table:table-cell>
          <table:table-cell office:value-type="float" office:value="6.4809" calcext:value-type="float">
            <text:p>6.4809</text:p>
          </table:table-cell>
        </table:table-row>
        <table:table-row table:style-name="ro1">
          <table:table-cell office:value-type="float" office:value="8.703" calcext:value-type="float">
            <text:p>8.703</text:p>
          </table:table-cell>
          <table:table-cell office:value-type="float" office:value="7.32039469941" calcext:value-type="float">
            <text:p>7.3203946994</text:p>
          </table:table-cell>
          <table:table-cell office:value-type="float" office:value="-2.47626164079" calcext:value-type="float">
            <text:p>-2.4762616408</text:p>
          </table:table-cell>
          <table:table-cell office:value-type="float" office:value="8.88" calcext:value-type="float">
            <text:p>8.88</text:p>
          </table:table-cell>
          <table:table-cell office:value-type="float" office:value="1761" calcext:value-type="float">
            <text:p>1761</text:p>
          </table:table-cell>
          <table:table-cell office:value-type="float" office:value="1458" calcext:value-type="float">
            <text:p>1458</text:p>
          </table:table-cell>
          <table:table-cell office:value-type="float" office:value="6.31035" calcext:value-type="float">
            <text:p>6.31035</text:p>
          </table:table-cell>
        </table:table-row>
        <table:table-row table:style-name="ro1">
          <table:table-cell office:value-type="float" office:value="8.723" calcext:value-type="float">
            <text:p>8.723</text:p>
          </table:table-cell>
          <table:table-cell office:value-type="float" office:value="7.38248549839" calcext:value-type="float">
            <text:p>7.3824854984</text:p>
          </table:table-cell>
          <table:table-cell office:value-type="float" office:value="-2.46610992175" calcext:value-type="float">
            <text:p>-2.4661099218</text:p>
          </table:table-cell>
          <table:table-cell office:value-type="float" office:value="9.24" calcext:value-type="float">
            <text:p>9.24</text:p>
          </table:table-cell>
          <table:table-cell office:value-type="float" office:value="1766" calcext:value-type="float">
            <text:p>1766</text:p>
          </table:table-cell>
          <table:table-cell office:value-type="float" office:value="1458" calcext:value-type="float">
            <text:p>1458</text:p>
          </table:table-cell>
          <table:table-cell office:value-type="float" office:value="6.31035" calcext:value-type="float">
            <text:p>6.31035</text:p>
          </table:table-cell>
        </table:table-row>
        <table:table-row table:style-name="ro1">
          <table:table-cell office:value-type="float" office:value="8.743" calcext:value-type="float">
            <text:p>8.743</text:p>
          </table:table-cell>
          <table:table-cell office:value-type="float" office:value="7.44620347789" calcext:value-type="float">
            <text:p>7.4462034779</text:p>
          </table:table-cell>
          <table:table-cell office:value-type="float" office:value="-2.45537096444" calcext:value-type="float">
            <text:p>-2.4553709644</text:p>
          </table:table-cell>
          <table:table-cell office:value-type="float" office:value="9.52" calcext:value-type="float">
            <text:p>9.52</text:p>
          </table:table-cell>
          <table:table-cell office:value-type="float" office:value="1787" calcext:value-type="float">
            <text:p>1787</text:p>
          </table:table-cell>
          <table:table-cell office:value-type="float" office:value="1458" calcext:value-type="float">
            <text:p>1458</text:p>
          </table:table-cell>
          <table:table-cell office:value-type="float" office:value="6.4809" calcext:value-type="float">
            <text:p>6.4809</text:p>
          </table:table-cell>
        </table:table-row>
        <table:table-row table:style-name="ro1">
          <table:table-cell office:value-type="float" office:value="8.763" calcext:value-type="float">
            <text:p>8.763</text:p>
          </table:table-cell>
          <table:table-cell office:value-type="float" office:value="7.51001214882" calcext:value-type="float">
            <text:p>7.5100121488</text:p>
          </table:table-cell>
          <table:table-cell office:value-type="float" office:value="-2.44503506673" calcext:value-type="float">
            <text:p>-2.4450350667</text:p>
          </table:table-cell>
          <table:table-cell office:value-type="float" office:value="9.16" calcext:value-type="float">
            <text:p>9.16</text:p>
          </table:table-cell>
          <table:table-cell office:value-type="float" office:value="1803" calcext:value-type="float">
            <text:p>1803</text:p>
          </table:table-cell>
          <table:table-cell office:value-type="float" office:value="1457" calcext:value-type="float">
            <text:p>1457</text:p>
          </table:table-cell>
          <table:table-cell office:value-type="float" office:value="6.4809" calcext:value-type="float">
            <text:p>6.4809</text:p>
          </table:table-cell>
        </table:table-row>
        <table:table-row table:style-name="ro1">
          <table:table-cell office:value-type="float" office:value="8.783" calcext:value-type="float">
            <text:p>8.783</text:p>
          </table:table-cell>
          <table:table-cell office:value-type="float" office:value="7.57381869882" calcext:value-type="float">
            <text:p>7.5738186988</text:p>
          </table:table-cell>
          <table:table-cell office:value-type="float" office:value="-2.43484126139" calcext:value-type="float">
            <text:p>-2.4348412614</text:p>
          </table:table-cell>
          <table:table-cell office:value-type="float" office:value="9.03" calcext:value-type="float">
            <text:p>9.03</text:p>
          </table:table-cell>
          <table:table-cell office:value-type="float" office:value="1807" calcext:value-type="float">
            <text:p>1807</text:p>
          </table:table-cell>
          <table:table-cell office:value-type="float" office:value="1458" calcext:value-type="float">
            <text:p>1458</text:p>
          </table:table-cell>
          <table:table-cell office:value-type="float" office:value="6.4809" calcext:value-type="float">
            <text:p>6.4809</text:p>
          </table:table-cell>
        </table:table-row>
        <table:table-row table:style-name="ro1">
          <table:table-cell office:value-type="float" office:value="8.803" calcext:value-type="float">
            <text:p>8.803</text:p>
          </table:table-cell>
          <table:table-cell office:value-type="float" office:value="7.63930279579" calcext:value-type="float">
            <text:p>7.6393027958</text:p>
          </table:table-cell>
          <table:table-cell office:value-type="float" office:value="-2.42436628732" calcext:value-type="float">
            <text:p>-2.4243662873</text:p>
          </table:table-cell>
          <table:table-cell office:value-type="float" office:value="9.04" calcext:value-type="float">
            <text:p>9.04</text:p>
          </table:table-cell>
          <table:table-cell office:value-type="float" office:value="1811" calcext:value-type="float">
            <text:p>1811</text:p>
          </table:table-cell>
          <table:table-cell office:value-type="float" office:value="1458" calcext:value-type="float">
            <text:p>1458</text:p>
          </table:table-cell>
          <table:table-cell office:value-type="float" office:value="6.65145" calcext:value-type="float">
            <text:p>6.65145</text:p>
          </table:table-cell>
        </table:table-row>
        <table:table-row table:style-name="ro1">
          <table:table-cell office:value-type="float" office:value="8.823" calcext:value-type="float">
            <text:p>8.823</text:p>
          </table:table-cell>
          <table:table-cell office:value-type="float" office:value="7.70475586832" calcext:value-type="float">
            <text:p>7.7047558683</text:p>
          </table:table-cell>
          <table:table-cell office:value-type="float" office:value="-2.41369711909" calcext:value-type="float">
            <text:p>-2.4136971191</text:p>
          </table:table-cell>
          <table:table-cell office:value-type="float" office:value="9.21" calcext:value-type="float">
            <text:p>9.21</text:p>
          </table:table-cell>
          <table:table-cell office:value-type="float" office:value="1817" calcext:value-type="float">
            <text:p>1817</text:p>
          </table:table-cell>
          <table:table-cell office:value-type="float" office:value="1458" calcext:value-type="float">
            <text:p>1458</text:p>
          </table:table-cell>
          <table:table-cell office:value-type="float" office:value="6.65145" calcext:value-type="float">
            <text:p>6.65145</text:p>
          </table:table-cell>
        </table:table-row>
        <table:table-row table:style-name="ro1">
          <table:table-cell office:value-type="float" office:value="8.843" calcext:value-type="float">
            <text:p>8.843</text:p>
          </table:table-cell>
          <table:table-cell office:value-type="float" office:value="7.77014707232" calcext:value-type="float">
            <text:p>7.7701470723</text:p>
          </table:table-cell>
          <table:table-cell office:value-type="float" office:value="-2.40265125537" calcext:value-type="float">
            <text:p>-2.4026512554</text:p>
          </table:table-cell>
          <table:table-cell office:value-type="float" office:value="9.54" calcext:value-type="float">
            <text:p>9.54</text:p>
          </table:table-cell>
          <table:table-cell office:value-type="float" office:value="1829" calcext:value-type="float">
            <text:p>1829</text:p>
          </table:table-cell>
          <table:table-cell office:value-type="float" office:value="1458" calcext:value-type="float">
            <text:p>1458</text:p>
          </table:table-cell>
          <table:table-cell office:value-type="float" office:value="6.65145" calcext:value-type="float">
            <text:p>6.65145</text:p>
          </table:table-cell>
        </table:table-row>
        <table:table-row table:style-name="ro1">
          <table:table-cell office:value-type="float" office:value="8.863" calcext:value-type="float">
            <text:p>8.863</text:p>
          </table:table-cell>
          <table:table-cell office:value-type="float" office:value="7.83718167483" calcext:value-type="float">
            <text:p>7.8371816748</text:p>
          </table:table-cell>
          <table:table-cell office:value-type="float" office:value="-2.39112175955" calcext:value-type="float">
            <text:p>-2.3911217596</text:p>
          </table:table-cell>
          <table:table-cell office:value-type="float" office:value="9.71" calcext:value-type="float">
            <text:p>9.71</text:p>
          </table:table-cell>
          <table:table-cell office:value-type="float" office:value="1854" calcext:value-type="float">
            <text:p>1854</text:p>
          </table:table-cell>
          <table:table-cell office:value-type="float" office:value="1458" calcext:value-type="float">
            <text:p>1458</text:p>
          </table:table-cell>
          <table:table-cell office:value-type="float" office:value="6.822" calcext:value-type="float">
            <text:p>6.822</text:p>
          </table:table-cell>
        </table:table-row>
        <table:table-row table:style-name="ro1">
          <table:table-cell office:value-type="float" office:value="8.883" calcext:value-type="float">
            <text:p>8.883</text:p>
          </table:table-cell>
          <table:table-cell office:value-type="float" office:value="7.90420829678" calcext:value-type="float">
            <text:p>7.9042082968</text:p>
          </table:table-cell>
          <table:table-cell office:value-type="float" office:value="-2.37954548208" calcext:value-type="float">
            <text:p>-2.3795454821</text:p>
          </table:table-cell>
          <table:table-cell office:value-type="float" office:value="9.75" calcext:value-type="float">
            <text:p>9.75</text:p>
          </table:table-cell>
          <table:table-cell office:value-type="float" office:value="1883" calcext:value-type="float">
            <text:p>1883</text:p>
          </table:table-cell>
          <table:table-cell office:value-type="float" office:value="1458" calcext:value-type="float">
            <text:p>1458</text:p>
          </table:table-cell>
          <table:table-cell office:value-type="float" office:value="6.822" calcext:value-type="float">
            <text:p>6.822</text:p>
          </table:table-cell>
        </table:table-row>
        <table:table-row table:style-name="ro1">
          <table:table-cell office:value-type="float" office:value="8.903" calcext:value-type="float">
            <text:p>8.903</text:p>
          </table:table-cell>
          <table:table-cell office:value-type="float" office:value="7.97285687071" calcext:value-type="float">
            <text:p>7.9728568707</text:p>
          </table:table-cell>
          <table:table-cell office:value-type="float" office:value="-2.36736670077" calcext:value-type="float">
            <text:p>-2.3673667008</text:p>
          </table:table-cell>
          <table:table-cell office:value-type="float" office:value="10.01" calcext:value-type="float">
            <text:p>10.01</text:p>
          </table:table-cell>
          <table:table-cell office:value-type="float" office:value="1891" calcext:value-type="float">
            <text:p>1891</text:p>
          </table:table-cell>
          <table:table-cell office:value-type="float" office:value="1458" calcext:value-type="float">
            <text:p>1458</text:p>
          </table:table-cell>
          <table:table-cell office:value-type="float" office:value="6.99255" calcext:value-type="float">
            <text:p>6.99255</text:p>
          </table:table-cell>
        </table:table-row>
        <table:table-row table:style-name="ro1">
          <table:table-cell office:value-type="float" office:value="8.923" calcext:value-type="float">
            <text:p>8.923</text:p>
          </table:table-cell>
          <table:table-cell office:value-type="float" office:value="8.03977887846" calcext:value-type="float">
            <text:p>8.0397788785</text:p>
          </table:table-cell>
          <table:table-cell office:value-type="float" office:value="-2.35519445976" calcext:value-type="float">
            <text:p>-2.3551944598</text:p>
          </table:table-cell>
          <table:table-cell office:value-type="float" office:value="10.26" calcext:value-type="float">
            <text:p>10.26</text:p>
          </table:table-cell>
          <table:table-cell office:value-type="float" office:value="1901" calcext:value-type="float">
            <text:p>1901</text:p>
          </table:table-cell>
          <table:table-cell office:value-type="float" office:value="1458" calcext:value-type="float">
            <text:p>1458</text:p>
          </table:table-cell>
          <table:table-cell office:value-type="float" office:value="6.822" calcext:value-type="float">
            <text:p>6.822</text:p>
          </table:table-cell>
        </table:table-row>
        <table:table-row table:style-name="ro1">
          <table:table-cell office:value-type="float" office:value="8.943" calcext:value-type="float">
            <text:p>8.943</text:p>
          </table:table-cell>
          <table:table-cell office:value-type="float" office:value="8.10999846828" calcext:value-type="float">
            <text:p>8.1099984683</text:p>
          </table:table-cell>
          <table:table-cell office:value-type="float" office:value="-2.3421407964" calcext:value-type="float">
            <text:p>-2.3421407964</text:p>
          </table:table-cell>
          <table:table-cell office:value-type="float" office:value="10.48" calcext:value-type="float">
            <text:p>10.48</text:p>
          </table:table-cell>
          <table:table-cell office:value-type="float" office:value="1921" calcext:value-type="float">
            <text:p>1921</text:p>
          </table:table-cell>
          <table:table-cell office:value-type="float" office:value="1458" calcext:value-type="float">
            <text:p>1458</text:p>
          </table:table-cell>
          <table:table-cell office:value-type="float" office:value="7.1631" calcext:value-type="float">
            <text:p>7.1631</text:p>
          </table:table-cell>
        </table:table-row>
        <table:table-row table:style-name="ro1">
          <table:table-cell office:value-type="float" office:value="8.963" calcext:value-type="float">
            <text:p>8.963</text:p>
          </table:table-cell>
          <table:table-cell office:value-type="float" office:value="8.17839134922" calcext:value-type="float">
            <text:p>8.1783913492</text:p>
          </table:table-cell>
          <table:table-cell office:value-type="float" office:value="-2.32858714763" calcext:value-type="float">
            <text:p>-2.3285871476</text:p>
          </table:table-cell>
          <table:table-cell office:value-type="float" office:value="11.16" calcext:value-type="float">
            <text:p>11.16</text:p>
          </table:table-cell>
          <table:table-cell office:value-type="float" office:value="1935" calcext:value-type="float">
            <text:p>1935</text:p>
          </table:table-cell>
          <table:table-cell office:value-type="float" office:value="1458" calcext:value-type="float">
            <text:p>1458</text:p>
          </table:table-cell>
          <table:table-cell office:value-type="float" office:value="6.99255" calcext:value-type="float">
            <text:p>6.99255</text:p>
          </table:table-cell>
        </table:table-row>
        <table:table-row table:style-name="ro1">
          <table:table-cell office:value-type="float" office:value="8.983" calcext:value-type="float">
            <text:p>8.983</text:p>
          </table:table-cell>
          <table:table-cell office:value-type="float" office:value="8.2465976205" calcext:value-type="float">
            <text:p>8.2465976205</text:p>
          </table:table-cell>
          <table:table-cell office:value-type="float" office:value="-2.31411595325" calcext:value-type="float">
            <text:p>-2.3141159533</text:p>
          </table:table-cell>
          <table:table-cell office:value-type="float" office:value="11.93" calcext:value-type="float">
            <text:p>11.93</text:p>
          </table:table-cell>
          <table:table-cell office:value-type="float" office:value="1953" calcext:value-type="float">
            <text:p>1953</text:p>
          </table:table-cell>
          <table:table-cell office:value-type="float" office:value="1458" calcext:value-type="float">
            <text:p>1458</text:p>
          </table:table-cell>
          <table:table-cell office:value-type="float" office:value="6.99255" calcext:value-type="float">
            <text:p>6.99255</text:p>
          </table:table-cell>
        </table:table-row>
        <table:table-row table:style-name="ro1">
          <table:table-cell office:value-type="float" office:value="9.003" calcext:value-type="float">
            <text:p>9.003</text:p>
          </table:table-cell>
          <table:table-cell office:value-type="float" office:value="8.31823496915" calcext:value-type="float">
            <text:p>8.3182349692</text:p>
          </table:table-cell>
          <table:table-cell office:value-type="float" office:value="-2.29943516624" calcext:value-type="float">
            <text:p>-2.2994351662</text:p>
          </table:table-cell>
          <table:table-cell office:value-type="float" office:value="11.53" calcext:value-type="float">
            <text:p>11.53</text:p>
          </table:table-cell>
          <table:table-cell office:value-type="float" office:value="1958" calcext:value-type="float">
            <text:p>1958</text:p>
          </table:table-cell>
          <table:table-cell office:value-type="float" office:value="1458" calcext:value-type="float">
            <text:p>1458</text:p>
          </table:table-cell>
          <table:table-cell office:value-type="float" office:value="7.33365" calcext:value-type="float">
            <text:p>7.33365</text:p>
          </table:table-cell>
        </table:table-row>
        <table:table-row table:style-name="ro1">
          <table:table-cell office:value-type="float" office:value="9.023" calcext:value-type="float">
            <text:p>9.023</text:p>
          </table:table-cell>
          <table:table-cell office:value-type="float" office:value="8.38978514975" calcext:value-type="float">
            <text:p>8.3897851498</text:p>
          </table:table-cell>
          <table:table-cell office:value-type="float" office:value="-2.28395003941" calcext:value-type="float">
            <text:p>-2.2839500394</text:p>
          </table:table-cell>
          <table:table-cell office:value-type="float" office:value="12.18" calcext:value-type="float">
            <text:p>12.18</text:p>
          </table:table-cell>
          <table:table-cell office:value-type="float" office:value="1975" calcext:value-type="float">
            <text:p>1975</text:p>
          </table:table-cell>
          <table:table-cell office:value-type="float" office:value="1455" calcext:value-type="float">
            <text:p>1455</text:p>
          </table:table-cell>
          <table:table-cell office:value-type="float" office:value="7.33365" calcext:value-type="float">
            <text:p>7.33365</text:p>
          </table:table-cell>
        </table:table-row>
        <table:table-row table:style-name="ro1">
          <table:table-cell office:value-type="float" office:value="9.043" calcext:value-type="float">
            <text:p>9.043</text:p>
          </table:table-cell>
          <table:table-cell office:value-type="float" office:value="8.46314278551" calcext:value-type="float">
            <text:p>8.4631427855</text:p>
          </table:table-cell>
          <table:table-cell office:value-type="float" office:value="-2.26891931594" calcext:value-type="float">
            <text:p>-2.2689193159</text:p>
          </table:table-cell>
          <table:table-cell office:value-type="float" office:value="11.54" calcext:value-type="float">
            <text:p>11.54</text:p>
          </table:table-cell>
          <table:table-cell office:value-type="float" office:value="1984" calcext:value-type="float">
            <text:p>1984</text:p>
          </table:table-cell>
          <table:table-cell office:value-type="float" office:value="1456" calcext:value-type="float">
            <text:p>1456</text:p>
          </table:table-cell>
          <table:table-cell office:value-type="float" office:value="7.5042" calcext:value-type="float">
            <text:p>7.5042</text:p>
          </table:table-cell>
        </table:table-row>
        <table:table-row table:style-name="ro1">
          <table:table-cell office:value-type="float" office:value="9.063" calcext:value-type="float">
            <text:p>9.063</text:p>
          </table:table-cell>
          <table:table-cell office:value-type="float" office:value="8.53645846817" calcext:value-type="float">
            <text:p>8.5364584682</text:p>
          </table:table-cell>
          <table:table-cell office:value-type="float" office:value="-2.25368386077" calcext:value-type="float">
            <text:p>-2.2536838608</text:p>
          </table:table-cell>
          <table:table-cell office:value-type="float" office:value="11.7" calcext:value-type="float">
            <text:p>11.7</text:p>
          </table:table-cell>
          <table:table-cell office:value-type="float" office:value="1991" calcext:value-type="float">
            <text:p>1991</text:p>
          </table:table-cell>
          <table:table-cell office:value-type="float" office:value="1456" calcext:value-type="float">
            <text:p>1456</text:p>
          </table:table-cell>
          <table:table-cell office:value-type="float" office:value="7.5042" calcext:value-type="float">
            <text:p>7.5042</text:p>
          </table:table-cell>
        </table:table-row>
        <table:table-row table:style-name="ro1">
          <table:table-cell office:value-type="float" office:value="9.083" calcext:value-type="float">
            <text:p>9.083</text:p>
          </table:table-cell>
          <table:table-cell office:value-type="float" office:value="8.611427152" calcext:value-type="float">
            <text:p>8.611427152</text:p>
          </table:table-cell>
          <table:table-cell office:value-type="float" office:value="-2.23803546273" calcext:value-type="float">
            <text:p>-2.2380354627</text:p>
          </table:table-cell>
          <table:table-cell office:value-type="float" office:value="11.75" calcext:value-type="float">
            <text:p>11.75</text:p>
          </table:table-cell>
          <table:table-cell office:value-type="float" office:value="1991" calcext:value-type="float">
            <text:p>1991</text:p>
          </table:table-cell>
          <table:table-cell office:value-type="float" office:value="1456" calcext:value-type="float">
            <text:p>1456</text:p>
          </table:table-cell>
          <table:table-cell office:value-type="float" office:value="7.67475" calcext:value-type="float">
            <text:p>7.67475</text:p>
          </table:table-cell>
        </table:table-row>
        <table:table-row table:style-name="ro1">
          <table:table-cell office:value-type="float" office:value="9.103" calcext:value-type="float">
            <text:p>9.103</text:p>
          </table:table-cell>
          <table:table-cell office:value-type="float" office:value="8.68624043395" calcext:value-type="float">
            <text:p>8.686240434</text:p>
          </table:table-cell>
          <table:table-cell office:value-type="float" office:value="-2.22165532484" calcext:value-type="float">
            <text:p>-2.2216553248</text:p>
          </table:table-cell>
          <table:table-cell office:value-type="float" office:value="12.31" calcext:value-type="float">
            <text:p>12.31</text:p>
          </table:table-cell>
          <table:table-cell office:value-type="float" office:value="1991" calcext:value-type="float">
            <text:p>1991</text:p>
          </table:table-cell>
          <table:table-cell office:value-type="float" office:value="1456" calcext:value-type="float">
            <text:p>1456</text:p>
          </table:table-cell>
          <table:table-cell office:value-type="float" office:value="7.67475" calcext:value-type="float">
            <text:p>7.67475</text:p>
          </table:table-cell>
        </table:table-row>
        <table:table-row table:style-name="ro1">
          <table:table-cell office:value-type="float" office:value="9.123" calcext:value-type="float">
            <text:p>9.123</text:p>
          </table:table-cell>
          <table:table-cell office:value-type="float" office:value="8.76411444652" calcext:value-type="float">
            <text:p>8.7641144465</text:p>
          </table:table-cell>
          <table:table-cell office:value-type="float" office:value="-2.203493434" calcext:value-type="float">
            <text:p>-2.203493434</text:p>
          </table:table-cell>
          <table:table-cell office:value-type="float" office:value="13.08" calcext:value-type="float">
            <text:p>13.08</text:p>
          </table:table-cell>
          <table:table-cell office:value-type="float" office:value="1992" calcext:value-type="float">
            <text:p>1992</text:p>
          </table:table-cell>
          <table:table-cell office:value-type="float" office:value="1457" calcext:value-type="float">
            <text:p>1457</text:p>
          </table:table-cell>
          <table:table-cell office:value-type="float" office:value="8.01585" calcext:value-type="float">
            <text:p>8.01585</text:p>
          </table:table-cell>
        </table:table-row>
        <table:table-row table:style-name="ro1">
          <table:table-cell office:value-type="float" office:value="9.143" calcext:value-type="float">
            <text:p>9.143</text:p>
          </table:table-cell>
          <table:table-cell office:value-type="float" office:value="8.84183803319" calcext:value-type="float">
            <text:p>8.8418380332</text:p>
          </table:table-cell>
          <table:table-cell office:value-type="float" office:value="-2.18457420958" calcext:value-type="float">
            <text:p>-2.1845742096</text:p>
          </table:table-cell>
          <table:table-cell office:value-type="float" office:value="13.64" calcext:value-type="float">
            <text:p>13.64</text:p>
          </table:table-cell>
          <table:table-cell office:value-type="float" office:value="1991" calcext:value-type="float">
            <text:p>1991</text:p>
          </table:table-cell>
          <table:table-cell office:value-type="float" office:value="1456" calcext:value-type="float">
            <text:p>1456</text:p>
          </table:table-cell>
          <table:table-cell office:value-type="float" office:value="8.01585" calcext:value-type="float">
            <text:p>8.01585</text:p>
          </table:table-cell>
        </table:table-row>
        <table:table-row table:style-name="ro1">
          <table:table-cell office:value-type="float" office:value="9.163" calcext:value-type="float">
            <text:p>9.163</text:p>
          </table:table-cell>
          <table:table-cell office:value-type="float" office:value="8.92104740277" calcext:value-type="float">
            <text:p>8.9210474028</text:p>
          </table:table-cell>
          <table:table-cell office:value-type="float" office:value="-2.16480294795" calcext:value-type="float">
            <text:p>-2.164802948</text:p>
          </table:table-cell>
          <table:table-cell office:value-type="float" office:value="13.96" calcext:value-type="float">
            <text:p>13.96</text:p>
          </table:table-cell>
          <table:table-cell office:value-type="float" office:value="1991" calcext:value-type="float">
            <text:p>1991</text:p>
          </table:table-cell>
          <table:table-cell office:value-type="float" office:value="1458" calcext:value-type="float">
            <text:p>1458</text:p>
          </table:table-cell>
          <table:table-cell office:value-type="float" office:value="8.1864" calcext:value-type="float">
            <text:p>8.1864</text:p>
          </table:table-cell>
        </table:table-row>
        <table:table-row table:style-name="ro1">
          <table:table-cell office:value-type="float" office:value="9.183" calcext:value-type="float">
            <text:p>9.183</text:p>
          </table:table-cell>
          <table:table-cell office:value-type="float" office:value="9.00024649955" calcext:value-type="float">
            <text:p>9.0002464996</text:p>
          </table:table-cell>
          <table:table-cell office:value-type="float" office:value="-2.14499023754" calcext:value-type="float">
            <text:p>-2.1449902375</text:p>
          </table:table-cell>
          <table:table-cell office:value-type="float" office:value="13.99" calcext:value-type="float">
            <text:p>13.99</text:p>
          </table:table-cell>
          <table:table-cell office:value-type="float" office:value="1990" calcext:value-type="float">
            <text:p>1990</text:p>
          </table:table-cell>
          <table:table-cell office:value-type="float" office:value="1458" calcext:value-type="float">
            <text:p>1458</text:p>
          </table:table-cell>
          <table:table-cell office:value-type="float" office:value="8.1864" calcext:value-type="float">
            <text:p>8.1864</text:p>
          </table:table-cell>
        </table:table-row>
        <table:table-row table:style-name="ro1">
          <table:table-cell office:value-type="float" office:value="9.203" calcext:value-type="float">
            <text:p>9.203</text:p>
          </table:table-cell>
          <table:table-cell office:value-type="float" office:value="9.08095050461" calcext:value-type="float">
            <text:p>9.0809505046</text:p>
          </table:table-cell>
          <table:table-cell office:value-type="float" office:value="-2.12418522594" calcext:value-type="float">
            <text:p>-2.1241852259</text:p>
          </table:table-cell>
          <table:table-cell office:value-type="float" office:value="14.4" calcext:value-type="float">
            <text:p>14.4</text:p>
          </table:table-cell>
          <table:table-cell office:value-type="float" office:value="1991" calcext:value-type="float">
            <text:p>1991</text:p>
          </table:table-cell>
          <table:table-cell office:value-type="float" office:value="1458" calcext:value-type="float">
            <text:p>1458</text:p>
          </table:table-cell>
          <table:table-cell office:value-type="float" office:value="8.79678947368" calcext:value-type="float">
            <text:p>8.7967894737</text:p>
          </table:table-cell>
        </table:table-row>
        <table:table-row table:style-name="ro1">
          <table:table-cell office:value-type="float" office:value="9.222" calcext:value-type="float">
            <text:p>9.222</text:p>
          </table:table-cell>
          <table:table-cell office:value-type="float" office:value="9.16488925731" calcext:value-type="float">
            <text:p>9.1648892573</text:p>
          </table:table-cell>
          <table:table-cell office:value-type="float" office:value="-2.10229287743" calcext:value-type="float">
            <text:p>-2.1022928774</text:p>
          </table:table-cell>
          <table:table-cell office:value-type="float" office:value="14.56" calcext:value-type="float">
            <text:p>14.56</text:p>
          </table:table-cell>
          <table:table-cell office:value-type="float" office:value="1991" calcext:value-type="float">
            <text:p>1991</text:p>
          </table:table-cell>
          <table:table-cell office:value-type="float" office:value="1458" calcext:value-type="float">
            <text:p>1458</text:p>
          </table:table-cell>
          <table:table-cell office:value-type="float" office:value="8.69805" calcext:value-type="float">
            <text:p>8.69805</text:p>
          </table:table-cell>
        </table:table-row>
        <table:table-row table:style-name="ro1">
          <table:table-cell office:value-type="float" office:value="9.242" calcext:value-type="float">
            <text:p>9.242</text:p>
          </table:table-cell>
          <table:table-cell office:value-type="float" office:value="9.24721625976" calcext:value-type="float">
            <text:p>9.2472162598</text:p>
          </table:table-cell>
          <table:table-cell office:value-type="float" office:value="-2.08084883997" calcext:value-type="float">
            <text:p>-2.08084884</text:p>
          </table:table-cell>
          <table:table-cell office:value-type="float" office:value="14.55" calcext:value-type="float">
            <text:p>14.55</text:p>
          </table:table-cell>
          <table:table-cell office:value-type="float" office:value="1989" calcext:value-type="float">
            <text:p>1989</text:p>
          </table:table-cell>
          <table:table-cell office:value-type="float" office:value="1457" calcext:value-type="float">
            <text:p>1457</text:p>
          </table:table-cell>
          <table:table-cell office:value-type="float" office:value="8.5275" calcext:value-type="float">
            <text:p>8.5275</text:p>
          </table:table-cell>
        </table:table-row>
        <table:table-row table:style-name="ro1">
          <table:table-cell office:value-type="float" office:value="9.262" calcext:value-type="float">
            <text:p>9.262</text:p>
          </table:table-cell>
          <table:table-cell office:value-type="float" office:value="9.33099762845" calcext:value-type="float">
            <text:p>9.3309976285</text:p>
          </table:table-cell>
          <table:table-cell office:value-type="float" office:value="-2.05824267237" calcext:value-type="float">
            <text:p>-2.0582426724</text:p>
          </table:table-cell>
          <table:table-cell office:value-type="float" office:value="15.05" calcext:value-type="float">
            <text:p>15.05</text:p>
          </table:table-cell>
          <table:table-cell office:value-type="float" office:value="1991" calcext:value-type="float">
            <text:p>1991</text:p>
          </table:table-cell>
          <table:table-cell office:value-type="float" office:value="1457" calcext:value-type="float">
            <text:p>1457</text:p>
          </table:table-cell>
          <table:table-cell office:value-type="float" office:value="8.69805" calcext:value-type="float">
            <text:p>8.69805</text:p>
          </table:table-cell>
        </table:table-row>
        <table:table-row table:style-name="ro1">
          <table:table-cell office:value-type="float" office:value="9.282" calcext:value-type="float">
            <text:p>9.282</text:p>
          </table:table-cell>
          <table:table-cell office:value-type="float" office:value="9.41624106786" calcext:value-type="float">
            <text:p>9.4162410679</text:p>
          </table:table-cell>
          <table:table-cell office:value-type="float" office:value="-2.03463785403" calcext:value-type="float">
            <text:p>-2.034637854</text:p>
          </table:table-cell>
          <table:table-cell office:value-type="float" office:value="15.42" calcext:value-type="float">
            <text:p>15.42</text:p>
          </table:table-cell>
          <table:table-cell office:value-type="float" office:value="1991" calcext:value-type="float">
            <text:p>1991</text:p>
          </table:table-cell>
          <table:table-cell office:value-type="float" office:value="1458" calcext:value-type="float">
            <text:p>1458</text:p>
          </table:table-cell>
          <table:table-cell office:value-type="float" office:value="8.8686" calcext:value-type="float">
            <text:p>8.8686</text:p>
          </table:table-cell>
        </table:table-row>
        <table:table-row table:style-name="ro1">
          <table:table-cell office:value-type="float" office:value="9.302" calcext:value-type="float">
            <text:p>9.302</text:p>
          </table:table-cell>
          <table:table-cell office:value-type="float" office:value="9.49964723445" calcext:value-type="float">
            <text:p>9.4996472345</text:p>
          </table:table-cell>
          <table:table-cell office:value-type="float" office:value="-2.01067556142" calcext:value-type="float">
            <text:p>-2.0106755614</text:p>
          </table:table-cell>
          <table:table-cell office:value-type="float" office:value="15.98" calcext:value-type="float">
            <text:p>15.98</text:p>
          </table:table-cell>
          <table:table-cell office:value-type="float" office:value="1990" calcext:value-type="float">
            <text:p>1990</text:p>
          </table:table-cell>
          <table:table-cell office:value-type="float" office:value="1457" calcext:value-type="float">
            <text:p>1457</text:p>
          </table:table-cell>
          <table:table-cell office:value-type="float" office:value="8.69805" calcext:value-type="float">
            <text:p>8.69805</text:p>
          </table:table-cell>
        </table:table-row>
        <table:table-row table:style-name="ro1">
          <table:table-cell office:value-type="float" office:value="9.322" calcext:value-type="float">
            <text:p>9.322</text:p>
          </table:table-cell>
          <table:table-cell office:value-type="float" office:value="9.58626299831" calcext:value-type="float">
            <text:p>9.5862629983</text:p>
          </table:table-cell>
          <table:table-cell office:value-type="float" office:value="-1.98566161085" calcext:value-type="float">
            <text:p>-1.9856616109</text:p>
          </table:table-cell>
          <table:table-cell office:value-type="float" office:value="16.05" calcext:value-type="float">
            <text:p>16.05</text:p>
          </table:table-cell>
          <table:table-cell office:value-type="float" office:value="1990" calcext:value-type="float">
            <text:p>1990</text:p>
          </table:table-cell>
          <table:table-cell office:value-type="float" office:value="1458" calcext:value-type="float">
            <text:p>1458</text:p>
          </table:table-cell>
          <table:table-cell office:value-type="float" office:value="9.03915" calcext:value-type="float">
            <text:p>9.03915</text:p>
          </table:table-cell>
        </table:table-row>
        <table:table-row table:style-name="ro1">
          <table:table-cell office:value-type="float" office:value="9.342" calcext:value-type="float">
            <text:p>9.342</text:p>
          </table:table-cell>
          <table:table-cell office:value-type="float" office:value="9.6712583313" calcext:value-type="float">
            <text:p>9.6712583313</text:p>
          </table:table-cell>
          <table:table-cell office:value-type="float" office:value="-1.96106465553" calcext:value-type="float">
            <text:p>-1.9610646555</text:p>
          </table:table-cell>
          <table:table-cell office:value-type="float" office:value="16.09" calcext:value-type="float">
            <text:p>16.09</text:p>
          </table:table-cell>
          <table:table-cell office:value-type="float" office:value="1991" calcext:value-type="float">
            <text:p>1991</text:p>
          </table:table-cell>
          <table:table-cell office:value-type="float" office:value="1457" calcext:value-type="float">
            <text:p>1457</text:p>
          </table:table-cell>
          <table:table-cell office:value-type="float" office:value="8.8686" calcext:value-type="float">
            <text:p>8.8686</text:p>
          </table:table-cell>
        </table:table-row>
        <table:table-row table:style-name="ro1">
          <table:table-cell office:value-type="float" office:value="9.362" calcext:value-type="float">
            <text:p>9.362</text:p>
          </table:table-cell>
          <table:table-cell office:value-type="float" office:value="9.75788274874" calcext:value-type="float">
            <text:p>9.7578827487</text:p>
          </table:table-cell>
          <table:table-cell office:value-type="float" office:value="-1.93608092019" calcext:value-type="float">
            <text:p>-1.9360809202</text:p>
          </table:table-cell>
          <table:table-cell office:value-type="float" office:value="16.03" calcext:value-type="float">
            <text:p>16.03</text:p>
          </table:table-cell>
          <table:table-cell office:value-type="float" office:value="1991" calcext:value-type="float">
            <text:p>1991</text:p>
          </table:table-cell>
          <table:table-cell office:value-type="float" office:value="1458" calcext:value-type="float">
            <text:p>1458</text:p>
          </table:table-cell>
          <table:table-cell office:value-type="float" office:value="9.03915" calcext:value-type="float">
            <text:p>9.03915</text:p>
          </table:table-cell>
        </table:table-row>
        <table:table-row table:style-name="ro1">
          <table:table-cell office:value-type="float" office:value="9.382" calcext:value-type="float">
            <text:p>9.382</text:p>
          </table:table-cell>
          <table:table-cell office:value-type="float" office:value="9.84627100332" calcext:value-type="float">
            <text:p>9.8462710033</text:p>
          </table:table-cell>
          <table:table-cell office:value-type="float" office:value="-1.91096581048" calcext:value-type="float">
            <text:p>-1.9109658105</text:p>
          </table:table-cell>
          <table:table-cell office:value-type="float" office:value="15.81" calcext:value-type="float">
            <text:p>15.81</text:p>
          </table:table-cell>
          <table:table-cell office:value-type="float" office:value="1991" calcext:value-type="float">
            <text:p>1991</text:p>
          </table:table-cell>
          <table:table-cell office:value-type="float" office:value="1457" calcext:value-type="float">
            <text:p>1457</text:p>
          </table:table-cell>
          <table:table-cell office:value-type="float" office:value="9.2097" calcext:value-type="float">
            <text:p>9.2097</text:p>
          </table:table-cell>
        </table:table-row>
        <table:table-row table:style-name="ro1">
          <table:table-cell office:value-type="float" office:value="9.402" calcext:value-type="float">
            <text:p>9.402</text:p>
          </table:table-cell>
          <table:table-cell office:value-type="float" office:value="9.93478855658" calcext:value-type="float">
            <text:p>9.9347885566</text:p>
          </table:table-cell>
          <table:table-cell office:value-type="float" office:value="-1.88631356199" calcext:value-type="float">
            <text:p>-1.886313562</text:p>
          </table:table-cell>
          <table:table-cell office:value-type="float" office:value="15.51" calcext:value-type="float">
            <text:p>15.51</text:p>
          </table:table-cell>
          <table:table-cell office:value-type="float" office:value="1991" calcext:value-type="float">
            <text:p>1991</text:p>
          </table:table-cell>
          <table:table-cell office:value-type="float" office:value="1457" calcext:value-type="float">
            <text:p>1457</text:p>
          </table:table-cell>
          <table:table-cell office:value-type="float" office:value="9.2097" calcext:value-type="float">
            <text:p>9.2097</text:p>
          </table:table-cell>
        </table:table-row>
        <table:table-row table:style-name="ro1">
          <table:table-cell office:value-type="float" office:value="9.422" calcext:value-type="float">
            <text:p>9.422</text:p>
          </table:table-cell>
          <table:table-cell office:value-type="float" office:value="10.0231789199" calcext:value-type="float">
            <text:p>10.0231789199</text:p>
          </table:table-cell>
          <table:table-cell office:value-type="float" office:value="-1.86131858245" calcext:value-type="float">
            <text:p>-1.8613185825</text:p>
          </table:table-cell>
          <table:table-cell office:value-type="float" office:value="15.73" calcext:value-type="float">
            <text:p>15.73</text:p>
          </table:table-cell>
          <table:table-cell office:value-type="float" office:value="1991" calcext:value-type="float">
            <text:p>1991</text:p>
          </table:table-cell>
          <table:table-cell office:value-type="float" office:value="1458" calcext:value-type="float">
            <text:p>1458</text:p>
          </table:table-cell>
          <table:table-cell office:value-type="float" office:value="9.2097" calcext:value-type="float">
            <text:p>9.2097</text:p>
          </table:table-cell>
        </table:table-row>
        <table:table-row table:style-name="ro1">
          <table:table-cell office:value-type="float" office:value="9.442" calcext:value-type="float">
            <text:p>9.442</text:p>
          </table:table-cell>
          <table:table-cell office:value-type="float" office:value="10.1112644784" calcext:value-type="float">
            <text:p>10.1112644784</text:p>
          </table:table-cell>
          <table:table-cell office:value-type="float" office:value="-1.83526171016" calcext:value-type="float">
            <text:p>-1.8352617102</text:p>
          </table:table-cell>
          <table:table-cell office:value-type="float" office:value="16.42" calcext:value-type="float">
            <text:p>16.42</text:p>
          </table:table-cell>
          <table:table-cell office:value-type="float" office:value="1990" calcext:value-type="float">
            <text:p>1990</text:p>
          </table:table-cell>
          <table:table-cell office:value-type="float" office:value="1458" calcext:value-type="float">
            <text:p>1458</text:p>
          </table:table-cell>
          <table:table-cell office:value-type="float" office:value="9.2097" calcext:value-type="float">
            <text:p>9.2097</text:p>
          </table:table-cell>
        </table:table-row>
        <table:table-row table:style-name="ro1">
          <table:table-cell office:value-type="float" office:value="9.462" calcext:value-type="float">
            <text:p>9.462</text:p>
          </table:table-cell>
          <table:table-cell office:value-type="float" office:value="10.2012188149" calcext:value-type="float">
            <text:p>10.2012188149</text:p>
          </table:table-cell>
          <table:table-cell office:value-type="float" office:value="-1.80942857726" calcext:value-type="float">
            <text:p>-1.8094285773</text:p>
          </table:table-cell>
          <table:table-cell office:value-type="float" office:value="15.97" calcext:value-type="float">
            <text:p>15.97</text:p>
          </table:table-cell>
          <table:table-cell office:value-type="float" office:value="1991" calcext:value-type="float">
            <text:p>1991</text:p>
          </table:table-cell>
          <table:table-cell office:value-type="float" office:value="1457" calcext:value-type="float">
            <text:p>1457</text:p>
          </table:table-cell>
          <table:table-cell office:value-type="float" office:value="9.38025" calcext:value-type="float">
            <text:p>9.38025</text:p>
          </table:table-cell>
        </table:table-row>
        <table:table-row table:style-name="ro1">
          <table:table-cell office:value-type="float" office:value="9.482" calcext:value-type="float">
            <text:p>9.482</text:p>
          </table:table-cell>
          <table:table-cell office:value-type="float" office:value="10.2911701531" calcext:value-type="float">
            <text:p>10.2911701531</text:p>
          </table:table-cell>
          <table:table-cell office:value-type="float" office:value="-1.78347331058" calcext:value-type="float">
            <text:p>-1.7834733106</text:p>
          </table:table-cell>
          <table:table-cell office:value-type="float" office:value="16.05" calcext:value-type="float">
            <text:p>16.05</text:p>
          </table:table-cell>
          <table:table-cell office:value-type="float" office:value="1991" calcext:value-type="float">
            <text:p>1991</text:p>
          </table:table-cell>
          <table:table-cell office:value-type="float" office:value="1456" calcext:value-type="float">
            <text:p>1456</text:p>
          </table:table-cell>
          <table:table-cell office:value-type="float" office:value="9.38025" calcext:value-type="float">
            <text:p>9.38025</text:p>
          </table:table-cell>
        </table:table-row>
        <table:table-row table:style-name="ro1">
          <table:table-cell office:value-type="float" office:value="9.502" calcext:value-type="float">
            <text:p>9.502</text:p>
          </table:table-cell>
          <table:table-cell office:value-type="float" office:value="10.3811093101" calcext:value-type="float">
            <text:p>10.3811093101</text:p>
          </table:table-cell>
          <table:table-cell office:value-type="float" office:value="-1.75769954123" calcext:value-type="float">
            <text:p>-1.7576995412</text:p>
          </table:table-cell>
          <table:table-cell office:value-type="float" office:value="15.93" calcext:value-type="float">
            <text:p>15.93</text:p>
          </table:table-cell>
          <table:table-cell office:value-type="float" office:value="1990" calcext:value-type="float">
            <text:p>1990</text:p>
          </table:table-cell>
          <table:table-cell office:value-type="float" office:value="1458" calcext:value-type="float">
            <text:p>1458</text:p>
          </table:table-cell>
          <table:table-cell office:value-type="float" office:value="9.38025" calcext:value-type="float">
            <text:p>9.38025</text:p>
          </table:table-cell>
        </table:table-row>
        <table:table-row table:style-name="ro1">
          <table:table-cell office:value-type="float" office:value="9.522" calcext:value-type="float">
            <text:p>9.522</text:p>
          </table:table-cell>
          <table:table-cell office:value-type="float" office:value="10.4710770576" calcext:value-type="float">
            <text:p>10.4710770576</text:p>
          </table:table-cell>
          <table:table-cell office:value-type="float" office:value="-1.73191348243" calcext:value-type="float">
            <text:p>-1.7319134824</text:p>
          </table:table-cell>
          <table:table-cell office:value-type="float" office:value="15.94" calcext:value-type="float">
            <text:p>15.94</text:p>
          </table:table-cell>
          <table:table-cell office:value-type="float" office:value="1991" calcext:value-type="float">
            <text:p>1991</text:p>
          </table:table-cell>
          <table:table-cell office:value-type="float" office:value="1457" calcext:value-type="float">
            <text:p>1457</text:p>
          </table:table-cell>
          <table:table-cell office:value-type="float" office:value="9.38025" calcext:value-type="float">
            <text:p>9.38025</text:p>
          </table:table-cell>
        </table:table-row>
        <table:table-row table:style-name="ro1">
          <table:table-cell office:value-type="float" office:value="9.542" calcext:value-type="float">
            <text:p>9.542</text:p>
          </table:table-cell>
          <table:table-cell office:value-type="float" office:value="10.5594013196" calcext:value-type="float">
            <text:p>10.5594013196</text:p>
          </table:table-cell>
          <table:table-cell office:value-type="float" office:value="-1.70646244406" calcext:value-type="float">
            <text:p>-1.7064624441</text:p>
          </table:table-cell>
          <table:table-cell office:value-type="float" office:value="16.03" calcext:value-type="float">
            <text:p>16.03</text:p>
          </table:table-cell>
          <table:table-cell office:value-type="float" office:value="1990" calcext:value-type="float">
            <text:p>1990</text:p>
          </table:table-cell>
          <table:table-cell office:value-type="float" office:value="1456" calcext:value-type="float">
            <text:p>1456</text:p>
          </table:table-cell>
          <table:table-cell office:value-type="float" office:value="9.2097" calcext:value-type="float">
            <text:p>9.2097</text:p>
          </table:table-cell>
        </table:table-row>
        <table:table-row table:style-name="ro1">
          <table:table-cell office:value-type="float" office:value="9.562" calcext:value-type="float">
            <text:p>9.562</text:p>
          </table:table-cell>
          <table:table-cell office:value-type="float" office:value="10.6495427003" calcext:value-type="float">
            <text:p>10.6495427003</text:p>
          </table:table-cell>
          <table:table-cell office:value-type="float" office:value="-1.68141106149" calcext:value-type="float">
            <text:p>-1.6814110615</text:p>
          </table:table-cell>
          <table:table-cell office:value-type="float" office:value="15.47" calcext:value-type="float">
            <text:p>15.47</text:p>
          </table:table-cell>
          <table:table-cell office:value-type="float" office:value="1990" calcext:value-type="float">
            <text:p>1990</text:p>
          </table:table-cell>
          <table:table-cell office:value-type="float" office:value="1458" calcext:value-type="float">
            <text:p>1458</text:p>
          </table:table-cell>
          <table:table-cell office:value-type="float" office:value="9.38025" calcext:value-type="float">
            <text:p>9.38025</text:p>
          </table:table-cell>
        </table:table-row>
        <table:table-row table:style-name="ro1">
          <table:table-cell office:value-type="float" office:value="9.582" calcext:value-type="float">
            <text:p>9.582</text:p>
          </table:table-cell>
          <table:table-cell office:value-type="float" office:value="10.7376956089" calcext:value-type="float">
            <text:p>10.7376956089</text:p>
          </table:table-cell>
          <table:table-cell office:value-type="float" office:value="-1.6555847193" calcext:value-type="float">
            <text:p>-1.6555847193</text:p>
          </table:table-cell>
          <table:table-cell office:value-type="float" office:value="16.27" calcext:value-type="float">
            <text:p>16.27</text:p>
          </table:table-cell>
          <table:table-cell office:value-type="float" office:value="1991" calcext:value-type="float">
            <text:p>1991</text:p>
          </table:table-cell>
          <table:table-cell office:value-type="float" office:value="1458" calcext:value-type="float">
            <text:p>1458</text:p>
          </table:table-cell>
          <table:table-cell office:value-type="float" office:value="9.2097" calcext:value-type="float">
            <text:p>9.2097</text:p>
          </table:table-cell>
        </table:table-row>
        <table:table-row table:style-name="ro1">
          <table:table-cell office:value-type="float" office:value="9.602" calcext:value-type="float">
            <text:p>9.602</text:p>
          </table:table-cell>
          <table:table-cell office:value-type="float" office:value="10.8277978808" calcext:value-type="float">
            <text:p>10.8277978808</text:p>
          </table:table-cell>
          <table:table-cell office:value-type="float" office:value="-1.63039187166" calcext:value-type="float">
            <text:p>-1.6303918717</text:p>
          </table:table-cell>
          <table:table-cell office:value-type="float" office:value="15.56" calcext:value-type="float">
            <text:p>15.56</text:p>
          </table:table-cell>
          <table:table-cell office:value-type="float" office:value="1990" calcext:value-type="float">
            <text:p>1990</text:p>
          </table:table-cell>
          <table:table-cell office:value-type="float" office:value="1458" calcext:value-type="float">
            <text:p>1458</text:p>
          </table:table-cell>
          <table:table-cell office:value-type="float" office:value="9.38025" calcext:value-type="float">
            <text:p>9.38025</text:p>
          </table:table-cell>
        </table:table-row>
        <table:table-row table:style-name="ro1">
          <table:table-cell office:value-type="float" office:value="9.622" calcext:value-type="float">
            <text:p>9.622</text:p>
          </table:table-cell>
          <table:table-cell office:value-type="float" office:value="10.9165624613" calcext:value-type="float">
            <text:p>10.9165624613</text:p>
          </table:table-cell>
          <table:table-cell office:value-type="float" office:value="-1.6067719111" calcext:value-type="float">
            <text:p>-1.6067719111</text:p>
          </table:table-cell>
          <table:table-cell office:value-type="float" office:value="14.84" calcext:value-type="float">
            <text:p>14.84</text:p>
          </table:table-cell>
          <table:table-cell office:value-type="float" office:value="1991" calcext:value-type="float">
            <text:p>1991</text:p>
          </table:table-cell>
          <table:table-cell office:value-type="float" office:value="1458" calcext:value-type="float">
            <text:p>1458</text:p>
          </table:table-cell>
          <table:table-cell office:value-type="float" office:value="9.2097" calcext:value-type="float">
            <text:p>9.2097</text:p>
          </table:table-cell>
        </table:table-row>
        <table:table-row table:style-name="ro1">
          <table:table-cell office:value-type="float" office:value="9.642" calcext:value-type="float">
            <text:p>9.642</text:p>
          </table:table-cell>
          <table:table-cell office:value-type="float" office:value="11.0087663625" calcext:value-type="float">
            <text:p>11.0087663625</text:p>
          </table:table-cell>
          <table:table-cell office:value-type="float" office:value="-1.58285144356" calcext:value-type="float">
            <text:p>-1.5828514436</text:p>
          </table:table-cell>
          <table:table-cell office:value-type="float" office:value="14.48" calcext:value-type="float">
            <text:p>14.48</text:p>
          </table:table-cell>
          <table:table-cell office:value-type="float" office:value="1991" calcext:value-type="float">
            <text:p>1991</text:p>
          </table:table-cell>
          <table:table-cell office:value-type="float" office:value="1458" calcext:value-type="float">
            <text:p>1458</text:p>
          </table:table-cell>
          <table:table-cell office:value-type="float" office:value="9.5508" calcext:value-type="float">
            <text:p>9.5508</text:p>
          </table:table-cell>
        </table:table-row>
        <table:table-row table:style-name="ro1">
          <table:table-cell office:value-type="float" office:value="9.662" calcext:value-type="float">
            <text:p>9.662</text:p>
          </table:table-cell>
          <table:table-cell office:value-type="float" office:value="11.0996424044" calcext:value-type="float">
            <text:p>11.0996424044</text:p>
          </table:table-cell>
          <table:table-cell office:value-type="float" office:value="-1.56050419738" calcext:value-type="float">
            <text:p>-1.5605041974</text:p>
          </table:table-cell>
          <table:table-cell office:value-type="float" office:value="13.76" calcext:value-type="float">
            <text:p>13.76</text:p>
          </table:table-cell>
          <table:table-cell office:value-type="float" office:value="1991" calcext:value-type="float">
            <text:p>1991</text:p>
          </table:table-cell>
          <table:table-cell office:value-type="float" office:value="1457" calcext:value-type="float">
            <text:p>1457</text:p>
          </table:table-cell>
          <table:table-cell office:value-type="float" office:value="9.38025" calcext:value-type="float">
            <text:p>9.38025</text:p>
          </table:table-cell>
        </table:table-row>
        <table:table-row table:style-name="ro1">
          <table:table-cell office:value-type="float" office:value="9.682" calcext:value-type="float">
            <text:p>9.682</text:p>
          </table:table-cell>
          <table:table-cell office:value-type="float" office:value="11.1918214508" calcext:value-type="float">
            <text:p>11.1918214508</text:p>
          </table:table-cell>
          <table:table-cell office:value-type="float" office:value="-1.53648725059" calcext:value-type="float">
            <text:p>-1.5364872506</text:p>
          </table:table-cell>
          <table:table-cell office:value-type="float" office:value="14.54" calcext:value-type="float">
            <text:p>14.54</text:p>
          </table:table-cell>
          <table:table-cell office:value-type="float" office:value="1990" calcext:value-type="float">
            <text:p>1990</text:p>
          </table:table-cell>
          <table:table-cell office:value-type="float" office:value="1458" calcext:value-type="float">
            <text:p>1458</text:p>
          </table:table-cell>
          <table:table-cell office:value-type="float" office:value="9.5508" calcext:value-type="float">
            <text:p>9.5508</text:p>
          </table:table-cell>
        </table:table-row>
        <table:table-row table:style-name="ro1">
          <table:table-cell office:value-type="float" office:value="9.702" calcext:value-type="float">
            <text:p>9.702</text:p>
          </table:table-cell>
          <table:table-cell office:value-type="float" office:value="11.2841965032" calcext:value-type="float">
            <text:p>11.2841965032</text:p>
          </table:table-cell>
          <table:table-cell office:value-type="float" office:value="-1.51324286638" calcext:value-type="float">
            <text:p>-1.5132428664</text:p>
          </table:table-cell>
          <table:table-cell office:value-type="float" office:value="14.06" calcext:value-type="float">
            <text:p>14.06</text:p>
          </table:table-cell>
          <table:table-cell office:value-type="float" office:value="1991" calcext:value-type="float">
            <text:p>1991</text:p>
          </table:table-cell>
          <table:table-cell office:value-type="float" office:value="1458" calcext:value-type="float">
            <text:p>1458</text:p>
          </table:table-cell>
          <table:table-cell office:value-type="float" office:value="9.5508" calcext:value-type="float">
            <text:p>9.5508</text:p>
          </table:table-cell>
        </table:table-row>
        <table:table-row table:style-name="ro1">
          <table:table-cell office:value-type="float" office:value="9.722" calcext:value-type="float">
            <text:p>9.722</text:p>
          </table:table-cell>
          <table:table-cell office:value-type="float" office:value="11.3763701994" calcext:value-type="float">
            <text:p>11.3763701994</text:p>
          </table:table-cell>
          <table:table-cell office:value-type="float" office:value="-1.4893337351" calcext:value-type="float">
            <text:p>-1.4893337351</text:p>
          </table:table-cell>
          <table:table-cell office:value-type="float" office:value="14.47" calcext:value-type="float">
            <text:p>14.47</text:p>
          </table:table-cell>
          <table:table-cell office:value-type="float" office:value="1991" calcext:value-type="float">
            <text:p>1991</text:p>
          </table:table-cell>
          <table:table-cell office:value-type="float" office:value="1459" calcext:value-type="float">
            <text:p>1459</text:p>
          </table:table-cell>
          <table:table-cell office:value-type="float" office:value="9.5508" calcext:value-type="float">
            <text:p>9.5508</text:p>
          </table:table-cell>
        </table:table-row>
        <table:table-row table:style-name="ro1">
          <table:table-cell office:value-type="float" office:value="9.742" calcext:value-type="float">
            <text:p>9.742</text:p>
          </table:table-cell>
          <table:table-cell office:value-type="float" office:value="11.4687049514" calcext:value-type="float">
            <text:p>11.4687049514</text:p>
          </table:table-cell>
          <table:table-cell office:value-type="float" office:value="-1.46592826402" calcext:value-type="float">
            <text:p>-1.465928264</text:p>
          </table:table-cell>
          <table:table-cell office:value-type="float" office:value="14.16" calcext:value-type="float">
            <text:p>14.16</text:p>
          </table:table-cell>
          <table:table-cell office:value-type="float" office:value="1991" calcext:value-type="float">
            <text:p>1991</text:p>
          </table:table-cell>
          <table:table-cell office:value-type="float" office:value="1458" calcext:value-type="float">
            <text:p>1458</text:p>
          </table:table-cell>
          <table:table-cell office:value-type="float" office:value="9.5508" calcext:value-type="float">
            <text:p>9.5508</text:p>
          </table:table-cell>
        </table:table-row>
        <table:table-row table:style-name="ro1">
          <table:table-cell office:value-type="float" office:value="9.762" calcext:value-type="float">
            <text:p>9.762</text:p>
          </table:table-cell>
          <table:table-cell office:value-type="float" office:value="11.5611244643" calcext:value-type="float">
            <text:p>11.5611244643</text:p>
          </table:table-cell>
          <table:table-cell office:value-type="float" office:value="-1.44259734938" calcext:value-type="float">
            <text:p>-1.4425973494</text:p>
          </table:table-cell>
          <table:table-cell office:value-type="float" office:value="14.12" calcext:value-type="float">
            <text:p>14.12</text:p>
          </table:table-cell>
          <table:table-cell office:value-type="float" office:value="1991" calcext:value-type="float">
            <text:p>1991</text:p>
          </table:table-cell>
          <table:table-cell office:value-type="float" office:value="1456" calcext:value-type="float">
            <text:p>1456</text:p>
          </table:table-cell>
          <table:table-cell office:value-type="float" office:value="9.5508" calcext:value-type="float">
            <text:p>9.5508</text:p>
          </table:table-cell>
        </table:table-row>
        <table:table-row table:style-name="ro1">
          <table:table-cell office:value-type="float" office:value="9.782" calcext:value-type="float">
            <text:p>9.782</text:p>
          </table:table-cell>
          <table:table-cell office:value-type="float" office:value="11.653414561" calcext:value-type="float">
            <text:p>11.653414561</text:p>
          </table:table-cell>
          <table:table-cell office:value-type="float" office:value="-1.4190147651" calcext:value-type="float">
            <text:p>-1.4190147651</text:p>
          </table:table-cell>
          <table:table-cell office:value-type="float" office:value="14.27" calcext:value-type="float">
            <text:p>14.27</text:p>
          </table:table-cell>
          <table:table-cell office:value-type="float" office:value="1991" calcext:value-type="float">
            <text:p>1991</text:p>
          </table:table-cell>
          <table:table-cell office:value-type="float" office:value="1458" calcext:value-type="float">
            <text:p>1458</text:p>
          </table:table-cell>
          <table:table-cell office:value-type="float" office:value="9.5508" calcext:value-type="float">
            <text:p>9.5508</text:p>
          </table:table-cell>
        </table:table-row>
        <table:table-row table:style-name="ro1">
          <table:table-cell office:value-type="float" office:value="9.802" calcext:value-type="float">
            <text:p>9.802</text:p>
          </table:table-cell>
          <table:table-cell office:value-type="float" office:value="11.7475518603" calcext:value-type="float">
            <text:p>11.7475518603</text:p>
          </table:table-cell>
          <table:table-cell office:value-type="float" office:value="-1.39567048377" calcext:value-type="float">
            <text:p>-1.3956704838</text:p>
          </table:table-cell>
          <table:table-cell office:value-type="float" office:value="13.87" calcext:value-type="float">
            <text:p>13.87</text:p>
          </table:table-cell>
          <table:table-cell office:value-type="float" office:value="1991" calcext:value-type="float">
            <text:p>1991</text:p>
          </table:table-cell>
          <table:table-cell office:value-type="float" office:value="1457" calcext:value-type="float">
            <text:p>1457</text:p>
          </table:table-cell>
          <table:table-cell office:value-type="float" office:value="9.72135" calcext:value-type="float">
            <text:p>9.72135</text:p>
          </table:table-cell>
        </table:table-row>
        <table:table-row table:style-name="ro1">
          <table:table-cell office:value-type="float" office:value="9.822" calcext:value-type="float">
            <text:p>9.822</text:p>
          </table:table-cell>
          <table:table-cell office:value-type="float" office:value="11.8402694092" calcext:value-type="float">
            <text:p>11.8402694092</text:p>
          </table:table-cell>
          <table:table-cell office:value-type="float" office:value="-1.37384666212" calcext:value-type="float">
            <text:p>-1.3738466621</text:p>
          </table:table-cell>
          <table:table-cell office:value-type="float" office:value="13.18" calcext:value-type="float">
            <text:p>13.18</text:p>
          </table:table-cell>
          <table:table-cell office:value-type="float" office:value="1990" calcext:value-type="float">
            <text:p>1990</text:p>
          </table:table-cell>
          <table:table-cell office:value-type="float" office:value="1458" calcext:value-type="float">
            <text:p>1458</text:p>
          </table:table-cell>
          <table:table-cell office:value-type="float" office:value="9.5508" calcext:value-type="float">
            <text:p>9.5508</text:p>
          </table:table-cell>
        </table:table-row>
        <table:table-row table:style-name="ro1">
          <table:table-cell office:value-type="float" office:value="9.842" calcext:value-type="float">
            <text:p>9.842</text:p>
          </table:table-cell>
          <table:table-cell office:value-type="float" office:value="11.9344795305" calcext:value-type="float">
            <text:p>11.9344795305</text:p>
          </table:table-cell>
          <table:table-cell office:value-type="float" office:value="-1.35094021695" calcext:value-type="float">
            <text:p>-1.350940217</text:p>
          </table:table-cell>
          <table:table-cell office:value-type="float" office:value="13.6" calcext:value-type="float">
            <text:p>13.6</text:p>
          </table:table-cell>
          <table:table-cell office:value-type="float" office:value="1990" calcext:value-type="float">
            <text:p>1990</text:p>
          </table:table-cell>
          <table:table-cell office:value-type="float" office:value="1458" calcext:value-type="float">
            <text:p>1458</text:p>
          </table:table-cell>
          <table:table-cell office:value-type="float" office:value="9.72135" calcext:value-type="float">
            <text:p>9.72135</text:p>
          </table:table-cell>
        </table:table-row>
        <table:table-row table:style-name="ro1">
          <table:table-cell office:value-type="float" office:value="9.862" calcext:value-type="float">
            <text:p>9.862</text:p>
          </table:table-cell>
          <table:table-cell office:value-type="float" office:value="12.0271596579" calcext:value-type="float">
            <text:p>12.0271596579</text:p>
          </table:table-cell>
          <table:table-cell office:value-type="float" office:value="-1.3288148253" calcext:value-type="float">
            <text:p>-1.3288148253</text:p>
          </table:table-cell>
          <table:table-cell office:value-type="float" office:value="13.37" calcext:value-type="float">
            <text:p>13.37</text:p>
          </table:table-cell>
          <table:table-cell office:value-type="float" office:value="1991" calcext:value-type="float">
            <text:p>1991</text:p>
          </table:table-cell>
          <table:table-cell office:value-type="float" office:value="1457" calcext:value-type="float">
            <text:p>1457</text:p>
          </table:table-cell>
          <table:table-cell office:value-type="float" office:value="9.5508" calcext:value-type="float">
            <text:p>9.5508</text:p>
          </table:table-cell>
        </table:table-row>
        <table:table-row table:style-name="ro1">
          <table:table-cell office:value-type="float" office:value="9.882" calcext:value-type="float">
            <text:p>9.882</text:p>
          </table:table-cell>
          <table:table-cell office:value-type="float" office:value="12.1217067319" calcext:value-type="float">
            <text:p>12.1217067319</text:p>
          </table:table-cell>
          <table:table-cell office:value-type="float" office:value="-1.30735708385" calcext:value-type="float">
            <text:p>-1.3073570839</text:p>
          </table:table-cell>
          <table:table-cell office:value-type="float" office:value="12.72" calcext:value-type="float">
            <text:p>12.72</text:p>
          </table:table-cell>
          <table:table-cell office:value-type="float" office:value="1990" calcext:value-type="float">
            <text:p>1990</text:p>
          </table:table-cell>
          <table:table-cell office:value-type="float" office:value="1458" calcext:value-type="float">
            <text:p>1458</text:p>
          </table:table-cell>
          <table:table-cell office:value-type="float" office:value="9.72135" calcext:value-type="float">
            <text:p>9.72135</text:p>
          </table:table-cell>
        </table:table-row>
        <table:table-row table:style-name="ro1">
          <table:table-cell office:value-type="float" office:value="9.902" calcext:value-type="float">
            <text:p>9.902</text:p>
          </table:table-cell>
          <table:table-cell office:value-type="float" office:value="12.2162870111" calcext:value-type="float">
            <text:p>12.2162870111</text:p>
          </table:table-cell>
          <table:table-cell office:value-type="float" office:value="-1.28604779636" calcext:value-type="float">
            <text:p>-1.2860477964</text:p>
          </table:table-cell>
          <table:table-cell office:value-type="float" office:value="12.63" calcext:value-type="float">
            <text:p>12.63</text:p>
          </table:table-cell>
          <table:table-cell office:value-type="float" office:value="1991" calcext:value-type="float">
            <text:p>1991</text:p>
          </table:table-cell>
          <table:table-cell office:value-type="float" office:value="1458" calcext:value-type="float">
            <text:p>1458</text:p>
          </table:table-cell>
          <table:table-cell office:value-type="float" office:value="9.72135" calcext:value-type="float">
            <text:p>9.72135</text:p>
          </table:table-cell>
        </table:table-row>
        <table:table-row table:style-name="ro1">
          <table:table-cell office:value-type="float" office:value="9.922" calcext:value-type="float">
            <text:p>9.922</text:p>
          </table:table-cell>
          <table:table-cell office:value-type="float" office:value="12.3109440763" calcext:value-type="float">
            <text:p>12.3109440763</text:p>
          </table:table-cell>
          <table:table-cell office:value-type="float" office:value="-1.2652435573" calcext:value-type="float">
            <text:p>-1.2652435573</text:p>
          </table:table-cell>
          <table:table-cell office:value-type="float" office:value="12.32" calcext:value-type="float">
            <text:p>12.32</text:p>
          </table:table-cell>
          <table:table-cell office:value-type="float" office:value="1990" calcext:value-type="float">
            <text:p>1990</text:p>
          </table:table-cell>
          <table:table-cell office:value-type="float" office:value="1459" calcext:value-type="float">
            <text:p>1459</text:p>
          </table:table-cell>
          <table:table-cell office:value-type="float" office:value="9.72135" calcext:value-type="float">
            <text:p>9.72135</text:p>
          </table:table-cell>
        </table:table-row>
        <table:table-row table:style-name="ro1">
          <table:table-cell office:value-type="float" office:value="9.942" calcext:value-type="float">
            <text:p>9.942</text:p>
          </table:table-cell>
          <table:table-cell office:value-type="float" office:value="12.4056833796" calcext:value-type="float">
            <text:p>12.4056833796</text:p>
          </table:table-cell>
          <table:table-cell office:value-type="float" office:value="-1.24450232221" calcext:value-type="float">
            <text:p>-1.2445023222</text:p>
          </table:table-cell>
          <table:table-cell office:value-type="float" office:value="12.29" calcext:value-type="float">
            <text:p>12.29</text:p>
          </table:table-cell>
          <table:table-cell office:value-type="float" office:value="1971" calcext:value-type="float">
            <text:p>1971</text:p>
          </table:table-cell>
          <table:table-cell office:value-type="float" office:value="1457" calcext:value-type="float">
            <text:p>1457</text:p>
          </table:table-cell>
          <table:table-cell office:value-type="float" office:value="9.72135" calcext:value-type="float">
            <text:p>9.72135</text:p>
          </table:table-cell>
        </table:table-row>
        <table:table-row table:style-name="ro1">
          <table:table-cell office:value-type="float" office:value="9.962" calcext:value-type="float">
            <text:p>9.962</text:p>
          </table:table-cell>
          <table:table-cell office:value-type="float" office:value="12.5005288627" calcext:value-type="float">
            <text:p>12.5005288627</text:p>
          </table:table-cell>
          <table:table-cell office:value-type="float" office:value="-1.22425717859" calcext:value-type="float">
            <text:p>-1.2242571786</text:p>
          </table:table-cell>
          <table:table-cell office:value-type="float" office:value="11.99" calcext:value-type="float">
            <text:p>11.99</text:p>
          </table:table-cell>
          <table:table-cell office:value-type="float" office:value="1941" calcext:value-type="float">
            <text:p>1941</text:p>
          </table:table-cell>
          <table:table-cell office:value-type="float" office:value="1457" calcext:value-type="float">
            <text:p>1457</text:p>
          </table:table-cell>
          <table:table-cell office:value-type="float" office:value="9.72135" calcext:value-type="float">
            <text:p>9.72135</text:p>
          </table:table-cell>
        </table:table-row>
        <table:table-row table:style-name="ro1">
          <table:table-cell office:value-type="float" office:value="9.982" calcext:value-type="float">
            <text:p>9.982</text:p>
          </table:table-cell>
          <table:table-cell office:value-type="float" office:value="12.5955195446" calcext:value-type="float">
            <text:p>12.5955195446</text:p>
          </table:table-cell>
          <table:table-cell office:value-type="float" office:value="-1.20488244378" calcext:value-type="float">
            <text:p>-1.2048824438</text:p>
          </table:table-cell>
          <table:table-cell office:value-type="float" office:value="11.46" calcext:value-type="float">
            <text:p>11.46</text:p>
          </table:table-cell>
          <table:table-cell office:value-type="float" office:value="1940" calcext:value-type="float">
            <text:p>1940</text:p>
          </table:table-cell>
          <table:table-cell office:value-type="float" office:value="1458" calcext:value-type="float">
            <text:p>1458</text:p>
          </table:table-cell>
          <table:table-cell office:value-type="float" office:value="10.233" calcext:value-type="float">
            <text:p>10.233</text:p>
          </table:table-cell>
        </table:table-row>
        <table:table-row table:style-name="ro1">
          <table:table-cell office:value-type="float" office:value="10.001" calcext:value-type="float">
            <text:p>10.001</text:p>
          </table:table-cell>
          <table:table-cell office:value-type="float" office:value="12.6905533847" calcext:value-type="float">
            <text:p>12.6905533847</text:p>
          </table:table-cell>
          <table:table-cell office:value-type="float" office:value="-1.18572317275" calcext:value-type="float">
            <text:p>-1.1857231728</text:p>
          </table:table-cell>
          <table:table-cell office:value-type="float" office:value="11.33" calcext:value-type="float">
            <text:p>11.33</text:p>
          </table:table-cell>
          <table:table-cell office:value-type="float" office:value="1884" calcext:value-type="float">
            <text:p>1884</text:p>
          </table:table-cell>
          <table:table-cell office:value-type="float" office:value="1458" calcext:value-type="float">
            <text:p>1458</text:p>
          </table:table-cell>
          <table:table-cell office:value-type="float" office:value="9.25842857143" calcext:value-type="float">
            <text:p>9.2584285714</text:p>
          </table:table-cell>
        </table:table-row>
        <table:table-row table:style-name="ro1">
          <table:table-cell office:value-type="float" office:value="10.022" calcext:value-type="float">
            <text:p>10.022</text:p>
          </table:table-cell>
          <table:table-cell office:value-type="float" office:value="12.7857423387" calcext:value-type="float">
            <text:p>12.7857423387</text:p>
          </table:table-cell>
          <table:table-cell office:value-type="float" office:value="-1.16736030607" calcext:value-type="float">
            <text:p>-1.1673603061</text:p>
          </table:table-cell>
          <table:table-cell office:value-type="float" office:value="10.85" calcext:value-type="float">
            <text:p>10.85</text:p>
          </table:table-cell>
          <table:table-cell office:value-type="float" office:value="1860" calcext:value-type="float">
            <text:p>1860</text:p>
          </table:table-cell>
          <table:table-cell office:value-type="float" office:value="1458" calcext:value-type="float">
            <text:p>1458</text:p>
          </table:table-cell>
          <table:table-cell office:value-type="float" office:value="10.233" calcext:value-type="float">
            <text:p>10.233</text:p>
          </table:table-cell>
        </table:table-row>
        <table:table-row table:style-name="ro1">
          <table:table-cell office:value-type="float" office:value="10.041" calcext:value-type="float">
            <text:p>10.041</text:p>
          </table:table-cell>
          <table:table-cell office:value-type="float" office:value="12.88087712" calcext:value-type="float">
            <text:p>12.88087712</text:p>
          </table:table-cell>
          <table:table-cell office:value-type="float" office:value="-1.14871522923" calcext:value-type="float">
            <text:p>-1.1487152292</text:p>
          </table:table-cell>
          <table:table-cell office:value-type="float" office:value="11.02" calcext:value-type="float">
            <text:p>11.02</text:p>
          </table:table-cell>
          <table:table-cell office:value-type="float" office:value="1841" calcext:value-type="float">
            <text:p>1841</text:p>
          </table:table-cell>
          <table:table-cell office:value-type="float" office:value="1458" calcext:value-type="float">
            <text:p>1458</text:p>
          </table:table-cell>
          <table:table-cell office:value-type="float" office:value="9.72135" calcext:value-type="float">
            <text:p>9.72135</text:p>
          </table:table-cell>
        </table:table-row>
        <table:table-row table:style-name="ro1">
          <table:table-cell office:value-type="float" office:value="10.061" calcext:value-type="float">
            <text:p>10.061</text:p>
          </table:table-cell>
          <table:table-cell office:value-type="float" office:value="12.9745146905" calcext:value-type="float">
            <text:p>12.9745146905</text:p>
          </table:table-cell>
          <table:table-cell office:value-type="float" office:value="-1.13131330159" calcext:value-type="float">
            <text:p>-1.1313133016</text:p>
          </table:table-cell>
          <table:table-cell office:value-type="float" office:value="10.46" calcext:value-type="float">
            <text:p>10.46</text:p>
          </table:table-cell>
          <table:table-cell office:value-type="float" office:value="1828" calcext:value-type="float">
            <text:p>1828</text:p>
          </table:table-cell>
          <table:table-cell office:value-type="float" office:value="1458" calcext:value-type="float">
            <text:p>1458</text:p>
          </table:table-cell>
          <table:table-cell office:value-type="float" office:value="9.5508" calcext:value-type="float">
            <text:p>9.5508</text:p>
          </table:table-cell>
        </table:table-row>
        <table:table-row table:style-name="ro1">
          <table:table-cell office:value-type="float" office:value="10.081" calcext:value-type="float">
            <text:p>10.081</text:p>
          </table:table-cell>
          <table:table-cell office:value-type="float" office:value="13.0698399636" calcext:value-type="float">
            <text:p>13.0698399636</text:p>
          </table:table-cell>
          <table:table-cell office:value-type="float" office:value="-1.11368160575" calcext:value-type="float">
            <text:p>-1.1136816058</text:p>
          </table:table-cell>
          <table:table-cell office:value-type="float" office:value="10.41" calcext:value-type="float">
            <text:p>10.41</text:p>
          </table:table-cell>
          <table:table-cell office:value-type="float" office:value="1805" calcext:value-type="float">
            <text:p>1805</text:p>
          </table:table-cell>
          <table:table-cell office:value-type="float" office:value="1458" calcext:value-type="float">
            <text:p>1458</text:p>
          </table:table-cell>
          <table:table-cell office:value-type="float" office:value="9.72135" calcext:value-type="float">
            <text:p>9.72135</text:p>
          </table:table-cell>
        </table:table-row>
        <table:table-row table:style-name="ro1">
          <table:table-cell office:value-type="float" office:value="10.101" calcext:value-type="float">
            <text:p>10.101</text:p>
          </table:table-cell>
          <table:table-cell office:value-type="float" office:value="13.1652529158" calcext:value-type="float">
            <text:p>13.1652529158</text:p>
          </table:table-cell>
          <table:table-cell office:value-type="float" office:value="-1.09634095351" calcext:value-type="float">
            <text:p>-1.0963409535</text:p>
          </table:table-cell>
          <table:table-cell office:value-type="float" office:value="10.24" calcext:value-type="float">
            <text:p>10.24</text:p>
          </table:table-cell>
          <table:table-cell office:value-type="float" office:value="1780" calcext:value-type="float">
            <text:p>1780</text:p>
          </table:table-cell>
          <table:table-cell office:value-type="float" office:value="1457" calcext:value-type="float">
            <text:p>1457</text:p>
          </table:table-cell>
          <table:table-cell office:value-type="float" office:value="9.72135" calcext:value-type="float">
            <text:p>9.72135</text:p>
          </table:table-cell>
        </table:table-row>
        <table:table-row table:style-name="ro1">
          <table:table-cell office:value-type="float" office:value="10.121" calcext:value-type="float">
            <text:p>10.121</text:p>
          </table:table-cell>
          <table:table-cell office:value-type="float" office:value="13.2590763661" calcext:value-type="float">
            <text:p>13.2590763661</text:p>
          </table:table-cell>
          <table:table-cell office:value-type="float" office:value="-1.07998554111" calcext:value-type="float">
            <text:p>-1.0799855411</text:p>
          </table:table-cell>
          <table:table-cell office:value-type="float" office:value="9.82" calcext:value-type="float">
            <text:p>9.82</text:p>
          </table:table-cell>
          <table:table-cell office:value-type="float" office:value="1753" calcext:value-type="float">
            <text:p>1753</text:p>
          </table:table-cell>
          <table:table-cell office:value-type="float" office:value="1458" calcext:value-type="float">
            <text:p>1458</text:p>
          </table:table-cell>
          <table:table-cell office:value-type="float" office:value="9.5508" calcext:value-type="float">
            <text:p>9.5508</text:p>
          </table:table-cell>
        </table:table-row>
        <table:table-row table:style-name="ro1">
          <table:table-cell office:value-type="float" office:value="10.141" calcext:value-type="float">
            <text:p>10.141</text:p>
          </table:table-cell>
          <table:table-cell office:value-type="float" office:value="13.3545468326" calcext:value-type="float">
            <text:p>13.3545468326</text:p>
          </table:table-cell>
          <table:table-cell office:value-type="float" office:value="-1.06316932554" calcext:value-type="float">
            <text:p>-1.0631693255</text:p>
          </table:table-cell>
          <table:table-cell office:value-type="float" office:value="9.92" calcext:value-type="float">
            <text:p>9.92</text:p>
          </table:table-cell>
          <table:table-cell office:value-type="float" office:value="1697" calcext:value-type="float">
            <text:p>1697</text:p>
          </table:table-cell>
          <table:table-cell office:value-type="float" office:value="1458" calcext:value-type="float">
            <text:p>1458</text:p>
          </table:table-cell>
          <table:table-cell office:value-type="float" office:value="9.72135" calcext:value-type="float">
            <text:p>9.72135</text:p>
          </table:table-cell>
        </table:table-row>
        <table:table-row table:style-name="ro1">
          <table:table-cell office:value-type="float" office:value="10.161" calcext:value-type="float">
            <text:p>10.161</text:p>
          </table:table-cell>
          <table:table-cell office:value-type="float" office:value="13.4484832117" calcext:value-type="float">
            <text:p>13.4484832117</text:p>
          </table:table-cell>
          <table:table-cell office:value-type="float" office:value="-1.04748541758" calcext:value-type="float">
            <text:p>-1.0474854176</text:p>
          </table:table-cell>
          <table:table-cell office:value-type="float" office:value="9.41" calcext:value-type="float">
            <text:p>9.41</text:p>
          </table:table-cell>
          <table:table-cell office:value-type="float" office:value="1686" calcext:value-type="float">
            <text:p>1686</text:p>
          </table:table-cell>
          <table:table-cell office:value-type="float" office:value="1458" calcext:value-type="float">
            <text:p>1458</text:p>
          </table:table-cell>
          <table:table-cell office:value-type="float" office:value="9.5508" calcext:value-type="float">
            <text:p>9.5508</text:p>
          </table:table-cell>
        </table:table-row>
        <table:table-row table:style-name="ro1">
          <table:table-cell office:value-type="float" office:value="10.181" calcext:value-type="float">
            <text:p>10.181</text:p>
          </table:table-cell>
          <table:table-cell office:value-type="float" office:value="13.5440559018" calcext:value-type="float">
            <text:p>13.5440559018</text:p>
          </table:table-cell>
          <table:table-cell office:value-type="float" office:value="-1.03126911747" calcext:value-type="float">
            <text:p>-1.0312691175</text:p>
          </table:table-cell>
          <table:table-cell office:value-type="float" office:value="9.56" calcext:value-type="float">
            <text:p>9.56</text:p>
          </table:table-cell>
          <table:table-cell office:value-type="float" office:value="1681" calcext:value-type="float">
            <text:p>1681</text:p>
          </table:table-cell>
          <table:table-cell office:value-type="float" office:value="1458" calcext:value-type="float">
            <text:p>1458</text:p>
          </table:table-cell>
          <table:table-cell office:value-type="float" office:value="9.72135" calcext:value-type="float">
            <text:p>9.72135</text:p>
          </table:table-cell>
        </table:table-row>
        <table:table-row table:style-name="ro1">
          <table:table-cell office:value-type="float" office:value="10.201" calcext:value-type="float">
            <text:p>10.201</text:p>
          </table:table-cell>
          <table:table-cell office:value-type="float" office:value="13.6380666393" calcext:value-type="float">
            <text:p>13.6380666393</text:p>
          </table:table-cell>
          <table:table-cell office:value-type="float" office:value="-1.01604426152" calcext:value-type="float">
            <text:p>-1.0160442615</text:p>
          </table:table-cell>
          <table:table-cell office:value-type="float" office:value="9.13" calcext:value-type="float">
            <text:p>9.13</text:p>
          </table:table-cell>
          <table:table-cell office:value-type="float" office:value="1679" calcext:value-type="float">
            <text:p>1679</text:p>
          </table:table-cell>
          <table:table-cell office:value-type="float" office:value="1458" calcext:value-type="float">
            <text:p>1458</text:p>
          </table:table-cell>
          <table:table-cell office:value-type="float" office:value="9.5508" calcext:value-type="float">
            <text:p>9.5508</text:p>
          </table:table-cell>
        </table:table-row>
        <table:table-row table:style-name="ro1">
          <table:table-cell office:value-type="float" office:value="10.221" calcext:value-type="float">
            <text:p>10.221</text:p>
          </table:table-cell>
          <table:table-cell office:value-type="float" office:value="13.7321871977" calcext:value-type="float">
            <text:p>13.7321871977</text:p>
          </table:table-cell>
          <table:table-cell office:value-type="float" office:value="-1.00152508243" calcext:value-type="float">
            <text:p>-1.0015250824</text:p>
          </table:table-cell>
          <table:table-cell office:value-type="float" office:value="8.7" calcext:value-type="float">
            <text:p>8.7</text:p>
          </table:table-cell>
          <table:table-cell office:value-type="float" office:value="1643" calcext:value-type="float">
            <text:p>1643</text:p>
          </table:table-cell>
          <table:table-cell office:value-type="float" office:value="1458" calcext:value-type="float">
            <text:p>1458</text:p>
          </table:table-cell>
          <table:table-cell office:value-type="float" office:value="9.5508" calcext:value-type="float">
            <text:p>9.5508</text:p>
          </table:table-cell>
        </table:table-row>
        <table:table-row table:style-name="ro1">
          <table:table-cell office:value-type="float" office:value="10.241" calcext:value-type="float">
            <text:p>10.241</text:p>
          </table:table-cell>
          <table:table-cell office:value-type="float" office:value="13.8263052623" calcext:value-type="float">
            <text:p>13.8263052623</text:p>
          </table:table-cell>
          <table:table-cell office:value-type="float" office:value="-0.986989482811" calcext:value-type="float">
            <text:p>-0.9869894828</text:p>
          </table:table-cell>
          <table:table-cell office:value-type="float" office:value="8.71" calcext:value-type="float">
            <text:p>8.71</text:p>
          </table:table-cell>
          <table:table-cell office:value-type="float" office:value="1626" calcext:value-type="float">
            <text:p>1626</text:p>
          </table:table-cell>
          <table:table-cell office:value-type="float" office:value="1458" calcext:value-type="float">
            <text:p>1458</text:p>
          </table:table-cell>
          <table:table-cell office:value-type="float" office:value="9.5508" calcext:value-type="float">
            <text:p>9.5508</text:p>
          </table:table-cell>
        </table:table-row>
        <table:table-row table:style-name="ro1">
          <table:table-cell office:value-type="float" office:value="10.261" calcext:value-type="float">
            <text:p>10.261</text:p>
          </table:table-cell>
          <table:table-cell office:value-type="float" office:value="13.9188474484" calcext:value-type="float">
            <text:p>13.9188474484</text:p>
          </table:table-cell>
          <table:table-cell office:value-type="float" office:value="-0.973425551232" calcext:value-type="float">
            <text:p>-0.9734255512</text:p>
          </table:table-cell>
          <table:table-cell office:value-type="float" office:value="8.27" calcext:value-type="float">
            <text:p>8.27</text:p>
          </table:table-cell>
          <table:table-cell office:value-type="float" office:value="1593" calcext:value-type="float">
            <text:p>1593</text:p>
          </table:table-cell>
          <table:table-cell office:value-type="float" office:value="1458" calcext:value-type="float">
            <text:p>1458</text:p>
          </table:table-cell>
          <table:table-cell office:value-type="float" office:value="9.38025" calcext:value-type="float">
            <text:p>9.38025</text:p>
          </table:table-cell>
        </table:table-row>
        <table:table-row table:style-name="ro1">
          <table:table-cell office:value-type="float" office:value="10.281" calcext:value-type="float">
            <text:p>10.281</text:p>
          </table:table-cell>
          <table:table-cell office:value-type="float" office:value="14.013100748" calcext:value-type="float">
            <text:p>14.013100748</text:p>
          </table:table-cell>
          <table:table-cell office:value-type="float" office:value="-0.959810168624" calcext:value-type="float">
            <text:p>-0.9598101686</text:p>
          </table:table-cell>
          <table:table-cell office:value-type="float" office:value="8.15" calcext:value-type="float">
            <text:p>8.15</text:p>
          </table:table-cell>
          <table:table-cell office:value-type="float" office:value="1572" calcext:value-type="float">
            <text:p>1572</text:p>
          </table:table-cell>
          <table:table-cell office:value-type="float" office:value="1458" calcext:value-type="float">
            <text:p>1458</text:p>
          </table:table-cell>
          <table:table-cell office:value-type="float" office:value="9.5508" calcext:value-type="float">
            <text:p>9.5508</text:p>
          </table:table-cell>
        </table:table-row>
        <table:table-row table:style-name="ro1">
          <table:table-cell office:value-type="float" office:value="10.301" calcext:value-type="float">
            <text:p>10.301</text:p>
          </table:table-cell>
          <table:table-cell office:value-type="float" office:value="14.1057601287" calcext:value-type="float">
            <text:p>14.1057601287</text:p>
          </table:table-cell>
          <table:table-cell office:value-type="float" office:value="-0.947086365896" calcext:value-type="float">
            <text:p>-0.9470863659</text:p>
          </table:table-cell>
          <table:table-cell office:value-type="float" office:value="7.75" calcext:value-type="float">
            <text:p>7.75</text:p>
          </table:table-cell>
          <table:table-cell office:value-type="float" office:value="1539" calcext:value-type="float">
            <text:p>1539</text:p>
          </table:table-cell>
          <table:table-cell office:value-type="float" office:value="1458" calcext:value-type="float">
            <text:p>1458</text:p>
          </table:table-cell>
          <table:table-cell office:value-type="float" office:value="9.38025" calcext:value-type="float">
            <text:p>9.38025</text:p>
          </table:table-cell>
        </table:table-row>
        <table:table-row table:style-name="ro1">
          <table:table-cell office:value-type="float" office:value="10.321" calcext:value-type="float">
            <text:p>10.321</text:p>
          </table:table-cell>
          <table:table-cell office:value-type="float" office:value="14.2001309419" calcext:value-type="float">
            <text:p>14.2001309419</text:p>
          </table:table-cell>
          <table:table-cell office:value-type="float" office:value="-0.934326636996" calcext:value-type="float">
            <text:p>-0.934326637</text:p>
          </table:table-cell>
          <table:table-cell office:value-type="float" office:value="7.63" calcext:value-type="float">
            <text:p>7.63</text:p>
          </table:table-cell>
          <table:table-cell office:value-type="float" office:value="1515" calcext:value-type="float">
            <text:p>1515</text:p>
          </table:table-cell>
          <table:table-cell office:value-type="float" office:value="1458" calcext:value-type="float">
            <text:p>1458</text:p>
          </table:table-cell>
          <table:table-cell office:value-type="float" office:value="9.5508" calcext:value-type="float">
            <text:p>9.5508</text:p>
          </table:table-cell>
        </table:table-row>
        <table:table-row table:style-name="ro1">
          <table:table-cell office:value-type="float" office:value="10.341" calcext:value-type="float">
            <text:p>10.341</text:p>
          </table:table-cell>
          <table:table-cell office:value-type="float" office:value="14.2945470096" calcext:value-type="float">
            <text:p>14.2945470096</text:p>
          </table:table-cell>
          <table:table-cell office:value-type="float" office:value="-0.921912762451" calcext:value-type="float">
            <text:p>-0.9219127625</text:p>
          </table:table-cell>
          <table:table-cell office:value-type="float" office:value="7.42" calcext:value-type="float">
            <text:p>7.42</text:p>
          </table:table-cell>
          <table:table-cell office:value-type="float" office:value="1499" calcext:value-type="float">
            <text:p>1499</text:p>
          </table:table-cell>
          <table:table-cell office:value-type="float" office:value="1458" calcext:value-type="float">
            <text:p>1458</text:p>
          </table:table-cell>
          <table:table-cell office:value-type="float" office:value="9.5508" calcext:value-type="float">
            <text:p>9.5508</text:p>
          </table:table-cell>
        </table:table-row>
        <table:table-row table:style-name="ro1">
          <table:table-cell office:value-type="float" office:value="10.361" calcext:value-type="float">
            <text:p>10.361</text:p>
          </table:table-cell>
          <table:table-cell office:value-type="float" office:value="14.3856780417" calcext:value-type="float">
            <text:p>14.3856780417</text:p>
          </table:table-cell>
          <table:table-cell office:value-type="float" office:value="-0.910645655581" calcext:value-type="float">
            <text:p>-0.9106456556</text:p>
          </table:table-cell>
          <table:table-cell office:value-type="float" office:value="6.98" calcext:value-type="float">
            <text:p>6.98</text:p>
          </table:table-cell>
          <table:table-cell office:value-type="float" office:value="1498" calcext:value-type="float">
            <text:p>1498</text:p>
          </table:table-cell>
          <table:table-cell office:value-type="float" office:value="1458" calcext:value-type="float">
            <text:p>1458</text:p>
          </table:table-cell>
          <table:table-cell office:value-type="float" office:value="9.2097" calcext:value-type="float">
            <text:p>9.2097</text:p>
          </table:table-cell>
        </table:table-row>
        <table:table-row table:style-name="ro1">
          <table:table-cell office:value-type="float" office:value="10.381" calcext:value-type="float">
            <text:p>10.381</text:p>
          </table:table-cell>
          <table:table-cell office:value-type="float" office:value="14.4769779894" calcext:value-type="float">
            <text:p>14.4769779894</text:p>
          </table:table-cell>
          <table:table-cell office:value-type="float" office:value="-0.900874654064" calcext:value-type="float">
            <text:p>-0.9008746541</text:p>
          </table:table-cell>
          <table:table-cell office:value-type="float" office:value="6.04" calcext:value-type="float">
            <text:p>6.04</text:p>
          </table:table-cell>
          <table:table-cell office:value-type="float" office:value="1496" calcext:value-type="float">
            <text:p>1496</text:p>
          </table:table-cell>
          <table:table-cell office:value-type="float" office:value="1458" calcext:value-type="float">
            <text:p>1458</text:p>
          </table:table-cell>
          <table:table-cell office:value-type="float" office:value="9.2097" calcext:value-type="float">
            <text:p>9.2097</text:p>
          </table:table-cell>
        </table:table-row>
        <table:table-row table:style-name="ro1">
          <table:table-cell office:value-type="float" office:value="10.401" calcext:value-type="float">
            <text:p>10.401</text:p>
          </table:table-cell>
          <table:table-cell office:value-type="float" office:value="14.5684264806" calcext:value-type="float">
            <text:p>14.5684264806</text:p>
          </table:table-cell>
          <table:table-cell office:value-type="float" office:value="-0.892650258588" calcext:value-type="float">
            <text:p>-0.8926502586</text:p>
          </table:table-cell>
          <table:table-cell office:value-type="float" office:value="5.07" calcext:value-type="float">
            <text:p>5.07</text:p>
          </table:table-cell>
          <table:table-cell office:value-type="float" office:value="1496" calcext:value-type="float">
            <text:p>1496</text:p>
          </table:table-cell>
          <table:table-cell office:value-type="float" office:value="1458" calcext:value-type="float">
            <text:p>1458</text:p>
          </table:table-cell>
          <table:table-cell office:value-type="float" office:value="9.2097" calcext:value-type="float">
            <text:p>9.2097</text:p>
          </table:table-cell>
        </table:table-row>
        <table:table-row table:style-name="ro1">
          <table:table-cell office:value-type="float" office:value="10.421" calcext:value-type="float">
            <text:p>10.421</text:p>
          </table:table-cell>
          <table:table-cell office:value-type="float" office:value="14.6565049052" calcext:value-type="float">
            <text:p>14.6565049052</text:p>
          </table:table-cell>
          <table:table-cell office:value-type="float" office:value="-0.884934246344" calcext:value-type="float">
            <text:p>-0.8849342463</text:p>
          </table:table-cell>
          <table:table-cell office:value-type="float" office:value="4.94" calcext:value-type="float">
            <text:p>4.94</text:p>
          </table:table-cell>
          <table:table-cell office:value-type="float" office:value="1496" calcext:value-type="float">
            <text:p>1496</text:p>
          </table:table-cell>
          <table:table-cell office:value-type="float" office:value="1458" calcext:value-type="float">
            <text:p>1458</text:p>
          </table:table-cell>
          <table:table-cell office:value-type="float" office:value="8.8686" calcext:value-type="float">
            <text:p>8.8686</text:p>
          </table:table-cell>
        </table:table-row>
        <table:table-row table:style-name="ro1">
          <table:table-cell office:value-type="float" office:value="10.441" calcext:value-type="float">
            <text:p>10.441</text:p>
          </table:table-cell>
          <table:table-cell office:value-type="float" office:value="14.7446536653" calcext:value-type="float">
            <text:p>14.7446536653</text:p>
          </table:table-cell>
          <table:table-cell office:value-type="float" office:value="-0.878094660216" calcext:value-type="float">
            <text:p>-0.8780946602</text:p>
          </table:table-cell>
          <table:table-cell office:value-type="float" office:value="4.37" calcext:value-type="float">
            <text:p>4.37</text:p>
          </table:table-cell>
          <table:table-cell office:value-type="float" office:value="1496" calcext:value-type="float">
            <text:p>1496</text:p>
          </table:table-cell>
          <table:table-cell office:value-type="float" office:value="1458" calcext:value-type="float">
            <text:p>1458</text:p>
          </table:table-cell>
          <table:table-cell office:value-type="float" office:value="8.8686" calcext:value-type="float">
            <text:p>8.8686</text:p>
          </table:table-cell>
        </table:table-row>
        <table:table-row table:style-name="ro1">
          <table:table-cell office:value-type="float" office:value="10.461" calcext:value-type="float">
            <text:p>10.461</text:p>
          </table:table-cell>
          <table:table-cell office:value-type="float" office:value="14.831169522" calcext:value-type="float">
            <text:p>14.831169522</text:p>
          </table:table-cell>
          <table:table-cell office:value-type="float" office:value="-0.872278996638" calcext:value-type="float">
            <text:p>-0.8722789966</text:p>
          </table:table-cell>
          <table:table-cell office:value-type="float" office:value="3.78" calcext:value-type="float">
            <text:p>3.78</text:p>
          </table:table-cell>
          <table:table-cell office:value-type="float" office:value="1494" calcext:value-type="float">
            <text:p>1494</text:p>
          </table:table-cell>
          <table:table-cell office:value-type="float" office:value="1458" calcext:value-type="float">
            <text:p>1458</text:p>
          </table:table-cell>
          <table:table-cell office:value-type="float" office:value="8.69805" calcext:value-type="float">
            <text:p>8.69805</text:p>
          </table:table-cell>
        </table:table-row>
        <table:table-row table:style-name="ro1">
          <table:table-cell office:value-type="float" office:value="10.481" calcext:value-type="float">
            <text:p>10.481</text:p>
          </table:table-cell>
          <table:table-cell office:value-type="float" office:value="14.9177268143" calcext:value-type="float">
            <text:p>14.9177268143</text:p>
          </table:table-cell>
          <table:table-cell office:value-type="float" office:value="-0.867142895554" calcext:value-type="float">
            <text:p>-0.8671428956</text:p>
          </table:table-cell>
          <table:table-cell office:value-type="float" office:value="3.33" calcext:value-type="float">
            <text:p>3.33</text:p>
          </table:table-cell>
          <table:table-cell office:value-type="float" office:value="1495" calcext:value-type="float">
            <text:p>1495</text:p>
          </table:table-cell>
          <table:table-cell office:value-type="float" office:value="1458" calcext:value-type="float">
            <text:p>1458</text:p>
          </table:table-cell>
          <table:table-cell office:value-type="float" office:value="8.69805" calcext:value-type="float">
            <text:p>8.69805</text:p>
          </table:table-cell>
        </table:table-row>
        <table:table-row table:style-name="ro1">
          <table:table-cell office:value-type="float" office:value="10.501" calcext:value-type="float">
            <text:p>10.501</text:p>
          </table:table-cell>
          <table:table-cell office:value-type="float" office:value="15.0026342115" calcext:value-type="float">
            <text:p>15.0026342115</text:p>
          </table:table-cell>
          <table:table-cell office:value-type="float" office:value="-0.863027855493" calcext:value-type="float">
            <text:p>-0.8630278555</text:p>
          </table:table-cell>
          <table:table-cell office:value-type="float" office:value="2.71" calcext:value-type="float">
            <text:p>2.71</text:p>
          </table:table-cell>
          <table:table-cell office:value-type="float" office:value="1495" calcext:value-type="float">
            <text:p>1495</text:p>
          </table:table-cell>
          <table:table-cell office:value-type="float" office:value="1458" calcext:value-type="float">
            <text:p>1458</text:p>
          </table:table-cell>
          <table:table-cell office:value-type="float" office:value="8.5275" calcext:value-type="float">
            <text:p>8.5275</text:p>
          </table:table-cell>
        </table:table-row>
        <table:table-row table:style-name="ro1">
          <table:table-cell office:value-type="float" office:value="10.521" calcext:value-type="float">
            <text:p>10.521</text:p>
          </table:table-cell>
          <table:table-cell office:value-type="float" office:value="15.0858447117" calcext:value-type="float">
            <text:p>15.0858447117</text:p>
          </table:table-cell>
          <table:table-cell office:value-type="float" office:value="-0.859026045703" calcext:value-type="float">
            <text:p>-0.8590260457</text:p>
          </table:table-cell>
          <table:table-cell office:value-type="float" office:value="2.69" calcext:value-type="float">
            <text:p>2.69</text:p>
          </table:table-cell>
          <table:table-cell office:value-type="float" office:value="1494" calcext:value-type="float">
            <text:p>1494</text:p>
          </table:table-cell>
          <table:table-cell office:value-type="float" office:value="1458" calcext:value-type="float">
            <text:p>1458</text:p>
          </table:table-cell>
          <table:table-cell office:value-type="float" office:value="8.35695" calcext:value-type="float">
            <text:p>8.35695</text:p>
          </table:table-cell>
        </table:table-row>
        <table:table-row table:style-name="ro1">
          <table:table-cell office:value-type="float" office:value="10.541" calcext:value-type="float">
            <text:p>10.541</text:p>
          </table:table-cell>
          <table:table-cell office:value-type="float" office:value="15.1673864951" calcext:value-type="float">
            <text:p>15.1673864951</text:p>
          </table:table-cell>
          <table:table-cell office:value-type="float" office:value="-0.855819149749" calcext:value-type="float">
            <text:p>-0.8558191497</text:p>
          </table:table-cell>
          <table:table-cell office:value-type="float" office:value="2.19" calcext:value-type="float">
            <text:p>2.19</text:p>
          </table:table-cell>
          <table:table-cell office:value-type="float" office:value="1494" calcext:value-type="float">
            <text:p>1494</text:p>
          </table:table-cell>
          <table:table-cell office:value-type="float" office:value="1458" calcext:value-type="float">
            <text:p>1458</text:p>
          </table:table-cell>
          <table:table-cell office:value-type="float" office:value="8.1864" calcext:value-type="float">
            <text:p>8.1864</text:p>
          </table:table-cell>
        </table:table-row>
        <table:table-row table:style-name="ro1">
          <table:table-cell office:value-type="float" office:value="10.561" calcext:value-type="float">
            <text:p>10.561</text:p>
          </table:table-cell>
          <table:table-cell office:value-type="float" office:value="15.2489411858" calcext:value-type="float">
            <text:p>15.2489411858</text:p>
          </table:table-cell>
          <table:table-cell office:value-type="float" office:value="-0.852982279614" calcext:value-type="float">
            <text:p>-0.8529822796</text:p>
          </table:table-cell>
          <table:table-cell office:value-type="float" office:value="1.93" calcext:value-type="float">
            <text:p>1.93</text:p>
          </table:table-cell>
          <table:table-cell office:value-type="float" office:value="1494" calcext:value-type="float">
            <text:p>1494</text:p>
          </table:table-cell>
          <table:table-cell office:value-type="float" office:value="1458" calcext:value-type="float">
            <text:p>1458</text:p>
          </table:table-cell>
          <table:table-cell office:value-type="float" office:value="8.1864" calcext:value-type="float">
            <text:p>8.1864</text:p>
          </table:table-cell>
        </table:table-row>
        <table:table-row table:style-name="ro1">
          <table:table-cell office:value-type="float" office:value="10.581" calcext:value-type="float">
            <text:p>10.581</text:p>
          </table:table-cell>
          <table:table-cell office:value-type="float" office:value="15.3305149469" calcext:value-type="float">
            <text:p>15.3305149469</text:p>
          </table:table-cell>
          <table:table-cell office:value-type="float" office:value="-0.850814445344" calcext:value-type="float">
            <text:p>-0.8508144453</text:p>
          </table:table-cell>
          <table:table-cell office:value-type="float" office:value="1.46" calcext:value-type="float">
            <text:p>1.46</text:p>
          </table:table-cell>
          <table:table-cell office:value-type="float" office:value="1494" calcext:value-type="float">
            <text:p>1494</text:p>
          </table:table-cell>
          <table:table-cell office:value-type="float" office:value="1458" calcext:value-type="float">
            <text:p>1458</text:p>
          </table:table-cell>
          <table:table-cell office:value-type="float" office:value="8.1864" calcext:value-type="float">
            <text:p>8.1864</text:p>
          </table:table-cell>
        </table:table-row>
        <table:table-row table:style-name="ro1">
          <table:table-cell office:value-type="float" office:value="10.601" calcext:value-type="float">
            <text:p>10.601</text:p>
          </table:table-cell>
          <table:table-cell office:value-type="float" office:value="15.4069942711" calcext:value-type="float">
            <text:p>15.4069942711</text:p>
          </table:table-cell>
          <table:table-cell office:value-type="float" office:value="-0.848960816303" calcext:value-type="float">
            <text:p>-0.8489608163</text:p>
          </table:table-cell>
          <table:table-cell office:value-type="float" office:value="1.33" calcext:value-type="float">
            <text:p>1.33</text:p>
          </table:table-cell>
          <table:table-cell office:value-type="float" office:value="1495" calcext:value-type="float">
            <text:p>1495</text:p>
          </table:table-cell>
          <table:table-cell office:value-type="float" office:value="1458" calcext:value-type="float">
            <text:p>1458</text:p>
          </table:table-cell>
          <table:table-cell office:value-type="float" office:value="7.67475" calcext:value-type="float">
            <text:p>7.67475</text:p>
          </table:table-cell>
        </table:table-row>
        <table:table-row table:style-name="ro1">
          <table:table-cell office:value-type="float" office:value="10.621" calcext:value-type="float">
            <text:p>10.621</text:p>
          </table:table-cell>
          <table:table-cell office:value-type="float" office:value="15.4851787492" calcext:value-type="float">
            <text:p>15.4851787492</text:p>
          </table:table-cell>
          <table:table-cell office:value-type="float" office:value="-0.847337116283" calcext:value-type="float">
            <text:p>-0.8473371163</text:p>
          </table:table-cell>
          <table:table-cell office:value-type="float" office:value="1.13" calcext:value-type="float">
            <text:p>1.13</text:p>
          </table:table-cell>
          <table:table-cell office:value-type="float" office:value="1495" calcext:value-type="float">
            <text:p>1495</text:p>
          </table:table-cell>
          <table:table-cell office:value-type="float" office:value="1458" calcext:value-type="float">
            <text:p>1458</text:p>
          </table:table-cell>
          <table:table-cell office:value-type="float" office:value="7.8453" calcext:value-type="float">
            <text:p>7.8453</text:p>
          </table:table-cell>
        </table:table-row>
        <table:table-row table:style-name="ro1">
          <table:table-cell office:value-type="float" office:value="10.641" calcext:value-type="float">
            <text:p>10.641</text:p>
          </table:table-cell>
          <table:table-cell office:value-type="float" office:value="15.5617051548" calcext:value-type="float">
            <text:p>15.5617051548</text:p>
          </table:table-cell>
          <table:table-cell office:value-type="float" office:value="-0.846494092668" calcext:value-type="float">
            <text:p>-0.8464940927</text:p>
          </table:table-cell>
          <table:table-cell office:value-type="float" office:value="0.58" calcext:value-type="float">
            <text:p>0.58</text:p>
          </table:table-cell>
          <table:table-cell office:value-type="float" office:value="1494" calcext:value-type="float">
            <text:p>1494</text:p>
          </table:table-cell>
          <table:table-cell office:value-type="float" office:value="1457" calcext:value-type="float">
            <text:p>1457</text:p>
          </table:table-cell>
          <table:table-cell office:value-type="float" office:value="7.67475" calcext:value-type="float">
            <text:p>7.67475</text:p>
          </table:table-cell>
        </table:table-row>
        <table:table-row table:style-name="ro1">
          <table:table-cell office:value-type="float" office:value="10.661" calcext:value-type="float">
            <text:p>10.661</text:p>
          </table:table-cell>
          <table:table-cell office:value-type="float" office:value="15.6365026292" calcext:value-type="float">
            <text:p>15.6365026292</text:p>
          </table:table-cell>
          <table:table-cell office:value-type="float" office:value="-0.846014761942" calcext:value-type="float">
            <text:p>-0.8460147619</text:p>
          </table:table-cell>
          <table:table-cell office:value-type="float" office:value="0.31" calcext:value-type="float">
            <text:p>0.31</text:p>
          </table:table-cell>
          <table:table-cell office:value-type="float" office:value="1495" calcext:value-type="float">
            <text:p>1495</text:p>
          </table:table-cell>
          <table:table-cell office:value-type="float" office:value="1458" calcext:value-type="float">
            <text:p>1458</text:p>
          </table:table-cell>
          <table:table-cell office:value-type="float" office:value="7.5042" calcext:value-type="float">
            <text:p>7.5042</text:p>
          </table:table-cell>
        </table:table-row>
        <table:table-row table:style-name="ro1">
          <table:table-cell office:value-type="float" office:value="10.681" calcext:value-type="float">
            <text:p>10.681</text:p>
          </table:table-cell>
          <table:table-cell office:value-type="float" office:value="15.7113007535" calcext:value-type="float">
            <text:p>15.7113007535</text:p>
          </table:table-cell>
          <table:table-cell office:value-type="float" office:value="-0.845757359177" calcext:value-type="float">
            <text:p>-0.8457573592</text:p>
          </table:table-cell>
          <table:table-cell office:value-type="float" office:value="0.14" calcext:value-type="float">
            <text:p>0.14</text:p>
          </table:table-cell>
          <table:table-cell office:value-type="float" office:value="1494" calcext:value-type="float">
            <text:p>1494</text:p>
          </table:table-cell>
          <table:table-cell office:value-type="float" office:value="1458" calcext:value-type="float">
            <text:p>1458</text:p>
          </table:table-cell>
          <table:table-cell office:value-type="float" office:value="7.5042" calcext:value-type="float">
            <text:p>7.5042</text:p>
          </table:table-cell>
        </table:table-row>
        <table:table-row table:style-name="ro1">
          <table:table-cell office:value-type="float" office:value="10.701" calcext:value-type="float">
            <text:p>10.701</text:p>
          </table:table-cell>
          <table:table-cell office:value-type="float" office:value="15.7843989187" calcext:value-type="float">
            <text:p>15.7843989187</text:p>
          </table:table-cell>
          <table:table-cell office:value-type="float" office:value="-0.845507464201" calcext:value-type="float">
            <text:p>-0.8455074642</text:p>
          </table:table-cell>
          <table:table-cell office:value-type="float" office:value="0.14" calcext:value-type="float">
            <text:p>0.14</text:p>
          </table:table-cell>
          <table:table-cell office:value-type="float" office:value="1495" calcext:value-type="float">
            <text:p>1495</text:p>
          </table:table-cell>
          <table:table-cell office:value-type="float" office:value="1458" calcext:value-type="float">
            <text:p>1458</text:p>
          </table:table-cell>
          <table:table-cell office:value-type="float" office:value="7.33365" calcext:value-type="float">
            <text:p>7.33365</text:p>
          </table:table-cell>
        </table:table-row>
        <table:table-row table:style-name="ro1">
          <table:table-cell office:value-type="float" office:value="10.721" calcext:value-type="float">
            <text:p>10.721</text:p>
          </table:table-cell>
          <table:table-cell office:value-type="float" office:value="15.854097198" calcext:value-type="float">
            <text:p>15.854097198</text:p>
          </table:table-cell>
          <table:table-cell office:value-type="float" office:value="-0.845296682676" calcext:value-type="float">
            <text:p>-0.8452966827</text:p>
          </table:table-cell>
          <table:table-cell office:value-type="float" office:value="0.12" calcext:value-type="float">
            <text:p>0.12</text:p>
          </table:table-cell>
          <table:table-cell office:value-type="float" office:value="1494" calcext:value-type="float">
            <text:p>1494</text:p>
          </table:table-cell>
          <table:table-cell office:value-type="float" office:value="1458" calcext:value-type="float">
            <text:p>1458</text:p>
          </table:table-cell>
          <table:table-cell office:value-type="float" office:value="6.99255" calcext:value-type="float">
            <text:p>6.99255</text:p>
          </table:table-cell>
        </table:table-row>
        <table:table-row table:style-name="ro1">
          <table:table-cell office:value-type="float" office:value="10.741" calcext:value-type="float">
            <text:p>10.741</text:p>
          </table:table-cell>
          <table:table-cell office:value-type="float" office:value="15.9254066882" calcext:value-type="float">
            <text:p>15.9254066882</text:p>
          </table:table-cell>
          <table:table-cell office:value-type="float" office:value="-0.845190846176" calcext:value-type="float">
            <text:p>-0.8451908462</text:p>
          </table:table-cell>
          <table:table-cell office:value-type="float" office:value="0.00999999999999" calcext:value-type="float">
            <text:p>0.01</text:p>
          </table:table-cell>
          <table:table-cell office:value-type="float" office:value="1495" calcext:value-type="float">
            <text:p>1495</text:p>
          </table:table-cell>
          <table:table-cell office:value-type="float" office:value="1461" calcext:value-type="float">
            <text:p>1461</text:p>
          </table:table-cell>
          <table:table-cell office:value-type="float" office:value="7.54010526316" calcext:value-type="float">
            <text:p>7.5401052632</text:p>
          </table:table-cell>
        </table:table-row>
        <table:table-row table:style-name="ro1">
          <table:table-cell office:value-type="float" office:value="10.76" calcext:value-type="float">
            <text:p>10.76</text:p>
          </table:table-cell>
          <table:table-cell office:value-type="float" office:value="15.9934031235" calcext:value-type="float">
            <text:p>15.9934031235</text:p>
          </table:table-cell>
          <table:table-cell office:value-type="float" office:value="-0.845580143007" calcext:value-type="float">
            <text:p>-0.845580143</text:p>
          </table:table-cell>
          <table:table-cell office:value-type="float" office:value="-0.38" calcext:value-type="float">
            <text:p>-0.38</text:p>
          </table:table-cell>
          <table:table-cell office:value-type="float" office:value="1495" calcext:value-type="float">
            <text:p>1495</text:p>
          </table:table-cell>
          <table:table-cell office:value-type="float" office:value="1458" calcext:value-type="float">
            <text:p>1458</text:p>
          </table:table-cell>
          <table:table-cell office:value-type="float" office:value="6.822" calcext:value-type="float">
            <text:p>6.822</text:p>
          </table:table-cell>
        </table:table-row>
        <table:table-row table:style-name="ro1">
          <table:table-cell office:value-type="float" office:value="10.78" calcext:value-type="float">
            <text:p>10.78</text:p>
          </table:table-cell>
          <table:table-cell office:value-type="float" office:value="16.0613693138" calcext:value-type="float">
            <text:p>16.0613693138</text:p>
          </table:table-cell>
          <table:table-cell office:value-type="float" office:value="-0.846186964094" calcext:value-type="float">
            <text:p>-0.8461869641</text:p>
          </table:table-cell>
          <table:table-cell office:value-type="float" office:value="-0.57" calcext:value-type="float">
            <text:p>-0.57</text:p>
          </table:table-cell>
          <table:table-cell office:value-type="float" office:value="1494" calcext:value-type="float">
            <text:p>1494</text:p>
          </table:table-cell>
          <table:table-cell office:value-type="float" office:value="1459" calcext:value-type="float">
            <text:p>1459</text:p>
          </table:table-cell>
          <table:table-cell office:value-type="float" office:value="6.822" calcext:value-type="float">
            <text:p>6.822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16.1276621834" calcext:value-type="float">
            <text:p>16.1276621834</text:p>
          </table:table-cell>
          <table:table-cell office:value-type="float" office:value="-0.846926727673" calcext:value-type="float">
            <text:p>-0.8469267277</text:p>
          </table:table-cell>
          <table:table-cell office:value-type="float" office:value="-0.69" calcext:value-type="float">
            <text:p>-0.69</text:p>
          </table:table-cell>
          <table:table-cell office:value-type="float" office:value="1494" calcext:value-type="float">
            <text:p>1494</text:p>
          </table:table-cell>
          <table:table-cell office:value-type="float" office:value="1458" calcext:value-type="float">
            <text:p>1458</text:p>
          </table:table-cell>
          <table:table-cell office:value-type="float" office:value="6.65145" calcext:value-type="float">
            <text:p>6.65145</text:p>
          </table:table-cell>
        </table:table-row>
        <table:table-row table:style-name="ro1">
          <table:table-cell office:value-type="float" office:value="10.82" calcext:value-type="float">
            <text:p>10.82</text:p>
          </table:table-cell>
          <table:table-cell office:value-type="float" office:value="16.1939522183" calcext:value-type="float">
            <text:p>16.1939522183</text:p>
          </table:table-cell>
          <table:table-cell office:value-type="float" office:value="-0.847863186802" calcext:value-type="float">
            <text:p>-0.8478631868</text:p>
          </table:table-cell>
          <table:table-cell office:value-type="float" office:value="-0.86" calcext:value-type="float">
            <text:p>-0.86</text:p>
          </table:table-cell>
          <table:table-cell office:value-type="float" office:value="1495" calcext:value-type="float">
            <text:p>1495</text:p>
          </table:table-cell>
          <table:table-cell office:value-type="float" office:value="1458" calcext:value-type="float">
            <text:p>1458</text:p>
          </table:table-cell>
          <table:table-cell office:value-type="float" office:value="6.65145" calcext:value-type="float">
            <text:p>6.65145</text:p>
          </table:table-cell>
        </table:table-row>
        <table:table-row table:style-name="ro1">
          <table:table-cell office:value-type="float" office:value="10.84" calcext:value-type="float">
            <text:p>10.84</text:p>
          </table:table-cell>
          <table:table-cell office:value-type="float" office:value="16.2585416131" calcext:value-type="float">
            <text:p>16.2585416131</text:p>
          </table:table-cell>
          <table:table-cell office:value-type="float" office:value="-0.848833465782" calcext:value-type="float">
            <text:p>-0.8488334658</text:p>
          </table:table-cell>
          <table:table-cell office:value-type="float" office:value="-0.91" calcext:value-type="float">
            <text:p>-0.91</text:p>
          </table:table-cell>
          <table:table-cell office:value-type="float" office:value="1494" calcext:value-type="float">
            <text:p>1494</text:p>
          </table:table-cell>
          <table:table-cell office:value-type="float" office:value="1458" calcext:value-type="float">
            <text:p>1458</text:p>
          </table:table-cell>
          <table:table-cell office:value-type="float" office:value="6.4809" calcext:value-type="float">
            <text:p>6.4809</text:p>
          </table:table-cell>
        </table:table-row>
        <table:table-row table:style-name="ro1">
          <table:table-cell office:value-type="float" office:value="10.86" calcext:value-type="float">
            <text:p>10.86</text:p>
          </table:table-cell>
          <table:table-cell office:value-type="float" office:value="16.3214327185" calcext:value-type="float">
            <text:p>16.3214327185</text:p>
          </table:table-cell>
          <table:table-cell office:value-type="float" office:value="-0.849691823557" calcext:value-type="float">
            <text:p>-0.8496918236</text:p>
          </table:table-cell>
          <table:table-cell office:value-type="float" office:value="-0.83" calcext:value-type="float">
            <text:p>-0.83</text:p>
          </table:table-cell>
          <table:table-cell office:value-type="float" office:value="1494" calcext:value-type="float">
            <text:p>1494</text:p>
          </table:table-cell>
          <table:table-cell office:value-type="float" office:value="1458" calcext:value-type="float">
            <text:p>1458</text:p>
          </table:table-cell>
          <table:table-cell office:value-type="float" office:value="6.31035" calcext:value-type="float">
            <text:p>6.31035</text:p>
          </table:table-cell>
        </table:table-row>
        <table:table-row table:style-name="ro1">
          <table:table-cell office:value-type="float" office:value="10.88" calcext:value-type="float">
            <text:p>10.88</text:p>
          </table:table-cell>
          <table:table-cell office:value-type="float" office:value="16.3842744761" calcext:value-type="float">
            <text:p>16.3842744761</text:p>
          </table:table-cell>
          <table:table-cell office:value-type="float" office:value="-0.85032789714" calcext:value-type="float">
            <text:p>-0.8503278971</text:p>
          </table:table-cell>
          <table:table-cell office:value-type="float" office:value="-0.64" calcext:value-type="float">
            <text:p>-0.64</text:p>
          </table:table-cell>
          <table:table-cell office:value-type="float" office:value="1494" calcext:value-type="float">
            <text:p>1494</text:p>
          </table:table-cell>
          <table:table-cell office:value-type="float" office:value="1460" calcext:value-type="float">
            <text:p>1460</text:p>
          </table:table-cell>
          <table:table-cell office:value-type="float" office:value="6.31035" calcext:value-type="float">
            <text:p>6.31035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16.4453907672" calcext:value-type="float">
            <text:p>16.4453907672</text:p>
          </table:table-cell>
          <table:table-cell office:value-type="float" office:value="-0.8510593573" calcext:value-type="float">
            <text:p>-0.8510593573</text:p>
          </table:table-cell>
          <table:table-cell office:value-type="float" office:value="-0.75" calcext:value-type="float">
            <text:p>-0.75</text:p>
          </table:table-cell>
          <table:table-cell office:value-type="float" office:value="1494" calcext:value-type="float">
            <text:p>1494</text:p>
          </table:table-cell>
          <table:table-cell office:value-type="float" office:value="1461" calcext:value-type="float">
            <text:p>1461</text:p>
          </table:table-cell>
          <table:table-cell office:value-type="float" office:value="6.1398" calcext:value-type="float">
            <text:p>6.1398</text:p>
          </table:table-cell>
        </table:table-row>
        <table:table-row table:style-name="ro1">
          <table:table-cell office:value-type="float" office:value="10.92" calcext:value-type="float">
            <text:p>10.92</text:p>
          </table:table-cell>
          <table:table-cell office:value-type="float" office:value="16.5047856546" calcext:value-type="float">
            <text:p>16.5047856546</text:p>
          </table:table-cell>
          <table:table-cell office:value-type="float" office:value="-0.851683229181" calcext:value-type="float">
            <text:p>-0.8516832292</text:p>
          </table:table-cell>
          <table:table-cell office:value-type="float" office:value="-0.67" calcext:value-type="float">
            <text:p>-0.67</text:p>
          </table:table-cell>
          <table:table-cell office:value-type="float" office:value="1495" calcext:value-type="float">
            <text:p>1495</text:p>
          </table:table-cell>
          <table:table-cell office:value-type="float" office:value="1462" calcext:value-type="float">
            <text:p>1462</text:p>
          </table:table-cell>
          <table:table-cell office:value-type="float" office:value="5.96925" calcext:value-type="float">
            <text:p>5.96925</text:p>
          </table:table-cell>
        </table:table-row>
        <table:table-row table:style-name="ro1">
          <table:table-cell office:value-type="float" office:value="10.94" calcext:value-type="float">
            <text:p>10.94</text:p>
          </table:table-cell>
          <table:table-cell office:value-type="float" office:value="16.5634525363" calcext:value-type="float">
            <text:p>16.5634525363</text:p>
          </table:table-cell>
          <table:table-cell office:value-type="float" office:value="-0.852208249336" calcext:value-type="float">
            <text:p>-0.8522082493</text:p>
          </table:table-cell>
          <table:table-cell office:value-type="float" office:value="-0.74" calcext:value-type="float">
            <text:p>-0.74</text:p>
          </table:table-cell>
          <table:table-cell office:value-type="float" office:value="1495" calcext:value-type="float">
            <text:p>1495</text:p>
          </table:table-cell>
          <table:table-cell office:value-type="float" office:value="1490" calcext:value-type="float">
            <text:p>1490</text:p>
          </table:table-cell>
          <table:table-cell office:value-type="float" office:value="5.96925" calcext:value-type="float">
            <text:p>5.96925</text:p>
          </table:table-cell>
        </table:table-row>
        <table:table-row table:style-name="ro1">
          <table:table-cell office:value-type="float" office:value="10.96" calcext:value-type="float">
            <text:p>10.96</text:p>
          </table:table-cell>
          <table:table-cell office:value-type="float" office:value="16.6199638444" calcext:value-type="float">
            <text:p>16.6199638444</text:p>
          </table:table-cell>
          <table:table-cell office:value-type="float" office:value="-0.852356137066" calcext:value-type="float">
            <text:p>-0.8523561371</text:p>
          </table:table-cell>
          <table:table-cell office:value-type="float" office:value="-0.47" calcext:value-type="float">
            <text:p>-0.47</text:p>
          </table:table-cell>
          <table:table-cell office:value-type="float" office:value="1494" calcext:value-type="float">
            <text:p>1494</text:p>
          </table:table-cell>
          <table:table-cell office:value-type="float" office:value="1508" calcext:value-type="float">
            <text:p>1508</text:p>
          </table:table-cell>
          <table:table-cell office:value-type="float" office:value="5.7987" calcext:value-type="float">
            <text:p>5.7987</text:p>
          </table:table-cell>
        </table:table-row>
        <table:table-row table:style-name="ro1">
          <table:table-cell office:value-type="float" office:value="10.98" calcext:value-type="float">
            <text:p>10.98</text:p>
          </table:table-cell>
          <table:table-cell office:value-type="float" office:value="16.674486511" calcext:value-type="float">
            <text:p>16.674486511</text:p>
          </table:table-cell>
          <table:table-cell office:value-type="float" office:value="-0.852541901242" calcext:value-type="float">
            <text:p>-0.8525419012</text:p>
          </table:table-cell>
          <table:table-cell office:value-type="float" office:value="-0.57" calcext:value-type="float">
            <text:p>-0.57</text:p>
          </table:table-cell>
          <table:table-cell office:value-type="float" office:value="1495" calcext:value-type="float">
            <text:p>1495</text:p>
          </table:table-cell>
          <table:table-cell office:value-type="float" office:value="1520" calcext:value-type="float">
            <text:p>1520</text:p>
          </table:table-cell>
          <table:table-cell office:value-type="float" office:value="5.62815" calcext:value-type="float">
            <text:p>5.628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.7287809485" calcext:value-type="float">
            <text:p>16.7287809485</text:p>
          </table:table-cell>
          <table:table-cell office:value-type="float" office:value="-0.852980237663" calcext:value-type="float">
            <text:p>-0.8529802377</text:p>
          </table:table-cell>
          <table:table-cell office:value-type="float" office:value="-0.88" calcext:value-type="float">
            <text:p>-0.88</text:p>
          </table:table-cell>
          <table:table-cell office:value-type="float" office:value="1494" calcext:value-type="float">
            <text:p>1494</text:p>
          </table:table-cell>
          <table:table-cell office:value-type="float" office:value="1528" calcext:value-type="float">
            <text:p>1528</text:p>
          </table:table-cell>
          <table:table-cell office:value-type="float" office:value="5.62815" calcext:value-type="float">
            <text:p>5.62815</text:p>
          </table:table-cell>
        </table:table-row>
        <table:table-row table:style-name="ro1">
          <table:table-cell office:value-type="float" office:value="11.02" calcext:value-type="float">
            <text:p>11.02</text:p>
          </table:table-cell>
          <table:table-cell office:value-type="float" office:value="16.7814208627" calcext:value-type="float">
            <text:p>16.7814208627</text:p>
          </table:table-cell>
          <table:table-cell office:value-type="float" office:value="-0.853784549385" calcext:value-type="float">
            <text:p>-0.8537845494</text:p>
          </table:table-cell>
          <table:table-cell office:value-type="float" office:value="-1.28" calcext:value-type="float">
            <text:p>-1.28</text:p>
          </table:table-cell>
          <table:table-cell office:value-type="float" office:value="1494" calcext:value-type="float">
            <text:p>1494</text:p>
          </table:table-cell>
          <table:table-cell office:value-type="float" office:value="1528" calcext:value-type="float">
            <text:p>1528</text:p>
          </table:table-cell>
          <table:table-cell office:value-type="float" office:value="5.4576" calcext:value-type="float">
            <text:p>5.4576</text:p>
          </table:table-cell>
        </table:table-row>
        <table:table-row table:style-name="ro1">
          <table:table-cell office:value-type="float" office:value="11.04" calcext:value-type="float">
            <text:p>11.04</text:p>
          </table:table-cell>
          <table:table-cell office:value-type="float" office:value="16.8323524975" calcext:value-type="float">
            <text:p>16.8323524975</text:p>
          </table:table-cell>
          <table:table-cell office:value-type="float" office:value="-0.854912222916" calcext:value-type="float">
            <text:p>-0.8549122229</text:p>
          </table:table-cell>
          <table:table-cell office:value-type="float" office:value="-1.67" calcext:value-type="float">
            <text:p>-1.67</text:p>
          </table:table-cell>
          <table:table-cell office:value-type="float" office:value="1494" calcext:value-type="float">
            <text:p>1494</text:p>
          </table:table-cell>
          <table:table-cell office:value-type="float" office:value="1530" calcext:value-type="float">
            <text:p>1530</text:p>
          </table:table-cell>
          <table:table-cell office:value-type="float" office:value="5.28705" calcext:value-type="float">
            <text:p>5.28705</text:p>
          </table:table-cell>
        </table:table-row>
        <table:table-row table:style-name="ro1">
          <table:table-cell office:value-type="float" office:value="11.06" calcext:value-type="float">
            <text:p>11.06</text:p>
          </table:table-cell>
          <table:table-cell office:value-type="float" office:value="16.8845250278" calcext:value-type="float">
            <text:p>16.8845250278</text:p>
          </table:table-cell>
          <table:table-cell office:value-type="float" office:value="-0.856382641127" calcext:value-type="float">
            <text:p>-0.8563826411</text:p>
          </table:table-cell>
          <table:table-cell office:value-type="float" office:value="-2.1" calcext:value-type="float">
            <text:p>-2.1</text:p>
          </table:table-cell>
          <table:table-cell office:value-type="float" office:value="1494" calcext:value-type="float">
            <text:p>1494</text:p>
          </table:table-cell>
          <table:table-cell office:value-type="float" office:value="1544" calcext:value-type="float">
            <text:p>1544</text:p>
          </table:table-cell>
          <table:table-cell office:value-type="float" office:value="5.4576" calcext:value-type="float">
            <text:p>5.4576</text:p>
          </table:table-cell>
        </table:table-row>
        <table:table-row table:style-name="ro1">
          <table:table-cell office:value-type="float" office:value="11.08" calcext:value-type="float">
            <text:p>11.08</text:p>
          </table:table-cell>
          <table:table-cell office:value-type="float" office:value="16.9327094154" calcext:value-type="float">
            <text:p>16.9327094154</text:p>
          </table:table-cell>
          <table:table-cell office:value-type="float" office:value="-0.858167692244" calcext:value-type="float">
            <text:p>-0.8581676922</text:p>
          </table:table-cell>
          <table:table-cell office:value-type="float" office:value="-2.7" calcext:value-type="float">
            <text:p>-2.7</text:p>
          </table:table-cell>
          <table:table-cell office:value-type="float" office:value="1494" calcext:value-type="float">
            <text:p>1494</text:p>
          </table:table-cell>
          <table:table-cell office:value-type="float" office:value="1570" calcext:value-type="float">
            <text:p>1570</text:p>
          </table:table-cell>
          <table:table-cell office:value-type="float" office:value="5.1165" calcext:value-type="float">
            <text:p>5.1165</text:p>
          </table:table-cell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float" office:value="16.9806192231" calcext:value-type="float">
            <text:p>16.9806192231</text:p>
          </table:table-cell>
          <table:table-cell office:value-type="float" office:value="-0.860674806151" calcext:value-type="float">
            <text:p>-0.8606748062</text:p>
          </table:table-cell>
          <table:table-cell office:value-type="float" office:value="-3.61" calcext:value-type="float">
            <text:p>-3.61</text:p>
          </table:table-cell>
          <table:table-cell office:value-type="float" office:value="1494" calcext:value-type="float">
            <text:p>1494</text:p>
          </table:table-cell>
          <table:table-cell office:value-type="float" office:value="1578" calcext:value-type="float">
            <text:p>1578</text:p>
          </table:table-cell>
          <table:table-cell office:value-type="float" office:value="5.1165" calcext:value-type="float">
            <text:p>5.1165</text:p>
          </table:table-cell>
        </table:table-row>
        <table:table-row table:style-name="ro1">
          <table:table-cell office:value-type="float" office:value="11.12" calcext:value-type="float">
            <text:p>11.12</text:p>
          </table:table-cell>
          <table:table-cell office:value-type="float" office:value="17.0262549411" calcext:value-type="float">
            <text:p>17.0262549411</text:p>
          </table:table-cell>
          <table:table-cell office:value-type="float" office:value="-0.864061660449" calcext:value-type="float">
            <text:p>-0.8640616604</text:p>
          </table:table-cell>
          <table:table-cell office:value-type="float" office:value="-4.93" calcext:value-type="float">
            <text:p>-4.93</text:p>
          </table:table-cell>
          <table:table-cell office:value-type="float" office:value="1494" calcext:value-type="float">
            <text:p>1494</text:p>
          </table:table-cell>
          <table:table-cell office:value-type="float" office:value="1599" calcext:value-type="float">
            <text:p>1599</text:p>
          </table:table-cell>
          <table:table-cell office:value-type="float" office:value="4.94595" calcext:value-type="float">
            <text:p>4.94595</text:p>
          </table:table-cell>
        </table:table-row>
        <table:table-row table:style-name="ro1">
          <table:table-cell office:value-type="float" office:value="11.14" calcext:value-type="float">
            <text:p>11.14</text:p>
          </table:table-cell>
          <table:table-cell office:value-type="float" office:value="17.0718226444" calcext:value-type="float">
            <text:p>17.0718226444</text:p>
          </table:table-cell>
          <table:table-cell office:value-type="float" office:value="-0.868348051305" calcext:value-type="float">
            <text:p>-0.8683480513</text:p>
          </table:table-cell>
          <table:table-cell office:value-type="float" office:value="-6.05" calcext:value-type="float">
            <text:p>-6.05</text:p>
          </table:table-cell>
          <table:table-cell office:value-type="float" office:value="1495" calcext:value-type="float">
            <text:p>1495</text:p>
          </table:table-cell>
          <table:table-cell office:value-type="float" office:value="1598" calcext:value-type="float">
            <text:p>1598</text:p>
          </table:table-cell>
          <table:table-cell office:value-type="float" office:value="4.94595" calcext:value-type="float">
            <text:p>4.94595</text:p>
          </table:table-cell>
        </table:table-row>
        <table:table-row table:style-name="ro1">
          <table:table-cell office:value-type="float" office:value="11.16" calcext:value-type="float">
            <text:p>11.16</text:p>
          </table:table-cell>
          <table:table-cell office:value-type="float" office:value="17.1163505928" calcext:value-type="float">
            <text:p>17.1163505928</text:p>
          </table:table-cell>
          <table:table-cell office:value-type="float" office:value="-0.873326611309" calcext:value-type="float">
            <text:p>-0.8733266113</text:p>
          </table:table-cell>
          <table:table-cell office:value-type="float" office:value="-7.19" calcext:value-type="float">
            <text:p>-7.19</text:p>
          </table:table-cell>
          <table:table-cell office:value-type="float" office:value="1494" calcext:value-type="float">
            <text:p>1494</text:p>
          </table:table-cell>
          <table:table-cell office:value-type="float" office:value="1630" calcext:value-type="float">
            <text:p>1630</text:p>
          </table:table-cell>
          <table:table-cell office:value-type="float" office:value="4.94595" calcext:value-type="float">
            <text:p>4.94595</text:p>
          </table:table-cell>
        </table:table-row>
        <table:table-row table:style-name="ro1">
          <table:table-cell office:value-type="float" office:value="11.18" calcext:value-type="float">
            <text:p>11.18</text:p>
          </table:table-cell>
          <table:table-cell office:value-type="float" office:value="17.1572304365" calcext:value-type="float">
            <text:p>17.1572304365</text:p>
          </table:table-cell>
          <table:table-cell office:value-type="float" office:value="-0.878818032195" calcext:value-type="float">
            <text:p>-0.8788180322</text:p>
          </table:table-cell>
          <table:table-cell office:value-type="float" office:value="-8.46" calcext:value-type="float">
            <text:p>-8.46</text:p>
          </table:table-cell>
          <table:table-cell office:value-type="float" office:value="1494" calcext:value-type="float">
            <text:p>1494</text:p>
          </table:table-cell>
          <table:table-cell office:value-type="float" office:value="1646" calcext:value-type="float">
            <text:p>1646</text:p>
          </table:table-cell>
          <table:table-cell office:value-type="float" office:value="4.60485" calcext:value-type="float">
            <text:p>4.60485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17.1990672646" calcext:value-type="float">
            <text:p>17.1990672646</text:p>
          </table:table-cell>
          <table:table-cell office:value-type="float" office:value="-0.885523753707" calcext:value-type="float">
            <text:p>-0.8855237537</text:p>
          </table:table-cell>
          <table:table-cell office:value-type="float" office:value="-9.98" calcext:value-type="float">
            <text:p>-9.98</text:p>
          </table:table-cell>
          <table:table-cell office:value-type="float" office:value="1495" calcext:value-type="float">
            <text:p>1495</text:p>
          </table:table-cell>
          <table:table-cell office:value-type="float" office:value="1658" calcext:value-type="float">
            <text:p>1658</text:p>
          </table:table-cell>
          <table:table-cell office:value-type="float" office:value="4.7754" calcext:value-type="float">
            <text:p>4.7754</text:p>
          </table:table-cell>
        </table:table-row>
        <table:table-row table:style-name="ro1">
          <table:table-cell office:value-type="float" office:value="11.22" calcext:value-type="float">
            <text:p>11.22</text:p>
          </table:table-cell>
          <table:table-cell office:value-type="float" office:value="17.2390604462" calcext:value-type="float">
            <text:p>17.2390604462</text:p>
          </table:table-cell>
          <table:table-cell office:value-type="float" office:value="-0.892862609869" calcext:value-type="float">
            <text:p>-0.8928626099</text:p>
          </table:table-cell>
          <table:table-cell office:value-type="float" office:value="-11.25" calcext:value-type="float">
            <text:p>-11.25</text:p>
          </table:table-cell>
          <table:table-cell office:value-type="float" office:value="1494" calcext:value-type="float">
            <text:p>1494</text:p>
          </table:table-cell>
          <table:table-cell office:value-type="float" office:value="1664" calcext:value-type="float">
            <text:p>1664</text:p>
          </table:table-cell>
          <table:table-cell office:value-type="float" office:value="4.60485" calcext:value-type="float">
            <text:p>4.60485</text:p>
          </table:table-cell>
        </table:table-row>
        <table:table-row table:style-name="ro1">
          <table:table-cell office:value-type="float" office:value="11.24" calcext:value-type="float">
            <text:p>11.24</text:p>
          </table:table-cell>
          <table:table-cell office:value-type="float" office:value="17.2773129703" calcext:value-type="float">
            <text:p>17.2773129703</text:p>
          </table:table-cell>
          <table:table-cell office:value-type="float" office:value="-0.900860501148" calcext:value-type="float">
            <text:p>-0.9008605011</text:p>
          </table:table-cell>
          <table:table-cell office:value-type="float" office:value="-12.62" calcext:value-type="float">
            <text:p>-12.62</text:p>
          </table:table-cell>
          <table:table-cell office:value-type="float" office:value="1495" calcext:value-type="float">
            <text:p>1495</text:p>
          </table:table-cell>
          <table:table-cell office:value-type="float" office:value="1666" calcext:value-type="float">
            <text:p>1666</text:p>
          </table:table-cell>
          <table:table-cell office:value-type="float" office:value="4.4343" calcext:value-type="float">
            <text:p>4.4343</text:p>
          </table:table-cell>
        </table:table-row>
        <table:table-row table:style-name="ro1">
          <table:table-cell office:value-type="float" office:value="11.26" calcext:value-type="float">
            <text:p>11.26</text:p>
          </table:table-cell>
          <table:table-cell office:value-type="float" office:value="17.3137884095" calcext:value-type="float">
            <text:p>17.3137884095</text:p>
          </table:table-cell>
          <table:table-cell office:value-type="float" office:value="-0.909685159968" calcext:value-type="float">
            <text:p>-0.90968516</text:p>
          </table:table-cell>
          <table:table-cell office:value-type="float" office:value="-14.36" calcext:value-type="float">
            <text:p>-14.36</text:p>
          </table:table-cell>
          <table:table-cell office:value-type="float" office:value="1493" calcext:value-type="float">
            <text:p>1493</text:p>
          </table:table-cell>
          <table:table-cell office:value-type="float" office:value="1667" calcext:value-type="float">
            <text:p>1667</text:p>
          </table:table-cell>
          <table:table-cell office:value-type="float" office:value="4.26375" calcext:value-type="float">
            <text:p>4.26375</text:p>
          </table:table-cell>
        </table:table-row>
        <table:table-row table:style-name="ro1">
          <table:table-cell office:value-type="float" office:value="11.28" calcext:value-type="float">
            <text:p>11.28</text:p>
          </table:table-cell>
          <table:table-cell office:value-type="float" office:value="17.3512497293" calcext:value-type="float">
            <text:p>17.3512497293</text:p>
          </table:table-cell>
          <table:table-cell office:value-type="float" office:value="-0.920138297884" calcext:value-type="float">
            <text:p>-0.9201382979</text:p>
          </table:table-cell>
          <table:table-cell office:value-type="float" office:value="-16.36" calcext:value-type="float">
            <text:p>-16.36</text:p>
          </table:table-cell>
          <table:table-cell office:value-type="float" office:value="1495" calcext:value-type="float">
            <text:p>1495</text:p>
          </table:table-cell>
          <table:table-cell office:value-type="float" office:value="1670" calcext:value-type="float">
            <text:p>1670</text:p>
          </table:table-cell>
          <table:table-cell office:value-type="float" office:value="4.4343" calcext:value-type="float">
            <text:p>4.4343</text:p>
          </table:table-cell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17.3868868668" calcext:value-type="float">
            <text:p>17.3868868668</text:p>
          </table:table-cell>
          <table:table-cell office:value-type="float" office:value="-0.93141120385" calcext:value-type="float">
            <text:p>-0.9314112039</text:p>
          </table:table-cell>
          <table:table-cell office:value-type="float" office:value="-18.26" calcext:value-type="float">
            <text:p>-18.26</text:p>
          </table:table-cell>
          <table:table-cell office:value-type="float" office:value="1494" calcext:value-type="float">
            <text:p>1494</text:p>
          </table:table-cell>
          <table:table-cell office:value-type="float" office:value="1670" calcext:value-type="float">
            <text:p>1670</text:p>
          </table:table-cell>
          <table:table-cell office:value-type="float" office:value="4.26375" calcext:value-type="float">
            <text:p>4.26375</text:p>
          </table:table-cell>
        </table:table-row>
        <table:table-row table:style-name="ro1">
          <table:table-cell office:value-type="float" office:value="11.32" calcext:value-type="float">
            <text:p>11.32</text:p>
          </table:table-cell>
          <table:table-cell office:value-type="float" office:value="17.4205963372" calcext:value-type="float">
            <text:p>17.4205963372</text:p>
          </table:table-cell>
          <table:table-cell office:value-type="float" office:value="-0.943497253737" calcext:value-type="float">
            <text:p>-0.9434972537</text:p>
          </table:table-cell>
          <table:table-cell office:value-type="float" office:value="-20.37" calcext:value-type="float">
            <text:p>-20.37</text:p>
          </table:table-cell>
          <table:table-cell office:value-type="float" office:value="1494" calcext:value-type="float">
            <text:p>1494</text:p>
          </table:table-cell>
          <table:table-cell office:value-type="float" office:value="1672" calcext:value-type="float">
            <text:p>1672</text:p>
          </table:table-cell>
          <table:table-cell office:value-type="float" office:value="4.0932" calcext:value-type="float">
            <text:p>4.0932</text:p>
          </table:table-cell>
        </table:table-row>
        <table:table-row table:style-name="ro1">
          <table:table-cell office:value-type="float" office:value="11.34" calcext:value-type="float">
            <text:p>11.34</text:p>
          </table:table-cell>
          <table:table-cell office:value-type="float" office:value="17.4538286383" calcext:value-type="float">
            <text:p>17.4538286383</text:p>
          </table:table-cell>
          <table:table-cell office:value-type="float" office:value="-0.95676531988" calcext:value-type="float">
            <text:p>-0.9567653199</text:p>
          </table:table-cell>
          <table:table-cell office:value-type="float" office:value="-22.37" calcext:value-type="float">
            <text:p>-22.37</text:p>
          </table:table-cell>
          <table:table-cell office:value-type="float" office:value="1494" calcext:value-type="float">
            <text:p>1494</text:p>
          </table:table-cell>
          <table:table-cell office:value-type="float" office:value="1672" calcext:value-type="float">
            <text:p>1672</text:p>
          </table:table-cell>
          <table:table-cell office:value-type="float" office:value="4.0932" calcext:value-type="float">
            <text:p>4.0932</text:p>
          </table:table-cell>
        </table:table-row>
        <table:table-row table:style-name="ro1">
          <table:table-cell office:value-type="float" office:value="11.36" calcext:value-type="float">
            <text:p>11.36</text:p>
          </table:table-cell>
          <table:table-cell office:value-type="float" office:value="17.4865760928" calcext:value-type="float">
            <text:p>17.4865760928</text:p>
          </table:table-cell>
          <table:table-cell office:value-type="float" office:value="-0.971258962569" calcext:value-type="float">
            <text:p>-0.9712589626</text:p>
          </table:table-cell>
          <table:table-cell office:value-type="float" office:value="-24.43" calcext:value-type="float">
            <text:p>-24.43</text:p>
          </table:table-cell>
          <table:table-cell office:value-type="float" office:value="1495" calcext:value-type="float">
            <text:p>1495</text:p>
          </table:table-cell>
          <table:table-cell office:value-type="float" office:value="1670" calcext:value-type="float">
            <text:p>1670</text:p>
          </table:table-cell>
          <table:table-cell office:value-type="float" office:value="4.0932" calcext:value-type="float">
            <text:p>4.0932</text:p>
          </table:table-cell>
        </table:table-row>
        <table:table-row table:style-name="ro1">
          <table:table-cell office:value-type="float" office:value="11.38" calcext:value-type="float">
            <text:p>11.38</text:p>
          </table:table-cell>
          <table:table-cell office:value-type="float" office:value="17.5173735923" calcext:value-type="float">
            <text:p>17.5173735923</text:p>
          </table:table-cell>
          <table:table-cell office:value-type="float" office:value="-0.986327428772" calcext:value-type="float">
            <text:p>-0.9863274288</text:p>
          </table:table-cell>
          <table:table-cell office:value-type="float" office:value="-26.56" calcext:value-type="float">
            <text:p>-26.56</text:p>
          </table:table-cell>
          <table:table-cell office:value-type="float" office:value="1494" calcext:value-type="float">
            <text:p>1494</text:p>
          </table:table-cell>
          <table:table-cell office:value-type="float" office:value="1671" calcext:value-type="float">
            <text:p>1671</text:p>
          </table:table-cell>
          <table:table-cell office:value-type="float" office:value="3.92265" calcext:value-type="float">
            <text:p>3.92265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17.5475643741" calcext:value-type="float">
            <text:p>17.5475643741</text:p>
          </table:table-cell>
          <table:table-cell office:value-type="float" office:value="-1.0024793195" calcext:value-type="float">
            <text:p>-1.0024793195</text:p>
          </table:table-cell>
          <table:table-cell office:value-type="float" office:value="-28.59" calcext:value-type="float">
            <text:p>-28.59</text:p>
          </table:table-cell>
          <table:table-cell office:value-type="float" office:value="1494" calcext:value-type="float">
            <text:p>1494</text:p>
          </table:table-cell>
          <table:table-cell office:value-type="float" office:value="1672" calcext:value-type="float">
            <text:p>1672</text:p>
          </table:table-cell>
          <table:table-cell office:value-type="float" office:value="3.92265" calcext:value-type="float">
            <text:p>3.92265</text:p>
          </table:table-cell>
        </table:table-row>
        <table:table-row table:style-name="ro1">
          <table:table-cell office:value-type="float" office:value="11.42" calcext:value-type="float">
            <text:p>11.42</text:p>
          </table:table-cell>
          <table:table-cell office:value-type="float" office:value="17.5757982611" calcext:value-type="float">
            <text:p>17.5757982611</text:p>
          </table:table-cell>
          <table:table-cell office:value-type="float" office:value="-1.01907600232" calcext:value-type="float">
            <text:p>-1.0190760023</text:p>
          </table:table-cell>
          <table:table-cell office:value-type="float" office:value="-30.82" calcext:value-type="float">
            <text:p>-30.82</text:p>
          </table:table-cell>
          <table:table-cell office:value-type="float" office:value="1494" calcext:value-type="float">
            <text:p>1494</text:p>
          </table:table-cell>
          <table:table-cell office:value-type="float" office:value="1672" calcext:value-type="float">
            <text:p>1672</text:p>
          </table:table-cell>
          <table:table-cell office:value-type="float" office:value="3.7521" calcext:value-type="float">
            <text:p>3.7521</text:p>
          </table:table-cell>
        </table:table-row>
        <table:table-row table:style-name="ro1">
          <table:table-cell office:value-type="float" office:value="11.44" calcext:value-type="float">
            <text:p>11.44</text:p>
          </table:table-cell>
          <table:table-cell office:value-type="float" office:value="17.6045428157" calcext:value-type="float">
            <text:p>17.6045428157</text:p>
          </table:table-cell>
          <table:table-cell office:value-type="float" office:value="-1.03756333612" calcext:value-type="float">
            <text:p>-1.0375633361</text:p>
          </table:table-cell>
          <table:table-cell office:value-type="float" office:value="-33.08" calcext:value-type="float">
            <text:p>-33.08</text:p>
          </table:table-cell>
          <table:table-cell office:value-type="float" office:value="1494" calcext:value-type="float">
            <text:p>1494</text:p>
          </table:table-cell>
          <table:table-cell office:value-type="float" office:value="1673" calcext:value-type="float">
            <text:p>1673</text:p>
          </table:table-cell>
          <table:table-cell office:value-type="float" office:value="3.92265" calcext:value-type="float">
            <text:p>3.92265</text:p>
          </table:table-cell>
        </table:table-row>
        <table:table-row table:style-name="ro1">
          <table:table-cell office:value-type="float" office:value="11.46" calcext:value-type="float">
            <text:p>11.46</text:p>
          </table:table-cell>
          <table:table-cell office:value-type="float" office:value="17.6301472239" calcext:value-type="float">
            <text:p>17.6301472239</text:p>
          </table:table-cell>
          <table:table-cell office:value-type="float" office:value="-1.05548527785" calcext:value-type="float">
            <text:p>-1.0554852779</text:p>
          </table:table-cell>
          <table:table-cell office:value-type="float" office:value="-35.24" calcext:value-type="float">
            <text:p>-35.24</text:p>
          </table:table-cell>
          <table:table-cell office:value-type="float" office:value="1494" calcext:value-type="float">
            <text:p>1494</text:p>
          </table:table-cell>
          <table:table-cell office:value-type="float" office:value="1672" calcext:value-type="float">
            <text:p>1672</text:p>
          </table:table-cell>
          <table:table-cell office:value-type="float" office:value="3.58155" calcext:value-type="float">
            <text:p>3.58155</text:p>
          </table:table-cell>
        </table:table-row>
        <table:table-row table:style-name="ro1">
          <table:table-cell office:value-type="float" office:value="11.48" calcext:value-type="float">
            <text:p>11.48</text:p>
          </table:table-cell>
          <table:table-cell office:value-type="float" office:value="17.6539897481" calcext:value-type="float">
            <text:p>17.6539897481</text:p>
          </table:table-cell>
          <table:table-cell office:value-type="float" office:value="-1.07347311183" calcext:value-type="float">
            <text:p>-1.0734731118</text:p>
          </table:table-cell>
          <table:table-cell office:value-type="float" office:value="-37.22" calcext:value-type="float">
            <text:p>-37.22</text:p>
          </table:table-cell>
          <table:table-cell office:value-type="float" office:value="1494" calcext:value-type="float">
            <text:p>1494</text:p>
          </table:table-cell>
          <table:table-cell office:value-type="float" office:value="1668" calcext:value-type="float">
            <text:p>1668</text:p>
          </table:table-cell>
          <table:table-cell office:value-type="float" office:value="3.411" calcext:value-type="float">
            <text:p>3.411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17.6782706091" calcext:value-type="float">
            <text:p>17.6782706091</text:p>
          </table:table-cell>
          <table:table-cell office:value-type="float" office:value="-1.09312703753" calcext:value-type="float">
            <text:p>-1.0931270375</text:p>
          </table:table-cell>
          <table:table-cell office:value-type="float" office:value="-39.14" calcext:value-type="float">
            <text:p>-39.14</text:p>
          </table:table-cell>
          <table:table-cell office:value-type="float" office:value="1494" calcext:value-type="float">
            <text:p>1494</text:p>
          </table:table-cell>
          <table:table-cell office:value-type="float" office:value="1672" calcext:value-type="float">
            <text:p>1672</text:p>
          </table:table-cell>
          <table:table-cell office:value-type="float" office:value="3.58155" calcext:value-type="float">
            <text:p>3.58155</text:p>
          </table:table-cell>
        </table:table-row>
        <table:table-row table:style-name="ro1">
          <table:table-cell office:value-type="float" office:value="11.52" calcext:value-type="float">
            <text:p>11.52</text:p>
          </table:table-cell>
          <table:table-cell office:value-type="float" office:value="17.700855457" calcext:value-type="float">
            <text:p>17.700855457</text:p>
          </table:table-cell>
          <table:table-cell office:value-type="float" office:value="-1.11255066174" calcext:value-type="float">
            <text:p>-1.1125506617</text:p>
          </table:table-cell>
          <table:table-cell office:value-type="float" office:value="-40.8" calcext:value-type="float">
            <text:p>-40.8</text:p>
          </table:table-cell>
          <table:table-cell office:value-type="float" office:value="1494" calcext:value-type="float">
            <text:p>1494</text:p>
          </table:table-cell>
          <table:table-cell office:value-type="float" office:value="1671" calcext:value-type="float">
            <text:p>1671</text:p>
          </table:table-cell>
          <table:table-cell office:value-type="float" office:value="3.411" calcext:value-type="float">
            <text:p>3.411</text:p>
          </table:table-cell>
        </table:table-row>
        <table:table-row table:style-name="ro1">
          <table:table-cell office:value-type="float" office:value="11.54" calcext:value-type="float">
            <text:p>11.54</text:p>
          </table:table-cell>
          <table:table-cell office:value-type="float" office:value="17.7227796622" calcext:value-type="float">
            <text:p>17.7227796622</text:p>
          </table:table-cell>
          <table:table-cell office:value-type="float" office:value="-1.13261089404" calcext:value-type="float">
            <text:p>-1.132610894</text:p>
          </table:table-cell>
          <table:table-cell office:value-type="float" office:value="-42.52" calcext:value-type="float">
            <text:p>-42.52</text:p>
          </table:table-cell>
          <table:table-cell office:value-type="float" office:value="1494" calcext:value-type="float">
            <text:p>1494</text:p>
          </table:table-cell>
          <table:table-cell office:value-type="float" office:value="1674" calcext:value-type="float">
            <text:p>1674</text:p>
          </table:table-cell>
          <table:table-cell office:value-type="float" office:value="3.411" calcext:value-type="float">
            <text:p>3.411</text:p>
          </table:table-cell>
        </table:table-row>
        <table:table-row table:style-name="ro1">
          <table:table-cell office:value-type="float" office:value="11.56" calcext:value-type="float">
            <text:p>11.56</text:p>
          </table:table-cell>
          <table:table-cell office:value-type="float" office:value="17.7428813387" calcext:value-type="float">
            <text:p>17.7428813387</text:p>
          </table:table-cell>
          <table:table-cell office:value-type="float" office:value="-1.15229996605" calcext:value-type="float">
            <text:p>-1.1522999661</text:p>
          </table:table-cell>
          <table:table-cell office:value-type="float" office:value="-44.42" calcext:value-type="float">
            <text:p>-44.42</text:p>
          </table:table-cell>
          <table:table-cell office:value-type="float" office:value="1494" calcext:value-type="float">
            <text:p>1494</text:p>
          </table:table-cell>
          <table:table-cell office:value-type="float" office:value="1679" calcext:value-type="float">
            <text:p>1679</text:p>
          </table:table-cell>
          <table:table-cell office:value-type="float" office:value="3.24045" calcext:value-type="float">
            <text:p>3.24045</text:p>
          </table:table-cell>
        </table:table-row>
        <table:table-row table:style-name="ro1">
          <table:table-cell office:value-type="float" office:value="11.58" calcext:value-type="float">
            <text:p>11.58</text:p>
          </table:table-cell>
          <table:table-cell office:value-type="float" office:value="17.7612431165" calcext:value-type="float">
            <text:p>17.7612431165</text:p>
          </table:table-cell>
          <table:table-cell office:value-type="float" office:value="-1.17156234939" calcext:value-type="float">
            <text:p>-1.1715623494</text:p>
          </table:table-cell>
          <table:table-cell office:value-type="float" office:value="-46.34" calcext:value-type="float">
            <text:p>-46.34</text:p>
          </table:table-cell>
          <table:table-cell office:value-type="float" office:value="1494" calcext:value-type="float">
            <text:p>1494</text:p>
          </table:table-cell>
          <table:table-cell office:value-type="float" office:value="1682" calcext:value-type="float">
            <text:p>1682</text:p>
          </table:table-cell>
          <table:table-cell office:value-type="float" office:value="3.0699" calcext:value-type="float">
            <text:p>3.0699</text:p>
          </table:table-cell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17.778892862" calcext:value-type="float">
            <text:p>17.778892862</text:p>
          </table:table-cell>
          <table:table-cell office:value-type="float" office:value="-1.1913693021" calcext:value-type="float">
            <text:p>-1.1913693021</text:p>
          </table:table-cell>
          <table:table-cell office:value-type="float" office:value="-48.22" calcext:value-type="float">
            <text:p>-48.22</text:p>
          </table:table-cell>
          <table:table-cell office:value-type="float" office:value="1494" calcext:value-type="float">
            <text:p>1494</text:p>
          </table:table-cell>
          <table:table-cell office:value-type="float" office:value="1686" calcext:value-type="float">
            <text:p>1686</text:p>
          </table:table-cell>
          <table:table-cell office:value-type="float" office:value="3.0699" calcext:value-type="float">
            <text:p>3.0699</text:p>
          </table:table-cell>
        </table:table-row>
        <table:table-row table:style-name="ro1">
          <table:table-cell office:value-type="float" office:value="11.62" calcext:value-type="float">
            <text:p>11.62</text:p>
          </table:table-cell>
          <table:table-cell office:value-type="float" office:value="17.7958973864" calcext:value-type="float">
            <text:p>17.7958973864</text:p>
          </table:table-cell>
          <table:table-cell office:value-type="float" office:value="-1.2116177233" calcext:value-type="float">
            <text:p>-1.2116177233</text:p>
          </table:table-cell>
          <table:table-cell office:value-type="float" office:value="-49.86" calcext:value-type="float">
            <text:p>-49.86</text:p>
          </table:table-cell>
          <table:table-cell office:value-type="float" office:value="1494" calcext:value-type="float">
            <text:p>1494</text:p>
          </table:table-cell>
          <table:table-cell office:value-type="float" office:value="1689" calcext:value-type="float">
            <text:p>1689</text:p>
          </table:table-cell>
          <table:table-cell office:value-type="float" office:value="3.0699" calcext:value-type="float">
            <text:p>3.0699</text:p>
          </table:table-cell>
        </table:table-row>
        <table:table-row table:style-name="ro1">
          <table:table-cell office:value-type="float" office:value="11.64" calcext:value-type="float">
            <text:p>11.64</text:p>
          </table:table-cell>
          <table:table-cell office:value-type="float" office:value="17.812146264" calcext:value-type="float">
            <text:p>17.812146264</text:p>
          </table:table-cell>
          <table:table-cell office:value-type="float" office:value="-1.23210552568" calcext:value-type="float">
            <text:p>-1.2321055257</text:p>
          </table:table-cell>
          <table:table-cell office:value-type="float" office:value="-51.42" calcext:value-type="float">
            <text:p>-51.42</text:p>
          </table:table-cell>
          <table:table-cell office:value-type="float" office:value="1494" calcext:value-type="float">
            <text:p>1494</text:p>
          </table:table-cell>
          <table:table-cell office:value-type="float" office:value="1695" calcext:value-type="float">
            <text:p>1695</text:p>
          </table:table-cell>
          <table:table-cell office:value-type="float" office:value="3.0699" calcext:value-type="float">
            <text:p>3.0699</text:p>
          </table:table-cell>
        </table:table-row>
        <table:table-row table:style-name="ro1">
          <table:table-cell office:value-type="float" office:value="11.66" calcext:value-type="float">
            <text:p>11.66</text:p>
          </table:table-cell>
          <table:table-cell office:value-type="float" office:value="17.8266987113" calcext:value-type="float">
            <text:p>17.8266987113</text:p>
          </table:table-cell>
          <table:table-cell office:value-type="float" office:value="-1.25155422921" calcext:value-type="float">
            <text:p>-1.2515542292</text:p>
          </table:table-cell>
          <table:table-cell office:value-type="float" office:value="-52.99" calcext:value-type="float">
            <text:p>-52.99</text:p>
          </table:table-cell>
          <table:table-cell office:value-type="float" office:value="1495" calcext:value-type="float">
            <text:p>1495</text:p>
          </table:table-cell>
          <table:table-cell office:value-type="float" office:value="1704" calcext:value-type="float">
            <text:p>1704</text:p>
          </table:table-cell>
          <table:table-cell office:value-type="float" office:value="2.89935" calcext:value-type="float">
            <text:p>2.89935</text:p>
          </table:table-cell>
        </table:table-row>
        <table:table-row table:style-name="ro1">
          <table:table-cell office:value-type="float" office:value="11.68" calcext:value-type="float">
            <text:p>11.68</text:p>
          </table:table-cell>
          <table:table-cell office:value-type="float" office:value="17.8404146137" calcext:value-type="float">
            <text:p>17.8404146137</text:p>
          </table:table-cell>
          <table:table-cell office:value-type="float" office:value="-1.27101420783" calcext:value-type="float">
            <text:p>-1.2710142078</text:p>
          </table:table-cell>
          <table:table-cell office:value-type="float" office:value="-54.56" calcext:value-type="float">
            <text:p>-54.56</text:p>
          </table:table-cell>
          <table:table-cell office:value-type="float" office:value="1494" calcext:value-type="float">
            <text:p>1494</text:p>
          </table:table-cell>
          <table:table-cell office:value-type="float" office:value="1714" calcext:value-type="float">
            <text:p>1714</text:p>
          </table:table-cell>
          <table:table-cell office:value-type="float" office:value="2.89935" calcext:value-type="float">
            <text:p>2.89935</text:p>
          </table:table-cell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float" office:value="17.8527461489" calcext:value-type="float">
            <text:p>17.8527461489</text:p>
          </table:table-cell>
          <table:table-cell office:value-type="float" office:value="-1.28952696999" calcext:value-type="float">
            <text:p>-1.28952697</text:p>
          </table:table-cell>
          <table:table-cell office:value-type="float" office:value="-56.04" calcext:value-type="float">
            <text:p>-56.04</text:p>
          </table:table-cell>
          <table:table-cell office:value-type="float" office:value="1495" calcext:value-type="float">
            <text:p>1495</text:p>
          </table:table-cell>
          <table:table-cell office:value-type="float" office:value="1718" calcext:value-type="float">
            <text:p>1718</text:p>
          </table:table-cell>
          <table:table-cell office:value-type="float" office:value="2.7288" calcext:value-type="float">
            <text:p>2.7288</text:p>
          </table:table-cell>
        </table:table-row>
        <table:table-row table:style-name="ro1">
          <table:table-cell office:value-type="float" office:value="11.72" calcext:value-type="float">
            <text:p>11.72</text:p>
          </table:table-cell>
          <table:table-cell office:value-type="float" office:value="17.8642697874" calcext:value-type="float">
            <text:p>17.8642697874</text:p>
          </table:table-cell>
          <table:table-cell office:value-type="float" office:value="-1.30806677281" calcext:value-type="float">
            <text:p>-1.3080667728</text:p>
          </table:table-cell>
          <table:table-cell office:value-type="float" office:value="-57.78" calcext:value-type="float">
            <text:p>-57.78</text:p>
          </table:table-cell>
          <table:table-cell office:value-type="float" office:value="1494" calcext:value-type="float">
            <text:p>1494</text:p>
          </table:table-cell>
          <table:table-cell office:value-type="float" office:value="1728" calcext:value-type="float">
            <text:p>1728</text:p>
          </table:table-cell>
          <table:table-cell office:value-type="float" office:value="2.7288" calcext:value-type="float">
            <text:p>2.7288</text:p>
          </table:table-cell>
        </table:table-row>
        <table:table-row table:style-name="ro1">
          <table:table-cell office:value-type="float" office:value="11.74" calcext:value-type="float">
            <text:p>11.74</text:p>
          </table:table-cell>
          <table:table-cell office:value-type="float" office:value="17.8751737094" calcext:value-type="float">
            <text:p>17.8751737094</text:p>
          </table:table-cell>
          <table:table-cell office:value-type="float" office:value="-1.32681398246" calcext:value-type="float">
            <text:p>-1.3268139825</text:p>
          </table:table-cell>
          <table:table-cell office:value-type="float" office:value="-59.41" calcext:value-type="float">
            <text:p>-59.41</text:p>
          </table:table-cell>
          <table:table-cell office:value-type="float" office:value="1496" calcext:value-type="float">
            <text:p>1496</text:p>
          </table:table-cell>
          <table:table-cell office:value-type="float" office:value="1732" calcext:value-type="float">
            <text:p>1732</text:p>
          </table:table-cell>
          <table:table-cell office:value-type="float" office:value="2.7288" calcext:value-type="float">
            <text:p>2.7288</text:p>
          </table:table-cell>
        </table:table-row>
        <table:table-row table:style-name="ro1">
          <table:table-cell office:value-type="float" office:value="11.76" calcext:value-type="float">
            <text:p>11.76</text:p>
          </table:table-cell>
          <table:table-cell office:value-type="float" office:value="17.8848996145" calcext:value-type="float">
            <text:p>17.8848996145</text:p>
          </table:table-cell>
          <table:table-cell office:value-type="float" office:value="-1.34461633207" calcext:value-type="float">
            <text:p>-1.3446163321</text:p>
          </table:table-cell>
          <table:table-cell office:value-type="float" office:value="-60.93" calcext:value-type="float">
            <text:p>-60.93</text:p>
          </table:table-cell>
          <table:table-cell office:value-type="float" office:value="1496" calcext:value-type="float">
            <text:p>1496</text:p>
          </table:table-cell>
          <table:table-cell office:value-type="float" office:value="1734" calcext:value-type="float">
            <text:p>1734</text:p>
          </table:table-cell>
          <table:table-cell office:value-type="float" office:value="2.55825" calcext:value-type="float">
            <text:p>2.55825</text:p>
          </table:table-cell>
        </table:table-row>
        <table:table-row table:style-name="ro1">
          <table:table-cell office:value-type="float" office:value="11.78" calcext:value-type="float">
            <text:p>11.78</text:p>
          </table:table-cell>
          <table:table-cell office:value-type="float" office:value="17.8940642448" calcext:value-type="float">
            <text:p>17.8940642448</text:p>
          </table:table-cell>
          <table:table-cell office:value-type="float" office:value="-1.36264490515" calcext:value-type="float">
            <text:p>-1.3626449052</text:p>
          </table:table-cell>
          <table:table-cell office:value-type="float" office:value="-62.59" calcext:value-type="float">
            <text:p>-62.59</text:p>
          </table:table-cell>
          <table:table-cell office:value-type="float" office:value="1496" calcext:value-type="float">
            <text:p>1496</text:p>
          </table:table-cell>
          <table:table-cell office:value-type="float" office:value="1736" calcext:value-type="float">
            <text:p>1736</text:p>
          </table:table-cell>
          <table:table-cell office:value-type="float" office:value="2.55825" calcext:value-type="float">
            <text:p>2.55825</text:p>
          </table:table-cell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17.9026374925" calcext:value-type="float">
            <text:p>17.9026374925</text:p>
          </table:table-cell>
          <table:table-cell office:value-type="float" office:value="-1.3808952605" calcext:value-type="float">
            <text:p>-1.3808952605</text:p>
          </table:table-cell>
          <table:table-cell office:value-type="float" office:value="-64.33" calcext:value-type="float">
            <text:p>-64.33</text:p>
          </table:table-cell>
          <table:table-cell office:value-type="float" office:value="1497" calcext:value-type="float">
            <text:p>1497</text:p>
          </table:table-cell>
          <table:table-cell office:value-type="float" office:value="1738" calcext:value-type="float">
            <text:p>1738</text:p>
          </table:table-cell>
          <table:table-cell office:value-type="float" office:value="2.55825" calcext:value-type="float">
            <text:p>2.55825</text:p>
          </table:table-cell>
        </table:table-row>
        <table:table-row table:style-name="ro1">
          <table:table-cell office:value-type="float" office:value="11.82" calcext:value-type="float">
            <text:p>11.82</text:p>
          </table:table-cell>
          <table:table-cell office:value-type="float" office:value="17.9101551336" calcext:value-type="float">
            <text:p>17.9101551336</text:p>
          </table:table-cell>
          <table:table-cell office:value-type="float" office:value="-1.39817366178" calcext:value-type="float">
            <text:p>-1.3981736618</text:p>
          </table:table-cell>
          <table:table-cell office:value-type="float" office:value="-65.98" calcext:value-type="float">
            <text:p>-65.98</text:p>
          </table:table-cell>
          <table:table-cell office:value-type="float" office:value="1496" calcext:value-type="float">
            <text:p>1496</text:p>
          </table:table-cell>
          <table:table-cell office:value-type="float" office:value="1738" calcext:value-type="float">
            <text:p>1738</text:p>
          </table:table-cell>
          <table:table-cell office:value-type="float" office:value="2.3877" calcext:value-type="float">
            <text:p>2.3877</text:p>
          </table:table-cell>
        </table:table-row>
        <table:table-row table:style-name="ro1">
          <table:table-cell office:value-type="float" office:value="11.84" calcext:value-type="float">
            <text:p>11.84</text:p>
          </table:table-cell>
          <table:table-cell office:value-type="float" office:value="17.9176210703" calcext:value-type="float">
            <text:p>17.9176210703</text:p>
          </table:table-cell>
          <table:table-cell office:value-type="float" office:value="-1.41685163861" calcext:value-type="float">
            <text:p>-1.4168516386</text:p>
          </table:table-cell>
          <table:table-cell office:value-type="float" office:value="-67.63" calcext:value-type="float">
            <text:p>-67.63</text:p>
          </table:table-cell>
          <table:table-cell office:value-type="float" office:value="1496" calcext:value-type="float">
            <text:p>1496</text:p>
          </table:table-cell>
          <table:table-cell office:value-type="float" office:value="1740" calcext:value-type="float">
            <text:p>1740</text:p>
          </table:table-cell>
          <table:table-cell office:value-type="float" office:value="2.55825" calcext:value-type="float">
            <text:p>2.55825</text:p>
          </table:table-cell>
        </table:table-row>
        <table:table-row table:style-name="ro1">
          <table:table-cell office:value-type="float" office:value="11.86" calcext:value-type="float">
            <text:p>11.86</text:p>
          </table:table-cell>
          <table:table-cell office:value-type="float" office:value="17.9234939501" calcext:value-type="float">
            <text:p>17.9234939501</text:p>
          </table:table-cell>
          <table:table-cell office:value-type="float" office:value="-1.43290327742" calcext:value-type="float">
            <text:p>-1.4329032774</text:p>
          </table:table-cell>
          <table:table-cell office:value-type="float" office:value="-69.34" calcext:value-type="float">
            <text:p>-69.34</text:p>
          </table:table-cell>
          <table:table-cell office:value-type="float" office:value="1496" calcext:value-type="float">
            <text:p>1496</text:p>
          </table:table-cell>
          <table:table-cell office:value-type="float" office:value="1752" calcext:value-type="float">
            <text:p>1752</text:p>
          </table:table-cell>
          <table:table-cell office:value-type="float" office:value="2.21715" calcext:value-type="float">
            <text:p>2.21715</text:p>
          </table:table-cell>
        </table:table-row>
        <table:table-row table:style-name="ro1">
          <table:table-cell office:value-type="float" office:value="11.88" calcext:value-type="float">
            <text:p>11.88</text:p>
          </table:table-cell>
          <table:table-cell office:value-type="float" office:value="17.9291963716" calcext:value-type="float">
            <text:p>17.9291963716</text:p>
          </table:table-cell>
          <table:table-cell office:value-type="float" office:value="-1.45011592419" calcext:value-type="float">
            <text:p>-1.4501159242</text:p>
          </table:table-cell>
          <table:table-cell office:value-type="float" office:value="-71.01" calcext:value-type="float">
            <text:p>-71.01</text:p>
          </table:table-cell>
          <table:table-cell office:value-type="float" office:value="1496" calcext:value-type="float">
            <text:p>1496</text:p>
          </table:table-cell>
          <table:table-cell office:value-type="float" office:value="1760" calcext:value-type="float">
            <text:p>1760</text:p>
          </table:table-cell>
          <table:table-cell office:value-type="float" office:value="2.3877" calcext:value-type="float">
            <text:p>2.3877</text:p>
          </table:table-cell>
        </table:table-row>
        <table:table-row table:style-name="ro1">
          <table:table-cell office:value-type="float" office:value="11.9" calcext:value-type="float">
            <text:p>11.9</text:p>
          </table:table-cell>
          <table:table-cell office:value-type="float" office:value="17.9339815841" calcext:value-type="float">
            <text:p>17.9339815841</text:p>
          </table:table-cell>
          <table:table-cell office:value-type="float" office:value="-1.46614830924" calcext:value-type="float">
            <text:p>-1.4661483092</text:p>
          </table:table-cell>
          <table:table-cell office:value-type="float" office:value="-72.73" calcext:value-type="float">
            <text:p>-72.73</text:p>
          </table:table-cell>
          <table:table-cell office:value-type="float" office:value="1498" calcext:value-type="float">
            <text:p>1498</text:p>
          </table:table-cell>
          <table:table-cell office:value-type="float" office:value="1764" calcext:value-type="float">
            <text:p>1764</text:p>
          </table:table-cell>
          <table:table-cell office:value-type="float" office:value="2.21715" calcext:value-type="float">
            <text:p>2.21715</text:p>
          </table:table-cell>
        </table:table-row>
        <table:table-row table:style-name="ro1">
          <table:table-cell office:value-type="float" office:value="11.92" calcext:value-type="float">
            <text:p>11.92</text:p>
          </table:table-cell>
          <table:table-cell office:value-type="float" office:value="17.9382570379" calcext:value-type="float">
            <text:p>17.9382570379</text:p>
          </table:table-cell>
          <table:table-cell office:value-type="float" office:value="-1.48220222055" calcext:value-type="float">
            <text:p>-1.4822022206</text:p>
          </table:table-cell>
          <table:table-cell office:value-type="float" office:value="-74.4" calcext:value-type="float">
            <text:p>-74.4</text:p>
          </table:table-cell>
          <table:table-cell office:value-type="float" office:value="1498" calcext:value-type="float">
            <text:p>1498</text:p>
          </table:table-cell>
          <table:table-cell office:value-type="float" office:value="1768" calcext:value-type="float">
            <text:p>1768</text:p>
          </table:table-cell>
          <table:table-cell office:value-type="float" office:value="2.21715" calcext:value-type="float">
            <text:p>2.21715</text:p>
          </table:table-cell>
        </table:table-row>
        <table:table-row table:style-name="ro1">
          <table:table-cell office:value-type="float" office:value="11.94" calcext:value-type="float">
            <text:p>11.94</text:p>
          </table:table-cell>
          <table:table-cell office:value-type="float" office:value="17.9420465173" calcext:value-type="float">
            <text:p>17.9420465173</text:p>
          </table:table-cell>
          <table:table-cell office:value-type="float" office:value="-1.49837353849" calcext:value-type="float">
            <text:p>-1.4983735385</text:p>
          </table:table-cell>
          <table:table-cell office:value-type="float" office:value="-76.1" calcext:value-type="float">
            <text:p>-76.1</text:p>
          </table:table-cell>
          <table:table-cell office:value-type="float" office:value="1498" calcext:value-type="float">
            <text:p>1498</text:p>
          </table:table-cell>
          <table:table-cell office:value-type="float" office:value="1769" calcext:value-type="float">
            <text:p>1769</text:p>
          </table:table-cell>
          <table:table-cell office:value-type="float" office:value="2.21715" calcext:value-type="float">
            <text:p>2.21715</text:p>
          </table:table-cell>
        </table:table-row>
        <table:table-row table:style-name="ro1">
          <table:table-cell office:value-type="float" office:value="11.96" calcext:value-type="float">
            <text:p>11.96</text:p>
          </table:table-cell>
          <table:table-cell office:value-type="float" office:value="17.9451017527" calcext:value-type="float">
            <text:p>17.9451017527</text:p>
          </table:table-cell>
          <table:table-cell office:value-type="float" office:value="-1.51334009563" calcext:value-type="float">
            <text:p>-1.5133400956</text:p>
          </table:table-cell>
          <table:table-cell office:value-type="float" office:value="-77.78" calcext:value-type="float">
            <text:p>-77.78</text:p>
          </table:table-cell>
          <table:table-cell office:value-type="float" office:value="1498" calcext:value-type="float">
            <text:p>1498</text:p>
          </table:table-cell>
          <table:table-cell office:value-type="float" office:value="1774" calcext:value-type="float">
            <text:p>1774</text:p>
          </table:table-cell>
          <table:table-cell office:value-type="float" office:value="2.0466" calcext:value-type="float">
            <text:p>2.0466</text:p>
          </table:table-cell>
        </table:table-row>
        <table:table-row table:style-name="ro1">
          <table:table-cell office:value-type="float" office:value="11.98" calcext:value-type="float">
            <text:p>11.98</text:p>
          </table:table-cell>
          <table:table-cell office:value-type="float" office:value="17.9476827582" calcext:value-type="float">
            <text:p>17.9476827582</text:p>
          </table:table-cell>
          <table:table-cell office:value-type="float" office:value="-1.528160926" calcext:value-type="float">
            <text:p>-1.528160926</text:p>
          </table:table-cell>
          <table:table-cell office:value-type="float" office:value="-79.4" calcext:value-type="float">
            <text:p>-79.4</text:p>
          </table:table-cell>
          <table:table-cell office:value-type="float" office:value="1498" calcext:value-type="float">
            <text:p>1498</text:p>
          </table:table-cell>
          <table:table-cell office:value-type="float" office:value="1790" calcext:value-type="float">
            <text:p>1790</text:p>
          </table:table-cell>
          <table:table-cell office:value-type="float" office:value="2.0466" calcext:value-type="float">
            <text:p>2.046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.949834038" calcext:value-type="float">
            <text:p>17.949834038</text:p>
          </table:table-cell>
          <table:table-cell office:value-type="float" office:value="-1.54296849937" calcext:value-type="float">
            <text:p>-1.5429684994</text:p>
          </table:table-cell>
          <table:table-cell office:value-type="float" office:value="-80.99" calcext:value-type="float">
            <text:p>-80.99</text:p>
          </table:table-cell>
          <table:table-cell office:value-type="float" office:value="1498" calcext:value-type="float">
            <text:p>1498</text:p>
          </table:table-cell>
          <table:table-cell office:value-type="float" office:value="1796" calcext:value-type="float">
            <text:p>1796</text:p>
          </table:table-cell>
          <table:table-cell office:value-type="float" office:value="2.0466" calcext:value-type="float">
            <text:p>2.0466</text:p>
          </table:table-cell>
        </table:table-row>
        <table:table-row table:style-name="ro1">
          <table:table-cell office:value-type="float" office:value="12.02" calcext:value-type="float">
            <text:p>12.02</text:p>
          </table:table-cell>
          <table:table-cell office:value-type="float" office:value="17.9514220823" calcext:value-type="float">
            <text:p>17.9514220823</text:p>
          </table:table-cell>
          <table:table-cell office:value-type="float" office:value="-1.55649342823" calcext:value-type="float">
            <text:p>-1.5564934282</text:p>
          </table:table-cell>
          <table:table-cell office:value-type="float" office:value="-82.6" calcext:value-type="float">
            <text:p>-82.6</text:p>
          </table:table-cell>
          <table:table-cell office:value-type="float" office:value="1506" calcext:value-type="float">
            <text:p>1506</text:p>
          </table:table-cell>
          <table:table-cell office:value-type="float" office:value="1804" calcext:value-type="float">
            <text:p>1804</text:p>
          </table:table-cell>
          <table:table-cell office:value-type="float" office:value="1.87605" calcext:value-type="float">
            <text:p>1.87605</text:p>
          </table:table-cell>
        </table:table-row>
        <table:table-row table:style-name="ro1">
          <table:table-cell office:value-type="float" office:value="12.04" calcext:value-type="float">
            <text:p>12.04</text:p>
          </table:table-cell>
          <table:table-cell office:value-type="float" office:value="17.952717362" calcext:value-type="float">
            <text:p>17.952717362</text:p>
          </table:table-cell>
          <table:table-cell office:value-type="float" office:value="-1.57126861064" calcext:value-type="float">
            <text:p>-1.5712686106</text:p>
          </table:table-cell>
          <table:table-cell office:value-type="float" office:value="-84.21" calcext:value-type="float">
            <text:p>-84.21</text:p>
          </table:table-cell>
          <table:table-cell office:value-type="float" office:value="1514" calcext:value-type="float">
            <text:p>1514</text:p>
          </table:table-cell>
          <table:table-cell office:value-type="float" office:value="1806" calcext:value-type="float">
            <text:p>1806</text:p>
          </table:table-cell>
          <table:table-cell office:value-type="float" office:value="2.0466" calcext:value-type="float">
            <text:p>2.0466</text:p>
          </table:table-cell>
        </table:table-row>
        <table:table-row table:style-name="ro1">
          <table:table-cell office:value-type="float" office:value="12.06" calcext:value-type="float">
            <text:p>12.06</text:p>
          </table:table-cell>
          <table:table-cell office:value-type="float" office:value="17.9535514142" calcext:value-type="float">
            <text:p>17.9535514142</text:p>
          </table:table-cell>
          <table:table-cell office:value-type="float" office:value="-1.58486556878" calcext:value-type="float">
            <text:p>-1.5848655688</text:p>
          </table:table-cell>
          <table:table-cell office:value-type="float" office:value="-85.77" calcext:value-type="float">
            <text:p>-85.77</text:p>
          </table:table-cell>
          <table:table-cell office:value-type="float" office:value="1530" calcext:value-type="float">
            <text:p>1530</text:p>
          </table:table-cell>
          <table:table-cell office:value-type="float" office:value="1805" calcext:value-type="float">
            <text:p>1805</text:p>
          </table:table-cell>
          <table:table-cell office:value-type="float" office:value="1.87605" calcext:value-type="float">
            <text:p>1.87605</text:p>
          </table:table-cell>
        </table:table-row>
        <table:table-row table:style-name="ro1">
          <table:table-cell office:value-type="float" office:value="12.08" calcext:value-type="float">
            <text:p>12.08</text:p>
          </table:table-cell>
          <table:table-cell office:value-type="float" office:value="17.9540348995" calcext:value-type="float">
            <text:p>17.9540348995</text:p>
          </table:table-cell>
          <table:table-cell office:value-type="float" office:value="-1.59847421842" calcext:value-type="float">
            <text:p>-1.5984742184</text:p>
          </table:table-cell>
          <table:table-cell office:value-type="float" office:value="-87.24" calcext:value-type="float">
            <text:p>-87.24</text:p>
          </table:table-cell>
          <table:table-cell office:value-type="float" office:value="1534" calcext:value-type="float">
            <text:p>1534</text:p>
          </table:table-cell>
          <table:table-cell office:value-type="float" office:value="1806" calcext:value-type="float">
            <text:p>1806</text:p>
          </table:table-cell>
          <table:table-cell office:value-type="float" office:value="1.87605" calcext:value-type="float">
            <text:p>1.87605</text:p>
          </table:table-cell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float" office:value="17.9541427162" calcext:value-type="float">
            <text:p>17.9541427162</text:p>
          </table:table-cell>
          <table:table-cell office:value-type="float" office:value="-1.61086246907" calcext:value-type="float">
            <text:p>-1.6108624691</text:p>
          </table:table-cell>
          <table:table-cell office:value-type="float" office:value="-88.84" calcext:value-type="float">
            <text:p>-88.84</text:p>
          </table:table-cell>
          <table:table-cell office:value-type="float" office:value="1533" calcext:value-type="float">
            <text:p>1533</text:p>
          </table:table-cell>
          <table:table-cell office:value-type="float" office:value="1806" calcext:value-type="float">
            <text:p>1806</text:p>
          </table:table-cell>
          <table:table-cell office:value-type="float" office:value="1.7055" calcext:value-type="float">
            <text:p>1.7055</text:p>
          </table:table-cell>
        </table:table-row>
        <table:table-row table:style-name="ro1">
          <table:table-cell office:value-type="float" office:value="12.12" calcext:value-type="float">
            <text:p>12.12</text:p>
          </table:table-cell>
          <table:table-cell office:value-type="float" office:value="17.9538552858" calcext:value-type="float">
            <text:p>17.9538552858</text:p>
          </table:table-cell>
          <table:table-cell office:value-type="float" office:value="-1.6244680244" calcext:value-type="float">
            <text:p>-1.6244680244</text:p>
          </table:table-cell>
          <table:table-cell office:value-type="float" office:value="-90.48" calcext:value-type="float">
            <text:p>-90.48</text:p>
          </table:table-cell>
          <table:table-cell office:value-type="float" office:value="1534" calcext:value-type="float">
            <text:p>1534</text:p>
          </table:table-cell>
          <table:table-cell office:value-type="float" office:value="1808" calcext:value-type="float">
            <text:p>1808</text:p>
          </table:table-cell>
          <table:table-cell office:value-type="float" office:value="1.87605" calcext:value-type="float">
            <text:p>1.87605</text:p>
          </table:table-cell>
        </table:table-row>
        <table:table-row table:style-name="ro1">
          <table:table-cell office:value-type="float" office:value="12.14" calcext:value-type="float">
            <text:p>12.14</text:p>
          </table:table-cell>
          <table:table-cell office:value-type="float" office:value="17.9532458739" calcext:value-type="float">
            <text:p>17.9532458739</text:p>
          </table:table-cell>
          <table:table-cell office:value-type="float" office:value="-1.63683267206" calcext:value-type="float">
            <text:p>-1.6368326721</text:p>
          </table:table-cell>
          <table:table-cell office:value-type="float" office:value="-92.16" calcext:value-type="float">
            <text:p>-92.16</text:p>
          </table:table-cell>
          <table:table-cell office:value-type="float" office:value="1542" calcext:value-type="float">
            <text:p>1542</text:p>
          </table:table-cell>
          <table:table-cell office:value-type="float" office:value="1808" calcext:value-type="float">
            <text:p>1808</text:p>
          </table:table-cell>
          <table:table-cell office:value-type="float" office:value="1.7055" calcext:value-type="float">
            <text:p>1.7055</text:p>
          </table:table-cell>
        </table:table-row>
        <table:table-row table:style-name="ro1">
          <table:table-cell office:value-type="float" office:value="12.16" calcext:value-type="float">
            <text:p>12.16</text:p>
          </table:table-cell>
          <table:table-cell office:value-type="float" office:value="17.9523748502" calcext:value-type="float">
            <text:p>17.9523748502</text:p>
          </table:table-cell>
          <table:table-cell office:value-type="float" office:value="-1.6479463231" calcext:value-type="float">
            <text:p>-1.6479463231</text:p>
          </table:table-cell>
          <table:table-cell office:value-type="float" office:value="-93.89" calcext:value-type="float">
            <text:p>-93.89</text:p>
          </table:table-cell>
          <table:table-cell office:value-type="float" office:value="1568" calcext:value-type="float">
            <text:p>1568</text:p>
          </table:table-cell>
          <table:table-cell office:value-type="float" office:value="1808" calcext:value-type="float">
            <text:p>1808</text:p>
          </table:table-cell>
          <table:table-cell office:value-type="float" office:value="1.53495" calcext:value-type="float">
            <text:p>1.53495</text:p>
          </table:table-cell>
        </table:table-row>
        <table:table-row table:style-name="ro1">
          <table:table-cell office:value-type="float" office:value="12.18" calcext:value-type="float">
            <text:p>12.18</text:p>
          </table:table-cell>
          <table:table-cell office:value-type="float" office:value="17.9511962267" calcext:value-type="float">
            <text:p>17.9511962267</text:p>
          </table:table-cell>
          <table:table-cell office:value-type="float" office:value="-1.65903795596" calcext:value-type="float">
            <text:p>-1.659037956</text:p>
          </table:table-cell>
          <table:table-cell office:value-type="float" office:value="-95.48" calcext:value-type="float">
            <text:p>-95.48</text:p>
          </table:table-cell>
          <table:table-cell office:value-type="float" office:value="1618" calcext:value-type="float">
            <text:p>1618</text:p>
          </table:table-cell>
          <table:table-cell office:value-type="float" office:value="1808" calcext:value-type="float">
            <text:p>1808</text:p>
          </table:table-cell>
          <table:table-cell office:value-type="float" office:value="1.53495" calcext:value-type="float">
            <text:p>1.53495</text:p>
          </table:table-cell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17.9495616286" calcext:value-type="float">
            <text:p>17.9495616286</text:p>
          </table:table-cell>
          <table:table-cell office:value-type="float" office:value="-1.67133292844" calcext:value-type="float">
            <text:p>-1.6713329284</text:p>
          </table:table-cell>
          <table:table-cell office:value-type="float" office:value="-96.93" calcext:value-type="float">
            <text:p>-96.93</text:p>
          </table:table-cell>
          <table:table-cell office:value-type="float" office:value="1632" calcext:value-type="float">
            <text:p>1632</text:p>
          </table:table-cell>
          <table:table-cell office:value-type="float" office:value="1808" calcext:value-type="float">
            <text:p>1808</text:p>
          </table:table-cell>
          <table:table-cell office:value-type="float" office:value="1.7055" calcext:value-type="float">
            <text:p>1.7055</text:p>
          </table:table-cell>
        </table:table-row>
        <table:table-row table:style-name="ro1">
          <table:table-cell office:value-type="float" office:value="12.22" calcext:value-type="float">
            <text:p>12.22</text:p>
          </table:table-cell>
          <table:table-cell office:value-type="float" office:value="17.9476322353" calcext:value-type="float">
            <text:p>17.9476322353</text:p>
          </table:table-cell>
          <table:table-cell office:value-type="float" office:value="-1.68359182319" calcext:value-type="float">
            <text:p>-1.6835918232</text:p>
          </table:table-cell>
          <table:table-cell office:value-type="float" office:value="-98.31" calcext:value-type="float">
            <text:p>-98.31</text:p>
          </table:table-cell>
          <table:table-cell office:value-type="float" office:value="1632" calcext:value-type="float">
            <text:p>1632</text:p>
          </table:table-cell>
          <table:table-cell office:value-type="float" office:value="1808" calcext:value-type="float">
            <text:p>1808</text:p>
          </table:table-cell>
          <table:table-cell office:value-type="float" office:value="1.7055" calcext:value-type="float">
            <text:p>1.7055</text:p>
          </table:table-cell>
        </table:table-row>
        <table:table-row table:style-name="ro1">
          <table:table-cell office:value-type="float" office:value="12.24" calcext:value-type="float">
            <text:p>12.24</text:p>
          </table:table-cell>
          <table:table-cell office:value-type="float" office:value="17.9456403353" calcext:value-type="float">
            <text:p>17.9456403353</text:p>
          </table:table-cell>
          <table:table-cell office:value-type="float" office:value="-1.69458335888" calcext:value-type="float">
            <text:p>-1.6945833589</text:p>
          </table:table-cell>
          <table:table-cell office:value-type="float" office:value="-99.71" calcext:value-type="float">
            <text:p>-99.71</text:p>
          </table:table-cell>
          <table:table-cell office:value-type="float" office:value="1633" calcext:value-type="float">
            <text:p>1633</text:p>
          </table:table-cell>
          <table:table-cell office:value-type="float" office:value="1808" calcext:value-type="float">
            <text:p>1808</text:p>
          </table:table-cell>
          <table:table-cell office:value-type="float" office:value="1.53495" calcext:value-type="float">
            <text:p>1.53495</text:p>
          </table:table-cell>
        </table:table-row>
        <table:table-row table:style-name="ro1">
          <table:table-cell office:value-type="float" office:value="12.26" calcext:value-type="float">
            <text:p>12.26</text:p>
          </table:table-cell>
          <table:table-cell office:value-type="float" office:value="17.9428665448" calcext:value-type="float">
            <text:p>17.9428665448</text:p>
          </table:table-cell>
          <table:table-cell office:value-type="float" office:value="-1.70801253493" calcext:value-type="float">
            <text:p>-1.7080125349</text:p>
          </table:table-cell>
          <table:table-cell office:value-type="float" office:value="-101" calcext:value-type="float">
            <text:p>-101</text:p>
          </table:table-cell>
          <table:table-cell office:value-type="float" office:value="1632" calcext:value-type="float">
            <text:p>1632</text:p>
          </table:table-cell>
          <table:table-cell office:value-type="float" office:value="1805" calcext:value-type="float">
            <text:p>1805</text:p>
          </table:table-cell>
          <table:table-cell office:value-type="float" office:value="1.87605" calcext:value-type="float">
            <text:p>1.87605</text:p>
          </table:table-cell>
        </table:table-row>
        <table:table-row table:style-name="ro1">
          <table:table-cell office:value-type="float" office:value="12.28" calcext:value-type="float">
            <text:p>12.28</text:p>
          </table:table-cell>
          <table:table-cell office:value-type="float" office:value="17.9400633686" calcext:value-type="float">
            <text:p>17.9400633686</text:p>
          </table:table-cell>
          <table:table-cell office:value-type="float" office:value="-1.72019947446" calcext:value-type="float">
            <text:p>-1.7201994745</text:p>
          </table:table-cell>
          <table:table-cell office:value-type="float" office:value="-102.36" calcext:value-type="float">
            <text:p>-102.36</text:p>
          </table:table-cell>
          <table:table-cell office:value-type="float" office:value="1632" calcext:value-type="float">
            <text:p>1632</text:p>
          </table:table-cell>
          <table:table-cell office:value-type="float" office:value="1802" calcext:value-type="float">
            <text:p>1802</text:p>
          </table:table-cell>
          <table:table-cell office:value-type="float" office:value="1.7055" calcext:value-type="float">
            <text:p>1.7055</text:p>
          </table:table-cell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float" office:value="17.9366557044" calcext:value-type="float">
            <text:p>17.9366557044</text:p>
          </table:table-cell>
          <table:table-cell office:value-type="float" office:value="-1.73358343479" calcext:value-type="float">
            <text:p>-1.7335834348</text:p>
          </table:table-cell>
          <table:table-cell office:value-type="float" office:value="-103.65" calcext:value-type="float">
            <text:p>-103.65</text:p>
          </table:table-cell>
          <table:table-cell office:value-type="float" office:value="1632" calcext:value-type="float">
            <text:p>1632</text:p>
          </table:table-cell>
          <table:table-cell office:value-type="float" office:value="1799" calcext:value-type="float">
            <text:p>1799</text:p>
          </table:table-cell>
          <table:table-cell office:value-type="float" office:value="1.87605" calcext:value-type="float">
            <text:p>1.87605</text:p>
          </table:table-cell>
        </table:table-row>
        <table:table-row table:style-name="ro1">
          <table:table-cell office:value-type="float" office:value="12.32" calcext:value-type="float">
            <text:p>12.32</text:p>
          </table:table-cell>
          <table:table-cell office:value-type="float" office:value="17.932877695" calcext:value-type="float">
            <text:p>17.932877695</text:p>
          </table:table-cell>
          <table:table-cell office:value-type="float" office:value="-1.7471753812" calcext:value-type="float">
            <text:p>-1.7471753812</text:p>
          </table:table-cell>
          <table:table-cell office:value-type="float" office:value="-104.94" calcext:value-type="float">
            <text:p>-104.94</text:p>
          </table:table-cell>
          <table:table-cell office:value-type="float" office:value="1633" calcext:value-type="float">
            <text:p>1633</text:p>
          </table:table-cell>
          <table:table-cell office:value-type="float" office:value="1778" calcext:value-type="float">
            <text:p>1778</text:p>
          </table:table-cell>
          <table:table-cell office:value-type="float" office:value="1.87605" calcext:value-type="float">
            <text:p>1.87605</text:p>
          </table:table-cell>
        </table:table-row>
        <table:table-row table:style-name="ro1">
          <table:table-cell office:value-type="float" office:value="12.34" calcext:value-type="float">
            <text:p>12.34</text:p>
          </table:table-cell>
          <table:table-cell office:value-type="float" office:value="17.9283830491" calcext:value-type="float">
            <text:p>17.9283830491</text:p>
          </table:table-cell>
          <table:table-cell office:value-type="float" office:value="-1.76203442872" calcext:value-type="float">
            <text:p>-1.7620344287</text:p>
          </table:table-cell>
          <table:table-cell office:value-type="float" office:value="-106.21" calcext:value-type="float">
            <text:p>-106.21</text:p>
          </table:table-cell>
          <table:table-cell office:value-type="float" office:value="1632" calcext:value-type="float">
            <text:p>1632</text:p>
          </table:table-cell>
          <table:table-cell office:value-type="float" office:value="1770" calcext:value-type="float">
            <text:p>1770</text:p>
          </table:table-cell>
          <table:table-cell office:value-type="float" office:value="2.0466" calcext:value-type="float">
            <text:p>2.0466</text:p>
          </table:table-cell>
        </table:table-row>
        <table:table-row table:style-name="ro1">
          <table:table-cell office:value-type="float" office:value="12.36" calcext:value-type="float">
            <text:p>12.36</text:p>
          </table:table-cell>
          <table:table-cell office:value-type="float" office:value="17.9234250144" calcext:value-type="float">
            <text:p>17.9234250144</text:p>
          </table:table-cell>
          <table:table-cell office:value-type="float" office:value="-1.77715207566" calcext:value-type="float">
            <text:p>-1.7771520757</text:p>
          </table:table-cell>
          <table:table-cell office:value-type="float" office:value="-107.59" calcext:value-type="float">
            <text:p>-107.59</text:p>
          </table:table-cell>
          <table:table-cell office:value-type="float" office:value="1632" calcext:value-type="float">
            <text:p>1632</text:p>
          </table:table-cell>
          <table:table-cell office:value-type="float" office:value="1756" calcext:value-type="float">
            <text:p>1756</text:p>
          </table:table-cell>
          <table:table-cell office:value-type="float" office:value="2.0466" calcext:value-type="float">
            <text:p>2.0466</text:p>
          </table:table-cell>
        </table:table-row>
        <table:table-row table:style-name="ro1">
          <table:table-cell office:value-type="float" office:value="12.38" calcext:value-type="float">
            <text:p>12.38</text:p>
          </table:table-cell>
          <table:table-cell office:value-type="float" office:value="17.9177095272" calcext:value-type="float">
            <text:p>17.9177095272</text:p>
          </table:table-cell>
          <table:table-cell office:value-type="float" office:value="-1.7934308113" calcext:value-type="float">
            <text:p>-1.7934308113</text:p>
          </table:table-cell>
          <table:table-cell office:value-type="float" office:value="-108.75" calcext:value-type="float">
            <text:p>-108.75</text:p>
          </table:table-cell>
          <table:table-cell office:value-type="float" office:value="1633" calcext:value-type="float">
            <text:p>1633</text:p>
          </table:table-cell>
          <table:table-cell office:value-type="float" office:value="1756" calcext:value-type="float">
            <text:p>1756</text:p>
          </table:table-cell>
          <table:table-cell office:value-type="float" office:value="2.21715" calcext:value-type="float">
            <text:p>2.21715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17.9120739138" calcext:value-type="float">
            <text:p>17.9120739138</text:p>
          </table:table-cell>
          <table:table-cell office:value-type="float" office:value="-1.80856497544" calcext:value-type="float">
            <text:p>-1.8085649754</text:p>
          </table:table-cell>
          <table:table-cell office:value-type="float" office:value="-109.91" calcext:value-type="float">
            <text:p>-109.91</text:p>
          </table:table-cell>
          <table:table-cell office:value-type="float" office:value="1632" calcext:value-type="float">
            <text:p>1632</text:p>
          </table:table-cell>
          <table:table-cell office:value-type="float" office:value="1748" calcext:value-type="float">
            <text:p>1748</text:p>
          </table:table-cell>
          <table:table-cell office:value-type="float" office:value="2.0466" calcext:value-type="float">
            <text:p>2.0466</text:p>
          </table:table-cell>
        </table:table-row>
        <table:table-row table:style-name="ro1">
          <table:table-cell office:value-type="float" office:value="12.42" calcext:value-type="float">
            <text:p>12.42</text:p>
          </table:table-cell>
          <table:table-cell office:value-type="float" office:value="17.9049571996" calcext:value-type="float">
            <text:p>17.9049571996</text:p>
          </table:table-cell>
          <table:table-cell office:value-type="float" office:value="-1.82652975955" calcext:value-type="float">
            <text:p>-1.8265297596</text:p>
          </table:table-cell>
          <table:table-cell office:value-type="float" office:value="-111.07" calcext:value-type="float">
            <text:p>-111.07</text:p>
          </table:table-cell>
          <table:table-cell office:value-type="float" office:value="1632" calcext:value-type="float">
            <text:p>1632</text:p>
          </table:table-cell>
          <table:table-cell office:value-type="float" office:value="1734" calcext:value-type="float">
            <text:p>1734</text:p>
          </table:table-cell>
          <table:table-cell office:value-type="float" office:value="2.3877" calcext:value-type="float">
            <text:p>2.3877</text:p>
          </table:table-cell>
        </table:table-row>
        <table:table-row table:style-name="ro1">
          <table:table-cell office:value-type="float" office:value="12.44" calcext:value-type="float">
            <text:p>12.44</text:p>
          </table:table-cell>
          <table:table-cell office:value-type="float" office:value="17.8977111607" calcext:value-type="float">
            <text:p>17.8977111607</text:p>
          </table:table-cell>
          <table:table-cell office:value-type="float" office:value="-1.84348970363" calcext:value-type="float">
            <text:p>-1.8434897036</text:p>
          </table:table-cell>
          <table:table-cell office:value-type="float" office:value="-112.7" calcext:value-type="float">
            <text:p>-112.7</text:p>
          </table:table-cell>
          <table:table-cell office:value-type="float" office:value="1632" calcext:value-type="float">
            <text:p>1632</text:p>
          </table:table-cell>
          <table:table-cell office:value-type="float" office:value="1718" calcext:value-type="float">
            <text:p>1718</text:p>
          </table:table-cell>
          <table:table-cell office:value-type="float" office:value="2.21715" calcext:value-type="float">
            <text:p>2.21715</text:p>
          </table:table-cell>
        </table:table-row>
        <table:table-row table:style-name="ro1">
          <table:table-cell office:value-type="float" office:value="12.46" calcext:value-type="float">
            <text:p>12.46</text:p>
          </table:table-cell>
          <table:table-cell office:value-type="float" office:value="17.8898673643" calcext:value-type="float">
            <text:p>17.8898673643</text:p>
          </table:table-cell>
          <table:table-cell office:value-type="float" office:value="-1.86058237799" calcext:value-type="float">
            <text:p>-1.860582378</text:p>
          </table:table-cell>
          <table:table-cell office:value-type="float" office:value="-114.27" calcext:value-type="float">
            <text:p>-114.27</text:p>
          </table:table-cell>
          <table:table-cell office:value-type="float" office:value="1634" calcext:value-type="float">
            <text:p>1634</text:p>
          </table:table-cell>
          <table:table-cell office:value-type="float" office:value="1708" calcext:value-type="float">
            <text:p>1708</text:p>
          </table:table-cell>
          <table:table-cell office:value-type="float" office:value="2.21715" calcext:value-type="float">
            <text:p>2.21715</text:p>
          </table:table-cell>
        </table:table-row>
        <table:table-row table:style-name="ro1">
          <table:table-cell office:value-type="float" office:value="12.48" calcext:value-type="float">
            <text:p>12.48</text:p>
          </table:table-cell>
          <table:table-cell office:value-type="float" office:value="17.8807252482" calcext:value-type="float">
            <text:p>17.8807252482</text:p>
          </table:table-cell>
          <table:table-cell office:value-type="float" office:value="-1.87932776423" calcext:value-type="float">
            <text:p>-1.8793277642</text:p>
          </table:table-cell>
          <table:table-cell office:value-type="float" office:value="-115.66" calcext:value-type="float">
            <text:p>-115.66</text:p>
          </table:table-cell>
          <table:table-cell office:value-type="float" office:value="1634" calcext:value-type="float">
            <text:p>1634</text:p>
          </table:table-cell>
          <table:table-cell office:value-type="float" office:value="1692" calcext:value-type="float">
            <text:p>1692</text:p>
          </table:table-cell>
          <table:table-cell office:value-type="float" office:value="2.3877" calcext:value-type="float">
            <text:p>2.3877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7.8710127176" calcext:value-type="float">
            <text:p>17.8710127176</text:p>
          </table:table-cell>
          <table:table-cell office:value-type="float" office:value="-1.89805087178" calcext:value-type="float">
            <text:p>-1.8980508718</text:p>
          </table:table-cell>
          <table:table-cell office:value-type="float" office:value="-117.12" calcext:value-type="float">
            <text:p>-117.12</text:p>
          </table:table-cell>
          <table:table-cell office:value-type="float" office:value="1632" calcext:value-type="float">
            <text:p>1632</text:p>
          </table:table-cell>
          <table:table-cell office:value-type="float" office:value="1682" calcext:value-type="float">
            <text:p>1682</text:p>
          </table:table-cell>
          <table:table-cell office:value-type="float" office:value="2.3877" calcext:value-type="float">
            <text:p>2.3877</text:p>
          </table:table-cell>
        </table:table-row>
        <table:table-row table:style-name="ro1">
          <table:table-cell office:value-type="float" office:value="12.52" calcext:value-type="float">
            <text:p>12.52</text:p>
          </table:table-cell>
          <table:table-cell office:value-type="float" office:value="17.8608554378" calcext:value-type="float">
            <text:p>17.8608554378</text:p>
          </table:table-cell>
          <table:table-cell office:value-type="float" office:value="-1.9165760162" calcext:value-type="float">
            <text:p>-1.9165760162</text:p>
          </table:table-cell>
          <table:table-cell office:value-type="float" office:value="-118.46" calcext:value-type="float">
            <text:p>-118.46</text:p>
          </table:table-cell>
          <table:table-cell office:value-type="float" office:value="1635" calcext:value-type="float">
            <text:p>1635</text:p>
          </table:table-cell>
          <table:table-cell office:value-type="float" office:value="1680" calcext:value-type="float">
            <text:p>1680</text:p>
          </table:table-cell>
          <table:table-cell office:value-type="float" office:value="2.3877" calcext:value-type="float">
            <text:p>2.3877</text:p>
          </table:table-cell>
        </table:table-row>
        <table:table-row table:style-name="ro1">
          <table:table-cell office:value-type="float" office:value="12.54" calcext:value-type="float">
            <text:p>12.54</text:p>
          </table:table-cell>
          <table:table-cell office:value-type="float" office:value="17.8495985145" calcext:value-type="float">
            <text:p>17.8495985145</text:p>
          </table:table-cell>
          <table:table-cell office:value-type="float" office:value="-1.93623303097" calcext:value-type="float">
            <text:p>-1.936233031</text:p>
          </table:table-cell>
          <table:table-cell office:value-type="float" office:value="-119.52" calcext:value-type="float">
            <text:p>-119.52</text:p>
          </table:table-cell>
          <table:table-cell office:value-type="float" office:value="1634" calcext:value-type="float">
            <text:p>1634</text:p>
          </table:table-cell>
          <table:table-cell office:value-type="float" office:value="1680" calcext:value-type="float">
            <text:p>1680</text:p>
          </table:table-cell>
          <table:table-cell office:value-type="float" office:value="2.55825" calcext:value-type="float">
            <text:p>2.55825</text:p>
          </table:table-cell>
        </table:table-row>
        <table:table-row table:style-name="ro1">
          <table:table-cell office:value-type="float" office:value="12.56" calcext:value-type="float">
            <text:p>12.56</text:p>
          </table:table-cell>
          <table:table-cell office:value-type="float" office:value="17.8379737039" calcext:value-type="float">
            <text:p>17.8379737039</text:p>
          </table:table-cell>
          <table:table-cell office:value-type="float" office:value="-1.95567943081" calcext:value-type="float">
            <text:p>-1.9556794308</text:p>
          </table:table-cell>
          <table:table-cell office:value-type="float" office:value="-120.61" calcext:value-type="float">
            <text:p>-120.61</text:p>
          </table:table-cell>
          <table:table-cell office:value-type="float" office:value="1634" calcext:value-type="float">
            <text:p>1634</text:p>
          </table:table-cell>
          <table:table-cell office:value-type="float" office:value="1680" calcext:value-type="float">
            <text:p>1680</text:p>
          </table:table-cell>
          <table:table-cell office:value-type="float" office:value="2.55825" calcext:value-type="float">
            <text:p>2.55825</text:p>
          </table:table-cell>
        </table:table-row>
        <table:table-row table:style-name="ro1">
          <table:table-cell office:value-type="float" office:value="12.58" calcext:value-type="float">
            <text:p>12.58</text:p>
          </table:table-cell>
          <table:table-cell office:value-type="float" office:value="17.82603445" calcext:value-type="float">
            <text:p>17.82603445</text:p>
          </table:table-cell>
          <table:table-cell office:value-type="float" office:value="-1.97490108764" calcext:value-type="float">
            <text:p>-1.9749010876</text:p>
          </table:table-cell>
          <table:table-cell office:value-type="float" office:value="-121.6" calcext:value-type="float">
            <text:p>-121.6</text:p>
          </table:table-cell>
          <table:table-cell office:value-type="float" office:value="1634" calcext:value-type="float">
            <text:p>1634</text:p>
          </table:table-cell>
          <table:table-cell office:value-type="float" office:value="1682" calcext:value-type="float">
            <text:p>1682</text:p>
          </table:table-cell>
          <table:table-cell office:value-type="float" office:value="2.55825" calcext:value-type="float">
            <text:p>2.55825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17.8128684211" calcext:value-type="float">
            <text:p>17.8128684211</text:p>
          </table:table-cell>
          <table:table-cell office:value-type="float" office:value="-1.99515153309" calcext:value-type="float">
            <text:p>-1.9951515331</text:p>
          </table:table-cell>
          <table:table-cell office:value-type="float" office:value="-122.79" calcext:value-type="float">
            <text:p>-122.79</text:p>
          </table:table-cell>
          <table:table-cell office:value-type="float" office:value="1635" calcext:value-type="float">
            <text:p>1635</text:p>
          </table:table-cell>
          <table:table-cell office:value-type="float" office:value="1682" calcext:value-type="float">
            <text:p>1682</text:p>
          </table:table-cell>
          <table:table-cell office:value-type="float" office:value="2.7288" calcext:value-type="float">
            <text:p>2.7288</text:p>
          </table:table-cell>
        </table:table-row>
        <table:table-row table:style-name="ro1">
          <table:table-cell office:value-type="float" office:value="12.62" calcext:value-type="float">
            <text:p>12.62</text:p>
          </table:table-cell>
          <table:table-cell office:value-type="float" office:value="17.8002670106" calcext:value-type="float">
            <text:p>17.8002670106</text:p>
          </table:table-cell>
          <table:table-cell office:value-type="float" office:value="-2.01395333814" calcext:value-type="float">
            <text:p>-2.0139533381</text:p>
          </table:table-cell>
          <table:table-cell office:value-type="float" office:value="-123.62" calcext:value-type="float">
            <text:p>-123.62</text:p>
          </table:table-cell>
          <table:table-cell office:value-type="float" office:value="1635" calcext:value-type="float">
            <text:p>1635</text:p>
          </table:table-cell>
          <table:table-cell office:value-type="float" office:value="1682" calcext:value-type="float">
            <text:p>1682</text:p>
          </table:table-cell>
          <table:table-cell office:value-type="float" office:value="2.55825" calcext:value-type="float">
            <text:p>2.55825</text:p>
          </table:table-cell>
        </table:table-row>
        <table:table-row table:style-name="ro1">
          <table:table-cell office:value-type="float" office:value="12.64" calcext:value-type="float">
            <text:p>12.64</text:p>
          </table:table-cell>
          <table:table-cell office:value-type="float" office:value="17.7863678301" calcext:value-type="float">
            <text:p>17.7863678301</text:p>
          </table:table-cell>
          <table:table-cell office:value-type="float" office:value="-2.03363376594" calcext:value-type="float">
            <text:p>-2.0336337659</text:p>
          </table:table-cell>
          <table:table-cell office:value-type="float" office:value="-125.03" calcext:value-type="float">
            <text:p>-125.03</text:p>
          </table:table-cell>
          <table:table-cell office:value-type="float" office:value="1634" calcext:value-type="float">
            <text:p>1634</text:p>
          </table:table-cell>
          <table:table-cell office:value-type="float" office:value="1686" calcext:value-type="float">
            <text:p>1686</text:p>
          </table:table-cell>
          <table:table-cell office:value-type="float" office:value="2.7288" calcext:value-type="float">
            <text:p>2.7288</text:p>
          </table:table-cell>
        </table:table-row>
        <table:table-row table:style-name="ro1">
          <table:table-cell office:value-type="float" office:value="12.66" calcext:value-type="float">
            <text:p>12.66</text:p>
          </table:table-cell>
          <table:table-cell office:value-type="float" office:value="17.7710734547" calcext:value-type="float">
            <text:p>17.7710734547</text:p>
          </table:table-cell>
          <table:table-cell office:value-type="float" office:value="-2.05414216544" calcext:value-type="float">
            <text:p>-2.0541421654</text:p>
          </table:table-cell>
          <table:table-cell office:value-type="float" office:value="-126.53" calcext:value-type="float">
            <text:p>-126.53</text:p>
          </table:table-cell>
          <table:table-cell office:value-type="float" office:value="1634" calcext:value-type="float">
            <text:p>1634</text:p>
          </table:table-cell>
          <table:table-cell office:value-type="float" office:value="1688" calcext:value-type="float">
            <text:p>1688</text:p>
          </table:table-cell>
          <table:table-cell office:value-type="float" office:value="2.89935" calcext:value-type="float">
            <text:p>2.89935</text:p>
          </table:table-cell>
        </table:table-row>
        <table:table-row table:style-name="ro1">
          <table:table-cell office:value-type="float" office:value="12.68" calcext:value-type="float">
            <text:p>12.68</text:p>
          </table:table-cell>
          <table:table-cell office:value-type="float" office:value="17.7563468711" calcext:value-type="float">
            <text:p>17.7563468711</text:p>
          </table:table-cell>
          <table:table-cell office:value-type="float" office:value="-2.07297642654" calcext:value-type="float">
            <text:p>-2.0729764265</text:p>
          </table:table-cell>
          <table:table-cell office:value-type="float" office:value="-127.87" calcext:value-type="float">
            <text:p>-127.87</text:p>
          </table:table-cell>
          <table:table-cell office:value-type="float" office:value="1634" calcext:value-type="float">
            <text:p>1634</text:p>
          </table:table-cell>
          <table:table-cell office:value-type="float" office:value="1692" calcext:value-type="float">
            <text:p>1692</text:p>
          </table:table-cell>
          <table:table-cell office:value-type="float" office:value="2.7288" calcext:value-type="float">
            <text:p>2.7288</text:p>
          </table:table-cell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17.7412293485" calcext:value-type="float">
            <text:p>17.7412293485</text:p>
          </table:table-cell>
          <table:table-cell office:value-type="float" office:value="-2.09150152367" calcext:value-type="float">
            <text:p>-2.0915015237</text:p>
          </table:table-cell>
          <table:table-cell office:value-type="float" office:value="-129.09" calcext:value-type="float">
            <text:p>-129.09</text:p>
          </table:table-cell>
          <table:table-cell office:value-type="float" office:value="1634" calcext:value-type="float">
            <text:p>1634</text:p>
          </table:table-cell>
          <table:table-cell office:value-type="float" office:value="1692" calcext:value-type="float">
            <text:p>1692</text:p>
          </table:table-cell>
          <table:table-cell office:value-type="float" office:value="2.7288" calcext:value-type="float">
            <text:p>2.7288</text:p>
          </table:table-cell>
        </table:table-row>
        <table:table-row table:style-name="ro1">
          <table:table-cell office:value-type="float" office:value="12.72" calcext:value-type="float">
            <text:p>12.72</text:p>
          </table:table-cell>
          <table:table-cell office:value-type="float" office:value="17.7248500727" calcext:value-type="float">
            <text:p>17.7248500727</text:p>
          </table:table-cell>
          <table:table-cell office:value-type="float" office:value="-2.11083438342" calcext:value-type="float">
            <text:p>-2.1108343834</text:p>
          </table:table-cell>
          <table:table-cell office:value-type="float" office:value="-130.16" calcext:value-type="float">
            <text:p>-130.16</text:p>
          </table:table-cell>
          <table:table-cell office:value-type="float" office:value="1634" calcext:value-type="float">
            <text:p>1634</text:p>
          </table:table-cell>
          <table:table-cell office:value-type="float" office:value="1694" calcext:value-type="float">
            <text:p>1694</text:p>
          </table:table-cell>
          <table:table-cell office:value-type="float" office:value="2.89935" calcext:value-type="float">
            <text:p>2.89935</text:p>
          </table:table-cell>
        </table:table-row>
        <table:table-row table:style-name="ro1">
          <table:table-cell office:value-type="float" office:value="12.74" calcext:value-type="float">
            <text:p>12.74</text:p>
          </table:table-cell>
          <table:table-cell office:value-type="float" office:value="17.7070183966" calcext:value-type="float">
            <text:p>17.7070183966</text:p>
          </table:table-cell>
          <table:table-cell office:value-type="float" office:value="-2.13102644604" calcext:value-type="float">
            <text:p>-2.131026446</text:p>
          </table:table-cell>
          <table:table-cell office:value-type="float" office:value="-131.36" calcext:value-type="float">
            <text:p>-131.36</text:p>
          </table:table-cell>
          <table:table-cell office:value-type="float" office:value="1635" calcext:value-type="float">
            <text:p>1635</text:p>
          </table:table-cell>
          <table:table-cell office:value-type="float" office:value="1692" calcext:value-type="float">
            <text:p>1692</text:p>
          </table:table-cell>
          <table:table-cell office:value-type="float" office:value="3.0699" calcext:value-type="float">
            <text:p>3.0699</text:p>
          </table:table-cell>
        </table:table-row>
        <table:table-row table:style-name="ro1">
          <table:table-cell office:value-type="float" office:value="12.76" calcext:value-type="float">
            <text:p>12.76</text:p>
          </table:table-cell>
          <table:table-cell office:value-type="float" office:value="17.6898218047" calcext:value-type="float">
            <text:p>17.6898218047</text:p>
          </table:table-cell>
          <table:table-cell office:value-type="float" office:value="-2.14975573462" calcext:value-type="float">
            <text:p>-2.1497557346</text:p>
          </table:table-cell>
          <table:table-cell office:value-type="float" office:value="-132.5" calcext:value-type="float">
            <text:p>-132.5</text:p>
          </table:table-cell>
          <table:table-cell office:value-type="float" office:value="1636" calcext:value-type="float">
            <text:p>1636</text:p>
          </table:table-cell>
          <table:table-cell office:value-type="float" office:value="1692" calcext:value-type="float">
            <text:p>1692</text:p>
          </table:table-cell>
          <table:table-cell office:value-type="float" office:value="2.89935" calcext:value-type="float">
            <text:p>2.89935</text:p>
          </table:table-cell>
        </table:table-row>
        <table:table-row table:style-name="ro1">
          <table:table-cell office:value-type="float" office:value="12.78" calcext:value-type="float">
            <text:p>12.78</text:p>
          </table:table-cell>
          <table:table-cell office:value-type="float" office:value="17.6722929966" calcext:value-type="float">
            <text:p>17.6722929966</text:p>
          </table:table-cell>
          <table:table-cell office:value-type="float" office:value="-2.16811695309" calcext:value-type="float">
            <text:p>-2.1681169531</text:p>
          </table:table-cell>
          <table:table-cell office:value-type="float" office:value="-133.64" calcext:value-type="float">
            <text:p>-133.64</text:p>
          </table:table-cell>
          <table:table-cell office:value-type="float" office:value="1634" calcext:value-type="float">
            <text:p>1634</text:p>
          </table:table-cell>
          <table:table-cell office:value-type="float" office:value="1693" calcext:value-type="float">
            <text:p>1693</text:p>
          </table:table-cell>
          <table:table-cell office:value-type="float" office:value="2.89935" calcext:value-type="float">
            <text:p>2.89935</text:p>
          </table:table-cell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17.6533236137" calcext:value-type="float">
            <text:p>17.6533236137</text:p>
          </table:table-cell>
          <table:table-cell office:value-type="float" office:value="-2.18737291547" calcext:value-type="float">
            <text:p>-2.1873729155</text:p>
          </table:table-cell>
          <table:table-cell office:value-type="float" office:value="-134.56" calcext:value-type="float">
            <text:p>-134.56</text:p>
          </table:table-cell>
          <table:table-cell office:value-type="float" office:value="1634" calcext:value-type="float">
            <text:p>1634</text:p>
          </table:table-cell>
          <table:table-cell office:value-type="float" office:value="1690" calcext:value-type="float">
            <text:p>1690</text:p>
          </table:table-cell>
          <table:table-cell office:value-type="float" office:value="3.0699" calcext:value-type="float">
            <text:p>3.0699</text:p>
          </table:table-cell>
        </table:table-row>
        <table:table-row table:style-name="ro1">
          <table:table-cell office:value-type="float" office:value="12.82" calcext:value-type="float">
            <text:p>12.82</text:p>
          </table:table-cell>
          <table:table-cell office:value-type="float" office:value="17.6337972322" calcext:value-type="float">
            <text:p>17.6337972322</text:p>
          </table:table-cell>
          <table:table-cell office:value-type="float" office:value="-2.20635413462" calcext:value-type="float">
            <text:p>-2.2063541346</text:p>
          </table:table-cell>
          <table:table-cell office:value-type="float" office:value="-135.83" calcext:value-type="float">
            <text:p>-135.83</text:p>
          </table:table-cell>
          <table:table-cell office:value-type="float" office:value="1634" calcext:value-type="float">
            <text:p>1634</text:p>
          </table:table-cell>
          <table:table-cell office:value-type="float" office:value="1682" calcext:value-type="float">
            <text:p>1682</text:p>
          </table:table-cell>
          <table:table-cell office:value-type="float" office:value="3.0699" calcext:value-type="float">
            <text:p>3.0699</text:p>
          </table:table-cell>
        </table:table-row>
        <table:table-row table:style-name="ro1">
          <table:table-cell office:value-type="float" office:value="12.84" calcext:value-type="float">
            <text:p>12.84</text:p>
          </table:table-cell>
          <table:table-cell office:value-type="float" office:value="17.6135203105" calcext:value-type="float">
            <text:p>17.6135203105</text:p>
          </table:table-cell>
          <table:table-cell office:value-type="float" office:value="-2.22523773487" calcext:value-type="float">
            <text:p>-2.2252377349</text:p>
          </table:table-cell>
          <table:table-cell office:value-type="float" office:value="-137.08" calcext:value-type="float">
            <text:p>-137.08</text:p>
          </table:table-cell>
          <table:table-cell office:value-type="float" office:value="1634" calcext:value-type="float">
            <text:p>1634</text:p>
          </table:table-cell>
          <table:table-cell office:value-type="float" office:value="1656" calcext:value-type="float">
            <text:p>1656</text:p>
          </table:table-cell>
          <table:table-cell office:value-type="float" office:value="3.0699" calcext:value-type="float">
            <text:p>3.0699</text:p>
          </table:table-cell>
        </table:table-row>
        <table:table-row table:style-name="ro1">
          <table:table-cell office:value-type="float" office:value="12.86" calcext:value-type="float">
            <text:p>12.86</text:p>
          </table:table-cell>
          <table:table-cell office:value-type="float" office:value="17.5915555082" calcext:value-type="float">
            <text:p>17.5915555082</text:p>
          </table:table-cell>
          <table:table-cell office:value-type="float" office:value="-2.24485407747" calcext:value-type="float">
            <text:p>-2.2448540775</text:p>
          </table:table-cell>
          <table:table-cell office:value-type="float" office:value="-138.3" calcext:value-type="float">
            <text:p>-138.3</text:p>
          </table:table-cell>
          <table:table-cell office:value-type="float" office:value="1635" calcext:value-type="float">
            <text:p>1635</text:p>
          </table:table-cell>
          <table:table-cell office:value-type="float" office:value="1646" calcext:value-type="float">
            <text:p>1646</text:p>
          </table:table-cell>
          <table:table-cell office:value-type="float" office:value="3.24045" calcext:value-type="float">
            <text:p>3.24045</text:p>
          </table:table-cell>
        </table:table-row>
        <table:table-row table:style-name="ro1">
          <table:table-cell office:value-type="float" office:value="12.88" calcext:value-type="float">
            <text:p>12.88</text:p>
          </table:table-cell>
          <table:table-cell office:value-type="float" office:value="17.5686888622" calcext:value-type="float">
            <text:p>17.5686888622</text:p>
          </table:table-cell>
          <table:table-cell office:value-type="float" office:value="-2.26451687299" calcext:value-type="float">
            <text:p>-2.264516873</text:p>
          </table:table-cell>
          <table:table-cell office:value-type="float" office:value="-139.38" calcext:value-type="float">
            <text:p>-139.38</text:p>
          </table:table-cell>
          <table:table-cell office:value-type="float" office:value="1635" calcext:value-type="float">
            <text:p>1635</text:p>
          </table:table-cell>
          <table:table-cell office:value-type="float" office:value="1606" calcext:value-type="float">
            <text:p>1606</text:p>
          </table:table-cell>
          <table:table-cell office:value-type="float" office:value="3.24045" calcext:value-type="float">
            <text:p>3.24045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17.5464243838" calcext:value-type="float">
            <text:p>17.5464243838</text:p>
          </table:table-cell>
          <table:table-cell office:value-type="float" office:value="-2.28296359576" calcext:value-type="float">
            <text:p>-2.2829635958</text:p>
          </table:table-cell>
          <table:table-cell office:value-type="float" office:value="-140.43" calcext:value-type="float">
            <text:p>-140.43</text:p>
          </table:table-cell>
          <table:table-cell office:value-type="float" office:value="1634" calcext:value-type="float">
            <text:p>1634</text:p>
          </table:table-cell>
          <table:table-cell office:value-type="float" office:value="1584" calcext:value-type="float">
            <text:p>1584</text:p>
          </table:table-cell>
          <table:table-cell office:value-type="float" office:value="3.0699" calcext:value-type="float">
            <text:p>3.0699</text:p>
          </table:table-cell>
        </table:table-row>
        <table:table-row table:style-name="ro1">
          <table:table-cell office:value-type="float" office:value="12.92" calcext:value-type="float">
            <text:p>12.92</text:p>
          </table:table-cell>
          <table:table-cell office:value-type="float" office:value="17.521703628" calcext:value-type="float">
            <text:p>17.521703628</text:p>
          </table:table-cell>
          <table:table-cell office:value-type="float" office:value="-2.30303157962" calcext:value-type="float">
            <text:p>-2.3030315796</text:p>
          </table:table-cell>
          <table:table-cell office:value-type="float" office:value="-140.96" calcext:value-type="float">
            <text:p>-140.96</text:p>
          </table:table-cell>
          <table:table-cell office:value-type="float" office:value="1634" calcext:value-type="float">
            <text:p>1634</text:p>
          </table:table-cell>
          <table:table-cell office:value-type="float" office:value="1496" calcext:value-type="float">
            <text:p>1496</text:p>
          </table:table-cell>
          <table:table-cell office:value-type="float" office:value="3.24045" calcext:value-type="float">
            <text:p>3.24045</text:p>
          </table:table-cell>
        </table:table-row>
        <table:table-row table:style-name="ro1">
          <table:table-cell office:value-type="float" office:value="12.94" calcext:value-type="float">
            <text:p>12.94</text:p>
          </table:table-cell>
          <table:table-cell office:value-type="float" office:value="17.4964808244" calcext:value-type="float">
            <text:p>17.4964808244</text:p>
          </table:table-cell>
          <table:table-cell office:value-type="float" office:value="-2.32292083991" calcext:value-type="float">
            <text:p>-2.3229208399</text:p>
          </table:table-cell>
          <table:table-cell office:value-type="float" office:value="-141.76" calcext:value-type="float">
            <text:p>-141.76</text:p>
          </table:table-cell>
          <table:table-cell office:value-type="float" office:value="1635" calcext:value-type="float">
            <text:p>1635</text:p>
          </table:table-cell>
          <table:table-cell office:value-type="float" office:value="1474" calcext:value-type="float">
            <text:p>1474</text:p>
          </table:table-cell>
          <table:table-cell office:value-type="float" office:value="3.24045" calcext:value-type="float">
            <text:p>3.24045</text:p>
          </table:table-cell>
        </table:table-row>
        <table:table-row table:style-name="ro1">
          <table:table-cell office:value-type="float" office:value="12.96" calcext:value-type="float">
            <text:p>12.96</text:p>
          </table:table-cell>
          <table:table-cell office:value-type="float" office:value="17.4710729022" calcext:value-type="float">
            <text:p>17.4710729022</text:p>
          </table:table-cell>
          <table:table-cell office:value-type="float" office:value="-2.34261288146" calcext:value-type="float">
            <text:p>-2.3426128815</text:p>
          </table:table-cell>
          <table:table-cell office:value-type="float" office:value="-142.24" calcext:value-type="float">
            <text:p>-142.24</text:p>
          </table:table-cell>
          <table:table-cell office:value-type="float" office:value="1635" calcext:value-type="float">
            <text:p>1635</text:p>
          </table:table-cell>
          <table:table-cell office:value-type="float" office:value="1472" calcext:value-type="float">
            <text:p>1472</text:p>
          </table:table-cell>
          <table:table-cell office:value-type="float" office:value="3.24045" calcext:value-type="float">
            <text:p>3.24045</text:p>
          </table:table-cell>
        </table:table-row>
        <table:table-row table:style-name="ro1">
          <table:table-cell office:value-type="float" office:value="12.98" calcext:value-type="float">
            <text:p>12.98</text:p>
          </table:table-cell>
          <table:table-cell office:value-type="float" office:value="17.4455011978" calcext:value-type="float">
            <text:p>17.4455011978</text:p>
          </table:table-cell>
          <table:table-cell office:value-type="float" office:value="-2.36205090223" calcext:value-type="float">
            <text:p>-2.3620509022</text:p>
          </table:table-cell>
          <table:table-cell office:value-type="float" office:value="-142.78" calcext:value-type="float">
            <text:p>-142.78</text:p>
          </table:table-cell>
          <table:table-cell office:value-type="float" office:value="1634" calcext:value-type="float">
            <text:p>1634</text:p>
          </table:table-cell>
          <table:table-cell office:value-type="float" office:value="1474" calcext:value-type="float">
            <text:p>1474</text:p>
          </table:table-cell>
          <table:table-cell office:value-type="float" office:value="3.24045" calcext:value-type="float">
            <text:p>3.2404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.4202459734" calcext:value-type="float">
            <text:p>17.4202459734</text:p>
          </table:table-cell>
          <table:table-cell office:value-type="float" office:value="-2.38121829822" calcext:value-type="float">
            <text:p>-2.3812182982</text:p>
          </table:table-cell>
          <table:table-cell office:value-type="float" office:value="-142.85" calcext:value-type="float">
            <text:p>-142.85</text:p>
          </table:table-cell>
          <table:table-cell office:value-type="float" office:value="1634" calcext:value-type="float">
            <text:p>1634</text:p>
          </table:table-cell>
          <table:table-cell office:value-type="float" office:value="1506" calcext:value-type="float">
            <text:p>1506</text:p>
          </table:table-cell>
          <table:table-cell office:value-type="float" office:value="3.24045" calcext:value-type="float">
            <text:p>3.24045</text:p>
          </table:table-cell>
        </table:table-row>
        <table:table-row table:style-name="ro1">
          <table:table-cell office:value-type="float" office:value="13.02" calcext:value-type="float">
            <text:p>13.02</text:p>
          </table:table-cell>
          <table:table-cell office:value-type="float" office:value="17.3952178732" calcext:value-type="float">
            <text:p>17.3952178732</text:p>
          </table:table-cell>
          <table:table-cell office:value-type="float" office:value="-2.40017124622" calcext:value-type="float">
            <text:p>-2.4001712462</text:p>
          </table:table-cell>
          <table:table-cell office:value-type="float" office:value="-142.93" calcext:value-type="float">
            <text:p>-142.93</text:p>
          </table:table-cell>
          <table:table-cell office:value-type="float" office:value="1634" calcext:value-type="float">
            <text:p>1634</text:p>
          </table:table-cell>
          <table:table-cell office:value-type="float" office:value="1528" calcext:value-type="float">
            <text:p>1528</text:p>
          </table:table-cell>
          <table:table-cell office:value-type="float" office:value="3.24045" calcext:value-type="float">
            <text:p>3.24045</text:p>
          </table:table-cell>
        </table:table-row>
        <table:table-row table:style-name="ro1">
          <table:table-cell office:value-type="float" office:value="13.04" calcext:value-type="float">
            <text:p>13.04</text:p>
          </table:table-cell>
          <table:table-cell office:value-type="float" office:value="17.3704645716" calcext:value-type="float">
            <text:p>17.3704645716</text:p>
          </table:table-cell>
          <table:table-cell office:value-type="float" office:value="-2.41904763647" calcext:value-type="float">
            <text:p>-2.4190476365</text:p>
          </table:table-cell>
          <table:table-cell office:value-type="float" office:value="-142.75" calcext:value-type="float">
            <text:p>-142.75</text:p>
          </table:table-cell>
          <table:table-cell office:value-type="float" office:value="1635" calcext:value-type="float">
            <text:p>1635</text:p>
          </table:table-cell>
          <table:table-cell office:value-type="float" office:value="1546" calcext:value-type="float">
            <text:p>1546</text:p>
          </table:table-cell>
          <table:table-cell office:value-type="float" office:value="3.24045" calcext:value-type="float">
            <text:p>3.24045</text:p>
          </table:table-cell>
        </table:table-row>
        <table:table-row table:style-name="ro1">
          <table:table-cell office:value-type="float" office:value="13.06" calcext:value-type="float">
            <text:p>13.06</text:p>
          </table:table-cell>
          <table:table-cell office:value-type="float" office:value="17.3448197229" calcext:value-type="float">
            <text:p>17.3448197229</text:p>
          </table:table-cell>
          <table:table-cell office:value-type="float" office:value="-2.43876949726" calcext:value-type="float">
            <text:p>-2.4387694973</text:p>
          </table:table-cell>
          <table:table-cell office:value-type="float" office:value="-142.54" calcext:value-type="float">
            <text:p>-142.54</text:p>
          </table:table-cell>
          <table:table-cell office:value-type="float" office:value="1635" calcext:value-type="float">
            <text:p>1635</text:p>
          </table:table-cell>
          <table:table-cell office:value-type="float" office:value="1572" calcext:value-type="float">
            <text:p>1572</text:p>
          </table:table-cell>
          <table:table-cell office:value-type="float" office:value="3.411" calcext:value-type="float">
            <text:p>3.411</text:p>
          </table:table-cell>
        </table:table-row>
        <table:table-row table:style-name="ro1">
          <table:table-cell office:value-type="float" office:value="13.08" calcext:value-type="float">
            <text:p>13.08</text:p>
          </table:table-cell>
          <table:table-cell office:value-type="float" office:value="17.319385065" calcext:value-type="float">
            <text:p>17.319385065</text:p>
          </table:table-cell>
          <table:table-cell office:value-type="float" office:value="-2.45842731319" calcext:value-type="float">
            <text:p>-2.4584273132</text:p>
          </table:table-cell>
          <table:table-cell office:value-type="float" office:value="-142.41" calcext:value-type="float">
            <text:p>-142.41</text:p>
          </table:table-cell>
          <table:table-cell office:value-type="float" office:value="1634" calcext:value-type="float">
            <text:p>1634</text:p>
          </table:table-cell>
          <table:table-cell office:value-type="float" office:value="1584" calcext:value-type="float">
            <text:p>1584</text:p>
          </table:table-cell>
          <table:table-cell office:value-type="float" office:value="3.411" calcext:value-type="float">
            <text:p>3.411</text:p>
          </table:table-cell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float" office:value="17.2941355236" calcext:value-type="float">
            <text:p>17.2941355236</text:p>
          </table:table-cell>
          <table:table-cell office:value-type="float" office:value="-2.47780021634" calcext:value-type="float">
            <text:p>-2.4778002163</text:p>
          </table:table-cell>
          <table:table-cell office:value-type="float" office:value="-142.63" calcext:value-type="float">
            <text:p>-142.63</text:p>
          </table:table-cell>
          <table:table-cell office:value-type="float" office:value="1635" calcext:value-type="float">
            <text:p>1635</text:p>
          </table:table-cell>
          <table:table-cell office:value-type="float" office:value="1602" calcext:value-type="float">
            <text:p>1602</text:p>
          </table:table-cell>
          <table:table-cell office:value-type="float" office:value="3.411" calcext:value-type="float">
            <text:p>3.411</text:p>
          </table:table-cell>
        </table:table-row>
        <table:table-row table:style-name="ro1">
          <table:table-cell office:value-type="float" office:value="13.12" calcext:value-type="float">
            <text:p>13.12</text:p>
          </table:table-cell>
          <table:table-cell office:value-type="float" office:value="17.2689963094" calcext:value-type="float">
            <text:p>17.2689963094</text:p>
          </table:table-cell>
          <table:table-cell office:value-type="float" office:value="-2.49722764229" calcext:value-type="float">
            <text:p>-2.4972276423</text:p>
          </table:table-cell>
          <table:table-cell office:value-type="float" office:value="-142.43" calcext:value-type="float">
            <text:p>-142.43</text:p>
          </table:table-cell>
          <table:table-cell office:value-type="float" office:value="1634" calcext:value-type="float">
            <text:p>1634</text:p>
          </table:table-cell>
          <table:table-cell office:value-type="float" office:value="1605" calcext:value-type="float">
            <text:p>1605</text:p>
          </table:table-cell>
          <table:table-cell office:value-type="float" office:value="3.411" calcext:value-type="float">
            <text:p>3.411</text:p>
          </table:table-cell>
        </table:table-row>
        <table:table-row table:style-name="ro1">
          <table:table-cell office:value-type="float" office:value="13.14" calcext:value-type="float">
            <text:p>13.14</text:p>
          </table:table-cell>
          <table:table-cell office:value-type="float" office:value="17.2441096187" calcext:value-type="float">
            <text:p>17.2441096187</text:p>
          </table:table-cell>
          <table:table-cell office:value-type="float" office:value="-2.51653624295" calcext:value-type="float">
            <text:p>-2.516536243</text:p>
          </table:table-cell>
          <table:table-cell office:value-type="float" office:value="-142.33" calcext:value-type="float">
            <text:p>-142.33</text:p>
          </table:table-cell>
          <table:table-cell office:value-type="float" office:value="1635" calcext:value-type="float">
            <text:p>1635</text:p>
          </table:table-cell>
          <table:table-cell office:value-type="float" office:value="1620" calcext:value-type="float">
            <text:p>1620</text:p>
          </table:table-cell>
          <table:table-cell office:value-type="float" office:value="3.411" calcext:value-type="float">
            <text:p>3.411</text:p>
          </table:table-cell>
        </table:table-row>
        <table:table-row table:style-name="ro1">
          <table:table-cell office:value-type="float" office:value="13.16" calcext:value-type="float">
            <text:p>13.16</text:p>
          </table:table-cell>
          <table:table-cell office:value-type="float" office:value="17.219200272" calcext:value-type="float">
            <text:p>17.219200272</text:p>
          </table:table-cell>
          <table:table-cell office:value-type="float" office:value="-2.53560098989" calcext:value-type="float">
            <text:p>-2.5356009899</text:p>
          </table:table-cell>
          <table:table-cell office:value-type="float" office:value="-142.72" calcext:value-type="float">
            <text:p>-142.72</text:p>
          </table:table-cell>
          <table:table-cell office:value-type="float" office:value="1635" calcext:value-type="float">
            <text:p>1635</text:p>
          </table:table-cell>
          <table:table-cell office:value-type="float" office:value="1627" calcext:value-type="float">
            <text:p>1627</text:p>
          </table:table-cell>
          <table:table-cell office:value-type="float" office:value="3.411" calcext:value-type="float">
            <text:p>3.411</text:p>
          </table:table-cell>
        </table:table-row>
        <table:table-row table:style-name="ro1">
          <table:table-cell office:value-type="float" office:value="13.18" calcext:value-type="float">
            <text:p>13.18</text:p>
          </table:table-cell>
          <table:table-cell office:value-type="float" office:value="17.1928791502" calcext:value-type="float">
            <text:p>17.1928791502</text:p>
          </table:table-cell>
          <table:table-cell office:value-type="float" office:value="-2.55519074081" calcext:value-type="float">
            <text:p>-2.5551907408</text:p>
          </table:table-cell>
          <table:table-cell office:value-type="float" office:value="-143.52" calcext:value-type="float">
            <text:p>-143.52</text:p>
          </table:table-cell>
          <table:table-cell office:value-type="float" office:value="1629" calcext:value-type="float">
            <text:p>1629</text:p>
          </table:table-cell>
          <table:table-cell office:value-type="float" office:value="1634" calcext:value-type="float">
            <text:p>1634</text:p>
          </table:table-cell>
          <table:table-cell office:value-type="float" office:value="3.58155" calcext:value-type="float">
            <text:p>3.58155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17.166298623" calcext:value-type="float">
            <text:p>17.166298623</text:p>
          </table:table-cell>
          <table:table-cell office:value-type="float" office:value="-2.57435340553" calcext:value-type="float">
            <text:p>-2.5743534055</text:p>
          </table:table-cell>
          <table:table-cell office:value-type="float" office:value="-144.41" calcext:value-type="float">
            <text:p>-144.41</text:p>
          </table:table-cell>
          <table:table-cell office:value-type="float" office:value="1629" calcext:value-type="float">
            <text:p>1629</text:p>
          </table:table-cell>
          <table:table-cell office:value-type="float" office:value="1636" calcext:value-type="float">
            <text:p>1636</text:p>
          </table:table-cell>
          <table:table-cell office:value-type="float" office:value="3.58155" calcext:value-type="float">
            <text:p>3.58155</text:p>
          </table:table-cell>
        </table:table-row>
        <table:table-row table:style-name="ro1">
          <table:table-cell office:value-type="float" office:value="13.22" calcext:value-type="float">
            <text:p>13.22</text:p>
          </table:table-cell>
          <table:table-cell office:value-type="float" office:value="17.1396153024" calcext:value-type="float">
            <text:p>17.1396153024</text:p>
          </table:table-cell>
          <table:table-cell office:value-type="float" office:value="-2.5928357047" calcext:value-type="float">
            <text:p>-2.5928357047</text:p>
          </table:table-cell>
          <table:table-cell office:value-type="float" office:value="-145.53" calcext:value-type="float">
            <text:p>-145.53</text:p>
          </table:table-cell>
          <table:table-cell office:value-type="float" office:value="1628" calcext:value-type="float">
            <text:p>1628</text:p>
          </table:table-cell>
          <table:table-cell office:value-type="float" office:value="1651" calcext:value-type="float">
            <text:p>1651</text:p>
          </table:table-cell>
          <table:table-cell office:value-type="float" office:value="3.58155" calcext:value-type="float">
            <text:p>3.58155</text:p>
          </table:table-cell>
        </table:table-row>
        <table:table-row table:style-name="ro1">
          <table:table-cell office:value-type="float" office:value="13.24" calcext:value-type="float">
            <text:p>13.24</text:p>
          </table:table-cell>
          <table:table-cell office:value-type="float" office:value="17.1127326315" calcext:value-type="float">
            <text:p>17.1127326315</text:p>
          </table:table-cell>
          <table:table-cell office:value-type="float" office:value="-2.6107572751" calcext:value-type="float">
            <text:p>-2.6107572751</text:p>
          </table:table-cell>
          <table:table-cell office:value-type="float" office:value="-146.58" calcext:value-type="float">
            <text:p>-146.58</text:p>
          </table:table-cell>
          <table:table-cell office:value-type="float" office:value="1628" calcext:value-type="float">
            <text:p>1628</text:p>
          </table:table-cell>
          <table:table-cell office:value-type="float" office:value="1658" calcext:value-type="float">
            <text:p>1658</text:p>
          </table:table-cell>
          <table:table-cell office:value-type="float" office:value="3.58155" calcext:value-type="float">
            <text:p>3.58155</text:p>
          </table:table-cell>
        </table:table-row>
        <table:table-row table:style-name="ro1">
          <table:table-cell office:value-type="float" office:value="13.26" calcext:value-type="float">
            <text:p>13.26</text:p>
          </table:table-cell>
          <table:table-cell office:value-type="float" office:value="17.0855868384" calcext:value-type="float">
            <text:p>17.0855868384</text:p>
          </table:table-cell>
          <table:table-cell office:value-type="float" office:value="-2.62811095392" calcext:value-type="float">
            <text:p>-2.6281109539</text:p>
          </table:table-cell>
          <table:table-cell office:value-type="float" office:value="-147.71" calcext:value-type="float">
            <text:p>-147.71</text:p>
          </table:table-cell>
          <table:table-cell office:value-type="float" office:value="1628" calcext:value-type="float">
            <text:p>1628</text:p>
          </table:table-cell>
          <table:table-cell office:value-type="float" office:value="1662" calcext:value-type="float">
            <text:p>1662</text:p>
          </table:table-cell>
          <table:table-cell office:value-type="float" office:value="3.58155" calcext:value-type="float">
            <text:p>3.58155</text:p>
          </table:table-cell>
        </table:table-row>
        <table:table-row table:style-name="ro1">
          <table:table-cell office:value-type="float" office:value="13.28" calcext:value-type="float">
            <text:p>13.28</text:p>
          </table:table-cell>
          <table:table-cell office:value-type="float" office:value="17.0567462953" calcext:value-type="float">
            <text:p>17.0567462953</text:p>
          </table:table-cell>
          <table:table-cell office:value-type="float" office:value="-2.64566277152" calcext:value-type="float">
            <text:p>-2.6456627715</text:p>
          </table:table-cell>
          <table:table-cell office:value-type="float" office:value="-149.02" calcext:value-type="float">
            <text:p>-149.02</text:p>
          </table:table-cell>
          <table:table-cell office:value-type="float" office:value="1628" calcext:value-type="float">
            <text:p>1628</text:p>
          </table:table-cell>
          <table:table-cell office:value-type="float" office:value="1662" calcext:value-type="float">
            <text:p>1662</text:p>
          </table:table-cell>
          <table:table-cell office:value-type="float" office:value="3.7521" calcext:value-type="float">
            <text:p>3.7521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17.0288983499" calcext:value-type="float">
            <text:p>17.0288983499</text:p>
          </table:table-cell>
          <table:table-cell office:value-type="float" office:value="-2.66183415616" calcext:value-type="float">
            <text:p>-2.6618341562</text:p>
          </table:table-cell>
          <table:table-cell office:value-type="float" office:value="-150.21" calcext:value-type="float">
            <text:p>-150.21</text:p>
          </table:table-cell>
          <table:table-cell office:value-type="float" office:value="1628" calcext:value-type="float">
            <text:p>1628</text:p>
          </table:table-cell>
          <table:table-cell office:value-type="float" office:value="1662" calcext:value-type="float">
            <text:p>1662</text:p>
          </table:table-cell>
          <table:table-cell office:value-type="float" office:value="3.58155" calcext:value-type="float">
            <text:p>3.58155</text:p>
          </table:table-cell>
        </table:table-row>
        <table:table-row table:style-name="ro1">
          <table:table-cell office:value-type="float" office:value="13.32" calcext:value-type="float">
            <text:p>13.32</text:p>
          </table:table-cell>
          <table:table-cell office:value-type="float" office:value="16.9994008619" calcext:value-type="float">
            <text:p>16.9994008619</text:p>
          </table:table-cell>
          <table:table-cell office:value-type="float" office:value="-2.67822207049" calcext:value-type="float">
            <text:p>-2.6782220705</text:p>
          </table:table-cell>
          <table:table-cell office:value-type="float" office:value="-151.34" calcext:value-type="float">
            <text:p>-151.34</text:p>
          </table:table-cell>
          <table:table-cell office:value-type="float" office:value="1629" calcext:value-type="float">
            <text:p>1629</text:p>
          </table:table-cell>
          <table:table-cell office:value-type="float" office:value="1662" calcext:value-type="float">
            <text:p>1662</text:p>
          </table:table-cell>
          <table:table-cell office:value-type="float" office:value="3.7521" calcext:value-type="float">
            <text:p>3.7521</text:p>
          </table:table-cell>
        </table:table-row>
        <table:table-row table:style-name="ro1">
          <table:table-cell office:value-type="float" office:value="13.34" calcext:value-type="float">
            <text:p>13.34</text:p>
          </table:table-cell>
          <table:table-cell office:value-type="float" office:value="16.9696008452" calcext:value-type="float">
            <text:p>16.9696008452</text:p>
          </table:table-cell>
          <table:table-cell office:value-type="float" office:value="-2.69403323437" calcext:value-type="float">
            <text:p>-2.6940332344</text:p>
          </table:table-cell>
          <table:table-cell office:value-type="float" office:value="-152.47" calcext:value-type="float">
            <text:p>-152.47</text:p>
          </table:table-cell>
          <table:table-cell office:value-type="float" office:value="1628" calcext:value-type="float">
            <text:p>1628</text:p>
          </table:table-cell>
          <table:table-cell office:value-type="float" office:value="1662" calcext:value-type="float">
            <text:p>1662</text:p>
          </table:table-cell>
          <table:table-cell office:value-type="float" office:value="3.7521" calcext:value-type="float">
            <text:p>3.7521</text:p>
          </table:table-cell>
        </table:table-row>
        <table:table-row table:style-name="ro1">
          <table:table-cell office:value-type="float" office:value="13.36" calcext:value-type="float">
            <text:p>13.36</text:p>
          </table:table-cell>
          <table:table-cell office:value-type="float" office:value="16.9394421028" calcext:value-type="float">
            <text:p>16.9394421028</text:p>
          </table:table-cell>
          <table:table-cell office:value-type="float" office:value="-2.70912133567" calcext:value-type="float">
            <text:p>-2.7091213357</text:p>
          </table:table-cell>
          <table:table-cell office:value-type="float" office:value="-153.87" calcext:value-type="float">
            <text:p>-153.87</text:p>
          </table:table-cell>
          <table:table-cell office:value-type="float" office:value="1628" calcext:value-type="float">
            <text:p>1628</text:p>
          </table:table-cell>
          <table:table-cell office:value-type="float" office:value="1662" calcext:value-type="float">
            <text:p>1662</text:p>
          </table:table-cell>
          <table:table-cell office:value-type="float" office:value="3.7521" calcext:value-type="float">
            <text:p>3.7521</text:p>
          </table:table-cell>
        </table:table-row>
        <table:table-row table:style-name="ro1">
          <table:table-cell office:value-type="float" office:value="13.38" calcext:value-type="float">
            <text:p>13.38</text:p>
          </table:table-cell>
          <table:table-cell office:value-type="float" office:value="16.9089180478" calcext:value-type="float">
            <text:p>16.9089180478</text:p>
          </table:table-cell>
          <table:table-cell office:value-type="float" office:value="-2.72353085584" calcext:value-type="float">
            <text:p>-2.7235308558</text:p>
          </table:table-cell>
          <table:table-cell office:value-type="float" office:value="-155.2" calcext:value-type="float">
            <text:p>-155.2</text:p>
          </table:table-cell>
          <table:table-cell office:value-type="float" office:value="1628" calcext:value-type="float">
            <text:p>1628</text:p>
          </table:table-cell>
          <table:table-cell office:value-type="float" office:value="1660" calcext:value-type="float">
            <text:p>1660</text:p>
          </table:table-cell>
          <table:table-cell office:value-type="float" office:value="3.7521" calcext:value-type="float">
            <text:p>3.7521</text:p>
          </table:table-cell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16.8777052327" calcext:value-type="float">
            <text:p>16.8777052327</text:p>
          </table:table-cell>
          <table:table-cell office:value-type="float" office:value="-2.73712305349" calcext:value-type="float">
            <text:p>-2.7371230535</text:p>
          </table:table-cell>
          <table:table-cell office:value-type="float" office:value="-156.94" calcext:value-type="float">
            <text:p>-156.94</text:p>
          </table:table-cell>
          <table:table-cell office:value-type="float" office:value="1628" calcext:value-type="float">
            <text:p>1628</text:p>
          </table:table-cell>
          <table:table-cell office:value-type="float" office:value="1646" calcext:value-type="float">
            <text:p>1646</text:p>
          </table:table-cell>
          <table:table-cell office:value-type="float" office:value="3.7521" calcext:value-type="float">
            <text:p>3.7521</text:p>
          </table:table-cell>
        </table:table-row>
        <table:table-row table:style-name="ro1">
          <table:table-cell office:value-type="float" office:value="13.42" calcext:value-type="float">
            <text:p>13.42</text:p>
          </table:table-cell>
          <table:table-cell office:value-type="float" office:value="16.8455934073" calcext:value-type="float">
            <text:p>16.8455934073</text:p>
          </table:table-cell>
          <table:table-cell office:value-type="float" office:value="-2.75000159591" calcext:value-type="float">
            <text:p>-2.7500015959</text:p>
          </table:table-cell>
          <table:table-cell office:value-type="float" office:value="-158.58" calcext:value-type="float">
            <text:p>-158.58</text:p>
          </table:table-cell>
          <table:table-cell office:value-type="float" office:value="1629" calcext:value-type="float">
            <text:p>1629</text:p>
          </table:table-cell>
          <table:table-cell office:value-type="float" office:value="1619" calcext:value-type="float">
            <text:p>1619</text:p>
          </table:table-cell>
          <table:table-cell office:value-type="float" office:value="3.7521" calcext:value-type="float">
            <text:p>3.7521</text:p>
          </table:table-cell>
        </table:table-row>
        <table:table-row table:style-name="ro1">
          <table:table-cell office:value-type="float" office:value="13.44" calcext:value-type="float">
            <text:p>13.44</text:p>
          </table:table-cell>
          <table:table-cell office:value-type="float" office:value="16.8128615333" calcext:value-type="float">
            <text:p>16.8128615333</text:p>
          </table:table-cell>
          <table:table-cell office:value-type="float" office:value="-2.76208110848" calcext:value-type="float">
            <text:p>-2.7620811085</text:p>
          </table:table-cell>
          <table:table-cell office:value-type="float" office:value="-160.16" calcext:value-type="float">
            <text:p>-160.16</text:p>
          </table:table-cell>
          <table:table-cell office:value-type="float" office:value="1628" calcext:value-type="float">
            <text:p>1628</text:p>
          </table:table-cell>
          <table:table-cell office:value-type="float" office:value="1604" calcext:value-type="float">
            <text:p>1604</text:p>
          </table:table-cell>
          <table:table-cell office:value-type="float" office:value="3.7521" calcext:value-type="float">
            <text:p>3.7521</text:p>
          </table:table-cell>
        </table:table-row>
        <table:table-row table:style-name="ro1">
          <table:table-cell office:value-type="float" office:value="13.46" calcext:value-type="float">
            <text:p>13.46</text:p>
          </table:table-cell>
          <table:table-cell office:value-type="float" office:value="16.7779619309" calcext:value-type="float">
            <text:p>16.7779619309</text:p>
          </table:table-cell>
          <table:table-cell office:value-type="float" office:value="-2.7739087859" calcext:value-type="float">
            <text:p>-2.7739087859</text:p>
          </table:table-cell>
          <table:table-cell office:value-type="float" office:value="-161.68" calcext:value-type="float">
            <text:p>-161.68</text:p>
          </table:table-cell>
          <table:table-cell office:value-type="float" office:value="1628" calcext:value-type="float">
            <text:p>1628</text:p>
          </table:table-cell>
          <table:table-cell office:value-type="float" office:value="1586" calcext:value-type="float">
            <text:p>1586</text:p>
          </table:table-cell>
          <table:table-cell office:value-type="float" office:value="3.92265" calcext:value-type="float">
            <text:p>3.92265</text:p>
          </table:table-cell>
        </table:table-row>
        <table:table-row table:style-name="ro1">
          <table:table-cell office:value-type="float" office:value="13.48" calcext:value-type="float">
            <text:p>13.48</text:p>
          </table:table-cell>
          <table:table-cell office:value-type="float" office:value="16.7435342243" calcext:value-type="float">
            <text:p>16.7435342243</text:p>
          </table:table-cell>
          <table:table-cell office:value-type="float" office:value="-2.78487393382" calcext:value-type="float">
            <text:p>-2.7848739338</text:p>
          </table:table-cell>
          <table:table-cell office:value-type="float" office:value="-162.59" calcext:value-type="float">
            <text:p>-162.59</text:p>
          </table:table-cell>
          <table:table-cell office:value-type="float" office:value="1628" calcext:value-type="float">
            <text:p>1628</text:p>
          </table:table-cell>
          <table:table-cell office:value-type="float" office:value="1538" calcext:value-type="float">
            <text:p>1538</text:p>
          </table:table-cell>
          <table:table-cell office:value-type="float" office:value="3.7521" calcext:value-type="float">
            <text:p>3.7521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16.7076198069" calcext:value-type="float">
            <text:p>16.7076198069</text:p>
          </table:table-cell>
          <table:table-cell office:value-type="float" office:value="-2.79524026502" calcext:value-type="float">
            <text:p>-2.795240265</text:p>
          </table:table-cell>
          <table:table-cell office:value-type="float" office:value="-163.93" calcext:value-type="float">
            <text:p>-163.93</text:p>
          </table:table-cell>
          <table:table-cell office:value-type="float" office:value="1628" calcext:value-type="float">
            <text:p>1628</text:p>
          </table:table-cell>
          <table:table-cell office:value-type="float" office:value="1460" calcext:value-type="float">
            <text:p>1460</text:p>
          </table:table-cell>
          <table:table-cell office:value-type="float" office:value="3.7521" calcext:value-type="float">
            <text:p>3.7521</text:p>
          </table:table-cell>
        </table:table-row>
        <table:table-row table:style-name="ro1">
          <table:table-cell office:value-type="float" office:value="13.52" calcext:value-type="float">
            <text:p>13.52</text:p>
          </table:table-cell>
          <table:table-cell office:value-type="float" office:value="16.6714660731" calcext:value-type="float">
            <text:p>16.6714660731</text:p>
          </table:table-cell>
          <table:table-cell office:value-type="float" office:value="-2.80479112396" calcext:value-type="float">
            <text:p>-2.804791124</text:p>
          </table:table-cell>
          <table:table-cell office:value-type="float" office:value="-165.23" calcext:value-type="float">
            <text:p>-165.23</text:p>
          </table:table-cell>
          <table:table-cell office:value-type="float" office:value="1630" calcext:value-type="float">
            <text:p>1630</text:p>
          </table:table-cell>
          <table:table-cell office:value-type="float" office:value="1459" calcext:value-type="float">
            <text:p>1459</text:p>
          </table:table-cell>
          <table:table-cell office:value-type="float" office:value="3.7521" calcext:value-type="float">
            <text:p>3.7521</text:p>
          </table:table-cell>
        </table:table-row>
        <table:table-row table:style-name="ro1">
          <table:table-cell office:value-type="float" office:value="13.54" calcext:value-type="float">
            <text:p>13.54</text:p>
          </table:table-cell>
          <table:table-cell office:value-type="float" office:value="16.6335015962" calcext:value-type="float">
            <text:p>16.6335015962</text:p>
          </table:table-cell>
          <table:table-cell office:value-type="float" office:value="-2.81405510985" calcext:value-type="float">
            <text:p>-2.8140551099</text:p>
          </table:table-cell>
          <table:table-cell office:value-type="float" office:value="-166.32" calcext:value-type="float">
            <text:p>-166.32</text:p>
          </table:table-cell>
          <table:table-cell office:value-type="float" office:value="1634" calcext:value-type="float">
            <text:p>1634</text:p>
          </table:table-cell>
          <table:table-cell office:value-type="float" office:value="1460" calcext:value-type="float">
            <text:p>1460</text:p>
          </table:table-cell>
          <table:table-cell office:value-type="float" office:value="3.92265" calcext:value-type="float">
            <text:p>3.92265</text:p>
          </table:table-cell>
        </table:table-row>
        <table:table-row table:style-name="ro1">
          <table:table-cell office:value-type="float" office:value="13.56" calcext:value-type="float">
            <text:p>13.56</text:p>
          </table:table-cell>
          <table:table-cell office:value-type="float" office:value="16.5970728176" calcext:value-type="float">
            <text:p>16.5970728176</text:p>
          </table:table-cell>
          <table:table-cell office:value-type="float" office:value="-2.82242662772" calcext:value-type="float">
            <text:p>-2.8224266277</text:p>
          </table:table-cell>
          <table:table-cell office:value-type="float" office:value="-167.09" calcext:value-type="float">
            <text:p>-167.09</text:p>
          </table:table-cell>
          <table:table-cell office:value-type="float" office:value="1659" calcext:value-type="float">
            <text:p>1659</text:p>
          </table:table-cell>
          <table:table-cell office:value-type="float" office:value="1460" calcext:value-type="float">
            <text:p>1460</text:p>
          </table:table-cell>
          <table:table-cell office:value-type="float" office:value="3.7521" calcext:value-type="float">
            <text:p>3.7521</text:p>
          </table:table-cell>
        </table:table-row>
        <table:table-row table:style-name="ro1">
          <table:table-cell office:value-type="float" office:value="13.58" calcext:value-type="float">
            <text:p>13.58</text:p>
          </table:table-cell>
          <table:table-cell office:value-type="float" office:value="16.5605868001" calcext:value-type="float">
            <text:p>16.5605868001</text:p>
          </table:table-cell>
          <table:table-cell office:value-type="float" office:value="-2.8305436955" calcext:value-type="float">
            <text:p>-2.8305436955</text:p>
          </table:table-cell>
          <table:table-cell office:value-type="float" office:value="-167.49" calcext:value-type="float">
            <text:p>-167.49</text:p>
          </table:table-cell>
          <table:table-cell office:value-type="float" office:value="1660" calcext:value-type="float">
            <text:p>1660</text:p>
          </table:table-cell>
          <table:table-cell office:value-type="float" office:value="1460" calcext:value-type="float">
            <text:p>1460</text:p>
          </table:table-cell>
          <table:table-cell office:value-type="float" office:value="3.7521" calcext:value-type="float">
            <text:p>3.7521</text:p>
          </table:table-cell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16.5240603963" calcext:value-type="float">
            <text:p>16.5240603963</text:p>
          </table:table-cell>
          <table:table-cell office:value-type="float" office:value="-2.83847603886" calcext:value-type="float">
            <text:p>-2.8384760389</text:p>
          </table:table-cell>
          <table:table-cell office:value-type="float" office:value="-167.78" calcext:value-type="float">
            <text:p>-167.78</text:p>
          </table:table-cell>
          <table:table-cell office:value-type="float" office:value="1660" calcext:value-type="float">
            <text:p>1660</text:p>
          </table:table-cell>
          <table:table-cell office:value-type="float" office:value="1460" calcext:value-type="float">
            <text:p>1460</text:p>
          </table:table-cell>
          <table:table-cell office:value-type="float" office:value="3.7521" calcext:value-type="float">
            <text:p>3.7521</text:p>
          </table:table-cell>
        </table:table-row>
        <table:table-row table:style-name="ro1">
          <table:table-cell office:value-type="float" office:value="13.62" calcext:value-type="float">
            <text:p>13.62</text:p>
          </table:table-cell>
          <table:table-cell office:value-type="float" office:value="16.485886465" calcext:value-type="float">
            <text:p>16.485886465</text:p>
          </table:table-cell>
          <table:table-cell office:value-type="float" office:value="-2.84682998214" calcext:value-type="float">
            <text:p>-2.8468299821</text:p>
          </table:table-cell>
          <table:table-cell office:value-type="float" office:value="-167.69" calcext:value-type="float">
            <text:p>-167.69</text:p>
          </table:table-cell>
          <table:table-cell office:value-type="float" office:value="1661" calcext:value-type="float">
            <text:p>1661</text:p>
          </table:table-cell>
          <table:table-cell office:value-type="float" office:value="1460" calcext:value-type="float">
            <text:p>1460</text:p>
          </table:table-cell>
          <table:table-cell office:value-type="float" office:value="3.92265" calcext:value-type="float">
            <text:p>3.92265</text:p>
          </table:table-cell>
        </table:table-row>
        <table:table-row table:style-name="ro1">
          <table:table-cell office:value-type="float" office:value="13.64" calcext:value-type="float">
            <text:p>13.64</text:p>
          </table:table-cell>
          <table:table-cell office:value-type="float" office:value="16.4493808339" calcext:value-type="float">
            <text:p>16.4493808339</text:p>
          </table:table-cell>
          <table:table-cell office:value-type="float" office:value="-2.85485789828" calcext:value-type="float">
            <text:p>-2.8548578983</text:p>
          </table:table-cell>
          <table:table-cell office:value-type="float" office:value="-167.63" calcext:value-type="float">
            <text:p>-167.63</text:p>
          </table:table-cell>
          <table:table-cell office:value-type="float" office:value="1660" calcext:value-type="float">
            <text:p>1660</text:p>
          </table:table-cell>
          <table:table-cell office:value-type="float" office:value="1460" calcext:value-type="float">
            <text:p>1460</text:p>
          </table:table-cell>
          <table:table-cell office:value-type="float" office:value="3.7521" calcext:value-type="float">
            <text:p>3.7521</text:p>
          </table:table-cell>
        </table:table-row>
        <table:table-row table:style-name="ro1">
          <table:table-cell office:value-type="float" office:value="13.66" calcext:value-type="float">
            <text:p>13.66</text:p>
          </table:table-cell>
          <table:table-cell office:value-type="float" office:value="16.4112898726" calcext:value-type="float">
            <text:p>16.4112898726</text:p>
          </table:table-cell>
          <table:table-cell office:value-type="float" office:value="-2.86365204788" calcext:value-type="float">
            <text:p>-2.8636520479</text:p>
          </table:table-cell>
          <table:table-cell office:value-type="float" office:value="-167.03" calcext:value-type="float">
            <text:p>-167.03</text:p>
          </table:table-cell>
          <table:table-cell office:value-type="float" office:value="1659" calcext:value-type="float">
            <text:p>1659</text:p>
          </table:table-cell>
          <table:table-cell office:value-type="float" office:value="1459" calcext:value-type="float">
            <text:p>1459</text:p>
          </table:table-cell>
          <table:table-cell office:value-type="float" office:value="3.92265" calcext:value-type="float">
            <text:p>3.92265</text:p>
          </table:table-cell>
        </table:table-row>
        <table:table-row table:style-name="ro1">
          <table:table-cell office:value-type="float" office:value="13.68" calcext:value-type="float">
            <text:p>13.68</text:p>
          </table:table-cell>
          <table:table-cell office:value-type="float" office:value="16.3732526414" calcext:value-type="float">
            <text:p>16.3732526414</text:p>
          </table:table-cell>
          <table:table-cell office:value-type="float" office:value="-2.87261103686" calcext:value-type="float">
            <text:p>-2.8726110369</text:p>
          </table:table-cell>
          <table:table-cell office:value-type="float" office:value="-166.78" calcext:value-type="float">
            <text:p>-166.78</text:p>
          </table:table-cell>
          <table:table-cell office:value-type="float" office:value="1658" calcext:value-type="float">
            <text:p>1658</text:p>
          </table:table-cell>
          <table:table-cell office:value-type="float" office:value="1460" calcext:value-type="float">
            <text:p>1460</text:p>
          </table:table-cell>
          <table:table-cell office:value-type="float" office:value="3.92265" calcext:value-type="float">
            <text:p>3.92265</text:p>
          </table:table-cell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16.3352841513" calcext:value-type="float">
            <text:p>16.3352841513</text:p>
          </table:table-cell>
          <table:table-cell office:value-type="float" office:value="-2.88179416982" calcext:value-type="float">
            <text:p>-2.8817941698</text:p>
          </table:table-cell>
          <table:table-cell office:value-type="float" office:value="-166.44" calcext:value-type="float">
            <text:p>-166.44</text:p>
          </table:table-cell>
          <table:table-cell office:value-type="float" office:value="1661" calcext:value-type="float">
            <text:p>1661</text:p>
          </table:table-cell>
          <table:table-cell office:value-type="float" office:value="1461" calcext:value-type="float">
            <text:p>1461</text:p>
          </table:table-cell>
          <table:table-cell office:value-type="float" office:value="3.92265" calcext:value-type="float">
            <text:p>3.92265</text:p>
          </table:table-cell>
        </table:table-row>
        <table:table-row table:style-name="ro1">
          <table:table-cell office:value-type="float" office:value="13.72" calcext:value-type="float">
            <text:p>13.72</text:p>
          </table:table-cell>
          <table:table-cell office:value-type="float" office:value="16.2973455541" calcext:value-type="float">
            <text:p>16.2973455541</text:p>
          </table:table-cell>
          <table:table-cell office:value-type="float" office:value="-2.89116410263" calcext:value-type="float">
            <text:p>-2.8911641026</text:p>
          </table:table-cell>
          <table:table-cell office:value-type="float" office:value="-166.16" calcext:value-type="float">
            <text:p>-166.16</text:p>
          </table:table-cell>
          <table:table-cell office:value-type="float" office:value="1661" calcext:value-type="float">
            <text:p>1661</text:p>
          </table:table-cell>
          <table:table-cell office:value-type="float" office:value="1460" calcext:value-type="float">
            <text:p>1460</text:p>
          </table:table-cell>
          <table:table-cell office:value-type="float" office:value="3.92265" calcext:value-type="float">
            <text:p>3.92265</text:p>
          </table:table-cell>
        </table:table-row>
        <table:table-row table:style-name="ro1">
          <table:table-cell office:value-type="float" office:value="13.74" calcext:value-type="float">
            <text:p>13.74</text:p>
          </table:table-cell>
          <table:table-cell office:value-type="float" office:value="16.257827778" calcext:value-type="float">
            <text:p>16.257827778</text:p>
          </table:table-cell>
          <table:table-cell office:value-type="float" office:value="-2.90122548638" calcext:value-type="float">
            <text:p>-2.9012254864</text:p>
          </table:table-cell>
          <table:table-cell office:value-type="float" office:value="-165.75" calcext:value-type="float">
            <text:p>-165.75</text:p>
          </table:table-cell>
          <table:table-cell office:value-type="float" office:value="1661" calcext:value-type="float">
            <text:p>1661</text:p>
          </table:table-cell>
          <table:table-cell office:value-type="float" office:value="1460" calcext:value-type="float">
            <text:p>1460</text:p>
          </table:table-cell>
          <table:table-cell office:value-type="float" office:value="4.0932" calcext:value-type="float">
            <text:p>4.0932</text:p>
          </table:table-cell>
        </table:table-row>
        <table:table-row table:style-name="ro1">
          <table:table-cell office:value-type="float" office:value="13.76" calcext:value-type="float">
            <text:p>13.76</text:p>
          </table:table-cell>
          <table:table-cell office:value-type="float" office:value="16.2182855727" calcext:value-type="float">
            <text:p>16.2182855727</text:p>
          </table:table-cell>
          <table:table-cell office:value-type="float" office:value="-2.91125386086" calcext:value-type="float">
            <text:p>-2.9112538609</text:p>
          </table:table-cell>
          <table:table-cell office:value-type="float" office:value="-165.8" calcext:value-type="float">
            <text:p>-165.8</text:p>
          </table:table-cell>
          <table:table-cell office:value-type="float" office:value="1660" calcext:value-type="float">
            <text:p>1660</text:p>
          </table:table-cell>
          <table:table-cell office:value-type="float" office:value="1459" calcext:value-type="float">
            <text:p>1459</text:p>
          </table:table-cell>
          <table:table-cell office:value-type="float" office:value="4.0932" calcext:value-type="float">
            <text:p>4.0932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16.1788171746" calcext:value-type="float">
            <text:p>16.1788171746</text:p>
          </table:table-cell>
          <table:table-cell office:value-type="float" office:value="-2.92150817726" calcext:value-type="float">
            <text:p>-2.9215081773</text:p>
          </table:table-cell>
          <table:table-cell office:value-type="float" office:value="-165.47" calcext:value-type="float">
            <text:p>-165.47</text:p>
          </table:table-cell>
          <table:table-cell office:value-type="float" office:value="1660" calcext:value-type="float">
            <text:p>1660</text:p>
          </table:table-cell>
          <table:table-cell office:value-type="float" office:value="1460" calcext:value-type="float">
            <text:p>1460</text:p>
          </table:table-cell>
          <table:table-cell office:value-type="float" office:value="4.0932" calcext:value-type="float">
            <text:p>4.0932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16.1394081823" calcext:value-type="float">
            <text:p>16.1394081823</text:p>
          </table:table-cell>
          <table:table-cell office:value-type="float" office:value="-2.93198956383" calcext:value-type="float">
            <text:p>-2.9319895638</text:p>
          </table:table-cell>
          <table:table-cell office:value-type="float" office:value="-165.14" calcext:value-type="float">
            <text:p>-165.14</text:p>
          </table:table-cell>
          <table:table-cell office:value-type="float" office:value="1681" calcext:value-type="float">
            <text:p>1681</text:p>
          </table:table-cell>
          <table:table-cell office:value-type="float" office:value="1460" calcext:value-type="float">
            <text:p>1460</text:p>
          </table:table-cell>
          <table:table-cell office:value-type="float" office:value="4.0932" calcext:value-type="float">
            <text:p>4.0932</text:p>
          </table:table-cell>
        </table:table-row>
        <table:table-row table:style-name="ro1">
          <table:table-cell office:value-type="float" office:value="13.82" calcext:value-type="float">
            <text:p>13.82</text:p>
          </table:table-cell>
          <table:table-cell office:value-type="float" office:value="16.1001360368" calcext:value-type="float">
            <text:p>16.1001360368</text:p>
          </table:table-cell>
          <table:table-cell office:value-type="float" office:value="-2.94261827764" calcext:value-type="float">
            <text:p>-2.9426182776</text:p>
          </table:table-cell>
          <table:table-cell office:value-type="float" office:value="-164.91" calcext:value-type="float">
            <text:p>-164.91</text:p>
          </table:table-cell>
          <table:table-cell office:value-type="float" office:value="1682" calcext:value-type="float">
            <text:p>1682</text:p>
          </table:table-cell>
          <table:table-cell office:value-type="float" office:value="1466" calcext:value-type="float">
            <text:p>1466</text:p>
          </table:table-cell>
          <table:table-cell office:value-type="float" office:value="4.0932" calcext:value-type="float">
            <text:p>4.0932</text:p>
          </table:table-cell>
        </table:table-row>
        <table:table-row table:style-name="ro1">
          <table:table-cell office:value-type="float" office:value="13.84" calcext:value-type="float">
            <text:p>13.84</text:p>
          </table:table-cell>
          <table:table-cell office:value-type="float" office:value="16.0597005673" calcext:value-type="float">
            <text:p>16.0597005673</text:p>
          </table:table-cell>
          <table:table-cell office:value-type="float" office:value="-2.95330906994" calcext:value-type="float">
            <text:p>-2.9533090699</text:p>
          </table:table-cell>
          <table:table-cell office:value-type="float" office:value="-165.36" calcext:value-type="float">
            <text:p>-165.36</text:p>
          </table:table-cell>
          <table:table-cell office:value-type="float" office:value="1682" calcext:value-type="float">
            <text:p>1682</text:p>
          </table:table-cell>
          <table:table-cell office:value-type="float" office:value="1498" calcext:value-type="float">
            <text:p>1498</text:p>
          </table:table-cell>
          <table:table-cell office:value-type="float" office:value="4.26375" calcext:value-type="float">
            <text:p>4.26375</text:p>
          </table:table-cell>
        </table:table-row>
        <table:table-row table:style-name="ro1">
          <table:table-cell office:value-type="float" office:value="13.86" calcext:value-type="float">
            <text:p>13.86</text:p>
          </table:table-cell>
          <table:table-cell office:value-type="float" office:value="16.0204615621" calcext:value-type="float">
            <text:p>16.0204615621</text:p>
          </table:table-cell>
          <table:table-cell office:value-type="float" office:value="-2.96423596395" calcext:value-type="float">
            <text:p>-2.964235964</text:p>
          </table:table-cell>
          <table:table-cell office:value-type="float" office:value="-164.8" calcext:value-type="float">
            <text:p>-164.8</text:p>
          </table:table-cell>
          <table:table-cell office:value-type="float" office:value="1682" calcext:value-type="float">
            <text:p>1682</text:p>
          </table:table-cell>
          <table:table-cell office:value-type="float" office:value="1554" calcext:value-type="float">
            <text:p>1554</text:p>
          </table:table-cell>
          <table:table-cell office:value-type="float" office:value="4.26375" calcext:value-type="float">
            <text:p>4.26375</text:p>
          </table:table-cell>
        </table:table-row>
        <table:table-row table:style-name="ro1">
          <table:table-cell office:value-type="float" office:value="13.88" calcext:value-type="float">
            <text:p>13.88</text:p>
          </table:table-cell>
          <table:table-cell office:value-type="float" office:value="15.981679599" calcext:value-type="float">
            <text:p>15.981679599</text:p>
          </table:table-cell>
          <table:table-cell office:value-type="float" office:value="-2.97554699527" calcext:value-type="float">
            <text:p>-2.9755469953</text:p>
          </table:table-cell>
          <table:table-cell office:value-type="float" office:value="-164.15" calcext:value-type="float">
            <text:p>-164.15</text:p>
          </table:table-cell>
          <table:table-cell office:value-type="float" office:value="1682" calcext:value-type="float">
            <text:p>1682</text:p>
          </table:table-cell>
          <table:table-cell office:value-type="float" office:value="1570" calcext:value-type="float">
            <text:p>1570</text:p>
          </table:table-cell>
          <table:table-cell office:value-type="float" office:value="4.26375" calcext:value-type="float">
            <text:p>4.26375</text:p>
          </table:table-cell>
        </table:table-row>
        <table:table-row table:style-name="ro1">
          <table:table-cell office:value-type="float" office:value="13.9" calcext:value-type="float">
            <text:p>13.9</text:p>
          </table:table-cell>
          <table:table-cell office:value-type="float" office:value="15.9415679981" calcext:value-type="float">
            <text:p>15.9415679981</text:p>
          </table:table-cell>
          <table:table-cell office:value-type="float" office:value="-2.98778981837" calcext:value-type="float">
            <text:p>-2.9877898184</text:p>
          </table:table-cell>
          <table:table-cell office:value-type="float" office:value="-163.46" calcext:value-type="float">
            <text:p>-163.46</text:p>
          </table:table-cell>
          <table:table-cell office:value-type="float" office:value="1682" calcext:value-type="float">
            <text:p>1682</text:p>
          </table:table-cell>
          <table:table-cell office:value-type="float" office:value="1574" calcext:value-type="float">
            <text:p>1574</text:p>
          </table:table-cell>
          <table:table-cell office:value-type="float" office:value="4.4343" calcext:value-type="float">
            <text:p>4.4343</text:p>
          </table:table-cell>
        </table:table-row>
        <table:table-row table:style-name="ro1">
          <table:table-cell office:value-type="float" office:value="13.92" calcext:value-type="float">
            <text:p>13.92</text:p>
          </table:table-cell>
          <table:table-cell office:value-type="float" office:value="15.9014040067" calcext:value-type="float">
            <text:p>15.9014040067</text:p>
          </table:table-cell>
          <table:table-cell office:value-type="float" office:value="-2.9999322869" calcext:value-type="float">
            <text:p>-2.9999322869</text:p>
          </table:table-cell>
          <table:table-cell office:value-type="float" office:value="-163.61" calcext:value-type="float">
            <text:p>-163.61</text:p>
          </table:table-cell>
          <table:table-cell office:value-type="float" office:value="1682" calcext:value-type="float">
            <text:p>1682</text:p>
          </table:table-cell>
          <table:table-cell office:value-type="float" office:value="1573" calcext:value-type="float">
            <text:p>1573</text:p>
          </table:table-cell>
          <table:table-cell office:value-type="float" office:value="4.4343" calcext:value-type="float">
            <text:p>4.4343</text:p>
          </table:table-cell>
        </table:table-row>
        <table:table-row table:style-name="ro1">
          <table:table-cell office:value-type="float" office:value="13.94" calcext:value-type="float">
            <text:p>13.94</text:p>
          </table:table-cell>
          <table:table-cell office:value-type="float" office:value="15.8612445142" calcext:value-type="float">
            <text:p>15.8612445142</text:p>
          </table:table-cell>
          <table:table-cell office:value-type="float" office:value="-3.0120078865" calcext:value-type="float">
            <text:p>-3.0120078865</text:p>
          </table:table-cell>
          <table:table-cell office:value-type="float" office:value="-163.7" calcext:value-type="float">
            <text:p>-163.7</text:p>
          </table:table-cell>
          <table:table-cell office:value-type="float" office:value="1682" calcext:value-type="float">
            <text:p>1682</text:p>
          </table:table-cell>
          <table:table-cell office:value-type="float" office:value="1574" calcext:value-type="float">
            <text:p>1574</text:p>
          </table:table-cell>
          <table:table-cell office:value-type="float" office:value="4.4343" calcext:value-type="float">
            <text:p>4.4343</text:p>
          </table:table-cell>
        </table:table-row>
        <table:table-row table:style-name="ro1">
          <table:table-cell office:value-type="float" office:value="13.96" calcext:value-type="float">
            <text:p>13.96</text:p>
          </table:table-cell>
          <table:table-cell office:value-type="float" office:value="15.8195138407" calcext:value-type="float">
            <text:p>15.8195138407</text:p>
          </table:table-cell>
          <table:table-cell office:value-type="float" office:value="-3.02448272839" calcext:value-type="float">
            <text:p>-3.0244827284</text:p>
          </table:table-cell>
          <table:table-cell office:value-type="float" office:value="-163.81" calcext:value-type="float">
            <text:p>-163.81</text:p>
          </table:table-cell>
          <table:table-cell office:value-type="float" office:value="1702" calcext:value-type="float">
            <text:p>1702</text:p>
          </table:table-cell>
          <table:table-cell office:value-type="float" office:value="1574" calcext:value-type="float">
            <text:p>1574</text:p>
          </table:table-cell>
          <table:table-cell office:value-type="float" office:value="4.60485" calcext:value-type="float">
            <text:p>4.60485</text:p>
          </table:table-cell>
        </table:table-row>
        <table:table-row table:style-name="ro1">
          <table:table-cell office:value-type="float" office:value="13.98" calcext:value-type="float">
            <text:p>13.98</text:p>
          </table:table-cell>
          <table:table-cell office:value-type="float" office:value="15.7777236314" calcext:value-type="float">
            <text:p>15.7777236314</text:p>
          </table:table-cell>
          <table:table-cell office:value-type="float" office:value="-3.03656533055" calcext:value-type="float">
            <text:p>-3.0365653306</text:p>
          </table:table-cell>
          <table:table-cell office:value-type="float" office:value="-164.34" calcext:value-type="float">
            <text:p>-164.34</text:p>
          </table:table-cell>
          <table:table-cell office:value-type="float" office:value="1703" calcext:value-type="float">
            <text:p>1703</text:p>
          </table:table-cell>
          <table:table-cell office:value-type="float" office:value="1576" calcext:value-type="float">
            <text:p>1576</text:p>
          </table:table-cell>
          <table:table-cell office:value-type="float" office:value="4.60485" calcext:value-type="float">
            <text:p>4.6048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.735882191" calcext:value-type="float">
            <text:p>15.735882191</text:p>
          </table:table-cell>
          <table:table-cell office:value-type="float" office:value="-3.04808103995" calcext:value-type="float">
            <text:p>-3.04808104</text:p>
          </table:table-cell>
          <table:table-cell office:value-type="float" office:value="-165.1" calcext:value-type="float">
            <text:p>-165.1</text:p>
          </table:table-cell>
          <table:table-cell office:value-type="float" office:value="1704" calcext:value-type="float">
            <text:p>1704</text:p>
          </table:table-cell>
          <table:table-cell office:value-type="float" office:value="1580" calcext:value-type="float">
            <text:p>1580</text:p>
          </table:table-cell>
          <table:table-cell office:value-type="float" office:value="4.60485" calcext:value-type="float">
            <text:p>4.60485</text:p>
          </table:table-cell>
        </table:table-row>
        <table:table-row table:style-name="ro1">
          <table:table-cell office:value-type="float" office:value="14.02" calcext:value-type="float">
            <text:p>14.02</text:p>
          </table:table-cell>
          <table:table-cell office:value-type="float" office:value="15.6923753573" calcext:value-type="float">
            <text:p>15.6923753573</text:p>
          </table:table-cell>
          <table:table-cell office:value-type="float" office:value="-3.05959395443" calcext:value-type="float">
            <text:p>-3.0595939544</text:p>
          </table:table-cell>
          <table:table-cell office:value-type="float" office:value="-165.69" calcext:value-type="float">
            <text:p>-165.69</text:p>
          </table:table-cell>
          <table:table-cell office:value-type="float" office:value="1720" calcext:value-type="float">
            <text:p>1720</text:p>
          </table:table-cell>
          <table:table-cell office:value-type="float" office:value="1580" calcext:value-type="float">
            <text:p>1580</text:p>
          </table:table-cell>
          <table:table-cell office:value-type="float" office:value="4.7754" calcext:value-type="float">
            <text:p>4.7754</text:p>
          </table:table-cell>
        </table:table-row>
        <table:table-row table:style-name="ro1">
          <table:table-cell office:value-type="float" office:value="14.04" calcext:value-type="float">
            <text:p>14.04</text:p>
          </table:table-cell>
          <table:table-cell office:value-type="float" office:value="15.6488225775" calcext:value-type="float">
            <text:p>15.6488225775</text:p>
          </table:table-cell>
          <table:table-cell office:value-type="float" office:value="-3.07091791381" calcext:value-type="float">
            <text:p>-3.0709179138</text:p>
          </table:table-cell>
          <table:table-cell office:value-type="float" office:value="-165.94" calcext:value-type="float">
            <text:p>-165.94</text:p>
          </table:table-cell>
          <table:table-cell office:value-type="float" office:value="1720" calcext:value-type="float">
            <text:p>1720</text:p>
          </table:table-cell>
          <table:table-cell office:value-type="float" office:value="1580" calcext:value-type="float">
            <text:p>1580</text:p>
          </table:table-cell>
          <table:table-cell office:value-type="float" office:value="4.7754" calcext:value-type="float">
            <text:p>4.7754</text:p>
          </table:table-cell>
        </table:table-row>
        <table:table-row table:style-name="ro1">
          <table:table-cell office:value-type="float" office:value="14.06" calcext:value-type="float">
            <text:p>14.06</text:p>
          </table:table-cell>
          <table:table-cell office:value-type="float" office:value="15.6051403843" calcext:value-type="float">
            <text:p>15.6051403843</text:p>
          </table:table-cell>
          <table:table-cell office:value-type="float" office:value="-3.08168890361" calcext:value-type="float">
            <text:p>-3.0816889036</text:p>
          </table:table-cell>
          <table:table-cell office:value-type="float" office:value="-166.67" calcext:value-type="float">
            <text:p>-166.67</text:p>
          </table:table-cell>
          <table:table-cell office:value-type="float" office:value="1721" calcext:value-type="float">
            <text:p>1721</text:p>
          </table:table-cell>
          <table:table-cell office:value-type="float" office:value="1580" calcext:value-type="float">
            <text:p>1580</text:p>
          </table:table-cell>
          <table:table-cell office:value-type="float" office:value="4.7754" calcext:value-type="float">
            <text:p>4.7754</text:p>
          </table:table-cell>
        </table:table-row>
        <table:table-row table:style-name="ro1">
          <table:table-cell office:value-type="float" office:value="14.08" calcext:value-type="float">
            <text:p>14.08</text:p>
          </table:table-cell>
          <table:table-cell office:value-type="float" office:value="15.5597382894" calcext:value-type="float">
            <text:p>15.5597382894</text:p>
          </table:table-cell>
          <table:table-cell office:value-type="float" office:value="-3.09239425846" calcext:value-type="float">
            <text:p>-3.0923942585</text:p>
          </table:table-cell>
          <table:table-cell office:value-type="float" office:value="-167.27" calcext:value-type="float">
            <text:p>-167.27</text:p>
          </table:table-cell>
          <table:table-cell office:value-type="float" office:value="1720" calcext:value-type="float">
            <text:p>1720</text:p>
          </table:table-cell>
          <table:table-cell office:value-type="float" office:value="1578" calcext:value-type="float">
            <text:p>1578</text:p>
          </table:table-cell>
          <table:table-cell office:value-type="float" office:value="4.94595" calcext:value-type="float">
            <text:p>4.94595</text:p>
          </table:table-cell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15.5142543874" calcext:value-type="float">
            <text:p>15.5142543874</text:p>
          </table:table-cell>
          <table:table-cell office:value-type="float" office:value="-3.10271276917" calcext:value-type="float">
            <text:p>-3.1027127692</text:p>
          </table:table-cell>
          <table:table-cell office:value-type="float" office:value="-167.76" calcext:value-type="float">
            <text:p>-167.76</text:p>
          </table:table-cell>
          <table:table-cell office:value-type="float" office:value="1721" calcext:value-type="float">
            <text:p>1721</text:p>
          </table:table-cell>
          <table:table-cell office:value-type="float" office:value="1578" calcext:value-type="float">
            <text:p>1578</text:p>
          </table:table-cell>
          <table:table-cell office:value-type="float" office:value="4.94595" calcext:value-type="float">
            <text:p>4.94595</text:p>
          </table:table-cell>
        </table:table-row>
        <table:table-row table:style-name="ro1">
          <table:table-cell office:value-type="float" office:value="14.12" calcext:value-type="float">
            <text:p>14.12</text:p>
          </table:table-cell>
          <table:table-cell office:value-type="float" office:value="15.467138773" calcext:value-type="float">
            <text:p>15.467138773</text:p>
          </table:table-cell>
          <table:table-cell office:value-type="float" office:value="-3.11310944379" calcext:value-type="float">
            <text:p>-3.1131094438</text:p>
          </table:table-cell>
          <table:table-cell office:value-type="float" office:value="-168.12" calcext:value-type="float">
            <text:p>-168.12</text:p>
          </table:table-cell>
          <table:table-cell office:value-type="float" office:value="1720" calcext:value-type="float">
            <text:p>1720</text:p>
          </table:table-cell>
          <table:table-cell office:value-type="float" office:value="1578" calcext:value-type="float">
            <text:p>1578</text:p>
          </table:table-cell>
          <table:table-cell office:value-type="float" office:value="5.1165" calcext:value-type="float">
            <text:p>5.1165</text:p>
          </table:table-cell>
        </table:table-row>
        <table:table-row table:style-name="ro1">
          <table:table-cell office:value-type="float" office:value="14.14" calcext:value-type="float">
            <text:p>14.14</text:p>
          </table:table-cell>
          <table:table-cell office:value-type="float" office:value="15.4199274989" calcext:value-type="float">
            <text:p>15.4199274989</text:p>
          </table:table-cell>
          <table:table-cell office:value-type="float" office:value="-3.12301439975" calcext:value-type="float">
            <text:p>-3.1230143998</text:p>
          </table:table-cell>
          <table:table-cell office:value-type="float" office:value="-168.72" calcext:value-type="float">
            <text:p>-168.72</text:p>
          </table:table-cell>
          <table:table-cell office:value-type="float" office:value="1720" calcext:value-type="float">
            <text:p>1720</text:p>
          </table:table-cell>
          <table:table-cell office:value-type="float" office:value="1578" calcext:value-type="float">
            <text:p>1578</text:p>
          </table:table-cell>
          <table:table-cell office:value-type="float" office:value="5.1165" calcext:value-type="float">
            <text:p>5.1165</text:p>
          </table:table-cell>
        </table:table-row>
        <table:table-row table:style-name="ro1">
          <table:table-cell office:value-type="float" office:value="14.16" calcext:value-type="float">
            <text:p>14.16</text:p>
          </table:table-cell>
          <table:table-cell office:value-type="float" office:value="15.3726053758" calcext:value-type="float">
            <text:p>15.3726053758</text:p>
          </table:table-cell>
          <table:table-cell office:value-type="float" office:value="-3.13231141256" calcext:value-type="float">
            <text:p>-3.1323114126</text:p>
          </table:table-cell>
          <table:table-cell office:value-type="float" office:value="-169.46" calcext:value-type="float">
            <text:p>-169.46</text:p>
          </table:table-cell>
          <table:table-cell office:value-type="float" office:value="1720" calcext:value-type="float">
            <text:p>1720</text:p>
          </table:table-cell>
          <table:table-cell office:value-type="float" office:value="1578" calcext:value-type="float">
            <text:p>1578</text:p>
          </table:table-cell>
          <table:table-cell office:value-type="float" office:value="5.1165" calcext:value-type="float">
            <text:p>5.1165</text:p>
          </table:table-cell>
        </table:table-row>
        <table:table-row table:style-name="ro1">
          <table:table-cell office:value-type="float" office:value="14.18" calcext:value-type="float">
            <text:p>14.18</text:p>
          </table:table-cell>
          <table:table-cell office:value-type="float" office:value="15.3235898006" calcext:value-type="float">
            <text:p>15.3235898006</text:p>
          </table:table-cell>
          <table:table-cell office:value-type="float" office:value="-3.14126346461" calcext:value-type="float">
            <text:p>-3.1412634646</text:p>
          </table:table-cell>
          <table:table-cell office:value-type="float" office:value="-170.25" calcext:value-type="float">
            <text:p>-170.25</text:p>
          </table:table-cell>
          <table:table-cell office:value-type="float" office:value="1720" calcext:value-type="float">
            <text:p>1720</text:p>
          </table:table-cell>
          <table:table-cell office:value-type="float" office:value="1578" calcext:value-type="float">
            <text:p>1578</text:p>
          </table:table-cell>
          <table:table-cell office:value-type="float" office:value="5.28705" calcext:value-type="float">
            <text:p>5.28705</text:p>
          </table:table-cell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15.2743348864" calcext:value-type="float">
            <text:p>15.2743348864</text:p>
          </table:table-cell>
          <table:table-cell office:value-type="float" office:value="-3.14938111934" calcext:value-type="float">
            <text:p>-3.1493811193</text:p>
          </table:table-cell>
          <table:table-cell office:value-type="float" office:value="-171.23" calcext:value-type="float">
            <text:p>-171.23</text:p>
          </table:table-cell>
          <table:table-cell office:value-type="float" office:value="1720" calcext:value-type="float">
            <text:p>1720</text:p>
          </table:table-cell>
          <table:table-cell office:value-type="float" office:value="1574" calcext:value-type="float">
            <text:p>1574</text:p>
          </table:table-cell>
          <table:table-cell office:value-type="float" office:value="5.28705" calcext:value-type="float">
            <text:p>5.28705</text:p>
          </table:table-cell>
        </table:table-row>
        <table:table-row table:style-name="ro1">
          <table:table-cell office:value-type="float" office:value="14.22" calcext:value-type="float">
            <text:p>14.22</text:p>
          </table:table-cell>
          <table:table-cell office:value-type="float" office:value="15.2249784954" calcext:value-type="float">
            <text:p>15.2249784954</text:p>
          </table:table-cell>
          <table:table-cell office:value-type="float" office:value="-3.15717355498" calcext:value-type="float">
            <text:p>-3.157173555</text:p>
          </table:table-cell>
          <table:table-cell office:value-type="float" office:value="-171.61" calcext:value-type="float">
            <text:p>-171.61</text:p>
          </table:table-cell>
          <table:table-cell office:value-type="float" office:value="1721" calcext:value-type="float">
            <text:p>1721</text:p>
          </table:table-cell>
          <table:table-cell office:value-type="float" office:value="1572" calcext:value-type="float">
            <text:p>1572</text:p>
          </table:table-cell>
          <table:table-cell office:value-type="float" office:value="5.28705" calcext:value-type="float">
            <text:p>5.28705</text:p>
          </table:table-cell>
        </table:table-row>
        <table:table-row table:style-name="ro1">
          <table:table-cell office:value-type="float" office:value="14.24" calcext:value-type="float">
            <text:p>14.24</text:p>
          </table:table-cell>
          <table:table-cell office:value-type="float" office:value="15.1756034646" calcext:value-type="float">
            <text:p>15.1756034646</text:p>
          </table:table-cell>
          <table:table-cell office:value-type="float" office:value="-3.16482856328" calcext:value-type="float">
            <text:p>-3.1648285633</text:p>
          </table:table-cell>
          <table:table-cell office:value-type="float" office:value="-171.77" calcext:value-type="float">
            <text:p>-171.77</text:p>
          </table:table-cell>
          <table:table-cell office:value-type="float" office:value="1721" calcext:value-type="float">
            <text:p>1721</text:p>
          </table:table-cell>
          <table:table-cell office:value-type="float" office:value="1572" calcext:value-type="float">
            <text:p>1572</text:p>
          </table:table-cell>
          <table:table-cell office:value-type="float" office:value="5.28705" calcext:value-type="float">
            <text:p>5.28705</text:p>
          </table:table-cell>
        </table:table-row>
        <table:table-row table:style-name="ro1">
          <table:table-cell office:value-type="float" office:value="14.26" calcext:value-type="float">
            <text:p>14.26</text:p>
          </table:table-cell>
          <table:table-cell office:value-type="float" office:value="15.1245081859" calcext:value-type="float">
            <text:p>15.1245081859</text:p>
          </table:table-cell>
          <table:table-cell office:value-type="float" office:value="-3.17173551364" calcext:value-type="float">
            <text:p>-3.1717355136</text:p>
          </table:table-cell>
          <table:table-cell office:value-type="float" office:value="-172.91" calcext:value-type="float">
            <text:p>-172.91</text:p>
          </table:table-cell>
          <table:table-cell office:value-type="float" office:value="1721" calcext:value-type="float">
            <text:p>1721</text:p>
          </table:table-cell>
          <table:table-cell office:value-type="float" office:value="1572" calcext:value-type="float">
            <text:p>1572</text:p>
          </table:table-cell>
          <table:table-cell office:value-type="float" office:value="5.4576" calcext:value-type="float">
            <text:p>5.4576</text:p>
          </table:table-cell>
        </table:table-row>
        <table:table-row table:style-name="ro1">
          <table:table-cell office:value-type="float" office:value="14.28" calcext:value-type="float">
            <text:p>14.28</text:p>
          </table:table-cell>
          <table:table-cell office:value-type="float" office:value="15.0733214191" calcext:value-type="float">
            <text:p>15.0733214191</text:p>
          </table:table-cell>
          <table:table-cell office:value-type="float" office:value="-3.17776993546" calcext:value-type="float">
            <text:p>-3.1777699355</text:p>
          </table:table-cell>
          <table:table-cell office:value-type="float" office:value="-173.89" calcext:value-type="float">
            <text:p>-173.89</text:p>
          </table:table-cell>
          <table:table-cell office:value-type="float" office:value="1721" calcext:value-type="float">
            <text:p>1721</text:p>
          </table:table-cell>
          <table:table-cell office:value-type="float" office:value="1572" calcext:value-type="float">
            <text:p>1572</text:p>
          </table:table-cell>
          <table:table-cell office:value-type="float" office:value="5.4576" calcext:value-type="float">
            <text:p>5.4576</text:p>
          </table:table-cell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15.0220279562" calcext:value-type="float">
            <text:p>15.0220279562</text:p>
          </table:table-cell>
          <table:table-cell office:value-type="float" office:value="-3.18326649933" calcext:value-type="float">
            <text:p>-3.1832664993</text:p>
          </table:table-cell>
          <table:table-cell office:value-type="float" office:value="-174.49" calcext:value-type="float">
            <text:p>-174.49</text:p>
          </table:table-cell>
          <table:table-cell office:value-type="float" office:value="1721" calcext:value-type="float">
            <text:p>1721</text:p>
          </table:table-cell>
          <table:table-cell office:value-type="float" office:value="1570" calcext:value-type="float">
            <text:p>1570</text:p>
          </table:table-cell>
          <table:table-cell office:value-type="float" office:value="5.4576" calcext:value-type="float">
            <text:p>5.4576</text:p>
          </table:table-cell>
        </table:table-row>
        <table:table-row table:style-name="ro1">
          <table:table-cell office:value-type="float" office:value="14.32" calcext:value-type="float">
            <text:p>14.32</text:p>
          </table:table-cell>
          <table:table-cell office:value-type="float" office:value="14.9704960288" calcext:value-type="float">
            <text:p>14.9704960288</text:p>
          </table:table-cell>
          <table:table-cell office:value-type="float" office:value="-3.18791106518" calcext:value-type="float">
            <text:p>-3.1879110652</text:p>
          </table:table-cell>
          <table:table-cell office:value-type="float" office:value="-175.43" calcext:value-type="float">
            <text:p>-175.43</text:p>
          </table:table-cell>
          <table:table-cell office:value-type="float" office:value="1721" calcext:value-type="float">
            <text:p>1721</text:p>
          </table:table-cell>
          <table:table-cell office:value-type="float" office:value="1564" calcext:value-type="float">
            <text:p>1564</text:p>
          </table:table-cell>
          <table:table-cell office:value-type="float" office:value="5.4576" calcext:value-type="float">
            <text:p>5.4576</text:p>
          </table:table-cell>
        </table:table-row>
        <table:table-row table:style-name="ro1">
          <table:table-cell office:value-type="float" office:value="14.34" calcext:value-type="float">
            <text:p>14.34</text:p>
          </table:table-cell>
          <table:table-cell office:value-type="float" office:value="14.9170008965" calcext:value-type="float">
            <text:p>14.9170008965</text:p>
          </table:table-cell>
          <table:table-cell office:value-type="float" office:value="-3.19223667462" calcext:value-type="float">
            <text:p>-3.1922366746</text:p>
          </table:table-cell>
          <table:table-cell office:value-type="float" office:value="-175.92" calcext:value-type="float">
            <text:p>-175.92</text:p>
          </table:table-cell>
          <table:table-cell office:value-type="float" office:value="1721" calcext:value-type="float">
            <text:p>1721</text:p>
          </table:table-cell>
          <table:table-cell office:value-type="float" office:value="1553" calcext:value-type="float">
            <text:p>1553</text:p>
          </table:table-cell>
          <table:table-cell office:value-type="float" office:value="5.62815" calcext:value-type="float">
            <text:p>5.62815</text:p>
          </table:table-cell>
        </table:table-row>
        <table:table-row table:style-name="ro1">
          <table:table-cell office:value-type="float" office:value="14.36" calcext:value-type="float">
            <text:p>14.36</text:p>
          </table:table-cell>
          <table:table-cell office:value-type="float" office:value="14.8634162789" calcext:value-type="float">
            <text:p>14.8634162789</text:p>
          </table:table-cell>
          <table:table-cell office:value-type="float" office:value="-3.19599690538" calcext:value-type="float">
            <text:p>-3.1959969054</text:p>
          </table:table-cell>
          <table:table-cell office:value-type="float" office:value="-176.52" calcext:value-type="float">
            <text:p>-176.52</text:p>
          </table:table-cell>
          <table:table-cell office:value-type="float" office:value="1720" calcext:value-type="float">
            <text:p>1720</text:p>
          </table:table-cell>
          <table:table-cell office:value-type="float" office:value="1551" calcext:value-type="float">
            <text:p>1551</text:p>
          </table:table-cell>
          <table:table-cell office:value-type="float" office:value="5.62815" calcext:value-type="float">
            <text:p>5.62815</text:p>
          </table:table-cell>
        </table:table-row>
        <table:table-row table:style-name="ro1">
          <table:table-cell office:value-type="float" office:value="14.38" calcext:value-type="float">
            <text:p>14.38</text:p>
          </table:table-cell>
          <table:table-cell office:value-type="float" office:value="14.8078431842" calcext:value-type="float">
            <text:p>14.8078431842</text:p>
          </table:table-cell>
          <table:table-cell office:value-type="float" office:value="-3.19891235124" calcext:value-type="float">
            <text:p>-3.1989123512</text:p>
          </table:table-cell>
          <table:table-cell office:value-type="float" office:value="-177.49" calcext:value-type="float">
            <text:p>-177.49</text:p>
          </table:table-cell>
          <table:table-cell office:value-type="float" office:value="1720" calcext:value-type="float">
            <text:p>1720</text:p>
          </table:table-cell>
          <table:table-cell office:value-type="float" office:value="1540" calcext:value-type="float">
            <text:p>1540</text:p>
          </table:table-cell>
          <table:table-cell office:value-type="float" office:value="5.7987" calcext:value-type="float">
            <text:p>5.7987</text:p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14.753794688" calcext:value-type="float">
            <text:p>14.753794688</text:p>
          </table:table-cell>
          <table:table-cell office:value-type="float" office:value="-3.20074702664" calcext:value-type="float">
            <text:p>-3.2007470266</text:p>
          </table:table-cell>
          <table:table-cell office:value-type="float" office:value="-178.52" calcext:value-type="float">
            <text:p>-178.52</text:p>
          </table:table-cell>
          <table:table-cell office:value-type="float" office:value="1721" calcext:value-type="float">
            <text:p>1721</text:p>
          </table:table-cell>
          <table:table-cell office:value-type="float" office:value="1537" calcext:value-type="float">
            <text:p>1537</text:p>
          </table:table-cell>
          <table:table-cell office:value-type="float" office:value="5.62815" calcext:value-type="float">
            <text:p>5.62815</text:p>
          </table:table-cell>
        </table:table-row>
        <table:table-row table:style-name="ro1">
          <table:table-cell office:value-type="float" office:value="14.42" calcext:value-type="float">
            <text:p>14.42</text:p>
          </table:table-cell>
          <table:table-cell office:value-type="float" office:value="14.6993818414" calcext:value-type="float">
            <text:p>14.6993818414</text:p>
          </table:table-cell>
          <table:table-cell office:value-type="float" office:value="-3.20236732776" calcext:value-type="float">
            <text:p>-3.2023673278</text:p>
          </table:table-cell>
          <table:table-cell office:value-type="float" office:value="-178.69" calcext:value-type="float">
            <text:p>-178.69</text:p>
          </table:table-cell>
          <table:table-cell office:value-type="float" office:value="1721" calcext:value-type="float">
            <text:p>1721</text:p>
          </table:table-cell>
          <table:table-cell office:value-type="float" office:value="1524" calcext:value-type="float">
            <text:p>1524</text:p>
          </table:table-cell>
          <table:table-cell office:value-type="float" office:value="5.62815" calcext:value-type="float">
            <text:p>5.62815</text:p>
          </table:table-cell>
        </table:table-row>
        <table:table-row table:style-name="ro1">
          <table:table-cell office:value-type="float" office:value="14.44" calcext:value-type="float">
            <text:p>14.44</text:p>
          </table:table-cell>
          <table:table-cell office:value-type="float" office:value="14.6430868918" calcext:value-type="float">
            <text:p>14.6430868918</text:p>
          </table:table-cell>
          <table:table-cell office:value-type="float" office:value="-3.20316722651" calcext:value-type="float">
            <text:p>-3.2031672265</text:p>
          </table:table-cell>
          <table:table-cell office:value-type="float" office:value="-179.55" calcext:value-type="float">
            <text:p>-179.55</text:p>
          </table:table-cell>
          <table:table-cell office:value-type="float" office:value="1721" calcext:value-type="float">
            <text:p>1721</text:p>
          </table:table-cell>
          <table:table-cell office:value-type="float" office:value="1516" calcext:value-type="float">
            <text:p>1516</text:p>
          </table:table-cell>
          <table:table-cell office:value-type="float" office:value="5.7987" calcext:value-type="float">
            <text:p>5.7987</text:p>
          </table:table-cell>
        </table:table-row>
        <table:table-row table:style-name="ro1">
          <table:table-cell office:value-type="float" office:value="14.46" calcext:value-type="float">
            <text:p>14.46</text:p>
          </table:table-cell>
          <table:table-cell office:value-type="float" office:value="14.5866004235" calcext:value-type="float">
            <text:p>14.5866004235</text:p>
          </table:table-cell>
          <table:table-cell office:value-type="float" office:value="-3.20325160568" calcext:value-type="float">
            <text:p>-3.2032516057</text:p>
          </table:table-cell>
          <table:table-cell office:value-type="float" office:value="179.76" calcext:value-type="float">
            <text:p>179.76</text:p>
          </table:table-cell>
          <table:table-cell office:value-type="float" office:value="1721" calcext:value-type="float">
            <text:p>1721</text:p>
          </table:table-cell>
          <table:table-cell office:value-type="float" office:value="1509" calcext:value-type="float">
            <text:p>1509</text:p>
          </table:table-cell>
          <table:table-cell office:value-type="float" office:value="5.7987" calcext:value-type="float">
            <text:p>5.7987</text:p>
          </table:table-cell>
        </table:table-row>
        <table:table-row table:style-name="ro1">
          <table:table-cell office:value-type="float" office:value="14.48" calcext:value-type="float">
            <text:p>14.48</text:p>
          </table:table-cell>
          <table:table-cell office:value-type="float" office:value="14.5298234096" calcext:value-type="float">
            <text:p>14.5298234096</text:p>
          </table:table-cell>
          <table:table-cell office:value-type="float" office:value="-3.20269157553" calcext:value-type="float">
            <text:p>-3.2026915755</text:p>
          </table:table-cell>
          <table:table-cell office:value-type="float" office:value="179.17" calcext:value-type="float">
            <text:p>179.17</text:p>
          </table:table-cell>
          <table:table-cell office:value-type="float" office:value="1722" calcext:value-type="float">
            <text:p>1722</text:p>
          </table:table-cell>
          <table:table-cell office:value-type="float" office:value="1498" calcext:value-type="float">
            <text:p>1498</text:p>
          </table:table-cell>
          <table:table-cell office:value-type="float" office:value="5.7987" calcext:value-type="float">
            <text:p>5.7987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14.4713913319" calcext:value-type="float">
            <text:p>14.4713913319</text:p>
          </table:table-cell>
          <table:table-cell office:value-type="float" office:value="-3.20152112982" calcext:value-type="float">
            <text:p>-3.2015211298</text:p>
          </table:table-cell>
          <table:table-cell office:value-type="float" office:value="178.58" calcext:value-type="float">
            <text:p>178.58</text:p>
          </table:table-cell>
          <table:table-cell office:value-type="float" office:value="1733" calcext:value-type="float">
            <text:p>1733</text:p>
          </table:table-cell>
          <table:table-cell office:value-type="float" office:value="1498" calcext:value-type="float">
            <text:p>1498</text:p>
          </table:table-cell>
          <table:table-cell office:value-type="float" office:value="5.96925" calcext:value-type="float">
            <text:p>5.96925</text:p>
          </table:table-cell>
        </table:table-row>
        <table:table-row table:style-name="ro1">
          <table:table-cell office:value-type="float" office:value="14.52" calcext:value-type="float">
            <text:p>14.52</text:p>
          </table:table-cell>
          <table:table-cell office:value-type="float" office:value="14.414577292" calcext:value-type="float">
            <text:p>14.414577292</text:p>
          </table:table-cell>
          <table:table-cell office:value-type="float" office:value="-3.20028504255" calcext:value-type="float">
            <text:p>-3.2002850426</text:p>
          </table:table-cell>
          <table:table-cell office:value-type="float" office:value="178.5" calcext:value-type="float">
            <text:p>178.5</text:p>
          </table:table-cell>
          <table:table-cell office:value-type="float" office:value="1751" calcext:value-type="float">
            <text:p>1751</text:p>
          </table:table-cell>
          <table:table-cell office:value-type="float" office:value="1496" calcext:value-type="float">
            <text:p>1496</text:p>
          </table:table-cell>
          <table:table-cell office:value-type="float" office:value="5.7987" calcext:value-type="float">
            <text:p>5.7987</text:p>
          </table:table-cell>
        </table:table-row>
        <table:table-row table:style-name="ro1">
          <table:table-cell office:value-type="float" office:value="14.54" calcext:value-type="float">
            <text:p>14.54</text:p>
          </table:table-cell>
          <table:table-cell office:value-type="float" office:value="14.3561536519" calcext:value-type="float">
            <text:p>14.3561536519</text:p>
          </table:table-cell>
          <table:table-cell office:value-type="float" office:value="-3.19884939086" calcext:value-type="float">
            <text:p>-3.1988493909</text:p>
          </table:table-cell>
          <table:table-cell office:value-type="float" office:value="178.32" calcext:value-type="float">
            <text:p>178.32</text:p>
          </table:table-cell>
          <table:table-cell office:value-type="float" office:value="1756" calcext:value-type="float">
            <text:p>1756</text:p>
          </table:table-cell>
          <table:table-cell office:value-type="float" office:value="1498" calcext:value-type="float">
            <text:p>1498</text:p>
          </table:table-cell>
          <table:table-cell office:value-type="float" office:value="5.96925" calcext:value-type="float">
            <text:p>5.96925</text:p>
          </table:table-cell>
        </table:table-row>
        <table:table-row table:style-name="ro1">
          <table:table-cell office:value-type="float" office:value="14.56" calcext:value-type="float">
            <text:p>14.56</text:p>
          </table:table-cell>
          <table:table-cell office:value-type="float" office:value="14.2976888149" calcext:value-type="float">
            <text:p>14.2976888149</text:p>
          </table:table-cell>
          <table:table-cell office:value-type="float" office:value="-3.1970230923" calcext:value-type="float">
            <text:p>-3.1970230923</text:p>
          </table:table-cell>
          <table:table-cell office:value-type="float" office:value="177.95" calcext:value-type="float">
            <text:p>177.95</text:p>
          </table:table-cell>
          <table:table-cell office:value-type="float" office:value="1787" calcext:value-type="float">
            <text:p>1787</text:p>
          </table:table-cell>
          <table:table-cell office:value-type="float" office:value="1496" calcext:value-type="float">
            <text:p>1496</text:p>
          </table:table-cell>
          <table:table-cell office:value-type="float" office:value="5.96925" calcext:value-type="float">
            <text:p>5.96925</text:p>
          </table:table-cell>
        </table:table-row>
        <table:table-row table:style-name="ro1">
          <table:table-cell office:value-type="float" office:value="14.58" calcext:value-type="float">
            <text:p>14.58</text:p>
          </table:table-cell>
          <table:table-cell office:value-type="float" office:value="14.2392938707" calcext:value-type="float">
            <text:p>14.2392938707</text:p>
          </table:table-cell>
          <table:table-cell office:value-type="float" office:value="-3.19487358675" calcext:value-type="float">
            <text:p>-3.1948735868</text:p>
          </table:table-cell>
          <table:table-cell office:value-type="float" office:value="177.62" calcext:value-type="float">
            <text:p>177.62</text:p>
          </table:table-cell>
          <table:table-cell office:value-type="float" office:value="1805" calcext:value-type="float">
            <text:p>1805</text:p>
          </table:table-cell>
          <table:table-cell office:value-type="float" office:value="1498" calcext:value-type="float">
            <text:p>1498</text:p>
          </table:table-cell>
          <table:table-cell office:value-type="float" office:value="5.96925" calcext:value-type="float">
            <text:p>5.96925</text:p>
          </table:table-cell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14.1792389198" calcext:value-type="float">
            <text:p>14.1792389198</text:p>
          </table:table-cell>
          <table:table-cell office:value-type="float" office:value="-3.19250305251" calcext:value-type="float">
            <text:p>-3.1925030525</text:p>
          </table:table-cell>
          <table:table-cell office:value-type="float" office:value="177.46" calcext:value-type="float">
            <text:p>177.46</text:p>
          </table:table-cell>
          <table:table-cell office:value-type="float" office:value="1807" calcext:value-type="float">
            <text:p>1807</text:p>
          </table:table-cell>
          <table:table-cell office:value-type="float" office:value="1498" calcext:value-type="float">
            <text:p>1498</text:p>
          </table:table-cell>
          <table:table-cell office:value-type="float" office:value="6.1398" calcext:value-type="float">
            <text:p>6.1398</text:p>
          </table:table-cell>
        </table:table-row>
        <table:table-row table:style-name="ro1">
          <table:table-cell office:value-type="float" office:value="14.62" calcext:value-type="float">
            <text:p>14.62</text:p>
          </table:table-cell>
          <table:table-cell office:value-type="float" office:value="14.1175194311" calcext:value-type="float">
            <text:p>14.1175194311</text:p>
          </table:table-cell>
          <table:table-cell office:value-type="float" office:value="-3.19001040561" calcext:value-type="float">
            <text:p>-3.1900104056</text:p>
          </table:table-cell>
          <table:table-cell office:value-type="float" office:value="177.4" calcext:value-type="float">
            <text:p>177.4</text:p>
          </table:table-cell>
          <table:table-cell office:value-type="float" office:value="1807" calcext:value-type="float">
            <text:p>1807</text:p>
          </table:table-cell>
          <table:table-cell office:value-type="float" office:value="1498" calcext:value-type="float">
            <text:p>1498</text:p>
          </table:table-cell>
          <table:table-cell office:value-type="float" office:value="6.31035" calcext:value-type="float">
            <text:p>6.31035</text:p>
          </table:table-cell>
        </table:table-row>
        <table:table-row table:style-name="ro1">
          <table:table-cell office:value-type="float" office:value="14.64" calcext:value-type="float">
            <text:p>14.64</text:p>
          </table:table-cell>
          <table:table-cell office:value-type="float" office:value="14.0574405233" calcext:value-type="float">
            <text:p>14.0574405233</text:p>
          </table:table-cell>
          <table:table-cell office:value-type="float" office:value="-3.18817475036" calcext:value-type="float">
            <text:p>-3.1881747504</text:p>
          </table:table-cell>
          <table:table-cell office:value-type="float" office:value="177.97" calcext:value-type="float">
            <text:p>177.97</text:p>
          </table:table-cell>
          <table:table-cell office:value-type="float" office:value="1807" calcext:value-type="float">
            <text:p>1807</text:p>
          </table:table-cell>
          <table:table-cell office:value-type="float" office:value="1498" calcext:value-type="float">
            <text:p>1498</text:p>
          </table:table-cell>
          <table:table-cell office:value-type="float" office:value="6.1398" calcext:value-type="float">
            <text:p>6.1398</text:p>
          </table:table-cell>
        </table:table-row>
        <table:table-row table:style-name="ro1">
          <table:table-cell office:value-type="float" office:value="14.66" calcext:value-type="float">
            <text:p>14.66</text:p>
          </table:table-cell>
          <table:table-cell office:value-type="float" office:value="13.9957003319" calcext:value-type="float">
            <text:p>13.9957003319</text:p>
          </table:table-cell>
          <table:table-cell office:value-type="float" office:value="-3.1861240208" calcext:value-type="float">
            <text:p>-3.1861240208</text:p>
          </table:table-cell>
          <table:table-cell office:value-type="float" office:value="177.81" calcext:value-type="float">
            <text:p>177.81</text:p>
          </table:table-cell>
          <table:table-cell office:value-type="float" office:value="1807" calcext:value-type="float">
            <text:p>1807</text:p>
          </table:table-cell>
          <table:table-cell office:value-type="float" office:value="1498" calcext:value-type="float">
            <text:p>1498</text:p>
          </table:table-cell>
          <table:table-cell office:value-type="float" office:value="6.31035" calcext:value-type="float">
            <text:p>6.31035</text:p>
          </table:table-cell>
        </table:table-row>
        <table:table-row table:style-name="ro1">
          <table:table-cell office:value-type="float" office:value="14.68" calcext:value-type="float">
            <text:p>14.68</text:p>
          </table:table-cell>
          <table:table-cell office:value-type="float" office:value="13.9339478188" calcext:value-type="float">
            <text:p>13.9339478188</text:p>
          </table:table-cell>
          <table:table-cell office:value-type="float" office:value="-3.18437515018" calcext:value-type="float">
            <text:p>-3.1843751502</text:p>
          </table:table-cell>
          <table:table-cell office:value-type="float" office:value="178.09" calcext:value-type="float">
            <text:p>178.09</text:p>
          </table:table-cell>
          <table:table-cell office:value-type="float" office:value="1835" calcext:value-type="float">
            <text:p>1835</text:p>
          </table:table-cell>
          <table:table-cell office:value-type="float" office:value="1498" calcext:value-type="float">
            <text:p>1498</text:p>
          </table:table-cell>
          <table:table-cell office:value-type="float" office:value="6.31035" calcext:value-type="float">
            <text:p>6.31035</text:p>
          </table:table-cell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float" office:value="13.8705283862" calcext:value-type="float">
            <text:p>13.8705283862</text:p>
          </table:table-cell>
          <table:table-cell office:value-type="float" office:value="-3.18254335065" calcext:value-type="float">
            <text:p>-3.1825433507</text:p>
          </table:table-cell>
          <table:table-cell office:value-type="float" office:value="178.05" calcext:value-type="float">
            <text:p>178.05</text:p>
          </table:table-cell>
          <table:table-cell office:value-type="float" office:value="1843" calcext:value-type="float">
            <text:p>1843</text:p>
          </table:table-cell>
          <table:table-cell office:value-type="float" office:value="1498" calcext:value-type="float">
            <text:p>1498</text:p>
          </table:table-cell>
          <table:table-cell office:value-type="float" office:value="6.4809" calcext:value-type="float">
            <text:p>6.4809</text:p>
          </table:table-cell>
        </table:table-row>
        <table:table-row table:style-name="ro1">
          <table:table-cell office:value-type="float" office:value="14.72" calcext:value-type="float">
            <text:p>14.72</text:p>
          </table:table-cell>
          <table:table-cell office:value-type="float" office:value="13.8071143025" calcext:value-type="float">
            <text:p>13.8071143025</text:p>
          </table:table-cell>
          <table:table-cell office:value-type="float" office:value="-3.18057868314" calcext:value-type="float">
            <text:p>-3.1805786831</text:p>
          </table:table-cell>
          <table:table-cell office:value-type="float" office:value="177.93" calcext:value-type="float">
            <text:p>177.93</text:p>
          </table:table-cell>
          <table:table-cell office:value-type="float" office:value="1863" calcext:value-type="float">
            <text:p>1863</text:p>
          </table:table-cell>
          <table:table-cell office:value-type="float" office:value="1498" calcext:value-type="float">
            <text:p>1498</text:p>
          </table:table-cell>
          <table:table-cell office:value-type="float" office:value="6.4809" calcext:value-type="float">
            <text:p>6.4809</text:p>
          </table:table-cell>
        </table:table-row>
        <table:table-row table:style-name="ro1">
          <table:table-cell office:value-type="float" office:value="14.74" calcext:value-type="float">
            <text:p>14.74</text:p>
          </table:table-cell>
          <table:table-cell office:value-type="float" office:value="13.7420141684" calcext:value-type="float">
            <text:p>13.7420141684</text:p>
          </table:table-cell>
          <table:table-cell office:value-type="float" office:value="-3.17903711589" calcext:value-type="float">
            <text:p>-3.1790371159</text:p>
          </table:table-cell>
          <table:table-cell office:value-type="float" office:value="178.34" calcext:value-type="float">
            <text:p>178.34</text:p>
          </table:table-cell>
          <table:table-cell office:value-type="float" office:value="1871" calcext:value-type="float">
            <text:p>1871</text:p>
          </table:table-cell>
          <table:table-cell office:value-type="float" office:value="1498" calcext:value-type="float">
            <text:p>1498</text:p>
          </table:table-cell>
          <table:table-cell office:value-type="float" office:value="6.65145" calcext:value-type="float">
            <text:p>6.65145</text:p>
          </table:table-cell>
        </table:table-row>
        <table:table-row table:style-name="ro1">
          <table:table-cell office:value-type="float" office:value="14.76" calcext:value-type="float">
            <text:p>14.76</text:p>
          </table:table-cell>
          <table:table-cell office:value-type="float" office:value="13.6769180295" calcext:value-type="float">
            <text:p>13.6769180295</text:p>
          </table:table-cell>
          <table:table-cell office:value-type="float" office:value="-3.17738189494" calcext:value-type="float">
            <text:p>-3.1773818949</text:p>
          </table:table-cell>
          <table:table-cell office:value-type="float" office:value="178.24" calcext:value-type="float">
            <text:p>178.24</text:p>
          </table:table-cell>
          <table:table-cell office:value-type="float" office:value="1881" calcext:value-type="float">
            <text:p>1881</text:p>
          </table:table-cell>
          <table:table-cell office:value-type="float" office:value="1498" calcext:value-type="float">
            <text:p>1498</text:p>
          </table:table-cell>
          <table:table-cell office:value-type="float" office:value="6.65145" calcext:value-type="float">
            <text:p>6.65145</text:p>
          </table:table-cell>
        </table:table-row>
        <table:table-row table:style-name="ro1">
          <table:table-cell office:value-type="float" office:value="14.78" calcext:value-type="float">
            <text:p>14.78</text:p>
          </table:table-cell>
          <table:table-cell office:value-type="float" office:value="13.6118260841" calcext:value-type="float">
            <text:p>13.6118260841</text:p>
          </table:table-cell>
          <table:table-cell office:value-type="float" office:value="-3.17561302533" calcext:value-type="float">
            <text:p>-3.1756130253</text:p>
          </table:table-cell>
          <table:table-cell office:value-type="float" office:value="178.14" calcext:value-type="float">
            <text:p>178.14</text:p>
          </table:table-cell>
          <table:table-cell office:value-type="float" office:value="1893" calcext:value-type="float">
            <text:p>1893</text:p>
          </table:table-cell>
          <table:table-cell office:value-type="float" office:value="1498" calcext:value-type="float">
            <text:p>1498</text:p>
          </table:table-cell>
          <table:table-cell office:value-type="float" office:value="6.65145" calcext:value-type="float">
            <text:p>6.65145</text:p>
          </table:table-cell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13.5450599021" calcext:value-type="float">
            <text:p>13.5450599021</text:p>
          </table:table-cell>
          <table:table-cell office:value-type="float" office:value="-3.17395941662" calcext:value-type="float">
            <text:p>-3.1739594166</text:p>
          </table:table-cell>
          <table:table-cell office:value-type="float" office:value="178.27" calcext:value-type="float">
            <text:p>178.27</text:p>
          </table:table-cell>
          <table:table-cell office:value-type="float" office:value="1926" calcext:value-type="float">
            <text:p>1926</text:p>
          </table:table-cell>
          <table:table-cell office:value-type="float" office:value="1498" calcext:value-type="float">
            <text:p>1498</text:p>
          </table:table-cell>
          <table:table-cell office:value-type="float" office:value="6.822" calcext:value-type="float">
            <text:p>6.822</text:p>
          </table:table-cell>
        </table:table-row>
        <table:table-row table:style-name="ro1">
          <table:table-cell office:value-type="float" office:value="14.82" calcext:value-type="float">
            <text:p>14.82</text:p>
          </table:table-cell>
          <table:table-cell office:value-type="float" office:value="13.4766203395" calcext:value-type="float">
            <text:p>13.4766203395</text:p>
          </table:table-cell>
          <table:table-cell office:value-type="float" office:value="-3.17240521183" calcext:value-type="float">
            <text:p>-3.1724052118</text:p>
          </table:table-cell>
          <table:table-cell office:value-type="float" office:value="178.38" calcext:value-type="float">
            <text:p>178.38</text:p>
          </table:table-cell>
          <table:table-cell office:value-type="float" office:value="1936" calcext:value-type="float">
            <text:p>1936</text:p>
          </table:table-cell>
          <table:table-cell office:value-type="float" office:value="1498" calcext:value-type="float">
            <text:p>1498</text:p>
          </table:table-cell>
          <table:table-cell office:value-type="float" office:value="6.99255" calcext:value-type="float">
            <text:p>6.99255</text:p>
          </table:table-cell>
        </table:table-row>
        <table:table-row table:style-name="ro1">
          <table:table-cell office:value-type="float" office:value="14.84" calcext:value-type="float">
            <text:p>14.84</text:p>
          </table:table-cell>
          <table:table-cell office:value-type="float" office:value="13.4080191147" calcext:value-type="float">
            <text:p>13.4080191147</text:p>
          </table:table-cell>
          <table:table-cell office:value-type="float" office:value="-3.17081952538" calcext:value-type="float">
            <text:p>-3.1708195254</text:p>
          </table:table-cell>
          <table:table-cell office:value-type="float" office:value="178.39" calcext:value-type="float">
            <text:p>178.39</text:p>
          </table:table-cell>
          <table:table-cell office:value-type="float" office:value="1947" calcext:value-type="float">
            <text:p>1947</text:p>
          </table:table-cell>
          <table:table-cell office:value-type="float" office:value="1493" calcext:value-type="float">
            <text:p>1493</text:p>
          </table:table-cell>
          <table:table-cell office:value-type="float" office:value="6.99255" calcext:value-type="float">
            <text:p>6.99255</text:p>
          </table:table-cell>
        </table:table-row>
        <table:table-row table:style-name="ro1">
          <table:table-cell office:value-type="float" office:value="14.86" calcext:value-type="float">
            <text:p>14.86</text:p>
          </table:table-cell>
          <table:table-cell office:value-type="float" office:value="13.339360994" calcext:value-type="float">
            <text:p>13.339360994</text:p>
          </table:table-cell>
          <table:table-cell office:value-type="float" office:value="-3.16901264521" calcext:value-type="float">
            <text:p>-3.1690126452</text:p>
          </table:table-cell>
          <table:table-cell office:value-type="float" office:value="178.22" calcext:value-type="float">
            <text:p>178.22</text:p>
          </table:table-cell>
          <table:table-cell office:value-type="float" office:value="1951" calcext:value-type="float">
            <text:p>1951</text:p>
          </table:table-cell>
          <table:table-cell office:value-type="float" office:value="1491" calcext:value-type="float">
            <text:p>1491</text:p>
          </table:table-cell>
          <table:table-cell office:value-type="float" office:value="6.99255" calcext:value-type="float">
            <text:p>6.99255</text:p>
          </table:table-cell>
        </table:table-row>
        <table:table-row table:style-name="ro1">
          <table:table-cell office:value-type="float" office:value="14.88" calcext:value-type="float">
            <text:p>14.88</text:p>
          </table:table-cell>
          <table:table-cell office:value-type="float" office:value="13.2689104836" calcext:value-type="float">
            <text:p>13.2689104836</text:p>
          </table:table-cell>
          <table:table-cell office:value-type="float" office:value="-3.16780624334" calcext:value-type="float">
            <text:p>-3.1678062433</text:p>
          </table:table-cell>
          <table:table-cell office:value-type="float" office:value="178.76" calcext:value-type="float">
            <text:p>178.76</text:p>
          </table:table-cell>
          <table:table-cell office:value-type="float" office:value="1965" calcext:value-type="float">
            <text:p>1965</text:p>
          </table:table-cell>
          <table:table-cell office:value-type="float" office:value="1488" calcext:value-type="float">
            <text:p>1488</text:p>
          </table:table-cell>
          <table:table-cell office:value-type="float" office:value="7.1631" calcext:value-type="float">
            <text:p>7.1631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13.1967720594" calcext:value-type="float">
            <text:p>13.1967720594</text:p>
          </table:table-cell>
          <table:table-cell office:value-type="float" office:value="-3.16704478285" calcext:value-type="float">
            <text:p>-3.1670447829</text:p>
          </table:table-cell>
          <table:table-cell office:value-type="float" office:value="179.13" calcext:value-type="float">
            <text:p>179.13</text:p>
          </table:table-cell>
          <table:table-cell office:value-type="float" office:value="1971" calcext:value-type="float">
            <text:p>1971</text:p>
          </table:table-cell>
          <table:table-cell office:value-type="float" office:value="1488" calcext:value-type="float">
            <text:p>1488</text:p>
          </table:table-cell>
          <table:table-cell office:value-type="float" office:value="7.33365" calcext:value-type="float">
            <text:p>7.33365</text:p>
          </table:table-cell>
        </table:table-row>
        <table:table-row table:style-name="ro1">
          <table:table-cell office:value-type="float" office:value="14.92" calcext:value-type="float">
            <text:p>14.92</text:p>
          </table:table-cell>
          <table:table-cell office:value-type="float" office:value="13.1246321778" calcext:value-type="float">
            <text:p>13.1246321778</text:p>
          </table:table-cell>
          <table:table-cell office:value-type="float" office:value="-3.16635887658" calcext:value-type="float">
            <text:p>-3.1663588766</text:p>
          </table:table-cell>
          <table:table-cell office:value-type="float" office:value="179.19" calcext:value-type="float">
            <text:p>179.19</text:p>
          </table:table-cell>
          <table:table-cell office:value-type="float" office:value="1972" calcext:value-type="float">
            <text:p>1972</text:p>
          </table:table-cell>
          <table:table-cell office:value-type="float" office:value="1488" calcext:value-type="float">
            <text:p>1488</text:p>
          </table:table-cell>
          <table:table-cell office:value-type="float" office:value="7.33365" calcext:value-type="float">
            <text:p>7.33365</text:p>
          </table:table-cell>
        </table:table-row>
        <table:table-row table:style-name="ro1">
          <table:table-cell office:value-type="float" office:value="14.94" calcext:value-type="float">
            <text:p>14.94</text:p>
          </table:table-cell>
          <table:table-cell office:value-type="float" office:value="13.0507378836" calcext:value-type="float">
            <text:p>13.0507378836</text:p>
          </table:table-cell>
          <table:table-cell office:value-type="float" office:value="-3.16631658347" calcext:value-type="float">
            <text:p>-3.1663165835</text:p>
          </table:table-cell>
          <table:table-cell office:value-type="float" office:value="179.71" calcext:value-type="float">
            <text:p>179.71</text:p>
          </table:table-cell>
          <table:table-cell office:value-type="float" office:value="1983" calcext:value-type="float">
            <text:p>1983</text:p>
          </table:table-cell>
          <table:table-cell office:value-type="float" office:value="1486" calcext:value-type="float">
            <text:p>1486</text:p>
          </table:table-cell>
          <table:table-cell office:value-type="float" office:value="7.5042" calcext:value-type="float">
            <text:p>7.5042</text:p>
          </table:table-cell>
        </table:table-row>
        <table:table-row table:style-name="ro1">
          <table:table-cell office:value-type="float" office:value="14.96" calcext:value-type="float">
            <text:p>14.96</text:p>
          </table:table-cell>
          <table:table-cell office:value-type="float" office:value="12.9768458484" calcext:value-type="float">
            <text:p>12.9768458484</text:p>
          </table:table-cell>
          <table:table-cell office:value-type="float" office:value="-3.16606792962" calcext:value-type="float">
            <text:p>-3.1660679296</text:p>
          </table:table-cell>
          <table:table-cell office:value-type="float" office:value="179.55" calcext:value-type="float">
            <text:p>179.55</text:p>
          </table:table-cell>
          <table:table-cell office:value-type="float" office:value="1987" calcext:value-type="float">
            <text:p>1987</text:p>
          </table:table-cell>
          <table:table-cell office:value-type="float" office:value="1486" calcext:value-type="float">
            <text:p>1486</text:p>
          </table:table-cell>
          <table:table-cell office:value-type="float" office:value="7.5042" calcext:value-type="float">
            <text:p>7.5042</text:p>
          </table:table-cell>
        </table:table-row>
        <table:table-row table:style-name="ro1">
          <table:table-cell office:value-type="float" office:value="14.98" calcext:value-type="float">
            <text:p>14.98</text:p>
          </table:table-cell>
          <table:table-cell office:value-type="float" office:value="12.9012689519" calcext:value-type="float">
            <text:p>12.9012689519</text:p>
          </table:table-cell>
          <table:table-cell office:value-type="float" office:value="-3.16695571473" calcext:value-type="float">
            <text:p>-3.1669557147</text:p>
          </table:table-cell>
          <table:table-cell office:value-type="float" office:value="-179.59" calcext:value-type="float">
            <text:p>-179.59</text:p>
          </table:table-cell>
          <table:table-cell office:value-type="float" office:value="1991" calcext:value-type="float">
            <text:p>1991</text:p>
          </table:table-cell>
          <table:table-cell office:value-type="float" office:value="1486" calcext:value-type="float">
            <text:p>1486</text:p>
          </table:table-cell>
          <table:table-cell office:value-type="float" office:value="7.67475" calcext:value-type="float">
            <text:p>7.674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.8240126241" calcext:value-type="float">
            <text:p>12.8240126241</text:p>
          </table:table-cell>
          <table:table-cell office:value-type="float" office:value="-3.16746661282" calcext:value-type="float">
            <text:p>-3.1674666128</text:p>
          </table:table-cell>
          <table:table-cell office:value-type="float" office:value="-179.89" calcext:value-type="float">
            <text:p>-179.89</text:p>
          </table:table-cell>
          <table:table-cell office:value-type="float" office:value="1991" calcext:value-type="float">
            <text:p>1991</text:p>
          </table:table-cell>
          <table:table-cell office:value-type="float" office:value="1486" calcext:value-type="float">
            <text:p>1486</text:p>
          </table:table-cell>
          <table:table-cell office:value-type="float" office:value="7.8453" calcext:value-type="float">
            <text:p>7.8453</text:p>
          </table:table-cell>
        </table:table-row>
        <table:table-row table:style-name="ro1">
          <table:table-cell office:value-type="float" office:value="15.02" calcext:value-type="float">
            <text:p>15.02</text:p>
          </table:table-cell>
          <table:table-cell office:value-type="float" office:value="12.7467578922" calcext:value-type="float">
            <text:p>12.7467578922</text:p>
          </table:table-cell>
          <table:table-cell office:value-type="float" office:value="-3.16873255217" calcext:value-type="float">
            <text:p>-3.1687325522</text:p>
          </table:table-cell>
          <table:table-cell office:value-type="float" office:value="-179.33" calcext:value-type="float">
            <text:p>-179.33</text:p>
          </table:table-cell>
          <table:table-cell office:value-type="float" office:value="1991" calcext:value-type="float">
            <text:p>1991</text:p>
          </table:table-cell>
          <table:table-cell office:value-type="float" office:value="1486" calcext:value-type="float">
            <text:p>1486</text:p>
          </table:table-cell>
          <table:table-cell office:value-type="float" office:value="7.8453" calcext:value-type="float">
            <text:p>7.8453</text:p>
          </table:table-cell>
        </table:table-row>
        <table:table-row table:style-name="ro1">
          <table:table-cell office:value-type="float" office:value="15.04" calcext:value-type="float">
            <text:p>15.04</text:p>
          </table:table-cell>
          <table:table-cell office:value-type="float" office:value="12.6678274335" calcext:value-type="float">
            <text:p>12.6678274335</text:p>
          </table:table-cell>
          <table:table-cell office:value-type="float" office:value="-3.17043352299" calcext:value-type="float">
            <text:p>-3.170433523</text:p>
          </table:table-cell>
          <table:table-cell office:value-type="float" office:value="-179.04" calcext:value-type="float">
            <text:p>-179.04</text:p>
          </table:table-cell>
          <table:table-cell office:value-type="float" office:value="1991" calcext:value-type="float">
            <text:p>1991</text:p>
          </table:table-cell>
          <table:table-cell office:value-type="float" office:value="1486" calcext:value-type="float">
            <text:p>1486</text:p>
          </table:table-cell>
          <table:table-cell office:value-type="float" office:value="8.01585" calcext:value-type="float">
            <text:p>8.01585</text:p>
          </table:table-cell>
        </table:table-row>
        <table:table-row table:style-name="ro1">
          <table:table-cell office:value-type="float" office:value="15.06" calcext:value-type="float">
            <text:p>15.06</text:p>
          </table:table-cell>
          <table:table-cell office:value-type="float" office:value="12.587232582" calcext:value-type="float">
            <text:p>12.587232582</text:p>
          </table:table-cell>
          <table:table-cell office:value-type="float" office:value="-3.17305092821" calcext:value-type="float">
            <text:p>-3.1730509282</text:p>
          </table:table-cell>
          <table:table-cell office:value-type="float" office:value="-178.42" calcext:value-type="float">
            <text:p>-178.42</text:p>
          </table:table-cell>
          <table:table-cell office:value-type="float" office:value="1991" calcext:value-type="float">
            <text:p>1991</text:p>
          </table:table-cell>
          <table:table-cell office:value-type="float" office:value="1486" calcext:value-type="float">
            <text:p>1486</text:p>
          </table:table-cell>
          <table:table-cell office:value-type="float" office:value="8.1864" calcext:value-type="float">
            <text:p>8.1864</text:p>
          </table:table-cell>
        </table:table-row>
        <table:table-row table:style-name="ro1">
          <table:table-cell office:value-type="float" office:value="15.08" calcext:value-type="float">
            <text:p>15.08</text:p>
          </table:table-cell>
          <table:table-cell office:value-type="float" office:value="12.5066427926" calcext:value-type="float">
            <text:p>12.5066427926</text:p>
          </table:table-cell>
          <table:table-cell office:value-type="float" office:value="-3.17587926405" calcext:value-type="float">
            <text:p>-3.1758792641</text:p>
          </table:table-cell>
          <table:table-cell office:value-type="float" office:value="-178.27" calcext:value-type="float">
            <text:p>-178.27</text:p>
          </table:table-cell>
          <table:table-cell office:value-type="float" office:value="1991" calcext:value-type="float">
            <text:p>1991</text:p>
          </table:table-cell>
          <table:table-cell office:value-type="float" office:value="1486" calcext:value-type="float">
            <text:p>1486</text:p>
          </table:table-cell>
          <table:table-cell office:value-type="float" office:value="8.1864" calcext:value-type="float">
            <text:p>8.1864</text:p>
          </table:table-cell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float" office:value="12.4260322066" calcext:value-type="float">
            <text:p>12.4260322066</text:p>
          </table:table-cell>
          <table:table-cell office:value-type="float" office:value="-3.17923243205" calcext:value-type="float">
            <text:p>-3.1792324321</text:p>
          </table:table-cell>
          <table:table-cell office:value-type="float" office:value="-177.89" calcext:value-type="float">
            <text:p>-177.89</text:p>
          </table:table-cell>
          <table:table-cell office:value-type="float" office:value="1991" calcext:value-type="float">
            <text:p>1991</text:p>
          </table:table-cell>
          <table:table-cell office:value-type="float" office:value="1485" calcext:value-type="float">
            <text:p>1485</text:p>
          </table:table-cell>
          <table:table-cell office:value-type="float" office:value="8.1864" calcext:value-type="float">
            <text:p>8.1864</text:p>
          </table:table-cell>
        </table:table-row>
        <table:table-row table:style-name="ro1">
          <table:table-cell office:value-type="float" office:value="15.12" calcext:value-type="float">
            <text:p>15.12</text:p>
          </table:table-cell>
          <table:table-cell office:value-type="float" office:value="12.3435778767" calcext:value-type="float">
            <text:p>12.3435778767</text:p>
          </table:table-cell>
          <table:table-cell office:value-type="float" office:value="-3.18200544866" calcext:value-type="float">
            <text:p>-3.1820054487</text:p>
          </table:table-cell>
          <table:table-cell office:value-type="float" office:value="-178.32" calcext:value-type="float">
            <text:p>-178.32</text:p>
          </table:table-cell>
          <table:table-cell office:value-type="float" office:value="1991" calcext:value-type="float">
            <text:p>1991</text:p>
          </table:table-cell>
          <table:table-cell office:value-type="float" office:value="1481" calcext:value-type="float">
            <text:p>1481</text:p>
          </table:table-cell>
          <table:table-cell office:value-type="float" office:value="8.35695" calcext:value-type="float">
            <text:p>8.35695</text:p>
          </table:table-cell>
        </table:table-row>
        <table:table-row table:style-name="ro1">
          <table:table-cell office:value-type="float" office:value="15.14" calcext:value-type="float">
            <text:p>15.14</text:p>
          </table:table-cell>
          <table:table-cell office:value-type="float" office:value="12.2575737772" calcext:value-type="float">
            <text:p>12.2575737772</text:p>
          </table:table-cell>
          <table:table-cell office:value-type="float" office:value="-3.1850160999" calcext:value-type="float">
            <text:p>-3.1850160999</text:p>
          </table:table-cell>
          <table:table-cell office:value-type="float" office:value="-178.21" calcext:value-type="float">
            <text:p>-178.21</text:p>
          </table:table-cell>
          <table:table-cell office:value-type="float" office:value="1991" calcext:value-type="float">
            <text:p>1991</text:p>
          </table:table-cell>
          <table:table-cell office:value-type="float" office:value="1476" calcext:value-type="float">
            <text:p>1476</text:p>
          </table:table-cell>
          <table:table-cell office:value-type="float" office:value="8.69805" calcext:value-type="float">
            <text:p>8.69805</text:p>
          </table:table-cell>
        </table:table-row>
        <table:table-row table:style-name="ro1">
          <table:table-cell office:value-type="float" office:value="15.16" calcext:value-type="float">
            <text:p>15.16</text:p>
          </table:table-cell>
          <table:table-cell office:value-type="float" office:value="12.1731918621" calcext:value-type="float">
            <text:p>12.1731918621</text:p>
          </table:table-cell>
          <table:table-cell office:value-type="float" office:value="-3.1882346709" calcext:value-type="float">
            <text:p>-3.1882346709</text:p>
          </table:table-cell>
          <table:table-cell office:value-type="float" office:value="-178.01" calcext:value-type="float">
            <text:p>-178.01</text:p>
          </table:table-cell>
          <table:table-cell office:value-type="float" office:value="1991" calcext:value-type="float">
            <text:p>1991</text:p>
          </table:table-cell>
          <table:table-cell office:value-type="float" office:value="1474" calcext:value-type="float">
            <text:p>1474</text:p>
          </table:table-cell>
          <table:table-cell office:value-type="float" office:value="8.5275" calcext:value-type="float">
            <text:p>8.5275</text:p>
          </table:table-cell>
        </table:table-row>
        <table:table-row table:style-name="ro1">
          <table:table-cell office:value-type="float" office:value="15.18" calcext:value-type="float">
            <text:p>15.18</text:p>
          </table:table-cell>
          <table:table-cell office:value-type="float" office:value="12.0870652551" calcext:value-type="float">
            <text:p>12.0870652551</text:p>
          </table:table-cell>
          <table:table-cell office:value-type="float" office:value="-3.19199741377" calcext:value-type="float">
            <text:p>-3.1919974138</text:p>
          </table:table-cell>
          <table:table-cell office:value-type="float" office:value="-177.68" calcext:value-type="float">
            <text:p>-177.68</text:p>
          </table:table-cell>
          <table:table-cell office:value-type="float" office:value="1991" calcext:value-type="float">
            <text:p>1991</text:p>
          </table:table-cell>
          <table:table-cell office:value-type="float" office:value="1472" calcext:value-type="float">
            <text:p>1472</text:p>
          </table:table-cell>
          <table:table-cell office:value-type="float" office:value="8.69805" calcext:value-type="float">
            <text:p>8.69805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12.000813287" calcext:value-type="float">
            <text:p>12.000813287</text:p>
          </table:table-cell>
          <table:table-cell office:value-type="float" office:value="-3.19622853875" calcext:value-type="float">
            <text:p>-3.1962285388</text:p>
          </table:table-cell>
          <table:table-cell office:value-type="float" office:value="-177.34" calcext:value-type="float">
            <text:p>-177.34</text:p>
          </table:table-cell>
          <table:table-cell office:value-type="float" office:value="1991" calcext:value-type="float">
            <text:p>1991</text:p>
          </table:table-cell>
          <table:table-cell office:value-type="float" office:value="1468" calcext:value-type="float">
            <text:p>1468</text:p>
          </table:table-cell>
          <table:table-cell office:value-type="float" office:value="8.69805" calcext:value-type="float">
            <text:p>8.69805</text:p>
          </table:table-cell>
        </table:table-row>
        <table:table-row table:style-name="ro1">
          <table:table-cell office:value-type="float" office:value="15.22" calcext:value-type="float">
            <text:p>15.22</text:p>
          </table:table-cell>
          <table:table-cell office:value-type="float" office:value="11.9129103186" calcext:value-type="float">
            <text:p>11.9129103186</text:p>
          </table:table-cell>
          <table:table-cell office:value-type="float" office:value="-3.2006349102" calcext:value-type="float">
            <text:p>-3.2006349102</text:p>
          </table:table-cell>
          <table:table-cell office:value-type="float" office:value="-177.29" calcext:value-type="float">
            <text:p>-177.29</text:p>
          </table:table-cell>
          <table:table-cell office:value-type="float" office:value="1991" calcext:value-type="float">
            <text:p>1991</text:p>
          </table:table-cell>
          <table:table-cell office:value-type="float" office:value="1469" calcext:value-type="float">
            <text:p>1469</text:p>
          </table:table-cell>
          <table:table-cell office:value-type="float" office:value="8.8686" calcext:value-type="float">
            <text:p>8.8686</text:p>
          </table:table-cell>
        </table:table-row>
        <table:table-row table:style-name="ro1">
          <table:table-cell office:value-type="float" office:value="15.24" calcext:value-type="float">
            <text:p>15.24</text:p>
          </table:table-cell>
          <table:table-cell office:value-type="float" office:value="11.8249838492" calcext:value-type="float">
            <text:p>11.8249838492</text:p>
          </table:table-cell>
          <table:table-cell office:value-type="float" office:value="-3.20532173086" calcext:value-type="float">
            <text:p>-3.2053217309</text:p>
          </table:table-cell>
          <table:table-cell office:value-type="float" office:value="-177.1" calcext:value-type="float">
            <text:p>-177.1</text:p>
          </table:table-cell>
          <table:table-cell office:value-type="float" office:value="1991" calcext:value-type="float">
            <text:p>1991</text:p>
          </table:table-cell>
          <table:table-cell office:value-type="float" office:value="1468" calcext:value-type="float">
            <text:p>1468</text:p>
          </table:table-cell>
          <table:table-cell office:value-type="float" office:value="8.8686" calcext:value-type="float">
            <text:p>8.8686</text:p>
          </table:table-cell>
        </table:table-row>
        <table:table-row table:style-name="ro1">
          <table:table-cell office:value-type="float" office:value="15.26" calcext:value-type="float">
            <text:p>15.26</text:p>
          </table:table-cell>
          <table:table-cell office:value-type="float" office:value="11.737095821" calcext:value-type="float">
            <text:p>11.737095821</text:p>
          </table:table-cell>
          <table:table-cell office:value-type="float" office:value="-3.21074479152" calcext:value-type="float">
            <text:p>-3.2107447915</text:p>
          </table:table-cell>
          <table:table-cell office:value-type="float" office:value="-176.62" calcext:value-type="float">
            <text:p>-176.62</text:p>
          </table:table-cell>
          <table:table-cell office:value-type="float" office:value="1991" calcext:value-type="float">
            <text:p>1991</text:p>
          </table:table-cell>
          <table:table-cell office:value-type="float" office:value="1468" calcext:value-type="float">
            <text:p>1468</text:p>
          </table:table-cell>
          <table:table-cell office:value-type="float" office:value="8.8686" calcext:value-type="float">
            <text:p>8.8686</text:p>
          </table:table-cell>
        </table:table-row>
        <table:table-row table:style-name="ro1">
          <table:table-cell office:value-type="float" office:value="15.28" calcext:value-type="float">
            <text:p>15.28</text:p>
          </table:table-cell>
          <table:table-cell office:value-type="float" office:value="11.6491225319" calcext:value-type="float">
            <text:p>11.6491225319</text:p>
          </table:table-cell>
          <table:table-cell office:value-type="float" office:value="-3.21593166101" calcext:value-type="float">
            <text:p>-3.215931661</text:p>
          </table:table-cell>
          <table:table-cell office:value-type="float" office:value="-176.76" calcext:value-type="float">
            <text:p>-176.76</text:p>
          </table:table-cell>
          <table:table-cell office:value-type="float" office:value="1991" calcext:value-type="float">
            <text:p>1991</text:p>
          </table:table-cell>
          <table:table-cell office:value-type="float" office:value="1466" calcext:value-type="float">
            <text:p>1466</text:p>
          </table:table-cell>
          <table:table-cell office:value-type="float" office:value="8.8686" calcext:value-type="float">
            <text:p>8.8686</text:p>
          </table:table-cell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float" office:value="11.5594488864" calcext:value-type="float">
            <text:p>11.5594488864</text:p>
          </table:table-cell>
          <table:table-cell office:value-type="float" office:value="-3.22106588257" calcext:value-type="float">
            <text:p>-3.2210658826</text:p>
          </table:table-cell>
          <table:table-cell office:value-type="float" office:value="-176.86" calcext:value-type="float">
            <text:p>-176.86</text:p>
          </table:table-cell>
          <table:table-cell office:value-type="float" office:value="1992" calcext:value-type="float">
            <text:p>1992</text:p>
          </table:table-cell>
          <table:table-cell office:value-type="float" office:value="1466" calcext:value-type="float">
            <text:p>1466</text:p>
          </table:table-cell>
          <table:table-cell office:value-type="float" office:value="9.03915" calcext:value-type="float">
            <text:p>9.03915</text:p>
          </table:table-cell>
        </table:table-row>
        <table:table-row table:style-name="ro1">
          <table:table-cell office:value-type="float" office:value="15.32" calcext:value-type="float">
            <text:p>15.32</text:p>
          </table:table-cell>
          <table:table-cell office:value-type="float" office:value="11.4696228969" calcext:value-type="float">
            <text:p>11.4696228969</text:p>
          </table:table-cell>
          <table:table-cell office:value-type="float" office:value="-3.22434428434" calcext:value-type="float">
            <text:p>-3.2243442843</text:p>
          </table:table-cell>
          <table:table-cell office:value-type="float" office:value="-178.03" calcext:value-type="float">
            <text:p>-178.03</text:p>
          </table:table-cell>
          <table:table-cell office:value-type="float" office:value="1991" calcext:value-type="float">
            <text:p>1991</text:p>
          </table:table-cell>
          <table:table-cell office:value-type="float" office:value="1464" calcext:value-type="float">
            <text:p>1464</text:p>
          </table:table-cell>
          <table:table-cell office:value-type="float" office:value="9.03915" calcext:value-type="float">
            <text:p>9.03915</text:p>
          </table:table-cell>
        </table:table-row>
        <table:table-row table:style-name="ro1">
          <table:table-cell office:value-type="float" office:value="15.34" calcext:value-type="float">
            <text:p>15.34</text:p>
          </table:table-cell>
          <table:table-cell office:value-type="float" office:value="11.379797415" calcext:value-type="float">
            <text:p>11.379797415</text:p>
          </table:table-cell>
          <table:table-cell office:value-type="float" office:value="-3.22763836139" calcext:value-type="float">
            <text:p>-3.2276383614</text:p>
          </table:table-cell>
          <table:table-cell office:value-type="float" office:value="-178.02" calcext:value-type="float">
            <text:p>-178.02</text:p>
          </table:table-cell>
          <table:table-cell office:value-type="float" office:value="1991" calcext:value-type="float">
            <text:p>1991</text:p>
          </table:table-cell>
          <table:table-cell office:value-type="float" office:value="1464" calcext:value-type="float">
            <text:p>1464</text:p>
          </table:table-cell>
          <table:table-cell office:value-type="float" office:value="9.03915" calcext:value-type="float">
            <text:p>9.03915</text:p>
          </table:table-cell>
        </table:table-row>
        <table:table-row table:style-name="ro1">
          <table:table-cell office:value-type="float" office:value="15.36" calcext:value-type="float">
            <text:p>15.36</text:p>
          </table:table-cell>
          <table:table-cell office:value-type="float" office:value="11.288272016" calcext:value-type="float">
            <text:p>11.288272016</text:p>
          </table:table-cell>
          <table:table-cell office:value-type="float" office:value="-3.22896672468" calcext:value-type="float">
            <text:p>-3.2289667247</text:p>
          </table:table-cell>
          <table:table-cell office:value-type="float" office:value="-179.3" calcext:value-type="float">
            <text:p>-179.3</text:p>
          </table:table-cell>
          <table:table-cell office:value-type="float" office:value="1991" calcext:value-type="float">
            <text:p>1991</text:p>
          </table:table-cell>
          <table:table-cell office:value-type="float" office:value="1465" calcext:value-type="float">
            <text:p>1465</text:p>
          </table:table-cell>
          <table:table-cell office:value-type="float" office:value="9.2097" calcext:value-type="float">
            <text:p>9.2097</text:p>
          </table:table-cell>
        </table:table-row>
        <table:table-row table:style-name="ro1">
          <table:table-cell office:value-type="float" office:value="15.38" calcext:value-type="float">
            <text:p>15.38</text:p>
          </table:table-cell>
          <table:table-cell office:value-type="float" office:value="11.1966514795" calcext:value-type="float">
            <text:p>11.1966514795</text:p>
          </table:table-cell>
          <table:table-cell office:value-type="float" office:value="-3.23143806922" calcext:value-type="float">
            <text:p>-3.2314380692</text:p>
          </table:table-cell>
          <table:table-cell office:value-type="float" office:value="-178.56" calcext:value-type="float">
            <text:p>-178.56</text:p>
          </table:table-cell>
          <table:table-cell office:value-type="float" office:value="1991" calcext:value-type="float">
            <text:p>1991</text:p>
          </table:table-cell>
          <table:table-cell office:value-type="float" office:value="1462" calcext:value-type="float">
            <text:p>1462</text:p>
          </table:table-cell>
          <table:table-cell office:value-type="float" office:value="9.2097" calcext:value-type="float">
            <text:p>9.2097</text:p>
          </table:table-cell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11.1067479268" calcext:value-type="float">
            <text:p>11.1067479268</text:p>
          </table:table-cell>
          <table:table-cell office:value-type="float" office:value="-3.23459808203" calcext:value-type="float">
            <text:p>-3.234598082</text:p>
          </table:table-cell>
          <table:table-cell office:value-type="float" office:value="-178.09" calcext:value-type="float">
            <text:p>-178.09</text:p>
          </table:table-cell>
          <table:table-cell office:value-type="float" office:value="1991" calcext:value-type="float">
            <text:p>1991</text:p>
          </table:table-cell>
          <table:table-cell office:value-type="float" office:value="1462" calcext:value-type="float">
            <text:p>1462</text:p>
          </table:table-cell>
          <table:table-cell office:value-type="float" office:value="9.03915" calcext:value-type="float">
            <text:p>9.03915</text:p>
          </table:table-cell>
        </table:table-row>
        <table:table-row table:style-name="ro1">
          <table:table-cell office:value-type="float" office:value="15.42" calcext:value-type="float">
            <text:p>15.42</text:p>
          </table:table-cell>
          <table:table-cell office:value-type="float" office:value="11.0151300668" calcext:value-type="float">
            <text:p>11.0151300668</text:p>
          </table:table-cell>
          <table:table-cell office:value-type="float" office:value="-3.23718134997" calcext:value-type="float">
            <text:p>-3.23718135</text:p>
          </table:table-cell>
          <table:table-cell office:value-type="float" office:value="-178.49" calcext:value-type="float">
            <text:p>-178.49</text:p>
          </table:table-cell>
          <table:table-cell office:value-type="float" office:value="1992" calcext:value-type="float">
            <text:p>1992</text:p>
          </table:table-cell>
          <table:table-cell office:value-type="float" office:value="1462" calcext:value-type="float">
            <text:p>1462</text:p>
          </table:table-cell>
          <table:table-cell office:value-type="float" office:value="9.2097" calcext:value-type="float">
            <text:p>9.2097</text:p>
          </table:table-cell>
        </table:table-row>
        <table:table-row table:style-name="ro1">
          <table:table-cell office:value-type="float" office:value="15.44" calcext:value-type="float">
            <text:p>15.44</text:p>
          </table:table-cell>
          <table:table-cell office:value-type="float" office:value="10.921824049" calcext:value-type="float">
            <text:p>10.921824049</text:p>
          </table:table-cell>
          <table:table-cell office:value-type="float" office:value="-3.24014131053" calcext:value-type="float">
            <text:p>-3.2401413105</text:p>
          </table:table-cell>
          <table:table-cell office:value-type="float" office:value="-178.29" calcext:value-type="float">
            <text:p>-178.29</text:p>
          </table:table-cell>
          <table:table-cell office:value-type="float" office:value="1990" calcext:value-type="float">
            <text:p>1990</text:p>
          </table:table-cell>
          <table:table-cell office:value-type="float" office:value="1462" calcext:value-type="float">
            <text:p>1462</text:p>
          </table:table-cell>
          <table:table-cell office:value-type="float" office:value="9.38025" calcext:value-type="float">
            <text:p>9.38025</text:p>
          </table:table-cell>
        </table:table-row>
        <table:table-row table:style-name="ro1">
          <table:table-cell office:value-type="float" office:value="15.46" calcext:value-type="float">
            <text:p>15.46</text:p>
          </table:table-cell>
          <table:table-cell office:value-type="float" office:value="10.830207378" calcext:value-type="float">
            <text:p>10.830207378</text:p>
          </table:table-cell>
          <table:table-cell office:value-type="float" office:value="-3.24277254446" calcext:value-type="float">
            <text:p>-3.2427725445</text:p>
          </table:table-cell>
          <table:table-cell office:value-type="float" office:value="-178.46" calcext:value-type="float">
            <text:p>-178.46</text:p>
          </table:table-cell>
          <table:table-cell office:value-type="float" office:value="1991" calcext:value-type="float">
            <text:p>1991</text:p>
          </table:table-cell>
          <table:table-cell office:value-type="float" office:value="1462" calcext:value-type="float">
            <text:p>1462</text:p>
          </table:table-cell>
          <table:table-cell office:value-type="float" office:value="9.2097" calcext:value-type="float">
            <text:p>9.2097</text:p>
          </table:table-cell>
        </table:table-row>
        <table:table-row table:style-name="ro1">
          <table:table-cell office:value-type="float" office:value="15.48" calcext:value-type="float">
            <text:p>15.48</text:p>
          </table:table-cell>
          <table:table-cell office:value-type="float" office:value="10.7368550151" calcext:value-type="float">
            <text:p>10.7368550151</text:p>
          </table:table-cell>
          <table:table-cell office:value-type="float" office:value="-3.24542595532" calcext:value-type="float">
            <text:p>-3.2454259553</text:p>
          </table:table-cell>
          <table:table-cell office:value-type="float" office:value="-178.47" calcext:value-type="float">
            <text:p>-178.47</text:p>
          </table:table-cell>
          <table:table-cell office:value-type="float" office:value="1991" calcext:value-type="float">
            <text:p>1991</text:p>
          </table:table-cell>
          <table:table-cell office:value-type="float" office:value="1461" calcext:value-type="float">
            <text:p>1461</text:p>
          </table:table-cell>
          <table:table-cell office:value-type="float" office:value="9.38025" calcext:value-type="float">
            <text:p>9.38025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10.645188657" calcext:value-type="float">
            <text:p>10.645188657</text:p>
          </table:table-cell>
          <table:table-cell office:value-type="float" office:value="-3.24751637479" calcext:value-type="float">
            <text:p>-3.2475163748</text:p>
          </table:table-cell>
          <table:table-cell office:value-type="float" office:value="-178.79" calcext:value-type="float">
            <text:p>-178.79</text:p>
          </table:table-cell>
          <table:table-cell office:value-type="float" office:value="1991" calcext:value-type="float">
            <text:p>1991</text:p>
          </table:table-cell>
          <table:table-cell office:value-type="float" office:value="1461" calcext:value-type="float">
            <text:p>1461</text:p>
          </table:table-cell>
          <table:table-cell office:value-type="float" office:value="9.2097" calcext:value-type="float">
            <text:p>9.2097</text:p>
          </table:table-cell>
        </table:table-row>
        <table:table-row table:style-name="ro1">
          <table:table-cell office:value-type="float" office:value="15.52" calcext:value-type="float">
            <text:p>15.52</text:p>
          </table:table-cell>
          <table:table-cell office:value-type="float" office:value="10.5517793156" calcext:value-type="float">
            <text:p>10.5517793156</text:p>
          </table:table-cell>
          <table:table-cell office:value-type="float" office:value="-3.249243508" calcext:value-type="float">
            <text:p>-3.249243508</text:p>
          </table:table-cell>
          <table:table-cell office:value-type="float" office:value="-179.03" calcext:value-type="float">
            <text:p>-179.03</text:p>
          </table:table-cell>
          <table:table-cell office:value-type="float" office:value="1991" calcext:value-type="float">
            <text:p>1991</text:p>
          </table:table-cell>
          <table:table-cell office:value-type="float" office:value="1460" calcext:value-type="float">
            <text:p>1460</text:p>
          </table:table-cell>
          <table:table-cell office:value-type="float" office:value="9.38025" calcext:value-type="float">
            <text:p>9.38025</text:p>
          </table:table-cell>
        </table:table-row>
        <table:table-row table:style-name="ro1">
          <table:table-cell office:value-type="float" office:value="15.54" calcext:value-type="float">
            <text:p>15.54</text:p>
          </table:table-cell>
          <table:table-cell office:value-type="float" office:value="10.4583592151" calcext:value-type="float">
            <text:p>10.4583592151</text:p>
          </table:table-cell>
          <table:table-cell office:value-type="float" office:value="-3.24930763657" calcext:value-type="float">
            <text:p>-3.2493076366</text:p>
          </table:table-cell>
          <table:table-cell office:value-type="float" office:value="179.95" calcext:value-type="float">
            <text:p>179.95</text:p>
          </table:table-cell>
          <table:table-cell office:value-type="float" office:value="1990" calcext:value-type="float">
            <text:p>1990</text:p>
          </table:table-cell>
          <table:table-cell office:value-type="float" office:value="1460" calcext:value-type="float">
            <text:p>1460</text:p>
          </table:table-cell>
          <table:table-cell office:value-type="float" office:value="9.38025" calcext:value-type="float">
            <text:p>9.38025</text:p>
          </table:table-cell>
        </table:table-row>
        <table:table-row table:style-name="ro1">
          <table:table-cell office:value-type="float" office:value="15.56" calcext:value-type="float">
            <text:p>15.56</text:p>
          </table:table-cell>
          <table:table-cell office:value-type="float" office:value="10.3649391614" calcext:value-type="float">
            <text:p>10.3649391614</text:p>
          </table:table-cell>
          <table:table-cell office:value-type="float" office:value="-3.24984460521" calcext:value-type="float">
            <text:p>-3.2498446052</text:p>
          </table:table-cell>
          <table:table-cell office:value-type="float" office:value="-179.76" calcext:value-type="float">
            <text:p>-179.76</text:p>
          </table:table-cell>
          <table:table-cell office:value-type="float" office:value="1991" calcext:value-type="float">
            <text:p>1991</text:p>
          </table:table-cell>
          <table:table-cell office:value-type="float" office:value="1460" calcext:value-type="float">
            <text:p>1460</text:p>
          </table:table-cell>
          <table:table-cell office:value-type="float" office:value="9.38025" calcext:value-type="float">
            <text:p>9.38025</text:p>
          </table:table-cell>
        </table:table-row>
        <table:table-row table:style-name="ro1">
          <table:table-cell office:value-type="float" office:value="15.58" calcext:value-type="float">
            <text:p>15.58</text:p>
          </table:table-cell>
          <table:table-cell office:value-type="float" office:value="10.2698598531" calcext:value-type="float">
            <text:p>10.2698598531</text:p>
          </table:table-cell>
          <table:table-cell office:value-type="float" office:value="-3.25027614323" calcext:value-type="float">
            <text:p>-3.2502761432</text:p>
          </table:table-cell>
          <table:table-cell office:value-type="float" office:value="-179.84" calcext:value-type="float">
            <text:p>-179.84</text:p>
          </table:table-cell>
          <table:table-cell office:value-type="float" office:value="1991" calcext:value-type="float">
            <text:p>1991</text:p>
          </table:table-cell>
          <table:table-cell office:value-type="float" office:value="1461" calcext:value-type="float">
            <text:p>1461</text:p>
          </table:table-cell>
          <table:table-cell office:value-type="float" office:value="9.5508" calcext:value-type="float">
            <text:p>9.5508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10.1764783699" calcext:value-type="float">
            <text:p>10.1764783699</text:p>
          </table:table-cell>
          <table:table-cell office:value-type="float" office:value="-3.25051778492" calcext:value-type="float">
            <text:p>-3.2505177849</text:p>
          </table:table-cell>
          <table:table-cell office:value-type="float" office:value="-179.95" calcext:value-type="float">
            <text:p>-179.95</text:p>
          </table:table-cell>
          <table:table-cell office:value-type="float" office:value="1991" calcext:value-type="float">
            <text:p>1991</text:p>
          </table:table-cell>
          <table:table-cell office:value-type="float" office:value="1461" calcext:value-type="float">
            <text:p>1461</text:p>
          </table:table-cell>
          <table:table-cell office:value-type="float" office:value="9.38025" calcext:value-type="float">
            <text:p>9.38025</text:p>
          </table:table-cell>
        </table:table-row>
        <table:table-row table:style-name="ro1">
          <table:table-cell office:value-type="float" office:value="15.62" calcext:value-type="float">
            <text:p>15.62</text:p>
          </table:table-cell>
          <table:table-cell office:value-type="float" office:value="10.0813600273" calcext:value-type="float">
            <text:p>10.0813600273</text:p>
          </table:table-cell>
          <table:table-cell office:value-type="float" office:value="-3.25048616756" calcext:value-type="float">
            <text:p>-3.2504861676</text:p>
          </table:table-cell>
          <table:table-cell office:value-type="float" office:value="179.89" calcext:value-type="float">
            <text:p>179.89</text:p>
          </table:table-cell>
          <table:table-cell office:value-type="float" office:value="1975" calcext:value-type="float">
            <text:p>1975</text:p>
          </table:table-cell>
          <table:table-cell office:value-type="float" office:value="1460" calcext:value-type="float">
            <text:p>1460</text:p>
          </table:table-cell>
          <table:table-cell office:value-type="float" office:value="9.5508" calcext:value-type="float">
            <text:p>9.5508</text:p>
          </table:table-cell>
        </table:table-row>
        <table:table-row table:style-name="ro1">
          <table:table-cell office:value-type="float" office:value="15.64" calcext:value-type="float">
            <text:p>15.64</text:p>
          </table:table-cell>
          <table:table-cell office:value-type="float" office:value="9.98794461477" calcext:value-type="float">
            <text:p>9.9879446148</text:p>
          </table:table-cell>
          <table:table-cell office:value-type="float" office:value="-3.25174051845" calcext:value-type="float">
            <text:p>-3.2517405185</text:p>
          </table:table-cell>
          <table:table-cell office:value-type="float" office:value="-179.32" calcext:value-type="float">
            <text:p>-179.32</text:p>
          </table:table-cell>
          <table:table-cell office:value-type="float" office:value="1953" calcext:value-type="float">
            <text:p>1953</text:p>
          </table:table-cell>
          <table:table-cell office:value-type="float" office:value="1460" calcext:value-type="float">
            <text:p>1460</text:p>
          </table:table-cell>
          <table:table-cell office:value-type="float" office:value="9.38025" calcext:value-type="float">
            <text:p>9.38025</text:p>
          </table:table-cell>
        </table:table-row>
        <table:table-row table:style-name="ro1">
          <table:table-cell office:value-type="float" office:value="15.66" calcext:value-type="float">
            <text:p>15.66</text:p>
          </table:table-cell>
          <table:table-cell office:value-type="float" office:value="9.89282572477" calcext:value-type="float">
            <text:p>9.8928257248</text:p>
          </table:table-cell>
          <table:table-cell office:value-type="float" office:value="-3.25195792167" calcext:value-type="float">
            <text:p>-3.2519579217</text:p>
          </table:table-cell>
          <table:table-cell office:value-type="float" office:value="-179.96" calcext:value-type="float">
            <text:p>-179.96</text:p>
          </table:table-cell>
          <table:table-cell office:value-type="float" office:value="1865" calcext:value-type="float">
            <text:p>1865</text:p>
          </table:table-cell>
          <table:table-cell office:value-type="float" office:value="1460" calcext:value-type="float">
            <text:p>1460</text:p>
          </table:table-cell>
          <table:table-cell office:value-type="float" office:value="9.5508" calcext:value-type="float">
            <text:p>9.5508</text:p>
          </table:table-cell>
        </table:table-row>
        <table:table-row table:style-name="ro1">
          <table:table-cell office:value-type="float" office:value="15.68" calcext:value-type="float">
            <text:p>15.68</text:p>
          </table:table-cell>
          <table:table-cell office:value-type="float" office:value="9.7994846169" calcext:value-type="float">
            <text:p>9.7994846169</text:p>
          </table:table-cell>
          <table:table-cell office:value-type="float" office:value="-3.25179044014" calcext:value-type="float">
            <text:p>-3.2517904401</text:p>
          </table:table-cell>
          <table:table-cell office:value-type="float" office:value="179.79" calcext:value-type="float">
            <text:p>179.79</text:p>
          </table:table-cell>
          <table:table-cell office:value-type="float" office:value="1817" calcext:value-type="float">
            <text:p>1817</text:p>
          </table:table-cell>
          <table:table-cell office:value-type="float" office:value="1462" calcext:value-type="float">
            <text:p>1462</text:p>
          </table:table-cell>
          <table:table-cell office:value-type="float" office:value="9.38025" calcext:value-type="float">
            <text:p>9.38025</text:p>
          </table:table-cell>
        </table:table-row>
        <table:table-row table:style-name="ro1">
          <table:table-cell office:value-type="float" office:value="15.7" calcext:value-type="float">
            <text:p>15.7</text:p>
          </table:table-cell>
          <table:table-cell office:value-type="float" office:value="9.70436825649" calcext:value-type="float">
            <text:p>9.7043682565</text:p>
          </table:table-cell>
          <table:table-cell office:value-type="float" office:value="-3.25139359347" calcext:value-type="float">
            <text:p>-3.2513935935</text:p>
          </table:table-cell>
          <table:table-cell office:value-type="float" office:value="179.67" calcext:value-type="float">
            <text:p>179.67</text:p>
          </table:table-cell>
          <table:table-cell office:value-type="float" office:value="1765" calcext:value-type="float">
            <text:p>1765</text:p>
          </table:table-cell>
          <table:table-cell office:value-type="float" office:value="1460" calcext:value-type="float">
            <text:p>1460</text:p>
          </table:table-cell>
          <table:table-cell office:value-type="float" office:value="9.5508" calcext:value-type="float">
            <text:p>9.5508</text:p>
          </table:table-cell>
        </table:table-row>
        <table:table-row table:style-name="ro1">
          <table:table-cell office:value-type="float" office:value="15.72" calcext:value-type="float">
            <text:p>15.72</text:p>
          </table:table-cell>
          <table:table-cell office:value-type="float" office:value="9.61095586903" calcext:value-type="float">
            <text:p>9.610955869</text:p>
          </table:table-cell>
          <table:table-cell office:value-type="float" office:value="-3.2504631366" calcext:value-type="float">
            <text:p>-3.2504631366</text:p>
          </table:table-cell>
          <table:table-cell office:value-type="float" office:value="179.34" calcext:value-type="float">
            <text:p>179.34</text:p>
          </table:table-cell>
          <table:table-cell office:value-type="float" office:value="1747" calcext:value-type="float">
            <text:p>1747</text:p>
          </table:table-cell>
          <table:table-cell office:value-type="float" office:value="1460" calcext:value-type="float">
            <text:p>1460</text:p>
          </table:table-cell>
          <table:table-cell office:value-type="float" office:value="9.38025" calcext:value-type="float">
            <text:p>9.38025</text:p>
          </table:table-cell>
        </table:table-row>
        <table:table-row table:style-name="ro1">
          <table:table-cell office:value-type="float" office:value="15.74" calcext:value-type="float">
            <text:p>15.74</text:p>
          </table:table-cell>
          <table:table-cell office:value-type="float" office:value="9.51758768677" calcext:value-type="float">
            <text:p>9.5175876868</text:p>
          </table:table-cell>
          <table:table-cell office:value-type="float" office:value="-3.24920538687" calcext:value-type="float">
            <text:p>-3.2492053869</text:p>
          </table:table-cell>
          <table:table-cell office:value-type="float" office:value="179.13" calcext:value-type="float">
            <text:p>179.13</text:p>
          </table:table-cell>
          <table:table-cell office:value-type="float" office:value="1719" calcext:value-type="float">
            <text:p>1719</text:p>
          </table:table-cell>
          <table:table-cell office:value-type="float" office:value="1461" calcext:value-type="float">
            <text:p>1461</text:p>
          </table:table-cell>
          <table:table-cell office:value-type="float" office:value="9.38025" calcext:value-type="float">
            <text:p>9.38025</text:p>
          </table:table-cell>
        </table:table-row>
        <table:table-row table:style-name="ro1">
          <table:table-cell office:value-type="float" office:value="15.76" calcext:value-type="float">
            <text:p>15.76</text:p>
          </table:table-cell>
          <table:table-cell office:value-type="float" office:value="9.4224975992" calcext:value-type="float">
            <text:p>9.4224975992</text:p>
          </table:table-cell>
          <table:table-cell office:value-type="float" office:value="-3.24716515843" calcext:value-type="float">
            <text:p>-3.2471651584</text:p>
          </table:table-cell>
          <table:table-cell office:value-type="float" office:value="178.68" calcext:value-type="float">
            <text:p>178.68</text:p>
          </table:table-cell>
          <table:table-cell office:value-type="float" office:value="1684" calcext:value-type="float">
            <text:p>1684</text:p>
          </table:table-cell>
          <table:table-cell office:value-type="float" office:value="1460" calcext:value-type="float">
            <text:p>1460</text:p>
          </table:table-cell>
          <table:table-cell office:value-type="float" office:value="9.5508" calcext:value-type="float">
            <text:p>9.5508</text:p>
          </table:table-cell>
        </table:table-row>
        <table:table-row table:style-name="ro1">
          <table:table-cell office:value-type="float" office:value="15.78" calcext:value-type="float">
            <text:p>15.78</text:p>
          </table:table-cell>
          <table:table-cell office:value-type="float" office:value="9.32909634592" calcext:value-type="float">
            <text:p>9.3290963459</text:p>
          </table:table-cell>
          <table:table-cell office:value-type="float" office:value="-3.24556626206" calcext:value-type="float">
            <text:p>-3.2455662621</text:p>
          </table:table-cell>
          <table:table-cell office:value-type="float" office:value="178.93" calcext:value-type="float">
            <text:p>178.93</text:p>
          </table:table-cell>
          <table:table-cell office:value-type="float" office:value="1663" calcext:value-type="float">
            <text:p>1663</text:p>
          </table:table-cell>
          <table:table-cell office:value-type="float" office:value="1460" calcext:value-type="float">
            <text:p>1460</text:p>
          </table:table-cell>
          <table:table-cell office:value-type="float" office:value="9.38025" calcext:value-type="float">
            <text:p>9.38025</text:p>
          </table:table-cell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9.23570585591" calcext:value-type="float">
            <text:p>9.2357058559</text:p>
          </table:table-cell>
          <table:table-cell office:value-type="float" office:value="-3.24349461442" calcext:value-type="float">
            <text:p>-3.2434946144</text:p>
          </table:table-cell>
          <table:table-cell office:value-type="float" office:value="178.64" calcext:value-type="float">
            <text:p>178.64</text:p>
          </table:table-cell>
          <table:table-cell office:value-type="float" office:value="1607" calcext:value-type="float">
            <text:p>1607</text:p>
          </table:table-cell>
          <table:table-cell office:value-type="float" office:value="1460" calcext:value-type="float">
            <text:p>1460</text:p>
          </table:table-cell>
          <table:table-cell office:value-type="float" office:value="9.38025" calcext:value-type="float">
            <text:p>9.38025</text:p>
          </table:table-cell>
        </table:table-row>
        <table:table-row table:style-name="ro1">
          <table:table-cell office:value-type="float" office:value="15.82" calcext:value-type="float">
            <text:p>15.82</text:p>
          </table:table-cell>
          <table:table-cell office:value-type="float" office:value="9.14068398969" calcext:value-type="float">
            <text:p>9.1406839897</text:p>
          </table:table-cell>
          <table:table-cell office:value-type="float" office:value="-3.24201696354" calcext:value-type="float">
            <text:p>-3.2420169635</text:p>
          </table:table-cell>
          <table:table-cell office:value-type="float" office:value="179" calcext:value-type="float">
            <text:p>179</text:p>
          </table:table-cell>
          <table:table-cell office:value-type="float" office:value="1575" calcext:value-type="float">
            <text:p>1575</text:p>
          </table:table-cell>
          <table:table-cell office:value-type="float" office:value="1462" calcext:value-type="float">
            <text:p>1462</text:p>
          </table:table-cell>
          <table:table-cell office:value-type="float" office:value="9.5508" calcext:value-type="float">
            <text:p>9.5508</text:p>
          </table:table-cell>
        </table:table-row>
        <table:table-row table:style-name="ro1">
          <table:table-cell office:value-type="float" office:value="15.84" calcext:value-type="float">
            <text:p>15.84</text:p>
          </table:table-cell>
          <table:table-cell office:value-type="float" office:value="9.04898391122" calcext:value-type="float">
            <text:p>9.0489839112</text:p>
          </table:table-cell>
          <table:table-cell office:value-type="float" office:value="-3.24030048515" calcext:value-type="float">
            <text:p>-3.2403004852</text:p>
          </table:table-cell>
          <table:table-cell office:value-type="float" office:value="178.84" calcext:value-type="float">
            <text:p>178.84</text:p>
          </table:table-cell>
          <table:table-cell office:value-type="float" office:value="1528" calcext:value-type="float">
            <text:p>1528</text:p>
          </table:table-cell>
          <table:table-cell office:value-type="float" office:value="1460" calcext:value-type="float">
            <text:p>1460</text:p>
          </table:table-cell>
          <table:table-cell office:value-type="float" office:value="9.2097" calcext:value-type="float">
            <text:p>9.2097</text:p>
          </table:table-cell>
        </table:table-row>
        <table:table-row table:style-name="ro1">
          <table:table-cell office:value-type="float" office:value="15.86" calcext:value-type="float">
            <text:p>15.86</text:p>
          </table:table-cell>
          <table:table-cell office:value-type="float" office:value="8.9539181775" calcext:value-type="float">
            <text:p>8.9539181775</text:p>
          </table:table-cell>
          <table:table-cell office:value-type="float" office:value="-3.23902283177" calcext:value-type="float">
            <text:p>-3.2390228318</text:p>
          </table:table-cell>
          <table:table-cell office:value-type="float" office:value="179.13" calcext:value-type="float">
            <text:p>179.13</text:p>
          </table:table-cell>
          <table:table-cell office:value-type="float" office:value="1517" calcext:value-type="float">
            <text:p>1517</text:p>
          </table:table-cell>
          <table:table-cell office:value-type="float" office:value="1461" calcext:value-type="float">
            <text:p>1461</text:p>
          </table:table-cell>
          <table:table-cell office:value-type="float" office:value="9.5508" calcext:value-type="float">
            <text:p>9.5508</text:p>
          </table:table-cell>
        </table:table-row>
        <table:table-row table:style-name="ro1">
          <table:table-cell office:value-type="float" office:value="15.88" calcext:value-type="float">
            <text:p>15.88</text:p>
          </table:table-cell>
          <table:table-cell office:value-type="float" office:value="8.8605264631" calcext:value-type="float">
            <text:p>8.8605264631</text:p>
          </table:table-cell>
          <table:table-cell office:value-type="float" office:value="-3.23700008719" calcext:value-type="float">
            <text:p>-3.2370000872</text:p>
          </table:table-cell>
          <table:table-cell office:value-type="float" office:value="178.67" calcext:value-type="float">
            <text:p>178.67</text:p>
          </table:table-cell>
          <table:table-cell office:value-type="float" office:value="1498" calcext:value-type="float">
            <text:p>1498</text:p>
          </table:table-cell>
          <table:table-cell office:value-type="float" office:value="1460" calcext:value-type="float">
            <text:p>1460</text:p>
          </table:table-cell>
          <table:table-cell office:value-type="float" office:value="9.38025" calcext:value-type="float">
            <text:p>9.38025</text:p>
          </table:table-cell>
        </table:table-row>
        <table:table-row table:style-name="ro1">
          <table:table-cell office:value-type="float" office:value="15.9" calcext:value-type="float">
            <text:p>15.9</text:p>
          </table:table-cell>
          <table:table-cell office:value-type="float" office:value="8.76883597208" calcext:value-type="float">
            <text:p>8.7688359721</text:p>
          </table:table-cell>
          <table:table-cell office:value-type="float" office:value="-3.23488348452" calcext:value-type="float">
            <text:p>-3.2348834845</text:p>
          </table:table-cell>
          <table:table-cell office:value-type="float" office:value="178.59" calcext:value-type="float">
            <text:p>178.59</text:p>
          </table:table-cell>
          <table:table-cell office:value-type="float" office:value="1497" calcext:value-type="float">
            <text:p>1497</text:p>
          </table:table-cell>
          <table:table-cell office:value-type="float" office:value="1460" calcext:value-type="float">
            <text:p>1460</text:p>
          </table:table-cell>
          <table:table-cell office:value-type="float" office:value="9.2097" calcext:value-type="float">
            <text:p>9.2097</text:p>
          </table:table-cell>
        </table:table-row>
        <table:table-row table:style-name="ro1">
          <table:table-cell office:value-type="float" office:value="15.92" calcext:value-type="float">
            <text:p>15.92</text:p>
          </table:table-cell>
          <table:table-cell office:value-type="float" office:value="8.68054631007" calcext:value-type="float">
            <text:p>8.6805463101</text:p>
          </table:table-cell>
          <table:table-cell office:value-type="float" office:value="-3.23265533549" calcext:value-type="float">
            <text:p>-3.2326553355</text:p>
          </table:table-cell>
          <table:table-cell office:value-type="float" office:value="178.47" calcext:value-type="float">
            <text:p>178.47</text:p>
          </table:table-cell>
          <table:table-cell office:value-type="float" office:value="1496" calcext:value-type="float">
            <text:p>1496</text:p>
          </table:table-cell>
          <table:table-cell office:value-type="float" office:value="1460" calcext:value-type="float">
            <text:p>1460</text:p>
          </table:table-cell>
          <table:table-cell office:value-type="float" office:value="8.8686" calcext:value-type="float">
            <text:p>8.8686</text:p>
          </table:table-cell>
        </table:table-row>
        <table:table-row table:style-name="ro1">
          <table:table-cell office:value-type="float" office:value="15.94" calcext:value-type="float">
            <text:p>15.94</text:p>
          </table:table-cell>
          <table:table-cell office:value-type="float" office:value="8.58892538206" calcext:value-type="float">
            <text:p>8.5889253821</text:p>
          </table:table-cell>
          <table:table-cell office:value-type="float" office:value="-3.22863482459" calcext:value-type="float">
            <text:p>-3.2286348246</text:p>
          </table:table-cell>
          <table:table-cell office:value-type="float" office:value="177.4" calcext:value-type="float">
            <text:p>177.4</text:p>
          </table:table-cell>
          <table:table-cell office:value-type="float" office:value="1496" calcext:value-type="float">
            <text:p>1496</text:p>
          </table:table-cell>
          <table:table-cell office:value-type="float" office:value="1460" calcext:value-type="float">
            <text:p>1460</text:p>
          </table:table-cell>
          <table:table-cell office:value-type="float" office:value="9.2097" calcext:value-type="float">
            <text:p>9.2097</text:p>
          </table:table-cell>
        </table:table-row>
        <table:table-row table:style-name="ro1">
          <table:table-cell office:value-type="float" office:value="15.96" calcext:value-type="float">
            <text:p>15.96</text:p>
          </table:table-cell>
          <table:table-cell office:value-type="float" office:value="8.50079837951" calcext:value-type="float">
            <text:p>8.5007983795</text:p>
          </table:table-cell>
          <table:table-cell office:value-type="float" office:value="-3.22298803589" calcext:value-type="float">
            <text:p>-3.2229880359</text:p>
          </table:table-cell>
          <table:table-cell office:value-type="float" office:value="176.25" calcext:value-type="float">
            <text:p>176.25</text:p>
          </table:table-cell>
          <table:table-cell office:value-type="float" office:value="1497" calcext:value-type="float">
            <text:p>1497</text:p>
          </table:table-cell>
          <table:table-cell office:value-type="float" office:value="1460" calcext:value-type="float">
            <text:p>1460</text:p>
          </table:table-cell>
          <table:table-cell office:value-type="float" office:value="8.8686" calcext:value-type="float">
            <text:p>8.8686</text:p>
          </table:table-cell>
        </table:table-row>
        <table:table-row table:style-name="ro1">
          <table:table-cell office:value-type="float" office:value="15.98" calcext:value-type="float">
            <text:p>15.98</text:p>
          </table:table-cell>
          <table:table-cell office:value-type="float" office:value="8.41270910251" calcext:value-type="float">
            <text:p>8.4127091025</text:p>
          </table:table-cell>
          <table:table-cell office:value-type="float" office:value="-3.21680291464" calcext:value-type="float">
            <text:p>-3.2168029146</text:p>
          </table:table-cell>
          <table:table-cell office:value-type="float" office:value="175.9" calcext:value-type="float">
            <text:p>175.9</text:p>
          </table:table-cell>
          <table:table-cell office:value-type="float" office:value="1494" calcext:value-type="float">
            <text:p>1494</text:p>
          </table:table-cell>
          <table:table-cell office:value-type="float" office:value="1460" calcext:value-type="float">
            <text:p>1460</text:p>
          </table:table-cell>
          <table:table-cell office:value-type="float" office:value="8.8686" calcext:value-type="float">
            <text:p>8.868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.32630527744" calcext:value-type="float">
            <text:p>8.3263052774</text:p>
          </table:table-cell>
          <table:table-cell office:value-type="float" office:value="-3.21034213123" calcext:value-type="float">
            <text:p>-3.2103421312</text:p>
          </table:table-cell>
          <table:table-cell office:value-type="float" office:value="175.65" calcext:value-type="float">
            <text:p>175.65</text:p>
          </table:table-cell>
          <table:table-cell office:value-type="float" office:value="1494" calcext:value-type="float">
            <text:p>1494</text:p>
          </table:table-cell>
          <table:table-cell office:value-type="float" office:value="1459" calcext:value-type="float">
            <text:p>1459</text:p>
          </table:table-cell>
          <table:table-cell office:value-type="float" office:value="8.69805" calcext:value-type="float">
            <text:p>8.69805</text:p>
          </table:table-cell>
        </table:table-row>
        <table:table-row table:style-name="ro1">
          <table:table-cell office:value-type="float" office:value="16.02" calcext:value-type="float">
            <text:p>16.02</text:p>
          </table:table-cell>
          <table:table-cell office:value-type="float" office:value="8.24349055842" calcext:value-type="float">
            <text:p>8.2434905584</text:p>
          </table:table-cell>
          <table:table-cell office:value-type="float" office:value="-3.20227762765" calcext:value-type="float">
            <text:p>-3.2022776277</text:p>
          </table:table-cell>
          <table:table-cell office:value-type="float" office:value="174.36" calcext:value-type="float">
            <text:p>174.36</text:p>
          </table:table-cell>
          <table:table-cell office:value-type="float" office:value="1495" calcext:value-type="float">
            <text:p>1495</text:p>
          </table:table-cell>
          <table:table-cell office:value-type="float" office:value="1460" calcext:value-type="float">
            <text:p>1460</text:p>
          </table:table-cell>
          <table:table-cell office:value-type="float" office:value="8.35695" calcext:value-type="float">
            <text:p>8.35695</text:p>
          </table:table-cell>
        </table:table-row>
        <table:table-row table:style-name="ro1">
          <table:table-cell office:value-type="float" office:value="16.04" calcext:value-type="float">
            <text:p>16.04</text:p>
          </table:table-cell>
          <table:table-cell office:value-type="float" office:value="8.16090308601" calcext:value-type="float">
            <text:p>8.160903086</text:p>
          </table:table-cell>
          <table:table-cell office:value-type="float" office:value="-3.192813932" calcext:value-type="float">
            <text:p>-3.192813932</text:p>
          </table:table-cell>
          <table:table-cell office:value-type="float" office:value="173.37" calcext:value-type="float">
            <text:p>173.37</text:p>
          </table:table-cell>
          <table:table-cell office:value-type="float" office:value="1494" calcext:value-type="float">
            <text:p>1494</text:p>
          </table:table-cell>
          <table:table-cell office:value-type="float" office:value="1462" calcext:value-type="float">
            <text:p>1462</text:p>
          </table:table-cell>
          <table:table-cell office:value-type="float" office:value="8.35695" calcext:value-type="float">
            <text:p>8.35695</text:p>
          </table:table-cell>
        </table:table-row>
        <table:table-row table:style-name="ro1">
          <table:table-cell office:value-type="float" office:value="16.06" calcext:value-type="float">
            <text:p>16.06</text:p>
          </table:table-cell>
          <table:table-cell office:value-type="float" office:value="8.07837841013" calcext:value-type="float">
            <text:p>8.0783784101</text:p>
          </table:table-cell>
          <table:table-cell office:value-type="float" office:value="-3.18223786575" calcext:value-type="float">
            <text:p>-3.1822378658</text:p>
          </table:table-cell>
          <table:table-cell office:value-type="float" office:value="172.62" calcext:value-type="float">
            <text:p>172.62</text:p>
          </table:table-cell>
          <table:table-cell office:value-type="float" office:value="1494" calcext:value-type="float">
            <text:p>1494</text:p>
          </table:table-cell>
          <table:table-cell office:value-type="float" office:value="1460" calcext:value-type="float">
            <text:p>1460</text:p>
          </table:table-cell>
          <table:table-cell office:value-type="float" office:value="8.35695" calcext:value-type="float">
            <text:p>8.35695</text:p>
          </table:table-cell>
        </table:table-row>
        <table:table-row table:style-name="ro1">
          <table:table-cell office:value-type="float" office:value="16.08" calcext:value-type="float">
            <text:p>16.08</text:p>
          </table:table-cell>
          <table:table-cell office:value-type="float" office:value="7.99600016921" calcext:value-type="float">
            <text:p>7.9960001692</text:p>
          </table:table-cell>
          <table:table-cell office:value-type="float" office:value="-3.17059648542" calcext:value-type="float">
            <text:p>-3.1705964854</text:p>
          </table:table-cell>
          <table:table-cell office:value-type="float" office:value="171.88" calcext:value-type="float">
            <text:p>171.88</text:p>
          </table:table-cell>
          <table:table-cell office:value-type="float" office:value="1495" calcext:value-type="float">
            <text:p>1495</text:p>
          </table:table-cell>
          <table:table-cell office:value-type="float" office:value="1460" calcext:value-type="float">
            <text:p>1460</text:p>
          </table:table-cell>
          <table:table-cell office:value-type="float" office:value="8.35695" calcext:value-type="float">
            <text:p>8.35695</text:p>
          </table:table-cell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float" office:value="7.91717829019" calcext:value-type="float">
            <text:p>7.9171782902</text:p>
          </table:table-cell>
          <table:table-cell office:value-type="float" office:value="-3.15861588051" calcext:value-type="float">
            <text:p>-3.1586158805</text:p>
          </table:table-cell>
          <table:table-cell office:value-type="float" office:value="171.27" calcext:value-type="float">
            <text:p>171.27</text:p>
          </table:table-cell>
          <table:table-cell office:value-type="float" office:value="1494" calcext:value-type="float">
            <text:p>1494</text:p>
          </table:table-cell>
          <table:table-cell office:value-type="float" office:value="1462" calcext:value-type="float">
            <text:p>1462</text:p>
          </table:table-cell>
          <table:table-cell office:value-type="float" office:value="8.01585" calcext:value-type="float">
            <text:p>8.01585</text:p>
          </table:table-cell>
        </table:table-row>
        <table:table-row table:style-name="ro1">
          <table:table-cell office:value-type="float" office:value="16.12" calcext:value-type="float">
            <text:p>16.12</text:p>
          </table:table-cell>
          <table:table-cell office:value-type="float" office:value="7.83675652414" calcext:value-type="float">
            <text:p>7.8367565241</text:p>
          </table:table-cell>
          <table:table-cell office:value-type="float" office:value="-3.1456644005" calcext:value-type="float">
            <text:p>-3.1456644005</text:p>
          </table:table-cell>
          <table:table-cell office:value-type="float" office:value="170.77" calcext:value-type="float">
            <text:p>170.77</text:p>
          </table:table-cell>
          <table:table-cell office:value-type="float" office:value="1494" calcext:value-type="float">
            <text:p>1494</text:p>
          </table:table-cell>
          <table:table-cell office:value-type="float" office:value="1461" calcext:value-type="float">
            <text:p>1461</text:p>
          </table:table-cell>
          <table:table-cell office:value-type="float" office:value="8.1864" calcext:value-type="float">
            <text:p>8.1864</text:p>
          </table:table-cell>
        </table:table-row>
        <table:table-row table:style-name="ro1">
          <table:table-cell office:value-type="float" office:value="16.14" calcext:value-type="float">
            <text:p>16.14</text:p>
          </table:table-cell>
          <table:table-cell office:value-type="float" office:value="7.76143442249" calcext:value-type="float">
            <text:p>7.7614344225</text:p>
          </table:table-cell>
          <table:table-cell office:value-type="float" office:value="-3.13328004749" calcext:value-type="float">
            <text:p>-3.1332800475</text:p>
          </table:table-cell>
          <table:table-cell office:value-type="float" office:value="170.58" calcext:value-type="float">
            <text:p>170.58</text:p>
          </table:table-cell>
          <table:table-cell office:value-type="float" office:value="1494" calcext:value-type="float">
            <text:p>1494</text:p>
          </table:table-cell>
          <table:table-cell office:value-type="float" office:value="1462" calcext:value-type="float">
            <text:p>1462</text:p>
          </table:table-cell>
          <table:table-cell office:value-type="float" office:value="7.67475" calcext:value-type="float">
            <text:p>7.67475</text:p>
          </table:table-cell>
        </table:table-row>
        <table:table-row table:style-name="ro1">
          <table:table-cell office:value-type="float" office:value="16.16" calcext:value-type="float">
            <text:p>16.16</text:p>
          </table:table-cell>
          <table:table-cell office:value-type="float" office:value="7.68426635793" calcext:value-type="float">
            <text:p>7.6842663579</text:p>
          </table:table-cell>
          <table:table-cell office:value-type="float" office:value="-3.12169992427" calcext:value-type="float">
            <text:p>-3.1216999243</text:p>
          </table:table-cell>
          <table:table-cell office:value-type="float" office:value="171.38" calcext:value-type="float">
            <text:p>171.38</text:p>
          </table:table-cell>
          <table:table-cell office:value-type="float" office:value="1495" calcext:value-type="float">
            <text:p>1495</text:p>
          </table:table-cell>
          <table:table-cell office:value-type="float" office:value="1462" calcext:value-type="float">
            <text:p>1462</text:p>
          </table:table-cell>
          <table:table-cell office:value-type="float" office:value="7.8453" calcext:value-type="float">
            <text:p>7.8453</text:p>
          </table:table-cell>
        </table:table-row>
        <table:table-row table:style-name="ro1">
          <table:table-cell office:value-type="float" office:value="16.18" calcext:value-type="float">
            <text:p>16.18</text:p>
          </table:table-cell>
          <table:table-cell office:value-type="float" office:value="7.61274140462" calcext:value-type="float">
            <text:p>7.6127414046</text:p>
          </table:table-cell>
          <table:table-cell office:value-type="float" office:value="-3.11184920027" calcext:value-type="float">
            <text:p>-3.1118492003</text:p>
          </table:table-cell>
          <table:table-cell office:value-type="float" office:value="171.93" calcext:value-type="float">
            <text:p>171.93</text:p>
          </table:table-cell>
          <table:table-cell office:value-type="float" office:value="1494" calcext:value-type="float">
            <text:p>1494</text:p>
          </table:table-cell>
          <table:table-cell office:value-type="float" office:value="1484" calcext:value-type="float">
            <text:p>1484</text:p>
          </table:table-cell>
          <table:table-cell office:value-type="float" office:value="7.33365" calcext:value-type="float">
            <text:p>7.33365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7.54341687661" calcext:value-type="float">
            <text:p>7.5434168766</text:p>
          </table:table-cell>
          <table:table-cell office:value-type="float" office:value="-3.10102462797" calcext:value-type="float">
            <text:p>-3.101024628</text:p>
          </table:table-cell>
          <table:table-cell office:value-type="float" office:value="170.84" calcext:value-type="float">
            <text:p>170.84</text:p>
          </table:table-cell>
          <table:table-cell office:value-type="float" office:value="1495" calcext:value-type="float">
            <text:p>1495</text:p>
          </table:table-cell>
          <table:table-cell office:value-type="float" office:value="1494" calcext:value-type="float">
            <text:p>1494</text:p>
          </table:table-cell>
          <table:table-cell office:value-type="float" office:value="7.1631" calcext:value-type="float">
            <text:p>7.1631</text:p>
          </table:table-cell>
        </table:table-row>
        <table:table-row table:style-name="ro1">
          <table:table-cell office:value-type="float" office:value="16.22" calcext:value-type="float">
            <text:p>16.22</text:p>
          </table:table-cell>
          <table:table-cell office:value-type="float" office:value="7.47246922131" calcext:value-type="float">
            <text:p>7.4724692213</text:p>
          </table:table-cell>
          <table:table-cell office:value-type="float" office:value="-3.09070059683" calcext:value-type="float">
            <text:p>-3.0907005968</text:p>
          </table:table-cell>
          <table:table-cell office:value-type="float" office:value="171.4" calcext:value-type="float">
            <text:p>171.4</text:p>
          </table:table-cell>
          <table:table-cell office:value-type="float" office:value="1494" calcext:value-type="float">
            <text:p>1494</text:p>
          </table:table-cell>
          <table:table-cell office:value-type="float" office:value="1498" calcext:value-type="float">
            <text:p>1498</text:p>
          </table:table-cell>
          <table:table-cell office:value-type="float" office:value="7.33365" calcext:value-type="float">
            <text:p>7.33365</text:p>
          </table:table-cell>
        </table:table-row>
        <table:table-row table:style-name="ro1">
          <table:table-cell office:value-type="float" office:value="16.24" calcext:value-type="float">
            <text:p>16.24</text:p>
          </table:table-cell>
          <table:table-cell office:value-type="float" office:value="7.4034492054" calcext:value-type="float">
            <text:p>7.4034492054</text:p>
          </table:table-cell>
          <table:table-cell office:value-type="float" office:value="-3.07936397649" calcext:value-type="float">
            <text:p>-3.0793639765</text:p>
          </table:table-cell>
          <table:table-cell office:value-type="float" office:value="170.35" calcext:value-type="float">
            <text:p>170.35</text:p>
          </table:table-cell>
          <table:table-cell office:value-type="float" office:value="1497" calcext:value-type="float">
            <text:p>1497</text:p>
          </table:table-cell>
          <table:table-cell office:value-type="float" office:value="1500" calcext:value-type="float">
            <text:p>1500</text:p>
          </table:table-cell>
          <table:table-cell office:value-type="float" office:value="7.1631" calcext:value-type="float">
            <text:p>7.1631</text:p>
          </table:table-cell>
        </table:table-row>
        <table:table-row table:style-name="ro1">
          <table:table-cell office:value-type="float" office:value="16.26" calcext:value-type="float">
            <text:p>16.26</text:p>
          </table:table-cell>
          <table:table-cell office:value-type="float" office:value="7.33301292835" calcext:value-type="float">
            <text:p>7.3330129284</text:p>
          </table:table-cell>
          <table:table-cell office:value-type="float" office:value="-3.06674523487" calcext:value-type="float">
            <text:p>-3.0667452349</text:p>
          </table:table-cell>
          <table:table-cell office:value-type="float" office:value="169.51" calcext:value-type="float">
            <text:p>169.51</text:p>
          </table:table-cell>
          <table:table-cell office:value-type="float" office:value="1498" calcext:value-type="float">
            <text:p>1498</text:p>
          </table:table-cell>
          <table:table-cell office:value-type="float" office:value="1501" calcext:value-type="float">
            <text:p>1501</text:p>
          </table:table-cell>
          <table:table-cell office:value-type="float" office:value="7.33365" calcext:value-type="float">
            <text:p>7.33365</text:p>
          </table:table-cell>
        </table:table-row>
        <table:table-row table:style-name="ro1">
          <table:table-cell office:value-type="float" office:value="16.28" calcext:value-type="float">
            <text:p>16.28</text:p>
          </table:table-cell>
          <table:table-cell office:value-type="float" office:value="7.26428844521" calcext:value-type="float">
            <text:p>7.2642884452</text:p>
          </table:table-cell>
          <table:table-cell office:value-type="float" office:value="-3.05459643157" calcext:value-type="float">
            <text:p>-3.0545964316</text:p>
          </table:table-cell>
          <table:table-cell office:value-type="float" office:value="169.63" calcext:value-type="float">
            <text:p>169.63</text:p>
          </table:table-cell>
          <table:table-cell office:value-type="float" office:value="1498" calcext:value-type="float">
            <text:p>1498</text:p>
          </table:table-cell>
          <table:table-cell office:value-type="float" office:value="1504" calcext:value-type="float">
            <text:p>1504</text:p>
          </table:table-cell>
          <table:table-cell office:value-type="float" office:value="7.1631" calcext:value-type="float">
            <text:p>7.1631</text:p>
          </table:table-cell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float" office:value="7.19549792459" calcext:value-type="float">
            <text:p>7.1954979246</text:p>
          </table:table-cell>
          <table:table-cell office:value-type="float" office:value="-3.04363337537" calcext:value-type="float">
            <text:p>-3.0436333754</text:p>
          </table:table-cell>
          <table:table-cell office:value-type="float" office:value="170.57" calcext:value-type="float">
            <text:p>170.57</text:p>
          </table:table-cell>
          <table:table-cell office:value-type="float" office:value="1498" calcext:value-type="float">
            <text:p>1498</text:p>
          </table:table-cell>
          <table:table-cell office:value-type="float" office:value="1508" calcext:value-type="float">
            <text:p>1508</text:p>
          </table:table-cell>
          <table:table-cell office:value-type="float" office:value="7.1631" calcext:value-type="float">
            <text:p>7.1631</text:p>
          </table:table-cell>
        </table:table-row>
        <table:table-row table:style-name="ro1">
          <table:table-cell office:value-type="float" office:value="16.32" calcext:value-type="float">
            <text:p>16.32</text:p>
          </table:table-cell>
          <table:table-cell office:value-type="float" office:value="7.13048161126" calcext:value-type="float">
            <text:p>7.1304816113</text:p>
          </table:table-cell>
          <table:table-cell office:value-type="float" office:value="-3.03276329959" calcext:value-type="float">
            <text:p>-3.0327632996</text:p>
          </table:table-cell>
          <table:table-cell office:value-type="float" office:value="170.08" calcext:value-type="float">
            <text:p>170.08</text:p>
          </table:table-cell>
          <table:table-cell office:value-type="float" office:value="1498" calcext:value-type="float">
            <text:p>1498</text:p>
          </table:table-cell>
          <table:table-cell office:value-type="float" office:value="1520" calcext:value-type="float">
            <text:p>1520</text:p>
          </table:table-cell>
          <table:table-cell office:value-type="float" office:value="6.822" calcext:value-type="float">
            <text:p>6.822</text:p>
          </table:table-cell>
        </table:table-row>
        <table:table-row table:style-name="ro1">
          <table:table-cell office:value-type="float" office:value="16.34" calcext:value-type="float">
            <text:p>16.34</text:p>
          </table:table-cell>
          <table:table-cell office:value-type="float" office:value="7.06567950593" calcext:value-type="float">
            <text:p>7.0656795059</text:p>
          </table:table-cell>
          <table:table-cell office:value-type="float" office:value="-3.02192499374" calcext:value-type="float">
            <text:p>-3.0219249937</text:p>
          </table:table-cell>
          <table:table-cell office:value-type="float" office:value="170.04" calcext:value-type="float">
            <text:p>170.04</text:p>
          </table:table-cell>
          <table:table-cell office:value-type="float" office:value="1499" calcext:value-type="float">
            <text:p>1499</text:p>
          </table:table-cell>
          <table:table-cell office:value-type="float" office:value="1526" calcext:value-type="float">
            <text:p>1526</text:p>
          </table:table-cell>
          <table:table-cell office:value-type="float" office:value="6.822" calcext:value-type="float">
            <text:p>6.822</text:p>
          </table:table-cell>
        </table:table-row>
        <table:table-row table:style-name="ro1">
          <table:table-cell office:value-type="float" office:value="16.36" calcext:value-type="float">
            <text:p>16.36</text:p>
          </table:table-cell>
          <table:table-cell office:value-type="float" office:value="7.00254215287" calcext:value-type="float">
            <text:p>7.0025421529</text:p>
          </table:table-cell>
          <table:table-cell office:value-type="float" office:value="-3.01147932832" calcext:value-type="float">
            <text:p>-3.0114793283</text:p>
          </table:table-cell>
          <table:table-cell office:value-type="float" office:value="170.14" calcext:value-type="float">
            <text:p>170.14</text:p>
          </table:table-cell>
          <table:table-cell office:value-type="float" office:value="1498" calcext:value-type="float">
            <text:p>1498</text:p>
          </table:table-cell>
          <table:table-cell office:value-type="float" office:value="1528" calcext:value-type="float">
            <text:p>1528</text:p>
          </table:table-cell>
          <table:table-cell office:value-type="float" office:value="6.65145" calcext:value-type="float">
            <text:p>6.65145</text:p>
          </table:table-cell>
        </table:table-row>
        <table:table-row table:style-name="ro1">
          <table:table-cell office:value-type="float" office:value="16.38" calcext:value-type="float">
            <text:p>16.38</text:p>
          </table:table-cell>
          <table:table-cell office:value-type="float" office:value="6.9413436812" calcext:value-type="float">
            <text:p>6.9413436812</text:p>
          </table:table-cell>
          <table:table-cell office:value-type="float" office:value="-2.99997979585" calcext:value-type="float">
            <text:p>-2.9999797959</text:p>
          </table:table-cell>
          <table:table-cell office:value-type="float" office:value="168.9" calcext:value-type="float">
            <text:p>168.9</text:p>
          </table:table-cell>
          <table:table-cell office:value-type="float" office:value="1496" calcext:value-type="float">
            <text:p>1496</text:p>
          </table:table-cell>
          <table:table-cell office:value-type="float" office:value="1530" calcext:value-type="float">
            <text:p>1530</text:p>
          </table:table-cell>
          <table:table-cell office:value-type="float" office:value="6.4809" calcext:value-type="float">
            <text:p>6.4809</text:p>
          </table:table-cell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6.88082344449" calcext:value-type="float">
            <text:p>6.8808234445</text:p>
          </table:table-cell>
          <table:table-cell office:value-type="float" office:value="-2.98798909288" calcext:value-type="float">
            <text:p>-2.9879890929</text:p>
          </table:table-cell>
          <table:table-cell office:value-type="float" office:value="168.25" calcext:value-type="float">
            <text:p>168.25</text:p>
          </table:table-cell>
          <table:table-cell office:value-type="float" office:value="1497" calcext:value-type="float">
            <text:p>1497</text:p>
          </table:table-cell>
          <table:table-cell office:value-type="float" office:value="1546" calcext:value-type="float">
            <text:p>1546</text:p>
          </table:table-cell>
          <table:table-cell office:value-type="float" office:value="6.4809" calcext:value-type="float">
            <text:p>6.4809</text:p>
          </table:table-cell>
        </table:table-row>
        <table:table-row table:style-name="ro1">
          <table:table-cell office:value-type="float" office:value="16.42" calcext:value-type="float">
            <text:p>16.42</text:p>
          </table:table-cell>
          <table:table-cell office:value-type="float" office:value="6.82557657771" calcext:value-type="float">
            <text:p>6.8255765777</text:p>
          </table:table-cell>
          <table:table-cell office:value-type="float" office:value="-2.97558862217" calcext:value-type="float">
            <text:p>-2.9755886222</text:p>
          </table:table-cell>
          <table:table-cell office:value-type="float" office:value="166.83" calcext:value-type="float">
            <text:p>166.83</text:p>
          </table:table-cell>
          <table:table-cell office:value-type="float" office:value="1496" calcext:value-type="float">
            <text:p>1496</text:p>
          </table:table-cell>
          <table:table-cell office:value-type="float" office:value="1552" calcext:value-type="float">
            <text:p>1552</text:p>
          </table:table-cell>
          <table:table-cell office:value-type="float" office:value="5.96925" calcext:value-type="float">
            <text:p>5.96925</text:p>
          </table:table-cell>
        </table:table-row>
        <table:table-row table:style-name="ro1">
          <table:table-cell office:value-type="float" office:value="16.44" calcext:value-type="float">
            <text:p>16.44</text:p>
          </table:table-cell>
          <table:table-cell office:value-type="float" office:value="6.76929977701" calcext:value-type="float">
            <text:p>6.769299777</text:p>
          </table:table-cell>
          <table:table-cell office:value-type="float" office:value="-2.96211637552" calcext:value-type="float">
            <text:p>-2.9621163755</text:p>
          </table:table-cell>
          <table:table-cell office:value-type="float" office:value="165.96" calcext:value-type="float">
            <text:p>165.96</text:p>
          </table:table-cell>
          <table:table-cell office:value-type="float" office:value="1494" calcext:value-type="float">
            <text:p>1494</text:p>
          </table:table-cell>
          <table:table-cell office:value-type="float" office:value="1562" calcext:value-type="float">
            <text:p>1562</text:p>
          </table:table-cell>
          <table:table-cell office:value-type="float" office:value="6.1398" calcext:value-type="float">
            <text:p>6.1398</text:p>
          </table:table-cell>
        </table:table-row>
        <table:table-row table:style-name="ro1">
          <table:table-cell office:value-type="float" office:value="16.46" calcext:value-type="float">
            <text:p>16.46</text:p>
          </table:table-cell>
          <table:table-cell office:value-type="float" office:value="6.71314855385" calcext:value-type="float">
            <text:p>6.7131485539</text:p>
          </table:table-cell>
          <table:table-cell office:value-type="float" office:value="-2.94817045818" calcext:value-type="float">
            <text:p>-2.9481704582</text:p>
          </table:table-cell>
          <table:table-cell office:value-type="float" office:value="165.48" calcext:value-type="float">
            <text:p>165.48</text:p>
          </table:table-cell>
          <table:table-cell office:value-type="float" office:value="1495" calcext:value-type="float">
            <text:p>1495</text:p>
          </table:table-cell>
          <table:table-cell office:value-type="float" office:value="1562" calcext:value-type="float">
            <text:p>1562</text:p>
          </table:table-cell>
          <table:table-cell office:value-type="float" office:value="6.1398" calcext:value-type="float">
            <text:p>6.1398</text:p>
          </table:table-cell>
        </table:table-row>
        <table:table-row table:style-name="ro1">
          <table:table-cell office:value-type="float" office:value="16.48" calcext:value-type="float">
            <text:p>16.48</text:p>
          </table:table-cell>
          <table:table-cell office:value-type="float" office:value="6.66185223983" calcext:value-type="float">
            <text:p>6.6618522398</text:p>
          </table:table-cell>
          <table:table-cell office:value-type="float" office:value="-2.93465219243" calcext:value-type="float">
            <text:p>-2.9346521924</text:p>
          </table:table-cell>
          <table:table-cell office:value-type="float" office:value="164.72" calcext:value-type="float">
            <text:p>164.72</text:p>
          </table:table-cell>
          <table:table-cell office:value-type="float" office:value="1494" calcext:value-type="float">
            <text:p>1494</text:p>
          </table:table-cell>
          <table:table-cell office:value-type="float" office:value="1562" calcext:value-type="float">
            <text:p>1562</text:p>
          </table:table-cell>
          <table:table-cell office:value-type="float" office:value="5.62815" calcext:value-type="float">
            <text:p>5.62815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6.61228992733" calcext:value-type="float">
            <text:p>6.6122899273</text:p>
          </table:table-cell>
          <table:table-cell office:value-type="float" office:value="-2.92089153939" calcext:value-type="float">
            <text:p>-2.9208915394</text:p>
          </table:table-cell>
          <table:table-cell office:value-type="float" office:value="163.99" calcext:value-type="float">
            <text:p>163.99</text:p>
          </table:table-cell>
          <table:table-cell office:value-type="float" office:value="1494" calcext:value-type="float">
            <text:p>1494</text:p>
          </table:table-cell>
          <table:table-cell office:value-type="float" office:value="1562" calcext:value-type="float">
            <text:p>1562</text:p>
          </table:table-cell>
          <table:table-cell office:value-type="float" office:value="5.4576" calcext:value-type="float">
            <text:p>5.4576</text:p>
          </table:table-cell>
        </table:table-row>
        <table:table-row table:style-name="ro1">
          <table:table-cell office:value-type="float" office:value="16.52" calcext:value-type="float">
            <text:p>16.52</text:p>
          </table:table-cell>
          <table:table-cell office:value-type="float" office:value="6.56158403672" calcext:value-type="float">
            <text:p>6.5615840367</text:p>
          </table:table-cell>
          <table:table-cell office:value-type="float" office:value="-2.90521575868" calcext:value-type="float">
            <text:p>-2.9052157587</text:p>
          </table:table-cell>
          <table:table-cell office:value-type="float" office:value="162.34" calcext:value-type="float">
            <text:p>162.34</text:p>
          </table:table-cell>
          <table:table-cell office:value-type="float" office:value="1494" calcext:value-type="float">
            <text:p>1494</text:p>
          </table:table-cell>
          <table:table-cell office:value-type="float" office:value="1560" calcext:value-type="float">
            <text:p>1560</text:p>
          </table:table-cell>
          <table:table-cell office:value-type="float" office:value="5.62815" calcext:value-type="float">
            <text:p>5.62815</text:p>
          </table:table-cell>
        </table:table-row>
        <table:table-row table:style-name="ro1">
          <table:table-cell office:value-type="float" office:value="16.54" calcext:value-type="float">
            <text:p>16.54</text:p>
          </table:table-cell>
          <table:table-cell office:value-type="float" office:value="6.51096636872" calcext:value-type="float">
            <text:p>6.5109663687</text:p>
          </table:table-cell>
          <table:table-cell office:value-type="float" office:value="-2.88917046439" calcext:value-type="float">
            <text:p>-2.8891704644</text:p>
          </table:table-cell>
          <table:table-cell office:value-type="float" office:value="161.94" calcext:value-type="float">
            <text:p>161.94</text:p>
          </table:table-cell>
          <table:table-cell office:value-type="float" office:value="1494" calcext:value-type="float">
            <text:p>1494</text:p>
          </table:table-cell>
          <table:table-cell office:value-type="float" office:value="1559" calcext:value-type="float">
            <text:p>1559</text:p>
          </table:table-cell>
          <table:table-cell office:value-type="float" office:value="5.62815" calcext:value-type="float">
            <text:p>5.62815</text:p>
          </table:table-cell>
        </table:table-row>
        <table:table-row table:style-name="ro1">
          <table:table-cell office:value-type="float" office:value="16.56" calcext:value-type="float">
            <text:p>16.56</text:p>
          </table:table-cell>
          <table:table-cell office:value-type="float" office:value="6.46225717158" calcext:value-type="float">
            <text:p>6.4622571716</text:p>
          </table:table-cell>
          <table:table-cell office:value-type="float" office:value="-2.87259567907" calcext:value-type="float">
            <text:p>-2.8725956791</text:p>
          </table:table-cell>
          <table:table-cell office:value-type="float" office:value="160.76" calcext:value-type="float">
            <text:p>160.76</text:p>
          </table:table-cell>
          <table:table-cell office:value-type="float" office:value="1494" calcext:value-type="float">
            <text:p>1494</text:p>
          </table:table-cell>
          <table:table-cell office:value-type="float" office:value="1560" calcext:value-type="float">
            <text:p>1560</text:p>
          </table:table-cell>
          <table:table-cell office:value-type="float" office:value="5.4576" calcext:value-type="float">
            <text:p>5.4576</text:p>
          </table:table-cell>
        </table:table-row>
        <table:table-row table:style-name="ro1">
          <table:table-cell office:value-type="float" office:value="16.58" calcext:value-type="float">
            <text:p>16.58</text:p>
          </table:table-cell>
          <table:table-cell office:value-type="float" office:value="6.41543149244" calcext:value-type="float">
            <text:p>6.4154314924</text:p>
          </table:table-cell>
          <table:table-cell office:value-type="float" office:value="-2.85544500915" calcext:value-type="float">
            <text:p>-2.8554450092</text:p>
          </table:table-cell>
          <table:table-cell office:value-type="float" office:value="159.47" calcext:value-type="float">
            <text:p>159.47</text:p>
          </table:table-cell>
          <table:table-cell office:value-type="float" office:value="1494" calcext:value-type="float">
            <text:p>1494</text:p>
          </table:table-cell>
          <table:table-cell office:value-type="float" office:value="1559" calcext:value-type="float">
            <text:p>1559</text:p>
          </table:table-cell>
          <table:table-cell office:value-type="float" office:value="5.28705" calcext:value-type="float">
            <text:p>5.28705</text:p>
          </table:table-cell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6.36907808524" calcext:value-type="float">
            <text:p>6.3690780852</text:p>
          </table:table-cell>
          <table:table-cell office:value-type="float" office:value="-2.83718587151" calcext:value-type="float">
            <text:p>-2.8371858715</text:p>
          </table:table-cell>
          <table:table-cell office:value-type="float" office:value="158.1" calcext:value-type="float">
            <text:p>158.1</text:p>
          </table:table-cell>
          <table:table-cell office:value-type="float" office:value="1494" calcext:value-type="float">
            <text:p>1494</text:p>
          </table:table-cell>
          <table:table-cell office:value-type="float" office:value="1560" calcext:value-type="float">
            <text:p>1560</text:p>
          </table:table-cell>
          <table:table-cell office:value-type="float" office:value="5.28705" calcext:value-type="float">
            <text:p>5.28705</text:p>
          </table:table-cell>
        </table:table-row>
        <table:table-row table:style-name="ro1">
          <table:table-cell office:value-type="float" office:value="16.62" calcext:value-type="float">
            <text:p>16.62</text:p>
          </table:table-cell>
          <table:table-cell office:value-type="float" office:value="6.32610464575" calcext:value-type="float">
            <text:p>6.3261046458</text:p>
          </table:table-cell>
          <table:table-cell office:value-type="float" office:value="-2.81912863773" calcext:value-type="float">
            <text:p>-2.8191286377</text:p>
          </table:table-cell>
          <table:table-cell office:value-type="float" office:value="156.85" calcext:value-type="float">
            <text:p>156.85</text:p>
          </table:table-cell>
          <table:table-cell office:value-type="float" office:value="1494" calcext:value-type="float">
            <text:p>1494</text:p>
          </table:table-cell>
          <table:table-cell office:value-type="float" office:value="1560" calcext:value-type="float">
            <text:p>1560</text:p>
          </table:table-cell>
          <table:table-cell office:value-type="float" office:value="4.94595" calcext:value-type="float">
            <text:p>4.94595</text:p>
          </table:table-cell>
        </table:table-row>
        <table:table-row table:style-name="ro1">
          <table:table-cell office:value-type="float" office:value="16.64" calcext:value-type="float">
            <text:p>16.64</text:p>
          </table:table-cell>
          <table:table-cell office:value-type="float" office:value="6.28206635711" calcext:value-type="float">
            <text:p>6.2820663571</text:p>
          </table:table-cell>
          <table:table-cell office:value-type="float" office:value="-2.79954393272" calcext:value-type="float">
            <text:p>-2.7995439327</text:p>
          </table:table-cell>
          <table:table-cell office:value-type="float" office:value="155.67" calcext:value-type="float">
            <text:p>155.67</text:p>
          </table:table-cell>
          <table:table-cell office:value-type="float" office:value="1494" calcext:value-type="float">
            <text:p>1494</text:p>
          </table:table-cell>
          <table:table-cell office:value-type="float" office:value="1560" calcext:value-type="float">
            <text:p>1560</text:p>
          </table:table-cell>
          <table:table-cell office:value-type="float" office:value="5.1165" calcext:value-type="float">
            <text:p>5.1165</text:p>
          </table:table-cell>
        </table:table-row>
        <table:table-row table:style-name="ro1">
          <table:table-cell office:value-type="float" office:value="16.66" calcext:value-type="float">
            <text:p>16.66</text:p>
          </table:table-cell>
          <table:table-cell office:value-type="float" office:value="6.24001685914" calcext:value-type="float">
            <text:p>6.2400168591</text:p>
          </table:table-cell>
          <table:table-cell office:value-type="float" office:value="-2.77948900721" calcext:value-type="float">
            <text:p>-2.7794890072</text:p>
          </table:table-cell>
          <table:table-cell office:value-type="float" office:value="154.18" calcext:value-type="float">
            <text:p>154.18</text:p>
          </table:table-cell>
          <table:table-cell office:value-type="float" office:value="1494" calcext:value-type="float">
            <text:p>1494</text:p>
          </table:table-cell>
          <table:table-cell office:value-type="float" office:value="1560" calcext:value-type="float">
            <text:p>1560</text:p>
          </table:table-cell>
          <table:table-cell office:value-type="float" office:value="4.94595" calcext:value-type="float">
            <text:p>4.94595</text:p>
          </table:table-cell>
        </table:table-row>
        <table:table-row table:style-name="ro1">
          <table:table-cell office:value-type="float" office:value="16.68" calcext:value-type="float">
            <text:p>16.68</text:p>
          </table:table-cell>
          <table:table-cell office:value-type="float" office:value="6.19998398302" calcext:value-type="float">
            <text:p>6.199983983</text:p>
          </table:table-cell>
          <table:table-cell office:value-type="float" office:value="-2.75898418599" calcext:value-type="float">
            <text:p>-2.758984186</text:p>
          </table:table-cell>
          <table:table-cell office:value-type="float" office:value="152.59" calcext:value-type="float">
            <text:p>152.59</text:p>
          </table:table-cell>
          <table:table-cell office:value-type="float" office:value="1494" calcext:value-type="float">
            <text:p>1494</text:p>
          </table:table-cell>
          <table:table-cell office:value-type="float" office:value="1560" calcext:value-type="float">
            <text:p>1560</text:p>
          </table:table-cell>
          <table:table-cell office:value-type="float" office:value="4.7754" calcext:value-type="float">
            <text:p>4.7754</text:p>
          </table:table-cell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float" office:value="6.16054316291" calcext:value-type="float">
            <text:p>6.1605431629</text:p>
          </table:table-cell>
          <table:table-cell office:value-type="float" office:value="-2.73738726591" calcext:value-type="float">
            <text:p>-2.7373872659</text:p>
          </table:table-cell>
          <table:table-cell office:value-type="float" office:value="151.03" calcext:value-type="float">
            <text:p>151.03</text:p>
          </table:table-cell>
          <table:table-cell office:value-type="float" office:value="1494" calcext:value-type="float">
            <text:p>1494</text:p>
          </table:table-cell>
          <table:table-cell office:value-type="float" office:value="1560" calcext:value-type="float">
            <text:p>1560</text:p>
          </table:table-cell>
          <table:table-cell office:value-type="float" office:value="4.7754" calcext:value-type="float">
            <text:p>4.7754</text:p>
          </table:table-cell>
        </table:table-row>
        <table:table-row table:style-name="ro1">
          <table:table-cell office:value-type="float" office:value="16.72" calcext:value-type="float">
            <text:p>16.72</text:p>
          </table:table-cell>
          <table:table-cell office:value-type="float" office:value="6.12299350677" calcext:value-type="float">
            <text:p>6.1229935068</text:p>
          </table:table-cell>
          <table:table-cell office:value-type="float" office:value="-2.71569731047" calcext:value-type="float">
            <text:p>-2.7156973105</text:p>
          </table:table-cell>
          <table:table-cell office:value-type="float" office:value="149.75" calcext:value-type="float">
            <text:p>149.75</text:p>
          </table:table-cell>
          <table:table-cell office:value-type="float" office:value="1495" calcext:value-type="float">
            <text:p>1495</text:p>
          </table:table-cell>
          <table:table-cell office:value-type="float" office:value="1560" calcext:value-type="float">
            <text:p>1560</text:p>
          </table:table-cell>
          <table:table-cell office:value-type="float" office:value="4.60485" calcext:value-type="float">
            <text:p>4.60485</text:p>
          </table:table-cell>
        </table:table-row>
        <table:table-row table:style-name="ro1">
          <table:table-cell office:value-type="float" office:value="16.74" calcext:value-type="float">
            <text:p>16.74</text:p>
          </table:table-cell>
          <table:table-cell office:value-type="float" office:value="6.08593389438" calcext:value-type="float">
            <text:p>6.0859338944</text:p>
          </table:table-cell>
          <table:table-cell office:value-type="float" office:value="-2.69324642877" calcext:value-type="float">
            <text:p>-2.6932464288</text:p>
          </table:table-cell>
          <table:table-cell office:value-type="float" office:value="148.57" calcext:value-type="float">
            <text:p>148.57</text:p>
          </table:table-cell>
          <table:table-cell office:value-type="float" office:value="1494" calcext:value-type="float">
            <text:p>1494</text:p>
          </table:table-cell>
          <table:table-cell office:value-type="float" office:value="1561" calcext:value-type="float">
            <text:p>1561</text:p>
          </table:table-cell>
          <table:table-cell office:value-type="float" office:value="4.60485" calcext:value-type="float">
            <text:p>4.60485</text:p>
          </table:table-cell>
        </table:table-row>
        <table:table-row table:style-name="ro1">
          <table:table-cell office:value-type="float" office:value="16.76" calcext:value-type="float">
            <text:p>16.76</text:p>
          </table:table-cell>
          <table:table-cell office:value-type="float" office:value="6.05068760919" calcext:value-type="float">
            <text:p>6.0506876092</text:p>
          </table:table-cell>
          <table:table-cell office:value-type="float" office:value="-2.67085668756" calcext:value-type="float">
            <text:p>-2.6708566876</text:p>
          </table:table-cell>
          <table:table-cell office:value-type="float" office:value="147.38" calcext:value-type="float">
            <text:p>147.38</text:p>
          </table:table-cell>
          <table:table-cell office:value-type="float" office:value="1494" calcext:value-type="float">
            <text:p>1494</text:p>
          </table:table-cell>
          <table:table-cell office:value-type="float" office:value="1560" calcext:value-type="float">
            <text:p>1560</text:p>
          </table:table-cell>
          <table:table-cell office:value-type="float" office:value="4.4343" calcext:value-type="float">
            <text:p>4.4343</text:p>
          </table:table-cell>
        </table:table-row>
        <table:table-row table:style-name="ro1">
          <table:table-cell office:value-type="float" office:value="16.78" calcext:value-type="float">
            <text:p>16.78</text:p>
          </table:table-cell>
          <table:table-cell office:value-type="float" office:value="6.01732736859" calcext:value-type="float">
            <text:p>6.0173273686</text:p>
          </table:table-cell>
          <table:table-cell office:value-type="float" office:value="-2.64850509458" calcext:value-type="float">
            <text:p>-2.6485050946</text:p>
          </table:table-cell>
          <table:table-cell office:value-type="float" office:value="146.01" calcext:value-type="float">
            <text:p>146.01</text:p>
          </table:table-cell>
          <table:table-cell office:value-type="float" office:value="1494" calcext:value-type="float">
            <text:p>1494</text:p>
          </table:table-cell>
          <table:table-cell office:value-type="float" office:value="1560" calcext:value-type="float">
            <text:p>1560</text:p>
          </table:table-cell>
          <table:table-cell office:value-type="float" office:value="4.26375" calcext:value-type="float">
            <text:p>4.26375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5.98446165126" calcext:value-type="float">
            <text:p>5.9844616513</text:p>
          </table:table-cell>
          <table:table-cell office:value-type="float" office:value="-2.62544082197" calcext:value-type="float">
            <text:p>-2.625440822</text:p>
          </table:table-cell>
          <table:table-cell office:value-type="float" office:value="144.79" calcext:value-type="float">
            <text:p>144.79</text:p>
          </table:table-cell>
          <table:table-cell office:value-type="float" office:value="1494" calcext:value-type="float">
            <text:p>1494</text:p>
          </table:table-cell>
          <table:table-cell office:value-type="float" office:value="1560" calcext:value-type="float">
            <text:p>1560</text:p>
          </table:table-cell>
          <table:table-cell office:value-type="float" office:value="4.26375" calcext:value-type="float">
            <text:p>4.26375</text:p>
          </table:table-cell>
        </table:table-row>
        <table:table-row table:style-name="ro1">
          <table:table-cell office:value-type="float" office:value="16.82" calcext:value-type="float">
            <text:p>16.82</text:p>
          </table:table-cell>
          <table:table-cell office:value-type="float" office:value="5.95346083489" calcext:value-type="float">
            <text:p>5.9534608349</text:p>
          </table:table-cell>
          <table:table-cell office:value-type="float" office:value="-2.60244321884" calcext:value-type="float">
            <text:p>-2.6024432188</text:p>
          </table:table-cell>
          <table:table-cell office:value-type="float" office:value="143.31" calcext:value-type="float">
            <text:p>143.31</text:p>
          </table:table-cell>
          <table:table-cell office:value-type="float" office:value="1495" calcext:value-type="float">
            <text:p>1495</text:p>
          </table:table-cell>
          <table:table-cell office:value-type="float" office:value="1558" calcext:value-type="float">
            <text:p>1558</text:p>
          </table:table-cell>
          <table:table-cell office:value-type="float" office:value="4.0932" calcext:value-type="float">
            <text:p>4.0932</text:p>
          </table:table-cell>
        </table:table-row>
        <table:table-row table:style-name="ro1">
          <table:table-cell office:value-type="float" office:value="16.84" calcext:value-type="float">
            <text:p>16.84</text:p>
          </table:table-cell>
          <table:table-cell office:value-type="float" office:value="5.92277010527" calcext:value-type="float">
            <text:p>5.9227701053</text:p>
          </table:table-cell>
          <table:table-cell office:value-type="float" office:value="-2.57895857166" calcext:value-type="float">
            <text:p>-2.5789585717</text:p>
          </table:table-cell>
          <table:table-cell office:value-type="float" office:value="142.47" calcext:value-type="float">
            <text:p>142.47</text:p>
          </table:table-cell>
          <table:table-cell office:value-type="float" office:value="1495" calcext:value-type="float">
            <text:p>1495</text:p>
          </table:table-cell>
          <table:table-cell office:value-type="float" office:value="1556" calcext:value-type="float">
            <text:p>1556</text:p>
          </table:table-cell>
          <table:table-cell office:value-type="float" office:value="4.0932" calcext:value-type="float">
            <text:p>4.0932</text:p>
          </table:table-cell>
        </table:table-row>
        <table:table-row table:style-name="ro1">
          <table:table-cell office:value-type="float" office:value="16.86" calcext:value-type="float">
            <text:p>16.86</text:p>
          </table:table-cell>
          <table:table-cell office:value-type="float" office:value="5.89392008979" calcext:value-type="float">
            <text:p>5.8939200898</text:p>
          </table:table-cell>
          <table:table-cell office:value-type="float" office:value="-2.55572387753" calcext:value-type="float">
            <text:p>-2.5557238775</text:p>
          </table:table-cell>
          <table:table-cell office:value-type="float" office:value="141.07" calcext:value-type="float">
            <text:p>141.07</text:p>
          </table:table-cell>
          <table:table-cell office:value-type="float" office:value="1494" calcext:value-type="float">
            <text:p>1494</text:p>
          </table:table-cell>
          <table:table-cell office:value-type="float" office:value="1556" calcext:value-type="float">
            <text:p>1556</text:p>
          </table:table-cell>
          <table:table-cell office:value-type="float" office:value="3.92265" calcext:value-type="float">
            <text:p>3.92265</text:p>
          </table:table-cell>
        </table:table-row>
        <table:table-row table:style-name="ro1">
          <table:table-cell office:value-type="float" office:value="16.88" calcext:value-type="float">
            <text:p>16.88</text:p>
          </table:table-cell>
          <table:table-cell office:value-type="float" office:value="5.86549024735" calcext:value-type="float">
            <text:p>5.8654902474</text:p>
          </table:table-cell>
          <table:table-cell office:value-type="float" office:value="-2.53183875443" calcext:value-type="float">
            <text:p>-2.5318387544</text:p>
          </table:table-cell>
          <table:table-cell office:value-type="float" office:value="139.9" calcext:value-type="float">
            <text:p>139.9</text:p>
          </table:table-cell>
          <table:table-cell office:value-type="float" office:value="1494" calcext:value-type="float">
            <text:p>1494</text:p>
          </table:table-cell>
          <table:table-cell office:value-type="float" office:value="1552" calcext:value-type="float">
            <text:p>1552</text:p>
          </table:table-cell>
          <table:table-cell office:value-type="float" office:value="3.92265" calcext:value-type="float">
            <text:p>3.92265</text:p>
          </table:table-cell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float" office:value="5.83750506025" calcext:value-type="float">
            <text:p>5.8375050603</text:p>
          </table:table-cell>
          <table:table-cell office:value-type="float" office:value="-2.50723187682" calcext:value-type="float">
            <text:p>-2.5072318768</text:p>
          </table:table-cell>
          <table:table-cell office:value-type="float" office:value="138.63" calcext:value-type="float">
            <text:p>138.63</text:p>
          </table:table-cell>
          <table:table-cell office:value-type="float" office:value="1498" calcext:value-type="float">
            <text:p>1498</text:p>
          </table:table-cell>
          <table:table-cell office:value-type="float" office:value="1546" calcext:value-type="float">
            <text:p>1546</text:p>
          </table:table-cell>
          <table:table-cell office:value-type="float" office:value="3.92265" calcext:value-type="float">
            <text:p>3.92265</text:p>
          </table:table-cell>
        </table:table-row>
        <table:table-row table:style-name="ro1">
          <table:table-cell office:value-type="float" office:value="16.92" calcext:value-type="float">
            <text:p>16.92</text:p>
          </table:table-cell>
          <table:table-cell office:value-type="float" office:value="5.81226952978" calcext:value-type="float">
            <text:p>5.8122695298</text:p>
          </table:table-cell>
          <table:table-cell office:value-type="float" office:value="-2.48438347012" calcext:value-type="float">
            <text:p>-2.4843834701</text:p>
          </table:table-cell>
          <table:table-cell office:value-type="float" office:value="137.81" calcext:value-type="float">
            <text:p>137.81</text:p>
          </table:table-cell>
          <table:table-cell office:value-type="float" office:value="1498" calcext:value-type="float">
            <text:p>1498</text:p>
          </table:table-cell>
          <table:table-cell office:value-type="float" office:value="1546" calcext:value-type="float">
            <text:p>1546</text:p>
          </table:table-cell>
          <table:table-cell office:value-type="float" office:value="3.58155" calcext:value-type="float">
            <text:p>3.58155</text:p>
          </table:table-cell>
        </table:table-row>
        <table:table-row table:style-name="ro1">
          <table:table-cell office:value-type="float" office:value="16.94" calcext:value-type="float">
            <text:p>16.94</text:p>
          </table:table-cell>
          <table:table-cell office:value-type="float" office:value="5.78612850271" calcext:value-type="float">
            <text:p>5.7861285027</text:p>
          </table:table-cell>
          <table:table-cell office:value-type="float" office:value="-2.46013889469" calcext:value-type="float">
            <text:p>-2.4601388947</text:p>
          </table:table-cell>
          <table:table-cell office:value-type="float" office:value="137.13" calcext:value-type="float">
            <text:p>137.13</text:p>
          </table:table-cell>
          <table:table-cell office:value-type="float" office:value="1499" calcext:value-type="float">
            <text:p>1499</text:p>
          </table:table-cell>
          <table:table-cell office:value-type="float" office:value="1546" calcext:value-type="float">
            <text:p>1546</text:p>
          </table:table-cell>
          <table:table-cell office:value-type="float" office:value="3.7521" calcext:value-type="float">
            <text:p>3.7521</text:p>
          </table:table-cell>
        </table:table-row>
        <table:table-row table:style-name="ro1">
          <table:table-cell office:value-type="float" office:value="16.96" calcext:value-type="float">
            <text:p>16.96</text:p>
          </table:table-cell>
          <table:table-cell office:value-type="float" office:value="5.76271313589" calcext:value-type="float">
            <text:p>5.7627131359</text:p>
          </table:table-cell>
          <table:table-cell office:value-type="float" office:value="-2.43770254514" calcext:value-type="float">
            <text:p>-2.4377025451</text:p>
          </table:table-cell>
          <table:table-cell office:value-type="float" office:value="136.21" calcext:value-type="float">
            <text:p>136.21</text:p>
          </table:table-cell>
          <table:table-cell office:value-type="float" office:value="1499" calcext:value-type="float">
            <text:p>1499</text:p>
          </table:table-cell>
          <table:table-cell office:value-type="float" office:value="1546" calcext:value-type="float">
            <text:p>1546</text:p>
          </table:table-cell>
          <table:table-cell office:value-type="float" office:value="3.411" calcext:value-type="float">
            <text:p>3.411</text:p>
          </table:table-cell>
        </table:table-row>
        <table:table-row table:style-name="ro1">
          <table:table-cell office:value-type="float" office:value="16.98" calcext:value-type="float">
            <text:p>16.98</text:p>
          </table:table-cell>
          <table:table-cell office:value-type="float" office:value="5.73847284215" calcext:value-type="float">
            <text:p>5.7384728422</text:p>
          </table:table-cell>
          <table:table-cell office:value-type="float" office:value="-2.41380218899" calcext:value-type="float">
            <text:p>-2.413802189</text:p>
          </table:table-cell>
          <table:table-cell office:value-type="float" office:value="135.4" calcext:value-type="float">
            <text:p>135.4</text:p>
          </table:table-cell>
          <table:table-cell office:value-type="float" office:value="1510" calcext:value-type="float">
            <text:p>1510</text:p>
          </table:table-cell>
          <table:table-cell office:value-type="float" office:value="1546" calcext:value-type="float">
            <text:p>1546</text:p>
          </table:table-cell>
          <table:table-cell office:value-type="float" office:value="3.58155" calcext:value-type="float">
            <text:p>3.5815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.7157654442" calcext:value-type="float">
            <text:p>5.7157654442</text:p>
          </table:table-cell>
          <table:table-cell office:value-type="float" office:value="-2.39064975695" calcext:value-type="float">
            <text:p>-2.390649757</text:p>
          </table:table-cell>
          <table:table-cell office:value-type="float" office:value="134.45" calcext:value-type="float">
            <text:p>134.45</text:p>
          </table:table-cell>
          <table:table-cell office:value-type="float" office:value="1522" calcext:value-type="float">
            <text:p>1522</text:p>
          </table:table-cell>
          <table:table-cell office:value-type="float" office:value="1546" calcext:value-type="float">
            <text:p>1546</text:p>
          </table:table-cell>
          <table:table-cell office:value-type="float" office:value="3.411" calcext:value-type="float">
            <text:p>3.411</text:p>
          </table:table-cell>
        </table:table-row>
        <table:table-row table:style-name="ro1">
          <table:table-cell office:value-type="float" office:value="17.02" calcext:value-type="float">
            <text:p>17.02</text:p>
          </table:table-cell>
          <table:table-cell office:value-type="float" office:value="5.69334561788" calcext:value-type="float">
            <text:p>5.6933456179</text:p>
          </table:table-cell>
          <table:table-cell office:value-type="float" office:value="-2.3672185542" calcext:value-type="float">
            <text:p>-2.3672185542</text:p>
          </table:table-cell>
          <table:table-cell office:value-type="float" office:value="133.75" calcext:value-type="float">
            <text:p>133.75</text:p>
          </table:table-cell>
          <table:table-cell office:value-type="float" office:value="1534" calcext:value-type="float">
            <text:p>1534</text:p>
          </table:table-cell>
          <table:table-cell office:value-type="float" office:value="1546" calcext:value-type="float">
            <text:p>1546</text:p>
          </table:table-cell>
          <table:table-cell office:value-type="float" office:value="3.411" calcext:value-type="float">
            <text:p>3.411</text:p>
          </table:table-cell>
        </table:table-row>
        <table:table-row table:style-name="ro1">
          <table:table-cell office:value-type="float" office:value="17.04" calcext:value-type="float">
            <text:p>17.04</text:p>
          </table:table-cell>
          <table:table-cell office:value-type="float" office:value="5.67233342579" calcext:value-type="float">
            <text:p>5.6723334258</text:p>
          </table:table-cell>
          <table:table-cell office:value-type="float" office:value="-2.34470112192" calcext:value-type="float">
            <text:p>-2.3447011219</text:p>
          </table:table-cell>
          <table:table-cell office:value-type="float" office:value="133.04" calcext:value-type="float">
            <text:p>133.04</text:p>
          </table:table-cell>
          <table:table-cell office:value-type="float" office:value="1546" calcext:value-type="float">
            <text:p>1546</text:p>
          </table:table-cell>
          <table:table-cell office:value-type="float" office:value="1547" calcext:value-type="float">
            <text:p>1547</text:p>
          </table:table-cell>
          <table:table-cell office:value-type="float" office:value="3.24045" calcext:value-type="float">
            <text:p>3.24045</text:p>
          </table:table-cell>
        </table:table-row>
        <table:table-row table:style-name="ro1">
          <table:table-cell office:value-type="float" office:value="17.06" calcext:value-type="float">
            <text:p>17.06</text:p>
          </table:table-cell>
          <table:table-cell office:value-type="float" office:value="5.65159255825" calcext:value-type="float">
            <text:p>5.6515925583</text:p>
          </table:table-cell>
          <table:table-cell office:value-type="float" office:value="-2.32193311" calcext:value-type="float">
            <text:p>-2.32193311</text:p>
          </table:table-cell>
          <table:table-cell office:value-type="float" office:value="132.36" calcext:value-type="float">
            <text:p>132.36</text:p>
          </table:table-cell>
          <table:table-cell office:value-type="float" office:value="1546" calcext:value-type="float">
            <text:p>1546</text:p>
          </table:table-cell>
          <table:table-cell office:value-type="float" office:value="1547" calcext:value-type="float">
            <text:p>1547</text:p>
          </table:table-cell>
          <table:table-cell office:value-type="float" office:value="3.24045" calcext:value-type="float">
            <text:p>3.24045</text:p>
          </table:table-cell>
        </table:table-row>
        <table:table-row table:style-name="ro1">
          <table:table-cell office:value-type="float" office:value="17.08" calcext:value-type="float">
            <text:p>17.08</text:p>
          </table:table-cell>
          <table:table-cell office:value-type="float" office:value="5.63112590016" calcext:value-type="float">
            <text:p>5.6311259002</text:p>
          </table:table-cell>
          <table:table-cell office:value-type="float" office:value="-2.29889343899" calcext:value-type="float">
            <text:p>-2.298893439</text:p>
          </table:table-cell>
          <table:table-cell office:value-type="float" office:value="131.65" calcext:value-type="float">
            <text:p>131.65</text:p>
          </table:table-cell>
          <table:table-cell office:value-type="float" office:value="1547" calcext:value-type="float">
            <text:p>1547</text:p>
          </table:table-cell>
          <table:table-cell office:value-type="float" office:value="1546" calcext:value-type="float">
            <text:p>1546</text:p>
          </table:table-cell>
          <table:table-cell office:value-type="float" office:value="3.24045" calcext:value-type="float">
            <text:p>3.24045</text:p>
          </table:table-cell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float" office:value="5.61089941428" calcext:value-type="float">
            <text:p>5.6108994143</text:p>
          </table:table-cell>
          <table:table-cell office:value-type="float" office:value="-2.27569033356" calcext:value-type="float">
            <text:p>-2.2756903336</text:p>
          </table:table-cell>
          <table:table-cell office:value-type="float" office:value="131.12" calcext:value-type="float">
            <text:p>131.12</text:p>
          </table:table-cell>
          <table:table-cell office:value-type="float" office:value="1549" calcext:value-type="float">
            <text:p>1549</text:p>
          </table:table-cell>
          <table:table-cell office:value-type="float" office:value="1548" calcext:value-type="float">
            <text:p>1548</text:p>
          </table:table-cell>
          <table:table-cell office:value-type="float" office:value="3.24045" calcext:value-type="float">
            <text:p>3.24045</text:p>
          </table:table-cell>
        </table:table-row>
        <table:table-row table:style-name="ro1">
          <table:table-cell office:value-type="float" office:value="17.12" calcext:value-type="float">
            <text:p>17.12</text:p>
          </table:table-cell>
          <table:table-cell office:value-type="float" office:value="5.59076350287" calcext:value-type="float">
            <text:p>5.5907635029</text:p>
          </table:table-cell>
          <table:table-cell office:value-type="float" office:value="-2.25236026466" calcext:value-type="float">
            <text:p>-2.2523602647</text:p>
          </table:table-cell>
          <table:table-cell office:value-type="float" office:value="130.84" calcext:value-type="float">
            <text:p>130.84</text:p>
          </table:table-cell>
          <table:table-cell office:value-type="float" office:value="1580" calcext:value-type="float">
            <text:p>1580</text:p>
          </table:table-cell>
          <table:table-cell office:value-type="float" office:value="1546" calcext:value-type="float">
            <text:p>1546</text:p>
          </table:table-cell>
          <table:table-cell office:value-type="float" office:value="3.24045" calcext:value-type="float">
            <text:p>3.24045</text:p>
          </table:table-cell>
        </table:table-row>
        <table:table-row table:style-name="ro1">
          <table:table-cell office:value-type="float" office:value="17.14" calcext:value-type="float">
            <text:p>17.14</text:p>
          </table:table-cell>
          <table:table-cell office:value-type="float" office:value="5.5717748802" calcext:value-type="float">
            <text:p>5.5717748802</text:p>
          </table:table-cell>
          <table:table-cell office:value-type="float" office:value="-2.23017220952" calcext:value-type="float">
            <text:p>-2.2301722095</text:p>
          </table:table-cell>
          <table:table-cell office:value-type="float" office:value="130.6" calcext:value-type="float">
            <text:p>130.6</text:p>
          </table:table-cell>
          <table:table-cell office:value-type="float" office:value="1608" calcext:value-type="float">
            <text:p>1608</text:p>
          </table:table-cell>
          <table:table-cell office:value-type="float" office:value="1546" calcext:value-type="float">
            <text:p>1546</text:p>
          </table:table-cell>
          <table:table-cell office:value-type="float" office:value="3.0699" calcext:value-type="float">
            <text:p>3.0699</text:p>
          </table:table-cell>
        </table:table-row>
        <table:table-row table:style-name="ro1">
          <table:table-cell office:value-type="float" office:value="17.16" calcext:value-type="float">
            <text:p>17.16</text:p>
          </table:table-cell>
          <table:table-cell office:value-type="float" office:value="5.55182032465" calcext:value-type="float">
            <text:p>5.5518203247</text:p>
          </table:table-cell>
          <table:table-cell office:value-type="float" office:value="-2.20668634427" calcext:value-type="float">
            <text:p>-2.2066863443</text:p>
          </table:table-cell>
          <table:table-cell office:value-type="float" office:value="130.4" calcext:value-type="float">
            <text:p>130.4</text:p>
          </table:table-cell>
          <table:table-cell office:value-type="float" office:value="1620" calcext:value-type="float">
            <text:p>1620</text:p>
          </table:table-cell>
          <table:table-cell office:value-type="float" office:value="1546" calcext:value-type="float">
            <text:p>1546</text:p>
          </table:table-cell>
          <table:table-cell office:value-type="float" office:value="3.24045" calcext:value-type="float">
            <text:p>3.24045</text:p>
          </table:table-cell>
        </table:table-row>
        <table:table-row table:style-name="ro1">
          <table:table-cell office:value-type="float" office:value="17.18" calcext:value-type="float">
            <text:p>17.18</text:p>
          </table:table-cell>
          <table:table-cell office:value-type="float" office:value="5.5319386035" calcext:value-type="float">
            <text:p>5.5319386035</text:p>
          </table:table-cell>
          <table:table-cell office:value-type="float" office:value="-2.18304399574" calcext:value-type="float">
            <text:p>-2.1830439957</text:p>
          </table:table-cell>
          <table:table-cell office:value-type="float" office:value="130.11" calcext:value-type="float">
            <text:p>130.11</text:p>
          </table:table-cell>
          <table:table-cell office:value-type="float" office:value="1630" calcext:value-type="float">
            <text:p>1630</text:p>
          </table:table-cell>
          <table:table-cell office:value-type="float" office:value="1542" calcext:value-type="float">
            <text:p>1542</text:p>
          </table:table-cell>
          <table:table-cell office:value-type="float" office:value="3.24045" calcext:value-type="float">
            <text:p>3.24045</text:p>
          </table:table-cell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5.51225913284" calcext:value-type="float">
            <text:p>5.5122591328</text:p>
          </table:table-cell>
          <table:table-cell office:value-type="float" office:value="-2.15918582238" calcext:value-type="float">
            <text:p>-2.1591858224</text:p>
          </table:table-cell>
          <table:table-cell office:value-type="float" office:value="129.57" calcext:value-type="float">
            <text:p>129.57</text:p>
          </table:table-cell>
          <table:table-cell office:value-type="float" office:value="1630" calcext:value-type="float">
            <text:p>1630</text:p>
          </table:table-cell>
          <table:table-cell office:value-type="float" office:value="1540" calcext:value-type="float">
            <text:p>1540</text:p>
          </table:table-cell>
          <table:table-cell office:value-type="float" office:value="3.24045" calcext:value-type="float">
            <text:p>3.24045</text:p>
          </table:table-cell>
        </table:table-row>
        <table:table-row table:style-name="ro1">
          <table:table-cell office:value-type="float" office:value="17.22" calcext:value-type="float">
            <text:p>17.22</text:p>
          </table:table-cell>
          <table:table-cell office:value-type="float" office:value="5.49279027984" calcext:value-type="float">
            <text:p>5.4927902798</text:p>
          </table:table-cell>
          <table:table-cell office:value-type="float" office:value="-2.13515480407" calcext:value-type="float">
            <text:p>-2.1351548041</text:p>
          </table:table-cell>
          <table:table-cell office:value-type="float" office:value="129.07" calcext:value-type="float">
            <text:p>129.07</text:p>
          </table:table-cell>
          <table:table-cell office:value-type="float" office:value="1630" calcext:value-type="float">
            <text:p>1630</text:p>
          </table:table-cell>
          <table:table-cell office:value-type="float" office:value="1540" calcext:value-type="float">
            <text:p>1540</text:p>
          </table:table-cell>
          <table:table-cell office:value-type="float" office:value="3.24045" calcext:value-type="float">
            <text:p>3.24045</text:p>
          </table:table-cell>
        </table:table-row>
        <table:table-row table:style-name="ro1">
          <table:table-cell office:value-type="float" office:value="17.24" calcext:value-type="float">
            <text:p>17.24</text:p>
          </table:table-cell>
          <table:table-cell office:value-type="float" office:value="5.47351650494" calcext:value-type="float">
            <text:p>5.4735165049</text:p>
          </table:table-cell>
          <table:table-cell office:value-type="float" office:value="-2.11096638442" calcext:value-type="float">
            <text:p>-2.1109663844</text:p>
          </table:table-cell>
          <table:table-cell office:value-type="float" office:value="128.61" calcext:value-type="float">
            <text:p>128.61</text:p>
          </table:table-cell>
          <table:table-cell office:value-type="float" office:value="1631" calcext:value-type="float">
            <text:p>1631</text:p>
          </table:table-cell>
          <table:table-cell office:value-type="float" office:value="1540" calcext:value-type="float">
            <text:p>1540</text:p>
          </table:table-cell>
          <table:table-cell office:value-type="float" office:value="3.24045" calcext:value-type="float">
            <text:p>3.24045</text:p>
          </table:table-cell>
        </table:table-row>
        <table:table-row table:style-name="ro1">
          <table:table-cell office:value-type="float" office:value="17.26" calcext:value-type="float">
            <text:p>17.26</text:p>
          </table:table-cell>
          <table:table-cell office:value-type="float" office:value="5.45342660152" calcext:value-type="float">
            <text:p>5.4534266015</text:p>
          </table:table-cell>
          <table:table-cell office:value-type="float" office:value="-2.08530973694" calcext:value-type="float">
            <text:p>-2.0853097369</text:p>
          </table:table-cell>
          <table:table-cell office:value-type="float" office:value="128.13" calcext:value-type="float">
            <text:p>128.13</text:p>
          </table:table-cell>
          <table:table-cell office:value-type="float" office:value="1626" calcext:value-type="float">
            <text:p>1626</text:p>
          </table:table-cell>
          <table:table-cell office:value-type="float" office:value="1538" calcext:value-type="float">
            <text:p>1538</text:p>
          </table:table-cell>
          <table:table-cell office:value-type="float" office:value="3.411" calcext:value-type="float">
            <text:p>3.411</text:p>
          </table:table-cell>
        </table:table-row>
        <table:table-row table:style-name="ro1">
          <table:table-cell office:value-type="float" office:value="17.28" calcext:value-type="float">
            <text:p>17.28</text:p>
          </table:table-cell>
          <table:table-cell office:value-type="float" office:value="5.43444672344" calcext:value-type="float">
            <text:p>5.4344467234</text:p>
          </table:table-cell>
          <table:table-cell office:value-type="float" office:value="-2.06084367294" calcext:value-type="float">
            <text:p>-2.0608436729</text:p>
          </table:table-cell>
          <table:table-cell office:value-type="float" office:value="127.87" calcext:value-type="float">
            <text:p>127.87</text:p>
          </table:table-cell>
          <table:table-cell office:value-type="float" office:value="1623" calcext:value-type="float">
            <text:p>1623</text:p>
          </table:table-cell>
          <table:table-cell office:value-type="float" office:value="1538" calcext:value-type="float">
            <text:p>1538</text:p>
          </table:table-cell>
          <table:table-cell office:value-type="float" office:value="3.24045" calcext:value-type="float">
            <text:p>3.24045</text:p>
          </table:table-cell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float" office:value="5.41557888282" calcext:value-type="float">
            <text:p>5.4155788828</text:p>
          </table:table-cell>
          <table:table-cell office:value-type="float" office:value="-2.03629068005" calcext:value-type="float">
            <text:p>-2.0362906801</text:p>
          </table:table-cell>
          <table:table-cell office:value-type="float" office:value="127.61" calcext:value-type="float">
            <text:p>127.61</text:p>
          </table:table-cell>
          <table:table-cell office:value-type="float" office:value="1620" calcext:value-type="float">
            <text:p>1620</text:p>
          </table:table-cell>
          <table:table-cell office:value-type="float" office:value="1538" calcext:value-type="float">
            <text:p>1538</text:p>
          </table:table-cell>
          <table:table-cell office:value-type="float" office:value="3.24045" calcext:value-type="float">
            <text:p>3.24045</text:p>
          </table:table-cell>
        </table:table-row>
        <table:table-row table:style-name="ro1">
          <table:table-cell office:value-type="float" office:value="17.32" calcext:value-type="float">
            <text:p>17.32</text:p>
          </table:table-cell>
          <table:table-cell office:value-type="float" office:value="5.39574468239" calcext:value-type="float">
            <text:p>5.3957446824</text:p>
          </table:table-cell>
          <table:table-cell office:value-type="float" office:value="-2.01024639157" calcext:value-type="float">
            <text:p>-2.0102463916</text:p>
          </table:table-cell>
          <table:table-cell office:value-type="float" office:value="127.36" calcext:value-type="float">
            <text:p>127.36</text:p>
          </table:table-cell>
          <table:table-cell office:value-type="float" office:value="1619" calcext:value-type="float">
            <text:p>1619</text:p>
          </table:table-cell>
          <table:table-cell office:value-type="float" office:value="1530" calcext:value-type="float">
            <text:p>1530</text:p>
          </table:table-cell>
          <table:table-cell office:value-type="float" office:value="3.411" calcext:value-type="float">
            <text:p>3.411</text:p>
          </table:table-cell>
        </table:table-row>
        <table:table-row table:style-name="ro1">
          <table:table-cell office:value-type="float" office:value="17.34" calcext:value-type="float">
            <text:p>17.34</text:p>
          </table:table-cell>
          <table:table-cell office:value-type="float" office:value="5.37608713967" calcext:value-type="float">
            <text:p>5.3760871397</text:p>
          </table:table-cell>
          <table:table-cell office:value-type="float" office:value="-1.98404465513" calcext:value-type="float">
            <text:p>-1.9840446551</text:p>
          </table:table-cell>
          <table:table-cell office:value-type="float" office:value="126.95" calcext:value-type="float">
            <text:p>126.95</text:p>
          </table:table-cell>
          <table:table-cell office:value-type="float" office:value="1621" calcext:value-type="float">
            <text:p>1621</text:p>
          </table:table-cell>
          <table:table-cell office:value-type="float" office:value="1529" calcext:value-type="float">
            <text:p>1529</text:p>
          </table:table-cell>
          <table:table-cell office:value-type="float" office:value="3.411" calcext:value-type="float">
            <text:p>3.411</text:p>
          </table:table-cell>
        </table:table-row>
        <table:table-row table:style-name="ro1">
          <table:table-cell office:value-type="float" office:value="17.36" calcext:value-type="float">
            <text:p>17.36</text:p>
          </table:table-cell>
          <table:table-cell office:value-type="float" office:value="5.35766976607" calcext:value-type="float">
            <text:p>5.3576697661</text:p>
          </table:table-cell>
          <table:table-cell office:value-type="float" office:value="-1.95899618724" calcext:value-type="float">
            <text:p>-1.9589961872</text:p>
          </table:table-cell>
          <table:table-cell office:value-type="float" office:value="126.4" calcext:value-type="float">
            <text:p>126.4</text:p>
          </table:table-cell>
          <table:table-cell office:value-type="float" office:value="1620" calcext:value-type="float">
            <text:p>1620</text:p>
          </table:table-cell>
          <table:table-cell office:value-type="float" office:value="1531" calcext:value-type="float">
            <text:p>1531</text:p>
          </table:table-cell>
          <table:table-cell office:value-type="float" office:value="3.24045" calcext:value-type="float">
            <text:p>3.24045</text:p>
          </table:table-cell>
        </table:table-row>
        <table:table-row table:style-name="ro1">
          <table:table-cell office:value-type="float" office:value="17.38" calcext:value-type="float">
            <text:p>17.38</text:p>
          </table:table-cell>
          <table:table-cell office:value-type="float" office:value="5.33743193886" calcext:value-type="float">
            <text:p>5.3374319389</text:p>
          </table:table-cell>
          <table:table-cell office:value-type="float" office:value="-1.93117032629" calcext:value-type="float">
            <text:p>-1.9311703263</text:p>
          </table:table-cell>
          <table:table-cell office:value-type="float" office:value="126.11" calcext:value-type="float">
            <text:p>126.11</text:p>
          </table:table-cell>
          <table:table-cell office:value-type="float" office:value="1621" calcext:value-type="float">
            <text:p>1621</text:p>
          </table:table-cell>
          <table:table-cell office:value-type="float" office:value="1528" calcext:value-type="float">
            <text:p>1528</text:p>
          </table:table-cell>
          <table:table-cell office:value-type="float" office:value="3.58155" calcext:value-type="float">
            <text:p>3.58155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5.31828718792" calcext:value-type="float">
            <text:p>5.3182871879</text:p>
          </table:table-cell>
          <table:table-cell office:value-type="float" office:value="-1.9045667534" calcext:value-type="float">
            <text:p>-1.9045667534</text:p>
          </table:table-cell>
          <table:table-cell office:value-type="float" office:value="125.82" calcext:value-type="float">
            <text:p>125.82</text:p>
          </table:table-cell>
          <table:table-cell office:value-type="float" office:value="1621" calcext:value-type="float">
            <text:p>1621</text:p>
          </table:table-cell>
          <table:table-cell office:value-type="float" office:value="1528" calcext:value-type="float">
            <text:p>1528</text:p>
          </table:table-cell>
          <table:table-cell office:value-type="float" office:value="3.411" calcext:value-type="float">
            <text:p>3.411</text:p>
          </table:table-cell>
        </table:table-row>
        <table:table-row table:style-name="ro1">
          <table:table-cell office:value-type="float" office:value="17.42" calcext:value-type="float">
            <text:p>17.42</text:p>
          </table:table-cell>
          <table:table-cell office:value-type="float" office:value="5.29932042683" calcext:value-type="float">
            <text:p>5.2993204268</text:p>
          </table:table-cell>
          <table:table-cell office:value-type="float" office:value="-1.87783523017" calcext:value-type="float">
            <text:p>-1.8778352302</text:p>
          </table:table-cell>
          <table:table-cell office:value-type="float" office:value="125.44" calcext:value-type="float">
            <text:p>125.44</text:p>
          </table:table-cell>
          <table:table-cell office:value-type="float" office:value="1620" calcext:value-type="float">
            <text:p>1620</text:p>
          </table:table-cell>
          <table:table-cell office:value-type="float" office:value="1528" calcext:value-type="float">
            <text:p>1528</text:p>
          </table:table-cell>
          <table:table-cell office:value-type="float" office:value="3.411" calcext:value-type="float">
            <text:p>3.411</text:p>
          </table:table-cell>
        </table:table-row>
        <table:table-row table:style-name="ro1">
          <table:table-cell office:value-type="float" office:value="17.44" calcext:value-type="float">
            <text:p>17.44</text:p>
          </table:table-cell>
          <table:table-cell office:value-type="float" office:value="5.28045238698" calcext:value-type="float">
            <text:p>5.280452387</text:p>
          </table:table-cell>
          <table:table-cell office:value-type="float" office:value="-1.85103350164" calcext:value-type="float">
            <text:p>-1.8510335016</text:p>
          </table:table-cell>
          <table:table-cell office:value-type="float" office:value="125.23" calcext:value-type="float">
            <text:p>125.23</text:p>
          </table:table-cell>
          <table:table-cell office:value-type="float" office:value="1621" calcext:value-type="float">
            <text:p>1621</text:p>
          </table:table-cell>
          <table:table-cell office:value-type="float" office:value="1528" calcext:value-type="float">
            <text:p>1528</text:p>
          </table:table-cell>
          <table:table-cell office:value-type="float" office:value="3.411" calcext:value-type="float">
            <text:p>3.411</text:p>
          </table:table-cell>
        </table:table-row>
        <table:table-row table:style-name="ro1">
          <table:table-cell office:value-type="float" office:value="17.46" calcext:value-type="float">
            <text:p>17.46</text:p>
          </table:table-cell>
          <table:table-cell office:value-type="float" office:value="5.26072323206" calcext:value-type="float">
            <text:p>5.2607232321</text:p>
          </table:table-cell>
          <table:table-cell office:value-type="float" office:value="-1.82286619286" calcext:value-type="float">
            <text:p>-1.8228661929</text:p>
          </table:table-cell>
          <table:table-cell office:value-type="float" office:value="125.1" calcext:value-type="float">
            <text:p>125.1</text:p>
          </table:table-cell>
          <table:table-cell office:value-type="float" office:value="1621" calcext:value-type="float">
            <text:p>1621</text:p>
          </table:table-cell>
          <table:table-cell office:value-type="float" office:value="1529" calcext:value-type="float">
            <text:p>1529</text:p>
          </table:table-cell>
          <table:table-cell office:value-type="float" office:value="3.58155" calcext:value-type="float">
            <text:p>3.58155</text:p>
          </table:table-cell>
        </table:table-row>
        <table:table-row table:style-name="ro1">
          <table:table-cell office:value-type="float" office:value="17.48" calcext:value-type="float">
            <text:p>17.48</text:p>
          </table:table-cell>
          <table:table-cell office:value-type="float" office:value="5.2419966619" calcext:value-type="float">
            <text:p>5.2419966619</text:p>
          </table:table-cell>
          <table:table-cell office:value-type="float" office:value="-1.79596479585" calcext:value-type="float">
            <text:p>-1.7959647959</text:p>
          </table:table-cell>
          <table:table-cell office:value-type="float" office:value="124.93" calcext:value-type="float">
            <text:p>124.93</text:p>
          </table:table-cell>
          <table:table-cell office:value-type="float" office:value="1621" calcext:value-type="float">
            <text:p>1621</text:p>
          </table:table-cell>
          <table:table-cell office:value-type="float" office:value="1528" calcext:value-type="float">
            <text:p>1528</text:p>
          </table:table-cell>
          <table:table-cell office:value-type="float" office:value="3.411" calcext:value-type="float">
            <text:p>3.411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5.2224624788" calcext:value-type="float">
            <text:p>5.2224624788</text:p>
          </table:table-cell>
          <table:table-cell office:value-type="float" office:value="-1.76761342746" calcext:value-type="float">
            <text:p>-1.7676134275</text:p>
          </table:table-cell>
          <table:table-cell office:value-type="float" office:value="124.66" calcext:value-type="float">
            <text:p>124.66</text:p>
          </table:table-cell>
          <table:table-cell office:value-type="float" office:value="1619" calcext:value-type="float">
            <text:p>1619</text:p>
          </table:table-cell>
          <table:table-cell office:value-type="float" office:value="1527" calcext:value-type="float">
            <text:p>1527</text:p>
          </table:table-cell>
          <table:table-cell office:value-type="float" office:value="3.58155" calcext:value-type="float">
            <text:p>3.58155</text:p>
          </table:table-cell>
        </table:table-row>
        <table:table-row table:style-name="ro1">
          <table:table-cell office:value-type="float" office:value="17.52" calcext:value-type="float">
            <text:p>17.52</text:p>
          </table:table-cell>
          <table:table-cell office:value-type="float" office:value="5.20311475468" calcext:value-type="float">
            <text:p>5.2031147547</text:p>
          </table:table-cell>
          <table:table-cell office:value-type="float" office:value="-1.73908618968" calcext:value-type="float">
            <text:p>-1.7390861897</text:p>
          </table:table-cell>
          <table:table-cell office:value-type="float" office:value="124.24" calcext:value-type="float">
            <text:p>124.24</text:p>
          </table:table-cell>
          <table:table-cell office:value-type="float" office:value="1619" calcext:value-type="float">
            <text:p>1619</text:p>
          </table:table-cell>
          <table:table-cell office:value-type="float" office:value="1525" calcext:value-type="float">
            <text:p>1525</text:p>
          </table:table-cell>
          <table:table-cell office:value-type="float" office:value="3.58155" calcext:value-type="float">
            <text:p>3.58155</text:p>
          </table:table-cell>
        </table:table-row>
        <table:table-row table:style-name="ro1">
          <table:table-cell office:value-type="float" office:value="17.54" calcext:value-type="float">
            <text:p>17.54</text:p>
          </table:table-cell>
          <table:table-cell office:value-type="float" office:value="5.18398393329" calcext:value-type="float">
            <text:p>5.1839839333</text:p>
          </table:table-cell>
          <table:table-cell office:value-type="float" office:value="-1.71034172101" calcext:value-type="float">
            <text:p>-1.710341721</text:p>
          </table:table-cell>
          <table:table-cell office:value-type="float" office:value="123.74" calcext:value-type="float">
            <text:p>123.74</text:p>
          </table:table-cell>
          <table:table-cell office:value-type="float" office:value="1616" calcext:value-type="float">
            <text:p>1616</text:p>
          </table:table-cell>
          <table:table-cell office:value-type="float" office:value="1522" calcext:value-type="float">
            <text:p>1522</text:p>
          </table:table-cell>
          <table:table-cell office:value-type="float" office:value="3.58155" calcext:value-type="float">
            <text:p>3.58155</text:p>
          </table:table-cell>
        </table:table-row>
        <table:table-row table:style-name="ro1">
          <table:table-cell office:value-type="float" office:value="17.56" calcext:value-type="float">
            <text:p>17.56</text:p>
          </table:table-cell>
          <table:table-cell office:value-type="float" office:value="5.16512609453" calcext:value-type="float">
            <text:p>5.1651260945</text:p>
          </table:table-cell>
          <table:table-cell office:value-type="float" office:value="-1.68150927417" calcext:value-type="float">
            <text:p>-1.6815092742</text:p>
          </table:table-cell>
          <table:table-cell office:value-type="float" office:value="123.29" calcext:value-type="float">
            <text:p>123.29</text:p>
          </table:table-cell>
          <table:table-cell office:value-type="float" office:value="1608" calcext:value-type="float">
            <text:p>1608</text:p>
          </table:table-cell>
          <table:table-cell office:value-type="float" office:value="1526" calcext:value-type="float">
            <text:p>1526</text:p>
          </table:table-cell>
          <table:table-cell office:value-type="float" office:value="3.58155" calcext:value-type="float">
            <text:p>3.58155</text:p>
          </table:table-cell>
        </table:table-row>
        <table:table-row table:style-name="ro1">
          <table:table-cell office:value-type="float" office:value="17.58" calcext:value-type="float">
            <text:p>17.58</text:p>
          </table:table-cell>
          <table:table-cell office:value-type="float" office:value="5.1464568193" calcext:value-type="float">
            <text:p>5.1464568193</text:p>
          </table:table-cell>
          <table:table-cell office:value-type="float" office:value="-1.65246067799" calcext:value-type="float">
            <text:p>-1.652460678</text:p>
          </table:table-cell>
          <table:table-cell office:value-type="float" office:value="122.83" calcext:value-type="float">
            <text:p>122.83</text:p>
          </table:table-cell>
          <table:table-cell office:value-type="float" office:value="1594" calcext:value-type="float">
            <text:p>1594</text:p>
          </table:table-cell>
          <table:table-cell office:value-type="float" office:value="1522" calcext:value-type="float">
            <text:p>1522</text:p>
          </table:table-cell>
          <table:table-cell office:value-type="float" office:value="3.58155" calcext:value-type="float">
            <text:p>3.58155</text:p>
          </table:table-cell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5.12798167821" calcext:value-type="float">
            <text:p>5.1279816782</text:p>
          </table:table-cell>
          <table:table-cell office:value-type="float" office:value="-1.62328724792" calcext:value-type="float">
            <text:p>-1.6232872479</text:p>
          </table:table-cell>
          <table:table-cell office:value-type="float" office:value="122.45" calcext:value-type="float">
            <text:p>122.45</text:p>
          </table:table-cell>
          <table:table-cell office:value-type="float" office:value="1582" calcext:value-type="float">
            <text:p>1582</text:p>
          </table:table-cell>
          <table:table-cell office:value-type="float" office:value="1522" calcext:value-type="float">
            <text:p>1522</text:p>
          </table:table-cell>
          <table:table-cell office:value-type="float" office:value="3.58155" calcext:value-type="float">
            <text:p>3.58155</text:p>
          </table:table-cell>
        </table:table-row>
        <table:table-row table:style-name="ro1">
          <table:table-cell office:value-type="float" office:value="17.62" calcext:value-type="float">
            <text:p>17.62</text:p>
          </table:table-cell>
          <table:table-cell office:value-type="float" office:value="5.10955263562" calcext:value-type="float">
            <text:p>5.1095526356</text:p>
          </table:table-cell>
          <table:table-cell office:value-type="float" office:value="-1.59408443969" calcext:value-type="float">
            <text:p>-1.5940844397</text:p>
          </table:table-cell>
          <table:table-cell office:value-type="float" office:value="122.36" calcext:value-type="float">
            <text:p>122.36</text:p>
          </table:table-cell>
          <table:table-cell office:value-type="float" office:value="1576" calcext:value-type="float">
            <text:p>1576</text:p>
          </table:table-cell>
          <table:table-cell office:value-type="float" office:value="1522" calcext:value-type="float">
            <text:p>1522</text:p>
          </table:table-cell>
          <table:table-cell office:value-type="float" office:value="3.58155" calcext:value-type="float">
            <text:p>3.58155</text:p>
          </table:table-cell>
        </table:table-row>
        <table:table-row table:style-name="ro1">
          <table:table-cell office:value-type="float" office:value="17.64" calcext:value-type="float">
            <text:p>17.64</text:p>
          </table:table-cell>
          <table:table-cell office:value-type="float" office:value="5.09125702145" calcext:value-type="float">
            <text:p>5.0912570215</text:p>
          </table:table-cell>
          <table:table-cell office:value-type="float" office:value="-1.5647971662" calcext:value-type="float">
            <text:p>-1.5647971662</text:p>
          </table:table-cell>
          <table:table-cell office:value-type="float" office:value="122.1" calcext:value-type="float">
            <text:p>122.1</text:p>
          </table:table-cell>
          <table:table-cell office:value-type="float" office:value="1573" calcext:value-type="float">
            <text:p>1573</text:p>
          </table:table-cell>
          <table:table-cell office:value-type="float" office:value="1522" calcext:value-type="float">
            <text:p>1522</text:p>
          </table:table-cell>
          <table:table-cell office:value-type="float" office:value="3.58155" calcext:value-type="float">
            <text:p>3.58155</text:p>
          </table:table-cell>
        </table:table-row>
        <table:table-row table:style-name="ro1">
          <table:table-cell office:value-type="float" office:value="17.66" calcext:value-type="float">
            <text:p>17.66</text:p>
          </table:table-cell>
          <table:table-cell office:value-type="float" office:value="5.0731818137" calcext:value-type="float">
            <text:p>5.0731818137</text:p>
          </table:table-cell>
          <table:table-cell office:value-type="float" office:value="-1.53532683703" calcext:value-type="float">
            <text:p>-1.535326837</text:p>
          </table:table-cell>
          <table:table-cell office:value-type="float" office:value="121.63" calcext:value-type="float">
            <text:p>121.63</text:p>
          </table:table-cell>
          <table:table-cell office:value-type="float" office:value="1573" calcext:value-type="float">
            <text:p>1573</text:p>
          </table:table-cell>
          <table:table-cell office:value-type="float" office:value="1520" calcext:value-type="float">
            <text:p>1520</text:p>
          </table:table-cell>
          <table:table-cell office:value-type="float" office:value="3.58155" calcext:value-type="float">
            <text:p>3.58155</text:p>
          </table:table-cell>
        </table:table-row>
        <table:table-row table:style-name="ro1">
          <table:table-cell office:value-type="float" office:value="17.68" calcext:value-type="float">
            <text:p>17.68</text:p>
          </table:table-cell>
          <table:table-cell office:value-type="float" office:value="5.05526801016" calcext:value-type="float">
            <text:p>5.0552680102</text:p>
          </table:table-cell>
          <table:table-cell office:value-type="float" office:value="-1.50580246916" calcext:value-type="float">
            <text:p>-1.5058024692</text:p>
          </table:table-cell>
          <table:table-cell office:value-type="float" office:value="121.36" calcext:value-type="float">
            <text:p>121.36</text:p>
          </table:table-cell>
          <table:table-cell office:value-type="float" office:value="1572" calcext:value-type="float">
            <text:p>1572</text:p>
          </table:table-cell>
          <table:table-cell office:value-type="float" office:value="1522" calcext:value-type="float">
            <text:p>1522</text:p>
          </table:table-cell>
          <table:table-cell office:value-type="float" office:value="3.58155" calcext:value-type="float">
            <text:p>3.58155</text:p>
          </table:table-cell>
        </table:table-row>
        <table:table-row table:style-name="ro1">
          <table:table-cell office:value-type="float" office:value="17.7" calcext:value-type="float">
            <text:p>17.7</text:p>
          </table:table-cell>
          <table:table-cell office:value-type="float" office:value="5.03743715536" calcext:value-type="float">
            <text:p>5.0374371554</text:p>
          </table:table-cell>
          <table:table-cell office:value-type="float" office:value="-1.47622748383" calcext:value-type="float">
            <text:p>-1.4762274838</text:p>
          </table:table-cell>
          <table:table-cell office:value-type="float" office:value="121.2" calcext:value-type="float">
            <text:p>121.2</text:p>
          </table:table-cell>
          <table:table-cell office:value-type="float" office:value="1574" calcext:value-type="float">
            <text:p>1574</text:p>
          </table:table-cell>
          <table:table-cell office:value-type="float" office:value="1522" calcext:value-type="float">
            <text:p>1522</text:p>
          </table:table-cell>
          <table:table-cell office:value-type="float" office:value="3.58155" calcext:value-type="float">
            <text:p>3.58155</text:p>
          </table:table-cell>
        </table:table-row>
        <table:table-row table:style-name="ro1">
          <table:table-cell office:value-type="float" office:value="17.72" calcext:value-type="float">
            <text:p>17.72</text:p>
          </table:table-cell>
          <table:table-cell office:value-type="float" office:value="5.01898693627" calcext:value-type="float">
            <text:p>5.0189869363</text:p>
          </table:table-cell>
          <table:table-cell office:value-type="float" office:value="-1.44511321334" calcext:value-type="float">
            <text:p>-1.4451132133</text:p>
          </table:table-cell>
          <table:table-cell office:value-type="float" office:value="120.79" calcext:value-type="float">
            <text:p>120.79</text:p>
          </table:table-cell>
          <table:table-cell office:value-type="float" office:value="1573" calcext:value-type="float">
            <text:p>1573</text:p>
          </table:table-cell>
          <table:table-cell office:value-type="float" office:value="1522" calcext:value-type="float">
            <text:p>1522</text:p>
          </table:table-cell>
          <table:table-cell office:value-type="float" office:value="3.7521" calcext:value-type="float">
            <text:p>3.7521</text:p>
          </table:table-cell>
        </table:table-row>
        <table:table-row table:style-name="ro1">
          <table:table-cell office:value-type="float" office:value="17.74" calcext:value-type="float">
            <text:p>17.74</text:p>
          </table:table-cell>
          <table:table-cell office:value-type="float" office:value="5.00234154294" calcext:value-type="float">
            <text:p>5.0023415429</text:p>
          </table:table-cell>
          <table:table-cell office:value-type="float" office:value="-1.41673773862" calcext:value-type="float">
            <text:p>-1.4167377386</text:p>
          </table:table-cell>
          <table:table-cell office:value-type="float" office:value="120.51" calcext:value-type="float">
            <text:p>120.51</text:p>
          </table:table-cell>
          <table:table-cell office:value-type="float" office:value="1572" calcext:value-type="float">
            <text:p>1572</text:p>
          </table:table-cell>
          <table:table-cell office:value-type="float" office:value="1522" calcext:value-type="float">
            <text:p>1522</text:p>
          </table:table-cell>
          <table:table-cell office:value-type="float" office:value="3.411" calcext:value-type="float">
            <text:p>3.411</text:p>
          </table:table-cell>
        </table:table-row>
        <table:table-row table:style-name="ro1">
          <table:table-cell office:value-type="float" office:value="17.76" calcext:value-type="float">
            <text:p>17.76</text:p>
          </table:table-cell>
          <table:table-cell office:value-type="float" office:value="4.98505327562" calcext:value-type="float">
            <text:p>4.9850532756</text:p>
          </table:table-cell>
          <table:table-cell office:value-type="float" office:value="-1.3868616943" calcext:value-type="float">
            <text:p>-1.3868616943</text:p>
          </table:table-cell>
          <table:table-cell office:value-type="float" office:value="120.18" calcext:value-type="float">
            <text:p>120.18</text:p>
          </table:table-cell>
          <table:table-cell office:value-type="float" office:value="1566" calcext:value-type="float">
            <text:p>1566</text:p>
          </table:table-cell>
          <table:table-cell office:value-type="float" office:value="1523" calcext:value-type="float">
            <text:p>1523</text:p>
          </table:table-cell>
          <table:table-cell office:value-type="float" office:value="3.58155" calcext:value-type="float">
            <text:p>3.58155</text:p>
          </table:table-cell>
        </table:table-row>
        <table:table-row table:style-name="ro1">
          <table:table-cell office:value-type="float" office:value="17.78" calcext:value-type="float">
            <text:p>17.78</text:p>
          </table:table-cell>
          <table:table-cell office:value-type="float" office:value="4.968017277" calcext:value-type="float">
            <text:p>4.968017277</text:p>
          </table:table-cell>
          <table:table-cell office:value-type="float" office:value="-1.35681740091" calcext:value-type="float">
            <text:p>-1.3568174009</text:p>
          </table:table-cell>
          <table:table-cell office:value-type="float" office:value="119.68" calcext:value-type="float">
            <text:p>119.68</text:p>
          </table:table-cell>
          <table:table-cell office:value-type="float" office:value="1566" calcext:value-type="float">
            <text:p>1566</text:p>
          </table:table-cell>
          <table:table-cell office:value-type="float" office:value="1522" calcext:value-type="float">
            <text:p>1522</text:p>
          </table:table-cell>
          <table:table-cell office:value-type="float" office:value="3.58155" calcext:value-type="float">
            <text:p>3.58155</text:p>
          </table:table-cell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4.95103927285" calcext:value-type="float">
            <text:p>4.9510392729</text:p>
          </table:table-cell>
          <table:table-cell office:value-type="float" office:value="-1.32673996099" calcext:value-type="float">
            <text:p>-1.326739961</text:p>
          </table:table-cell>
          <table:table-cell office:value-type="float" office:value="119.57" calcext:value-type="float">
            <text:p>119.57</text:p>
          </table:table-cell>
          <table:table-cell office:value-type="float" office:value="1544" calcext:value-type="float">
            <text:p>1544</text:p>
          </table:table-cell>
          <table:table-cell office:value-type="float" office:value="1522" calcext:value-type="float">
            <text:p>1522</text:p>
          </table:table-cell>
          <table:table-cell office:value-type="float" office:value="3.58155" calcext:value-type="float">
            <text:p>3.58155</text:p>
          </table:table-cell>
        </table:table-row>
        <table:table-row table:style-name="ro1">
          <table:table-cell office:value-type="float" office:value="17.82" calcext:value-type="float">
            <text:p>17.82</text:p>
          </table:table-cell>
          <table:table-cell office:value-type="float" office:value="4.93423095041" calcext:value-type="float">
            <text:p>4.9342309504</text:p>
          </table:table-cell>
          <table:table-cell office:value-type="float" office:value="-1.29652231277" calcext:value-type="float">
            <text:p>-1.2965223128</text:p>
          </table:table-cell>
          <table:table-cell office:value-type="float" office:value="119.21" calcext:value-type="float">
            <text:p>119.21</text:p>
          </table:table-cell>
          <table:table-cell office:value-type="float" office:value="1507" calcext:value-type="float">
            <text:p>1507</text:p>
          </table:table-cell>
          <table:table-cell office:value-type="float" office:value="1520" calcext:value-type="float">
            <text:p>1520</text:p>
          </table:table-cell>
          <table:table-cell office:value-type="float" office:value="3.58155" calcext:value-type="float">
            <text:p>3.58155</text:p>
          </table:table-cell>
        </table:table-row>
        <table:table-row table:style-name="ro1">
          <table:table-cell office:value-type="float" office:value="17.84" calcext:value-type="float">
            <text:p>17.84</text:p>
          </table:table-cell>
          <table:table-cell office:value-type="float" office:value="4.91752638567" calcext:value-type="float">
            <text:p>4.9175263857</text:p>
          </table:table-cell>
          <table:table-cell office:value-type="float" office:value="-1.26611595614" calcext:value-type="float">
            <text:p>-1.2661159561</text:p>
          </table:table-cell>
          <table:table-cell office:value-type="float" office:value="118.9" calcext:value-type="float">
            <text:p>118.9</text:p>
          </table:table-cell>
          <table:table-cell office:value-type="float" office:value="1496" calcext:value-type="float">
            <text:p>1496</text:p>
          </table:table-cell>
          <table:table-cell office:value-type="float" office:value="1514" calcext:value-type="float">
            <text:p>1514</text:p>
          </table:table-cell>
          <table:table-cell office:value-type="float" office:value="3.58155" calcext:value-type="float">
            <text:p>3.58155</text:p>
          </table:table-cell>
        </table:table-row>
        <table:table-row table:style-name="ro1">
          <table:table-cell office:value-type="float" office:value="17.86" calcext:value-type="float">
            <text:p>17.86</text:p>
          </table:table-cell>
          <table:table-cell office:value-type="float" office:value="4.90086184894" calcext:value-type="float">
            <text:p>4.9008618489</text:p>
          </table:table-cell>
          <table:table-cell office:value-type="float" office:value="-1.23560147482" calcext:value-type="float">
            <text:p>-1.2356014748</text:p>
          </table:table-cell>
          <table:table-cell office:value-type="float" office:value="118.75" calcext:value-type="float">
            <text:p>118.75</text:p>
          </table:table-cell>
          <table:table-cell office:value-type="float" office:value="1496" calcext:value-type="float">
            <text:p>1496</text:p>
          </table:table-cell>
          <table:table-cell office:value-type="float" office:value="1510" calcext:value-type="float">
            <text:p>1510</text:p>
          </table:table-cell>
          <table:table-cell office:value-type="float" office:value="3.58155" calcext:value-type="float">
            <text:p>3.58155</text:p>
          </table:table-cell>
        </table:table-row>
        <table:table-row table:style-name="ro1">
          <table:table-cell office:value-type="float" office:value="17.88" calcext:value-type="float">
            <text:p>17.88</text:p>
          </table:table-cell>
          <table:table-cell office:value-type="float" office:value="4.88512418673" calcext:value-type="float">
            <text:p>4.8851241867</text:p>
          </table:table-cell>
          <table:table-cell office:value-type="float" office:value="-1.20634118134" calcext:value-type="float">
            <text:p>-1.2063411813</text:p>
          </table:table-cell>
          <table:table-cell office:value-type="float" office:value="118.37" calcext:value-type="float">
            <text:p>118.37</text:p>
          </table:table-cell>
          <table:table-cell office:value-type="float" office:value="1494" calcext:value-type="float">
            <text:p>1494</text:p>
          </table:table-cell>
          <table:table-cell office:value-type="float" office:value="1504" calcext:value-type="float">
            <text:p>1504</text:p>
          </table:table-cell>
          <table:table-cell office:value-type="float" office:value="3.411" calcext:value-type="float">
            <text:p>3.411</text:p>
          </table:table-cell>
        </table:table-row>
        <table:table-row table:style-name="ro1">
          <table:table-cell office:value-type="float" office:value="17.9" calcext:value-type="float">
            <text:p>17.9</text:p>
          </table:table-cell>
          <table:table-cell office:value-type="float" office:value="4.86957634422" calcext:value-type="float">
            <text:p>4.8695763442</text:p>
          </table:table-cell>
          <table:table-cell office:value-type="float" office:value="-1.17682172345" calcext:value-type="float">
            <text:p>-1.1768217235</text:p>
          </table:table-cell>
          <table:table-cell office:value-type="float" office:value="117.86" calcext:value-type="float">
            <text:p>117.86</text:p>
          </table:table-cell>
          <table:table-cell office:value-type="float" office:value="1494" calcext:value-type="float">
            <text:p>1494</text:p>
          </table:table-cell>
          <table:table-cell office:value-type="float" office:value="1496" calcext:value-type="float">
            <text:p>1496</text:p>
          </table:table-cell>
          <table:table-cell office:value-type="float" office:value="3.411" calcext:value-type="float">
            <text:p>3.411</text:p>
          </table:table-cell>
        </table:table-row>
        <table:table-row table:style-name="ro1">
          <table:table-cell office:value-type="float" office:value="17.92" calcext:value-type="float">
            <text:p>17.92</text:p>
          </table:table-cell>
          <table:table-cell table:style-name="ce1" office:value-type="float" office:value="4.85499187741" calcext:value-type="float">
            <text:p>4.85E+00</text:p>
          </table:table-cell>
          <table:table-cell office:value-type="float" office:value="-1.14838982326" calcext:value-type="float">
            <text:p>-1.1483898233</text:p>
          </table:table-cell>
          <table:table-cell office:value-type="float" office:value="117.21" calcext:value-type="float">
            <text:p>117.21</text:p>
          </table:table-cell>
          <table:table-cell office:value-type="float" office:value="1495" calcext:value-type="float">
            <text:p>1495</text:p>
          </table:table-cell>
          <table:table-cell office:value-type="float" office:value="1480" calcext:value-type="float">
            <text:p>1480</text:p>
          </table:table-cell>
          <table:table-cell office:value-type="float" office:value="3.24045" calcext:value-type="float">
            <text:p>3.24045</text:p>
          </table:table-cell>
        </table:table-row>
        <table:table-row table:style-name="ro1">
          <table:table-cell office:value-type="float" office:value="17.94" calcext:value-type="float">
            <text:p>17.94</text:p>
          </table:table-cell>
          <table:table-cell office:value-type="float" office:value="4.8405848184" calcext:value-type="float">
            <text:p>4.8405848184</text:p>
          </table:table-cell>
          <table:table-cell office:value-type="float" office:value="-1.11954370117" calcext:value-type="float">
            <text:p>-1.1195437012</text:p>
          </table:table-cell>
          <table:table-cell office:value-type="float" office:value="116.56" calcext:value-type="float">
            <text:p>116.56</text:p>
          </table:table-cell>
          <table:table-cell office:value-type="float" office:value="1494" calcext:value-type="float">
            <text:p>1494</text:p>
          </table:table-cell>
          <table:table-cell office:value-type="float" office:value="1461" calcext:value-type="float">
            <text:p>1461</text:p>
          </table:table-cell>
          <table:table-cell office:value-type="float" office:value="3.24045" calcext:value-type="float">
            <text:p>3.24045</text:p>
          </table:table-cell>
        </table:table-row>
        <table:table-row table:style-name="ro1">
          <table:table-cell office:value-type="float" office:value="17.96" calcext:value-type="float">
            <text:p>17.96</text:p>
          </table:table-cell>
          <table:table-cell office:value-type="float" office:value="4.82717651442" calcext:value-type="float">
            <text:p>4.8271765144</text:p>
          </table:table-cell>
          <table:table-cell office:value-type="float" office:value="-1.09211151329" calcext:value-type="float">
            <text:p>-1.0921115133</text:p>
          </table:table-cell>
          <table:table-cell office:value-type="float" office:value="116.07" calcext:value-type="float">
            <text:p>116.07</text:p>
          </table:table-cell>
          <table:table-cell office:value-type="float" office:value="1494" calcext:value-type="float">
            <text:p>1494</text:p>
          </table:table-cell>
          <table:table-cell office:value-type="float" office:value="1462" calcext:value-type="float">
            <text:p>1462</text:p>
          </table:table-cell>
          <table:table-cell office:value-type="float" office:value="3.0699" calcext:value-type="float">
            <text:p>3.0699</text:p>
          </table:table-cell>
        </table:table-row>
        <table:table-row table:style-name="ro1">
          <table:table-cell office:value-type="float" office:value="17.98" calcext:value-type="float">
            <text:p>17.98</text:p>
          </table:table-cell>
          <table:table-cell office:value-type="float" office:value="4.814022687" calcext:value-type="float">
            <text:p>4.814022687</text:p>
          </table:table-cell>
          <table:table-cell office:value-type="float" office:value="-1.06455615987" calcext:value-type="float">
            <text:p>-1.0645561599</text:p>
          </table:table-cell>
          <table:table-cell office:value-type="float" office:value="115.54" calcext:value-type="float">
            <text:p>115.54</text:p>
          </table:table-cell>
          <table:table-cell office:value-type="float" office:value="1493" calcext:value-type="float">
            <text:p>1493</text:p>
          </table:table-cell>
          <table:table-cell office:value-type="float" office:value="1462" calcext:value-type="float">
            <text:p>1462</text:p>
          </table:table-cell>
          <table:table-cell office:value-type="float" office:value="3.0699" calcext:value-type="float">
            <text:p>3.069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.80109443438" calcext:value-type="float">
            <text:p>4.8010944344</text:p>
          </table:table-cell>
          <table:table-cell office:value-type="float" office:value="-1.03684797696" calcext:value-type="float">
            <text:p>-1.036847977</text:p>
          </table:table-cell>
          <table:table-cell office:value-type="float" office:value="115.03" calcext:value-type="float">
            <text:p>115.03</text:p>
          </table:table-cell>
          <table:table-cell office:value-type="float" office:value="1494" calcext:value-type="float">
            <text:p>1494</text:p>
          </table:table-cell>
          <table:table-cell office:value-type="float" office:value="1459" calcext:value-type="float">
            <text:p>1459</text:p>
          </table:table-cell>
          <table:table-cell office:value-type="float" office:value="3.0699" calcext:value-type="float">
            <text:p>3.0699</text:p>
          </table:table-cell>
        </table:table-row>
        <table:table-row table:style-name="ro1">
          <table:table-cell office:value-type="float" office:value="18.02" calcext:value-type="float">
            <text:p>18.02</text:p>
          </table:table-cell>
          <table:table-cell office:value-type="float" office:value="4.78966906224" calcext:value-type="float">
            <text:p>4.7896690622</text:p>
          </table:table-cell>
          <table:table-cell office:value-type="float" office:value="-1.01221334218" calcext:value-type="float">
            <text:p>-1.0122133422</text:p>
          </table:table-cell>
          <table:table-cell office:value-type="float" office:value="114.9" calcext:value-type="float">
            <text:p>114.9</text:p>
          </table:table-cell>
          <table:table-cell office:value-type="float" office:value="1494" calcext:value-type="float">
            <text:p>1494</text:p>
          </table:table-cell>
          <table:table-cell office:value-type="float" office:value="1461" calcext:value-type="float">
            <text:p>1461</text:p>
          </table:table-cell>
          <table:table-cell office:value-type="float" office:value="2.7288" calcext:value-type="float">
            <text:p>2.7288</text:p>
          </table:table-cell>
        </table:table-row>
        <table:table-row table:style-name="ro1">
          <table:table-cell office:value-type="float" office:value="18.04" calcext:value-type="float">
            <text:p>18.04</text:p>
          </table:table-cell>
          <table:table-cell office:value-type="float" office:value="4.77766602513" calcext:value-type="float">
            <text:p>4.7776660251</text:p>
          </table:table-cell>
          <table:table-cell office:value-type="float" office:value="-0.985962482042" calcext:value-type="float">
            <text:p>-0.985962482</text:p>
          </table:table-cell>
          <table:table-cell office:value-type="float" office:value="114.59" calcext:value-type="float">
            <text:p>114.59</text:p>
          </table:table-cell>
          <table:table-cell office:value-type="float" office:value="1494" calcext:value-type="float">
            <text:p>1494</text:p>
          </table:table-cell>
          <table:table-cell office:value-type="float" office:value="1460" calcext:value-type="float">
            <text:p>1460</text:p>
          </table:table-cell>
          <table:table-cell office:value-type="float" office:value="2.89935" calcext:value-type="float">
            <text:p>2.89935</text:p>
          </table:table-cell>
        </table:table-row>
        <table:table-row table:style-name="ro1">
          <table:table-cell office:value-type="float" office:value="18.06" calcext:value-type="float">
            <text:p>18.06</text:p>
          </table:table-cell>
          <table:table-cell office:value-type="float" office:value="4.76637697693" calcext:value-type="float">
            <text:p>4.7663769769</text:p>
          </table:table-cell>
          <table:table-cell office:value-type="float" office:value="-0.961251519179" calcext:value-type="float">
            <text:p>-0.9612515192</text:p>
          </table:table-cell>
          <table:table-cell office:value-type="float" office:value="114.57" calcext:value-type="float">
            <text:p>114.57</text:p>
          </table:table-cell>
          <table:table-cell office:value-type="float" office:value="1495" calcext:value-type="float">
            <text:p>1495</text:p>
          </table:table-cell>
          <table:table-cell office:value-type="float" office:value="1460" calcext:value-type="float">
            <text:p>1460</text:p>
          </table:table-cell>
          <table:table-cell office:value-type="float" office:value="2.7288" calcext:value-type="float">
            <text:p>2.7288</text:p>
          </table:table-cell>
        </table:table-row>
        <table:table-row table:style-name="ro1">
          <table:table-cell office:value-type="float" office:value="18.08" calcext:value-type="float">
            <text:p>18.08</text:p>
          </table:table-cell>
          <table:table-cell office:value-type="float" office:value="4.75516996931" calcext:value-type="float">
            <text:p>4.7551699693</text:p>
          </table:table-cell>
          <table:table-cell office:value-type="float" office:value="-0.936503182004" calcext:value-type="float">
            <text:p>-0.936503182</text:p>
          </table:table-cell>
          <table:table-cell office:value-type="float" office:value="114.38" calcext:value-type="float">
            <text:p>114.38</text:p>
          </table:table-cell>
          <table:table-cell office:value-type="float" office:value="1494" calcext:value-type="float">
            <text:p>1494</text:p>
          </table:table-cell>
          <table:table-cell office:value-type="float" office:value="1460" calcext:value-type="float">
            <text:p>1460</text:p>
          </table:table-cell>
          <table:table-cell office:value-type="float" office:value="2.7288" calcext:value-type="float">
            <text:p>2.7288</text:p>
          </table:table-cell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float" office:value="4.74396728303" calcext:value-type="float">
            <text:p>4.743967283</text:p>
          </table:table-cell>
          <table:table-cell office:value-type="float" office:value="-0.911752885294" calcext:value-type="float">
            <text:p>-0.9117528853</text:p>
          </table:table-cell>
          <table:table-cell office:value-type="float" office:value="114.37" calcext:value-type="float">
            <text:p>114.37</text:p>
          </table:table-cell>
          <table:table-cell office:value-type="float" office:value="1494" calcext:value-type="float">
            <text:p>1494</text:p>
          </table:table-cell>
          <table:table-cell office:value-type="float" office:value="1460" calcext:value-type="float">
            <text:p>1460</text:p>
          </table:table-cell>
          <table:table-cell office:value-type="float" office:value="2.7288" calcext:value-type="float">
            <text:p>2.7288</text:p>
          </table:table-cell>
        </table:table-row>
        <table:table-row table:style-name="ro1">
          <table:table-cell office:value-type="float" office:value="18.12" calcext:value-type="float">
            <text:p>18.12</text:p>
          </table:table-cell>
          <table:table-cell office:value-type="float" office:value="4.73350058186" calcext:value-type="float">
            <text:p>4.7335005819</text:p>
          </table:table-cell>
          <table:table-cell office:value-type="float" office:value="-0.888532683004" calcext:value-type="float">
            <text:p>-0.888532683</text:p>
          </table:table-cell>
          <table:table-cell office:value-type="float" office:value="114.28" calcext:value-type="float">
            <text:p>114.28</text:p>
          </table:table-cell>
          <table:table-cell office:value-type="float" office:value="1495" calcext:value-type="float">
            <text:p>1495</text:p>
          </table:table-cell>
          <table:table-cell office:value-type="float" office:value="1460" calcext:value-type="float">
            <text:p>1460</text:p>
          </table:table-cell>
          <table:table-cell office:value-type="float" office:value="2.55825" calcext:value-type="float">
            <text:p>2.55825</text:p>
          </table:table-cell>
        </table:table-row>
        <table:table-row table:style-name="ro1">
          <table:table-cell office:value-type="float" office:value="18.14" calcext:value-type="float">
            <text:p>18.14</text:p>
          </table:table-cell>
          <table:table-cell office:value-type="float" office:value="4.72291965921" calcext:value-type="float">
            <text:p>4.7229196592</text:p>
          </table:table-cell>
          <table:table-cell office:value-type="float" office:value="-0.865277545659" calcext:value-type="float">
            <text:p>-0.8652775457</text:p>
          </table:table-cell>
          <table:table-cell office:value-type="float" office:value="114.47" calcext:value-type="float">
            <text:p>114.47</text:p>
          </table:table-cell>
          <table:table-cell office:value-type="float" office:value="1494" calcext:value-type="float">
            <text:p>1494</text:p>
          </table:table-cell>
          <table:table-cell office:value-type="float" office:value="1453" calcext:value-type="float">
            <text:p>1453</text:p>
          </table:table-cell>
          <table:table-cell office:value-type="float" office:value="2.55825" calcext:value-type="float">
            <text:p>2.55825</text:p>
          </table:table-cell>
        </table:table-row>
        <table:table-row table:style-name="ro1">
          <table:table-cell office:value-type="float" office:value="18.16" calcext:value-type="float">
            <text:p>18.16</text:p>
          </table:table-cell>
          <table:table-cell office:value-type="float" office:value="4.71311184439" calcext:value-type="float">
            <text:p>4.7131118444</text:p>
          </table:table-cell>
          <table:table-cell office:value-type="float" office:value="-0.843717476574" calcext:value-type="float">
            <text:p>-0.8437174766</text:p>
          </table:table-cell>
          <table:table-cell office:value-type="float" office:value="114.43" calcext:value-type="float">
            <text:p>114.43</text:p>
          </table:table-cell>
          <table:table-cell office:value-type="float" office:value="1494" calcext:value-type="float">
            <text:p>1494</text:p>
          </table:table-cell>
          <table:table-cell office:value-type="float" office:value="1434" calcext:value-type="float">
            <text:p>1434</text:p>
          </table:table-cell>
          <table:table-cell office:value-type="float" office:value="2.3877" calcext:value-type="float">
            <text:p>2.3877</text:p>
          </table:table-cell>
        </table:table-row>
        <table:table-row table:style-name="ro1">
          <table:table-cell office:value-type="float" office:value="18.18" calcext:value-type="float">
            <text:p>18.18</text:p>
          </table:table-cell>
          <table:table-cell office:value-type="float" office:value="4.70313166309" calcext:value-type="float">
            <text:p>4.7031316631</text:p>
          </table:table-cell>
          <table:table-cell office:value-type="float" office:value="-0.822305100409" calcext:value-type="float">
            <text:p>-0.8223051004</text:p>
          </table:table-cell>
          <table:table-cell office:value-type="float" office:value="114.95" calcext:value-type="float">
            <text:p>114.95</text:p>
          </table:table-cell>
          <table:table-cell office:value-type="float" office:value="1494" calcext:value-type="float">
            <text:p>1494</text:p>
          </table:table-cell>
          <table:table-cell office:value-type="float" office:value="1429" calcext:value-type="float">
            <text:p>1429</text:p>
          </table:table-cell>
          <table:table-cell office:value-type="float" office:value="2.3877" calcext:value-type="float">
            <text:p>2.3877</text:p>
          </table:table-cell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4.69312447797" calcext:value-type="float">
            <text:p>4.693124478</text:p>
          </table:table-cell>
          <table:table-cell office:value-type="float" office:value="-0.800891430461" calcext:value-type="float">
            <text:p>-0.8008914305</text:p>
          </table:table-cell>
          <table:table-cell office:value-type="float" office:value="115.01" calcext:value-type="float">
            <text:p>115.01</text:p>
          </table:table-cell>
          <table:table-cell office:value-type="float" office:value="1494" calcext:value-type="float">
            <text:p>1494</text:p>
          </table:table-cell>
          <table:table-cell office:value-type="float" office:value="1430" calcext:value-type="float">
            <text:p>1430</text:p>
          </table:table-cell>
          <table:table-cell office:value-type="float" office:value="2.3877" calcext:value-type="float">
            <text:p>2.3877</text:p>
          </table:table-cell>
        </table:table-row>
        <table:table-row table:style-name="ro1">
          <table:table-cell office:value-type="float" office:value="18.22" calcext:value-type="float">
            <text:p>18.22</text:p>
          </table:table-cell>
          <table:table-cell office:value-type="float" office:value="4.68369855045" calcext:value-type="float">
            <text:p>4.6836985505</text:p>
          </table:table-cell>
          <table:table-cell office:value-type="float" office:value="-0.781071431943" calcext:value-type="float">
            <text:p>-0.7810714319</text:p>
          </table:table-cell>
          <table:table-cell office:value-type="float" office:value="115.4" calcext:value-type="float">
            <text:p>115.4</text:p>
          </table:table-cell>
          <table:table-cell office:value-type="float" office:value="1494" calcext:value-type="float">
            <text:p>1494</text:p>
          </table:table-cell>
          <table:table-cell office:value-type="float" office:value="1430" calcext:value-type="float">
            <text:p>1430</text:p>
          </table:table-cell>
          <table:table-cell office:value-type="float" office:value="2.21715" calcext:value-type="float">
            <text:p>2.21715</text:p>
          </table:table-cell>
        </table:table-row>
        <table:table-row table:style-name="ro1">
          <table:table-cell office:value-type="float" office:value="18.24" calcext:value-type="float">
            <text:p>18.24</text:p>
          </table:table-cell>
          <table:table-cell office:value-type="float" office:value="4.67418840935" calcext:value-type="float">
            <text:p>4.6741884094</text:p>
          </table:table-cell>
          <table:table-cell office:value-type="float" office:value="-0.761317601328" calcext:value-type="float">
            <text:p>-0.7613176013</text:p>
          </table:table-cell>
          <table:table-cell office:value-type="float" office:value="115.67" calcext:value-type="float">
            <text:p>115.67</text:p>
          </table:table-cell>
          <table:table-cell office:value-type="float" office:value="1495" calcext:value-type="float">
            <text:p>1495</text:p>
          </table:table-cell>
          <table:table-cell office:value-type="float" office:value="1428" calcext:value-type="float">
            <text:p>1428</text:p>
          </table:table-cell>
          <table:table-cell office:value-type="float" office:value="2.21715" calcext:value-type="float">
            <text:p>2.21715</text:p>
          </table:table-cell>
        </table:table-row>
        <table:table-row table:style-name="ro1">
          <table:table-cell office:value-type="float" office:value="18.26" calcext:value-type="float">
            <text:p>18.26</text:p>
          </table:table-cell>
          <table:table-cell office:value-type="float" office:value="4.66528983532" calcext:value-type="float">
            <text:p>4.6652898353</text:p>
          </table:table-cell>
          <table:table-cell office:value-type="float" office:value="-0.743167198461" calcext:value-type="float">
            <text:p>-0.7431671985</text:p>
          </table:table-cell>
          <table:table-cell office:value-type="float" office:value="116.08" calcext:value-type="float">
            <text:p>116.08</text:p>
          </table:table-cell>
          <table:table-cell office:value-type="float" office:value="1495" calcext:value-type="float">
            <text:p>1495</text:p>
          </table:table-cell>
          <table:table-cell office:value-type="float" office:value="1426" calcext:value-type="float">
            <text:p>1426</text:p>
          </table:table-cell>
          <table:table-cell office:value-type="float" office:value="2.0466" calcext:value-type="float">
            <text:p>2.0466</text:p>
          </table:table-cell>
        </table:table-row>
        <table:table-row table:style-name="ro1">
          <table:table-cell office:value-type="float" office:value="18.28" calcext:value-type="float">
            <text:p>18.28</text:p>
          </table:table-cell>
          <table:table-cell office:value-type="float" office:value="4.65647356367" calcext:value-type="float">
            <text:p>4.6564735637</text:p>
          </table:table-cell>
          <table:table-cell office:value-type="float" office:value="-0.725101606556" calcext:value-type="float">
            <text:p>-0.7251016066</text:p>
          </table:table-cell>
          <table:table-cell office:value-type="float" office:value="115.96" calcext:value-type="float">
            <text:p>115.96</text:p>
          </table:table-cell>
          <table:table-cell office:value-type="float" office:value="1495" calcext:value-type="float">
            <text:p>1495</text:p>
          </table:table-cell>
          <table:table-cell office:value-type="float" office:value="1416" calcext:value-type="float">
            <text:p>1416</text:p>
          </table:table-cell>
          <table:table-cell office:value-type="float" office:value="2.0466" calcext:value-type="float">
            <text:p>2.0466</text:p>
          </table:table-cell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float" office:value="4.64767704654" calcext:value-type="float">
            <text:p>4.6476770465</text:p>
          </table:table-cell>
          <table:table-cell office:value-type="float" office:value="-0.707090657294" calcext:value-type="float">
            <text:p>-0.7070906573</text:p>
          </table:table-cell>
          <table:table-cell office:value-type="float" office:value="115.97" calcext:value-type="float">
            <text:p>115.97</text:p>
          </table:table-cell>
          <table:table-cell office:value-type="float" office:value="1494" calcext:value-type="float">
            <text:p>1494</text:p>
          </table:table-cell>
          <table:table-cell office:value-type="float" office:value="1411" calcext:value-type="float">
            <text:p>1411</text:p>
          </table:table-cell>
          <table:table-cell office:value-type="float" office:value="2.0466" calcext:value-type="float">
            <text:p>2.0466</text:p>
          </table:table-cell>
        </table:table-row>
        <table:table-row table:style-name="ro1">
          <table:table-cell office:value-type="float" office:value="18.32" calcext:value-type="float">
            <text:p>18.32</text:p>
          </table:table-cell>
          <table:table-cell office:value-type="float" office:value="4.638934156" calcext:value-type="float">
            <text:p>4.638934156</text:p>
          </table:table-cell>
          <table:table-cell office:value-type="float" office:value="-0.689281078423" calcext:value-type="float">
            <text:p>-0.6892810784</text:p>
          </table:table-cell>
          <table:table-cell office:value-type="float" office:value="116.06" calcext:value-type="float">
            <text:p>116.06</text:p>
          </table:table-cell>
          <table:table-cell office:value-type="float" office:value="1495" calcext:value-type="float">
            <text:p>1495</text:p>
          </table:table-cell>
          <table:table-cell office:value-type="float" office:value="1394" calcext:value-type="float">
            <text:p>1394</text:p>
          </table:table-cell>
          <table:table-cell office:value-type="float" office:value="2.0466" calcext:value-type="float">
            <text:p>2.0466</text:p>
          </table:table-cell>
        </table:table-row>
        <table:table-row table:style-name="ro1">
          <table:table-cell office:value-type="float" office:value="18.34" calcext:value-type="float">
            <text:p>18.34</text:p>
          </table:table-cell>
          <table:table-cell office:value-type="float" office:value="4.63089877371" calcext:value-type="float">
            <text:p>4.6308987737</text:p>
          </table:table-cell>
          <table:table-cell office:value-type="float" office:value="-0.673065002256" calcext:value-type="float">
            <text:p>-0.6730650023</text:p>
          </table:table-cell>
          <table:table-cell office:value-type="float" office:value="116.27" calcext:value-type="float">
            <text:p>116.27</text:p>
          </table:table-cell>
          <table:table-cell office:value-type="float" office:value="1494" calcext:value-type="float">
            <text:p>1494</text:p>
          </table:table-cell>
          <table:table-cell office:value-type="float" office:value="1383" calcext:value-type="float">
            <text:p>1383</text:p>
          </table:table-cell>
          <table:table-cell office:value-type="float" office:value="1.87605" calcext:value-type="float">
            <text:p>1.87605</text:p>
          </table:table-cell>
        </table:table-row>
        <table:table-row table:style-name="ro1">
          <table:table-cell office:value-type="float" office:value="18.36" calcext:value-type="float">
            <text:p>18.36</text:p>
          </table:table-cell>
          <table:table-cell office:value-type="float" office:value="4.62286511667" calcext:value-type="float">
            <text:p>4.6228651167</text:p>
          </table:table-cell>
          <table:table-cell office:value-type="float" office:value="-0.656906243209" calcext:value-type="float">
            <text:p>-0.6569062432</text:p>
          </table:table-cell>
          <table:table-cell office:value-type="float" office:value="116.34" calcext:value-type="float">
            <text:p>116.34</text:p>
          </table:table-cell>
          <table:table-cell office:value-type="float" office:value="1494" calcext:value-type="float">
            <text:p>1494</text:p>
          </table:table-cell>
          <table:table-cell office:value-type="float" office:value="1374" calcext:value-type="float">
            <text:p>1374</text:p>
          </table:table-cell>
          <table:table-cell office:value-type="float" office:value="1.87605" calcext:value-type="float">
            <text:p>1.87605</text:p>
          </table:table-cell>
        </table:table-row>
        <table:table-row table:style-name="ro1">
          <table:table-cell office:value-type="float" office:value="18.38" calcext:value-type="float">
            <text:p>18.38</text:p>
          </table:table-cell>
          <table:table-cell office:value-type="float" office:value="4.61479134267" calcext:value-type="float">
            <text:p>4.6147913427</text:p>
          </table:table-cell>
          <table:table-cell office:value-type="float" office:value="-0.640780384735" calcext:value-type="float">
            <text:p>-0.6407803847</text:p>
          </table:table-cell>
          <table:table-cell office:value-type="float" office:value="116.5" calcext:value-type="float">
            <text:p>116.5</text:p>
          </table:table-cell>
          <table:table-cell office:value-type="float" office:value="1494" calcext:value-type="float">
            <text:p>1494</text:p>
          </table:table-cell>
          <table:table-cell office:value-type="float" office:value="1372" calcext:value-type="float">
            <text:p>1372</text:p>
          </table:table-cell>
          <table:table-cell office:value-type="float" office:value="1.87605" calcext:value-type="float">
            <text:p>1.87605</text:p>
          </table:table-cell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4.60741330033" calcext:value-type="float">
            <text:p>4.6074133003</text:p>
          </table:table-cell>
          <table:table-cell office:value-type="float" office:value="-0.626167254945" calcext:value-type="float">
            <text:p>-0.6261672549</text:p>
          </table:table-cell>
          <table:table-cell office:value-type="float" office:value="116.7" calcext:value-type="float">
            <text:p>116.7</text:p>
          </table:table-cell>
          <table:table-cell office:value-type="float" office:value="1494" calcext:value-type="float">
            <text:p>1494</text:p>
          </table:table-cell>
          <table:table-cell office:value-type="float" office:value="1368" calcext:value-type="float">
            <text:p>1368</text:p>
          </table:table-cell>
          <table:table-cell office:value-type="float" office:value="1.7055" calcext:value-type="float">
            <text:p>1.7055</text:p>
          </table:table-cell>
        </table:table-row>
        <table:table-row table:style-name="ro1">
          <table:table-cell office:value-type="float" office:value="18.42" calcext:value-type="float">
            <text:p>18.42</text:p>
          </table:table-cell>
          <table:table-cell office:value-type="float" office:value="4.59981228285" calcext:value-type="float">
            <text:p>4.5998122829</text:p>
          </table:table-cell>
          <table:table-cell office:value-type="float" office:value="-0.611667994958" calcext:value-type="float">
            <text:p>-0.611667995</text:p>
          </table:table-cell>
          <table:table-cell office:value-type="float" office:value="117.58" calcext:value-type="float">
            <text:p>117.58</text:p>
          </table:table-cell>
          <table:table-cell office:value-type="float" office:value="1494" calcext:value-type="float">
            <text:p>1494</text:p>
          </table:table-cell>
          <table:table-cell office:value-type="float" office:value="1368" calcext:value-type="float">
            <text:p>1368</text:p>
          </table:table-cell>
          <table:table-cell office:value-type="float" office:value="1.7055" calcext:value-type="float">
            <text:p>1.7055</text:p>
          </table:table-cell>
        </table:table-row>
        <table:table-row table:style-name="ro1">
          <table:table-cell office:value-type="float" office:value="18.44" calcext:value-type="float">
            <text:p>18.44</text:p>
          </table:table-cell>
          <table:table-cell office:value-type="float" office:value="4.59287429229" calcext:value-type="float">
            <text:p>4.5928742923</text:p>
          </table:table-cell>
          <table:table-cell office:value-type="float" office:value="-0.598739860043" calcext:value-type="float">
            <text:p>-0.59873986</text:p>
          </table:table-cell>
          <table:table-cell office:value-type="float" office:value="118.14" calcext:value-type="float">
            <text:p>118.14</text:p>
          </table:table-cell>
          <table:table-cell office:value-type="float" office:value="1494" calcext:value-type="float">
            <text:p>1494</text:p>
          </table:table-cell>
          <table:table-cell office:value-type="float" office:value="1356" calcext:value-type="float">
            <text:p>1356</text:p>
          </table:table-cell>
          <table:table-cell office:value-type="float" office:value="1.53495" calcext:value-type="float">
            <text:p>1.53495</text:p>
          </table:table-cell>
        </table:table-row>
        <table:table-row table:style-name="ro1">
          <table:table-cell office:value-type="float" office:value="18.46" calcext:value-type="float">
            <text:p>18.46</text:p>
          </table:table-cell>
          <table:table-cell office:value-type="float" office:value="4.58496821499" calcext:value-type="float">
            <text:p>4.584968215</text:p>
          </table:table-cell>
          <table:table-cell office:value-type="float" office:value="-0.584566174419" calcext:value-type="float">
            <text:p>-0.5845661744</text:p>
          </table:table-cell>
          <table:table-cell office:value-type="float" office:value="119.06" calcext:value-type="float">
            <text:p>119.06</text:p>
          </table:table-cell>
          <table:table-cell office:value-type="float" office:value="1494" calcext:value-type="float">
            <text:p>1494</text:p>
          </table:table-cell>
          <table:table-cell office:value-type="float" office:value="1342" calcext:value-type="float">
            <text:p>1342</text:p>
          </table:table-cell>
          <table:table-cell office:value-type="float" office:value="1.7055" calcext:value-type="float">
            <text:p>1.7055</text:p>
          </table:table-cell>
        </table:table-row>
        <table:table-row table:style-name="ro1">
          <table:table-cell office:value-type="float" office:value="18.48" calcext:value-type="float">
            <text:p>18.48</text:p>
          </table:table-cell>
          <table:table-cell office:value-type="float" office:value="4.57777504247" calcext:value-type="float">
            <text:p>4.5777750425</text:p>
          </table:table-cell>
          <table:table-cell office:value-type="float" office:value="-0.571869160166" calcext:value-type="float">
            <text:p>-0.5718691602</text:p>
          </table:table-cell>
          <table:table-cell office:value-type="float" office:value="119.45" calcext:value-type="float">
            <text:p>119.45</text:p>
          </table:table-cell>
          <table:table-cell office:value-type="float" office:value="1494" calcext:value-type="float">
            <text:p>1494</text:p>
          </table:table-cell>
          <table:table-cell office:value-type="float" office:value="1340" calcext:value-type="float">
            <text:p>1340</text:p>
          </table:table-cell>
          <table:table-cell office:value-type="float" office:value="1.53495" calcext:value-type="float">
            <text:p>1.53495</text:p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4.57050907705" calcext:value-type="float">
            <text:p>4.5705090771</text:p>
          </table:table-cell>
          <table:table-cell office:value-type="float" office:value="-0.559266234251" calcext:value-type="float">
            <text:p>-0.5592662343</text:p>
          </table:table-cell>
          <table:table-cell office:value-type="float" office:value="119.88" calcext:value-type="float">
            <text:p>119.88</text:p>
          </table:table-cell>
          <table:table-cell office:value-type="float" office:value="1494" calcext:value-type="float">
            <text:p>1494</text:p>
          </table:table-cell>
          <table:table-cell office:value-type="float" office:value="1331" calcext:value-type="float">
            <text:p>1331</text:p>
          </table:table-cell>
          <table:table-cell office:value-type="float" office:value="1.53495" calcext:value-type="float">
            <text:p>1.53495</text:p>
          </table:table-cell>
        </table:table-row>
        <table:table-row table:style-name="ro1">
          <table:table-cell office:value-type="float" office:value="18.52" calcext:value-type="float">
            <text:p>18.52</text:p>
          </table:table-cell>
          <table:table-cell office:value-type="float" office:value="4.56389687413" calcext:value-type="float">
            <text:p>4.5638968741</text:p>
          </table:table-cell>
          <table:table-cell office:value-type="float" office:value="-0.548157265819" calcext:value-type="float">
            <text:p>-0.5481572658</text:p>
          </table:table-cell>
          <table:table-cell office:value-type="float" office:value="120.69" calcext:value-type="float">
            <text:p>120.69</text:p>
          </table:table-cell>
          <table:table-cell office:value-type="float" office:value="1494" calcext:value-type="float">
            <text:p>1494</text:p>
          </table:table-cell>
          <table:table-cell office:value-type="float" office:value="1331" calcext:value-type="float">
            <text:p>1331</text:p>
          </table:table-cell>
          <table:table-cell office:value-type="float" office:value="1.3644" calcext:value-type="float">
            <text:p>1.3644</text:p>
          </table:table-cell>
        </table:table-row>
        <table:table-row table:style-name="ro1">
          <table:table-cell office:value-type="float" office:value="18.54" calcext:value-type="float">
            <text:p>18.54</text:p>
          </table:table-cell>
          <table:table-cell office:value-type="float" office:value="4.55624565823" calcext:value-type="float">
            <text:p>4.5562456582</text:p>
          </table:table-cell>
          <table:table-cell office:value-type="float" office:value="-0.535801052997" calcext:value-type="float">
            <text:p>-0.535801053</text:p>
          </table:table-cell>
          <table:table-cell office:value-type="float" office:value="121.69" calcext:value-type="float">
            <text:p>121.69</text:p>
          </table:table-cell>
          <table:table-cell office:value-type="float" office:value="1494" calcext:value-type="float">
            <text:p>1494</text:p>
          </table:table-cell>
          <table:table-cell office:value-type="float" office:value="1328" calcext:value-type="float">
            <text:p>1328</text:p>
          </table:table-cell>
          <table:table-cell office:value-type="float" office:value="1.53495" calcext:value-type="float">
            <text:p>1.53495</text:p>
          </table:table-cell>
        </table:table-row>
        <table:table-row table:style-name="ro1">
          <table:table-cell office:value-type="float" office:value="18.56" calcext:value-type="float">
            <text:p>18.56</text:p>
          </table:table-cell>
          <table:table-cell office:value-type="float" office:value="4.54926339752" calcext:value-type="float">
            <text:p>4.5492633975</text:p>
          </table:table-cell>
          <table:table-cell office:value-type="float" office:value="-0.524968840478" calcext:value-type="float">
            <text:p>-0.5249688405</text:p>
          </table:table-cell>
          <table:table-cell office:value-type="float" office:value="122.74" calcext:value-type="float">
            <text:p>122.74</text:p>
          </table:table-cell>
          <table:table-cell office:value-type="float" office:value="1495" calcext:value-type="float">
            <text:p>1495</text:p>
          </table:table-cell>
          <table:table-cell office:value-type="float" office:value="1322" calcext:value-type="float">
            <text:p>1322</text:p>
          </table:table-cell>
          <table:table-cell office:value-type="float" office:value="1.3644" calcext:value-type="float">
            <text:p>1.3644</text:p>
          </table:table-cell>
        </table:table-row>
        <table:table-row table:style-name="ro1">
          <table:table-cell office:value-type="float" office:value="18.58" calcext:value-type="float">
            <text:p>18.58</text:p>
          </table:table-cell>
          <table:table-cell office:value-type="float" office:value="4.54215866384" calcext:value-type="float">
            <text:p>4.5421586638</text:p>
          </table:table-cell>
          <table:table-cell office:value-type="float" office:value="-0.514306005077" calcext:value-type="float">
            <text:p>-0.5143060051</text:p>
          </table:table-cell>
          <table:table-cell office:value-type="float" office:value="123.61" calcext:value-type="float">
            <text:p>123.61</text:p>
          </table:table-cell>
          <table:table-cell office:value-type="float" office:value="1495" calcext:value-type="float">
            <text:p>1495</text:p>
          </table:table-cell>
          <table:table-cell office:value-type="float" office:value="1306" calcext:value-type="float">
            <text:p>1306</text:p>
          </table:table-cell>
          <table:table-cell office:value-type="float" office:value="1.3644" calcext:value-type="float">
            <text:p>1.3644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4.53493942094" calcext:value-type="float">
            <text:p>4.5349394209</text:p>
          </table:table-cell>
          <table:table-cell office:value-type="float" office:value="-0.503719987657" calcext:value-type="float">
            <text:p>-0.5037199877</text:p>
          </table:table-cell>
          <table:table-cell office:value-type="float" office:value="124.23" calcext:value-type="float">
            <text:p>124.23</text:p>
          </table:table-cell>
          <table:table-cell office:value-type="float" office:value="1494" calcext:value-type="float">
            <text:p>1494</text:p>
          </table:table-cell>
          <table:table-cell office:value-type="float" office:value="1306" calcext:value-type="float">
            <text:p>1306</text:p>
          </table:table-cell>
          <table:table-cell office:value-type="float" office:value="1.3644" calcext:value-type="float">
            <text:p>1.3644</text:p>
          </table:table-cell>
        </table:table-row>
        <table:table-row table:style-name="ro1">
          <table:table-cell office:value-type="float" office:value="18.62" calcext:value-type="float">
            <text:p>18.62</text:p>
          </table:table-cell>
          <table:table-cell office:value-type="float" office:value="4.52852972944" calcext:value-type="float">
            <text:p>4.5285297294</text:p>
          </table:table-cell>
          <table:table-cell office:value-type="float" office:value="-0.494525665544" calcext:value-type="float">
            <text:p>-0.4945256655</text:p>
          </table:table-cell>
          <table:table-cell office:value-type="float" office:value="124.83" calcext:value-type="float">
            <text:p>124.83</text:p>
          </table:table-cell>
          <table:table-cell office:value-type="float" office:value="1494" calcext:value-type="float">
            <text:p>1494</text:p>
          </table:table-cell>
          <table:table-cell office:value-type="float" office:value="1306" calcext:value-type="float">
            <text:p>1306</text:p>
          </table:table-cell>
          <table:table-cell office:value-type="float" office:value="1.19385" calcext:value-type="float">
            <text:p>1.19385</text:p>
          </table:table-cell>
        </table:table-row>
        <table:table-row table:style-name="ro1">
          <table:table-cell office:value-type="float" office:value="18.64" calcext:value-type="float">
            <text:p>18.64</text:p>
          </table:table-cell>
          <table:table-cell office:value-type="float" office:value="4.52108309907" calcext:value-type="float">
            <text:p>4.5210830991</text:p>
          </table:table-cell>
          <table:table-cell office:value-type="float" office:value="-0.484103461532" calcext:value-type="float">
            <text:p>-0.4841034615</text:p>
          </table:table-cell>
          <table:table-cell office:value-type="float" office:value="125.49" calcext:value-type="float">
            <text:p>125.49</text:p>
          </table:table-cell>
          <table:table-cell office:value-type="float" office:value="1495" calcext:value-type="float">
            <text:p>1495</text:p>
          </table:table-cell>
          <table:table-cell office:value-type="float" office:value="1305" calcext:value-type="float">
            <text:p>1305</text:p>
          </table:table-cell>
          <table:table-cell office:value-type="float" office:value="1.3644" calcext:value-type="float">
            <text:p>1.3644</text:p>
          </table:table-cell>
        </table:table-row>
        <table:table-row table:style-name="ro1">
          <table:table-cell office:value-type="float" office:value="18.66" calcext:value-type="float">
            <text:p>18.66</text:p>
          </table:table-cell>
          <table:table-cell office:value-type="float" office:value="4.51350209553" calcext:value-type="float">
            <text:p>4.5135020955</text:p>
          </table:table-cell>
          <table:table-cell office:value-type="float" office:value="-0.473772333623" calcext:value-type="float">
            <text:p>-0.4737723336</text:p>
          </table:table-cell>
          <table:table-cell office:value-type="float" office:value="126.22" calcext:value-type="float">
            <text:p>126.22</text:p>
          </table:table-cell>
          <table:table-cell office:value-type="float" office:value="1494" calcext:value-type="float">
            <text:p>1494</text:p>
          </table:table-cell>
          <table:table-cell office:value-type="float" office:value="1306" calcext:value-type="float">
            <text:p>1306</text:p>
          </table:table-cell>
          <table:table-cell office:value-type="float" office:value="1.3644" calcext:value-type="float">
            <text:p>1.3644</text:p>
          </table:table-cell>
        </table:table-row>
        <table:table-row table:style-name="ro1">
          <table:table-cell office:value-type="float" office:value="18.68" calcext:value-type="float">
            <text:p>18.68</text:p>
          </table:table-cell>
          <table:table-cell office:value-type="float" office:value="4.50774235086" calcext:value-type="float">
            <text:p>4.5077423509</text:p>
          </table:table-cell>
          <table:table-cell office:value-type="float" office:value="-0.466091606607" calcext:value-type="float">
            <text:p>-0.4660916066</text:p>
          </table:table-cell>
          <table:table-cell office:value-type="float" office:value="126.83" calcext:value-type="float">
            <text:p>126.83</text:p>
          </table:table-cell>
          <table:table-cell office:value-type="float" office:value="1494" calcext:value-type="float">
            <text:p>1494</text:p>
          </table:table-cell>
          <table:table-cell office:value-type="float" office:value="1305" calcext:value-type="float">
            <text:p>1305</text:p>
          </table:table-cell>
          <table:table-cell office:value-type="float" office:value="1.0233" calcext:value-type="float">
            <text:p>1.0233</text:p>
          </table:table-cell>
        </table:table-row>
        <table:table-row table:style-name="ro1">
          <table:table-cell office:value-type="float" office:value="18.7" calcext:value-type="float">
            <text:p>18.7</text:p>
          </table:table-cell>
          <table:table-cell office:value-type="float" office:value="4.50098042006" calcext:value-type="float">
            <text:p>4.5009804201</text:p>
          </table:table-cell>
          <table:table-cell office:value-type="float" office:value="-0.457157480669" calcext:value-type="float">
            <text:p>-0.4571574807</text:p>
          </table:table-cell>
          <table:table-cell office:value-type="float" office:value="127.08" calcext:value-type="float">
            <text:p>127.08</text:p>
          </table:table-cell>
          <table:table-cell office:value-type="float" office:value="1494" calcext:value-type="float">
            <text:p>1494</text:p>
          </table:table-cell>
          <table:table-cell office:value-type="float" office:value="1305" calcext:value-type="float">
            <text:p>1305</text:p>
          </table:table-cell>
          <table:table-cell office:value-type="float" office:value="1.19385" calcext:value-type="float">
            <text:p>1.19385</text:p>
          </table:table-cell>
        </table:table-row>
        <table:table-row table:style-name="ro1">
          <table:table-cell office:value-type="float" office:value="18.72" calcext:value-type="float">
            <text:p>18.72</text:p>
          </table:table-cell>
          <table:table-cell office:value-type="float" office:value="4.4941397479" calcext:value-type="float">
            <text:p>4.4941397479</text:p>
          </table:table-cell>
          <table:table-cell office:value-type="float" office:value="-0.448267611768" calcext:value-type="float">
            <text:p>-0.4482676118</text:p>
          </table:table-cell>
          <table:table-cell office:value-type="float" office:value="127.54" calcext:value-type="float">
            <text:p>127.54</text:p>
          </table:table-cell>
          <table:table-cell office:value-type="float" office:value="1494" calcext:value-type="float">
            <text:p>1494</text:p>
          </table:table-cell>
          <table:table-cell office:value-type="float" office:value="1308" calcext:value-type="float">
            <text:p>1308</text:p>
          </table:table-cell>
          <table:table-cell office:value-type="float" office:value="1.19385" calcext:value-type="float">
            <text:p>1.19385</text:p>
          </table:table-cell>
        </table:table-row>
        <table:table-row table:style-name="ro1">
          <table:table-cell office:value-type="float" office:value="18.74" calcext:value-type="float">
            <text:p>18.74</text:p>
          </table:table-cell>
          <table:table-cell office:value-type="float" office:value="4.48717916924" calcext:value-type="float">
            <text:p>4.4871791692</text:p>
          </table:table-cell>
          <table:table-cell office:value-type="float" office:value="-0.439471066736" calcext:value-type="float">
            <text:p>-0.4394710667</text:p>
          </table:table-cell>
          <table:table-cell office:value-type="float" office:value="128.32" calcext:value-type="float">
            <text:p>128.32</text:p>
          </table:table-cell>
          <table:table-cell office:value-type="float" office:value="1494" calcext:value-type="float">
            <text:p>1494</text:p>
          </table:table-cell>
          <table:table-cell office:value-type="float" office:value="1308" calcext:value-type="float">
            <text:p>1308</text:p>
          </table:table-cell>
          <table:table-cell office:value-type="float" office:value="1.19385" calcext:value-type="float">
            <text:p>1.19385</text:p>
          </table:table-cell>
        </table:table-row>
        <table:table-row table:style-name="ro1">
          <table:table-cell office:value-type="float" office:value="18.76" calcext:value-type="float">
            <text:p>18.76</text:p>
          </table:table-cell>
          <table:table-cell office:value-type="float" office:value="4.48107071118" calcext:value-type="float">
            <text:p>4.4810707112</text:p>
          </table:table-cell>
          <table:table-cell office:value-type="float" office:value="-0.432040937634" calcext:value-type="float">
            <text:p>-0.4320409376</text:p>
          </table:table-cell>
          <table:table-cell office:value-type="float" office:value="129.4" calcext:value-type="float">
            <text:p>129.4</text:p>
          </table:table-cell>
          <table:table-cell office:value-type="float" office:value="1495" calcext:value-type="float">
            <text:p>1495</text:p>
          </table:table-cell>
          <table:table-cell office:value-type="float" office:value="1310" calcext:value-type="float">
            <text:p>1310</text:p>
          </table:table-cell>
          <table:table-cell office:value-type="float" office:value="1.0233" calcext:value-type="float">
            <text:p>1.0233</text:p>
          </table:table-cell>
        </table:table-row>
        <table:table-row table:style-name="ro1">
          <table:table-cell office:value-type="float" office:value="18.78" calcext:value-type="float">
            <text:p>18.78</text:p>
          </table:table-cell>
          <table:table-cell office:value-type="float" office:value="4.47585127705" calcext:value-type="float">
            <text:p>4.4758512771</text:p>
          </table:table-cell>
          <table:table-cell office:value-type="float" office:value="-0.425961173138" calcext:value-type="float">
            <text:p>-0.4259611731</text:p>
          </table:table-cell>
          <table:table-cell office:value-type="float" office:value="130.63" calcext:value-type="float">
            <text:p>130.63</text:p>
          </table:table-cell>
          <table:table-cell office:value-type="float" office:value="1494" calcext:value-type="float">
            <text:p>1494</text:p>
          </table:table-cell>
          <table:table-cell office:value-type="float" office:value="1310" calcext:value-type="float">
            <text:p>1310</text:p>
          </table:table-cell>
          <table:table-cell office:value-type="float" office:value="0.85275" calcext:value-type="float">
            <text:p>0.85275</text:p>
          </table:table-cell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4.46942569863" calcext:value-type="float">
            <text:p>4.4694256986</text:p>
          </table:table-cell>
          <table:table-cell office:value-type="float" office:value="-0.418803146703" calcext:value-type="float">
            <text:p>-0.4188031467</text:p>
          </table:table-cell>
          <table:table-cell office:value-type="float" office:value="131.9" calcext:value-type="float">
            <text:p>131.9</text:p>
          </table:table-cell>
          <table:table-cell office:value-type="float" office:value="1494" calcext:value-type="float">
            <text:p>1494</text:p>
          </table:table-cell>
          <table:table-cell office:value-type="float" office:value="1310" calcext:value-type="float">
            <text:p>1310</text:p>
          </table:table-cell>
          <table:table-cell office:value-type="float" office:value="1.0233" calcext:value-type="float">
            <text:p>1.0233</text:p>
          </table:table-cell>
        </table:table-row>
        <table:table-row table:style-name="ro1">
          <table:table-cell office:value-type="float" office:value="18.82" calcext:value-type="float">
            <text:p>18.82</text:p>
          </table:table-cell>
          <table:table-cell office:value-type="float" office:value="4.46287663304" calcext:value-type="float">
            <text:p>4.462876633</text:p>
          </table:table-cell>
          <table:table-cell office:value-type="float" office:value="-0.411762692672" calcext:value-type="float">
            <text:p>-0.4117626927</text:p>
          </table:table-cell>
          <table:table-cell office:value-type="float" office:value="132.92" calcext:value-type="float">
            <text:p>132.92</text:p>
          </table:table-cell>
          <table:table-cell office:value-type="float" office:value="1495" calcext:value-type="float">
            <text:p>1495</text:p>
          </table:table-cell>
          <table:table-cell office:value-type="float" office:value="1309" calcext:value-type="float">
            <text:p>1309</text:p>
          </table:table-cell>
          <table:table-cell office:value-type="float" office:value="1.0233" calcext:value-type="float">
            <text:p>1.0233</text:p>
          </table:table-cell>
        </table:table-row>
        <table:table-row table:style-name="ro1">
          <table:table-cell office:value-type="float" office:value="18.84" calcext:value-type="float">
            <text:p>18.84</text:p>
          </table:table-cell>
          <table:table-cell office:value-type="float" office:value="4.45620493236" calcext:value-type="float">
            <text:p>4.4562049324</text:p>
          </table:table-cell>
          <table:table-cell office:value-type="float" office:value="-0.404833343664" calcext:value-type="float">
            <text:p>-0.4048333437</text:p>
          </table:table-cell>
          <table:table-cell office:value-type="float" office:value="133.91" calcext:value-type="float">
            <text:p>133.91</text:p>
          </table:table-cell>
          <table:table-cell office:value-type="float" office:value="1494" calcext:value-type="float">
            <text:p>1494</text:p>
          </table:table-cell>
          <table:table-cell office:value-type="float" office:value="1310" calcext:value-type="float">
            <text:p>1310</text:p>
          </table:table-cell>
          <table:table-cell office:value-type="float" office:value="1.0233" calcext:value-type="float">
            <text:p>1.0233</text:p>
          </table:table-cell>
        </table:table-row>
        <table:table-row table:style-name="ro1">
          <table:table-cell office:value-type="float" office:value="18.86" calcext:value-type="float">
            <text:p>18.86</text:p>
          </table:table-cell>
          <table:table-cell office:value-type="float" office:value="4.44941974423" calcext:value-type="float">
            <text:p>4.4494197442</text:p>
          </table:table-cell>
          <table:table-cell office:value-type="float" office:value="-0.398015061125" calcext:value-type="float">
            <text:p>-0.3980150611</text:p>
          </table:table-cell>
          <table:table-cell office:value-type="float" office:value="134.86" calcext:value-type="float">
            <text:p>134.86</text:p>
          </table:table-cell>
          <table:table-cell office:value-type="float" office:value="1495" calcext:value-type="float">
            <text:p>1495</text:p>
          </table:table-cell>
          <table:table-cell office:value-type="float" office:value="1310" calcext:value-type="float">
            <text:p>1310</text:p>
          </table:table-cell>
          <table:table-cell office:value-type="float" office:value="1.0233" calcext:value-type="float">
            <text:p>1.0233</text:p>
          </table:table-cell>
        </table:table-row>
        <table:table-row table:style-name="ro1">
          <table:table-cell office:value-type="float" office:value="18.88" calcext:value-type="float">
            <text:p>18.88</text:p>
          </table:table-cell>
          <table:table-cell office:value-type="float" office:value="4.44369096708" calcext:value-type="float">
            <text:p>4.4436909671</text:p>
          </table:table-cell>
          <table:table-cell office:value-type="float" office:value="-0.392412401637" calcext:value-type="float">
            <text:p>-0.3924124016</text:p>
          </table:table-cell>
          <table:table-cell office:value-type="float" office:value="135.64" calcext:value-type="float">
            <text:p>135.64</text:p>
          </table:table-cell>
          <table:table-cell office:value-type="float" office:value="1494" calcext:value-type="float">
            <text:p>1494</text:p>
          </table:table-cell>
          <table:table-cell office:value-type="float" office:value="1310" calcext:value-type="float">
            <text:p>1310</text:p>
          </table:table-cell>
          <table:table-cell office:value-type="float" office:value="0.85275" calcext:value-type="float">
            <text:p>0.85275</text:p>
          </table:table-cell>
        </table:table-row>
        <table:table-row table:style-name="ro1">
          <table:table-cell office:value-type="float" office:value="18.9" calcext:value-type="float">
            <text:p>18.9</text:p>
          </table:table-cell>
          <table:table-cell office:value-type="float" office:value="4.43787824362" calcext:value-type="float">
            <text:p>4.4378782436</text:p>
          </table:table-cell>
          <table:table-cell office:value-type="float" office:value="-0.386862560423" calcext:value-type="float">
            <text:p>-0.3868625604</text:p>
          </table:table-cell>
          <table:table-cell office:value-type="float" office:value="136.33" calcext:value-type="float">
            <text:p>136.33</text:p>
          </table:table-cell>
          <table:table-cell office:value-type="float" office:value="1494" calcext:value-type="float">
            <text:p>1494</text:p>
          </table:table-cell>
          <table:table-cell office:value-type="float" office:value="1318" calcext:value-type="float">
            <text:p>1318</text:p>
          </table:table-cell>
          <table:table-cell office:value-type="float" office:value="0.85275" calcext:value-type="float">
            <text:p>0.85275</text:p>
          </table:table-cell>
        </table:table-row>
        <table:table-row table:style-name="ro1">
          <table:table-cell office:value-type="float" office:value="18.92" calcext:value-type="float">
            <text:p>18.92</text:p>
          </table:table-cell>
          <table:table-cell office:value-type="float" office:value="4.43078397527" calcext:value-type="float">
            <text:p>4.4307839753</text:p>
          </table:table-cell>
          <table:table-cell office:value-type="float" office:value="-0.380242958381" calcext:value-type="float">
            <text:p>-0.3802429584</text:p>
          </table:table-cell>
          <table:table-cell office:value-type="float" office:value="136.99" calcext:value-type="float">
            <text:p>136.99</text:p>
          </table:table-cell>
          <table:table-cell office:value-type="float" office:value="1494" calcext:value-type="float">
            <text:p>1494</text:p>
          </table:table-cell>
          <table:table-cell office:value-type="float" office:value="1334" calcext:value-type="float">
            <text:p>1334</text:p>
          </table:table-cell>
          <table:table-cell office:value-type="float" office:value="1.0233" calcext:value-type="float">
            <text:p>1.0233</text:p>
          </table:table-cell>
        </table:table-row>
        <table:table-row table:style-name="ro1">
          <table:table-cell office:value-type="float" office:value="18.94" calcext:value-type="float">
            <text:p>18.94</text:p>
          </table:table-cell>
          <table:table-cell office:value-type="float" office:value="4.42476584142" calcext:value-type="float">
            <text:p>4.4247658414</text:p>
          </table:table-cell>
          <table:table-cell office:value-type="float" office:value="-0.37477875309" calcext:value-type="float">
            <text:p>-0.3747787531</text:p>
          </table:table-cell>
          <table:table-cell office:value-type="float" office:value="137.77" calcext:value-type="float">
            <text:p>137.77</text:p>
          </table:table-cell>
          <table:table-cell office:value-type="float" office:value="1494" calcext:value-type="float">
            <text:p>1494</text:p>
          </table:table-cell>
          <table:table-cell office:value-type="float" office:value="1350" calcext:value-type="float">
            <text:p>1350</text:p>
          </table:table-cell>
          <table:table-cell office:value-type="float" office:value="0.85275" calcext:value-type="float">
            <text:p>0.85275</text:p>
          </table:table-cell>
        </table:table-row>
        <table:table-row table:style-name="ro1">
          <table:table-cell office:value-type="float" office:value="18.96" calcext:value-type="float">
            <text:p>18.96</text:p>
          </table:table-cell>
          <table:table-cell office:value-type="float" office:value="4.4186344159" calcext:value-type="float">
            <text:p>4.4186344159</text:p>
          </table:table-cell>
          <table:table-cell office:value-type="float" office:value="-0.369358124388" calcext:value-type="float">
            <text:p>-0.3693581244</text:p>
          </table:table-cell>
          <table:table-cell office:value-type="float" office:value="138.53" calcext:value-type="float">
            <text:p>138.53</text:p>
          </table:table-cell>
          <table:table-cell office:value-type="float" office:value="1494" calcext:value-type="float">
            <text:p>1494</text:p>
          </table:table-cell>
          <table:table-cell office:value-type="float" office:value="1370" calcext:value-type="float">
            <text:p>1370</text:p>
          </table:table-cell>
          <table:table-cell office:value-type="float" office:value="0.85275" calcext:value-type="float">
            <text:p>0.85275</text:p>
          </table:table-cell>
        </table:table-row>
        <table:table-row table:style-name="ro1">
          <table:table-cell office:value-type="float" office:value="18.98" calcext:value-type="float">
            <text:p>18.98</text:p>
          </table:table-cell>
          <table:table-cell office:value-type="float" office:value="4.412361628" calcext:value-type="float">
            <text:p>4.412361628</text:p>
          </table:table-cell>
          <table:table-cell office:value-type="float" office:value="-0.363953503531" calcext:value-type="float">
            <text:p>-0.3639535035</text:p>
          </table:table-cell>
          <table:table-cell office:value-type="float" office:value="139.26" calcext:value-type="float">
            <text:p>139.26</text:p>
          </table:table-cell>
          <table:table-cell office:value-type="float" office:value="1496" calcext:value-type="float">
            <text:p>1496</text:p>
          </table:table-cell>
          <table:table-cell office:value-type="float" office:value="1398" calcext:value-type="float">
            <text:p>1398</text:p>
          </table:table-cell>
          <table:table-cell office:value-type="float" office:value="0.85275" calcext:value-type="float">
            <text:p>0.8527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.40723930565" calcext:value-type="float">
            <text:p>4.4072393057</text:p>
          </table:table-cell>
          <table:table-cell office:value-type="float" office:value="-0.359646967005" calcext:value-type="float">
            <text:p>-0.359646967</text:p>
          </table:table-cell>
          <table:table-cell office:value-type="float" office:value="139.95" calcext:value-type="float">
            <text:p>139.95</text:p>
          </table:table-cell>
          <table:table-cell office:value-type="float" office:value="1498" calcext:value-type="float">
            <text:p>1498</text:p>
          </table:table-cell>
          <table:table-cell office:value-type="float" office:value="1415" calcext:value-type="float">
            <text:p>1415</text:p>
          </table:table-cell>
          <table:table-cell office:value-type="float" office:value="0.6822" calcext:value-type="float">
            <text:p>0.6822</text:p>
          </table:table-cell>
        </table:table-row>
        <table:table-row table:style-name="ro1">
          <table:table-cell office:value-type="float" office:value="19.02" calcext:value-type="float">
            <text:p>19.02</text:p>
          </table:table-cell>
          <table:table-cell office:value-type="float" office:value="4.40068587794" calcext:value-type="float">
            <text:p>4.4006858779</text:p>
          </table:table-cell>
          <table:table-cell office:value-type="float" office:value="-0.354252747236" calcext:value-type="float">
            <text:p>-0.3542527472</text:p>
          </table:table-cell>
          <table:table-cell office:value-type="float" office:value="140.54" calcext:value-type="float">
            <text:p>140.54</text:p>
          </table:table-cell>
          <table:table-cell office:value-type="float" office:value="1498" calcext:value-type="float">
            <text:p>1498</text:p>
          </table:table-cell>
          <table:table-cell office:value-type="float" office:value="1461" calcext:value-type="float">
            <text:p>1461</text:p>
          </table:table-cell>
          <table:table-cell office:value-type="float" office:value="0.85275" calcext:value-type="float">
            <text:p>0.85275</text:p>
          </table:table-cell>
        </table:table-row>
        <table:table-row table:style-name="ro1">
          <table:table-cell office:value-type="float" office:value="19.04" calcext:value-type="float">
            <text:p>19.04</text:p>
          </table:table-cell>
          <table:table-cell office:value-type="float" office:value="4.39414632791" calcext:value-type="float">
            <text:p>4.3941463279</text:p>
          </table:table-cell>
          <table:table-cell office:value-type="float" office:value="-0.348954298161" calcext:value-type="float">
            <text:p>-0.3489542982</text:p>
          </table:table-cell>
          <table:table-cell office:value-type="float" office:value="140.98" calcext:value-type="float">
            <text:p>140.98</text:p>
          </table:table-cell>
          <table:table-cell office:value-type="float" office:value="1498" calcext:value-type="float">
            <text:p>1498</text:p>
          </table:table-cell>
          <table:table-cell office:value-type="float" office:value="1480" calcext:value-type="float">
            <text:p>1480</text:p>
          </table:table-cell>
          <table:table-cell office:value-type="float" office:value="0.85275" calcext:value-type="float">
            <text:p>0.85275</text:p>
          </table:table-cell>
        </table:table-row>
        <table:table-row table:style-name="ro1">
          <table:table-cell office:value-type="float" office:value="19.06" calcext:value-type="float">
            <text:p>19.06</text:p>
          </table:table-cell>
          <table:table-cell office:value-type="float" office:value="4.3876296808" calcext:value-type="float">
            <text:p>4.3876296808</text:p>
          </table:table-cell>
          <table:table-cell office:value-type="float" office:value="-0.343740673287" calcext:value-type="float">
            <text:p>-0.3437406733</text:p>
          </table:table-cell>
          <table:table-cell office:value-type="float" office:value="141.33" calcext:value-type="float">
            <text:p>141.33</text:p>
          </table:table-cell>
          <table:table-cell table:number-columns-repeated="2" office:value-type="float" office:value="1498" calcext:value-type="float">
            <text:p>1498</text:p>
          </table:table-cell>
          <table:table-cell office:value-type="float" office:value="0.85275" calcext:value-type="float">
            <text:p>0.85275</text:p>
          </table:table-cell>
        </table:table-row>
        <table:table-row table:style-name="ro1">
          <table:table-cell office:value-type="float" office:value="19.08" calcext:value-type="float">
            <text:p>19.08</text:p>
          </table:table-cell>
          <table:table-cell office:value-type="float" office:value="4.38108947448" calcext:value-type="float">
            <text:p>4.3810894745</text:p>
          </table:table-cell>
          <table:table-cell office:value-type="float" office:value="-0.338543654847" calcext:value-type="float">
            <text:p>-0.3385436548</text:p>
          </table:table-cell>
          <table:table-cell office:value-type="float" office:value="141.52" calcext:value-type="float">
            <text:p>141.52</text:p>
          </table:table-cell>
          <table:table-cell office:value-type="float" office:value="1502" calcext:value-type="float">
            <text:p>1502</text:p>
          </table:table-cell>
          <table:table-cell office:value-type="float" office:value="1496" calcext:value-type="float">
            <text:p>1496</text:p>
          </table:table-cell>
          <table:table-cell office:value-type="float" office:value="0.85275" calcext:value-type="float">
            <text:p>0.85275</text:p>
          </table:table-cell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float" office:value="4.37585822026" calcext:value-type="float">
            <text:p>4.3758582203</text:p>
          </table:table-cell>
          <table:table-cell office:value-type="float" office:value="-0.334383529516" calcext:value-type="float">
            <text:p>-0.3343835295</text:p>
          </table:table-cell>
          <table:table-cell office:value-type="float" office:value="141.5" calcext:value-type="float">
            <text:p>141.5</text:p>
          </table:table-cell>
          <table:table-cell office:value-type="float" office:value="1524" calcext:value-type="float">
            <text:p>1524</text:p>
          </table:table-cell>
          <table:table-cell office:value-type="float" office:value="1496" calcext:value-type="float">
            <text:p>1496</text:p>
          </table:table-cell>
          <table:table-cell office:value-type="float" office:value="0.6822" calcext:value-type="float">
            <text:p>0.6822</text:p>
          </table:table-cell>
        </table:table-row>
        <table:table-row table:style-name="ro1">
          <table:table-cell office:value-type="float" office:value="19.12" calcext:value-type="float">
            <text:p>19.12</text:p>
          </table:table-cell>
          <table:table-cell office:value-type="float" office:value="4.36932634495" calcext:value-type="float">
            <text:p>4.369326345</text:p>
          </table:table-cell>
          <table:table-cell office:value-type="float" office:value="-0.329163202031" calcext:value-type="float">
            <text:p>-0.329163202</text:p>
          </table:table-cell>
          <table:table-cell office:value-type="float" office:value="141.36" calcext:value-type="float">
            <text:p>141.36</text:p>
          </table:table-cell>
          <table:table-cell office:value-type="float" office:value="1539" calcext:value-type="float">
            <text:p>1539</text:p>
          </table:table-cell>
          <table:table-cell office:value-type="float" office:value="1494" calcext:value-type="float">
            <text:p>1494</text:p>
          </table:table-cell>
          <table:table-cell office:value-type="float" office:value="0.85275" calcext:value-type="float">
            <text:p>0.85275</text:p>
          </table:table-cell>
        </table:table-row>
        <table:table-row table:style-name="ro1">
          <table:table-cell office:value-type="float" office:value="19.14" calcext:value-type="float">
            <text:p>19.14</text:p>
          </table:table-cell>
          <table:table-cell office:value-type="float" office:value="4.36410636393" calcext:value-type="float">
            <text:p>4.3641063639</text:p>
          </table:table-cell>
          <table:table-cell office:value-type="float" office:value="-0.324968609433" calcext:value-type="float">
            <text:p>-0.3249686094</text:p>
          </table:table-cell>
          <table:table-cell office:value-type="float" office:value="141.21" calcext:value-type="float">
            <text:p>141.21</text:p>
          </table:table-cell>
          <table:table-cell office:value-type="float" office:value="1569" calcext:value-type="float">
            <text:p>1569</text:p>
          </table:table-cell>
          <table:table-cell office:value-type="float" office:value="1492" calcext:value-type="float">
            <text:p>1492</text:p>
          </table:table-cell>
          <table:table-cell office:value-type="float" office:value="0.6822" calcext:value-type="float">
            <text:p>0.6822</text:p>
          </table:table-cell>
        </table:table-row>
        <table:table-row table:style-name="ro1">
          <table:table-cell office:value-type="float" office:value="19.16" calcext:value-type="float">
            <text:p>19.16</text:p>
          </table:table-cell>
          <table:table-cell office:value-type="float" office:value="4.35890107393" calcext:value-type="float">
            <text:p>4.3589010739</text:p>
          </table:table-cell>
          <table:table-cell office:value-type="float" office:value="-0.320755807306" calcext:value-type="float">
            <text:p>-0.3207558073</text:p>
          </table:table-cell>
          <table:table-cell office:value-type="float" office:value="141.01" calcext:value-type="float">
            <text:p>141.01</text:p>
          </table:table-cell>
          <table:table-cell office:value-type="float" office:value="1580" calcext:value-type="float">
            <text:p>1580</text:p>
          </table:table-cell>
          <table:table-cell office:value-type="float" office:value="1492" calcext:value-type="float">
            <text:p>1492</text:p>
          </table:table-cell>
          <table:table-cell office:value-type="float" office:value="0.6822" calcext:value-type="float">
            <text:p>0.6822</text:p>
          </table:table-cell>
        </table:table-row>
        <table:table-row table:style-name="ro1">
          <table:table-cell office:value-type="float" office:value="19.18" calcext:value-type="float">
            <text:p>19.18</text:p>
          </table:table-cell>
          <table:table-cell office:value-type="float" office:value="4.35371158954" calcext:value-type="float">
            <text:p>4.3537115895</text:p>
          </table:table-cell>
          <table:table-cell office:value-type="float" office:value="-0.31651357946" calcext:value-type="float">
            <text:p>-0.3165135795</text:p>
          </table:table-cell>
          <table:table-cell office:value-type="float" office:value="140.73" calcext:value-type="float">
            <text:p>140.73</text:p>
          </table:table-cell>
          <table:table-cell office:value-type="float" office:value="1589" calcext:value-type="float">
            <text:p>1589</text:p>
          </table:table-cell>
          <table:table-cell office:value-type="float" office:value="1490" calcext:value-type="float">
            <text:p>1490</text:p>
          </table:table-cell>
          <table:table-cell office:value-type="float" office:value="0.6822" calcext:value-type="float">
            <text:p>0.6822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4.34855861475" calcext:value-type="float">
            <text:p>4.3485586148</text:p>
          </table:table-cell>
          <table:table-cell office:value-type="float" office:value="-0.312227093313" calcext:value-type="float">
            <text:p>-0.3122270933</text:p>
          </table:table-cell>
          <table:table-cell office:value-type="float" office:value="140.24" calcext:value-type="float">
            <text:p>140.24</text:p>
          </table:table-cell>
          <table:table-cell office:value-type="float" office:value="1590" calcext:value-type="float">
            <text:p>1590</text:p>
          </table:table-cell>
          <table:table-cell office:value-type="float" office:value="1490" calcext:value-type="float">
            <text:p>1490</text:p>
          </table:table-cell>
          <table:table-cell office:value-type="float" office:value="0.6822" calcext:value-type="float">
            <text:p>0.6822</text:p>
          </table:table-cell>
        </table:table-row>
        <table:table-row table:style-name="ro1">
          <table:table-cell office:value-type="float" office:value="19.22" calcext:value-type="float">
            <text:p>19.22</text:p>
          </table:table-cell>
          <table:table-cell office:value-type="float" office:value="4.34343633144" calcext:value-type="float">
            <text:p>4.3434363314</text:p>
          </table:table-cell>
          <table:table-cell office:value-type="float" office:value="-0.307923640987" calcext:value-type="float">
            <text:p>-0.307923641</text:p>
          </table:table-cell>
          <table:table-cell office:value-type="float" office:value="139.96" calcext:value-type="float">
            <text:p>139.96</text:p>
          </table:table-cell>
          <table:table-cell office:value-type="float" office:value="1592" calcext:value-type="float">
            <text:p>1592</text:p>
          </table:table-cell>
          <table:table-cell office:value-type="float" office:value="1494" calcext:value-type="float">
            <text:p>1494</text:p>
          </table:table-cell>
          <table:table-cell office:value-type="float" office:value="0.6822" calcext:value-type="float">
            <text:p>0.6822</text:p>
          </table:table-cell>
        </table:table-row>
        <table:table-row table:style-name="ro1">
          <table:table-cell office:value-type="float" office:value="19.24" calcext:value-type="float">
            <text:p>19.24</text:p>
          </table:table-cell>
          <table:table-cell office:value-type="float" office:value="4.33703703576" calcext:value-type="float">
            <text:p>4.3370370358</text:p>
          </table:table-cell>
          <table:table-cell office:value-type="float" office:value="-0.302566705443" calcext:value-type="float">
            <text:p>-0.3025667054</text:p>
          </table:table-cell>
          <table:table-cell office:value-type="float" office:value="140.06" calcext:value-type="float">
            <text:p>140.06</text:p>
          </table:table-cell>
          <table:table-cell office:value-type="float" office:value="1611" calcext:value-type="float">
            <text:p>1611</text:p>
          </table:table-cell>
          <table:table-cell office:value-type="float" office:value="1498" calcext:value-type="float">
            <text:p>1498</text:p>
          </table:table-cell>
          <table:table-cell office:value-type="float" office:value="0.85275" calcext:value-type="float">
            <text:p>0.85275</text:p>
          </table:table-cell>
        </table:table-row>
        <table:table-row table:style-name="ro1">
          <table:table-cell office:value-type="float" office:value="19.26" calcext:value-type="float">
            <text:p>19.26</text:p>
          </table:table-cell>
          <table:table-cell office:value-type="float" office:value="4.3319086234" calcext:value-type="float">
            <text:p>4.3319086234</text:p>
          </table:table-cell>
          <table:table-cell office:value-type="float" office:value="-0.298331174908" calcext:value-type="float">
            <text:p>-0.2983311749</text:p>
          </table:table-cell>
          <table:table-cell office:value-type="float" office:value="140.44" calcext:value-type="float">
            <text:p>140.44</text:p>
          </table:table-cell>
          <table:table-cell office:value-type="float" office:value="1621" calcext:value-type="float">
            <text:p>1621</text:p>
          </table:table-cell>
          <table:table-cell office:value-type="float" office:value="1506" calcext:value-type="float">
            <text:p>1506</text:p>
          </table:table-cell>
          <table:table-cell office:value-type="float" office:value="0.6822" calcext:value-type="float">
            <text:p>0.6822</text:p>
          </table:table-cell>
        </table:table-row>
        <table:table-row table:style-name="ro1">
          <table:table-cell office:value-type="float" office:value="19.28" calcext:value-type="float">
            <text:p>19.28</text:p>
          </table:table-cell>
          <table:table-cell office:value-type="float" office:value="4.32416607968" calcext:value-type="float">
            <text:p>4.3241660797</text:p>
          </table:table-cell>
          <table:table-cell office:value-type="float" office:value="-0.292059532967" calcext:value-type="float">
            <text:p>-0.292059533</text:p>
          </table:table-cell>
          <table:table-cell office:value-type="float" office:value="140.98" calcext:value-type="float">
            <text:p>140.98</text:p>
          </table:table-cell>
          <table:table-cell office:value-type="float" office:value="1620" calcext:value-type="float">
            <text:p>1620</text:p>
          </table:table-cell>
          <table:table-cell office:value-type="float" office:value="1508" calcext:value-type="float">
            <text:p>1508</text:p>
          </table:table-cell>
          <table:table-cell office:value-type="float" office:value="1.0233" calcext:value-type="float">
            <text:p>1.0233</text:p>
          </table:table-cell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float" office:value="4.31768233093" calcext:value-type="float">
            <text:p>4.3176823309</text:p>
          </table:table-cell>
          <table:table-cell office:value-type="float" office:value="-0.286937646345" calcext:value-type="float">
            <text:p>-0.2869376463</text:p>
          </table:table-cell>
          <table:table-cell office:value-type="float" office:value="141.68" calcext:value-type="float">
            <text:p>141.68</text:p>
          </table:table-cell>
          <table:table-cell office:value-type="float" office:value="1621" calcext:value-type="float">
            <text:p>1621</text:p>
          </table:table-cell>
          <table:table-cell office:value-type="float" office:value="1518" calcext:value-type="float">
            <text:p>1518</text:p>
          </table:table-cell>
          <table:table-cell office:value-type="float" office:value="0.85275" calcext:value-type="float">
            <text:p>0.85275</text:p>
          </table:table-cell>
        </table:table-row>
        <table:table-row table:style-name="ro1">
          <table:table-cell office:value-type="float" office:value="19.32" calcext:value-type="float">
            <text:p>19.32</text:p>
          </table:table-cell>
          <table:table-cell office:value-type="float" office:value="4.31116124625" calcext:value-type="float">
            <text:p>4.3111612463</text:p>
          </table:table-cell>
          <table:table-cell office:value-type="float" office:value="-0.281891147561" calcext:value-type="float">
            <text:p>-0.2818911476</text:p>
          </table:table-cell>
          <table:table-cell office:value-type="float" office:value="142.25" calcext:value-type="float">
            <text:p>142.25</text:p>
          </table:table-cell>
          <table:table-cell office:value-type="float" office:value="1620" calcext:value-type="float">
            <text:p>1620</text:p>
          </table:table-cell>
          <table:table-cell office:value-type="float" office:value="1522" calcext:value-type="float">
            <text:p>1522</text:p>
          </table:table-cell>
          <table:table-cell office:value-type="float" office:value="0.85275" calcext:value-type="float">
            <text:p>0.85275</text:p>
          </table:table-cell>
        </table:table-row>
        <table:table-row table:style-name="ro1">
          <table:table-cell office:value-type="float" office:value="19.34" calcext:value-type="float">
            <text:p>19.34</text:p>
          </table:table-cell>
          <table:table-cell office:value-type="float" office:value="4.30327505917" calcext:value-type="float">
            <text:p>4.3032750592</text:p>
          </table:table-cell>
          <table:table-cell office:value-type="float" office:value="-0.275917987764" calcext:value-type="float">
            <text:p>-0.2759179878</text:p>
          </table:table-cell>
          <table:table-cell office:value-type="float" office:value="142.84" calcext:value-type="float">
            <text:p>142.84</text:p>
          </table:table-cell>
          <table:table-cell office:value-type="float" office:value="1620" calcext:value-type="float">
            <text:p>1620</text:p>
          </table:table-cell>
          <table:table-cell office:value-type="float" office:value="1522" calcext:value-type="float">
            <text:p>1522</text:p>
          </table:table-cell>
          <table:table-cell office:value-type="float" office:value="1.0233" calcext:value-type="float">
            <text:p>1.0233</text:p>
          </table:table-cell>
        </table:table-row>
        <table:table-row table:style-name="ro1">
          <table:table-cell office:value-type="float" office:value="19.36" calcext:value-type="float">
            <text:p>19.36</text:p>
          </table:table-cell>
          <table:table-cell office:value-type="float" office:value="4.29401525882" calcext:value-type="float">
            <text:p>4.2940152588</text:p>
          </table:table-cell>
          <table:table-cell office:value-type="float" office:value="-0.269031897084" calcext:value-type="float">
            <text:p>-0.2690318971</text:p>
          </table:table-cell>
          <table:table-cell office:value-type="float" office:value="143.34" calcext:value-type="float">
            <text:p>143.34</text:p>
          </table:table-cell>
          <table:table-cell office:value-type="float" office:value="1621" calcext:value-type="float">
            <text:p>1621</text:p>
          </table:table-cell>
          <table:table-cell office:value-type="float" office:value="1522" calcext:value-type="float">
            <text:p>1522</text:p>
          </table:table-cell>
          <table:table-cell office:value-type="float" office:value="1.19385" calcext:value-type="float">
            <text:p>1.19385</text:p>
          </table:table-cell>
        </table:table-row>
        <table:table-row table:style-name="ro1">
          <table:table-cell office:value-type="float" office:value="19.38" calcext:value-type="float">
            <text:p>19.38</text:p>
          </table:table-cell>
          <table:table-cell office:value-type="float" office:value="4.28603587265" calcext:value-type="float">
            <text:p>4.2860358727</text:p>
          </table:table-cell>
          <table:table-cell office:value-type="float" office:value="-0.263166232606" calcext:value-type="float">
            <text:p>-0.2631662326</text:p>
          </table:table-cell>
          <table:table-cell office:value-type="float" office:value="143.66" calcext:value-type="float">
            <text:p>143.66</text:p>
          </table:table-cell>
          <table:table-cell office:value-type="float" office:value="1620" calcext:value-type="float">
            <text:p>1620</text:p>
          </table:table-cell>
          <table:table-cell office:value-type="float" office:value="1520" calcext:value-type="float">
            <text:p>1520</text:p>
          </table:table-cell>
          <table:table-cell office:value-type="float" office:value="1.0233" calcext:value-type="float">
            <text:p>1.0233</text:p>
          </table:table-cell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4.27665500501" calcext:value-type="float">
            <text:p>4.276655005</text:p>
          </table:table-cell>
          <table:table-cell office:value-type="float" office:value="-0.256343544962" calcext:value-type="float">
            <text:p>-0.256343545</text:p>
          </table:table-cell>
          <table:table-cell office:value-type="float" office:value="143.95" calcext:value-type="float">
            <text:p>143.95</text:p>
          </table:table-cell>
          <table:table-cell office:value-type="float" office:value="1620" calcext:value-type="float">
            <text:p>1620</text:p>
          </table:table-cell>
          <table:table-cell office:value-type="float" office:value="1512" calcext:value-type="float">
            <text:p>1512</text:p>
          </table:table-cell>
          <table:table-cell office:value-type="float" office:value="1.19385" calcext:value-type="float">
            <text:p>1.19385</text:p>
          </table:table-cell>
        </table:table-row>
        <table:table-row table:style-name="ro1">
          <table:table-cell office:value-type="float" office:value="19.42" calcext:value-type="float">
            <text:p>19.42</text:p>
          </table:table-cell>
          <table:table-cell office:value-type="float" office:value="4.26859389517" calcext:value-type="float">
            <text:p>4.2685938952</text:p>
          </table:table-cell>
          <table:table-cell office:value-type="float" office:value="-0.25050359675" calcext:value-type="float">
            <text:p>-0.2505035968</text:p>
          </table:table-cell>
          <table:table-cell office:value-type="float" office:value="144.06" calcext:value-type="float">
            <text:p>144.06</text:p>
          </table:table-cell>
          <table:table-cell office:value-type="float" office:value="1621" calcext:value-type="float">
            <text:p>1621</text:p>
          </table:table-cell>
          <table:table-cell office:value-type="float" office:value="1510" calcext:value-type="float">
            <text:p>1510</text:p>
          </table:table-cell>
          <table:table-cell office:value-type="float" office:value="1.0233" calcext:value-type="float">
            <text:p>1.0233</text:p>
          </table:table-cell>
        </table:table-row>
        <table:table-row table:style-name="ro1">
          <table:table-cell office:value-type="float" office:value="19.44" calcext:value-type="float">
            <text:p>19.44</text:p>
          </table:table-cell>
          <table:table-cell office:value-type="float" office:value="4.26047913703" calcext:value-type="float">
            <text:p>4.260479137</text:p>
          </table:table-cell>
          <table:table-cell office:value-type="float" office:value="-0.244628256757" calcext:value-type="float">
            <text:p>-0.2446282568</text:p>
          </table:table-cell>
          <table:table-cell office:value-type="float" office:value="144.08" calcext:value-type="float">
            <text:p>144.08</text:p>
          </table:table-cell>
          <table:table-cell office:value-type="float" office:value="1621" calcext:value-type="float">
            <text:p>1621</text:p>
          </table:table-cell>
          <table:table-cell office:value-type="float" office:value="1497" calcext:value-type="float">
            <text:p>1497</text:p>
          </table:table-cell>
          <table:table-cell office:value-type="float" office:value="1.0233" calcext:value-type="float">
            <text:p>1.0233</text:p>
          </table:table-cell>
        </table:table-row>
        <table:table-row table:style-name="ro1">
          <table:table-cell office:value-type="float" office:value="19.46" calcext:value-type="float">
            <text:p>19.46</text:p>
          </table:table-cell>
          <table:table-cell office:value-type="float" office:value="4.25236726114" calcext:value-type="float">
            <text:p>4.2523672611</text:p>
          </table:table-cell>
          <table:table-cell office:value-type="float" office:value="-0.238757230185" calcext:value-type="float">
            <text:p>-0.2387572302</text:p>
          </table:table-cell>
          <table:table-cell office:value-type="float" office:value="144.09" calcext:value-type="float">
            <text:p>144.09</text:p>
          </table:table-cell>
          <table:table-cell office:value-type="float" office:value="1620" calcext:value-type="float">
            <text:p>1620</text:p>
          </table:table-cell>
          <table:table-cell office:value-type="float" office:value="1498" calcext:value-type="float">
            <text:p>1498</text:p>
          </table:table-cell>
          <table:table-cell office:value-type="float" office:value="1.0233" calcext:value-type="float">
            <text:p>1.0233</text:p>
          </table:table-cell>
        </table:table-row>
        <table:table-row table:style-name="ro1">
          <table:table-cell office:value-type="float" office:value="19.48" calcext:value-type="float">
            <text:p>19.48</text:p>
          </table:table-cell>
          <table:table-cell office:value-type="float" office:value="4.24426155168" calcext:value-type="float">
            <text:p>4.2442615517</text:p>
          </table:table-cell>
          <table:table-cell office:value-type="float" office:value="-0.232877702051" calcext:value-type="float">
            <text:p>-0.2328777021</text:p>
          </table:table-cell>
          <table:table-cell office:value-type="float" office:value="144.03" calcext:value-type="float">
            <text:p>144.03</text:p>
          </table:table-cell>
          <table:table-cell office:value-type="float" office:value="1620" calcext:value-type="float">
            <text:p>1620</text:p>
          </table:table-cell>
          <table:table-cell office:value-type="float" office:value="1498" calcext:value-type="float">
            <text:p>1498</text:p>
          </table:table-cell>
          <table:table-cell office:value-type="float" office:value="1.0233" calcext:value-type="float">
            <text:p>1.0233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4.23490906839" calcext:value-type="float">
            <text:p>4.2349090684</text:p>
          </table:table-cell>
          <table:table-cell office:value-type="float" office:value="-0.22595686983" calcext:value-type="float">
            <text:p>-0.2259568698</text:p>
          </table:table-cell>
          <table:table-cell office:value-type="float" office:value="143.48" calcext:value-type="float">
            <text:p>143.48</text:p>
          </table:table-cell>
          <table:table-cell office:value-type="float" office:value="1620" calcext:value-type="float">
            <text:p>1620</text:p>
          </table:table-cell>
          <table:table-cell office:value-type="float" office:value="1506" calcext:value-type="float">
            <text:p>1506</text:p>
          </table:table-cell>
          <table:table-cell office:value-type="float" office:value="1.19385" calcext:value-type="float">
            <text:p>1.19385</text:p>
          </table:table-cell>
        </table:table-row>
        <table:table-row table:style-name="ro1">
          <table:table-cell office:value-type="float" office:value="19.52" calcext:value-type="float">
            <text:p>19.52</text:p>
          </table:table-cell>
          <table:table-cell office:value-type="float" office:value="4.22331898624" calcext:value-type="float">
            <text:p>4.2233189862</text:p>
          </table:table-cell>
          <table:table-cell office:value-type="float" office:value="-0.21660475944" calcext:value-type="float">
            <text:p>-0.2166047594</text:p>
          </table:table-cell>
          <table:table-cell office:value-type="float" office:value="141.08" calcext:value-type="float">
            <text:p>141.08</text:p>
          </table:table-cell>
          <table:table-cell office:value-type="float" office:value="1621" calcext:value-type="float">
            <text:p>1621</text:p>
          </table:table-cell>
          <table:table-cell office:value-type="float" office:value="1514" calcext:value-type="float">
            <text:p>1514</text:p>
          </table:table-cell>
          <table:table-cell office:value-type="float" office:value="1.53495" calcext:value-type="float">
            <text:p>1.53495</text:p>
          </table:table-cell>
        </table:table-row>
        <table:table-row table:style-name="ro1">
          <table:table-cell office:value-type="float" office:value="19.54" calcext:value-type="float">
            <text:p>19.54</text:p>
          </table:table-cell>
          <table:table-cell office:value-type="float" office:value="4.21204615924" calcext:value-type="float">
            <text:p>4.2120461592</text:p>
          </table:table-cell>
          <table:table-cell office:value-type="float" office:value="-0.206968799208" calcext:value-type="float">
            <text:p>-0.2069687992</text:p>
          </table:table-cell>
          <table:table-cell office:value-type="float" office:value="139.46" calcext:value-type="float">
            <text:p>139.46</text:p>
          </table:table-cell>
          <table:table-cell office:value-type="float" office:value="1620" calcext:value-type="float">
            <text:p>1620</text:p>
          </table:table-cell>
          <table:table-cell office:value-type="float" office:value="1522" calcext:value-type="float">
            <text:p>1522</text:p>
          </table:table-cell>
          <table:table-cell office:value-type="float" office:value="1.53495" calcext:value-type="float">
            <text:p>1.53495</text:p>
          </table:table-cell>
        </table:table-row>
        <table:table-row table:style-name="ro1">
          <table:table-cell office:value-type="float" office:value="19.56" calcext:value-type="float">
            <text:p>19.56</text:p>
          </table:table-cell>
          <table:table-cell office:value-type="float" office:value="4.2008089189" calcext:value-type="float">
            <text:p>4.2008089189</text:p>
          </table:table-cell>
          <table:table-cell office:value-type="float" office:value="-0.197315614648" calcext:value-type="float">
            <text:p>-0.1973156146</text:p>
          </table:table-cell>
          <table:table-cell office:value-type="float" office:value="139.32" calcext:value-type="float">
            <text:p>139.32</text:p>
          </table:table-cell>
          <table:table-cell office:value-type="float" office:value="1620" calcext:value-type="float">
            <text:p>1620</text:p>
          </table:table-cell>
          <table:table-cell office:value-type="float" office:value="1524" calcext:value-type="float">
            <text:p>1524</text:p>
          </table:table-cell>
          <table:table-cell office:value-type="float" office:value="1.53495" calcext:value-type="float">
            <text:p>1.53495</text:p>
          </table:table-cell>
        </table:table-row>
        <table:table-row table:style-name="ro1">
          <table:table-cell office:value-type="float" office:value="19.58" calcext:value-type="float">
            <text:p>19.58</text:p>
          </table:table-cell>
          <table:table-cell office:value-type="float" office:value="4.18950258634" calcext:value-type="float">
            <text:p>4.1895025863</text:p>
          </table:table-cell>
          <table:table-cell office:value-type="float" office:value="-0.187743349663" calcext:value-type="float">
            <text:p>-0.1877433497</text:p>
          </table:table-cell>
          <table:table-cell office:value-type="float" office:value="139.73" calcext:value-type="float">
            <text:p>139.73</text:p>
          </table:table-cell>
          <table:table-cell office:value-type="float" office:value="1621" calcext:value-type="float">
            <text:p>1621</text:p>
          </table:table-cell>
          <table:table-cell office:value-type="float" office:value="1524" calcext:value-type="float">
            <text:p>1524</text:p>
          </table:table-cell>
          <table:table-cell office:value-type="float" office:value="1.53495" calcext:value-type="float">
            <text:p>1.53495</text:p>
          </table:table-cell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4.1769065904" calcext:value-type="float">
            <text:p>4.1769065904</text:p>
          </table:table-cell>
          <table:table-cell office:value-type="float" office:value="-0.177235048819" calcext:value-type="float">
            <text:p>-0.1772350488</text:p>
          </table:table-cell>
          <table:table-cell office:value-type="float" office:value="140.14" calcext:value-type="float">
            <text:p>140.14</text:p>
          </table:table-cell>
          <table:table-cell office:value-type="float" office:value="1620" calcext:value-type="float">
            <text:p>1620</text:p>
          </table:table-cell>
          <table:table-cell office:value-type="float" office:value="1530" calcext:value-type="float">
            <text:p>1530</text:p>
          </table:table-cell>
          <table:table-cell office:value-type="float" office:value="1.7055" calcext:value-type="float">
            <text:p>1.7055</text:p>
          </table:table-cell>
        </table:table-row>
        <table:table-row table:style-name="ro1">
          <table:table-cell office:value-type="float" office:value="19.62" calcext:value-type="float">
            <text:p>19.62</text:p>
          </table:table-cell>
          <table:table-cell office:value-type="float" office:value="4.16431779271" calcext:value-type="float">
            <text:p>4.1643177927</text:p>
          </table:table-cell>
          <table:table-cell office:value-type="float" office:value="-0.166815608289" calcext:value-type="float">
            <text:p>-0.1668156083</text:p>
          </table:table-cell>
          <table:table-cell office:value-type="float" office:value="140.36" calcext:value-type="float">
            <text:p>140.36</text:p>
          </table:table-cell>
          <table:table-cell office:value-type="float" office:value="1620" calcext:value-type="float">
            <text:p>1620</text:p>
          </table:table-cell>
          <table:table-cell office:value-type="float" office:value="1537" calcext:value-type="float">
            <text:p>1537</text:p>
          </table:table-cell>
          <table:table-cell office:value-type="float" office:value="1.7055" calcext:value-type="float">
            <text:p>1.7055</text:p>
          </table:table-cell>
        </table:table-row>
        <table:table-row table:style-name="ro1">
          <table:table-cell office:value-type="float" office:value="19.64" calcext:value-type="float">
            <text:p>19.64</text:p>
          </table:table-cell>
          <table:table-cell office:value-type="float" office:value="4.1518011375" calcext:value-type="float">
            <text:p>4.1518011375</text:p>
          </table:table-cell>
          <table:table-cell office:value-type="float" office:value="-0.156408454103" calcext:value-type="float">
            <text:p>-0.1564084541</text:p>
          </table:table-cell>
          <table:table-cell office:value-type="float" office:value="140.23" calcext:value-type="float">
            <text:p>140.23</text:p>
          </table:table-cell>
          <table:table-cell office:value-type="float" office:value="1621" calcext:value-type="float">
            <text:p>1621</text:p>
          </table:table-cell>
          <table:table-cell office:value-type="float" office:value="1544" calcext:value-type="float">
            <text:p>1544</text:p>
          </table:table-cell>
          <table:table-cell office:value-type="float" office:value="1.7055" calcext:value-type="float">
            <text:p>1.7055</text:p>
          </table:table-cell>
        </table:table-row>
        <table:table-row table:style-name="ro1">
          <table:table-cell office:value-type="float" office:value="19.66" calcext:value-type="float">
            <text:p>19.66</text:p>
          </table:table-cell>
          <table:table-cell office:value-type="float" office:value="4.13816771161" calcext:value-type="float">
            <text:p>4.1381677116</text:p>
          </table:table-cell>
          <table:table-cell office:value-type="float" office:value="-0.144965382536" calcext:value-type="float">
            <text:p>-0.1449653825</text:p>
          </table:table-cell>
          <table:table-cell office:value-type="float" office:value="139.96" calcext:value-type="float">
            <text:p>139.96</text:p>
          </table:table-cell>
          <table:table-cell office:value-type="float" office:value="1620" calcext:value-type="float">
            <text:p>1620</text:p>
          </table:table-cell>
          <table:table-cell office:value-type="float" office:value="1554" calcext:value-type="float">
            <text:p>1554</text:p>
          </table:table-cell>
          <table:table-cell office:value-type="float" office:value="1.87605" calcext:value-type="float">
            <text:p>1.87605</text:p>
          </table:table-cell>
        </table:table-row>
        <table:table-row table:style-name="ro1">
          <table:table-cell office:value-type="float" office:value="19.68" calcext:value-type="float">
            <text:p>19.68</text:p>
          </table:table-cell>
          <table:table-cell office:value-type="float" office:value="4.12469952535" calcext:value-type="float">
            <text:p>4.1246995254</text:p>
          </table:table-cell>
          <table:table-cell office:value-type="float" office:value="-0.13352051382" calcext:value-type="float">
            <text:p>-0.1335205138</text:p>
          </table:table-cell>
          <table:table-cell office:value-type="float" office:value="139.61" calcext:value-type="float">
            <text:p>139.61</text:p>
          </table:table-cell>
          <table:table-cell office:value-type="float" office:value="1621" calcext:value-type="float">
            <text:p>1621</text:p>
          </table:table-cell>
          <table:table-cell office:value-type="float" office:value="1566" calcext:value-type="float">
            <text:p>1566</text:p>
          </table:table-cell>
          <table:table-cell office:value-type="float" office:value="1.87605" calcext:value-type="float">
            <text:p>1.87605</text:p>
          </table:table-cell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float" office:value="4.11128756821" calcext:value-type="float">
            <text:p>4.1112875682</text:p>
          </table:table-cell>
          <table:table-cell office:value-type="float" office:value="-0.122058644532" calcext:value-type="float">
            <text:p>-0.1220586445</text:p>
          </table:table-cell>
          <table:table-cell office:value-type="float" office:value="139.45" calcext:value-type="float">
            <text:p>139.45</text:p>
          </table:table-cell>
          <table:table-cell office:value-type="float" office:value="1620" calcext:value-type="float">
            <text:p>1620</text:p>
          </table:table-cell>
          <table:table-cell office:value-type="float" office:value="1569" calcext:value-type="float">
            <text:p>1569</text:p>
          </table:table-cell>
          <table:table-cell office:value-type="float" office:value="1.87605" calcext:value-type="float">
            <text:p>1.87605</text:p>
          </table:table-cell>
        </table:table-row>
        <table:table-row table:style-name="ro1">
          <table:table-cell office:value-type="float" office:value="19.72" calcext:value-type="float">
            <text:p>19.72</text:p>
          </table:table-cell>
          <table:table-cell office:value-type="float" office:value="4.09916076631" calcext:value-type="float">
            <text:p>4.0991607663</text:p>
          </table:table-cell>
          <table:table-cell office:value-type="float" office:value="-0.111627867024" calcext:value-type="float">
            <text:p>-0.111627867</text:p>
          </table:table-cell>
          <table:table-cell office:value-type="float" office:value="139.27" calcext:value-type="float">
            <text:p>139.27</text:p>
          </table:table-cell>
          <table:table-cell office:value-type="float" office:value="1620" calcext:value-type="float">
            <text:p>1620</text:p>
          </table:table-cell>
          <table:table-cell office:value-type="float" office:value="1574" calcext:value-type="float">
            <text:p>1574</text:p>
          </table:table-cell>
          <table:table-cell office:value-type="float" office:value="1.7055" calcext:value-type="float">
            <text:p>1.7055</text:p>
          </table:table-cell>
        </table:table-row>
        <table:table-row table:style-name="ro1">
          <table:table-cell office:value-type="float" office:value="19.74" calcext:value-type="float">
            <text:p>19.74</text:p>
          </table:table-cell>
          <table:table-cell office:value-type="float" office:value="4.08715902408" calcext:value-type="float">
            <text:p>4.0871590241</text:p>
          </table:table-cell>
          <table:table-cell office:value-type="float" office:value="-0.101112625652" calcext:value-type="float">
            <text:p>-0.1011126257</text:p>
          </table:table-cell>
          <table:table-cell office:value-type="float" office:value="138.75" calcext:value-type="float">
            <text:p>138.75</text:p>
          </table:table-cell>
          <table:table-cell office:value-type="float" office:value="1621" calcext:value-type="float">
            <text:p>1621</text:p>
          </table:table-cell>
          <table:table-cell office:value-type="float" office:value="1578" calcext:value-type="float">
            <text:p>1578</text:p>
          </table:table-cell>
          <table:table-cell office:value-type="float" office:value="1.7055" calcext:value-type="float">
            <text:p>1.7055</text:p>
          </table:table-cell>
        </table:table-row>
        <table:table-row table:style-name="ro1">
          <table:table-cell office:value-type="float" office:value="19.76" calcext:value-type="float">
            <text:p>19.76</text:p>
          </table:table-cell>
          <table:table-cell office:value-type="float" office:value="4.07532909661" calcext:value-type="float">
            <text:p>4.0753290966</text:p>
          </table:table-cell>
          <table:table-cell office:value-type="float" office:value="-0.0905821653488" calcext:value-type="float">
            <text:p>-0.0905821653</text:p>
          </table:table-cell>
          <table:table-cell office:value-type="float" office:value="138.3" calcext:value-type="float">
            <text:p>138.3</text:p>
          </table:table-cell>
          <table:table-cell office:value-type="float" office:value="1620" calcext:value-type="float">
            <text:p>1620</text:p>
          </table:table-cell>
          <table:table-cell office:value-type="float" office:value="1590" calcext:value-type="float">
            <text:p>1590</text:p>
          </table:table-cell>
          <table:table-cell office:value-type="float" office:value="1.7055" calcext:value-type="float">
            <text:p>1.7055</text:p>
          </table:table-cell>
        </table:table-row>
        <table:table-row table:style-name="ro1">
          <table:table-cell office:value-type="float" office:value="19.78" calcext:value-type="float">
            <text:p>19.78</text:p>
          </table:table-cell>
          <table:table-cell office:value-type="float" office:value="4.0613838575" calcext:value-type="float">
            <text:p>4.0613838575</text:p>
          </table:table-cell>
          <table:table-cell office:value-type="float" office:value="-0.0779458240093" calcext:value-type="float">
            <text:p>-0.077945824</text:p>
          </table:table-cell>
          <table:table-cell office:value-type="float" office:value="137.79" calcext:value-type="float">
            <text:p>137.79</text:p>
          </table:table-cell>
          <table:table-cell office:value-type="float" office:value="1620" calcext:value-type="float">
            <text:p>1620</text:p>
          </table:table-cell>
          <table:table-cell office:value-type="float" office:value="1604" calcext:value-type="float">
            <text:p>1604</text:p>
          </table:table-cell>
          <table:table-cell office:value-type="float" office:value="2.0466" calcext:value-type="float">
            <text:p>2.0466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4.04764069164" calcext:value-type="float">
            <text:p>4.0476406916</text:p>
          </table:table-cell>
          <table:table-cell office:value-type="float" office:value="-0.0652347230175" calcext:value-type="float">
            <text:p>-0.065234723</text:p>
          </table:table-cell>
          <table:table-cell office:value-type="float" office:value="137.21" calcext:value-type="float">
            <text:p>137.21</text:p>
          </table:table-cell>
          <table:table-cell office:value-type="float" office:value="1620" calcext:value-type="float">
            <text:p>1620</text:p>
          </table:table-cell>
          <table:table-cell office:value-type="float" office:value="1612" calcext:value-type="float">
            <text:p>1612</text:p>
          </table:table-cell>
          <table:table-cell office:value-type="float" office:value="2.0466" calcext:value-type="float">
            <text:p>2.0466</text:p>
          </table:table-cell>
        </table:table-row>
        <table:table-row table:style-name="ro1">
          <table:table-cell office:value-type="float" office:value="19.82" calcext:value-type="float">
            <text:p>19.82</text:p>
          </table:table-cell>
          <table:table-cell office:value-type="float" office:value="4.03519620118" calcext:value-type="float">
            <text:p>4.0351962012</text:p>
          </table:table-cell>
          <table:table-cell office:value-type="float" office:value="-0.0536059069698" calcext:value-type="float">
            <text:p>-0.053605907</text:p>
          </table:table-cell>
          <table:table-cell office:value-type="float" office:value="136.92" calcext:value-type="float">
            <text:p>136.92</text:p>
          </table:table-cell>
          <table:table-cell office:value-type="float" office:value="1621" calcext:value-type="float">
            <text:p>1621</text:p>
          </table:table-cell>
          <table:table-cell office:value-type="float" office:value="1624" calcext:value-type="float">
            <text:p>1624</text:p>
          </table:table-cell>
          <table:table-cell office:value-type="float" office:value="1.87605" calcext:value-type="float">
            <text:p>1.87605</text:p>
          </table:table-cell>
        </table:table-row>
        <table:table-row table:style-name="ro1">
          <table:table-cell office:value-type="float" office:value="19.84" calcext:value-type="float">
            <text:p>19.84</text:p>
          </table:table-cell>
          <table:table-cell office:value-type="float" office:value="4.02166928662" calcext:value-type="float">
            <text:p>4.0216692866</text:p>
          </table:table-cell>
          <table:table-cell office:value-type="float" office:value="-0.0408811759053" calcext:value-type="float">
            <text:p>-0.0408811759</text:p>
          </table:table-cell>
          <table:table-cell office:value-type="float" office:value="136.73" calcext:value-type="float">
            <text:p>136.73</text:p>
          </table:table-cell>
          <table:table-cell office:value-type="float" office:value="1620" calcext:value-type="float">
            <text:p>1620</text:p>
          </table:table-cell>
          <table:table-cell office:value-type="float" office:value="1624" calcext:value-type="float">
            <text:p>1624</text:p>
          </table:table-cell>
          <table:table-cell office:value-type="float" office:value="2.0466" calcext:value-type="float">
            <text:p>2.0466</text:p>
          </table:table-cell>
        </table:table-row>
        <table:table-row table:style-name="ro1">
          <table:table-cell office:value-type="float" office:value="19.86" calcext:value-type="float">
            <text:p>19.86</text:p>
          </table:table-cell>
          <table:table-cell office:value-type="float" office:value="4.00711984606" calcext:value-type="float">
            <text:p>4.0071198461</text:p>
          </table:table-cell>
          <table:table-cell office:value-type="float" office:value="-0.0270395346817" calcext:value-type="float">
            <text:p>-0.0270395347</text:p>
          </table:table-cell>
          <table:table-cell office:value-type="float" office:value="136.41" calcext:value-type="float">
            <text:p>136.41</text:p>
          </table:table-cell>
          <table:table-cell office:value-type="float" office:value="1618" calcext:value-type="float">
            <text:p>1618</text:p>
          </table:table-cell>
          <table:table-cell office:value-type="float" office:value="1626" calcext:value-type="float">
            <text:p>1626</text:p>
          </table:table-cell>
          <table:table-cell office:value-type="float" office:value="2.21715" calcext:value-type="float">
            <text:p>2.21715</text:p>
          </table:table-cell>
        </table:table-row>
        <table:table-row table:style-name="ro1">
          <table:table-cell office:value-type="float" office:value="19.88" calcext:value-type="float">
            <text:p>19.88</text:p>
          </table:table-cell>
          <table:table-cell office:value-type="float" office:value="3.99278966485" calcext:value-type="float">
            <text:p>3.9927896649</text:p>
          </table:table-cell>
          <table:table-cell office:value-type="float" office:value="-0.013168359777" calcext:value-type="float">
            <text:p>-0.0131683598</text:p>
          </table:table-cell>
          <table:table-cell office:value-type="float" office:value="135.92" calcext:value-type="float">
            <text:p>135.92</text:p>
          </table:table-cell>
          <table:table-cell office:value-type="float" office:value="1616" calcext:value-type="float">
            <text:p>1616</text:p>
          </table:table-cell>
          <table:table-cell office:value-type="float" office:value="1636" calcext:value-type="float">
            <text:p>1636</text:p>
          </table:table-cell>
          <table:table-cell office:value-type="float" office:value="2.21715" calcext:value-type="float">
            <text:p>2.21715</text:p>
          </table:table-cell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float" office:value="3.97985346608" calcext:value-type="float">
            <text:p>3.9798534661</text:p>
          </table:table-cell>
          <table:table-cell office:value-type="float" office:value="-0.000423017851029" calcext:value-type="float">
            <text:p>-0.0004230179</text:p>
          </table:table-cell>
          <table:table-cell office:value-type="float" office:value="135.42" calcext:value-type="float">
            <text:p>135.42</text:p>
          </table:table-cell>
          <table:table-cell office:value-type="float" office:value="1614" calcext:value-type="float">
            <text:p>1614</text:p>
          </table:table-cell>
          <table:table-cell office:value-type="float" office:value="1656" calcext:value-type="float">
            <text:p>1656</text:p>
          </table:table-cell>
          <table:table-cell office:value-type="float" office:value="2.0466" calcext:value-type="float">
            <text:p>2.0466</text:p>
          </table:table-cell>
        </table:table-row>
        <table:table-row table:style-name="ro1">
          <table:table-cell office:value-type="float" office:value="19.92" calcext:value-type="float">
            <text:p>19.92</text:p>
          </table:table-cell>
          <table:table-cell office:value-type="float" office:value="3.96608088326" calcext:value-type="float">
            <text:p>3.9660808833</text:p>
          </table:table-cell>
          <table:table-cell office:value-type="float" office:value="0.0134475557188" calcext:value-type="float">
            <text:p>0.0134475557</text:p>
          </table:table-cell>
          <table:table-cell office:value-type="float" office:value="134.8" calcext:value-type="float">
            <text:p>134.8</text:p>
          </table:table-cell>
          <table:table-cell office:value-type="float" office:value="1613" calcext:value-type="float">
            <text:p>1613</text:p>
          </table:table-cell>
          <table:table-cell office:value-type="float" office:value="1664" calcext:value-type="float">
            <text:p>1664</text:p>
          </table:table-cell>
          <table:table-cell office:value-type="float" office:value="2.21715" calcext:value-type="float">
            <text:p>2.21715</text:p>
          </table:table-cell>
        </table:table-row>
        <table:table-row table:style-name="ro1">
          <table:table-cell office:value-type="float" office:value="19.94" calcext:value-type="float">
            <text:p>19.94</text:p>
          </table:table-cell>
          <table:table-cell office:value-type="float" office:value="3.95150111622" calcext:value-type="float">
            <text:p>3.9515011162</text:p>
          </table:table-cell>
          <table:table-cell office:value-type="float" office:value="0.0283943815019" calcext:value-type="float">
            <text:p>0.0283943815</text:p>
          </table:table-cell>
          <table:table-cell office:value-type="float" office:value="134.3" calcext:value-type="float">
            <text:p>134.3</text:p>
          </table:table-cell>
          <table:table-cell office:value-type="float" office:value="1608" calcext:value-type="float">
            <text:p>1608</text:p>
          </table:table-cell>
          <table:table-cell office:value-type="float" office:value="1674" calcext:value-type="float">
            <text:p>1674</text:p>
          </table:table-cell>
          <table:table-cell office:value-type="float" office:value="2.3877" calcext:value-type="float">
            <text:p>2.3877</text:p>
          </table:table-cell>
        </table:table-row>
        <table:table-row table:style-name="ro1">
          <table:table-cell office:value-type="float" office:value="19.96" calcext:value-type="float">
            <text:p>19.96</text:p>
          </table:table-cell>
          <table:table-cell office:value-type="float" office:value="3.93808259731" calcext:value-type="float">
            <text:p>3.9380825973</text:p>
          </table:table-cell>
          <table:table-cell office:value-type="float" office:value="0.0424065458284" calcext:value-type="float">
            <text:p>0.0424065458</text:p>
          </table:table-cell>
          <table:table-cell office:value-type="float" office:value="133.78" calcext:value-type="float">
            <text:p>133.78</text:p>
          </table:table-cell>
          <table:table-cell office:value-type="float" office:value="1572" calcext:value-type="float">
            <text:p>1572</text:p>
          </table:table-cell>
          <table:table-cell office:value-type="float" office:value="1674" calcext:value-type="float">
            <text:p>1674</text:p>
          </table:table-cell>
          <table:table-cell office:value-type="float" office:value="2.21715" calcext:value-type="float">
            <text:p>2.21715</text:p>
          </table:table-cell>
        </table:table-row>
        <table:table-row table:style-name="ro1">
          <table:table-cell office:value-type="float" office:value="19.98" calcext:value-type="float">
            <text:p>19.98</text:p>
          </table:table-cell>
          <table:table-cell office:value-type="float" office:value="3.92490437478" calcext:value-type="float">
            <text:p>3.9249043748</text:p>
          </table:table-cell>
          <table:table-cell office:value-type="float" office:value="0.0566453688257" calcext:value-type="float">
            <text:p>0.0566453688</text:p>
          </table:table-cell>
          <table:table-cell office:value-type="float" office:value="132.82" calcext:value-type="float">
            <text:p>132.82</text:p>
          </table:table-cell>
          <table:table-cell office:value-type="float" office:value="1524" calcext:value-type="float">
            <text:p>1524</text:p>
          </table:table-cell>
          <table:table-cell office:value-type="float" office:value="1674" calcext:value-type="float">
            <text:p>1674</text:p>
          </table:table-cell>
          <table:table-cell office:value-type="float" office:value="2.21715" calcext:value-type="float">
            <text:p>2.217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91101815148" calcext:value-type="float">
            <text:p>3.9110181515</text:p>
          </table:table-cell>
          <table:table-cell office:value-type="float" office:value="0.0722401574317" calcext:value-type="float">
            <text:p>0.0722401574</text:p>
          </table:table-cell>
          <table:table-cell office:value-type="float" office:value="131.74" calcext:value-type="float">
            <text:p>131.74</text:p>
          </table:table-cell>
          <table:table-cell office:value-type="float" office:value="1508" calcext:value-type="float">
            <text:p>1508</text:p>
          </table:table-cell>
          <table:table-cell office:value-type="float" office:value="1674" calcext:value-type="float">
            <text:p>1674</text:p>
          </table:table-cell>
          <table:table-cell office:value-type="float" office:value="2.3877" calcext:value-type="float">
            <text:p>2.3877</text:p>
          </table:table-cell>
        </table:table-row>
        <table:table-row table:style-name="ro1">
          <table:table-cell office:value-type="float" office:value="20.02" calcext:value-type="float">
            <text:p>20.02</text:p>
          </table:table-cell>
          <table:table-cell office:value-type="float" office:value="3.89739362099" calcext:value-type="float">
            <text:p>3.897393621</text:p>
          </table:table-cell>
          <table:table-cell office:value-type="float" office:value="0.088065123263" calcext:value-type="float">
            <text:p>0.0880651233</text:p>
          </table:table-cell>
          <table:table-cell office:value-type="float" office:value="130.8" calcext:value-type="float">
            <text:p>130.8</text:p>
          </table:table-cell>
          <table:table-cell office:value-type="float" office:value="1503" calcext:value-type="float">
            <text:p>1503</text:p>
          </table:table-cell>
          <table:table-cell office:value-type="float" office:value="1674" calcext:value-type="float">
            <text:p>1674</text:p>
          </table:table-cell>
          <table:table-cell office:value-type="float" office:value="2.3877" calcext:value-type="float">
            <text:p>2.3877</text:p>
          </table:table-cell>
        </table:table-row>
        <table:table-row table:style-name="ro1">
          <table:table-cell office:value-type="float" office:value="20.04" calcext:value-type="float">
            <text:p>20.04</text:p>
          </table:table-cell>
          <table:table-cell office:value-type="float" office:value="3.88593533671" calcext:value-type="float">
            <text:p>3.8859353367</text:p>
          </table:table-cell>
          <table:table-cell office:value-type="float" office:value="0.101845674012" calcext:value-type="float">
            <text:p>0.101845674</text:p>
          </table:table-cell>
          <table:table-cell office:value-type="float" office:value="129.82" calcext:value-type="float">
            <text:p>129.82</text:p>
          </table:table-cell>
          <table:table-cell office:value-type="float" office:value="1503" calcext:value-type="float">
            <text:p>1503</text:p>
          </table:table-cell>
          <table:table-cell office:value-type="float" office:value="1674" calcext:value-type="float">
            <text:p>1674</text:p>
          </table:table-cell>
          <table:table-cell office:value-type="float" office:value="2.0466" calcext:value-type="float">
            <text:p>2.0466</text:p>
          </table:table-cell>
        </table:table-row>
        <table:table-row table:style-name="ro1">
          <table:table-cell office:value-type="float" office:value="20.06" calcext:value-type="float">
            <text:p>20.06</text:p>
          </table:table-cell>
          <table:table-cell office:value-type="float" office:value="3.87389171341" calcext:value-type="float">
            <text:p>3.8738917134</text:p>
          </table:table-cell>
          <table:table-cell office:value-type="float" office:value="0.117098374714" calcext:value-type="float">
            <text:p>0.1170983747</text:p>
          </table:table-cell>
          <table:table-cell office:value-type="float" office:value="128.4" calcext:value-type="float">
            <text:p>128.4</text:p>
          </table:table-cell>
          <table:table-cell office:value-type="float" office:value="1502" calcext:value-type="float">
            <text:p>1502</text:p>
          </table:table-cell>
          <table:table-cell office:value-type="float" office:value="1672" calcext:value-type="float">
            <text:p>1672</text:p>
          </table:table-cell>
          <table:table-cell office:value-type="float" office:value="2.21715" calcext:value-type="float">
            <text:p>2.21715</text:p>
          </table:table-cell>
        </table:table-row>
        <table:table-row table:style-name="ro1">
          <table:table-cell office:value-type="float" office:value="20.08" calcext:value-type="float">
            <text:p>20.08</text:p>
          </table:table-cell>
          <table:table-cell office:value-type="float" office:value="3.86320924724" calcext:value-type="float">
            <text:p>3.8632092472</text:p>
          </table:table-cell>
          <table:table-cell office:value-type="float" office:value="0.131509803547" calcext:value-type="float">
            <text:p>0.1315098035</text:p>
          </table:table-cell>
          <table:table-cell office:value-type="float" office:value="126.67" calcext:value-type="float">
            <text:p>126.67</text:p>
          </table:table-cell>
          <table:table-cell office:value-type="float" office:value="1504" calcext:value-type="float">
            <text:p>1504</text:p>
          </table:table-cell>
          <table:table-cell office:value-type="float" office:value="1673" calcext:value-type="float">
            <text:p>1673</text:p>
          </table:table-cell>
          <table:table-cell office:value-type="float" office:value="2.0466" calcext:value-type="float">
            <text:p>2.0466</text:p>
          </table:table-cell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float" office:value="3.85289360401" calcext:value-type="float">
            <text:p>3.852893604</text:p>
          </table:table-cell>
          <table:table-cell office:value-type="float" office:value="0.146205109737" calcext:value-type="float">
            <text:p>0.1462051097</text:p>
          </table:table-cell>
          <table:table-cell office:value-type="float" office:value="125.21" calcext:value-type="float">
            <text:p>125.21</text:p>
          </table:table-cell>
          <table:table-cell office:value-type="float" office:value="1502" calcext:value-type="float">
            <text:p>1502</text:p>
          </table:table-cell>
          <table:table-cell office:value-type="float" office:value="1672" calcext:value-type="float">
            <text:p>1672</text:p>
          </table:table-cell>
          <table:table-cell office:value-type="float" office:value="2.0466" calcext:value-type="float">
            <text:p>2.0466</text:p>
          </table:table-cell>
        </table:table-row>
        <table:table-row table:style-name="ro1">
          <table:table-cell office:value-type="float" office:value="20.12" calcext:value-type="float">
            <text:p>20.12</text:p>
          </table:table-cell>
          <table:table-cell office:value-type="float" office:value="3.84292012756" calcext:value-type="float">
            <text:p>3.8429201276</text:p>
          </table:table-cell>
          <table:table-cell office:value-type="float" office:value="0.161137382182" calcext:value-type="float">
            <text:p>0.1611373822</text:p>
          </table:table-cell>
          <table:table-cell office:value-type="float" office:value="123.9" calcext:value-type="float">
            <text:p>123.9</text:p>
          </table:table-cell>
          <table:table-cell office:value-type="float" office:value="1503" calcext:value-type="float">
            <text:p>1503</text:p>
          </table:table-cell>
          <table:table-cell office:value-type="float" office:value="1672" calcext:value-type="float">
            <text:p>1672</text:p>
          </table:table-cell>
          <table:table-cell office:value-type="float" office:value="2.0466" calcext:value-type="float">
            <text:p>2.0466</text:p>
          </table:table-cell>
        </table:table-row>
        <table:table-row table:style-name="ro1">
          <table:table-cell office:value-type="float" office:value="20.14" calcext:value-type="float">
            <text:p>20.14</text:p>
          </table:table-cell>
          <table:table-cell office:value-type="float" office:value="3.83408891665" calcext:value-type="float">
            <text:p>3.8340889167</text:p>
          </table:table-cell>
          <table:table-cell office:value-type="float" office:value="0.175012488004" calcext:value-type="float">
            <text:p>0.175012488</text:p>
          </table:table-cell>
          <table:table-cell office:value-type="float" office:value="122.64" calcext:value-type="float">
            <text:p>122.64</text:p>
          </table:table-cell>
          <table:table-cell office:value-type="float" office:value="1502" calcext:value-type="float">
            <text:p>1502</text:p>
          </table:table-cell>
          <table:table-cell office:value-type="float" office:value="1674" calcext:value-type="float">
            <text:p>1674</text:p>
          </table:table-cell>
          <table:table-cell office:value-type="float" office:value="1.87605" calcext:value-type="float">
            <text:p>1.87605</text:p>
          </table:table-cell>
        </table:table-row>
        <table:table-row table:style-name="ro1">
          <table:table-cell office:value-type="float" office:value="20.16" calcext:value-type="float">
            <text:p>20.16</text:p>
          </table:table-cell>
          <table:table-cell office:value-type="float" office:value="3.82555688111" calcext:value-type="float">
            <text:p>3.8255568811</text:p>
          </table:table-cell>
          <table:table-cell office:value-type="float" office:value="0.189061521864" calcext:value-type="float">
            <text:p>0.1890615219</text:p>
          </table:table-cell>
          <table:table-cell office:value-type="float" office:value="121.45" calcext:value-type="float">
            <text:p>121.45</text:p>
          </table:table-cell>
          <table:table-cell office:value-type="float" office:value="1502" calcext:value-type="float">
            <text:p>1502</text:p>
          </table:table-cell>
          <table:table-cell office:value-type="float" office:value="1675" calcext:value-type="float">
            <text:p>1675</text:p>
          </table:table-cell>
          <table:table-cell office:value-type="float" office:value="1.87605" calcext:value-type="float">
            <text:p>1.87605</text:p>
          </table:table-cell>
        </table:table-row>
        <table:table-row table:style-name="ro1">
          <table:table-cell office:value-type="float" office:value="20.18" calcext:value-type="float">
            <text:p>20.18</text:p>
          </table:table-cell>
          <table:table-cell office:value-type="float" office:value="3.8173181809" calcext:value-type="float">
            <text:p>3.8173181809</text:p>
          </table:table-cell>
          <table:table-cell office:value-type="float" office:value="0.203315690561" calcext:value-type="float">
            <text:p>0.2033156906</text:p>
          </table:table-cell>
          <table:table-cell office:value-type="float" office:value="120.22" calcext:value-type="float">
            <text:p>120.22</text:p>
          </table:table-cell>
          <table:table-cell office:value-type="float" office:value="1503" calcext:value-type="float">
            <text:p>1503</text:p>
          </table:table-cell>
          <table:table-cell office:value-type="float" office:value="1673" calcext:value-type="float">
            <text:p>1673</text:p>
          </table:table-cell>
          <table:table-cell office:value-type="float" office:value="1.87605" calcext:value-type="float">
            <text:p>1.87605</text:p>
          </table:table-cell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3.81009038994" calcext:value-type="float">
            <text:p>3.8100903899</text:p>
          </table:table-cell>
          <table:table-cell office:value-type="float" office:value="0.21647165965" calcext:value-type="float">
            <text:p>0.2164716597</text:p>
          </table:table-cell>
          <table:table-cell office:value-type="float" office:value="118.97" calcext:value-type="float">
            <text:p>118.97</text:p>
          </table:table-cell>
          <table:table-cell office:value-type="float" office:value="1502" calcext:value-type="float">
            <text:p>1502</text:p>
          </table:table-cell>
          <table:table-cell office:value-type="float" office:value="1670" calcext:value-type="float">
            <text:p>1670</text:p>
          </table:table-cell>
          <table:table-cell office:value-type="float" office:value="1.7055" calcext:value-type="float">
            <text:p>1.7055</text:p>
          </table:table-cell>
        </table:table-row>
        <table:table-row table:style-name="ro1">
          <table:table-cell office:value-type="float" office:value="20.22" calcext:value-type="float">
            <text:p>20.22</text:p>
          </table:table-cell>
          <table:table-cell office:value-type="float" office:value="3.80315793195" calcext:value-type="float">
            <text:p>3.803157932</text:p>
          </table:table-cell>
          <table:table-cell office:value-type="float" office:value="0.229788151753" calcext:value-type="float">
            <text:p>0.2297881518</text:p>
          </table:table-cell>
          <table:table-cell office:value-type="float" office:value="117.7" calcext:value-type="float">
            <text:p>117.7</text:p>
          </table:table-cell>
          <table:table-cell office:value-type="float" office:value="1503" calcext:value-type="float">
            <text:p>1503</text:p>
          </table:table-cell>
          <table:table-cell office:value-type="float" office:value="1670" calcext:value-type="float">
            <text:p>1670</text:p>
          </table:table-cell>
          <table:table-cell office:value-type="float" office:value="1.7055" calcext:value-type="float">
            <text:p>1.7055</text:p>
          </table:table-cell>
        </table:table-row>
        <table:table-row table:style-name="ro1">
          <table:table-cell office:value-type="float" office:value="20.24" calcext:value-type="float">
            <text:p>20.24</text:p>
          </table:table-cell>
          <table:table-cell office:value-type="float" office:value="3.79651170818" calcext:value-type="float">
            <text:p>3.7965117082</text:p>
          </table:table-cell>
          <table:table-cell office:value-type="float" office:value="0.24320258687" calcext:value-type="float">
            <text:p>0.2432025869</text:p>
          </table:table-cell>
          <table:table-cell office:value-type="float" office:value="116.57" calcext:value-type="float">
            <text:p>116.57</text:p>
          </table:table-cell>
          <table:table-cell office:value-type="float" office:value="1502" calcext:value-type="float">
            <text:p>1502</text:p>
          </table:table-cell>
          <table:table-cell office:value-type="float" office:value="1674" calcext:value-type="float">
            <text:p>1674</text:p>
          </table:table-cell>
          <table:table-cell office:value-type="float" office:value="1.7055" calcext:value-type="float">
            <text:p>1.7055</text:p>
          </table:table-cell>
        </table:table-row>
        <table:table-row table:style-name="ro1">
          <table:table-cell office:value-type="float" office:value="20.26" calcext:value-type="float">
            <text:p>20.26</text:p>
          </table:table-cell>
          <table:table-cell office:value-type="float" office:value="3.79078790936" calcext:value-type="float">
            <text:p>3.7907879094</text:p>
          </table:table-cell>
          <table:table-cell office:value-type="float" office:value="0.255342800749" calcext:value-type="float">
            <text:p>0.2553428007</text:p>
          </table:table-cell>
          <table:table-cell office:value-type="float" office:value="115.45" calcext:value-type="float">
            <text:p>115.45</text:p>
          </table:table-cell>
          <table:table-cell office:value-type="float" office:value="1502" calcext:value-type="float">
            <text:p>1502</text:p>
          </table:table-cell>
          <table:table-cell office:value-type="float" office:value="1680" calcext:value-type="float">
            <text:p>1680</text:p>
          </table:table-cell>
          <table:table-cell office:value-type="float" office:value="1.53495" calcext:value-type="float">
            <text:p>1.53495</text:p>
          </table:table-cell>
        </table:table-row>
        <table:table-row table:style-name="ro1">
          <table:table-cell office:value-type="float" office:value="20.28" calcext:value-type="float">
            <text:p>20.28</text:p>
          </table:table-cell>
          <table:table-cell office:value-type="float" office:value="3.78528025545" calcext:value-type="float">
            <text:p>3.7852802555</text:p>
          </table:table-cell>
          <table:table-cell office:value-type="float" office:value="0.267562289139" calcext:value-type="float">
            <text:p>0.2675622891</text:p>
          </table:table-cell>
          <table:table-cell office:value-type="float" office:value="114.48" calcext:value-type="float">
            <text:p>114.48</text:p>
          </table:table-cell>
          <table:table-cell office:value-type="float" office:value="1502" calcext:value-type="float">
            <text:p>1502</text:p>
          </table:table-cell>
          <table:table-cell office:value-type="float" office:value="1682" calcext:value-type="float">
            <text:p>1682</text:p>
          </table:table-cell>
          <table:table-cell office:value-type="float" office:value="1.53495" calcext:value-type="float">
            <text:p>1.53495</text:p>
          </table:table-cell>
        </table:table-row>
        <table:table-row table:style-name="ro1">
          <table:table-cell office:value-type="float" office:value="20.3" calcext:value-type="float">
            <text:p>20.3</text:p>
          </table:table-cell>
          <table:table-cell office:value-type="float" office:value="3.77997512268" calcext:value-type="float">
            <text:p>3.7799751227</text:p>
          </table:table-cell>
          <table:table-cell office:value-type="float" office:value="0.279894970591" calcext:value-type="float">
            <text:p>0.2798949706</text:p>
          </table:table-cell>
          <table:table-cell office:value-type="float" office:value="113.5" calcext:value-type="float">
            <text:p>113.5</text:p>
          </table:table-cell>
          <table:table-cell office:value-type="float" office:value="1502" calcext:value-type="float">
            <text:p>1502</text:p>
          </table:table-cell>
          <table:table-cell office:value-type="float" office:value="1680" calcext:value-type="float">
            <text:p>1680</text:p>
          </table:table-cell>
          <table:table-cell office:value-type="float" office:value="1.53495" calcext:value-type="float">
            <text:p>1.53495</text:p>
          </table:table-cell>
        </table:table-row>
        <table:table-row table:style-name="ro1">
          <table:table-cell office:value-type="float" office:value="20.32" calcext:value-type="float">
            <text:p>20.32</text:p>
          </table:table-cell>
          <table:table-cell office:value-type="float" office:value="3.77544732884" calcext:value-type="float">
            <text:p>3.7754473288</text:p>
          </table:table-cell>
          <table:table-cell office:value-type="float" office:value="0.290943946616" calcext:value-type="float">
            <text:p>0.2909439466</text:p>
          </table:table-cell>
          <table:table-cell office:value-type="float" office:value="112.49" calcext:value-type="float">
            <text:p>112.49</text:p>
          </table:table-cell>
          <table:table-cell office:value-type="float" office:value="1502" calcext:value-type="float">
            <text:p>1502</text:p>
          </table:table-cell>
          <table:table-cell office:value-type="float" office:value="1680" calcext:value-type="float">
            <text:p>1680</text:p>
          </table:table-cell>
          <table:table-cell office:value-type="float" office:value="1.3644" calcext:value-type="float">
            <text:p>1.3644</text:p>
          </table:table-cell>
        </table:table-row>
        <table:table-row table:style-name="ro1">
          <table:table-cell office:value-type="float" office:value="20.34" calcext:value-type="float">
            <text:p>20.34</text:p>
          </table:table-cell>
          <table:table-cell office:value-type="float" office:value="3.77058398999" calcext:value-type="float">
            <text:p>3.77058399</text:p>
          </table:table-cell>
          <table:table-cell office:value-type="float" office:value="0.303494006275" calcext:value-type="float">
            <text:p>0.3034940063</text:p>
          </table:table-cell>
          <table:table-cell office:value-type="float" office:value="111.42" calcext:value-type="float">
            <text:p>111.42</text:p>
          </table:table-cell>
          <table:table-cell office:value-type="float" office:value="1507" calcext:value-type="float">
            <text:p>1507</text:p>
          </table:table-cell>
          <table:table-cell office:value-type="float" office:value="1677" calcext:value-type="float">
            <text:p>1677</text:p>
          </table:table-cell>
          <table:table-cell office:value-type="float" office:value="1.53495" calcext:value-type="float">
            <text:p>1.53495</text:p>
          </table:table-cell>
        </table:table-row>
        <table:table-row table:style-name="ro1">
          <table:table-cell office:value-type="float" office:value="20.36" calcext:value-type="float">
            <text:p>20.36</text:p>
          </table:table-cell>
          <table:table-cell office:value-type="float" office:value="3.76644115578" calcext:value-type="float">
            <text:p>3.7664411558</text:p>
          </table:table-cell>
          <table:table-cell office:value-type="float" office:value="0.314762691542" calcext:value-type="float">
            <text:p>0.3147626915</text:p>
          </table:table-cell>
          <table:table-cell office:value-type="float" office:value="110.4" calcext:value-type="float">
            <text:p>110.4</text:p>
          </table:table-cell>
          <table:table-cell office:value-type="float" office:value="1506" calcext:value-type="float">
            <text:p>1506</text:p>
          </table:table-cell>
          <table:table-cell office:value-type="float" office:value="1673" calcext:value-type="float">
            <text:p>1673</text:p>
          </table:table-cell>
          <table:table-cell office:value-type="float" office:value="1.3644" calcext:value-type="float">
            <text:p>1.3644</text:p>
          </table:table-cell>
        </table:table-row>
        <table:table-row table:style-name="ro1">
          <table:table-cell office:value-type="float" office:value="20.38" calcext:value-type="float">
            <text:p>20.38</text:p>
          </table:table-cell>
          <table:table-cell office:value-type="float" office:value="3.7629401209" calcext:value-type="float">
            <text:p>3.7629401209</text:p>
          </table:table-cell>
          <table:table-cell office:value-type="float" office:value="0.324746136467" calcext:value-type="float">
            <text:p>0.3247461365</text:p>
          </table:table-cell>
          <table:table-cell office:value-type="float" office:value="109.51" calcext:value-type="float">
            <text:p>109.51</text:p>
          </table:table-cell>
          <table:table-cell office:value-type="float" office:value="1534" calcext:value-type="float">
            <text:p>1534</text:p>
          </table:table-cell>
          <table:table-cell office:value-type="float" office:value="1664" calcext:value-type="float">
            <text:p>1664</text:p>
          </table:table-cell>
          <table:table-cell office:value-type="float" office:value="1.19385" calcext:value-type="float">
            <text:p>1.19385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3.7591161031" calcext:value-type="float">
            <text:p>3.7591161031</text:p>
          </table:table-cell>
          <table:table-cell office:value-type="float" office:value="0.336231352216" calcext:value-type="float">
            <text:p>0.3362313522</text:p>
          </table:table-cell>
          <table:table-cell office:value-type="float" office:value="108.63" calcext:value-type="float">
            <text:p>108.63</text:p>
          </table:table-cell>
          <table:table-cell office:value-type="float" office:value="1554" calcext:value-type="float">
            <text:p>1554</text:p>
          </table:table-cell>
          <table:table-cell office:value-type="float" office:value="1662" calcext:value-type="float">
            <text:p>1662</text:p>
          </table:table-cell>
          <table:table-cell office:value-type="float" office:value="1.3644" calcext:value-type="float">
            <text:p>1.3644</text:p>
          </table:table-cell>
        </table:table-row>
        <table:table-row table:style-name="ro1">
          <table:table-cell office:value-type="float" office:value="20.42" calcext:value-type="float">
            <text:p>20.42</text:p>
          </table:table-cell>
          <table:table-cell office:value-type="float" office:value="3.7558893305" calcext:value-type="float">
            <text:p>3.7558893305</text:p>
          </table:table-cell>
          <table:table-cell office:value-type="float" office:value="0.346387969569" calcext:value-type="float">
            <text:p>0.3463879696</text:p>
          </table:table-cell>
          <table:table-cell office:value-type="float" office:value="107.81" calcext:value-type="float">
            <text:p>107.81</text:p>
          </table:table-cell>
          <table:table-cell office:value-type="float" office:value="1617" calcext:value-type="float">
            <text:p>1617</text:p>
          </table:table-cell>
          <table:table-cell office:value-type="float" office:value="1654" calcext:value-type="float">
            <text:p>1654</text:p>
          </table:table-cell>
          <table:table-cell office:value-type="float" office:value="1.19385" calcext:value-type="float">
            <text:p>1.19385</text:p>
          </table:table-cell>
        </table:table-row>
        <table:table-row table:style-name="ro1">
          <table:table-cell office:value-type="float" office:value="20.44" calcext:value-type="float">
            <text:p>20.44</text:p>
          </table:table-cell>
          <table:table-cell office:value-type="float" office:value="3.75280861216" calcext:value-type="float">
            <text:p>3.7528086122</text:p>
          </table:table-cell>
          <table:table-cell office:value-type="float" office:value="0.356590878493" calcext:value-type="float">
            <text:p>0.3565908785</text:p>
          </table:table-cell>
          <table:table-cell office:value-type="float" office:value="106.99" calcext:value-type="float">
            <text:p>106.99</text:p>
          </table:table-cell>
          <table:table-cell office:value-type="float" office:value="1620" calcext:value-type="float">
            <text:p>1620</text:p>
          </table:table-cell>
          <table:table-cell office:value-type="float" office:value="1654" calcext:value-type="float">
            <text:p>1654</text:p>
          </table:table-cell>
          <table:table-cell office:value-type="float" office:value="1.19385" calcext:value-type="float">
            <text:p>1.19385</text:p>
          </table:table-cell>
        </table:table-row>
        <table:table-row table:style-name="ro1">
          <table:table-cell office:value-type="float" office:value="20.46" calcext:value-type="float">
            <text:p>20.46</text:p>
          </table:table-cell>
          <table:table-cell office:value-type="float" office:value="3.74986394741" calcext:value-type="float">
            <text:p>3.7498639474</text:p>
          </table:table-cell>
          <table:table-cell office:value-type="float" office:value="0.366865859291" calcext:value-type="float">
            <text:p>0.3668658593</text:p>
          </table:table-cell>
          <table:table-cell office:value-type="float" office:value="106.18" calcext:value-type="float">
            <text:p>106.18</text:p>
          </table:table-cell>
          <table:table-cell office:value-type="float" office:value="1620" calcext:value-type="float">
            <text:p>1620</text:p>
          </table:table-cell>
          <table:table-cell office:value-type="float" office:value="1650" calcext:value-type="float">
            <text:p>1650</text:p>
          </table:table-cell>
          <table:table-cell office:value-type="float" office:value="1.19385" calcext:value-type="float">
            <text:p>1.19385</text:p>
          </table:table-cell>
        </table:table-row>
        <table:table-row table:style-name="ro1">
          <table:table-cell office:value-type="float" office:value="20.48" calcext:value-type="float">
            <text:p>20.48</text:p>
          </table:table-cell>
          <table:table-cell office:value-type="float" office:value="3.74705072617" calcext:value-type="float">
            <text:p>3.7470507262</text:p>
          </table:table-cell>
          <table:table-cell office:value-type="float" office:value="0.377178541258" calcext:value-type="float">
            <text:p>0.3771785413</text:p>
          </table:table-cell>
          <table:table-cell office:value-type="float" office:value="105.45" calcext:value-type="float">
            <text:p>105.45</text:p>
          </table:table-cell>
          <table:table-cell office:value-type="float" office:value="1620" calcext:value-type="float">
            <text:p>1620</text:p>
          </table:table-cell>
          <table:table-cell office:value-type="float" office:value="1650" calcext:value-type="float">
            <text:p>1650</text:p>
          </table:table-cell>
          <table:table-cell office:value-type="float" office:value="1.19385" calcext:value-type="float">
            <text:p>1.19385</text:p>
          </table:table-cell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3.74434384399" calcext:value-type="float">
            <text:p>3.744343844</text:p>
          </table:table-cell>
          <table:table-cell office:value-type="float" office:value="0.387528068445" calcext:value-type="float">
            <text:p>0.3875280684</text:p>
          </table:table-cell>
          <table:table-cell office:value-type="float" office:value="104.85" calcext:value-type="float">
            <text:p>104.85</text:p>
          </table:table-cell>
          <table:table-cell office:value-type="float" office:value="1620" calcext:value-type="float">
            <text:p>1620</text:p>
          </table:table-cell>
          <table:table-cell office:value-type="float" office:value="1649" calcext:value-type="float">
            <text:p>1649</text:p>
          </table:table-cell>
          <table:table-cell office:value-type="float" office:value="1.19385" calcext:value-type="float">
            <text:p>1.19385</text:p>
          </table:table-cell>
        </table:table-row>
        <table:table-row table:style-name="ro1">
          <table:table-cell office:value-type="float" office:value="20.52" calcext:value-type="float">
            <text:p>20.52</text:p>
          </table:table-cell>
          <table:table-cell office:value-type="float" office:value="3.74132745139" calcext:value-type="float">
            <text:p>3.7413274514</text:p>
          </table:table-cell>
          <table:table-cell office:value-type="float" office:value="0.399364370248" calcext:value-type="float">
            <text:p>0.3993643702</text:p>
          </table:table-cell>
          <table:table-cell office:value-type="float" office:value="104.52" calcext:value-type="float">
            <text:p>104.52</text:p>
          </table:table-cell>
          <table:table-cell office:value-type="float" office:value="1620" calcext:value-type="float">
            <text:p>1620</text:p>
          </table:table-cell>
          <table:table-cell office:value-type="float" office:value="1650" calcext:value-type="float">
            <text:p>1650</text:p>
          </table:table-cell>
          <table:table-cell office:value-type="float" office:value="1.3644" calcext:value-type="float">
            <text:p>1.3644</text:p>
          </table:table-cell>
        </table:table-row>
        <table:table-row table:style-name="ro1">
          <table:table-cell office:value-type="float" office:value="20.54" calcext:value-type="float">
            <text:p>20.54</text:p>
          </table:table-cell>
          <table:table-cell office:value-type="float" office:value="3.73838773267" calcext:value-type="float">
            <text:p>3.7383877327</text:p>
          </table:table-cell>
          <table:table-cell office:value-type="float" office:value="0.41122058375" calcext:value-type="float">
            <text:p>0.4112205838</text:p>
          </table:table-cell>
          <table:table-cell office:value-type="float" office:value="104.15" calcext:value-type="float">
            <text:p>104.15</text:p>
          </table:table-cell>
          <table:table-cell office:value-type="float" office:value="1621" calcext:value-type="float">
            <text:p>1621</text:p>
          </table:table-cell>
          <table:table-cell office:value-type="float" office:value="1650" calcext:value-type="float">
            <text:p>1650</text:p>
          </table:table-cell>
          <table:table-cell office:value-type="float" office:value="1.3644" calcext:value-type="float">
            <text:p>1.3644</text:p>
          </table:table-cell>
        </table:table-row>
        <table:table-row table:style-name="ro1">
          <table:table-cell office:value-type="float" office:value="20.56" calcext:value-type="float">
            <text:p>20.56</text:p>
          </table:table-cell>
          <table:table-cell office:value-type="float" office:value="3.73554143086" calcext:value-type="float">
            <text:p>3.7355414309</text:p>
          </table:table-cell>
          <table:table-cell office:value-type="float" office:value="0.423100347766" calcext:value-type="float">
            <text:p>0.4231003478</text:p>
          </table:table-cell>
          <table:table-cell office:value-type="float" office:value="103.7" calcext:value-type="float">
            <text:p>103.7</text:p>
          </table:table-cell>
          <table:table-cell office:value-type="float" office:value="1618" calcext:value-type="float">
            <text:p>1618</text:p>
          </table:table-cell>
          <table:table-cell office:value-type="float" office:value="1650" calcext:value-type="float">
            <text:p>1650</text:p>
          </table:table-cell>
          <table:table-cell office:value-type="float" office:value="1.3644" calcext:value-type="float">
            <text:p>1.3644</text:p>
          </table:table-cell>
        </table:table-row>
        <table:table-row table:style-name="ro1">
          <table:table-cell office:value-type="float" office:value="20.58" calcext:value-type="float">
            <text:p>20.58</text:p>
          </table:table-cell>
          <table:table-cell office:value-type="float" office:value="3.73242164295" calcext:value-type="float">
            <text:p>3.732421643</text:p>
          </table:table-cell>
          <table:table-cell office:value-type="float" office:value="0.43648160559" calcext:value-type="float">
            <text:p>0.4364816056</text:p>
          </table:table-cell>
          <table:table-cell office:value-type="float" office:value="103.38" calcext:value-type="float">
            <text:p>103.38</text:p>
          </table:table-cell>
          <table:table-cell office:value-type="float" office:value="1616" calcext:value-type="float">
            <text:p>1616</text:p>
          </table:table-cell>
          <table:table-cell office:value-type="float" office:value="1650" calcext:value-type="float">
            <text:p>1650</text:p>
          </table:table-cell>
          <table:table-cell office:value-type="float" office:value="1.53495" calcext:value-type="float">
            <text:p>1.53495</text:p>
          </table:table-cell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float" office:value="3.72933405072" calcext:value-type="float">
            <text:p>3.7293340507</text:p>
          </table:table-cell>
          <table:table-cell office:value-type="float" office:value="0.449977498557" calcext:value-type="float">
            <text:p>0.4499774986</text:p>
          </table:table-cell>
          <table:table-cell office:value-type="float" office:value="103.13" calcext:value-type="float">
            <text:p>103.13</text:p>
          </table:table-cell>
          <table:table-cell office:value-type="float" office:value="1614" calcext:value-type="float">
            <text:p>1614</text:p>
          </table:table-cell>
          <table:table-cell office:value-type="float" office:value="1639" calcext:value-type="float">
            <text:p>1639</text:p>
          </table:table-cell>
          <table:table-cell office:value-type="float" office:value="1.53495" calcext:value-type="float">
            <text:p>1.53495</text:p>
          </table:table-cell>
        </table:table-row>
        <table:table-row table:style-name="ro1">
          <table:table-cell office:value-type="float" office:value="20.62" calcext:value-type="float">
            <text:p>20.62</text:p>
          </table:table-cell>
          <table:table-cell office:value-type="float" office:value="3.72600317052" calcext:value-type="float">
            <text:p>3.7260031705</text:p>
          </table:table-cell>
          <table:table-cell office:value-type="float" office:value="0.464981933069" calcext:value-type="float">
            <text:p>0.4649819331</text:p>
          </table:table-cell>
          <table:table-cell office:value-type="float" office:value="102.79" calcext:value-type="float">
            <text:p>102.79</text:p>
          </table:table-cell>
          <table:table-cell office:value-type="float" office:value="1612" calcext:value-type="float">
            <text:p>1612</text:p>
          </table:table-cell>
          <table:table-cell office:value-type="float" office:value="1640" calcext:value-type="float">
            <text:p>1640</text:p>
          </table:table-cell>
          <table:table-cell office:value-type="float" office:value="1.7055" calcext:value-type="float">
            <text:p>1.7055</text:p>
          </table:table-cell>
        </table:table-row>
        <table:table-row table:style-name="ro1">
          <table:table-cell office:value-type="float" office:value="20.64" calcext:value-type="float">
            <text:p>20.64</text:p>
          </table:table-cell>
          <table:table-cell office:value-type="float" office:value="3.72313848223" calcext:value-type="float">
            <text:p>3.7231384822</text:p>
          </table:table-cell>
          <table:table-cell office:value-type="float" office:value="0.478567068904" calcext:value-type="float">
            <text:p>0.4785670689</text:p>
          </table:table-cell>
          <table:table-cell office:value-type="float" office:value="102.15" calcext:value-type="float">
            <text:p>102.15</text:p>
          </table:table-cell>
          <table:table-cell office:value-type="float" office:value="1609" calcext:value-type="float">
            <text:p>1609</text:p>
          </table:table-cell>
          <table:table-cell office:value-type="float" office:value="1635" calcext:value-type="float">
            <text:p>1635</text:p>
          </table:table-cell>
          <table:table-cell office:value-type="float" office:value="1.53495" calcext:value-type="float">
            <text:p>1.53495</text:p>
          </table:table-cell>
        </table:table-row>
        <table:table-row table:style-name="ro1">
          <table:table-cell office:value-type="float" office:value="20.66" calcext:value-type="float">
            <text:p>20.66</text:p>
          </table:table-cell>
          <table:table-cell office:value-type="float" office:value="3.72012795201" calcext:value-type="float">
            <text:p>3.720127952</text:p>
          </table:table-cell>
          <table:table-cell office:value-type="float" office:value="0.493726838457" calcext:value-type="float">
            <text:p>0.4937268385</text:p>
          </table:table-cell>
          <table:table-cell office:value-type="float" office:value="101.5" calcext:value-type="float">
            <text:p>101.5</text:p>
          </table:table-cell>
          <table:table-cell office:value-type="float" office:value="1609" calcext:value-type="float">
            <text:p>1609</text:p>
          </table:table-cell>
          <table:table-cell office:value-type="float" office:value="1632" calcext:value-type="float">
            <text:p>1632</text:p>
          </table:table-cell>
          <table:table-cell office:value-type="float" office:value="1.7055" calcext:value-type="float">
            <text:p>1.7055</text:p>
          </table:table-cell>
        </table:table-row>
        <table:table-row table:style-name="ro1">
          <table:table-cell office:value-type="float" office:value="20.68" calcext:value-type="float">
            <text:p>20.68</text:p>
          </table:table-cell>
          <table:table-cell office:value-type="float" office:value="3.7172343942" calcext:value-type="float">
            <text:p>3.7172343942</text:p>
          </table:table-cell>
          <table:table-cell office:value-type="float" office:value="0.509055341632" calcext:value-type="float">
            <text:p>0.5090553416</text:p>
          </table:table-cell>
          <table:table-cell office:value-type="float" office:value="100.94" calcext:value-type="float">
            <text:p>100.94</text:p>
          </table:table-cell>
          <table:table-cell office:value-type="float" office:value="1607" calcext:value-type="float">
            <text:p>1607</text:p>
          </table:table-cell>
          <table:table-cell office:value-type="float" office:value="1618" calcext:value-type="float">
            <text:p>1618</text:p>
          </table:table-cell>
          <table:table-cell office:value-type="float" office:value="1.7055" calcext:value-type="float">
            <text:p>1.7055</text:p>
          </table:table-cell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float" office:value="3.71449825923" calcext:value-type="float">
            <text:p>3.7144982592</text:p>
          </table:table-cell>
          <table:table-cell office:value-type="float" office:value="0.524495054493" calcext:value-type="float">
            <text:p>0.5244950545</text:p>
          </table:table-cell>
          <table:table-cell office:value-type="float" office:value="100.29" calcext:value-type="float">
            <text:p>100.29</text:p>
          </table:table-cell>
          <table:table-cell office:value-type="float" office:value="1606" calcext:value-type="float">
            <text:p>1606</text:p>
          </table:table-cell>
          <table:table-cell office:value-type="float" office:value="1610" calcext:value-type="float">
            <text:p>1610</text:p>
          </table:table-cell>
          <table:table-cell office:value-type="float" office:value="1.7055" calcext:value-type="float">
            <text:p>1.7055</text:p>
          </table:table-cell>
        </table:table-row>
        <table:table-row table:style-name="ro1">
          <table:table-cell office:value-type="float" office:value="20.72" calcext:value-type="float">
            <text:p>20.72</text:p>
          </table:table-cell>
          <table:table-cell office:value-type="float" office:value="3.71196967943" calcext:value-type="float">
            <text:p>3.7119696794</text:p>
          </table:table-cell>
          <table:table-cell office:value-type="float" office:value="0.540001844564" calcext:value-type="float">
            <text:p>0.5400018446</text:p>
          </table:table-cell>
          <table:table-cell office:value-type="float" office:value="99.5" calcext:value-type="float">
            <text:p>99.5</text:p>
          </table:table-cell>
          <table:table-cell office:value-type="float" office:value="1606" calcext:value-type="float">
            <text:p>1606</text:p>
          </table:table-cell>
          <table:table-cell office:value-type="float" office:value="1607" calcext:value-type="float">
            <text:p>1607</text:p>
          </table:table-cell>
          <table:table-cell office:value-type="float" office:value="1.7055" calcext:value-type="float">
            <text:p>1.7055</text:p>
          </table:table-cell>
        </table:table-row>
        <table:table-row table:style-name="ro1">
          <table:table-cell office:value-type="float" office:value="20.74" calcext:value-type="float">
            <text:p>20.74</text:p>
          </table:table-cell>
          <table:table-cell office:value-type="float" office:value="3.70957400347" calcext:value-type="float">
            <text:p>3.7095740035</text:p>
          </table:table-cell>
          <table:table-cell office:value-type="float" office:value="0.555788874961" calcext:value-type="float">
            <text:p>0.555788875</text:p>
          </table:table-cell>
          <table:table-cell office:value-type="float" office:value="98.83" calcext:value-type="float">
            <text:p>98.83</text:p>
          </table:table-cell>
          <table:table-cell office:value-type="float" office:value="1607" calcext:value-type="float">
            <text:p>1607</text:p>
          </table:table-cell>
          <table:table-cell office:value-type="float" office:value="1581" calcext:value-type="float">
            <text:p>1581</text:p>
          </table:table-cell>
          <table:table-cell office:value-type="float" office:value="1.7055" calcext:value-type="float">
            <text:p>1.7055</text:p>
          </table:table-cell>
        </table:table-row>
        <table:table-row table:style-name="ro1">
          <table:table-cell office:value-type="float" office:value="20.76" calcext:value-type="float">
            <text:p>20.76</text:p>
          </table:table-cell>
          <table:table-cell office:value-type="float" office:value="3.70710583074" calcext:value-type="float">
            <text:p>3.7071058307</text:p>
          </table:table-cell>
          <table:table-cell office:value-type="float" office:value="0.573457278731" calcext:value-type="float">
            <text:p>0.5734572787</text:p>
          </table:table-cell>
          <table:table-cell office:value-type="float" office:value="98.13" calcext:value-type="float">
            <text:p>98.13</text:p>
          </table:table-cell>
          <table:table-cell office:value-type="float" office:value="1604" calcext:value-type="float">
            <text:p>1604</text:p>
          </table:table-cell>
          <table:table-cell office:value-type="float" office:value="1554" calcext:value-type="float">
            <text:p>1554</text:p>
          </table:table-cell>
          <table:table-cell office:value-type="float" office:value="1.87605" calcext:value-type="float">
            <text:p>1.87605</text:p>
          </table:table-cell>
        </table:table-row>
        <table:table-row table:style-name="ro1">
          <table:table-cell office:value-type="float" office:value="20.78" calcext:value-type="float">
            <text:p>20.78</text:p>
          </table:table-cell>
          <table:table-cell office:value-type="float" office:value="3.70503728195" calcext:value-type="float">
            <text:p>3.705037282</text:p>
          </table:table-cell>
          <table:table-cell office:value-type="float" office:value="0.589705573807" calcext:value-type="float">
            <text:p>0.5897055738</text:p>
          </table:table-cell>
          <table:table-cell office:value-type="float" office:value="97.39" calcext:value-type="float">
            <text:p>97.39</text:p>
          </table:table-cell>
          <table:table-cell office:value-type="float" office:value="1605" calcext:value-type="float">
            <text:p>1605</text:p>
          </table:table-cell>
          <table:table-cell office:value-type="float" office:value="1536" calcext:value-type="float">
            <text:p>1536</text:p>
          </table:table-cell>
          <table:table-cell office:value-type="float" office:value="1.7055" calcext:value-type="float">
            <text:p>1.7055</text:p>
          </table:table-cell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3.70293996717" calcext:value-type="float">
            <text:p>3.7029399672</text:p>
          </table:table-cell>
          <table:table-cell office:value-type="float" office:value="0.607843913132" calcext:value-type="float">
            <text:p>0.6078439131</text:p>
          </table:table-cell>
          <table:table-cell office:value-type="float" office:value="96.7" calcext:value-type="float">
            <text:p>96.7</text:p>
          </table:table-cell>
          <table:table-cell office:value-type="float" office:value="1584" calcext:value-type="float">
            <text:p>1584</text:p>
          </table:table-cell>
          <table:table-cell office:value-type="float" office:value="1510" calcext:value-type="float">
            <text:p>1510</text:p>
          </table:table-cell>
          <table:table-cell office:value-type="float" office:value="1.87605" calcext:value-type="float">
            <text:p>1.87605</text:p>
          </table:table-cell>
        </table:table-row>
        <table:table-row table:style-name="ro1">
          <table:table-cell office:value-type="float" office:value="20.82" calcext:value-type="float">
            <text:p>20.82</text:p>
          </table:table-cell>
          <table:table-cell office:value-type="float" office:value="3.70088613323" calcext:value-type="float">
            <text:p>3.7008861332</text:p>
          </table:table-cell>
          <table:table-cell office:value-type="float" office:value="0.626429307745" calcext:value-type="float">
            <text:p>0.6264293077</text:p>
          </table:table-cell>
          <table:table-cell office:value-type="float" office:value="96.32" calcext:value-type="float">
            <text:p>96.32</text:p>
          </table:table-cell>
          <table:table-cell office:value-type="float" office:value="1520" calcext:value-type="float">
            <text:p>1520</text:p>
          </table:table-cell>
          <table:table-cell office:value-type="float" office:value="1458" calcext:value-type="float">
            <text:p>1458</text:p>
          </table:table-cell>
          <table:table-cell office:value-type="float" office:value="1.87605" calcext:value-type="float">
            <text:p>1.87605</text:p>
          </table:table-cell>
        </table:table-row>
        <table:table-row table:style-name="ro1">
          <table:table-cell office:value-type="float" office:value="20.84" calcext:value-type="float">
            <text:p>20.84</text:p>
          </table:table-cell>
          <table:table-cell office:value-type="float" office:value="3.69911772043" calcext:value-type="float">
            <text:p>3.6991177204</text:p>
          </table:table-cell>
          <table:table-cell office:value-type="float" office:value="0.643343005895" calcext:value-type="float">
            <text:p>0.6433430059</text:p>
          </table:table-cell>
          <table:table-cell office:value-type="float" office:value="95.98" calcext:value-type="float">
            <text:p>95.98</text:p>
          </table:table-cell>
          <table:table-cell office:value-type="float" office:value="1496" calcext:value-type="float">
            <text:p>1496</text:p>
          </table:table-cell>
          <table:table-cell office:value-type="float" office:value="1457" calcext:value-type="float">
            <text:p>1457</text:p>
          </table:table-cell>
          <table:table-cell office:value-type="float" office:value="1.7055" calcext:value-type="float">
            <text:p>1.7055</text:p>
          </table:table-cell>
        </table:table-row>
        <table:table-row table:style-name="ro1">
          <table:table-cell office:value-type="float" office:value="20.86" calcext:value-type="float">
            <text:p>20.86</text:p>
          </table:table-cell>
          <table:table-cell office:value-type="float" office:value="3.69747745268" calcext:value-type="float">
            <text:p>3.6974774527</text:p>
          </table:table-cell>
          <table:table-cell office:value-type="float" office:value="0.6602625357" calcext:value-type="float">
            <text:p>0.6602625357</text:p>
          </table:table-cell>
          <table:table-cell office:value-type="float" office:value="95.55" calcext:value-type="float">
            <text:p>95.55</text:p>
          </table:table-cell>
          <table:table-cell office:value-type="float" office:value="1494" calcext:value-type="float">
            <text:p>1494</text:p>
          </table:table-cell>
          <table:table-cell office:value-type="float" office:value="1458" calcext:value-type="float">
            <text:p>1458</text:p>
          </table:table-cell>
          <table:table-cell office:value-type="float" office:value="1.7055" calcext:value-type="float">
            <text:p>1.7055</text:p>
          </table:table-cell>
        </table:table-row>
        <table:table-row table:style-name="ro1">
          <table:table-cell office:value-type="float" office:value="20.88" calcext:value-type="float">
            <text:p>20.88</text:p>
          </table:table-cell>
          <table:table-cell office:value-type="float" office:value="3.69592060786" calcext:value-type="float">
            <text:p>3.6959206079</text:p>
          </table:table-cell>
          <table:table-cell office:value-type="float" office:value="0.677204198521" calcext:value-type="float">
            <text:p>0.6772041985</text:p>
          </table:table-cell>
          <table:table-cell office:value-type="float" office:value="95.26" calcext:value-type="float">
            <text:p>95.26</text:p>
          </table:table-cell>
          <table:table-cell office:value-type="float" office:value="1495" calcext:value-type="float">
            <text:p>1495</text:p>
          </table:table-cell>
          <table:table-cell office:value-type="float" office:value="1456" calcext:value-type="float">
            <text:p>1456</text:p>
          </table:table-cell>
          <table:table-cell office:value-type="float" office:value="1.7055" calcext:value-type="float">
            <text:p>1.7055</text:p>
          </table:table-cell>
        </table:table-row>
        <table:table-row table:style-name="ro1">
          <table:table-cell office:value-type="float" office:value="20.9" calcext:value-type="float">
            <text:p>20.9</text:p>
          </table:table-cell>
          <table:table-cell office:value-type="float" office:value="3.69456082891" calcext:value-type="float">
            <text:p>3.6945608289</text:p>
          </table:table-cell>
          <table:table-cell office:value-type="float" office:value="0.692461857937" calcext:value-type="float">
            <text:p>0.6924618579</text:p>
          </table:table-cell>
          <table:table-cell office:value-type="float" office:value="95.1" calcext:value-type="float">
            <text:p>95.1</text:p>
          </table:table-cell>
          <table:table-cell office:value-type="float" office:value="1494" calcext:value-type="float">
            <text:p>1494</text:p>
          </table:table-cell>
          <table:table-cell office:value-type="float" office:value="1455" calcext:value-type="float">
            <text:p>1455</text:p>
          </table:table-cell>
          <table:table-cell office:value-type="float" office:value="1.53495" calcext:value-type="float">
            <text:p>1.53495</text:p>
          </table:table-cell>
        </table:table-row>
        <table:table-row table:style-name="ro1">
          <table:table-cell office:value-type="float" office:value="20.92" calcext:value-type="float">
            <text:p>20.92</text:p>
          </table:table-cell>
          <table:table-cell office:value-type="float" office:value="3.69329518768" calcext:value-type="float">
            <text:p>3.6932951877</text:p>
          </table:table-cell>
          <table:table-cell office:value-type="float" office:value="0.707721290049" calcext:value-type="float">
            <text:p>0.70772129</text:p>
          </table:table-cell>
          <table:table-cell office:value-type="float" office:value="94.75" calcext:value-type="float">
            <text:p>94.75</text:p>
          </table:table-cell>
          <table:table-cell office:value-type="float" office:value="1494" calcext:value-type="float">
            <text:p>1494</text:p>
          </table:table-cell>
          <table:table-cell office:value-type="float" office:value="1456" calcext:value-type="float">
            <text:p>1456</text:p>
          </table:table-cell>
          <table:table-cell office:value-type="float" office:value="1.53495" calcext:value-type="float">
            <text:p>1.53495</text:p>
          </table:table-cell>
        </table:table-row>
        <table:table-row table:style-name="ro1">
          <table:table-cell office:value-type="float" office:value="20.94" calcext:value-type="float">
            <text:p>20.94</text:p>
          </table:table-cell>
          <table:table-cell office:value-type="float" office:value="3.69218017765" calcext:value-type="float">
            <text:p>3.6921801777</text:p>
          </table:table-cell>
          <table:table-cell office:value-type="float" office:value="0.721280444088" calcext:value-type="float">
            <text:p>0.7212804441</text:p>
          </table:table-cell>
          <table:table-cell office:value-type="float" office:value="94.71" calcext:value-type="float">
            <text:p>94.71</text:p>
          </table:table-cell>
          <table:table-cell office:value-type="float" office:value="1494" calcext:value-type="float">
            <text:p>1494</text:p>
          </table:table-cell>
          <table:table-cell office:value-type="float" office:value="1457" calcext:value-type="float">
            <text:p>1457</text:p>
          </table:table-cell>
          <table:table-cell office:value-type="float" office:value="1.3644" calcext:value-type="float">
            <text:p>1.3644</text:p>
          </table:table-cell>
        </table:table-row>
        <table:table-row table:style-name="ro1">
          <table:table-cell office:value-type="float" office:value="20.96" calcext:value-type="float">
            <text:p>20.96</text:p>
          </table:table-cell>
          <table:table-cell office:value-type="float" office:value="3.69093318075" calcext:value-type="float">
            <text:p>3.6909331808</text:p>
          </table:table-cell>
          <table:table-cell office:value-type="float" office:value="0.736541416791" calcext:value-type="float">
            <text:p>0.7365414168</text:p>
          </table:table-cell>
          <table:table-cell office:value-type="float" office:value="94.68" calcext:value-type="float">
            <text:p>94.68</text:p>
          </table:table-cell>
          <table:table-cell office:value-type="float" office:value="1494" calcext:value-type="float">
            <text:p>1494</text:p>
          </table:table-cell>
          <table:table-cell office:value-type="float" office:value="1456" calcext:value-type="float">
            <text:p>1456</text:p>
          </table:table-cell>
          <table:table-cell office:value-type="float" office:value="1.53495" calcext:value-type="float">
            <text:p>1.53495</text:p>
          </table:table-cell>
        </table:table-row>
        <table:table-row table:style-name="ro1">
          <table:table-cell office:value-type="float" office:value="20.98" calcext:value-type="float">
            <text:p>20.98</text:p>
          </table:table-cell>
          <table:table-cell office:value-type="float" office:value="3.68986713141" calcext:value-type="float">
            <text:p>3.6898671314</text:p>
          </table:table-cell>
          <table:table-cell office:value-type="float" office:value="0.750110172441" calcext:value-type="float">
            <text:p>0.7501101724</text:p>
          </table:table-cell>
          <table:table-cell office:value-type="float" office:value="94.5" calcext:value-type="float">
            <text:p>94.5</text:p>
          </table:table-cell>
          <table:table-cell office:value-type="float" office:value="1494" calcext:value-type="float">
            <text:p>1494</text:p>
          </table:table-cell>
          <table:table-cell office:value-type="float" office:value="1456" calcext:value-type="float">
            <text:p>1456</text:p>
          </table:table-cell>
          <table:table-cell office:value-type="float" office:value="1.3644" calcext:value-type="float">
            <text:p>1.364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.68896522263" calcext:value-type="float">
            <text:p>3.6889652226</text:p>
          </table:table-cell>
          <table:table-cell office:value-type="float" office:value="0.76198525885" calcext:value-type="float">
            <text:p>0.7619852589</text:p>
          </table:table-cell>
          <table:table-cell office:value-type="float" office:value="94.35" calcext:value-type="float">
            <text:p>94.35</text:p>
          </table:table-cell>
          <table:table-cell office:value-type="float" office:value="1495" calcext:value-type="float">
            <text:p>1495</text:p>
          </table:table-cell>
          <table:table-cell office:value-type="float" office:value="1456" calcext:value-type="float">
            <text:p>1456</text:p>
          </table:table-cell>
          <table:table-cell office:value-type="float" office:value="1.19385" calcext:value-type="float">
            <text:p>1.19385</text:p>
          </table:table-cell>
        </table:table-row>
        <table:table-row table:style-name="ro1">
          <table:table-cell office:value-type="float" office:value="21.02" calcext:value-type="float">
            <text:p>21.02</text:p>
          </table:table-cell>
          <table:table-cell office:value-type="float" office:value="3.68794180689" calcext:value-type="float">
            <text:p>3.6879418069</text:p>
          </table:table-cell>
          <table:table-cell office:value-type="float" office:value="0.775557308229" calcext:value-type="float">
            <text:p>0.7755573082</text:p>
          </table:table-cell>
          <table:table-cell office:value-type="float" office:value="94.32" calcext:value-type="float">
            <text:p>94.32</text:p>
          </table:table-cell>
          <table:table-cell office:value-type="float" office:value="1495" calcext:value-type="float">
            <text:p>1495</text:p>
          </table:table-cell>
          <table:table-cell office:value-type="float" office:value="1456" calcext:value-type="float">
            <text:p>1456</text:p>
          </table:table-cell>
          <table:table-cell office:value-type="float" office:value="1.3644" calcext:value-type="float">
            <text:p>1.3644</text:p>
          </table:table-cell>
        </table:table-row>
        <table:table-row table:style-name="ro1">
          <table:table-cell office:value-type="float" office:value="21.04" calcext:value-type="float">
            <text:p>21.04</text:p>
          </table:table-cell>
          <table:table-cell office:value-type="float" office:value="3.68709794232" calcext:value-type="float">
            <text:p>3.6870979423</text:p>
          </table:table-cell>
          <table:table-cell office:value-type="float" office:value="0.787436674196" calcext:value-type="float">
            <text:p>0.7874366742</text:p>
          </table:table-cell>
          <table:table-cell office:value-type="float" office:value="94.07" calcext:value-type="float">
            <text:p>94.07</text:p>
          </table:table-cell>
          <table:table-cell office:value-type="float" office:value="1495" calcext:value-type="float">
            <text:p>1495</text:p>
          </table:table-cell>
          <table:table-cell office:value-type="float" office:value="1456" calcext:value-type="float">
            <text:p>1456</text:p>
          </table:table-cell>
          <table:table-cell office:value-type="float" office:value="1.19385" calcext:value-type="float">
            <text:p>1.19385</text:p>
          </table:table-cell>
        </table:table-row>
        <table:table-row table:style-name="ro1">
          <table:table-cell office:value-type="float" office:value="21.06" calcext:value-type="float">
            <text:p>21.06</text:p>
          </table:table-cell>
          <table:table-cell office:value-type="float" office:value="3.68631214212" calcext:value-type="float">
            <text:p>3.6863121421</text:p>
          </table:table-cell>
          <table:table-cell office:value-type="float" office:value="0.79932003602" calcext:value-type="float">
            <text:p>0.799320036</text:p>
          </table:table-cell>
          <table:table-cell office:value-type="float" office:value="93.79" calcext:value-type="float">
            <text:p>93.79</text:p>
          </table:table-cell>
          <table:table-cell office:value-type="float" office:value="1494" calcext:value-type="float">
            <text:p>1494</text:p>
          </table:table-cell>
          <table:table-cell office:value-type="float" office:value="1456" calcext:value-type="float">
            <text:p>1456</text:p>
          </table:table-cell>
          <table:table-cell office:value-type="float" office:value="1.19385" calcext:value-type="float">
            <text:p>1.19385</text:p>
          </table:table-cell>
        </table:table-row>
        <table:table-row table:style-name="ro1">
          <table:table-cell office:value-type="float" office:value="21.08" calcext:value-type="float">
            <text:p>21.08</text:p>
          </table:table-cell>
          <table:table-cell office:value-type="float" office:value="3.68566777854" calcext:value-type="float">
            <text:p>3.6856677785</text:p>
          </table:table-cell>
          <table:table-cell office:value-type="float" office:value="0.809516088262" calcext:value-type="float">
            <text:p>0.8095160883</text:p>
          </table:table-cell>
          <table:table-cell office:value-type="float" office:value="93.62" calcext:value-type="float">
            <text:p>93.62</text:p>
          </table:table-cell>
          <table:table-cell office:value-type="float" office:value="1495" calcext:value-type="float">
            <text:p>1495</text:p>
          </table:table-cell>
          <table:table-cell office:value-type="float" office:value="1454" calcext:value-type="float">
            <text:p>1454</text:p>
          </table:table-cell>
          <table:table-cell office:value-type="float" office:value="1.0233" calcext:value-type="float">
            <text:p>1.0233</text:p>
          </table:table-cell>
        </table:table-row>
        <table:table-row table:style-name="ro1">
          <table:table-cell office:value-type="float" office:value="21.1" calcext:value-type="float">
            <text:p>21.1</text:p>
          </table:table-cell>
          <table:table-cell office:value-type="float" office:value="3.68492871183" calcext:value-type="float">
            <text:p>3.6849287118</text:p>
          </table:table-cell>
          <table:table-cell office:value-type="float" office:value="0.821419242017" calcext:value-type="float">
            <text:p>0.821419242</text:p>
          </table:table-cell>
          <table:table-cell office:value-type="float" office:value="93.55" calcext:value-type="float">
            <text:p>93.55</text:p>
          </table:table-cell>
          <table:table-cell office:value-type="float" office:value="1497" calcext:value-type="float">
            <text:p>1497</text:p>
          </table:table-cell>
          <table:table-cell office:value-type="float" office:value="1448" calcext:value-type="float">
            <text:p>1448</text:p>
          </table:table-cell>
          <table:table-cell office:value-type="float" office:value="1.19385" calcext:value-type="float">
            <text:p>1.19385</text:p>
          </table:table-cell>
        </table:table-row>
        <table:table-row table:style-name="ro1">
          <table:table-cell office:value-type="float" office:value="21.12" calcext:value-type="float">
            <text:p>21.12</text:p>
          </table:table-cell>
          <table:table-cell office:value-type="float" office:value="3.68430766628" calcext:value-type="float">
            <text:p>3.6843076663</text:p>
          </table:table-cell>
          <table:table-cell office:value-type="float" office:value="0.831628050091" calcext:value-type="float">
            <text:p>0.8316280501</text:p>
          </table:table-cell>
          <table:table-cell office:value-type="float" office:value="93.48" calcext:value-type="float">
            <text:p>93.48</text:p>
          </table:table-cell>
          <table:table-cell office:value-type="float" office:value="1498" calcext:value-type="float">
            <text:p>1498</text:p>
          </table:table-cell>
          <table:table-cell office:value-type="float" office:value="1449" calcext:value-type="float">
            <text:p>1449</text:p>
          </table:table-cell>
          <table:table-cell office:value-type="float" office:value="1.0233" calcext:value-type="float">
            <text:p>1.0233</text:p>
          </table:table-cell>
        </table:table-row>
        <table:table-row table:style-name="ro1">
          <table:table-cell office:value-type="float" office:value="21.14" calcext:value-type="float">
            <text:p>21.14</text:p>
          </table:table-cell>
          <table:table-cell office:value-type="float" office:value="3.68367959791" calcext:value-type="float">
            <text:p>3.6836795979</text:p>
          </table:table-cell>
          <table:table-cell office:value-type="float" office:value="0.841831078431" calcext:value-type="float">
            <text:p>0.8418310784</text:p>
          </table:table-cell>
          <table:table-cell office:value-type="float" office:value="93.52" calcext:value-type="float">
            <text:p>93.52</text:p>
          </table:table-cell>
          <table:table-cell office:value-type="float" office:value="1524" calcext:value-type="float">
            <text:p>1524</text:p>
          </table:table-cell>
          <table:table-cell office:value-type="float" office:value="1448" calcext:value-type="float">
            <text:p>1448</text:p>
          </table:table-cell>
          <table:table-cell office:value-type="float" office:value="1.0233" calcext:value-type="float">
            <text:p>1.0233</text:p>
          </table:table-cell>
        </table:table-row>
        <table:table-row table:style-name="ro1">
          <table:table-cell office:value-type="float" office:value="21.16" calcext:value-type="float">
            <text:p>21.16</text:p>
          </table:table-cell>
          <table:table-cell office:value-type="float" office:value="3.6831933742" calcext:value-type="float">
            <text:p>3.6831933742</text:p>
          </table:table-cell>
          <table:table-cell office:value-type="float" office:value="0.850335797964" calcext:value-type="float">
            <text:p>0.850335798</text:p>
          </table:table-cell>
          <table:table-cell office:value-type="float" office:value="93.27" calcext:value-type="float">
            <text:p>93.27</text:p>
          </table:table-cell>
          <table:table-cell office:value-type="float" office:value="1545" calcext:value-type="float">
            <text:p>1545</text:p>
          </table:table-cell>
          <table:table-cell office:value-type="float" office:value="1448" calcext:value-type="float">
            <text:p>1448</text:p>
          </table:table-cell>
          <table:table-cell office:value-type="float" office:value="0.85275" calcext:value-type="float">
            <text:p>0.85275</text:p>
          </table:table-cell>
        </table:table-row>
        <table:table-row table:style-name="ro1">
          <table:table-cell office:value-type="float" office:value="21.18" calcext:value-type="float">
            <text:p>21.18</text:p>
          </table:table-cell>
          <table:table-cell office:value-type="float" office:value="3.68209016399" calcext:value-type="float">
            <text:p>3.682090164</text:p>
          </table:table-cell>
          <table:table-cell office:value-type="float" office:value="0.870772042317" calcext:value-type="float">
            <text:p>0.8707720423</text:p>
          </table:table-cell>
          <table:table-cell office:value-type="float" office:value="93.09" calcext:value-type="float">
            <text:p>93.09</text:p>
          </table:table-cell>
          <table:table-cell office:value-type="float" office:value="1554" calcext:value-type="float">
            <text:p>1554</text:p>
          </table:table-cell>
          <table:table-cell office:value-type="float" office:value="1450" calcext:value-type="float">
            <text:p>1450</text:p>
          </table:table-cell>
          <table:table-cell office:value-type="float" office:value="1.0233" calcext:value-type="float">
            <text:p>1.0233</text:p>
          </table:table-cell>
        </table:table-row>
        <table:table-row table:style-name="ro1">
          <table:table-cell office:value-type="float" office:value="21.2" calcext:value-type="float">
            <text:p>21.2</text:p>
          </table:table-cell>
          <table:table-cell office:value-type="float" office:value="3.68166177257" calcext:value-type="float">
            <text:p>3.6816617726</text:p>
          </table:table-cell>
          <table:table-cell office:value-type="float" office:value="0.879284329945" calcext:value-type="float">
            <text:p>0.8792843299</text:p>
          </table:table-cell>
          <table:table-cell office:value-type="float" office:value="92.88" calcext:value-type="float">
            <text:p>92.88</text:p>
          </table:table-cell>
          <table:table-cell office:value-type="float" office:value="1590" calcext:value-type="float">
            <text:p>1590</text:p>
          </table:table-cell>
          <table:table-cell office:value-type="float" office:value="1449" calcext:value-type="float">
            <text:p>1449</text:p>
          </table:table-cell>
          <table:table-cell office:value-type="float" office:value="0.85275" calcext:value-type="float">
            <text:p>0.85275</text:p>
          </table:table-cell>
        </table:table-row>
        <table:table-row table:style-name="ro1">
          <table:table-cell office:value-type="float" office:value="21.22" calcext:value-type="float">
            <text:p>21.22</text:p>
          </table:table-cell>
          <table:table-cell office:value-type="float" office:value="3.68086134542" calcext:value-type="float">
            <text:p>3.6808613454</text:p>
          </table:table-cell>
          <table:table-cell office:value-type="float" office:value="0.896320536723" calcext:value-type="float">
            <text:p>0.8963205367</text:p>
          </table:table-cell>
          <table:table-cell office:value-type="float" office:value="92.69" calcext:value-type="float">
            <text:p>92.69</text:p>
          </table:table-cell>
          <table:table-cell office:value-type="float" office:value="1610" calcext:value-type="float">
            <text:p>1610</text:p>
          </table:table-cell>
          <table:table-cell office:value-type="float" office:value="1450" calcext:value-type="float">
            <text:p>1450</text:p>
          </table:table-cell>
          <table:table-cell office:value-type="float" office:value="0.85275" calcext:value-type="float">
            <text:p>0.85275</text:p>
          </table:table-cell>
        </table:table-row>
        <table:table-row table:style-name="ro1">
          <table:table-cell office:value-type="float" office:value="21.24" calcext:value-type="float">
            <text:p>21.24</text:p>
          </table:table-cell>
          <table:table-cell office:value-type="float" office:value="3.68012931225" calcext:value-type="float">
            <text:p>3.6801293123</text:p>
          </table:table-cell>
          <table:table-cell office:value-type="float" office:value="0.91335981935" calcext:value-type="float">
            <text:p>0.9133598194</text:p>
          </table:table-cell>
          <table:table-cell office:value-type="float" office:value="92.46" calcext:value-type="float">
            <text:p>92.46</text:p>
          </table:table-cell>
          <table:table-cell office:value-type="float" office:value="1623" calcext:value-type="float">
            <text:p>1623</text:p>
          </table:table-cell>
          <table:table-cell office:value-type="float" office:value="1450" calcext:value-type="float">
            <text:p>1450</text:p>
          </table:table-cell>
          <table:table-cell office:value-type="float" office:value="0.85275" calcext:value-type="float">
            <text:p>0.85275</text:p>
          </table:table-cell>
        </table:table-row>
        <table:table-row table:style-name="ro1">
          <table:table-cell office:value-type="float" office:value="21.26" calcext:value-type="float">
            <text:p>21.26</text:p>
          </table:table-cell>
          <table:table-cell office:value-type="float" office:value="3.67930083681" calcext:value-type="float">
            <text:p>3.6793008368</text:p>
          </table:table-cell>
          <table:table-cell office:value-type="float" office:value="0.933809043894" calcext:value-type="float">
            <text:p>0.9338090439</text:p>
          </table:table-cell>
          <table:table-cell office:value-type="float" office:value="92.32" calcext:value-type="float">
            <text:p>92.32</text:p>
          </table:table-cell>
          <table:table-cell office:value-type="float" office:value="1623" calcext:value-type="float">
            <text:p>1623</text:p>
          </table:table-cell>
          <table:table-cell office:value-type="float" office:value="1450" calcext:value-type="float">
            <text:p>1450</text:p>
          </table:table-cell>
          <table:table-cell office:value-type="float" office:value="1.0233" calcext:value-type="float">
            <text:p>1.0233</text:p>
          </table:table-cell>
        </table:table-row>
        <table:table-row table:style-name="ro1">
          <table:table-cell office:value-type="float" office:value="21.28" calcext:value-type="float">
            <text:p>21.28</text:p>
          </table:table-cell>
          <table:table-cell office:value-type="float" office:value="3.6785985439" calcext:value-type="float">
            <text:p>3.6785985439</text:p>
          </table:table-cell>
          <table:table-cell office:value-type="float" office:value="0.950849578207" calcext:value-type="float">
            <text:p>0.9508495782</text:p>
          </table:table-cell>
          <table:table-cell office:value-type="float" office:value="92.36" calcext:value-type="float">
            <text:p>92.36</text:p>
          </table:table-cell>
          <table:table-cell office:value-type="float" office:value="1624" calcext:value-type="float">
            <text:p>1624</text:p>
          </table:table-cell>
          <table:table-cell office:value-type="float" office:value="1450" calcext:value-type="float">
            <text:p>1450</text:p>
          </table:table-cell>
          <table:table-cell office:value-type="float" office:value="0.85275" calcext:value-type="float">
            <text:p>0.85275</text:p>
          </table:table-cell>
        </table:table-row>
        <table:table-row table:style-name="ro1">
          <table:table-cell office:value-type="float" office:value="21.3" calcext:value-type="float">
            <text:p>21.3</text:p>
          </table:table-cell>
          <table:table-cell office:value-type="float" office:value="3.67751957488" calcext:value-type="float">
            <text:p>3.6775195749</text:p>
          </table:table-cell>
          <table:table-cell office:value-type="float" office:value="0.974702187181" calcext:value-type="float">
            <text:p>0.9747021872</text:p>
          </table:table-cell>
          <table:table-cell office:value-type="float" office:value="92.59" calcext:value-type="float">
            <text:p>92.59</text:p>
          </table:table-cell>
          <table:table-cell office:value-type="float" office:value="1623" calcext:value-type="float">
            <text:p>1623</text:p>
          </table:table-cell>
          <table:table-cell office:value-type="float" office:value="1450" calcext:value-type="float">
            <text:p>1450</text:p>
          </table:table-cell>
          <table:table-cell office:value-type="float" office:value="1.19385" calcext:value-type="float">
            <text:p>1.19385</text:p>
          </table:table-cell>
        </table:table-row>
        <table:table-row table:style-name="ro1">
          <table:table-cell office:value-type="float" office:value="21.32" calcext:value-type="float">
            <text:p>21.32</text:p>
          </table:table-cell>
          <table:table-cell office:value-type="float" office:value="3.67698258754" calcext:value-type="float">
            <text:p>3.6769825875</text:p>
          </table:table-cell>
          <table:table-cell office:value-type="float" office:value="0.984888782867" calcext:value-type="float">
            <text:p>0.9848887829</text:p>
          </table:table-cell>
          <table:table-cell office:value-type="float" office:value="93.01" calcext:value-type="float">
            <text:p>93.01</text:p>
          </table:table-cell>
          <table:table-cell office:value-type="float" office:value="1618" calcext:value-type="float">
            <text:p>1618</text:p>
          </table:table-cell>
          <table:table-cell office:value-type="float" office:value="1444" calcext:value-type="float">
            <text:p>1444</text:p>
          </table:table-cell>
          <table:table-cell office:value-type="float" office:value="1.0233" calcext:value-type="float">
            <text:p>1.0233</text:p>
          </table:table-cell>
        </table:table-row>
        <table:table-row table:style-name="ro1">
          <table:table-cell office:value-type="float" office:value="21.34" calcext:value-type="float">
            <text:p>21.34</text:p>
          </table:table-cell>
          <table:table-cell office:value-type="float" office:value="3.67624072889" calcext:value-type="float">
            <text:p>3.6762407289</text:p>
          </table:table-cell>
          <table:table-cell office:value-type="float" office:value="0.996701798323" calcext:value-type="float">
            <text:p>0.9967017983</text:p>
          </table:table-cell>
          <table:table-cell office:value-type="float" office:value="93.57" calcext:value-type="float">
            <text:p>93.57</text:p>
          </table:table-cell>
          <table:table-cell office:value-type="float" office:value="1617" calcext:value-type="float">
            <text:p>1617</text:p>
          </table:table-cell>
          <table:table-cell office:value-type="float" office:value="1434" calcext:value-type="float">
            <text:p>1434</text:p>
          </table:table-cell>
          <table:table-cell office:value-type="float" office:value="1.19385" calcext:value-type="float">
            <text:p>1.19385</text:p>
          </table:table-cell>
        </table:table-row>
        <table:table-row table:style-name="ro1">
          <table:table-cell office:value-type="float" office:value="21.36" calcext:value-type="float">
            <text:p>21.36</text:p>
          </table:table-cell>
          <table:table-cell office:value-type="float" office:value="3.67529380212" calcext:value-type="float">
            <text:p>3.6752938021</text:p>
          </table:table-cell>
          <table:table-cell office:value-type="float" office:value="1.01004760666" calcext:value-type="float">
            <text:p>1.0100476067</text:p>
          </table:table-cell>
          <table:table-cell office:value-type="float" office:value="94" calcext:value-type="float">
            <text:p>94</text:p>
          </table:table-cell>
          <table:table-cell office:value-type="float" office:value="1613" calcext:value-type="float">
            <text:p>1613</text:p>
          </table:table-cell>
          <table:table-cell office:value-type="float" office:value="1415" calcext:value-type="float">
            <text:p>1415</text:p>
          </table:table-cell>
          <table:table-cell office:value-type="float" office:value="1.3644" calcext:value-type="float">
            <text:p>1.3644</text:p>
          </table:table-cell>
        </table:table-row>
        <table:table-row table:style-name="ro1">
          <table:table-cell office:value-type="float" office:value="21.38" calcext:value-type="float">
            <text:p>21.38</text:p>
          </table:table-cell>
          <table:table-cell office:value-type="float" office:value="3.67441497148" calcext:value-type="float">
            <text:p>3.6744149715</text:p>
          </table:table-cell>
          <table:table-cell office:value-type="float" office:value="1.02162730752" calcext:value-type="float">
            <text:p>1.0216273075</text:p>
          </table:table-cell>
          <table:table-cell office:value-type="float" office:value="94.27" calcext:value-type="float">
            <text:p>94.27</text:p>
          </table:table-cell>
          <table:table-cell office:value-type="float" office:value="1602" calcext:value-type="float">
            <text:p>1602</text:p>
          </table:table-cell>
          <table:table-cell office:value-type="float" office:value="1402" calcext:value-type="float">
            <text:p>1402</text:p>
          </table:table-cell>
          <table:table-cell office:value-type="float" office:value="1.19385" calcext:value-type="float">
            <text:p>1.19385</text:p>
          </table:table-cell>
        </table:table-row>
        <table:table-row table:style-name="ro1">
          <table:table-cell office:value-type="float" office:value="21.4" calcext:value-type="float">
            <text:p>21.4</text:p>
          </table:table-cell>
          <table:table-cell office:value-type="float" office:value="3.67337382497" calcext:value-type="float">
            <text:p>3.673373825</text:p>
          </table:table-cell>
          <table:table-cell office:value-type="float" office:value="1.03465874876" calcext:value-type="float">
            <text:p>1.0346587488</text:p>
          </table:table-cell>
          <table:table-cell office:value-type="float" office:value="94.45" calcext:value-type="float">
            <text:p>94.45</text:p>
          </table:table-cell>
          <table:table-cell office:value-type="float" office:value="1590" calcext:value-type="float">
            <text:p>1590</text:p>
          </table:table-cell>
          <table:table-cell office:value-type="float" office:value="1368" calcext:value-type="float">
            <text:p>1368</text:p>
          </table:table-cell>
          <table:table-cell office:value-type="float" office:value="1.3644" calcext:value-type="float">
            <text:p>1.3644</text:p>
          </table:table-cell>
        </table:table-row>
        <table:table-row table:style-name="ro1">
          <table:table-cell office:value-type="float" office:value="21.42" calcext:value-type="float">
            <text:p>21.42</text:p>
          </table:table-cell>
          <table:table-cell office:value-type="float" office:value="3.67230306334" calcext:value-type="float">
            <text:p>3.6723030633</text:p>
          </table:table-cell>
          <table:table-cell office:value-type="float" office:value="1.04763379418" calcext:value-type="float">
            <text:p>1.0476337942</text:p>
          </table:table-cell>
          <table:table-cell office:value-type="float" office:value="94.59" calcext:value-type="float">
            <text:p>94.59</text:p>
          </table:table-cell>
          <table:table-cell office:value-type="float" office:value="1591" calcext:value-type="float">
            <text:p>1591</text:p>
          </table:table-cell>
          <table:table-cell office:value-type="float" office:value="1356" calcext:value-type="float">
            <text:p>1356</text:p>
          </table:table-cell>
          <table:table-cell office:value-type="float" office:value="1.3644" calcext:value-type="float">
            <text:p>1.3644</text:p>
          </table:table-cell>
        </table:table-row>
        <table:table-row table:style-name="ro1">
          <table:table-cell office:value-type="float" office:value="21.44" calcext:value-type="float">
            <text:p>21.44</text:p>
          </table:table-cell>
          <table:table-cell office:value-type="float" office:value="3.6712417678" calcext:value-type="float">
            <text:p>3.6712417678</text:p>
          </table:table-cell>
          <table:table-cell office:value-type="float" office:value="1.06054521658" calcext:value-type="float">
            <text:p>1.0605452166</text:p>
          </table:table-cell>
          <table:table-cell office:value-type="float" office:value="94.56" calcext:value-type="float">
            <text:p>94.56</text:p>
          </table:table-cell>
          <table:table-cell office:value-type="float" office:value="1590" calcext:value-type="float">
            <text:p>1590</text:p>
          </table:table-cell>
          <table:table-cell office:value-type="float" office:value="1342" calcext:value-type="float">
            <text:p>1342</text:p>
          </table:table-cell>
          <table:table-cell office:value-type="float" office:value="1.3644" calcext:value-type="float">
            <text:p>1.3644</text:p>
          </table:table-cell>
        </table:table-row>
        <table:table-row table:style-name="ro1">
          <table:table-cell office:value-type="float" office:value="21.46" calcext:value-type="float">
            <text:p>21.46</text:p>
          </table:table-cell>
          <table:table-cell office:value-type="float" office:value="3.66993212093" calcext:value-type="float">
            <text:p>3.6699321209</text:p>
          </table:table-cell>
          <table:table-cell office:value-type="float" office:value="1.07505668866" calcext:value-type="float">
            <text:p>1.0750566887</text:p>
          </table:table-cell>
          <table:table-cell office:value-type="float" office:value="95" calcext:value-type="float">
            <text:p>95</text:p>
          </table:table-cell>
          <table:table-cell office:value-type="float" office:value="1590" calcext:value-type="float">
            <text:p>1590</text:p>
          </table:table-cell>
          <table:table-cell office:value-type="float" office:value="1341" calcext:value-type="float">
            <text:p>1341</text:p>
          </table:table-cell>
          <table:table-cell office:value-type="float" office:value="1.53495" calcext:value-type="float">
            <text:p>1.53495</text:p>
          </table:table-cell>
        </table:table-row>
        <table:table-row table:style-name="ro1">
          <table:table-cell office:value-type="float" office:value="21.48" calcext:value-type="float">
            <text:p>21.48</text:p>
          </table:table-cell>
          <table:table-cell office:value-type="float" office:value="3.66862353754" calcext:value-type="float">
            <text:p>3.6686235375</text:p>
          </table:table-cell>
          <table:table-cell office:value-type="float" office:value="1.08794195551" calcext:value-type="float">
            <text:p>1.0879419555</text:p>
          </table:table-cell>
          <table:table-cell office:value-type="float" office:value="95.66" calcext:value-type="float">
            <text:p>95.66</text:p>
          </table:table-cell>
          <table:table-cell office:value-type="float" office:value="1591" calcext:value-type="float">
            <text:p>1591</text:p>
          </table:table-cell>
          <table:table-cell office:value-type="float" office:value="1341" calcext:value-type="float">
            <text:p>1341</text:p>
          </table:table-cell>
          <table:table-cell office:value-type="float" office:value="1.3644" calcext:value-type="float">
            <text:p>1.3644</text:p>
          </table:table-cell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3.66716259935" calcext:value-type="float">
            <text:p>3.6671625994</text:p>
          </table:table-cell>
          <table:table-cell office:value-type="float" office:value="1.10074578395" calcext:value-type="float">
            <text:p>1.100745784</text:p>
          </table:table-cell>
          <table:table-cell office:value-type="float" office:value="96.36" calcext:value-type="float">
            <text:p>96.36</text:p>
          </table:table-cell>
          <table:table-cell office:value-type="float" office:value="1590" calcext:value-type="float">
            <text:p>1590</text:p>
          </table:table-cell>
          <table:table-cell office:value-type="float" office:value="1327" calcext:value-type="float">
            <text:p>1327</text:p>
          </table:table-cell>
          <table:table-cell office:value-type="float" office:value="1.3644" calcext:value-type="float">
            <text:p>1.3644</text:p>
          </table:table-cell>
        </table:table-row>
        <table:table-row table:style-name="ro1">
          <table:table-cell office:value-type="float" office:value="21.52" calcext:value-type="float">
            <text:p>21.52</text:p>
          </table:table-cell>
          <table:table-cell office:value-type="float" office:value="3.66555960906" calcext:value-type="float">
            <text:p>3.6655596091</text:p>
          </table:table-cell>
          <table:table-cell office:value-type="float" office:value="1.11339776913" calcext:value-type="float">
            <text:p>1.1133977691</text:p>
          </table:table-cell>
          <table:table-cell office:value-type="float" office:value="97.05" calcext:value-type="float">
            <text:p>97.05</text:p>
          </table:table-cell>
          <table:table-cell office:value-type="float" office:value="1593" calcext:value-type="float">
            <text:p>1593</text:p>
          </table:table-cell>
          <table:table-cell office:value-type="float" office:value="1299" calcext:value-type="float">
            <text:p>1299</text:p>
          </table:table-cell>
          <table:table-cell office:value-type="float" office:value="1.3644" calcext:value-type="float">
            <text:p>1.3644</text:p>
          </table:table-cell>
        </table:table-row>
        <table:table-row table:style-name="ro1">
          <table:table-cell office:value-type="float" office:value="21.54" calcext:value-type="float">
            <text:p>21.54</text:p>
          </table:table-cell>
          <table:table-cell office:value-type="float" office:value="3.66359224187" calcext:value-type="float">
            <text:p>3.6635922419</text:p>
          </table:table-cell>
          <table:table-cell office:value-type="float" office:value="1.12758409865" calcext:value-type="float">
            <text:p>1.1275840987</text:p>
          </table:table-cell>
          <table:table-cell office:value-type="float" office:value="97.7" calcext:value-type="float">
            <text:p>97.7</text:p>
          </table:table-cell>
          <table:table-cell office:value-type="float" office:value="1590" calcext:value-type="float">
            <text:p>1590</text:p>
          </table:table-cell>
          <table:table-cell office:value-type="float" office:value="1294" calcext:value-type="float">
            <text:p>1294</text:p>
          </table:table-cell>
          <table:table-cell office:value-type="float" office:value="1.53495" calcext:value-type="float">
            <text:p>1.53495</text:p>
          </table:table-cell>
        </table:table-row>
        <table:table-row table:style-name="ro1">
          <table:table-cell office:value-type="float" office:value="21.56" calcext:value-type="float">
            <text:p>21.56</text:p>
          </table:table-cell>
          <table:table-cell office:value-type="float" office:value="3.66154790118" calcext:value-type="float">
            <text:p>3.6615479012</text:p>
          </table:table-cell>
          <table:table-cell office:value-type="float" office:value="1.14171512577" calcext:value-type="float">
            <text:p>1.1417151258</text:p>
          </table:table-cell>
          <table:table-cell office:value-type="float" office:value="98.03" calcext:value-type="float">
            <text:p>98.03</text:p>
          </table:table-cell>
          <table:table-cell office:value-type="float" office:value="1592" calcext:value-type="float">
            <text:p>1592</text:p>
          </table:table-cell>
          <table:table-cell office:value-type="float" office:value="1286" calcext:value-type="float">
            <text:p>1286</text:p>
          </table:table-cell>
          <table:table-cell office:value-type="float" office:value="1.53495" calcext:value-type="float">
            <text:p>1.53495</text:p>
          </table:table-cell>
        </table:table-row>
        <table:table-row table:style-name="ro1">
          <table:table-cell office:value-type="float" office:value="21.58" calcext:value-type="float">
            <text:p>21.58</text:p>
          </table:table-cell>
          <table:table-cell office:value-type="float" office:value="3.65970362623" calcext:value-type="float">
            <text:p>3.6597036262</text:p>
          </table:table-cell>
          <table:table-cell office:value-type="float" office:value="1.15422534255" calcext:value-type="float">
            <text:p>1.1542253426</text:p>
          </table:table-cell>
          <table:table-cell office:value-type="float" office:value="98.2" calcext:value-type="float">
            <text:p>98.2</text:p>
          </table:table-cell>
          <table:table-cell office:value-type="float" office:value="1590" calcext:value-type="float">
            <text:p>1590</text:p>
          </table:table-cell>
          <table:table-cell office:value-type="float" office:value="1277" calcext:value-type="float">
            <text:p>1277</text:p>
          </table:table-cell>
          <table:table-cell office:value-type="float" office:value="1.3644" calcext:value-type="float">
            <text:p>1.3644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3.65750246116" calcext:value-type="float">
            <text:p>3.6575024612</text:p>
          </table:table-cell>
          <table:table-cell office:value-type="float" office:value="1.16824251767" calcext:value-type="float">
            <text:p>1.1682425177</text:p>
          </table:table-cell>
          <table:table-cell office:value-type="float" office:value="98.71" calcext:value-type="float">
            <text:p>98.71</text:p>
          </table:table-cell>
          <table:table-cell office:value-type="float" office:value="1590" calcext:value-type="float">
            <text:p>1590</text:p>
          </table:table-cell>
          <table:table-cell office:value-type="float" office:value="1270" calcext:value-type="float">
            <text:p>1270</text:p>
          </table:table-cell>
          <table:table-cell office:value-type="float" office:value="1.53495" calcext:value-type="float">
            <text:p>1.53495</text:p>
          </table:table-cell>
        </table:table-row>
        <table:table-row table:style-name="ro1">
          <table:table-cell office:value-type="float" office:value="21.62" calcext:value-type="float">
            <text:p>21.62</text:p>
          </table:table-cell>
          <table:table-cell office:value-type="float" office:value="3.6551965332" calcext:value-type="float">
            <text:p>3.6551965332</text:p>
          </table:table-cell>
          <table:table-cell office:value-type="float" office:value="1.18145343074" calcext:value-type="float">
            <text:p>1.1814534307</text:p>
          </table:table-cell>
          <table:table-cell office:value-type="float" office:value="99.58" calcext:value-type="float">
            <text:p>99.58</text:p>
          </table:table-cell>
          <table:table-cell office:value-type="float" office:value="1586" calcext:value-type="float">
            <text:p>1586</text:p>
          </table:table-cell>
          <table:table-cell office:value-type="float" office:value="1234" calcext:value-type="float">
            <text:p>1234</text:p>
          </table:table-cell>
          <table:table-cell office:value-type="float" office:value="1.53495" calcext:value-type="float">
            <text:p>1.53495</text:p>
          </table:table-cell>
        </table:table-row>
        <table:table-row table:style-name="ro1">
          <table:table-cell office:value-type="float" office:value="21.64" calcext:value-type="float">
            <text:p>21.64</text:p>
          </table:table-cell>
          <table:table-cell office:value-type="float" office:value="3.65279554673" calcext:value-type="float">
            <text:p>3.6527955467</text:p>
          </table:table-cell>
          <table:table-cell office:value-type="float" office:value="1.19379908324" calcext:value-type="float">
            <text:p>1.1937990832</text:p>
          </table:table-cell>
          <table:table-cell office:value-type="float" office:value="100.59" calcext:value-type="float">
            <text:p>100.59</text:p>
          </table:table-cell>
          <table:table-cell office:value-type="float" office:value="1548" calcext:value-type="float">
            <text:p>1548</text:p>
          </table:table-cell>
          <table:table-cell office:value-type="float" office:value="1189" calcext:value-type="float">
            <text:p>1189</text:p>
          </table:table-cell>
          <table:table-cell office:value-type="float" office:value="1.53495" calcext:value-type="float">
            <text:p>1.53495</text:p>
          </table:table-cell>
        </table:table-row>
        <table:table-row table:style-name="ro1">
          <table:table-cell office:value-type="float" office:value="21.66" calcext:value-type="float">
            <text:p>21.66</text:p>
          </table:table-cell>
          <table:table-cell office:value-type="float" office:value="3.65018242246" calcext:value-type="float">
            <text:p>3.6501824225</text:p>
          </table:table-cell>
          <table:table-cell office:value-type="float" office:value="1.20594073065" calcext:value-type="float">
            <text:p>1.2059407307</text:p>
          </table:table-cell>
          <table:table-cell office:value-type="float" office:value="101.72" calcext:value-type="float">
            <text:p>101.72</text:p>
          </table:table-cell>
          <table:table-cell office:value-type="float" office:value="1520" calcext:value-type="float">
            <text:p>1520</text:p>
          </table:table-cell>
          <table:table-cell office:value-type="float" office:value="1174" calcext:value-type="float">
            <text:p>1174</text:p>
          </table:table-cell>
          <table:table-cell office:value-type="float" office:value="1.53495" calcext:value-type="float">
            <text:p>1.53495</text:p>
          </table:table-cell>
        </table:table-row>
        <table:table-row table:style-name="ro1">
          <table:table-cell office:value-type="float" office:value="21.68" calcext:value-type="float">
            <text:p>21.68</text:p>
          </table:table-cell>
          <table:table-cell office:value-type="float" office:value="3.64737205775" calcext:value-type="float">
            <text:p>3.6473720578</text:p>
          </table:table-cell>
          <table:table-cell office:value-type="float" office:value="1.21796345941" calcext:value-type="float">
            <text:p>1.2179634594</text:p>
          </table:table-cell>
          <table:table-cell office:value-type="float" office:value="102.73" calcext:value-type="float">
            <text:p>102.73</text:p>
          </table:table-cell>
          <table:table-cell office:value-type="float" office:value="1503" calcext:value-type="float">
            <text:p>1503</text:p>
          </table:table-cell>
          <table:table-cell office:value-type="float" office:value="1167" calcext:value-type="float">
            <text:p>1167</text:p>
          </table:table-cell>
          <table:table-cell office:value-type="float" office:value="1.53495" calcext:value-type="float">
            <text:p>1.53495</text:p>
          </table:table-cell>
        </table:table-row>
        <table:table-row table:style-name="ro1">
          <table:table-cell office:value-type="float" office:value="21.7" calcext:value-type="float">
            <text:p>21.7</text:p>
          </table:table-cell>
          <table:table-cell office:value-type="float" office:value="3.64434832035" calcext:value-type="float">
            <text:p>3.6443483204</text:p>
          </table:table-cell>
          <table:table-cell office:value-type="float" office:value="1.2298361922" calcext:value-type="float">
            <text:p>1.2298361922</text:p>
          </table:table-cell>
          <table:table-cell office:value-type="float" office:value="103.86" calcext:value-type="float">
            <text:p>103.86</text:p>
          </table:table-cell>
          <table:table-cell office:value-type="float" office:value="1498" calcext:value-type="float">
            <text:p>1498</text:p>
          </table:table-cell>
          <table:table-cell office:value-type="float" office:value="1158" calcext:value-type="float">
            <text:p>1158</text:p>
          </table:table-cell>
          <table:table-cell office:value-type="float" office:value="1.53495" calcext:value-type="float">
            <text:p>1.53495</text:p>
          </table:table-cell>
        </table:table-row>
        <table:table-row table:style-name="ro1">
          <table:table-cell office:value-type="float" office:value="21.72" calcext:value-type="float">
            <text:p>21.72</text:p>
          </table:table-cell>
          <table:table-cell office:value-type="float" office:value="3.64148922967" calcext:value-type="float">
            <text:p>3.6414892297</text:p>
          </table:table-cell>
          <table:table-cell office:value-type="float" office:value="1.24004337279" calcext:value-type="float">
            <text:p>1.2400433728</text:p>
          </table:table-cell>
          <table:table-cell office:value-type="float" office:value="105.25" calcext:value-type="float">
            <text:p>105.25</text:p>
          </table:table-cell>
          <table:table-cell office:value-type="float" office:value="1494" calcext:value-type="float">
            <text:p>1494</text:p>
          </table:table-cell>
          <table:table-cell office:value-type="float" office:value="1129" calcext:value-type="float">
            <text:p>1129</text:p>
          </table:table-cell>
          <table:table-cell office:value-type="float" office:value="1.3644" calcext:value-type="float">
            <text:p>1.3644</text:p>
          </table:table-cell>
        </table:table-row>
        <table:table-row table:style-name="ro1">
          <table:table-cell office:value-type="float" office:value="21.74" calcext:value-type="float">
            <text:p>21.74</text:p>
          </table:table-cell>
          <table:table-cell office:value-type="float" office:value="3.63842580373" calcext:value-type="float">
            <text:p>3.6384258037</text:p>
          </table:table-cell>
          <table:table-cell office:value-type="float" office:value="1.24998076747" calcext:value-type="float">
            <text:p>1.2499807675</text:p>
          </table:table-cell>
          <table:table-cell office:value-type="float" office:value="106.73" calcext:value-type="float">
            <text:p>106.73</text:p>
          </table:table-cell>
          <table:table-cell office:value-type="float" office:value="1494" calcext:value-type="float">
            <text:p>1494</text:p>
          </table:table-cell>
          <table:table-cell office:value-type="float" office:value="1109" calcext:value-type="float">
            <text:p>1109</text:p>
          </table:table-cell>
          <table:table-cell office:value-type="float" office:value="1.3644" calcext:value-type="float">
            <text:p>1.3644</text:p>
          </table:table-cell>
        </table:table-row>
        <table:table-row table:style-name="ro1">
          <table:table-cell office:value-type="float" office:value="21.76" calcext:value-type="float">
            <text:p>21.76</text:p>
          </table:table-cell>
          <table:table-cell office:value-type="float" office:value="3.63512815487" calcext:value-type="float">
            <text:p>3.6351281549</text:p>
          </table:table-cell>
          <table:table-cell office:value-type="float" office:value="1.25978305474" calcext:value-type="float">
            <text:p>1.2597830547</text:p>
          </table:table-cell>
          <table:table-cell office:value-type="float" office:value="108.2" calcext:value-type="float">
            <text:p>108.2</text:p>
          </table:table-cell>
          <table:table-cell office:value-type="float" office:value="1494" calcext:value-type="float">
            <text:p>1494</text:p>
          </table:table-cell>
          <table:table-cell office:value-type="float" office:value="1103" calcext:value-type="float">
            <text:p>1103</text:p>
          </table:table-cell>
          <table:table-cell office:value-type="float" office:value="1.3644" calcext:value-type="float">
            <text:p>1.3644</text:p>
          </table:table-cell>
        </table:table-row>
        <table:table-row table:style-name="ro1">
          <table:table-cell office:value-type="float" office:value="21.78" calcext:value-type="float">
            <text:p>21.78</text:p>
          </table:table-cell>
          <table:table-cell office:value-type="float" office:value="3.63167819595" calcext:value-type="float">
            <text:p>3.631678196</text:p>
          </table:table-cell>
          <table:table-cell office:value-type="float" office:value="1.26951710471" calcext:value-type="float">
            <text:p>1.2695171047</text:p>
          </table:table-cell>
          <table:table-cell office:value-type="float" office:value="109.13" calcext:value-type="float">
            <text:p>109.13</text:p>
          </table:table-cell>
          <table:table-cell office:value-type="float" office:value="1495" calcext:value-type="float">
            <text:p>1495</text:p>
          </table:table-cell>
          <table:table-cell office:value-type="float" office:value="1101" calcext:value-type="float">
            <text:p>1101</text:p>
          </table:table-cell>
          <table:table-cell office:value-type="float" office:value="1.3644" calcext:value-type="float">
            <text:p>1.3644</text:p>
          </table:table-cell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3.6279882038" calcext:value-type="float">
            <text:p>3.6279882038</text:p>
          </table:table-cell>
          <table:table-cell office:value-type="float" office:value="1.27904748797" calcext:value-type="float">
            <text:p>1.279047488</text:p>
          </table:table-cell>
          <table:table-cell office:value-type="float" office:value="110.79" calcext:value-type="float">
            <text:p>110.79</text:p>
          </table:table-cell>
          <table:table-cell office:value-type="float" office:value="1494" calcext:value-type="float">
            <text:p>1494</text:p>
          </table:table-cell>
          <table:table-cell office:value-type="float" office:value="1088" calcext:value-type="float">
            <text:p>1088</text:p>
          </table:table-cell>
          <table:table-cell office:value-type="float" office:value="1.3644" calcext:value-type="float">
            <text:p>1.3644</text:p>
          </table:table-cell>
        </table:table-row>
        <table:table-row table:style-name="ro1">
          <table:table-cell office:value-type="float" office:value="21.82" calcext:value-type="float">
            <text:p>21.82</text:p>
          </table:table-cell>
          <table:table-cell office:value-type="float" office:value="3.62454572565" calcext:value-type="float">
            <text:p>3.6245457257</text:p>
          </table:table-cell>
          <table:table-cell office:value-type="float" office:value="1.28720653203" calcext:value-type="float">
            <text:p>1.287206532</text:p>
          </table:table-cell>
          <table:table-cell office:value-type="float" office:value="112.56" calcext:value-type="float">
            <text:p>112.56</text:p>
          </table:table-cell>
          <table:table-cell office:value-type="float" office:value="1494" calcext:value-type="float">
            <text:p>1494</text:p>
          </table:table-cell>
          <table:table-cell office:value-type="float" office:value="1077" calcext:value-type="float">
            <text:p>1077</text:p>
          </table:table-cell>
          <table:table-cell office:value-type="float" office:value="1.19385" calcext:value-type="float">
            <text:p>1.19385</text:p>
          </table:table-cell>
        </table:table-row>
        <table:table-row table:style-name="ro1">
          <table:table-cell office:value-type="float" office:value="21.84" calcext:value-type="float">
            <text:p>21.84</text:p>
          </table:table-cell>
          <table:table-cell office:value-type="float" office:value="3.61989375877" calcext:value-type="float">
            <text:p>3.6198937588</text:p>
          </table:table-cell>
          <table:table-cell office:value-type="float" office:value="1.29737372225" calcext:value-type="float">
            <text:p>1.2973737223</text:p>
          </table:table-cell>
          <table:table-cell office:value-type="float" office:value="114.19" calcext:value-type="float">
            <text:p>114.19</text:p>
          </table:table-cell>
          <table:table-cell office:value-type="float" office:value="1492" calcext:value-type="float">
            <text:p>1492</text:p>
          </table:table-cell>
          <table:table-cell office:value-type="float" office:value="1054" calcext:value-type="float">
            <text:p>1054</text:p>
          </table:table-cell>
          <table:table-cell office:value-type="float" office:value="1.18073076923" calcext:value-type="float">
            <text:p>1.1807307692</text:p>
          </table:table-cell>
        </table:table-row>
        <table:table-row table:style-name="ro1">
          <table:table-cell office:value-type="float" office:value="21.866" calcext:value-type="float">
            <text:p>21.866</text:p>
          </table:table-cell>
          <table:table-cell office:value-type="float" office:value="3.61583275978" calcext:value-type="float">
            <text:p>3.6158327598</text:p>
          </table:table-cell>
          <table:table-cell office:value-type="float" office:value="1.30499997232" calcext:value-type="float">
            <text:p>1.3049999723</text:p>
          </table:table-cell>
          <table:table-cell office:value-type="float" office:value="117.77" calcext:value-type="float">
            <text:p>117.77</text:p>
          </table:table-cell>
          <table:table-cell office:value-type="float" office:value="1492" calcext:value-type="float">
            <text:p>1492</text:p>
          </table:table-cell>
          <table:table-cell office:value-type="float" office:value="1048" calcext:value-type="float">
            <text:p>1048</text:p>
          </table:table-cell>
          <table:table-cell office:value-type="float" office:value="1.19385" calcext:value-type="float">
            <text:p>1.19385</text:p>
          </table:table-cell>
        </table:table-row>
        <table:table-row table:style-name="ro1">
          <table:table-cell office:value-type="float" office:value="21.886" calcext:value-type="float">
            <text:p>21.886</text:p>
          </table:table-cell>
          <table:table-cell office:value-type="float" office:value="3.61216427791" calcext:value-type="float">
            <text:p>3.6121642779</text:p>
          </table:table-cell>
          <table:table-cell office:value-type="float" office:value="1.31132676661" calcext:value-type="float">
            <text:p>1.3113267666</text:p>
          </table:table-cell>
          <table:table-cell office:value-type="float" office:value="119.9" calcext:value-type="float">
            <text:p>119.9</text:p>
          </table:table-cell>
          <table:table-cell office:value-type="float" office:value="1494" calcext:value-type="float">
            <text:p>1494</text:p>
          </table:table-cell>
          <table:table-cell office:value-type="float" office:value="1035" calcext:value-type="float">
            <text:p>1035</text:p>
          </table:table-cell>
          <table:table-cell office:value-type="float" office:value="1.0233" calcext:value-type="float">
            <text:p>1.0233</text:p>
          </table:table-cell>
        </table:table-row>
        <table:table-row table:style-name="ro1">
          <table:table-cell office:value-type="float" office:value="21.906" calcext:value-type="float">
            <text:p>21.906</text:p>
          </table:table-cell>
          <table:table-cell office:value-type="float" office:value="3.60831111202" calcext:value-type="float">
            <text:p>3.608311112</text:p>
          </table:table-cell>
          <table:table-cell office:value-type="float" office:value="1.31749689838" calcext:value-type="float">
            <text:p>1.3174968984</text:p>
          </table:table-cell>
          <table:table-cell office:value-type="float" office:value="121.8" calcext:value-type="float">
            <text:p>121.8</text:p>
          </table:table-cell>
          <table:table-cell office:value-type="float" office:value="1492" calcext:value-type="float">
            <text:p>1492</text:p>
          </table:table-cell>
          <table:table-cell office:value-type="float" office:value="1029" calcext:value-type="float">
            <text:p>1029</text:p>
          </table:table-cell>
          <table:table-cell office:value-type="float" office:value="1.0233" calcext:value-type="float">
            <text:p>1.0233</text:p>
          </table:table-cell>
        </table:table-row>
        <table:table-row table:style-name="ro1">
          <table:table-cell office:value-type="float" office:value="21.926" calcext:value-type="float">
            <text:p>21.926</text:p>
          </table:table-cell>
          <table:table-cell office:value-type="float" office:value="3.60363694045" calcext:value-type="float">
            <text:p>3.6036369405</text:p>
          </table:table-cell>
          <table:table-cell office:value-type="float" office:value="1.32450784842" calcext:value-type="float">
            <text:p>1.3245078484</text:p>
          </table:table-cell>
          <table:table-cell office:value-type="float" office:value="123.5" calcext:value-type="float">
            <text:p>123.5</text:p>
          </table:table-cell>
          <table:table-cell office:value-type="float" office:value="1492" calcext:value-type="float">
            <text:p>1492</text:p>
          </table:table-cell>
          <table:table-cell office:value-type="float" office:value="1020" calcext:value-type="float">
            <text:p>1020</text:p>
          </table:table-cell>
          <table:table-cell office:value-type="float" office:value="1.19385" calcext:value-type="float">
            <text:p>1.19385</text:p>
          </table:table-cell>
        </table:table-row>
        <table:table-row table:style-name="ro1">
          <table:table-cell office:value-type="float" office:value="21.946" calcext:value-type="float">
            <text:p>21.946</text:p>
          </table:table-cell>
          <table:table-cell office:value-type="float" office:value="3.59950136617" calcext:value-type="float">
            <text:p>3.5995013662</text:p>
          </table:table-cell>
          <table:table-cell office:value-type="float" office:value="1.33039543117" calcext:value-type="float">
            <text:p>1.3303954312</text:p>
          </table:table-cell>
          <table:table-cell office:value-type="float" office:value="124.94" calcext:value-type="float">
            <text:p>124.94</text:p>
          </table:table-cell>
          <table:table-cell office:value-type="float" office:value="1495" calcext:value-type="float">
            <text:p>1495</text:p>
          </table:table-cell>
          <table:table-cell office:value-type="float" office:value="1017" calcext:value-type="float">
            <text:p>1017</text:p>
          </table:table-cell>
          <table:table-cell office:value-type="float" office:value="1.0233" calcext:value-type="float">
            <text:p>1.0233</text:p>
          </table:table-cell>
        </table:table-row>
        <table:table-row table:style-name="ro1">
          <table:table-cell office:value-type="float" office:value="21.966" calcext:value-type="float">
            <text:p>21.966</text:p>
          </table:table-cell>
          <table:table-cell office:value-type="float" office:value="3.59595009503" calcext:value-type="float">
            <text:p>3.595950095</text:p>
          </table:table-cell>
          <table:table-cell office:value-type="float" office:value="1.33520433455" calcext:value-type="float">
            <text:p>1.3352043346</text:p>
          </table:table-cell>
          <table:table-cell office:value-type="float" office:value="126.34" calcext:value-type="float">
            <text:p>126.34</text:p>
          </table:table-cell>
          <table:table-cell office:value-type="float" office:value="1495" calcext:value-type="float">
            <text:p>1495</text:p>
          </table:table-cell>
          <table:table-cell office:value-type="float" office:value="1015" calcext:value-type="float">
            <text:p>1015</text:p>
          </table:table-cell>
          <table:table-cell office:value-type="float" office:value="0.85275" calcext:value-type="float">
            <text:p>0.85275</text:p>
          </table:table-cell>
        </table:table-row>
        <table:table-row table:style-name="ro1">
          <table:table-cell office:value-type="float" office:value="21.986" calcext:value-type="float">
            <text:p>21.986</text:p>
          </table:table-cell>
          <table:table-cell office:value-type="float" office:value="3.59153704274" calcext:value-type="float">
            <text:p>3.5915370427</text:p>
          </table:table-cell>
          <table:table-cell office:value-type="float" office:value="1.34088017663" calcext:value-type="float">
            <text:p>1.3408801766</text:p>
          </table:table-cell>
          <table:table-cell office:value-type="float" office:value="127.76" calcext:value-type="float">
            <text:p>127.76</text:p>
          </table:table-cell>
          <table:table-cell office:value-type="float" office:value="1494" calcext:value-type="float">
            <text:p>1494</text:p>
          </table:table-cell>
          <table:table-cell office:value-type="float" office:value="1016" calcext:value-type="float">
            <text:p>1016</text:p>
          </table:table-cell>
          <table:table-cell office:value-type="float" office:value="1.0233" calcext:value-type="float">
            <text:p>1.0233</text:p>
          </table:table-cell>
        </table:table-row>
        <table:table-row table:style-name="ro1">
          <table:table-cell office:value-type="float" office:value="22.006" calcext:value-type="float">
            <text:p>22.006</text:p>
          </table:table-cell>
          <table:table-cell office:value-type="float" office:value="3.58775923787" calcext:value-type="float">
            <text:p>3.5877592379</text:p>
          </table:table-cell>
          <table:table-cell office:value-type="float" office:value="1.34550702028" calcext:value-type="float">
            <text:p>1.3455070203</text:p>
          </table:table-cell>
          <table:table-cell office:value-type="float" office:value="129.16" calcext:value-type="float">
            <text:p>129.16</text:p>
          </table:table-cell>
          <table:table-cell office:value-type="float" office:value="1494" calcext:value-type="float">
            <text:p>1494</text:p>
          </table:table-cell>
          <table:table-cell office:value-type="float" office:value="1014" calcext:value-type="float">
            <text:p>1014</text:p>
          </table:table-cell>
          <table:table-cell office:value-type="float" office:value="0.85275" calcext:value-type="float">
            <text:p>0.85275</text:p>
          </table:table-cell>
        </table:table-row>
        <table:table-row table:style-name="ro1">
          <table:table-cell office:value-type="float" office:value="22.026" calcext:value-type="float">
            <text:p>22.026</text:p>
          </table:table-cell>
          <table:table-cell office:value-type="float" office:value="3.58389053507" calcext:value-type="float">
            <text:p>3.5838905351</text:p>
          </table:table-cell>
          <table:table-cell office:value-type="float" office:value="1.35000573469" calcext:value-type="float">
            <text:p>1.3500057347</text:p>
          </table:table-cell>
          <table:table-cell office:value-type="float" office:value="130.64" calcext:value-type="float">
            <text:p>130.64</text:p>
          </table:table-cell>
          <table:table-cell office:value-type="float" office:value="1494" calcext:value-type="float">
            <text:p>1494</text:p>
          </table:table-cell>
          <table:table-cell office:value-type="float" office:value="1007" calcext:value-type="float">
            <text:p>1007</text:p>
          </table:table-cell>
          <table:table-cell office:value-type="float" office:value="0.85275" calcext:value-type="float">
            <text:p>0.85275</text:p>
          </table:table-cell>
        </table:table-row>
        <table:table-row table:style-name="ro1">
          <table:table-cell office:value-type="float" office:value="22.046" calcext:value-type="float">
            <text:p>22.046</text:p>
          </table:table-cell>
          <table:table-cell office:value-type="float" office:value="3.57992038094" calcext:value-type="float">
            <text:p>3.5799203809</text:p>
          </table:table-cell>
          <table:table-cell office:value-type="float" office:value="1.35440773188" calcext:value-type="float">
            <text:p>1.3544077319</text:p>
          </table:table-cell>
          <table:table-cell office:value-type="float" office:value="132.01" calcext:value-type="float">
            <text:p>132.01</text:p>
          </table:table-cell>
          <table:table-cell office:value-type="float" office:value="1494" calcext:value-type="float">
            <text:p>1494</text:p>
          </table:table-cell>
          <table:table-cell office:value-type="float" office:value="1006" calcext:value-type="float">
            <text:p>1006</text:p>
          </table:table-cell>
          <table:table-cell office:value-type="float" office:value="0.85275" calcext:value-type="float">
            <text:p>0.85275</text:p>
          </table:table-cell>
        </table:table-row>
        <table:table-row table:style-name="ro1">
          <table:table-cell office:value-type="float" office:value="22.066" calcext:value-type="float">
            <text:p>22.066</text:p>
          </table:table-cell>
          <table:table-cell office:value-type="float" office:value="3.57585348086" calcext:value-type="float">
            <text:p>3.5758534809</text:p>
          </table:table-cell>
          <table:table-cell office:value-type="float" office:value="1.35871277929" calcext:value-type="float">
            <text:p>1.3587127793</text:p>
          </table:table-cell>
          <table:table-cell office:value-type="float" office:value="133.35" calcext:value-type="float">
            <text:p>133.35</text:p>
          </table:table-cell>
          <table:table-cell office:value-type="float" office:value="1494" calcext:value-type="float">
            <text:p>1494</text:p>
          </table:table-cell>
          <table:table-cell office:value-type="float" office:value="1005" calcext:value-type="float">
            <text:p>1005</text:p>
          </table:table-cell>
          <table:table-cell office:value-type="float" office:value="0.85275" calcext:value-type="float">
            <text:p>0.85275</text:p>
          </table:table-cell>
        </table:table-row>
        <table:table-row table:style-name="ro1">
          <table:table-cell office:value-type="float" office:value="22.086" calcext:value-type="float">
            <text:p>22.086</text:p>
          </table:table-cell>
          <table:table-cell office:value-type="float" office:value="3.57169038412" calcext:value-type="float">
            <text:p>3.5716903841</text:p>
          </table:table-cell>
          <table:table-cell office:value-type="float" office:value="1.3629249553" calcext:value-type="float">
            <text:p>1.3629249553</text:p>
          </table:table-cell>
          <table:table-cell office:value-type="float" office:value="134.66" calcext:value-type="float">
            <text:p>134.66</text:p>
          </table:table-cell>
          <table:table-cell office:value-type="float" office:value="1494" calcext:value-type="float">
            <text:p>1494</text:p>
          </table:table-cell>
          <table:table-cell office:value-type="float" office:value="1005" calcext:value-type="float">
            <text:p>1005</text:p>
          </table:table-cell>
          <table:table-cell office:value-type="float" office:value="0.85275" calcext:value-type="float">
            <text:p>0.85275</text:p>
          </table:table-cell>
        </table:table-row>
        <table:table-row table:style-name="ro1">
          <table:table-cell office:value-type="float" office:value="22.106" calcext:value-type="float">
            <text:p>22.106</text:p>
          </table:table-cell>
          <table:table-cell office:value-type="float" office:value="3.56829559939" calcext:value-type="float">
            <text:p>3.5682955994</text:p>
          </table:table-cell>
          <table:table-cell office:value-type="float" office:value="1.36622145934" calcext:value-type="float">
            <text:p>1.3662214593</text:p>
          </table:table-cell>
          <table:table-cell office:value-type="float" office:value="135.85" calcext:value-type="float">
            <text:p>135.85</text:p>
          </table:table-cell>
          <table:table-cell office:value-type="float" office:value="1494" calcext:value-type="float">
            <text:p>1494</text:p>
          </table:table-cell>
          <table:table-cell office:value-type="float" office:value="1005" calcext:value-type="float">
            <text:p>1005</text:p>
          </table:table-cell>
          <table:table-cell office:value-type="float" office:value="0.6822" calcext:value-type="float">
            <text:p>0.6822</text:p>
          </table:table-cell>
        </table:table-row>
        <table:table-row table:style-name="ro1">
          <table:table-cell office:value-type="float" office:value="22.126" calcext:value-type="float">
            <text:p>22.126</text:p>
          </table:table-cell>
          <table:table-cell office:value-type="float" office:value="3.56483153234" calcext:value-type="float">
            <text:p>3.5648315323</text:p>
          </table:table-cell>
          <table:table-cell office:value-type="float" office:value="1.36945177408" calcext:value-type="float">
            <text:p>1.3694517741</text:p>
          </table:table-cell>
          <table:table-cell office:value-type="float" office:value="137.02" calcext:value-type="float">
            <text:p>137.02</text:p>
          </table:table-cell>
          <table:table-cell office:value-type="float" office:value="1494" calcext:value-type="float">
            <text:p>1494</text:p>
          </table:table-cell>
          <table:table-cell office:value-type="float" office:value="1006" calcext:value-type="float">
            <text:p>1006</text:p>
          </table:table-cell>
          <table:table-cell office:value-type="float" office:value="0.6822" calcext:value-type="float">
            <text:p>0.6822</text:p>
          </table:table-cell>
        </table:table-row>
        <table:table-row table:style-name="ro1">
          <table:table-cell office:value-type="float" office:value="22.146" calcext:value-type="float">
            <text:p>22.146</text:p>
          </table:table-cell>
          <table:table-cell office:value-type="float" office:value="3.56042222967" calcext:value-type="float">
            <text:p>3.5604222297</text:p>
          </table:table-cell>
          <table:table-cell office:value-type="float" office:value="1.37340515672" calcext:value-type="float">
            <text:p>1.3734051567</text:p>
          </table:table-cell>
          <table:table-cell office:value-type="float" office:value="138.16" calcext:value-type="float">
            <text:p>138.16</text:p>
          </table:table-cell>
          <table:table-cell office:value-type="float" office:value="1494" calcext:value-type="float">
            <text:p>1494</text:p>
          </table:table-cell>
          <table:table-cell office:value-type="float" office:value="1005" calcext:value-type="float">
            <text:p>1005</text:p>
          </table:table-cell>
          <table:table-cell office:value-type="float" office:value="0.85275" calcext:value-type="float">
            <text:p>0.85275</text:p>
          </table:table-cell>
        </table:table-row>
        <table:table-row table:style-name="ro1">
          <table:table-cell office:value-type="float" office:value="22.166" calcext:value-type="float">
            <text:p>22.166</text:p>
          </table:table-cell>
          <table:table-cell office:value-type="float" office:value="3.55773798554" calcext:value-type="float">
            <text:p>3.5577379855</text:p>
          </table:table-cell>
          <table:table-cell office:value-type="float" office:value="1.37571983851" calcext:value-type="float">
            <text:p>1.3757198385</text:p>
          </table:table-cell>
          <table:table-cell office:value-type="float" office:value="139.26" calcext:value-type="float">
            <text:p>139.26</text:p>
          </table:table-cell>
          <table:table-cell office:value-type="float" office:value="1494" calcext:value-type="float">
            <text:p>1494</text:p>
          </table:table-cell>
          <table:table-cell office:value-type="float" office:value="1005" calcext:value-type="float">
            <text:p>1005</text:p>
          </table:table-cell>
          <table:table-cell office:value-type="float" office:value="0.51165" calcext:value-type="float">
            <text:p>0.51165</text:p>
          </table:table-cell>
        </table:table-row>
        <table:table-row table:style-name="ro1">
          <table:table-cell office:value-type="float" office:value="22.186" calcext:value-type="float">
            <text:p>22.186</text:p>
          </table:table-cell>
          <table:table-cell office:value-type="float" office:value="3.55409508746" calcext:value-type="float">
            <text:p>3.5540950875</text:p>
          </table:table-cell>
          <table:table-cell office:value-type="float" office:value="1.37873926617" calcext:value-type="float">
            <text:p>1.3787392662</text:p>
          </table:table-cell>
          <table:table-cell office:value-type="float" office:value="140.4" calcext:value-type="float">
            <text:p>140.4</text:p>
          </table:table-cell>
          <table:table-cell office:value-type="float" office:value="1494" calcext:value-type="float">
            <text:p>1494</text:p>
          </table:table-cell>
          <table:table-cell office:value-type="float" office:value="1005" calcext:value-type="float">
            <text:p>1005</text:p>
          </table:table-cell>
          <table:table-cell office:value-type="float" office:value="0.6822" calcext:value-type="float">
            <text:p>0.6822</text:p>
          </table:table-cell>
        </table:table-row>
        <table:table-row table:style-name="ro1">
          <table:table-cell office:value-type="float" office:value="22.206" calcext:value-type="float">
            <text:p>22.206</text:p>
          </table:table-cell>
          <table:table-cell office:value-type="float" office:value="3.55039559618" calcext:value-type="float">
            <text:p>3.5503955962</text:p>
          </table:table-cell>
          <table:table-cell office:value-type="float" office:value="1.38168878275" calcext:value-type="float">
            <text:p>1.3816887828</text:p>
          </table:table-cell>
          <table:table-cell office:value-type="float" office:value="141.5" calcext:value-type="float">
            <text:p>141.5</text:p>
          </table:table-cell>
          <table:table-cell office:value-type="float" office:value="1496" calcext:value-type="float">
            <text:p>1496</text:p>
          </table:table-cell>
          <table:table-cell office:value-type="float" office:value="1005" calcext:value-type="float">
            <text:p>1005</text:p>
          </table:table-cell>
          <table:table-cell office:value-type="float" office:value="0.6822" calcext:value-type="float">
            <text:p>0.6822</text:p>
          </table:table-cell>
        </table:table-row>
        <table:table-row table:style-name="ro1">
          <table:table-cell office:value-type="float" office:value="22.226" calcext:value-type="float">
            <text:p>22.226</text:p>
          </table:table-cell>
          <table:table-cell office:value-type="float" office:value="3.54663969401" calcext:value-type="float">
            <text:p>3.546639694</text:p>
          </table:table-cell>
          <table:table-cell office:value-type="float" office:value="1.38457335246" calcext:value-type="float">
            <text:p>1.3845733525</text:p>
          </table:table-cell>
          <table:table-cell office:value-type="float" office:value="142.55" calcext:value-type="float">
            <text:p>142.55</text:p>
          </table:table-cell>
          <table:table-cell office:value-type="float" office:value="1496" calcext:value-type="float">
            <text:p>1496</text:p>
          </table:table-cell>
          <table:table-cell office:value-type="float" office:value="1006" calcext:value-type="float">
            <text:p>1006</text:p>
          </table:table-cell>
          <table:table-cell office:value-type="float" office:value="0.6822" calcext:value-type="float">
            <text:p>0.6822</text:p>
          </table:table-cell>
        </table:table-row>
        <table:table-row table:style-name="ro1">
          <table:table-cell office:value-type="float" office:value="22.246" calcext:value-type="float">
            <text:p>22.246</text:p>
          </table:table-cell>
          <table:table-cell office:value-type="float" office:value="3.54378745422" calcext:value-type="float">
            <text:p>3.5437874542</text:p>
          </table:table-cell>
          <table:table-cell office:value-type="float" office:value="1.38668262495" calcext:value-type="float">
            <text:p>1.386682625</text:p>
          </table:table-cell>
          <table:table-cell office:value-type="float" office:value="143.58" calcext:value-type="float">
            <text:p>143.58</text:p>
          </table:table-cell>
          <table:table-cell office:value-type="float" office:value="1496" calcext:value-type="float">
            <text:p>1496</text:p>
          </table:table-cell>
          <table:table-cell office:value-type="float" office:value="1006" calcext:value-type="float">
            <text:p>1006</text:p>
          </table:table-cell>
          <table:table-cell office:value-type="float" office:value="0.51165" calcext:value-type="float">
            <text:p>0.51165</text:p>
          </table:table-cell>
        </table:table-row>
        <table:table-row table:style-name="ro1">
          <table:table-cell office:value-type="float" office:value="22.266" calcext:value-type="float">
            <text:p>22.266</text:p>
          </table:table-cell>
          <table:table-cell office:value-type="float" office:value="3.53993871312" calcext:value-type="float">
            <text:p>3.5399387131</text:p>
          </table:table-cell>
          <table:table-cell office:value-type="float" office:value="1.38943335924" calcext:value-type="float">
            <text:p>1.3894333592</text:p>
          </table:table-cell>
          <table:table-cell office:value-type="float" office:value="144.54" calcext:value-type="float">
            <text:p>144.54</text:p>
          </table:table-cell>
          <table:table-cell office:value-type="float" office:value="1497" calcext:value-type="float">
            <text:p>1497</text:p>
          </table:table-cell>
          <table:table-cell office:value-type="float" office:value="1005" calcext:value-type="float">
            <text:p>1005</text:p>
          </table:table-cell>
          <table:table-cell office:value-type="float" office:value="0.6822" calcext:value-type="float">
            <text:p>0.6822</text:p>
          </table:table-cell>
        </table:table-row>
        <table:table-row table:style-name="ro1">
          <table:table-cell office:value-type="float" office:value="22.286" calcext:value-type="float">
            <text:p>22.286</text:p>
          </table:table-cell>
          <table:table-cell office:value-type="float" office:value="3.53702946254" calcext:value-type="float">
            <text:p>3.5370294625</text:p>
          </table:table-cell>
          <table:table-cell office:value-type="float" office:value="1.39144458096" calcext:value-type="float">
            <text:p>1.391444581</text:p>
          </table:table-cell>
          <table:table-cell office:value-type="float" office:value="145.42" calcext:value-type="float">
            <text:p>145.42</text:p>
          </table:table-cell>
          <table:table-cell office:value-type="float" office:value="1496" calcext:value-type="float">
            <text:p>1496</text:p>
          </table:table-cell>
          <table:table-cell office:value-type="float" office:value="1003" calcext:value-type="float">
            <text:p>1003</text:p>
          </table:table-cell>
          <table:table-cell office:value-type="float" office:value="0.538578947368" calcext:value-type="float">
            <text:p>0.5385789474</text:p>
          </table:table-cell>
        </table:table-row>
        <table:table-row table:style-name="ro1">
          <table:table-cell office:value-type="float" office:value="22.305" calcext:value-type="float">
            <text:p>22.305</text:p>
          </table:table-cell>
          <table:table-cell office:value-type="float" office:value="3.53408764208" calcext:value-type="float">
            <text:p>3.5340876421</text:p>
          </table:table-cell>
          <table:table-cell office:value-type="float" office:value="1.39342006801" calcext:value-type="float">
            <text:p>1.393420068</text:p>
          </table:table-cell>
          <table:table-cell office:value-type="float" office:value="146.2" calcext:value-type="float">
            <text:p>146.2</text:p>
          </table:table-cell>
          <table:table-cell office:value-type="float" office:value="1496" calcext:value-type="float">
            <text:p>1496</text:p>
          </table:table-cell>
          <table:table-cell office:value-type="float" office:value="1005" calcext:value-type="float">
            <text:p>1005</text:p>
          </table:table-cell>
          <table:table-cell office:value-type="float" office:value="0.51165" calcext:value-type="float">
            <text:p>0.51165</text:p>
          </table:table-cell>
        </table:table-row>
        <table:table-row table:style-name="ro1">
          <table:table-cell office:value-type="float" office:value="22.325" calcext:value-type="float">
            <text:p>22.325</text:p>
          </table:table-cell>
          <table:table-cell office:value-type="float" office:value="3.53211391653" calcext:value-type="float">
            <text:p>3.5321139165</text:p>
          </table:table-cell>
          <table:table-cell office:value-type="float" office:value="1.39470469498" calcext:value-type="float">
            <text:p>1.394704695</text:p>
          </table:table-cell>
          <table:table-cell office:value-type="float" office:value="147" calcext:value-type="float">
            <text:p>147</text:p>
          </table:table-cell>
          <table:table-cell office:value-type="float" office:value="1496" calcext:value-type="float">
            <text:p>1496</text:p>
          </table:table-cell>
          <table:table-cell office:value-type="float" office:value="1003" calcext:value-type="float">
            <text:p>1003</text:p>
          </table:table-cell>
          <table:table-cell office:value-type="float" office:value="0.3411" calcext:value-type="float">
            <text:p>0.3411</text:p>
          </table:table-cell>
        </table:table-row>
        <table:table-row table:style-name="ro1">
          <table:table-cell office:value-type="float" office:value="22.345" calcext:value-type="float">
            <text:p>22.345</text:p>
          </table:table-cell>
          <table:table-cell office:value-type="float" office:value="3.52912228646" calcext:value-type="float">
            <text:p>3.5291222865</text:p>
          </table:table-cell>
          <table:table-cell office:value-type="float" office:value="1.39659688191" calcext:value-type="float">
            <text:p>1.3965968819</text:p>
          </table:table-cell>
          <table:table-cell office:value-type="float" office:value="147.78" calcext:value-type="float">
            <text:p>147.78</text:p>
          </table:table-cell>
          <table:table-cell office:value-type="float" office:value="1496" calcext:value-type="float">
            <text:p>1496</text:p>
          </table:table-cell>
          <table:table-cell office:value-type="float" office:value="1004" calcext:value-type="float">
            <text:p>1004</text:p>
          </table:table-cell>
          <table:table-cell office:value-type="float" office:value="0.51165" calcext:value-type="float">
            <text:p>0.51165</text:p>
          </table:table-cell>
        </table:table-row>
        <table:table-row table:style-name="ro1">
          <table:table-cell office:value-type="float" office:value="22.365" calcext:value-type="float">
            <text:p>22.365</text:p>
          </table:table-cell>
          <table:table-cell office:value-type="float" office:value="3.52610612055" calcext:value-type="float">
            <text:p>3.5261061206</text:p>
          </table:table-cell>
          <table:table-cell office:value-type="float" office:value="1.3984494096" calcext:value-type="float">
            <text:p>1.3984494096</text:p>
          </table:table-cell>
          <table:table-cell office:value-type="float" office:value="148.54" calcext:value-type="float">
            <text:p>148.54</text:p>
          </table:table-cell>
          <table:table-cell office:value-type="float" office:value="1498" calcext:value-type="float">
            <text:p>1498</text:p>
          </table:table-cell>
          <table:table-cell office:value-type="float" office:value="1004" calcext:value-type="float">
            <text:p>1004</text:p>
          </table:table-cell>
          <table:table-cell office:value-type="float" office:value="0.51165" calcext:value-type="float">
            <text:p>0.51165</text:p>
          </table:table-cell>
        </table:table-row>
        <table:table-row table:style-name="ro1">
          <table:table-cell office:value-type="float" office:value="22.385" calcext:value-type="float">
            <text:p>22.385</text:p>
          </table:table-cell>
          <table:table-cell office:value-type="float" office:value="3.52408220453" calcext:value-type="float">
            <text:p>3.5240822045</text:p>
          </table:table-cell>
          <table:table-cell office:value-type="float" office:value="1.39965299525" calcext:value-type="float">
            <text:p>1.3996529953</text:p>
          </table:table-cell>
          <table:table-cell office:value-type="float" office:value="149.33" calcext:value-type="float">
            <text:p>149.33</text:p>
          </table:table-cell>
          <table:table-cell office:value-type="float" office:value="1500" calcext:value-type="float">
            <text:p>1500</text:p>
          </table:table-cell>
          <table:table-cell office:value-type="float" office:value="1003" calcext:value-type="float">
            <text:p>1003</text:p>
          </table:table-cell>
          <table:table-cell office:value-type="float" office:value="0.3411" calcext:value-type="float">
            <text:p>0.3411</text:p>
          </table:table-cell>
        </table:table-row>
        <table:table-row table:style-name="ro1">
          <table:table-cell office:value-type="float" office:value="22.405" calcext:value-type="float">
            <text:p>22.405</text:p>
          </table:table-cell>
          <table:table-cell office:value-type="float" office:value="3.52101642853" calcext:value-type="float">
            <text:p>3.5210164285</text:p>
          </table:table-cell>
          <table:table-cell office:value-type="float" office:value="1.40142150566" calcext:value-type="float">
            <text:p>1.4014215057</text:p>
          </table:table-cell>
          <table:table-cell office:value-type="float" office:value="150.13" calcext:value-type="float">
            <text:p>150.13</text:p>
          </table:table-cell>
          <table:table-cell office:value-type="float" office:value="1560" calcext:value-type="float">
            <text:p>1560</text:p>
          </table:table-cell>
          <table:table-cell office:value-type="float" office:value="1004" calcext:value-type="float">
            <text:p>1004</text:p>
          </table:table-cell>
          <table:table-cell office:value-type="float" office:value="0.51165" calcext:value-type="float">
            <text:p>0.51165</text:p>
          </table:table-cell>
        </table:table-row>
        <table:table-row table:style-name="ro1">
          <table:table-cell office:value-type="float" office:value="22.425" calcext:value-type="float">
            <text:p>22.425</text:p>
          </table:table-cell>
          <table:table-cell office:value-type="float" office:value="3.51896358988" calcext:value-type="float">
            <text:p>3.5189635899</text:p>
          </table:table-cell>
          <table:table-cell office:value-type="float" office:value="1.40257001657" calcext:value-type="float">
            <text:p>1.4025700166</text:p>
          </table:table-cell>
          <table:table-cell office:value-type="float" office:value="150.85" calcext:value-type="float">
            <text:p>150.85</text:p>
          </table:table-cell>
          <table:table-cell office:value-type="float" office:value="1589" calcext:value-type="float">
            <text:p>1589</text:p>
          </table:table-cell>
          <table:table-cell office:value-type="float" office:value="1002" calcext:value-type="float">
            <text:p>1002</text:p>
          </table:table-cell>
          <table:table-cell office:value-type="float" office:value="0.3411" calcext:value-type="float">
            <text:p>0.3411</text:p>
          </table:table-cell>
        </table:table-row>
        <table:table-row table:style-name="ro1">
          <table:table-cell office:value-type="float" office:value="22.445" calcext:value-type="float">
            <text:p>22.445</text:p>
          </table:table-cell>
          <table:table-cell office:value-type="float" office:value="3.51586059049" calcext:value-type="float">
            <text:p>3.5158605905</text:p>
          </table:table-cell>
          <table:table-cell office:value-type="float" office:value="1.40426446832" calcext:value-type="float">
            <text:p>1.4042644683</text:p>
          </table:table-cell>
          <table:table-cell office:value-type="float" office:value="151.48" calcext:value-type="float">
            <text:p>151.48</text:p>
          </table:table-cell>
          <table:table-cell office:value-type="float" office:value="1610" calcext:value-type="float">
            <text:p>1610</text:p>
          </table:table-cell>
          <table:table-cell office:value-type="float" office:value="1003" calcext:value-type="float">
            <text:p>1003</text:p>
          </table:table-cell>
          <table:table-cell office:value-type="float" office:value="0.51165" calcext:value-type="float">
            <text:p>0.51165</text:p>
          </table:table-cell>
        </table:table-row>
        <table:table-row table:style-name="ro1">
          <table:table-cell office:value-type="float" office:value="22.465" calcext:value-type="float">
            <text:p>22.465</text:p>
          </table:table-cell>
          <table:table-cell office:value-type="float" office:value="3.5137802219" calcext:value-type="float">
            <text:p>3.5137802219</text:p>
          </table:table-cell>
          <table:table-cell office:value-type="float" office:value="1.40536695838" calcext:value-type="float">
            <text:p>1.4053669584</text:p>
          </table:table-cell>
          <table:table-cell office:value-type="float" office:value="152.16" calcext:value-type="float">
            <text:p>152.16</text:p>
          </table:table-cell>
          <table:table-cell office:value-type="float" office:value="1619" calcext:value-type="float">
            <text:p>1619</text:p>
          </table:table-cell>
          <table:table-cell office:value-type="float" office:value="1003" calcext:value-type="float">
            <text:p>1003</text:p>
          </table:table-cell>
          <table:table-cell office:value-type="float" office:value="0.3411" calcext:value-type="float">
            <text:p>0.3411</text:p>
          </table:table-cell>
        </table:table-row>
        <table:table-row table:style-name="ro1">
          <table:table-cell office:value-type="float" office:value="22.485" calcext:value-type="float">
            <text:p>22.485</text:p>
          </table:table-cell>
          <table:table-cell office:value-type="float" office:value="3.51063843632" calcext:value-type="float">
            <text:p>3.5106384363</text:p>
          </table:table-cell>
          <table:table-cell office:value-type="float" office:value="1.40698758772" calcext:value-type="float">
            <text:p>1.4069875877</text:p>
          </table:table-cell>
          <table:table-cell office:value-type="float" office:value="152.84" calcext:value-type="float">
            <text:p>152.84</text:p>
          </table:table-cell>
          <table:table-cell office:value-type="float" office:value="1619" calcext:value-type="float">
            <text:p>1619</text:p>
          </table:table-cell>
          <table:table-cell office:value-type="float" office:value="1003" calcext:value-type="float">
            <text:p>1003</text:p>
          </table:table-cell>
          <table:table-cell office:value-type="float" office:value="0.51165" calcext:value-type="float">
            <text:p>0.51165</text:p>
          </table:table-cell>
        </table:table-row>
        <table:table-row table:style-name="ro1">
          <table:table-cell office:value-type="float" office:value="22.505" calcext:value-type="float">
            <text:p>22.505</text:p>
          </table:table-cell>
          <table:table-cell office:value-type="float" office:value="3.50640685322" calcext:value-type="float">
            <text:p>3.5064068532</text:p>
          </table:table-cell>
          <table:table-cell office:value-type="float" office:value="1.40908407688" calcext:value-type="float">
            <text:p>1.4090840769</text:p>
          </table:table-cell>
          <table:table-cell office:value-type="float" office:value="153.82" calcext:value-type="float">
            <text:p>153.82</text:p>
          </table:table-cell>
          <table:table-cell office:value-type="float" office:value="1620" calcext:value-type="float">
            <text:p>1620</text:p>
          </table:table-cell>
          <table:table-cell office:value-type="float" office:value="1004" calcext:value-type="float">
            <text:p>1004</text:p>
          </table:table-cell>
          <table:table-cell office:value-type="float" office:value="0.6822" calcext:value-type="float">
            <text:p>0.6822</text:p>
          </table:table-cell>
        </table:table-row>
        <table:table-row table:style-name="ro1">
          <table:table-cell office:value-type="float" office:value="22.525" calcext:value-type="float">
            <text:p>22.525</text:p>
          </table:table-cell>
          <table:table-cell office:value-type="float" office:value="3.50212805397" calcext:value-type="float">
            <text:p>3.502128054</text:p>
          </table:table-cell>
          <table:table-cell office:value-type="float" office:value="1.41108078167" calcext:value-type="float">
            <text:p>1.4110807817</text:p>
          </table:table-cell>
          <table:table-cell office:value-type="float" office:value="155.17" calcext:value-type="float">
            <text:p>155.17</text:p>
          </table:table-cell>
          <table:table-cell office:value-type="float" office:value="1614" calcext:value-type="float">
            <text:p>1614</text:p>
          </table:table-cell>
          <table:table-cell office:value-type="float" office:value="1004" calcext:value-type="float">
            <text:p>1004</text:p>
          </table:table-cell>
          <table:table-cell office:value-type="float" office:value="0.6822" calcext:value-type="float">
            <text:p>0.6822</text:p>
          </table:table-cell>
        </table:table-row>
        <table:table-row table:style-name="ro1">
          <table:table-cell office:value-type="float" office:value="22.545" calcext:value-type="float">
            <text:p>22.545</text:p>
          </table:table-cell>
          <table:table-cell office:value-type="float" office:value="3.497805431" calcext:value-type="float">
            <text:p>3.497805431</text:p>
          </table:table-cell>
          <table:table-cell office:value-type="float" office:value="1.41296725146" calcext:value-type="float">
            <text:p>1.4129672515</text:p>
          </table:table-cell>
          <table:table-cell office:value-type="float" office:value="156.62" calcext:value-type="float">
            <text:p>156.62</text:p>
          </table:table-cell>
          <table:table-cell office:value-type="float" office:value="1608" calcext:value-type="float">
            <text:p>1608</text:p>
          </table:table-cell>
          <table:table-cell office:value-type="float" office:value="1003" calcext:value-type="float">
            <text:p>1003</text:p>
          </table:table-cell>
          <table:table-cell office:value-type="float" office:value="0.6822" calcext:value-type="float">
            <text:p>0.6822</text:p>
          </table:table-cell>
        </table:table-row>
        <table:table-row table:style-name="ro1">
          <table:table-cell office:value-type="float" office:value="22.565" calcext:value-type="float">
            <text:p>22.565</text:p>
          </table:table-cell>
          <table:table-cell office:value-type="float" office:value="3.49125435665" calcext:value-type="float">
            <text:p>3.4912543567</text:p>
          </table:table-cell>
          <table:table-cell office:value-type="float" office:value="1.41566732238" calcext:value-type="float">
            <text:p>1.4156673224</text:p>
          </table:table-cell>
          <table:table-cell office:value-type="float" office:value="157.91" calcext:value-type="float">
            <text:p>157.91</text:p>
          </table:table-cell>
          <table:table-cell office:value-type="float" office:value="1592" calcext:value-type="float">
            <text:p>1592</text:p>
          </table:table-cell>
          <table:table-cell office:value-type="float" office:value="1003" calcext:value-type="float">
            <text:p>1003</text:p>
          </table:table-cell>
          <table:table-cell office:value-type="float" office:value="1.0233" calcext:value-type="float">
            <text:p>1.0233</text:p>
          </table:table-cell>
        </table:table-row>
        <table:table-row table:style-name="ro1">
          <table:table-cell office:value-type="float" office:value="22.585" calcext:value-type="float">
            <text:p>22.585</text:p>
          </table:table-cell>
          <table:table-cell office:value-type="float" office:value="3.48574138039" calcext:value-type="float">
            <text:p>3.4857413804</text:p>
          </table:table-cell>
          <table:table-cell office:value-type="float" office:value="1.41776383817" calcext:value-type="float">
            <text:p>1.4177638382</text:p>
          </table:table-cell>
          <table:table-cell office:value-type="float" office:value="159.45" calcext:value-type="float">
            <text:p>159.45</text:p>
          </table:table-cell>
          <table:table-cell office:value-type="float" office:value="1570" calcext:value-type="float">
            <text:p>1570</text:p>
          </table:table-cell>
          <table:table-cell office:value-type="float" office:value="1003" calcext:value-type="float">
            <text:p>1003</text:p>
          </table:table-cell>
          <table:table-cell office:value-type="float" office:value="0.85275" calcext:value-type="float">
            <text:p>0.85275</text:p>
          </table:table-cell>
        </table:table-row>
        <table:table-row table:style-name="ro1">
          <table:table-cell office:value-type="float" office:value="22.605" calcext:value-type="float">
            <text:p>22.605</text:p>
          </table:table-cell>
          <table:table-cell office:value-type="float" office:value="3.47905104533" calcext:value-type="float">
            <text:p>3.4790510453</text:p>
          </table:table-cell>
          <table:table-cell office:value-type="float" office:value="1.42008347359" calcext:value-type="float">
            <text:p>1.4200834736</text:p>
          </table:table-cell>
          <table:table-cell office:value-type="float" office:value="161.22" calcext:value-type="float">
            <text:p>161.22</text:p>
          </table:table-cell>
          <table:table-cell office:value-type="float" office:value="1546" calcext:value-type="float">
            <text:p>1546</text:p>
          </table:table-cell>
          <table:table-cell office:value-type="float" office:value="1003" calcext:value-type="float">
            <text:p>1003</text:p>
          </table:table-cell>
          <table:table-cell office:value-type="float" office:value="1.0233" calcext:value-type="float">
            <text:p>1.0233</text:p>
          </table:table-cell>
        </table:table-row>
        <table:table-row table:style-name="ro1">
          <table:table-cell office:value-type="float" office:value="22.625" calcext:value-type="float">
            <text:p>22.625</text:p>
          </table:table-cell>
          <table:table-cell office:value-type="float" office:value="3.47229889482" calcext:value-type="float">
            <text:p>3.4722988948</text:p>
          </table:table-cell>
          <table:table-cell office:value-type="float" office:value="1.42220814917" calcext:value-type="float">
            <text:p>1.4222081492</text:p>
          </table:table-cell>
          <table:table-cell office:value-type="float" office:value="162.89" calcext:value-type="float">
            <text:p>162.89</text:p>
          </table:table-cell>
          <table:table-cell office:value-type="float" office:value="1538" calcext:value-type="float">
            <text:p>1538</text:p>
          </table:table-cell>
          <table:table-cell office:value-type="float" office:value="1003" calcext:value-type="float">
            <text:p>1003</text:p>
          </table:table-cell>
          <table:table-cell office:value-type="float" office:value="1.0233" calcext:value-type="float">
            <text:p>1.0233</text:p>
          </table:table-cell>
        </table:table-row>
        <table:table-row table:style-name="ro1">
          <table:table-cell office:value-type="float" office:value="22.645" calcext:value-type="float">
            <text:p>22.645</text:p>
          </table:table-cell>
          <table:table-cell office:value-type="float" office:value="3.46549386046" calcext:value-type="float">
            <text:p>3.4654938605</text:p>
          </table:table-cell>
          <table:table-cell office:value-type="float" office:value="1.42414789009" calcext:value-type="float">
            <text:p>1.4241478901</text:p>
          </table:table-cell>
          <table:table-cell office:value-type="float" office:value="164.46" calcext:value-type="float">
            <text:p>164.46</text:p>
          </table:table-cell>
          <table:table-cell office:value-type="float" office:value="1536" calcext:value-type="float">
            <text:p>1536</text:p>
          </table:table-cell>
          <table:table-cell office:value-type="float" office:value="1003" calcext:value-type="float">
            <text:p>1003</text:p>
          </table:table-cell>
          <table:table-cell office:value-type="float" office:value="1.0233" calcext:value-type="float">
            <text:p>1.0233</text:p>
          </table:table-cell>
        </table:table-row>
        <table:table-row table:style-name="ro1">
          <table:table-cell office:value-type="float" office:value="22.665" calcext:value-type="float">
            <text:p>22.665</text:p>
          </table:table-cell>
          <table:table-cell office:value-type="float" office:value="3.45861371849" calcext:value-type="float">
            <text:p>3.4586137185</text:p>
          </table:table-cell>
          <table:table-cell office:value-type="float" office:value="1.42587629574" calcext:value-type="float">
            <text:p>1.4258762957</text:p>
          </table:table-cell>
          <table:table-cell office:value-type="float" office:value="166.28" calcext:value-type="float">
            <text:p>166.28</text:p>
          </table:table-cell>
          <table:table-cell office:value-type="float" office:value="1536" calcext:value-type="float">
            <text:p>1536</text:p>
          </table:table-cell>
          <table:table-cell office:value-type="float" office:value="1006" calcext:value-type="float">
            <text:p>1006</text:p>
          </table:table-cell>
          <table:table-cell office:value-type="float" office:value="1.0233" calcext:value-type="float">
            <text:p>1.0233</text:p>
          </table:table-cell>
        </table:table-row>
        <table:table-row table:style-name="ro1">
          <table:table-cell office:value-type="float" office:value="22.685" calcext:value-type="float">
            <text:p>22.685</text:p>
          </table:table-cell>
          <table:table-cell office:value-type="float" office:value="3.45169026489" calcext:value-type="float">
            <text:p>3.4516902649</text:p>
          </table:table-cell>
          <table:table-cell office:value-type="float" office:value="1.42737508202" calcext:value-type="float">
            <text:p>1.427375082</text:p>
          </table:table-cell>
          <table:table-cell office:value-type="float" office:value="168.18" calcext:value-type="float">
            <text:p>168.18</text:p>
          </table:table-cell>
          <table:table-cell office:value-type="float" office:value="1536" calcext:value-type="float">
            <text:p>1536</text:p>
          </table:table-cell>
          <table:table-cell office:value-type="float" office:value="1005" calcext:value-type="float">
            <text:p>1005</text:p>
          </table:table-cell>
          <table:table-cell office:value-type="float" office:value="1.0233" calcext:value-type="float">
            <text:p>1.0233</text:p>
          </table:table-cell>
        </table:table-row>
        <table:table-row table:style-name="ro1">
          <table:table-cell office:value-type="float" office:value="22.705" calcext:value-type="float">
            <text:p>22.705</text:p>
          </table:table-cell>
          <table:table-cell office:value-type="float" office:value="3.44589371497" calcext:value-type="float">
            <text:p>3.445893715</text:p>
          </table:table-cell>
          <table:table-cell office:value-type="float" office:value="1.42846682947" calcext:value-type="float">
            <text:p>1.4284668295</text:p>
          </table:table-cell>
          <table:table-cell office:value-type="float" office:value="169.67" calcext:value-type="float">
            <text:p>169.67</text:p>
          </table:table-cell>
          <table:table-cell office:value-type="float" office:value="1537" calcext:value-type="float">
            <text:p>1537</text:p>
          </table:table-cell>
          <table:table-cell office:value-type="float" office:value="1005" calcext:value-type="float">
            <text:p>1005</text:p>
          </table:table-cell>
          <table:table-cell office:value-type="float" office:value="0.85275" calcext:value-type="float">
            <text:p>0.85275</text:p>
          </table:table-cell>
        </table:table-row>
        <table:table-row table:style-name="ro1">
          <table:table-cell office:value-type="float" office:value="22.725" calcext:value-type="float">
            <text:p>22.725</text:p>
          </table:table-cell>
          <table:table-cell office:value-type="float" office:value="3.43891263205" calcext:value-type="float">
            <text:p>3.4389126321</text:p>
          </table:table-cell>
          <table:table-cell office:value-type="float" office:value="1.42964127208" calcext:value-type="float">
            <text:p>1.4296412721</text:p>
          </table:table-cell>
          <table:table-cell office:value-type="float" office:value="170.86" calcext:value-type="float">
            <text:p>170.86</text:p>
          </table:table-cell>
          <table:table-cell office:value-type="float" office:value="1538" calcext:value-type="float">
            <text:p>1538</text:p>
          </table:table-cell>
          <table:table-cell office:value-type="float" office:value="1005" calcext:value-type="float">
            <text:p>1005</text:p>
          </table:table-cell>
          <table:table-cell office:value-type="float" office:value="1.0233" calcext:value-type="float">
            <text:p>1.0233</text:p>
          </table:table-cell>
        </table:table-row>
        <table:table-row table:style-name="ro1">
          <table:table-cell office:value-type="float" office:value="22.745" calcext:value-type="float">
            <text:p>22.745</text:p>
          </table:table-cell>
          <table:table-cell office:value-type="float" office:value="3.43189331328" calcext:value-type="float">
            <text:p>3.4318933133</text:p>
          </table:table-cell>
          <table:table-cell office:value-type="float" office:value="1.43064336186" calcext:value-type="float">
            <text:p>1.4306433619</text:p>
          </table:table-cell>
          <table:table-cell office:value-type="float" office:value="172.29" calcext:value-type="float">
            <text:p>172.29</text:p>
          </table:table-cell>
          <table:table-cell office:value-type="float" office:value="1544" calcext:value-type="float">
            <text:p>1544</text:p>
          </table:table-cell>
          <table:table-cell office:value-type="float" office:value="1007" calcext:value-type="float">
            <text:p>1007</text:p>
          </table:table-cell>
          <table:table-cell office:value-type="float" office:value="1.0233" calcext:value-type="float">
            <text:p>1.0233</text:p>
          </table:table-cell>
        </table:table-row>
        <table:table-row table:style-name="ro1">
          <table:table-cell office:value-type="float" office:value="22.765" calcext:value-type="float">
            <text:p>22.765</text:p>
          </table:table-cell>
          <table:table-cell office:value-type="float" office:value="3.42602038919" calcext:value-type="float">
            <text:p>3.4260203892</text:p>
          </table:table-cell>
          <table:table-cell office:value-type="float" office:value="1.43130939193" calcext:value-type="float">
            <text:p>1.4313093919</text:p>
          </table:table-cell>
          <table:table-cell office:value-type="float" office:value="173.88" calcext:value-type="float">
            <text:p>173.88</text:p>
          </table:table-cell>
          <table:table-cell office:value-type="float" office:value="1552" calcext:value-type="float">
            <text:p>1552</text:p>
          </table:table-cell>
          <table:table-cell office:value-type="float" office:value="1008" calcext:value-type="float">
            <text:p>1008</text:p>
          </table:table-cell>
          <table:table-cell office:value-type="float" office:value="0.85275" calcext:value-type="float">
            <text:p>0.85275</text:p>
          </table:table-cell>
        </table:table-row>
        <table:table-row table:style-name="ro1">
          <table:table-cell office:value-type="float" office:value="22.785" calcext:value-type="float">
            <text:p>22.785</text:p>
          </table:table-cell>
          <table:table-cell office:value-type="float" office:value="3.4201293923" calcext:value-type="float">
            <text:p>3.4201293923</text:p>
          </table:table-cell>
          <table:table-cell office:value-type="float" office:value="1.43183751894" calcext:value-type="float">
            <text:p>1.4318375189</text:p>
          </table:table-cell>
          <table:table-cell office:value-type="float" office:value="175.23" calcext:value-type="float">
            <text:p>175.23</text:p>
          </table:table-cell>
          <table:table-cell office:value-type="float" office:value="1558" calcext:value-type="float">
            <text:p>1558</text:p>
          </table:table-cell>
          <table:table-cell office:value-type="float" office:value="1009" calcext:value-type="float">
            <text:p>1009</text:p>
          </table:table-cell>
          <table:table-cell office:value-type="float" office:value="0.85275" calcext:value-type="float">
            <text:p>0.85275</text:p>
          </table:table-cell>
        </table:table-row>
        <table:table-row table:style-name="ro1">
          <table:table-cell office:value-type="float" office:value="22.805" calcext:value-type="float">
            <text:p>22.805</text:p>
          </table:table-cell>
          <table:table-cell office:value-type="float" office:value="3.41418333826" calcext:value-type="float">
            <text:p>3.4141833383</text:p>
          </table:table-cell>
          <table:table-cell office:value-type="float" office:value="1.43222736789" calcext:value-type="float">
            <text:p>1.4322273679</text:p>
          </table:table-cell>
          <table:table-cell office:value-type="float" office:value="176.6" calcext:value-type="float">
            <text:p>176.6</text:p>
          </table:table-cell>
          <table:table-cell office:value-type="float" office:value="1558" calcext:value-type="float">
            <text:p>1558</text:p>
          </table:table-cell>
          <table:table-cell office:value-type="float" office:value="1017" calcext:value-type="float">
            <text:p>1017</text:p>
          </table:table-cell>
          <table:table-cell office:value-type="float" office:value="0.85275" calcext:value-type="float">
            <text:p>0.85275</text:p>
          </table:table-cell>
        </table:table-row>
        <table:table-row table:style-name="ro1">
          <table:table-cell office:value-type="float" office:value="22.825" calcext:value-type="float">
            <text:p>22.825</text:p>
          </table:table-cell>
          <table:table-cell office:value-type="float" office:value="3.40687668864" calcext:value-type="float">
            <text:p>3.4068766886</text:p>
          </table:table-cell>
          <table:table-cell office:value-type="float" office:value="1.43251167697" calcext:value-type="float">
            <text:p>1.432511677</text:p>
          </table:table-cell>
          <table:table-cell office:value-type="float" office:value="178.18" calcext:value-type="float">
            <text:p>178.18</text:p>
          </table:table-cell>
          <table:table-cell office:value-type="float" office:value="1558" calcext:value-type="float">
            <text:p>1558</text:p>
          </table:table-cell>
          <table:table-cell office:value-type="float" office:value="1041" calcext:value-type="float">
            <text:p>1041</text:p>
          </table:table-cell>
          <table:table-cell office:value-type="float" office:value="1.0233" calcext:value-type="float">
            <text:p>1.0233</text:p>
          </table:table-cell>
        </table:table-row>
        <table:table-row table:style-name="ro1">
          <table:table-cell office:value-type="float" office:value="22.845" calcext:value-type="float">
            <text:p>22.845</text:p>
          </table:table-cell>
          <table:table-cell office:value-type="float" office:value="3.40054807463" calcext:value-type="float">
            <text:p>3.4005480746</text:p>
          </table:table-cell>
          <table:table-cell office:value-type="float" office:value="1.43255450788" calcext:value-type="float">
            <text:p>1.4325545079</text:p>
          </table:table-cell>
          <table:table-cell office:value-type="float" office:value="179.93" calcext:value-type="float">
            <text:p>179.93</text:p>
          </table:table-cell>
          <table:table-cell office:value-type="float" office:value="1558" calcext:value-type="float">
            <text:p>1558</text:p>
          </table:table-cell>
          <table:table-cell office:value-type="float" office:value="1084" calcext:value-type="float">
            <text:p>1084</text:p>
          </table:table-cell>
          <table:table-cell office:value-type="float" office:value="0.85275" calcext:value-type="float">
            <text:p>0.85275</text:p>
          </table:table-cell>
        </table:table-row>
        <table:table-row table:style-name="ro1">
          <table:table-cell office:value-type="float" office:value="22.865" calcext:value-type="float">
            <text:p>22.865</text:p>
          </table:table-cell>
          <table:table-cell office:value-type="float" office:value="3.39257416888" calcext:value-type="float">
            <text:p>3.3925741689</text:p>
          </table:table-cell>
          <table:table-cell office:value-type="float" office:value="1.43237783588" calcext:value-type="float">
            <text:p>1.4323778359</text:p>
          </table:table-cell>
          <table:table-cell office:value-type="float" office:value="-178.39" calcext:value-type="float">
            <text:p>-178.39</text:p>
          </table:table-cell>
          <table:table-cell office:value-type="float" office:value="1558" calcext:value-type="float">
            <text:p>1558</text:p>
          </table:table-cell>
          <table:table-cell office:value-type="float" office:value="1137" calcext:value-type="float">
            <text:p>1137</text:p>
          </table:table-cell>
          <table:table-cell office:value-type="float" office:value="1.0233" calcext:value-type="float">
            <text:p>1.0233</text:p>
          </table:table-cell>
        </table:table-row>
        <table:table-row table:style-name="ro1">
          <table:table-cell office:value-type="float" office:value="22.885" calcext:value-type="float">
            <text:p>22.885</text:p>
          </table:table-cell>
          <table:table-cell office:value-type="float" office:value="3.38370151107" calcext:value-type="float">
            <text:p>3.3837015111</text:p>
          </table:table-cell>
          <table:table-cell office:value-type="float" office:value="1.431934666" calcext:value-type="float">
            <text:p>1.431934666</text:p>
          </table:table-cell>
          <table:table-cell office:value-type="float" office:value="-176.91" calcext:value-type="float">
            <text:p>-176.91</text:p>
          </table:table-cell>
          <table:table-cell office:value-type="float" office:value="1560" calcext:value-type="float">
            <text:p>1560</text:p>
          </table:table-cell>
          <table:table-cell office:value-type="float" office:value="1231" calcext:value-type="float">
            <text:p>1231</text:p>
          </table:table-cell>
          <table:table-cell office:value-type="float" office:value="1.0233" calcext:value-type="float">
            <text:p>1.0233</text:p>
          </table:table-cell>
        </table:table-row>
        <table:table-row table:style-name="ro1">
          <table:table-cell office:value-type="float" office:value="22.905" calcext:value-type="float">
            <text:p>22.905</text:p>
          </table:table-cell>
          <table:table-cell office:value-type="float" office:value="3.37445701276" calcext:value-type="float">
            <text:p>3.3744570128</text:p>
          </table:table-cell>
          <table:table-cell office:value-type="float" office:value="1.43118335942" calcext:value-type="float">
            <text:p>1.4311833594</text:p>
          </table:table-cell>
          <table:table-cell office:value-type="float" office:value="-175.18" calcext:value-type="float">
            <text:p>-175.18</text:p>
          </table:table-cell>
          <table:table-cell office:value-type="float" office:value="1566" calcext:value-type="float">
            <text:p>1566</text:p>
          </table:table-cell>
          <table:table-cell office:value-type="float" office:value="1257" calcext:value-type="float">
            <text:p>1257</text:p>
          </table:table-cell>
          <table:table-cell office:value-type="float" office:value="1.0233" calcext:value-type="float">
            <text:p>1.0233</text:p>
          </table:table-cell>
        </table:table-row>
        <table:table-row table:style-name="ro1">
          <table:table-cell office:value-type="float" office:value="22.925" calcext:value-type="float">
            <text:p>22.925</text:p>
          </table:table-cell>
          <table:table-cell office:value-type="float" office:value="3.36322962848" calcext:value-type="float">
            <text:p>3.3632296285</text:p>
          </table:table-cell>
          <table:table-cell office:value-type="float" office:value="1.42989705968" calcext:value-type="float">
            <text:p>1.4298970597</text:p>
          </table:table-cell>
          <table:table-cell office:value-type="float" office:value="-173.34" calcext:value-type="float">
            <text:p>-173.34</text:p>
          </table:table-cell>
          <table:table-cell office:value-type="float" office:value="1578" calcext:value-type="float">
            <text:p>1578</text:p>
          </table:table-cell>
          <table:table-cell office:value-type="float" office:value="1336" calcext:value-type="float">
            <text:p>1336</text:p>
          </table:table-cell>
          <table:table-cell office:value-type="float" office:value="1.19385" calcext:value-type="float">
            <text:p>1.19385</text:p>
          </table:table-cell>
        </table:table-row>
        <table:table-row table:style-name="ro1">
          <table:table-cell office:value-type="float" office:value="22.945" calcext:value-type="float">
            <text:p>22.945</text:p>
          </table:table-cell>
          <table:table-cell office:value-type="float" office:value="3.3518647006" calcext:value-type="float">
            <text:p>3.3518647006</text:p>
          </table:table-cell>
          <table:table-cell office:value-type="float" office:value="1.42827377051" calcext:value-type="float">
            <text:p>1.4282737705</text:p>
          </table:table-cell>
          <table:table-cell office:value-type="float" office:value="-171.78" calcext:value-type="float">
            <text:p>-171.78</text:p>
          </table:table-cell>
          <table:table-cell office:value-type="float" office:value="1584" calcext:value-type="float">
            <text:p>1584</text:p>
          </table:table-cell>
          <table:table-cell office:value-type="float" office:value="1381" calcext:value-type="float">
            <text:p>1381</text:p>
          </table:table-cell>
          <table:table-cell office:value-type="float" office:value="1.19385" calcext:value-type="float">
            <text:p>1.19385</text:p>
          </table:table-cell>
        </table:table-row>
        <table:table-row table:style-name="ro1">
          <table:table-cell office:value-type="float" office:value="22.965" calcext:value-type="float">
            <text:p>22.965</text:p>
          </table:table-cell>
          <table:table-cell office:value-type="float" office:value="3.34013921793" calcext:value-type="float">
            <text:p>3.3401392179</text:p>
          </table:table-cell>
          <table:table-cell office:value-type="float" office:value="1.42629881636" calcext:value-type="float">
            <text:p>1.4262988164</text:p>
          </table:table-cell>
          <table:table-cell office:value-type="float" office:value="-170.45" calcext:value-type="float">
            <text:p>-170.45</text:p>
          </table:table-cell>
          <table:table-cell office:value-type="float" office:value="1586" calcext:value-type="float">
            <text:p>1586</text:p>
          </table:table-cell>
          <table:table-cell office:value-type="float" office:value="1460" calcext:value-type="float">
            <text:p>1460</text:p>
          </table:table-cell>
          <table:table-cell office:value-type="float" office:value="1.19385" calcext:value-type="float">
            <text:p>1.19385</text:p>
          </table:table-cell>
        </table:table-row>
        <table:table-row table:style-name="ro1">
          <table:table-cell office:value-type="float" office:value="22.985" calcext:value-type="float">
            <text:p>22.985</text:p>
          </table:table-cell>
          <table:table-cell office:value-type="float" office:value="3.32846490189" calcext:value-type="float">
            <text:p>3.3284649019</text:p>
          </table:table-cell>
          <table:table-cell office:value-type="float" office:value="1.42409236099" calcext:value-type="float">
            <text:p>1.424092361</text:p>
          </table:table-cell>
          <table:table-cell office:value-type="float" office:value="-169.31" calcext:value-type="float">
            <text:p>-169.31</text:p>
          </table:table-cell>
          <table:table-cell office:value-type="float" office:value="1586" calcext:value-type="float">
            <text:p>1586</text:p>
          </table:table-cell>
          <table:table-cell office:value-type="float" office:value="1462" calcext:value-type="float">
            <text:p>1462</text:p>
          </table:table-cell>
          <table:table-cell office:value-type="float" office:value="1.19385" calcext:value-type="float">
            <text:p>1.19385</text:p>
          </table:table-cell>
        </table:table-row>
        <table:table-row table:style-name="ro1">
          <table:table-cell office:value-type="float" office:value="23.005" calcext:value-type="float">
            <text:p>23.005</text:p>
          </table:table-cell>
          <table:table-cell office:value-type="float" office:value="3.31517368964" calcext:value-type="float">
            <text:p>3.3151736896</text:p>
          </table:table-cell>
          <table:table-cell office:value-type="float" office:value="1.42134097068" calcext:value-type="float">
            <text:p>1.4213409707</text:p>
          </table:table-cell>
          <table:table-cell office:value-type="float" office:value="-168.32" calcext:value-type="float">
            <text:p>-168.32</text:p>
          </table:table-cell>
          <table:table-cell office:value-type="float" office:value="1585" calcext:value-type="float">
            <text:p>1585</text:p>
          </table:table-cell>
          <table:table-cell office:value-type="float" office:value="1463" calcext:value-type="float">
            <text:p>1463</text:p>
          </table:table-cell>
          <table:table-cell office:value-type="float" office:value="1.3644" calcext:value-type="float">
            <text:p>1.3644</text:p>
          </table:table-cell>
        </table:table-row>
        <table:table-row table:style-name="ro1">
          <table:table-cell office:value-type="float" office:value="23.025" calcext:value-type="float">
            <text:p>23.025</text:p>
          </table:table-cell>
          <table:table-cell office:value-type="float" office:value="3.30192350607" calcext:value-type="float">
            <text:p>3.3019235061</text:p>
          </table:table-cell>
          <table:table-cell office:value-type="float" office:value="1.41842372577" calcext:value-type="float">
            <text:p>1.4184237258</text:p>
          </table:table-cell>
          <table:table-cell office:value-type="float" office:value="-167.6" calcext:value-type="float">
            <text:p>-167.6</text:p>
          </table:table-cell>
          <table:table-cell office:value-type="float" office:value="1586" calcext:value-type="float">
            <text:p>1586</text:p>
          </table:table-cell>
          <table:table-cell office:value-type="float" office:value="1464" calcext:value-type="float">
            <text:p>1464</text:p>
          </table:table-cell>
          <table:table-cell office:value-type="float" office:value="1.3644" calcext:value-type="float">
            <text:p>1.3644</text:p>
          </table:table-cell>
        </table:table-row>
        <table:table-row table:style-name="ro1">
          <table:table-cell office:value-type="float" office:value="23.045" calcext:value-type="float">
            <text:p>23.045</text:p>
          </table:table-cell>
          <table:table-cell office:value-type="float" office:value="3.2886934291" calcext:value-type="float">
            <text:p>3.2886934291</text:p>
          </table:table-cell>
          <table:table-cell office:value-type="float" office:value="1.41541637058" calcext:value-type="float">
            <text:p>1.4154163706</text:p>
          </table:table-cell>
          <table:table-cell office:value-type="float" office:value="-167.21" calcext:value-type="float">
            <text:p>-167.21</text:p>
          </table:table-cell>
          <table:table-cell office:value-type="float" office:value="1586" calcext:value-type="float">
            <text:p>1586</text:p>
          </table:table-cell>
          <table:table-cell office:value-type="float" office:value="1464" calcext:value-type="float">
            <text:p>1464</text:p>
          </table:table-cell>
          <table:table-cell office:value-type="float" office:value="1.3644" calcext:value-type="float">
            <text:p>1.3644</text:p>
          </table:table-cell>
        </table:table-row>
        <table:table-row table:style-name="ro1">
          <table:table-cell office:value-type="float" office:value="23.065" calcext:value-type="float">
            <text:p>23.065</text:p>
          </table:table-cell>
          <table:table-cell office:value-type="float" office:value="3.27549761075" calcext:value-type="float">
            <text:p>3.2754976108</text:p>
          </table:table-cell>
          <table:table-cell office:value-type="float" office:value="1.4123599259" calcext:value-type="float">
            <text:p>1.4123599259</text:p>
          </table:table-cell>
          <table:table-cell office:value-type="float" office:value="-166.98" calcext:value-type="float">
            <text:p>-166.98</text:p>
          </table:table-cell>
          <table:table-cell office:value-type="float" office:value="1586" calcext:value-type="float">
            <text:p>1586</text:p>
          </table:table-cell>
          <table:table-cell office:value-type="float" office:value="1468" calcext:value-type="float">
            <text:p>1468</text:p>
          </table:table-cell>
          <table:table-cell office:value-type="float" office:value="1.43621052632" calcext:value-type="float">
            <text:p>1.4362105263</text:p>
          </table:table-cell>
        </table:table-row>
        <table:table-row table:style-name="ro1">
          <table:table-cell office:value-type="float" office:value="23.084" calcext:value-type="float">
            <text:p>23.084</text:p>
          </table:table-cell>
          <table:table-cell office:value-type="float" office:value="3.26243935156" calcext:value-type="float">
            <text:p>3.2624393516</text:p>
          </table:table-cell>
          <table:table-cell office:value-type="float" office:value="1.40930489265" calcext:value-type="float">
            <text:p>1.4093048927</text:p>
          </table:table-cell>
          <table:table-cell office:value-type="float" office:value="-166.88" calcext:value-type="float">
            <text:p>-166.88</text:p>
          </table:table-cell>
          <table:table-cell office:value-type="float" office:value="1586" calcext:value-type="float">
            <text:p>1586</text:p>
          </table:table-cell>
          <table:table-cell office:value-type="float" office:value="1491" calcext:value-type="float">
            <text:p>1491</text:p>
          </table:table-cell>
          <table:table-cell office:value-type="float" office:value="1.3644" calcext:value-type="float">
            <text:p>1.3644</text:p>
          </table:table-cell>
        </table:table-row>
        <table:table-row table:style-name="ro1">
          <table:table-cell office:value-type="float" office:value="23.104" calcext:value-type="float">
            <text:p>23.104</text:p>
          </table:table-cell>
          <table:table-cell office:value-type="float" office:value="3.24777866986" calcext:value-type="float">
            <text:p>3.2477786699</text:p>
          </table:table-cell>
          <table:table-cell office:value-type="float" office:value="1.40582642673" calcext:value-type="float">
            <text:p>1.4058264267</text:p>
          </table:table-cell>
          <table:table-cell office:value-type="float" office:value="-166.71" calcext:value-type="float">
            <text:p>-166.71</text:p>
          </table:table-cell>
          <table:table-cell office:value-type="float" office:value="1587" calcext:value-type="float">
            <text:p>1587</text:p>
          </table:table-cell>
          <table:table-cell office:value-type="float" office:value="1494" calcext:value-type="float">
            <text:p>1494</text:p>
          </table:table-cell>
          <table:table-cell office:value-type="float" office:value="1.53495" calcext:value-type="float">
            <text:p>1.53495</text:p>
          </table:table-cell>
        </table:table-row>
        <table:table-row table:style-name="ro1">
          <table:table-cell office:value-type="float" office:value="23.124" calcext:value-type="float">
            <text:p>23.124</text:p>
          </table:table-cell>
          <table:table-cell office:value-type="float" office:value="3.23474947669" calcext:value-type="float">
            <text:p>3.2347494767</text:p>
          </table:table-cell>
          <table:table-cell office:value-type="float" office:value="1.40272698831" calcext:value-type="float">
            <text:p>1.4027269883</text:p>
          </table:table-cell>
          <table:table-cell office:value-type="float" office:value="-166.67" calcext:value-type="float">
            <text:p>-166.67</text:p>
          </table:table-cell>
          <table:table-cell office:value-type="float" office:value="1586" calcext:value-type="float">
            <text:p>1586</text:p>
          </table:table-cell>
          <table:table-cell office:value-type="float" office:value="1494" calcext:value-type="float">
            <text:p>1494</text:p>
          </table:table-cell>
          <table:table-cell office:value-type="float" office:value="1.3644" calcext:value-type="float">
            <text:p>1.3644</text:p>
          </table:table-cell>
        </table:table-row>
        <table:table-row table:style-name="ro1">
          <table:table-cell office:value-type="float" office:value="23.144" calcext:value-type="float">
            <text:p>23.144</text:p>
          </table:table-cell>
          <table:table-cell office:value-type="float" office:value="3.22009604353" calcext:value-type="float">
            <text:p>3.2200960435</text:p>
          </table:table-cell>
          <table:table-cell office:value-type="float" office:value="1.39921784105" calcext:value-type="float">
            <text:p>1.3992178411</text:p>
          </table:table-cell>
          <table:table-cell office:value-type="float" office:value="-166.59" calcext:value-type="float">
            <text:p>-166.59</text:p>
          </table:table-cell>
          <table:table-cell office:value-type="float" office:value="1587" calcext:value-type="float">
            <text:p>1587</text:p>
          </table:table-cell>
          <table:table-cell office:value-type="float" office:value="1494" calcext:value-type="float">
            <text:p>1494</text:p>
          </table:table-cell>
          <table:table-cell office:value-type="float" office:value="1.53495" calcext:value-type="float">
            <text:p>1.53495</text:p>
          </table:table-cell>
        </table:table-row>
        <table:table-row table:style-name="ro1">
          <table:table-cell office:value-type="float" office:value="23.164" calcext:value-type="float">
            <text:p>23.164</text:p>
          </table:table-cell>
          <table:table-cell office:value-type="float" office:value="3.20543651025" calcext:value-type="float">
            <text:p>3.2054365103</text:p>
          </table:table-cell>
          <table:table-cell office:value-type="float" office:value="1.3957048824" calcext:value-type="float">
            <text:p>1.3957048824</text:p>
          </table:table-cell>
          <table:table-cell office:value-type="float" office:value="-166.58" calcext:value-type="float">
            <text:p>-166.58</text:p>
          </table:table-cell>
          <table:table-cell office:value-type="float" office:value="1586" calcext:value-type="float">
            <text:p>1586</text:p>
          </table:table-cell>
          <table:table-cell office:value-type="float" office:value="1493" calcext:value-type="float">
            <text:p>1493</text:p>
          </table:table-cell>
          <table:table-cell office:value-type="float" office:value="1.53495" calcext:value-type="float">
            <text:p>1.53495</text:p>
          </table:table-cell>
        </table:table-row>
        <table:table-row table:style-name="ro1">
          <table:table-cell office:value-type="float" office:value="23.184" calcext:value-type="float">
            <text:p>23.184</text:p>
          </table:table-cell>
          <table:table-cell office:value-type="float" office:value="3.19081349419" calcext:value-type="float">
            <text:p>3.1908134942</text:p>
          </table:table-cell>
          <table:table-cell office:value-type="float" office:value="1.39224670581" calcext:value-type="float">
            <text:p>1.3922467058</text:p>
          </table:table-cell>
          <table:table-cell office:value-type="float" office:value="-166.76" calcext:value-type="float">
            <text:p>-166.76</text:p>
          </table:table-cell>
          <table:table-cell office:value-type="float" office:value="1586" calcext:value-type="float">
            <text:p>1586</text:p>
          </table:table-cell>
          <table:table-cell office:value-type="float" office:value="1500" calcext:value-type="float">
            <text:p>1500</text:p>
          </table:table-cell>
          <table:table-cell office:value-type="float" office:value="1.53495" calcext:value-type="float">
            <text:p>1.53495</text:p>
          </table:table-cell>
        </table:table-row>
        <table:table-row table:style-name="ro1">
          <table:table-cell office:value-type="float" office:value="23.204" calcext:value-type="float">
            <text:p>23.204</text:p>
          </table:table-cell>
          <table:table-cell office:value-type="float" office:value="3.17621717189" calcext:value-type="float">
            <text:p>3.1762171719</text:p>
          </table:table-cell>
          <table:table-cell office:value-type="float" office:value="1.38882799699" calcext:value-type="float">
            <text:p>1.388827997</text:p>
          </table:table-cell>
          <table:table-cell office:value-type="float" office:value="-166.89" calcext:value-type="float">
            <text:p>-166.89</text:p>
          </table:table-cell>
          <table:table-cell office:value-type="float" office:value="1587" calcext:value-type="float">
            <text:p>1587</text:p>
          </table:table-cell>
          <table:table-cell office:value-type="float" office:value="1505" calcext:value-type="float">
            <text:p>1505</text:p>
          </table:table-cell>
          <table:table-cell office:value-type="float" office:value="1.53495" calcext:value-type="float">
            <text:p>1.53495</text:p>
          </table:table-cell>
        </table:table-row>
        <table:table-row table:style-name="ro1">
          <table:table-cell office:value-type="float" office:value="23.224" calcext:value-type="float">
            <text:p>23.224</text:p>
          </table:table-cell>
          <table:table-cell office:value-type="float" office:value="3.16157821297" calcext:value-type="float">
            <text:p>3.161578213</text:p>
          </table:table-cell>
          <table:table-cell office:value-type="float" office:value="1.38563233091" calcext:value-type="float">
            <text:p>1.3856323309</text:p>
          </table:table-cell>
          <table:table-cell office:value-type="float" office:value="-167.76" calcext:value-type="float">
            <text:p>-167.76</text:p>
          </table:table-cell>
          <table:table-cell office:value-type="float" office:value="1586" calcext:value-type="float">
            <text:p>1586</text:p>
          </table:table-cell>
          <table:table-cell office:value-type="float" office:value="1506" calcext:value-type="float">
            <text:p>1506</text:p>
          </table:table-cell>
          <table:table-cell office:value-type="float" office:value="1.53495" calcext:value-type="float">
            <text:p>1.53495</text:p>
          </table:table-cell>
        </table:table-row>
        <table:table-row table:style-name="ro1">
          <table:table-cell office:value-type="float" office:value="23.244" calcext:value-type="float">
            <text:p>23.244</text:p>
          </table:table-cell>
          <table:table-cell office:value-type="float" office:value="3.14528928221" calcext:value-type="float">
            <text:p>3.1452892822</text:p>
          </table:table-cell>
          <table:table-cell office:value-type="float" office:value="1.38218689604" calcext:value-type="float">
            <text:p>1.382186896</text:p>
          </table:table-cell>
          <table:table-cell office:value-type="float" office:value="-168.14" calcext:value-type="float">
            <text:p>-168.14</text:p>
          </table:table-cell>
          <table:table-cell office:value-type="float" office:value="1585" calcext:value-type="float">
            <text:p>1585</text:p>
          </table:table-cell>
          <table:table-cell office:value-type="float" office:value="1506" calcext:value-type="float">
            <text:p>1506</text:p>
          </table:table-cell>
          <table:table-cell office:value-type="float" office:value="1.7055" calcext:value-type="float">
            <text:p>1.7055</text:p>
          </table:table-cell>
        </table:table-row>
        <table:table-row table:style-name="ro1">
          <table:table-cell office:value-type="float" office:value="23.264" calcext:value-type="float">
            <text:p>23.264</text:p>
          </table:table-cell>
          <table:table-cell office:value-type="float" office:value="3.12897421103" calcext:value-type="float">
            <text:p>3.128974211</text:p>
          </table:table-cell>
          <table:table-cell office:value-type="float" office:value="1.37875210833" calcext:value-type="float">
            <text:p>1.3787521083</text:p>
          </table:table-cell>
          <table:table-cell office:value-type="float" office:value="-168.19" calcext:value-type="float">
            <text:p>-168.19</text:p>
          </table:table-cell>
          <table:table-cell office:value-type="float" office:value="1586" calcext:value-type="float">
            <text:p>1586</text:p>
          </table:table-cell>
          <table:table-cell office:value-type="float" office:value="1503" calcext:value-type="float">
            <text:p>1503</text:p>
          </table:table-cell>
          <table:table-cell office:value-type="float" office:value="1.7055" calcext:value-type="float">
            <text:p>1.7055</text:p>
          </table:table-cell>
        </table:table-row>
        <table:table-row table:style-name="ro1">
          <table:table-cell office:value-type="float" office:value="23.284" calcext:value-type="float">
            <text:p>23.284</text:p>
          </table:table-cell>
          <table:table-cell office:value-type="float" office:value="3.11261854207" calcext:value-type="float">
            <text:p>3.1126185421</text:p>
          </table:table-cell>
          <table:table-cell office:value-type="float" office:value="1.37532289478" calcext:value-type="float">
            <text:p>1.3753228948</text:p>
          </table:table-cell>
          <table:table-cell office:value-type="float" office:value="-168.23" calcext:value-type="float">
            <text:p>-168.23</text:p>
          </table:table-cell>
          <table:table-cell office:value-type="float" office:value="1587" calcext:value-type="float">
            <text:p>1587</text:p>
          </table:table-cell>
          <table:table-cell office:value-type="float" office:value="1498" calcext:value-type="float">
            <text:p>1498</text:p>
          </table:table-cell>
          <table:table-cell office:value-type="float" office:value="1.7055" calcext:value-type="float">
            <text:p>1.7055</text:p>
          </table:table-cell>
        </table:table-row>
        <table:table-row table:style-name="ro1">
          <table:table-cell office:value-type="float" office:value="23.304" calcext:value-type="float">
            <text:p>23.304</text:p>
          </table:table-cell>
          <table:table-cell office:value-type="float" office:value="3.09616786905" calcext:value-type="float">
            <text:p>3.0961678691</text:p>
          </table:table-cell>
          <table:table-cell office:value-type="float" office:value="1.3719060491" calcext:value-type="float">
            <text:p>1.3719060491</text:p>
          </table:table-cell>
          <table:table-cell office:value-type="float" office:value="-168.32" calcext:value-type="float">
            <text:p>-168.32</text:p>
          </table:table-cell>
          <table:table-cell office:value-type="float" office:value="1586" calcext:value-type="float">
            <text:p>1586</text:p>
          </table:table-cell>
          <table:table-cell office:value-type="float" office:value="1486" calcext:value-type="float">
            <text:p>1486</text:p>
          </table:table-cell>
          <table:table-cell office:value-type="float" office:value="1.7055" calcext:value-type="float">
            <text:p>1.7055</text:p>
          </table:table-cell>
        </table:table-row>
        <table:table-row table:style-name="ro1">
          <table:table-cell office:value-type="float" office:value="23.324" calcext:value-type="float">
            <text:p>23.324</text:p>
          </table:table-cell>
          <table:table-cell office:value-type="float" office:value="3.0779888667" calcext:value-type="float">
            <text:p>3.0779888667</text:p>
          </table:table-cell>
          <table:table-cell office:value-type="float" office:value="1.36815040511" calcext:value-type="float">
            <text:p>1.3681504051</text:p>
          </table:table-cell>
          <table:table-cell office:value-type="float" office:value="-168.37" calcext:value-type="float">
            <text:p>-168.37</text:p>
          </table:table-cell>
          <table:table-cell office:value-type="float" office:value="1586" calcext:value-type="float">
            <text:p>1586</text:p>
          </table:table-cell>
          <table:table-cell office:value-type="float" office:value="1476" calcext:value-type="float">
            <text:p>1476</text:p>
          </table:table-cell>
          <table:table-cell office:value-type="float" office:value="1.87605" calcext:value-type="float">
            <text:p>1.87605</text:p>
          </table:table-cell>
        </table:table-row>
        <table:table-row table:style-name="ro1">
          <table:table-cell office:value-type="float" office:value="23.344" calcext:value-type="float">
            <text:p>23.344</text:p>
          </table:table-cell>
          <table:table-cell office:value-type="float" office:value="3.06144437472" calcext:value-type="float">
            <text:p>3.0614443747</text:p>
          </table:table-cell>
          <table:table-cell office:value-type="float" office:value="1.36471990427" calcext:value-type="float">
            <text:p>1.3647199043</text:p>
          </table:table-cell>
          <table:table-cell office:value-type="float" office:value="-168.32" calcext:value-type="float">
            <text:p>-168.32</text:p>
          </table:table-cell>
          <table:table-cell office:value-type="float" office:value="1586" calcext:value-type="float">
            <text:p>1586</text:p>
          </table:table-cell>
          <table:table-cell office:value-type="float" office:value="1473" calcext:value-type="float">
            <text:p>1473</text:p>
          </table:table-cell>
          <table:table-cell office:value-type="float" office:value="1.7055" calcext:value-type="float">
            <text:p>1.7055</text:p>
          </table:table-cell>
        </table:table-row>
        <table:table-row table:style-name="ro1">
          <table:table-cell office:value-type="float" office:value="23.364" calcext:value-type="float">
            <text:p>23.364</text:p>
          </table:table-cell>
          <table:table-cell office:value-type="float" office:value="3.04328965576" calcext:value-type="float">
            <text:p>3.0432896558</text:p>
          </table:table-cell>
          <table:table-cell office:value-type="float" office:value="1.36088611912" calcext:value-type="float">
            <text:p>1.3608861191</text:p>
          </table:table-cell>
          <table:table-cell office:value-type="float" office:value="-168.12" calcext:value-type="float">
            <text:p>-168.12</text:p>
          </table:table-cell>
          <table:table-cell office:value-type="float" office:value="1586" calcext:value-type="float">
            <text:p>1586</text:p>
          </table:table-cell>
          <table:table-cell office:value-type="float" office:value="1477" calcext:value-type="float">
            <text:p>1477</text:p>
          </table:table-cell>
          <table:table-cell office:value-type="float" office:value="1.87605" calcext:value-type="float">
            <text:p>1.87605</text:p>
          </table:table-cell>
        </table:table-row>
        <table:table-row table:style-name="ro1">
          <table:table-cell office:value-type="float" office:value="23.384" calcext:value-type="float">
            <text:p>23.384</text:p>
          </table:table-cell>
          <table:table-cell office:value-type="float" office:value="3.02521055466" calcext:value-type="float">
            <text:p>3.0252105547</text:p>
          </table:table-cell>
          <table:table-cell office:value-type="float" office:value="1.35700467365" calcext:value-type="float">
            <text:p>1.3570046737</text:p>
          </table:table-cell>
          <table:table-cell office:value-type="float" office:value="-167.94" calcext:value-type="float">
            <text:p>-167.94</text:p>
          </table:table-cell>
          <table:table-cell office:value-type="float" office:value="1586" calcext:value-type="float">
            <text:p>1586</text:p>
          </table:table-cell>
          <table:table-cell office:value-type="float" office:value="1485" calcext:value-type="float">
            <text:p>1485</text:p>
          </table:table-cell>
          <table:table-cell office:value-type="float" office:value="1.87605" calcext:value-type="float">
            <text:p>1.87605</text:p>
          </table:table-cell>
        </table:table-row>
        <table:table-row table:style-name="ro1">
          <table:table-cell office:value-type="float" office:value="23.404" calcext:value-type="float">
            <text:p>23.404</text:p>
          </table:table-cell>
          <table:table-cell office:value-type="float" office:value="3.00719893163" calcext:value-type="float">
            <text:p>3.0071989316</text:p>
          </table:table-cell>
          <table:table-cell office:value-type="float" office:value="1.35292863298" calcext:value-type="float">
            <text:p>1.352928633</text:p>
          </table:table-cell>
          <table:table-cell office:value-type="float" office:value="-167.31" calcext:value-type="float">
            <text:p>-167.31</text:p>
          </table:table-cell>
          <table:table-cell office:value-type="float" office:value="1586" calcext:value-type="float">
            <text:p>1586</text:p>
          </table:table-cell>
          <table:table-cell office:value-type="float" office:value="1488" calcext:value-type="float">
            <text:p>1488</text:p>
          </table:table-cell>
          <table:table-cell office:value-type="float" office:value="1.87605" calcext:value-type="float">
            <text:p>1.87605</text:p>
          </table:table-cell>
        </table:table-row>
        <table:table-row table:style-name="ro1">
          <table:table-cell office:value-type="float" office:value="23.424" calcext:value-type="float">
            <text:p>23.424</text:p>
          </table:table-cell>
          <table:table-cell office:value-type="float" office:value="2.99083737829" calcext:value-type="float">
            <text:p>2.9908373783</text:p>
          </table:table-cell>
          <table:table-cell office:value-type="float" office:value="1.34917065293" calcext:value-type="float">
            <text:p>1.3491706529</text:p>
          </table:table-cell>
          <table:table-cell office:value-type="float" office:value="-167.12" calcext:value-type="float">
            <text:p>-167.12</text:p>
          </table:table-cell>
          <table:table-cell office:value-type="float" office:value="1586" calcext:value-type="float">
            <text:p>1586</text:p>
          </table:table-cell>
          <table:table-cell office:value-type="float" office:value="1488" calcext:value-type="float">
            <text:p>1488</text:p>
          </table:table-cell>
          <table:table-cell office:value-type="float" office:value="1.7055" calcext:value-type="float">
            <text:p>1.7055</text:p>
          </table:table-cell>
        </table:table-row>
        <table:table-row table:style-name="ro1">
          <table:table-cell office:value-type="float" office:value="23.444" calcext:value-type="float">
            <text:p>23.444</text:p>
          </table:table-cell>
          <table:table-cell office:value-type="float" office:value="2.97121321516" calcext:value-type="float">
            <text:p>2.9712132152</text:p>
          </table:table-cell>
          <table:table-cell office:value-type="float" office:value="1.34469044369" calcext:value-type="float">
            <text:p>1.3446904437</text:p>
          </table:table-cell>
          <table:table-cell office:value-type="float" office:value="-167.21" calcext:value-type="float">
            <text:p>-167.21</text:p>
          </table:table-cell>
          <table:table-cell office:value-type="float" office:value="1586" calcext:value-type="float">
            <text:p>1586</text:p>
          </table:table-cell>
          <table:table-cell office:value-type="float" office:value="1490" calcext:value-type="float">
            <text:p>1490</text:p>
          </table:table-cell>
          <table:table-cell office:value-type="float" office:value="2.0466" calcext:value-type="float">
            <text:p>2.0466</text:p>
          </table:table-cell>
        </table:table-row>
        <table:table-row table:style-name="ro1">
          <table:table-cell office:value-type="float" office:value="23.464" calcext:value-type="float">
            <text:p>23.464</text:p>
          </table:table-cell>
          <table:table-cell office:value-type="float" office:value="2.95325189043" calcext:value-type="float">
            <text:p>2.9532518904</text:p>
          </table:table-cell>
          <table:table-cell office:value-type="float" office:value="1.3406160166" calcext:value-type="float">
            <text:p>1.3406160166</text:p>
          </table:table-cell>
          <table:table-cell office:value-type="float" office:value="-167.29" calcext:value-type="float">
            <text:p>-167.29</text:p>
          </table:table-cell>
          <table:table-cell office:value-type="float" office:value="1586" calcext:value-type="float">
            <text:p>1586</text:p>
          </table:table-cell>
          <table:table-cell office:value-type="float" office:value="1494" calcext:value-type="float">
            <text:p>1494</text:p>
          </table:table-cell>
          <table:table-cell office:value-type="float" office:value="1.87605" calcext:value-type="float">
            <text:p>1.87605</text:p>
          </table:table-cell>
        </table:table-row>
        <table:table-row table:style-name="ro1">
          <table:table-cell office:value-type="float" office:value="23.484" calcext:value-type="float">
            <text:p>23.484</text:p>
          </table:table-cell>
          <table:table-cell office:value-type="float" office:value="2.93527118374" calcext:value-type="float">
            <text:p>2.9352711837</text:p>
          </table:table-cell>
          <table:table-cell office:value-type="float" office:value="1.33659042505" calcext:value-type="float">
            <text:p>1.3365904251</text:p>
          </table:table-cell>
          <table:table-cell office:value-type="float" office:value="-167.45" calcext:value-type="float">
            <text:p>-167.45</text:p>
          </table:table-cell>
          <table:table-cell office:value-type="float" office:value="1586" calcext:value-type="float">
            <text:p>1586</text:p>
          </table:table-cell>
          <table:table-cell office:value-type="float" office:value="1493" calcext:value-type="float">
            <text:p>1493</text:p>
          </table:table-cell>
          <table:table-cell office:value-type="float" office:value="1.87605" calcext:value-type="float">
            <text:p>1.87605</text:p>
          </table:table-cell>
        </table:table-row>
        <table:table-row table:style-name="ro1">
          <table:table-cell office:value-type="float" office:value="23.504" calcext:value-type="float">
            <text:p>23.504</text:p>
          </table:table-cell>
          <table:table-cell office:value-type="float" office:value="2.91567340605" calcext:value-type="float">
            <text:p>2.9156734061</text:p>
          </table:table-cell>
          <table:table-cell office:value-type="float" office:value="1.33215682582" calcext:value-type="float">
            <text:p>1.3321568258</text:p>
          </table:table-cell>
          <table:table-cell office:value-type="float" office:value="-167.33" calcext:value-type="float">
            <text:p>-167.33</text:p>
          </table:table-cell>
          <table:table-cell office:value-type="float" office:value="1586" calcext:value-type="float">
            <text:p>1586</text:p>
          </table:table-cell>
          <table:table-cell office:value-type="float" office:value="1494" calcext:value-type="float">
            <text:p>1494</text:p>
          </table:table-cell>
          <table:table-cell office:value-type="float" office:value="2.0466" calcext:value-type="float">
            <text:p>2.0466</text:p>
          </table:table-cell>
        </table:table-row>
        <table:table-row table:style-name="ro1">
          <table:table-cell office:value-type="float" office:value="23.524" calcext:value-type="float">
            <text:p>23.524</text:p>
          </table:table-cell>
          <table:table-cell office:value-type="float" office:value="2.89782580473" calcext:value-type="float">
            <text:p>2.8978258047</text:p>
          </table:table-cell>
          <table:table-cell office:value-type="float" office:value="1.32819777176" calcext:value-type="float">
            <text:p>1.3281977718</text:p>
          </table:table-cell>
          <table:table-cell office:value-type="float" office:value="-167.59" calcext:value-type="float">
            <text:p>-167.59</text:p>
          </table:table-cell>
          <table:table-cell office:value-type="float" office:value="1586" calcext:value-type="float">
            <text:p>1586</text:p>
          </table:table-cell>
          <table:table-cell office:value-type="float" office:value="1510" calcext:value-type="float">
            <text:p>1510</text:p>
          </table:table-cell>
          <table:table-cell office:value-type="float" office:value="1.87605" calcext:value-type="float">
            <text:p>1.87605</text:p>
          </table:table-cell>
        </table:table-row>
        <table:table-row table:style-name="ro1">
          <table:table-cell office:value-type="float" office:value="23.544" calcext:value-type="float">
            <text:p>23.544</text:p>
          </table:table-cell>
          <table:table-cell office:value-type="float" office:value="2.87846538517" calcext:value-type="float">
            <text:p>2.8784653852</text:p>
          </table:table-cell>
          <table:table-cell office:value-type="float" office:value="1.32391020557" calcext:value-type="float">
            <text:p>1.3239102056</text:p>
          </table:table-cell>
          <table:table-cell office:value-type="float" office:value="-167.64" calcext:value-type="float">
            <text:p>-167.64</text:p>
          </table:table-cell>
          <table:table-cell office:value-type="float" office:value="1586" calcext:value-type="float">
            <text:p>1586</text:p>
          </table:table-cell>
          <table:table-cell office:value-type="float" office:value="1522" calcext:value-type="float">
            <text:p>1522</text:p>
          </table:table-cell>
          <table:table-cell office:value-type="float" office:value="2.0466" calcext:value-type="float">
            <text:p>2.0466</text:p>
          </table:table-cell>
        </table:table-row>
        <table:table-row table:style-name="ro1">
          <table:table-cell office:value-type="float" office:value="23.564" calcext:value-type="float">
            <text:p>23.564</text:p>
          </table:table-cell>
          <table:table-cell office:value-type="float" office:value="2.85913506736" calcext:value-type="float">
            <text:p>2.8591350674</text:p>
          </table:table-cell>
          <table:table-cell office:value-type="float" office:value="1.31966917502" calcext:value-type="float">
            <text:p>1.319669175</text:p>
          </table:table-cell>
          <table:table-cell office:value-type="float" office:value="-167.76" calcext:value-type="float">
            <text:p>-167.76</text:p>
          </table:table-cell>
          <table:table-cell office:value-type="float" office:value="1586" calcext:value-type="float">
            <text:p>1586</text:p>
          </table:table-cell>
          <table:table-cell office:value-type="float" office:value="1526" calcext:value-type="float">
            <text:p>1526</text:p>
          </table:table-cell>
          <table:table-cell office:value-type="float" office:value="2.0466" calcext:value-type="float">
            <text:p>2.0466</text:p>
          </table:table-cell>
        </table:table-row>
        <table:table-row table:style-name="ro1">
          <table:table-cell office:value-type="float" office:value="23.584" calcext:value-type="float">
            <text:p>23.584</text:p>
          </table:table-cell>
          <table:table-cell office:value-type="float" office:value="2.8398221535" calcext:value-type="float">
            <text:p>2.8398221535</text:p>
          </table:table-cell>
          <table:table-cell office:value-type="float" office:value="1.31544129149" calcext:value-type="float">
            <text:p>1.3154412915</text:p>
          </table:table-cell>
          <table:table-cell office:value-type="float" office:value="-167.79" calcext:value-type="float">
            <text:p>-167.79</text:p>
          </table:table-cell>
          <table:table-cell office:value-type="float" office:value="1586" calcext:value-type="float">
            <text:p>1586</text:p>
          </table:table-cell>
          <table:table-cell office:value-type="float" office:value="1528" calcext:value-type="float">
            <text:p>1528</text:p>
          </table:table-cell>
          <table:table-cell office:value-type="float" office:value="2.0466" calcext:value-type="float">
            <text:p>2.0466</text:p>
          </table:table-cell>
        </table:table-row>
        <table:table-row table:style-name="ro1">
          <table:table-cell office:value-type="float" office:value="23.604" calcext:value-type="float">
            <text:p>23.604</text:p>
          </table:table-cell>
          <table:table-cell office:value-type="float" office:value="2.82056205836" calcext:value-type="float">
            <text:p>2.8205620584</text:p>
          </table:table-cell>
          <table:table-cell office:value-type="float" office:value="1.31124939877" calcext:value-type="float">
            <text:p>1.3112493988</text:p>
          </table:table-cell>
          <table:table-cell office:value-type="float" office:value="-167.87" calcext:value-type="float">
            <text:p>-167.87</text:p>
          </table:table-cell>
          <table:table-cell office:value-type="float" office:value="1586" calcext:value-type="float">
            <text:p>1586</text:p>
          </table:table-cell>
          <table:table-cell office:value-type="float" office:value="1534" calcext:value-type="float">
            <text:p>1534</text:p>
          </table:table-cell>
          <table:table-cell office:value-type="float" office:value="2.0466" calcext:value-type="float">
            <text:p>2.0466</text:p>
          </table:table-cell>
        </table:table-row>
        <table:table-row table:style-name="ro1">
          <table:table-cell office:value-type="float" office:value="23.624" calcext:value-type="float">
            <text:p>23.624</text:p>
          </table:table-cell>
          <table:table-cell office:value-type="float" office:value="2.80135571833" calcext:value-type="float">
            <text:p>2.8013557183</text:p>
          </table:table-cell>
          <table:table-cell office:value-type="float" office:value="1.30709354663" calcext:value-type="float">
            <text:p>1.3070935466</text:p>
          </table:table-cell>
          <table:table-cell office:value-type="float" office:value="-167.95" calcext:value-type="float">
            <text:p>-167.95</text:p>
          </table:table-cell>
          <table:table-cell office:value-type="float" office:value="1586" calcext:value-type="float">
            <text:p>1586</text:p>
          </table:table-cell>
          <table:table-cell office:value-type="float" office:value="1540" calcext:value-type="float">
            <text:p>1540</text:p>
          </table:table-cell>
          <table:table-cell office:value-type="float" office:value="2.0466" calcext:value-type="float">
            <text:p>2.0466</text:p>
          </table:table-cell>
        </table:table-row>
        <table:table-row table:style-name="ro1">
          <table:table-cell office:value-type="float" office:value="23.644" calcext:value-type="float">
            <text:p>23.644</text:p>
          </table:table-cell>
          <table:table-cell office:value-type="float" office:value="2.78055428296" calcext:value-type="float">
            <text:p>2.780554283</text:p>
          </table:table-cell>
          <table:table-cell office:value-type="float" office:value="1.30266182638" calcext:value-type="float">
            <text:p>1.3026618264</text:p>
          </table:table-cell>
          <table:table-cell office:value-type="float" office:value="-168.15" calcext:value-type="float">
            <text:p>-168.15</text:p>
          </table:table-cell>
          <table:table-cell office:value-type="float" office:value="1586" calcext:value-type="float">
            <text:p>1586</text:p>
          </table:table-cell>
          <table:table-cell office:value-type="float" office:value="1542" calcext:value-type="float">
            <text:p>1542</text:p>
          </table:table-cell>
          <table:table-cell office:value-type="float" office:value="2.21715" calcext:value-type="float">
            <text:p>2.21715</text:p>
          </table:table-cell>
        </table:table-row>
        <table:table-row table:style-name="ro1">
          <table:table-cell office:value-type="float" office:value="23.664" calcext:value-type="float">
            <text:p>23.664</text:p>
          </table:table-cell>
          <table:table-cell office:value-type="float" office:value="2.76133957473" calcext:value-type="float">
            <text:p>2.7613395747</text:p>
          </table:table-cell>
          <table:table-cell office:value-type="float" office:value="1.29864629697" calcext:value-type="float">
            <text:p>1.298646297</text:p>
          </table:table-cell>
          <table:table-cell office:value-type="float" office:value="-168.36" calcext:value-type="float">
            <text:p>-168.36</text:p>
          </table:table-cell>
          <table:table-cell office:value-type="float" office:value="1586" calcext:value-type="float">
            <text:p>1586</text:p>
          </table:table-cell>
          <table:table-cell office:value-type="float" office:value="1542" calcext:value-type="float">
            <text:p>1542</text:p>
          </table:table-cell>
          <table:table-cell office:value-type="float" office:value="2.0466" calcext:value-type="float">
            <text:p>2.0466</text:p>
          </table:table-cell>
        </table:table-row>
        <table:table-row table:style-name="ro1">
          <table:table-cell office:value-type="float" office:value="23.684" calcext:value-type="float">
            <text:p>23.684</text:p>
          </table:table-cell>
          <table:table-cell office:value-type="float" office:value="2.74048867552" calcext:value-type="float">
            <text:p>2.7404886755</text:p>
          </table:table-cell>
          <table:table-cell office:value-type="float" office:value="1.29446140974" calcext:value-type="float">
            <text:p>1.2944614097</text:p>
          </table:table-cell>
          <table:table-cell office:value-type="float" office:value="-168.83" calcext:value-type="float">
            <text:p>-168.83</text:p>
          </table:table-cell>
          <table:table-cell office:value-type="float" office:value="1586" calcext:value-type="float">
            <text:p>1586</text:p>
          </table:table-cell>
          <table:table-cell office:value-type="float" office:value="1542" calcext:value-type="float">
            <text:p>1542</text:p>
          </table:table-cell>
          <table:table-cell office:value-type="float" office:value="2.21715" calcext:value-type="float">
            <text:p>2.21715</text:p>
          </table:table-cell>
        </table:table-row>
        <table:table-row table:style-name="ro1">
          <table:table-cell office:value-type="float" office:value="23.704" calcext:value-type="float">
            <text:p>23.704</text:p>
          </table:table-cell>
          <table:table-cell office:value-type="float" office:value="2.72118504901" calcext:value-type="float">
            <text:p>2.721185049</text:p>
          </table:table-cell>
          <table:table-cell office:value-type="float" office:value="1.2907989942" calcext:value-type="float">
            <text:p>1.2907989942</text:p>
          </table:table-cell>
          <table:table-cell office:value-type="float" office:value="-169.42" calcext:value-type="float">
            <text:p>-169.42</text:p>
          </table:table-cell>
          <table:table-cell office:value-type="float" office:value="1587" calcext:value-type="float">
            <text:p>1587</text:p>
          </table:table-cell>
          <table:table-cell office:value-type="float" office:value="1540" calcext:value-type="float">
            <text:p>1540</text:p>
          </table:table-cell>
          <table:table-cell office:value-type="float" office:value="2.0466" calcext:value-type="float">
            <text:p>2.0466</text:p>
          </table:table-cell>
        </table:table-row>
        <table:table-row table:style-name="ro1">
          <table:table-cell office:value-type="float" office:value="23.724" calcext:value-type="float">
            <text:p>23.724</text:p>
          </table:table-cell>
          <table:table-cell office:value-type="float" office:value="2.70022060892" calcext:value-type="float">
            <text:p>2.7002206089</text:p>
          </table:table-cell>
          <table:table-cell office:value-type="float" office:value="1.28698775252" calcext:value-type="float">
            <text:p>1.2869877525</text:p>
          </table:table-cell>
          <table:table-cell office:value-type="float" office:value="-169.87" calcext:value-type="float">
            <text:p>-169.87</text:p>
          </table:table-cell>
          <table:table-cell office:value-type="float" office:value="1586" calcext:value-type="float">
            <text:p>1586</text:p>
          </table:table-cell>
          <table:table-cell office:value-type="float" office:value="1538" calcext:value-type="float">
            <text:p>1538</text:p>
          </table:table-cell>
          <table:table-cell office:value-type="float" office:value="2.21715" calcext:value-type="float">
            <text:p>2.21715</text:p>
          </table:table-cell>
        </table:table-row>
        <table:table-row table:style-name="ro1">
          <table:table-cell office:value-type="float" office:value="23.744" calcext:value-type="float">
            <text:p>23.744</text:p>
          </table:table-cell>
          <table:table-cell office:value-type="float" office:value="2.67761881664" calcext:value-type="float">
            <text:p>2.6776188166</text:p>
          </table:table-cell>
          <table:table-cell office:value-type="float" office:value="1.28301555705" calcext:value-type="float">
            <text:p>1.2830155571</text:p>
          </table:table-cell>
          <table:table-cell office:value-type="float" office:value="-170.22" calcext:value-type="float">
            <text:p>-170.22</text:p>
          </table:table-cell>
          <table:table-cell office:value-type="float" office:value="1586" calcext:value-type="float">
            <text:p>1586</text:p>
          </table:table-cell>
          <table:table-cell office:value-type="float" office:value="1538" calcext:value-type="float">
            <text:p>1538</text:p>
          </table:table-cell>
          <table:table-cell office:value-type="float" office:value="2.3877" calcext:value-type="float">
            <text:p>2.3877</text:p>
          </table:table-cell>
        </table:table-row>
        <table:table-row table:style-name="ro1">
          <table:table-cell office:value-type="float" office:value="23.764" calcext:value-type="float">
            <text:p>23.764</text:p>
          </table:table-cell>
          <table:table-cell office:value-type="float" office:value="2.65659293608" calcext:value-type="float">
            <text:p>2.6565929361</text:p>
          </table:table-cell>
          <table:table-cell office:value-type="float" office:value="1.27943623768" calcext:value-type="float">
            <text:p>1.2794362377</text:p>
          </table:table-cell>
          <table:table-cell office:value-type="float" office:value="-170.51" calcext:value-type="float">
            <text:p>-170.51</text:p>
          </table:table-cell>
          <table:table-cell office:value-type="float" office:value="1586" calcext:value-type="float">
            <text:p>1586</text:p>
          </table:table-cell>
          <table:table-cell office:value-type="float" office:value="1536" calcext:value-type="float">
            <text:p>1536</text:p>
          </table:table-cell>
          <table:table-cell office:value-type="float" office:value="2.21715" calcext:value-type="float">
            <text:p>2.21715</text:p>
          </table:table-cell>
        </table:table-row>
        <table:table-row table:style-name="ro1">
          <table:table-cell office:value-type="float" office:value="23.784" calcext:value-type="float">
            <text:p>23.784</text:p>
          </table:table-cell>
          <table:table-cell office:value-type="float" office:value="2.63555751313" calcext:value-type="float">
            <text:p>2.6355575131</text:p>
          </table:table-cell>
          <table:table-cell office:value-type="float" office:value="1.27591558551" calcext:value-type="float">
            <text:p>1.2759155855</text:p>
          </table:table-cell>
          <table:table-cell office:value-type="float" office:value="-170.67" calcext:value-type="float">
            <text:p>-170.67</text:p>
          </table:table-cell>
          <table:table-cell office:value-type="float" office:value="1586" calcext:value-type="float">
            <text:p>1586</text:p>
          </table:table-cell>
          <table:table-cell office:value-type="float" office:value="1536" calcext:value-type="float">
            <text:p>1536</text:p>
          </table:table-cell>
          <table:table-cell office:value-type="float" office:value="2.21715" calcext:value-type="float">
            <text:p>2.21715</text:p>
          </table:table-cell>
        </table:table-row>
        <table:table-row table:style-name="ro1">
          <table:table-cell office:value-type="float" office:value="23.804" calcext:value-type="float">
            <text:p>23.804</text:p>
          </table:table-cell>
          <table:table-cell office:value-type="float" office:value="2.61447731595" calcext:value-type="float">
            <text:p>2.614477316</text:p>
          </table:table-cell>
          <table:table-cell office:value-type="float" office:value="1.27253974205" calcext:value-type="float">
            <text:p>1.2725397421</text:p>
          </table:table-cell>
          <table:table-cell office:value-type="float" office:value="-171.07" calcext:value-type="float">
            <text:p>-171.07</text:p>
          </table:table-cell>
          <table:table-cell office:value-type="float" office:value="1586" calcext:value-type="float">
            <text:p>1586</text:p>
          </table:table-cell>
          <table:table-cell office:value-type="float" office:value="1534" calcext:value-type="float">
            <text:p>1534</text:p>
          </table:table-cell>
          <table:table-cell office:value-type="float" office:value="2.33384210526" calcext:value-type="float">
            <text:p>2.3338421053</text:p>
          </table:table-cell>
        </table:table-row>
        <table:table-row table:style-name="ro1">
          <table:table-cell office:value-type="float" office:value="23.823" calcext:value-type="float">
            <text:p>23.823</text:p>
          </table:table-cell>
          <table:table-cell office:value-type="float" office:value="2.5933738931" calcext:value-type="float">
            <text:p>2.5933738931</text:p>
          </table:table-cell>
          <table:table-cell office:value-type="float" office:value="1.26931836391" calcext:value-type="float">
            <text:p>1.2693183639</text:p>
          </table:table-cell>
          <table:table-cell office:value-type="float" office:value="-171.49" calcext:value-type="float">
            <text:p>-171.49</text:p>
          </table:table-cell>
          <table:table-cell office:value-type="float" office:value="1587" calcext:value-type="float">
            <text:p>1587</text:p>
          </table:table-cell>
          <table:table-cell office:value-type="float" office:value="1534" calcext:value-type="float">
            <text:p>1534</text:p>
          </table:table-cell>
          <table:table-cell office:value-type="float" office:value="2.21715" calcext:value-type="float">
            <text:p>2.21715</text:p>
          </table:table-cell>
        </table:table-row>
        <table:table-row table:style-name="ro1">
          <table:table-cell office:value-type="float" office:value="23.843" calcext:value-type="float">
            <text:p>23.843</text:p>
          </table:table-cell>
          <table:table-cell office:value-type="float" office:value="2.57062094442" calcext:value-type="float">
            <text:p>2.5706209444</text:p>
          </table:table-cell>
          <table:table-cell office:value-type="float" office:value="1.26602222397" calcext:value-type="float">
            <text:p>1.266022224</text:p>
          </table:table-cell>
          <table:table-cell office:value-type="float" office:value="-171.94" calcext:value-type="float">
            <text:p>-171.94</text:p>
          </table:table-cell>
          <table:table-cell office:value-type="float" office:value="1586" calcext:value-type="float">
            <text:p>1586</text:p>
          </table:table-cell>
          <table:table-cell office:value-type="float" office:value="1534" calcext:value-type="float">
            <text:p>1534</text:p>
          </table:table-cell>
          <table:table-cell office:value-type="float" office:value="2.3877" calcext:value-type="float">
            <text:p>2.3877</text:p>
          </table:table-cell>
        </table:table-row>
        <table:table-row table:style-name="ro1">
          <table:table-cell office:value-type="float" office:value="23.863" calcext:value-type="float">
            <text:p>23.863</text:p>
          </table:table-cell>
          <table:table-cell office:value-type="float" office:value="2.54947301992" calcext:value-type="float">
            <text:p>2.5494730199</text:p>
          </table:table-cell>
          <table:table-cell office:value-type="float" office:value="1.26312135094" calcext:value-type="float">
            <text:p>1.2631213509</text:p>
          </table:table-cell>
          <table:table-cell office:value-type="float" office:value="-172.36" calcext:value-type="float">
            <text:p>-172.36</text:p>
          </table:table-cell>
          <table:table-cell office:value-type="float" office:value="1587" calcext:value-type="float">
            <text:p>1587</text:p>
          </table:table-cell>
          <table:table-cell office:value-type="float" office:value="1534" calcext:value-type="float">
            <text:p>1534</text:p>
          </table:table-cell>
          <table:table-cell office:value-type="float" office:value="2.21715" calcext:value-type="float">
            <text:p>2.21715</text:p>
          </table:table-cell>
        </table:table-row>
        <table:table-row table:style-name="ro1">
          <table:table-cell office:value-type="float" office:value="23.883" calcext:value-type="float">
            <text:p>23.883</text:p>
          </table:table-cell>
          <table:table-cell office:value-type="float" office:value="2.52665754185" calcext:value-type="float">
            <text:p>2.5266575419</text:p>
          </table:table-cell>
          <table:table-cell office:value-type="float" office:value="1.26012172257" calcext:value-type="float">
            <text:p>1.2601217226</text:p>
          </table:table-cell>
          <table:table-cell office:value-type="float" office:value="-172.69" calcext:value-type="float">
            <text:p>-172.69</text:p>
          </table:table-cell>
          <table:table-cell office:value-type="float" office:value="1586" calcext:value-type="float">
            <text:p>1586</text:p>
          </table:table-cell>
          <table:table-cell office:value-type="float" office:value="1532" calcext:value-type="float">
            <text:p>1532</text:p>
          </table:table-cell>
          <table:table-cell office:value-type="float" office:value="2.3877" calcext:value-type="float">
            <text:p>2.3877</text:p>
          </table:table-cell>
        </table:table-row>
        <table:table-row table:style-name="ro1">
          <table:table-cell office:value-type="float" office:value="23.903" calcext:value-type="float">
            <text:p>23.903</text:p>
          </table:table-cell>
          <table:table-cell office:value-type="float" office:value="2.50379666742" calcext:value-type="float">
            <text:p>2.5037966674</text:p>
          </table:table-cell>
          <table:table-cell office:value-type="float" office:value="1.25730410193" calcext:value-type="float">
            <text:p>1.2573041019</text:p>
          </table:table-cell>
          <table:table-cell office:value-type="float" office:value="-173.15" calcext:value-type="float">
            <text:p>-173.15</text:p>
          </table:table-cell>
          <table:table-cell office:value-type="float" office:value="1586" calcext:value-type="float">
            <text:p>1586</text:p>
          </table:table-cell>
          <table:table-cell office:value-type="float" office:value="1530" calcext:value-type="float">
            <text:p>1530</text:p>
          </table:table-cell>
          <table:table-cell office:value-type="float" office:value="2.3877" calcext:value-type="float">
            <text:p>2.3877</text:p>
          </table:table-cell>
        </table:table-row>
        <table:table-row table:style-name="ro1">
          <table:table-cell office:value-type="float" office:value="23.923" calcext:value-type="float">
            <text:p>23.923</text:p>
          </table:table-cell>
          <table:table-cell office:value-type="float" office:value="2.48252626683" calcext:value-type="float">
            <text:p>2.4825262668</text:p>
          </table:table-cell>
          <table:table-cell office:value-type="float" office:value="1.25478357564" calcext:value-type="float">
            <text:p>1.2547835756</text:p>
          </table:table-cell>
          <table:table-cell office:value-type="float" office:value="-173.4" calcext:value-type="float">
            <text:p>-173.4</text:p>
          </table:table-cell>
          <table:table-cell office:value-type="float" office:value="1586" calcext:value-type="float">
            <text:p>1586</text:p>
          </table:table-cell>
          <table:table-cell office:value-type="float" office:value="1527" calcext:value-type="float">
            <text:p>1527</text:p>
          </table:table-cell>
          <table:table-cell office:value-type="float" office:value="2.21715" calcext:value-type="float">
            <text:p>2.21715</text:p>
          </table:table-cell>
        </table:table-row>
        <table:table-row table:style-name="ro1">
          <table:table-cell office:value-type="float" office:value="23.943" calcext:value-type="float">
            <text:p>23.943</text:p>
          </table:table-cell>
          <table:table-cell office:value-type="float" office:value="2.45952361652" calcext:value-type="float">
            <text:p>2.4595236165</text:p>
          </table:table-cell>
          <table:table-cell office:value-type="float" office:value="1.25219320055" calcext:value-type="float">
            <text:p>1.2521932006</text:p>
          </table:table-cell>
          <table:table-cell office:value-type="float" office:value="-173.73" calcext:value-type="float">
            <text:p>-173.73</text:p>
          </table:table-cell>
          <table:table-cell office:value-type="float" office:value="1586" calcext:value-type="float">
            <text:p>1586</text:p>
          </table:table-cell>
          <table:table-cell office:value-type="float" office:value="1520" calcext:value-type="float">
            <text:p>1520</text:p>
          </table:table-cell>
          <table:table-cell office:value-type="float" office:value="2.3877" calcext:value-type="float">
            <text:p>2.3877</text:p>
          </table:table-cell>
        </table:table-row>
        <table:table-row table:style-name="ro1">
          <table:table-cell office:value-type="float" office:value="23.963" calcext:value-type="float">
            <text:p>23.963</text:p>
          </table:table-cell>
          <table:table-cell office:value-type="float" office:value="2.43648141336" calcext:value-type="float">
            <text:p>2.4364814134</text:p>
          </table:table-cell>
          <table:table-cell office:value-type="float" office:value="1.24976276203" calcext:value-type="float">
            <text:p>1.249762762</text:p>
          </table:table-cell>
          <table:table-cell office:value-type="float" office:value="-174.13" calcext:value-type="float">
            <text:p>-174.13</text:p>
          </table:table-cell>
          <table:table-cell office:value-type="float" office:value="1586" calcext:value-type="float">
            <text:p>1586</text:p>
          </table:table-cell>
          <table:table-cell office:value-type="float" office:value="1518" calcext:value-type="float">
            <text:p>1518</text:p>
          </table:table-cell>
          <table:table-cell office:value-type="float" office:value="2.3877" calcext:value-type="float">
            <text:p>2.3877</text:p>
          </table:table-cell>
        </table:table-row>
        <table:table-row table:style-name="ro1">
          <table:table-cell office:value-type="float" office:value="23.983" calcext:value-type="float">
            <text:p>23.983</text:p>
          </table:table-cell>
          <table:table-cell office:value-type="float" office:value="2.41342442164" calcext:value-type="float">
            <text:p>2.4134244216</text:p>
          </table:table-cell>
          <table:table-cell office:value-type="float" office:value="1.24748511283" calcext:value-type="float">
            <text:p>1.2474851128</text:p>
          </table:table-cell>
          <table:table-cell office:value-type="float" office:value="-174.51" calcext:value-type="float">
            <text:p>-174.51</text:p>
          </table:table-cell>
          <table:table-cell office:value-type="float" office:value="1587" calcext:value-type="float">
            <text:p>1587</text:p>
          </table:table-cell>
          <table:table-cell office:value-type="float" office:value="1518" calcext:value-type="float">
            <text:p>1518</text:p>
          </table:table-cell>
          <table:table-cell office:value-type="float" office:value="2.3877" calcext:value-type="float">
            <text:p>2.3877</text:p>
          </table:table-cell>
        </table:table-row>
        <table:table-row table:style-name="ro1">
          <table:table-cell office:value-type="float" office:value="24.003" calcext:value-type="float">
            <text:p>24.003</text:p>
          </table:table-cell>
          <table:table-cell office:value-type="float" office:value="2.39035191868" calcext:value-type="float">
            <text:p>2.3903519187</text:p>
          </table:table-cell>
          <table:table-cell office:value-type="float" office:value="1.24538047726" calcext:value-type="float">
            <text:p>1.2453804773</text:p>
          </table:table-cell>
          <table:table-cell office:value-type="float" office:value="-174.94" calcext:value-type="float">
            <text:p>-174.94</text:p>
          </table:table-cell>
          <table:table-cell office:value-type="float" office:value="1587" calcext:value-type="float">
            <text:p>1587</text:p>
          </table:table-cell>
          <table:table-cell office:value-type="float" office:value="1518" calcext:value-type="float">
            <text:p>1518</text:p>
          </table:table-cell>
          <table:table-cell office:value-type="float" office:value="2.3877" calcext:value-type="float">
            <text:p>2.3877</text:p>
          </table:table-cell>
        </table:table-row>
        <table:table-row table:style-name="ro1">
          <table:table-cell office:value-type="float" office:value="24.023" calcext:value-type="float">
            <text:p>24.023</text:p>
          </table:table-cell>
          <table:table-cell office:value-type="float" office:value="2.36724583443" calcext:value-type="float">
            <text:p>2.3672458344</text:p>
          </table:table-cell>
          <table:table-cell office:value-type="float" office:value="1.24340453051" calcext:value-type="float">
            <text:p>1.2434045305</text:p>
          </table:table-cell>
          <table:table-cell office:value-type="float" office:value="-175.26" calcext:value-type="float">
            <text:p>-175.26</text:p>
          </table:table-cell>
          <table:table-cell office:value-type="float" office:value="1587" calcext:value-type="float">
            <text:p>1587</text:p>
          </table:table-cell>
          <table:table-cell office:value-type="float" office:value="1516" calcext:value-type="float">
            <text:p>1516</text:p>
          </table:table-cell>
          <table:table-cell office:value-type="float" office:value="2.3877" calcext:value-type="float">
            <text:p>2.3877</text:p>
          </table:table-cell>
        </table:table-row>
        <table:table-row table:style-name="ro1">
          <table:table-cell office:value-type="float" office:value="24.043" calcext:value-type="float">
            <text:p>24.043</text:p>
          </table:table-cell>
          <table:table-cell office:value-type="float" office:value="2.34246380539" calcext:value-type="float">
            <text:p>2.3424638054</text:p>
          </table:table-cell>
          <table:table-cell office:value-type="float" office:value="1.24145138457" calcext:value-type="float">
            <text:p>1.2414513846</text:p>
          </table:table-cell>
          <table:table-cell office:value-type="float" office:value="-175.65" calcext:value-type="float">
            <text:p>-175.65</text:p>
          </table:table-cell>
          <table:table-cell office:value-type="float" office:value="1586" calcext:value-type="float">
            <text:p>1586</text:p>
          </table:table-cell>
          <table:table-cell office:value-type="float" office:value="1515" calcext:value-type="float">
            <text:p>1515</text:p>
          </table:table-cell>
          <table:table-cell office:value-type="float" office:value="2.55825" calcext:value-type="float">
            <text:p>2.55825</text:p>
          </table:table-cell>
        </table:table-row>
        <table:table-row table:style-name="ro1">
          <table:table-cell office:value-type="float" office:value="24.063" calcext:value-type="float">
            <text:p>24.063</text:p>
          </table:table-cell>
          <table:table-cell office:value-type="float" office:value="2.31932646858" calcext:value-type="float">
            <text:p>2.3193264686</text:p>
          </table:table-cell>
          <table:table-cell office:value-type="float" office:value="1.23974167719" calcext:value-type="float">
            <text:p>1.2397416772</text:p>
          </table:table-cell>
          <table:table-cell office:value-type="float" office:value="-175.92" calcext:value-type="float">
            <text:p>-175.92</text:p>
          </table:table-cell>
          <table:table-cell office:value-type="float" office:value="1585" calcext:value-type="float">
            <text:p>1585</text:p>
          </table:table-cell>
          <table:table-cell office:value-type="float" office:value="1515" calcext:value-type="float">
            <text:p>1515</text:p>
          </table:table-cell>
          <table:table-cell office:value-type="float" office:value="2.3877" calcext:value-type="float">
            <text:p>2.3877</text:p>
          </table:table-cell>
        </table:table-row>
        <table:table-row table:style-name="ro1">
          <table:table-cell office:value-type="float" office:value="24.083" calcext:value-type="float">
            <text:p>24.083</text:p>
          </table:table-cell>
          <table:table-cell office:value-type="float" office:value="2.29616921209" calcext:value-type="float">
            <text:p>2.2961692121</text:p>
          </table:table-cell>
          <table:table-cell office:value-type="float" office:value="1.23816130568" calcext:value-type="float">
            <text:p>1.2381613057</text:p>
          </table:table-cell>
          <table:table-cell office:value-type="float" office:value="-176.24" calcext:value-type="float">
            <text:p>-176.24</text:p>
          </table:table-cell>
          <table:table-cell office:value-type="float" office:value="1586" calcext:value-type="float">
            <text:p>1586</text:p>
          </table:table-cell>
          <table:table-cell office:value-type="float" office:value="1514" calcext:value-type="float">
            <text:p>1514</text:p>
          </table:table-cell>
          <table:table-cell office:value-type="float" office:value="2.3877" calcext:value-type="float">
            <text:p>2.3877</text:p>
          </table:table-cell>
        </table:table-row>
        <table:table-row table:style-name="ro1">
          <table:table-cell office:value-type="float" office:value="24.103" calcext:value-type="float">
            <text:p>24.103</text:p>
          </table:table-cell>
          <table:table-cell office:value-type="float" office:value="2.27134631603" calcext:value-type="float">
            <text:p>2.271346316</text:p>
          </table:table-cell>
          <table:table-cell office:value-type="float" office:value="1.23665407436" calcext:value-type="float">
            <text:p>1.2366540744</text:p>
          </table:table-cell>
          <table:table-cell office:value-type="float" office:value="-176.68" calcext:value-type="float">
            <text:p>-176.68</text:p>
          </table:table-cell>
          <table:table-cell office:value-type="float" office:value="1586" calcext:value-type="float">
            <text:p>1586</text:p>
          </table:table-cell>
          <table:table-cell office:value-type="float" office:value="1514" calcext:value-type="float">
            <text:p>1514</text:p>
          </table:table-cell>
          <table:table-cell office:value-type="float" office:value="2.55825" calcext:value-type="float">
            <text:p>2.55825</text:p>
          </table:table-cell>
        </table:table-row>
        <table:table-row table:style-name="ro1">
          <table:table-cell office:value-type="float" office:value="24.123" calcext:value-type="float">
            <text:p>24.123</text:p>
          </table:table-cell>
          <table:table-cell office:value-type="float" office:value="2.24817291609" calcext:value-type="float">
            <text:p>2.2481729161</text:p>
          </table:table-cell>
          <table:table-cell office:value-type="float" office:value="1.23535663866" calcext:value-type="float">
            <text:p>1.2353566387</text:p>
          </table:table-cell>
          <table:table-cell office:value-type="float" office:value="-176.94" calcext:value-type="float">
            <text:p>-176.94</text:p>
          </table:table-cell>
          <table:table-cell office:value-type="float" office:value="1586" calcext:value-type="float">
            <text:p>1586</text:p>
          </table:table-cell>
          <table:table-cell office:value-type="float" office:value="1514" calcext:value-type="float">
            <text:p>1514</text:p>
          </table:table-cell>
          <table:table-cell office:value-type="float" office:value="2.3877" calcext:value-type="float">
            <text:p>2.3877</text:p>
          </table:table-cell>
        </table:table-row>
        <table:table-row table:style-name="ro1">
          <table:table-cell office:value-type="float" office:value="24.143" calcext:value-type="float">
            <text:p>24.143</text:p>
          </table:table-cell>
          <table:table-cell office:value-type="float" office:value="2.22330009276" calcext:value-type="float">
            <text:p>2.2233000928</text:p>
          </table:table-cell>
          <table:table-cell office:value-type="float" office:value="1.2341193507" calcext:value-type="float">
            <text:p>1.2341193507</text:p>
          </table:table-cell>
          <table:table-cell office:value-type="float" office:value="-177.3" calcext:value-type="float">
            <text:p>-177.3</text:p>
          </table:table-cell>
          <table:table-cell office:value-type="float" office:value="1586" calcext:value-type="float">
            <text:p>1586</text:p>
          </table:table-cell>
          <table:table-cell office:value-type="float" office:value="1511" calcext:value-type="float">
            <text:p>1511</text:p>
          </table:table-cell>
          <table:table-cell office:value-type="float" office:value="2.55825" calcext:value-type="float">
            <text:p>2.55825</text:p>
          </table:table-cell>
        </table:table-row>
        <table:table-row table:style-name="ro1">
          <table:table-cell office:value-type="float" office:value="24.163" calcext:value-type="float">
            <text:p>24.163</text:p>
          </table:table-cell>
          <table:table-cell office:value-type="float" office:value="2.19836290583" calcext:value-type="float">
            <text:p>2.1983629058</text:p>
          </table:table-cell>
          <table:table-cell office:value-type="float" office:value="1.23298006538" calcext:value-type="float">
            <text:p>1.2329800654</text:p>
          </table:table-cell>
          <table:table-cell office:value-type="float" office:value="-177.52" calcext:value-type="float">
            <text:p>-177.52</text:p>
          </table:table-cell>
          <table:table-cell office:value-type="float" office:value="1586" calcext:value-type="float">
            <text:p>1586</text:p>
          </table:table-cell>
          <table:table-cell office:value-type="float" office:value="1506" calcext:value-type="float">
            <text:p>1506</text:p>
          </table:table-cell>
          <table:table-cell office:value-type="float" office:value="2.55825" calcext:value-type="float">
            <text:p>2.55825</text:p>
          </table:table-cell>
        </table:table-row>
        <table:table-row table:style-name="ro1">
          <table:table-cell office:value-type="float" office:value="24.183" calcext:value-type="float">
            <text:p>24.183</text:p>
          </table:table-cell>
          <table:table-cell office:value-type="float" office:value="2.17498502576" calcext:value-type="float">
            <text:p>2.1749850258</text:p>
          </table:table-cell>
          <table:table-cell office:value-type="float" office:value="1.23202211538" calcext:value-type="float">
            <text:p>1.2320221154</text:p>
          </table:table-cell>
          <table:table-cell office:value-type="float" office:value="-177.76" calcext:value-type="float">
            <text:p>-177.76</text:p>
          </table:table-cell>
          <table:table-cell office:value-type="float" office:value="1586" calcext:value-type="float">
            <text:p>1586</text:p>
          </table:table-cell>
          <table:table-cell office:value-type="float" office:value="1497" calcext:value-type="float">
            <text:p>1497</text:p>
          </table:table-cell>
          <table:table-cell office:value-type="float" office:value="2.3877" calcext:value-type="float">
            <text:p>2.3877</text:p>
          </table:table-cell>
        </table:table-row>
        <table:table-row table:style-name="ro1">
          <table:table-cell office:value-type="float" office:value="24.203" calcext:value-type="float">
            <text:p>24.203</text:p>
          </table:table-cell>
          <table:table-cell office:value-type="float" office:value="2.14990045789" calcext:value-type="float">
            <text:p>2.1499004579</text:p>
          </table:table-cell>
          <table:table-cell office:value-type="float" office:value="1.23104230823" calcext:value-type="float">
            <text:p>1.2310423082</text:p>
          </table:table-cell>
          <table:table-cell office:value-type="float" office:value="-177.87" calcext:value-type="float">
            <text:p>-177.87</text:p>
          </table:table-cell>
          <table:table-cell office:value-type="float" office:value="1586" calcext:value-type="float">
            <text:p>1586</text:p>
          </table:table-cell>
          <table:table-cell office:value-type="float" office:value="1494" calcext:value-type="float">
            <text:p>1494</text:p>
          </table:table-cell>
          <table:table-cell office:value-type="float" office:value="2.55825" calcext:value-type="float">
            <text:p>2.55825</text:p>
          </table:table-cell>
        </table:table-row>
        <table:table-row table:style-name="ro1">
          <table:table-cell office:value-type="float" office:value="24.223" calcext:value-type="float">
            <text:p>24.223</text:p>
          </table:table-cell>
          <table:table-cell office:value-type="float" office:value="2.12478895298" calcext:value-type="float">
            <text:p>2.124788953</text:p>
          </table:table-cell>
          <table:table-cell office:value-type="float" office:value="1.23017765577" calcext:value-type="float">
            <text:p>1.2301776558</text:p>
          </table:table-cell>
          <table:table-cell office:value-type="float" office:value="-178.13" calcext:value-type="float">
            <text:p>-178.13</text:p>
          </table:table-cell>
          <table:table-cell office:value-type="float" office:value="1586" calcext:value-type="float">
            <text:p>1586</text:p>
          </table:table-cell>
          <table:table-cell office:value-type="float" office:value="1492" calcext:value-type="float">
            <text:p>1492</text:p>
          </table:table-cell>
          <table:table-cell office:value-type="float" office:value="2.55825" calcext:value-type="float">
            <text:p>2.55825</text:p>
          </table:table-cell>
        </table:table-row>
        <table:table-row table:style-name="ro1">
          <table:table-cell office:value-type="float" office:value="24.243" calcext:value-type="float">
            <text:p>24.243</text:p>
          </table:table-cell>
          <table:table-cell office:value-type="float" office:value="2.09962854556" calcext:value-type="float">
            <text:p>2.0996285456</text:p>
          </table:table-cell>
          <table:table-cell office:value-type="float" office:value="1.22941667471" calcext:value-type="float">
            <text:p>1.2294166747</text:p>
          </table:table-cell>
          <table:table-cell office:value-type="float" office:value="-178.36" calcext:value-type="float">
            <text:p>-178.36</text:p>
          </table:table-cell>
          <table:table-cell office:value-type="float" office:value="1586" calcext:value-type="float">
            <text:p>1586</text:p>
          </table:table-cell>
          <table:table-cell office:value-type="float" office:value="1488" calcext:value-type="float">
            <text:p>1488</text:p>
          </table:table-cell>
          <table:table-cell office:value-type="float" office:value="2.55825" calcext:value-type="float">
            <text:p>2.55825</text:p>
          </table:table-cell>
        </table:table-row>
        <table:table-row table:style-name="ro1">
          <table:table-cell office:value-type="float" office:value="24.263" calcext:value-type="float">
            <text:p>24.263</text:p>
          </table:table-cell>
          <table:table-cell office:value-type="float" office:value="2.0744543914" calcext:value-type="float">
            <text:p>2.0744543914</text:p>
          </table:table-cell>
          <table:table-cell office:value-type="float" office:value="1.22874867287" calcext:value-type="float">
            <text:p>1.2287486729</text:p>
          </table:table-cell>
          <table:table-cell office:value-type="float" office:value="-178.57" calcext:value-type="float">
            <text:p>-178.57</text:p>
          </table:table-cell>
          <table:table-cell office:value-type="float" office:value="1586" calcext:value-type="float">
            <text:p>1586</text:p>
          </table:table-cell>
          <table:table-cell office:value-type="float" office:value="1487" calcext:value-type="float">
            <text:p>1487</text:p>
          </table:table-cell>
          <table:table-cell office:value-type="float" office:value="2.55825" calcext:value-type="float">
            <text:p>2.55825</text:p>
          </table:table-cell>
        </table:table-row>
        <table:table-row table:style-name="ro1">
          <table:table-cell office:value-type="float" office:value="24.283" calcext:value-type="float">
            <text:p>24.283</text:p>
          </table:table-cell>
          <table:table-cell office:value-type="float" office:value="2.04927860102" calcext:value-type="float">
            <text:p>2.049278601</text:p>
          </table:table-cell>
          <table:table-cell office:value-type="float" office:value="1.22815536121" calcext:value-type="float">
            <text:p>1.2281553612</text:p>
          </table:table-cell>
          <table:table-cell office:value-type="float" office:value="-178.74" calcext:value-type="float">
            <text:p>-178.74</text:p>
          </table:table-cell>
          <table:table-cell office:value-type="float" office:value="1586" calcext:value-type="float">
            <text:p>1586</text:p>
          </table:table-cell>
          <table:table-cell office:value-type="float" office:value="1487" calcext:value-type="float">
            <text:p>1487</text:p>
          </table:table-cell>
          <table:table-cell office:value-type="float" office:value="2.55825" calcext:value-type="float">
            <text:p>2.55825</text:p>
          </table:table-cell>
        </table:table-row>
        <table:table-row table:style-name="ro1">
          <table:table-cell office:value-type="float" office:value="24.303" calcext:value-type="float">
            <text:p>24.303</text:p>
          </table:table-cell>
          <table:table-cell office:value-type="float" office:value="2.02411275219" calcext:value-type="float">
            <text:p>2.0241127522</text:p>
          </table:table-cell>
          <table:table-cell office:value-type="float" office:value="1.22764030372" calcext:value-type="float">
            <text:p>1.2276403037</text:p>
          </table:table-cell>
          <table:table-cell office:value-type="float" office:value="-178.92" calcext:value-type="float">
            <text:p>-178.92</text:p>
          </table:table-cell>
          <table:table-cell office:value-type="float" office:value="1586" calcext:value-type="float">
            <text:p>1586</text:p>
          </table:table-cell>
          <table:table-cell office:value-type="float" office:value="1488" calcext:value-type="float">
            <text:p>1488</text:p>
          </table:table-cell>
          <table:table-cell office:value-type="float" office:value="2.55825" calcext:value-type="float">
            <text:p>2.55825</text:p>
          </table:table-cell>
        </table:table-row>
        <table:table-row table:style-name="ro1">
          <table:table-cell office:value-type="float" office:value="24.323" calcext:value-type="float">
            <text:p>24.323</text:p>
          </table:table-cell>
          <table:table-cell office:value-type="float" office:value="1.99894675348" calcext:value-type="float">
            <text:p>1.9989467535</text:p>
          </table:table-cell>
          <table:table-cell office:value-type="float" office:value="1.22713403028" calcext:value-type="float">
            <text:p>1.2271340303</text:p>
          </table:table-cell>
          <table:table-cell office:value-type="float" office:value="-178.94" calcext:value-type="float">
            <text:p>-178.94</text:p>
          </table:table-cell>
          <table:table-cell office:value-type="float" office:value="1586" calcext:value-type="float">
            <text:p>1586</text:p>
          </table:table-cell>
          <table:table-cell office:value-type="float" office:value="1488" calcext:value-type="float">
            <text:p>1488</text:p>
          </table:table-cell>
          <table:table-cell office:value-type="float" office:value="2.55825" calcext:value-type="float">
            <text:p>2.55825</text:p>
          </table:table-cell>
        </table:table-row>
        <table:table-row table:style-name="ro1">
          <table:table-cell office:value-type="float" office:value="24.343" calcext:value-type="float">
            <text:p>24.343</text:p>
          </table:table-cell>
          <table:table-cell office:value-type="float" office:value="1.9737797915" calcext:value-type="float">
            <text:p>1.9737797915</text:p>
          </table:table-cell>
          <table:table-cell office:value-type="float" office:value="1.22668924674" calcext:value-type="float">
            <text:p>1.2266892467</text:p>
          </table:table-cell>
          <table:table-cell office:value-type="float" office:value="-179.08" calcext:value-type="float">
            <text:p>-179.08</text:p>
          </table:table-cell>
          <table:table-cell office:value-type="float" office:value="1587" calcext:value-type="float">
            <text:p>1587</text:p>
          </table:table-cell>
          <table:table-cell office:value-type="float" office:value="1488" calcext:value-type="float">
            <text:p>1488</text:p>
          </table:table-cell>
          <table:table-cell office:value-type="float" office:value="2.55825" calcext:value-type="float">
            <text:p>2.55825</text:p>
          </table:table-cell>
        </table:table-row>
        <table:table-row table:style-name="ro1">
          <table:table-cell office:value-type="float" office:value="24.363" calcext:value-type="float">
            <text:p>24.363</text:p>
          </table:table-cell>
          <table:table-cell office:value-type="float" office:value="1.94860032257" calcext:value-type="float">
            <text:p>1.9486003226</text:p>
          </table:table-cell>
          <table:table-cell office:value-type="float" office:value="1.22632882326" calcext:value-type="float">
            <text:p>1.2263288233</text:p>
          </table:table-cell>
          <table:table-cell office:value-type="float" office:value="-179.27" calcext:value-type="float">
            <text:p>-179.27</text:p>
          </table:table-cell>
          <table:table-cell office:value-type="float" office:value="1586" calcext:value-type="float">
            <text:p>1586</text:p>
          </table:table-cell>
          <table:table-cell office:value-type="float" office:value="1487" calcext:value-type="float">
            <text:p>1487</text:p>
          </table:table-cell>
          <table:table-cell office:value-type="float" office:value="2.55825" calcext:value-type="float">
            <text:p>2.55825</text:p>
          </table:table-cell>
        </table:table-row>
        <table:table-row table:style-name="ro1">
          <table:table-cell office:value-type="float" office:value="24.383" calcext:value-type="float">
            <text:p>24.383</text:p>
          </table:table-cell>
          <table:table-cell office:value-type="float" office:value="1.92171700674" calcext:value-type="float">
            <text:p>1.9217170067</text:p>
          </table:table-cell>
          <table:table-cell office:value-type="float" office:value="1.22603747687" calcext:value-type="float">
            <text:p>1.2260374769</text:p>
          </table:table-cell>
          <table:table-cell office:value-type="float" office:value="-179.47" calcext:value-type="float">
            <text:p>-179.47</text:p>
          </table:table-cell>
          <table:table-cell office:value-type="float" office:value="1586" calcext:value-type="float">
            <text:p>1586</text:p>
          </table:table-cell>
          <table:table-cell office:value-type="float" office:value="1485" calcext:value-type="float">
            <text:p>1485</text:p>
          </table:table-cell>
          <table:table-cell office:value-type="float" office:value="2.7288" calcext:value-type="float">
            <text:p>2.7288</text:p>
          </table:table-cell>
        </table:table-row>
        <table:table-row table:style-name="ro1">
          <table:table-cell office:value-type="float" office:value="24.403" calcext:value-type="float">
            <text:p>24.403</text:p>
          </table:table-cell>
          <table:table-cell office:value-type="float" office:value="1.89651338679" calcext:value-type="float">
            <text:p>1.8965133868</text:p>
          </table:table-cell>
          <table:table-cell office:value-type="float" office:value="1.22585481395" calcext:value-type="float">
            <text:p>1.225854814</text:p>
          </table:table-cell>
          <table:table-cell office:value-type="float" office:value="-179.67" calcext:value-type="float">
            <text:p>-179.67</text:p>
          </table:table-cell>
          <table:table-cell office:value-type="float" office:value="1586" calcext:value-type="float">
            <text:p>1586</text:p>
          </table:table-cell>
          <table:table-cell office:value-type="float" office:value="1485" calcext:value-type="float">
            <text:p>1485</text:p>
          </table:table-cell>
          <table:table-cell office:value-type="float" office:value="2.55825" calcext:value-type="float">
            <text:p>2.55825</text:p>
          </table:table-cell>
        </table:table-row>
        <table:table-row table:style-name="ro1">
          <table:table-cell office:value-type="float" office:value="24.423" calcext:value-type="float">
            <text:p>24.423</text:p>
          </table:table-cell>
          <table:table-cell office:value-type="float" office:value="1.87130969783" calcext:value-type="float">
            <text:p>1.8713096978</text:p>
          </table:table-cell>
          <table:table-cell office:value-type="float" office:value="1.22568974622" calcext:value-type="float">
            <text:p>1.2256897462</text:p>
          </table:table-cell>
          <table:table-cell office:value-type="float" office:value="-179.71" calcext:value-type="float">
            <text:p>-179.71</text:p>
          </table:table-cell>
          <table:table-cell office:value-type="float" office:value="1586" calcext:value-type="float">
            <text:p>1586</text:p>
          </table:table-cell>
          <table:table-cell office:value-type="float" office:value="1485" calcext:value-type="float">
            <text:p>1485</text:p>
          </table:table-cell>
          <table:table-cell office:value-type="float" office:value="2.55825" calcext:value-type="float">
            <text:p>2.55825</text:p>
          </table:table-cell>
        </table:table-row>
        <table:table-row table:style-name="ro1">
          <table:table-cell office:value-type="float" office:value="24.443" calcext:value-type="float">
            <text:p>24.443</text:p>
          </table:table-cell>
          <table:table-cell office:value-type="float" office:value="1.84441348832" calcext:value-type="float">
            <text:p>1.8444134883</text:p>
          </table:table-cell>
          <table:table-cell office:value-type="float" office:value="1.22558255891" calcext:value-type="float">
            <text:p>1.2255825589</text:p>
          </table:table-cell>
          <table:table-cell office:value-type="float" office:value="-179.86" calcext:value-type="float">
            <text:p>-179.86</text:p>
          </table:table-cell>
          <table:table-cell office:value-type="float" office:value="1586" calcext:value-type="float">
            <text:p>1586</text:p>
          </table:table-cell>
          <table:table-cell office:value-type="float" office:value="1484" calcext:value-type="float">
            <text:p>1484</text:p>
          </table:table-cell>
          <table:table-cell office:value-type="float" office:value="2.7288" calcext:value-type="float">
            <text:p>2.7288</text:p>
          </table:table-cell>
        </table:table-row>
        <table:table-row table:style-name="ro1">
          <table:table-cell office:value-type="float" office:value="24.463" calcext:value-type="float">
            <text:p>24.463</text:p>
          </table:table-cell>
          <table:table-cell office:value-type="float" office:value="1.81917565924" calcext:value-type="float">
            <text:p>1.8191756592</text:p>
          </table:table-cell>
          <table:table-cell office:value-type="float" office:value="1.22551298626" calcext:value-type="float">
            <text:p>1.2255129863</text:p>
          </table:table-cell>
          <table:table-cell office:value-type="float" office:value="-179.92" calcext:value-type="float">
            <text:p>-179.92</text:p>
          </table:table-cell>
          <table:table-cell office:value-type="float" office:value="1587" calcext:value-type="float">
            <text:p>1587</text:p>
          </table:table-cell>
          <table:table-cell office:value-type="float" office:value="1482" calcext:value-type="float">
            <text:p>1482</text:p>
          </table:table-cell>
          <table:table-cell office:value-type="float" office:value="2.55825" calcext:value-type="float">
            <text:p>2.55825</text:p>
          </table:table-cell>
        </table:table-row>
        <table:table-row table:style-name="ro1">
          <table:table-cell office:value-type="float" office:value="24.483" calcext:value-type="float">
            <text:p>24.483</text:p>
          </table:table-cell>
          <table:table-cell office:value-type="float" office:value="1.79223145975" calcext:value-type="float">
            <text:p>1.7922314598</text:p>
          </table:table-cell>
          <table:table-cell office:value-type="float" office:value="1.22552805909" calcext:value-type="float">
            <text:p>1.2255280591</text:p>
          </table:table-cell>
          <table:table-cell office:value-type="float" office:value="179.89" calcext:value-type="float">
            <text:p>179.89</text:p>
          </table:table-cell>
          <table:table-cell office:value-type="float" office:value="1587" calcext:value-type="float">
            <text:p>1587</text:p>
          </table:table-cell>
          <table:table-cell office:value-type="float" office:value="1480" calcext:value-type="float">
            <text:p>1480</text:p>
          </table:table-cell>
          <table:table-cell office:value-type="float" office:value="2.7288" calcext:value-type="float">
            <text:p>2.7288</text:p>
          </table:table-cell>
        </table:table-row>
        <table:table-row table:style-name="ro1">
          <table:table-cell office:value-type="float" office:value="24.503" calcext:value-type="float">
            <text:p>24.503</text:p>
          </table:table-cell>
          <table:table-cell office:value-type="float" office:value="1.76694915752" calcext:value-type="float">
            <text:p>1.7669491575</text:p>
          </table:table-cell>
          <table:table-cell office:value-type="float" office:value="1.22560827828" calcext:value-type="float">
            <text:p>1.2256082783</text:p>
          </table:table-cell>
          <table:table-cell office:value-type="float" office:value="179.75" calcext:value-type="float">
            <text:p>179.75</text:p>
          </table:table-cell>
          <table:table-cell office:value-type="float" office:value="1587" calcext:value-type="float">
            <text:p>1587</text:p>
          </table:table-cell>
          <table:table-cell office:value-type="float" office:value="1478" calcext:value-type="float">
            <text:p>1478</text:p>
          </table:table-cell>
          <table:table-cell office:value-type="float" office:value="2.55825" calcext:value-type="float">
            <text:p>2.55825</text:p>
          </table:table-cell>
        </table:table-row>
        <table:table-row table:style-name="ro1">
          <table:table-cell office:value-type="float" office:value="24.523" calcext:value-type="float">
            <text:p>24.523</text:p>
          </table:table-cell>
          <table:table-cell office:value-type="float" office:value="1.73998220843" calcext:value-type="float">
            <text:p>1.7399822084</text:p>
          </table:table-cell>
          <table:table-cell office:value-type="float" office:value="1.22579996101" calcext:value-type="float">
            <text:p>1.225799961</text:p>
          </table:table-cell>
          <table:table-cell office:value-type="float" office:value="179.52" calcext:value-type="float">
            <text:p>179.52</text:p>
          </table:table-cell>
          <table:table-cell office:value-type="float" office:value="1586" calcext:value-type="float">
            <text:p>1586</text:p>
          </table:table-cell>
          <table:table-cell office:value-type="float" office:value="1478" calcext:value-type="float">
            <text:p>1478</text:p>
          </table:table-cell>
          <table:table-cell office:value-type="float" office:value="2.7288" calcext:value-type="float">
            <text:p>2.7288</text:p>
          </table:table-cell>
        </table:table-row>
        <table:table-row table:style-name="ro1">
          <table:table-cell office:value-type="float" office:value="24.543" calcext:value-type="float">
            <text:p>24.543</text:p>
          </table:table-cell>
          <table:table-cell office:value-type="float" office:value="1.7130157545" calcext:value-type="float">
            <text:p>1.7130157545</text:p>
          </table:table-cell>
          <table:table-cell office:value-type="float" office:value="1.22603871063" calcext:value-type="float">
            <text:p>1.2260387106</text:p>
          </table:table-cell>
          <table:table-cell office:value-type="float" office:value="179.42" calcext:value-type="float">
            <text:p>179.42</text:p>
          </table:table-cell>
          <table:table-cell office:value-type="float" office:value="1586" calcext:value-type="float">
            <text:p>1586</text:p>
          </table:table-cell>
          <table:table-cell office:value-type="float" office:value="1478" calcext:value-type="float">
            <text:p>1478</text:p>
          </table:table-cell>
          <table:table-cell office:value-type="float" office:value="2.7288" calcext:value-type="float">
            <text:p>2.7288</text:p>
          </table:table-cell>
        </table:table-row>
        <table:table-row table:style-name="ro1">
          <table:table-cell office:value-type="float" office:value="24.563" calcext:value-type="float">
            <text:p>24.563</text:p>
          </table:table-cell>
          <table:table-cell office:value-type="float" office:value="1.68773521804" calcext:value-type="float">
            <text:p>1.687735218</text:p>
          </table:table-cell>
          <table:table-cell office:value-type="float" office:value="1.22630866931" calcext:value-type="float">
            <text:p>1.2263086693</text:p>
          </table:table-cell>
          <table:table-cell office:value-type="float" office:value="179.32" calcext:value-type="float">
            <text:p>179.32</text:p>
          </table:table-cell>
          <table:table-cell office:value-type="float" office:value="1587" calcext:value-type="float">
            <text:p>1587</text:p>
          </table:table-cell>
          <table:table-cell office:value-type="float" office:value="1478" calcext:value-type="float">
            <text:p>1478</text:p>
          </table:table-cell>
          <table:table-cell office:value-type="float" office:value="2.55825" calcext:value-type="float">
            <text:p>2.55825</text:p>
          </table:table-cell>
        </table:table-row>
        <table:table-row table:style-name="ro1">
          <table:table-cell office:value-type="float" office:value="24.583" calcext:value-type="float">
            <text:p>24.583</text:p>
          </table:table-cell>
          <table:table-cell office:value-type="float" office:value="1.66074564878" calcext:value-type="float">
            <text:p>1.6607456488</text:p>
          </table:table-cell>
          <table:table-cell office:value-type="float" office:value="1.22660189453" calcext:value-type="float">
            <text:p>1.2266018945</text:p>
          </table:table-cell>
          <table:table-cell office:value-type="float" office:value="179.31" calcext:value-type="float">
            <text:p>179.31</text:p>
          </table:table-cell>
          <table:table-cell office:value-type="float" office:value="1587" calcext:value-type="float">
            <text:p>1587</text:p>
          </table:table-cell>
          <table:table-cell office:value-type="float" office:value="1476" calcext:value-type="float">
            <text:p>1476</text:p>
          </table:table-cell>
          <table:table-cell office:value-type="float" office:value="2.7288" calcext:value-type="float">
            <text:p>2.7288</text:p>
          </table:table-cell>
        </table:table-row>
        <table:table-row table:style-name="ro1">
          <table:table-cell office:value-type="float" office:value="24.603" calcext:value-type="float">
            <text:p>24.603</text:p>
          </table:table-cell>
          <table:table-cell office:value-type="float" office:value="1.63374573829" calcext:value-type="float">
            <text:p>1.6337457383</text:p>
          </table:table-cell>
          <table:table-cell office:value-type="float" office:value="1.22699543809" calcext:value-type="float">
            <text:p>1.2269954381</text:p>
          </table:table-cell>
          <table:table-cell office:value-type="float" office:value="179.1" calcext:value-type="float">
            <text:p>179.1</text:p>
          </table:table-cell>
          <table:table-cell office:value-type="float" office:value="1586" calcext:value-type="float">
            <text:p>1586</text:p>
          </table:table-cell>
          <table:table-cell office:value-type="float" office:value="1475" calcext:value-type="float">
            <text:p>1475</text:p>
          </table:table-cell>
          <table:table-cell office:value-type="float" office:value="2.87242105263" calcext:value-type="float">
            <text:p>2.8724210526</text:p>
          </table:table-cell>
        </table:table-row>
        <table:table-row table:style-name="ro1">
          <table:table-cell office:value-type="float" office:value="24.622" calcext:value-type="float">
            <text:p>24.622</text:p>
          </table:table-cell>
          <table:table-cell office:value-type="float" office:value="1.60675823532" calcext:value-type="float">
            <text:p>1.6067582353</text:p>
          </table:table-cell>
          <table:table-cell office:value-type="float" office:value="1.22742055895" calcext:value-type="float">
            <text:p>1.227420559</text:p>
          </table:table-cell>
          <table:table-cell office:value-type="float" office:value="179.03" calcext:value-type="float">
            <text:p>179.03</text:p>
          </table:table-cell>
          <table:table-cell office:value-type="float" office:value="1586" calcext:value-type="float">
            <text:p>1586</text:p>
          </table:table-cell>
          <table:table-cell office:value-type="float" office:value="1476" calcext:value-type="float">
            <text:p>1476</text:p>
          </table:table-cell>
          <table:table-cell office:value-type="float" office:value="2.7288" calcext:value-type="float">
            <text:p>2.7288</text:p>
          </table:table-cell>
        </table:table-row>
        <table:table-row table:style-name="ro1">
          <table:table-cell office:value-type="float" office:value="24.642" calcext:value-type="float">
            <text:p>24.642</text:p>
          </table:table-cell>
          <table:table-cell office:value-type="float" office:value="1.57976007676" calcext:value-type="float">
            <text:p>1.5797600768</text:p>
          </table:table-cell>
          <table:table-cell office:value-type="float" office:value="1.22790835075" calcext:value-type="float">
            <text:p>1.2279083508</text:p>
          </table:table-cell>
          <table:table-cell office:value-type="float" office:value="178.9" calcext:value-type="float">
            <text:p>178.9</text:p>
          </table:table-cell>
          <table:table-cell office:value-type="float" office:value="1586" calcext:value-type="float">
            <text:p>1586</text:p>
          </table:table-cell>
          <table:table-cell office:value-type="float" office:value="1475" calcext:value-type="float">
            <text:p>1475</text:p>
          </table:table-cell>
          <table:table-cell office:value-type="float" office:value="2.7288" calcext:value-type="float">
            <text:p>2.7288</text:p>
          </table:table-cell>
        </table:table-row>
        <table:table-row table:style-name="ro1">
          <table:table-cell office:value-type="float" office:value="24.662" calcext:value-type="float">
            <text:p>24.662</text:p>
          </table:table-cell>
          <table:table-cell office:value-type="float" office:value="1.55276230806" calcext:value-type="float">
            <text:p>1.5527623081</text:p>
          </table:table-cell>
          <table:table-cell office:value-type="float" office:value="1.22841499151" calcext:value-type="float">
            <text:p>1.2284149915</text:p>
          </table:table-cell>
          <table:table-cell office:value-type="float" office:value="178.86" calcext:value-type="float">
            <text:p>178.86</text:p>
          </table:table-cell>
          <table:table-cell office:value-type="float" office:value="1586" calcext:value-type="float">
            <text:p>1586</text:p>
          </table:table-cell>
          <table:table-cell office:value-type="float" office:value="1475" calcext:value-type="float">
            <text:p>1475</text:p>
          </table:table-cell>
          <table:table-cell office:value-type="float" office:value="2.7288" calcext:value-type="float">
            <text:p>2.7288</text:p>
          </table:table-cell>
        </table:table-row>
        <table:table-row table:style-name="ro1">
          <table:table-cell office:value-type="float" office:value="24.682" calcext:value-type="float">
            <text:p>24.682</text:p>
          </table:table-cell>
          <table:table-cell office:value-type="float" office:value="1.52575324349" calcext:value-type="float">
            <text:p>1.5257532435</text:p>
          </table:table-cell>
          <table:table-cell office:value-type="float" office:value="1.22894664904" calcext:value-type="float">
            <text:p>1.228946649</text:p>
          </table:table-cell>
          <table:table-cell office:value-type="float" office:value="178.81" calcext:value-type="float">
            <text:p>178.81</text:p>
          </table:table-cell>
          <table:table-cell office:value-type="float" office:value="1587" calcext:value-type="float">
            <text:p>1587</text:p>
          </table:table-cell>
          <table:table-cell office:value-type="float" office:value="1474" calcext:value-type="float">
            <text:p>1474</text:p>
          </table:table-cell>
          <table:table-cell office:value-type="float" office:value="2.7288" calcext:value-type="float">
            <text:p>2.7288</text:p>
          </table:table-cell>
        </table:table-row>
        <table:table-row table:style-name="ro1">
          <table:table-cell office:value-type="float" office:value="24.702" calcext:value-type="float">
            <text:p>24.702</text:p>
          </table:table-cell>
          <table:table-cell office:value-type="float" office:value="1.49873142338" calcext:value-type="float">
            <text:p>1.4987314234</text:p>
          </table:table-cell>
          <table:table-cell office:value-type="float" office:value="1.22943259982" calcext:value-type="float">
            <text:p>1.2294325998</text:p>
          </table:table-cell>
          <table:table-cell office:value-type="float" office:value="178.91" calcext:value-type="float">
            <text:p>178.91</text:p>
          </table:table-cell>
          <table:table-cell office:value-type="float" office:value="1586" calcext:value-type="float">
            <text:p>1586</text:p>
          </table:table-cell>
          <table:table-cell office:value-type="float" office:value="1473" calcext:value-type="float">
            <text:p>1473</text:p>
          </table:table-cell>
          <table:table-cell office:value-type="float" office:value="2.7288" calcext:value-type="float">
            <text:p>2.7288</text:p>
          </table:table-cell>
        </table:table-row>
        <table:table-row table:style-name="ro1">
          <table:table-cell office:value-type="float" office:value="24.722" calcext:value-type="float">
            <text:p>24.722</text:p>
          </table:table-cell>
          <table:table-cell office:value-type="float" office:value="1.4717217553" calcext:value-type="float">
            <text:p>1.4717217553</text:p>
          </table:table-cell>
          <table:table-cell office:value-type="float" office:value="1.22993597196" calcext:value-type="float">
            <text:p>1.229935972</text:p>
          </table:table-cell>
          <table:table-cell office:value-type="float" office:value="178.87" calcext:value-type="float">
            <text:p>178.87</text:p>
          </table:table-cell>
          <table:table-cell office:value-type="float" office:value="1586" calcext:value-type="float">
            <text:p>1586</text:p>
          </table:table-cell>
          <table:table-cell office:value-type="float" office:value="1474" calcext:value-type="float">
            <text:p>1474</text:p>
          </table:table-cell>
          <table:table-cell office:value-type="float" office:value="2.7288" calcext:value-type="float">
            <text:p>2.7288</text:p>
          </table:table-cell>
        </table:table-row>
        <table:table-row table:style-name="ro1">
          <table:table-cell office:value-type="float" office:value="24.742" calcext:value-type="float">
            <text:p>24.742</text:p>
          </table:table-cell>
          <table:table-cell office:value-type="float" office:value="1.44470123523" calcext:value-type="float">
            <text:p>1.4447012352</text:p>
          </table:table-cell>
          <table:table-cell office:value-type="float" office:value="1.23048323444" calcext:value-type="float">
            <text:p>1.2304832344</text:p>
          </table:table-cell>
          <table:table-cell office:value-type="float" office:value="178.78" calcext:value-type="float">
            <text:p>178.78</text:p>
          </table:table-cell>
          <table:table-cell office:value-type="float" office:value="1586" calcext:value-type="float">
            <text:p>1586</text:p>
          </table:table-cell>
          <table:table-cell office:value-type="float" office:value="1473" calcext:value-type="float">
            <text:p>1473</text:p>
          </table:table-cell>
          <table:table-cell office:value-type="float" office:value="2.7288" calcext:value-type="float">
            <text:p>2.7288</text:p>
          </table:table-cell>
        </table:table-row>
        <table:table-row table:style-name="ro1">
          <table:table-cell office:value-type="float" office:value="24.762" calcext:value-type="float">
            <text:p>24.762</text:p>
          </table:table-cell>
          <table:table-cell office:value-type="float" office:value="1.41599413765" calcext:value-type="float">
            <text:p>1.4159941377</text:p>
          </table:table-cell>
          <table:table-cell office:value-type="float" office:value="1.23115302311" calcext:value-type="float">
            <text:p>1.2311530231</text:p>
          </table:table-cell>
          <table:table-cell office:value-type="float" office:value="178.6" calcext:value-type="float">
            <text:p>178.6</text:p>
          </table:table-cell>
          <table:table-cell office:value-type="float" office:value="1586" calcext:value-type="float">
            <text:p>1586</text:p>
          </table:table-cell>
          <table:table-cell office:value-type="float" office:value="1473" calcext:value-type="float">
            <text:p>1473</text:p>
          </table:table-cell>
          <table:table-cell office:value-type="float" office:value="2.89935" calcext:value-type="float">
            <text:p>2.89935</text:p>
          </table:table-cell>
        </table:table-row>
        <table:table-row table:style-name="ro1">
          <table:table-cell office:value-type="float" office:value="24.782" calcext:value-type="float">
            <text:p>24.782</text:p>
          </table:table-cell>
          <table:table-cell office:value-type="float" office:value="1.38898706133" calcext:value-type="float">
            <text:p>1.3889870613</text:p>
          </table:table-cell>
          <table:table-cell office:value-type="float" office:value="1.23176953319" calcext:value-type="float">
            <text:p>1.2317695332</text:p>
          </table:table-cell>
          <table:table-cell office:value-type="float" office:value="178.63" calcext:value-type="float">
            <text:p>178.63</text:p>
          </table:table-cell>
          <table:table-cell office:value-type="float" office:value="1586" calcext:value-type="float">
            <text:p>1586</text:p>
          </table:table-cell>
          <table:table-cell office:value-type="float" office:value="1474" calcext:value-type="float">
            <text:p>1474</text:p>
          </table:table-cell>
          <table:table-cell office:value-type="float" office:value="2.7288" calcext:value-type="float">
            <text:p>2.7288</text:p>
          </table:table-cell>
        </table:table-row>
        <table:table-row table:style-name="ro1">
          <table:table-cell office:value-type="float" office:value="24.802" calcext:value-type="float">
            <text:p>24.802</text:p>
          </table:table-cell>
          <table:table-cell office:value-type="float" office:value="1.3619561283" calcext:value-type="float">
            <text:p>1.3619561283</text:p>
          </table:table-cell>
          <table:table-cell office:value-type="float" office:value="1.23237487593" calcext:value-type="float">
            <text:p>1.2323748759</text:p>
          </table:table-cell>
          <table:table-cell office:value-type="float" office:value="178.66" calcext:value-type="float">
            <text:p>178.66</text:p>
          </table:table-cell>
          <table:table-cell office:value-type="float" office:value="1586" calcext:value-type="float">
            <text:p>1586</text:p>
          </table:table-cell>
          <table:table-cell office:value-type="float" office:value="1472" calcext:value-type="float">
            <text:p>1472</text:p>
          </table:table-cell>
          <table:table-cell office:value-type="float" office:value="2.7288" calcext:value-type="float">
            <text:p>2.7288</text:p>
          </table:table-cell>
        </table:table-row>
        <table:table-row table:style-name="ro1">
          <table:table-cell office:value-type="float" office:value="24.822" calcext:value-type="float">
            <text:p>24.822</text:p>
          </table:table-cell>
          <table:table-cell office:value-type="float" office:value="1.33319824398" calcext:value-type="float">
            <text:p>1.333198244</text:p>
          </table:table-cell>
          <table:table-cell office:value-type="float" office:value="1.23300618858" calcext:value-type="float">
            <text:p>1.2330061886</text:p>
          </table:table-cell>
          <table:table-cell office:value-type="float" office:value="178.69" calcext:value-type="float">
            <text:p>178.69</text:p>
          </table:table-cell>
          <table:table-cell office:value-type="float" office:value="1586" calcext:value-type="float">
            <text:p>1586</text:p>
          </table:table-cell>
          <table:table-cell office:value-type="float" office:value="1469" calcext:value-type="float">
            <text:p>1469</text:p>
          </table:table-cell>
          <table:table-cell office:value-type="float" office:value="2.89935" calcext:value-type="float">
            <text:p>2.89935</text:p>
          </table:table-cell>
        </table:table-row>
        <table:table-row table:style-name="ro1">
          <table:table-cell office:value-type="float" office:value="24.842" calcext:value-type="float">
            <text:p>24.842</text:p>
          </table:table-cell>
          <table:table-cell office:value-type="float" office:value="1.30610891024" calcext:value-type="float">
            <text:p>1.3061089102</text:p>
          </table:table-cell>
          <table:table-cell office:value-type="float" office:value="1.23360951667" calcext:value-type="float">
            <text:p>1.2336095167</text:p>
          </table:table-cell>
          <table:table-cell office:value-type="float" office:value="178.68" calcext:value-type="float">
            <text:p>178.68</text:p>
          </table:table-cell>
          <table:table-cell office:value-type="float" office:value="1587" calcext:value-type="float">
            <text:p>1587</text:p>
          </table:table-cell>
          <table:table-cell office:value-type="float" office:value="1467" calcext:value-type="float">
            <text:p>1467</text:p>
          </table:table-cell>
          <table:table-cell office:value-type="float" office:value="2.7288" calcext:value-type="float">
            <text:p>2.7288</text:p>
          </table:table-cell>
        </table:table-row>
        <table:table-row table:style-name="ro1">
          <table:table-cell office:value-type="float" office:value="24.862" calcext:value-type="float">
            <text:p>24.862</text:p>
          </table:table-cell>
          <table:table-cell office:value-type="float" office:value="1.27899446524" calcext:value-type="float">
            <text:p>1.2789944652</text:p>
          </table:table-cell>
          <table:table-cell office:value-type="float" office:value="1.23412116908" calcext:value-type="float">
            <text:p>1.2341211691</text:p>
          </table:table-cell>
          <table:table-cell office:value-type="float" office:value="178.88" calcext:value-type="float">
            <text:p>178.88</text:p>
          </table:table-cell>
          <table:table-cell office:value-type="float" office:value="1586" calcext:value-type="float">
            <text:p>1586</text:p>
          </table:table-cell>
          <table:table-cell office:value-type="float" office:value="1465" calcext:value-type="float">
            <text:p>1465</text:p>
          </table:table-cell>
          <table:table-cell office:value-type="float" office:value="2.7288" calcext:value-type="float">
            <text:p>2.7288</text:p>
          </table:table-cell>
        </table:table-row>
        <table:table-row table:style-name="ro1">
          <table:table-cell office:value-type="float" office:value="24.882" calcext:value-type="float">
            <text:p>24.882</text:p>
          </table:table-cell>
          <table:table-cell office:value-type="float" office:value="1.25019845313" calcext:value-type="float">
            <text:p>1.2501984531</text:p>
          </table:table-cell>
          <table:table-cell office:value-type="float" office:value="1.23470216637" calcext:value-type="float">
            <text:p>1.2347021664</text:p>
          </table:table-cell>
          <table:table-cell office:value-type="float" office:value="178.8" calcext:value-type="float">
            <text:p>178.8</text:p>
          </table:table-cell>
          <table:table-cell office:value-type="float" office:value="1586" calcext:value-type="float">
            <text:p>1586</text:p>
          </table:table-cell>
          <table:table-cell office:value-type="float" office:value="1466" calcext:value-type="float">
            <text:p>1466</text:p>
          </table:table-cell>
          <table:table-cell office:value-type="float" office:value="2.89935" calcext:value-type="float">
            <text:p>2.89935</text:p>
          </table:table-cell>
        </table:table-row>
        <table:table-row table:style-name="ro1">
          <table:table-cell office:value-type="float" office:value="24.902" calcext:value-type="float">
            <text:p>24.902</text:p>
          </table:table-cell>
          <table:table-cell office:value-type="float" office:value="1.22137709979" calcext:value-type="float">
            <text:p>1.2213770998</text:p>
          </table:table-cell>
          <table:table-cell office:value-type="float" office:value="1.23524115924" calcext:value-type="float">
            <text:p>1.2352411592</text:p>
          </table:table-cell>
          <table:table-cell office:value-type="float" office:value="178.89" calcext:value-type="float">
            <text:p>178.89</text:p>
          </table:table-cell>
          <table:table-cell office:value-type="float" office:value="1586" calcext:value-type="float">
            <text:p>1586</text:p>
          </table:table-cell>
          <table:table-cell office:value-type="float" office:value="1464" calcext:value-type="float">
            <text:p>1464</text:p>
          </table:table-cell>
          <table:table-cell office:value-type="float" office:value="2.89935" calcext:value-type="float">
            <text:p>2.89935</text:p>
          </table:table-cell>
        </table:table-row>
        <table:table-row table:style-name="ro1">
          <table:table-cell office:value-type="float" office:value="24.922" calcext:value-type="float">
            <text:p>24.922</text:p>
          </table:table-cell>
          <table:table-cell office:value-type="float" office:value="1.19420513442" calcext:value-type="float">
            <text:p>1.1942051344</text:p>
          </table:table-cell>
          <table:table-cell office:value-type="float" office:value="1.23573159125" calcext:value-type="float">
            <text:p>1.2357315913</text:p>
          </table:table-cell>
          <table:table-cell office:value-type="float" office:value="178.94" calcext:value-type="float">
            <text:p>178.94</text:p>
          </table:table-cell>
          <table:table-cell office:value-type="float" office:value="1586" calcext:value-type="float">
            <text:p>1586</text:p>
          </table:table-cell>
          <table:table-cell office:value-type="float" office:value="1460" calcext:value-type="float">
            <text:p>1460</text:p>
          </table:table-cell>
          <table:table-cell office:value-type="float" office:value="2.7288" calcext:value-type="float">
            <text:p>2.7288</text:p>
          </table:table-cell>
        </table:table-row>
        <table:table-row table:style-name="ro1">
          <table:table-cell office:value-type="float" office:value="24.942" calcext:value-type="float">
            <text:p>24.942</text:p>
          </table:table-cell>
          <table:table-cell office:value-type="float" office:value="1.16532256483" calcext:value-type="float">
            <text:p>1.1653225648</text:p>
          </table:table-cell>
          <table:table-cell office:value-type="float" office:value="1.23623330036" calcext:value-type="float">
            <text:p>1.2362333004</text:p>
          </table:table-cell>
          <table:table-cell office:value-type="float" office:value="178.98" calcext:value-type="float">
            <text:p>178.98</text:p>
          </table:table-cell>
          <table:table-cell office:value-type="float" office:value="1586" calcext:value-type="float">
            <text:p>1586</text:p>
          </table:table-cell>
          <table:table-cell office:value-type="float" office:value="1459" calcext:value-type="float">
            <text:p>1459</text:p>
          </table:table-cell>
          <table:table-cell office:value-type="float" office:value="2.89935" calcext:value-type="float">
            <text:p>2.89935</text:p>
          </table:table-cell>
        </table:table-row>
        <table:table-row table:style-name="ro1">
          <table:table-cell office:value-type="float" office:value="24.962" calcext:value-type="float">
            <text:p>24.962</text:p>
          </table:table-cell>
          <table:table-cell office:value-type="float" office:value="1.13813805679" calcext:value-type="float">
            <text:p>1.1381380568</text:p>
          </table:table-cell>
          <table:table-cell office:value-type="float" office:value="1.23665400035" calcext:value-type="float">
            <text:p>1.2366540004</text:p>
          </table:table-cell>
          <table:table-cell office:value-type="float" office:value="179.09" calcext:value-type="float">
            <text:p>179.09</text:p>
          </table:table-cell>
          <table:table-cell office:value-type="float" office:value="1585" calcext:value-type="float">
            <text:p>1585</text:p>
          </table:table-cell>
          <table:table-cell office:value-type="float" office:value="1459" calcext:value-type="float">
            <text:p>1459</text:p>
          </table:table-cell>
          <table:table-cell office:value-type="float" office:value="2.7288" calcext:value-type="float">
            <text:p>2.7288</text:p>
          </table:table-cell>
        </table:table-row>
        <table:table-row table:style-name="ro1">
          <table:table-cell office:value-type="float" office:value="24.982" calcext:value-type="float">
            <text:p>24.982</text:p>
          </table:table-cell>
          <table:table-cell office:value-type="float" office:value="1.10926581668" calcext:value-type="float">
            <text:p>1.1092658167</text:p>
          </table:table-cell>
          <table:table-cell office:value-type="float" office:value="1.23705332837" calcext:value-type="float">
            <text:p>1.2370533284</text:p>
          </table:table-cell>
          <table:table-cell office:value-type="float" office:value="179.18" calcext:value-type="float">
            <text:p>179.18</text:p>
          </table:table-cell>
          <table:table-cell office:value-type="float" office:value="1585" calcext:value-type="float">
            <text:p>1585</text:p>
          </table:table-cell>
          <table:table-cell office:value-type="float" office:value="1460" calcext:value-type="float">
            <text:p>1460</text:p>
          </table:table-cell>
          <table:table-cell office:value-type="float" office:value="2.89935" calcext:value-type="float">
            <text:p>2.89935</text:p>
          </table:table-cell>
        </table:table-row>
        <table:table-row table:style-name="ro1">
          <table:table-cell office:value-type="float" office:value="25.002" calcext:value-type="float">
            <text:p>25.002</text:p>
          </table:table-cell>
          <table:table-cell office:value-type="float" office:value="1.08209315861" calcext:value-type="float">
            <text:p>1.0820931586</text:p>
          </table:table-cell>
          <table:table-cell office:value-type="float" office:value="1.23750582005" calcext:value-type="float">
            <text:p>1.2375058201</text:p>
          </table:table-cell>
          <table:table-cell office:value-type="float" office:value="179.02" calcext:value-type="float">
            <text:p>179.02</text:p>
          </table:table-cell>
          <table:table-cell office:value-type="float" office:value="1585" calcext:value-type="float">
            <text:p>1585</text:p>
          </table:table-cell>
          <table:table-cell office:value-type="float" office:value="1460" calcext:value-type="float">
            <text:p>1460</text:p>
          </table:table-cell>
          <table:table-cell office:value-type="float" office:value="2.7288" calcext:value-type="float">
            <text:p>2.7288</text:p>
          </table:table-cell>
        </table:table-row>
        <table:table-row table:style-name="ro1">
          <table:table-cell office:value-type="float" office:value="25.022" calcext:value-type="float">
            <text:p>25.022</text:p>
          </table:table-cell>
          <table:table-cell office:value-type="float" office:value="1.05322069881" calcext:value-type="float">
            <text:p>1.0532206988</text:p>
          </table:table-cell>
          <table:table-cell office:value-type="float" office:value="1.23789003033" calcext:value-type="float">
            <text:p>1.2378900303</text:p>
          </table:table-cell>
          <table:table-cell office:value-type="float" office:value="179.21" calcext:value-type="float">
            <text:p>179.21</text:p>
          </table:table-cell>
          <table:table-cell office:value-type="float" office:value="1584" calcext:value-type="float">
            <text:p>1584</text:p>
          </table:table-cell>
          <table:table-cell office:value-type="float" office:value="1460" calcext:value-type="float">
            <text:p>1460</text:p>
          </table:table-cell>
          <table:table-cell office:value-type="float" office:value="2.89935" calcext:value-type="float">
            <text:p>2.89935</text:p>
          </table:table-cell>
        </table:table-row>
        <table:table-row table:style-name="ro1">
          <table:table-cell office:value-type="float" office:value="25.042" calcext:value-type="float">
            <text:p>25.042</text:p>
          </table:table-cell>
          <table:table-cell office:value-type="float" office:value="1.02431158092" calcext:value-type="float">
            <text:p>1.0243115809</text:p>
          </table:table-cell>
          <table:table-cell office:value-type="float" office:value="1.23821834957" calcext:value-type="float">
            <text:p>1.2382183496</text:p>
          </table:table-cell>
          <table:table-cell office:value-type="float" office:value="179.33" calcext:value-type="float">
            <text:p>179.33</text:p>
          </table:table-cell>
          <table:table-cell office:value-type="float" office:value="1584" calcext:value-type="float">
            <text:p>1584</text:p>
          </table:table-cell>
          <table:table-cell office:value-type="float" office:value="1457" calcext:value-type="float">
            <text:p>1457</text:p>
          </table:table-cell>
          <table:table-cell office:value-type="float" office:value="2.89935" calcext:value-type="float">
            <text:p>2.89935</text:p>
          </table:table-cell>
        </table:table-row>
        <table:table-row table:style-name="ro1">
          <table:table-cell office:value-type="float" office:value="25.062" calcext:value-type="float">
            <text:p>25.062</text:p>
          </table:table-cell>
          <table:table-cell office:value-type="float" office:value="0.995415103039" calcext:value-type="float">
            <text:p>0.995415103</text:p>
          </table:table-cell>
          <table:table-cell office:value-type="float" office:value="1.2386006196" calcext:value-type="float">
            <text:p>1.2386006196</text:p>
          </table:table-cell>
          <table:table-cell office:value-type="float" office:value="179.22" calcext:value-type="float">
            <text:p>179.22</text:p>
          </table:table-cell>
          <table:table-cell office:value-type="float" office:value="1585" calcext:value-type="float">
            <text:p>1585</text:p>
          </table:table-cell>
          <table:table-cell office:value-type="float" office:value="1458" calcext:value-type="float">
            <text:p>1458</text:p>
          </table:table-cell>
          <table:table-cell office:value-type="float" office:value="2.89935" calcext:value-type="float">
            <text:p>2.89935</text:p>
          </table:table-cell>
        </table:table-row>
        <table:table-row table:style-name="ro1">
          <table:table-cell office:value-type="float" office:value="25.082" calcext:value-type="float">
            <text:p>25.082</text:p>
          </table:table-cell>
          <table:table-cell office:value-type="float" office:value="0.968218087888" calcext:value-type="float">
            <text:p>0.9682180879</text:p>
          </table:table-cell>
          <table:table-cell office:value-type="float" office:value="1.23893728597" calcext:value-type="float">
            <text:p>1.238937286</text:p>
          </table:table-cell>
          <table:table-cell office:value-type="float" office:value="179.27" calcext:value-type="float">
            <text:p>179.27</text:p>
          </table:table-cell>
          <table:table-cell office:value-type="float" office:value="1578" calcext:value-type="float">
            <text:p>1578</text:p>
          </table:table-cell>
          <table:table-cell office:value-type="float" office:value="1458" calcext:value-type="float">
            <text:p>1458</text:p>
          </table:table-cell>
          <table:table-cell office:value-type="float" office:value="2.7288" calcext:value-type="float">
            <text:p>2.7288</text:p>
          </table:table-cell>
        </table:table-row>
        <table:table-row table:style-name="ro1">
          <table:table-cell office:value-type="float" office:value="25.102" calcext:value-type="float">
            <text:p>25.102</text:p>
          </table:table-cell>
          <table:table-cell office:value-type="float" office:value="0.939321470548" calcext:value-type="float">
            <text:p>0.9393214705</text:p>
          </table:table-cell>
          <table:table-cell office:value-type="float" office:value="1.23930946909" calcext:value-type="float">
            <text:p>1.2393094691</text:p>
          </table:table-cell>
          <table:table-cell office:value-type="float" office:value="179.24" calcext:value-type="float">
            <text:p>179.24</text:p>
          </table:table-cell>
          <table:table-cell office:value-type="float" office:value="1576" calcext:value-type="float">
            <text:p>1576</text:p>
          </table:table-cell>
          <table:table-cell office:value-type="float" office:value="1458" calcext:value-type="float">
            <text:p>1458</text:p>
          </table:table-cell>
          <table:table-cell office:value-type="float" office:value="2.89935" calcext:value-type="float">
            <text:p>2.89935</text:p>
          </table:table-cell>
        </table:table-row>
        <table:table-row table:style-name="ro1">
          <table:table-cell office:value-type="float" office:value="25.122" calcext:value-type="float">
            <text:p>25.122</text:p>
          </table:table-cell>
          <table:table-cell office:value-type="float" office:value="0.91042506371" calcext:value-type="float">
            <text:p>0.9104250637</text:p>
          </table:table-cell>
          <table:table-cell office:value-type="float" office:value="1.23969678255" calcext:value-type="float">
            <text:p>1.2396967826</text:p>
          </table:table-cell>
          <table:table-cell office:value-type="float" office:value="179.21" calcext:value-type="float">
            <text:p>179.21</text:p>
          </table:table-cell>
          <table:table-cell office:value-type="float" office:value="1572" calcext:value-type="float">
            <text:p>1572</text:p>
          </table:table-cell>
          <table:table-cell office:value-type="float" office:value="1458" calcext:value-type="float">
            <text:p>1458</text:p>
          </table:table-cell>
          <table:table-cell office:value-type="float" office:value="2.89935" calcext:value-type="float">
            <text:p>2.89935</text:p>
          </table:table-cell>
        </table:table-row>
        <table:table-row table:style-name="ro1">
          <table:table-cell office:value-type="float" office:value="25.142" calcext:value-type="float">
            <text:p>25.142</text:p>
          </table:table-cell>
          <table:table-cell office:value-type="float" office:value="0.881504926313" calcext:value-type="float">
            <text:p>0.8815049263</text:p>
          </table:table-cell>
          <table:table-cell office:value-type="float" office:value="1.24009224946" calcext:value-type="float">
            <text:p>1.2400922495</text:p>
          </table:table-cell>
          <table:table-cell office:value-type="float" office:value="179.2" calcext:value-type="float">
            <text:p>179.2</text:p>
          </table:table-cell>
          <table:table-cell office:value-type="float" office:value="1529" calcext:value-type="float">
            <text:p>1529</text:p>
          </table:table-cell>
          <table:table-cell office:value-type="float" office:value="1456" calcext:value-type="float">
            <text:p>1456</text:p>
          </table:table-cell>
          <table:table-cell office:value-type="float" office:value="2.89935" calcext:value-type="float">
            <text:p>2.89935</text:p>
          </table:table-cell>
        </table:table-row>
        <table:table-row table:style-name="ro1">
          <table:table-cell office:value-type="float" office:value="25.162" calcext:value-type="float">
            <text:p>25.162</text:p>
          </table:table-cell>
          <table:table-cell office:value-type="float" office:value="0.85259667203" calcext:value-type="float">
            <text:p>0.852596672</text:p>
          </table:table-cell>
          <table:table-cell office:value-type="float" office:value="1.24048616102" calcext:value-type="float">
            <text:p>1.240486161</text:p>
          </table:table-cell>
          <table:table-cell office:value-type="float" office:value="179.2" calcext:value-type="float">
            <text:p>179.2</text:p>
          </table:table-cell>
          <table:table-cell office:value-type="float" office:value="1498" calcext:value-type="float">
            <text:p>1498</text:p>
          </table:table-cell>
          <table:table-cell office:value-type="float" office:value="1457" calcext:value-type="float">
            <text:p>1457</text:p>
          </table:table-cell>
          <table:table-cell office:value-type="float" office:value="2.89935" calcext:value-type="float">
            <text:p>2.89935</text:p>
          </table:table-cell>
        </table:table-row>
        <table:table-row table:style-name="ro1">
          <table:table-cell office:value-type="float" office:value="25.182" calcext:value-type="float">
            <text:p>25.182</text:p>
          </table:table-cell>
          <table:table-cell office:value-type="float" office:value="0.825400608927" calcext:value-type="float">
            <text:p>0.8254006089</text:p>
          </table:table-cell>
          <table:table-cell office:value-type="float" office:value="1.24088928178" calcext:value-type="float">
            <text:p>1.2408892818</text:p>
          </table:table-cell>
          <table:table-cell office:value-type="float" office:value="179.13" calcext:value-type="float">
            <text:p>179.13</text:p>
          </table:table-cell>
          <table:table-cell office:value-type="float" office:value="1494" calcext:value-type="float">
            <text:p>1494</text:p>
          </table:table-cell>
          <table:table-cell office:value-type="float" office:value="1458" calcext:value-type="float">
            <text:p>1458</text:p>
          </table:table-cell>
          <table:table-cell office:value-type="float" office:value="2.7288" calcext:value-type="float">
            <text:p>2.7288</text:p>
          </table:table-cell>
        </table:table-row>
        <table:table-row table:style-name="ro1">
          <table:table-cell office:value-type="float" office:value="25.202" calcext:value-type="float">
            <text:p>25.202</text:p>
          </table:table-cell>
          <table:table-cell office:value-type="float" office:value="0.798204770959" calcext:value-type="float">
            <text:p>0.798204771</text:p>
          </table:table-cell>
          <table:table-cell office:value-type="float" office:value="1.24130664246" calcext:value-type="float">
            <text:p>1.2413066425</text:p>
          </table:table-cell>
          <table:table-cell office:value-type="float" office:value="179.1" calcext:value-type="float">
            <text:p>179.1</text:p>
          </table:table-cell>
          <table:table-cell office:value-type="float" office:value="1494" calcext:value-type="float">
            <text:p>1494</text:p>
          </table:table-cell>
          <table:table-cell office:value-type="float" office:value="1458" calcext:value-type="float">
            <text:p>1458</text:p>
          </table:table-cell>
          <table:table-cell office:value-type="float" office:value="2.7288" calcext:value-type="float">
            <text:p>2.7288</text:p>
          </table:table-cell>
        </table:table-row>
        <table:table-row table:style-name="ro1">
          <table:table-cell office:value-type="float" office:value="25.222" calcext:value-type="float">
            <text:p>25.222</text:p>
          </table:table-cell>
          <table:table-cell office:value-type="float" office:value="0.769312809516" calcext:value-type="float">
            <text:p>0.7693128095</text:p>
          </table:table-cell>
          <table:table-cell office:value-type="float" office:value="1.24193602405" calcext:value-type="float">
            <text:p>1.2419360241</text:p>
          </table:table-cell>
          <table:table-cell office:value-type="float" office:value="178.73" calcext:value-type="float">
            <text:p>178.73</text:p>
          </table:table-cell>
          <table:table-cell office:value-type="float" office:value="1494" calcext:value-type="float">
            <text:p>1494</text:p>
          </table:table-cell>
          <table:table-cell office:value-type="float" office:value="1458" calcext:value-type="float">
            <text:p>1458</text:p>
          </table:table-cell>
          <table:table-cell office:value-type="float" office:value="2.89935" calcext:value-type="float">
            <text:p>2.89935</text:p>
          </table:table-cell>
        </table:table-row>
        <table:table-row table:style-name="ro1">
          <table:table-cell office:value-type="float" office:value="25.242" calcext:value-type="float">
            <text:p>25.242</text:p>
          </table:table-cell>
          <table:table-cell office:value-type="float" office:value="0.743822742624" calcext:value-type="float">
            <text:p>0.7438227426</text:p>
          </table:table-cell>
          <table:table-cell office:value-type="float" office:value="1.24260819591" calcext:value-type="float">
            <text:p>1.2426081959</text:p>
          </table:table-cell>
          <table:table-cell office:value-type="float" office:value="178.47" calcext:value-type="float">
            <text:p>178.47</text:p>
          </table:table-cell>
          <table:table-cell office:value-type="float" office:value="1492" calcext:value-type="float">
            <text:p>1492</text:p>
          </table:table-cell>
          <table:table-cell office:value-type="float" office:value="1458" calcext:value-type="float">
            <text:p>1458</text:p>
          </table:table-cell>
          <table:table-cell office:value-type="float" office:value="2.55825" calcext:value-type="float">
            <text:p>2.55825</text:p>
          </table:table-cell>
        </table:table-row>
        <table:table-row table:style-name="ro1">
          <table:table-cell office:value-type="float" office:value="25.262" calcext:value-type="float">
            <text:p>25.262</text:p>
          </table:table-cell>
          <table:table-cell office:value-type="float" office:value="0.718353465178" calcext:value-type="float">
            <text:p>0.7183534652</text:p>
          </table:table-cell>
          <table:table-cell office:value-type="float" office:value="1.24326430983" calcext:value-type="float">
            <text:p>1.2432643098</text:p>
          </table:table-cell>
          <table:table-cell office:value-type="float" office:value="178.5" calcext:value-type="float">
            <text:p>178.5</text:p>
          </table:table-cell>
          <table:table-cell office:value-type="float" office:value="1492" calcext:value-type="float">
            <text:p>1492</text:p>
          </table:table-cell>
          <table:table-cell office:value-type="float" office:value="1460" calcext:value-type="float">
            <text:p>1460</text:p>
          </table:table-cell>
          <table:table-cell office:value-type="float" office:value="2.55825" calcext:value-type="float">
            <text:p>2.55825</text:p>
          </table:table-cell>
        </table:table-row>
        <table:table-row table:style-name="ro1">
          <table:table-cell office:value-type="float" office:value="25.282" calcext:value-type="float">
            <text:p>25.282</text:p>
          </table:table-cell>
          <table:table-cell office:value-type="float" office:value="0.692887250217" calcext:value-type="float">
            <text:p>0.6928872502</text:p>
          </table:table-cell>
          <table:table-cell office:value-type="float" office:value="1.24402710552" calcext:value-type="float">
            <text:p>1.2440271055</text:p>
          </table:table-cell>
          <table:table-cell office:value-type="float" office:value="178.26" calcext:value-type="float">
            <text:p>178.26</text:p>
          </table:table-cell>
          <table:table-cell office:value-type="float" office:value="1494" calcext:value-type="float">
            <text:p>1494</text:p>
          </table:table-cell>
          <table:table-cell office:value-type="float" office:value="1460" calcext:value-type="float">
            <text:p>1460</text:p>
          </table:table-cell>
          <table:table-cell office:value-type="float" office:value="2.55825" calcext:value-type="float">
            <text:p>2.55825</text:p>
          </table:table-cell>
        </table:table-row>
        <table:table-row table:style-name="ro1">
          <table:table-cell office:value-type="float" office:value="25.302" calcext:value-type="float">
            <text:p>25.302</text:p>
          </table:table-cell>
          <table:table-cell office:value-type="float" office:value="0.667413333353" calcext:value-type="float">
            <text:p>0.6674133334</text:p>
          </table:table-cell>
          <table:table-cell office:value-type="float" office:value="1.24488022887" calcext:value-type="float">
            <text:p>1.2448802289</text:p>
          </table:table-cell>
          <table:table-cell office:value-type="float" office:value="178.06" calcext:value-type="float">
            <text:p>178.06</text:p>
          </table:table-cell>
          <table:table-cell office:value-type="float" office:value="1494" calcext:value-type="float">
            <text:p>1494</text:p>
          </table:table-cell>
          <table:table-cell office:value-type="float" office:value="1459" calcext:value-type="float">
            <text:p>1459</text:p>
          </table:table-cell>
          <table:table-cell office:value-type="float" office:value="2.55825" calcext:value-type="float">
            <text:p>2.55825</text:p>
          </table:table-cell>
        </table:table-row>
        <table:table-row table:style-name="ro1">
          <table:table-cell office:value-type="float" office:value="25.322" calcext:value-type="float">
            <text:p>25.322</text:p>
          </table:table-cell>
          <table:table-cell office:value-type="float" office:value="0.643648703721" calcext:value-type="float">
            <text:p>0.6436487037</text:p>
          </table:table-cell>
          <table:table-cell office:value-type="float" office:value="1.24570899389" calcext:value-type="float">
            <text:p>1.2457089939</text:p>
          </table:table-cell>
          <table:table-cell office:value-type="float" office:value="177.98" calcext:value-type="float">
            <text:p>177.98</text:p>
          </table:table-cell>
          <table:table-cell office:value-type="float" office:value="1494" calcext:value-type="float">
            <text:p>1494</text:p>
          </table:table-cell>
          <table:table-cell office:value-type="float" office:value="1460" calcext:value-type="float">
            <text:p>1460</text:p>
          </table:table-cell>
          <table:table-cell office:value-type="float" office:value="2.3877" calcext:value-type="float">
            <text:p>2.3877</text:p>
          </table:table-cell>
        </table:table-row>
        <table:table-row table:style-name="ro1">
          <table:table-cell office:value-type="float" office:value="25.342" calcext:value-type="float">
            <text:p>25.342</text:p>
          </table:table-cell>
          <table:table-cell office:value-type="float" office:value="0.621583659814" calcext:value-type="float">
            <text:p>0.6215836598</text:p>
          </table:table-cell>
          <table:table-cell office:value-type="float" office:value="1.24653695751" calcext:value-type="float">
            <text:p>1.2465369575</text:p>
          </table:table-cell>
          <table:table-cell office:value-type="float" office:value="177.83" calcext:value-type="float">
            <text:p>177.83</text:p>
          </table:table-cell>
          <table:table-cell office:value-type="float" office:value="1495" calcext:value-type="float">
            <text:p>1495</text:p>
          </table:table-cell>
          <table:table-cell office:value-type="float" office:value="1460" calcext:value-type="float">
            <text:p>1460</text:p>
          </table:table-cell>
          <table:table-cell office:value-type="float" office:value="2.33384210526" calcext:value-type="float">
            <text:p>2.3338421053</text:p>
          </table:table-cell>
        </table:table-row>
        <table:table-row table:style-name="ro1">
          <table:table-cell office:value-type="float" office:value="25.361" calcext:value-type="float">
            <text:p>25.361</text:p>
          </table:table-cell>
          <table:table-cell office:value-type="float" office:value="0.597822296516" calcext:value-type="float">
            <text:p>0.5978222965</text:p>
          </table:table-cell>
          <table:table-cell office:value-type="float" office:value="1.24745282112" calcext:value-type="float">
            <text:p>1.2474528211</text:p>
          </table:table-cell>
          <table:table-cell office:value-type="float" office:value="177.77" calcext:value-type="float">
            <text:p>177.77</text:p>
          </table:table-cell>
          <table:table-cell office:value-type="float" office:value="1494" calcext:value-type="float">
            <text:p>1494</text:p>
          </table:table-cell>
          <table:table-cell office:value-type="float" office:value="1460" calcext:value-type="float">
            <text:p>1460</text:p>
          </table:table-cell>
          <table:table-cell office:value-type="float" office:value="2.3877" calcext:value-type="float">
            <text:p>2.3877</text:p>
          </table:table-cell>
        </table:table-row>
        <table:table-row table:style-name="ro1">
          <table:table-cell office:value-type="float" office:value="25.381" calcext:value-type="float">
            <text:p>25.381</text:p>
          </table:table-cell>
          <table:table-cell office:value-type="float" office:value="0.575759381311" calcext:value-type="float">
            <text:p>0.5757593813</text:p>
          </table:table-cell>
          <table:table-cell office:value-type="float" office:value="1.2483346988" calcext:value-type="float">
            <text:p>1.2483346988</text:p>
          </table:table-cell>
          <table:table-cell office:value-type="float" office:value="177.69" calcext:value-type="float">
            <text:p>177.69</text:p>
          </table:table-cell>
          <table:table-cell office:value-type="float" office:value="1495" calcext:value-type="float">
            <text:p>1495</text:p>
          </table:table-cell>
          <table:table-cell office:value-type="float" office:value="1460" calcext:value-type="float">
            <text:p>1460</text:p>
          </table:table-cell>
          <table:table-cell office:value-type="float" office:value="2.21715" calcext:value-type="float">
            <text:p>2.21715</text:p>
          </table:table-cell>
        </table:table-row>
        <table:table-row table:style-name="ro1">
          <table:table-cell office:value-type="float" office:value="25.401" calcext:value-type="float">
            <text:p>25.401</text:p>
          </table:table-cell>
          <table:table-cell office:value-type="float" office:value="0.553695690732" calcext:value-type="float">
            <text:p>0.5536956907</text:p>
          </table:table-cell>
          <table:table-cell office:value-type="float" office:value="1.24919732204" calcext:value-type="float">
            <text:p>1.249197322</text:p>
          </table:table-cell>
          <table:table-cell office:value-type="float" office:value="177.74" calcext:value-type="float">
            <text:p>177.74</text:p>
          </table:table-cell>
          <table:table-cell office:value-type="float" office:value="1495" calcext:value-type="float">
            <text:p>1495</text:p>
          </table:table-cell>
          <table:table-cell office:value-type="float" office:value="1460" calcext:value-type="float">
            <text:p>1460</text:p>
          </table:table-cell>
          <table:table-cell office:value-type="float" office:value="2.21715" calcext:value-type="float">
            <text:p>2.21715</text:p>
          </table:table-cell>
        </table:table-row>
        <table:table-row table:style-name="ro1">
          <table:table-cell office:value-type="float" office:value="25.421" calcext:value-type="float">
            <text:p>25.421</text:p>
          </table:table-cell>
          <table:table-cell office:value-type="float" office:value="0.53163454049" calcext:value-type="float">
            <text:p>0.5316345405</text:p>
          </table:table-cell>
          <table:table-cell office:value-type="float" office:value="1.25012155708" calcext:value-type="float">
            <text:p>1.2501215571</text:p>
          </table:table-cell>
          <table:table-cell office:value-type="float" office:value="177.58" calcext:value-type="float">
            <text:p>177.58</text:p>
          </table:table-cell>
          <table:table-cell office:value-type="float" office:value="1494" calcext:value-type="float">
            <text:p>1494</text:p>
          </table:table-cell>
          <table:table-cell office:value-type="float" office:value="1460" calcext:value-type="float">
            <text:p>1460</text:p>
          </table:table-cell>
          <table:table-cell office:value-type="float" office:value="2.21715" calcext:value-type="float">
            <text:p>2.21715</text:p>
          </table:table-cell>
        </table:table-row>
        <table:table-row table:style-name="ro1">
          <table:table-cell office:value-type="float" office:value="25.441" calcext:value-type="float">
            <text:p>25.441</text:p>
          </table:table-cell>
          <table:table-cell office:value-type="float" office:value="0.511264566636" calcext:value-type="float">
            <text:p>0.5112645666</text:p>
          </table:table-cell>
          <table:table-cell office:value-type="float" office:value="1.25103676595" calcext:value-type="float">
            <text:p>1.251036766</text:p>
          </table:table-cell>
          <table:table-cell office:value-type="float" office:value="177.41" calcext:value-type="float">
            <text:p>177.41</text:p>
          </table:table-cell>
          <table:table-cell office:value-type="float" office:value="1494" calcext:value-type="float">
            <text:p>1494</text:p>
          </table:table-cell>
          <table:table-cell office:value-type="float" office:value="1459" calcext:value-type="float">
            <text:p>1459</text:p>
          </table:table-cell>
          <table:table-cell office:value-type="float" office:value="2.0466" calcext:value-type="float">
            <text:p>2.0466</text:p>
          </table:table-cell>
        </table:table-row>
        <table:table-row table:style-name="ro1">
          <table:table-cell office:value-type="float" office:value="25.461" calcext:value-type="float">
            <text:p>25.461</text:p>
          </table:table-cell>
          <table:table-cell office:value-type="float" office:value="0.490904216001" calcext:value-type="float">
            <text:p>0.490904216</text:p>
          </table:table-cell>
          <table:table-cell office:value-type="float" office:value="1.2519757792" calcext:value-type="float">
            <text:p>1.2519757792</text:p>
          </table:table-cell>
          <table:table-cell office:value-type="float" office:value="177.34" calcext:value-type="float">
            <text:p>177.34</text:p>
          </table:table-cell>
          <table:table-cell office:value-type="float" office:value="1494" calcext:value-type="float">
            <text:p>1494</text:p>
          </table:table-cell>
          <table:table-cell office:value-type="float" office:value="1460" calcext:value-type="float">
            <text:p>1460</text:p>
          </table:table-cell>
          <table:table-cell office:value-type="float" office:value="2.0466" calcext:value-type="float">
            <text:p>2.0466</text:p>
          </table:table-cell>
        </table:table-row>
        <table:table-row table:style-name="ro1">
          <table:table-cell office:value-type="float" office:value="25.481" calcext:value-type="float">
            <text:p>25.481</text:p>
          </table:table-cell>
          <table:table-cell office:value-type="float" office:value="0.470536740616" calcext:value-type="float">
            <text:p>0.4705367406</text:p>
          </table:table-cell>
          <table:table-cell office:value-type="float" office:value="1.25294431482" calcext:value-type="float">
            <text:p>1.2529443148</text:p>
          </table:table-cell>
          <table:table-cell office:value-type="float" office:value="177.26" calcext:value-type="float">
            <text:p>177.26</text:p>
          </table:table-cell>
          <table:table-cell office:value-type="float" office:value="1494" calcext:value-type="float">
            <text:p>1494</text:p>
          </table:table-cell>
          <table:table-cell office:value-type="float" office:value="1459" calcext:value-type="float">
            <text:p>1459</text:p>
          </table:table-cell>
          <table:table-cell office:value-type="float" office:value="2.0466" calcext:value-type="float">
            <text:p>2.0466</text:p>
          </table:table-cell>
        </table:table-row>
        <table:table-row table:style-name="ro1">
          <table:table-cell office:value-type="float" office:value="25.501" calcext:value-type="float">
            <text:p>25.501</text:p>
          </table:table-cell>
          <table:table-cell office:value-type="float" office:value="0.451876221861" calcext:value-type="float">
            <text:p>0.4518762219</text:p>
          </table:table-cell>
          <table:table-cell office:value-type="float" office:value="1.2538707511" calcext:value-type="float">
            <text:p>1.2538707511</text:p>
          </table:table-cell>
          <table:table-cell office:value-type="float" office:value="177.14" calcext:value-type="float">
            <text:p>177.14</text:p>
          </table:table-cell>
          <table:table-cell office:value-type="float" office:value="1494" calcext:value-type="float">
            <text:p>1494</text:p>
          </table:table-cell>
          <table:table-cell office:value-type="float" office:value="1460" calcext:value-type="float">
            <text:p>1460</text:p>
          </table:table-cell>
          <table:table-cell office:value-type="float" office:value="1.87605" calcext:value-type="float">
            <text:p>1.87605</text:p>
          </table:table-cell>
        </table:table-row>
        <table:table-row table:style-name="ro1">
          <table:table-cell office:value-type="float" office:value="25.521" calcext:value-type="float">
            <text:p>25.521</text:p>
          </table:table-cell>
          <table:table-cell office:value-type="float" office:value="0.433215376793" calcext:value-type="float">
            <text:p>0.4332153768</text:p>
          </table:table-cell>
          <table:table-cell office:value-type="float" office:value="1.25479067337" calcext:value-type="float">
            <text:p>1.2547906734</text:p>
          </table:table-cell>
          <table:table-cell office:value-type="float" office:value="177.16" calcext:value-type="float">
            <text:p>177.16</text:p>
          </table:table-cell>
          <table:table-cell office:value-type="float" office:value="1494" calcext:value-type="float">
            <text:p>1494</text:p>
          </table:table-cell>
          <table:table-cell office:value-type="float" office:value="1460" calcext:value-type="float">
            <text:p>1460</text:p>
          </table:table-cell>
          <table:table-cell office:value-type="float" office:value="1.87605" calcext:value-type="float">
            <text:p>1.87605</text:p>
          </table:table-cell>
        </table:table-row>
        <table:table-row table:style-name="ro1">
          <table:table-cell office:value-type="float" office:value="25.541" calcext:value-type="float">
            <text:p>25.541</text:p>
          </table:table-cell>
          <table:table-cell office:value-type="float" office:value="0.414553725891" calcext:value-type="float">
            <text:p>0.4145537259</text:p>
          </table:table-cell>
          <table:table-cell office:value-type="float" office:value="1.25569431012" calcext:value-type="float">
            <text:p>1.2556943101</text:p>
          </table:table-cell>
          <table:table-cell office:value-type="float" office:value="177.21" calcext:value-type="float">
            <text:p>177.21</text:p>
          </table:table-cell>
          <table:table-cell office:value-type="float" office:value="1493" calcext:value-type="float">
            <text:p>1493</text:p>
          </table:table-cell>
          <table:table-cell office:value-type="float" office:value="1460" calcext:value-type="float">
            <text:p>1460</text:p>
          </table:table-cell>
          <table:table-cell office:value-type="float" office:value="1.87605" calcext:value-type="float">
            <text:p>1.87605</text:p>
          </table:table-cell>
        </table:table-row>
        <table:table-row table:style-name="ro1">
          <table:table-cell office:value-type="float" office:value="25.561" calcext:value-type="float">
            <text:p>25.561</text:p>
          </table:table-cell>
          <table:table-cell office:value-type="float" office:value="0.395890970697" calcext:value-type="float">
            <text:p>0.3958909707</text:p>
          </table:table-cell>
          <table:table-cell office:value-type="float" office:value="1.25657514601" calcext:value-type="float">
            <text:p>1.256575146</text:p>
          </table:table-cell>
          <table:table-cell office:value-type="float" office:value="177.28" calcext:value-type="float">
            <text:p>177.28</text:p>
          </table:table-cell>
          <table:table-cell office:value-type="float" office:value="1494" calcext:value-type="float">
            <text:p>1494</text:p>
          </table:table-cell>
          <table:table-cell office:value-type="float" office:value="1460" calcext:value-type="float">
            <text:p>1460</text:p>
          </table:table-cell>
          <table:table-cell office:value-type="float" office:value="1.87605" calcext:value-type="float">
            <text:p>1.87605</text:p>
          </table:table-cell>
        </table:table-row>
        <table:table-row table:style-name="ro1">
          <table:table-cell office:value-type="float" office:value="25.581" calcext:value-type="float">
            <text:p>25.581</text:p>
          </table:table-cell>
          <table:table-cell office:value-type="float" office:value="0.378925376792" calcext:value-type="float">
            <text:p>0.3789253768</text:p>
          </table:table-cell>
          <table:table-cell office:value-type="float" office:value="1.25738823161" calcext:value-type="float">
            <text:p>1.2573882316</text:p>
          </table:table-cell>
          <table:table-cell office:value-type="float" office:value="177.24" calcext:value-type="float">
            <text:p>177.24</text:p>
          </table:table-cell>
          <table:table-cell office:value-type="float" office:value="1494" calcext:value-type="float">
            <text:p>1494</text:p>
          </table:table-cell>
          <table:table-cell office:value-type="float" office:value="1460" calcext:value-type="float">
            <text:p>1460</text:p>
          </table:table-cell>
          <table:table-cell office:value-type="float" office:value="1.7055" calcext:value-type="float">
            <text:p>1.7055</text:p>
          </table:table-cell>
        </table:table-row>
        <table:table-row table:style-name="ro1">
          <table:table-cell office:value-type="float" office:value="25.601" calcext:value-type="float">
            <text:p>25.601</text:p>
          </table:table-cell>
          <table:table-cell office:value-type="float" office:value="0.361961096119" calcext:value-type="float">
            <text:p>0.3619610961</text:p>
          </table:table-cell>
          <table:table-cell office:value-type="float" office:value="1.25822796642" calcext:value-type="float">
            <text:p>1.2582279664</text:p>
          </table:table-cell>
          <table:table-cell office:value-type="float" office:value="177.15" calcext:value-type="float">
            <text:p>177.15</text:p>
          </table:table-cell>
          <table:table-cell office:value-type="float" office:value="1494" calcext:value-type="float">
            <text:p>1494</text:p>
          </table:table-cell>
          <table:table-cell office:value-type="float" office:value="1460" calcext:value-type="float">
            <text:p>1460</text:p>
          </table:table-cell>
          <table:table-cell office:value-type="float" office:value="1.7055" calcext:value-type="float">
            <text:p>1.7055</text:p>
          </table:table-cell>
        </table:table-row>
        <table:table-row table:style-name="ro1">
          <table:table-cell office:value-type="float" office:value="25.621" calcext:value-type="float">
            <text:p>25.621</text:p>
          </table:table-cell>
          <table:table-cell office:value-type="float" office:value="0.344999097179" calcext:value-type="float">
            <text:p>0.3449990972</text:p>
          </table:table-cell>
          <table:table-cell office:value-type="float" office:value="1.25911211194" calcext:value-type="float">
            <text:p>1.2591121119</text:p>
          </table:table-cell>
          <table:table-cell office:value-type="float" office:value="177" calcext:value-type="float">
            <text:p>177</text:p>
          </table:table-cell>
          <table:table-cell office:value-type="float" office:value="1495" calcext:value-type="float">
            <text:p>1495</text:p>
          </table:table-cell>
          <table:table-cell office:value-type="float" office:value="1460" calcext:value-type="float">
            <text:p>1460</text:p>
          </table:table-cell>
          <table:table-cell office:value-type="float" office:value="1.7055" calcext:value-type="float">
            <text:p>1.7055</text:p>
          </table:table-cell>
        </table:table-row>
        <table:table-row table:style-name="ro1">
          <table:table-cell office:value-type="float" office:value="25.641" calcext:value-type="float">
            <text:p>25.641</text:p>
          </table:table-cell>
          <table:table-cell office:value-type="float" office:value="0.32973369834" calcext:value-type="float">
            <text:p>0.3297336983</text:p>
          </table:table-cell>
          <table:table-cell office:value-type="float" office:value="1.25991626894" calcext:value-type="float">
            <text:p>1.2599162689</text:p>
          </table:table-cell>
          <table:table-cell office:value-type="float" office:value="176.97" calcext:value-type="float">
            <text:p>176.97</text:p>
          </table:table-cell>
          <table:table-cell office:value-type="float" office:value="1494" calcext:value-type="float">
            <text:p>1494</text:p>
          </table:table-cell>
          <table:table-cell office:value-type="float" office:value="1460" calcext:value-type="float">
            <text:p>1460</text:p>
          </table:table-cell>
          <table:table-cell office:value-type="float" office:value="1.53495" calcext:value-type="float">
            <text:p>1.53495</text:p>
          </table:table-cell>
        </table:table-row>
        <table:table-row table:style-name="ro1">
          <table:table-cell office:value-type="float" office:value="25.661" calcext:value-type="float">
            <text:p>25.661</text:p>
          </table:table-cell>
          <table:table-cell office:value-type="float" office:value="0.314462376354" calcext:value-type="float">
            <text:p>0.3144623764</text:p>
          </table:table-cell>
          <table:table-cell office:value-type="float" office:value="1.26072914534" calcext:value-type="float">
            <text:p>1.2607291453</text:p>
          </table:table-cell>
          <table:table-cell office:value-type="float" office:value="176.94" calcext:value-type="float">
            <text:p>176.94</text:p>
          </table:table-cell>
          <table:table-cell office:value-type="float" office:value="1494" calcext:value-type="float">
            <text:p>1494</text:p>
          </table:table-cell>
          <table:table-cell office:value-type="float" office:value="1459" calcext:value-type="float">
            <text:p>1459</text:p>
          </table:table-cell>
          <table:table-cell office:value-type="float" office:value="1.53495" calcext:value-type="float">
            <text:p>1.53495</text:p>
          </table:table-cell>
        </table:table-row>
        <table:table-row table:style-name="ro1">
          <table:table-cell office:value-type="float" office:value="25.681" calcext:value-type="float">
            <text:p>25.681</text:p>
          </table:table-cell>
          <table:table-cell office:value-type="float" office:value="0.29919975396" calcext:value-type="float">
            <text:p>0.299199754</text:p>
          </table:table-cell>
          <table:table-cell office:value-type="float" office:value="1.26158392117" calcext:value-type="float">
            <text:p>1.2615839212</text:p>
          </table:table-cell>
          <table:table-cell office:value-type="float" office:value="176.78" calcext:value-type="float">
            <text:p>176.78</text:p>
          </table:table-cell>
          <table:table-cell office:value-type="float" office:value="1494" calcext:value-type="float">
            <text:p>1494</text:p>
          </table:table-cell>
          <table:table-cell office:value-type="float" office:value="1460" calcext:value-type="float">
            <text:p>1460</text:p>
          </table:table-cell>
          <table:table-cell office:value-type="float" office:value="1.53495" calcext:value-type="float">
            <text:p>1.53495</text:p>
          </table:table-cell>
        </table:table-row>
        <table:table-row table:style-name="ro1">
          <table:table-cell office:value-type="float" office:value="25.701" calcext:value-type="float">
            <text:p>25.701</text:p>
          </table:table-cell>
          <table:table-cell office:value-type="float" office:value="0.283936981253" calcext:value-type="float">
            <text:p>0.2839369813</text:p>
          </table:table-cell>
          <table:table-cell office:value-type="float" office:value="1.26243603309" calcext:value-type="float">
            <text:p>1.2624360331</text:p>
          </table:table-cell>
          <table:table-cell office:value-type="float" office:value="176.79" calcext:value-type="float">
            <text:p>176.79</text:p>
          </table:table-cell>
          <table:table-cell office:value-type="float" office:value="1494" calcext:value-type="float">
            <text:p>1494</text:p>
          </table:table-cell>
          <table:table-cell office:value-type="float" office:value="1460" calcext:value-type="float">
            <text:p>1460</text:p>
          </table:table-cell>
          <table:table-cell office:value-type="float" office:value="1.53495" calcext:value-type="float">
            <text:p>1.53495</text:p>
          </table:table-cell>
        </table:table-row>
        <table:table-row table:style-name="ro1">
          <table:table-cell office:value-type="float" office:value="25.721" calcext:value-type="float">
            <text:p>25.721</text:p>
          </table:table-cell>
          <table:table-cell office:value-type="float" office:value="0.270369784638" calcext:value-type="float">
            <text:p>0.2703697846</text:p>
          </table:table-cell>
          <table:table-cell office:value-type="float" office:value="1.26318911458" calcext:value-type="float">
            <text:p>1.2631891146</text:p>
          </table:table-cell>
          <table:table-cell office:value-type="float" office:value="176.81" calcext:value-type="float">
            <text:p>176.81</text:p>
          </table:table-cell>
          <table:table-cell office:value-type="float" office:value="1495" calcext:value-type="float">
            <text:p>1495</text:p>
          </table:table-cell>
          <table:table-cell office:value-type="float" office:value="1460" calcext:value-type="float">
            <text:p>1460</text:p>
          </table:table-cell>
          <table:table-cell office:value-type="float" office:value="1.3644" calcext:value-type="float">
            <text:p>1.3644</text:p>
          </table:table-cell>
        </table:table-row>
        <table:table-row table:style-name="ro1">
          <table:table-cell office:value-type="float" office:value="25.741" calcext:value-type="float">
            <text:p>25.741</text:p>
          </table:table-cell>
          <table:table-cell office:value-type="float" office:value="0.255106119815" calcext:value-type="float">
            <text:p>0.2551061198</text:p>
          </table:table-cell>
          <table:table-cell office:value-type="float" office:value="1.26402524243" calcext:value-type="float">
            <text:p>1.2640252424</text:p>
          </table:table-cell>
          <table:table-cell office:value-type="float" office:value="176.85" calcext:value-type="float">
            <text:p>176.85</text:p>
          </table:table-cell>
          <table:table-cell office:value-type="float" office:value="1494" calcext:value-type="float">
            <text:p>1494</text:p>
          </table:table-cell>
          <table:table-cell office:value-type="float" office:value="1460" calcext:value-type="float">
            <text:p>1460</text:p>
          </table:table-cell>
          <table:table-cell office:value-type="float" office:value="1.53495" calcext:value-type="float">
            <text:p>1.53495</text:p>
          </table:table-cell>
        </table:table-row>
        <table:table-row table:style-name="ro1">
          <table:table-cell office:value-type="float" office:value="25.761" calcext:value-type="float">
            <text:p>25.761</text:p>
          </table:table-cell>
          <table:table-cell office:value-type="float" office:value="0.2415326231" calcext:value-type="float">
            <text:p>0.2415326231</text:p>
          </table:table-cell>
          <table:table-cell office:value-type="float" office:value="1.26476709889" calcext:value-type="float">
            <text:p>1.2647670989</text:p>
          </table:table-cell>
          <table:table-cell office:value-type="float" office:value="176.86" calcext:value-type="float">
            <text:p>176.86</text:p>
          </table:table-cell>
          <table:table-cell office:value-type="float" office:value="1494" calcext:value-type="float">
            <text:p>1494</text:p>
          </table:table-cell>
          <table:table-cell office:value-type="float" office:value="1459" calcext:value-type="float">
            <text:p>1459</text:p>
          </table:table-cell>
          <table:table-cell office:value-type="float" office:value="1.3644" calcext:value-type="float">
            <text:p>1.3644</text:p>
          </table:table-cell>
        </table:table-row>
        <table:table-row table:style-name="ro1">
          <table:table-cell office:value-type="float" office:value="25.781" calcext:value-type="float">
            <text:p>25.781</text:p>
          </table:table-cell>
          <table:table-cell office:value-type="float" office:value="0.229660846548" calcext:value-type="float">
            <text:p>0.2296608465</text:p>
          </table:table-cell>
          <table:table-cell office:value-type="float" office:value="1.26541809364" calcext:value-type="float">
            <text:p>1.2654180936</text:p>
          </table:table-cell>
          <table:table-cell office:value-type="float" office:value="176.85" calcext:value-type="float">
            <text:p>176.85</text:p>
          </table:table-cell>
          <table:table-cell office:value-type="float" office:value="1494" calcext:value-type="float">
            <text:p>1494</text:p>
          </table:table-cell>
          <table:table-cell office:value-type="float" office:value="1460" calcext:value-type="float">
            <text:p>1460</text:p>
          </table:table-cell>
          <table:table-cell office:value-type="float" office:value="1.19385" calcext:value-type="float">
            <text:p>1.19385</text:p>
          </table:table-cell>
        </table:table-row>
        <table:table-row table:style-name="ro1">
          <table:table-cell office:value-type="float" office:value="25.801" calcext:value-type="float">
            <text:p>25.801</text:p>
          </table:table-cell>
          <table:table-cell office:value-type="float" office:value="0.216094049327" calcext:value-type="float">
            <text:p>0.2160940493</text:p>
          </table:table-cell>
          <table:table-cell office:value-type="float" office:value="1.26617827898" calcext:value-type="float">
            <text:p>1.266178279</text:p>
          </table:table-cell>
          <table:table-cell office:value-type="float" office:value="176.78" calcext:value-type="float">
            <text:p>176.78</text:p>
          </table:table-cell>
          <table:table-cell office:value-type="float" office:value="1494" calcext:value-type="float">
            <text:p>1494</text:p>
          </table:table-cell>
          <table:table-cell office:value-type="float" office:value="1460" calcext:value-type="float">
            <text:p>1460</text:p>
          </table:table-cell>
          <table:table-cell office:value-type="float" office:value="1.3644" calcext:value-type="float">
            <text:p>1.3644</text:p>
          </table:table-cell>
        </table:table-row>
        <table:table-row table:style-name="ro1">
          <table:table-cell office:value-type="float" office:value="25.821" calcext:value-type="float">
            <text:p>25.821</text:p>
          </table:table-cell>
          <table:table-cell office:value-type="float" office:value="0.204219335172" calcext:value-type="float">
            <text:p>0.2042193352</text:p>
          </table:table-cell>
          <table:table-cell office:value-type="float" office:value="1.26686501601" calcext:value-type="float">
            <text:p>1.266865016</text:p>
          </table:table-cell>
          <table:table-cell office:value-type="float" office:value="176.68" calcext:value-type="float">
            <text:p>176.68</text:p>
          </table:table-cell>
          <table:table-cell office:value-type="float" office:value="1494" calcext:value-type="float">
            <text:p>1494</text:p>
          </table:table-cell>
          <table:table-cell office:value-type="float" office:value="1459" calcext:value-type="float">
            <text:p>1459</text:p>
          </table:table-cell>
          <table:table-cell office:value-type="float" office:value="1.19385" calcext:value-type="float">
            <text:p>1.19385</text:p>
          </table:table-cell>
        </table:table-row>
        <table:table-row table:style-name="ro1">
          <table:table-cell office:value-type="float" office:value="25.841" calcext:value-type="float">
            <text:p>25.841</text:p>
          </table:table-cell>
          <table:table-cell office:value-type="float" office:value="0.192344380543" calcext:value-type="float">
            <text:p>0.1923443805</text:p>
          </table:table-cell>
          <table:table-cell office:value-type="float" office:value="1.26754760787" calcext:value-type="float">
            <text:p>1.2675476079</text:p>
          </table:table-cell>
          <table:table-cell office:value-type="float" office:value="176.7" calcext:value-type="float">
            <text:p>176.7</text:p>
          </table:table-cell>
          <table:table-cell office:value-type="float" office:value="1494" calcext:value-type="float">
            <text:p>1494</text:p>
          </table:table-cell>
          <table:table-cell office:value-type="float" office:value="1459" calcext:value-type="float">
            <text:p>1459</text:p>
          </table:table-cell>
          <table:table-cell office:value-type="float" office:value="1.19385" calcext:value-type="float">
            <text:p>1.19385</text:p>
          </table:table-cell>
        </table:table-row>
        <table:table-row table:style-name="ro1">
          <table:table-cell office:value-type="float" office:value="25.861" calcext:value-type="float">
            <text:p>25.861</text:p>
          </table:table-cell>
          <table:table-cell office:value-type="float" office:value="0.180473766496" calcext:value-type="float">
            <text:p>0.1804737665</text:p>
          </table:table-cell>
          <table:table-cell office:value-type="float" office:value="1.26821932223" calcext:value-type="float">
            <text:p>1.2682193222</text:p>
          </table:table-cell>
          <table:table-cell office:value-type="float" office:value="176.75" calcext:value-type="float">
            <text:p>176.75</text:p>
          </table:table-cell>
          <table:table-cell office:value-type="float" office:value="1494" calcext:value-type="float">
            <text:p>1494</text:p>
          </table:table-cell>
          <table:table-cell office:value-type="float" office:value="1460" calcext:value-type="float">
            <text:p>1460</text:p>
          </table:table-cell>
          <table:table-cell office:value-type="float" office:value="1.19385" calcext:value-type="float">
            <text:p>1.19385</text:p>
          </table:table-cell>
        </table:table-row>
        <table:table-row table:style-name="ro1">
          <table:table-cell office:value-type="float" office:value="25.881" calcext:value-type="float">
            <text:p>25.881</text:p>
          </table:table-cell>
          <table:table-cell office:value-type="float" office:value="0.168603508251" calcext:value-type="float">
            <text:p>0.1686035083</text:p>
          </table:table-cell>
          <table:table-cell office:value-type="float" office:value="1.26889725208" calcext:value-type="float">
            <text:p>1.2688972521</text:p>
          </table:table-cell>
          <table:table-cell office:value-type="float" office:value="176.72" calcext:value-type="float">
            <text:p>176.72</text:p>
          </table:table-cell>
          <table:table-cell office:value-type="float" office:value="1494" calcext:value-type="float">
            <text:p>1494</text:p>
          </table:table-cell>
          <table:table-cell office:value-type="float" office:value="1460" calcext:value-type="float">
            <text:p>1460</text:p>
          </table:table-cell>
          <table:table-cell office:value-type="float" office:value="1.19385" calcext:value-type="float">
            <text:p>1.19385</text:p>
          </table:table-cell>
        </table:table-row>
        <table:table-row table:style-name="ro1">
          <table:table-cell office:value-type="float" office:value="25.901" calcext:value-type="float">
            <text:p>25.901</text:p>
          </table:table-cell>
          <table:table-cell office:value-type="float" office:value="0.15842949882" calcext:value-type="float">
            <text:p>0.1584294988</text:p>
          </table:table-cell>
          <table:table-cell office:value-type="float" office:value="1.26948750213" calcext:value-type="float">
            <text:p>1.2694875021</text:p>
          </table:table-cell>
          <table:table-cell office:value-type="float" office:value="176.67" calcext:value-type="float">
            <text:p>176.67</text:p>
          </table:table-cell>
          <table:table-cell office:value-type="float" office:value="1494" calcext:value-type="float">
            <text:p>1494</text:p>
          </table:table-cell>
          <table:table-cell office:value-type="float" office:value="1460" calcext:value-type="float">
            <text:p>1460</text:p>
          </table:table-cell>
          <table:table-cell office:value-type="float" office:value="1.0233" calcext:value-type="float">
            <text:p>1.0233</text:p>
          </table:table-cell>
        </table:table-row>
        <table:table-row table:style-name="ro1">
          <table:table-cell office:value-type="float" office:value="25.921" calcext:value-type="float">
            <text:p>25.921</text:p>
          </table:table-cell>
          <table:table-cell office:value-type="float" office:value="0.146560573026" calcext:value-type="float">
            <text:p>0.146560573</text:p>
          </table:table-cell>
          <table:table-cell office:value-type="float" office:value="1.27018822049" calcext:value-type="float">
            <text:p>1.2701882205</text:p>
          </table:table-cell>
          <table:table-cell office:value-type="float" office:value="176.61" calcext:value-type="float">
            <text:p>176.61</text:p>
          </table:table-cell>
          <table:table-cell office:value-type="float" office:value="1495" calcext:value-type="float">
            <text:p>1495</text:p>
          </table:table-cell>
          <table:table-cell office:value-type="float" office:value="1460" calcext:value-type="float">
            <text:p>1460</text:p>
          </table:table-cell>
          <table:table-cell office:value-type="float" office:value="1.19385" calcext:value-type="float">
            <text:p>1.19385</text:p>
          </table:table-cell>
        </table:table-row>
        <table:table-row table:style-name="ro1">
          <table:table-cell office:value-type="float" office:value="25.941" calcext:value-type="float">
            <text:p>25.941</text:p>
          </table:table-cell>
          <table:table-cell office:value-type="float" office:value="0.136386356971" calcext:value-type="float">
            <text:p>0.136386357</text:p>
          </table:table-cell>
          <table:table-cell office:value-type="float" office:value="1.27077491904" calcext:value-type="float">
            <text:p>1.270774919</text:p>
          </table:table-cell>
          <table:table-cell office:value-type="float" office:value="176.69" calcext:value-type="float">
            <text:p>176.69</text:p>
          </table:table-cell>
          <table:table-cell office:value-type="float" office:value="1494" calcext:value-type="float">
            <text:p>1494</text:p>
          </table:table-cell>
          <table:table-cell office:value-type="float" office:value="1460" calcext:value-type="float">
            <text:p>1460</text:p>
          </table:table-cell>
          <table:table-cell office:value-type="float" office:value="1.0233" calcext:value-type="float">
            <text:p>1.0233</text:p>
          </table:table-cell>
        </table:table-row>
        <table:table-row table:style-name="ro1">
          <table:table-cell office:value-type="float" office:value="25.961" calcext:value-type="float">
            <text:p>25.961</text:p>
          </table:table-cell>
          <table:table-cell office:value-type="float" office:value="0.126211528481" calcext:value-type="float">
            <text:p>0.1262115285</text:p>
          </table:table-cell>
          <table:table-cell office:value-type="float" office:value="1.27135096265" calcext:value-type="float">
            <text:p>1.2713509627</text:p>
          </table:table-cell>
          <table:table-cell office:value-type="float" office:value="176.75" calcext:value-type="float">
            <text:p>176.75</text:p>
          </table:table-cell>
          <table:table-cell office:value-type="float" office:value="1494" calcext:value-type="float">
            <text:p>1494</text:p>
          </table:table-cell>
          <table:table-cell office:value-type="float" office:value="1460" calcext:value-type="float">
            <text:p>1460</text:p>
          </table:table-cell>
          <table:table-cell office:value-type="float" office:value="1.0233" calcext:value-type="float">
            <text:p>1.0233</text:p>
          </table:table-cell>
        </table:table-row>
        <table:table-row table:style-name="ro1">
          <table:table-cell office:value-type="float" office:value="25.981" calcext:value-type="float">
            <text:p>25.981</text:p>
          </table:table-cell>
          <table:table-cell office:value-type="float" office:value="0.116032169196" calcext:value-type="float">
            <text:p>0.1160321692</text:p>
          </table:table-cell>
          <table:table-cell office:value-type="float" office:value="1.27192208832" calcext:value-type="float">
            <text:p>1.2719220883</text:p>
          </table:table-cell>
          <table:table-cell office:value-type="float" office:value="176.78" calcext:value-type="float">
            <text:p>176.78</text:p>
          </table:table-cell>
          <table:table-cell office:value-type="float" office:value="1494" calcext:value-type="float">
            <text:p>1494</text:p>
          </table:table-cell>
          <table:table-cell office:value-type="float" office:value="1459" calcext:value-type="float">
            <text:p>1459</text:p>
          </table:table-cell>
          <table:table-cell office:value-type="float" office:value="1.0233" calcext:value-type="float">
            <text:p>1.0233</text:p>
          </table:table-cell>
        </table:table-row>
        <table:table-row table:style-name="ro1">
          <table:table-cell office:value-type="float" office:value="26.001" calcext:value-type="float">
            <text:p>26.001</text:p>
          </table:table-cell>
          <table:table-cell office:value-type="float" office:value="0.107552880186" calcext:value-type="float">
            <text:p>0.1075528802</text:p>
          </table:table-cell>
          <table:table-cell office:value-type="float" office:value="1.27239792527" calcext:value-type="float">
            <text:p>1.2723979253</text:p>
          </table:table-cell>
          <table:table-cell office:value-type="float" office:value="176.78" calcext:value-type="float">
            <text:p>176.78</text:p>
          </table:table-cell>
          <table:table-cell office:value-type="float" office:value="1494" calcext:value-type="float">
            <text:p>1494</text:p>
          </table:table-cell>
          <table:table-cell office:value-type="float" office:value="1460" calcext:value-type="float">
            <text:p>1460</text:p>
          </table:table-cell>
          <table:table-cell office:value-type="float" office:value="0.85275" calcext:value-type="float">
            <text:p>0.85275</text:p>
          </table:table-cell>
        </table:table-row>
        <table:table-row table:style-name="ro1">
          <table:table-cell office:value-type="float" office:value="26.021" calcext:value-type="float">
            <text:p>26.021</text:p>
          </table:table-cell>
          <table:table-cell office:value-type="float" office:value="0.0973773512912" calcext:value-type="float">
            <text:p>0.0973773513</text:p>
          </table:table-cell>
          <table:table-cell office:value-type="float" office:value="1.27296153731" calcext:value-type="float">
            <text:p>1.2729615373</text:p>
          </table:table-cell>
          <table:table-cell office:value-type="float" office:value="176.82" calcext:value-type="float">
            <text:p>176.82</text:p>
          </table:table-cell>
          <table:table-cell office:value-type="float" office:value="1494" calcext:value-type="float">
            <text:p>1494</text:p>
          </table:table-cell>
          <table:table-cell office:value-type="float" office:value="1460" calcext:value-type="float">
            <text:p>1460</text:p>
          </table:table-cell>
          <table:table-cell office:value-type="float" office:value="1.0233" calcext:value-type="float">
            <text:p>1.0233</text:p>
          </table:table-cell>
        </table:table-row>
        <table:table-row table:style-name="ro1">
          <table:table-cell office:value-type="float" office:value="26.041" calcext:value-type="float">
            <text:p>26.041</text:p>
          </table:table-cell>
          <table:table-cell office:value-type="float" office:value="0.088897566119" calcext:value-type="float">
            <text:p>0.0888975661</text:p>
          </table:table-cell>
          <table:table-cell office:value-type="float" office:value="1.27342849437" calcext:value-type="float">
            <text:p>1.2734284944</text:p>
          </table:table-cell>
          <table:table-cell office:value-type="float" office:value="176.84" calcext:value-type="float">
            <text:p>176.84</text:p>
          </table:table-cell>
          <table:table-cell office:value-type="float" office:value="1494" calcext:value-type="float">
            <text:p>1494</text:p>
          </table:table-cell>
          <table:table-cell office:value-type="float" office:value="1460" calcext:value-type="float">
            <text:p>1460</text:p>
          </table:table-cell>
          <table:table-cell office:value-type="float" office:value="0.85275" calcext:value-type="float">
            <text:p>0.85275</text:p>
          </table:table-cell>
        </table:table-row>
        <table:table-row table:style-name="ro1">
          <table:table-cell office:value-type="float" office:value="26.061" calcext:value-type="float">
            <text:p>26.061</text:p>
          </table:table-cell>
          <table:table-cell office:value-type="float" office:value="0.0804144226363" calcext:value-type="float">
            <text:p>0.0804144226</text:p>
          </table:table-cell>
          <table:table-cell office:value-type="float" office:value="1.27389872654" calcext:value-type="float">
            <text:p>1.2738987265</text:p>
          </table:table-cell>
          <table:table-cell office:value-type="float" office:value="176.82" calcext:value-type="float">
            <text:p>176.82</text:p>
          </table:table-cell>
          <table:table-cell office:value-type="float" office:value="1494" calcext:value-type="float">
            <text:p>1494</text:p>
          </table:table-cell>
          <table:table-cell office:value-type="float" office:value="1459" calcext:value-type="float">
            <text:p>1459</text:p>
          </table:table-cell>
          <table:table-cell office:value-type="float" office:value="0.85275" calcext:value-type="float">
            <text:p>0.85275</text:p>
          </table:table-cell>
        </table:table-row>
        <table:table-row table:style-name="ro1">
          <table:table-cell office:value-type="float" office:value="26.081" calcext:value-type="float">
            <text:p>26.081</text:p>
          </table:table-cell>
          <table:table-cell office:value-type="float" office:value="0.071935217225" calcext:value-type="float">
            <text:p>0.0719352172</text:p>
          </table:table-cell>
          <table:table-cell office:value-type="float" office:value="1.27437604342" calcext:value-type="float">
            <text:p>1.2743760434</text:p>
          </table:table-cell>
          <table:table-cell office:value-type="float" office:value="176.77" calcext:value-type="float">
            <text:p>176.77</text:p>
          </table:table-cell>
          <table:table-cell office:value-type="float" office:value="1494" calcext:value-type="float">
            <text:p>1494</text:p>
          </table:table-cell>
          <table:table-cell office:value-type="float" office:value="1460" calcext:value-type="float">
            <text:p>1460</text:p>
          </table:table-cell>
          <table:table-cell office:value-type="float" office:value="0.85275" calcext:value-type="float">
            <text:p>0.85275</text:p>
          </table:table-cell>
        </table:table-row>
        <table:table-row table:style-name="ro1">
          <table:table-cell office:value-type="float" office:value="26.101" calcext:value-type="float">
            <text:p>26.101</text:p>
          </table:table-cell>
          <table:table-cell office:value-type="float" office:value="0.0651522474192" calcext:value-type="float">
            <text:p>0.0651522474</text:p>
          </table:table-cell>
          <table:table-cell office:value-type="float" office:value="1.27476519264" calcext:value-type="float">
            <text:p>1.2747651926</text:p>
          </table:table-cell>
          <table:table-cell office:value-type="float" office:value="176.71" calcext:value-type="float">
            <text:p>176.71</text:p>
          </table:table-cell>
          <table:table-cell office:value-type="float" office:value="1494" calcext:value-type="float">
            <text:p>1494</text:p>
          </table:table-cell>
          <table:table-cell office:value-type="float" office:value="1460" calcext:value-type="float">
            <text:p>1460</text:p>
          </table:table-cell>
          <table:table-cell office:value-type="float" office:value="0.6822" calcext:value-type="float">
            <text:p>0.6822</text:p>
          </table:table-cell>
        </table:table-row>
        <table:table-row table:style-name="ro1">
          <table:table-cell office:value-type="float" office:value="26.121" calcext:value-type="float">
            <text:p>26.121</text:p>
          </table:table-cell>
          <table:table-cell office:value-type="float" office:value="0.0566734638717" calcext:value-type="float">
            <text:p>0.0566734639</text:p>
          </table:table-cell>
          <table:table-cell office:value-type="float" office:value="1.27524990896" calcext:value-type="float">
            <text:p>1.275249909</text:p>
          </table:table-cell>
          <table:table-cell office:value-type="float" office:value="176.72" calcext:value-type="float">
            <text:p>176.72</text:p>
          </table:table-cell>
          <table:table-cell office:value-type="float" office:value="1494" calcext:value-type="float">
            <text:p>1494</text:p>
          </table:table-cell>
          <table:table-cell office:value-type="float" office:value="1460" calcext:value-type="float">
            <text:p>1460</text:p>
          </table:table-cell>
          <table:table-cell office:value-type="float" office:value="0.897631578947" calcext:value-type="float">
            <text:p>0.8976315789</text:p>
          </table:table-cell>
        </table:table-row>
        <table:table-row table:style-name="ro1">
          <table:table-cell office:value-type="float" office:value="26.14" calcext:value-type="float">
            <text:p>26.14</text:p>
          </table:table-cell>
          <table:table-cell office:value-type="float" office:value="0.0498901557095" calcext:value-type="float">
            <text:p>0.0498901557</text:p>
          </table:table-cell>
          <table:table-cell office:value-type="float" office:value="1.27563313869" calcext:value-type="float">
            <text:p>1.2756331387</text:p>
          </table:table-cell>
          <table:table-cell office:value-type="float" office:value="176.76" calcext:value-type="float">
            <text:p>176.76</text:p>
          </table:table-cell>
          <table:table-cell office:value-type="float" office:value="1494" calcext:value-type="float">
            <text:p>1494</text:p>
          </table:table-cell>
          <table:table-cell office:value-type="float" office:value="1460" calcext:value-type="float">
            <text:p>1460</text:p>
          </table:table-cell>
          <table:table-cell office:value-type="float" office:value="0.6822" calcext:value-type="float">
            <text:p>0.6822</text:p>
          </table:table-cell>
        </table:table-row>
        <table:table-row table:style-name="ro1">
          <table:table-cell office:value-type="float" office:value="26.16" calcext:value-type="float">
            <text:p>26.16</text:p>
          </table:table-cell>
          <table:table-cell office:value-type="float" office:value="0.0414109502983" calcext:value-type="float">
            <text:p>0.0414109503</text:p>
          </table:table-cell>
          <table:table-cell office:value-type="float" office:value="1.27611045558" calcext:value-type="float">
            <text:p>1.2761104556</text:p>
          </table:table-cell>
          <table:table-cell office:value-type="float" office:value="176.77" calcext:value-type="float">
            <text:p>176.77</text:p>
          </table:table-cell>
          <table:table-cell office:value-type="float" office:value="1494" calcext:value-type="float">
            <text:p>1494</text:p>
          </table:table-cell>
          <table:table-cell office:value-type="float" office:value="1460" calcext:value-type="float">
            <text:p>1460</text:p>
          </table:table-cell>
          <table:table-cell office:value-type="float" office:value="0.85275" calcext:value-type="float">
            <text:p>0.85275</text:p>
          </table:table-cell>
        </table:table-row>
        <table:table-row table:style-name="ro1">
          <table:table-cell office:value-type="float" office:value="26.18" calcext:value-type="float">
            <text:p>26.18</text:p>
          </table:table-cell>
          <table:table-cell office:value-type="float" office:value="0.0346219495948" calcext:value-type="float">
            <text:p>0.0346219496</text:p>
          </table:table-cell>
          <table:table-cell office:value-type="float" office:value="1.27649297168" calcext:value-type="float">
            <text:p>1.2764929717</text:p>
          </table:table-cell>
          <table:table-cell office:value-type="float" office:value="176.77" calcext:value-type="float">
            <text:p>176.77</text:p>
          </table:table-cell>
          <table:table-cell office:value-type="float" office:value="1495" calcext:value-type="float">
            <text:p>1495</text:p>
          </table:table-cell>
          <table:table-cell office:value-type="float" office:value="1458" calcext:value-type="float">
            <text:p>1458</text:p>
          </table:table-cell>
          <table:table-cell office:value-type="float" office:value="0.6822" calcext:value-type="float">
            <text:p>0.6822</text:p>
          </table:table-cell>
        </table:table-row>
        <table:table-row table:style-name="ro1">
          <table:table-cell office:value-type="float" office:value="26.2" calcext:value-type="float">
            <text:p>26.2</text:p>
          </table:table-cell>
          <table:table-cell office:value-type="float" office:value="0.0278381764123" calcext:value-type="float">
            <text:p>0.0278381764</text:p>
          </table:table-cell>
          <table:table-cell office:value-type="float" office:value="1.27686791365" calcext:value-type="float">
            <text:p>1.2768679137</text:p>
          </table:table-cell>
          <table:table-cell office:value-type="float" office:value="176.83" calcext:value-type="float">
            <text:p>176.83</text:p>
          </table:table-cell>
          <table:table-cell office:value-type="float" office:value="1494" calcext:value-type="float">
            <text:p>1494</text:p>
          </table:table-cell>
          <table:table-cell office:value-type="float" office:value="1460" calcext:value-type="float">
            <text:p>1460</text:p>
          </table:table-cell>
          <table:table-cell office:value-type="float" office:value="0.6822" calcext:value-type="float">
            <text:p>0.6822</text:p>
          </table:table-cell>
        </table:table-row>
        <table:table-row table:style-name="ro1">
          <table:table-cell office:value-type="float" office:value="26.22" calcext:value-type="float">
            <text:p>26.22</text:p>
          </table:table-cell>
          <table:table-cell office:value-type="float" office:value="0.0227499014916" calcext:value-type="float">
            <text:p>0.0227499015</text:p>
          </table:table-cell>
          <table:table-cell office:value-type="float" office:value="1.27714127198" calcext:value-type="float">
            <text:p>1.277141272</text:p>
          </table:table-cell>
          <table:table-cell office:value-type="float" office:value="176.92" calcext:value-type="float">
            <text:p>176.92</text:p>
          </table:table-cell>
          <table:table-cell office:value-type="float" office:value="1494" calcext:value-type="float">
            <text:p>1494</text:p>
          </table:table-cell>
          <table:table-cell office:value-type="float" office:value="1460" calcext:value-type="float">
            <text:p>1460</text:p>
          </table:table-cell>
          <table:table-cell office:value-type="float" office:value="0.51165" calcext:value-type="float">
            <text:p>0.51165</text:p>
          </table:table-cell>
        </table:table-row>
        <table:table-row table:style-name="ro1">
          <table:table-cell office:value-type="float" office:value="26.24" calcext:value-type="float">
            <text:p>26.24</text:p>
          </table:table-cell>
          <table:table-cell office:value-type="float" office:value="0.0159658023511" calcext:value-type="float">
            <text:p>0.0159658024</text:p>
          </table:table-cell>
          <table:table-cell office:value-type="float" office:value="1.27751029377" calcext:value-type="float">
            <text:p>1.2775102938</text:p>
          </table:table-cell>
          <table:table-cell office:value-type="float" office:value="176.88" calcext:value-type="float">
            <text:p>176.88</text:p>
          </table:table-cell>
          <table:table-cell office:value-type="float" office:value="1494" calcext:value-type="float">
            <text:p>1494</text:p>
          </table:table-cell>
          <table:table-cell office:value-type="float" office:value="1460" calcext:value-type="float">
            <text:p>1460</text:p>
          </table:table-cell>
          <table:table-cell office:value-type="float" office:value="0.6822" calcext:value-type="float">
            <text:p>0.6822</text:p>
          </table:table-cell>
        </table:table-row>
        <table:table-row table:style-name="ro1">
          <table:table-cell office:value-type="float" office:value="26.26" calcext:value-type="float">
            <text:p>26.26</text:p>
          </table:table-cell>
          <table:table-cell office:value-type="float" office:value="0.00918209498015" calcext:value-type="float">
            <text:p>0.009182095</text:p>
          </table:table-cell>
          <table:table-cell office:value-type="float" office:value="1.27788641974" calcext:value-type="float">
            <text:p>1.2778864197</text:p>
          </table:table-cell>
          <table:table-cell office:value-type="float" office:value="176.82" calcext:value-type="float">
            <text:p>176.82</text:p>
          </table:table-cell>
          <table:table-cell office:value-type="float" office:value="1494" calcext:value-type="float">
            <text:p>1494</text:p>
          </table:table-cell>
          <table:table-cell office:value-type="float" office:value="1460" calcext:value-type="float">
            <text:p>1460</text:p>
          </table:table-cell>
          <table:table-cell office:value-type="float" office:value="0.6822" calcext:value-type="float">
            <text:p>0.6822</text:p>
          </table:table-cell>
        </table:table-row>
        <table:table-row table:style-name="ro1">
          <table:table-cell office:value-type="float" office:value="26.28" calcext:value-type="float">
            <text:p>26.28</text:p>
          </table:table-cell>
          <table:table-cell office:value-type="float" office:value="0.00409460567536" calcext:value-type="float">
            <text:p>0.0040946057</text:p>
          </table:table-cell>
          <table:table-cell office:value-type="float" office:value="1.27817398626" calcext:value-type="float">
            <text:p>1.2781739863</text:p>
          </table:table-cell>
          <table:table-cell office:value-type="float" office:value="176.76" calcext:value-type="float">
            <text:p>176.76</text:p>
          </table:table-cell>
          <table:table-cell office:value-type="float" office:value="1494" calcext:value-type="float">
            <text:p>1494</text:p>
          </table:table-cell>
          <table:table-cell office:value-type="float" office:value="1460" calcext:value-type="float">
            <text:p>1460</text:p>
          </table:table-cell>
          <table:table-cell office:value-type="float" office:value="0.51165" calcext:value-type="float">
            <text:p>0.51165</text:p>
          </table:table-cell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-0.000992984001195" calcext:value-type="float">
            <text:p>-0.000992984</text:p>
          </table:table-cell>
          <table:table-cell office:value-type="float" office:value="1.27845977688" calcext:value-type="float">
            <text:p>1.2784597769</text:p>
          </table:table-cell>
          <table:table-cell office:value-type="float" office:value="176.78" calcext:value-type="float">
            <text:p>176.78</text:p>
          </table:table-cell>
          <table:table-cell office:value-type="float" office:value="1494" calcext:value-type="float">
            <text:p>1494</text:p>
          </table:table-cell>
          <table:table-cell office:value-type="float" office:value="1460" calcext:value-type="float">
            <text:p>1460</text:p>
          </table:table-cell>
          <table:table-cell office:value-type="float" office:value="0.51165" calcext:value-type="float">
            <text:p>0.51165</text:p>
          </table:table-cell>
        </table:table-row>
        <table:table-row table:style-name="ro1">
          <table:table-cell office:value-type="float" office:value="26.32" calcext:value-type="float">
            <text:p>26.32</text:p>
          </table:table-cell>
          <table:table-cell office:value-type="float" office:value="-0.00608298309345" calcext:value-type="float">
            <text:p>-0.0060829831</text:p>
          </table:table-cell>
          <table:table-cell office:value-type="float" office:value="1.27874039916" calcext:value-type="float">
            <text:p>1.2787403992</text:p>
          </table:table-cell>
          <table:table-cell office:value-type="float" office:value="176.84" calcext:value-type="float">
            <text:p>176.84</text:p>
          </table:table-cell>
          <table:table-cell office:value-type="float" office:value="1494" calcext:value-type="float">
            <text:p>1494</text:p>
          </table:table-cell>
          <table:table-cell office:value-type="float" office:value="1459" calcext:value-type="float">
            <text:p>1459</text:p>
          </table:table-cell>
          <table:table-cell office:value-type="float" office:value="0.51165" calcext:value-type="float">
            <text:p>0.51165</text:p>
          </table:table-cell>
        </table:table-row>
        <table:table-row table:style-name="ro1">
          <table:table-cell office:value-type="float" office:value="26.34" calcext:value-type="float">
            <text:p>26.34</text:p>
          </table:table-cell>
          <table:table-cell office:value-type="float" office:value="-0.0111712100756" calcext:value-type="float">
            <text:p>-0.0111712101</text:p>
          </table:table-cell>
          <table:table-cell office:value-type="float" office:value="1.27901464556" calcext:value-type="float">
            <text:p>1.2790146456</text:p>
          </table:table-cell>
          <table:table-cell office:value-type="float" office:value="176.91" calcext:value-type="float">
            <text:p>176.91</text:p>
          </table:table-cell>
          <table:table-cell office:value-type="float" office:value="1494" calcext:value-type="float">
            <text:p>1494</text:p>
          </table:table-cell>
          <table:table-cell office:value-type="float" office:value="1460" calcext:value-type="float">
            <text:p>1460</text:p>
          </table:table-cell>
          <table:table-cell office:value-type="float" office:value="0.51165" calcext:value-type="float">
            <text:p>0.51165</text:p>
          </table:table-cell>
        </table:table-row>
        <table:table-row table:style-name="ro1">
          <table:table-cell office:value-type="float" office:value="26.36" calcext:value-type="float">
            <text:p>26.36</text:p>
          </table:table-cell>
          <table:table-cell office:value-type="float" office:value="-0.0162597223642" calcext:value-type="float">
            <text:p>-0.0162597224</text:p>
          </table:table-cell>
          <table:table-cell office:value-type="float" office:value="1.27928356339" calcext:value-type="float">
            <text:p>1.2792835634</text:p>
          </table:table-cell>
          <table:table-cell office:value-type="float" office:value="176.97" calcext:value-type="float">
            <text:p>176.97</text:p>
          </table:table-cell>
          <table:table-cell office:value-type="float" office:value="1494" calcext:value-type="float">
            <text:p>1494</text:p>
          </table:table-cell>
          <table:table-cell office:value-type="float" office:value="1460" calcext:value-type="float">
            <text:p>1460</text:p>
          </table:table-cell>
          <table:table-cell office:value-type="float" office:value="0.51165" calcext:value-type="float">
            <text:p>0.51165</text:p>
          </table:table-cell>
        </table:table-row>
        <table:table-row table:style-name="ro1">
          <table:table-cell office:value-type="float" office:value="26.38" calcext:value-type="float">
            <text:p>26.38</text:p>
          </table:table-cell>
          <table:table-cell office:value-type="float" office:value="-0.0213502996582" calcext:value-type="float">
            <text:p>-0.0213502997</text:p>
          </table:table-cell>
          <table:table-cell office:value-type="float" office:value="1.2795535245" calcext:value-type="float">
            <text:p>1.2795535245</text:p>
          </table:table-cell>
          <table:table-cell office:value-type="float" office:value="176.96" calcext:value-type="float">
            <text:p>176.96</text:p>
          </table:table-cell>
          <table:table-cell office:value-type="float" office:value="1494" calcext:value-type="float">
            <text:p>1494</text:p>
          </table:table-cell>
          <table:table-cell office:value-type="float" office:value="1459" calcext:value-type="float">
            <text:p>1459</text:p>
          </table:table-cell>
          <table:table-cell office:value-type="float" office:value="0.51165" calcext:value-type="float">
            <text:p>0.51165</text:p>
          </table:table-cell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-0.0247441164556" calcext:value-type="float">
            <text:p>-0.0247441165</text:p>
          </table:table-cell>
          <table:table-cell office:value-type="float" office:value="1.27973180817" calcext:value-type="float">
            <text:p>1.2797318082</text:p>
          </table:table-cell>
          <table:table-cell office:value-type="float" office:value="176.99" calcext:value-type="float">
            <text:p>176.99</text:p>
          </table:table-cell>
          <table:table-cell office:value-type="float" office:value="1494" calcext:value-type="float">
            <text:p>1494</text:p>
          </table:table-cell>
          <table:table-cell office:value-type="float" office:value="1459" calcext:value-type="float">
            <text:p>1459</text:p>
          </table:table-cell>
          <table:table-cell office:value-type="float" office:value="0.3411" calcext:value-type="float">
            <text:p>0.3411</text:p>
          </table:table-cell>
        </table:table-row>
        <table:table-row table:style-name="ro1">
          <table:table-cell office:value-type="float" office:value="26.42" calcext:value-type="float">
            <text:p>26.42</text:p>
          </table:table-cell>
          <table:table-cell office:value-type="float" office:value="-0.0298347879457" calcext:value-type="float">
            <text:p>-0.0298347879</text:p>
          </table:table-cell>
          <table:table-cell office:value-type="float" office:value="1.2799999923" calcext:value-type="float">
            <text:p>1.2799999923</text:p>
          </table:table-cell>
          <table:table-cell office:value-type="float" office:value="176.98" calcext:value-type="float">
            <text:p>176.98</text:p>
          </table:table-cell>
          <table:table-cell office:value-type="float" office:value="1494" calcext:value-type="float">
            <text:p>1494</text:p>
          </table:table-cell>
          <table:table-cell office:value-type="float" office:value="1459" calcext:value-type="float">
            <text:p>1459</text:p>
          </table:table-cell>
          <table:table-cell office:value-type="float" office:value="0.51165" calcext:value-type="float">
            <text:p>0.51165</text:p>
          </table:table-cell>
        </table:table-row>
        <table:table-row table:style-name="ro1">
          <table:table-cell office:value-type="float" office:value="26.44" calcext:value-type="float">
            <text:p>26.44</text:p>
          </table:table-cell>
          <table:table-cell office:value-type="float" office:value="-0.0332286668899" calcext:value-type="float">
            <text:p>-0.0332286669</text:p>
          </table:table-cell>
          <table:table-cell office:value-type="float" office:value="1.28017709129" calcext:value-type="float">
            <text:p>1.2801770913</text:p>
          </table:table-cell>
          <table:table-cell office:value-type="float" office:value="177.01" calcext:value-type="float">
            <text:p>177.01</text:p>
          </table:table-cell>
          <table:table-cell office:value-type="float" office:value="1494" calcext:value-type="float">
            <text:p>1494</text:p>
          </table:table-cell>
          <table:table-cell office:value-type="float" office:value="1459" calcext:value-type="float">
            <text:p>1459</text:p>
          </table:table-cell>
          <table:table-cell office:value-type="float" office:value="0.3411" calcext:value-type="float">
            <text:p>0.3411</text:p>
          </table:table-cell>
        </table:table-row>
        <table:table-row table:style-name="ro1">
          <table:table-cell office:value-type="float" office:value="26.46" calcext:value-type="float">
            <text:p>26.46</text:p>
          </table:table-cell>
          <table:table-cell office:value-type="float" office:value="-0.0366227600915" calcext:value-type="float">
            <text:p>-0.0366227601</text:p>
          </table:table-cell>
          <table:table-cell office:value-type="float" office:value="1.28035004372" calcext:value-type="float">
            <text:p>1.2803500437</text:p>
          </table:table-cell>
          <table:table-cell office:value-type="float" office:value="177.08" calcext:value-type="float">
            <text:p>177.08</text:p>
          </table:table-cell>
          <table:table-cell office:value-type="float" office:value="1494" calcext:value-type="float">
            <text:p>1494</text:p>
          </table:table-cell>
          <table:table-cell office:value-type="float" office:value="1459" calcext:value-type="float">
            <text:p>1459</text:p>
          </table:table-cell>
          <table:table-cell office:value-type="float" office:value="0.3411" calcext:value-type="float">
            <text:p>0.3411</text:p>
          </table:table-cell>
        </table:table-row>
        <table:table-row table:style-name="ro1">
          <table:table-cell office:value-type="float" office:value="26.48" calcext:value-type="float">
            <text:p>26.48</text:p>
          </table:table-cell>
          <table:table-cell office:value-type="float" office:value="-0.0417120059157" calcext:value-type="float">
            <text:p>-0.0417120059</text:p>
          </table:table-cell>
          <table:table-cell office:value-type="float" office:value="1.28060475059" calcext:value-type="float">
            <text:p>1.2806047506</text:p>
          </table:table-cell>
          <table:table-cell office:value-type="float" office:value="177.13" calcext:value-type="float">
            <text:p>177.13</text:p>
          </table:table-cell>
          <table:table-cell office:value-type="float" office:value="1494" calcext:value-type="float">
            <text:p>1494</text:p>
          </table:table-cell>
          <table:table-cell office:value-type="float" office:value="1460" calcext:value-type="float">
            <text:p>1460</text:p>
          </table:table-cell>
          <table:table-cell office:value-type="float" office:value="0.51165" calcext:value-type="float">
            <text:p>0.51165</text:p>
          </table:table-cell>
        </table:table-row>
        <table:table-row table:style-name="ro1">
          <table:table-cell office:value-type="float" office:value="26.5" calcext:value-type="float">
            <text:p>26.5</text:p>
          </table:table-cell>
          <table:table-cell office:value-type="float" office:value="-0.0434084408454" calcext:value-type="float">
            <text:p>-0.0434084408</text:p>
          </table:table-cell>
          <table:table-cell office:value-type="float" office:value="1.28068945297" calcext:value-type="float">
            <text:p>1.280689453</text:p>
          </table:table-cell>
          <table:table-cell office:value-type="float" office:value="177.14" calcext:value-type="float">
            <text:p>177.14</text:p>
          </table:table-cell>
          <table:table-cell office:value-type="float" office:value="1494" calcext:value-type="float">
            <text:p>1494</text:p>
          </table:table-cell>
          <table:table-cell office:value-type="float" office:value="1460" calcext:value-type="float">
            <text:p>1460</text:p>
          </table:table-cell>
          <table:table-cell office:value-type="float" office:value="0.17055" calcext:value-type="float">
            <text:p>0.17055</text:p>
          </table:table-cell>
        </table:table-row>
        <table:table-row table:style-name="ro1">
          <table:table-cell office:value-type="float" office:value="26.52" calcext:value-type="float">
            <text:p>26.52</text:p>
          </table:table-cell>
          <table:table-cell office:value-type="float" office:value="-0.0485000201788" calcext:value-type="float">
            <text:p>-0.0485000202</text:p>
          </table:table-cell>
          <table:table-cell office:value-type="float" office:value="1.28093986556" calcext:value-type="float">
            <text:p>1.2809398656</text:p>
          </table:table-cell>
          <table:table-cell office:value-type="float" office:value="177.18" calcext:value-type="float">
            <text:p>177.18</text:p>
          </table:table-cell>
          <table:table-cell office:value-type="float" office:value="1494" calcext:value-type="float">
            <text:p>1494</text:p>
          </table:table-cell>
          <table:table-cell office:value-type="float" office:value="1459" calcext:value-type="float">
            <text:p>1459</text:p>
          </table:table-cell>
          <table:table-cell office:value-type="float" office:value="0.51165" calcext:value-type="float">
            <text:p>0.51165</text:p>
          </table:table-cell>
        </table:table-row>
        <table:table-row table:style-name="ro1">
          <table:table-cell office:value-type="float" office:value="26.54" calcext:value-type="float">
            <text:p>26.54</text:p>
          </table:table-cell>
          <table:table-cell office:value-type="float" office:value="-0.0501972899086" calcext:value-type="float">
            <text:p>-0.0501972899</text:p>
          </table:table-cell>
          <table:table-cell office:value-type="float" office:value="1.28102194191" calcext:value-type="float">
            <text:p>1.2810219419</text:p>
          </table:table-cell>
          <table:table-cell office:value-type="float" office:value="177.23" calcext:value-type="float">
            <text:p>177.23</text:p>
          </table:table-cell>
          <table:table-cell office:value-type="float" office:value="1494" calcext:value-type="float">
            <text:p>1494</text:p>
          </table:table-cell>
          <table:table-cell office:value-type="float" office:value="1459" calcext:value-type="float">
            <text:p>1459</text:p>
          </table:table-cell>
          <table:table-cell office:value-type="float" office:value="0.17055" calcext:value-type="float">
            <text:p>0.17055</text:p>
          </table:table-cell>
        </table:table-row>
        <table:table-row table:style-name="ro1">
          <table:table-cell office:value-type="float" office:value="26.56" calcext:value-type="float">
            <text:p>26.56</text:p>
          </table:table-cell>
          <table:table-cell office:value-type="float" office:value="-0.0535905029208" calcext:value-type="float">
            <text:p>-0.0535905029</text:p>
          </table:table-cell>
          <table:table-cell office:value-type="float" office:value="1.28118414409" calcext:value-type="float">
            <text:p>1.2811841441</text:p>
          </table:table-cell>
          <table:table-cell office:value-type="float" office:value="177.26" calcext:value-type="float">
            <text:p>177.26</text:p>
          </table:table-cell>
          <table:table-cell office:value-type="float" office:value="1494" calcext:value-type="float">
            <text:p>1494</text:p>
          </table:table-cell>
          <table:table-cell office:value-type="float" office:value="1460" calcext:value-type="float">
            <text:p>1460</text:p>
          </table:table-cell>
          <table:table-cell office:value-type="float" office:value="0.3411" calcext:value-type="float">
            <text:p>0.3411</text:p>
          </table:table-cell>
        </table:table-row>
        <table:table-row table:style-name="ro1">
          <table:table-cell office:value-type="float" office:value="26.58" calcext:value-type="float">
            <text:p>26.58</text:p>
          </table:table-cell>
          <table:table-cell office:value-type="float" office:value="-0.0569850668295" calcext:value-type="float">
            <text:p>-0.0569850668</text:p>
          </table:table-cell>
          <table:table-cell office:value-type="float" office:value="1.28134761771" calcext:value-type="float">
            <text:p>1.2813476177</text:p>
          </table:table-cell>
          <table:table-cell office:value-type="float" office:value="177.24" calcext:value-type="float">
            <text:p>177.24</text:p>
          </table:table-cell>
          <table:table-cell office:value-type="float" office:value="1494" calcext:value-type="float">
            <text:p>1494</text:p>
          </table:table-cell>
          <table:table-cell office:value-type="float" office:value="1459" calcext:value-type="float">
            <text:p>1459</text:p>
          </table:table-cell>
          <table:table-cell office:value-type="float" office:value="0.3411" calcext:value-type="float">
            <text:p>0.3411</text:p>
          </table:table-cell>
        </table:table-row>
        <table:table-row table:style-name="ro1">
          <table:table-cell office:value-type="float" office:value="26.6" calcext:value-type="float">
            <text:p>26.6</text:p>
          </table:table-cell>
          <table:table-cell office:value-type="float" office:value="-0.0586816897942" calcext:value-type="float">
            <text:p>-0.0586816898</text:p>
          </table:table-cell>
          <table:table-cell office:value-type="float" office:value="1.28142847078" calcext:value-type="float">
            <text:p>1.2814284708</text:p>
          </table:table-cell>
          <table:table-cell office:value-type="float" office:value="177.27" calcext:value-type="float">
            <text:p>177.27</text:p>
          </table:table-cell>
          <table:table-cell office:value-type="float" office:value="1494" calcext:value-type="float">
            <text:p>1494</text:p>
          </table:table-cell>
          <table:table-cell office:value-type="float" office:value="1460" calcext:value-type="float">
            <text:p>1460</text:p>
          </table:table-cell>
          <table:table-cell office:value-type="float" office:value="0.17055" calcext:value-type="float">
            <text:p>0.17055</text:p>
          </table:table-cell>
        </table:table-row>
        <table:table-row table:style-name="ro1">
          <table:table-cell office:value-type="float" office:value="26.62" calcext:value-type="float">
            <text:p>26.62</text:p>
          </table:table-cell>
          <table:table-cell office:value-type="float" office:value="-0.0620750154866" calcext:value-type="float">
            <text:p>-0.0620750155</text:p>
          </table:table-cell>
          <table:table-cell office:value-type="float" office:value="1.281588304" calcext:value-type="float">
            <text:p>1.281588304</text:p>
          </table:table-cell>
          <table:table-cell office:value-type="float" office:value="177.3" calcext:value-type="float">
            <text:p>177.3</text:p>
          </table:table-cell>
          <table:table-cell office:value-type="float" office:value="1494" calcext:value-type="float">
            <text:p>1494</text:p>
          </table:table-cell>
          <table:table-cell office:value-type="float" office:value="1460" calcext:value-type="float">
            <text:p>1460</text:p>
          </table:table-cell>
          <table:table-cell office:value-type="float" office:value="0.3411" calcext:value-type="float">
            <text:p>0.3411</text:p>
          </table:table-cell>
        </table:table-row>
        <table:table-row table:style-name="ro1">
          <table:table-cell office:value-type="float" office:value="26.64" calcext:value-type="float">
            <text:p>26.64</text:p>
          </table:table-cell>
          <table:table-cell office:value-type="float" office:value="-0.0637723843306" calcext:value-type="float">
            <text:p>-0.0637723843</text:p>
          </table:table-cell>
          <table:table-cell office:value-type="float" office:value="1.28166830668" calcext:value-type="float">
            <text:p>1.2816683067</text:p>
          </table:table-cell>
          <table:table-cell office:value-type="float" office:value="177.3" calcext:value-type="float">
            <text:p>177.3</text:p>
          </table:table-cell>
          <table:table-cell office:value-type="float" office:value="1494" calcext:value-type="float">
            <text:p>1494</text:p>
          </table:table-cell>
          <table:table-cell office:value-type="float" office:value="1459" calcext:value-type="float">
            <text:p>1459</text:p>
          </table:table-cell>
          <table:table-cell office:value-type="float" office:value="0.17055" calcext:value-type="float">
            <text:p>0.17055</text:p>
          </table:table-cell>
        </table:table-row>
        <table:table-row table:style-name="ro1">
          <table:table-cell office:value-type="float" office:value="26.66" calcext:value-type="float">
            <text:p>26.66</text:p>
          </table:table-cell>
          <table:table-cell office:value-type="float" office:value="-0.0654690354486" calcext:value-type="float">
            <text:p>-0.0654690354</text:p>
          </table:table-cell>
          <table:table-cell office:value-type="float" office:value="1.28174856751" calcext:value-type="float">
            <text:p>1.2817485675</text:p>
          </table:table-cell>
          <table:table-cell office:value-type="float" office:value="177.29" calcext:value-type="float">
            <text:p>177.29</text:p>
          </table:table-cell>
          <table:table-cell office:value-type="float" office:value="1494" calcext:value-type="float">
            <text:p>1494</text:p>
          </table:table-cell>
          <table:table-cell office:value-type="float" office:value="1460" calcext:value-type="float">
            <text:p>1460</text:p>
          </table:table-cell>
          <table:table-cell office:value-type="float" office:value="0.17055" calcext:value-type="float">
            <text:p>0.17055</text:p>
          </table:table-cell>
        </table:table-row>
        <table:table-row table:style-name="ro1">
          <table:table-cell office:value-type="float" office:value="26.68" calcext:value-type="float">
            <text:p>26.68</text:p>
          </table:table-cell>
          <table:table-cell office:value-type="float" office:value="-0.0671656865666" calcext:value-type="float">
            <text:p>-0.0671656866</text:p>
          </table:table-cell>
          <table:table-cell office:value-type="float" office:value="1.28182882834" calcext:value-type="float">
            <text:p>1.2818288283</text:p>
          </table:table-cell>
          <table:table-cell office:value-type="float" office:value="177.29" calcext:value-type="float">
            <text:p>177.29</text:p>
          </table:table-cell>
          <table:table-cell office:value-type="float" office:value="1495" calcext:value-type="float">
            <text:p>1495</text:p>
          </table:table-cell>
          <table:table-cell office:value-type="float" office:value="1460" calcext:value-type="float">
            <text:p>1460</text:p>
          </table:table-cell>
          <table:table-cell office:value-type="float" office:value="0.17055" calcext:value-type="float">
            <text:p>0.17055</text:p>
          </table:table-cell>
        </table:table-row>
        <table:table-row table:style-name="ro1">
          <table:table-cell office:value-type="float" office:value="26.7" calcext:value-type="float">
            <text:p>26.7</text:p>
          </table:table-cell>
          <table:table-cell office:value-type="float" office:value="-0.0688623236338" calcext:value-type="float">
            <text:p>-0.0688623236</text:p>
          </table:table-cell>
          <table:table-cell office:value-type="float" office:value="1.28190938529" calcext:value-type="float">
            <text:p>1.2819093853</text:p>
          </table:table-cell>
          <table:table-cell office:value-type="float" office:value="177.28" calcext:value-type="float">
            <text:p>177.28</text:p>
          </table:table-cell>
          <table:table-cell office:value-type="float" office:value="1495" calcext:value-type="float">
            <text:p>1495</text:p>
          </table:table-cell>
          <table:table-cell office:value-type="float" office:value="1460" calcext:value-type="float">
            <text:p>1460</text:p>
          </table:table-cell>
          <table:table-cell office:value-type="float" office:value="0.17055" calcext:value-type="float">
            <text:p>0.17055</text:p>
          </table:table-cell>
        </table:table-row>
        <table:table-row table:style-name="ro1">
          <table:table-cell office:value-type="float" office:value="26.72" calcext:value-type="float">
            <text:p>26.72</text:p>
          </table:table-cell>
          <table:table-cell office:value-type="float" office:value="-0.0705589887509" calcext:value-type="float">
            <text:p>-0.0705589888</text:p>
          </table:table-cell>
          <table:table-cell office:value-type="float" office:value="1.28198935" calcext:value-type="float">
            <text:p>1.28198935</text:p>
          </table:table-cell>
          <table:table-cell office:value-type="float" office:value="177.3" calcext:value-type="float">
            <text:p>177.3</text:p>
          </table:table-cell>
          <table:table-cell office:value-type="float" office:value="1494" calcext:value-type="float">
            <text:p>1494</text:p>
          </table:table-cell>
          <table:table-cell office:value-type="float" office:value="1460" calcext:value-type="float">
            <text:p>1460</text:p>
          </table:table-cell>
          <table:table-cell office:value-type="float" office:value="0.17055" calcext:value-type="float">
            <text:p>0.17055</text:p>
          </table:table-cell>
        </table:table-row>
        <table:table-row table:style-name="ro1">
          <table:table-cell office:value-type="float" office:value="26.74" calcext:value-type="float">
            <text:p>26.74</text:p>
          </table:table-cell>
          <table:table-cell office:value-type="float" office:value="-0.0722556678154" calcext:value-type="float">
            <text:p>-0.0722556678</text:p>
          </table:table-cell>
          <table:table-cell office:value-type="float" office:value="1.28206901858" calcext:value-type="float">
            <text:p>1.2820690186</text:p>
          </table:table-cell>
          <table:table-cell office:value-type="float" office:value="177.31" calcext:value-type="float">
            <text:p>177.31</text:p>
          </table:table-cell>
          <table:table-cell office:value-type="float" office:value="1494" calcext:value-type="float">
            <text:p>1494</text:p>
          </table:table-cell>
          <table:table-cell office:value-type="float" office:value="1460" calcext:value-type="float">
            <text:p>1460</text:p>
          </table:table-cell>
          <table:table-cell office:value-type="float" office:value="0.17055" calcext:value-type="float">
            <text:p>0.17055</text:p>
          </table:table-cell>
        </table:table-row>
        <table:table-row table:style-name="ro1">
          <table:table-cell office:value-type="float" office:value="26.76" calcext:value-type="float">
            <text:p>26.76</text:p>
          </table:table-cell>
          <table:table-cell office:value-type="float" office:value="-0.0739523329324" calcext:value-type="float">
            <text:p>-0.0739523329</text:p>
          </table:table-cell>
          <table:table-cell office:value-type="float" office:value="1.28214898328" calcext:value-type="float">
            <text:p>1.2821489833</text:p>
          </table:table-cell>
          <table:table-cell office:value-type="float" office:value="177.3" calcext:value-type="float">
            <text:p>177.3</text:p>
          </table:table-cell>
          <table:table-cell office:value-type="float" office:value="1494" calcext:value-type="float">
            <text:p>1494</text:p>
          </table:table-cell>
          <table:table-cell office:value-type="float" office:value="1460" calcext:value-type="float">
            <text:p>1460</text:p>
          </table:table-cell>
          <table:table-cell office:value-type="float" office:value="0.17055" calcext:value-type="float">
            <text:p>0.17055</text:p>
          </table:table-cell>
        </table:table-row>
        <table:table-row table:style-name="ro1">
          <table:table-cell office:value-type="float" office:value="26.78" calcext:value-type="float">
            <text:p>26.78</text:p>
          </table:table-cell>
          <table:table-cell office:value-type="float" office:value="-0.0756497157289" calcext:value-type="float">
            <text:p>-0.0756497157</text:p>
          </table:table-cell>
          <table:table-cell office:value-type="float" office:value="1.28222868971" calcext:value-type="float">
            <text:p>1.2822286897</text:p>
          </table:table-cell>
          <table:table-cell office:value-type="float" office:value="177.31" calcext:value-type="float">
            <text:p>177.31</text:p>
          </table:table-cell>
          <table:table-cell office:value-type="float" office:value="1494" calcext:value-type="float">
            <text:p>1494</text:p>
          </table:table-cell>
          <table:table-cell office:value-type="float" office:value="1459" calcext:value-type="float">
            <text:p>1459</text:p>
          </table:table-cell>
          <table:table-cell office:value-type="float" office:value="0.17055" calcext:value-type="float">
            <text:p>0.17055</text:p>
          </table:table-cell>
        </table:table-row>
        <table:table-row table:style-name="ro1">
          <table:table-cell office:value-type="float" office:value="26.8" calcext:value-type="float">
            <text:p>26.8</text:p>
          </table:table-cell>
          <table:table-cell office:value-type="float" office:value="-0.0773464086891" calcext:value-type="float">
            <text:p>-0.0773464087</text:p>
          </table:table-cell>
          <table:table-cell office:value-type="float" office:value="1.28230806216" calcext:value-type="float">
            <text:p>1.2823080622</text:p>
          </table:table-cell>
          <table:table-cell office:value-type="float" office:value="177.32" calcext:value-type="float">
            <text:p>177.32</text:p>
          </table:table-cell>
          <table:table-cell office:value-type="float" office:value="1494" calcext:value-type="float">
            <text:p>1494</text:p>
          </table:table-cell>
          <table:table-cell office:value-type="float" office:value="1460" calcext:value-type="float">
            <text:p>1460</text:p>
          </table:table-cell>
          <table:table-cell office:value-type="float" office:value="0.17055" calcext:value-type="float">
            <text:p>0.17055</text:p>
          </table:table-cell>
        </table:table-row>
        <table:table-row table:style-name="ro1">
          <table:table-cell office:value-type="float" office:value="26.82" calcext:value-type="float">
            <text:p>26.82</text:p>
          </table:table-cell>
          <table:table-cell office:value-type="float" office:value="-0.0773464086891" calcext:value-type="float">
            <text:p>-0.0773464087</text:p>
          </table:table-cell>
          <table:table-cell office:value-type="float" office:value="1.28230806216" calcext:value-type="float">
            <text:p>1.2823080622</text:p>
          </table:table-cell>
          <table:table-cell office:value-type="float" office:value="177.31" calcext:value-type="float">
            <text:p>177.31</text:p>
          </table:table-cell>
          <table:table-cell office:value-type="float" office:value="1494" calcext:value-type="float">
            <text:p>1494</text:p>
          </table:table-cell>
          <table:table-cell office:value-type="float" office:value="1460" calcext:value-type="float">
            <text:p>1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.84" calcext:value-type="float">
            <text:p>26.84</text:p>
          </table:table-cell>
          <table:table-cell office:value-type="float" office:value="-0.0773464086891" calcext:value-type="float">
            <text:p>-0.0773464087</text:p>
          </table:table-cell>
          <table:table-cell office:value-type="float" office:value="1.28230806216" calcext:value-type="float">
            <text:p>1.2823080622</text:p>
          </table:table-cell>
          <table:table-cell office:value-type="float" office:value="177.31" calcext:value-type="float">
            <text:p>177.31</text:p>
          </table:table-cell>
          <table:table-cell office:value-type="float" office:value="1494" calcext:value-type="float">
            <text:p>1494</text:p>
          </table:table-cell>
          <table:table-cell office:value-type="float" office:value="1460" calcext:value-type="float">
            <text:p>1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.86" calcext:value-type="float">
            <text:p>26.86</text:p>
          </table:table-cell>
          <table:table-cell office:value-type="float" office:value="-0.0790437914856" calcext:value-type="float">
            <text:p>-0.0790437915</text:p>
          </table:table-cell>
          <table:table-cell office:value-type="float" office:value="1.28238776859" calcext:value-type="float">
            <text:p>1.2823877686</text:p>
          </table:table-cell>
          <table:table-cell office:value-type="float" office:value="177.31" calcext:value-type="float">
            <text:p>177.31</text:p>
          </table:table-cell>
          <table:table-cell office:value-type="float" office:value="1494" calcext:value-type="float">
            <text:p>1494</text:p>
          </table:table-cell>
          <table:table-cell office:value-type="float" office:value="1459" calcext:value-type="float">
            <text:p>1459</text:p>
          </table:table-cell>
          <table:table-cell office:value-type="float" office:value="0.17055" calcext:value-type="float">
            <text:p>0.17055</text:p>
          </table:table-cell>
        </table:table-row>
        <table:table-row table:style-name="ro1">
          <table:table-cell office:value-type="float" office:value="26.88" calcext:value-type="float">
            <text:p>26.88</text:p>
          </table:table-cell>
          <table:table-cell office:value-type="float" office:value="-0.0790437914856" calcext:value-type="float">
            <text:p>-0.0790437915</text:p>
          </table:table-cell>
          <table:table-cell office:value-type="float" office:value="1.28238776859" calcext:value-type="float">
            <text:p>1.2823877686</text:p>
          </table:table-cell>
          <table:table-cell office:value-type="float" office:value="177.31" calcext:value-type="float">
            <text:p>177.31</text:p>
          </table:table-cell>
          <table:table-cell office:value-type="float" office:value="1495" calcext:value-type="float">
            <text:p>1495</text:p>
          </table:table-cell>
          <table:table-cell office:value-type="float" office:value="1460" calcext:value-type="float">
            <text:p>1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.9" calcext:value-type="float">
            <text:p>26.9</text:p>
          </table:table-cell>
          <table:table-cell office:value-type="float" office:value="-0.0790437914856" calcext:value-type="float">
            <text:p>-0.0790437915</text:p>
          </table:table-cell>
          <table:table-cell office:value-type="float" office:value="1.28238776859" calcext:value-type="float">
            <text:p>1.2823877686</text:p>
          </table:table-cell>
          <table:table-cell office:value-type="float" office:value="177.34" calcext:value-type="float">
            <text:p>177.34</text:p>
          </table:table-cell>
          <table:table-cell office:value-type="float" office:value="1494" calcext:value-type="float">
            <text:p>1494</text:p>
          </table:table-cell>
          <table:table-cell office:value-type="float" office:value="1460" calcext:value-type="float">
            <text:p>1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.92" calcext:value-type="float">
            <text:p>26.92</text:p>
          </table:table-cell>
          <table:table-cell office:value-type="float" office:value="-0.0807405258229" calcext:value-type="float">
            <text:p>-0.0807405258</text:p>
          </table:table-cell>
          <table:table-cell office:value-type="float" office:value="1.28246625264" calcext:value-type="float">
            <text:p>1.2824662526</text:p>
          </table:table-cell>
          <table:table-cell office:value-type="float" office:value="177.35" calcext:value-type="float">
            <text:p>177.35</text:p>
          </table:table-cell>
          <table:table-cell office:value-type="float" office:value="1494" calcext:value-type="float">
            <text:p>1494</text:p>
          </table:table-cell>
          <table:table-cell office:value-type="float" office:value="1460" calcext:value-type="float">
            <text:p>1460</text:p>
          </table:table-cell>
          <table:table-cell office:value-type="float" office:value="0.17055" calcext:value-type="float">
            <text:p>0.17055</text:p>
          </table:table-cell>
        </table:table-row>
        <table:table-row table:style-name="ro1">
          <table:table-cell office:value-type="float" office:value="26.94" calcext:value-type="float">
            <text:p>26.94</text:p>
          </table:table-cell>
          <table:table-cell office:value-type="float" office:value="-0.0807405258229" calcext:value-type="float">
            <text:p>-0.0807405258</text:p>
          </table:table-cell>
          <table:table-cell office:value-type="float" office:value="1.28246625264" calcext:value-type="float">
            <text:p>1.2824662526</text:p>
          </table:table-cell>
          <table:table-cell office:value-type="float" office:value="177.33" calcext:value-type="float">
            <text:p>177.33</text:p>
          </table:table-cell>
          <table:table-cell office:value-type="float" office:value="1494" calcext:value-type="float">
            <text:p>1494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.96" calcext:value-type="float">
            <text:p>26.96</text:p>
          </table:table-cell>
          <table:table-cell office:value-type="float" office:value="-0.0790438283599" calcext:value-type="float">
            <text:p>-0.0790438284</text:p>
          </table:table-cell>
          <table:table-cell office:value-type="float" office:value="1.28238678399" calcext:value-type="float">
            <text:p>1.282386784</text:p>
          </table:table-cell>
          <table:table-cell office:value-type="float" office:value="177.32" calcext:value-type="float">
            <text:p>177.32</text:p>
          </table:table-cell>
          <table:table-cell office:value-type="float" office:value="1494" calcext:value-type="float">
            <text:p>1494</text:p>
          </table:table-cell>
          <table:table-cell office:value-type="float" office:value="1460" calcext:value-type="float">
            <text:p>1460</text:p>
          </table:table-cell>
          <table:table-cell office:value-type="float" office:value="-0.17055" calcext:value-type="float">
            <text:p>-0.17055</text:p>
          </table:table-cell>
        </table:table-row>
        <table:table-row table:style-name="ro1">
          <table:table-cell office:value-type="float" office:value="26.98" calcext:value-type="float">
            <text:p>26.98</text:p>
          </table:table-cell>
          <table:table-cell office:value-type="float" office:value="-0.0790438283599" calcext:value-type="float">
            <text:p>-0.0790438284</text:p>
          </table:table-cell>
          <table:table-cell office:value-type="float" office:value="1.28238678399" calcext:value-type="float">
            <text:p>1.282386784</text:p>
          </table:table-cell>
          <table:table-cell office:value-type="float" office:value="177.31" calcext:value-type="float">
            <text:p>177.31</text:p>
          </table:table-cell>
          <table:table-cell office:value-type="float" office:value="1494" calcext:value-type="float">
            <text:p>1494</text:p>
          </table:table-cell>
          <table:table-cell office:value-type="float" office:value="1460" calcext:value-type="float">
            <text:p>1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0.0790438283599" calcext:value-type="float">
            <text:p>-0.0790438284</text:p>
          </table:table-cell>
          <table:table-cell office:value-type="float" office:value="1.28238678399" calcext:value-type="float">
            <text:p>1.282386784</text:p>
          </table:table-cell>
          <table:table-cell office:value-type="float" office:value="177.31" calcext:value-type="float">
            <text:p>177.31</text:p>
          </table:table-cell>
          <table:table-cell office:value-type="float" office:value="1494" calcext:value-type="float">
            <text:p>1494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.02" calcext:value-type="float">
            <text:p>27.02</text:p>
          </table:table-cell>
          <table:table-cell office:value-type="float" office:value="-0.0790438283599" calcext:value-type="float">
            <text:p>-0.0790438284</text:p>
          </table:table-cell>
          <table:table-cell office:value-type="float" office:value="1.28238678399" calcext:value-type="float">
            <text:p>1.282386784</text:p>
          </table:table-cell>
          <table:table-cell office:value-type="float" office:value="177.32" calcext:value-type="float">
            <text:p>177.32</text:p>
          </table:table-cell>
          <table:table-cell office:value-type="float" office:value="1494" calcext:value-type="float">
            <text:p>1494</text:p>
          </table:table-cell>
          <table:table-cell office:value-type="float" office:value="1460" calcext:value-type="float">
            <text:p>1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.04" calcext:value-type="float">
            <text:p>27.04</text:p>
          </table:table-cell>
          <table:table-cell office:value-type="float" office:value="-0.0773463725835" calcext:value-type="float">
            <text:p>-0.0773463726</text:p>
          </table:table-cell>
          <table:table-cell office:value-type="float" office:value="1.28230847223" calcext:value-type="float">
            <text:p>1.2823084722</text:p>
          </table:table-cell>
          <table:table-cell office:value-type="float" office:value="177.36" calcext:value-type="float">
            <text:p>177.36</text:p>
          </table:table-cell>
          <table:table-cell office:value-type="float" office:value="1495" calcext:value-type="float">
            <text:p>1495</text:p>
          </table:table-cell>
          <table:table-cell office:value-type="float" office:value="1459" calcext:value-type="float">
            <text:p>1459</text:p>
          </table:table-cell>
          <table:table-cell office:value-type="float" office:value="-0.17055" calcext:value-type="float">
            <text:p>-0.17055</text:p>
          </table:table-cell>
        </table:table-row>
        <table:table-row table:style-name="ro1">
          <table:table-cell office:value-type="float" office:value="27.06" calcext:value-type="float">
            <text:p>27.06</text:p>
          </table:table-cell>
          <table:table-cell office:value-type="float" office:value="-0.0773463725835" calcext:value-type="float">
            <text:p>-0.0773463726</text:p>
          </table:table-cell>
          <table:table-cell office:value-type="float" office:value="1.28230847223" calcext:value-type="float">
            <text:p>1.2823084722</text:p>
          </table:table-cell>
          <table:table-cell office:value-type="float" office:value="177.4" calcext:value-type="float">
            <text:p>177.4</text:p>
          </table:table-cell>
          <table:table-cell office:value-type="float" office:value="1495" calcext:value-type="float">
            <text:p>1495</text:p>
          </table:table-cell>
          <table:table-cell office:value-type="float" office:value="1460" calcext:value-type="float">
            <text:p>1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.08" calcext:value-type="float">
            <text:p>27.08</text:p>
          </table:table-cell>
          <table:table-cell office:value-type="float" office:value="-0.0773463725835" calcext:value-type="float">
            <text:p>-0.0773463726</text:p>
          </table:table-cell>
          <table:table-cell office:value-type="float" office:value="1.28230847223" calcext:value-type="float">
            <text:p>1.2823084722</text:p>
          </table:table-cell>
          <table:table-cell office:value-type="float" office:value="177.45" calcext:value-type="float">
            <text:p>177.45</text:p>
          </table:table-cell>
          <table:table-cell office:value-type="float" office:value="1494" calcext:value-type="float">
            <text:p>1494</text:p>
          </table:table-cell>
          <table:table-cell office:value-type="float" office:value="1460" calcext:value-type="float">
            <text:p>1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.1" calcext:value-type="float">
            <text:p>27.1</text:p>
          </table:table-cell>
          <table:table-cell office:value-type="float" office:value="-0.0773463725835" calcext:value-type="float">
            <text:p>-0.0773463726</text:p>
          </table:table-cell>
          <table:table-cell office:value-type="float" office:value="1.28230847223" calcext:value-type="float">
            <text:p>1.2823084722</text:p>
          </table:table-cell>
          <table:table-cell office:value-type="float" office:value="177.5" calcext:value-type="float">
            <text:p>177.5</text:p>
          </table:table-cell>
          <table:table-cell office:value-type="float" office:value="1494" calcext:value-type="float">
            <text:p>1494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.12" calcext:value-type="float">
            <text:p>27.12</text:p>
          </table:table-cell>
          <table:table-cell office:value-type="float" office:value="-0.0756493449453" calcext:value-type="float">
            <text:p>-0.0756493449</text:p>
          </table:table-cell>
          <table:table-cell office:value-type="float" office:value="1.28223640754" calcext:value-type="float">
            <text:p>1.2822364075</text:p>
          </table:table-cell>
          <table:table-cell office:value-type="float" office:value="177.57" calcext:value-type="float">
            <text:p>177.57</text:p>
          </table:table-cell>
          <table:table-cell office:value-type="float" office:value="1494" calcext:value-type="float">
            <text:p>1494</text:p>
          </table:table-cell>
          <table:table-cell office:value-type="float" office:value="1460" calcext:value-type="float">
            <text:p>1460</text:p>
          </table:table-cell>
          <table:table-cell office:value-type="float" office:value="-0.17055" calcext:value-type="float">
            <text:p>-0.17055</text:p>
          </table:table-cell>
        </table:table-row>
        <table:table-row table:style-name="ro1">
          <table:table-cell office:value-type="float" office:value="27.14" calcext:value-type="float">
            <text:p>27.14</text:p>
          </table:table-cell>
          <table:table-cell office:value-type="float" office:value="-0.0756493449453" calcext:value-type="float">
            <text:p>-0.0756493449</text:p>
          </table:table-cell>
          <table:table-cell office:value-type="float" office:value="1.28223640754" calcext:value-type="float">
            <text:p>1.2822364075</text:p>
          </table:table-cell>
          <table:table-cell office:value-type="float" office:value="177.63" calcext:value-type="float">
            <text:p>177.63</text:p>
          </table:table-cell>
          <table:table-cell office:value-type="float" office:value="1494" calcext:value-type="float">
            <text:p>1494</text:p>
          </table:table-cell>
          <table:table-cell office:value-type="float" office:value="1460" calcext:value-type="float">
            <text:p>1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.16" calcext:value-type="float">
            <text:p>27.16</text:p>
          </table:table-cell>
          <table:table-cell office:value-type="float" office:value="-0.0756493449453" calcext:value-type="float">
            <text:p>-0.0756493449</text:p>
          </table:table-cell>
          <table:table-cell office:value-type="float" office:value="1.28223640754" calcext:value-type="float">
            <text:p>1.2822364075</text:p>
          </table:table-cell>
          <table:table-cell office:value-type="float" office:value="177.7" calcext:value-type="float">
            <text:p>177.7</text:p>
          </table:table-cell>
          <table:table-cell office:value-type="float" office:value="1494" calcext:value-type="float">
            <text:p>1494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.18" calcext:value-type="float">
            <text:p>27.18</text:p>
          </table:table-cell>
          <table:table-cell office:value-type="float" office:value="-0.0756493449453" calcext:value-type="float">
            <text:p>-0.0756493449</text:p>
          </table:table-cell>
          <table:table-cell office:value-type="float" office:value="1.28223640754" calcext:value-type="float">
            <text:p>1.2822364075</text:p>
          </table:table-cell>
          <table:table-cell office:value-type="float" office:value="177.75" calcext:value-type="float">
            <text:p>177.75</text:p>
          </table:table-cell>
          <table:table-cell office:value-type="float" office:value="1494" calcext:value-type="float">
            <text:p>1494</text:p>
          </table:table-cell>
          <table:table-cell office:value-type="float" office:value="1460" calcext:value-type="float">
            <text:p>1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.2" calcext:value-type="float">
            <text:p>27.2</text:p>
          </table:table-cell>
          <table:table-cell office:value-type="float" office:value="-0.0756493449453" calcext:value-type="float">
            <text:p>-0.0756493449</text:p>
          </table:table-cell>
          <table:table-cell office:value-type="float" office:value="1.28223640754" calcext:value-type="float">
            <text:p>1.2822364075</text:p>
          </table:table-cell>
          <table:table-cell office:value-type="float" office:value="177.81" calcext:value-type="float">
            <text:p>177.81</text:p>
          </table:table-cell>
          <table:table-cell office:value-type="float" office:value="1494" calcext:value-type="float">
            <text:p>1494</text:p>
          </table:table-cell>
          <table:table-cell office:value-type="float" office:value="1460" calcext:value-type="float">
            <text:p>1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.218" calcext:value-type="float">
            <text:p>27.218</text:p>
          </table:table-cell>
          <table:table-cell office:value-type="float" office:value="0.327582868905" calcext:value-type="float">
            <text:p>0.3275828689</text:p>
          </table:table-cell>
          <table:table-cell office:value-type="float" office:value="0.786171203416" calcext:value-type="float">
            <text:p>0.7861712034</text:p>
          </table:table-cell>
          <table:table-cell office:value-type="float" office:value="178.04" calcext:value-type="float">
            <text:p>178.04</text:p>
          </table:table-cell>
          <table:table-cell office:value-type="float" office:value="1494" calcext:value-type="float">
            <text:p>1494</text:p>
          </table:table-cell>
          <table:table-cell office:value-type="float" office:value="1460" calcext:value-type="float">
            <text:p>1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.238" calcext:value-type="float">
            <text:p>27.238</text:p>
          </table:table-cell>
          <table:table-cell office:value-type="float" office:value="0.327582868905" calcext:value-type="float">
            <text:p>0.3275828689</text:p>
          </table:table-cell>
          <table:table-cell office:value-type="float" office:value="0.786171203416" calcext:value-type="float">
            <text:p>0.7861712034</text:p>
          </table:table-cell>
          <table:table-cell office:value-type="float" office:value="178.06" calcext:value-type="float">
            <text:p>178.06</text:p>
          </table:table-cell>
          <table:table-cell office:value-type="float" office:value="1495" calcext:value-type="float">
            <text:p>1495</text:p>
          </table:table-cell>
          <table:table-cell office:value-type="float" office:value="1461" calcext:value-type="float">
            <text:p>1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.258" calcext:value-type="float">
            <text:p>27.258</text:p>
          </table:table-cell>
          <table:table-cell office:value-type="float" office:value="0.327582868905" calcext:value-type="float">
            <text:p>0.3275828689</text:p>
          </table:table-cell>
          <table:table-cell office:value-type="float" office:value="0.786171203416" calcext:value-type="float">
            <text:p>0.7861712034</text:p>
          </table:table-cell>
          <table:table-cell office:value-type="float" office:value="178.08" calcext:value-type="float">
            <text:p>178.08</text:p>
          </table:table-cell>
          <table:table-cell office:value-type="float" office:value="1494" calcext:value-type="float">
            <text:p>1494</text:p>
          </table:table-cell>
          <table:table-cell office:value-type="float" office:value="1460" calcext:value-type="float">
            <text:p>1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.278" calcext:value-type="float">
            <text:p>27.278</text:p>
          </table:table-cell>
          <table:table-cell office:value-type="float" office:value="0.327582868905" calcext:value-type="float">
            <text:p>0.3275828689</text:p>
          </table:table-cell>
          <table:table-cell office:value-type="float" office:value="0.786171203416" calcext:value-type="float">
            <text:p>0.7861712034</text:p>
          </table:table-cell>
          <table:table-cell office:value-type="float" office:value="178.1" calcext:value-type="float">
            <text:p>178.1</text:p>
          </table:table-cell>
          <table:table-cell office:value-type="float" office:value="1495" calcext:value-type="float">
            <text:p>1495</text:p>
          </table:table-cell>
          <table:table-cell office:value-type="float" office:value="1460" calcext:value-type="float">
            <text:p>1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.298" calcext:value-type="float">
            <text:p>27.298</text:p>
          </table:table-cell>
          <table:table-cell office:value-type="float" office:value="0.327582868905" calcext:value-type="float">
            <text:p>0.3275828689</text:p>
          </table:table-cell>
          <table:table-cell office:value-type="float" office:value="0.786171203416" calcext:value-type="float">
            <text:p>0.7861712034</text:p>
          </table:table-cell>
          <table:table-cell office:value-type="float" office:value="178.13" calcext:value-type="float">
            <text:p>178.13</text:p>
          </table:table-cell>
          <table:table-cell office:value-type="float" office:value="1494" calcext:value-type="float">
            <text:p>1494</text:p>
          </table:table-cell>
          <table:table-cell office:value-type="float" office:value="1460" calcext:value-type="float">
            <text:p>1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.318" calcext:value-type="float">
            <text:p>27.318</text:p>
          </table:table-cell>
          <table:table-cell office:value-type="float" office:value="0.327582868905" calcext:value-type="float">
            <text:p>0.3275828689</text:p>
          </table:table-cell>
          <table:table-cell office:value-type="float" office:value="0.786171203416" calcext:value-type="float">
            <text:p>0.7861712034</text:p>
          </table:table-cell>
          <table:table-cell office:value-type="float" office:value="178.14" calcext:value-type="float">
            <text:p>178.14</text:p>
          </table:table-cell>
          <table:table-cell office:value-type="float" office:value="1495" calcext:value-type="float">
            <text:p>1495</text:p>
          </table:table-cell>
          <table:table-cell office:value-type="float" office:value="1461" calcext:value-type="float">
            <text:p>1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.338" calcext:value-type="float">
            <text:p>27.338</text:p>
          </table:table-cell>
          <table:table-cell office:value-type="float" office:value="0.327582868905" calcext:value-type="float">
            <text:p>0.3275828689</text:p>
          </table:table-cell>
          <table:table-cell office:value-type="float" office:value="0.786171203416" calcext:value-type="float">
            <text:p>0.7861712034</text:p>
          </table:table-cell>
          <table:table-cell office:value-type="float" office:value="178.16" calcext:value-type="float">
            <text:p>178.16</text:p>
          </table:table-cell>
          <table:table-cell office:value-type="float" office:value="1495" calcext:value-type="float">
            <text:p>1495</text:p>
          </table:table-cell>
          <table:table-cell office:value-type="float" office:value="1461" calcext:value-type="float">
            <text:p>1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.358" calcext:value-type="float">
            <text:p>27.358</text:p>
          </table:table-cell>
          <table:table-cell office:value-type="float" office:value="0.327582868905" calcext:value-type="float">
            <text:p>0.3275828689</text:p>
          </table:table-cell>
          <table:table-cell office:value-type="float" office:value="0.786171203416" calcext:value-type="float">
            <text:p>0.7861712034</text:p>
          </table:table-cell>
          <table:table-cell office:value-type="float" office:value="178.19" calcext:value-type="float">
            <text:p>178.19</text:p>
          </table:table-cell>
          <table:table-cell office:value-type="float" office:value="1494" calcext:value-type="float">
            <text:p>1494</text:p>
          </table:table-cell>
          <table:table-cell office:value-type="float" office:value="1460" calcext:value-type="float">
            <text:p>1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.378" calcext:value-type="float">
            <text:p>27.378</text:p>
          </table:table-cell>
          <table:table-cell office:value-type="float" office:value="0.327582868905" calcext:value-type="float">
            <text:p>0.3275828689</text:p>
          </table:table-cell>
          <table:table-cell office:value-type="float" office:value="0.786171203416" calcext:value-type="float">
            <text:p>0.7861712034</text:p>
          </table:table-cell>
          <table:table-cell office:value-type="float" office:value="178.21" calcext:value-type="float">
            <text:p>178.21</text:p>
          </table:table-cell>
          <table:table-cell office:value-type="float" office:value="1495" calcext:value-type="float">
            <text:p>1495</text:p>
          </table:table-cell>
          <table:table-cell office:value-type="float" office:value="1460" calcext:value-type="float">
            <text:p>1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.398" calcext:value-type="float">
            <text:p>27.398</text:p>
          </table:table-cell>
          <table:table-cell office:value-type="float" office:value="0.327582868905" calcext:value-type="float">
            <text:p>0.3275828689</text:p>
          </table:table-cell>
          <table:table-cell office:value-type="float" office:value="0.786171203416" calcext:value-type="float">
            <text:p>0.7861712034</text:p>
          </table:table-cell>
          <table:table-cell office:value-type="float" office:value="178.23" calcext:value-type="float">
            <text:p>178.23</text:p>
          </table:table-cell>
          <table:table-cell office:value-type="float" office:value="1494" calcext:value-type="float">
            <text:p>1494</text:p>
          </table:table-cell>
          <table:table-cell office:value-type="float" office:value="1461" calcext:value-type="float">
            <text:p>1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.418" calcext:value-type="float">
            <text:p>27.418</text:p>
          </table:table-cell>
          <table:table-cell office:value-type="float" office:value="0.327582868905" calcext:value-type="float">
            <text:p>0.3275828689</text:p>
          </table:table-cell>
          <table:table-cell office:value-type="float" office:value="0.786171203416" calcext:value-type="float">
            <text:p>0.7861712034</text:p>
          </table:table-cell>
          <table:table-cell office:value-type="float" office:value="178.25" calcext:value-type="float">
            <text:p>178.25</text:p>
          </table:table-cell>
          <table:table-cell office:value-type="float" office:value="1495" calcext:value-type="float">
            <text:p>1495</text:p>
          </table:table-cell>
          <table:table-cell office:value-type="float" office:value="1460" calcext:value-type="float">
            <text:p>1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.438" calcext:value-type="float">
            <text:p>27.438</text:p>
          </table:table-cell>
          <table:table-cell office:value-type="float" office:value="0.327582868905" calcext:value-type="float">
            <text:p>0.3275828689</text:p>
          </table:table-cell>
          <table:table-cell office:value-type="float" office:value="0.786171203416" calcext:value-type="float">
            <text:p>0.7861712034</text:p>
          </table:table-cell>
          <table:table-cell office:value-type="float" office:value="178.27" calcext:value-type="float">
            <text:p>178.27</text:p>
          </table:table-cell>
          <table:table-cell office:value-type="float" office:value="1494" calcext:value-type="float">
            <text:p>1494</text:p>
          </table:table-cell>
          <table:table-cell office:value-type="float" office:value="1461" calcext:value-type="float">
            <text:p>1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.458" calcext:value-type="float">
            <text:p>27.458</text:p>
          </table:table-cell>
          <table:table-cell office:value-type="float" office:value="0.327582868905" calcext:value-type="float">
            <text:p>0.3275828689</text:p>
          </table:table-cell>
          <table:table-cell office:value-type="float" office:value="0.786171203416" calcext:value-type="float">
            <text:p>0.7861712034</text:p>
          </table:table-cell>
          <table:table-cell office:value-type="float" office:value="178.29" calcext:value-type="float">
            <text:p>178.29</text:p>
          </table:table-cell>
          <table:table-cell office:value-type="float" office:value="1494" calcext:value-type="float">
            <text:p>1494</text:p>
          </table:table-cell>
          <table:table-cell office:value-type="float" office:value="1461" calcext:value-type="float">
            <text:p>1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.478" calcext:value-type="float">
            <text:p>27.478</text:p>
          </table:table-cell>
          <table:table-cell office:value-type="float" office:value="0.327582868905" calcext:value-type="float">
            <text:p>0.3275828689</text:p>
          </table:table-cell>
          <table:table-cell office:value-type="float" office:value="0.786171203416" calcext:value-type="float">
            <text:p>0.7861712034</text:p>
          </table:table-cell>
          <table:table-cell office:value-type="float" office:value="178.31" calcext:value-type="float">
            <text:p>178.31</text:p>
          </table:table-cell>
          <table:table-cell office:value-type="float" office:value="1495" calcext:value-type="float">
            <text:p>1495</text:p>
          </table:table-cell>
          <table:table-cell office:value-type="float" office:value="1460" calcext:value-type="float">
            <text:p>1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.498" calcext:value-type="float">
            <text:p>27.498</text:p>
          </table:table-cell>
          <table:table-cell office:value-type="float" office:value="0.327582868905" calcext:value-type="float">
            <text:p>0.3275828689</text:p>
          </table:table-cell>
          <table:table-cell office:value-type="float" office:value="0.786171203416" calcext:value-type="float">
            <text:p>0.7861712034</text:p>
          </table:table-cell>
          <table:table-cell office:value-type="float" office:value="178.33" calcext:value-type="float">
            <text:p>178.33</text:p>
          </table:table-cell>
          <table:table-cell office:value-type="float" office:value="1495" calcext:value-type="float">
            <text:p>1495</text:p>
          </table:table-cell>
          <table:table-cell office:value-type="float" office:value="1460" calcext:value-type="float">
            <text:p>1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.518" calcext:value-type="float">
            <text:p>27.518</text:p>
          </table:table-cell>
          <table:table-cell office:value-type="float" office:value="0.327582868905" calcext:value-type="float">
            <text:p>0.3275828689</text:p>
          </table:table-cell>
          <table:table-cell office:value-type="float" office:value="0.786171203416" calcext:value-type="float">
            <text:p>0.7861712034</text:p>
          </table:table-cell>
          <table:table-cell office:value-type="float" office:value="178.35" calcext:value-type="float">
            <text:p>178.35</text:p>
          </table:table-cell>
          <table:table-cell office:value-type="float" office:value="1494" calcext:value-type="float">
            <text:p>1494</text:p>
          </table:table-cell>
          <table:table-cell office:value-type="float" office:value="1460" calcext:value-type="float">
            <text:p>1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.538" calcext:value-type="float">
            <text:p>27.538</text:p>
          </table:table-cell>
          <table:table-cell office:value-type="float" office:value="0.327582868905" calcext:value-type="float">
            <text:p>0.3275828689</text:p>
          </table:table-cell>
          <table:table-cell office:value-type="float" office:value="0.786171203416" calcext:value-type="float">
            <text:p>0.7861712034</text:p>
          </table:table-cell>
          <table:table-cell office:value-type="float" office:value="178.37" calcext:value-type="float">
            <text:p>178.37</text:p>
          </table:table-cell>
          <table:table-cell office:value-type="float" office:value="1494" calcext:value-type="float">
            <text:p>1494</text:p>
          </table:table-cell>
          <table:table-cell office:value-type="float" office:value="1460" calcext:value-type="float">
            <text:p>1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.558" calcext:value-type="float">
            <text:p>27.558</text:p>
          </table:table-cell>
          <table:table-cell office:value-type="float" office:value="0.327582868905" calcext:value-type="float">
            <text:p>0.3275828689</text:p>
          </table:table-cell>
          <table:table-cell office:value-type="float" office:value="0.786171203416" calcext:value-type="float">
            <text:p>0.7861712034</text:p>
          </table:table-cell>
          <table:table-cell office:value-type="float" office:value="178.39" calcext:value-type="float">
            <text:p>178.39</text:p>
          </table:table-cell>
          <table:table-cell office:value-type="float" office:value="1495" calcext:value-type="float">
            <text:p>1495</text:p>
          </table:table-cell>
          <table:table-cell office:value-type="float" office:value="1460" calcext:value-type="float">
            <text:p>1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.578" calcext:value-type="float">
            <text:p>27.578</text:p>
          </table:table-cell>
          <table:table-cell office:value-type="float" office:value="0.327582868905" calcext:value-type="float">
            <text:p>0.3275828689</text:p>
          </table:table-cell>
          <table:table-cell office:value-type="float" office:value="0.786171203416" calcext:value-type="float">
            <text:p>0.7861712034</text:p>
          </table:table-cell>
          <table:table-cell office:value-type="float" office:value="178.41" calcext:value-type="float">
            <text:p>178.41</text:p>
          </table:table-cell>
          <table:table-cell office:value-type="float" office:value="1494" calcext:value-type="float">
            <text:p>1494</text:p>
          </table:table-cell>
          <table:table-cell office:value-type="float" office:value="1460" calcext:value-type="float">
            <text:p>1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.598" calcext:value-type="float">
            <text:p>27.598</text:p>
          </table:table-cell>
          <table:table-cell office:value-type="float" office:value="0.327582868905" calcext:value-type="float">
            <text:p>0.3275828689</text:p>
          </table:table-cell>
          <table:table-cell office:value-type="float" office:value="0.786171203416" calcext:value-type="float">
            <text:p>0.7861712034</text:p>
          </table:table-cell>
          <table:table-cell office:value-type="float" office:value="178.43" calcext:value-type="float">
            <text:p>178.43</text:p>
          </table:table-cell>
          <table:table-cell office:value-type="float" office:value="1494" calcext:value-type="float">
            <text:p>1494</text:p>
          </table:table-cell>
          <table:table-cell office:value-type="float" office:value="1461" calcext:value-type="float">
            <text:p>1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.618" calcext:value-type="float">
            <text:p>27.618</text:p>
          </table:table-cell>
          <table:table-cell office:value-type="float" office:value="0.327582868905" calcext:value-type="float">
            <text:p>0.3275828689</text:p>
          </table:table-cell>
          <table:table-cell office:value-type="float" office:value="0.786171203416" calcext:value-type="float">
            <text:p>0.7861712034</text:p>
          </table:table-cell>
          <table:table-cell office:value-type="float" office:value="178.44" calcext:value-type="float">
            <text:p>178.44</text:p>
          </table:table-cell>
          <table:table-cell office:value-type="float" office:value="1494" calcext:value-type="float">
            <text:p>1494</text:p>
          </table:table-cell>
          <table:table-cell office:value-type="float" office:value="1460" calcext:value-type="float">
            <text:p>1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.638" calcext:value-type="float">
            <text:p>27.638</text:p>
          </table:table-cell>
          <table:table-cell office:value-type="float" office:value="0.327582868905" calcext:value-type="float">
            <text:p>0.3275828689</text:p>
          </table:table-cell>
          <table:table-cell office:value-type="float" office:value="0.786171203416" calcext:value-type="float">
            <text:p>0.7861712034</text:p>
          </table:table-cell>
          <table:table-cell office:value-type="float" office:value="178.45" calcext:value-type="float">
            <text:p>178.45</text:p>
          </table:table-cell>
          <table:table-cell office:value-type="float" office:value="1495" calcext:value-type="float">
            <text:p>1495</text:p>
          </table:table-cell>
          <table:table-cell office:value-type="float" office:value="1460" calcext:value-type="float">
            <text:p>1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.658" calcext:value-type="float">
            <text:p>27.658</text:p>
          </table:table-cell>
          <table:table-cell office:value-type="float" office:value="0.327582868905" calcext:value-type="float">
            <text:p>0.3275828689</text:p>
          </table:table-cell>
          <table:table-cell office:value-type="float" office:value="0.786171203416" calcext:value-type="float">
            <text:p>0.7861712034</text:p>
          </table:table-cell>
          <table:table-cell office:value-type="float" office:value="178.47" calcext:value-type="float">
            <text:p>178.47</text:p>
          </table:table-cell>
          <table:table-cell office:value-type="float" office:value="1494" calcext:value-type="float">
            <text:p>1494</text:p>
          </table:table-cell>
          <table:table-cell office:value-type="float" office:value="1460" calcext:value-type="float">
            <text:p>1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.678" calcext:value-type="float">
            <text:p>27.678</text:p>
          </table:table-cell>
          <table:table-cell office:value-type="float" office:value="0.327582868905" calcext:value-type="float">
            <text:p>0.3275828689</text:p>
          </table:table-cell>
          <table:table-cell office:value-type="float" office:value="0.786171203416" calcext:value-type="float">
            <text:p>0.7861712034</text:p>
          </table:table-cell>
          <table:table-cell office:value-type="float" office:value="178.49" calcext:value-type="float">
            <text:p>178.49</text:p>
          </table:table-cell>
          <table:table-cell office:value-type="float" office:value="1494" calcext:value-type="float">
            <text:p>1494</text:p>
          </table:table-cell>
          <table:table-cell office:value-type="float" office:value="1460" calcext:value-type="float">
            <text:p>1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.698" calcext:value-type="float">
            <text:p>27.698</text:p>
          </table:table-cell>
          <table:table-cell office:value-type="float" office:value="0.327582868905" calcext:value-type="float">
            <text:p>0.3275828689</text:p>
          </table:table-cell>
          <table:table-cell office:value-type="float" office:value="0.786171203416" calcext:value-type="float">
            <text:p>0.7861712034</text:p>
          </table:table-cell>
          <table:table-cell office:value-type="float" office:value="178.51" calcext:value-type="float">
            <text:p>178.51</text:p>
          </table:table-cell>
          <table:table-cell office:value-type="float" office:value="1495" calcext:value-type="float">
            <text:p>1495</text:p>
          </table:table-cell>
          <table:table-cell office:value-type="float" office:value="1460" calcext:value-type="float">
            <text:p>1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.718" calcext:value-type="float">
            <text:p>27.718</text:p>
          </table:table-cell>
          <table:table-cell office:value-type="float" office:value="0.327582868905" calcext:value-type="float">
            <text:p>0.3275828689</text:p>
          </table:table-cell>
          <table:table-cell office:value-type="float" office:value="0.786171203416" calcext:value-type="float">
            <text:p>0.7861712034</text:p>
          </table:table-cell>
          <table:table-cell office:value-type="float" office:value="178.53" calcext:value-type="float">
            <text:p>178.53</text:p>
          </table:table-cell>
          <table:table-cell office:value-type="float" office:value="1495" calcext:value-type="float">
            <text:p>1495</text:p>
          </table:table-cell>
          <table:table-cell office:value-type="float" office:value="1460" calcext:value-type="float">
            <text:p>1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.738" calcext:value-type="float">
            <text:p>27.738</text:p>
          </table:table-cell>
          <table:table-cell office:value-type="float" office:value="0.327582868905" calcext:value-type="float">
            <text:p>0.3275828689</text:p>
          </table:table-cell>
          <table:table-cell office:value-type="float" office:value="0.786171203416" calcext:value-type="float">
            <text:p>0.7861712034</text:p>
          </table:table-cell>
          <table:table-cell office:value-type="float" office:value="178.54" calcext:value-type="float">
            <text:p>178.54</text:p>
          </table:table-cell>
          <table:table-cell office:value-type="float" office:value="1495" calcext:value-type="float">
            <text:p>1495</text:p>
          </table:table-cell>
          <table:table-cell office:value-type="float" office:value="1461" calcext:value-type="float">
            <text:p>1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.758" calcext:value-type="float">
            <text:p>27.758</text:p>
          </table:table-cell>
          <table:table-cell office:value-type="float" office:value="0.327582868905" calcext:value-type="float">
            <text:p>0.3275828689</text:p>
          </table:table-cell>
          <table:table-cell office:value-type="float" office:value="0.786171203416" calcext:value-type="float">
            <text:p>0.7861712034</text:p>
          </table:table-cell>
          <table:table-cell office:value-type="float" office:value="178.55" calcext:value-type="float">
            <text:p>178.55</text:p>
          </table:table-cell>
          <table:table-cell office:value-type="float" office:value="1495" calcext:value-type="float">
            <text:p>1495</text:p>
          </table:table-cell>
          <table:table-cell office:value-type="float" office:value="1461" calcext:value-type="float">
            <text:p>1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.778" calcext:value-type="float">
            <text:p>27.778</text:p>
          </table:table-cell>
          <table:table-cell office:value-type="float" office:value="0.327582868905" calcext:value-type="float">
            <text:p>0.3275828689</text:p>
          </table:table-cell>
          <table:table-cell office:value-type="float" office:value="0.786171203416" calcext:value-type="float">
            <text:p>0.7861712034</text:p>
          </table:table-cell>
          <table:table-cell office:value-type="float" office:value="178.57" calcext:value-type="float">
            <text:p>178.57</text:p>
          </table:table-cell>
          <table:table-cell office:value-type="float" office:value="1494" calcext:value-type="float">
            <text:p>1494</text:p>
          </table:table-cell>
          <table:table-cell office:value-type="float" office:value="1461" calcext:value-type="float">
            <text:p>1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.798" calcext:value-type="float">
            <text:p>27.798</text:p>
          </table:table-cell>
          <table:table-cell office:value-type="float" office:value="0.327582868905" calcext:value-type="float">
            <text:p>0.3275828689</text:p>
          </table:table-cell>
          <table:table-cell office:value-type="float" office:value="0.786171203416" calcext:value-type="float">
            <text:p>0.7861712034</text:p>
          </table:table-cell>
          <table:table-cell office:value-type="float" office:value="178.58" calcext:value-type="float">
            <text:p>178.58</text:p>
          </table:table-cell>
          <table:table-cell office:value-type="float" office:value="1495" calcext:value-type="float">
            <text:p>1495</text:p>
          </table:table-cell>
          <table:table-cell office:value-type="float" office:value="1460" calcext:value-type="float">
            <text:p>1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.818" calcext:value-type="float">
            <text:p>27.818</text:p>
          </table:table-cell>
          <table:table-cell office:value-type="float" office:value="0.327582868905" calcext:value-type="float">
            <text:p>0.3275828689</text:p>
          </table:table-cell>
          <table:table-cell office:value-type="float" office:value="0.786171203416" calcext:value-type="float">
            <text:p>0.7861712034</text:p>
          </table:table-cell>
          <table:table-cell office:value-type="float" office:value="178.6" calcext:value-type="float">
            <text:p>178.6</text:p>
          </table:table-cell>
          <table:table-cell office:value-type="float" office:value="1495" calcext:value-type="float">
            <text:p>1495</text:p>
          </table:table-cell>
          <table:table-cell office:value-type="float" office:value="1461" calcext:value-type="float">
            <text:p>1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.838" calcext:value-type="float">
            <text:p>27.838</text:p>
          </table:table-cell>
          <table:table-cell office:value-type="float" office:value="0.327582868905" calcext:value-type="float">
            <text:p>0.3275828689</text:p>
          </table:table-cell>
          <table:table-cell office:value-type="float" office:value="0.786171203416" calcext:value-type="float">
            <text:p>0.7861712034</text:p>
          </table:table-cell>
          <table:table-cell office:value-type="float" office:value="178.61" calcext:value-type="float">
            <text:p>178.61</text:p>
          </table:table-cell>
          <table:table-cell office:value-type="float" office:value="1495" calcext:value-type="float">
            <text:p>1495</text:p>
          </table:table-cell>
          <table:table-cell office:value-type="float" office:value="1461" calcext:value-type="float">
            <text:p>1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.858" calcext:value-type="float">
            <text:p>27.858</text:p>
          </table:table-cell>
          <table:table-cell office:value-type="float" office:value="0.327582868905" calcext:value-type="float">
            <text:p>0.3275828689</text:p>
          </table:table-cell>
          <table:table-cell office:value-type="float" office:value="0.786171203416" calcext:value-type="float">
            <text:p>0.7861712034</text:p>
          </table:table-cell>
          <table:table-cell office:value-type="float" office:value="178.63" calcext:value-type="float">
            <text:p>178.63</text:p>
          </table:table-cell>
          <table:table-cell office:value-type="float" office:value="1495" calcext:value-type="float">
            <text:p>1495</text:p>
          </table:table-cell>
          <table:table-cell office:value-type="float" office:value="1460" calcext:value-type="float">
            <text:p>1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.878" calcext:value-type="float">
            <text:p>27.878</text:p>
          </table:table-cell>
          <table:table-cell office:value-type="float" office:value="0.327582868905" calcext:value-type="float">
            <text:p>0.3275828689</text:p>
          </table:table-cell>
          <table:table-cell office:value-type="float" office:value="0.786171203416" calcext:value-type="float">
            <text:p>0.7861712034</text:p>
          </table:table-cell>
          <table:table-cell office:value-type="float" office:value="178.64" calcext:value-type="float">
            <text:p>178.64</text:p>
          </table:table-cell>
          <table:table-cell office:value-type="float" office:value="1495" calcext:value-type="float">
            <text:p>1495</text:p>
          </table:table-cell>
          <table:table-cell office:value-type="float" office:value="1460" calcext:value-type="float">
            <text:p>1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.904" calcext:value-type="float">
            <text:p>27.904</text:p>
          </table:table-cell>
          <table:table-cell office:value-type="float" office:value="0.327582868905" calcext:value-type="float">
            <text:p>0.3275828689</text:p>
          </table:table-cell>
          <table:table-cell office:value-type="float" office:value="0.786171203416" calcext:value-type="float">
            <text:p>0.7861712034</text:p>
          </table:table-cell>
          <table:table-cell office:value-type="float" office:value="178.66" calcext:value-type="float">
            <text:p>178.66</text:p>
          </table:table-cell>
          <table:table-cell office:value-type="float" office:value="1494" calcext:value-type="float">
            <text:p>1494</text:p>
          </table:table-cell>
          <table:table-cell office:value-type="float" office:value="1460" calcext:value-type="float">
            <text:p>1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.924" calcext:value-type="float">
            <text:p>27.924</text:p>
          </table:table-cell>
          <table:table-cell office:value-type="float" office:value="0.327582868905" calcext:value-type="float">
            <text:p>0.3275828689</text:p>
          </table:table-cell>
          <table:table-cell office:value-type="float" office:value="0.786171203416" calcext:value-type="float">
            <text:p>0.7861712034</text:p>
          </table:table-cell>
          <table:table-cell office:value-type="float" office:value="178.68" calcext:value-type="float">
            <text:p>178.68</text:p>
          </table:table-cell>
          <table:table-cell office:value-type="float" office:value="1495" calcext:value-type="float">
            <text:p>1495</text:p>
          </table:table-cell>
          <table:table-cell office:value-type="float" office:value="1461" calcext:value-type="float">
            <text:p>1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.944" calcext:value-type="float">
            <text:p>27.944</text:p>
          </table:table-cell>
          <table:table-cell office:value-type="float" office:value="0.327582868905" calcext:value-type="float">
            <text:p>0.3275828689</text:p>
          </table:table-cell>
          <table:table-cell office:value-type="float" office:value="0.786171203416" calcext:value-type="float">
            <text:p>0.7861712034</text:p>
          </table:table-cell>
          <table:table-cell office:value-type="float" office:value="178.69" calcext:value-type="float">
            <text:p>178.69</text:p>
          </table:table-cell>
          <table:table-cell office:value-type="float" office:value="1495" calcext:value-type="float">
            <text:p>1495</text:p>
          </table:table-cell>
          <table:table-cell office:value-type="float" office:value="1460" calcext:value-type="float">
            <text:p>1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.964" calcext:value-type="float">
            <text:p>27.964</text:p>
          </table:table-cell>
          <table:table-cell office:value-type="float" office:value="0.327582868905" calcext:value-type="float">
            <text:p>0.3275828689</text:p>
          </table:table-cell>
          <table:table-cell office:value-type="float" office:value="0.786171203416" calcext:value-type="float">
            <text:p>0.7861712034</text:p>
          </table:table-cell>
          <table:table-cell office:value-type="float" office:value="178.71" calcext:value-type="float">
            <text:p>178.71</text:p>
          </table:table-cell>
          <table:table-cell office:value-type="float" office:value="1493" calcext:value-type="float">
            <text:p>1493</text:p>
          </table:table-cell>
          <table:table-cell office:value-type="float" office:value="1458" calcext:value-type="float">
            <text:p>1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.984" calcext:value-type="float">
            <text:p>27.984</text:p>
          </table:table-cell>
          <table:table-cell office:value-type="float" office:value="0.327582868905" calcext:value-type="float">
            <text:p>0.3275828689</text:p>
          </table:table-cell>
          <table:table-cell office:value-type="float" office:value="0.786171203416" calcext:value-type="float">
            <text:p>0.7861712034</text:p>
          </table:table-cell>
          <table:table-cell office:value-type="float" office:value="178.72" calcext:value-type="float">
            <text:p>178.72</text:p>
          </table:table-cell>
          <table:table-cell office:value-type="float" office:value="1495" calcext:value-type="float">
            <text:p>1495</text:p>
          </table:table-cell>
          <table:table-cell office:value-type="float" office:value="1460" calcext:value-type="float">
            <text:p>1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.004" calcext:value-type="float">
            <text:p>28.004</text:p>
          </table:table-cell>
          <table:table-cell office:value-type="float" office:value="0.327582868905" calcext:value-type="float">
            <text:p>0.3275828689</text:p>
          </table:table-cell>
          <table:table-cell office:value-type="float" office:value="0.786171203416" calcext:value-type="float">
            <text:p>0.7861712034</text:p>
          </table:table-cell>
          <table:table-cell office:value-type="float" office:value="178.73" calcext:value-type="float">
            <text:p>178.73</text:p>
          </table:table-cell>
          <table:table-cell office:value-type="float" office:value="1495" calcext:value-type="float">
            <text:p>1495</text:p>
          </table:table-cell>
          <table:table-cell office:value-type="float" office:value="1458" calcext:value-type="float">
            <text:p>1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.024" calcext:value-type="float">
            <text:p>28.024</text:p>
          </table:table-cell>
          <table:table-cell office:value-type="float" office:value="0.327582868905" calcext:value-type="float">
            <text:p>0.3275828689</text:p>
          </table:table-cell>
          <table:table-cell office:value-type="float" office:value="0.786171203416" calcext:value-type="float">
            <text:p>0.7861712034</text:p>
          </table:table-cell>
          <table:table-cell office:value-type="float" office:value="178.74" calcext:value-type="float">
            <text:p>178.74</text:p>
          </table:table-cell>
          <table:table-cell office:value-type="float" office:value="1494" calcext:value-type="float">
            <text:p>1494</text:p>
          </table:table-cell>
          <table:table-cell office:value-type="float" office:value="1460" calcext:value-type="float">
            <text:p>1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.044" calcext:value-type="float">
            <text:p>28.044</text:p>
          </table:table-cell>
          <table:table-cell office:value-type="float" office:value="0.327582868905" calcext:value-type="float">
            <text:p>0.3275828689</text:p>
          </table:table-cell>
          <table:table-cell office:value-type="float" office:value="0.786171203416" calcext:value-type="float">
            <text:p>0.7861712034</text:p>
          </table:table-cell>
          <table:table-cell office:value-type="float" office:value="178.76" calcext:value-type="float">
            <text:p>178.76</text:p>
          </table:table-cell>
          <table:table-cell office:value-type="float" office:value="1494" calcext:value-type="float">
            <text:p>1494</text:p>
          </table:table-cell>
          <table:table-cell office:value-type="float" office:value="1460" calcext:value-type="float">
            <text:p>1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.064" calcext:value-type="float">
            <text:p>28.064</text:p>
          </table:table-cell>
          <table:table-cell office:value-type="float" office:value="0.327582868905" calcext:value-type="float">
            <text:p>0.3275828689</text:p>
          </table:table-cell>
          <table:table-cell office:value-type="float" office:value="0.786171203416" calcext:value-type="float">
            <text:p>0.7861712034</text:p>
          </table:table-cell>
          <table:table-cell office:value-type="float" office:value="178.77" calcext:value-type="float">
            <text:p>178.77</text:p>
          </table:table-cell>
          <table:table-cell office:value-type="float" office:value="1495" calcext:value-type="float">
            <text:p>1495</text:p>
          </table:table-cell>
          <table:table-cell office:value-type="float" office:value="1461" calcext:value-type="float">
            <text:p>1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.084" calcext:value-type="float">
            <text:p>28.084</text:p>
          </table:table-cell>
          <table:table-cell office:value-type="float" office:value="0.327582868905" calcext:value-type="float">
            <text:p>0.3275828689</text:p>
          </table:table-cell>
          <table:table-cell office:value-type="float" office:value="0.786171203416" calcext:value-type="float">
            <text:p>0.7861712034</text:p>
          </table:table-cell>
          <table:table-cell office:value-type="float" office:value="178.79" calcext:value-type="float">
            <text:p>178.79</text:p>
          </table:table-cell>
          <table:table-cell office:value-type="float" office:value="1495" calcext:value-type="float">
            <text:p>1495</text:p>
          </table:table-cell>
          <table:table-cell office:value-type="float" office:value="1460" calcext:value-type="float">
            <text:p>1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.104" calcext:value-type="float">
            <text:p>28.104</text:p>
          </table:table-cell>
          <table:table-cell office:value-type="float" office:value="0.327582868905" calcext:value-type="float">
            <text:p>0.3275828689</text:p>
          </table:table-cell>
          <table:table-cell office:value-type="float" office:value="0.786171203416" calcext:value-type="float">
            <text:p>0.7861712034</text:p>
          </table:table-cell>
          <table:table-cell office:value-type="float" office:value="178.79" calcext:value-type="float">
            <text:p>178.79</text:p>
          </table:table-cell>
          <table:table-cell office:value-type="float" office:value="1494" calcext:value-type="float">
            <text:p>1494</text:p>
          </table:table-cell>
          <table:table-cell office:value-type="float" office:value="1460" calcext:value-type="float">
            <text:p>1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.124" calcext:value-type="float">
            <text:p>28.124</text:p>
          </table:table-cell>
          <table:table-cell office:value-type="float" office:value="0.327582868905" calcext:value-type="float">
            <text:p>0.3275828689</text:p>
          </table:table-cell>
          <table:table-cell office:value-type="float" office:value="0.786171203416" calcext:value-type="float">
            <text:p>0.7861712034</text:p>
          </table:table-cell>
          <table:table-cell office:value-type="float" office:value="178.81" calcext:value-type="float">
            <text:p>178.81</text:p>
          </table:table-cell>
          <table:table-cell office:value-type="float" office:value="1494" calcext:value-type="float">
            <text:p>1494</text:p>
          </table:table-cell>
          <table:table-cell office:value-type="float" office:value="1460" calcext:value-type="float">
            <text:p>1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.144" calcext:value-type="float">
            <text:p>28.144</text:p>
          </table:table-cell>
          <table:table-cell office:value-type="float" office:value="0.327582868905" calcext:value-type="float">
            <text:p>0.3275828689</text:p>
          </table:table-cell>
          <table:table-cell office:value-type="float" office:value="0.786171203416" calcext:value-type="float">
            <text:p>0.7861712034</text:p>
          </table:table-cell>
          <table:table-cell office:value-type="float" office:value="178.82" calcext:value-type="float">
            <text:p>178.82</text:p>
          </table:table-cell>
          <table:table-cell office:value-type="float" office:value="1495" calcext:value-type="float">
            <text:p>1495</text:p>
          </table:table-cell>
          <table:table-cell office:value-type="float" office:value="1458" calcext:value-type="float">
            <text:p>1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.164" calcext:value-type="float">
            <text:p>28.164</text:p>
          </table:table-cell>
          <table:table-cell office:value-type="float" office:value="0.327582868905" calcext:value-type="float">
            <text:p>0.3275828689</text:p>
          </table:table-cell>
          <table:table-cell office:value-type="float" office:value="0.786171203416" calcext:value-type="float">
            <text:p>0.7861712034</text:p>
          </table:table-cell>
          <table:table-cell office:value-type="float" office:value="178.83" calcext:value-type="float">
            <text:p>178.83</text:p>
          </table:table-cell>
          <table:table-cell office:value-type="float" office:value="1494" calcext:value-type="float">
            <text:p>1494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.184" calcext:value-type="float">
            <text:p>28.184</text:p>
          </table:table-cell>
          <table:table-cell office:value-type="float" office:value="0.327582868905" calcext:value-type="float">
            <text:p>0.3275828689</text:p>
          </table:table-cell>
          <table:table-cell office:value-type="float" office:value="0.786171203416" calcext:value-type="float">
            <text:p>0.7861712034</text:p>
          </table:table-cell>
          <table:table-cell office:value-type="float" office:value="178.84" calcext:value-type="float">
            <text:p>178.84</text:p>
          </table:table-cell>
          <table:table-cell office:value-type="float" office:value="1494" calcext:value-type="float">
            <text:p>1494</text:p>
          </table:table-cell>
          <table:table-cell office:value-type="float" office:value="1460" calcext:value-type="float">
            <text:p>1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.204" calcext:value-type="float">
            <text:p>28.204</text:p>
          </table:table-cell>
          <table:table-cell office:value-type="float" office:value="0.327582868905" calcext:value-type="float">
            <text:p>0.3275828689</text:p>
          </table:table-cell>
          <table:table-cell office:value-type="float" office:value="0.786171203416" calcext:value-type="float">
            <text:p>0.7861712034</text:p>
          </table:table-cell>
          <table:table-cell office:value-type="float" office:value="178.85" calcext:value-type="float">
            <text:p>178.85</text:p>
          </table:table-cell>
          <table:table-cell office:value-type="float" office:value="1493" calcext:value-type="float">
            <text:p>1493</text:p>
          </table:table-cell>
          <table:table-cell office:value-type="float" office:value="1460" calcext:value-type="float">
            <text:p>1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.224" calcext:value-type="float">
            <text:p>28.224</text:p>
          </table:table-cell>
          <table:table-cell office:value-type="float" office:value="0.327582868905" calcext:value-type="float">
            <text:p>0.3275828689</text:p>
          </table:table-cell>
          <table:table-cell office:value-type="float" office:value="0.786171203416" calcext:value-type="float">
            <text:p>0.7861712034</text:p>
          </table:table-cell>
          <table:table-cell office:value-type="float" office:value="178.86" calcext:value-type="float">
            <text:p>178.86</text:p>
          </table:table-cell>
          <table:table-cell office:value-type="float" office:value="1494" calcext:value-type="float">
            <text:p>1494</text:p>
          </table:table-cell>
          <table:table-cell office:value-type="float" office:value="1460" calcext:value-type="float">
            <text:p>1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.244" calcext:value-type="float">
            <text:p>28.244</text:p>
          </table:table-cell>
          <table:table-cell office:value-type="float" office:value="0.327582868905" calcext:value-type="float">
            <text:p>0.3275828689</text:p>
          </table:table-cell>
          <table:table-cell office:value-type="float" office:value="0.786171203416" calcext:value-type="float">
            <text:p>0.7861712034</text:p>
          </table:table-cell>
          <table:table-cell office:value-type="float" office:value="178.87" calcext:value-type="float">
            <text:p>178.87</text:p>
          </table:table-cell>
          <table:table-cell office:value-type="float" office:value="1495" calcext:value-type="float">
            <text:p>1495</text:p>
          </table:table-cell>
          <table:table-cell office:value-type="float" office:value="1460" calcext:value-type="float">
            <text:p>1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.264" calcext:value-type="float">
            <text:p>28.264</text:p>
          </table:table-cell>
          <table:table-cell office:value-type="float" office:value="0.327582868905" calcext:value-type="float">
            <text:p>0.3275828689</text:p>
          </table:table-cell>
          <table:table-cell office:value-type="float" office:value="0.786171203416" calcext:value-type="float">
            <text:p>0.7861712034</text:p>
          </table:table-cell>
          <table:table-cell office:value-type="float" office:value="178.89" calcext:value-type="float">
            <text:p>178.89</text:p>
          </table:table-cell>
          <table:table-cell office:value-type="float" office:value="1494" calcext:value-type="float">
            <text:p>1494</text:p>
          </table:table-cell>
          <table:table-cell office:value-type="float" office:value="1460" calcext:value-type="float">
            <text:p>1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.284" calcext:value-type="float">
            <text:p>28.284</text:p>
          </table:table-cell>
          <table:table-cell office:value-type="float" office:value="0.327582868905" calcext:value-type="float">
            <text:p>0.3275828689</text:p>
          </table:table-cell>
          <table:table-cell office:value-type="float" office:value="0.786171203416" calcext:value-type="float">
            <text:p>0.7861712034</text:p>
          </table:table-cell>
          <table:table-cell office:value-type="float" office:value="178.89" calcext:value-type="float">
            <text:p>178.89</text:p>
          </table:table-cell>
          <table:table-cell office:value-type="float" office:value="1495" calcext:value-type="float">
            <text:p>1495</text:p>
          </table:table-cell>
          <table:table-cell office:value-type="float" office:value="1460" calcext:value-type="float">
            <text:p>1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.304" calcext:value-type="float">
            <text:p>28.304</text:p>
          </table:table-cell>
          <table:table-cell office:value-type="float" office:value="0.327582868905" calcext:value-type="float">
            <text:p>0.3275828689</text:p>
          </table:table-cell>
          <table:table-cell office:value-type="float" office:value="0.786171203416" calcext:value-type="float">
            <text:p>0.7861712034</text:p>
          </table:table-cell>
          <table:table-cell office:value-type="float" office:value="178.91" calcext:value-type="float">
            <text:p>178.91</text:p>
          </table:table-cell>
          <table:table-cell office:value-type="float" office:value="1495" calcext:value-type="float">
            <text:p>1495</text:p>
          </table:table-cell>
          <table:table-cell office:value-type="float" office:value="1460" calcext:value-type="float">
            <text:p>1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.324" calcext:value-type="float">
            <text:p>28.324</text:p>
          </table:table-cell>
          <table:table-cell office:value-type="float" office:value="0.327582868905" calcext:value-type="float">
            <text:p>0.3275828689</text:p>
          </table:table-cell>
          <table:table-cell office:value-type="float" office:value="0.786171203416" calcext:value-type="float">
            <text:p>0.7861712034</text:p>
          </table:table-cell>
          <table:table-cell office:value-type="float" office:value="178.91" calcext:value-type="float">
            <text:p>178.91</text:p>
          </table:table-cell>
          <table:table-cell office:value-type="float" office:value="1495" calcext:value-type="float">
            <text:p>1495</text:p>
          </table:table-cell>
          <table:table-cell office:value-type="float" office:value="1460" calcext:value-type="float">
            <text:p>1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.343" calcext:value-type="float">
            <text:p>28.343</text:p>
          </table:table-cell>
          <table:table-cell office:value-type="float" office:value="0.327582868905" calcext:value-type="float">
            <text:p>0.3275828689</text:p>
          </table:table-cell>
          <table:table-cell office:value-type="float" office:value="0.786171203416" calcext:value-type="float">
            <text:p>0.7861712034</text:p>
          </table:table-cell>
          <table:table-cell office:value-type="float" office:value="178.92" calcext:value-type="float">
            <text:p>178.92</text:p>
          </table:table-cell>
          <table:table-cell office:value-type="float" office:value="1494" calcext:value-type="float">
            <text:p>1494</text:p>
          </table:table-cell>
          <table:table-cell office:value-type="float" office:value="1460" calcext:value-type="float">
            <text:p>1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.363" calcext:value-type="float">
            <text:p>28.363</text:p>
          </table:table-cell>
          <table:table-cell office:value-type="float" office:value="0.327582868905" calcext:value-type="float">
            <text:p>0.3275828689</text:p>
          </table:table-cell>
          <table:table-cell office:value-type="float" office:value="0.786171203416" calcext:value-type="float">
            <text:p>0.7861712034</text:p>
          </table:table-cell>
          <table:table-cell office:value-type="float" office:value="178.94" calcext:value-type="float">
            <text:p>178.94</text:p>
          </table:table-cell>
          <table:table-cell office:value-type="float" office:value="1495" calcext:value-type="float">
            <text:p>1495</text:p>
          </table:table-cell>
          <table:table-cell office:value-type="float" office:value="1460" calcext:value-type="float">
            <text:p>1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.383" calcext:value-type="float">
            <text:p>28.383</text:p>
          </table:table-cell>
          <table:table-cell office:value-type="float" office:value="0.327582868905" calcext:value-type="float">
            <text:p>0.3275828689</text:p>
          </table:table-cell>
          <table:table-cell office:value-type="float" office:value="0.786171203416" calcext:value-type="float">
            <text:p>0.7861712034</text:p>
          </table:table-cell>
          <table:table-cell office:value-type="float" office:value="178.94" calcext:value-type="float">
            <text:p>178.94</text:p>
          </table:table-cell>
          <table:table-cell office:value-type="float" office:value="1495" calcext:value-type="float">
            <text:p>1495</text:p>
          </table:table-cell>
          <table:table-cell office:value-type="float" office:value="1460" calcext:value-type="float">
            <text:p>1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.403" calcext:value-type="float">
            <text:p>28.403</text:p>
          </table:table-cell>
          <table:table-cell office:value-type="float" office:value="0.327582868905" calcext:value-type="float">
            <text:p>0.3275828689</text:p>
          </table:table-cell>
          <table:table-cell office:value-type="float" office:value="0.786171203416" calcext:value-type="float">
            <text:p>0.7861712034</text:p>
          </table:table-cell>
          <table:table-cell office:value-type="float" office:value="178.95" calcext:value-type="float">
            <text:p>178.95</text:p>
          </table:table-cell>
          <table:table-cell office:value-type="float" office:value="1495" calcext:value-type="float">
            <text:p>1495</text:p>
          </table:table-cell>
          <table:table-cell office:value-type="float" office:value="1460" calcext:value-type="float">
            <text:p>1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.423" calcext:value-type="float">
            <text:p>28.423</text:p>
          </table:table-cell>
          <table:table-cell office:value-type="float" office:value="0.327582868905" calcext:value-type="float">
            <text:p>0.3275828689</text:p>
          </table:table-cell>
          <table:table-cell office:value-type="float" office:value="0.786171203416" calcext:value-type="float">
            <text:p>0.7861712034</text:p>
          </table:table-cell>
          <table:table-cell office:value-type="float" office:value="178.96" calcext:value-type="float">
            <text:p>178.96</text:p>
          </table:table-cell>
          <table:table-cell office:value-type="float" office:value="1495" calcext:value-type="float">
            <text:p>1495</text:p>
          </table:table-cell>
          <table:table-cell office:value-type="float" office:value="1460" calcext:value-type="float">
            <text:p>1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.443" calcext:value-type="float">
            <text:p>28.443</text:p>
          </table:table-cell>
          <table:table-cell office:value-type="float" office:value="0.327582868905" calcext:value-type="float">
            <text:p>0.3275828689</text:p>
          </table:table-cell>
          <table:table-cell office:value-type="float" office:value="0.786171203416" calcext:value-type="float">
            <text:p>0.7861712034</text:p>
          </table:table-cell>
          <table:table-cell office:value-type="float" office:value="178.97" calcext:value-type="float">
            <text:p>178.97</text:p>
          </table:table-cell>
          <table:table-cell office:value-type="float" office:value="1494" calcext:value-type="float">
            <text:p>1494</text:p>
          </table:table-cell>
          <table:table-cell office:value-type="float" office:value="1460" calcext:value-type="float">
            <text:p>1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.463" calcext:value-type="float">
            <text:p>28.463</text:p>
          </table:table-cell>
          <table:table-cell office:value-type="float" office:value="0.327582868905" calcext:value-type="float">
            <text:p>0.3275828689</text:p>
          </table:table-cell>
          <table:table-cell office:value-type="float" office:value="0.786171203416" calcext:value-type="float">
            <text:p>0.7861712034</text:p>
          </table:table-cell>
          <table:table-cell office:value-type="float" office:value="178.97" calcext:value-type="float">
            <text:p>178.97</text:p>
          </table:table-cell>
          <table:table-cell office:value-type="float" office:value="1495" calcext:value-type="float">
            <text:p>1495</text:p>
          </table:table-cell>
          <table:table-cell office:value-type="float" office:value="1460" calcext:value-type="float">
            <text:p>1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.483" calcext:value-type="float">
            <text:p>28.483</text:p>
          </table:table-cell>
          <table:table-cell office:value-type="float" office:value="0.327582868905" calcext:value-type="float">
            <text:p>0.3275828689</text:p>
          </table:table-cell>
          <table:table-cell office:value-type="float" office:value="0.786171203416" calcext:value-type="float">
            <text:p>0.7861712034</text:p>
          </table:table-cell>
          <table:table-cell office:value-type="float" office:value="178.99" calcext:value-type="float">
            <text:p>178.99</text:p>
          </table:table-cell>
          <table:table-cell office:value-type="float" office:value="1494" calcext:value-type="float">
            <text:p>1494</text:p>
          </table:table-cell>
          <table:table-cell office:value-type="float" office:value="1460" calcext:value-type="float">
            <text:p>1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.503" calcext:value-type="float">
            <text:p>28.503</text:p>
          </table:table-cell>
          <table:table-cell office:value-type="float" office:value="0.327582868905" calcext:value-type="float">
            <text:p>0.3275828689</text:p>
          </table:table-cell>
          <table:table-cell office:value-type="float" office:value="0.786171203416" calcext:value-type="float">
            <text:p>0.7861712034</text:p>
          </table:table-cell>
          <table:table-cell office:value-type="float" office:value="178.99" calcext:value-type="float">
            <text:p>178.99</text:p>
          </table:table-cell>
          <table:table-cell office:value-type="float" office:value="1494" calcext:value-type="float">
            <text:p>1494</text:p>
          </table:table-cell>
          <table:table-cell office:value-type="float" office:value="1460" calcext:value-type="float">
            <text:p>1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.523" calcext:value-type="float">
            <text:p>28.523</text:p>
          </table:table-cell>
          <table:table-cell office:value-type="float" office:value="0.327582868905" calcext:value-type="float">
            <text:p>0.3275828689</text:p>
          </table:table-cell>
          <table:table-cell office:value-type="float" office:value="0.786171203416" calcext:value-type="float">
            <text:p>0.7861712034</text:p>
          </table:table-cell>
          <table:table-cell office:value-type="float" office:value="179.01" calcext:value-type="float">
            <text:p>179.01</text:p>
          </table:table-cell>
          <table:table-cell office:value-type="float" office:value="1494" calcext:value-type="float">
            <text:p>1494</text:p>
          </table:table-cell>
          <table:table-cell office:value-type="float" office:value="1461" calcext:value-type="float">
            <text:p>1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.543" calcext:value-type="float">
            <text:p>28.543</text:p>
          </table:table-cell>
          <table:table-cell office:value-type="float" office:value="0.327582868905" calcext:value-type="float">
            <text:p>0.3275828689</text:p>
          </table:table-cell>
          <table:table-cell office:value-type="float" office:value="0.786171203416" calcext:value-type="float">
            <text:p>0.7861712034</text:p>
          </table:table-cell>
          <table:table-cell office:value-type="float" office:value="179.01" calcext:value-type="float">
            <text:p>179.01</text:p>
          </table:table-cell>
          <table:table-cell office:value-type="float" office:value="1495" calcext:value-type="float">
            <text:p>1495</text:p>
          </table:table-cell>
          <table:table-cell office:value-type="float" office:value="1460" calcext:value-type="float">
            <text:p>1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.563" calcext:value-type="float">
            <text:p>28.563</text:p>
          </table:table-cell>
          <table:table-cell office:value-type="float" office:value="0.327582868905" calcext:value-type="float">
            <text:p>0.3275828689</text:p>
          </table:table-cell>
          <table:table-cell office:value-type="float" office:value="0.786171203416" calcext:value-type="float">
            <text:p>0.7861712034</text:p>
          </table:table-cell>
          <table:table-cell office:value-type="float" office:value="179.02" calcext:value-type="float">
            <text:p>179.02</text:p>
          </table:table-cell>
          <table:table-cell office:value-type="float" office:value="1494" calcext:value-type="float">
            <text:p>1494</text:p>
          </table:table-cell>
          <table:table-cell office:value-type="float" office:value="1460" calcext:value-type="float">
            <text:p>146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8T15:43:31.445621254</meta:creation-date>
    <dc:date>2015-12-28T17:47:05.178846471</dc:date>
    <meta:editing-duration>PT47M5S</meta:editing-duration>
    <meta:editing-cycles>1</meta:editing-cycles>
    <meta:document-statistic meta:table-count="1" meta:cell-count="10010" meta:object-count="1"/>
    <meta:generator>LibreOffice/5.0.2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3.592cm" svg:height="4.463cm" xlink:href=".." xlink:type="simple" chart:class="chart:scatter" chart:style-name="ch1">
        <chart:legend chart:legend-position="end" svg:x="32.063cm" svg:y="1.932cm" style:legend-expansion="high" chart:style-name="ch2"/>
        <chart:plot-area chart:style-name="ch3" table:cell-range-address="Sheet1.B1:Sheet1.C1362" chart:data-source-has-labels="row" svg:x="0.671cm" svg:y="0.089cm" svg:width="30.721cm" svg:height="4.285cm">
          <chartooo:coordinate-region svg:x="0.817cm" svg:y="0.289cm" svg:width="30.388cm" svg:height="3.88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1362" chart:label-cell-address="Sheet1.C1:Sheet1.C1" chart:class="chart:scatter">
            <chart:domain table:cell-range-address="Sheet1.B2:Sheet1.B1362"/>
            <chart:data-point chart:repeated="136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y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1362</svg:desc>
                </draw:g>
              </table:table-cell>
              <table:table-cell office:value-type="float" office:value="0">
                <text:p>0</text:p>
                <draw:g>
                  <svg:desc>Sheet1.C2:Sheet1.C13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164571875894">
                <text:p>0.00164571875894</text:p>
              </table:table-cell>
              <table:table-cell office:value-type="float" office:value="-0.0000027961257616">
                <text:p>-0.000002796125761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32880727471">
                <text:p>0.0032880727471</text:p>
              </table:table-cell>
              <table:table-cell office:value-type="float" office:value="-0.00000585486719762">
                <text:p>-0.0000058548671976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492274477063">
                <text:p>0.00492274477063</text:p>
              </table:table-cell>
              <table:table-cell office:value-type="float" office:value="-0.00000543466041563">
                <text:p>-0.0000054346604156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981363646846">
                <text:p>0.00981363646846</text:p>
              </table:table-cell>
              <table:table-cell office:value-type="float" office:value="0.0000343938148112">
                <text:p>0.00003439381481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146935694553">
                <text:p>0.0146935694553</text:p>
              </table:table-cell>
              <table:table-cell office:value-type="float" office:value="0.000115182831108">
                <text:p>0.00011518283110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195674490299">
                <text:p>0.0195674490299</text:p>
              </table:table-cell>
              <table:table-cell office:value-type="float" office:value="0.000235948125555">
                <text:p>0.00023594812555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260652591137">
                <text:p>0.0260652591137</text:p>
              </table:table-cell>
              <table:table-cell office:value-type="float" office:value="0.00042832390909">
                <text:p>0.0004283239090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325485090688">
                <text:p>0.0325485090688</text:p>
              </table:table-cell>
              <table:table-cell office:value-type="float" office:value="0.000633013585081">
                <text:p>0.00063301358508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406252899893">
                <text:p>0.0406252899893</text:p>
              </table:table-cell>
              <table:table-cell office:value-type="float" office:value="0.000905206672791">
                <text:p>0.0009052066727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486745689688">
                <text:p>0.0486745689688</text:p>
              </table:table-cell>
              <table:table-cell office:value-type="float" office:value="0.00118417349508">
                <text:p>0.0011841734950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583326975749">
                <text:p>0.0583326975749</text:p>
              </table:table-cell>
              <table:table-cell office:value-type="float" office:value="0.00155585170446">
                <text:p>0.0015558517044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679894108588">
                <text:p>0.0679894108588</text:p>
              </table:table-cell>
              <table:table-cell office:value-type="float" office:value="0.00196629138978">
                <text:p>0.0019662913897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792557171641">
                <text:p>0.0792557171641</text:p>
              </table:table-cell>
              <table:table-cell office:value-type="float" office:value="0.00244887860099">
                <text:p>0.0024488786009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889130649273">
                <text:p>0.0889130649273</text:p>
              </table:table-cell>
              <table:table-cell office:value-type="float" office:value="0.00284246624666">
                <text:p>0.0028424662466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01789914582">
                <text:p>0.101789914582</text:p>
              </table:table-cell>
              <table:table-cell office:value-type="float" office:value="0.00337355401877">
                <text:p>0.0033735540187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1304419161">
                <text:p>0.11304419161</text:p>
              </table:table-cell>
              <table:table-cell office:value-type="float" office:value="0.00383442599174">
                <text:p>0.0038344259917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25878807636">
                <text:p>0.125878807636</text:p>
              </table:table-cell>
              <table:table-cell office:value-type="float" office:value="0.00430717138948">
                <text:p>0.0043071713894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37064331643">
                <text:p>0.137064331643</text:p>
              </table:table-cell>
              <table:table-cell office:value-type="float" office:value="0.00467967045351">
                <text:p>0.0046796704535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49849497736">
                <text:p>0.149849497736</text:p>
              </table:table-cell>
              <table:table-cell office:value-type="float" office:value="0.00504762303733">
                <text:p>0.0050476230373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64234551443">
                <text:p>0.164234551443</text:p>
              </table:table-cell>
              <table:table-cell office:value-type="float" office:value="0.00538402903064">
                <text:p>0.0053840290306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77021877573">
                <text:p>0.177021877573</text:p>
              </table:table-cell>
              <table:table-cell office:value-type="float" office:value="0.00563371963684">
                <text:p>0.0056337196368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91408446179">
                <text:p>0.191408446179</text:p>
              </table:table-cell>
              <table:table-cell office:value-type="float" office:value="0.0058496193205">
                <text:p>0.005849619320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205837669041">
                <text:p>0.205837669041</text:p>
              </table:table-cell>
              <table:table-cell office:value-type="float" office:value="0.00596614311572">
                <text:p>0.0059661431157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220249621744">
                <text:p>0.220249621744</text:p>
              </table:table-cell>
              <table:table-cell office:value-type="float" office:value="0.00594238643342">
                <text:p>0.0059423864334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234693868007">
                <text:p>0.234693868007</text:p>
              </table:table-cell>
              <table:table-cell office:value-type="float" office:value="0.00580871910394">
                <text:p>0.0058087191039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249203462779">
                <text:p>0.249203462779</text:p>
              </table:table-cell>
              <table:table-cell office:value-type="float" office:value="0.00561582077601">
                <text:p>0.0056158207760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265386578745">
                <text:p>0.265386578745</text:p>
              </table:table-cell>
              <table:table-cell office:value-type="float" office:value="0.00531238622547">
                <text:p>0.0053123862254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281608726081">
                <text:p>0.281608726081</text:p>
              </table:table-cell>
              <table:table-cell office:value-type="float" office:value="0.00481892773089">
                <text:p>0.0048189277308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296220109532">
                <text:p>0.296220109532</text:p>
              </table:table-cell>
              <table:table-cell office:value-type="float" office:value="0.00425196153025">
                <text:p>0.004251961530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314032028889">
                <text:p>0.314032028889</text:p>
              </table:table-cell>
              <table:table-cell office:value-type="float" office:value="0.0034329904982">
                <text:p>0.003432990498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330236143896">
                <text:p>0.330236143896</text:p>
              </table:table-cell>
              <table:table-cell office:value-type="float" office:value="0.00256306237105">
                <text:p>0.0025630623710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346450509326">
                <text:p>0.346450509326</text:p>
              </table:table-cell>
              <table:table-cell office:value-type="float" office:value="0.00157235442188">
                <text:p>0.0015723544218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364280344477">
                <text:p>0.364280344477</text:p>
              </table:table-cell>
              <table:table-cell office:value-type="float" office:value="0.000406752678734">
                <text:p>0.00040675267873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38048047995">
                <text:p>0.38048047995</text:p>
              </table:table-cell>
              <table:table-cell office:value-type="float" office:value="-0.000779216488049">
                <text:p>-0.00077921648804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398324091948">
                <text:p>0.398324091948</text:p>
              </table:table-cell>
              <table:table-cell office:value-type="float" office:value="-0.0022613365062">
                <text:p>-0.002261336506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416214004126">
                <text:p>0.416214004126</text:p>
              </table:table-cell>
              <table:table-cell office:value-type="float" office:value="-0.00387337662104">
                <text:p>-0.0038733766210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434223326025">
                <text:p>0.434223326025</text:p>
              </table:table-cell>
              <table:table-cell office:value-type="float" office:value="-0.00562444718141">
                <text:p>-0.0056244471814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452380218943">
                <text:p>0.452380218943</text:p>
              </table:table-cell>
              <table:table-cell office:value-type="float" office:value="-0.00756015746554">
                <text:p>-0.0075601574655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472473666139">
                <text:p>0.472473666139</text:p>
              </table:table-cell>
              <table:table-cell office:value-type="float" office:value="-0.00991306410738">
                <text:p>-0.0099130641073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490957172259">
                <text:p>0.490957172259</text:p>
              </table:table-cell>
              <table:table-cell office:value-type="float" office:value="-0.012218767143">
                <text:p>-0.01221876714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511145175852">
                <text:p>0.511145175852</text:p>
              </table:table-cell>
              <table:table-cell office:value-type="float" office:value="-0.0148863965665">
                <text:p>-0.014886396566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531336831044">
                <text:p>0.531336831044</text:p>
              </table:table-cell>
              <table:table-cell office:value-type="float" office:value="-0.0176563417198">
                <text:p>-0.017656341719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549836902627">
                <text:p>0.549836902627</text:p>
              </table:table-cell>
              <table:table-cell office:value-type="float" office:value="-0.0202605817007">
                <text:p>-0.020260581700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570013201176">
                <text:p>0.570013201176</text:p>
              </table:table-cell>
              <table:table-cell office:value-type="float" office:value="-0.0231397433672">
                <text:p>-0.023139743367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590207915679">
                <text:p>0.590207915679</text:p>
              </table:table-cell>
              <table:table-cell office:value-type="float" office:value="-0.0260120886079">
                <text:p>-0.026012088607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608727963811">
                <text:p>0.608727963811</text:p>
              </table:table-cell>
              <table:table-cell office:value-type="float" office:value="-0.0286439210091">
                <text:p>-0.028643921009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630615169515">
                <text:p>0.630615169515</text:p>
              </table:table-cell>
              <table:table-cell office:value-type="float" office:value="-0.0317533996833">
                <text:p>-0.031753399683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650814885631">
                <text:p>0.650814885631</text:p>
              </table:table-cell>
              <table:table-cell office:value-type="float" office:value="-0.0345904914072">
                <text:p>-0.034590491407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671074541275">
                <text:p>0.671074541275</text:p>
              </table:table-cell>
              <table:table-cell office:value-type="float" office:value="-0.0373679689746">
                <text:p>-0.037367968974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691113283177">
                <text:p>0.691113283177</text:p>
              </table:table-cell>
              <table:table-cell office:value-type="float" office:value="-0.0401142510426">
                <text:p>-0.040114251042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712617426467">
                <text:p>0.712617426467</text:p>
              </table:table-cell>
              <table:table-cell office:value-type="float" office:value="-0.0430906942608">
                <text:p>-0.043090694260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732447900991">
                <text:p>0.732447900991</text:p>
              </table:table-cell>
              <table:table-cell office:value-type="float" office:value="-0.0457957221727">
                <text:p>-0.045795722172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75393037189">
                <text:p>0.75393037189</text:p>
              </table:table-cell>
              <table:table-cell office:value-type="float" office:value="-0.0486348796511">
                <text:p>-0.048634879651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773777448426">
                <text:p>0.773777448426</text:p>
              </table:table-cell>
              <table:table-cell office:value-type="float" office:value="-0.0512118533983">
                <text:p>-0.051211853398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796944260233">
                <text:p>0.796944260233</text:p>
              </table:table-cell>
              <table:table-cell office:value-type="float" office:value="-0.0541362548568">
                <text:p>-0.054136254856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816814889611">
                <text:p>0.816814889611</text:p>
              </table:table-cell>
              <table:table-cell office:value-type="float" office:value="-0.0565192142244">
                <text:p>-0.056519214224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838357481688">
                <text:p>0.838357481688</text:p>
              </table:table-cell>
              <table:table-cell office:value-type="float" office:value="-0.0589649188457">
                <text:p>-0.058964918845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859847731009">
                <text:p>0.859847731009</text:p>
              </table:table-cell>
              <table:table-cell office:value-type="float" office:value="-0.0612732011338">
                <text:p>-0.061273201133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881138567247">
                <text:p>0.881138567247</text:p>
              </table:table-cell>
              <table:table-cell office:value-type="float" office:value="-0.063425548532">
                <text:p>-0.06342554853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902387465052">
                <text:p>0.902387465052</text:p>
              </table:table-cell>
              <table:table-cell office:value-type="float" office:value="-0.0654205421488">
                <text:p>-0.065420542148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923469883433">
                <text:p>0.923469883433</text:p>
              </table:table-cell>
              <table:table-cell office:value-type="float" office:value="-0.0672454261345">
                <text:p>-0.067245426134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946090821783">
                <text:p>0.946090821783</text:p>
              </table:table-cell>
              <table:table-cell office:value-type="float" office:value="-0.0690538301159">
                <text:p>-0.069053830115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967070704448">
                <text:p>0.967070704448</text:p>
              </table:table-cell>
              <table:table-cell office:value-type="float" office:value="-0.0705358883051">
                <text:p>-0.070535888305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989677303868">
                <text:p>0.989677303868</text:p>
              </table:table-cell>
              <table:table-cell office:value-type="float" office:value="-0.0719221801797">
                <text:p>-0.071922180179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01069166738">
                <text:p>1.01069166738</text:p>
              </table:table-cell>
              <table:table-cell office:value-type="float" office:value="-0.0730452173301">
                <text:p>-0.073045217330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0317394663">
                <text:p>1.0317394663</text:p>
              </table:table-cell>
              <table:table-cell office:value-type="float" office:value="-0.0738889636945">
                <text:p>-0.073888963694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0545739416">
                <text:p>1.0545739416</text:p>
              </table:table-cell>
              <table:table-cell office:value-type="float" office:value="-0.0745046508208">
                <text:p>-0.074504650820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07586807311">
                <text:p>1.07586807311</text:p>
              </table:table-cell>
              <table:table-cell office:value-type="float" office:value="-0.0747883343894">
                <text:p>-0.074788334389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09905953209">
                <text:p>1.09905953209</text:p>
              </table:table-cell>
              <table:table-cell office:value-type="float" office:value="-0.0747590588723">
                <text:p>-0.074759058872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12226150742">
                <text:p>1.12226150742</text:p>
              </table:table-cell>
              <table:table-cell office:value-type="float" office:value="-0.0744005054077">
                <text:p>-0.074400505407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14545314726">
                <text:p>1.14545314726</text:p>
              </table:table-cell>
              <table:table-cell office:value-type="float" office:value="-0.0736775222854">
                <text:p>-0.073677522285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16866352903">
                <text:p>1.16866352903</text:p>
              </table:table-cell>
              <table:table-cell office:value-type="float" office:value="-0.0726877946687">
                <text:p>-0.072687794668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19187206329">
                <text:p>1.19187206329</text:p>
              </table:table-cell>
              <table:table-cell office:value-type="float" office:value="-0.0713882020195">
                <text:p>-0.071388202019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21522079467">
                <text:p>1.21522079467</text:p>
              </table:table-cell>
              <table:table-cell office:value-type="float" office:value="-0.0697728650785">
                <text:p>-0.069772865078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23876202402">
                <text:p>1.23876202402</text:p>
              </table:table-cell>
              <table:table-cell office:value-type="float" office:value="-0.0679194587161">
                <text:p>-0.067919458716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26422238493">
                <text:p>1.26422238493</text:p>
              </table:table-cell>
              <table:table-cell office:value-type="float" office:value="-0.0657558913349">
                <text:p>-0.065755891334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28960984048">
                <text:p>1.28960984048</text:p>
              </table:table-cell>
              <table:table-cell office:value-type="float" office:value="-0.0633519817069">
                <text:p>-0.063351981706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31326627852">
                <text:p>1.31326627852</text:p>
              </table:table-cell>
              <table:table-cell office:value-type="float" office:value="-0.0609147279602">
                <text:p>-0.060914727960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34028776786">
                <text:p>1.34028776786</text:p>
              </table:table-cell>
              <table:table-cell office:value-type="float" office:value="-0.0578872155037">
                <text:p>-0.057887215503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36390620814">
                <text:p>1.36390620814</text:p>
              </table:table-cell>
              <table:table-cell office:value-type="float" office:value="-0.0551034428612">
                <text:p>-0.055103442861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39089612364">
                <text:p>1.39089612364</text:p>
              </table:table-cell>
              <table:table-cell office:value-type="float" office:value="-0.0518969064085">
                <text:p>-0.051896906408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41615352641">
                <text:p>1.41615352641</text:p>
              </table:table-cell>
              <table:table-cell office:value-type="float" office:value="-0.0486889951574">
                <text:p>-0.048688995157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44139218255">
                <text:p>1.44139218255</text:p>
              </table:table-cell>
              <table:table-cell office:value-type="float" office:value="-0.0453356845007">
                <text:p>-0.045335684500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46831662271">
                <text:p>1.46831662271</text:p>
              </table:table-cell>
              <table:table-cell office:value-type="float" office:value="-0.0417813954616">
                <text:p>-0.041781395461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4935500208">
                <text:p>1.4935500208</text:p>
              </table:table-cell>
              <table:table-cell office:value-type="float" office:value="-0.0383884495246">
                <text:p>-0.038388449524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51876969883">
                <text:p>1.51876969883</text:p>
              </table:table-cell>
              <table:table-cell office:value-type="float" office:value="-0.0348942516915">
                <text:p>-0.034894251691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54386947053">
                <text:p>1.54386947053</text:p>
              </table:table-cell>
              <table:table-cell office:value-type="float" office:value="-0.0313783730932">
                <text:p>-0.031378373093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5706364655">
                <text:p>1.5706364655</text:p>
              </table:table-cell>
              <table:table-cell office:value-type="float" office:value="-0.0276641339334">
                <text:p>-0.027664133933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59739249516">
                <text:p>1.59739249516</text:p>
              </table:table-cell>
              <table:table-cell office:value-type="float" office:value="-0.0238705157681">
                <text:p>-0.023870515768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62415500353">
                <text:p>1.62415500353</text:p>
              </table:table-cell>
              <table:table-cell office:value-type="float" office:value="-0.0201235871357">
                <text:p>-0.020123587135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64924822981">
                <text:p>1.64924822981</text:p>
              </table:table-cell>
              <table:table-cell office:value-type="float" office:value="-0.0166388160053">
                <text:p>-0.016638816005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676027149">
                <text:p>1.676027149</text:p>
              </table:table-cell>
              <table:table-cell office:value-type="float" office:value="-0.0128443320738">
                <text:p>-0.012844332073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70284535857">
                <text:p>1.70284535857</text:p>
              </table:table-cell>
              <table:table-cell office:value-type="float" office:value="-0.00908602592848">
                <text:p>-0.0090860259284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72970445035">
                <text:p>1.72970445035</text:p>
              </table:table-cell>
              <table:table-cell office:value-type="float" office:value="-0.00537811462906">
                <text:p>-0.0053781146290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75663726408">
                <text:p>1.75663726408</text:p>
              </table:table-cell>
              <table:table-cell office:value-type="float" office:value="-0.00171987759185">
                <text:p>-0.0017198775918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78525617587">
                <text:p>1.78525617587</text:p>
              </table:table-cell>
              <table:table-cell office:value-type="float" office:value="0.00214783410694">
                <text:p>0.0021478341069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8122058144">
                <text:p>1.8122058144</text:p>
              </table:table-cell>
              <table:table-cell office:value-type="float" office:value="0.00567912868646">
                <text:p>0.0056791286864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83915606459">
                <text:p>1.83915606459</text:p>
              </table:table-cell>
              <table:table-cell office:value-type="float" office:value="0.00920572017012">
                <text:p>0.0092057201701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86612880474">
                <text:p>1.86612880474</text:p>
              </table:table-cell>
              <table:table-cell office:value-type="float" office:value="0.0126431345976">
                <text:p>0.012643134597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89478326001">
                <text:p>1.89478326001</text:p>
              </table:table-cell>
              <table:table-cell office:value-type="float" office:value="0.0162359861428">
                <text:p>0.016235986142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92172696736">
                <text:p>1.92172696736</text:p>
              </table:table-cell>
              <table:table-cell office:value-type="float" office:value="0.0196398676072">
                <text:p>0.019639867607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95036406425">
                <text:p>1.95036406425</text:p>
              </table:table-cell>
              <table:table-cell office:value-type="float" office:value="0.0231825164847">
                <text:p>0.023182516484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97726772029">
                <text:p>1.97726772029</text:p>
              </table:table-cell>
              <table:table-cell office:value-type="float" office:value="0.0265479951978">
                <text:p>0.026547995197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.00585432505">
                <text:p>2.00585432505</text:p>
              </table:table-cell>
              <table:table-cell office:value-type="float" office:value="0.030210067256">
                <text:p>0.03021006725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.03276202503">
                <text:p>2.03276202503</text:p>
              </table:table-cell>
              <table:table-cell office:value-type="float" office:value="0.033542680382">
                <text:p>0.03354268038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.06135707417">
                <text:p>2.06135707417</text:p>
              </table:table-cell>
              <table:table-cell office:value-type="float" office:value="0.0370399739691">
                <text:p>0.037039973969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.08995306005">
                <text:p>2.08995306005</text:p>
              </table:table-cell>
              <table:table-cell office:value-type="float" office:value="0.0406272077888">
                <text:p>0.040627207788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.11855290289">
                <text:p>2.11855290289</text:p>
              </table:table-cell>
              <table:table-cell office:value-type="float" office:value="0.0440845792418">
                <text:p>0.044084579241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.14715214957">
                <text:p>2.14715214957</text:p>
              </table:table-cell>
              <table:table-cell office:value-type="float" office:value="0.0475469413318">
                <text:p>0.047546941331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.17405638578">
                <text:p>2.17405638578</text:p>
              </table:table-cell>
              <table:table-cell office:value-type="float" office:value="0.0509077252674">
                <text:p>0.050907725267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.20263402222">
                <text:p>2.20263402222</text:p>
              </table:table-cell>
              <table:table-cell office:value-type="float" office:value="0.0543499508595">
                <text:p>0.054349950859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.2327367737">
                <text:p>2.2327367737</text:p>
              </table:table-cell>
              <table:table-cell office:value-type="float" office:value="0.0580008769558">
                <text:p>0.058000876955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.26108675331">
                <text:p>2.26108675331</text:p>
              </table:table-cell>
              <table:table-cell office:value-type="float" office:value="0.0614850610003">
                <text:p>0.061485061000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.28936240339">
                <text:p>2.28936240339</text:p>
              </table:table-cell>
              <table:table-cell office:value-type="float" office:value="0.0649481360705">
                <text:p>0.064948136070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.31763097799">
                <text:p>2.31763097799</text:p>
              </table:table-cell>
              <table:table-cell office:value-type="float" office:value="0.0684703950195">
                <text:p>0.068470395019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.34588252712">
                <text:p>2.34588252712</text:p>
              </table:table-cell>
              <table:table-cell office:value-type="float" office:value="0.0719181987999">
                <text:p>0.071918198799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37409447448">
                <text:p>2.37409447448</text:p>
              </table:table-cell>
              <table:table-cell office:value-type="float" office:value="0.0752567456029">
                <text:p>0.075256745602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.40379834965">
                <text:p>2.40379834965</text:p>
              </table:table-cell>
              <table:table-cell office:value-type="float" office:value="0.0787832263641">
                <text:p>0.078783226364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.43342456999">
                <text:p>2.43342456999</text:p>
              </table:table-cell>
              <table:table-cell office:value-type="float" office:value="0.0820911685904">
                <text:p>0.082091168590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4614000926">
                <text:p>2.4614000926</text:p>
              </table:table-cell>
              <table:table-cell office:value-type="float" office:value="0.0851171275492">
                <text:p>0.085117127549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49102905953">
                <text:p>2.49102905953</text:p>
              </table:table-cell>
              <table:table-cell office:value-type="float" office:value="0.0882544475312">
                <text:p>0.088254447531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.51902157071">
                <text:p>2.51902157071</text:p>
              </table:table-cell>
              <table:table-cell office:value-type="float" office:value="0.0909581697509">
                <text:p>0.090958169750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.54869033697">
                <text:p>2.54869033697</text:p>
              </table:table-cell>
              <table:table-cell office:value-type="float" office:value="0.0936610932308">
                <text:p>0.093661093230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57835702956">
                <text:p>2.57835702956</text:p>
              </table:table-cell>
              <table:table-cell office:value-type="float" office:value="0.0962089623114">
                <text:p>0.096208962311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60805557409">
                <text:p>2.60805557409</text:p>
              </table:table-cell>
              <table:table-cell office:value-type="float" office:value="0.0985287187596">
                <text:p>0.098528718759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.63779214761">
                <text:p>2.63779214761</text:p>
              </table:table-cell>
              <table:table-cell office:value-type="float" office:value="0.100723284141">
                <text:p>0.10072328414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.66756236875">
                <text:p>2.66756236875</text:p>
              </table:table-cell>
              <table:table-cell office:value-type="float" office:value="0.10261109617">
                <text:p>0.1026110961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.69733298223">
                <text:p>2.69733298223</text:p>
              </table:table-cell>
              <table:table-cell office:value-type="float" office:value="0.104208691195">
                <text:p>0.10420869119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72877896276">
                <text:p>2.72877896276</text:p>
              </table:table-cell>
              <table:table-cell office:value-type="float" office:value="0.10577388664">
                <text:p>0.1057738866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.75856669335">
                <text:p>2.75856669335</text:p>
              </table:table-cell>
              <table:table-cell office:value-type="float" office:value="0.106940211057">
                <text:p>0.10694021105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.78835907301">
                <text:p>2.78835907301</text:p>
              </table:table-cell>
              <table:table-cell office:value-type="float" office:value="0.107950589571">
                <text:p>0.10795058957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.81815539864">
                <text:p>2.81815539864</text:p>
              </table:table-cell>
              <table:table-cell office:value-type="float" office:value="0.108799794934">
                <text:p>0.10879979493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84795705585">
                <text:p>2.84795705585</text:p>
              </table:table-cell>
              <table:table-cell office:value-type="float" office:value="0.10932138327">
                <text:p>0.1093213832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87943144908">
                <text:p>2.87943144908</text:p>
              </table:table-cell>
              <table:table-cell office:value-type="float" office:value="0.109689659573">
                <text:p>0.10968965957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90923444643">
                <text:p>2.90923444643</text:p>
              </table:table-cell>
              <table:table-cell office:value-type="float" office:value="0.109737922344">
                <text:p>0.10973792234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94069113064">
                <text:p>2.94069113064</text:p>
              </table:table-cell>
              <table:table-cell office:value-type="float" office:value="0.109569631016">
                <text:p>0.10956963101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.97048986112">
                <text:p>2.97048986112</text:p>
              </table:table-cell>
              <table:table-cell office:value-type="float" office:value="0.109243379924">
                <text:p>0.10924337992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.00192096665">
                <text:p>3.00192096665</text:p>
              </table:table-cell>
              <table:table-cell office:value-type="float" office:value="0.108588482935">
                <text:p>0.10858848293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.03169181164">
                <text:p>3.03169181164</text:p>
              </table:table-cell>
              <table:table-cell office:value-type="float" office:value="0.107764896477">
                <text:p>0.10776489647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.06310913454">
                <text:p>3.06310913454</text:p>
              </table:table-cell>
              <table:table-cell office:value-type="float" office:value="0.106709532216">
                <text:p>0.10670953221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.09451434541">
                <text:p>3.09451434541</text:p>
              </table:table-cell>
              <table:table-cell office:value-type="float" office:value="0.105385453252">
                <text:p>0.10538545325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.12588180253">
                <text:p>3.12588180253</text:p>
              </table:table-cell>
              <table:table-cell office:value-type="float" office:value="0.103945571887">
                <text:p>0.10394557188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.15558277971">
                <text:p>3.15558277971</text:p>
              </table:table-cell>
              <table:table-cell office:value-type="float" office:value="0.102300742862">
                <text:p>0.10230074286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.18691688317">
                <text:p>3.18691688317</text:p>
              </table:table-cell>
              <table:table-cell office:value-type="float" office:value="0.100562273281">
                <text:p>0.10056227328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.21821847625">
                <text:p>3.21821847625</text:p>
              </table:table-cell>
              <table:table-cell office:value-type="float" office:value="0.0988179887044">
                <text:p>0.098817988704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.24612109223">
                <text:p>3.24612109223</text:p>
              </table:table-cell>
              <table:table-cell office:value-type="float" office:value="0.0969858034454">
                <text:p>0.096985803445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.27718205872">
                <text:p>3.27718205872</text:p>
              </table:table-cell>
              <table:table-cell office:value-type="float" office:value="0.0946314993507">
                <text:p>0.094631499350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.30640609252">
                <text:p>3.30640609252</text:p>
              </table:table-cell>
              <table:table-cell office:value-type="float" office:value="0.0919147043632">
                <text:p>0.091914704363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.3369942793">
                <text:p>3.3369942793</text:p>
              </table:table-cell>
              <table:table-cell office:value-type="float" office:value="0.0883052049625">
                <text:p>0.088305204962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.36743478827">
                <text:p>3.36743478827</text:p>
              </table:table-cell>
              <table:table-cell office:value-type="float" office:value="0.0843818452675">
                <text:p>0.084381845267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.39769585977">
                <text:p>3.39769585977</text:p>
              </table:table-cell>
              <table:table-cell office:value-type="float" office:value="0.0802083184077">
                <text:p>0.080208318407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.42790524958">
                <text:p>3.42790524958</text:p>
              </table:table-cell>
              <table:table-cell office:value-type="float" office:value="0.0758167766474">
                <text:p>0.075816776647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.45775879067">
                <text:p>3.45775879067</text:p>
              </table:table-cell>
              <table:table-cell office:value-type="float" office:value="0.0711713583293">
                <text:p>0.071171358329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.48731519405">
                <text:p>3.48731519405</text:p>
              </table:table-cell>
              <table:table-cell office:value-type="float" office:value="0.0661433013992">
                <text:p>0.066143301399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.51629812265">
                <text:p>3.51629812265</text:p>
              </table:table-cell>
              <table:table-cell office:value-type="float" office:value="0.0609806550758">
                <text:p>0.060980655075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.54503635061">
                <text:p>3.54503635061</text:p>
              </table:table-cell>
              <table:table-cell office:value-type="float" office:value="0.0554077723825">
                <text:p>0.055407772382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.57360121894">
                <text:p>3.57360121894</text:p>
              </table:table-cell>
              <table:table-cell office:value-type="float" office:value="0.0495096645254">
                <text:p>0.049509664525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.60355609968">
                <text:p>3.60355609968</text:p>
              </table:table-cell>
              <table:table-cell office:value-type="float" office:value="0.0429387247638">
                <text:p>0.042938724763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.63327477522">
                <text:p>3.63327477522</text:p>
              </table:table-cell>
              <table:table-cell office:value-type="float" office:value="0.0357749368365">
                <text:p>0.035774936836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.66133937873">
                <text:p>3.66133937873</text:p>
              </table:table-cell>
              <table:table-cell office:value-type="float" office:value="0.0284724516386">
                <text:p>0.028472451638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.69055447153">
                <text:p>3.69055447153</text:p>
              </table:table-cell>
              <table:table-cell office:value-type="float" office:value="0.0201629096102">
                <text:p>0.020162909610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.71949591381">
                <text:p>3.71949591381</text:p>
              </table:table-cell>
              <table:table-cell office:value-type="float" office:value="0.0110687286771">
                <text:p>0.011068728677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.74816839754">
                <text:p>3.74816839754</text:p>
              </table:table-cell>
              <table:table-cell office:value-type="float" office:value="0.0012682219225">
                <text:p>0.001268221922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.77507411765">
                <text:p>3.77507411765</text:p>
              </table:table-cell>
              <table:table-cell office:value-type="float" office:value="-0.00883712932619">
                <text:p>-0.0088371293261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.80168581875">
                <text:p>3.80168581875</text:p>
              </table:table-cell>
              <table:table-cell office:value-type="float" office:value="-0.0197143443424">
                <text:p>-0.019714344342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.82922584663">
                <text:p>3.82922584663</text:p>
              </table:table-cell>
              <table:table-cell office:value-type="float" office:value="-0.0319219608511">
                <text:p>-0.031921960851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.85777190854">
                <text:p>3.85777190854</text:p>
              </table:table-cell>
              <table:table-cell office:value-type="float" office:value="-0.0453758307498">
                <text:p>-0.045375830749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.88312336635">
                <text:p>3.88312336635</text:p>
              </table:table-cell>
              <table:table-cell office:value-type="float" office:value="-0.0581246822848">
                <text:p>-0.058124682284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.91067606165">
                <text:p>3.91067606165</text:p>
              </table:table-cell>
              <table:table-cell office:value-type="float" office:value="-0.0727649937441">
                <text:p>-0.072764993744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.93519753442">
                <text:p>3.93519753442</text:p>
              </table:table-cell>
              <table:table-cell office:value-type="float" office:value="-0.0865730764639">
                <text:p>-0.086573076463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.96051843696">
                <text:p>3.96051843696</text:p>
              </table:table-cell>
              <table:table-cell office:value-type="float" office:value="-0.101760819833">
                <text:p>-0.10176081983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.98521743492">
                <text:p>3.98521743492</text:p>
              </table:table-cell>
              <table:table-cell office:value-type="float" office:value="-0.117349981068">
                <text:p>-0.11734998106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.00907465604">
                <text:p>4.00907465604</text:p>
              </table:table-cell>
              <table:table-cell office:value-type="float" office:value="-0.133399175661">
                <text:p>-0.13339917566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.03187467926">
                <text:p>4.03187467926</text:p>
              </table:table-cell>
              <table:table-cell office:value-type="float" office:value="-0.150139646108">
                <text:p>-0.15013964610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.05388863974">
                <text:p>4.05388863974</text:p>
              </table:table-cell>
              <table:table-cell office:value-type="float" office:value="-0.167701948471">
                <text:p>-0.16770194847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.07575880822">
                <text:p>4.07575880822</text:p>
              </table:table-cell>
              <table:table-cell office:value-type="float" office:value="-0.186623550432">
                <text:p>-0.18662355043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.09563524185">
                <text:p>4.09563524185</text:p>
              </table:table-cell>
              <table:table-cell office:value-type="float" office:value="-0.205253455995">
                <text:p>-0.20525345599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.11387838318">
                <text:p>4.11387838318</text:p>
              </table:table-cell>
              <table:table-cell office:value-type="float" office:value="-0.223516369232">
                <text:p>-0.22351636923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.13241784007">
                <text:p>4.13241784007</text:p>
              </table:table-cell>
              <table:table-cell office:value-type="float" office:value="-0.243218519709">
                <text:p>-0.24321851970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.1501862922">
                <text:p>4.1501862922</text:p>
              </table:table-cell>
              <table:table-cell office:value-type="float" office:value="-0.263496890113">
                <text:p>-0.26349689011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.16811426116">
                <text:p>4.16811426116</text:p>
              </table:table-cell>
              <table:table-cell office:value-type="float" office:value="-0.285314187699">
                <text:p>-0.28531418769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.18434735703">
                <text:p>4.18434735703</text:p>
              </table:table-cell>
              <table:table-cell office:value-type="float" office:value="-0.306738900403">
                <text:p>-0.30673890040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.20021084176">
                <text:p>4.20021084176</text:p>
              </table:table-cell>
              <table:table-cell office:value-type="float" office:value="-0.329825927299">
                <text:p>-0.32982592729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.21438113409">
                <text:p>4.21438113409</text:p>
              </table:table-cell>
              <table:table-cell office:value-type="float" office:value="-0.352477834066">
                <text:p>-0.35247783406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.22749736364">
                <text:p>4.22749736364</text:p>
              </table:table-cell>
              <table:table-cell office:value-type="float" office:value="-0.375669148508">
                <text:p>-0.37566914850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.23957319469">
                <text:p>4.23957319469</text:p>
              </table:table-cell>
              <table:table-cell office:value-type="float" office:value="-0.399500343694">
                <text:p>-0.39950034369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.25100158183">
                <text:p>4.25100158183</text:p>
              </table:table-cell>
              <table:table-cell office:value-type="float" office:value="-0.424394810084">
                <text:p>-0.42439481008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.26084779746">
                <text:p>4.26084779746</text:p>
              </table:table-cell>
              <table:table-cell office:value-type="float" office:value="-0.448286558512">
                <text:p>-0.44828655851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.27002113479">
                <text:p>4.27002113479</text:p>
              </table:table-cell>
              <table:table-cell office:value-type="float" office:value="-0.473615998369">
                <text:p>-0.47361599836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.27803621513">
                <text:p>4.27803621513</text:p>
              </table:table-cell>
              <table:table-cell office:value-type="float" office:value="-0.499268537858">
                <text:p>-0.49926853785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.28456358536">
                <text:p>4.28456358536</text:p>
              </table:table-cell>
              <table:table-cell office:value-type="float" office:value="-0.524078218299">
                <text:p>-0.52407821829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.29028257133">
                <text:p>4.29028257133</text:p>
              </table:table-cell>
              <table:table-cell office:value-type="float" office:value="-0.550538149551">
                <text:p>-0.55053814955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.29496159016">
                <text:p>4.29496159016</text:p>
              </table:table-cell>
              <table:table-cell office:value-type="float" office:value="-0.577244942029">
                <text:p>-0.57724494202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.29851262876">
                <text:p>4.29851262876</text:p>
              </table:table-cell>
              <table:table-cell office:value-type="float" office:value="-0.604277768257">
                <text:p>-0.60427776825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.30084690767">
                <text:p>4.30084690767</text:p>
              </table:table-cell>
              <table:table-cell office:value-type="float" office:value="-0.630191324392">
                <text:p>-0.63019132439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.30203180865">
                <text:p>4.30203180865</text:p>
              </table:table-cell>
              <table:table-cell office:value-type="float" office:value="-0.657480295191">
                <text:p>-0.65748029519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.30201963539">
                <text:p>4.30201963539</text:p>
              </table:table-cell>
              <table:table-cell office:value-type="float" office:value="-0.684898467727">
                <text:p>-0.68489846772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.30087688268">
                <text:p>4.30087688268</text:p>
              </table:table-cell>
              <table:table-cell office:value-type="float" office:value="-0.713146534593">
                <text:p>-0.71314653459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.29846286552">
                <text:p>4.29846286552</text:p>
              </table:table-cell>
              <table:table-cell office:value-type="float" office:value="-0.741950083052">
                <text:p>-0.74195008305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.29476488294">
                <text:p>4.29476488294</text:p>
              </table:table-cell>
              <table:table-cell office:value-type="float" office:value="-0.771978719542">
                <text:p>-0.77197871954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.28963483027">
                <text:p>4.28963483027</text:p>
              </table:table-cell>
              <table:table-cell office:value-type="float" office:value="-0.802574991296">
                <text:p>-0.80257499129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.28307832816">
                <text:p>4.28307832816</text:p>
              </table:table-cell>
              <table:table-cell office:value-type="float" office:value="-0.833412581869">
                <text:p>-0.83341258186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.27516549927">
                <text:p>4.27516549927</text:p>
              </table:table-cell>
              <table:table-cell office:value-type="float" office:value="-0.864103868981">
                <text:p>-0.86410386898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.26649619936">
                <text:p>4.26649619936</text:p>
              </table:table-cell>
              <table:table-cell office:value-type="float" office:value="-0.893254223481">
                <text:p>-0.89325422348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.25599882612">
                <text:p>4.25599882612</text:p>
              </table:table-cell>
              <table:table-cell office:value-type="float" office:value="-0.924165358036">
                <text:p>-0.92416535803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.24425222935">
                <text:p>4.24425222935</text:p>
              </table:table-cell>
              <table:table-cell office:value-type="float" office:value="-0.955032006571">
                <text:p>-0.95503200657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.23109013624">
                <text:p>4.23109013624</text:p>
              </table:table-cell>
              <table:table-cell office:value-type="float" office:value="-0.986636953477">
                <text:p>-0.98663695347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.21749151613">
                <text:p>4.21749151613</text:p>
              </table:table-cell>
              <table:table-cell office:value-type="float" office:value="-1.01684838204">
                <text:p>-1.0168483820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.20286526943">
                <text:p>4.20286526943</text:p>
              </table:table-cell>
              <table:table-cell office:value-type="float" office:value="-1.04752609008">
                <text:p>-1.0475260900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.18671926726">
                <text:p>4.18671926726</text:p>
              </table:table-cell>
              <table:table-cell office:value-type="float" office:value="-1.07935138695">
                <text:p>-1.0793513869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.16983937018">
                <text:p>4.16983937018</text:p>
              </table:table-cell>
              <table:table-cell office:value-type="float" office:value="-1.11079422754">
                <text:p>-1.1107942275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.15325024578">
                <text:p>4.15325024578</text:p>
              </table:table-cell>
              <table:table-cell office:value-type="float" office:value="-1.14058467128">
                <text:p>-1.1405846712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.13680031192">
                <text:p>4.13680031192</text:p>
              </table:table-cell>
              <table:table-cell office:value-type="float" office:value="-1.16938248544">
                <text:p>-1.1693824854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.1203352041">
                <text:p>4.1203352041</text:p>
              </table:table-cell>
              <table:table-cell office:value-type="float" office:value="-1.19759768527">
                <text:p>-1.1975976852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.10494767469">
                <text:p>4.10494767469</text:p>
              </table:table-cell>
              <table:table-cell office:value-type="float" office:value="-1.22437270478">
                <text:p>-1.2243727047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.08907979945">
                <text:p>4.08907979945</text:p>
              </table:table-cell>
              <table:table-cell office:value-type="float" office:value="-1.25265287895">
                <text:p>-1.2526528789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.07444607606">
                <text:p>4.07444607606</text:p>
              </table:table-cell>
              <table:table-cell office:value-type="float" office:value="-1.27955872661">
                <text:p>-1.2795587266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.05986068921">
                <text:p>4.05986068921</text:p>
              </table:table-cell>
              <table:table-cell office:value-type="float" office:value="-1.30643686994">
                <text:p>-1.3064368699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.04454119111">
                <text:p>4.04454119111</text:p>
              </table:table-cell>
              <table:table-cell office:value-type="float" office:value="-1.33460806174">
                <text:p>-1.3346080617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.03034976951">
                <text:p>4.03034976951</text:p>
              </table:table-cell>
              <table:table-cell office:value-type="float" office:value="-1.36328900914">
                <text:p>-1.3632890091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.01787902949">
                <text:p>4.01787902949</text:p>
              </table:table-cell>
              <table:table-cell office:value-type="float" office:value="-1.39100582945">
                <text:p>-1.3910058294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.00608114902">
                <text:p>4.00608114902</text:p>
              </table:table-cell>
              <table:table-cell office:value-type="float" office:value="-1.42073564719">
                <text:p>-1.4207356471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.99592127276">
                <text:p>3.99592127276</text:p>
              </table:table-cell>
              <table:table-cell office:value-type="float" office:value="-1.44937939973">
                <text:p>-1.4493793997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.98678112715">
                <text:p>3.98678112715</text:p>
              </table:table-cell>
              <table:table-cell office:value-type="float" office:value="-1.48000945801">
                <text:p>-1.4800094580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.98142944259">
                <text:p>3.98142944259</text:p>
              </table:table-cell>
              <table:table-cell office:value-type="float" office:value="-1.50832093309">
                <text:p>-1.5083209330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.97732077186">
                <text:p>3.97732077186</text:p>
              </table:table-cell>
              <table:table-cell office:value-type="float" office:value="-1.53683199169">
                <text:p>-1.5368319916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.97322094631">
                <text:p>3.97322094631</text:p>
              </table:table-cell>
              <table:table-cell office:value-type="float" office:value="-1.56695996347">
                <text:p>-1.5669599634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.9692039375">
                <text:p>3.9692039375</text:p>
              </table:table-cell>
              <table:table-cell office:value-type="float" office:value="-1.59388968498">
                <text:p>-1.5938896849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.96434342031">
                <text:p>3.96434342031</text:p>
              </table:table-cell>
              <table:table-cell office:value-type="float" office:value="-1.6222955794">
                <text:p>-1.622295579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.95973412033">
                <text:p>3.95973412033</text:p>
              </table:table-cell>
              <table:table-cell office:value-type="float" office:value="-1.64912339478">
                <text:p>-1.6491233947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.95498295368">
                <text:p>3.95498295368</text:p>
              </table:table-cell>
              <table:table-cell office:value-type="float" office:value="-1.67754912054">
                <text:p>-1.6775491205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.950052887">
                <text:p>3.950052887</text:p>
              </table:table-cell>
              <table:table-cell office:value-type="float" office:value="-1.70594217694">
                <text:p>-1.7059421769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.94566427567">
                <text:p>3.94566427567</text:p>
              </table:table-cell>
              <table:table-cell office:value-type="float" office:value="-1.73280952481">
                <text:p>-1.7328095248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.94174847301">
                <text:p>3.94174847301</text:p>
              </table:table-cell>
              <table:table-cell office:value-type="float" office:value="-1.75974472038">
                <text:p>-1.7597447203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.93782455067">
                <text:p>3.93782455067</text:p>
              </table:table-cell>
              <table:table-cell office:value-type="float" office:value="-1.78830655166">
                <text:p>-1.7883065516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.93341458197">
                <text:p>3.93341458197</text:p>
              </table:table-cell>
              <table:table-cell office:value-type="float" office:value="-1.82485576454">
                <text:p>-1.8248557645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.93125777107">
                <text:p>3.93125777107</text:p>
              </table:table-cell>
              <table:table-cell office:value-type="float" office:value="-1.85200921897">
                <text:p>-1.8520092189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.92999508776">
                <text:p>3.92999508776</text:p>
              </table:table-cell>
              <table:table-cell office:value-type="float" office:value="-1.88083383506">
                <text:p>-1.8808338350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.9296530608">
                <text:p>3.9296530608</text:p>
              </table:table-cell>
              <table:table-cell office:value-type="float" office:value="-1.90970661277">
                <text:p>-1.9097066127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.9298108207">
                <text:p>3.9298108207</text:p>
              </table:table-cell>
              <table:table-cell office:value-type="float" office:value="-1.93698301331">
                <text:p>-1.9369830133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.93030180533">
                <text:p>3.93030180533</text:p>
              </table:table-cell>
              <table:table-cell office:value-type="float" office:value="-1.96425942188">
                <text:p>-1.9642594218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.93131497317">
                <text:p>3.93131497317</text:p>
              </table:table-cell>
              <table:table-cell office:value-type="float" office:value="-1.99314434027">
                <text:p>-1.9931443402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.93268645547">
                <text:p>3.93268645547</text:p>
              </table:table-cell>
              <table:table-cell office:value-type="float" office:value="-2.02039097252">
                <text:p>-2.0203909725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.93484833927">
                <text:p>3.93484833927</text:p>
              </table:table-cell>
              <table:table-cell office:value-type="float" office:value="-2.04915158353">
                <text:p>-2.0491515835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.93728306647">
                <text:p>3.93728306647</text:p>
              </table:table-cell>
              <table:table-cell office:value-type="float" office:value="-2.07632638359">
                <text:p>-2.0763263835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.9403435134">
                <text:p>3.9403435134</text:p>
              </table:table-cell>
              <table:table-cell office:value-type="float" office:value="-2.1033327092">
                <text:p>-2.103332709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.94413067828">
                <text:p>3.94413067828</text:p>
              </table:table-cell>
              <table:table-cell office:value-type="float" office:value="-2.13183699538">
                <text:p>-2.1318369953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.94842759565">
                <text:p>3.94842759565</text:p>
              </table:table-cell>
              <table:table-cell office:value-type="float" office:value="-2.15865888109">
                <text:p>-2.1586588810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.95367194244">
                <text:p>3.95367194244</text:p>
              </table:table-cell>
              <table:table-cell office:value-type="float" office:value="-2.18692895833">
                <text:p>-2.1869289583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.95915348613">
                <text:p>3.95915348613</text:p>
              </table:table-cell>
              <table:table-cell office:value-type="float" office:value="-2.21342349016">
                <text:p>-2.2134234901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.96537317281">
                <text:p>3.96537317281</text:p>
              </table:table-cell>
              <table:table-cell office:value-type="float" office:value="-2.23972178773">
                <text:p>-2.2397217877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.97232413187">
                <text:p>3.97232413187</text:p>
              </table:table-cell>
              <table:table-cell office:value-type="float" office:value="-2.26578172812">
                <text:p>-2.2657817281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.98050986749">
                <text:p>3.98050986749</text:p>
              </table:table-cell>
              <table:table-cell office:value-type="float" office:value="-2.29310118514">
                <text:p>-2.2931011851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.98886224693">
                <text:p>3.98886224693</text:p>
              </table:table-cell>
              <table:table-cell office:value-type="float" office:value="-2.31872130659">
                <text:p>-2.3187213065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.99833701693">
                <text:p>3.99833701693</text:p>
              </table:table-cell>
              <table:table-cell office:value-type="float" office:value="-2.34565042551">
                <text:p>-2.3456504255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.0079645447">
                <text:p>4.0079645447</text:p>
              </table:table-cell>
              <table:table-cell office:value-type="float" office:value="-2.37083550064">
                <text:p>-2.3708355006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.01836720937">
                <text:p>4.01836720937</text:p>
              </table:table-cell>
              <table:table-cell office:value-type="float" office:value="-2.39569768795">
                <text:p>-2.3956976879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.03004608286">
                <text:p>4.03004608286</text:p>
              </table:table-cell>
              <table:table-cell office:value-type="float" office:value="-2.42141077691">
                <text:p>-2.4214107769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.04156507506">
                <text:p>4.04156507506</text:p>
              </table:table-cell>
              <table:table-cell office:value-type="float" office:value="-2.44537572169">
                <text:p>-2.4453757216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.05380763593">
                <text:p>4.05380763593</text:p>
              </table:table-cell>
              <table:table-cell office:value-type="float" office:value="-2.4688988017">
                <text:p>-2.468898801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.06681809163">
                <text:p>4.06681809163</text:p>
              </table:table-cell>
              <table:table-cell office:value-type="float" office:value="-2.49196964157">
                <text:p>-2.4919696415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.08150814394">
                <text:p>4.08150814394</text:p>
              </table:table-cell>
              <table:table-cell office:value-type="float" office:value="-2.51593352585">
                <text:p>-2.5159335258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.0959965419">
                <text:p>4.0959965419</text:p>
              </table:table-cell>
              <table:table-cell office:value-type="float" office:value="-2.53812282294">
                <text:p>-2.5381228229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.11117020161">
                <text:p>4.11117020161</text:p>
              </table:table-cell>
              <table:table-cell office:value-type="float" office:value="-2.55990442515">
                <text:p>-2.5599044251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.12796336205">
                <text:p>4.12796336205</text:p>
              </table:table-cell>
              <table:table-cell office:value-type="float" office:value="-2.58246618547">
                <text:p>-2.5824661854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.14447648178">
                <text:p>4.14447648178</text:p>
              </table:table-cell>
              <table:table-cell office:value-type="float" office:value="-2.60326133451">
                <text:p>-2.6032613345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.16152857022">
                <text:p>4.16152857022</text:p>
              </table:table-cell>
              <table:table-cell office:value-type="float" office:value="-2.62346355206">
                <text:p>-2.6234635520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.17921720417">
                <text:p>4.17921720417</text:p>
              </table:table-cell>
              <table:table-cell office:value-type="float" office:value="-2.64316760685">
                <text:p>-2.6431676068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.19741443922">
                <text:p>4.19741443922</text:p>
              </table:table-cell>
              <table:table-cell office:value-type="float" office:value="-2.66218100432">
                <text:p>-2.6621810043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.21597069852">
                <text:p>4.21597069852</text:p>
              </table:table-cell>
              <table:table-cell office:value-type="float" office:value="-2.68031069493">
                <text:p>-2.6803106949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.23506648124">
                <text:p>4.23506648124</text:p>
              </table:table-cell>
              <table:table-cell office:value-type="float" office:value="-2.69761411328">
                <text:p>-2.6976141132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.25468138351">
                <text:p>4.25468138351</text:p>
              </table:table-cell>
              <table:table-cell office:value-type="float" office:value="-2.71425586544">
                <text:p>-2.7142558654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.27448444235">
                <text:p>4.27448444235</text:p>
              </table:table-cell>
              <table:table-cell office:value-type="float" office:value="-2.73046315791">
                <text:p>-2.7304631579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.29366344229">
                <text:p>4.29366344229</text:p>
              </table:table-cell>
              <table:table-cell office:value-type="float" office:value="-2.74506828917">
                <text:p>-2.7450682891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.31460992769">
                <text:p>4.31460992769</text:p>
              </table:table-cell>
              <table:table-cell office:value-type="float" office:value="-2.75982532449">
                <text:p>-2.7598253244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.33605447414">
                <text:p>4.33605447414</text:p>
              </table:table-cell>
              <table:table-cell office:value-type="float" office:value="-2.77383509882">
                <text:p>-2.7738350988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.35774973242">
                <text:p>4.35774973242</text:p>
              </table:table-cell>
              <table:table-cell office:value-type="float" office:value="-2.78698522385">
                <text:p>-2.7869852238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.37997405683">
                <text:p>4.37997405683</text:p>
              </table:table-cell>
              <table:table-cell office:value-type="float" office:value="-2.79919340837">
                <text:p>-2.7991934083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.40262006954">
                <text:p>4.40262006954</text:p>
              </table:table-cell>
              <table:table-cell office:value-type="float" office:value="-2.8104974979">
                <text:p>-2.810497497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.4242570494">
                <text:p>4.4242570494</text:p>
              </table:table-cell>
              <table:table-cell office:value-type="float" office:value="-2.82040625881">
                <text:p>-2.8204062588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.44761086222">
                <text:p>4.44761086222</text:p>
              </table:table-cell>
              <table:table-cell office:value-type="float" office:value="-2.83009287303">
                <text:p>-2.8300928730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.47127822555">
                <text:p>4.47127822555</text:p>
              </table:table-cell>
              <table:table-cell office:value-type="float" office:value="-2.8389416695">
                <text:p>-2.838941669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.49530667124">
                <text:p>4.49530667124</text:p>
              </table:table-cell>
              <table:table-cell office:value-type="float" office:value="-2.84680043264">
                <text:p>-2.8468004326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.51818564938">
                <text:p>4.51818564938</text:p>
              </table:table-cell>
              <table:table-cell office:value-type="float" office:value="-2.85323482413">
                <text:p>-2.8532348241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.54272545048">
                <text:p>4.54272545048</text:p>
              </table:table-cell>
              <table:table-cell office:value-type="float" office:value="-2.8589832465">
                <text:p>-2.858983246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.56740900144">
                <text:p>4.56740900144</text:p>
              </table:table-cell>
              <table:table-cell office:value-type="float" office:value="-2.86380718007">
                <text:p>-2.8638071800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.59227564213">
                <text:p>4.59227564213</text:p>
              </table:table-cell>
              <table:table-cell office:value-type="float" office:value="-2.86738152629">
                <text:p>-2.8673815262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.61724734349">
                <text:p>4.61724734349</text:p>
              </table:table-cell>
              <table:table-cell office:value-type="float" office:value="-2.86989292267">
                <text:p>-2.8698929226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.64080421575">
                <text:p>4.64080421575</text:p>
              </table:table-cell>
              <table:table-cell office:value-type="float" office:value="-2.87127250894">
                <text:p>-2.8712725089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.66643956443">
                <text:p>4.66643956443</text:p>
              </table:table-cell>
              <table:table-cell office:value-type="float" office:value="-2.87183824012">
                <text:p>-2.8718382401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.69308971044">
                <text:p>4.69308971044</text:p>
              </table:table-cell>
              <table:table-cell office:value-type="float" office:value="-2.87130835005">
                <text:p>-2.8713083500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.72065917404">
                <text:p>4.72065917404</text:p>
              </table:table-cell>
              <table:table-cell office:value-type="float" office:value="-2.86939114173">
                <text:p>-2.8693911417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.74942291109">
                <text:p>4.74942291109</text:p>
              </table:table-cell>
              <table:table-cell office:value-type="float" office:value="-2.86600555387">
                <text:p>-2.8660055538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.77793487062">
                <text:p>4.77793487062</text:p>
              </table:table-cell>
              <table:table-cell office:value-type="float" office:value="-2.86156029277">
                <text:p>-2.8615602927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.80627924107">
                <text:p>4.80627924107</text:p>
              </table:table-cell>
              <table:table-cell office:value-type="float" office:value="-2.85614264775">
                <text:p>-2.8561426477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.83620140174">
                <text:p>4.83620140174</text:p>
              </table:table-cell>
              <table:table-cell office:value-type="float" office:value="-2.84989186824">
                <text:p>-2.8498918682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.86435935506">
                <text:p>4.86435935506</text:p>
              </table:table-cell>
              <table:table-cell office:value-type="float" office:value="-2.84357203401">
                <text:p>-2.8435720340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.89410362197">
                <text:p>4.89410362197</text:p>
              </table:table-cell>
              <table:table-cell office:value-type="float" office:value="-2.8365195472">
                <text:p>-2.836519547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.92383092946">
                <text:p>4.92383092946</text:p>
              </table:table-cell>
              <table:table-cell office:value-type="float" office:value="-2.82944773771">
                <text:p>-2.8294477377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.95354380211">
                <text:p>4.95354380211</text:p>
              </table:table-cell>
              <table:table-cell office:value-type="float" office:value="-2.82242029588">
                <text:p>-2.8224202958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.98444718331">
                <text:p>4.98444718331</text:p>
              </table:table-cell>
              <table:table-cell office:value-type="float" office:value="-2.81517293632">
                <text:p>-2.8151729363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5.01476982897">
                <text:p>5.01476982897</text:p>
              </table:table-cell>
              <table:table-cell office:value-type="float" office:value="-2.80794228048">
                <text:p>-2.8079422804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5.04467068773">
                <text:p>5.04467068773</text:p>
              </table:table-cell>
              <table:table-cell office:value-type="float" office:value="-2.80074602136">
                <text:p>-2.8007460213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5.07608380455">
                <text:p>5.07608380455</text:p>
              </table:table-cell>
              <table:table-cell office:value-type="float" office:value="-2.79304025199">
                <text:p>-2.7930402519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.10593445418">
                <text:p>5.10593445418</text:p>
              </table:table-cell>
              <table:table-cell office:value-type="float" office:value="-2.78570094217">
                <text:p>-2.7857009421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5.13904475763">
                <text:p>5.13904475763</text:p>
              </table:table-cell>
              <table:table-cell office:value-type="float" office:value="-2.77781307124">
                <text:p>-2.7778130712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.17221255027">
                <text:p>5.17221255027</text:p>
              </table:table-cell>
              <table:table-cell office:value-type="float" office:value="-2.7701846906">
                <text:p>-2.770184690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.20679717838">
                <text:p>5.20679717838</text:p>
              </table:table-cell>
              <table:table-cell office:value-type="float" office:value="-2.76252393235">
                <text:p>-2.7625239323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.24133819672">
                <text:p>5.24133819672</text:p>
              </table:table-cell>
              <table:table-cell office:value-type="float" office:value="-2.7553537951">
                <text:p>-2.755353795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5.27901311803">
                <text:p>5.27901311803</text:p>
              </table:table-cell>
              <table:table-cell office:value-type="float" office:value="-2.74767876506">
                <text:p>-2.7476787650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5.31528208819">
                <text:p>5.31528208819</text:p>
              </table:table-cell>
              <table:table-cell office:value-type="float" office:value="-2.74066728238">
                <text:p>-2.7406672823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5.35344067332">
                <text:p>5.35344067332</text:p>
              </table:table-cell>
              <table:table-cell office:value-type="float" office:value="-2.73388401811">
                <text:p>-2.7338840181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.39356401939">
                <text:p>5.39356401939</text:p>
              </table:table-cell>
              <table:table-cell office:value-type="float" office:value="-2.72721402776">
                <text:p>-2.7272140277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5.43447222855">
                <text:p>5.43447222855</text:p>
              </table:table-cell>
              <table:table-cell office:value-type="float" office:value="-2.72077658124">
                <text:p>-2.7207765812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5.47796118352">
                <text:p>5.47796118352</text:p>
              </table:table-cell>
              <table:table-cell office:value-type="float" office:value="-2.71462790254">
                <text:p>-2.7146279025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5.52176539946">
                <text:p>5.52176539946</text:p>
              </table:table-cell>
              <table:table-cell office:value-type="float" office:value="-2.70909025986">
                <text:p>-2.7090902598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5.56728007194">
                <text:p>5.56728007194</text:p>
              </table:table-cell>
              <table:table-cell office:value-type="float" office:value="-2.70370229291">
                <text:p>-2.7037022929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5.6145408732">
                <text:p>5.6145408732</text:p>
              </table:table-cell>
              <table:table-cell office:value-type="float" office:value="-2.69865711531">
                <text:p>-2.6986571153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5.66016327658">
                <text:p>5.66016327658</text:p>
              </table:table-cell>
              <table:table-cell office:value-type="float" office:value="-2.69391600172">
                <text:p>-2.6939160017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5.70747755567">
                <text:p>5.70747755567</text:p>
              </table:table-cell>
              <table:table-cell office:value-type="float" office:value="-2.6888345038">
                <text:p>-2.688834503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5.75476911353">
                <text:p>5.75476911353</text:p>
              </table:table-cell>
              <table:table-cell office:value-type="float" office:value="-2.68371834753">
                <text:p>-2.6837183475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5.80373410035">
                <text:p>5.80373410035</text:p>
              </table:table-cell>
              <table:table-cell office:value-type="float" office:value="-2.67827280376">
                <text:p>-2.6782728037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.85269154843">
                <text:p>5.85269154843</text:p>
              </table:table-cell>
              <table:table-cell office:value-type="float" office:value="-2.67275890972">
                <text:p>-2.6727589097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.90161087861">
                <text:p>5.90161087861</text:p>
              </table:table-cell>
              <table:table-cell office:value-type="float" office:value="-2.66691196446">
                <text:p>-2.6669119644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5.95221202715">
                <text:p>5.95221202715</text:p>
              </table:table-cell>
              <table:table-cell office:value-type="float" office:value="-2.660817815">
                <text:p>-2.66081781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6.002858802">
                <text:p>6.002858802</text:p>
              </table:table-cell>
              <table:table-cell office:value-type="float" office:value="-2.65512118907">
                <text:p>-2.6551211890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6.0535133612">
                <text:p>6.0535133612</text:p>
              </table:table-cell>
              <table:table-cell office:value-type="float" office:value="-2.64949527148">
                <text:p>-2.6494952714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6.10583935684">
                <text:p>6.10583935684</text:p>
              </table:table-cell>
              <table:table-cell office:value-type="float" office:value="-2.64352509033">
                <text:p>-2.6435250903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6.15986561277">
                <text:p>6.15986561277</text:p>
              </table:table-cell>
              <table:table-cell office:value-type="float" office:value="-2.63709200707">
                <text:p>-2.6370920070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6.21378915254">
                <text:p>6.21378915254</text:p>
              </table:table-cell>
              <table:table-cell office:value-type="float" office:value="-2.62983948349">
                <text:p>-2.6298394834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6.26782605514">
                <text:p>6.26782605514</text:p>
              </table:table-cell>
              <table:table-cell office:value-type="float" office:value="-2.62264377121">
                <text:p>-2.6226437712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6.32176573399">
                <text:p>6.32176573399</text:p>
              </table:table-cell>
              <table:table-cell office:value-type="float" office:value="-2.61551359107">
                <text:p>-2.6155135910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6.37744179803">
                <text:p>6.37744179803</text:p>
              </table:table-cell>
              <table:table-cell office:value-type="float" office:value="-2.60855748561">
                <text:p>-2.6085574856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6.43141766097">
                <text:p>6.43141766097</text:p>
              </table:table-cell>
              <table:table-cell office:value-type="float" office:value="-2.60170977552">
                <text:p>-2.6017097755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6.48878269521">
                <text:p>6.48878269521</text:p>
              </table:table-cell>
              <table:table-cell office:value-type="float" office:value="-2.59437394805">
                <text:p>-2.5943739480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6.54450425062">
                <text:p>6.54450425062</text:p>
              </table:table-cell>
              <table:table-cell office:value-type="float" office:value="-2.58779690531">
                <text:p>-2.5877969053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6.6002145238">
                <text:p>6.6002145238</text:p>
              </table:table-cell>
              <table:table-cell office:value-type="float" office:value="-2.58094035137">
                <text:p>-2.5809403513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6.65921157114">
                <text:p>6.65921157114</text:p>
              </table:table-cell>
              <table:table-cell office:value-type="float" office:value="-2.57313770395">
                <text:p>-2.5731377039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6.71648553158">
                <text:p>6.71648553158</text:p>
              </table:table-cell>
              <table:table-cell office:value-type="float" office:value="-2.56527936152">
                <text:p>-2.5652793615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6.77546903432">
                <text:p>6.77546903432</text:p>
              </table:table-cell>
              <table:table-cell office:value-type="float" office:value="-2.55737377825">
                <text:p>-2.5573737782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6.83445119008">
                <text:p>6.83445119008</text:p>
              </table:table-cell>
              <table:table-cell office:value-type="float" office:value="-2.5492854902">
                <text:p>-2.549285490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6.89507722137">
                <text:p>6.89507722137</text:p>
              </table:table-cell>
              <table:table-cell office:value-type="float" office:value="-2.54083517789">
                <text:p>-2.5408351778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6.95220991029">
                <text:p>6.95220991029</text:p>
              </table:table-cell>
              <table:table-cell office:value-type="float" office:value="-2.53199861199">
                <text:p>-2.5319986119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7.01274359486">
                <text:p>7.01274359486</text:p>
              </table:table-cell>
              <table:table-cell office:value-type="float" office:value="-2.52290348126">
                <text:p>-2.5229034812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7.07331290506">
                <text:p>7.07331290506</text:p>
              </table:table-cell>
              <table:table-cell office:value-type="float" office:value="-2.51405136166">
                <text:p>-2.5140513616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7.13384187088">
                <text:p>7.13384187088</text:p>
              </table:table-cell>
              <table:table-cell office:value-type="float" office:value="-2.50492454455">
                <text:p>-2.5049245445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7.19438182129">
                <text:p>7.19438182129</text:p>
              </table:table-cell>
              <table:table-cell office:value-type="float" office:value="-2.49587166621">
                <text:p>-2.4958716662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7.25824199595">
                <text:p>7.25824199595</text:p>
              </table:table-cell>
              <table:table-cell office:value-type="float" office:value="-2.4860231405">
                <text:p>-2.486023140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7.32039469941">
                <text:p>7.32039469941</text:p>
              </table:table-cell>
              <table:table-cell office:value-type="float" office:value="-2.47626164079">
                <text:p>-2.4762616407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7.38248549839">
                <text:p>7.38248549839</text:p>
              </table:table-cell>
              <table:table-cell office:value-type="float" office:value="-2.46610992175">
                <text:p>-2.4661099217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7.44620347789">
                <text:p>7.44620347789</text:p>
              </table:table-cell>
              <table:table-cell office:value-type="float" office:value="-2.45537096444">
                <text:p>-2.4553709644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7.51001214882">
                <text:p>7.51001214882</text:p>
              </table:table-cell>
              <table:table-cell office:value-type="float" office:value="-2.44503506673">
                <text:p>-2.4450350667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7.57381869882">
                <text:p>7.57381869882</text:p>
              </table:table-cell>
              <table:table-cell office:value-type="float" office:value="-2.43484126139">
                <text:p>-2.4348412613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7.63930279579">
                <text:p>7.63930279579</text:p>
              </table:table-cell>
              <table:table-cell office:value-type="float" office:value="-2.42436628732">
                <text:p>-2.4243662873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7.70475586832">
                <text:p>7.70475586832</text:p>
              </table:table-cell>
              <table:table-cell office:value-type="float" office:value="-2.41369711909">
                <text:p>-2.4136971190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7.77014707232">
                <text:p>7.77014707232</text:p>
              </table:table-cell>
              <table:table-cell office:value-type="float" office:value="-2.40265125537">
                <text:p>-2.4026512553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7.83718167483">
                <text:p>7.83718167483</text:p>
              </table:table-cell>
              <table:table-cell office:value-type="float" office:value="-2.39112175955">
                <text:p>-2.3911217595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7.90420829678">
                <text:p>7.90420829678</text:p>
              </table:table-cell>
              <table:table-cell office:value-type="float" office:value="-2.37954548208">
                <text:p>-2.3795454820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7.97285687071">
                <text:p>7.97285687071</text:p>
              </table:table-cell>
              <table:table-cell office:value-type="float" office:value="-2.36736670077">
                <text:p>-2.3673667007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8.03977887846">
                <text:p>8.03977887846</text:p>
              </table:table-cell>
              <table:table-cell office:value-type="float" office:value="-2.35519445976">
                <text:p>-2.3551944597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8.10999846828">
                <text:p>8.10999846828</text:p>
              </table:table-cell>
              <table:table-cell office:value-type="float" office:value="-2.3421407964">
                <text:p>-2.342140796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.17839134922">
                <text:p>8.17839134922</text:p>
              </table:table-cell>
              <table:table-cell office:value-type="float" office:value="-2.32858714763">
                <text:p>-2.3285871476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8.2465976205">
                <text:p>8.2465976205</text:p>
              </table:table-cell>
              <table:table-cell office:value-type="float" office:value="-2.31411595325">
                <text:p>-2.3141159532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8.31823496915">
                <text:p>8.31823496915</text:p>
              </table:table-cell>
              <table:table-cell office:value-type="float" office:value="-2.29943516624">
                <text:p>-2.2994351662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8.38978514975">
                <text:p>8.38978514975</text:p>
              </table:table-cell>
              <table:table-cell office:value-type="float" office:value="-2.28395003941">
                <text:p>-2.2839500394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8.46314278551">
                <text:p>8.46314278551</text:p>
              </table:table-cell>
              <table:table-cell office:value-type="float" office:value="-2.26891931594">
                <text:p>-2.2689193159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8.53645846817">
                <text:p>8.53645846817</text:p>
              </table:table-cell>
              <table:table-cell office:value-type="float" office:value="-2.25368386077">
                <text:p>-2.2536838607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8.611427152">
                <text:p>8.611427152</text:p>
              </table:table-cell>
              <table:table-cell office:value-type="float" office:value="-2.23803546273">
                <text:p>-2.2380354627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8.68624043395">
                <text:p>8.68624043395</text:p>
              </table:table-cell>
              <table:table-cell office:value-type="float" office:value="-2.22165532484">
                <text:p>-2.2216553248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8.76411444652">
                <text:p>8.76411444652</text:p>
              </table:table-cell>
              <table:table-cell office:value-type="float" office:value="-2.203493434">
                <text:p>-2.20349343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8.84183803319">
                <text:p>8.84183803319</text:p>
              </table:table-cell>
              <table:table-cell office:value-type="float" office:value="-2.18457420958">
                <text:p>-2.1845742095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8.92104740277">
                <text:p>8.92104740277</text:p>
              </table:table-cell>
              <table:table-cell office:value-type="float" office:value="-2.16480294795">
                <text:p>-2.1648029479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.00024649955">
                <text:p>9.00024649955</text:p>
              </table:table-cell>
              <table:table-cell office:value-type="float" office:value="-2.14499023754">
                <text:p>-2.1449902375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9.08095050461">
                <text:p>9.08095050461</text:p>
              </table:table-cell>
              <table:table-cell office:value-type="float" office:value="-2.12418522594">
                <text:p>-2.1241852259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9.16488925731">
                <text:p>9.16488925731</text:p>
              </table:table-cell>
              <table:table-cell office:value-type="float" office:value="-2.10229287743">
                <text:p>-2.1022928774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.24721625976">
                <text:p>9.24721625976</text:p>
              </table:table-cell>
              <table:table-cell office:value-type="float" office:value="-2.08084883997">
                <text:p>-2.0808488399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9.33099762845">
                <text:p>9.33099762845</text:p>
              </table:table-cell>
              <table:table-cell office:value-type="float" office:value="-2.05824267237">
                <text:p>-2.0582426723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9.41624106786">
                <text:p>9.41624106786</text:p>
              </table:table-cell>
              <table:table-cell office:value-type="float" office:value="-2.03463785403">
                <text:p>-2.0346378540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9.49964723445">
                <text:p>9.49964723445</text:p>
              </table:table-cell>
              <table:table-cell office:value-type="float" office:value="-2.01067556142">
                <text:p>-2.0106755614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9.58626299831">
                <text:p>9.58626299831</text:p>
              </table:table-cell>
              <table:table-cell office:value-type="float" office:value="-1.98566161085">
                <text:p>-1.9856616108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9.6712583313">
                <text:p>9.6712583313</text:p>
              </table:table-cell>
              <table:table-cell office:value-type="float" office:value="-1.96106465553">
                <text:p>-1.9610646555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.75788274874">
                <text:p>9.75788274874</text:p>
              </table:table-cell>
              <table:table-cell office:value-type="float" office:value="-1.93608092019">
                <text:p>-1.9360809201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9.84627100332">
                <text:p>9.84627100332</text:p>
              </table:table-cell>
              <table:table-cell office:value-type="float" office:value="-1.91096581048">
                <text:p>-1.9109658104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9.93478855658">
                <text:p>9.93478855658</text:p>
              </table:table-cell>
              <table:table-cell office:value-type="float" office:value="-1.88631356199">
                <text:p>-1.8863135619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0.0231789199">
                <text:p>10.0231789199</text:p>
              </table:table-cell>
              <table:table-cell office:value-type="float" office:value="-1.86131858245">
                <text:p>-1.8613185824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0.1112644784">
                <text:p>10.1112644784</text:p>
              </table:table-cell>
              <table:table-cell office:value-type="float" office:value="-1.83526171016">
                <text:p>-1.8352617101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0.2012188149">
                <text:p>10.2012188149</text:p>
              </table:table-cell>
              <table:table-cell office:value-type="float" office:value="-1.80942857726">
                <text:p>-1.8094285772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0.2911701531">
                <text:p>10.2911701531</text:p>
              </table:table-cell>
              <table:table-cell office:value-type="float" office:value="-1.78347331058">
                <text:p>-1.7834733105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0.3811093101">
                <text:p>10.3811093101</text:p>
              </table:table-cell>
              <table:table-cell office:value-type="float" office:value="-1.75769954123">
                <text:p>-1.7576995412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0.4710770576">
                <text:p>10.4710770576</text:p>
              </table:table-cell>
              <table:table-cell office:value-type="float" office:value="-1.73191348243">
                <text:p>-1.7319134824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0.5594013196">
                <text:p>10.5594013196</text:p>
              </table:table-cell>
              <table:table-cell office:value-type="float" office:value="-1.70646244406">
                <text:p>-1.7064624440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0.6495427003">
                <text:p>10.6495427003</text:p>
              </table:table-cell>
              <table:table-cell office:value-type="float" office:value="-1.68141106149">
                <text:p>-1.6814110614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0.7376956089">
                <text:p>10.7376956089</text:p>
              </table:table-cell>
              <table:table-cell office:value-type="float" office:value="-1.6555847193">
                <text:p>-1.655584719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0.8277978808">
                <text:p>10.8277978808</text:p>
              </table:table-cell>
              <table:table-cell office:value-type="float" office:value="-1.63039187166">
                <text:p>-1.6303918716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0.9165624613">
                <text:p>10.9165624613</text:p>
              </table:table-cell>
              <table:table-cell office:value-type="float" office:value="-1.6067719111">
                <text:p>-1.606771911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1.0087663625">
                <text:p>11.0087663625</text:p>
              </table:table-cell>
              <table:table-cell office:value-type="float" office:value="-1.58285144356">
                <text:p>-1.5828514435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1.0996424044">
                <text:p>11.0996424044</text:p>
              </table:table-cell>
              <table:table-cell office:value-type="float" office:value="-1.56050419738">
                <text:p>-1.5605041973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1.1918214508">
                <text:p>11.1918214508</text:p>
              </table:table-cell>
              <table:table-cell office:value-type="float" office:value="-1.53648725059">
                <text:p>-1.5364872505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1.2841965032">
                <text:p>11.2841965032</text:p>
              </table:table-cell>
              <table:table-cell office:value-type="float" office:value="-1.51324286638">
                <text:p>-1.5132428663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1.3763701994">
                <text:p>11.3763701994</text:p>
              </table:table-cell>
              <table:table-cell office:value-type="float" office:value="-1.4893337351">
                <text:p>-1.489333735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1.4687049514">
                <text:p>11.4687049514</text:p>
              </table:table-cell>
              <table:table-cell office:value-type="float" office:value="-1.46592826402">
                <text:p>-1.4659282640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1.5611244643">
                <text:p>11.5611244643</text:p>
              </table:table-cell>
              <table:table-cell office:value-type="float" office:value="-1.44259734938">
                <text:p>-1.4425973493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1.653414561">
                <text:p>11.653414561</text:p>
              </table:table-cell>
              <table:table-cell office:value-type="float" office:value="-1.4190147651">
                <text:p>-1.419014765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1.7475518603">
                <text:p>11.7475518603</text:p>
              </table:table-cell>
              <table:table-cell office:value-type="float" office:value="-1.39567048377">
                <text:p>-1.3956704837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1.8402694092">
                <text:p>11.8402694092</text:p>
              </table:table-cell>
              <table:table-cell office:value-type="float" office:value="-1.37384666212">
                <text:p>-1.3738466621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1.9344795305">
                <text:p>11.9344795305</text:p>
              </table:table-cell>
              <table:table-cell office:value-type="float" office:value="-1.35094021695">
                <text:p>-1.3509402169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2.0271596579">
                <text:p>12.0271596579</text:p>
              </table:table-cell>
              <table:table-cell office:value-type="float" office:value="-1.3288148253">
                <text:p>-1.328814825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2.1217067319">
                <text:p>12.1217067319</text:p>
              </table:table-cell>
              <table:table-cell office:value-type="float" office:value="-1.30735708385">
                <text:p>-1.3073570838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2.2162870111">
                <text:p>12.2162870111</text:p>
              </table:table-cell>
              <table:table-cell office:value-type="float" office:value="-1.28604779636">
                <text:p>-1.2860477963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2.3109440763">
                <text:p>12.3109440763</text:p>
              </table:table-cell>
              <table:table-cell office:value-type="float" office:value="-1.2652435573">
                <text:p>-1.265243557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2.4056833796">
                <text:p>12.4056833796</text:p>
              </table:table-cell>
              <table:table-cell office:value-type="float" office:value="-1.24450232221">
                <text:p>-1.2445023222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2.5005288627">
                <text:p>12.5005288627</text:p>
              </table:table-cell>
              <table:table-cell office:value-type="float" office:value="-1.22425717859">
                <text:p>-1.2242571785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2.5955195446">
                <text:p>12.5955195446</text:p>
              </table:table-cell>
              <table:table-cell office:value-type="float" office:value="-1.20488244378">
                <text:p>-1.2048824437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2.6905533847">
                <text:p>12.6905533847</text:p>
              </table:table-cell>
              <table:table-cell office:value-type="float" office:value="-1.18572317275">
                <text:p>-1.1857231727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2.7857423387">
                <text:p>12.7857423387</text:p>
              </table:table-cell>
              <table:table-cell office:value-type="float" office:value="-1.16736030607">
                <text:p>-1.1673603060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2.88087712">
                <text:p>12.88087712</text:p>
              </table:table-cell>
              <table:table-cell office:value-type="float" office:value="-1.14871522923">
                <text:p>-1.1487152292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2.9745146905">
                <text:p>12.9745146905</text:p>
              </table:table-cell>
              <table:table-cell office:value-type="float" office:value="-1.13131330159">
                <text:p>-1.1313133015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3.0698399636">
                <text:p>13.0698399636</text:p>
              </table:table-cell>
              <table:table-cell office:value-type="float" office:value="-1.11368160575">
                <text:p>-1.1136816057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3.1652529158">
                <text:p>13.1652529158</text:p>
              </table:table-cell>
              <table:table-cell office:value-type="float" office:value="-1.09634095351">
                <text:p>-1.0963409535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3.2590763661">
                <text:p>13.2590763661</text:p>
              </table:table-cell>
              <table:table-cell office:value-type="float" office:value="-1.07998554111">
                <text:p>-1.0799855411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3.3545468326">
                <text:p>13.3545468326</text:p>
              </table:table-cell>
              <table:table-cell office:value-type="float" office:value="-1.06316932554">
                <text:p>-1.0631693255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3.4484832117">
                <text:p>13.4484832117</text:p>
              </table:table-cell>
              <table:table-cell office:value-type="float" office:value="-1.04748541758">
                <text:p>-1.0474854175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3.5440559018">
                <text:p>13.5440559018</text:p>
              </table:table-cell>
              <table:table-cell office:value-type="float" office:value="-1.03126911747">
                <text:p>-1.0312691174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3.6380666393">
                <text:p>13.6380666393</text:p>
              </table:table-cell>
              <table:table-cell office:value-type="float" office:value="-1.01604426152">
                <text:p>-1.0160442615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3.7321871977">
                <text:p>13.7321871977</text:p>
              </table:table-cell>
              <table:table-cell office:value-type="float" office:value="-1.00152508243">
                <text:p>-1.0015250824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3.8263052623">
                <text:p>13.8263052623</text:p>
              </table:table-cell>
              <table:table-cell office:value-type="float" office:value="-0.986989482811">
                <text:p>-0.98698948281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3.9188474484">
                <text:p>13.9188474484</text:p>
              </table:table-cell>
              <table:table-cell office:value-type="float" office:value="-0.973425551232">
                <text:p>-0.97342555123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4.013100748">
                <text:p>14.013100748</text:p>
              </table:table-cell>
              <table:table-cell office:value-type="float" office:value="-0.959810168624">
                <text:p>-0.95981016862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4.1057601287">
                <text:p>14.1057601287</text:p>
              </table:table-cell>
              <table:table-cell office:value-type="float" office:value="-0.947086365896">
                <text:p>-0.94708636589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4.2001309419">
                <text:p>14.2001309419</text:p>
              </table:table-cell>
              <table:table-cell office:value-type="float" office:value="-0.934326636996">
                <text:p>-0.93432663699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4.2945470096">
                <text:p>14.2945470096</text:p>
              </table:table-cell>
              <table:table-cell office:value-type="float" office:value="-0.921912762451">
                <text:p>-0.92191276245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4.3856780417">
                <text:p>14.3856780417</text:p>
              </table:table-cell>
              <table:table-cell office:value-type="float" office:value="-0.910645655581">
                <text:p>-0.91064565558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4.4769779894">
                <text:p>14.4769779894</text:p>
              </table:table-cell>
              <table:table-cell office:value-type="float" office:value="-0.900874654064">
                <text:p>-0.90087465406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4.5684264806">
                <text:p>14.5684264806</text:p>
              </table:table-cell>
              <table:table-cell office:value-type="float" office:value="-0.892650258588">
                <text:p>-0.89265025858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4.6565049052">
                <text:p>14.6565049052</text:p>
              </table:table-cell>
              <table:table-cell office:value-type="float" office:value="-0.884934246344">
                <text:p>-0.88493424634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4.7446536653">
                <text:p>14.7446536653</text:p>
              </table:table-cell>
              <table:table-cell office:value-type="float" office:value="-0.878094660216">
                <text:p>-0.87809466021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4.831169522">
                <text:p>14.831169522</text:p>
              </table:table-cell>
              <table:table-cell office:value-type="float" office:value="-0.872278996638">
                <text:p>-0.87227899663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4.9177268143">
                <text:p>14.9177268143</text:p>
              </table:table-cell>
              <table:table-cell office:value-type="float" office:value="-0.867142895554">
                <text:p>-0.86714289555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5.0026342115">
                <text:p>15.0026342115</text:p>
              </table:table-cell>
              <table:table-cell office:value-type="float" office:value="-0.863027855493">
                <text:p>-0.86302785549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5.0858447117">
                <text:p>15.0858447117</text:p>
              </table:table-cell>
              <table:table-cell office:value-type="float" office:value="-0.859026045703">
                <text:p>-0.85902604570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5.1673864951">
                <text:p>15.1673864951</text:p>
              </table:table-cell>
              <table:table-cell office:value-type="float" office:value="-0.855819149749">
                <text:p>-0.85581914974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5.2489411858">
                <text:p>15.2489411858</text:p>
              </table:table-cell>
              <table:table-cell office:value-type="float" office:value="-0.852982279614">
                <text:p>-0.85298227961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5.3305149469">
                <text:p>15.3305149469</text:p>
              </table:table-cell>
              <table:table-cell office:value-type="float" office:value="-0.850814445344">
                <text:p>-0.85081444534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5.4069942711">
                <text:p>15.4069942711</text:p>
              </table:table-cell>
              <table:table-cell office:value-type="float" office:value="-0.848960816303">
                <text:p>-0.84896081630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5.4851787492">
                <text:p>15.4851787492</text:p>
              </table:table-cell>
              <table:table-cell office:value-type="float" office:value="-0.847337116283">
                <text:p>-0.84733711628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5.5617051548">
                <text:p>15.5617051548</text:p>
              </table:table-cell>
              <table:table-cell office:value-type="float" office:value="-0.846494092668">
                <text:p>-0.84649409266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5.6365026292">
                <text:p>15.6365026292</text:p>
              </table:table-cell>
              <table:table-cell office:value-type="float" office:value="-0.846014761942">
                <text:p>-0.84601476194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5.7113007535">
                <text:p>15.7113007535</text:p>
              </table:table-cell>
              <table:table-cell office:value-type="float" office:value="-0.845757359177">
                <text:p>-0.84575735917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5.7843989187">
                <text:p>15.7843989187</text:p>
              </table:table-cell>
              <table:table-cell office:value-type="float" office:value="-0.845507464201">
                <text:p>-0.84550746420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5.854097198">
                <text:p>15.854097198</text:p>
              </table:table-cell>
              <table:table-cell office:value-type="float" office:value="-0.845296682676">
                <text:p>-0.84529668267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5.9254066882">
                <text:p>15.9254066882</text:p>
              </table:table-cell>
              <table:table-cell office:value-type="float" office:value="-0.845190846176">
                <text:p>-0.84519084617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5.9934031235">
                <text:p>15.9934031235</text:p>
              </table:table-cell>
              <table:table-cell office:value-type="float" office:value="-0.845580143007">
                <text:p>-0.84558014300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6.0613693138">
                <text:p>16.0613693138</text:p>
              </table:table-cell>
              <table:table-cell office:value-type="float" office:value="-0.846186964094">
                <text:p>-0.84618696409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6.1276621834">
                <text:p>16.1276621834</text:p>
              </table:table-cell>
              <table:table-cell office:value-type="float" office:value="-0.846926727673">
                <text:p>-0.84692672767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6.1939522183">
                <text:p>16.1939522183</text:p>
              </table:table-cell>
              <table:table-cell office:value-type="float" office:value="-0.847863186802">
                <text:p>-0.84786318680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6.2585416131">
                <text:p>16.2585416131</text:p>
              </table:table-cell>
              <table:table-cell office:value-type="float" office:value="-0.848833465782">
                <text:p>-0.84883346578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6.3214327185">
                <text:p>16.3214327185</text:p>
              </table:table-cell>
              <table:table-cell office:value-type="float" office:value="-0.849691823557">
                <text:p>-0.84969182355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6.3842744761">
                <text:p>16.3842744761</text:p>
              </table:table-cell>
              <table:table-cell office:value-type="float" office:value="-0.85032789714">
                <text:p>-0.8503278971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6.4453907672">
                <text:p>16.4453907672</text:p>
              </table:table-cell>
              <table:table-cell office:value-type="float" office:value="-0.8510593573">
                <text:p>-0.851059357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6.5047856546">
                <text:p>16.5047856546</text:p>
              </table:table-cell>
              <table:table-cell office:value-type="float" office:value="-0.851683229181">
                <text:p>-0.85168322918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6.5634525363">
                <text:p>16.5634525363</text:p>
              </table:table-cell>
              <table:table-cell office:value-type="float" office:value="-0.852208249336">
                <text:p>-0.85220824933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6.6199638444">
                <text:p>16.6199638444</text:p>
              </table:table-cell>
              <table:table-cell office:value-type="float" office:value="-0.852356137066">
                <text:p>-0.85235613706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6.674486511">
                <text:p>16.674486511</text:p>
              </table:table-cell>
              <table:table-cell office:value-type="float" office:value="-0.852541901242">
                <text:p>-0.85254190124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6.7287809485">
                <text:p>16.7287809485</text:p>
              </table:table-cell>
              <table:table-cell office:value-type="float" office:value="-0.852980237663">
                <text:p>-0.85298023766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6.7814208627">
                <text:p>16.7814208627</text:p>
              </table:table-cell>
              <table:table-cell office:value-type="float" office:value="-0.853784549385">
                <text:p>-0.85378454938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6.8323524975">
                <text:p>16.8323524975</text:p>
              </table:table-cell>
              <table:table-cell office:value-type="float" office:value="-0.854912222916">
                <text:p>-0.85491222291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6.8845250278">
                <text:p>16.8845250278</text:p>
              </table:table-cell>
              <table:table-cell office:value-type="float" office:value="-0.856382641127">
                <text:p>-0.85638264112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6.9327094154">
                <text:p>16.9327094154</text:p>
              </table:table-cell>
              <table:table-cell office:value-type="float" office:value="-0.858167692244">
                <text:p>-0.85816769224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6.9806192231">
                <text:p>16.9806192231</text:p>
              </table:table-cell>
              <table:table-cell office:value-type="float" office:value="-0.860674806151">
                <text:p>-0.86067480615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7.0262549411">
                <text:p>17.0262549411</text:p>
              </table:table-cell>
              <table:table-cell office:value-type="float" office:value="-0.864061660449">
                <text:p>-0.86406166044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7.0718226444">
                <text:p>17.0718226444</text:p>
              </table:table-cell>
              <table:table-cell office:value-type="float" office:value="-0.868348051305">
                <text:p>-0.86834805130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7.1163505928">
                <text:p>17.1163505928</text:p>
              </table:table-cell>
              <table:table-cell office:value-type="float" office:value="-0.873326611309">
                <text:p>-0.87332661130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7.1572304365">
                <text:p>17.1572304365</text:p>
              </table:table-cell>
              <table:table-cell office:value-type="float" office:value="-0.878818032195">
                <text:p>-0.87881803219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7.1990672646">
                <text:p>17.1990672646</text:p>
              </table:table-cell>
              <table:table-cell office:value-type="float" office:value="-0.885523753707">
                <text:p>-0.88552375370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7.2390604462">
                <text:p>17.2390604462</text:p>
              </table:table-cell>
              <table:table-cell office:value-type="float" office:value="-0.892862609869">
                <text:p>-0.89286260986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7.2773129703">
                <text:p>17.2773129703</text:p>
              </table:table-cell>
              <table:table-cell office:value-type="float" office:value="-0.900860501148">
                <text:p>-0.90086050114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7.3137884095">
                <text:p>17.3137884095</text:p>
              </table:table-cell>
              <table:table-cell office:value-type="float" office:value="-0.909685159968">
                <text:p>-0.90968515996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7.3512497293">
                <text:p>17.3512497293</text:p>
              </table:table-cell>
              <table:table-cell office:value-type="float" office:value="-0.920138297884">
                <text:p>-0.92013829788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7.3868868668">
                <text:p>17.3868868668</text:p>
              </table:table-cell>
              <table:table-cell office:value-type="float" office:value="-0.93141120385">
                <text:p>-0.9314112038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7.4205963372">
                <text:p>17.4205963372</text:p>
              </table:table-cell>
              <table:table-cell office:value-type="float" office:value="-0.943497253737">
                <text:p>-0.94349725373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7.4538286383">
                <text:p>17.4538286383</text:p>
              </table:table-cell>
              <table:table-cell office:value-type="float" office:value="-0.95676531988">
                <text:p>-0.9567653198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7.4865760928">
                <text:p>17.4865760928</text:p>
              </table:table-cell>
              <table:table-cell office:value-type="float" office:value="-0.971258962569">
                <text:p>-0.97125896256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7.5173735923">
                <text:p>17.5173735923</text:p>
              </table:table-cell>
              <table:table-cell office:value-type="float" office:value="-0.986327428772">
                <text:p>-0.98632742877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7.5475643741">
                <text:p>17.5475643741</text:p>
              </table:table-cell>
              <table:table-cell office:value-type="float" office:value="-1.0024793195">
                <text:p>-1.002479319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7.5757982611">
                <text:p>17.5757982611</text:p>
              </table:table-cell>
              <table:table-cell office:value-type="float" office:value="-1.01907600232">
                <text:p>-1.0190760023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7.6045428157">
                <text:p>17.6045428157</text:p>
              </table:table-cell>
              <table:table-cell office:value-type="float" office:value="-1.03756333612">
                <text:p>-1.0375633361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7.6301472239">
                <text:p>17.6301472239</text:p>
              </table:table-cell>
              <table:table-cell office:value-type="float" office:value="-1.05548527785">
                <text:p>-1.0554852778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7.6539897481">
                <text:p>17.6539897481</text:p>
              </table:table-cell>
              <table:table-cell office:value-type="float" office:value="-1.07347311183">
                <text:p>-1.0734731118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7.6782706091">
                <text:p>17.6782706091</text:p>
              </table:table-cell>
              <table:table-cell office:value-type="float" office:value="-1.09312703753">
                <text:p>-1.0931270375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7.700855457">
                <text:p>17.700855457</text:p>
              </table:table-cell>
              <table:table-cell office:value-type="float" office:value="-1.11255066174">
                <text:p>-1.1125506617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7.7227796622">
                <text:p>17.7227796622</text:p>
              </table:table-cell>
              <table:table-cell office:value-type="float" office:value="-1.13261089404">
                <text:p>-1.1326108940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7.7428813387">
                <text:p>17.7428813387</text:p>
              </table:table-cell>
              <table:table-cell office:value-type="float" office:value="-1.15229996605">
                <text:p>-1.1522999660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7.7612431165">
                <text:p>17.7612431165</text:p>
              </table:table-cell>
              <table:table-cell office:value-type="float" office:value="-1.17156234939">
                <text:p>-1.1715623493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7.778892862">
                <text:p>17.778892862</text:p>
              </table:table-cell>
              <table:table-cell office:value-type="float" office:value="-1.1913693021">
                <text:p>-1.191369302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7.7958973864">
                <text:p>17.7958973864</text:p>
              </table:table-cell>
              <table:table-cell office:value-type="float" office:value="-1.2116177233">
                <text:p>-1.211617723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7.812146264">
                <text:p>17.812146264</text:p>
              </table:table-cell>
              <table:table-cell office:value-type="float" office:value="-1.23210552568">
                <text:p>-1.2321055256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7.8266987113">
                <text:p>17.8266987113</text:p>
              </table:table-cell>
              <table:table-cell office:value-type="float" office:value="-1.25155422921">
                <text:p>-1.2515542292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7.8404146137">
                <text:p>17.8404146137</text:p>
              </table:table-cell>
              <table:table-cell office:value-type="float" office:value="-1.27101420783">
                <text:p>-1.2710142078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7.8527461489">
                <text:p>17.8527461489</text:p>
              </table:table-cell>
              <table:table-cell office:value-type="float" office:value="-1.28952696999">
                <text:p>-1.2895269699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7.8642697874">
                <text:p>17.8642697874</text:p>
              </table:table-cell>
              <table:table-cell office:value-type="float" office:value="-1.30806677281">
                <text:p>-1.3080667728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7.8751737094">
                <text:p>17.8751737094</text:p>
              </table:table-cell>
              <table:table-cell office:value-type="float" office:value="-1.32681398246">
                <text:p>-1.3268139824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7.8848996145">
                <text:p>17.8848996145</text:p>
              </table:table-cell>
              <table:table-cell office:value-type="float" office:value="-1.34461633207">
                <text:p>-1.3446163320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7.8940642448">
                <text:p>17.8940642448</text:p>
              </table:table-cell>
              <table:table-cell office:value-type="float" office:value="-1.36264490515">
                <text:p>-1.3626449051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7.9026374925">
                <text:p>17.9026374925</text:p>
              </table:table-cell>
              <table:table-cell office:value-type="float" office:value="-1.3808952605">
                <text:p>-1.380895260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7.9101551336">
                <text:p>17.9101551336</text:p>
              </table:table-cell>
              <table:table-cell office:value-type="float" office:value="-1.39817366178">
                <text:p>-1.3981736617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7.9176210703">
                <text:p>17.9176210703</text:p>
              </table:table-cell>
              <table:table-cell office:value-type="float" office:value="-1.41685163861">
                <text:p>-1.4168516386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7.9234939501">
                <text:p>17.9234939501</text:p>
              </table:table-cell>
              <table:table-cell office:value-type="float" office:value="-1.43290327742">
                <text:p>-1.4329032774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7.9291963716">
                <text:p>17.9291963716</text:p>
              </table:table-cell>
              <table:table-cell office:value-type="float" office:value="-1.45011592419">
                <text:p>-1.4501159241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7.9339815841">
                <text:p>17.9339815841</text:p>
              </table:table-cell>
              <table:table-cell office:value-type="float" office:value="-1.46614830924">
                <text:p>-1.4661483092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7.9382570379">
                <text:p>17.9382570379</text:p>
              </table:table-cell>
              <table:table-cell office:value-type="float" office:value="-1.48220222055">
                <text:p>-1.4822022205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7.9420465173">
                <text:p>17.9420465173</text:p>
              </table:table-cell>
              <table:table-cell office:value-type="float" office:value="-1.49837353849">
                <text:p>-1.4983735384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7.9451017527">
                <text:p>17.9451017527</text:p>
              </table:table-cell>
              <table:table-cell office:value-type="float" office:value="-1.51334009563">
                <text:p>-1.5133400956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7.9476827582">
                <text:p>17.9476827582</text:p>
              </table:table-cell>
              <table:table-cell office:value-type="float" office:value="-1.528160926">
                <text:p>-1.52816092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7.949834038">
                <text:p>17.949834038</text:p>
              </table:table-cell>
              <table:table-cell office:value-type="float" office:value="-1.54296849937">
                <text:p>-1.5429684993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7.9514220823">
                <text:p>17.9514220823</text:p>
              </table:table-cell>
              <table:table-cell office:value-type="float" office:value="-1.55649342823">
                <text:p>-1.5564934282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7.952717362">
                <text:p>17.952717362</text:p>
              </table:table-cell>
              <table:table-cell office:value-type="float" office:value="-1.57126861064">
                <text:p>-1.5712686106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7.9535514142">
                <text:p>17.9535514142</text:p>
              </table:table-cell>
              <table:table-cell office:value-type="float" office:value="-1.58486556878">
                <text:p>-1.5848655687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7.9540348995">
                <text:p>17.9540348995</text:p>
              </table:table-cell>
              <table:table-cell office:value-type="float" office:value="-1.59847421842">
                <text:p>-1.5984742184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7.9541427162">
                <text:p>17.9541427162</text:p>
              </table:table-cell>
              <table:table-cell office:value-type="float" office:value="-1.61086246907">
                <text:p>-1.6108624690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7.9538552858">
                <text:p>17.9538552858</text:p>
              </table:table-cell>
              <table:table-cell office:value-type="float" office:value="-1.6244680244">
                <text:p>-1.624468024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7.9532458739">
                <text:p>17.9532458739</text:p>
              </table:table-cell>
              <table:table-cell office:value-type="float" office:value="-1.63683267206">
                <text:p>-1.6368326720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7.9523748502">
                <text:p>17.9523748502</text:p>
              </table:table-cell>
              <table:table-cell office:value-type="float" office:value="-1.6479463231">
                <text:p>-1.647946323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7.9511962267">
                <text:p>17.9511962267</text:p>
              </table:table-cell>
              <table:table-cell office:value-type="float" office:value="-1.65903795596">
                <text:p>-1.6590379559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7.9495616286">
                <text:p>17.9495616286</text:p>
              </table:table-cell>
              <table:table-cell office:value-type="float" office:value="-1.67133292844">
                <text:p>-1.6713329284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7.9476322353">
                <text:p>17.9476322353</text:p>
              </table:table-cell>
              <table:table-cell office:value-type="float" office:value="-1.68359182319">
                <text:p>-1.6835918231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7.9456403353">
                <text:p>17.9456403353</text:p>
              </table:table-cell>
              <table:table-cell office:value-type="float" office:value="-1.69458335888">
                <text:p>-1.6945833588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7.9428665448">
                <text:p>17.9428665448</text:p>
              </table:table-cell>
              <table:table-cell office:value-type="float" office:value="-1.70801253493">
                <text:p>-1.7080125349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7.9400633686">
                <text:p>17.9400633686</text:p>
              </table:table-cell>
              <table:table-cell office:value-type="float" office:value="-1.72019947446">
                <text:p>-1.7201994744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7.9366557044">
                <text:p>17.9366557044</text:p>
              </table:table-cell>
              <table:table-cell office:value-type="float" office:value="-1.73358343479">
                <text:p>-1.7335834347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7.932877695">
                <text:p>17.932877695</text:p>
              </table:table-cell>
              <table:table-cell office:value-type="float" office:value="-1.7471753812">
                <text:p>-1.747175381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7.9283830491">
                <text:p>17.9283830491</text:p>
              </table:table-cell>
              <table:table-cell office:value-type="float" office:value="-1.76203442872">
                <text:p>-1.7620344287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7.9234250144">
                <text:p>17.9234250144</text:p>
              </table:table-cell>
              <table:table-cell office:value-type="float" office:value="-1.77715207566">
                <text:p>-1.7771520756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7.9177095272">
                <text:p>17.9177095272</text:p>
              </table:table-cell>
              <table:table-cell office:value-type="float" office:value="-1.7934308113">
                <text:p>-1.793430811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7.9120739138">
                <text:p>17.9120739138</text:p>
              </table:table-cell>
              <table:table-cell office:value-type="float" office:value="-1.80856497544">
                <text:p>-1.8085649754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7.9049571996">
                <text:p>17.9049571996</text:p>
              </table:table-cell>
              <table:table-cell office:value-type="float" office:value="-1.82652975955">
                <text:p>-1.8265297595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7.8977111607">
                <text:p>17.8977111607</text:p>
              </table:table-cell>
              <table:table-cell office:value-type="float" office:value="-1.84348970363">
                <text:p>-1.8434897036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7.8898673643">
                <text:p>17.8898673643</text:p>
              </table:table-cell>
              <table:table-cell office:value-type="float" office:value="-1.86058237799">
                <text:p>-1.8605823779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7.8807252482">
                <text:p>17.8807252482</text:p>
              </table:table-cell>
              <table:table-cell office:value-type="float" office:value="-1.87932776423">
                <text:p>-1.8793277642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7.8710127176">
                <text:p>17.8710127176</text:p>
              </table:table-cell>
              <table:table-cell office:value-type="float" office:value="-1.89805087178">
                <text:p>-1.8980508717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7.8608554378">
                <text:p>17.8608554378</text:p>
              </table:table-cell>
              <table:table-cell office:value-type="float" office:value="-1.9165760162">
                <text:p>-1.916576016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7.8495985145">
                <text:p>17.8495985145</text:p>
              </table:table-cell>
              <table:table-cell office:value-type="float" office:value="-1.93623303097">
                <text:p>-1.9362330309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7.8379737039">
                <text:p>17.8379737039</text:p>
              </table:table-cell>
              <table:table-cell office:value-type="float" office:value="-1.95567943081">
                <text:p>-1.9556794308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7.82603445">
                <text:p>17.82603445</text:p>
              </table:table-cell>
              <table:table-cell office:value-type="float" office:value="-1.97490108764">
                <text:p>-1.9749010876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7.8128684211">
                <text:p>17.8128684211</text:p>
              </table:table-cell>
              <table:table-cell office:value-type="float" office:value="-1.99515153309">
                <text:p>-1.9951515330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7.8002670106">
                <text:p>17.8002670106</text:p>
              </table:table-cell>
              <table:table-cell office:value-type="float" office:value="-2.01395333814">
                <text:p>-2.0139533381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7.7863678301">
                <text:p>17.7863678301</text:p>
              </table:table-cell>
              <table:table-cell office:value-type="float" office:value="-2.03363376594">
                <text:p>-2.0336337659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7.7710734547">
                <text:p>17.7710734547</text:p>
              </table:table-cell>
              <table:table-cell office:value-type="float" office:value="-2.05414216544">
                <text:p>-2.0541421654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7.7563468711">
                <text:p>17.7563468711</text:p>
              </table:table-cell>
              <table:table-cell office:value-type="float" office:value="-2.07297642654">
                <text:p>-2.0729764265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7.7412293485">
                <text:p>17.7412293485</text:p>
              </table:table-cell>
              <table:table-cell office:value-type="float" office:value="-2.09150152367">
                <text:p>-2.0915015236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7.7248500727">
                <text:p>17.7248500727</text:p>
              </table:table-cell>
              <table:table-cell office:value-type="float" office:value="-2.11083438342">
                <text:p>-2.1108343834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7.7070183966">
                <text:p>17.7070183966</text:p>
              </table:table-cell>
              <table:table-cell office:value-type="float" office:value="-2.13102644604">
                <text:p>-2.1310264460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7.6898218047">
                <text:p>17.6898218047</text:p>
              </table:table-cell>
              <table:table-cell office:value-type="float" office:value="-2.14975573462">
                <text:p>-2.1497557346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7.6722929966">
                <text:p>17.6722929966</text:p>
              </table:table-cell>
              <table:table-cell office:value-type="float" office:value="-2.16811695309">
                <text:p>-2.1681169530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7.6533236137">
                <text:p>17.6533236137</text:p>
              </table:table-cell>
              <table:table-cell office:value-type="float" office:value="-2.18737291547">
                <text:p>-2.1873729154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7.6337972322">
                <text:p>17.6337972322</text:p>
              </table:table-cell>
              <table:table-cell office:value-type="float" office:value="-2.20635413462">
                <text:p>-2.2063541346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7.6135203105">
                <text:p>17.6135203105</text:p>
              </table:table-cell>
              <table:table-cell office:value-type="float" office:value="-2.22523773487">
                <text:p>-2.2252377348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7.5915555082">
                <text:p>17.5915555082</text:p>
              </table:table-cell>
              <table:table-cell office:value-type="float" office:value="-2.24485407747">
                <text:p>-2.2448540774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7.5686888622">
                <text:p>17.5686888622</text:p>
              </table:table-cell>
              <table:table-cell office:value-type="float" office:value="-2.26451687299">
                <text:p>-2.2645168729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7.5464243838">
                <text:p>17.5464243838</text:p>
              </table:table-cell>
              <table:table-cell office:value-type="float" office:value="-2.28296359576">
                <text:p>-2.28296359576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7.521703628">
                <text:p>17.521703628</text:p>
              </table:table-cell>
              <table:table-cell office:value-type="float" office:value="-2.30303157962">
                <text:p>-2.3030315796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7.4964808244">
                <text:p>17.4964808244</text:p>
              </table:table-cell>
              <table:table-cell office:value-type="float" office:value="-2.32292083991">
                <text:p>-2.3229208399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7.4710729022">
                <text:p>17.4710729022</text:p>
              </table:table-cell>
              <table:table-cell office:value-type="float" office:value="-2.34261288146">
                <text:p>-2.3426128814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7.4455011978">
                <text:p>17.4455011978</text:p>
              </table:table-cell>
              <table:table-cell office:value-type="float" office:value="-2.36205090223">
                <text:p>-2.3620509022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7.4202459734">
                <text:p>17.4202459734</text:p>
              </table:table-cell>
              <table:table-cell office:value-type="float" office:value="-2.38121829822">
                <text:p>-2.3812182982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7.3952178732">
                <text:p>17.3952178732</text:p>
              </table:table-cell>
              <table:table-cell office:value-type="float" office:value="-2.40017124622">
                <text:p>-2.4001712462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7.3704645716">
                <text:p>17.3704645716</text:p>
              </table:table-cell>
              <table:table-cell office:value-type="float" office:value="-2.41904763647">
                <text:p>-2.4190476364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7.3448197229">
                <text:p>17.3448197229</text:p>
              </table:table-cell>
              <table:table-cell office:value-type="float" office:value="-2.43876949726">
                <text:p>-2.4387694972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7.319385065">
                <text:p>17.319385065</text:p>
              </table:table-cell>
              <table:table-cell office:value-type="float" office:value="-2.45842731319">
                <text:p>-2.4584273131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7.2941355236">
                <text:p>17.2941355236</text:p>
              </table:table-cell>
              <table:table-cell office:value-type="float" office:value="-2.47780021634">
                <text:p>-2.4778002163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7.2689963094">
                <text:p>17.2689963094</text:p>
              </table:table-cell>
              <table:table-cell office:value-type="float" office:value="-2.49722764229">
                <text:p>-2.4972276422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7.2441096187">
                <text:p>17.2441096187</text:p>
              </table:table-cell>
              <table:table-cell office:value-type="float" office:value="-2.51653624295">
                <text:p>-2.5165362429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7.219200272">
                <text:p>17.219200272</text:p>
              </table:table-cell>
              <table:table-cell office:value-type="float" office:value="-2.53560098989">
                <text:p>-2.5356009898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7.1928791502">
                <text:p>17.1928791502</text:p>
              </table:table-cell>
              <table:table-cell office:value-type="float" office:value="-2.55519074081">
                <text:p>-2.5551907408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7.166298623">
                <text:p>17.166298623</text:p>
              </table:table-cell>
              <table:table-cell office:value-type="float" office:value="-2.57435340553">
                <text:p>-2.5743534055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7.1396153024">
                <text:p>17.1396153024</text:p>
              </table:table-cell>
              <table:table-cell office:value-type="float" office:value="-2.5928357047">
                <text:p>-2.592835704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7.1127326315">
                <text:p>17.1127326315</text:p>
              </table:table-cell>
              <table:table-cell office:value-type="float" office:value="-2.6107572751">
                <text:p>-2.610757275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7.0855868384">
                <text:p>17.0855868384</text:p>
              </table:table-cell>
              <table:table-cell office:value-type="float" office:value="-2.62811095392">
                <text:p>-2.6281109539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7.0567462953">
                <text:p>17.0567462953</text:p>
              </table:table-cell>
              <table:table-cell office:value-type="float" office:value="-2.64566277152">
                <text:p>-2.6456627715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7.0288983499">
                <text:p>17.0288983499</text:p>
              </table:table-cell>
              <table:table-cell office:value-type="float" office:value="-2.66183415616">
                <text:p>-2.6618341561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6.9994008619">
                <text:p>16.9994008619</text:p>
              </table:table-cell>
              <table:table-cell office:value-type="float" office:value="-2.67822207049">
                <text:p>-2.6782220704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6.9696008452">
                <text:p>16.9696008452</text:p>
              </table:table-cell>
              <table:table-cell office:value-type="float" office:value="-2.69403323437">
                <text:p>-2.6940332343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6.9394421028">
                <text:p>16.9394421028</text:p>
              </table:table-cell>
              <table:table-cell office:value-type="float" office:value="-2.70912133567">
                <text:p>-2.7091213356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6.9089180478">
                <text:p>16.9089180478</text:p>
              </table:table-cell>
              <table:table-cell office:value-type="float" office:value="-2.72353085584">
                <text:p>-2.72353085584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6.8777052327">
                <text:p>16.8777052327</text:p>
              </table:table-cell>
              <table:table-cell office:value-type="float" office:value="-2.73712305349">
                <text:p>-2.7371230534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6.8455934073">
                <text:p>16.8455934073</text:p>
              </table:table-cell>
              <table:table-cell office:value-type="float" office:value="-2.75000159591">
                <text:p>-2.7500015959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6.8128615333">
                <text:p>16.8128615333</text:p>
              </table:table-cell>
              <table:table-cell office:value-type="float" office:value="-2.76208110848">
                <text:p>-2.7620811084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6.7779619309">
                <text:p>16.7779619309</text:p>
              </table:table-cell>
              <table:table-cell office:value-type="float" office:value="-2.7739087859">
                <text:p>-2.773908785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6.7435342243">
                <text:p>16.7435342243</text:p>
              </table:table-cell>
              <table:table-cell office:value-type="float" office:value="-2.78487393382">
                <text:p>-2.7848739338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6.7076198069">
                <text:p>16.7076198069</text:p>
              </table:table-cell>
              <table:table-cell office:value-type="float" office:value="-2.79524026502">
                <text:p>-2.7952402650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6.6714660731">
                <text:p>16.6714660731</text:p>
              </table:table-cell>
              <table:table-cell office:value-type="float" office:value="-2.80479112396">
                <text:p>-2.8047911239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6.6335015962">
                <text:p>16.6335015962</text:p>
              </table:table-cell>
              <table:table-cell office:value-type="float" office:value="-2.81405510985">
                <text:p>-2.8140551098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6.5970728176">
                <text:p>16.5970728176</text:p>
              </table:table-cell>
              <table:table-cell office:value-type="float" office:value="-2.82242662772">
                <text:p>-2.8224266277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6.5605868001">
                <text:p>16.5605868001</text:p>
              </table:table-cell>
              <table:table-cell office:value-type="float" office:value="-2.8305436955">
                <text:p>-2.830543695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6.5240603963">
                <text:p>16.5240603963</text:p>
              </table:table-cell>
              <table:table-cell office:value-type="float" office:value="-2.83847603886">
                <text:p>-2.8384760388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6.485886465">
                <text:p>16.485886465</text:p>
              </table:table-cell>
              <table:table-cell office:value-type="float" office:value="-2.84682998214">
                <text:p>-2.8468299821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6.4493808339">
                <text:p>16.4493808339</text:p>
              </table:table-cell>
              <table:table-cell office:value-type="float" office:value="-2.85485789828">
                <text:p>-2.8548578982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6.4112898726">
                <text:p>16.4112898726</text:p>
              </table:table-cell>
              <table:table-cell office:value-type="float" office:value="-2.86365204788">
                <text:p>-2.86365204788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6.3732526414">
                <text:p>16.3732526414</text:p>
              </table:table-cell>
              <table:table-cell office:value-type="float" office:value="-2.87261103686">
                <text:p>-2.8726110368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6.3352841513">
                <text:p>16.3352841513</text:p>
              </table:table-cell>
              <table:table-cell office:value-type="float" office:value="-2.88179416982">
                <text:p>-2.8817941698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6.2973455541">
                <text:p>16.2973455541</text:p>
              </table:table-cell>
              <table:table-cell office:value-type="float" office:value="-2.89116410263">
                <text:p>-2.8911641026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6.257827778">
                <text:p>16.257827778</text:p>
              </table:table-cell>
              <table:table-cell office:value-type="float" office:value="-2.90122548638">
                <text:p>-2.9012254863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6.2182855727">
                <text:p>16.2182855727</text:p>
              </table:table-cell>
              <table:table-cell office:value-type="float" office:value="-2.91125386086">
                <text:p>-2.9112538608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6.1788171746">
                <text:p>16.1788171746</text:p>
              </table:table-cell>
              <table:table-cell office:value-type="float" office:value="-2.92150817726">
                <text:p>-2.9215081772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6.1394081823">
                <text:p>16.1394081823</text:p>
              </table:table-cell>
              <table:table-cell office:value-type="float" office:value="-2.93198956383">
                <text:p>-2.93198956383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6.1001360368">
                <text:p>16.1001360368</text:p>
              </table:table-cell>
              <table:table-cell office:value-type="float" office:value="-2.94261827764">
                <text:p>-2.94261827764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6.0597005673">
                <text:p>16.0597005673</text:p>
              </table:table-cell>
              <table:table-cell office:value-type="float" office:value="-2.95330906994">
                <text:p>-2.9533090699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6.0204615621">
                <text:p>16.0204615621</text:p>
              </table:table-cell>
              <table:table-cell office:value-type="float" office:value="-2.96423596395">
                <text:p>-2.9642359639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5.981679599">
                <text:p>15.981679599</text:p>
              </table:table-cell>
              <table:table-cell office:value-type="float" office:value="-2.97554699527">
                <text:p>-2.9755469952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5.9415679981">
                <text:p>15.9415679981</text:p>
              </table:table-cell>
              <table:table-cell office:value-type="float" office:value="-2.98778981837">
                <text:p>-2.9877898183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5.9014040067">
                <text:p>15.9014040067</text:p>
              </table:table-cell>
              <table:table-cell office:value-type="float" office:value="-2.9999322869">
                <text:p>-2.999932286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5.8612445142">
                <text:p>15.8612445142</text:p>
              </table:table-cell>
              <table:table-cell office:value-type="float" office:value="-3.0120078865">
                <text:p>-3.012007886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5.8195138407">
                <text:p>15.8195138407</text:p>
              </table:table-cell>
              <table:table-cell office:value-type="float" office:value="-3.02448272839">
                <text:p>-3.02448272839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5.7777236314">
                <text:p>15.7777236314</text:p>
              </table:table-cell>
              <table:table-cell office:value-type="float" office:value="-3.03656533055">
                <text:p>-3.0365653305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5.735882191">
                <text:p>15.735882191</text:p>
              </table:table-cell>
              <table:table-cell office:value-type="float" office:value="-3.04808103995">
                <text:p>-3.0480810399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5.6923753573">
                <text:p>15.6923753573</text:p>
              </table:table-cell>
              <table:table-cell office:value-type="float" office:value="-3.05959395443">
                <text:p>-3.0595939544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5.6488225775">
                <text:p>15.6488225775</text:p>
              </table:table-cell>
              <table:table-cell office:value-type="float" office:value="-3.07091791381">
                <text:p>-3.0709179138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5.6051403843">
                <text:p>15.6051403843</text:p>
              </table:table-cell>
              <table:table-cell office:value-type="float" office:value="-3.08168890361">
                <text:p>-3.0816889036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5.5597382894">
                <text:p>15.5597382894</text:p>
              </table:table-cell>
              <table:table-cell office:value-type="float" office:value="-3.09239425846">
                <text:p>-3.0923942584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5.5142543874">
                <text:p>15.5142543874</text:p>
              </table:table-cell>
              <table:table-cell office:value-type="float" office:value="-3.10271276917">
                <text:p>-3.1027127691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5.467138773">
                <text:p>15.467138773</text:p>
              </table:table-cell>
              <table:table-cell office:value-type="float" office:value="-3.11310944379">
                <text:p>-3.11310944379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5.4199274989">
                <text:p>15.4199274989</text:p>
              </table:table-cell>
              <table:table-cell office:value-type="float" office:value="-3.12301439975">
                <text:p>-3.1230143997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5.3726053758">
                <text:p>15.3726053758</text:p>
              </table:table-cell>
              <table:table-cell office:value-type="float" office:value="-3.13231141256">
                <text:p>-3.1323114125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5.3235898006">
                <text:p>15.3235898006</text:p>
              </table:table-cell>
              <table:table-cell office:value-type="float" office:value="-3.14126346461">
                <text:p>-3.1412634646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5.2743348864">
                <text:p>15.2743348864</text:p>
              </table:table-cell>
              <table:table-cell office:value-type="float" office:value="-3.14938111934">
                <text:p>-3.1493811193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5.2249784954">
                <text:p>15.2249784954</text:p>
              </table:table-cell>
              <table:table-cell office:value-type="float" office:value="-3.15717355498">
                <text:p>-3.1571735549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5.1756034646">
                <text:p>15.1756034646</text:p>
              </table:table-cell>
              <table:table-cell office:value-type="float" office:value="-3.16482856328">
                <text:p>-3.1648285632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5.1245081859">
                <text:p>15.1245081859</text:p>
              </table:table-cell>
              <table:table-cell office:value-type="float" office:value="-3.17173551364">
                <text:p>-3.1717355136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5.0733214191">
                <text:p>15.0733214191</text:p>
              </table:table-cell>
              <table:table-cell office:value-type="float" office:value="-3.17776993546">
                <text:p>-3.1777699354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5.0220279562">
                <text:p>15.0220279562</text:p>
              </table:table-cell>
              <table:table-cell office:value-type="float" office:value="-3.18326649933">
                <text:p>-3.1832664993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4.9704960288">
                <text:p>14.9704960288</text:p>
              </table:table-cell>
              <table:table-cell office:value-type="float" office:value="-3.18791106518">
                <text:p>-3.1879110651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4.9170008965">
                <text:p>14.9170008965</text:p>
              </table:table-cell>
              <table:table-cell office:value-type="float" office:value="-3.19223667462">
                <text:p>-3.1922366746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4.8634162789">
                <text:p>14.8634162789</text:p>
              </table:table-cell>
              <table:table-cell office:value-type="float" office:value="-3.19599690538">
                <text:p>-3.1959969053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4.8078431842">
                <text:p>14.8078431842</text:p>
              </table:table-cell>
              <table:table-cell office:value-type="float" office:value="-3.19891235124">
                <text:p>-3.1989123512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4.753794688">
                <text:p>14.753794688</text:p>
              </table:table-cell>
              <table:table-cell office:value-type="float" office:value="-3.20074702664">
                <text:p>-3.2007470266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4.6993818414">
                <text:p>14.6993818414</text:p>
              </table:table-cell>
              <table:table-cell office:value-type="float" office:value="-3.20236732776">
                <text:p>-3.2023673277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4.6430868918">
                <text:p>14.6430868918</text:p>
              </table:table-cell>
              <table:table-cell office:value-type="float" office:value="-3.20316722651">
                <text:p>-3.2031672265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4.5866004235">
                <text:p>14.5866004235</text:p>
              </table:table-cell>
              <table:table-cell office:value-type="float" office:value="-3.20325160568">
                <text:p>-3.2032516056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4.5298234096">
                <text:p>14.5298234096</text:p>
              </table:table-cell>
              <table:table-cell office:value-type="float" office:value="-3.20269157553">
                <text:p>-3.2026915755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4.4713913319">
                <text:p>14.4713913319</text:p>
              </table:table-cell>
              <table:table-cell office:value-type="float" office:value="-3.20152112982">
                <text:p>-3.2015211298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4.414577292">
                <text:p>14.414577292</text:p>
              </table:table-cell>
              <table:table-cell office:value-type="float" office:value="-3.20028504255">
                <text:p>-3.2002850425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4.3561536519">
                <text:p>14.3561536519</text:p>
              </table:table-cell>
              <table:table-cell office:value-type="float" office:value="-3.19884939086">
                <text:p>-3.1988493908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4.2976888149">
                <text:p>14.2976888149</text:p>
              </table:table-cell>
              <table:table-cell office:value-type="float" office:value="-3.1970230923">
                <text:p>-3.197023092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4.2392938707">
                <text:p>14.2392938707</text:p>
              </table:table-cell>
              <table:table-cell office:value-type="float" office:value="-3.19487358675">
                <text:p>-3.1948735867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4.1792389198">
                <text:p>14.1792389198</text:p>
              </table:table-cell>
              <table:table-cell office:value-type="float" office:value="-3.19250305251">
                <text:p>-3.1925030525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4.1175194311">
                <text:p>14.1175194311</text:p>
              </table:table-cell>
              <table:table-cell office:value-type="float" office:value="-3.19001040561">
                <text:p>-3.1900104056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4.0574405233">
                <text:p>14.0574405233</text:p>
              </table:table-cell>
              <table:table-cell office:value-type="float" office:value="-3.18817475036">
                <text:p>-3.1881747503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3.9957003319">
                <text:p>13.9957003319</text:p>
              </table:table-cell>
              <table:table-cell office:value-type="float" office:value="-3.1861240208">
                <text:p>-3.186124020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3.9339478188">
                <text:p>13.9339478188</text:p>
              </table:table-cell>
              <table:table-cell office:value-type="float" office:value="-3.18437515018">
                <text:p>-3.1843751501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3.8705283862">
                <text:p>13.8705283862</text:p>
              </table:table-cell>
              <table:table-cell office:value-type="float" office:value="-3.18254335065">
                <text:p>-3.1825433506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3.8071143025">
                <text:p>13.8071143025</text:p>
              </table:table-cell>
              <table:table-cell office:value-type="float" office:value="-3.18057868314">
                <text:p>-3.1805786831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3.7420141684">
                <text:p>13.7420141684</text:p>
              </table:table-cell>
              <table:table-cell office:value-type="float" office:value="-3.17903711589">
                <text:p>-3.17903711589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3.6769180295">
                <text:p>13.6769180295</text:p>
              </table:table-cell>
              <table:table-cell office:value-type="float" office:value="-3.17738189494">
                <text:p>-3.1773818949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3.6118260841">
                <text:p>13.6118260841</text:p>
              </table:table-cell>
              <table:table-cell office:value-type="float" office:value="-3.17561302533">
                <text:p>-3.1756130253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3.5450599021">
                <text:p>13.5450599021</text:p>
              </table:table-cell>
              <table:table-cell office:value-type="float" office:value="-3.17395941662">
                <text:p>-3.1739594166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3.4766203395">
                <text:p>13.4766203395</text:p>
              </table:table-cell>
              <table:table-cell office:value-type="float" office:value="-3.17240521183">
                <text:p>-3.1724052118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3.4080191147">
                <text:p>13.4080191147</text:p>
              </table:table-cell>
              <table:table-cell office:value-type="float" office:value="-3.17081952538">
                <text:p>-3.1708195253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3.339360994">
                <text:p>13.339360994</text:p>
              </table:table-cell>
              <table:table-cell office:value-type="float" office:value="-3.16901264521">
                <text:p>-3.1690126452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3.2689104836">
                <text:p>13.2689104836</text:p>
              </table:table-cell>
              <table:table-cell office:value-type="float" office:value="-3.16780624334">
                <text:p>-3.1678062433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3.1967720594">
                <text:p>13.1967720594</text:p>
              </table:table-cell>
              <table:table-cell office:value-type="float" office:value="-3.16704478285">
                <text:p>-3.1670447828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3.1246321778">
                <text:p>13.1246321778</text:p>
              </table:table-cell>
              <table:table-cell office:value-type="float" office:value="-3.16635887658">
                <text:p>-3.16635887658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3.0507378836">
                <text:p>13.0507378836</text:p>
              </table:table-cell>
              <table:table-cell office:value-type="float" office:value="-3.16631658347">
                <text:p>-3.1663165834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2.9768458484">
                <text:p>12.9768458484</text:p>
              </table:table-cell>
              <table:table-cell office:value-type="float" office:value="-3.16606792962">
                <text:p>-3.1660679296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2.9012689519">
                <text:p>12.9012689519</text:p>
              </table:table-cell>
              <table:table-cell office:value-type="float" office:value="-3.16695571473">
                <text:p>-3.16695571473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2.8240126241">
                <text:p>12.8240126241</text:p>
              </table:table-cell>
              <table:table-cell office:value-type="float" office:value="-3.16746661282">
                <text:p>-3.1674666128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2.7467578922">
                <text:p>12.7467578922</text:p>
              </table:table-cell>
              <table:table-cell office:value-type="float" office:value="-3.16873255217">
                <text:p>-3.1687325521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2.6678274335">
                <text:p>12.6678274335</text:p>
              </table:table-cell>
              <table:table-cell office:value-type="float" office:value="-3.17043352299">
                <text:p>-3.1704335229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2.587232582">
                <text:p>12.587232582</text:p>
              </table:table-cell>
              <table:table-cell office:value-type="float" office:value="-3.17305092821">
                <text:p>-3.17305092821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2.5066427926">
                <text:p>12.5066427926</text:p>
              </table:table-cell>
              <table:table-cell office:value-type="float" office:value="-3.17587926405">
                <text:p>-3.1758792640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2.4260322066">
                <text:p>12.4260322066</text:p>
              </table:table-cell>
              <table:table-cell office:value-type="float" office:value="-3.17923243205">
                <text:p>-3.1792324320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2.3435778767">
                <text:p>12.3435778767</text:p>
              </table:table-cell>
              <table:table-cell office:value-type="float" office:value="-3.18200544866">
                <text:p>-3.18200544866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2.2575737772">
                <text:p>12.2575737772</text:p>
              </table:table-cell>
              <table:table-cell office:value-type="float" office:value="-3.1850160999">
                <text:p>-3.1850160999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2.1731918621">
                <text:p>12.1731918621</text:p>
              </table:table-cell>
              <table:table-cell office:value-type="float" office:value="-3.1882346709">
                <text:p>-3.188234670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2.0870652551">
                <text:p>12.0870652551</text:p>
              </table:table-cell>
              <table:table-cell office:value-type="float" office:value="-3.19199741377">
                <text:p>-3.19199741377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2.000813287">
                <text:p>12.000813287</text:p>
              </table:table-cell>
              <table:table-cell office:value-type="float" office:value="-3.19622853875">
                <text:p>-3.1962285387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1.9129103186">
                <text:p>11.9129103186</text:p>
              </table:table-cell>
              <table:table-cell office:value-type="float" office:value="-3.2006349102">
                <text:p>-3.200634910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1.8249838492">
                <text:p>11.8249838492</text:p>
              </table:table-cell>
              <table:table-cell office:value-type="float" office:value="-3.20532173086">
                <text:p>-3.2053217308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1.737095821">
                <text:p>11.737095821</text:p>
              </table:table-cell>
              <table:table-cell office:value-type="float" office:value="-3.21074479152">
                <text:p>-3.21074479152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1.6491225319">
                <text:p>11.6491225319</text:p>
              </table:table-cell>
              <table:table-cell office:value-type="float" office:value="-3.21593166101">
                <text:p>-3.2159316610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1.5594488864">
                <text:p>11.5594488864</text:p>
              </table:table-cell>
              <table:table-cell office:value-type="float" office:value="-3.22106588257">
                <text:p>-3.22106588257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1.4696228969">
                <text:p>11.4696228969</text:p>
              </table:table-cell>
              <table:table-cell office:value-type="float" office:value="-3.22434428434">
                <text:p>-3.2243442843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1.379797415">
                <text:p>11.379797415</text:p>
              </table:table-cell>
              <table:table-cell office:value-type="float" office:value="-3.22763836139">
                <text:p>-3.22763836139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1.288272016">
                <text:p>11.288272016</text:p>
              </table:table-cell>
              <table:table-cell office:value-type="float" office:value="-3.22896672468">
                <text:p>-3.2289667246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1.1966514795">
                <text:p>11.1966514795</text:p>
              </table:table-cell>
              <table:table-cell office:value-type="float" office:value="-3.23143806922">
                <text:p>-3.2314380692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1.1067479268">
                <text:p>11.1067479268</text:p>
              </table:table-cell>
              <table:table-cell office:value-type="float" office:value="-3.23459808203">
                <text:p>-3.2345980820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1.0151300668">
                <text:p>11.0151300668</text:p>
              </table:table-cell>
              <table:table-cell office:value-type="float" office:value="-3.23718134997">
                <text:p>-3.23718134997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0.921824049">
                <text:p>10.921824049</text:p>
              </table:table-cell>
              <table:table-cell office:value-type="float" office:value="-3.24014131053">
                <text:p>-3.2401413105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0.830207378">
                <text:p>10.830207378</text:p>
              </table:table-cell>
              <table:table-cell office:value-type="float" office:value="-3.24277254446">
                <text:p>-3.2427725444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0.7368550151">
                <text:p>10.7368550151</text:p>
              </table:table-cell>
              <table:table-cell office:value-type="float" office:value="-3.24542595532">
                <text:p>-3.2454259553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0.645188657">
                <text:p>10.645188657</text:p>
              </table:table-cell>
              <table:table-cell office:value-type="float" office:value="-3.24751637479">
                <text:p>-3.2475163747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0.5517793156">
                <text:p>10.5517793156</text:p>
              </table:table-cell>
              <table:table-cell office:value-type="float" office:value="-3.249243508">
                <text:p>-3.249243508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0.4583592151">
                <text:p>10.4583592151</text:p>
              </table:table-cell>
              <table:table-cell office:value-type="float" office:value="-3.24930763657">
                <text:p>-3.2493076365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0.3649391614">
                <text:p>10.3649391614</text:p>
              </table:table-cell>
              <table:table-cell office:value-type="float" office:value="-3.24984460521">
                <text:p>-3.2498446052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0.2698598531">
                <text:p>10.2698598531</text:p>
              </table:table-cell>
              <table:table-cell office:value-type="float" office:value="-3.25027614323">
                <text:p>-3.25027614323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0.1764783699">
                <text:p>10.1764783699</text:p>
              </table:table-cell>
              <table:table-cell office:value-type="float" office:value="-3.25051778492">
                <text:p>-3.2505177849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0.0813600273">
                <text:p>10.0813600273</text:p>
              </table:table-cell>
              <table:table-cell office:value-type="float" office:value="-3.25048616756">
                <text:p>-3.2504861675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9.98794461477">
                <text:p>9.98794461477</text:p>
              </table:table-cell>
              <table:table-cell office:value-type="float" office:value="-3.25174051845">
                <text:p>-3.2517405184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9.89282572477">
                <text:p>9.89282572477</text:p>
              </table:table-cell>
              <table:table-cell office:value-type="float" office:value="-3.25195792167">
                <text:p>-3.2519579216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9.7994846169">
                <text:p>9.7994846169</text:p>
              </table:table-cell>
              <table:table-cell office:value-type="float" office:value="-3.25179044014">
                <text:p>-3.25179044014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9.70436825649">
                <text:p>9.70436825649</text:p>
              </table:table-cell>
              <table:table-cell office:value-type="float" office:value="-3.25139359347">
                <text:p>-3.2513935934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9.61095586903">
                <text:p>9.61095586903</text:p>
              </table:table-cell>
              <table:table-cell office:value-type="float" office:value="-3.2504631366">
                <text:p>-3.250463136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9.51758768677">
                <text:p>9.51758768677</text:p>
              </table:table-cell>
              <table:table-cell office:value-type="float" office:value="-3.24920538687">
                <text:p>-3.2492053868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9.4224975992">
                <text:p>9.4224975992</text:p>
              </table:table-cell>
              <table:table-cell office:value-type="float" office:value="-3.24716515843">
                <text:p>-3.2471651584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9.32909634592">
                <text:p>9.32909634592</text:p>
              </table:table-cell>
              <table:table-cell office:value-type="float" office:value="-3.24556626206">
                <text:p>-3.24556626206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9.23570585591">
                <text:p>9.23570585591</text:p>
              </table:table-cell>
              <table:table-cell office:value-type="float" office:value="-3.24349461442">
                <text:p>-3.2434946144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9.14068398969">
                <text:p>9.14068398969</text:p>
              </table:table-cell>
              <table:table-cell office:value-type="float" office:value="-3.24201696354">
                <text:p>-3.2420169635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9.04898391122">
                <text:p>9.04898391122</text:p>
              </table:table-cell>
              <table:table-cell office:value-type="float" office:value="-3.24030048515">
                <text:p>-3.2403004851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8.9539181775">
                <text:p>8.9539181775</text:p>
              </table:table-cell>
              <table:table-cell office:value-type="float" office:value="-3.23902283177">
                <text:p>-3.23902283177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8.8605264631">
                <text:p>8.8605264631</text:p>
              </table:table-cell>
              <table:table-cell office:value-type="float" office:value="-3.23700008719">
                <text:p>-3.23700008719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8.76883597208">
                <text:p>8.76883597208</text:p>
              </table:table-cell>
              <table:table-cell office:value-type="float" office:value="-3.23488348452">
                <text:p>-3.2348834845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8.68054631007">
                <text:p>8.68054631007</text:p>
              </table:table-cell>
              <table:table-cell office:value-type="float" office:value="-3.23265533549">
                <text:p>-3.23265533549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8.58892538206">
                <text:p>8.58892538206</text:p>
              </table:table-cell>
              <table:table-cell office:value-type="float" office:value="-3.22863482459">
                <text:p>-3.22863482459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8.50079837951">
                <text:p>8.50079837951</text:p>
              </table:table-cell>
              <table:table-cell office:value-type="float" office:value="-3.22298803589">
                <text:p>-3.22298803589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.41270910251">
                <text:p>8.41270910251</text:p>
              </table:table-cell>
              <table:table-cell office:value-type="float" office:value="-3.21680291464">
                <text:p>-3.21680291464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.32630527744">
                <text:p>8.32630527744</text:p>
              </table:table-cell>
              <table:table-cell office:value-type="float" office:value="-3.21034213123">
                <text:p>-3.2103421312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.24349055842">
                <text:p>8.24349055842</text:p>
              </table:table-cell>
              <table:table-cell office:value-type="float" office:value="-3.20227762765">
                <text:p>-3.2022776276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.16090308601">
                <text:p>8.16090308601</text:p>
              </table:table-cell>
              <table:table-cell office:value-type="float" office:value="-3.192813932">
                <text:p>-3.192813932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.07837841013">
                <text:p>8.07837841013</text:p>
              </table:table-cell>
              <table:table-cell office:value-type="float" office:value="-3.18223786575">
                <text:p>-3.1822378657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7.99600016921">
                <text:p>7.99600016921</text:p>
              </table:table-cell>
              <table:table-cell office:value-type="float" office:value="-3.17059648542">
                <text:p>-3.1705964854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7.91717829019">
                <text:p>7.91717829019</text:p>
              </table:table-cell>
              <table:table-cell office:value-type="float" office:value="-3.15861588051">
                <text:p>-3.1586158805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7.83675652414">
                <text:p>7.83675652414</text:p>
              </table:table-cell>
              <table:table-cell office:value-type="float" office:value="-3.1456644005">
                <text:p>-3.145664400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7.76143442249">
                <text:p>7.76143442249</text:p>
              </table:table-cell>
              <table:table-cell office:value-type="float" office:value="-3.13328004749">
                <text:p>-3.13328004749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7.68426635793">
                <text:p>7.68426635793</text:p>
              </table:table-cell>
              <table:table-cell office:value-type="float" office:value="-3.12169992427">
                <text:p>-3.12169992427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7.61274140462">
                <text:p>7.61274140462</text:p>
              </table:table-cell>
              <table:table-cell office:value-type="float" office:value="-3.11184920027">
                <text:p>-3.11184920027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7.54341687661">
                <text:p>7.54341687661</text:p>
              </table:table-cell>
              <table:table-cell office:value-type="float" office:value="-3.10102462797">
                <text:p>-3.10102462797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7.47246922131">
                <text:p>7.47246922131</text:p>
              </table:table-cell>
              <table:table-cell office:value-type="float" office:value="-3.09070059683">
                <text:p>-3.09070059683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7.4034492054">
                <text:p>7.4034492054</text:p>
              </table:table-cell>
              <table:table-cell office:value-type="float" office:value="-3.07936397649">
                <text:p>-3.07936397649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7.33301292835">
                <text:p>7.33301292835</text:p>
              </table:table-cell>
              <table:table-cell office:value-type="float" office:value="-3.06674523487">
                <text:p>-3.06674523487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7.26428844521">
                <text:p>7.26428844521</text:p>
              </table:table-cell>
              <table:table-cell office:value-type="float" office:value="-3.05459643157">
                <text:p>-3.05459643157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7.19549792459">
                <text:p>7.19549792459</text:p>
              </table:table-cell>
              <table:table-cell office:value-type="float" office:value="-3.04363337537">
                <text:p>-3.04363337537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7.13048161126">
                <text:p>7.13048161126</text:p>
              </table:table-cell>
              <table:table-cell office:value-type="float" office:value="-3.03276329959">
                <text:p>-3.03276329959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7.06567950593">
                <text:p>7.06567950593</text:p>
              </table:table-cell>
              <table:table-cell office:value-type="float" office:value="-3.02192499374">
                <text:p>-3.0219249937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7.00254215287">
                <text:p>7.00254215287</text:p>
              </table:table-cell>
              <table:table-cell office:value-type="float" office:value="-3.01147932832">
                <text:p>-3.01147932832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6.9413436812">
                <text:p>6.9413436812</text:p>
              </table:table-cell>
              <table:table-cell office:value-type="float" office:value="-2.99997979585">
                <text:p>-2.9999797958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6.88082344449">
                <text:p>6.88082344449</text:p>
              </table:table-cell>
              <table:table-cell office:value-type="float" office:value="-2.98798909288">
                <text:p>-2.98798909288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6.82557657771">
                <text:p>6.82557657771</text:p>
              </table:table-cell>
              <table:table-cell office:value-type="float" office:value="-2.97558862217">
                <text:p>-2.97558862217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6.76929977701">
                <text:p>6.76929977701</text:p>
              </table:table-cell>
              <table:table-cell office:value-type="float" office:value="-2.96211637552">
                <text:p>-2.96211637552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6.71314855385">
                <text:p>6.71314855385</text:p>
              </table:table-cell>
              <table:table-cell office:value-type="float" office:value="-2.94817045818">
                <text:p>-2.94817045818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6.66185223983">
                <text:p>6.66185223983</text:p>
              </table:table-cell>
              <table:table-cell office:value-type="float" office:value="-2.93465219243">
                <text:p>-2.93465219243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6.61228992733">
                <text:p>6.61228992733</text:p>
              </table:table-cell>
              <table:table-cell office:value-type="float" office:value="-2.92089153939">
                <text:p>-2.92089153939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6.56158403672">
                <text:p>6.56158403672</text:p>
              </table:table-cell>
              <table:table-cell office:value-type="float" office:value="-2.90521575868">
                <text:p>-2.90521575868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6.51096636872">
                <text:p>6.51096636872</text:p>
              </table:table-cell>
              <table:table-cell office:value-type="float" office:value="-2.88917046439">
                <text:p>-2.88917046439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6.46225717158">
                <text:p>6.46225717158</text:p>
              </table:table-cell>
              <table:table-cell office:value-type="float" office:value="-2.87259567907">
                <text:p>-2.87259567907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6.41543149244">
                <text:p>6.41543149244</text:p>
              </table:table-cell>
              <table:table-cell office:value-type="float" office:value="-2.85544500915">
                <text:p>-2.8554450091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6.36907808524">
                <text:p>6.36907808524</text:p>
              </table:table-cell>
              <table:table-cell office:value-type="float" office:value="-2.83718587151">
                <text:p>-2.8371858715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6.32610464575">
                <text:p>6.32610464575</text:p>
              </table:table-cell>
              <table:table-cell office:value-type="float" office:value="-2.81912863773">
                <text:p>-2.8191286377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6.28206635711">
                <text:p>6.28206635711</text:p>
              </table:table-cell>
              <table:table-cell office:value-type="float" office:value="-2.79954393272">
                <text:p>-2.7995439327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6.24001685914">
                <text:p>6.24001685914</text:p>
              </table:table-cell>
              <table:table-cell office:value-type="float" office:value="-2.77948900721">
                <text:p>-2.77948900721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6.19998398302">
                <text:p>6.19998398302</text:p>
              </table:table-cell>
              <table:table-cell office:value-type="float" office:value="-2.75898418599">
                <text:p>-2.75898418599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6.16054316291">
                <text:p>6.16054316291</text:p>
              </table:table-cell>
              <table:table-cell office:value-type="float" office:value="-2.73738726591">
                <text:p>-2.7373872659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6.12299350677">
                <text:p>6.12299350677</text:p>
              </table:table-cell>
              <table:table-cell office:value-type="float" office:value="-2.71569731047">
                <text:p>-2.71569731047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6.08593389438">
                <text:p>6.08593389438</text:p>
              </table:table-cell>
              <table:table-cell office:value-type="float" office:value="-2.69324642877">
                <text:p>-2.69324642877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6.05068760919">
                <text:p>6.05068760919</text:p>
              </table:table-cell>
              <table:table-cell office:value-type="float" office:value="-2.67085668756">
                <text:p>-2.6708566875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6.01732736859">
                <text:p>6.01732736859</text:p>
              </table:table-cell>
              <table:table-cell office:value-type="float" office:value="-2.64850509458">
                <text:p>-2.64850509458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5.98446165126">
                <text:p>5.98446165126</text:p>
              </table:table-cell>
              <table:table-cell office:value-type="float" office:value="-2.62544082197">
                <text:p>-2.62544082197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5.95346083489">
                <text:p>5.95346083489</text:p>
              </table:table-cell>
              <table:table-cell office:value-type="float" office:value="-2.60244321884">
                <text:p>-2.60244321884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5.92277010527">
                <text:p>5.92277010527</text:p>
              </table:table-cell>
              <table:table-cell office:value-type="float" office:value="-2.57895857166">
                <text:p>-2.57895857166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5.89392008979">
                <text:p>5.89392008979</text:p>
              </table:table-cell>
              <table:table-cell office:value-type="float" office:value="-2.55572387753">
                <text:p>-2.55572387753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5.86549024735">
                <text:p>5.86549024735</text:p>
              </table:table-cell>
              <table:table-cell office:value-type="float" office:value="-2.53183875443">
                <text:p>-2.5318387544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5.83750506025">
                <text:p>5.83750506025</text:p>
              </table:table-cell>
              <table:table-cell office:value-type="float" office:value="-2.50723187682">
                <text:p>-2.50723187682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5.81226952978">
                <text:p>5.81226952978</text:p>
              </table:table-cell>
              <table:table-cell office:value-type="float" office:value="-2.48438347012">
                <text:p>-2.4843834701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5.78612850271">
                <text:p>5.78612850271</text:p>
              </table:table-cell>
              <table:table-cell office:value-type="float" office:value="-2.46013889469">
                <text:p>-2.46013889469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5.76271313589">
                <text:p>5.76271313589</text:p>
              </table:table-cell>
              <table:table-cell office:value-type="float" office:value="-2.43770254514">
                <text:p>-2.43770254514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5.73847284215">
                <text:p>5.73847284215</text:p>
              </table:table-cell>
              <table:table-cell office:value-type="float" office:value="-2.41380218899">
                <text:p>-2.41380218899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5.7157654442">
                <text:p>5.7157654442</text:p>
              </table:table-cell>
              <table:table-cell office:value-type="float" office:value="-2.39064975695">
                <text:p>-2.3906497569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5.69334561788">
                <text:p>5.69334561788</text:p>
              </table:table-cell>
              <table:table-cell office:value-type="float" office:value="-2.3672185542">
                <text:p>-2.367218554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5.67233342579">
                <text:p>5.67233342579</text:p>
              </table:table-cell>
              <table:table-cell office:value-type="float" office:value="-2.34470112192">
                <text:p>-2.34470112192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5.65159255825">
                <text:p>5.65159255825</text:p>
              </table:table-cell>
              <table:table-cell office:value-type="float" office:value="-2.32193311">
                <text:p>-2.32193311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5.63112590016">
                <text:p>5.63112590016</text:p>
              </table:table-cell>
              <table:table-cell office:value-type="float" office:value="-2.29889343899">
                <text:p>-2.29889343899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5.61089941428">
                <text:p>5.61089941428</text:p>
              </table:table-cell>
              <table:table-cell office:value-type="float" office:value="-2.27569033356">
                <text:p>-2.27569033356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5.59076350287">
                <text:p>5.59076350287</text:p>
              </table:table-cell>
              <table:table-cell office:value-type="float" office:value="-2.25236026466">
                <text:p>-2.25236026466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5.5717748802">
                <text:p>5.5717748802</text:p>
              </table:table-cell>
              <table:table-cell office:value-type="float" office:value="-2.23017220952">
                <text:p>-2.23017220952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5.55182032465">
                <text:p>5.55182032465</text:p>
              </table:table-cell>
              <table:table-cell office:value-type="float" office:value="-2.20668634427">
                <text:p>-2.20668634427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5.5319386035">
                <text:p>5.5319386035</text:p>
              </table:table-cell>
              <table:table-cell office:value-type="float" office:value="-2.18304399574">
                <text:p>-2.18304399574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5.51225913284">
                <text:p>5.51225913284</text:p>
              </table:table-cell>
              <table:table-cell office:value-type="float" office:value="-2.15918582238">
                <text:p>-2.1591858223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5.49279027984">
                <text:p>5.49279027984</text:p>
              </table:table-cell>
              <table:table-cell office:value-type="float" office:value="-2.13515480407">
                <text:p>-2.13515480407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5.47351650494">
                <text:p>5.47351650494</text:p>
              </table:table-cell>
              <table:table-cell office:value-type="float" office:value="-2.11096638442">
                <text:p>-2.11096638442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5.45342660152">
                <text:p>5.45342660152</text:p>
              </table:table-cell>
              <table:table-cell office:value-type="float" office:value="-2.08530973694">
                <text:p>-2.0853097369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5.43444672344">
                <text:p>5.43444672344</text:p>
              </table:table-cell>
              <table:table-cell office:value-type="float" office:value="-2.06084367294">
                <text:p>-2.0608436729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5.41557888282">
                <text:p>5.41557888282</text:p>
              </table:table-cell>
              <table:table-cell office:value-type="float" office:value="-2.03629068005">
                <text:p>-2.0362906800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5.39574468239">
                <text:p>5.39574468239</text:p>
              </table:table-cell>
              <table:table-cell office:value-type="float" office:value="-2.01024639157">
                <text:p>-2.01024639157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5.37608713967">
                <text:p>5.37608713967</text:p>
              </table:table-cell>
              <table:table-cell office:value-type="float" office:value="-1.98404465513">
                <text:p>-1.98404465513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5.35766976607">
                <text:p>5.35766976607</text:p>
              </table:table-cell>
              <table:table-cell office:value-type="float" office:value="-1.95899618724">
                <text:p>-1.9589961872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5.33743193886">
                <text:p>5.33743193886</text:p>
              </table:table-cell>
              <table:table-cell office:value-type="float" office:value="-1.93117032629">
                <text:p>-1.93117032629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5.31828718792">
                <text:p>5.31828718792</text:p>
              </table:table-cell>
              <table:table-cell office:value-type="float" office:value="-1.9045667534">
                <text:p>-1.904566753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5.29932042683">
                <text:p>5.29932042683</text:p>
              </table:table-cell>
              <table:table-cell office:value-type="float" office:value="-1.87783523017">
                <text:p>-1.87783523017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5.28045238698">
                <text:p>5.28045238698</text:p>
              </table:table-cell>
              <table:table-cell office:value-type="float" office:value="-1.85103350164">
                <text:p>-1.8510335016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5.26072323206">
                <text:p>5.26072323206</text:p>
              </table:table-cell>
              <table:table-cell office:value-type="float" office:value="-1.82286619286">
                <text:p>-1.82286619286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5.2419966619">
                <text:p>5.2419966619</text:p>
              </table:table-cell>
              <table:table-cell office:value-type="float" office:value="-1.79596479585">
                <text:p>-1.7959647958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5.2224624788">
                <text:p>5.2224624788</text:p>
              </table:table-cell>
              <table:table-cell office:value-type="float" office:value="-1.76761342746">
                <text:p>-1.7676134274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5.20311475468">
                <text:p>5.20311475468</text:p>
              </table:table-cell>
              <table:table-cell office:value-type="float" office:value="-1.73908618968">
                <text:p>-1.73908618968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5.18398393329">
                <text:p>5.18398393329</text:p>
              </table:table-cell>
              <table:table-cell office:value-type="float" office:value="-1.71034172101">
                <text:p>-1.7103417210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5.16512609453">
                <text:p>5.16512609453</text:p>
              </table:table-cell>
              <table:table-cell office:value-type="float" office:value="-1.68150927417">
                <text:p>-1.68150927417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5.1464568193">
                <text:p>5.1464568193</text:p>
              </table:table-cell>
              <table:table-cell office:value-type="float" office:value="-1.65246067799">
                <text:p>-1.65246067799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5.12798167821">
                <text:p>5.12798167821</text:p>
              </table:table-cell>
              <table:table-cell office:value-type="float" office:value="-1.62328724792">
                <text:p>-1.62328724792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5.10955263562">
                <text:p>5.10955263562</text:p>
              </table:table-cell>
              <table:table-cell office:value-type="float" office:value="-1.59408443969">
                <text:p>-1.59408443969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5.09125702145">
                <text:p>5.09125702145</text:p>
              </table:table-cell>
              <table:table-cell office:value-type="float" office:value="-1.5647971662">
                <text:p>-1.5647971662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5.0731818137">
                <text:p>5.0731818137</text:p>
              </table:table-cell>
              <table:table-cell office:value-type="float" office:value="-1.53532683703">
                <text:p>-1.53532683703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5.05526801016">
                <text:p>5.05526801016</text:p>
              </table:table-cell>
              <table:table-cell office:value-type="float" office:value="-1.50580246916">
                <text:p>-1.50580246916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5.03743715536">
                <text:p>5.03743715536</text:p>
              </table:table-cell>
              <table:table-cell office:value-type="float" office:value="-1.47622748383">
                <text:p>-1.47622748383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5.01898693627">
                <text:p>5.01898693627</text:p>
              </table:table-cell>
              <table:table-cell office:value-type="float" office:value="-1.44511321334">
                <text:p>-1.44511321334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5.00234154294">
                <text:p>5.00234154294</text:p>
              </table:table-cell>
              <table:table-cell office:value-type="float" office:value="-1.41673773862">
                <text:p>-1.4167377386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4.98505327562">
                <text:p>4.98505327562</text:p>
              </table:table-cell>
              <table:table-cell office:value-type="float" office:value="-1.3868616943">
                <text:p>-1.3868616943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4.968017277">
                <text:p>4.968017277</text:p>
              </table:table-cell>
              <table:table-cell office:value-type="float" office:value="-1.35681740091">
                <text:p>-1.3568174009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4.95103927285">
                <text:p>4.95103927285</text:p>
              </table:table-cell>
              <table:table-cell office:value-type="float" office:value="-1.32673996099">
                <text:p>-1.32673996099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4.93423095041">
                <text:p>4.93423095041</text:p>
              </table:table-cell>
              <table:table-cell office:value-type="float" office:value="-1.29652231277">
                <text:p>-1.29652231277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4.91752638567">
                <text:p>4.91752638567</text:p>
              </table:table-cell>
              <table:table-cell office:value-type="float" office:value="-1.26611595614">
                <text:p>-1.26611595614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4.90086184894">
                <text:p>4.90086184894</text:p>
              </table:table-cell>
              <table:table-cell office:value-type="float" office:value="-1.23560147482">
                <text:p>-1.23560147482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4.88512418673">
                <text:p>4.88512418673</text:p>
              </table:table-cell>
              <table:table-cell office:value-type="float" office:value="-1.20634118134">
                <text:p>-1.2063411813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4.86957634422">
                <text:p>4.86957634422</text:p>
              </table:table-cell>
              <table:table-cell office:value-type="float" office:value="-1.17682172345">
                <text:p>-1.1768217234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4.85499187741">
                <text:p>4.85499187741</text:p>
              </table:table-cell>
              <table:table-cell office:value-type="float" office:value="-1.14838982326">
                <text:p>-1.14838982326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4.8405848184">
                <text:p>4.8405848184</text:p>
              </table:table-cell>
              <table:table-cell office:value-type="float" office:value="-1.11954370117">
                <text:p>-1.11954370117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4.82717651442">
                <text:p>4.82717651442</text:p>
              </table:table-cell>
              <table:table-cell office:value-type="float" office:value="-1.09211151329">
                <text:p>-1.09211151329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4.814022687">
                <text:p>4.814022687</text:p>
              </table:table-cell>
              <table:table-cell office:value-type="float" office:value="-1.06455615987">
                <text:p>-1.06455615987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4.80109443438">
                <text:p>4.80109443438</text:p>
              </table:table-cell>
              <table:table-cell office:value-type="float" office:value="-1.03684797696">
                <text:p>-1.03684797696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4.78966906224">
                <text:p>4.78966906224</text:p>
              </table:table-cell>
              <table:table-cell office:value-type="float" office:value="-1.01221334218">
                <text:p>-1.01221334218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4.77766602513">
                <text:p>4.77766602513</text:p>
              </table:table-cell>
              <table:table-cell office:value-type="float" office:value="-0.985962482042">
                <text:p>-0.985962482042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4.76637697693">
                <text:p>4.76637697693</text:p>
              </table:table-cell>
              <table:table-cell office:value-type="float" office:value="-0.961251519179">
                <text:p>-0.961251519179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4.75516996931">
                <text:p>4.75516996931</text:p>
              </table:table-cell>
              <table:table-cell office:value-type="float" office:value="-0.936503182004">
                <text:p>-0.936503182004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4.74396728303">
                <text:p>4.74396728303</text:p>
              </table:table-cell>
              <table:table-cell office:value-type="float" office:value="-0.911752885294">
                <text:p>-0.911752885294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4.73350058186">
                <text:p>4.73350058186</text:p>
              </table:table-cell>
              <table:table-cell office:value-type="float" office:value="-0.888532683004">
                <text:p>-0.88853268300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4.72291965921">
                <text:p>4.72291965921</text:p>
              </table:table-cell>
              <table:table-cell office:value-type="float" office:value="-0.865277545659">
                <text:p>-0.865277545659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4.71311184439">
                <text:p>4.71311184439</text:p>
              </table:table-cell>
              <table:table-cell office:value-type="float" office:value="-0.843717476574">
                <text:p>-0.84371747657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4.70313166309">
                <text:p>4.70313166309</text:p>
              </table:table-cell>
              <table:table-cell office:value-type="float" office:value="-0.822305100409">
                <text:p>-0.822305100409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4.69312447797">
                <text:p>4.69312447797</text:p>
              </table:table-cell>
              <table:table-cell office:value-type="float" office:value="-0.800891430461">
                <text:p>-0.800891430461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4.68369855045">
                <text:p>4.68369855045</text:p>
              </table:table-cell>
              <table:table-cell office:value-type="float" office:value="-0.781071431943">
                <text:p>-0.781071431943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4.67418840935">
                <text:p>4.67418840935</text:p>
              </table:table-cell>
              <table:table-cell office:value-type="float" office:value="-0.761317601328">
                <text:p>-0.761317601328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4.66528983532">
                <text:p>4.66528983532</text:p>
              </table:table-cell>
              <table:table-cell office:value-type="float" office:value="-0.743167198461">
                <text:p>-0.74316719846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4.65647356367">
                <text:p>4.65647356367</text:p>
              </table:table-cell>
              <table:table-cell office:value-type="float" office:value="-0.725101606556">
                <text:p>-0.725101606556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4.64767704654">
                <text:p>4.64767704654</text:p>
              </table:table-cell>
              <table:table-cell office:value-type="float" office:value="-0.707090657294">
                <text:p>-0.707090657294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4.638934156">
                <text:p>4.638934156</text:p>
              </table:table-cell>
              <table:table-cell office:value-type="float" office:value="-0.689281078423">
                <text:p>-0.689281078423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4.63089877371">
                <text:p>4.63089877371</text:p>
              </table:table-cell>
              <table:table-cell office:value-type="float" office:value="-0.673065002256">
                <text:p>-0.673065002256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4.62286511667">
                <text:p>4.62286511667</text:p>
              </table:table-cell>
              <table:table-cell office:value-type="float" office:value="-0.656906243209">
                <text:p>-0.656906243209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4.61479134267">
                <text:p>4.61479134267</text:p>
              </table:table-cell>
              <table:table-cell office:value-type="float" office:value="-0.640780384735">
                <text:p>-0.64078038473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4.60741330033">
                <text:p>4.60741330033</text:p>
              </table:table-cell>
              <table:table-cell office:value-type="float" office:value="-0.626167254945">
                <text:p>-0.62616725494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4.59981228285">
                <text:p>4.59981228285</text:p>
              </table:table-cell>
              <table:table-cell office:value-type="float" office:value="-0.611667994958">
                <text:p>-0.611667994958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4.59287429229">
                <text:p>4.59287429229</text:p>
              </table:table-cell>
              <table:table-cell office:value-type="float" office:value="-0.598739860043">
                <text:p>-0.598739860043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4.58496821499">
                <text:p>4.58496821499</text:p>
              </table:table-cell>
              <table:table-cell office:value-type="float" office:value="-0.584566174419">
                <text:p>-0.584566174419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4.57777504247">
                <text:p>4.57777504247</text:p>
              </table:table-cell>
              <table:table-cell office:value-type="float" office:value="-0.571869160166">
                <text:p>-0.571869160166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4.57050907705">
                <text:p>4.57050907705</text:p>
              </table:table-cell>
              <table:table-cell office:value-type="float" office:value="-0.559266234251">
                <text:p>-0.55926623425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4.56389687413">
                <text:p>4.56389687413</text:p>
              </table:table-cell>
              <table:table-cell office:value-type="float" office:value="-0.548157265819">
                <text:p>-0.548157265819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4.55624565823">
                <text:p>4.55624565823</text:p>
              </table:table-cell>
              <table:table-cell office:value-type="float" office:value="-0.535801052997">
                <text:p>-0.535801052997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4.54926339752">
                <text:p>4.54926339752</text:p>
              </table:table-cell>
              <table:table-cell office:value-type="float" office:value="-0.524968840478">
                <text:p>-0.52496884047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4.54215866384">
                <text:p>4.54215866384</text:p>
              </table:table-cell>
              <table:table-cell office:value-type="float" office:value="-0.514306005077">
                <text:p>-0.514306005077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4.53493942094">
                <text:p>4.53493942094</text:p>
              </table:table-cell>
              <table:table-cell office:value-type="float" office:value="-0.503719987657">
                <text:p>-0.503719987657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4.52852972944">
                <text:p>4.52852972944</text:p>
              </table:table-cell>
              <table:table-cell office:value-type="float" office:value="-0.494525665544">
                <text:p>-0.494525665544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4.52108309907">
                <text:p>4.52108309907</text:p>
              </table:table-cell>
              <table:table-cell office:value-type="float" office:value="-0.484103461532">
                <text:p>-0.484103461532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4.51350209553">
                <text:p>4.51350209553</text:p>
              </table:table-cell>
              <table:table-cell office:value-type="float" office:value="-0.473772333623">
                <text:p>-0.473772333623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4.50774235086">
                <text:p>4.50774235086</text:p>
              </table:table-cell>
              <table:table-cell office:value-type="float" office:value="-0.466091606607">
                <text:p>-0.466091606607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4.50098042006">
                <text:p>4.50098042006</text:p>
              </table:table-cell>
              <table:table-cell office:value-type="float" office:value="-0.457157480669">
                <text:p>-0.457157480669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4.4941397479">
                <text:p>4.4941397479</text:p>
              </table:table-cell>
              <table:table-cell office:value-type="float" office:value="-0.448267611768">
                <text:p>-0.448267611768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4.48717916924">
                <text:p>4.48717916924</text:p>
              </table:table-cell>
              <table:table-cell office:value-type="float" office:value="-0.439471066736">
                <text:p>-0.439471066736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4.48107071118">
                <text:p>4.48107071118</text:p>
              </table:table-cell>
              <table:table-cell office:value-type="float" office:value="-0.432040937634">
                <text:p>-0.432040937634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4.47585127705">
                <text:p>4.47585127705</text:p>
              </table:table-cell>
              <table:table-cell office:value-type="float" office:value="-0.425961173138">
                <text:p>-0.425961173138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4.46942569863">
                <text:p>4.46942569863</text:p>
              </table:table-cell>
              <table:table-cell office:value-type="float" office:value="-0.418803146703">
                <text:p>-0.418803146703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4.46287663304">
                <text:p>4.46287663304</text:p>
              </table:table-cell>
              <table:table-cell office:value-type="float" office:value="-0.411762692672">
                <text:p>-0.411762692672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4.45620493236">
                <text:p>4.45620493236</text:p>
              </table:table-cell>
              <table:table-cell office:value-type="float" office:value="-0.404833343664">
                <text:p>-0.404833343664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4.44941974423">
                <text:p>4.44941974423</text:p>
              </table:table-cell>
              <table:table-cell office:value-type="float" office:value="-0.398015061125">
                <text:p>-0.39801506112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4.44369096708">
                <text:p>4.44369096708</text:p>
              </table:table-cell>
              <table:table-cell office:value-type="float" office:value="-0.392412401637">
                <text:p>-0.392412401637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4.43787824362">
                <text:p>4.43787824362</text:p>
              </table:table-cell>
              <table:table-cell office:value-type="float" office:value="-0.386862560423">
                <text:p>-0.386862560423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4.43078397527">
                <text:p>4.43078397527</text:p>
              </table:table-cell>
              <table:table-cell office:value-type="float" office:value="-0.380242958381">
                <text:p>-0.380242958381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4.42476584142">
                <text:p>4.42476584142</text:p>
              </table:table-cell>
              <table:table-cell office:value-type="float" office:value="-0.37477875309">
                <text:p>-0.37477875309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4.4186344159">
                <text:p>4.4186344159</text:p>
              </table:table-cell>
              <table:table-cell office:value-type="float" office:value="-0.369358124388">
                <text:p>-0.369358124388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4.412361628">
                <text:p>4.412361628</text:p>
              </table:table-cell>
              <table:table-cell office:value-type="float" office:value="-0.363953503531">
                <text:p>-0.36395350353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4.40723930565">
                <text:p>4.40723930565</text:p>
              </table:table-cell>
              <table:table-cell office:value-type="float" office:value="-0.359646967005">
                <text:p>-0.35964696700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4.40068587794">
                <text:p>4.40068587794</text:p>
              </table:table-cell>
              <table:table-cell office:value-type="float" office:value="-0.354252747236">
                <text:p>-0.354252747236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4.39414632791">
                <text:p>4.39414632791</text:p>
              </table:table-cell>
              <table:table-cell office:value-type="float" office:value="-0.348954298161">
                <text:p>-0.348954298161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4.3876296808">
                <text:p>4.3876296808</text:p>
              </table:table-cell>
              <table:table-cell office:value-type="float" office:value="-0.343740673287">
                <text:p>-0.343740673287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4.38108947448">
                <text:p>4.38108947448</text:p>
              </table:table-cell>
              <table:table-cell office:value-type="float" office:value="-0.338543654847">
                <text:p>-0.338543654847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4.37585822026">
                <text:p>4.37585822026</text:p>
              </table:table-cell>
              <table:table-cell office:value-type="float" office:value="-0.334383529516">
                <text:p>-0.334383529516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4.36932634495">
                <text:p>4.36932634495</text:p>
              </table:table-cell>
              <table:table-cell office:value-type="float" office:value="-0.329163202031">
                <text:p>-0.329163202031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4.36410636393">
                <text:p>4.36410636393</text:p>
              </table:table-cell>
              <table:table-cell office:value-type="float" office:value="-0.324968609433">
                <text:p>-0.324968609433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4.35890107393">
                <text:p>4.35890107393</text:p>
              </table:table-cell>
              <table:table-cell office:value-type="float" office:value="-0.320755807306">
                <text:p>-0.320755807306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4.35371158954">
                <text:p>4.35371158954</text:p>
              </table:table-cell>
              <table:table-cell office:value-type="float" office:value="-0.31651357946">
                <text:p>-0.31651357946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4.34855861475">
                <text:p>4.34855861475</text:p>
              </table:table-cell>
              <table:table-cell office:value-type="float" office:value="-0.312227093313">
                <text:p>-0.312227093313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4.34343633144">
                <text:p>4.34343633144</text:p>
              </table:table-cell>
              <table:table-cell office:value-type="float" office:value="-0.307923640987">
                <text:p>-0.307923640987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4.33703703576">
                <text:p>4.33703703576</text:p>
              </table:table-cell>
              <table:table-cell office:value-type="float" office:value="-0.302566705443">
                <text:p>-0.302566705443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4.3319086234">
                <text:p>4.3319086234</text:p>
              </table:table-cell>
              <table:table-cell office:value-type="float" office:value="-0.298331174908">
                <text:p>-0.298331174908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4.32416607968">
                <text:p>4.32416607968</text:p>
              </table:table-cell>
              <table:table-cell office:value-type="float" office:value="-0.292059532967">
                <text:p>-0.292059532967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4.31768233093">
                <text:p>4.31768233093</text:p>
              </table:table-cell>
              <table:table-cell office:value-type="float" office:value="-0.286937646345">
                <text:p>-0.28693764634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4.31116124625">
                <text:p>4.31116124625</text:p>
              </table:table-cell>
              <table:table-cell office:value-type="float" office:value="-0.281891147561">
                <text:p>-0.28189114756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4.30327505917">
                <text:p>4.30327505917</text:p>
              </table:table-cell>
              <table:table-cell office:value-type="float" office:value="-0.275917987764">
                <text:p>-0.275917987764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4.29401525882">
                <text:p>4.29401525882</text:p>
              </table:table-cell>
              <table:table-cell office:value-type="float" office:value="-0.269031897084">
                <text:p>-0.269031897084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4.28603587265">
                <text:p>4.28603587265</text:p>
              </table:table-cell>
              <table:table-cell office:value-type="float" office:value="-0.263166232606">
                <text:p>-0.263166232606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4.27665500501">
                <text:p>4.27665500501</text:p>
              </table:table-cell>
              <table:table-cell office:value-type="float" office:value="-0.256343544962">
                <text:p>-0.256343544962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4.26859389517">
                <text:p>4.26859389517</text:p>
              </table:table-cell>
              <table:table-cell office:value-type="float" office:value="-0.25050359675">
                <text:p>-0.2505035967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4.26047913703">
                <text:p>4.26047913703</text:p>
              </table:table-cell>
              <table:table-cell office:value-type="float" office:value="-0.244628256757">
                <text:p>-0.244628256757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4.25236726114">
                <text:p>4.25236726114</text:p>
              </table:table-cell>
              <table:table-cell office:value-type="float" office:value="-0.238757230185">
                <text:p>-0.23875723018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4.24426155168">
                <text:p>4.24426155168</text:p>
              </table:table-cell>
              <table:table-cell office:value-type="float" office:value="-0.232877702051">
                <text:p>-0.232877702051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4.23490906839">
                <text:p>4.23490906839</text:p>
              </table:table-cell>
              <table:table-cell office:value-type="float" office:value="-0.22595686983">
                <text:p>-0.22595686983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4.22331898624">
                <text:p>4.22331898624</text:p>
              </table:table-cell>
              <table:table-cell office:value-type="float" office:value="-0.21660475944">
                <text:p>-0.21660475944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4.21204615924">
                <text:p>4.21204615924</text:p>
              </table:table-cell>
              <table:table-cell office:value-type="float" office:value="-0.206968799208">
                <text:p>-0.206968799208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4.2008089189">
                <text:p>4.2008089189</text:p>
              </table:table-cell>
              <table:table-cell office:value-type="float" office:value="-0.197315614648">
                <text:p>-0.197315614648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4.18950258634">
                <text:p>4.18950258634</text:p>
              </table:table-cell>
              <table:table-cell office:value-type="float" office:value="-0.187743349663">
                <text:p>-0.187743349663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4.1769065904">
                <text:p>4.1769065904</text:p>
              </table:table-cell>
              <table:table-cell office:value-type="float" office:value="-0.177235048819">
                <text:p>-0.177235048819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4.16431779271">
                <text:p>4.16431779271</text:p>
              </table:table-cell>
              <table:table-cell office:value-type="float" office:value="-0.166815608289">
                <text:p>-0.166815608289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4.1518011375">
                <text:p>4.1518011375</text:p>
              </table:table-cell>
              <table:table-cell office:value-type="float" office:value="-0.156408454103">
                <text:p>-0.156408454103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4.13816771161">
                <text:p>4.13816771161</text:p>
              </table:table-cell>
              <table:table-cell office:value-type="float" office:value="-0.144965382536">
                <text:p>-0.144965382536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4.12469952535">
                <text:p>4.12469952535</text:p>
              </table:table-cell>
              <table:table-cell office:value-type="float" office:value="-0.13352051382">
                <text:p>-0.13352051382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4.11128756821">
                <text:p>4.11128756821</text:p>
              </table:table-cell>
              <table:table-cell office:value-type="float" office:value="-0.122058644532">
                <text:p>-0.12205864453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4.09916076631">
                <text:p>4.09916076631</text:p>
              </table:table-cell>
              <table:table-cell office:value-type="float" office:value="-0.111627867024">
                <text:p>-0.111627867024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4.08715902408">
                <text:p>4.08715902408</text:p>
              </table:table-cell>
              <table:table-cell office:value-type="float" office:value="-0.101112625652">
                <text:p>-0.101112625652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4.07532909661">
                <text:p>4.07532909661</text:p>
              </table:table-cell>
              <table:table-cell office:value-type="float" office:value="-0.0905821653488">
                <text:p>-0.090582165348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4.0613838575">
                <text:p>4.0613838575</text:p>
              </table:table-cell>
              <table:table-cell office:value-type="float" office:value="-0.0779458240093">
                <text:p>-0.0779458240093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4.04764069164">
                <text:p>4.04764069164</text:p>
              </table:table-cell>
              <table:table-cell office:value-type="float" office:value="-0.0652347230175">
                <text:p>-0.065234723017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4.03519620118">
                <text:p>4.03519620118</text:p>
              </table:table-cell>
              <table:table-cell office:value-type="float" office:value="-0.0536059069698">
                <text:p>-0.0536059069698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4.02166928662">
                <text:p>4.02166928662</text:p>
              </table:table-cell>
              <table:table-cell office:value-type="float" office:value="-0.0408811759053">
                <text:p>-0.0408811759053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4.00711984606">
                <text:p>4.00711984606</text:p>
              </table:table-cell>
              <table:table-cell office:value-type="float" office:value="-0.0270395346817">
                <text:p>-0.0270395346817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3.99278966485">
                <text:p>3.99278966485</text:p>
              </table:table-cell>
              <table:table-cell office:value-type="float" office:value="-0.013168359777">
                <text:p>-0.013168359777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3.97985346608">
                <text:p>3.97985346608</text:p>
              </table:table-cell>
              <table:table-cell office:value-type="float" office:value="-0.000423017851029">
                <text:p>-0.000423017851029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3.96608088326">
                <text:p>3.96608088326</text:p>
              </table:table-cell>
              <table:table-cell office:value-type="float" office:value="0.0134475557188">
                <text:p>0.0134475557188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3.95150111622">
                <text:p>3.95150111622</text:p>
              </table:table-cell>
              <table:table-cell office:value-type="float" office:value="0.0283943815019">
                <text:p>0.0283943815019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3.93808259731">
                <text:p>3.93808259731</text:p>
              </table:table-cell>
              <table:table-cell office:value-type="float" office:value="0.0424065458284">
                <text:p>0.042406545828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3.92490437478">
                <text:p>3.92490437478</text:p>
              </table:table-cell>
              <table:table-cell office:value-type="float" office:value="0.0566453688257">
                <text:p>0.0566453688257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3.91101815148">
                <text:p>3.91101815148</text:p>
              </table:table-cell>
              <table:table-cell office:value-type="float" office:value="0.0722401574317">
                <text:p>0.0722401574317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3.89739362099">
                <text:p>3.89739362099</text:p>
              </table:table-cell>
              <table:table-cell office:value-type="float" office:value="0.088065123263">
                <text:p>0.088065123263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3.88593533671">
                <text:p>3.88593533671</text:p>
              </table:table-cell>
              <table:table-cell office:value-type="float" office:value="0.101845674012">
                <text:p>0.101845674012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3.87389171341">
                <text:p>3.87389171341</text:p>
              </table:table-cell>
              <table:table-cell office:value-type="float" office:value="0.117098374714">
                <text:p>0.117098374714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3.86320924724">
                <text:p>3.86320924724</text:p>
              </table:table-cell>
              <table:table-cell office:value-type="float" office:value="0.131509803547">
                <text:p>0.131509803547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3.85289360401">
                <text:p>3.85289360401</text:p>
              </table:table-cell>
              <table:table-cell office:value-type="float" office:value="0.146205109737">
                <text:p>0.146205109737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3.84292012756">
                <text:p>3.84292012756</text:p>
              </table:table-cell>
              <table:table-cell office:value-type="float" office:value="0.161137382182">
                <text:p>0.161137382182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3.83408891665">
                <text:p>3.83408891665</text:p>
              </table:table-cell>
              <table:table-cell office:value-type="float" office:value="0.175012488004">
                <text:p>0.175012488004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3.82555688111">
                <text:p>3.82555688111</text:p>
              </table:table-cell>
              <table:table-cell office:value-type="float" office:value="0.189061521864">
                <text:p>0.189061521864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3.8173181809">
                <text:p>3.8173181809</text:p>
              </table:table-cell>
              <table:table-cell office:value-type="float" office:value="0.203315690561">
                <text:p>0.203315690561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3.81009038994">
                <text:p>3.81009038994</text:p>
              </table:table-cell>
              <table:table-cell office:value-type="float" office:value="0.21647165965">
                <text:p>0.21647165965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3.80315793195">
                <text:p>3.80315793195</text:p>
              </table:table-cell>
              <table:table-cell office:value-type="float" office:value="0.229788151753">
                <text:p>0.229788151753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3.79651170818">
                <text:p>3.79651170818</text:p>
              </table:table-cell>
              <table:table-cell office:value-type="float" office:value="0.24320258687">
                <text:p>0.24320258687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3.79078790936">
                <text:p>3.79078790936</text:p>
              </table:table-cell>
              <table:table-cell office:value-type="float" office:value="0.255342800749">
                <text:p>0.255342800749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3.78528025545">
                <text:p>3.78528025545</text:p>
              </table:table-cell>
              <table:table-cell office:value-type="float" office:value="0.267562289139">
                <text:p>0.267562289139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3.77997512268">
                <text:p>3.77997512268</text:p>
              </table:table-cell>
              <table:table-cell office:value-type="float" office:value="0.279894970591">
                <text:p>0.279894970591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3.77544732884">
                <text:p>3.77544732884</text:p>
              </table:table-cell>
              <table:table-cell office:value-type="float" office:value="0.290943946616">
                <text:p>0.290943946616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3.77058398999">
                <text:p>3.77058398999</text:p>
              </table:table-cell>
              <table:table-cell office:value-type="float" office:value="0.303494006275">
                <text:p>0.303494006275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3.76644115578">
                <text:p>3.76644115578</text:p>
              </table:table-cell>
              <table:table-cell office:value-type="float" office:value="0.314762691542">
                <text:p>0.314762691542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3.7629401209">
                <text:p>3.7629401209</text:p>
              </table:table-cell>
              <table:table-cell office:value-type="float" office:value="0.324746136467">
                <text:p>0.324746136467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3.7591161031">
                <text:p>3.7591161031</text:p>
              </table:table-cell>
              <table:table-cell office:value-type="float" office:value="0.336231352216">
                <text:p>0.336231352216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3.7558893305">
                <text:p>3.7558893305</text:p>
              </table:table-cell>
              <table:table-cell office:value-type="float" office:value="0.346387969569">
                <text:p>0.346387969569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3.75280861216">
                <text:p>3.75280861216</text:p>
              </table:table-cell>
              <table:table-cell office:value-type="float" office:value="0.356590878493">
                <text:p>0.356590878493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3.74986394741">
                <text:p>3.74986394741</text:p>
              </table:table-cell>
              <table:table-cell office:value-type="float" office:value="0.366865859291">
                <text:p>0.366865859291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3.74705072617">
                <text:p>3.74705072617</text:p>
              </table:table-cell>
              <table:table-cell office:value-type="float" office:value="0.377178541258">
                <text:p>0.377178541258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3.74434384399">
                <text:p>3.74434384399</text:p>
              </table:table-cell>
              <table:table-cell office:value-type="float" office:value="0.387528068445">
                <text:p>0.387528068445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3.74132745139">
                <text:p>3.74132745139</text:p>
              </table:table-cell>
              <table:table-cell office:value-type="float" office:value="0.399364370248">
                <text:p>0.399364370248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3.73838773267">
                <text:p>3.73838773267</text:p>
              </table:table-cell>
              <table:table-cell office:value-type="float" office:value="0.41122058375">
                <text:p>0.41122058375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3.73554143086">
                <text:p>3.73554143086</text:p>
              </table:table-cell>
              <table:table-cell office:value-type="float" office:value="0.423100347766">
                <text:p>0.423100347766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3.73242164295">
                <text:p>3.73242164295</text:p>
              </table:table-cell>
              <table:table-cell office:value-type="float" office:value="0.43648160559">
                <text:p>0.43648160559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3.72933405072">
                <text:p>3.72933405072</text:p>
              </table:table-cell>
              <table:table-cell office:value-type="float" office:value="0.449977498557">
                <text:p>0.449977498557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3.72600317052">
                <text:p>3.72600317052</text:p>
              </table:table-cell>
              <table:table-cell office:value-type="float" office:value="0.464981933069">
                <text:p>0.464981933069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3.72313848223">
                <text:p>3.72313848223</text:p>
              </table:table-cell>
              <table:table-cell office:value-type="float" office:value="0.478567068904">
                <text:p>0.478567068904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3.72012795201">
                <text:p>3.72012795201</text:p>
              </table:table-cell>
              <table:table-cell office:value-type="float" office:value="0.493726838457">
                <text:p>0.493726838457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3.7172343942">
                <text:p>3.7172343942</text:p>
              </table:table-cell>
              <table:table-cell office:value-type="float" office:value="0.509055341632">
                <text:p>0.509055341632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3.71449825923">
                <text:p>3.71449825923</text:p>
              </table:table-cell>
              <table:table-cell office:value-type="float" office:value="0.524495054493">
                <text:p>0.524495054493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3.71196967943">
                <text:p>3.71196967943</text:p>
              </table:table-cell>
              <table:table-cell office:value-type="float" office:value="0.540001844564">
                <text:p>0.540001844564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3.70957400347">
                <text:p>3.70957400347</text:p>
              </table:table-cell>
              <table:table-cell office:value-type="float" office:value="0.555788874961">
                <text:p>0.555788874961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3.70710583074">
                <text:p>3.70710583074</text:p>
              </table:table-cell>
              <table:table-cell office:value-type="float" office:value="0.573457278731">
                <text:p>0.573457278731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3.70503728195">
                <text:p>3.70503728195</text:p>
              </table:table-cell>
              <table:table-cell office:value-type="float" office:value="0.589705573807">
                <text:p>0.589705573807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3.70293996717">
                <text:p>3.70293996717</text:p>
              </table:table-cell>
              <table:table-cell office:value-type="float" office:value="0.607843913132">
                <text:p>0.607843913132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3.70088613323">
                <text:p>3.70088613323</text:p>
              </table:table-cell>
              <table:table-cell office:value-type="float" office:value="0.626429307745">
                <text:p>0.626429307745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3.69911772043">
                <text:p>3.69911772043</text:p>
              </table:table-cell>
              <table:table-cell office:value-type="float" office:value="0.643343005895">
                <text:p>0.643343005895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3.69747745268">
                <text:p>3.69747745268</text:p>
              </table:table-cell>
              <table:table-cell office:value-type="float" office:value="0.6602625357">
                <text:p>0.6602625357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3.69592060786">
                <text:p>3.69592060786</text:p>
              </table:table-cell>
              <table:table-cell office:value-type="float" office:value="0.677204198521">
                <text:p>0.677204198521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3.69456082891">
                <text:p>3.69456082891</text:p>
              </table:table-cell>
              <table:table-cell office:value-type="float" office:value="0.692461857937">
                <text:p>0.692461857937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3.69329518768">
                <text:p>3.69329518768</text:p>
              </table:table-cell>
              <table:table-cell office:value-type="float" office:value="0.707721290049">
                <text:p>0.707721290049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3.69218017765">
                <text:p>3.69218017765</text:p>
              </table:table-cell>
              <table:table-cell office:value-type="float" office:value="0.721280444088">
                <text:p>0.721280444088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3.69093318075">
                <text:p>3.69093318075</text:p>
              </table:table-cell>
              <table:table-cell office:value-type="float" office:value="0.736541416791">
                <text:p>0.736541416791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3.68986713141">
                <text:p>3.68986713141</text:p>
              </table:table-cell>
              <table:table-cell office:value-type="float" office:value="0.750110172441">
                <text:p>0.750110172441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3.68896522263">
                <text:p>3.68896522263</text:p>
              </table:table-cell>
              <table:table-cell office:value-type="float" office:value="0.76198525885">
                <text:p>0.76198525885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3.68794180689">
                <text:p>3.68794180689</text:p>
              </table:table-cell>
              <table:table-cell office:value-type="float" office:value="0.775557308229">
                <text:p>0.775557308229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3.68709794232">
                <text:p>3.68709794232</text:p>
              </table:table-cell>
              <table:table-cell office:value-type="float" office:value="0.787436674196">
                <text:p>0.787436674196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3.68631214212">
                <text:p>3.68631214212</text:p>
              </table:table-cell>
              <table:table-cell office:value-type="float" office:value="0.79932003602">
                <text:p>0.79932003602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3.68566777854">
                <text:p>3.68566777854</text:p>
              </table:table-cell>
              <table:table-cell office:value-type="float" office:value="0.809516088262">
                <text:p>0.809516088262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3.68492871183">
                <text:p>3.68492871183</text:p>
              </table:table-cell>
              <table:table-cell office:value-type="float" office:value="0.821419242017">
                <text:p>0.821419242017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3.68430766628">
                <text:p>3.68430766628</text:p>
              </table:table-cell>
              <table:table-cell office:value-type="float" office:value="0.831628050091">
                <text:p>0.831628050091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3.68367959791">
                <text:p>3.68367959791</text:p>
              </table:table-cell>
              <table:table-cell office:value-type="float" office:value="0.841831078431">
                <text:p>0.841831078431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3.6831933742">
                <text:p>3.6831933742</text:p>
              </table:table-cell>
              <table:table-cell office:value-type="float" office:value="0.850335797964">
                <text:p>0.850335797964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3.68209016399">
                <text:p>3.68209016399</text:p>
              </table:table-cell>
              <table:table-cell office:value-type="float" office:value="0.870772042317">
                <text:p>0.870772042317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3.68166177257">
                <text:p>3.68166177257</text:p>
              </table:table-cell>
              <table:table-cell office:value-type="float" office:value="0.879284329945">
                <text:p>0.879284329945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3.68086134542">
                <text:p>3.68086134542</text:p>
              </table:table-cell>
              <table:table-cell office:value-type="float" office:value="0.896320536723">
                <text:p>0.896320536723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3.68012931225">
                <text:p>3.68012931225</text:p>
              </table:table-cell>
              <table:table-cell office:value-type="float" office:value="0.91335981935">
                <text:p>0.91335981935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3.67930083681">
                <text:p>3.67930083681</text:p>
              </table:table-cell>
              <table:table-cell office:value-type="float" office:value="0.933809043894">
                <text:p>0.933809043894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3.6785985439">
                <text:p>3.6785985439</text:p>
              </table:table-cell>
              <table:table-cell office:value-type="float" office:value="0.950849578207">
                <text:p>0.950849578207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3.67751957488">
                <text:p>3.67751957488</text:p>
              </table:table-cell>
              <table:table-cell office:value-type="float" office:value="0.974702187181">
                <text:p>0.974702187181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3.67698258754">
                <text:p>3.67698258754</text:p>
              </table:table-cell>
              <table:table-cell office:value-type="float" office:value="0.984888782867">
                <text:p>0.984888782867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3.67624072889">
                <text:p>3.67624072889</text:p>
              </table:table-cell>
              <table:table-cell office:value-type="float" office:value="0.996701798323">
                <text:p>0.996701798323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3.67529380212">
                <text:p>3.67529380212</text:p>
              </table:table-cell>
              <table:table-cell office:value-type="float" office:value="1.01004760666">
                <text:p>1.01004760666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3.67441497148">
                <text:p>3.67441497148</text:p>
              </table:table-cell>
              <table:table-cell office:value-type="float" office:value="1.02162730752">
                <text:p>1.02162730752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3.67337382497">
                <text:p>3.67337382497</text:p>
              </table:table-cell>
              <table:table-cell office:value-type="float" office:value="1.03465874876">
                <text:p>1.03465874876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3.67230306334">
                <text:p>3.67230306334</text:p>
              </table:table-cell>
              <table:table-cell office:value-type="float" office:value="1.04763379418">
                <text:p>1.04763379418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3.6712417678">
                <text:p>3.6712417678</text:p>
              </table:table-cell>
              <table:table-cell office:value-type="float" office:value="1.06054521658">
                <text:p>1.06054521658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3.66993212093">
                <text:p>3.66993212093</text:p>
              </table:table-cell>
              <table:table-cell office:value-type="float" office:value="1.07505668866">
                <text:p>1.07505668866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3.66862353754">
                <text:p>3.66862353754</text:p>
              </table:table-cell>
              <table:table-cell office:value-type="float" office:value="1.08794195551">
                <text:p>1.08794195551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3.66716259935">
                <text:p>3.66716259935</text:p>
              </table:table-cell>
              <table:table-cell office:value-type="float" office:value="1.10074578395">
                <text:p>1.10074578395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3.66555960906">
                <text:p>3.66555960906</text:p>
              </table:table-cell>
              <table:table-cell office:value-type="float" office:value="1.11339776913">
                <text:p>1.11339776913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3.66359224187">
                <text:p>3.66359224187</text:p>
              </table:table-cell>
              <table:table-cell office:value-type="float" office:value="1.12758409865">
                <text:p>1.12758409865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3.66154790118">
                <text:p>3.66154790118</text:p>
              </table:table-cell>
              <table:table-cell office:value-type="float" office:value="1.14171512577">
                <text:p>1.14171512577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3.65970362623">
                <text:p>3.65970362623</text:p>
              </table:table-cell>
              <table:table-cell office:value-type="float" office:value="1.15422534255">
                <text:p>1.15422534255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3.65750246116">
                <text:p>3.65750246116</text:p>
              </table:table-cell>
              <table:table-cell office:value-type="float" office:value="1.16824251767">
                <text:p>1.16824251767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3.6551965332">
                <text:p>3.6551965332</text:p>
              </table:table-cell>
              <table:table-cell office:value-type="float" office:value="1.18145343074">
                <text:p>1.18145343074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3.65279554673">
                <text:p>3.65279554673</text:p>
              </table:table-cell>
              <table:table-cell office:value-type="float" office:value="1.19379908324">
                <text:p>1.19379908324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3.65018242246">
                <text:p>3.65018242246</text:p>
              </table:table-cell>
              <table:table-cell office:value-type="float" office:value="1.20594073065">
                <text:p>1.20594073065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3.64737205775">
                <text:p>3.64737205775</text:p>
              </table:table-cell>
              <table:table-cell office:value-type="float" office:value="1.21796345941">
                <text:p>1.21796345941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3.64434832035">
                <text:p>3.64434832035</text:p>
              </table:table-cell>
              <table:table-cell office:value-type="float" office:value="1.2298361922">
                <text:p>1.2298361922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3.64148922967">
                <text:p>3.64148922967</text:p>
              </table:table-cell>
              <table:table-cell office:value-type="float" office:value="1.24004337279">
                <text:p>1.24004337279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3.63842580373">
                <text:p>3.63842580373</text:p>
              </table:table-cell>
              <table:table-cell office:value-type="float" office:value="1.24998076747">
                <text:p>1.24998076747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3.63512815487">
                <text:p>3.63512815487</text:p>
              </table:table-cell>
              <table:table-cell office:value-type="float" office:value="1.25978305474">
                <text:p>1.25978305474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3.63167819595">
                <text:p>3.63167819595</text:p>
              </table:table-cell>
              <table:table-cell office:value-type="float" office:value="1.26951710471">
                <text:p>1.26951710471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3.6279882038">
                <text:p>3.6279882038</text:p>
              </table:table-cell>
              <table:table-cell office:value-type="float" office:value="1.27904748797">
                <text:p>1.27904748797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3.62454572565">
                <text:p>3.62454572565</text:p>
              </table:table-cell>
              <table:table-cell office:value-type="float" office:value="1.28720653203">
                <text:p>1.28720653203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3.61989375877">
                <text:p>3.61989375877</text:p>
              </table:table-cell>
              <table:table-cell office:value-type="float" office:value="1.29737372225">
                <text:p>1.29737372225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3.61583275978">
                <text:p>3.61583275978</text:p>
              </table:table-cell>
              <table:table-cell office:value-type="float" office:value="1.30499997232">
                <text:p>1.30499997232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3.61216427791">
                <text:p>3.61216427791</text:p>
              </table:table-cell>
              <table:table-cell office:value-type="float" office:value="1.31132676661">
                <text:p>1.31132676661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3.60831111202">
                <text:p>3.60831111202</text:p>
              </table:table-cell>
              <table:table-cell office:value-type="float" office:value="1.31749689838">
                <text:p>1.31749689838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3.60363694045">
                <text:p>3.60363694045</text:p>
              </table:table-cell>
              <table:table-cell office:value-type="float" office:value="1.32450784842">
                <text:p>1.32450784842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3.59950136617">
                <text:p>3.59950136617</text:p>
              </table:table-cell>
              <table:table-cell office:value-type="float" office:value="1.33039543117">
                <text:p>1.33039543117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3.59595009503">
                <text:p>3.59595009503</text:p>
              </table:table-cell>
              <table:table-cell office:value-type="float" office:value="1.33520433455">
                <text:p>1.33520433455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3.59153704274">
                <text:p>3.59153704274</text:p>
              </table:table-cell>
              <table:table-cell office:value-type="float" office:value="1.34088017663">
                <text:p>1.34088017663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3.58775923787">
                <text:p>3.58775923787</text:p>
              </table:table-cell>
              <table:table-cell office:value-type="float" office:value="1.34550702028">
                <text:p>1.34550702028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3.58389053507">
                <text:p>3.58389053507</text:p>
              </table:table-cell>
              <table:table-cell office:value-type="float" office:value="1.35000573469">
                <text:p>1.35000573469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3.57992038094">
                <text:p>3.57992038094</text:p>
              </table:table-cell>
              <table:table-cell office:value-type="float" office:value="1.35440773188">
                <text:p>1.35440773188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3.57585348086">
                <text:p>3.57585348086</text:p>
              </table:table-cell>
              <table:table-cell office:value-type="float" office:value="1.35871277929">
                <text:p>1.35871277929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3.57169038412">
                <text:p>3.57169038412</text:p>
              </table:table-cell>
              <table:table-cell office:value-type="float" office:value="1.3629249553">
                <text:p>1.3629249553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3.56829559939">
                <text:p>3.56829559939</text:p>
              </table:table-cell>
              <table:table-cell office:value-type="float" office:value="1.36622145934">
                <text:p>1.36622145934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3.56483153234">
                <text:p>3.56483153234</text:p>
              </table:table-cell>
              <table:table-cell office:value-type="float" office:value="1.36945177408">
                <text:p>1.36945177408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3.56042222967">
                <text:p>3.56042222967</text:p>
              </table:table-cell>
              <table:table-cell office:value-type="float" office:value="1.37340515672">
                <text:p>1.37340515672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3.55773798554">
                <text:p>3.55773798554</text:p>
              </table:table-cell>
              <table:table-cell office:value-type="float" office:value="1.37571983851">
                <text:p>1.37571983851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3.55409508746">
                <text:p>3.55409508746</text:p>
              </table:table-cell>
              <table:table-cell office:value-type="float" office:value="1.37873926617">
                <text:p>1.37873926617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3.55039559618">
                <text:p>3.55039559618</text:p>
              </table:table-cell>
              <table:table-cell office:value-type="float" office:value="1.38168878275">
                <text:p>1.38168878275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3.54663969401">
                <text:p>3.54663969401</text:p>
              </table:table-cell>
              <table:table-cell office:value-type="float" office:value="1.38457335246">
                <text:p>1.38457335246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3.54378745422">
                <text:p>3.54378745422</text:p>
              </table:table-cell>
              <table:table-cell office:value-type="float" office:value="1.38668262495">
                <text:p>1.38668262495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3.53993871312">
                <text:p>3.53993871312</text:p>
              </table:table-cell>
              <table:table-cell office:value-type="float" office:value="1.38943335924">
                <text:p>1.38943335924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3.53702946254">
                <text:p>3.53702946254</text:p>
              </table:table-cell>
              <table:table-cell office:value-type="float" office:value="1.39144458096">
                <text:p>1.39144458096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3.53408764208">
                <text:p>3.53408764208</text:p>
              </table:table-cell>
              <table:table-cell office:value-type="float" office:value="1.39342006801">
                <text:p>1.39342006801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3.53211391653">
                <text:p>3.53211391653</text:p>
              </table:table-cell>
              <table:table-cell office:value-type="float" office:value="1.39470469498">
                <text:p>1.39470469498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3.52912228646">
                <text:p>3.52912228646</text:p>
              </table:table-cell>
              <table:table-cell office:value-type="float" office:value="1.39659688191">
                <text:p>1.39659688191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3.52610612055">
                <text:p>3.52610612055</text:p>
              </table:table-cell>
              <table:table-cell office:value-type="float" office:value="1.3984494096">
                <text:p>1.3984494096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3.52408220453">
                <text:p>3.52408220453</text:p>
              </table:table-cell>
              <table:table-cell office:value-type="float" office:value="1.39965299525">
                <text:p>1.39965299525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3.52101642853">
                <text:p>3.52101642853</text:p>
              </table:table-cell>
              <table:table-cell office:value-type="float" office:value="1.40142150566">
                <text:p>1.40142150566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3.51896358988">
                <text:p>3.51896358988</text:p>
              </table:table-cell>
              <table:table-cell office:value-type="float" office:value="1.40257001657">
                <text:p>1.40257001657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3.51586059049">
                <text:p>3.51586059049</text:p>
              </table:table-cell>
              <table:table-cell office:value-type="float" office:value="1.40426446832">
                <text:p>1.40426446832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3.5137802219">
                <text:p>3.5137802219</text:p>
              </table:table-cell>
              <table:table-cell office:value-type="float" office:value="1.40536695838">
                <text:p>1.40536695838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3.51063843632">
                <text:p>3.51063843632</text:p>
              </table:table-cell>
              <table:table-cell office:value-type="float" office:value="1.40698758772">
                <text:p>1.40698758772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3.50640685322">
                <text:p>3.50640685322</text:p>
              </table:table-cell>
              <table:table-cell office:value-type="float" office:value="1.40908407688">
                <text:p>1.40908407688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3.50212805397">
                <text:p>3.50212805397</text:p>
              </table:table-cell>
              <table:table-cell office:value-type="float" office:value="1.41108078167">
                <text:p>1.41108078167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3.497805431">
                <text:p>3.497805431</text:p>
              </table:table-cell>
              <table:table-cell office:value-type="float" office:value="1.41296725146">
                <text:p>1.41296725146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3.49125435665">
                <text:p>3.49125435665</text:p>
              </table:table-cell>
              <table:table-cell office:value-type="float" office:value="1.41566732238">
                <text:p>1.41566732238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3.48574138039">
                <text:p>3.48574138039</text:p>
              </table:table-cell>
              <table:table-cell office:value-type="float" office:value="1.41776383817">
                <text:p>1.41776383817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3.47905104533">
                <text:p>3.47905104533</text:p>
              </table:table-cell>
              <table:table-cell office:value-type="float" office:value="1.42008347359">
                <text:p>1.42008347359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3.47229889482">
                <text:p>3.47229889482</text:p>
              </table:table-cell>
              <table:table-cell office:value-type="float" office:value="1.42220814917">
                <text:p>1.42220814917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3.46549386046">
                <text:p>3.46549386046</text:p>
              </table:table-cell>
              <table:table-cell office:value-type="float" office:value="1.42414789009">
                <text:p>1.42414789009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3.45861371849">
                <text:p>3.45861371849</text:p>
              </table:table-cell>
              <table:table-cell office:value-type="float" office:value="1.42587629574">
                <text:p>1.42587629574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3.45169026489">
                <text:p>3.45169026489</text:p>
              </table:table-cell>
              <table:table-cell office:value-type="float" office:value="1.42737508202">
                <text:p>1.42737508202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3.44589371497">
                <text:p>3.44589371497</text:p>
              </table:table-cell>
              <table:table-cell office:value-type="float" office:value="1.42846682947">
                <text:p>1.42846682947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3.43891263205">
                <text:p>3.43891263205</text:p>
              </table:table-cell>
              <table:table-cell office:value-type="float" office:value="1.42964127208">
                <text:p>1.42964127208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3.43189331328">
                <text:p>3.43189331328</text:p>
              </table:table-cell>
              <table:table-cell office:value-type="float" office:value="1.43064336186">
                <text:p>1.43064336186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3.42602038919">
                <text:p>3.42602038919</text:p>
              </table:table-cell>
              <table:table-cell office:value-type="float" office:value="1.43130939193">
                <text:p>1.43130939193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3.4201293923">
                <text:p>3.4201293923</text:p>
              </table:table-cell>
              <table:table-cell office:value-type="float" office:value="1.43183751894">
                <text:p>1.43183751894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3.41418333826">
                <text:p>3.41418333826</text:p>
              </table:table-cell>
              <table:table-cell office:value-type="float" office:value="1.43222736789">
                <text:p>1.43222736789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3.40687668864">
                <text:p>3.40687668864</text:p>
              </table:table-cell>
              <table:table-cell office:value-type="float" office:value="1.43251167697">
                <text:p>1.43251167697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3.40054807463">
                <text:p>3.40054807463</text:p>
              </table:table-cell>
              <table:table-cell office:value-type="float" office:value="1.43255450788">
                <text:p>1.43255450788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3.39257416888">
                <text:p>3.39257416888</text:p>
              </table:table-cell>
              <table:table-cell office:value-type="float" office:value="1.43237783588">
                <text:p>1.43237783588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3.38370151107">
                <text:p>3.38370151107</text:p>
              </table:table-cell>
              <table:table-cell office:value-type="float" office:value="1.431934666">
                <text:p>1.431934666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3.37445701276">
                <text:p>3.37445701276</text:p>
              </table:table-cell>
              <table:table-cell office:value-type="float" office:value="1.43118335942">
                <text:p>1.43118335942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3.36322962848">
                <text:p>3.36322962848</text:p>
              </table:table-cell>
              <table:table-cell office:value-type="float" office:value="1.42989705968">
                <text:p>1.42989705968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3.3518647006">
                <text:p>3.3518647006</text:p>
              </table:table-cell>
              <table:table-cell office:value-type="float" office:value="1.42827377051">
                <text:p>1.42827377051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3.34013921793">
                <text:p>3.34013921793</text:p>
              </table:table-cell>
              <table:table-cell office:value-type="float" office:value="1.42629881636">
                <text:p>1.42629881636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3.32846490189">
                <text:p>3.32846490189</text:p>
              </table:table-cell>
              <table:table-cell office:value-type="float" office:value="1.42409236099">
                <text:p>1.42409236099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3.31517368964">
                <text:p>3.31517368964</text:p>
              </table:table-cell>
              <table:table-cell office:value-type="float" office:value="1.42134097068">
                <text:p>1.42134097068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3.30192350607">
                <text:p>3.30192350607</text:p>
              </table:table-cell>
              <table:table-cell office:value-type="float" office:value="1.41842372577">
                <text:p>1.41842372577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3.2886934291">
                <text:p>3.2886934291</text:p>
              </table:table-cell>
              <table:table-cell office:value-type="float" office:value="1.41541637058">
                <text:p>1.41541637058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3.27549761075">
                <text:p>3.27549761075</text:p>
              </table:table-cell>
              <table:table-cell office:value-type="float" office:value="1.4123599259">
                <text:p>1.4123599259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3.26243935156">
                <text:p>3.26243935156</text:p>
              </table:table-cell>
              <table:table-cell office:value-type="float" office:value="1.40930489265">
                <text:p>1.40930489265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3.24777866986">
                <text:p>3.24777866986</text:p>
              </table:table-cell>
              <table:table-cell office:value-type="float" office:value="1.40582642673">
                <text:p>1.40582642673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3.23474947669">
                <text:p>3.23474947669</text:p>
              </table:table-cell>
              <table:table-cell office:value-type="float" office:value="1.40272698831">
                <text:p>1.40272698831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3.22009604353">
                <text:p>3.22009604353</text:p>
              </table:table-cell>
              <table:table-cell office:value-type="float" office:value="1.39921784105">
                <text:p>1.39921784105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3.20543651025">
                <text:p>3.20543651025</text:p>
              </table:table-cell>
              <table:table-cell office:value-type="float" office:value="1.3957048824">
                <text:p>1.3957048824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3.19081349419">
                <text:p>3.19081349419</text:p>
              </table:table-cell>
              <table:table-cell office:value-type="float" office:value="1.39224670581">
                <text:p>1.39224670581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3.17621717189">
                <text:p>3.17621717189</text:p>
              </table:table-cell>
              <table:table-cell office:value-type="float" office:value="1.38882799699">
                <text:p>1.38882799699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3.16157821297">
                <text:p>3.16157821297</text:p>
              </table:table-cell>
              <table:table-cell office:value-type="float" office:value="1.38563233091">
                <text:p>1.38563233091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3.14528928221">
                <text:p>3.14528928221</text:p>
              </table:table-cell>
              <table:table-cell office:value-type="float" office:value="1.38218689604">
                <text:p>1.38218689604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3.12897421103">
                <text:p>3.12897421103</text:p>
              </table:table-cell>
              <table:table-cell office:value-type="float" office:value="1.37875210833">
                <text:p>1.37875210833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3.11261854207">
                <text:p>3.11261854207</text:p>
              </table:table-cell>
              <table:table-cell office:value-type="float" office:value="1.37532289478">
                <text:p>1.37532289478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3.09616786905">
                <text:p>3.09616786905</text:p>
              </table:table-cell>
              <table:table-cell office:value-type="float" office:value="1.3719060491">
                <text:p>1.3719060491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3.0779888667">
                <text:p>3.0779888667</text:p>
              </table:table-cell>
              <table:table-cell office:value-type="float" office:value="1.36815040511">
                <text:p>1.36815040511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3.06144437472">
                <text:p>3.06144437472</text:p>
              </table:table-cell>
              <table:table-cell office:value-type="float" office:value="1.36471990427">
                <text:p>1.36471990427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3.04328965576">
                <text:p>3.04328965576</text:p>
              </table:table-cell>
              <table:table-cell office:value-type="float" office:value="1.36088611912">
                <text:p>1.36088611912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3.02521055466">
                <text:p>3.02521055466</text:p>
              </table:table-cell>
              <table:table-cell office:value-type="float" office:value="1.35700467365">
                <text:p>1.35700467365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3.00719893163">
                <text:p>3.00719893163</text:p>
              </table:table-cell>
              <table:table-cell office:value-type="float" office:value="1.35292863298">
                <text:p>1.35292863298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2.99083737829">
                <text:p>2.99083737829</text:p>
              </table:table-cell>
              <table:table-cell office:value-type="float" office:value="1.34917065293">
                <text:p>1.34917065293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2.97121321516">
                <text:p>2.97121321516</text:p>
              </table:table-cell>
              <table:table-cell office:value-type="float" office:value="1.34469044369">
                <text:p>1.34469044369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2.95325189043">
                <text:p>2.95325189043</text:p>
              </table:table-cell>
              <table:table-cell office:value-type="float" office:value="1.3406160166">
                <text:p>1.3406160166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2.93527118374">
                <text:p>2.93527118374</text:p>
              </table:table-cell>
              <table:table-cell office:value-type="float" office:value="1.33659042505">
                <text:p>1.33659042505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2.91567340605">
                <text:p>2.91567340605</text:p>
              </table:table-cell>
              <table:table-cell office:value-type="float" office:value="1.33215682582">
                <text:p>1.33215682582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2.89782580473">
                <text:p>2.89782580473</text:p>
              </table:table-cell>
              <table:table-cell office:value-type="float" office:value="1.32819777176">
                <text:p>1.32819777176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2.87846538517">
                <text:p>2.87846538517</text:p>
              </table:table-cell>
              <table:table-cell office:value-type="float" office:value="1.32391020557">
                <text:p>1.32391020557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2.85913506736">
                <text:p>2.85913506736</text:p>
              </table:table-cell>
              <table:table-cell office:value-type="float" office:value="1.31966917502">
                <text:p>1.31966917502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2.8398221535">
                <text:p>2.8398221535</text:p>
              </table:table-cell>
              <table:table-cell office:value-type="float" office:value="1.31544129149">
                <text:p>1.31544129149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2.82056205836">
                <text:p>2.82056205836</text:p>
              </table:table-cell>
              <table:table-cell office:value-type="float" office:value="1.31124939877">
                <text:p>1.31124939877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2.80135571833">
                <text:p>2.80135571833</text:p>
              </table:table-cell>
              <table:table-cell office:value-type="float" office:value="1.30709354663">
                <text:p>1.30709354663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2.78055428296">
                <text:p>2.78055428296</text:p>
              </table:table-cell>
              <table:table-cell office:value-type="float" office:value="1.30266182638">
                <text:p>1.30266182638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2.76133957473">
                <text:p>2.76133957473</text:p>
              </table:table-cell>
              <table:table-cell office:value-type="float" office:value="1.29864629697">
                <text:p>1.29864629697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2.74048867552">
                <text:p>2.74048867552</text:p>
              </table:table-cell>
              <table:table-cell office:value-type="float" office:value="1.29446140974">
                <text:p>1.29446140974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2.72118504901">
                <text:p>2.72118504901</text:p>
              </table:table-cell>
              <table:table-cell office:value-type="float" office:value="1.2907989942">
                <text:p>1.2907989942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2.70022060892">
                <text:p>2.70022060892</text:p>
              </table:table-cell>
              <table:table-cell office:value-type="float" office:value="1.28698775252">
                <text:p>1.28698775252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2.67761881664">
                <text:p>2.67761881664</text:p>
              </table:table-cell>
              <table:table-cell office:value-type="float" office:value="1.28301555705">
                <text:p>1.28301555705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2.65659293608">
                <text:p>2.65659293608</text:p>
              </table:table-cell>
              <table:table-cell office:value-type="float" office:value="1.27943623768">
                <text:p>1.27943623768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2.63555751313">
                <text:p>2.63555751313</text:p>
              </table:table-cell>
              <table:table-cell office:value-type="float" office:value="1.27591558551">
                <text:p>1.27591558551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2.61447731595">
                <text:p>2.61447731595</text:p>
              </table:table-cell>
              <table:table-cell office:value-type="float" office:value="1.27253974205">
                <text:p>1.27253974205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2.5933738931">
                <text:p>2.5933738931</text:p>
              </table:table-cell>
              <table:table-cell office:value-type="float" office:value="1.26931836391">
                <text:p>1.26931836391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2.57062094442">
                <text:p>2.57062094442</text:p>
              </table:table-cell>
              <table:table-cell office:value-type="float" office:value="1.26602222397">
                <text:p>1.26602222397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2.54947301992">
                <text:p>2.54947301992</text:p>
              </table:table-cell>
              <table:table-cell office:value-type="float" office:value="1.26312135094">
                <text:p>1.26312135094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2.52665754185">
                <text:p>2.52665754185</text:p>
              </table:table-cell>
              <table:table-cell office:value-type="float" office:value="1.26012172257">
                <text:p>1.26012172257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2.50379666742">
                <text:p>2.50379666742</text:p>
              </table:table-cell>
              <table:table-cell office:value-type="float" office:value="1.25730410193">
                <text:p>1.25730410193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2.48252626683">
                <text:p>2.48252626683</text:p>
              </table:table-cell>
              <table:table-cell office:value-type="float" office:value="1.25478357564">
                <text:p>1.25478357564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2.45952361652">
                <text:p>2.45952361652</text:p>
              </table:table-cell>
              <table:table-cell office:value-type="float" office:value="1.25219320055">
                <text:p>1.25219320055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2.43648141336">
                <text:p>2.43648141336</text:p>
              </table:table-cell>
              <table:table-cell office:value-type="float" office:value="1.24976276203">
                <text:p>1.24976276203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2.41342442164">
                <text:p>2.41342442164</text:p>
              </table:table-cell>
              <table:table-cell office:value-type="float" office:value="1.24748511283">
                <text:p>1.24748511283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2.39035191868">
                <text:p>2.39035191868</text:p>
              </table:table-cell>
              <table:table-cell office:value-type="float" office:value="1.24538047726">
                <text:p>1.24538047726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2.36724583443">
                <text:p>2.36724583443</text:p>
              </table:table-cell>
              <table:table-cell office:value-type="float" office:value="1.24340453051">
                <text:p>1.24340453051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2.34246380539">
                <text:p>2.34246380539</text:p>
              </table:table-cell>
              <table:table-cell office:value-type="float" office:value="1.24145138457">
                <text:p>1.24145138457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2.31932646858">
                <text:p>2.31932646858</text:p>
              </table:table-cell>
              <table:table-cell office:value-type="float" office:value="1.23974167719">
                <text:p>1.23974167719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2.29616921209">
                <text:p>2.29616921209</text:p>
              </table:table-cell>
              <table:table-cell office:value-type="float" office:value="1.23816130568">
                <text:p>1.23816130568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2.27134631603">
                <text:p>2.27134631603</text:p>
              </table:table-cell>
              <table:table-cell office:value-type="float" office:value="1.23665407436">
                <text:p>1.23665407436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2.24817291609">
                <text:p>2.24817291609</text:p>
              </table:table-cell>
              <table:table-cell office:value-type="float" office:value="1.23535663866">
                <text:p>1.23535663866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2.22330009276">
                <text:p>2.22330009276</text:p>
              </table:table-cell>
              <table:table-cell office:value-type="float" office:value="1.2341193507">
                <text:p>1.2341193507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2.19836290583">
                <text:p>2.19836290583</text:p>
              </table:table-cell>
              <table:table-cell office:value-type="float" office:value="1.23298006538">
                <text:p>1.23298006538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2.17498502576">
                <text:p>2.17498502576</text:p>
              </table:table-cell>
              <table:table-cell office:value-type="float" office:value="1.23202211538">
                <text:p>1.23202211538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2.14990045789">
                <text:p>2.14990045789</text:p>
              </table:table-cell>
              <table:table-cell office:value-type="float" office:value="1.23104230823">
                <text:p>1.23104230823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2.12478895298">
                <text:p>2.12478895298</text:p>
              </table:table-cell>
              <table:table-cell office:value-type="float" office:value="1.23017765577">
                <text:p>1.23017765577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2.09962854556">
                <text:p>2.09962854556</text:p>
              </table:table-cell>
              <table:table-cell office:value-type="float" office:value="1.22941667471">
                <text:p>1.22941667471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2.0744543914">
                <text:p>2.0744543914</text:p>
              </table:table-cell>
              <table:table-cell office:value-type="float" office:value="1.22874867287">
                <text:p>1.22874867287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2.04927860102">
                <text:p>2.04927860102</text:p>
              </table:table-cell>
              <table:table-cell office:value-type="float" office:value="1.22815536121">
                <text:p>1.22815536121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2.02411275219">
                <text:p>2.02411275219</text:p>
              </table:table-cell>
              <table:table-cell office:value-type="float" office:value="1.22764030372">
                <text:p>1.22764030372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.99894675348">
                <text:p>1.99894675348</text:p>
              </table:table-cell>
              <table:table-cell office:value-type="float" office:value="1.22713403028">
                <text:p>1.22713403028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.9737797915">
                <text:p>1.9737797915</text:p>
              </table:table-cell>
              <table:table-cell office:value-type="float" office:value="1.22668924674">
                <text:p>1.22668924674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.94860032257">
                <text:p>1.94860032257</text:p>
              </table:table-cell>
              <table:table-cell office:value-type="float" office:value="1.22632882326">
                <text:p>1.22632882326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.92171700674">
                <text:p>1.92171700674</text:p>
              </table:table-cell>
              <table:table-cell office:value-type="float" office:value="1.22603747687">
                <text:p>1.22603747687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.89651338679">
                <text:p>1.89651338679</text:p>
              </table:table-cell>
              <table:table-cell office:value-type="float" office:value="1.22585481395">
                <text:p>1.22585481395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.87130969783">
                <text:p>1.87130969783</text:p>
              </table:table-cell>
              <table:table-cell office:value-type="float" office:value="1.22568974622">
                <text:p>1.22568974622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.84441348832">
                <text:p>1.84441348832</text:p>
              </table:table-cell>
              <table:table-cell office:value-type="float" office:value="1.22558255891">
                <text:p>1.22558255891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.81917565924">
                <text:p>1.81917565924</text:p>
              </table:table-cell>
              <table:table-cell office:value-type="float" office:value="1.22551298626">
                <text:p>1.22551298626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.79223145975">
                <text:p>1.79223145975</text:p>
              </table:table-cell>
              <table:table-cell office:value-type="float" office:value="1.22552805909">
                <text:p>1.22552805909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.76694915752">
                <text:p>1.76694915752</text:p>
              </table:table-cell>
              <table:table-cell office:value-type="float" office:value="1.22560827828">
                <text:p>1.22560827828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.73998220843">
                <text:p>1.73998220843</text:p>
              </table:table-cell>
              <table:table-cell office:value-type="float" office:value="1.22579996101">
                <text:p>1.22579996101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.7130157545">
                <text:p>1.7130157545</text:p>
              </table:table-cell>
              <table:table-cell office:value-type="float" office:value="1.22603871063">
                <text:p>1.22603871063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.68773521804">
                <text:p>1.68773521804</text:p>
              </table:table-cell>
              <table:table-cell office:value-type="float" office:value="1.22630866931">
                <text:p>1.22630866931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.66074564878">
                <text:p>1.66074564878</text:p>
              </table:table-cell>
              <table:table-cell office:value-type="float" office:value="1.22660189453">
                <text:p>1.22660189453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.63374573829">
                <text:p>1.63374573829</text:p>
              </table:table-cell>
              <table:table-cell office:value-type="float" office:value="1.22699543809">
                <text:p>1.22699543809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.60675823532">
                <text:p>1.60675823532</text:p>
              </table:table-cell>
              <table:table-cell office:value-type="float" office:value="1.22742055895">
                <text:p>1.22742055895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.57976007676">
                <text:p>1.57976007676</text:p>
              </table:table-cell>
              <table:table-cell office:value-type="float" office:value="1.22790835075">
                <text:p>1.22790835075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.55276230806">
                <text:p>1.55276230806</text:p>
              </table:table-cell>
              <table:table-cell office:value-type="float" office:value="1.22841499151">
                <text:p>1.22841499151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.52575324349">
                <text:p>1.52575324349</text:p>
              </table:table-cell>
              <table:table-cell office:value-type="float" office:value="1.22894664904">
                <text:p>1.22894664904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.49873142338">
                <text:p>1.49873142338</text:p>
              </table:table-cell>
              <table:table-cell office:value-type="float" office:value="1.22943259982">
                <text:p>1.22943259982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.4717217553">
                <text:p>1.4717217553</text:p>
              </table:table-cell>
              <table:table-cell office:value-type="float" office:value="1.22993597196">
                <text:p>1.22993597196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.44470123523">
                <text:p>1.44470123523</text:p>
              </table:table-cell>
              <table:table-cell office:value-type="float" office:value="1.23048323444">
                <text:p>1.23048323444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.41599413765">
                <text:p>1.41599413765</text:p>
              </table:table-cell>
              <table:table-cell office:value-type="float" office:value="1.23115302311">
                <text:p>1.23115302311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.38898706133">
                <text:p>1.38898706133</text:p>
              </table:table-cell>
              <table:table-cell office:value-type="float" office:value="1.23176953319">
                <text:p>1.23176953319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.3619561283">
                <text:p>1.3619561283</text:p>
              </table:table-cell>
              <table:table-cell office:value-type="float" office:value="1.23237487593">
                <text:p>1.23237487593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.33319824398">
                <text:p>1.33319824398</text:p>
              </table:table-cell>
              <table:table-cell office:value-type="float" office:value="1.23300618858">
                <text:p>1.23300618858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1.30610891024">
                <text:p>1.30610891024</text:p>
              </table:table-cell>
              <table:table-cell office:value-type="float" office:value="1.23360951667">
                <text:p>1.23360951667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.27899446524">
                <text:p>1.27899446524</text:p>
              </table:table-cell>
              <table:table-cell office:value-type="float" office:value="1.23412116908">
                <text:p>1.23412116908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.25019845313">
                <text:p>1.25019845313</text:p>
              </table:table-cell>
              <table:table-cell office:value-type="float" office:value="1.23470216637">
                <text:p>1.23470216637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.22137709979">
                <text:p>1.22137709979</text:p>
              </table:table-cell>
              <table:table-cell office:value-type="float" office:value="1.23524115924">
                <text:p>1.23524115924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.19420513442">
                <text:p>1.19420513442</text:p>
              </table:table-cell>
              <table:table-cell office:value-type="float" office:value="1.23573159125">
                <text:p>1.23573159125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.16532256483">
                <text:p>1.16532256483</text:p>
              </table:table-cell>
              <table:table-cell office:value-type="float" office:value="1.23623330036">
                <text:p>1.23623330036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.13813805679">
                <text:p>1.13813805679</text:p>
              </table:table-cell>
              <table:table-cell office:value-type="float" office:value="1.23665400035">
                <text:p>1.23665400035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.10926581668">
                <text:p>1.10926581668</text:p>
              </table:table-cell>
              <table:table-cell office:value-type="float" office:value="1.23705332837">
                <text:p>1.23705332837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.08209315861">
                <text:p>1.08209315861</text:p>
              </table:table-cell>
              <table:table-cell office:value-type="float" office:value="1.23750582005">
                <text:p>1.23750582005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.05322069881">
                <text:p>1.05322069881</text:p>
              </table:table-cell>
              <table:table-cell office:value-type="float" office:value="1.23789003033">
                <text:p>1.23789003033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.02431158092">
                <text:p>1.02431158092</text:p>
              </table:table-cell>
              <table:table-cell office:value-type="float" office:value="1.23821834957">
                <text:p>1.23821834957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0.995415103039">
                <text:p>0.995415103039</text:p>
              </table:table-cell>
              <table:table-cell office:value-type="float" office:value="1.2386006196">
                <text:p>1.2386006196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0.968218087888">
                <text:p>0.968218087888</text:p>
              </table:table-cell>
              <table:table-cell office:value-type="float" office:value="1.23893728597">
                <text:p>1.23893728597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0.939321470548">
                <text:p>0.939321470548</text:p>
              </table:table-cell>
              <table:table-cell office:value-type="float" office:value="1.23930946909">
                <text:p>1.23930946909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0.91042506371">
                <text:p>0.91042506371</text:p>
              </table:table-cell>
              <table:table-cell office:value-type="float" office:value="1.23969678255">
                <text:p>1.23969678255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0.881504926313">
                <text:p>0.881504926313</text:p>
              </table:table-cell>
              <table:table-cell office:value-type="float" office:value="1.24009224946">
                <text:p>1.24009224946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0.85259667203">
                <text:p>0.85259667203</text:p>
              </table:table-cell>
              <table:table-cell office:value-type="float" office:value="1.24048616102">
                <text:p>1.24048616102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0.825400608927">
                <text:p>0.825400608927</text:p>
              </table:table-cell>
              <table:table-cell office:value-type="float" office:value="1.24088928178">
                <text:p>1.24088928178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0.798204770959">
                <text:p>0.798204770959</text:p>
              </table:table-cell>
              <table:table-cell office:value-type="float" office:value="1.24130664246">
                <text:p>1.24130664246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0.769312809516">
                <text:p>0.769312809516</text:p>
              </table:table-cell>
              <table:table-cell office:value-type="float" office:value="1.24193602405">
                <text:p>1.24193602405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0.743822742624">
                <text:p>0.743822742624</text:p>
              </table:table-cell>
              <table:table-cell office:value-type="float" office:value="1.24260819591">
                <text:p>1.24260819591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0.718353465178">
                <text:p>0.718353465178</text:p>
              </table:table-cell>
              <table:table-cell office:value-type="float" office:value="1.24326430983">
                <text:p>1.24326430983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0.692887250217">
                <text:p>0.692887250217</text:p>
              </table:table-cell>
              <table:table-cell office:value-type="float" office:value="1.24402710552">
                <text:p>1.24402710552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0.667413333353">
                <text:p>0.667413333353</text:p>
              </table:table-cell>
              <table:table-cell office:value-type="float" office:value="1.24488022887">
                <text:p>1.24488022887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0.643648703721">
                <text:p>0.643648703721</text:p>
              </table:table-cell>
              <table:table-cell office:value-type="float" office:value="1.24570899389">
                <text:p>1.24570899389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0.621583659814">
                <text:p>0.621583659814</text:p>
              </table:table-cell>
              <table:table-cell office:value-type="float" office:value="1.24653695751">
                <text:p>1.24653695751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0.597822296516">
                <text:p>0.597822296516</text:p>
              </table:table-cell>
              <table:table-cell office:value-type="float" office:value="1.24745282112">
                <text:p>1.24745282112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0.575759381311">
                <text:p>0.575759381311</text:p>
              </table:table-cell>
              <table:table-cell office:value-type="float" office:value="1.2483346988">
                <text:p>1.2483346988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0.553695690732">
                <text:p>0.553695690732</text:p>
              </table:table-cell>
              <table:table-cell office:value-type="float" office:value="1.24919732204">
                <text:p>1.24919732204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0.53163454049">
                <text:p>0.53163454049</text:p>
              </table:table-cell>
              <table:table-cell office:value-type="float" office:value="1.25012155708">
                <text:p>1.25012155708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0.511264566636">
                <text:p>0.511264566636</text:p>
              </table:table-cell>
              <table:table-cell office:value-type="float" office:value="1.25103676595">
                <text:p>1.25103676595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0.490904216001">
                <text:p>0.490904216001</text:p>
              </table:table-cell>
              <table:table-cell office:value-type="float" office:value="1.2519757792">
                <text:p>1.2519757792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0.470536740616">
                <text:p>0.470536740616</text:p>
              </table:table-cell>
              <table:table-cell office:value-type="float" office:value="1.25294431482">
                <text:p>1.25294431482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0.451876221861">
                <text:p>0.451876221861</text:p>
              </table:table-cell>
              <table:table-cell office:value-type="float" office:value="1.2538707511">
                <text:p>1.2538707511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0.433215376793">
                <text:p>0.433215376793</text:p>
              </table:table-cell>
              <table:table-cell office:value-type="float" office:value="1.25479067337">
                <text:p>1.25479067337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0.414553725891">
                <text:p>0.414553725891</text:p>
              </table:table-cell>
              <table:table-cell office:value-type="float" office:value="1.25569431012">
                <text:p>1.25569431012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0.395890970697">
                <text:p>0.395890970697</text:p>
              </table:table-cell>
              <table:table-cell office:value-type="float" office:value="1.25657514601">
                <text:p>1.25657514601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0.378925376792">
                <text:p>0.378925376792</text:p>
              </table:table-cell>
              <table:table-cell office:value-type="float" office:value="1.25738823161">
                <text:p>1.25738823161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0.361961096119">
                <text:p>0.361961096119</text:p>
              </table:table-cell>
              <table:table-cell office:value-type="float" office:value="1.25822796642">
                <text:p>1.25822796642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0.344999097179">
                <text:p>0.344999097179</text:p>
              </table:table-cell>
              <table:table-cell office:value-type="float" office:value="1.25911211194">
                <text:p>1.25911211194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0.32973369834">
                <text:p>0.32973369834</text:p>
              </table:table-cell>
              <table:table-cell office:value-type="float" office:value="1.25991626894">
                <text:p>1.25991626894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0.314462376354">
                <text:p>0.314462376354</text:p>
              </table:table-cell>
              <table:table-cell office:value-type="float" office:value="1.26072914534">
                <text:p>1.26072914534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0.29919975396">
                <text:p>0.29919975396</text:p>
              </table:table-cell>
              <table:table-cell office:value-type="float" office:value="1.26158392117">
                <text:p>1.26158392117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0.283936981253">
                <text:p>0.283936981253</text:p>
              </table:table-cell>
              <table:table-cell office:value-type="float" office:value="1.26243603309">
                <text:p>1.26243603309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0.270369784638">
                <text:p>0.270369784638</text:p>
              </table:table-cell>
              <table:table-cell office:value-type="float" office:value="1.26318911458">
                <text:p>1.26318911458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0.255106119815">
                <text:p>0.255106119815</text:p>
              </table:table-cell>
              <table:table-cell office:value-type="float" office:value="1.26402524243">
                <text:p>1.26402524243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0.2415326231">
                <text:p>0.2415326231</text:p>
              </table:table-cell>
              <table:table-cell office:value-type="float" office:value="1.26476709889">
                <text:p>1.26476709889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0.229660846548">
                <text:p>0.229660846548</text:p>
              </table:table-cell>
              <table:table-cell office:value-type="float" office:value="1.26541809364">
                <text:p>1.26541809364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0.216094049327">
                <text:p>0.216094049327</text:p>
              </table:table-cell>
              <table:table-cell office:value-type="float" office:value="1.26617827898">
                <text:p>1.26617827898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0.204219335172">
                <text:p>0.204219335172</text:p>
              </table:table-cell>
              <table:table-cell office:value-type="float" office:value="1.26686501601">
                <text:p>1.26686501601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0.192344380543">
                <text:p>0.192344380543</text:p>
              </table:table-cell>
              <table:table-cell office:value-type="float" office:value="1.26754760787">
                <text:p>1.26754760787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0.180473766496">
                <text:p>0.180473766496</text:p>
              </table:table-cell>
              <table:table-cell office:value-type="float" office:value="1.26821932223">
                <text:p>1.26821932223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0.168603508251">
                <text:p>0.168603508251</text:p>
              </table:table-cell>
              <table:table-cell office:value-type="float" office:value="1.26889725208">
                <text:p>1.26889725208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0.15842949882">
                <text:p>0.15842949882</text:p>
              </table:table-cell>
              <table:table-cell office:value-type="float" office:value="1.26948750213">
                <text:p>1.26948750213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0.146560573026">
                <text:p>0.146560573026</text:p>
              </table:table-cell>
              <table:table-cell office:value-type="float" office:value="1.27018822049">
                <text:p>1.27018822049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0.136386356971">
                <text:p>0.136386356971</text:p>
              </table:table-cell>
              <table:table-cell office:value-type="float" office:value="1.27077491904">
                <text:p>1.27077491904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0.126211528481">
                <text:p>0.126211528481</text:p>
              </table:table-cell>
              <table:table-cell office:value-type="float" office:value="1.27135096265">
                <text:p>1.27135096265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0.116032169196">
                <text:p>0.116032169196</text:p>
              </table:table-cell>
              <table:table-cell office:value-type="float" office:value="1.27192208832">
                <text:p>1.27192208832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0.107552880186">
                <text:p>0.107552880186</text:p>
              </table:table-cell>
              <table:table-cell office:value-type="float" office:value="1.27239792527">
                <text:p>1.27239792527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0.0973773512912">
                <text:p>0.0973773512912</text:p>
              </table:table-cell>
              <table:table-cell office:value-type="float" office:value="1.27296153731">
                <text:p>1.27296153731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0.088897566119">
                <text:p>0.088897566119</text:p>
              </table:table-cell>
              <table:table-cell office:value-type="float" office:value="1.27342849437">
                <text:p>1.27342849437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0.0804144226363">
                <text:p>0.0804144226363</text:p>
              </table:table-cell>
              <table:table-cell office:value-type="float" office:value="1.27389872654">
                <text:p>1.27389872654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0.071935217225">
                <text:p>0.071935217225</text:p>
              </table:table-cell>
              <table:table-cell office:value-type="float" office:value="1.27437604342">
                <text:p>1.27437604342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0.0651522474192">
                <text:p>0.0651522474192</text:p>
              </table:table-cell>
              <table:table-cell office:value-type="float" office:value="1.27476519264">
                <text:p>1.27476519264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0.0566734638717">
                <text:p>0.0566734638717</text:p>
              </table:table-cell>
              <table:table-cell office:value-type="float" office:value="1.27524990896">
                <text:p>1.27524990896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0.0498901557095">
                <text:p>0.0498901557095</text:p>
              </table:table-cell>
              <table:table-cell office:value-type="float" office:value="1.27563313869">
                <text:p>1.27563313869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0.0414109502983">
                <text:p>0.0414109502983</text:p>
              </table:table-cell>
              <table:table-cell office:value-type="float" office:value="1.27611045558">
                <text:p>1.27611045558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0.0346219495948">
                <text:p>0.0346219495948</text:p>
              </table:table-cell>
              <table:table-cell office:value-type="float" office:value="1.27649297168">
                <text:p>1.27649297168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0.0278381764123">
                <text:p>0.0278381764123</text:p>
              </table:table-cell>
              <table:table-cell office:value-type="float" office:value="1.27686791365">
                <text:p>1.27686791365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0.0227499014916">
                <text:p>0.0227499014916</text:p>
              </table:table-cell>
              <table:table-cell office:value-type="float" office:value="1.27714127198">
                <text:p>1.27714127198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0.0159658023511">
                <text:p>0.0159658023511</text:p>
              </table:table-cell>
              <table:table-cell office:value-type="float" office:value="1.27751029377">
                <text:p>1.27751029377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0.00918209498015">
                <text:p>0.00918209498015</text:p>
              </table:table-cell>
              <table:table-cell office:value-type="float" office:value="1.27788641974">
                <text:p>1.27788641974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0.00409460567536">
                <text:p>0.00409460567536</text:p>
              </table:table-cell>
              <table:table-cell office:value-type="float" office:value="1.27817398626">
                <text:p>1.27817398626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-0.000992984001195">
                <text:p>-0.000992984001195</text:p>
              </table:table-cell>
              <table:table-cell office:value-type="float" office:value="1.27845977688">
                <text:p>1.27845977688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-0.00608298309345">
                <text:p>-0.00608298309345</text:p>
              </table:table-cell>
              <table:table-cell office:value-type="float" office:value="1.27874039916">
                <text:p>1.27874039916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-0.0111712100756">
                <text:p>-0.0111712100756</text:p>
              </table:table-cell>
              <table:table-cell office:value-type="float" office:value="1.27901464556">
                <text:p>1.27901464556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-0.0162597223642">
                <text:p>-0.0162597223642</text:p>
              </table:table-cell>
              <table:table-cell office:value-type="float" office:value="1.27928356339">
                <text:p>1.27928356339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-0.0213502996582">
                <text:p>-0.0213502996582</text:p>
              </table:table-cell>
              <table:table-cell office:value-type="float" office:value="1.2795535245">
                <text:p>1.2795535245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-0.0247441164556">
                <text:p>-0.0247441164556</text:p>
              </table:table-cell>
              <table:table-cell office:value-type="float" office:value="1.27973180817">
                <text:p>1.27973180817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-0.0298347879457">
                <text:p>-0.0298347879457</text:p>
              </table:table-cell>
              <table:table-cell office:value-type="float" office:value="1.2799999923">
                <text:p>1.2799999923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-0.0332286668899">
                <text:p>-0.0332286668899</text:p>
              </table:table-cell>
              <table:table-cell office:value-type="float" office:value="1.28017709129">
                <text:p>1.28017709129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-0.0366227600915">
                <text:p>-0.0366227600915</text:p>
              </table:table-cell>
              <table:table-cell office:value-type="float" office:value="1.28035004372">
                <text:p>1.28035004372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-0.0417120059157">
                <text:p>-0.0417120059157</text:p>
              </table:table-cell>
              <table:table-cell office:value-type="float" office:value="1.28060475059">
                <text:p>1.28060475059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-0.0434084408454">
                <text:p>-0.0434084408454</text:p>
              </table:table-cell>
              <table:table-cell office:value-type="float" office:value="1.28068945297">
                <text:p>1.28068945297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-0.0485000201788">
                <text:p>-0.0485000201788</text:p>
              </table:table-cell>
              <table:table-cell office:value-type="float" office:value="1.28093986556">
                <text:p>1.28093986556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-0.0501972899086">
                <text:p>-0.0501972899086</text:p>
              </table:table-cell>
              <table:table-cell office:value-type="float" office:value="1.28102194191">
                <text:p>1.28102194191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-0.0535905029208">
                <text:p>-0.0535905029208</text:p>
              </table:table-cell>
              <table:table-cell office:value-type="float" office:value="1.28118414409">
                <text:p>1.28118414409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-0.0569850668295">
                <text:p>-0.0569850668295</text:p>
              </table:table-cell>
              <table:table-cell office:value-type="float" office:value="1.28134761771">
                <text:p>1.28134761771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-0.0586816897942">
                <text:p>-0.0586816897942</text:p>
              </table:table-cell>
              <table:table-cell office:value-type="float" office:value="1.28142847078">
                <text:p>1.28142847078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-0.0620750154866">
                <text:p>-0.0620750154866</text:p>
              </table:table-cell>
              <table:table-cell office:value-type="float" office:value="1.281588304">
                <text:p>1.281588304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-0.0637723843306">
                <text:p>-0.0637723843306</text:p>
              </table:table-cell>
              <table:table-cell office:value-type="float" office:value="1.28166830668">
                <text:p>1.28166830668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-0.0654690354486">
                <text:p>-0.0654690354486</text:p>
              </table:table-cell>
              <table:table-cell office:value-type="float" office:value="1.28174856751">
                <text:p>1.28174856751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-0.0671656865666">
                <text:p>-0.0671656865666</text:p>
              </table:table-cell>
              <table:table-cell office:value-type="float" office:value="1.28182882834">
                <text:p>1.28182882834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-0.0688623236338">
                <text:p>-0.0688623236338</text:p>
              </table:table-cell>
              <table:table-cell office:value-type="float" office:value="1.28190938529">
                <text:p>1.28190938529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-0.0705589887509">
                <text:p>-0.0705589887509</text:p>
              </table:table-cell>
              <table:table-cell office:value-type="float" office:value="1.28198935">
                <text:p>1.28198935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-0.0722556678154">
                <text:p>-0.0722556678154</text:p>
              </table:table-cell>
              <table:table-cell office:value-type="float" office:value="1.28206901858">
                <text:p>1.28206901858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-0.0739523329324">
                <text:p>-0.0739523329324</text:p>
              </table:table-cell>
              <table:table-cell office:value-type="float" office:value="1.28214898328">
                <text:p>1.28214898328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-0.0756497157289">
                <text:p>-0.0756497157289</text:p>
              </table:table-cell>
              <table:table-cell office:value-type="float" office:value="1.28222868971">
                <text:p>1.28222868971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-0.0773464086891">
                <text:p>-0.0773464086891</text:p>
              </table:table-cell>
              <table:table-cell office:value-type="float" office:value="1.28230806216">
                <text:p>1.28230806216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-0.0773464086891">
                <text:p>-0.0773464086891</text:p>
              </table:table-cell>
              <table:table-cell office:value-type="float" office:value="1.28230806216">
                <text:p>1.28230806216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-0.0773464086891">
                <text:p>-0.0773464086891</text:p>
              </table:table-cell>
              <table:table-cell office:value-type="float" office:value="1.28230806216">
                <text:p>1.28230806216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-0.0790437914856">
                <text:p>-0.0790437914856</text:p>
              </table:table-cell>
              <table:table-cell office:value-type="float" office:value="1.28238776859">
                <text:p>1.28238776859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-0.0790437914856">
                <text:p>-0.0790437914856</text:p>
              </table:table-cell>
              <table:table-cell office:value-type="float" office:value="1.28238776859">
                <text:p>1.28238776859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-0.0790437914856">
                <text:p>-0.0790437914856</text:p>
              </table:table-cell>
              <table:table-cell office:value-type="float" office:value="1.28238776859">
                <text:p>1.28238776859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-0.0807405258229">
                <text:p>-0.0807405258229</text:p>
              </table:table-cell>
              <table:table-cell office:value-type="float" office:value="1.28246625264">
                <text:p>1.28246625264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-0.0807405258229">
                <text:p>-0.0807405258229</text:p>
              </table:table-cell>
              <table:table-cell office:value-type="float" office:value="1.28246625264">
                <text:p>1.28246625264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-0.0790438283599">
                <text:p>-0.0790438283599</text:p>
              </table:table-cell>
              <table:table-cell office:value-type="float" office:value="1.28238678399">
                <text:p>1.28238678399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-0.0790438283599">
                <text:p>-0.0790438283599</text:p>
              </table:table-cell>
              <table:table-cell office:value-type="float" office:value="1.28238678399">
                <text:p>1.28238678399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-0.0790438283599">
                <text:p>-0.0790438283599</text:p>
              </table:table-cell>
              <table:table-cell office:value-type="float" office:value="1.28238678399">
                <text:p>1.28238678399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-0.0790438283599">
                <text:p>-0.0790438283599</text:p>
              </table:table-cell>
              <table:table-cell office:value-type="float" office:value="1.28238678399">
                <text:p>1.28238678399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-0.0773463725835">
                <text:p>-0.0773463725835</text:p>
              </table:table-cell>
              <table:table-cell office:value-type="float" office:value="1.28230847223">
                <text:p>1.28230847223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-0.0773463725835">
                <text:p>-0.0773463725835</text:p>
              </table:table-cell>
              <table:table-cell office:value-type="float" office:value="1.28230847223">
                <text:p>1.28230847223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-0.0773463725835">
                <text:p>-0.0773463725835</text:p>
              </table:table-cell>
              <table:table-cell office:value-type="float" office:value="1.28230847223">
                <text:p>1.28230847223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-0.0773463725835">
                <text:p>-0.0773463725835</text:p>
              </table:table-cell>
              <table:table-cell office:value-type="float" office:value="1.28230847223">
                <text:p>1.28230847223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-0.0756493449453">
                <text:p>-0.0756493449453</text:p>
              </table:table-cell>
              <table:table-cell office:value-type="float" office:value="1.28223640754">
                <text:p>1.28223640754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-0.0756493449453">
                <text:p>-0.0756493449453</text:p>
              </table:table-cell>
              <table:table-cell office:value-type="float" office:value="1.28223640754">
                <text:p>1.28223640754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-0.0756493449453">
                <text:p>-0.0756493449453</text:p>
              </table:table-cell>
              <table:table-cell office:value-type="float" office:value="1.28223640754">
                <text:p>1.28223640754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-0.0756493449453">
                <text:p>-0.0756493449453</text:p>
              </table:table-cell>
              <table:table-cell office:value-type="float" office:value="1.28223640754">
                <text:p>1.28223640754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-0.0756493449453">
                <text:p>-0.0756493449453</text:p>
              </table:table-cell>
              <table:table-cell office:value-type="float" office:value="1.28223640754">
                <text:p>1.282236407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